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43mm"/>
    </style:style>
    <style:style style:name="co3" style:family="table-column">
      <style:table-column-properties fo:break-before="auto" style:column-width="37.52mm"/>
    </style:style>
    <style:style style:name="co4" style:family="table-column">
      <style:table-column-properties fo:break-before="auto" style:column-width="31.77mm"/>
    </style:style>
    <style:style style:name="co5" style:family="table-column">
      <style:table-column-properties fo:break-before="auto" style:column-width="5.73mm"/>
    </style:style>
    <style:style style:name="co6" style:family="table-column">
      <style:table-column-properties fo:break-before="auto" style:column-width="5.13mm"/>
    </style:style>
    <style:style style:name="co7" style:family="table-column">
      <style:table-column-properties fo:break-before="auto" style:column-width="39.02mm"/>
    </style:style>
    <style:style style:name="co8" style:family="table-column">
      <style:table-column-properties fo:break-before="auto" style:column-width="28.05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7.88mm"/>
    </style:style>
    <style:style style:name="co11" style:family="table-column">
      <style:table-column-properties fo:break-before="auto" style:column-width="30.22mm"/>
    </style:style>
    <style:style style:name="co12" style:family="table-column">
      <style:table-column-properties fo:break-before="auto" style:column-width="29.67mm"/>
    </style:style>
    <style:style style:name="co13" style:family="table-column">
      <style:table-column-properties fo:break-before="auto" style:column-width="29.4mm"/>
    </style:style>
    <style:style style:name="co14" style:family="table-column">
      <style:table-column-properties fo:break-before="auto" style:column-width="13.34mm"/>
    </style:style>
    <style:style style:name="co15" style:family="table-column">
      <style:table-column-properties fo:break-before="auto" style:column-width="25.05mm"/>
    </style:style>
    <style:style style:name="co16" style:family="table-column">
      <style:table-column-properties fo:break-before="auto" style:column-width="19.88mm"/>
    </style:style>
    <style:style style:name="co17" style:family="table-column">
      <style:table-column-properties fo:break-before="auto" style:column-width="28.31mm"/>
    </style:style>
    <style:style style:name="co18" style:family="table-column">
      <style:table-column-properties fo:break-before="auto" style:column-width="89.32mm"/>
    </style:style>
    <style:style style:name="co19" style:family="table-column">
      <style:table-column-properties fo:break-before="auto" style:column-width="31.27mm"/>
    </style:style>
    <style:style style:name="co20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2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29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130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"/>
    <style:style style:name="ce5" style:family="table-cell" style:parent-style-name="Default">
      <style:table-cell-properties fo:background-color="#add58a" style:text-align-source="fix" style:repeat-content="false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33333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add58a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0d1f63" style:text-align-source="fix" style:repeat-content="false" fo:border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add58a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none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80">
      <style:table-cell-properties fo:border-bottom="none" fo:background-color="#adc5e7" fo:border-left="none" fo:border-right="0.06pt solid #000000" fo:border-top="0.06pt solid #000000"/>
      <style:text-properties fo:font-size="12pt" style:font-size-asian="12pt" style:font-size-complex="12pt"/>
    </style:style>
    <style:style style:name="ce20" style:family="table-cell" style:parent-style-name="Default" style:data-style-name="N4">
      <style:table-cell-properties fo:border-bottom="none" fo:background-color="#adc5e7" fo:border-left="none" fo:border-right="0.06pt solid #000000" fo:border-top="none"/>
      <style:text-properties fo:font-size="12pt" style:font-size-asian="12pt" style:font-size-complex="12pt"/>
    </style:style>
    <style:style style:name="ce50" style:family="table-cell" style:parent-style-name="Default" style:data-style-name="N3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21" style:family="table-cell" style:parent-style-name="Default" style:data-style-name="N11">
      <style:table-cell-properties fo:border-bottom="none" fo:background-color="#adc5e7" fo:border-left="none" fo:border-right="0.06pt solid #000000" fo:border-top="none"/>
      <style:text-properties fo:font-size="12pt" style:font-size-asian="12pt" style:font-size-complex="12pt"/>
    </style:style>
    <style:style style:name="ce23" style:family="table-cell" style:parent-style-name="Default" style:data-style-name="N137">
      <style:table-cell-properties fo:border-bottom="0.06pt solid #000000" fo:background-color="#adc5e7" fo:border-left="none" fo:border-right="0.06pt solid #000000" fo:border-top="none"/>
      <style:text-properties fo:font-size="12pt" style:font-size-asian="12pt" style:font-size-complex="12pt"/>
    </style:style>
    <style:style style:name="ce90" style:family="table-cell" style:parent-style-name="Default" style:data-style-name="N4">
      <style:table-cell-properties fo:border-bottom="none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54" style:family="table-cell" style:parent-style-name="Default" style:data-style-name="N153">
      <style:table-cell-properties fo:border-bottom="2.24pt solid #e3d200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73" style:family="table-cell" style:parent-style-name="Default" style:data-style-name="N11">
      <style:table-cell-properties fo:border-bottom="2.24pt solid #e3d200" fo:background-color="#cccccc" fo:border-left="none" fo:border-right="2.24pt solid #e3d200" fo:border-top="none"/>
      <style:text-properties fo:font-size="12pt" style:font-size-asian="12pt" style:font-size-complex="12pt"/>
    </style:style>
    <style:style style:name="ce27" style:family="table-cell" style:parent-style-name="Default" style:data-style-name="N4">
      <style:table-cell-properties fo:border-bottom="none" fo:background-color="#cccccc" fo:border-left="none" fo:border-right="0.06pt solid #000000" fo:border-top="0.06pt solid #000000"/>
      <style:text-properties fo:font-size="12pt" style:font-size-asian="12pt" style:font-size-complex="12pt"/>
    </style:style>
    <style:style style:name="ce28" style:family="table-cell" style:parent-style-name="Default" style:data-style-name="N4">
      <style:table-cell-properties fo:border-bottom="0.06pt solid #000000" fo:background-color="#cccccc" fo:border-left="none" fo:border-right="0.06pt solid #000000" fo:border-top="none"/>
      <style:text-properties fo:font-size="12pt" style:font-size-asian="12pt" style:font-size-complex="12pt"/>
    </style:style>
    <style:style style:name="ce59" style:family="table-cell" style:parent-style-name="Default" style:data-style-name="N164">
      <style:table-cell-properties fo:border-bottom="none" fo:background-color="#cccccc" fo:border-left="none" fo:border-right="0.06pt solid #000000" fo:border-top="0.06pt solid #000000"/>
      <style:text-properties fo:font-size="12pt" style:font-size-asian="12pt" style:font-size-complex="12pt"/>
    </style:style>
    <style:style style:name="ce60" style:family="table-cell" style:parent-style-name="Default" style:data-style-name="N165">
      <style:table-cell-properties fo:border-bottom="0.06pt solid #000000" fo:background-color="#cccccc" fo:border-left="none" fo:border-right="0.06pt solid #000000" fo:border-top="none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0d1f6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fo:font-size="12pt" style:font-size-asian="12pt" style:font-size-complex="12pt"/>
    </style:style>
    <style:style style:name="ce33" style:family="table-cell" style:parent-style-name="Default" style:data-style-name="N11">
      <style:table-cell-properties fo:border-bottom="none" fo:background-color="#cccccc" fo:border-left="none" fo:border-right="0.06pt solid #000000" fo:border-top="0.06pt solid #000000"/>
      <style:text-properties fo:font-size="12pt" style:font-size-asian="12pt" style:font-size-complex="12pt"/>
    </style:style>
    <style:style style:name="ce34" style:family="table-cell" style:parent-style-name="Default" style:data-style-name="N11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35" style:family="table-cell" style:parent-style-name="Default" style:data-style-name="N11">
      <style:table-cell-properties fo:border-bottom="0.06pt solid #000000" fo:background-color="#cccccc" fo:border-left="none" fo:border-right="0.06pt solid #000000" fo:border-top="none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cccccc" fo:border="0.06pt solid #000000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0d1f63" style:text-align-source="fix" style:repeat-content="false" fo:border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none" fo:background-color="#b2b2b2" fo:border-left="0.06pt solid #000000" fo:border-right="0.06pt solid #000000" fo:border-top="none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0d1f63" style:text-align-source="fix" style:repeat-content="false" fo:border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10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83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86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order-bottom="0.99pt ridge #000000" fo:background-color="#0d1f63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9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92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89" style:family="table-cell" style:parent-style-name="Default" style:data-style-name="N11">
      <style:table-cell-properties fo:border-bottom="0.99pt ridge #000000" fo:background-color="#0d1f63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able-cell-properties fo:border-bottom="0.06pt solid #000000" fo:background-color="#0d1f63" style:text-align-source="fix" style:repeat-content="false" fo:border-left="none" fo:border-right="0.99pt ridge #000000" fo:border-top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fo:border-bottom="0.99pt ridge #000000" fo:background-color="#0d1f63" style:text-align-source="fix" style:repeat-content="false" fo:border-left="none" fo:border-right="0.99pt ridge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8" style:family="table-cell" style:parent-style-name="Default">
      <style:table-cell-properties fo:border-bottom="none" fo:background-color="#000000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100" style:family="table-cell" style:parent-style-name="Default" style:data-style-name="N20036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 style:data-style-name="N20036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 style:data-style-name="N20036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104" style:family="table-cell" style:parent-style-name="Default" style:data-style-name="N20036">
      <style:table-cell-properties fo:background-color="#000000"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120" style:family="table-cell" style:parent-style-name="Default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97" style:family="table-cell" style:parent-style-name="Default">
      <style:table-cell-properties fo:border-bottom="0.99pt ridge #000000" fo:background-color="#adc5e7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125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105" style:family="table-cell" style:parent-style-name="Default" style:data-style-name="N154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54">
      <style:table-cell-properties fo:border-bottom="0.99pt ridge #000000" fo:background-color="#5e8ac7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154">
      <style:table-cell-properties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121" style:family="table-cell" style:parent-style-name="Default" style:data-style-name="N154">
      <style:table-cell-properties fo:background-color="#000000"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134" style:family="table-cell" style:parent-style-name="Default" style:data-style-name="N153">
      <style:table-cell-properties fo:border-bottom="0.06pt solid #000000" fo:background-color="#e6e6e6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 style:data-style-name="N153">
      <style:table-cell-properties fo:border-bottom="0.99pt ridge #000000" fo:background-color="#1b75bc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 style:data-style-name="N153">
      <style:table-cell-properties fo:border-bottom="none" fo:background-color="#e6e6e6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font-size="10pt" style:font-size-asian="10pt" style:font-size-complex="10pt"/>
    </style:style>
    <style:style style:name="ce154" style:family="table-cell" style:parent-style-name="Accent_20_1" style:data-style-name="N152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 fo:margin-left="0mm"/>
      <style:text-properties fo:color="#ff0000" style:text-outline="true" fo:font-size="20pt" fo:font-weight="bold" style:font-size-asian="12pt" style:font-weight-asian="bold" style:font-size-complex="12pt" style:font-weight-complex="bold"/>
    </style:style>
    <style:style style:name="ce155" style:family="table-cell" style:parent-style-name="Default" style:data-style-name="N152">
      <style:table-cell-properties fo:border-bottom="0.99pt ridge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  <style:map style:condition="cell-content-is-not-between([$Misc.$K$3],[$Misc.$K$4])" style:apply-style-name="Warning" style:base-cell-address="Log.K2"/>
    </style:style>
    <style:style style:name="ce157" style:family="table-cell" style:parent-style-name="Default" style:data-style-name="N152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style:font-size-asian="10pt" style:font-size-complex="10pt"/>
      <style:map style:condition="cell-content-is-not-between([$Misc.$K$3],[$Misc.$K$4])" style:apply-style-name="Warning" style:base-cell-address="Log.K2"/>
    </style:style>
    <style:style style:name="ce158" style:family="table-cell" style:parent-style-name="Default" style:data-style-name="N152">
      <style:table-cell-properties fo:border-bottom="none" fo:background-color="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style:font-size-asian="10pt" style:font-size-complex="10pt"/>
      <style:map style:condition="cell-content-is-not-between([$Misc.$K$3],[$Misc.$K$4])" style:apply-style-name="Warning" style:base-cell-address="Log.K2"/>
    </style:style>
    <style:style style:name="ce143" style:family="table-cell" style:parent-style-name="Default" style:data-style-name="N152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159" style:family="table-cell" style:parent-style-name="Default" style:data-style-name="N154">
      <style:table-cell-properties fo:border-bottom="0.06pt solid #000000" fo:background-color="#ffdaa2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 style:data-style-name="N154">
      <style:table-cell-properties fo:border-bottom="0.99pt ridge #000000" fo:background-color="#f79448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 style:data-style-name="N154">
      <style:table-cell-properties fo:background-color="#e6e6e6"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146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-bottom="0.99pt ridge #000000" fo:background-color="#fdc578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65" style:family="table-cell" style:parent-style-name="Default" style:data-style-name="N154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 style:data-style-name="N154">
      <style:table-cell-properties fo:border-bottom="0.99pt ridge #000000" fo:background-color="#ffe5ca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6" style:family="table-cell" style:parent-style-name="Default" style:data-style-name="N20036">
      <style:table-cell-properties fo:border-bottom="0.06pt solid #000000" fo:background-color="#dfcce4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 style:data-style-name="N20036">
      <style:table-cell-properties fo:border-bottom="0.99pt ridge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 style:data-style-name="N20036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194" style:family="table-cell" style:parent-style-name="Default" style:data-style-name="N20036">
      <style:table-cell-properties fo:border-bottom="none" fo:background-color="#000000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173" style:family="table-cell" style:parent-style-name="Default" style:data-style-name="N122">
      <style:table-cell-properties fo:border-bottom="0.06pt solid #000000" fo:background-color="#c2e0ae" style:text-align-source="fix" style:repeat-content="false" fo:border-left="1.5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 style:data-style-name="N122">
      <style:table-cell-properties fo:border-bottom="0.99pt ridge #000000" fo:background-color="#c2e0ae" style:text-align-source="fix" style:repeat-content="false" fo:border-left="1.56pt solid #000000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69" style:family="table-cell" style:parent-style-name="Default" style:data-style-name="N122">
      <style:table-cell-properties fo:border-bottom="none" fo:background-color="#e6e6e6" style:text-align-source="fix" style:repeat-content="false" fo:border-left="1.56pt solid #000000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 style:data-style-name="N122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22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 style:data-style-name="N122">
      <style:table-cell-properties fo:background-color="#e6e6e6"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81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0.06pt solid #000000" fo:background-color="#0d1f63" style:text-align-source="fix" style:repeat-content="false" fo:border-left="1.56pt solid #000000" fo:border-right="none" fo:border-top="0.06pt solid #000000" style:vertical-align="middle"/>
      <style:paragraph-properties fo:text-align="start" fo:margin-left="7.06mm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fo:border-bottom="0.99pt ridge #000000" fo:background-color="#0d1f63" style:text-align-source="fix" style:repeat-content="false" fo:border-left="1.56pt solid #000000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90" style:family="table-cell" style:parent-style-name="Default">
      <style:table-cell-properties fo:border-bottom="none" style:text-align-source="fix" style:repeat-content="false" fo:border-left="1.56pt solid #000000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191" style:family="table-cell" style:parent-style-name="Default">
      <style:table-cell-properties fo:border-bottom="none" fo:background-color="#000000" style:text-align-source="fix" style:repeat-content="false" fo:border-left="1.56pt solid #000000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128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193" style:family="table-cell" style:parent-style-name="Default">
      <style:table-cell-properties fo:background-color="#6b4794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fo:border-bottom="0.99pt ridge #000000" fo:background-color="#6b4794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96" style:family="table-cell" style:parent-style-name="Default">
      <style:table-cell-properties fo:border-bottom="none" fo:border-left="0.06pt solid #000000" fo:border-right="none" fo:border-top="none"/>
    </style:style>
    <style:style style:name="ce198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20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202" style:family="table-cell" style:parent-style-name="Default" style:data-style-name="N160">
      <style:table-cell-properties fo:border-bottom="0.06pt solid #000000" fo:background-color="#e6e6e6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3" style:family="table-cell" style:parent-style-name="Default" style:data-style-name="N160">
      <style:table-cell-properties fo:border-bottom="0.99pt ridge #000000" fo:background-color="#e6e6e6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05" style:family="table-cell" style:parent-style-name="Default" style:data-style-name="N163">
      <style:table-cell-properties fo:border-bottom="none" fo:background-color="#e6e6e6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06" style:family="table-cell" style:parent-style-name="Default" style:data-style-name="N160">
      <style:table-cell-properties fo:border-bottom="none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208" style:family="table-cell" style:parent-style-name="Default">
      <style:table-cell-properties fo:border-bottom="0.06pt solid #000000" fo:background-color="#6b4794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09" style:family="table-cell" style:parent-style-name="Default">
      <style:table-cell-properties fo:border-bottom="0.99pt ridge #000000" fo:background-color="#6b4794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211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3" style:family="table-cell" style:parent-style-name="Default">
      <style:table-cell-properties fo:border-bottom="0.99pt ridge #000000" fo:background-color="#e6e6e6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16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180" style:family="table-cell" style:parent-style-name="Default">
      <style:table-cell-properties fo:background-color="#333333"/>
    </style:style>
    <style:style style:name="ce179" style:family="table-cell" style:parent-style-name="Default">
      <style:table-cell-properties fo:background-color="#333333" style:text-align-source="fix" style:repeat-content="false"/>
      <style:paragraph-properties fo:text-align="center" fo:margin-left="0mm"/>
    </style:style>
    <style:style style:name="ce164" style:family="table-cell" style:parent-style-name="Default">
      <style:table-cell-properties fo:background-color="#000000"/>
    </style:style>
    <style:style style:name="ce199" style:family="table-cell" style:parent-style-name="Default">
      <style:table-cell-properties fo:background-color="#333333"/>
      <style:text-properties fo:font-weight="bold" style:font-weight-asian="bold" style:font-weight-complex="bold"/>
    </style:style>
    <style:style style:name="ce224" style:family="table-cell" style:parent-style-name="Default" style:data-style-name="N0">
      <style:table-cell-properties fo:background-color="#333333"/>
    </style:style>
    <style:style style:name="gr1" style:family="graphic">
      <style:graphic-properties draw:stroke="none" svg:stroke-color="#000000" draw:fill="none" draw:fill-color="#ffffff" draw:textarea-vertical-align="middle" fo:min-height="8.22mm"/>
    </style:style>
    <style:style style:name="gr2" style:family="graphic">
      <style:graphic-properties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family="'Liberation Serif'" style:font-family-generic="roman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Overview.$K$22:$Overview.$K$32])" table:allow-empty-cell="true" table:display-list="unsorted" table:base-cell-address="Log.C2">
          <table:error-message table:message-type="stop" table:display="true"/>
        </table:content-validation>
        <table:content-validation table:name="val2" table:condition="of:cell-content-is-in-list([$Overview.$K$10:$Overview.$K$19])" table:allow-empty-cell="true" table:display-list="unsorted" table:base-cell-address="Log.D2">
          <table:error-message table:message-type="stop" table:display="true"/>
        </table:content-validation>
        <table:content-validation table:name="val3" table:condition="of:cell-content-is-in-list(&quot;Yes&quot;)" table:allow-empty-cell="true" table:display-list="unsorted" table:base-cell-address="Log.F9">
          <table:error-message table:message-type="stop" table:display="true"/>
        </table:content-validation>
        <table:content-validation table:name="val4" table:condition="of:cell-content-is-in-list(&quot;Long&quot;;&quot;Short&quot;)" table:allow-empty-cell="true" table:display-list="unsorted" table:base-cell-address="Log.F2">
          <table:error-message table:message-type="stop" table:display="true"/>
        </table:content-validation>
        <table:content-validation table:name="val5" table:condition="of:cell-content-is-in-list(&quot;Yes&quot;;&quot;No&quot;)" table:allow-empty-cell="true" table:display-list="unsorted" table:base-cell-address="Log.T1">
          <table:error-message table:message-type="stop" table:display="true"/>
        </table:content-validation>
      </table:content-validations>
      <table:table table:name="Misc" table:style-name="ta1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 table:style-name="ce129" office:value-type="string" calcext:value-type="string">
            <text:p>long/short//win/loss</text:p>
          </table:table-cell>
          <table:table-cell table:style-name="ce129"/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R2]" office:value-type="string" office:string-value="Win/Loss" calcext:value-type="string">
            <text:p>Win/Loss</text:p>
          </table:table-cell>
          <table:table-cell/>
          <table:table-cell table:style-name="ce130" office:value-type="string" calcext:value-type="string">
            <text:p>#Define Days of Week</text:p>
          </table:table-cell>
          <table:table-cell table:number-columns-repeated="2"/>
          <table:table-cell table:style-name="ce130" office:value-type="string" calcext:value-type="string">
            <text:p>Margin for error on the risk per trade:</text:p>
          </table:table-cell>
          <table:table-cell/>
        </table:table-row>
        <table:table-row table:style-name="ro1">
          <table:table-cell table:formula="of:=[$Log.F2]" office:value-type="string" office:string-value="Direction" calcext:value-type="string">
            <text:p>Direction</text:p>
          </table:table-cell>
          <table:table-cell table:formula="of:=[$Log.R2]" office:value-type="string" office:string-value="Win/Loss" calcext:value-type="string">
            <text:p>Win/L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ror %:</text:p>
          </table:table-cell>
          <table:table-cell table:style-name="ce6" office:value-type="percentage" office:value="0.05" calcext:value-type="percentage">
            <text:p>5.00%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Win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R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mit high</text:p>
          </table:table-cell>
          <table:table-cell table:style-name="ce2" table:formula="of:=[Overview.$C$4]*(1+[.$K$2])" office:value-type="float" office:value="42" calcext:value-type="float">
            <text:p>42</text:p>
          </table:table-cell>
        </table:table-row>
        <table:table-row table:style-name="ro1">
          <table:table-cell table:formula="of:=[$Log.F2]" office:value-type="string" office:string-value="Direction" calcext:value-type="string">
            <text:p>Direction</text:p>
          </table:table-cell>
          <table:table-cell table:formula="of:=[$Log.R2]" office:value-type="string" office:string-value="Win/Loss" calcext:value-type="string">
            <text:p>Win/Lo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Wednesda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mit low</text:p>
          </table:table-cell>
          <table:table-cell table:style-name="ce2" table:formula="of:=[Overview.$C$4]*(1-[.$K$2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Loss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R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[$Log.F2]" office:value-type="string" office:string-value="Direction" calcext:value-type="string">
            <text:p>Direction</text:p>
          </table:table-cell>
          <table:table-cell table:formula="of:=[$Log.R2]" office:value-type="string" office:string-value="Win/Loss" calcext:value-type="string">
            <text:p>Win/Los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Friday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n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R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Saturday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formula="of:=[$Log.F2]" office:value-type="string" office:string-value="Direction" calcext:value-type="string">
            <text:p>Direction</text:p>
          </table:table-cell>
          <table:table-cell table:formula="of:=[$Log.R2]" office:value-type="string" office:string-value="Win/Loss" calcext:value-type="string">
            <text:p>Win/Los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Sunday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Loss</text:p>
          </table:table-cell>
          <table:table-cell/>
          <table:table-cell table:style-name="ce2" table:formula="of:=#REF!" office:value-type="string" office:string-value="" calcext:value-type="error">
            <text:p>#REF!</text:p>
          </table:table-cell>
          <table:table-cell table:formula="of:=[$Log.R2]" office:value-type="string" office:string-value="Win/Loss" calcext:value-type="string">
            <text:p>Win/Los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Version:</text:p>
          </table:table-cell>
          <table:table-cell office:value-type="string" calcext:value-type="string">
            <text:p>V1.0.6</text:p>
          </table:table-cell>
          <table:table-cell table:formula="of:=DECIMAL(MID([.$B$13]; 2; 1); 10)" office:value-type="float" office:value="1" calcext:value-type="float">
            <text:p>1</text:p>
          </table:table-cell>
          <table:table-cell table:formula="of:=DECIMAL(MID([.$B$13]; 4; 1); 10)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lease:</text:p>
          </table:table-cell>
          <table:table-cell office:value-type="string" calcext:value-type="string">
            <table:cell-range-source table:name="CSV_all" xlink:type="simple" xlink:href="https://raw.githubusercontent.com/CodeArtha/Trading-Journal/master/swing_trading.version" table:filter-name="Text - txt - csv (StarCalc)" table:filter-options="9/59/44,34,76,1,,0,false,false,true,false,false" table:last-column-spanned="1" table:last-row-spanned="1" table:refresh-delay="PT00H04M00S"/>
            <text:p>v1.0.6</text:p>
          </table:table-cell>
          <table:table-cell table:formula="of:=DECIMAL(MID([.$B$14]; 2; 1); 10)" office:value-type="float" office:value="1" calcext:value-type="float">
            <text:p>1</text:p>
          </table:table-cell>
          <table:table-cell table:formula="of:=DECIMAL(MID([.$B$14]; 4; 1); 10)" office:value-type="float" office:value="0" calcext:value-type="float">
            <text:p>0</text:p>
          </table:table-cell>
          <table:table-cell table:formula="of:=DECIMAL(MID([.$B$14]; 6; 1); 10)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pdate avail?</text:p>
          </table:table-cell>
          <table:table-cell table:formula="of:=IF(([.C14]&gt;[.C13])                        OR                        ([.D14]&gt;[.D13])                        OR                        ([.E14]&gt;[.E13]); 1; 0)" office:value-type="float" office:value="0" calcext:value-type="float">
            <text:p>0</text:p>
          </table:table-cell>
          <table:table-cell table:number-columns-repeated="9"/>
        </table:table-row>
      </table:table>
      <table:table table:name="Overview" table:style-name="ta1">
        <office:forms form:automatic-focus="false" form:apply-design-mode="false"/>
        <table:shapes>
          <draw:frame draw:z-index="0" draw:style-name="gr1" draw:text-style-name="P2" svg:width="8.16mm" svg:height="8.22mm" svg:x="176.6mm" svg:y="67.06mm">
            <draw:text-box>
              <text:p text:style-name="P1"><text:span text:style-name="T1">Σ</text:span></text:p>
            </draw:text-box>
          </draw:frame>
          <draw:frame draw:z-index="1" draw:style-name="gr1" draw:text-style-name="P2" svg:width="8.16mm" svg:height="8.22mm" svg:x="176.6mm" svg:y="88.74mm">
            <draw:text-box>
              <text:p text:style-name="P1"><text:span text:style-name="T1">Σ</text:span></text:p>
            </draw:text-box>
          </draw:frame>
        </table:shapes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1" table:default-cell-style-name="ce8"/>
        <table:table-column table:style-name="co8" table:default-cell-style-name="ce8"/>
        <table:table-column table:style-name="co1" table:number-columns-repeated="2" table:default-cell-style-name="ce8"/>
        <table:table-column table:style-name="co9" table:default-cell-style-name="ce8"/>
        <table:table-column table:style-name="co1" table:number-columns-repeated="53" table:default-cell-style-name="ce8"/>
        <table:table-row table:style-name="ro2">
          <table:table-cell table:style-name="ce5" office:value-type="string" calcext:value-type="string" table:number-columns-spanned="1" table:number-rows-spanned="7">
            <text:p>Initial Setup</text:p>
          </table:table-cell>
          <table:table-cell table:style-name="ce9" table:number-columns-repeated="3"/>
          <table:table-cell table:number-columns-repeated="60"/>
        </table:table-row>
        <table:table-row table:style-name="ro2">
          <table:covered-table-cell table:style-name="ce63"/>
          <table:table-cell table:style-name="ce10" office:value-type="string" calcext:value-type="string">
            <text:p>Start date</text:p>
          </table:table-cell>
          <table:table-cell table:style-name="ce19" office:value-type="date" office:date-value="2022-01-03" calcext:value-type="date">
            <text:p>3. Jan. 2022</text:p>
          </table:table-cell>
          <table:table-cell table:style-name="ce9"/>
          <table:table-cell table:number-columns-repeated="60"/>
        </table:table-row>
        <table:table-row table:style-name="ro2">
          <table:covered-table-cell table:style-name="ce63"/>
          <table:table-cell table:style-name="ce11" office:value-type="string" calcext:value-type="string">
            <text:p>Initial Account</text:p>
          </table:table-cell>
          <table:table-cell table:style-name="ce20" office:value-type="float" office:value="10000" calcext:value-type="float">
            <text:p>10,000.00</text:p>
          </table:table-cell>
          <table:table-cell table:style-name="ce9"/>
          <table:table-cell table:number-columns-repeated="60"/>
        </table:table-row>
        <table:table-row table:style-name="ro2">
          <table:covered-table-cell table:style-name="ce63"/>
          <table:table-cell table:style-name="ce12" office:value-type="string" calcext:value-type="string">
            <text:p>Risk ($)</text:p>
          </table:table-cell>
          <table:table-cell table:style-name="ce50" office:value-type="float" office:value="40" calcext:value-type="float">
            <text:p>40</text:p>
          </table:table-cell>
          <table:table-cell table:style-name="ce9"/>
          <table:table-cell table:number-columns-repeated="60"/>
        </table:table-row>
        <table:table-row table:style-name="ro2">
          <table:covered-table-cell table:style-name="ce63"/>
          <table:table-cell table:style-name="ce12" office:value-type="string" calcext:value-type="string">
            <text:p>Risk (%)</text:p>
          </table:table-cell>
          <table:table-cell table:style-name="ce21" table:formula="of:=[.C4]/[.C3]" office:value-type="percentage" office:value="0.004" calcext:value-type="percentage">
            <text:p>0.40%</text:p>
          </table:table-cell>
          <table:table-cell table:style-name="ce9"/>
          <table:table-cell table:number-columns-repeated="60"/>
        </table:table-row>
        <table:table-row table:style-name="ro2">
          <table:covered-table-cell table:style-name="ce63"/>
          <table:table-cell table:style-name="ce13" office:value-type="string" calcext:value-type="string">
            <text:p>Desired R ratio</text:p>
          </table:table-cell>
          <table:table-cell table:style-name="ce23" office:value-type="float" office:value="2" calcext:value-type="float">
            <text:p>2:1</text:p>
          </table:table-cell>
          <table:table-cell table:style-name="ce9"/>
          <table:table-cell table:number-columns-repeated="60"/>
        </table:table-row>
        <table:table-row table:style-name="ro2">
          <table:covered-table-cell table:style-name="ce63"/>
          <table:table-cell table:style-name="ce14" table:number-columns-repeated="2"/>
          <table:table-cell table:style-name="ce9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6"/>
          <table:table-cell table:style-name="ce29" office:value-type="string" calcext:value-type="string">
            <text:p># trades</text:p>
          </table:table-cell>
          <table:table-cell table:style-name="ce29" office:value-type="string" calcext:value-type="string">
            <text:p>% of trades</text:p>
          </table:table-cell>
          <table:table-cell table:style-name="ce29" office:value-type="string" calcext:value-type="string">
            <text:p>$</text:p>
          </table:table-cell>
          <table:table-cell/>
          <table:table-cell table:style-name="ce37" office:value-type="string" calcext:value-type="string">
            <text:p>Pattern</text:p>
          </table:table-cell>
          <table:table-cell table:style-name="ce43" office:value-type="string" calcext:value-type="string">
            <text:p>Win</text:p>
          </table:table-cell>
          <table:table-cell table:style-name="ce43" office:value-type="string" calcext:value-type="string">
            <text:p>Loss</text:p>
          </table:table-cell>
          <table:table-cell table:style-name="ce43" office:value-type="string" calcext:value-type="string">
            <text:p>% Win</text:p>
          </table:table-cell>
          <table:table-cell table:number-columns-repeated="50"/>
        </table:table-row>
        <table:table-row table:style-name="ro2">
          <table:table-cell table:number-columns-repeated="5"/>
          <table:table-cell table:style-name="ce10" office:value-type="string" calcext:value-type="string">
            <text:p>Number of trades</text:p>
          </table:table-cell>
          <table:table-cell table:style-name="ce30" table:formula="of:=COUNT([$Log.I3:$Log.I502])" office:value-type="float" office:value="0" calcext:value-type="float">
            <text:p>0</text:p>
          </table:table-cell>
          <table:table-cell table:style-name="ce33" office:value-type="percentage" office:value="1" calcext:value-type="percentage">
            <text:p>100.00%</text:p>
          </table:table-cell>
          <table:table-cell table:number-columns-repeated="2"/>
          <table:table-cell table:style-name="ce39" office:value-type="string" calcext:value-type="string">
            <text:p>BS</text:p>
          </table:table-cell>
          <table:table-cell table:style-name="ce31" table:formula="of:=COUNTIFS([Log.$D$3:.$D$502]; [.K10]; [Log.$R$3:.$R$502]; &quot;Win&quot;)" office:value-type="float" office:value="0" calcext:value-type="float">
            <text:p>0</text:p>
          </table:table-cell>
          <table:table-cell table:style-name="ce31" table:formula="of:=COUNTIFS([Log.$D$3:Log.$D$502]; [.K10]; [Log.$R$3:Log.$R$502]; &quot;Loss&quot;)" office:value-type="float" office:value="0" calcext:value-type="float">
            <text:p>0</text:p>
          </table:table-cell>
          <table:table-cell table:style-name="ce46" table:formula="of:=IFERROR([.L10]/([.L10]+[.M10]);0)" office:value-type="percentage" office:value="0" calcext:value-type="percentage">
            <text:p>0%</text:p>
          </table:table-cell>
          <table:table-cell table:number-columns-repeated="50"/>
        </table:table-row>
        <table:table-row table:style-name="ro2">
          <table:table-cell table:number-columns-repeated="5"/>
          <table:table-cell table:style-name="ce11" office:value-type="string" calcext:value-type="string">
            <text:p>Long trades</text:p>
          </table:table-cell>
          <table:table-cell table:style-name="ce31" table:formula="of:=COUNTIF([$Log.F3:$Log.F502]; &quot;Long&quot;)" office:value-type="float" office:value="0" calcext:value-type="float">
            <text:p>0</text:p>
          </table:table-cell>
          <table:table-cell table:style-name="ce34" table:formula="of:=[.G11]/[.G10]" office:value-type="string" office:string-value="" calcext:value-type="error">
            <text:p>#DIV/0!</text:p>
          </table:table-cell>
          <table:table-cell table:number-columns-repeated="2"/>
          <table:table-cell table:style-name="ce39" office:value-type="string" calcext:value-type="string">
            <text:p>SS</text:p>
          </table:table-cell>
          <table:table-cell table:style-name="ce31" table:formula="of:=COUNTIFS([Log.$D$3:.$D$502]; [.K11]; [Log.$R$3:.$R$502]; &quot;Win&quot;)" office:value-type="float" office:value="0" calcext:value-type="float">
            <text:p>0</text:p>
          </table:table-cell>
          <table:table-cell table:style-name="ce31" table:formula="of:=COUNTIFS([Log.$D$3:Log.$D$502]; [.K11]; [Log.$R$3:Log.$R$502]; &quot;Loss&quot;)" office:value-type="float" office:value="0" calcext:value-type="float">
            <text:p>0</text:p>
          </table:table-cell>
          <table:table-cell table:style-name="ce46" table:formula="of:=IFERROR([.L11]/([.L11]+[.M11]);0)" office:value-type="percentage" office:value="0" calcext:value-type="percentage">
            <text:p>0%</text:p>
          </table:table-cell>
          <table:table-cell table:number-columns-repeated="50"/>
        </table:table-row>
        <table:table-row table:style-name="ro2">
          <table:table-cell/>
          <table:table-cell table:style-name="ce62" office:value-type="string" calcext:value-type="string" table:number-columns-spanned="1" table:number-rows-spanned="2">
            <text:p>Current Account</text:p>
          </table:table-cell>
          <table:table-cell table:style-name="ce90" table:formula="of:=[.C3]+[.C14]" office:value-type="float" office:value="10000" calcext:value-type="float" table:number-columns-spanned="1" table:number-rows-spanned="2">
            <text:p>10,000.00</text:p>
          </table:table-cell>
          <table:table-cell table:number-columns-repeated="2"/>
          <table:table-cell table:style-name="ce18" office:value-type="string" calcext:value-type="string">
            <text:p>Short trades</text:p>
          </table:table-cell>
          <table:table-cell table:style-name="ce32" table:formula="of:=COUNTIF([$Log.F3:$Log.F502]; &quot;Short&quot;)" office:value-type="float" office:value="0" calcext:value-type="float">
            <text:p>0</text:p>
          </table:table-cell>
          <table:table-cell table:style-name="ce35" table:formula="of:=[.G12]/[.G10]" office:value-type="string" office:string-value="" calcext:value-type="error">
            <text:p>#DIV/0!</text:p>
          </table:table-cell>
          <table:table-cell table:number-columns-repeated="2"/>
          <table:table-cell table:style-name="ce39" office:value-type="string" calcext:value-type="string">
            <text:p>BO</text:p>
          </table:table-cell>
          <table:table-cell table:style-name="ce31" table:formula="of:=COUNTIFS([Log.$D$3:.$D$502]; [.K12]; [Log.$R$3:.$R$502]; &quot;Win&quot;)" office:value-type="float" office:value="0" calcext:value-type="float">
            <text:p>0</text:p>
          </table:table-cell>
          <table:table-cell table:style-name="ce31" table:formula="of:=COUNTIFS([Log.$D$3:Log.$D$502]; [.K12]; [Log.$R$3:Log.$R$502]; &quot;Loss&quot;)" office:value-type="float" office:value="0" calcext:value-type="float">
            <text:p>0</text:p>
          </table:table-cell>
          <table:table-cell table:style-name="ce46" table:formula="of:=IFERROR([.L12]/([.L12]+[.M12]);0)" office:value-type="percentage" office:value="0" calcext:value-type="percentage">
            <text:p>0%</text:p>
          </table:table-cell>
          <table:table-cell table:number-columns-repeated="50"/>
        </table:table-row>
        <table:table-row table:style-name="ro2">
          <table:table-cell/>
          <table:covered-table-cell table:number-columns-repeated="2" table:style-name="ce63"/>
          <table:table-cell table:number-columns-repeated="7"/>
          <table:table-cell table:style-name="ce39" office:value-type="string" calcext:value-type="string">
            <text:p>BD</text:p>
          </table:table-cell>
          <table:table-cell table:style-name="ce31" table:formula="of:=COUNTIFS([Log.$D$3:.$D$502]; [.K13]; [Log.$R$3:.$R$502]; &quot;Win&quot;)" office:value-type="float" office:value="0" calcext:value-type="float">
            <text:p>0</text:p>
          </table:table-cell>
          <table:table-cell table:style-name="ce31" table:formula="of:=COUNTIFS([Log.$D$3:Log.$D$502]; [.K13]; [Log.$R$3:Log.$R$502]; &quot;Loss&quot;)" office:value-type="float" office:value="0" calcext:value-type="float">
            <text:p>0</text:p>
          </table:table-cell>
          <table:table-cell table:style-name="ce46" table:formula="of:=IFERROR([.L13]/([.L13]+[.M13]);0)" office:value-type="percentage" office:value="0" calcext:value-type="percentage">
            <text:p>0%</text:p>
          </table:table-cell>
          <table:table-cell table:number-columns-repeated="50"/>
        </table:table-row>
        <table:table-row table:style-name="ro2">
          <table:table-cell/>
          <table:table-cell table:style-name="ce62" office:value-type="string" calcext:value-type="string" table:number-columns-spanned="1" table:number-rows-spanned="2">
            <text:p>Global P&amp;L ($)</text:p>
          </table:table-cell>
          <table:table-cell table:style-name="ce90" table:formula="of:=SUM([$Log.Q3:$Log.Q500])" office:value-type="float" office:value="0" calcext:value-type="float" table:number-columns-spanned="1" table:number-rows-spanned="2">
            <text:p>0.00</text:p>
          </table:table-cell>
          <table:table-cell table:number-columns-repeated="2"/>
          <table:table-cell table:style-name="ce10" office:value-type="string" calcext:value-type="string">
            <text:p>Winning trades</text:p>
          </table:table-cell>
          <table:table-cell table:style-name="ce30" table:formula="of:=COUNTIF([$Log.R3:$Log.R502];&quot;Win&quot;)" office:value-type="float" office:value="0" calcext:value-type="float">
            <text:p>0</text:p>
          </table:table-cell>
          <table:table-cell table:style-name="ce33" table:formula="of:=[.G14]/[.G10]" office:value-type="string" office:string-value="" calcext:value-type="error">
            <text:p>#DIV/0!</text:p>
          </table:table-cell>
          <table:table-cell table:style-name="ce36" table:formula="of:=SUMIF([$Log.R3:$Log.R502];&quot;Win&quot;;[$Log.Q3:$Log.Q502])" office:value-type="float" office:value="0" calcext:value-type="float">
            <text:p>0</text:p>
          </table:table-cell>
          <table:table-cell/>
          <table:table-cell table:style-name="ce39" office:value-type="string" calcext:value-type="string">
            <text:p>3BP</text:p>
          </table:table-cell>
          <table:table-cell table:style-name="ce31" table:formula="of:=COUNTIFS([Log.$D$3:.$D$502]; [.K14]; [Log.$R$3:.$R$502]; &quot;Win&quot;)" office:value-type="float" office:value="0" calcext:value-type="float">
            <text:p>0</text:p>
          </table:table-cell>
          <table:table-cell table:style-name="ce31" table:formula="of:=COUNTIFS([Log.$D$3:Log.$D$502]; [.K14]; [Log.$R$3:Log.$R$502]; &quot;Loss&quot;)" office:value-type="float" office:value="0" calcext:value-type="float">
            <text:p>0</text:p>
          </table:table-cell>
          <table:table-cell table:style-name="ce46" table:formula="of:=IFERROR([.L14]/([.L14]+[.M14]);0)" office:value-type="percentage" office:value="0" calcext:value-type="percentage">
            <text:p>0%</text:p>
          </table:table-cell>
          <table:table-cell table:number-columns-repeated="50"/>
        </table:table-row>
        <table:table-row table:style-name="ro2">
          <table:table-cell/>
          <table:covered-table-cell table:number-columns-repeated="2" table:style-name="ce63"/>
          <table:table-cell table:number-columns-repeated="2"/>
          <table:table-cell table:style-name="ce11" office:value-type="string" calcext:value-type="string">
            <text:p>Winning longs</text:p>
          </table:table-cell>
          <table:table-cell table:style-name="ce31" table:formula="of:=DCOUNTA([$Log.A2:$Log.V502]; [$Log.F2]; [$Misc.A2:$Misc.B3])" office:value-type="float" office:value="0" calcext:value-type="float">
            <text:p>0</text:p>
          </table:table-cell>
          <table:table-cell table:style-name="ce34" table:formula="of:=[.G15]/[.G11]" office:value-type="string" office:string-value="" calcext:value-type="error">
            <text:p>#DIV/0!</text:p>
          </table:table-cell>
          <table:table-cell table:number-columns-repeated="2"/>
          <table:table-cell table:style-name="ce39" office:value-type="string" calcext:value-type="string">
            <text:p>4BP</text:p>
          </table:table-cell>
          <table:table-cell table:style-name="ce31" table:formula="of:=COUNTIFS([Log.$D$3:.$D$502]; [.K15]; [Log.$R$3:.$R$502]; &quot;Win&quot;)" office:value-type="float" office:value="0" calcext:value-type="float">
            <text:p>0</text:p>
          </table:table-cell>
          <table:table-cell table:style-name="ce31" table:formula="of:=COUNTIFS([Log.$D$3:Log.$D$502]; [.K15]; [Log.$R$3:Log.$R$502]; &quot;Loss&quot;)" office:value-type="float" office:value="0" calcext:value-type="float">
            <text:p>0</text:p>
          </table:table-cell>
          <table:table-cell table:style-name="ce46" table:formula="of:=IFERROR([.L15]/([.L15]+[.M15]);0)" office:value-type="percentage" office:value="0" calcext:value-type="percentage">
            <text:p>0%</text:p>
          </table:table-cell>
          <table:table-cell table:number-columns-repeated="50"/>
        </table:table-row>
        <table:table-row table:style-name="ro2">
          <table:table-cell/>
          <table:table-cell table:style-name="ce64" office:value-type="string" calcext:value-type="string" table:number-columns-spanned="1" table:number-rows-spanned="2">
            <text:p>Global P&amp;L (%)</text:p>
          </table:table-cell>
          <table:table-cell table:style-name="ce54" table:formula="of:=[.C14]/[.C3]" office:value-type="float" office:value="0" calcext:value-type="float" table:number-columns-spanned="1" table:number-rows-spanned="2">
            <text:p>0.000</text:p>
          </table:table-cell>
          <table:table-cell table:number-columns-repeated="2"/>
          <table:table-cell table:style-name="ce18" office:value-type="string" calcext:value-type="string">
            <text:p>Winning shorts</text:p>
          </table:table-cell>
          <table:table-cell table:style-name="ce32" table:formula="of:=DCOUNTA([$Log.A2:$Log.V502]; [$Log.F2]; [$Misc.A6:$Misc.B7])" office:value-type="float" office:value="0" calcext:value-type="float">
            <text:p>0</text:p>
          </table:table-cell>
          <table:table-cell table:style-name="ce35" table:formula="of:=IFERROR([.G16]/[.G12]; 0)" office:value-type="percentage" office:value="0" calcext:value-type="percentage">
            <text:p>0.00%</text:p>
          </table:table-cell>
          <table:table-cell table:number-columns-repeated="2"/>
          <table:table-cell table:style-name="ce39"/>
          <table:table-cell table:style-name="ce31" table:formula="of:=COUNTIFS([Log.$D$3:.$D$502]; [.K16]; [Log.$R$3:.$R$502]; &quot;Win&quot;)" office:value-type="float" office:value="0" calcext:value-type="float">
            <text:p>0</text:p>
          </table:table-cell>
          <table:table-cell table:style-name="ce31" table:formula="of:=COUNTIFS([Log.$D$3:Log.$D$502]; [.K16]; [Log.$R$3:Log.$R$502]; &quot;Loss&quot;)" office:value-type="float" office:value="0" calcext:value-type="float">
            <text:p>0</text:p>
          </table:table-cell>
          <table:table-cell table:style-name="ce46" table:formula="of:=IFERROR([.L16]/([.L16]+[.M16]);0)" office:value-type="percentage" office:value="0" calcext:value-type="percentage">
            <text:p>0%</text:p>
          </table:table-cell>
          <table:table-cell table:number-columns-repeated="50"/>
        </table:table-row>
        <table:table-row table:style-name="ro2">
          <table:table-cell/>
          <table:covered-table-cell table:style-name="ce65"/>
          <table:covered-table-cell table:style-name="ce73"/>
          <table:table-cell table:number-columns-repeated="7"/>
          <table:table-cell table:style-name="ce39"/>
          <table:table-cell table:style-name="ce31" table:formula="of:=COUNTIFS([Log.$D$3:.$D$502]; [.K17]; [Log.$R$3:.$R$502]; &quot;Win&quot;)" office:value-type="float" office:value="0" calcext:value-type="float">
            <text:p>0</text:p>
          </table:table-cell>
          <table:table-cell table:style-name="ce31" table:formula="of:=COUNTIFS([Log.$D$3:Log.$D$502]; [.K17]; [Log.$R$3:Log.$R$502]; &quot;Loss&quot;)" office:value-type="float" office:value="0" calcext:value-type="float">
            <text:p>0</text:p>
          </table:table-cell>
          <table:table-cell table:style-name="ce46" table:formula="of:=IFERROR([.L17]/([.L17]+[.M17]);0)" office:value-type="percentage" office:value="0" calcext:value-type="percentage">
            <text:p>0%</text:p>
          </table:table-cell>
          <table:table-cell table:number-columns-repeated="50"/>
        </table:table-row>
        <table:table-row table:style-name="ro2">
          <table:table-cell table:number-columns-repeated="5"/>
          <table:table-cell table:style-name="ce10" office:value-type="string" calcext:value-type="string">
            <text:p>Losing trades</text:p>
          </table:table-cell>
          <table:table-cell table:style-name="ce30" table:formula="of:=COUNTIF([$Log.R3:$Log.R502]; &quot;Loss&quot;)" office:value-type="float" office:value="0" calcext:value-type="float">
            <text:p>0</text:p>
          </table:table-cell>
          <table:table-cell table:style-name="ce33" table:formula="of:=[.G18]/[.G10]" office:value-type="string" office:string-value="" calcext:value-type="error">
            <text:p>#DIV/0!</text:p>
          </table:table-cell>
          <table:table-cell table:style-name="ce36" table:formula="of:=SUMIF([$Log.R7:$Log.R503];&quot;Loss&quot;;[$Log.Q7:$Log.Q503])" office:value-type="float" office:value="0" calcext:value-type="float">
            <text:p>0</text:p>
          </table:table-cell>
          <table:table-cell/>
          <table:table-cell table:style-name="ce39"/>
          <table:table-cell table:style-name="ce31" table:formula="of:=COUNTIFS([Log.$D$3:.$D$502]; [.K18]; [Log.$R$3:.$R$502]; &quot;Win&quot;)" office:value-type="float" office:value="0" calcext:value-type="float">
            <text:p>0</text:p>
          </table:table-cell>
          <table:table-cell table:style-name="ce31" table:formula="of:=COUNTIFS([Log.$D$3:Log.$D$502]; [.K18]; [Log.$R$3:Log.$R$502]; &quot;Loss&quot;)" office:value-type="float" office:value="0" calcext:value-type="float">
            <text:p>0</text:p>
          </table:table-cell>
          <table:table-cell table:style-name="ce46" table:formula="of:=IFERROR([.L18]/([.L18]+[.M18]);0)" office:value-type="percentage" office:value="0" calcext:value-type="percentage">
            <text:p>0%</text:p>
          </table:table-cell>
          <table:table-cell table:number-columns-repeated="50"/>
        </table:table-row>
        <table:table-row table:style-name="ro2">
          <table:table-cell table:number-columns-repeated="5"/>
          <table:table-cell table:style-name="ce11" office:value-type="string" calcext:value-type="string">
            <text:p>Losing longs</text:p>
          </table:table-cell>
          <table:table-cell table:style-name="ce31" table:formula="of:=DCOUNTA([$Log.A2:$Log.V502]; [$Log.F2]; [$Misc.A4:$Misc.B5])" office:value-type="float" office:value="0" calcext:value-type="float">
            <text:p>0</text:p>
          </table:table-cell>
          <table:table-cell table:style-name="ce34" table:formula="of:=[.G19]/[.G11]" office:value-type="string" office:string-value="" calcext:value-type="error">
            <text:p>#DIV/0!</text:p>
          </table:table-cell>
          <table:table-cell table:number-columns-repeated="2"/>
          <table:table-cell table:style-name="ce39" office:value-type="string" calcext:value-type="string">
            <text:p>84%</text:p>
          </table:table-cell>
          <table:table-cell table:style-name="ce31" table:formula="of:=COUNTIFS([Log.$E$3:.$E$502]; &quot;Yes&quot;; [Log.$R$3:.$R$502]; &quot;Win&quot;)" office:value-type="float" office:value="0" calcext:value-type="float">
            <text:p>0</text:p>
          </table:table-cell>
          <table:table-cell table:style-name="ce31" table:formula="of:=COUNTIFS([Log.$D$3:Log.$D$502]; [.K19]; [Log.$R$3:Log.$R$502]; &quot;Loss&quot;)" office:value-type="float" office:value="0" calcext:value-type="float">
            <text:p>0</text:p>
          </table:table-cell>
          <table:table-cell table:style-name="ce46" table:formula="of:=IFERROR([.L19]/([.L19]+[.M19]);0)" office:value-type="percentage" office:value="0" calcext:value-type="percentage">
            <text:p>0%</text:p>
          </table:table-cell>
          <table:table-cell table:number-columns-repeated="50"/>
        </table:table-row>
        <table:table-row table:style-name="ro2">
          <table:table-cell table:number-columns-repeated="5"/>
          <table:table-cell table:style-name="ce18" office:value-type="string" calcext:value-type="string">
            <text:p>Losing shorts</text:p>
          </table:table-cell>
          <table:table-cell table:style-name="ce32" table:formula="of:=DCOUNTA([$Log.A2:$Log.V502]; [$Log.F2]; [$Misc.A8:$Misc.B9])" office:value-type="float" office:value="0" calcext:value-type="float">
            <text:p>0</text:p>
          </table:table-cell>
          <table:table-cell table:style-name="ce32" table:formula="of:=IFERROR([.G20]/[.G12]; 0)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/>
          <table:table-cell table:style-name="ce10" office:value-type="string" calcext:value-type="string">
            <text:p>Average R ratio</text:p>
          </table:table-cell>
          <table:table-cell table:style-name="ce27" table:formula="of:=AVERAGE([$Log.P3:$Log.P502])" office:value-type="string" office:string-value="" calcext:value-type="error">
            <text:p>#DIV/0!</text:p>
          </table:table-cell>
          <table:table-cell table:number-columns-repeated="7"/>
          <table:table-cell table:style-name="ce37" office:value-type="string" calcext:value-type="string">
            <text:p>Timeframe</text:p>
          </table:table-cell>
          <table:table-cell table:style-name="ce43" office:value-type="string" calcext:value-type="string">
            <text:p>Win</text:p>
          </table:table-cell>
          <table:table-cell table:style-name="ce43" office:value-type="string" calcext:value-type="string">
            <text:p>Loss</text:p>
          </table:table-cell>
          <table:table-cell table:style-name="ce43" office:value-type="string" calcext:value-type="string">
            <text:p>% Win</text:p>
          </table:table-cell>
          <table:table-cell table:number-columns-repeated="50"/>
        </table:table-row>
        <table:table-row table:style-name="ro2">
          <table:table-cell/>
          <table:table-cell table:style-name="ce18" office:value-type="string" calcext:value-type="string">
            <text:p>Sharpe ratio</text:p>
          </table:table-cell>
          <table:table-cell table:style-name="ce28" table:formula="of:=IFERROR(([.I14]/[.G14])/(ABS([.I18])/[.G18]); 0)" office:value-type="float" office:value="0" calcext:value-type="float">
            <text:p>0.00</text:p>
          </table:table-cell>
          <table:table-cell table:number-columns-repeated="7"/>
          <table:table-cell table:style-name="ce39" office:value-type="string" calcext:value-type="string">
            <text:p>1m</text:p>
          </table:table-cell>
          <table:table-cell table:style-name="ce31" table:formula="of:=COUNTIFS([Log.$C$3:.$C$502]; [.K22]; [Log.$R$3:.$R$502]; &quot;Win&quot;)" office:value-type="float" office:value="0" calcext:value-type="float">
            <text:p>0</text:p>
          </table:table-cell>
          <table:table-cell table:style-name="ce31" table:formula="of:=COUNTIFS([Log.$C$3:Log.$C$502]; [.K22]; [Log.$R$3:Log.$R$502]; &quot;Loss&quot;)" office:value-type="float" office:value="0" calcext:value-type="float">
            <text:p>0</text:p>
          </table:table-cell>
          <table:table-cell table:style-name="ce46" table:formula="of:=IFERROR([.L22]/([.L22]+[.M22]);0)" office:value-type="percentage" office:value="0" calcext:value-type="percentage">
            <text:p>0%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39" office:value-type="string" calcext:value-type="string">
            <text:p>2m</text:p>
          </table:table-cell>
          <table:table-cell table:style-name="ce31" table:formula="of:=COUNTIFS([Log.$C$3:.$C$502]; [.K23]; [Log.$R$3:.$R$502]; &quot;Win&quot;)" office:value-type="float" office:value="0" calcext:value-type="float">
            <text:p>0</text:p>
          </table:table-cell>
          <table:table-cell table:style-name="ce31" table:formula="of:=COUNTIFS([Log.$C$3:Log.$C$502]; [.K23]; [Log.$R$3:Log.$R$502]; &quot;Loss&quot;)" office:value-type="float" office:value="0" calcext:value-type="float">
            <text:p>0</text:p>
          </table:table-cell>
          <table:table-cell table:style-name="ce46" table:formula="of:=IFERROR([.L23]/([.L23]+[.M23]);0)" office:value-type="percentage" office:value="0" calcext:value-type="percentage">
            <text:p>0%</text:p>
          </table:table-cell>
          <table:table-cell table:number-columns-repeated="50"/>
        </table:table-row>
        <table:table-row table:style-name="ro2">
          <table:table-cell/>
          <table:table-cell table:style-name="ce10" office:value-type="string" calcext:value-type="string">
            <text:p>Average retention</text:p>
          </table:table-cell>
          <table:table-cell table:style-name="ce59" table:formula="of:=IFERROR(AVERAGE([$Log.AI3:.AI502]); 0)" office:value-type="float" office:value="0" calcext:value-type="float">
            <text:p>0.00 Days</text:p>
          </table:table-cell>
          <table:table-cell table:number-columns-repeated="7"/>
          <table:table-cell table:style-name="ce39" office:value-type="string" calcext:value-type="string">
            <text:p>5m</text:p>
          </table:table-cell>
          <table:table-cell table:style-name="ce31" table:formula="of:=COUNTIFS([Log.$C$3:.$C$502]; [.K24]; [Log.$R$3:.$R$502]; &quot;Win&quot;)" office:value-type="float" office:value="0" calcext:value-type="float">
            <text:p>0</text:p>
          </table:table-cell>
          <table:table-cell table:style-name="ce31" table:formula="of:=COUNTIFS([Log.$C$3:Log.$C$502]; [.K24]; [Log.$R$3:Log.$R$502]; &quot;Loss&quot;)" office:value-type="float" office:value="0" calcext:value-type="float">
            <text:p>0</text:p>
          </table:table-cell>
          <table:table-cell table:style-name="ce46" table:formula="of:=IFERROR([.L24]/([.L24]+[.M24]);0)" office:value-type="percentage" office:value="0" calcext:value-type="percentage">
            <text:p>0%</text:p>
          </table:table-cell>
          <table:table-cell table:number-columns-repeated="50"/>
        </table:table-row>
        <table:table-row table:style-name="ro2">
          <table:table-cell/>
          <table:table-cell table:style-name="ce18" office:value-type="string" calcext:value-type="string">
            <text:p>Gain per day</text:p>
          </table:table-cell>
          <table:table-cell table:style-name="ce60" table:formula="of:=[.C14]/[.C24]" office:value-type="string" office:string-value="" calcext:value-type="error">
            <text:p>#DIV/0!</text:p>
          </table:table-cell>
          <table:table-cell table:number-columns-repeated="7"/>
          <table:table-cell table:style-name="ce39" office:value-type="string" calcext:value-type="string">
            <text:p>15m</text:p>
          </table:table-cell>
          <table:table-cell table:style-name="ce31" table:formula="of:=COUNTIFS([Log.$C$3:.$C$502]; [.K25]; [Log.$R$3:.$R$502]; &quot;Win&quot;)" office:value-type="float" office:value="0" calcext:value-type="float">
            <text:p>0</text:p>
          </table:table-cell>
          <table:table-cell table:style-name="ce31" table:formula="of:=COUNTIFS([Log.$C$3:Log.$C$502]; [.K25]; [Log.$R$3:Log.$R$502]; &quot;Loss&quot;)" office:value-type="float" office:value="0" calcext:value-type="float">
            <text:p>0</text:p>
          </table:table-cell>
          <table:table-cell table:style-name="ce46" table:formula="of:=IFERROR([.L25]/([.L25]+[.M25]);0)" office:value-type="percentage" office:value="0" calcext:value-type="percentage">
            <text:p>0%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39" office:value-type="string" calcext:value-type="string">
            <text:p>30m</text:p>
          </table:table-cell>
          <table:table-cell table:style-name="ce31" table:formula="of:=COUNTIFS([Log.$C$3:.$C$502]; [.K26]; [Log.$R$3:.$R$502]; &quot;Win&quot;)" office:value-type="float" office:value="0" calcext:value-type="float">
            <text:p>0</text:p>
          </table:table-cell>
          <table:table-cell table:style-name="ce31" table:formula="of:=COUNTIFS([Log.$C$3:Log.$C$502]; [.K26]; [Log.$R$3:Log.$R$502]; &quot;Loss&quot;)" office:value-type="float" office:value="0" calcext:value-type="float">
            <text:p>0</text:p>
          </table:table-cell>
          <table:table-cell table:style-name="ce46" table:formula="of:=IFERROR([.L26]/([.L26]+[.M26]);0)" office:value-type="percentage" office:value="0" calcext:value-type="percentage">
            <text:p>0%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39" office:value-type="string" calcext:value-type="string">
            <text:p>H1</text:p>
          </table:table-cell>
          <table:table-cell table:style-name="ce31" table:formula="of:=COUNTIFS([Log.$C$3:.$C$502]; [.K27]; [Log.$R$3:.$R$502]; &quot;Win&quot;)" office:value-type="float" office:value="0" calcext:value-type="float">
            <text:p>0</text:p>
          </table:table-cell>
          <table:table-cell table:style-name="ce31" table:formula="of:=COUNTIFS([Log.$C$3:Log.$C$502]; [.K27]; [Log.$R$3:Log.$R$502]; &quot;Loss&quot;)" office:value-type="float" office:value="0" calcext:value-type="float">
            <text:p>0</text:p>
          </table:table-cell>
          <table:table-cell table:style-name="ce46" table:formula="of:=IFERROR([.L27]/([.L27]+[.M27]);0)" office:value-type="percentage" office:value="0" calcext:value-type="percentage">
            <text:p>0%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39" office:value-type="string" calcext:value-type="string">
            <text:p>H2</text:p>
          </table:table-cell>
          <table:table-cell table:style-name="ce31" table:formula="of:=COUNTIFS([Log.$C$3:.$C$502]; [.K28]; [Log.$R$3:.$R$502]; &quot;Win&quot;)" office:value-type="float" office:value="0" calcext:value-type="float">
            <text:p>0</text:p>
          </table:table-cell>
          <table:table-cell table:style-name="ce31" table:formula="of:=COUNTIFS([Log.$C$3:Log.$C$502]; [.K28]; [Log.$R$3:Log.$R$502]; &quot;Loss&quot;)" office:value-type="float" office:value="0" calcext:value-type="float">
            <text:p>0</text:p>
          </table:table-cell>
          <table:table-cell table:style-name="ce46" table:formula="of:=IFERROR([.L28]/([.L28]+[.M28]);0)" office:value-type="percentage" office:value="0" calcext:value-type="percentage">
            <text:p>0%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39" office:value-type="string" calcext:value-type="string">
            <text:p>H4</text:p>
          </table:table-cell>
          <table:table-cell table:style-name="ce31" table:formula="of:=COUNTIFS([Log.$C$3:.$C$502]; [.K29]; [Log.$R$3:.$R$502]; &quot;Win&quot;)" office:value-type="float" office:value="0" calcext:value-type="float">
            <text:p>0</text:p>
          </table:table-cell>
          <table:table-cell table:style-name="ce31" table:formula="of:=COUNTIFS([Log.$C$3:Log.$C$502]; [.K29]; [Log.$R$3:Log.$R$502]; &quot;Loss&quot;)" office:value-type="float" office:value="0" calcext:value-type="float">
            <text:p>0</text:p>
          </table:table-cell>
          <table:table-cell table:style-name="ce46" table:formula="of:=IFERROR([.L29]/([.L29]+[.M29]);0)" office:value-type="percentage" office:value="0" calcext:value-type="percentage">
            <text:p>0%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39" office:value-type="string" calcext:value-type="string">
            <text:p>Daily</text:p>
          </table:table-cell>
          <table:table-cell table:style-name="ce31" table:formula="of:=COUNTIFS([Log.$C$3:.$C$502]; [.K30]; [Log.$R$3:.$R$502]; &quot;Win&quot;)" office:value-type="float" office:value="0" calcext:value-type="float">
            <text:p>0</text:p>
          </table:table-cell>
          <table:table-cell table:style-name="ce31" table:formula="of:=COUNTIFS([Log.$C$3:Log.$C$502]; [.K30]; [Log.$R$3:Log.$R$502]; &quot;Loss&quot;)" office:value-type="float" office:value="0" calcext:value-type="float">
            <text:p>0</text:p>
          </table:table-cell>
          <table:table-cell table:style-name="ce46" table:formula="of:=IFERROR([.L30]/([.L30]+[.M30]);0)" office:value-type="percentage" office:value="0" calcext:value-type="percentage">
            <text:p>0%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39" office:value-type="string" calcext:value-type="string">
            <text:p>Weekly</text:p>
          </table:table-cell>
          <table:table-cell table:style-name="ce31" table:formula="of:=COUNTIFS([Log.$C$3:.$C$502]; [.K31]; [Log.$R$3:.$R$502]; &quot;Win&quot;)" office:value-type="float" office:value="0" calcext:value-type="float">
            <text:p>0</text:p>
          </table:table-cell>
          <table:table-cell table:style-name="ce31" table:formula="of:=COUNTIFS([Log.$C$3:Log.$C$502]; [.K31]; [Log.$R$3:Log.$R$502]; &quot;Loss&quot;)" office:value-type="float" office:value="0" calcext:value-type="float">
            <text:p>0</text:p>
          </table:table-cell>
          <table:table-cell table:style-name="ce46" table:formula="of:=IFERROR([.L31]/([.L31]+[.M31]);0)" office:value-type="percentage" office:value="0" calcext:value-type="percentage">
            <text:p>0%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39" office:value-type="string" calcext:value-type="string">
            <text:p>Monthly</text:p>
          </table:table-cell>
          <table:table-cell table:style-name="ce31" table:formula="of:=COUNTIFS([Log.$C$3:.$C$502]; [.K32]; [Log.$R$3:.$R$502]; &quot;Win&quot;)" office:value-type="float" office:value="0" calcext:value-type="float">
            <text:p>0</text:p>
          </table:table-cell>
          <table:table-cell table:style-name="ce31" table:formula="of:=COUNTIFS([Log.$C$3:Log.$C$502]; [.K32]; [Log.$R$3:Log.$R$502]; &quot;Loss&quot;)" office:value-type="float" office:value="0" calcext:value-type="float">
            <text:p>0</text:p>
          </table:table-cell>
          <table:table-cell table:style-name="ce46" table:formula="of:=IFERROR([.L32]/([.L32]+[.M32]);0)" office:value-type="percentage" office:value="0" calcext:value-type="percentage">
            <text:p>0%</text:p>
          </table:table-cell>
          <table:table-cell table:number-columns-repeated="50"/>
        </table:table-row>
        <table:table-row table:style-name="ro2" table:number-rows-repeated="1048543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og" table:style-name="ta1">
        <office:forms form:automatic-focus="false" form:apply-design-mode="false"/>
        <table:table-column table:style-name="co10" table:default-cell-style-name="ce185"/>
        <table:table-column table:style-name="co1" table:number-columns-repeated="4" table:default-cell-style-name="ce88"/>
        <table:table-column table:style-name="co1" table:default-cell-style-name="ce97"/>
        <table:table-column-group>
          <table:table-column table:style-name="co11" table:default-cell-style-name="ce103"/>
          <table:table-column table:style-name="co1" table:default-cell-style-name="ce124"/>
          <table:table-column table:style-name="co1" table:default-cell-style-name="ce109"/>
          <table:table-column table:style-name="co1" table:default-cell-style-name="ce137"/>
          <table:table-column table:style-name="co12" table:default-cell-style-name="ce143"/>
          <table:table-column table:style-name="co1" table:default-cell-style-name="ce147"/>
          <table:table-column table:style-name="co1" table:default-cell-style-name="ce124"/>
          <table:table-column table:style-name="co1" table:default-cell-style-name="ce109"/>
          <table:table-column table:style-name="co13" table:default-cell-style-name="ce178"/>
        </table:table-column-group>
        <table:table-column-group>
          <table:table-column table:style-name="co14" table:default-cell-style-name="ce169"/>
          <table:table-column table:style-name="co1" table:default-cell-style-name="ce172"/>
          <table:table-column table:style-name="co15" table:default-cell-style-name="ce181"/>
          <table:table-column table:style-name="co16" table:default-cell-style-name="ce181"/>
        </table:table-column-group>
        <table:table-column-group>
          <table:table-column table:style-name="co16" table:default-cell-style-name="ce190"/>
          <table:table-column table:style-name="co17" table:default-cell-style-name="ce88"/>
          <table:table-column table:style-name="co18" table:default-cell-style-name="ce201"/>
        </table:table-column-group>
        <table:table-column table:style-name="co1" table:default-cell-style-name="ce200"/>
        <table:table-column table:style-name="co1" table:default-cell-style-name="ce206"/>
        <table:table-column table:style-name="co1" table:default-cell-style-name="ce201"/>
        <table:table-column table:style-name="co1" table:default-cell-style-name="ce216"/>
        <table:table-column table:style-name="co1" table:default-cell-style-name="ce201"/>
        <table:table-column table:style-name="co1" table:default-cell-style-name="ce216"/>
        <table:table-column table:style-name="co1" table:number-columns-repeated="2" table:default-cell-style-name="ce180"/>
        <table:table-column table:style-name="co19" table:default-cell-style-name="ce180"/>
        <table:table-column table:style-name="co20" table:default-cell-style-name="ce180"/>
        <table:table-column table:style-name="co1" table:number-columns-repeated="32" table:default-cell-style-name="ce180"/>
        <table:table-row table:style-name="ro3">
          <table:table-cell table:style-name="ce78" office:value-type="string" calcext:value-type="string" table:number-columns-spanned="6" table:number-rows-spanned="1">
            <text:p>TRADE IDENTIFIERS</text:p>
          </table:table-cell>
          <table:covered-table-cell table:style-name="ce86"/>
          <table:covered-table-cell table:style-name="ce86" table:content-validation-name="val1"/>
          <table:covered-table-cell table:style-name="ce86" table:content-validation-name="val2"/>
          <table:covered-table-cell table:style-name="ce86" table:content-validation-name="val3"/>
          <table:covered-table-cell table:style-name="ce93" table:content-validation-name="val4"/>
          <table:table-cell table:style-name="ce100" office:value-type="string" calcext:value-type="string" table:number-columns-spanned="4" table:number-rows-spanned="1">
            <text:p>ENTRY</text:p>
          </table:table-cell>
          <table:covered-table-cell table:style-name="ce120"/>
          <table:covered-table-cell table:style-name="ce105"/>
          <table:covered-table-cell table:style-name="ce134"/>
          <table:table-cell table:style-name="ce154" table:formula="of:=IF([$Misc.B15] = 1; &quot;update&quot;; &quot;&quot;)">
            <text:p/>
          </table:table-cell>
          <table:table-cell table:style-name="ce159" office:value-type="string" calcext:value-type="string" table:number-columns-spanned="4" table:number-rows-spanned="1">
            <text:p>EXIT</text:p>
          </table:table-cell>
          <table:covered-table-cell table:style-name="ce146"/>
          <table:covered-table-cell table:style-name="ce165"/>
          <table:covered-table-cell table:style-name="ce176"/>
          <table:table-cell table:style-name="ce173" office:value-type="string" calcext:value-type="string" table:number-columns-spanned="4" table:number-rows-spanned="1">
            <text:p>RESULTS</text:p>
          </table:table-cell>
          <table:covered-table-cell table:style-name="ce170"/>
          <table:covered-table-cell table:number-columns-repeated="2" table:style-name="ce174"/>
          <table:table-cell table:style-name="ce114" office:value-type="string" calcext:value-type="string" table:number-columns-spanned="3" table:number-rows-spanned="1">
            <text:p>RECOGNITION</text:p>
          </table:table-cell>
          <table:covered-table-cell table:style-name="ce86"/>
          <table:covered-table-cell table:style-name="ce218"/>
          <table:table-cell table:style-name="ce193" office:value-type="string" calcext:value-type="string" table:number-columns-spanned="6" table:number-rows-spanned="1">
            <text:p>MGMT Backtesting</text:p>
          </table:table-cell>
          <table:covered-table-cell table:style-name="ce202"/>
          <table:covered-table-cell table:style-name="ce208"/>
          <table:covered-table-cell table:style-name="ce211"/>
          <table:covered-table-cell table:style-name="ce208"/>
          <table:covered-table-cell table:style-name="ce211"/>
          <table:table-cell/>
          <table:table-cell table:style-name="ce199" office:value-type="string" calcext:value-type="string">
            <text:p>Calculation values for statistics</text:p>
          </table:table-cell>
          <table:table-cell table:style-name="ce199"/>
          <table:table-cell table:number-columns-repeated="33"/>
        </table:table-row>
        <table:table-row table:style-name="ro1">
          <table:table-cell table:style-name="ce184" office:value-type="string" calcext:value-type="string">
            <text:p>#</text:p>
          </table:table-cell>
          <table:table-cell table:style-name="ce187" office:value-type="string" calcext:value-type="string">
            <text:p>Symbol</text:p>
          </table:table-cell>
          <table:table-cell table:style-name="ce187" office:value-type="string" calcext:value-type="string">
            <office:annotation draw:style-name="gr2" draw:text-style-name="P4" svg:width="28.99mm" svg:height="33.61mm" svg:x="59.04mm" svg:y="3.33mm" draw:caption-point-x="-6.1mm" draw:caption-point-y="5.39mm">
              <dc:creator>ca</dc:creator>
              <dc:date>2019-08-08T00:00:00</dc:date>
              <text:p text:style-name="P3"><text:span text:style-name="T2">On what timeframe the BUY and SELL signal were found and taken.</text:span></text:p>
              <text:p text:style-name="P3"><text:span text:style-name="T2">1m, 2m, 5m, 15m, 30m, 60m, H1, H4, D</text:span></text:p>
            </office:annotation>
            <text:p>Timeframe</text:p>
          </table:table-cell>
          <table:table-cell table:style-name="ce187" office:value-type="string" calcext:value-type="string">
            <text:p>Pattern</text:p>
          </table:table-cell>
          <table:table-cell table:style-name="ce89" office:value-type="string" calcext:value-type="string">
            <text:p>Re-entry</text:p>
          </table:table-cell>
          <table:table-cell table:style-name="ce192" office:value-type="string" calcext:value-type="string">
            <text:p>Direction</text:p>
          </table:table-cell>
          <table:table-cell table:style-name="ce102" office:value-type="string" calcext:value-type="string">
            <office:annotation draw:style-name="gr3" draw:text-style-name="P4" svg:width="28.99mm" svg:height="9.91mm" svg:x="156.98mm" svg:y="3.33mm" draw:caption-point-x="-6.1mm" draw:caption-point-y="5.39mm">
              <dc:creator>ca</dc:creator>
              <dc:date>2022-01-04T00:00:00</dc:date>
              <text:p text:style-name="P3"><text:span text:style-name="T2">DD/MM/YYYY HH:MM</text:span></text:p>
            </office:annotation>
            <text:p>Entry DateTime</text:p>
          </table:table-cell>
          <table:table-cell table:style-name="ce197" office:value-type="string" calcext:value-type="string">
            <text:p>Entry Qty</text:p>
          </table:table-cell>
          <table:table-cell table:style-name="ce106" office:value-type="string" calcext:value-type="string">
            <text:p>Entry Price</text:p>
          </table:table-cell>
          <table:table-cell table:style-name="ce123" office:value-type="string" calcext:value-type="string">
            <text:p>StopLoss</text:p>
          </table:table-cell>
          <table:table-cell table:style-name="ce155" office:value-type="string" calcext:value-type="string">
            <text:p>Risking</text:p>
          </table:table-cell>
          <table:table-cell table:style-name="ce161" office:value-type="string" calcext:value-type="string">
            <text:p>TargetPrice</text:p>
          </table:table-cell>
          <table:table-cell table:style-name="ce207" office:value-type="string" calcext:value-type="string">
            <text:p>Exit Qty</text:p>
          </table:table-cell>
          <table:table-cell table:style-name="ce166" office:value-type="string" calcext:value-type="string">
            <text:p>Exit Price</text:p>
          </table:table-cell>
          <table:table-cell table:style-name="ce177" office:value-type="string" calcext:value-type="string">
            <office:annotation draw:style-name="gr3" draw:text-style-name="P4" svg:width="28.99mm" svg:height="9.91mm" svg:x="351.52mm" svg:y="3.33mm" draw:caption-point-x="-6.1mm" draw:caption-point-y="5.39mm">
              <dc:creator>ca</dc:creator>
              <dc:date>2022-01-04T00:00:00</dc:date>
              <text:p text:style-name="P3"><text:span text:style-name="T2">DD/MM/YYYY HH:MM</text:span></text:p>
            </office:annotation>
            <text:p>Exit DateTime</text:p>
          </table:table-cell>
          <table:table-cell table:style-name="ce111" office:value-type="string" calcext:value-type="string">
            <text:p>R</text:p>
          </table:table-cell>
          <table:table-cell table:style-name="ce117" office:value-type="string" calcext:value-type="string">
            <text:p>Gross P&amp;L</text:p>
          </table:table-cell>
          <table:table-cell table:style-name="ce212" office:value-type="string" calcext:value-type="string">
            <text:p>Win/Loss</text:p>
          </table:table-cell>
          <table:table-cell table:style-name="ce212" office:value-type="string" calcext:value-type="string">
            <text:p>Duration</text:p>
          </table:table-cell>
          <table:table-cell table:style-name="ce115" office:value-type="string" calcext:value-type="string">
            <office:annotation draw:style-name="gr3" draw:text-style-name="P4" svg:width="28.99mm" svg:height="9.91mm" svg:x="452.24mm" svg:y="3.33mm" draw:caption-point-x="-6.1mm" draw:caption-point-y="5.39mm">
              <dc:creator>ca</dc:creator>
              <dc:date>2019-08-08T00:00:00</dc:date>
              <text:p text:style-name="P3"><text:span text:style-name="T2">If I obeyed my trading plan</text:span></text:p>
            </office:annotation>
            <text:p>Obeyed</text:p>
          </table:table-cell>
          <table:table-cell table:style-name="ce187" office:value-type="string" calcext:value-type="string">
            <text:p>Mistakes</text:p>
          </table:table-cell>
          <table:table-cell table:style-name="ce184" office:value-type="string" calcext:value-type="string">
            <text:p>Notes</text:p>
          </table:table-cell>
          <table:table-cell table:style-name="ce195" office:value-type="string" calcext:value-type="string" table:number-columns-spanned="2" table:number-rows-spanned="1">
            <text:p>2R AON</text:p>
          </table:table-cell>
          <table:covered-table-cell table:style-name="ce203"/>
          <table:table-cell table:style-name="ce209" office:value-type="string" calcext:value-type="string" table:number-columns-spanned="2" table:number-rows-spanned="1">
            <text:p>2R BE</text:p>
          </table:table-cell>
          <table:covered-table-cell table:style-name="ce213"/>
          <table:table-cell table:style-name="ce209" office:value-type="string" calcext:value-type="string" table:number-columns-spanned="2" table:number-rows-spanned="1">
            <text:p>other</text:p>
          </table:table-cell>
          <table:covered-table-cell table:style-name="ce213"/>
          <table:table-cell table:style-name="ce179"/>
          <table:table-cell table:style-name="ce179" office:value-type="string" calcext:value-type="string">
            <text:p>Day of month</text:p>
          </table:table-cell>
          <table:table-cell table:style-name="ce179" office:value-type="string" calcext:value-type="string">
            <text:p>Day of week open</text:p>
          </table:table-cell>
          <table:table-cell table:style-name="ce179" office:value-type="string" calcext:value-type="string">
            <text:p>Day of week close</text:p>
          </table:table-cell>
          <table:table-cell table:style-name="ce179" office:value-type="string" calcext:value-type="string">
            <text:p>Week #</text:p>
          </table:table-cell>
          <table:table-cell table:style-name="ce179" office:value-type="string" calcext:value-type="string">
            <text:p>Month #</text:p>
          </table:table-cell>
          <table:table-cell table:style-name="ce179" office:value-type="string" calcext:value-type="string">
            <text:p>Duration</text:p>
          </table:table-cell>
          <table:table-cell table:style-name="ce179" office:value-type="string" calcext:value-type="string">
            <text:p>R cumul</text:p>
          </table:table-cell>
          <table:table-cell table:style-name="ce179" office:value-type="string" calcext:value-type="string">
            <text:p>P&amp;L cumul</text:p>
          </table:table-cell>
          <table:table-cell table:style-name="ce179"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]=&quot;Long&quot;; [.I3]-[Overview.$C$4]/[.H3]; IF([.F3]=&quot;Short&quot;; [.I3]+[Overview.$C$4]/[.H3]; &quot;&quot;)); &quot;&quot;)">
            <text:p/>
          </table:table-cell>
          <table:table-cell table:style-name="ce157" table:formula="of:=IFERROR(ABS([.J3]-[.I3])*[.H3]; &quot;&quot;)">
            <text:p/>
          </table:table-cell>
          <table:table-cell table:formula="of:=IFERROR(IF([.F3]=&quot;Long&quot;; [.I3]+[Overview.$C$4]/[.H3]*[Overview.$C$6]; IF([.F3]=&quot;Short&quot;; [.I3]-[Overview.$C$4]/[.H3]*[Overview.$C$6]; &quot;&quot;)); &quot;&quot;)">
            <text:p/>
          </table:table-cell>
          <table:table-cell table:number-columns-repeated="3"/>
          <table:table-cell table:formula="of:=IFERROR([.Q3]/[.K3]; &quot;&quot;)">
            <text:p/>
          </table:table-cell>
          <table:table-cell table:formula="of:=IFERROR(IF(AND([.F3]=&quot;Long&quot;; [.M3]=[.H3]); [.H3]*([.N3]-[.I3]); IF(AND([.F3]=&quot;Short&quot;; [.M3]=[.H3]); [.H3]*([.I3]-[.N3]); &quot;&quot;)); &quot;&quot;)">
            <text:p/>
          </table:table-cell>
          <table:table-cell table:formula="of:=IF(ISNUMBER([.Q3]); IF([.Q3]&gt;0; &quot;Win&quot;; &quot;Loss&quot;);&quot;&quot;)">
            <text:p/>
          </table:table-cell>
          <table:table-cell table:formula="of:=IF([.O3]=&quot;&quot;; &quot;&quot;; CONCATENATE(DATEDIF([.G3];[.O3];&quot;d&quot;); IF(DATEDIF([.G3];[.O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]); &quot;&quot;; IF([.$F3]=&quot;Long&quot;; ([.W3]-[.$I3])*[.$H3]/[.$K3]; ([.$I3]-[.W3])*[.$H3]/[.$K3])-[.$P3]); &quot;&quot;)">
            <office:annotation draw:style-name="gr4" draw:text-style-name="P4" svg:width="28.99mm" svg:height="25.71mm" svg:x="615.03mm" svg:y="0mm" draw:caption-point-x="-6.1mm" draw:caption-point-y="13.24mm">
              <dc:date>2022-01-09T00:00:00</dc:date>
              <text:p text:style-name="P3"><text:span text:style-name="T3">How many R more or less would this strategy have made compared to you.</text:span></text:p>
            </office:annotation>
            <text:p/>
          </table:table-cell>
          <table:table-cell table:style-name="Default"/>
          <table:table-cell table:style-name="ce205" table:formula="of:=IFERROR(IF(ISBLANK([.Y3]); &quot;&quot;; IF([.$F3]=&quot;Long&quot;; ([.Y3]-[.$I3])*[.$H3]/[.$K3]; ([.$I3]-[.Y3])*[.$H3]/[.$K3])-[.$P3]); &quot;&quot;)">
            <text:p/>
          </table:table-cell>
          <table:table-cell table:style-name="Default"/>
          <table:table-cell table:style-name="ce205" table:formula="of:=IFERROR(IF(ISBLANK([.AA3]); &quot;&quot;; IF([.$F3]=&quot;Long&quot;; ([.AA3]-[.$I3])*[.$H3]/[.$K3]; ([.$I3]-[.AA3])*[.$H3]/[.$K3])-[.$P3]); &quot;&quot;)">
            <text:p/>
          </table:table-cell>
          <table:table-cell/>
          <table:table-cell table:style-name="ce224" table:formula="of:=IF(ISBLANK([.O3]); &quot;&quot;; DAY([.O3]))">
            <text:p/>
          </table:table-cell>
          <table:table-cell table:formula="of:=IF(ISBLANK([.G3]); &quot;&quot;; WEEKDAY([.G3]; 2))">
            <text:p/>
          </table:table-cell>
          <table:table-cell table:style-name="ce224" table:formula="of:=IF(ISBLANK([.O3]); &quot;&quot;; WEEKDAY([.O3]; 2))">
            <text:p/>
          </table:table-cell>
          <table:table-cell table:style-name="ce224" table:formula="of:=IF(ISBLANK([.O3]); &quot;&quot;; WEEKNUM([.O3]))">
            <text:p/>
          </table:table-cell>
          <table:table-cell table:style-name="ce224" table:formula="of:=IF(ISBLANK([.O3]); &quot;&quot;; MONTH([.O3]))">
            <text:p/>
          </table:table-cell>
          <table:table-cell table:style-name="ce224" table:formula="of:=IF(OR(ISBLANK([.G3]); ISBLANK([.O3])); &quot;&quot;; IFERROR(DATEDIF([.G3];[.O3];&quot;d&quot;); &quot;&quot;))">
            <text:p/>
          </table:table-cell>
          <table:table-cell table:style-name="ce224" table:formula="of:=[.P3]">
            <text:p/>
          </table:table-cell>
          <table:table-cell table:style-name="ce224" table:formula="of:=[.Q3]">
            <text:p/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]=&quot;Long&quot;; [.I4]-[Overview.$C$4]/[.H4]; IF([.F4]=&quot;Short&quot;; [.I4]+[Overview.$C$4]/[.H4]; &quot;&quot;)); &quot;&quot;)">
            <text:p/>
          </table:table-cell>
          <table:table-cell table:style-name="ce157" table:formula="of:=IFERROR(ABS([.J4]-[.I4])*[.H4]; &quot;&quot;)">
            <text:p/>
          </table:table-cell>
          <table:table-cell table:formula="of:=IFERROR(IF([.F4]=&quot;Long&quot;; [.I4]+[Overview.$C$4]/[.H4]*[Overview.$C$6]; IF([.F4]=&quot;Short&quot;; [.I4]-[Overview.$C$4]/[.H4]*[Overview.$C$6]; &quot;&quot;)); &quot;&quot;)">
            <text:p/>
          </table:table-cell>
          <table:table-cell table:number-columns-repeated="3"/>
          <table:table-cell table:formula="of:=IFERROR([.Q4]/[.K4]; &quot;&quot;)">
            <text:p/>
          </table:table-cell>
          <table:table-cell table:formula="of:=IFERROR(IF(AND([.F4]=&quot;Long&quot;; [.M4]=[.H4]); [.H4]*([.N4]-[.I4]); IF(AND([.F4]=&quot;Short&quot;; [.M4]=[.H4]); [.H4]*([.I4]-[.N4]); &quot;&quot;)); &quot;&quot;)">
            <text:p/>
          </table:table-cell>
          <table:table-cell table:formula="of:=IF(ISNUMBER([.Q4]); IF([.Q4]&gt;0; &quot;Win&quot;; &quot;Loss&quot;);&quot;&quot;)">
            <text:p/>
          </table:table-cell>
          <table:table-cell table:formula="of:=IF([.O4]=&quot;&quot;; &quot;&quot;; CONCATENATE(DATEDIF([.G4];[.O4];&quot;d&quot;); IF(DATEDIF([.G4];[.O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]); &quot;&quot;; IF([.$F4]=&quot;Long&quot;; ([.W4]-[.$I4])*[.$H4]/[.$K4]; ([.$I4]-[.W4])*[.$H4]/[.$K4])-[.$P4]); &quot;&quot;)">
            <text:p/>
          </table:table-cell>
          <table:table-cell table:style-name="Default"/>
          <table:table-cell table:style-name="ce205" table:formula="of:=IFERROR(IF(ISBLANK([.Y4]); &quot;&quot;; IF([.$F4]=&quot;Long&quot;; ([.Y4]-[.$I4])*[.$H4]/[.$K4]; ([.$I4]-[.Y4])*[.$H4]/[.$K4])-[.$P4]); &quot;&quot;)">
            <text:p/>
          </table:table-cell>
          <table:table-cell table:style-name="Default"/>
          <table:table-cell table:style-name="ce205" table:formula="of:=IFERROR(IF(ISBLANK([.AA4]); &quot;&quot;; IF([.$F4]=&quot;Long&quot;; ([.AA4]-[.$I4])*[.$H4]/[.$K4]; ([.$I4]-[.AA4])*[.$H4]/[.$K4])-[.$P4]); &quot;&quot;)">
            <text:p/>
          </table:table-cell>
          <table:table-cell/>
          <table:table-cell table:style-name="ce224" table:formula="of:=IF(ISBLANK([.O4]); &quot;&quot;; DAY([.O4]))">
            <text:p/>
          </table:table-cell>
          <table:table-cell table:formula="of:=IF(ISBLANK([.G4]); &quot;&quot;; WEEKDAY([.G4]; 2))">
            <text:p/>
          </table:table-cell>
          <table:table-cell table:style-name="ce224" table:formula="of:=IF(ISBLANK([.O4]); &quot;&quot;; WEEKDAY([.O4]; 2))">
            <text:p/>
          </table:table-cell>
          <table:table-cell table:style-name="ce224" table:formula="of:=IF(ISBLANK([.O4]); &quot;&quot;; WEEKNUM([.O4]))">
            <text:p/>
          </table:table-cell>
          <table:table-cell table:style-name="ce224" table:formula="of:=IF(ISBLANK([.O4]); &quot;&quot;; MONTH([.O4]))">
            <text:p/>
          </table:table-cell>
          <table:table-cell table:style-name="ce224" table:formula="of:=IF(OR(ISBLANK([.G4]); ISBLANK([.O4])); &quot;&quot;; IFERROR(DATEDIF([.G4];[.O4];&quot;d&quot;); &quot;&quot;))">
            <text:p/>
          </table:table-cell>
          <table:table-cell table:style-name="ce224" table:formula="of:=IFERROR([.AJ3]+[.P4]; &quot;&quot;)">
            <text:p/>
          </table:table-cell>
          <table:table-cell table:style-name="ce224" table:formula="of:=IFERROR([.AK3]+[.Q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content-validation-name="val1"/>
          <table:table-cell table:content-validation-name="val2"/>
          <table:table-cell table:style-name="ce92" table:content-validation-name="val3"/>
          <table:table-cell table:content-validation-name="val4"/>
          <table:table-cell table:number-columns-repeated="3"/>
          <table:table-cell table:formula="of:=IFERROR(IF([.F5]=&quot;Long&quot;; [.I5]-[Overview.$C$4]/[.H5]; IF([.F5]=&quot;Short&quot;; [.I5]+[Overview.$C$4]/[.H5]; &quot;&quot;)); &quot;&quot;)">
            <text:p/>
          </table:table-cell>
          <table:table-cell table:style-name="ce157" table:formula="of:=IFERROR(ABS([.J5]-[.I5])*[.H5]; &quot;&quot;)">
            <text:p/>
          </table:table-cell>
          <table:table-cell table:formula="of:=IFERROR(IF([.F5]=&quot;Long&quot;; [.I5]+[Overview.$C$4]/[.H5]*[Overview.$C$6]; IF([.F5]=&quot;Short&quot;; [.I5]-[Overview.$C$4]/[.H5]*[Overview.$C$6]; &quot;&quot;)); &quot;&quot;)">
            <text:p/>
          </table:table-cell>
          <table:table-cell table:number-columns-repeated="3"/>
          <table:table-cell table:formula="of:=IFERROR([.Q5]/[.K5]; &quot;&quot;)">
            <text:p/>
          </table:table-cell>
          <table:table-cell table:formula="of:=IFERROR(IF(AND([.F5]=&quot;Long&quot;; [.M5]=[.H5]); [.H5]*([.N5]-[.I5]); IF(AND([.F5]=&quot;Short&quot;; [.M5]=[.H5]); [.H5]*([.I5]-[.N5]); &quot;&quot;)); &quot;&quot;)">
            <text:p/>
          </table:table-cell>
          <table:table-cell table:formula="of:=IF(ISNUMBER([.Q5]); IF([.Q5]&gt;0; &quot;Win&quot;; &quot;Loss&quot;);&quot;&quot;)">
            <text:p/>
          </table:table-cell>
          <table:table-cell table:formula="of:=IF([.O5]=&quot;&quot;; &quot;&quot;; CONCATENATE(DATEDIF([.G5];[.O5];&quot;d&quot;); IF(DATEDIF([.G5];[.O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5]); &quot;&quot;; IF([.$F5]=&quot;Long&quot;; ([.W5]-[.$I5])*[.$H5]/[.$K5]; ([.$I5]-[.W5])*[.$H5]/[.$K5])-[.$P5]); &quot;&quot;)">
            <text:p/>
          </table:table-cell>
          <table:table-cell table:style-name="Default"/>
          <table:table-cell table:style-name="ce205" table:formula="of:=IFERROR(IF(ISBLANK([.Y5]); &quot;&quot;; IF([.$F5]=&quot;Long&quot;; ([.Y5]-[.$I5])*[.$H5]/[.$K5]; ([.$I5]-[.Y5])*[.$H5]/[.$K5])-[.$P5]); &quot;&quot;)">
            <text:p/>
          </table:table-cell>
          <table:table-cell table:style-name="Default"/>
          <table:table-cell table:style-name="ce205" table:formula="of:=IFERROR(IF(ISBLANK([.AA5]); &quot;&quot;; IF([.$F5]=&quot;Long&quot;; ([.AA5]-[.$I5])*[.$H5]/[.$K5]; ([.$I5]-[.AA5])*[.$H5]/[.$K5])-[.$P5]); &quot;&quot;)">
            <text:p/>
          </table:table-cell>
          <table:table-cell/>
          <table:table-cell table:style-name="ce224" table:formula="of:=IF(ISBLANK([.O5]); &quot;&quot;; DAY([.O5]))">
            <text:p/>
          </table:table-cell>
          <table:table-cell table:formula="of:=IF(ISBLANK([.G5]); &quot;&quot;; WEEKDAY([.G5]; 2))">
            <text:p/>
          </table:table-cell>
          <table:table-cell table:style-name="ce224" table:formula="of:=IF(ISBLANK([.O5]); &quot;&quot;; WEEKDAY([.O5]; 2))">
            <text:p/>
          </table:table-cell>
          <table:table-cell table:style-name="ce224" table:formula="of:=IF(ISBLANK([.O5]); &quot;&quot;; WEEKNUM([.O5]))">
            <text:p/>
          </table:table-cell>
          <table:table-cell table:style-name="ce224" table:formula="of:=IF(ISBLANK([.O5]); &quot;&quot;; MONTH([.O5]))">
            <text:p/>
          </table:table-cell>
          <table:table-cell table:style-name="ce224" table:formula="of:=IF(OR(ISBLANK([.G5]); ISBLANK([.O5])); &quot;&quot;; IFERROR(DATEDIF([.G5];[.O5];&quot;d&quot;); &quot;&quot;))">
            <text:p/>
          </table:table-cell>
          <table:table-cell table:style-name="ce224" table:formula="of:=IFERROR([.AJ4]+[.P5]; &quot;&quot;)">
            <text:p/>
          </table:table-cell>
          <table:table-cell table:style-name="ce224" table:formula="of:=IFERROR([.AK4]+[.Q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6]=&quot;Long&quot;; [.I6]-[Overview.$C$4]/[.H6]; IF([.F6]=&quot;Short&quot;; [.I6]+[Overview.$C$4]/[.H6]; &quot;&quot;)); &quot;&quot;)">
            <text:p/>
          </table:table-cell>
          <table:table-cell table:style-name="ce157" table:formula="of:=IFERROR(ABS([.J6]-[.I6])*[.H6]; &quot;&quot;)">
            <text:p/>
          </table:table-cell>
          <table:table-cell table:formula="of:=IFERROR(IF([.F6]=&quot;Long&quot;; [.I6]+[Overview.$C$4]/[.H6]*[Overview.$C$6]; IF([.F6]=&quot;Short&quot;; [.I6]-[Overview.$C$4]/[.H6]*[Overview.$C$6]; &quot;&quot;)); &quot;&quot;)">
            <text:p/>
          </table:table-cell>
          <table:table-cell table:number-columns-repeated="3"/>
          <table:table-cell table:formula="of:=IFERROR([.Q6]/[.K6]; &quot;&quot;)">
            <text:p/>
          </table:table-cell>
          <table:table-cell table:formula="of:=IFERROR(IF(AND([.F6]=&quot;Long&quot;; [.M6]=[.H6]); [.H6]*([.N6]-[.I6]); IF(AND([.F6]=&quot;Short&quot;; [.M6]=[.H6]); [.H6]*([.I6]-[.N6]); &quot;&quot;)); &quot;&quot;)">
            <text:p/>
          </table:table-cell>
          <table:table-cell table:formula="of:=IF(ISNUMBER([.Q6]); IF([.Q6]&gt;0; &quot;Win&quot;; &quot;Loss&quot;);&quot;&quot;)">
            <text:p/>
          </table:table-cell>
          <table:table-cell table:formula="of:=IF([.O6]=&quot;&quot;; &quot;&quot;; CONCATENATE(DATEDIF([.G6];[.O6];&quot;d&quot;); IF(DATEDIF([.G6];[.O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6]); &quot;&quot;; IF([.$F6]=&quot;Long&quot;; ([.W6]-[.$I6])*[.$H6]/[.$K6]; ([.$I6]-[.W6])*[.$H6]/[.$K6])-[.$P6]); &quot;&quot;)">
            <text:p/>
          </table:table-cell>
          <table:table-cell table:style-name="Default"/>
          <table:table-cell table:style-name="ce205" table:formula="of:=IFERROR(IF(ISBLANK([.Y6]); &quot;&quot;; IF([.$F6]=&quot;Long&quot;; ([.Y6]-[.$I6])*[.$H6]/[.$K6]; ([.$I6]-[.Y6])*[.$H6]/[.$K6])-[.$P6]); &quot;&quot;)">
            <text:p/>
          </table:table-cell>
          <table:table-cell table:style-name="Default"/>
          <table:table-cell table:style-name="ce205" table:formula="of:=IFERROR(IF(ISBLANK([.AA6]); &quot;&quot;; IF([.$F6]=&quot;Long&quot;; ([.AA6]-[.$I6])*[.$H6]/[.$K6]; ([.$I6]-[.AA6])*[.$H6]/[.$K6])-[.$P6]); &quot;&quot;)">
            <text:p/>
          </table:table-cell>
          <table:table-cell/>
          <table:table-cell table:style-name="ce224" table:formula="of:=IF(ISBLANK([.O6]); &quot;&quot;; DAY([.O6]))">
            <text:p/>
          </table:table-cell>
          <table:table-cell table:formula="of:=IF(ISBLANK([.G6]); &quot;&quot;; WEEKDAY([.G6]; 2))">
            <text:p/>
          </table:table-cell>
          <table:table-cell table:style-name="ce224" table:formula="of:=IF(ISBLANK([.O6]); &quot;&quot;; WEEKDAY([.O6]; 2))">
            <text:p/>
          </table:table-cell>
          <table:table-cell table:style-name="ce224" table:formula="of:=IF(ISBLANK([.O6]); &quot;&quot;; WEEKNUM([.O6]))">
            <text:p/>
          </table:table-cell>
          <table:table-cell table:style-name="ce224" table:formula="of:=IF(ISBLANK([.O6]); &quot;&quot;; MONTH([.O6]))">
            <text:p/>
          </table:table-cell>
          <table:table-cell table:style-name="ce224" table:formula="of:=IF(OR(ISBLANK([.G6]); ISBLANK([.O6])); &quot;&quot;; IFERROR(DATEDIF([.G6];[.O6];&quot;d&quot;); &quot;&quot;))">
            <text:p/>
          </table:table-cell>
          <table:table-cell table:style-name="ce224" table:formula="of:=IFERROR([.AJ5]+[.P6]; &quot;&quot;)">
            <text:p/>
          </table:table-cell>
          <table:table-cell table:style-name="ce224" table:formula="of:=IFERROR([.AK5]+[.Q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content-validation-name="val1"/>
          <table:table-cell table:style-name="ce92"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7]=&quot;Long&quot;; [.I7]-[Overview.$C$4]/[.H7]; IF([.F7]=&quot;Short&quot;; [.I7]+[Overview.$C$4]/[.H7]; &quot;&quot;)); &quot;&quot;)">
            <text:p/>
          </table:table-cell>
          <table:table-cell table:style-name="ce157" table:formula="of:=IFERROR(ABS([.J7]-[.I7])*[.H7]; &quot;&quot;)">
            <text:p/>
          </table:table-cell>
          <table:table-cell table:formula="of:=IFERROR(IF([.F7]=&quot;Long&quot;; [.I7]+[Overview.$C$4]/[.H7]*[Overview.$C$6]; IF([.F7]=&quot;Short&quot;; [.I7]-[Overview.$C$4]/[.H7]*[Overview.$C$6]; &quot;&quot;)); &quot;&quot;)">
            <text:p/>
          </table:table-cell>
          <table:table-cell table:number-columns-repeated="3"/>
          <table:table-cell table:formula="of:=IFERROR([.Q7]/[.K7]; &quot;&quot;)">
            <text:p/>
          </table:table-cell>
          <table:table-cell table:formula="of:=IFERROR(IF(AND([.F7]=&quot;Long&quot;; [.M7]=[.H7]); [.H7]*([.N7]-[.I7]); IF(AND([.F7]=&quot;Short&quot;; [.M7]=[.H7]); [.H7]*([.I7]-[.N7]); &quot;&quot;)); &quot;&quot;)">
            <text:p/>
          </table:table-cell>
          <table:table-cell table:formula="of:=IF(ISNUMBER([.Q7]); IF([.Q7]&gt;0; &quot;Win&quot;; &quot;Loss&quot;);&quot;&quot;)">
            <text:p/>
          </table:table-cell>
          <table:table-cell table:formula="of:=IF([.O7]=&quot;&quot;; &quot;&quot;; CONCATENATE(DATEDIF([.G7];[.O7];&quot;d&quot;); IF(DATEDIF([.G7];[.O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7]); &quot;&quot;; IF([.$F7]=&quot;Long&quot;; ([.W7]-[.$I7])*[.$H7]/[.$K7]; ([.$I7]-[.W7])*[.$H7]/[.$K7])-[.$P7]); &quot;&quot;)">
            <text:p/>
          </table:table-cell>
          <table:table-cell table:style-name="Default"/>
          <table:table-cell table:style-name="ce205" table:formula="of:=IFERROR(IF(ISBLANK([.Y7]); &quot;&quot;; IF([.$F7]=&quot;Long&quot;; ([.Y7]-[.$I7])*[.$H7]/[.$K7]; ([.$I7]-[.Y7])*[.$H7]/[.$K7])-[.$P7]); &quot;&quot;)">
            <text:p/>
          </table:table-cell>
          <table:table-cell table:style-name="Default"/>
          <table:table-cell table:style-name="ce205" table:formula="of:=IFERROR(IF(ISBLANK([.AA7]); &quot;&quot;; IF([.$F7]=&quot;Long&quot;; ([.AA7]-[.$I7])*[.$H7]/[.$K7]; ([.$I7]-[.AA7])*[.$H7]/[.$K7])-[.$P7]); &quot;&quot;)">
            <text:p/>
          </table:table-cell>
          <table:table-cell/>
          <table:table-cell table:style-name="ce224" table:formula="of:=IF(ISBLANK([.O7]); &quot;&quot;; DAY([.O7]))">
            <text:p/>
          </table:table-cell>
          <table:table-cell table:style-name="ce224" table:formula="of:=IF(ISBLANK([.G7]); &quot;&quot;; WEEKDAY([.G7]; 2))">
            <text:p/>
          </table:table-cell>
          <table:table-cell table:style-name="ce224" table:formula="of:=IF(ISBLANK([.O7]); &quot;&quot;; WEEKDAY([.O7]; 2))">
            <text:p/>
          </table:table-cell>
          <table:table-cell table:style-name="ce224" table:formula="of:=IF(ISBLANK([.O7]); &quot;&quot;; WEEKNUM([.O7]))">
            <text:p/>
          </table:table-cell>
          <table:table-cell table:style-name="ce224" table:formula="of:=IF(ISBLANK([.O7]); &quot;&quot;; MONTH([.O7]))">
            <text:p/>
          </table:table-cell>
          <table:table-cell table:style-name="ce224" table:formula="of:=IF(OR(ISBLANK([.G7]); ISBLANK([.O7])); &quot;&quot;; IFERROR(DATEDIF([.G7];[.O7];&quot;d&quot;); &quot;&quot;))">
            <text:p/>
          </table:table-cell>
          <table:table-cell table:style-name="ce224" table:formula="of:=IFERROR([.AJ6]+[.P7]; &quot;&quot;)">
            <text:p/>
          </table:table-cell>
          <table:table-cell table:style-name="ce224" table:formula="of:=IFERROR([.AK6]+[.Q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8]=&quot;Long&quot;; [.I8]-[Overview.$C$4]/[.H8]; IF([.F8]=&quot;Short&quot;; [.I8]+[Overview.$C$4]/[.H8]; &quot;&quot;)); &quot;&quot;)">
            <text:p/>
          </table:table-cell>
          <table:table-cell table:style-name="ce157" table:formula="of:=IFERROR(ABS([.J8]-[.I8])*[.H8]; &quot;&quot;)">
            <text:p/>
          </table:table-cell>
          <table:table-cell table:formula="of:=IFERROR(IF([.F8]=&quot;Long&quot;; [.I8]+[Overview.$C$4]/[.H8]*[Overview.$C$6]; IF([.F8]=&quot;Short&quot;; [.I8]-[Overview.$C$4]/[.H8]*[Overview.$C$6]; &quot;&quot;)); &quot;&quot;)">
            <text:p/>
          </table:table-cell>
          <table:table-cell table:number-columns-repeated="3"/>
          <table:table-cell table:formula="of:=IFERROR([.Q8]/[.K8]; &quot;&quot;)">
            <text:p/>
          </table:table-cell>
          <table:table-cell table:formula="of:=IFERROR(IF(AND([.F8]=&quot;Long&quot;; [.M8]=[.H8]); [.H8]*([.N8]-[.I8]); IF(AND([.F8]=&quot;Short&quot;; [.M8]=[.H8]); [.H8]*([.I8]-[.N8]); &quot;&quot;)); &quot;&quot;)">
            <text:p/>
          </table:table-cell>
          <table:table-cell table:formula="of:=IF(ISNUMBER([.Q8]); IF([.Q8]&gt;0; &quot;Win&quot;; &quot;Loss&quot;);&quot;&quot;)">
            <text:p/>
          </table:table-cell>
          <table:table-cell table:formula="of:=IF([.O8]=&quot;&quot;; &quot;&quot;; CONCATENATE(DATEDIF([.G8];[.O8];&quot;d&quot;); IF(DATEDIF([.G8];[.O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8]); &quot;&quot;; IF([.$F8]=&quot;Long&quot;; ([.W8]-[.$I8])*[.$H8]/[.$K8]; ([.$I8]-[.W8])*[.$H8]/[.$K8])-[.$P8]); &quot;&quot;)">
            <text:p/>
          </table:table-cell>
          <table:table-cell table:style-name="Default"/>
          <table:table-cell table:style-name="ce205" table:formula="of:=IFERROR(IF(ISBLANK([.Y8]); &quot;&quot;; IF([.$F8]=&quot;Long&quot;; ([.Y8]-[.$I8])*[.$H8]/[.$K8]; ([.$I8]-[.Y8])*[.$H8]/[.$K8])-[.$P8]); &quot;&quot;)">
            <text:p/>
          </table:table-cell>
          <table:table-cell table:style-name="Default"/>
          <table:table-cell table:style-name="ce205" table:formula="of:=IFERROR(IF(ISBLANK([.AA8]); &quot;&quot;; IF([.$F8]=&quot;Long&quot;; ([.AA8]-[.$I8])*[.$H8]/[.$K8]; ([.$I8]-[.AA8])*[.$H8]/[.$K8])-[.$P8]); &quot;&quot;)">
            <text:p/>
          </table:table-cell>
          <table:table-cell/>
          <table:table-cell table:style-name="ce224" table:formula="of:=IF(ISBLANK([.O8]); &quot;&quot;; DAY([.O8]))">
            <text:p/>
          </table:table-cell>
          <table:table-cell table:style-name="ce224" table:formula="of:=IF(ISBLANK([.G8]); &quot;&quot;; WEEKDAY([.G8]; 2))">
            <text:p/>
          </table:table-cell>
          <table:table-cell table:formula="of:=IF(ISBLANK([.O8]); &quot;&quot;; WEEKDAY([.O8]; 2))">
            <text:p/>
          </table:table-cell>
          <table:table-cell table:formula="of:=IF(ISBLANK([.O8]); &quot;&quot;; WEEKNUM([.O8]))">
            <text:p/>
          </table:table-cell>
          <table:table-cell table:formula="of:=IF(ISBLANK([.O8]); &quot;&quot;; MONTH([.O8]))">
            <text:p/>
          </table:table-cell>
          <table:table-cell table:formula="of:=IF(OR(ISBLANK([.G8]); ISBLANK([.O8])); &quot;&quot;; IFERROR(DATEDIF([.G8];[.O8];&quot;d&quot;); &quot;&quot;))">
            <text:p/>
          </table:table-cell>
          <table:table-cell table:formula="of:=IFERROR([.AJ7]+[.P8]; &quot;&quot;)">
            <text:p/>
          </table:table-cell>
          <table:table-cell table:formula="of:=IFERROR([.AK7]+[.Q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9]=&quot;Long&quot;; [.I9]-[Overview.$C$4]/[.H9]; IF([.F9]=&quot;Short&quot;; [.I9]+[Overview.$C$4]/[.H9]; &quot;&quot;)); &quot;&quot;)">
            <text:p/>
          </table:table-cell>
          <table:table-cell table:style-name="ce157" table:formula="of:=IFERROR(ABS([.J9]-[.I9])*[.H9]; &quot;&quot;)">
            <text:p/>
          </table:table-cell>
          <table:table-cell table:formula="of:=IFERROR(IF([.F9]=&quot;Long&quot;; [.I9]+[Overview.$C$4]/[.H9]*[Overview.$C$6]; IF([.F9]=&quot;Short&quot;; [.I9]-[Overview.$C$4]/[.H9]*[Overview.$C$6]; &quot;&quot;)); &quot;&quot;)">
            <text:p/>
          </table:table-cell>
          <table:table-cell table:number-columns-repeated="3"/>
          <table:table-cell table:formula="of:=IFERROR([.Q9]/[.K9]; &quot;&quot;)">
            <text:p/>
          </table:table-cell>
          <table:table-cell table:formula="of:=IFERROR(IF(AND([.F9]=&quot;Long&quot;; [.M9]=[.H9]); [.H9]*([.N9]-[.I9]); IF(AND([.F9]=&quot;Short&quot;; [.M9]=[.H9]); [.H9]*([.I9]-[.N9]); &quot;&quot;)); &quot;&quot;)">
            <text:p/>
          </table:table-cell>
          <table:table-cell table:formula="of:=IF(ISNUMBER([.Q9]); IF([.Q9]&gt;0; &quot;Win&quot;; &quot;Loss&quot;);&quot;&quot;)">
            <text:p/>
          </table:table-cell>
          <table:table-cell table:formula="of:=IF([.O9]=&quot;&quot;; &quot;&quot;; CONCATENATE(DATEDIF([.G9];[.O9];&quot;d&quot;); IF(DATEDIF([.G9];[.O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9]); &quot;&quot;; IF([.$F9]=&quot;Long&quot;; ([.W9]-[.$I9])*[.$H9]/[.$K9]; ([.$I9]-[.W9])*[.$H9]/[.$K9])-[.$P9]); &quot;&quot;)">
            <text:p/>
          </table:table-cell>
          <table:table-cell table:style-name="Default"/>
          <table:table-cell table:style-name="ce205" table:formula="of:=IFERROR(IF(ISBLANK([.Y9]); &quot;&quot;; IF([.$F9]=&quot;Long&quot;; ([.Y9]-[.$I9])*[.$H9]/[.$K9]; ([.$I9]-[.Y9])*[.$H9]/[.$K9])-[.$P9]); &quot;&quot;)">
            <text:p/>
          </table:table-cell>
          <table:table-cell table:style-name="Default"/>
          <table:table-cell table:style-name="ce205" table:formula="of:=IFERROR(IF(ISBLANK([.AA9]); &quot;&quot;; IF([.$F9]=&quot;Long&quot;; ([.AA9]-[.$I9])*[.$H9]/[.$K9]; ([.$I9]-[.AA9])*[.$H9]/[.$K9])-[.$P9]); &quot;&quot;)">
            <text:p/>
          </table:table-cell>
          <table:table-cell/>
          <table:table-cell table:style-name="ce224" table:formula="of:=IF(ISBLANK([.O9]); &quot;&quot;; DAY([.O9]))">
            <text:p/>
          </table:table-cell>
          <table:table-cell table:style-name="ce224" table:formula="of:=IF(ISBLANK([.G9]); &quot;&quot;; WEEKDAY([.G9]; 2))">
            <text:p/>
          </table:table-cell>
          <table:table-cell table:style-name="ce224" table:formula="of:=IF(ISBLANK([.O9]); &quot;&quot;; WEEKDAY([.O9]; 2))">
            <text:p/>
          </table:table-cell>
          <table:table-cell table:style-name="ce224" table:formula="of:=IF(ISBLANK([.O9]); &quot;&quot;; WEEKNUM([.O9]))">
            <text:p/>
          </table:table-cell>
          <table:table-cell table:style-name="ce224" table:formula="of:=IF(ISBLANK([.O9]); &quot;&quot;; MONTH([.O9]))">
            <text:p/>
          </table:table-cell>
          <table:table-cell table:style-name="ce224" table:formula="of:=IF(OR(ISBLANK([.G9]); ISBLANK([.O9])); &quot;&quot;; IFERROR(DATEDIF([.G9];[.O9];&quot;d&quot;); &quot;&quot;))">
            <text:p/>
          </table:table-cell>
          <table:table-cell table:formula="of:=IFERROR([.AJ8]+[.P9]; &quot;&quot;)">
            <text:p/>
          </table:table-cell>
          <table:table-cell table:formula="of:=IFERROR([.AK8]+[.Q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0]=&quot;Long&quot;; [.I10]-[Overview.$C$4]/[.H10]; IF([.F10]=&quot;Short&quot;; [.I10]+[Overview.$C$4]/[.H10]; &quot;&quot;)); &quot;&quot;)">
            <text:p/>
          </table:table-cell>
          <table:table-cell table:style-name="ce157" table:formula="of:=IFERROR(ABS([.J10]-[.I10])*[.H10]; &quot;&quot;)">
            <text:p/>
          </table:table-cell>
          <table:table-cell table:formula="of:=IFERROR(IF([.F10]=&quot;Long&quot;; [.I10]+[Overview.$C$4]/[.H10]*[Overview.$C$6]; IF([.F10]=&quot;Short&quot;; [.I10]-[Overview.$C$4]/[.H10]*[Overview.$C$6]; &quot;&quot;)); &quot;&quot;)">
            <text:p/>
          </table:table-cell>
          <table:table-cell table:number-columns-repeated="3"/>
          <table:table-cell table:formula="of:=IFERROR([.Q10]/[.K10]; &quot;&quot;)">
            <text:p/>
          </table:table-cell>
          <table:table-cell table:formula="of:=IFERROR(IF(AND([.F10]=&quot;Long&quot;; [.M10]=[.H10]); [.H10]*([.N10]-[.I10]); IF(AND([.F10]=&quot;Short&quot;; [.M10]=[.H10]); [.H10]*([.I10]-[.N10]); &quot;&quot;)); &quot;&quot;)">
            <text:p/>
          </table:table-cell>
          <table:table-cell table:formula="of:=IF(ISNUMBER([.Q10]); IF([.Q10]&gt;0; &quot;Win&quot;; &quot;Loss&quot;);&quot;&quot;)">
            <text:p/>
          </table:table-cell>
          <table:table-cell table:formula="of:=IF([.O10]=&quot;&quot;; &quot;&quot;; CONCATENATE(DATEDIF([.G10];[.O10];&quot;d&quot;); IF(DATEDIF([.G10];[.O1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0]); &quot;&quot;; IF([.$F10]=&quot;Long&quot;; ([.W10]-[.$I10])*[.$H10]/[.$K10]; ([.$I10]-[.W10])*[.$H10]/[.$K10])-[.$P10]); &quot;&quot;)">
            <text:p/>
          </table:table-cell>
          <table:table-cell table:style-name="Default"/>
          <table:table-cell table:style-name="ce205" table:formula="of:=IFERROR(IF(ISBLANK([.Y10]); &quot;&quot;; IF([.$F10]=&quot;Long&quot;; ([.Y10]-[.$I10])*[.$H10]/[.$K10]; ([.$I10]-[.Y10])*[.$H10]/[.$K10])-[.$P10]); &quot;&quot;)">
            <text:p/>
          </table:table-cell>
          <table:table-cell table:style-name="Default"/>
          <table:table-cell table:style-name="ce205" table:formula="of:=IFERROR(IF(ISBLANK([.AA10]); &quot;&quot;; IF([.$F10]=&quot;Long&quot;; ([.AA10]-[.$I10])*[.$H10]/[.$K10]; ([.$I10]-[.AA10])*[.$H10]/[.$K10])-[.$P10]); &quot;&quot;)">
            <text:p/>
          </table:table-cell>
          <table:table-cell/>
          <table:table-cell table:formula="of:=IF(ISBLANK([.O10]); &quot;&quot;; DAY([.O10]))">
            <text:p/>
          </table:table-cell>
          <table:table-cell table:style-name="ce224" table:formula="of:=IF(ISBLANK([.G10]); &quot;&quot;; WEEKDAY([.G10]; 2))">
            <text:p/>
          </table:table-cell>
          <table:table-cell table:formula="of:=IF(ISBLANK([.O10]); &quot;&quot;; WEEKDAY([.O10]; 2))">
            <text:p/>
          </table:table-cell>
          <table:table-cell table:formula="of:=IF(ISBLANK([.O10]); &quot;&quot;; WEEKNUM([.O10]))">
            <text:p/>
          </table:table-cell>
          <table:table-cell table:formula="of:=IF(ISBLANK([.O10]); &quot;&quot;; MONTH([.O10]))">
            <text:p/>
          </table:table-cell>
          <table:table-cell table:formula="of:=IF(OR(ISBLANK([.G10]); ISBLANK([.O10])); &quot;&quot;; IFERROR(DATEDIF([.G10];[.O10];&quot;d&quot;); &quot;&quot;))">
            <text:p/>
          </table:table-cell>
          <table:table-cell table:formula="of:=IFERROR([.AJ9]+[.P10]; &quot;&quot;)">
            <text:p/>
          </table:table-cell>
          <table:table-cell table:formula="of:=IFERROR([.AK9]+[.Q1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1]=&quot;Long&quot;; [.I11]-[Overview.$C$4]/[.H11]; IF([.F11]=&quot;Short&quot;; [.I11]+[Overview.$C$4]/[.H11]; &quot;&quot;)); &quot;&quot;)">
            <text:p/>
          </table:table-cell>
          <table:table-cell table:style-name="ce157" table:formula="of:=IFERROR(ABS([.J11]-[.I11])*[.H11]; &quot;&quot;)">
            <text:p/>
          </table:table-cell>
          <table:table-cell table:formula="of:=IFERROR(IF([.F11]=&quot;Long&quot;; [.I11]+[Overview.$C$4]/[.H11]*[Overview.$C$6]; IF([.F11]=&quot;Short&quot;; [.I11]-[Overview.$C$4]/[.H11]*[Overview.$C$6]; &quot;&quot;)); &quot;&quot;)">
            <text:p/>
          </table:table-cell>
          <table:table-cell table:number-columns-repeated="3"/>
          <table:table-cell table:formula="of:=IFERROR([.Q11]/[.K11]; &quot;&quot;)">
            <text:p/>
          </table:table-cell>
          <table:table-cell table:formula="of:=IFERROR(IF(AND([.F11]=&quot;Long&quot;; [.M11]=[.H11]); [.H11]*([.N11]-[.I11]); IF(AND([.F11]=&quot;Short&quot;; [.M11]=[.H11]); [.H11]*([.I11]-[.N11]); &quot;&quot;)); &quot;&quot;)">
            <text:p/>
          </table:table-cell>
          <table:table-cell table:formula="of:=IF(ISNUMBER([.Q11]); IF([.Q11]&gt;0; &quot;Win&quot;; &quot;Loss&quot;);&quot;&quot;)">
            <text:p/>
          </table:table-cell>
          <table:table-cell table:formula="of:=IF([.O11]=&quot;&quot;; &quot;&quot;; CONCATENATE(DATEDIF([.G11];[.O11];&quot;d&quot;); IF(DATEDIF([.G11];[.O1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1]); &quot;&quot;; IF([.$F11]=&quot;Long&quot;; ([.W11]-[.$I11])*[.$H11]/[.$K11]; ([.$I11]-[.W11])*[.$H11]/[.$K11])-[.$P11]); &quot;&quot;)">
            <text:p/>
          </table:table-cell>
          <table:table-cell table:style-name="Default"/>
          <table:table-cell table:style-name="ce205" table:formula="of:=IFERROR(IF(ISBLANK([.Y11]); &quot;&quot;; IF([.$F11]=&quot;Long&quot;; ([.Y11]-[.$I11])*[.$H11]/[.$K11]; ([.$I11]-[.Y11])*[.$H11]/[.$K11])-[.$P11]); &quot;&quot;)">
            <text:p/>
          </table:table-cell>
          <table:table-cell table:style-name="Default"/>
          <table:table-cell table:style-name="ce205" table:formula="of:=IFERROR(IF(ISBLANK([.AA11]); &quot;&quot;; IF([.$F11]=&quot;Long&quot;; ([.AA11]-[.$I11])*[.$H11]/[.$K11]; ([.$I11]-[.AA11])*[.$H11]/[.$K11])-[.$P11]); &quot;&quot;)">
            <text:p/>
          </table:table-cell>
          <table:table-cell/>
          <table:table-cell table:style-name="ce224" table:formula="of:=IF(ISBLANK([.O11]); &quot;&quot;; DAY([.O11]))">
            <text:p/>
          </table:table-cell>
          <table:table-cell table:style-name="ce224" table:formula="of:=IF(ISBLANK([.G11]); &quot;&quot;; WEEKDAY([.G11]; 2))">
            <text:p/>
          </table:table-cell>
          <table:table-cell table:style-name="ce224" table:formula="of:=IF(ISBLANK([.O11]); &quot;&quot;; WEEKDAY([.O11]; 2))">
            <text:p/>
          </table:table-cell>
          <table:table-cell table:style-name="ce224" table:formula="of:=IF(ISBLANK([.O11]); &quot;&quot;; WEEKNUM([.O11]))">
            <text:p/>
          </table:table-cell>
          <table:table-cell table:style-name="ce224" table:formula="of:=IF(ISBLANK([.O11]); &quot;&quot;; MONTH([.O11]))">
            <text:p/>
          </table:table-cell>
          <table:table-cell table:style-name="ce224" table:formula="of:=IF(OR(ISBLANK([.G11]); ISBLANK([.O11])); &quot;&quot;; IFERROR(DATEDIF([.G11];[.O11];&quot;d&quot;); &quot;&quot;))">
            <text:p/>
          </table:table-cell>
          <table:table-cell table:formula="of:=IFERROR([.AJ10]+[.P11]; &quot;&quot;)">
            <text:p/>
          </table:table-cell>
          <table:table-cell table:formula="of:=IFERROR([.AK10]+[.Q1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2]=&quot;Long&quot;; [.I12]-[Overview.$C$4]/[.H12]; IF([.F12]=&quot;Short&quot;; [.I12]+[Overview.$C$4]/[.H12]; &quot;&quot;)); &quot;&quot;)">
            <text:p/>
          </table:table-cell>
          <table:table-cell table:style-name="ce157" table:formula="of:=IFERROR(ABS([.J12]-[.I12])*[.H12]; &quot;&quot;)">
            <text:p/>
          </table:table-cell>
          <table:table-cell table:formula="of:=IFERROR(IF([.F12]=&quot;Long&quot;; [.I12]+[Overview.$C$4]/[.H12]*[Overview.$C$6]; IF([.F12]=&quot;Short&quot;; [.I12]-[Overview.$C$4]/[.H12]*[Overview.$C$6]; &quot;&quot;)); &quot;&quot;)">
            <text:p/>
          </table:table-cell>
          <table:table-cell table:number-columns-repeated="3"/>
          <table:table-cell table:formula="of:=IFERROR([.Q12]/[.K12]; &quot;&quot;)">
            <text:p/>
          </table:table-cell>
          <table:table-cell table:formula="of:=IFERROR(IF(AND([.F12]=&quot;Long&quot;; [.M12]=[.H12]); [.H12]*([.N12]-[.I12]); IF(AND([.F12]=&quot;Short&quot;; [.M12]=[.H12]); [.H12]*([.I12]-[.N12]); &quot;&quot;)); &quot;&quot;)">
            <text:p/>
          </table:table-cell>
          <table:table-cell table:formula="of:=IF(ISNUMBER([.Q12]); IF([.Q12]&gt;0; &quot;Win&quot;; &quot;Loss&quot;);&quot;&quot;)">
            <text:p/>
          </table:table-cell>
          <table:table-cell table:formula="of:=IF([.O12]=&quot;&quot;; &quot;&quot;; CONCATENATE(DATEDIF([.G12];[.O12];&quot;d&quot;); IF(DATEDIF([.G12];[.O1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2]); &quot;&quot;; IF([.$F12]=&quot;Long&quot;; ([.W12]-[.$I12])*[.$H12]/[.$K12]; ([.$I12]-[.W12])*[.$H12]/[.$K12])-[.$P12]); &quot;&quot;)">
            <text:p/>
          </table:table-cell>
          <table:table-cell table:style-name="Default"/>
          <table:table-cell table:style-name="ce205" table:formula="of:=IFERROR(IF(ISBLANK([.Y12]); &quot;&quot;; IF([.$F12]=&quot;Long&quot;; ([.Y12]-[.$I12])*[.$H12]/[.$K12]; ([.$I12]-[.Y12])*[.$H12]/[.$K12])-[.$P12]); &quot;&quot;)">
            <text:p/>
          </table:table-cell>
          <table:table-cell table:style-name="Default"/>
          <table:table-cell table:style-name="ce205" table:formula="of:=IFERROR(IF(ISBLANK([.AA12]); &quot;&quot;; IF([.$F12]=&quot;Long&quot;; ([.AA12]-[.$I12])*[.$H12]/[.$K12]; ([.$I12]-[.AA12])*[.$H12]/[.$K12])-[.$P12]); &quot;&quot;)">
            <text:p/>
          </table:table-cell>
          <table:table-cell/>
          <table:table-cell table:style-name="ce224" table:formula="of:=IF(ISBLANK([.O12]); &quot;&quot;; DAY([.O12]))">
            <text:p/>
          </table:table-cell>
          <table:table-cell table:style-name="ce224" table:formula="of:=IF(ISBLANK([.G12]); &quot;&quot;; WEEKDAY([.G12]; 2))">
            <text:p/>
          </table:table-cell>
          <table:table-cell table:formula="of:=IF(ISBLANK([.O12]); &quot;&quot;; WEEKDAY([.O12]; 2))">
            <text:p/>
          </table:table-cell>
          <table:table-cell table:formula="of:=IF(ISBLANK([.O12]); &quot;&quot;; WEEKNUM([.O12]))">
            <text:p/>
          </table:table-cell>
          <table:table-cell table:formula="of:=IF(ISBLANK([.O12]); &quot;&quot;; MONTH([.O12]))">
            <text:p/>
          </table:table-cell>
          <table:table-cell table:formula="of:=IF(OR(ISBLANK([.G12]); ISBLANK([.O12])); &quot;&quot;; IFERROR(DATEDIF([.G12];[.O12];&quot;d&quot;); &quot;&quot;))">
            <text:p/>
          </table:table-cell>
          <table:table-cell table:formula="of:=IFERROR([.AJ11]+[.P12]; &quot;&quot;)">
            <text:p/>
          </table:table-cell>
          <table:table-cell table:formula="of:=IFERROR([.AK11]+[.Q1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3]=&quot;Long&quot;; [.I13]-[Overview.$C$4]/[.H13]; IF([.F13]=&quot;Short&quot;; [.I13]+[Overview.$C$4]/[.H13]; &quot;&quot;)); &quot;&quot;)">
            <text:p/>
          </table:table-cell>
          <table:table-cell table:style-name="ce157" table:formula="of:=IFERROR(ABS([.J13]-[.I13])*[.H13]; &quot;&quot;)">
            <text:p/>
          </table:table-cell>
          <table:table-cell table:formula="of:=IFERROR(IF([.F13]=&quot;Long&quot;; [.I13]+[Overview.$C$4]/[.H13]*[Overview.$C$6]; IF([.F13]=&quot;Short&quot;; [.I13]-[Overview.$C$4]/[.H13]*[Overview.$C$6]; &quot;&quot;)); &quot;&quot;)">
            <text:p/>
          </table:table-cell>
          <table:table-cell table:number-columns-repeated="3"/>
          <table:table-cell table:formula="of:=IFERROR([.Q13]/[.K13]; &quot;&quot;)">
            <text:p/>
          </table:table-cell>
          <table:table-cell table:formula="of:=IFERROR(IF(AND([.F13]=&quot;Long&quot;; [.M13]=[.H13]); [.H13]*([.N13]-[.I13]); IF(AND([.F13]=&quot;Short&quot;; [.M13]=[.H13]); [.H13]*([.I13]-[.N13]); &quot;&quot;)); &quot;&quot;)">
            <text:p/>
          </table:table-cell>
          <table:table-cell table:formula="of:=IF(ISNUMBER([.Q13]); IF([.Q13]&gt;0; &quot;Win&quot;; &quot;Loss&quot;);&quot;&quot;)">
            <text:p/>
          </table:table-cell>
          <table:table-cell table:formula="of:=IF([.O13]=&quot;&quot;; &quot;&quot;; CONCATENATE(DATEDIF([.G13];[.O13];&quot;d&quot;); IF(DATEDIF([.G13];[.O1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3]); &quot;&quot;; IF([.$F13]=&quot;Long&quot;; ([.W13]-[.$I13])*[.$H13]/[.$K13]; ([.$I13]-[.W13])*[.$H13]/[.$K13])-[.$P13]); &quot;&quot;)">
            <text:p/>
          </table:table-cell>
          <table:table-cell table:style-name="Default"/>
          <table:table-cell table:style-name="ce205" table:formula="of:=IFERROR(IF(ISBLANK([.Y13]); &quot;&quot;; IF([.$F13]=&quot;Long&quot;; ([.Y13]-[.$I13])*[.$H13]/[.$K13]; ([.$I13]-[.Y13])*[.$H13]/[.$K13])-[.$P13]); &quot;&quot;)">
            <text:p/>
          </table:table-cell>
          <table:table-cell table:style-name="Default"/>
          <table:table-cell table:style-name="ce205" table:formula="of:=IFERROR(IF(ISBLANK([.AA13]); &quot;&quot;; IF([.$F13]=&quot;Long&quot;; ([.AA13]-[.$I13])*[.$H13]/[.$K13]; ([.$I13]-[.AA13])*[.$H13]/[.$K13])-[.$P13]); &quot;&quot;)">
            <text:p/>
          </table:table-cell>
          <table:table-cell/>
          <table:table-cell table:formula="of:=IF(ISBLANK([.O13]); &quot;&quot;; DAY([.O13]))">
            <text:p/>
          </table:table-cell>
          <table:table-cell table:style-name="ce224" table:formula="of:=IF(ISBLANK([.G13]); &quot;&quot;; WEEKDAY([.G13]; 2))">
            <text:p/>
          </table:table-cell>
          <table:table-cell table:formula="of:=IF(ISBLANK([.O13]); &quot;&quot;; WEEKDAY([.O13]; 2))">
            <text:p/>
          </table:table-cell>
          <table:table-cell table:formula="of:=IF(ISBLANK([.O13]); &quot;&quot;; WEEKNUM([.O13]))">
            <text:p/>
          </table:table-cell>
          <table:table-cell table:formula="of:=IF(ISBLANK([.O13]); &quot;&quot;; MONTH([.O13]))">
            <text:p/>
          </table:table-cell>
          <table:table-cell table:formula="of:=IF(OR(ISBLANK([.G13]); ISBLANK([.O13])); &quot;&quot;; IFERROR(DATEDIF([.G13];[.O13];&quot;d&quot;); &quot;&quot;))">
            <text:p/>
          </table:table-cell>
          <table:table-cell table:formula="of:=IFERROR([.AJ12]+[.P13]; &quot;&quot;)">
            <text:p/>
          </table:table-cell>
          <table:table-cell table:formula="of:=IFERROR([.AK12]+[.Q1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4]=&quot;Long&quot;; [.I14]-[Overview.$C$4]/[.H14]; IF([.F14]=&quot;Short&quot;; [.I14]+[Overview.$C$4]/[.H14]; &quot;&quot;)); &quot;&quot;)">
            <text:p/>
          </table:table-cell>
          <table:table-cell table:style-name="ce157" table:formula="of:=IFERROR(ABS([.J14]-[.I14])*[.H14]; &quot;&quot;)">
            <text:p/>
          </table:table-cell>
          <table:table-cell table:formula="of:=IFERROR(IF([.F14]=&quot;Long&quot;; [.I14]+[Overview.$C$4]/[.H14]*[Overview.$C$6]; IF([.F14]=&quot;Short&quot;; [.I14]-[Overview.$C$4]/[.H14]*[Overview.$C$6]; &quot;&quot;)); &quot;&quot;)">
            <text:p/>
          </table:table-cell>
          <table:table-cell table:number-columns-repeated="3"/>
          <table:table-cell table:formula="of:=IFERROR([.Q14]/[.K14]; &quot;&quot;)">
            <text:p/>
          </table:table-cell>
          <table:table-cell table:formula="of:=IFERROR(IF(AND([.F14]=&quot;Long&quot;; [.M14]=[.H14]); [.H14]*([.N14]-[.I14]); IF(AND([.F14]=&quot;Short&quot;; [.M14]=[.H14]); [.H14]*([.I14]-[.N14]); &quot;&quot;)); &quot;&quot;)">
            <text:p/>
          </table:table-cell>
          <table:table-cell table:formula="of:=IF(ISNUMBER([.Q14]); IF([.Q14]&gt;0; &quot;Win&quot;; &quot;Loss&quot;);&quot;&quot;)">
            <text:p/>
          </table:table-cell>
          <table:table-cell table:formula="of:=IF([.O14]=&quot;&quot;; &quot;&quot;; CONCATENATE(DATEDIF([.G14];[.O14];&quot;d&quot;); IF(DATEDIF([.G14];[.O1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4]); &quot;&quot;; IF([.$F14]=&quot;Long&quot;; ([.W14]-[.$I14])*[.$H14]/[.$K14]; ([.$I14]-[.W14])*[.$H14]/[.$K14])-[.$P14]); &quot;&quot;)">
            <text:p/>
          </table:table-cell>
          <table:table-cell table:style-name="Default"/>
          <table:table-cell table:style-name="ce205" table:formula="of:=IFERROR(IF(ISBLANK([.Y14]); &quot;&quot;; IF([.$F14]=&quot;Long&quot;; ([.Y14]-[.$I14])*[.$H14]/[.$K14]; ([.$I14]-[.Y14])*[.$H14]/[.$K14])-[.$P14]); &quot;&quot;)">
            <text:p/>
          </table:table-cell>
          <table:table-cell table:style-name="Default"/>
          <table:table-cell table:style-name="ce205" table:formula="of:=IFERROR(IF(ISBLANK([.AA14]); &quot;&quot;; IF([.$F14]=&quot;Long&quot;; ([.AA14]-[.$I14])*[.$H14]/[.$K14]; ([.$I14]-[.AA14])*[.$H14]/[.$K14])-[.$P14]); &quot;&quot;)">
            <text:p/>
          </table:table-cell>
          <table:table-cell/>
          <table:table-cell table:style-name="ce224" table:formula="of:=IF(ISBLANK([.O14]); &quot;&quot;; DAY([.O14]))">
            <text:p/>
          </table:table-cell>
          <table:table-cell table:style-name="ce224" table:formula="of:=IF(ISBLANK([.G14]); &quot;&quot;; WEEKDAY([.G14]; 2))">
            <text:p/>
          </table:table-cell>
          <table:table-cell table:style-name="ce224" table:formula="of:=IF(ISBLANK([.O14]); &quot;&quot;; WEEKDAY([.O14]; 2))">
            <text:p/>
          </table:table-cell>
          <table:table-cell table:style-name="ce224" table:formula="of:=IF(ISBLANK([.O14]); &quot;&quot;; WEEKNUM([.O14]))">
            <text:p/>
          </table:table-cell>
          <table:table-cell table:style-name="ce224" table:formula="of:=IF(ISBLANK([.O14]); &quot;&quot;; MONTH([.O14]))">
            <text:p/>
          </table:table-cell>
          <table:table-cell table:style-name="ce224" table:formula="of:=IF(OR(ISBLANK([.G14]); ISBLANK([.O14])); &quot;&quot;; IFERROR(DATEDIF([.G14];[.O14];&quot;d&quot;); &quot;&quot;))">
            <text:p/>
          </table:table-cell>
          <table:table-cell table:formula="of:=IFERROR([.AJ13]+[.P14]; &quot;&quot;)">
            <text:p/>
          </table:table-cell>
          <table:table-cell table:formula="of:=IFERROR([.AK13]+[.Q1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5]=&quot;Long&quot;; [.I15]-[Overview.$C$4]/[.H15]; IF([.F15]=&quot;Short&quot;; [.I15]+[Overview.$C$4]/[.H15]; &quot;&quot;)); &quot;&quot;)">
            <text:p/>
          </table:table-cell>
          <table:table-cell table:style-name="ce157" table:formula="of:=IFERROR(ABS([.J15]-[.I15])*[.H15]; &quot;&quot;)">
            <text:p/>
          </table:table-cell>
          <table:table-cell table:formula="of:=IFERROR(IF([.F15]=&quot;Long&quot;; [.I15]+[Overview.$C$4]/[.H15]*[Overview.$C$6]; IF([.F15]=&quot;Short&quot;; [.I15]-[Overview.$C$4]/[.H15]*[Overview.$C$6]; &quot;&quot;)); &quot;&quot;)">
            <text:p/>
          </table:table-cell>
          <table:table-cell table:number-columns-repeated="3"/>
          <table:table-cell table:formula="of:=IFERROR([.Q15]/[.K15]; &quot;&quot;)">
            <text:p/>
          </table:table-cell>
          <table:table-cell table:formula="of:=IFERROR(IF(AND([.F15]=&quot;Long&quot;; [.M15]=[.H15]); [.H15]*([.N15]-[.I15]); IF(AND([.F15]=&quot;Short&quot;; [.M15]=[.H15]); [.H15]*([.I15]-[.N15]); &quot;&quot;)); &quot;&quot;)">
            <text:p/>
          </table:table-cell>
          <table:table-cell table:formula="of:=IF(ISNUMBER([.Q15]); IF([.Q15]&gt;0; &quot;Win&quot;; &quot;Loss&quot;);&quot;&quot;)">
            <text:p/>
          </table:table-cell>
          <table:table-cell table:formula="of:=IF([.O15]=&quot;&quot;; &quot;&quot;; CONCATENATE(DATEDIF([.G15];[.O15];&quot;d&quot;); IF(DATEDIF([.G15];[.O1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5]); &quot;&quot;; IF([.$F15]=&quot;Long&quot;; ([.W15]-[.$I15])*[.$H15]/[.$K15]; ([.$I15]-[.W15])*[.$H15]/[.$K15])-[.$P15]); &quot;&quot;)">
            <text:p/>
          </table:table-cell>
          <table:table-cell table:style-name="Default"/>
          <table:table-cell table:style-name="ce205" table:formula="of:=IFERROR(IF(ISBLANK([.Y15]); &quot;&quot;; IF([.$F15]=&quot;Long&quot;; ([.Y15]-[.$I15])*[.$H15]/[.$K15]; ([.$I15]-[.Y15])*[.$H15]/[.$K15])-[.$P15]); &quot;&quot;)">
            <text:p/>
          </table:table-cell>
          <table:table-cell table:style-name="Default"/>
          <table:table-cell table:style-name="ce205" table:formula="of:=IFERROR(IF(ISBLANK([.AA15]); &quot;&quot;; IF([.$F15]=&quot;Long&quot;; ([.AA15]-[.$I15])*[.$H15]/[.$K15]; ([.$I15]-[.AA15])*[.$H15]/[.$K15])-[.$P15]); &quot;&quot;)">
            <text:p/>
          </table:table-cell>
          <table:table-cell/>
          <table:table-cell table:style-name="ce224" table:formula="of:=IF(ISBLANK([.O15]); &quot;&quot;; DAY([.O15]))">
            <text:p/>
          </table:table-cell>
          <table:table-cell table:style-name="ce224" table:formula="of:=IF(ISBLANK([.G15]); &quot;&quot;; WEEKDAY([.G15]; 2))">
            <text:p/>
          </table:table-cell>
          <table:table-cell table:style-name="ce224" table:formula="of:=IF(ISBLANK([.O15]); &quot;&quot;; WEEKDAY([.O15]; 2))">
            <text:p/>
          </table:table-cell>
          <table:table-cell table:style-name="ce224" table:formula="of:=IF(ISBLANK([.O15]); &quot;&quot;; WEEKNUM([.O15]))">
            <text:p/>
          </table:table-cell>
          <table:table-cell table:style-name="ce224" table:formula="of:=IF(ISBLANK([.O15]); &quot;&quot;; MONTH([.O15]))">
            <text:p/>
          </table:table-cell>
          <table:table-cell table:style-name="ce224" table:formula="of:=IF(OR(ISBLANK([.G15]); ISBLANK([.O15])); &quot;&quot;; IFERROR(DATEDIF([.G15];[.O15];&quot;d&quot;); &quot;&quot;))">
            <text:p/>
          </table:table-cell>
          <table:table-cell table:formula="of:=IFERROR([.AJ14]+[.P15]; &quot;&quot;)">
            <text:p/>
          </table:table-cell>
          <table:table-cell table:formula="of:=IFERROR([.AK14]+[.Q1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6]=&quot;Long&quot;; [.I16]-[Overview.$C$4]/[.H16]; IF([.F16]=&quot;Short&quot;; [.I16]+[Overview.$C$4]/[.H16]; &quot;&quot;)); &quot;&quot;)">
            <text:p/>
          </table:table-cell>
          <table:table-cell table:style-name="ce157" table:formula="of:=IFERROR(ABS([.J16]-[.I16])*[.H16]; &quot;&quot;)">
            <text:p/>
          </table:table-cell>
          <table:table-cell table:formula="of:=IFERROR(IF([.F16]=&quot;Long&quot;; [.I16]+[Overview.$C$4]/[.H16]*[Overview.$C$6]; IF([.F16]=&quot;Short&quot;; [.I16]-[Overview.$C$4]/[.H16]*[Overview.$C$6]; &quot;&quot;)); &quot;&quot;)">
            <text:p/>
          </table:table-cell>
          <table:table-cell table:number-columns-repeated="3"/>
          <table:table-cell table:formula="of:=IFERROR([.Q16]/[.K16]; &quot;&quot;)">
            <text:p/>
          </table:table-cell>
          <table:table-cell table:formula="of:=IFERROR(IF(AND([.F16]=&quot;Long&quot;; [.M16]=[.H16]); [.H16]*([.N16]-[.I16]); IF(AND([.F16]=&quot;Short&quot;; [.M16]=[.H16]); [.H16]*([.I16]-[.N16]); &quot;&quot;)); &quot;&quot;)">
            <text:p/>
          </table:table-cell>
          <table:table-cell table:formula="of:=IF(ISNUMBER([.Q16]); IF([.Q16]&gt;0; &quot;Win&quot;; &quot;Loss&quot;);&quot;&quot;)">
            <text:p/>
          </table:table-cell>
          <table:table-cell table:formula="of:=IF([.O16]=&quot;&quot;; &quot;&quot;; CONCATENATE(DATEDIF([.G16];[.O16];&quot;d&quot;); IF(DATEDIF([.G16];[.O1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6]); &quot;&quot;; IF([.$F16]=&quot;Long&quot;; ([.W16]-[.$I16])*[.$H16]/[.$K16]; ([.$I16]-[.W16])*[.$H16]/[.$K16])-[.$P16]); &quot;&quot;)">
            <text:p/>
          </table:table-cell>
          <table:table-cell table:style-name="Default"/>
          <table:table-cell table:style-name="ce205" table:formula="of:=IFERROR(IF(ISBLANK([.Y16]); &quot;&quot;; IF([.$F16]=&quot;Long&quot;; ([.Y16]-[.$I16])*[.$H16]/[.$K16]; ([.$I16]-[.Y16])*[.$H16]/[.$K16])-[.$P16]); &quot;&quot;)">
            <text:p/>
          </table:table-cell>
          <table:table-cell table:style-name="Default"/>
          <table:table-cell table:style-name="ce205" table:formula="of:=IFERROR(IF(ISBLANK([.AA16]); &quot;&quot;; IF([.$F16]=&quot;Long&quot;; ([.AA16]-[.$I16])*[.$H16]/[.$K16]; ([.$I16]-[.AA16])*[.$H16]/[.$K16])-[.$P16]); &quot;&quot;)">
            <text:p/>
          </table:table-cell>
          <table:table-cell/>
          <table:table-cell table:style-name="ce224" table:formula="of:=IF(ISBLANK([.O16]); &quot;&quot;; DAY([.O16]))">
            <text:p/>
          </table:table-cell>
          <table:table-cell table:style-name="ce224" table:formula="of:=IF(ISBLANK([.G16]); &quot;&quot;; WEEKDAY([.G16]; 2))">
            <text:p/>
          </table:table-cell>
          <table:table-cell table:formula="of:=IF(ISBLANK([.O16]); &quot;&quot;; WEEKDAY([.O16]; 2))">
            <text:p/>
          </table:table-cell>
          <table:table-cell table:formula="of:=IF(ISBLANK([.O16]); &quot;&quot;; WEEKNUM([.O16]))">
            <text:p/>
          </table:table-cell>
          <table:table-cell table:formula="of:=IF(ISBLANK([.O16]); &quot;&quot;; MONTH([.O16]))">
            <text:p/>
          </table:table-cell>
          <table:table-cell table:formula="of:=IF(OR(ISBLANK([.G16]); ISBLANK([.O16])); &quot;&quot;; IFERROR(DATEDIF([.G16];[.O16];&quot;d&quot;); &quot;&quot;))">
            <text:p/>
          </table:table-cell>
          <table:table-cell table:formula="of:=IFERROR([.AJ15]+[.P16]; &quot;&quot;)">
            <text:p/>
          </table:table-cell>
          <table:table-cell table:formula="of:=IFERROR([.AK15]+[.Q1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7]=&quot;Long&quot;; [.I17]-[Overview.$C$4]/[.H17]; IF([.F17]=&quot;Short&quot;; [.I17]+[Overview.$C$4]/[.H17]; &quot;&quot;)); &quot;&quot;)">
            <text:p/>
          </table:table-cell>
          <table:table-cell table:style-name="ce157" table:formula="of:=IFERROR(ABS([.J17]-[.I17])*[.H17]; &quot;&quot;)">
            <text:p/>
          </table:table-cell>
          <table:table-cell table:formula="of:=IFERROR(IF([.F17]=&quot;Long&quot;; [.I17]+[Overview.$C$4]/[.H17]*[Overview.$C$6]; IF([.F17]=&quot;Short&quot;; [.I17]-[Overview.$C$4]/[.H17]*[Overview.$C$6]; &quot;&quot;)); &quot;&quot;)">
            <text:p/>
          </table:table-cell>
          <table:table-cell table:number-columns-repeated="3"/>
          <table:table-cell table:formula="of:=IFERROR([.Q17]/[.K17]; &quot;&quot;)">
            <text:p/>
          </table:table-cell>
          <table:table-cell table:formula="of:=IFERROR(IF(AND([.F17]=&quot;Long&quot;; [.M17]=[.H17]); [.H17]*([.N17]-[.I17]); IF(AND([.F17]=&quot;Short&quot;; [.M17]=[.H17]); [.H17]*([.I17]-[.N17]); &quot;&quot;)); &quot;&quot;)">
            <text:p/>
          </table:table-cell>
          <table:table-cell table:formula="of:=IF(ISNUMBER([.Q17]); IF([.Q17]&gt;0; &quot;Win&quot;; &quot;Loss&quot;);&quot;&quot;)">
            <text:p/>
          </table:table-cell>
          <table:table-cell table:formula="of:=IF([.O17]=&quot;&quot;; &quot;&quot;; CONCATENATE(DATEDIF([.G17];[.O17];&quot;d&quot;); IF(DATEDIF([.G17];[.O1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7]); &quot;&quot;; IF([.$F17]=&quot;Long&quot;; ([.W17]-[.$I17])*[.$H17]/[.$K17]; ([.$I17]-[.W17])*[.$H17]/[.$K17])-[.$P17]); &quot;&quot;)">
            <text:p/>
          </table:table-cell>
          <table:table-cell table:style-name="Default"/>
          <table:table-cell table:style-name="ce205" table:formula="of:=IFERROR(IF(ISBLANK([.Y17]); &quot;&quot;; IF([.$F17]=&quot;Long&quot;; ([.Y17]-[.$I17])*[.$H17]/[.$K17]; ([.$I17]-[.Y17])*[.$H17]/[.$K17])-[.$P17]); &quot;&quot;)">
            <text:p/>
          </table:table-cell>
          <table:table-cell table:style-name="Default"/>
          <table:table-cell table:style-name="ce205" table:formula="of:=IFERROR(IF(ISBLANK([.AA17]); &quot;&quot;; IF([.$F17]=&quot;Long&quot;; ([.AA17]-[.$I17])*[.$H17]/[.$K17]; ([.$I17]-[.AA17])*[.$H17]/[.$K17])-[.$P17]); &quot;&quot;)">
            <text:p/>
          </table:table-cell>
          <table:table-cell/>
          <table:table-cell table:style-name="ce224" table:formula="of:=IF(ISBLANK([.O17]); &quot;&quot;; DAY([.O17]))">
            <text:p/>
          </table:table-cell>
          <table:table-cell table:style-name="ce224" table:formula="of:=IF(ISBLANK([.G17]); &quot;&quot;; WEEKDAY([.G17]; 2))">
            <text:p/>
          </table:table-cell>
          <table:table-cell table:style-name="ce224" table:formula="of:=IF(ISBLANK([.O17]); &quot;&quot;; WEEKDAY([.O17]; 2))">
            <text:p/>
          </table:table-cell>
          <table:table-cell table:style-name="ce224" table:formula="of:=IF(ISBLANK([.O17]); &quot;&quot;; WEEKNUM([.O17]))">
            <text:p/>
          </table:table-cell>
          <table:table-cell table:style-name="ce224" table:formula="of:=IF(ISBLANK([.O17]); &quot;&quot;; MONTH([.O17]))">
            <text:p/>
          </table:table-cell>
          <table:table-cell table:style-name="ce224" table:formula="of:=IF(OR(ISBLANK([.G17]); ISBLANK([.O17])); &quot;&quot;; IFERROR(DATEDIF([.G17];[.O17];&quot;d&quot;); &quot;&quot;))">
            <text:p/>
          </table:table-cell>
          <table:table-cell table:formula="of:=IFERROR([.AJ16]+[.P17]; &quot;&quot;)">
            <text:p/>
          </table:table-cell>
          <table:table-cell table:formula="of:=IFERROR([.AK16]+[.Q1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8]=&quot;Long&quot;; [.I18]-[Overview.$C$4]/[.H18]; IF([.F18]=&quot;Short&quot;; [.I18]+[Overview.$C$4]/[.H18]; &quot;&quot;)); &quot;&quot;)">
            <text:p/>
          </table:table-cell>
          <table:table-cell table:style-name="ce157" table:formula="of:=IFERROR(ABS([.J18]-[.I18])*[.H18]; &quot;&quot;)">
            <text:p/>
          </table:table-cell>
          <table:table-cell table:formula="of:=IFERROR(IF([.F18]=&quot;Long&quot;; [.I18]+[Overview.$C$4]/[.H18]*[Overview.$C$6]; IF([.F18]=&quot;Short&quot;; [.I18]-[Overview.$C$4]/[.H18]*[Overview.$C$6]; &quot;&quot;)); &quot;&quot;)">
            <text:p/>
          </table:table-cell>
          <table:table-cell table:number-columns-repeated="3"/>
          <table:table-cell table:formula="of:=IFERROR([.Q18]/[.K18]; &quot;&quot;)">
            <text:p/>
          </table:table-cell>
          <table:table-cell table:formula="of:=IFERROR(IF(AND([.F18]=&quot;Long&quot;; [.M18]=[.H18]); [.H18]*([.N18]-[.I18]); IF(AND([.F18]=&quot;Short&quot;; [.M18]=[.H18]); [.H18]*([.I18]-[.N18]); &quot;&quot;)); &quot;&quot;)">
            <text:p/>
          </table:table-cell>
          <table:table-cell table:formula="of:=IF(ISNUMBER([.Q18]); IF([.Q18]&gt;0; &quot;Win&quot;; &quot;Loss&quot;);&quot;&quot;)">
            <text:p/>
          </table:table-cell>
          <table:table-cell table:formula="of:=IF([.O18]=&quot;&quot;; &quot;&quot;; CONCATENATE(DATEDIF([.G18];[.O18];&quot;d&quot;); IF(DATEDIF([.G18];[.O1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8]); &quot;&quot;; IF([.$F18]=&quot;Long&quot;; ([.W18]-[.$I18])*[.$H18]/[.$K18]; ([.$I18]-[.W18])*[.$H18]/[.$K18])-[.$P18]); &quot;&quot;)">
            <text:p/>
          </table:table-cell>
          <table:table-cell table:style-name="Default"/>
          <table:table-cell table:style-name="ce205" table:formula="of:=IFERROR(IF(ISBLANK([.Y18]); &quot;&quot;; IF([.$F18]=&quot;Long&quot;; ([.Y18]-[.$I18])*[.$H18]/[.$K18]; ([.$I18]-[.Y18])*[.$H18]/[.$K18])-[.$P18]); &quot;&quot;)">
            <text:p/>
          </table:table-cell>
          <table:table-cell table:style-name="Default"/>
          <table:table-cell table:style-name="ce205" table:formula="of:=IFERROR(IF(ISBLANK([.AA18]); &quot;&quot;; IF([.$F18]=&quot;Long&quot;; ([.AA18]-[.$I18])*[.$H18]/[.$K18]; ([.$I18]-[.AA18])*[.$H18]/[.$K18])-[.$P18]); &quot;&quot;)">
            <text:p/>
          </table:table-cell>
          <table:table-cell/>
          <table:table-cell table:style-name="ce224" table:formula="of:=IF(ISBLANK([.O18]); &quot;&quot;; DAY([.O18]))">
            <text:p/>
          </table:table-cell>
          <table:table-cell table:style-name="ce224" table:formula="of:=IF(ISBLANK([.G18]); &quot;&quot;; WEEKDAY([.G18]; 2))">
            <text:p/>
          </table:table-cell>
          <table:table-cell table:style-name="ce224" table:formula="of:=IF(ISBLANK([.O18]); &quot;&quot;; WEEKDAY([.O18]; 2))">
            <text:p/>
          </table:table-cell>
          <table:table-cell table:style-name="ce224" table:formula="of:=IF(ISBLANK([.O18]); &quot;&quot;; WEEKNUM([.O18]))">
            <text:p/>
          </table:table-cell>
          <table:table-cell table:style-name="ce224" table:formula="of:=IF(ISBLANK([.O18]); &quot;&quot;; MONTH([.O18]))">
            <text:p/>
          </table:table-cell>
          <table:table-cell table:style-name="ce224" table:formula="of:=IF(OR(ISBLANK([.G18]); ISBLANK([.O18])); &quot;&quot;; IFERROR(DATEDIF([.G18];[.O18];&quot;d&quot;); &quot;&quot;))">
            <text:p/>
          </table:table-cell>
          <table:table-cell table:formula="of:=IFERROR([.AJ17]+[.P18]; &quot;&quot;)">
            <text:p/>
          </table:table-cell>
          <table:table-cell table:formula="of:=IFERROR([.AK17]+[.Q1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9]=&quot;Long&quot;; [.I19]-[Overview.$C$4]/[.H19]; IF([.F19]=&quot;Short&quot;; [.I19]+[Overview.$C$4]/[.H19]; &quot;&quot;)); &quot;&quot;)">
            <text:p/>
          </table:table-cell>
          <table:table-cell table:style-name="ce157" table:formula="of:=IFERROR(ABS([.J19]-[.I19])*[.H19]; &quot;&quot;)">
            <text:p/>
          </table:table-cell>
          <table:table-cell table:formula="of:=IFERROR(IF([.F19]=&quot;Long&quot;; [.I19]+[Overview.$C$4]/[.H19]*[Overview.$C$6]; IF([.F19]=&quot;Short&quot;; [.I19]-[Overview.$C$4]/[.H19]*[Overview.$C$6]; &quot;&quot;)); &quot;&quot;)">
            <text:p/>
          </table:table-cell>
          <table:table-cell table:number-columns-repeated="3"/>
          <table:table-cell table:formula="of:=IFERROR([.Q19]/[.K19]; &quot;&quot;)">
            <text:p/>
          </table:table-cell>
          <table:table-cell table:formula="of:=IFERROR(IF(AND([.F19]=&quot;Long&quot;; [.M19]=[.H19]); [.H19]*([.N19]-[.I19]); IF(AND([.F19]=&quot;Short&quot;; [.M19]=[.H19]); [.H19]*([.I19]-[.N19]); &quot;&quot;)); &quot;&quot;)">
            <text:p/>
          </table:table-cell>
          <table:table-cell table:formula="of:=IF(ISNUMBER([.Q19]); IF([.Q19]&gt;0; &quot;Win&quot;; &quot;Loss&quot;);&quot;&quot;)">
            <text:p/>
          </table:table-cell>
          <table:table-cell table:formula="of:=IF([.O19]=&quot;&quot;; &quot;&quot;; CONCATENATE(DATEDIF([.G19];[.O19];&quot;d&quot;); IF(DATEDIF([.G19];[.O1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9]); &quot;&quot;; IF([.$F19]=&quot;Long&quot;; ([.W19]-[.$I19])*[.$H19]/[.$K19]; ([.$I19]-[.W19])*[.$H19]/[.$K19])-[.$P19]); &quot;&quot;)">
            <text:p/>
          </table:table-cell>
          <table:table-cell table:style-name="Default"/>
          <table:table-cell table:style-name="ce205" table:formula="of:=IFERROR(IF(ISBLANK([.Y19]); &quot;&quot;; IF([.$F19]=&quot;Long&quot;; ([.Y19]-[.$I19])*[.$H19]/[.$K19]; ([.$I19]-[.Y19])*[.$H19]/[.$K19])-[.$P19]); &quot;&quot;)">
            <text:p/>
          </table:table-cell>
          <table:table-cell table:style-name="Default"/>
          <table:table-cell table:style-name="ce205" table:formula="of:=IFERROR(IF(ISBLANK([.AA19]); &quot;&quot;; IF([.$F19]=&quot;Long&quot;; ([.AA19]-[.$I19])*[.$H19]/[.$K19]; ([.$I19]-[.AA19])*[.$H19]/[.$K19])-[.$P19]); &quot;&quot;)">
            <text:p/>
          </table:table-cell>
          <table:table-cell/>
          <table:table-cell table:formula="of:=IF(ISBLANK([.O19]); &quot;&quot;; DAY([.O19]))">
            <text:p/>
          </table:table-cell>
          <table:table-cell table:formula="of:=IF(ISBLANK([.G19]); &quot;&quot;; WEEKDAY([.G19]; 2))">
            <text:p/>
          </table:table-cell>
          <table:table-cell table:formula="of:=IF(ISBLANK([.O19]); &quot;&quot;; WEEKDAY([.O19]; 2))">
            <text:p/>
          </table:table-cell>
          <table:table-cell table:formula="of:=IF(ISBLANK([.O19]); &quot;&quot;; WEEKNUM([.O19]))">
            <text:p/>
          </table:table-cell>
          <table:table-cell table:formula="of:=IF(ISBLANK([.O19]); &quot;&quot;; MONTH([.O19]))">
            <text:p/>
          </table:table-cell>
          <table:table-cell table:formula="of:=IF(OR(ISBLANK([.G19]); ISBLANK([.O19])); &quot;&quot;; IFERROR(DATEDIF([.G19];[.O19];&quot;d&quot;); &quot;&quot;))">
            <text:p/>
          </table:table-cell>
          <table:table-cell table:formula="of:=IFERROR([.AJ18]+[.P19]; &quot;&quot;)">
            <text:p/>
          </table:table-cell>
          <table:table-cell table:formula="of:=IFERROR([.AK18]+[.Q1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0]=&quot;Long&quot;; [.I20]-[Overview.$C$4]/[.H20]; IF([.F20]=&quot;Short&quot;; [.I20]+[Overview.$C$4]/[.H20]; &quot;&quot;)); &quot;&quot;)">
            <text:p/>
          </table:table-cell>
          <table:table-cell table:style-name="ce157" table:formula="of:=IFERROR(ABS([.J20]-[.I20])*[.H20]; &quot;&quot;)">
            <text:p/>
          </table:table-cell>
          <table:table-cell table:formula="of:=IFERROR(IF([.F20]=&quot;Long&quot;; [.I20]+[Overview.$C$4]/[.H20]*[Overview.$C$6]; IF([.F20]=&quot;Short&quot;; [.I20]-[Overview.$C$4]/[.H20]*[Overview.$C$6]; &quot;&quot;)); &quot;&quot;)">
            <text:p/>
          </table:table-cell>
          <table:table-cell table:number-columns-repeated="3"/>
          <table:table-cell table:formula="of:=IFERROR([.Q20]/[.K20]; &quot;&quot;)">
            <text:p/>
          </table:table-cell>
          <table:table-cell table:formula="of:=IFERROR(IF(AND([.F20]=&quot;Long&quot;; [.M20]=[.H20]); [.H20]*([.N20]-[.I20]); IF(AND([.F20]=&quot;Short&quot;; [.M20]=[.H20]); [.H20]*([.I20]-[.N20]); &quot;&quot;)); &quot;&quot;)">
            <text:p/>
          </table:table-cell>
          <table:table-cell table:formula="of:=IF(ISNUMBER([.Q20]); IF([.Q20]&gt;0; &quot;Win&quot;; &quot;Loss&quot;);&quot;&quot;)">
            <text:p/>
          </table:table-cell>
          <table:table-cell table:formula="of:=IF([.O20]=&quot;&quot;; &quot;&quot;; CONCATENATE(DATEDIF([.G20];[.O20];&quot;d&quot;); IF(DATEDIF([.G20];[.O2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0]); &quot;&quot;; IF([.$F20]=&quot;Long&quot;; ([.W20]-[.$I20])*[.$H20]/[.$K20]; ([.$I20]-[.W20])*[.$H20]/[.$K20])-[.$P20]); &quot;&quot;)">
            <text:p/>
          </table:table-cell>
          <table:table-cell table:style-name="Default"/>
          <table:table-cell table:style-name="ce205" table:formula="of:=IFERROR(IF(ISBLANK([.Y20]); &quot;&quot;; IF([.$F20]=&quot;Long&quot;; ([.Y20]-[.$I20])*[.$H20]/[.$K20]; ([.$I20]-[.Y20])*[.$H20]/[.$K20])-[.$P20]); &quot;&quot;)">
            <text:p/>
          </table:table-cell>
          <table:table-cell table:style-name="Default"/>
          <table:table-cell table:style-name="ce205" table:formula="of:=IFERROR(IF(ISBLANK([.AA20]); &quot;&quot;; IF([.$F20]=&quot;Long&quot;; ([.AA20]-[.$I20])*[.$H20]/[.$K20]; ([.$I20]-[.AA20])*[.$H20]/[.$K20])-[.$P20]); &quot;&quot;)">
            <text:p/>
          </table:table-cell>
          <table:table-cell/>
          <table:table-cell table:formula="of:=IF(ISBLANK([.O20]); &quot;&quot;; DAY([.O20]))">
            <text:p/>
          </table:table-cell>
          <table:table-cell table:formula="of:=IF(ISBLANK([.G20]); &quot;&quot;; WEEKDAY([.G20]; 2))">
            <text:p/>
          </table:table-cell>
          <table:table-cell table:formula="of:=IF(ISBLANK([.O20]); &quot;&quot;; WEEKDAY([.O20]; 2))">
            <text:p/>
          </table:table-cell>
          <table:table-cell table:formula="of:=IF(ISBLANK([.O20]); &quot;&quot;; WEEKNUM([.O20]))">
            <text:p/>
          </table:table-cell>
          <table:table-cell table:formula="of:=IF(ISBLANK([.O20]); &quot;&quot;; MONTH([.O20]))">
            <text:p/>
          </table:table-cell>
          <table:table-cell table:formula="of:=IF(OR(ISBLANK([.G20]); ISBLANK([.O20])); &quot;&quot;; IFERROR(DATEDIF([.G20];[.O20];&quot;d&quot;); &quot;&quot;))">
            <text:p/>
          </table:table-cell>
          <table:table-cell table:formula="of:=IFERROR([.AJ19]+[.P20]; &quot;&quot;)">
            <text:p/>
          </table:table-cell>
          <table:table-cell table:formula="of:=IFERROR([.AK19]+[.Q2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1]=&quot;Long&quot;; [.I21]-[Overview.$C$4]/[.H21]; IF([.F21]=&quot;Short&quot;; [.I21]+[Overview.$C$4]/[.H21]; &quot;&quot;)); &quot;&quot;)">
            <text:p/>
          </table:table-cell>
          <table:table-cell table:style-name="ce157" table:formula="of:=IFERROR(ABS([.J21]-[.I21])*[.H21]; &quot;&quot;)">
            <text:p/>
          </table:table-cell>
          <table:table-cell table:formula="of:=IFERROR(IF([.F21]=&quot;Long&quot;; [.I21]+[Overview.$C$4]/[.H21]*[Overview.$C$6]; IF([.F21]=&quot;Short&quot;; [.I21]-[Overview.$C$4]/[.H21]*[Overview.$C$6]; &quot;&quot;)); &quot;&quot;)">
            <text:p/>
          </table:table-cell>
          <table:table-cell table:number-columns-repeated="3"/>
          <table:table-cell table:formula="of:=IFERROR([.Q21]/[.K21]; &quot;&quot;)">
            <text:p/>
          </table:table-cell>
          <table:table-cell table:formula="of:=IFERROR(IF(AND([.F21]=&quot;Long&quot;; [.M21]=[.H21]); [.H21]*([.N21]-[.I21]); IF(AND([.F21]=&quot;Short&quot;; [.M21]=[.H21]); [.H21]*([.I21]-[.N21]); &quot;&quot;)); &quot;&quot;)">
            <text:p/>
          </table:table-cell>
          <table:table-cell table:formula="of:=IF(ISNUMBER([.Q21]); IF([.Q21]&gt;0; &quot;Win&quot;; &quot;Loss&quot;);&quot;&quot;)">
            <text:p/>
          </table:table-cell>
          <table:table-cell table:formula="of:=IF([.O21]=&quot;&quot;; &quot;&quot;; CONCATENATE(DATEDIF([.G21];[.O21];&quot;d&quot;); IF(DATEDIF([.G21];[.O2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1]); &quot;&quot;; IF([.$F21]=&quot;Long&quot;; ([.W21]-[.$I21])*[.$H21]/[.$K21]; ([.$I21]-[.W21])*[.$H21]/[.$K21])-[.$P21]); &quot;&quot;)">
            <text:p/>
          </table:table-cell>
          <table:table-cell table:style-name="Default"/>
          <table:table-cell table:style-name="ce205" table:formula="of:=IFERROR(IF(ISBLANK([.Y21]); &quot;&quot;; IF([.$F21]=&quot;Long&quot;; ([.Y21]-[.$I21])*[.$H21]/[.$K21]; ([.$I21]-[.Y21])*[.$H21]/[.$K21])-[.$P21]); &quot;&quot;)">
            <text:p/>
          </table:table-cell>
          <table:table-cell table:style-name="Default"/>
          <table:table-cell table:style-name="ce205" table:formula="of:=IFERROR(IF(ISBLANK([.AA21]); &quot;&quot;; IF([.$F21]=&quot;Long&quot;; ([.AA21]-[.$I21])*[.$H21]/[.$K21]; ([.$I21]-[.AA21])*[.$H21]/[.$K21])-[.$P21]); &quot;&quot;)">
            <text:p/>
          </table:table-cell>
          <table:table-cell/>
          <table:table-cell table:formula="of:=IF(ISBLANK([.O21]); &quot;&quot;; DAY([.O21]))">
            <text:p/>
          </table:table-cell>
          <table:table-cell table:formula="of:=IF(ISBLANK([.G21]); &quot;&quot;; WEEKDAY([.G21]; 2))">
            <text:p/>
          </table:table-cell>
          <table:table-cell table:formula="of:=IF(ISBLANK([.O21]); &quot;&quot;; WEEKDAY([.O21]; 2))">
            <text:p/>
          </table:table-cell>
          <table:table-cell table:formula="of:=IF(ISBLANK([.O21]); &quot;&quot;; WEEKNUM([.O21]))">
            <text:p/>
          </table:table-cell>
          <table:table-cell table:formula="of:=IF(ISBLANK([.O21]); &quot;&quot;; MONTH([.O21]))">
            <text:p/>
          </table:table-cell>
          <table:table-cell table:formula="of:=IF(OR(ISBLANK([.G21]); ISBLANK([.O21])); &quot;&quot;; IFERROR(DATEDIF([.G21];[.O21];&quot;d&quot;); &quot;&quot;))">
            <text:p/>
          </table:table-cell>
          <table:table-cell table:formula="of:=IFERROR([.AJ20]+[.P21]; &quot;&quot;)">
            <text:p/>
          </table:table-cell>
          <table:table-cell table:formula="of:=IFERROR([.AK20]+[.Q2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2]=&quot;Long&quot;; [.I22]-[Overview.$C$4]/[.H22]; IF([.F22]=&quot;Short&quot;; [.I22]+[Overview.$C$4]/[.H22]; &quot;&quot;)); &quot;&quot;)">
            <text:p/>
          </table:table-cell>
          <table:table-cell table:style-name="ce157" table:formula="of:=IFERROR(ABS([.J22]-[.I22])*[.H22]; &quot;&quot;)">
            <text:p/>
          </table:table-cell>
          <table:table-cell table:formula="of:=IFERROR(IF([.F22]=&quot;Long&quot;; [.I22]+[Overview.$C$4]/[.H22]*[Overview.$C$6]; IF([.F22]=&quot;Short&quot;; [.I22]-[Overview.$C$4]/[.H22]*[Overview.$C$6]; &quot;&quot;)); &quot;&quot;)">
            <text:p/>
          </table:table-cell>
          <table:table-cell table:number-columns-repeated="3"/>
          <table:table-cell table:formula="of:=IFERROR([.Q22]/[.K22]; &quot;&quot;)">
            <text:p/>
          </table:table-cell>
          <table:table-cell table:formula="of:=IFERROR(IF(AND([.F22]=&quot;Long&quot;; [.M22]=[.H22]); [.H22]*([.N22]-[.I22]); IF(AND([.F22]=&quot;Short&quot;; [.M22]=[.H22]); [.H22]*([.I22]-[.N22]); &quot;&quot;)); &quot;&quot;)">
            <text:p/>
          </table:table-cell>
          <table:table-cell table:formula="of:=IF(ISNUMBER([.Q22]); IF([.Q22]&gt;0; &quot;Win&quot;; &quot;Loss&quot;);&quot;&quot;)">
            <text:p/>
          </table:table-cell>
          <table:table-cell table:formula="of:=IF([.O22]=&quot;&quot;; &quot;&quot;; CONCATENATE(DATEDIF([.G22];[.O22];&quot;d&quot;); IF(DATEDIF([.G22];[.O2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2]); &quot;&quot;; IF([.$F22]=&quot;Long&quot;; ([.W22]-[.$I22])*[.$H22]/[.$K22]; ([.$I22]-[.W22])*[.$H22]/[.$K22])-[.$P22]); &quot;&quot;)">
            <text:p/>
          </table:table-cell>
          <table:table-cell table:style-name="Default"/>
          <table:table-cell table:style-name="ce205" table:formula="of:=IFERROR(IF(ISBLANK([.Y22]); &quot;&quot;; IF([.$F22]=&quot;Long&quot;; ([.Y22]-[.$I22])*[.$H22]/[.$K22]; ([.$I22]-[.Y22])*[.$H22]/[.$K22])-[.$P22]); &quot;&quot;)">
            <text:p/>
          </table:table-cell>
          <table:table-cell table:style-name="Default"/>
          <table:table-cell table:style-name="ce205" table:formula="of:=IFERROR(IF(ISBLANK([.AA22]); &quot;&quot;; IF([.$F22]=&quot;Long&quot;; ([.AA22]-[.$I22])*[.$H22]/[.$K22]; ([.$I22]-[.AA22])*[.$H22]/[.$K22])-[.$P22]); &quot;&quot;)">
            <text:p/>
          </table:table-cell>
          <table:table-cell/>
          <table:table-cell table:formula="of:=IF(ISBLANK([.O22]); &quot;&quot;; DAY([.O22]))">
            <text:p/>
          </table:table-cell>
          <table:table-cell table:formula="of:=IF(ISBLANK([.G22]); &quot;&quot;; WEEKDAY([.G22]; 2))">
            <text:p/>
          </table:table-cell>
          <table:table-cell table:formula="of:=IF(ISBLANK([.O22]); &quot;&quot;; WEEKDAY([.O22]; 2))">
            <text:p/>
          </table:table-cell>
          <table:table-cell table:formula="of:=IF(ISBLANK([.O22]); &quot;&quot;; WEEKNUM([.O22]))">
            <text:p/>
          </table:table-cell>
          <table:table-cell table:formula="of:=IF(ISBLANK([.O22]); &quot;&quot;; MONTH([.O22]))">
            <text:p/>
          </table:table-cell>
          <table:table-cell table:formula="of:=IF(OR(ISBLANK([.G22]); ISBLANK([.O22])); &quot;&quot;; IFERROR(DATEDIF([.G22];[.O22];&quot;d&quot;); &quot;&quot;))">
            <text:p/>
          </table:table-cell>
          <table:table-cell table:formula="of:=IFERROR([.AJ21]+[.P22]; &quot;&quot;)">
            <text:p/>
          </table:table-cell>
          <table:table-cell table:formula="of:=IFERROR([.AK21]+[.Q2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3]=&quot;Long&quot;; [.I23]-[Overview.$C$4]/[.H23]; IF([.F23]=&quot;Short&quot;; [.I23]+[Overview.$C$4]/[.H23]; &quot;&quot;)); &quot;&quot;)">
            <text:p/>
          </table:table-cell>
          <table:table-cell table:style-name="ce157" table:formula="of:=IFERROR(ABS([.J23]-[.I23])*[.H23]; &quot;&quot;)">
            <text:p/>
          </table:table-cell>
          <table:table-cell table:formula="of:=IFERROR(IF([.F23]=&quot;Long&quot;; [.I23]+[Overview.$C$4]/[.H23]*[Overview.$C$6]; IF([.F23]=&quot;Short&quot;; [.I23]-[Overview.$C$4]/[.H23]*[Overview.$C$6]; &quot;&quot;)); &quot;&quot;)">
            <text:p/>
          </table:table-cell>
          <table:table-cell table:number-columns-repeated="3"/>
          <table:table-cell table:formula="of:=IFERROR([.Q23]/[.K23]; &quot;&quot;)">
            <text:p/>
          </table:table-cell>
          <table:table-cell table:formula="of:=IFERROR(IF(AND([.F23]=&quot;Long&quot;; [.M23]=[.H23]); [.H23]*([.N23]-[.I23]); IF(AND([.F23]=&quot;Short&quot;; [.M23]=[.H23]); [.H23]*([.I23]-[.N23]); &quot;&quot;)); &quot;&quot;)">
            <text:p/>
          </table:table-cell>
          <table:table-cell table:formula="of:=IF(ISNUMBER([.Q23]); IF([.Q23]&gt;0; &quot;Win&quot;; &quot;Loss&quot;);&quot;&quot;)">
            <text:p/>
          </table:table-cell>
          <table:table-cell table:formula="of:=IF([.O23]=&quot;&quot;; &quot;&quot;; CONCATENATE(DATEDIF([.G23];[.O23];&quot;d&quot;); IF(DATEDIF([.G23];[.O2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3]); &quot;&quot;; IF([.$F23]=&quot;Long&quot;; ([.W23]-[.$I23])*[.$H23]/[.$K23]; ([.$I23]-[.W23])*[.$H23]/[.$K23])-[.$P23]); &quot;&quot;)">
            <text:p/>
          </table:table-cell>
          <table:table-cell table:style-name="Default"/>
          <table:table-cell table:style-name="ce205" table:formula="of:=IFERROR(IF(ISBLANK([.Y23]); &quot;&quot;; IF([.$F23]=&quot;Long&quot;; ([.Y23]-[.$I23])*[.$H23]/[.$K23]; ([.$I23]-[.Y23])*[.$H23]/[.$K23])-[.$P23]); &quot;&quot;)">
            <text:p/>
          </table:table-cell>
          <table:table-cell table:style-name="Default"/>
          <table:table-cell table:style-name="ce205" table:formula="of:=IFERROR(IF(ISBLANK([.AA23]); &quot;&quot;; IF([.$F23]=&quot;Long&quot;; ([.AA23]-[.$I23])*[.$H23]/[.$K23]; ([.$I23]-[.AA23])*[.$H23]/[.$K23])-[.$P23]); &quot;&quot;)">
            <text:p/>
          </table:table-cell>
          <table:table-cell/>
          <table:table-cell table:formula="of:=IF(ISBLANK([.O23]); &quot;&quot;; DAY([.O23]))">
            <text:p/>
          </table:table-cell>
          <table:table-cell table:formula="of:=IF(ISBLANK([.G23]); &quot;&quot;; WEEKDAY([.G23]; 2))">
            <text:p/>
          </table:table-cell>
          <table:table-cell table:formula="of:=IF(ISBLANK([.O23]); &quot;&quot;; WEEKDAY([.O23]; 2))">
            <text:p/>
          </table:table-cell>
          <table:table-cell table:formula="of:=IF(ISBLANK([.O23]); &quot;&quot;; WEEKNUM([.O23]))">
            <text:p/>
          </table:table-cell>
          <table:table-cell table:formula="of:=IF(ISBLANK([.O23]); &quot;&quot;; MONTH([.O23]))">
            <text:p/>
          </table:table-cell>
          <table:table-cell table:formula="of:=IF(OR(ISBLANK([.G23]); ISBLANK([.O23])); &quot;&quot;; IFERROR(DATEDIF([.G23];[.O23];&quot;d&quot;); &quot;&quot;))">
            <text:p/>
          </table:table-cell>
          <table:table-cell table:formula="of:=IFERROR([.AJ22]+[.P23]; &quot;&quot;)">
            <text:p/>
          </table:table-cell>
          <table:table-cell table:formula="of:=IFERROR([.AK22]+[.Q2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4]=&quot;Long&quot;; [.I24]-[Overview.$C$4]/[.H24]; IF([.F24]=&quot;Short&quot;; [.I24]+[Overview.$C$4]/[.H24]; &quot;&quot;)); &quot;&quot;)">
            <text:p/>
          </table:table-cell>
          <table:table-cell table:style-name="ce157" table:formula="of:=IFERROR(ABS([.J24]-[.I24])*[.H24]; &quot;&quot;)">
            <text:p/>
          </table:table-cell>
          <table:table-cell table:formula="of:=IFERROR(IF([.F24]=&quot;Long&quot;; [.I24]+[Overview.$C$4]/[.H24]*[Overview.$C$6]; IF([.F24]=&quot;Short&quot;; [.I24]-[Overview.$C$4]/[.H24]*[Overview.$C$6]; &quot;&quot;)); &quot;&quot;)">
            <text:p/>
          </table:table-cell>
          <table:table-cell table:number-columns-repeated="3"/>
          <table:table-cell table:formula="of:=IFERROR([.Q24]/[.K24]; &quot;&quot;)">
            <text:p/>
          </table:table-cell>
          <table:table-cell table:formula="of:=IFERROR(IF(AND([.F24]=&quot;Long&quot;; [.M24]=[.H24]); [.H24]*([.N24]-[.I24]); IF(AND([.F24]=&quot;Short&quot;; [.M24]=[.H24]); [.H24]*([.I24]-[.N24]); &quot;&quot;)); &quot;&quot;)">
            <text:p/>
          </table:table-cell>
          <table:table-cell table:formula="of:=IF(ISNUMBER([.Q24]); IF([.Q24]&gt;0; &quot;Win&quot;; &quot;Loss&quot;);&quot;&quot;)">
            <text:p/>
          </table:table-cell>
          <table:table-cell table:formula="of:=IF([.O24]=&quot;&quot;; &quot;&quot;; CONCATENATE(DATEDIF([.G24];[.O24];&quot;d&quot;); IF(DATEDIF([.G24];[.O2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4]); &quot;&quot;; IF([.$F24]=&quot;Long&quot;; ([.W24]-[.$I24])*[.$H24]/[.$K24]; ([.$I24]-[.W24])*[.$H24]/[.$K24])-[.$P24]); &quot;&quot;)">
            <text:p/>
          </table:table-cell>
          <table:table-cell table:style-name="Default"/>
          <table:table-cell table:style-name="ce205" table:formula="of:=IFERROR(IF(ISBLANK([.Y24]); &quot;&quot;; IF([.$F24]=&quot;Long&quot;; ([.Y24]-[.$I24])*[.$H24]/[.$K24]; ([.$I24]-[.Y24])*[.$H24]/[.$K24])-[.$P24]); &quot;&quot;)">
            <text:p/>
          </table:table-cell>
          <table:table-cell table:style-name="Default"/>
          <table:table-cell table:style-name="ce205" table:formula="of:=IFERROR(IF(ISBLANK([.AA24]); &quot;&quot;; IF([.$F24]=&quot;Long&quot;; ([.AA24]-[.$I24])*[.$H24]/[.$K24]; ([.$I24]-[.AA24])*[.$H24]/[.$K24])-[.$P24]); &quot;&quot;)">
            <text:p/>
          </table:table-cell>
          <table:table-cell/>
          <table:table-cell table:formula="of:=IF(ISBLANK([.O24]); &quot;&quot;; DAY([.O24]))">
            <text:p/>
          </table:table-cell>
          <table:table-cell table:formula="of:=IF(ISBLANK([.G24]); &quot;&quot;; WEEKDAY([.G24]; 2))">
            <text:p/>
          </table:table-cell>
          <table:table-cell table:formula="of:=IF(ISBLANK([.O24]); &quot;&quot;; WEEKDAY([.O24]; 2))">
            <text:p/>
          </table:table-cell>
          <table:table-cell table:formula="of:=IF(ISBLANK([.O24]); &quot;&quot;; WEEKNUM([.O24]))">
            <text:p/>
          </table:table-cell>
          <table:table-cell table:formula="of:=IF(ISBLANK([.O24]); &quot;&quot;; MONTH([.O24]))">
            <text:p/>
          </table:table-cell>
          <table:table-cell table:formula="of:=IF(OR(ISBLANK([.G24]); ISBLANK([.O24])); &quot;&quot;; IFERROR(DATEDIF([.G24];[.O24];&quot;d&quot;); &quot;&quot;))">
            <text:p/>
          </table:table-cell>
          <table:table-cell table:formula="of:=IFERROR([.AJ23]+[.P24]; &quot;&quot;)">
            <text:p/>
          </table:table-cell>
          <table:table-cell table:formula="of:=IFERROR([.AK23]+[.Q2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5]=&quot;Long&quot;; [.I25]-[Overview.$C$4]/[.H25]; IF([.F25]=&quot;Short&quot;; [.I25]+[Overview.$C$4]/[.H25]; &quot;&quot;)); &quot;&quot;)">
            <text:p/>
          </table:table-cell>
          <table:table-cell table:style-name="ce157" table:formula="of:=IFERROR(ABS([.J25]-[.I25])*[.H25]; &quot;&quot;)">
            <text:p/>
          </table:table-cell>
          <table:table-cell table:formula="of:=IFERROR(IF([.F25]=&quot;Long&quot;; [.I25]+[Overview.$C$4]/[.H25]*[Overview.$C$6]; IF([.F25]=&quot;Short&quot;; [.I25]-[Overview.$C$4]/[.H25]*[Overview.$C$6]; &quot;&quot;)); &quot;&quot;)">
            <text:p/>
          </table:table-cell>
          <table:table-cell table:number-columns-repeated="3"/>
          <table:table-cell table:formula="of:=IFERROR([.Q25]/[.K25]; &quot;&quot;)">
            <text:p/>
          </table:table-cell>
          <table:table-cell table:formula="of:=IFERROR(IF(AND([.F25]=&quot;Long&quot;; [.M25]=[.H25]); [.H25]*([.N25]-[.I25]); IF(AND([.F25]=&quot;Short&quot;; [.M25]=[.H25]); [.H25]*([.I25]-[.N25]); &quot;&quot;)); &quot;&quot;)">
            <text:p/>
          </table:table-cell>
          <table:table-cell table:formula="of:=IF(ISNUMBER([.Q25]); IF([.Q25]&gt;0; &quot;Win&quot;; &quot;Loss&quot;);&quot;&quot;)">
            <text:p/>
          </table:table-cell>
          <table:table-cell table:formula="of:=IF([.O25]=&quot;&quot;; &quot;&quot;; CONCATENATE(DATEDIF([.G25];[.O25];&quot;d&quot;); IF(DATEDIF([.G25];[.O2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5]); &quot;&quot;; IF([.$F25]=&quot;Long&quot;; ([.W25]-[.$I25])*[.$H25]/[.$K25]; ([.$I25]-[.W25])*[.$H25]/[.$K25])-[.$P25]); &quot;&quot;)">
            <text:p/>
          </table:table-cell>
          <table:table-cell table:style-name="Default"/>
          <table:table-cell table:style-name="ce205" table:formula="of:=IFERROR(IF(ISBLANK([.Y25]); &quot;&quot;; IF([.$F25]=&quot;Long&quot;; ([.Y25]-[.$I25])*[.$H25]/[.$K25]; ([.$I25]-[.Y25])*[.$H25]/[.$K25])-[.$P25]); &quot;&quot;)">
            <text:p/>
          </table:table-cell>
          <table:table-cell table:style-name="Default"/>
          <table:table-cell table:style-name="ce205" table:formula="of:=IFERROR(IF(ISBLANK([.AA25]); &quot;&quot;; IF([.$F25]=&quot;Long&quot;; ([.AA25]-[.$I25])*[.$H25]/[.$K25]; ([.$I25]-[.AA25])*[.$H25]/[.$K25])-[.$P25]); &quot;&quot;)">
            <text:p/>
          </table:table-cell>
          <table:table-cell/>
          <table:table-cell table:formula="of:=IF(ISBLANK([.O25]); &quot;&quot;; DAY([.O25]))">
            <text:p/>
          </table:table-cell>
          <table:table-cell table:formula="of:=IF(ISBLANK([.G25]); &quot;&quot;; WEEKDAY([.G25]; 2))">
            <text:p/>
          </table:table-cell>
          <table:table-cell table:formula="of:=IF(ISBLANK([.O25]); &quot;&quot;; WEEKDAY([.O25]; 2))">
            <text:p/>
          </table:table-cell>
          <table:table-cell table:formula="of:=IF(ISBLANK([.O25]); &quot;&quot;; WEEKNUM([.O25]))">
            <text:p/>
          </table:table-cell>
          <table:table-cell table:formula="of:=IF(ISBLANK([.O25]); &quot;&quot;; MONTH([.O25]))">
            <text:p/>
          </table:table-cell>
          <table:table-cell table:formula="of:=IF(OR(ISBLANK([.G25]); ISBLANK([.O25])); &quot;&quot;; IFERROR(DATEDIF([.G25];[.O25];&quot;d&quot;); &quot;&quot;))">
            <text:p/>
          </table:table-cell>
          <table:table-cell table:formula="of:=IFERROR([.AJ24]+[.P25]; &quot;&quot;)">
            <text:p/>
          </table:table-cell>
          <table:table-cell table:formula="of:=IFERROR([.AK24]+[.Q2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6]=&quot;Long&quot;; [.I26]-[Overview.$C$4]/[.H26]; IF([.F26]=&quot;Short&quot;; [.I26]+[Overview.$C$4]/[.H26]; &quot;&quot;)); &quot;&quot;)">
            <text:p/>
          </table:table-cell>
          <table:table-cell table:style-name="ce157" table:formula="of:=IFERROR(ABS([.J26]-[.I26])*[.H26]; &quot;&quot;)">
            <text:p/>
          </table:table-cell>
          <table:table-cell table:formula="of:=IFERROR(IF([.F26]=&quot;Long&quot;; [.I26]+[Overview.$C$4]/[.H26]*[Overview.$C$6]; IF([.F26]=&quot;Short&quot;; [.I26]-[Overview.$C$4]/[.H26]*[Overview.$C$6]; &quot;&quot;)); &quot;&quot;)">
            <text:p/>
          </table:table-cell>
          <table:table-cell table:number-columns-repeated="3"/>
          <table:table-cell table:formula="of:=IFERROR([.Q26]/[.K26]; &quot;&quot;)">
            <text:p/>
          </table:table-cell>
          <table:table-cell table:formula="of:=IFERROR(IF(AND([.F26]=&quot;Long&quot;; [.M26]=[.H26]); [.H26]*([.N26]-[.I26]); IF(AND([.F26]=&quot;Short&quot;; [.M26]=[.H26]); [.H26]*([.I26]-[.N26]); &quot;&quot;)); &quot;&quot;)">
            <text:p/>
          </table:table-cell>
          <table:table-cell table:formula="of:=IF(ISNUMBER([.Q26]); IF([.Q26]&gt;0; &quot;Win&quot;; &quot;Loss&quot;);&quot;&quot;)">
            <text:p/>
          </table:table-cell>
          <table:table-cell table:formula="of:=IF([.O26]=&quot;&quot;; &quot;&quot;; CONCATENATE(DATEDIF([.G26];[.O26];&quot;d&quot;); IF(DATEDIF([.G26];[.O2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6]); &quot;&quot;; IF([.$F26]=&quot;Long&quot;; ([.W26]-[.$I26])*[.$H26]/[.$K26]; ([.$I26]-[.W26])*[.$H26]/[.$K26])-[.$P26]); &quot;&quot;)">
            <text:p/>
          </table:table-cell>
          <table:table-cell table:style-name="Default"/>
          <table:table-cell table:style-name="ce205" table:formula="of:=IFERROR(IF(ISBLANK([.Y26]); &quot;&quot;; IF([.$F26]=&quot;Long&quot;; ([.Y26]-[.$I26])*[.$H26]/[.$K26]; ([.$I26]-[.Y26])*[.$H26]/[.$K26])-[.$P26]); &quot;&quot;)">
            <text:p/>
          </table:table-cell>
          <table:table-cell table:style-name="Default"/>
          <table:table-cell table:style-name="ce205" table:formula="of:=IFERROR(IF(ISBLANK([.AA26]); &quot;&quot;; IF([.$F26]=&quot;Long&quot;; ([.AA26]-[.$I26])*[.$H26]/[.$K26]; ([.$I26]-[.AA26])*[.$H26]/[.$K26])-[.$P26]); &quot;&quot;)">
            <text:p/>
          </table:table-cell>
          <table:table-cell/>
          <table:table-cell table:formula="of:=IF(ISBLANK([.O26]); &quot;&quot;; DAY([.O26]))">
            <text:p/>
          </table:table-cell>
          <table:table-cell table:formula="of:=IF(ISBLANK([.G26]); &quot;&quot;; WEEKDAY([.G26]; 2))">
            <text:p/>
          </table:table-cell>
          <table:table-cell table:formula="of:=IF(ISBLANK([.O26]); &quot;&quot;; WEEKDAY([.O26]; 2))">
            <text:p/>
          </table:table-cell>
          <table:table-cell table:formula="of:=IF(ISBLANK([.O26]); &quot;&quot;; WEEKNUM([.O26]))">
            <text:p/>
          </table:table-cell>
          <table:table-cell table:formula="of:=IF(ISBLANK([.O26]); &quot;&quot;; MONTH([.O26]))">
            <text:p/>
          </table:table-cell>
          <table:table-cell table:formula="of:=IF(OR(ISBLANK([.G26]); ISBLANK([.O26])); &quot;&quot;; IFERROR(DATEDIF([.G26];[.O26];&quot;d&quot;); &quot;&quot;))">
            <text:p/>
          </table:table-cell>
          <table:table-cell table:formula="of:=IFERROR([.AJ25]+[.P26]; &quot;&quot;)">
            <text:p/>
          </table:table-cell>
          <table:table-cell table:formula="of:=IFERROR([.AK25]+[.Q2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7]=&quot;Long&quot;; [.I27]-[Overview.$C$4]/[.H27]; IF([.F27]=&quot;Short&quot;; [.I27]+[Overview.$C$4]/[.H27]; &quot;&quot;)); &quot;&quot;)">
            <text:p/>
          </table:table-cell>
          <table:table-cell table:style-name="ce157" table:formula="of:=IFERROR(ABS([.J27]-[.I27])*[.H27]; &quot;&quot;)">
            <text:p/>
          </table:table-cell>
          <table:table-cell table:formula="of:=IFERROR(IF([.F27]=&quot;Long&quot;; [.I27]+[Overview.$C$4]/[.H27]*[Overview.$C$6]; IF([.F27]=&quot;Short&quot;; [.I27]-[Overview.$C$4]/[.H27]*[Overview.$C$6]; &quot;&quot;)); &quot;&quot;)">
            <text:p/>
          </table:table-cell>
          <table:table-cell table:number-columns-repeated="3"/>
          <table:table-cell table:formula="of:=IFERROR([.Q27]/[.K27]; &quot;&quot;)">
            <text:p/>
          </table:table-cell>
          <table:table-cell table:formula="of:=IFERROR(IF(AND([.F27]=&quot;Long&quot;; [.M27]=[.H27]); [.H27]*([.N27]-[.I27]); IF(AND([.F27]=&quot;Short&quot;; [.M27]=[.H27]); [.H27]*([.I27]-[.N27]); &quot;&quot;)); &quot;&quot;)">
            <text:p/>
          </table:table-cell>
          <table:table-cell table:formula="of:=IF(ISNUMBER([.Q27]); IF([.Q27]&gt;0; &quot;Win&quot;; &quot;Loss&quot;);&quot;&quot;)">
            <text:p/>
          </table:table-cell>
          <table:table-cell table:formula="of:=IF([.O27]=&quot;&quot;; &quot;&quot;; CONCATENATE(DATEDIF([.G27];[.O27];&quot;d&quot;); IF(DATEDIF([.G27];[.O2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7]); &quot;&quot;; IF([.$F27]=&quot;Long&quot;; ([.W27]-[.$I27])*[.$H27]/[.$K27]; ([.$I27]-[.W27])*[.$H27]/[.$K27])-[.$P27]); &quot;&quot;)">
            <text:p/>
          </table:table-cell>
          <table:table-cell table:style-name="Default"/>
          <table:table-cell table:style-name="ce205" table:formula="of:=IFERROR(IF(ISBLANK([.Y27]); &quot;&quot;; IF([.$F27]=&quot;Long&quot;; ([.Y27]-[.$I27])*[.$H27]/[.$K27]; ([.$I27]-[.Y27])*[.$H27]/[.$K27])-[.$P27]); &quot;&quot;)">
            <text:p/>
          </table:table-cell>
          <table:table-cell table:style-name="Default"/>
          <table:table-cell table:style-name="ce205" table:formula="of:=IFERROR(IF(ISBLANK([.AA27]); &quot;&quot;; IF([.$F27]=&quot;Long&quot;; ([.AA27]-[.$I27])*[.$H27]/[.$K27]; ([.$I27]-[.AA27])*[.$H27]/[.$K27])-[.$P27]); &quot;&quot;)">
            <text:p/>
          </table:table-cell>
          <table:table-cell/>
          <table:table-cell table:formula="of:=IF(ISBLANK([.O27]); &quot;&quot;; DAY([.O27]))">
            <text:p/>
          </table:table-cell>
          <table:table-cell table:formula="of:=IF(ISBLANK([.G27]); &quot;&quot;; WEEKDAY([.G27]; 2))">
            <text:p/>
          </table:table-cell>
          <table:table-cell table:formula="of:=IF(ISBLANK([.O27]); &quot;&quot;; WEEKDAY([.O27]; 2))">
            <text:p/>
          </table:table-cell>
          <table:table-cell table:formula="of:=IF(ISBLANK([.O27]); &quot;&quot;; WEEKNUM([.O27]))">
            <text:p/>
          </table:table-cell>
          <table:table-cell table:formula="of:=IF(ISBLANK([.O27]); &quot;&quot;; MONTH([.O27]))">
            <text:p/>
          </table:table-cell>
          <table:table-cell table:formula="of:=IF(OR(ISBLANK([.G27]); ISBLANK([.O27])); &quot;&quot;; IFERROR(DATEDIF([.G27];[.O27];&quot;d&quot;); &quot;&quot;))">
            <text:p/>
          </table:table-cell>
          <table:table-cell table:formula="of:=IFERROR([.AJ26]+[.P27]; &quot;&quot;)">
            <text:p/>
          </table:table-cell>
          <table:table-cell table:formula="of:=IFERROR([.AK26]+[.Q2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8]=&quot;Long&quot;; [.I28]-[Overview.$C$4]/[.H28]; IF([.F28]=&quot;Short&quot;; [.I28]+[Overview.$C$4]/[.H28]; &quot;&quot;)); &quot;&quot;)">
            <text:p/>
          </table:table-cell>
          <table:table-cell table:style-name="ce157" table:formula="of:=IFERROR(ABS([.J28]-[.I28])*[.H28]; &quot;&quot;)">
            <text:p/>
          </table:table-cell>
          <table:table-cell table:formula="of:=IFERROR(IF([.F28]=&quot;Long&quot;; [.I28]+[Overview.$C$4]/[.H28]*[Overview.$C$6]; IF([.F28]=&quot;Short&quot;; [.I28]-[Overview.$C$4]/[.H28]*[Overview.$C$6]; &quot;&quot;)); &quot;&quot;)">
            <text:p/>
          </table:table-cell>
          <table:table-cell table:number-columns-repeated="3"/>
          <table:table-cell table:formula="of:=IFERROR([.Q28]/[.K28]; &quot;&quot;)">
            <text:p/>
          </table:table-cell>
          <table:table-cell table:formula="of:=IFERROR(IF(AND([.F28]=&quot;Long&quot;; [.M28]=[.H28]); [.H28]*([.N28]-[.I28]); IF(AND([.F28]=&quot;Short&quot;; [.M28]=[.H28]); [.H28]*([.I28]-[.N28]); &quot;&quot;)); &quot;&quot;)">
            <text:p/>
          </table:table-cell>
          <table:table-cell table:formula="of:=IF(ISNUMBER([.Q28]); IF([.Q28]&gt;0; &quot;Win&quot;; &quot;Loss&quot;);&quot;&quot;)">
            <text:p/>
          </table:table-cell>
          <table:table-cell table:formula="of:=IF([.O28]=&quot;&quot;; &quot;&quot;; CONCATENATE(DATEDIF([.G28];[.O28];&quot;d&quot;); IF(DATEDIF([.G28];[.O2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8]); &quot;&quot;; IF([.$F28]=&quot;Long&quot;; ([.W28]-[.$I28])*[.$H28]/[.$K28]; ([.$I28]-[.W28])*[.$H28]/[.$K28])-[.$P28]); &quot;&quot;)">
            <text:p/>
          </table:table-cell>
          <table:table-cell table:style-name="Default"/>
          <table:table-cell table:style-name="ce205" table:formula="of:=IFERROR(IF(ISBLANK([.Y28]); &quot;&quot;; IF([.$F28]=&quot;Long&quot;; ([.Y28]-[.$I28])*[.$H28]/[.$K28]; ([.$I28]-[.Y28])*[.$H28]/[.$K28])-[.$P28]); &quot;&quot;)">
            <text:p/>
          </table:table-cell>
          <table:table-cell table:style-name="Default"/>
          <table:table-cell table:style-name="ce205" table:formula="of:=IFERROR(IF(ISBLANK([.AA28]); &quot;&quot;; IF([.$F28]=&quot;Long&quot;; ([.AA28]-[.$I28])*[.$H28]/[.$K28]; ([.$I28]-[.AA28])*[.$H28]/[.$K28])-[.$P28]); &quot;&quot;)">
            <text:p/>
          </table:table-cell>
          <table:table-cell/>
          <table:table-cell table:formula="of:=IF(ISBLANK([.O28]); &quot;&quot;; DAY([.O28]))">
            <text:p/>
          </table:table-cell>
          <table:table-cell table:formula="of:=IF(ISBLANK([.G28]); &quot;&quot;; WEEKDAY([.G28]; 2))">
            <text:p/>
          </table:table-cell>
          <table:table-cell table:formula="of:=IF(ISBLANK([.O28]); &quot;&quot;; WEEKDAY([.O28]; 2))">
            <text:p/>
          </table:table-cell>
          <table:table-cell table:formula="of:=IF(ISBLANK([.O28]); &quot;&quot;; WEEKNUM([.O28]))">
            <text:p/>
          </table:table-cell>
          <table:table-cell table:formula="of:=IF(ISBLANK([.O28]); &quot;&quot;; MONTH([.O28]))">
            <text:p/>
          </table:table-cell>
          <table:table-cell table:formula="of:=IF(OR(ISBLANK([.G28]); ISBLANK([.O28])); &quot;&quot;; IFERROR(DATEDIF([.G28];[.O28];&quot;d&quot;); &quot;&quot;))">
            <text:p/>
          </table:table-cell>
          <table:table-cell table:formula="of:=IFERROR([.AJ27]+[.P28]; &quot;&quot;)">
            <text:p/>
          </table:table-cell>
          <table:table-cell table:formula="of:=IFERROR([.AK27]+[.Q2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9]=&quot;Long&quot;; [.I29]-[Overview.$C$4]/[.H29]; IF([.F29]=&quot;Short&quot;; [.I29]+[Overview.$C$4]/[.H29]; &quot;&quot;)); &quot;&quot;)">
            <text:p/>
          </table:table-cell>
          <table:table-cell table:style-name="ce157" table:formula="of:=IFERROR(ABS([.J29]-[.I29])*[.H29]; &quot;&quot;)">
            <text:p/>
          </table:table-cell>
          <table:table-cell table:formula="of:=IFERROR(IF([.F29]=&quot;Long&quot;; [.I29]+[Overview.$C$4]/[.H29]*[Overview.$C$6]; IF([.F29]=&quot;Short&quot;; [.I29]-[Overview.$C$4]/[.H29]*[Overview.$C$6]; &quot;&quot;)); &quot;&quot;)">
            <text:p/>
          </table:table-cell>
          <table:table-cell table:number-columns-repeated="3"/>
          <table:table-cell table:formula="of:=IFERROR([.Q29]/[.K29]; &quot;&quot;)">
            <text:p/>
          </table:table-cell>
          <table:table-cell table:formula="of:=IFERROR(IF(AND([.F29]=&quot;Long&quot;; [.M29]=[.H29]); [.H29]*([.N29]-[.I29]); IF(AND([.F29]=&quot;Short&quot;; [.M29]=[.H29]); [.H29]*([.I29]-[.N29]); &quot;&quot;)); &quot;&quot;)">
            <text:p/>
          </table:table-cell>
          <table:table-cell table:formula="of:=IF(ISNUMBER([.Q29]); IF([.Q29]&gt;0; &quot;Win&quot;; &quot;Loss&quot;);&quot;&quot;)">
            <text:p/>
          </table:table-cell>
          <table:table-cell table:formula="of:=IF([.O29]=&quot;&quot;; &quot;&quot;; CONCATENATE(DATEDIF([.G29];[.O29];&quot;d&quot;); IF(DATEDIF([.G29];[.O2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9]); &quot;&quot;; IF([.$F29]=&quot;Long&quot;; ([.W29]-[.$I29])*[.$H29]/[.$K29]; ([.$I29]-[.W29])*[.$H29]/[.$K29])-[.$P29]); &quot;&quot;)">
            <text:p/>
          </table:table-cell>
          <table:table-cell table:style-name="Default"/>
          <table:table-cell table:style-name="ce205" table:formula="of:=IFERROR(IF(ISBLANK([.Y29]); &quot;&quot;; IF([.$F29]=&quot;Long&quot;; ([.Y29]-[.$I29])*[.$H29]/[.$K29]; ([.$I29]-[.Y29])*[.$H29]/[.$K29])-[.$P29]); &quot;&quot;)">
            <text:p/>
          </table:table-cell>
          <table:table-cell table:style-name="Default"/>
          <table:table-cell table:style-name="ce205" table:formula="of:=IFERROR(IF(ISBLANK([.AA29]); &quot;&quot;; IF([.$F29]=&quot;Long&quot;; ([.AA29]-[.$I29])*[.$H29]/[.$K29]; ([.$I29]-[.AA29])*[.$H29]/[.$K29])-[.$P29]); &quot;&quot;)">
            <text:p/>
          </table:table-cell>
          <table:table-cell/>
          <table:table-cell table:formula="of:=IF(ISBLANK([.O29]); &quot;&quot;; DAY([.O29]))">
            <text:p/>
          </table:table-cell>
          <table:table-cell table:formula="of:=IF(ISBLANK([.G29]); &quot;&quot;; WEEKDAY([.G29]; 2))">
            <text:p/>
          </table:table-cell>
          <table:table-cell table:formula="of:=IF(ISBLANK([.O29]); &quot;&quot;; WEEKDAY([.O29]; 2))">
            <text:p/>
          </table:table-cell>
          <table:table-cell table:formula="of:=IF(ISBLANK([.O29]); &quot;&quot;; WEEKNUM([.O29]))">
            <text:p/>
          </table:table-cell>
          <table:table-cell table:formula="of:=IF(ISBLANK([.O29]); &quot;&quot;; MONTH([.O29]))">
            <text:p/>
          </table:table-cell>
          <table:table-cell table:formula="of:=IF(OR(ISBLANK([.G29]); ISBLANK([.O29])); &quot;&quot;; IFERROR(DATEDIF([.G29];[.O29];&quot;d&quot;); &quot;&quot;))">
            <text:p/>
          </table:table-cell>
          <table:table-cell table:formula="of:=IFERROR([.AJ28]+[.P29]; &quot;&quot;)">
            <text:p/>
          </table:table-cell>
          <table:table-cell table:formula="of:=IFERROR([.AK28]+[.Q2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0]=&quot;Long&quot;; [.I30]-[Overview.$C$4]/[.H30]; IF([.F30]=&quot;Short&quot;; [.I30]+[Overview.$C$4]/[.H30]; &quot;&quot;)); &quot;&quot;)">
            <text:p/>
          </table:table-cell>
          <table:table-cell table:style-name="ce157" table:formula="of:=IFERROR(ABS([.J30]-[.I30])*[.H30]; &quot;&quot;)">
            <text:p/>
          </table:table-cell>
          <table:table-cell table:formula="of:=IFERROR(IF([.F30]=&quot;Long&quot;; [.I30]+[Overview.$C$4]/[.H30]*[Overview.$C$6]; IF([.F30]=&quot;Short&quot;; [.I30]-[Overview.$C$4]/[.H30]*[Overview.$C$6]; &quot;&quot;)); &quot;&quot;)">
            <text:p/>
          </table:table-cell>
          <table:table-cell table:number-columns-repeated="3"/>
          <table:table-cell table:formula="of:=IFERROR([.Q30]/[.K30]; &quot;&quot;)">
            <text:p/>
          </table:table-cell>
          <table:table-cell table:formula="of:=IFERROR(IF(AND([.F30]=&quot;Long&quot;; [.M30]=[.H30]); [.H30]*([.N30]-[.I30]); IF(AND([.F30]=&quot;Short&quot;; [.M30]=[.H30]); [.H30]*([.I30]-[.N30]); &quot;&quot;)); &quot;&quot;)">
            <text:p/>
          </table:table-cell>
          <table:table-cell table:formula="of:=IF(ISNUMBER([.Q30]); IF([.Q30]&gt;0; &quot;Win&quot;; &quot;Loss&quot;);&quot;&quot;)">
            <text:p/>
          </table:table-cell>
          <table:table-cell table:formula="of:=IF([.O30]=&quot;&quot;; &quot;&quot;; CONCATENATE(DATEDIF([.G30];[.O30];&quot;d&quot;); IF(DATEDIF([.G30];[.O3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0]); &quot;&quot;; IF([.$F30]=&quot;Long&quot;; ([.W30]-[.$I30])*[.$H30]/[.$K30]; ([.$I30]-[.W30])*[.$H30]/[.$K30])-[.$P30]); &quot;&quot;)">
            <text:p/>
          </table:table-cell>
          <table:table-cell table:style-name="Default"/>
          <table:table-cell table:style-name="ce205" table:formula="of:=IFERROR(IF(ISBLANK([.Y30]); &quot;&quot;; IF([.$F30]=&quot;Long&quot;; ([.Y30]-[.$I30])*[.$H30]/[.$K30]; ([.$I30]-[.Y30])*[.$H30]/[.$K30])-[.$P30]); &quot;&quot;)">
            <text:p/>
          </table:table-cell>
          <table:table-cell table:style-name="Default"/>
          <table:table-cell table:style-name="ce205" table:formula="of:=IFERROR(IF(ISBLANK([.AA30]); &quot;&quot;; IF([.$F30]=&quot;Long&quot;; ([.AA30]-[.$I30])*[.$H30]/[.$K30]; ([.$I30]-[.AA30])*[.$H30]/[.$K30])-[.$P30]); &quot;&quot;)">
            <text:p/>
          </table:table-cell>
          <table:table-cell/>
          <table:table-cell table:formula="of:=IF(ISBLANK([.O30]); &quot;&quot;; DAY([.O30]))">
            <text:p/>
          </table:table-cell>
          <table:table-cell table:formula="of:=IF(ISBLANK([.G30]); &quot;&quot;; WEEKDAY([.G30]; 2))">
            <text:p/>
          </table:table-cell>
          <table:table-cell table:formula="of:=IF(ISBLANK([.O30]); &quot;&quot;; WEEKDAY([.O30]; 2))">
            <text:p/>
          </table:table-cell>
          <table:table-cell table:formula="of:=IF(ISBLANK([.O30]); &quot;&quot;; WEEKNUM([.O30]))">
            <text:p/>
          </table:table-cell>
          <table:table-cell table:formula="of:=IF(ISBLANK([.O30]); &quot;&quot;; MONTH([.O30]))">
            <text:p/>
          </table:table-cell>
          <table:table-cell table:formula="of:=IF(OR(ISBLANK([.G30]); ISBLANK([.O30])); &quot;&quot;; IFERROR(DATEDIF([.G30];[.O30];&quot;d&quot;); &quot;&quot;))">
            <text:p/>
          </table:table-cell>
          <table:table-cell table:formula="of:=IFERROR([.AJ29]+[.P30]; &quot;&quot;)">
            <text:p/>
          </table:table-cell>
          <table:table-cell table:formula="of:=IFERROR([.AK29]+[.Q3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1]=&quot;Long&quot;; [.I31]-[Overview.$C$4]/[.H31]; IF([.F31]=&quot;Short&quot;; [.I31]+[Overview.$C$4]/[.H31]; &quot;&quot;)); &quot;&quot;)">
            <text:p/>
          </table:table-cell>
          <table:table-cell table:style-name="ce157" table:formula="of:=IFERROR(ABS([.J31]-[.I31])*[.H31]; &quot;&quot;)">
            <text:p/>
          </table:table-cell>
          <table:table-cell table:formula="of:=IFERROR(IF([.F31]=&quot;Long&quot;; [.I31]+[Overview.$C$4]/[.H31]*[Overview.$C$6]; IF([.F31]=&quot;Short&quot;; [.I31]-[Overview.$C$4]/[.H31]*[Overview.$C$6]; &quot;&quot;)); &quot;&quot;)">
            <text:p/>
          </table:table-cell>
          <table:table-cell table:number-columns-repeated="3"/>
          <table:table-cell table:formula="of:=IFERROR([.Q31]/[.K31]; &quot;&quot;)">
            <text:p/>
          </table:table-cell>
          <table:table-cell table:formula="of:=IFERROR(IF(AND([.F31]=&quot;Long&quot;; [.M31]=[.H31]); [.H31]*([.N31]-[.I31]); IF(AND([.F31]=&quot;Short&quot;; [.M31]=[.H31]); [.H31]*([.I31]-[.N31]); &quot;&quot;)); &quot;&quot;)">
            <text:p/>
          </table:table-cell>
          <table:table-cell table:formula="of:=IF(ISNUMBER([.Q31]); IF([.Q31]&gt;0; &quot;Win&quot;; &quot;Loss&quot;);&quot;&quot;)">
            <text:p/>
          </table:table-cell>
          <table:table-cell table:formula="of:=IF([.O31]=&quot;&quot;; &quot;&quot;; CONCATENATE(DATEDIF([.G31];[.O31];&quot;d&quot;); IF(DATEDIF([.G31];[.O3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1]); &quot;&quot;; IF([.$F31]=&quot;Long&quot;; ([.W31]-[.$I31])*[.$H31]/[.$K31]; ([.$I31]-[.W31])*[.$H31]/[.$K31])-[.$P31]); &quot;&quot;)">
            <text:p/>
          </table:table-cell>
          <table:table-cell table:style-name="Default"/>
          <table:table-cell table:style-name="ce205" table:formula="of:=IFERROR(IF(ISBLANK([.Y31]); &quot;&quot;; IF([.$F31]=&quot;Long&quot;; ([.Y31]-[.$I31])*[.$H31]/[.$K31]; ([.$I31]-[.Y31])*[.$H31]/[.$K31])-[.$P31]); &quot;&quot;)">
            <text:p/>
          </table:table-cell>
          <table:table-cell table:style-name="Default"/>
          <table:table-cell table:style-name="ce205" table:formula="of:=IFERROR(IF(ISBLANK([.AA31]); &quot;&quot;; IF([.$F31]=&quot;Long&quot;; ([.AA31]-[.$I31])*[.$H31]/[.$K31]; ([.$I31]-[.AA31])*[.$H31]/[.$K31])-[.$P31]); &quot;&quot;)">
            <text:p/>
          </table:table-cell>
          <table:table-cell/>
          <table:table-cell table:formula="of:=IF(ISBLANK([.O31]); &quot;&quot;; DAY([.O31]))">
            <text:p/>
          </table:table-cell>
          <table:table-cell table:formula="of:=IF(ISBLANK([.G31]); &quot;&quot;; WEEKDAY([.G31]; 2))">
            <text:p/>
          </table:table-cell>
          <table:table-cell table:formula="of:=IF(ISBLANK([.O31]); &quot;&quot;; WEEKDAY([.O31]; 2))">
            <text:p/>
          </table:table-cell>
          <table:table-cell table:formula="of:=IF(ISBLANK([.O31]); &quot;&quot;; WEEKNUM([.O31]))">
            <text:p/>
          </table:table-cell>
          <table:table-cell table:formula="of:=IF(ISBLANK([.O31]); &quot;&quot;; MONTH([.O31]))">
            <text:p/>
          </table:table-cell>
          <table:table-cell table:formula="of:=IF(OR(ISBLANK([.G31]); ISBLANK([.O31])); &quot;&quot;; IFERROR(DATEDIF([.G31];[.O31];&quot;d&quot;); &quot;&quot;))">
            <text:p/>
          </table:table-cell>
          <table:table-cell table:formula="of:=IFERROR([.AJ30]+[.P31]; &quot;&quot;)">
            <text:p/>
          </table:table-cell>
          <table:table-cell table:formula="of:=IFERROR([.AK30]+[.Q3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2]=&quot;Long&quot;; [.I32]-[Overview.$C$4]/[.H32]; IF([.F32]=&quot;Short&quot;; [.I32]+[Overview.$C$4]/[.H32]; &quot;&quot;)); &quot;&quot;)">
            <text:p/>
          </table:table-cell>
          <table:table-cell table:style-name="ce157" table:formula="of:=IFERROR(ABS([.J32]-[.I32])*[.H32]; &quot;&quot;)">
            <text:p/>
          </table:table-cell>
          <table:table-cell table:formula="of:=IFERROR(IF([.F32]=&quot;Long&quot;; [.I32]+[Overview.$C$4]/[.H32]*[Overview.$C$6]; IF([.F32]=&quot;Short&quot;; [.I32]-[Overview.$C$4]/[.H32]*[Overview.$C$6]; &quot;&quot;)); &quot;&quot;)">
            <text:p/>
          </table:table-cell>
          <table:table-cell table:number-columns-repeated="3"/>
          <table:table-cell table:formula="of:=IFERROR([.Q32]/[.K32]; &quot;&quot;)">
            <text:p/>
          </table:table-cell>
          <table:table-cell table:formula="of:=IFERROR(IF(AND([.F32]=&quot;Long&quot;; [.M32]=[.H32]); [.H32]*([.N32]-[.I32]); IF(AND([.F32]=&quot;Short&quot;; [.M32]=[.H32]); [.H32]*([.I32]-[.N32]); &quot;&quot;)); &quot;&quot;)">
            <text:p/>
          </table:table-cell>
          <table:table-cell table:formula="of:=IF(ISNUMBER([.Q32]); IF([.Q32]&gt;0; &quot;Win&quot;; &quot;Loss&quot;);&quot;&quot;)">
            <text:p/>
          </table:table-cell>
          <table:table-cell table:formula="of:=IF([.O32]=&quot;&quot;; &quot;&quot;; CONCATENATE(DATEDIF([.G32];[.O32];&quot;d&quot;); IF(DATEDIF([.G32];[.O3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2]); &quot;&quot;; IF([.$F32]=&quot;Long&quot;; ([.W32]-[.$I32])*[.$H32]/[.$K32]; ([.$I32]-[.W32])*[.$H32]/[.$K32])-[.$P32]); &quot;&quot;)">
            <text:p/>
          </table:table-cell>
          <table:table-cell table:style-name="Default"/>
          <table:table-cell table:style-name="ce205" table:formula="of:=IFERROR(IF(ISBLANK([.Y32]); &quot;&quot;; IF([.$F32]=&quot;Long&quot;; ([.Y32]-[.$I32])*[.$H32]/[.$K32]; ([.$I32]-[.Y32])*[.$H32]/[.$K32])-[.$P32]); &quot;&quot;)">
            <text:p/>
          </table:table-cell>
          <table:table-cell table:style-name="Default"/>
          <table:table-cell table:style-name="ce205" table:formula="of:=IFERROR(IF(ISBLANK([.AA32]); &quot;&quot;; IF([.$F32]=&quot;Long&quot;; ([.AA32]-[.$I32])*[.$H32]/[.$K32]; ([.$I32]-[.AA32])*[.$H32]/[.$K32])-[.$P32]); &quot;&quot;)">
            <text:p/>
          </table:table-cell>
          <table:table-cell/>
          <table:table-cell table:formula="of:=IF(ISBLANK([.O32]); &quot;&quot;; DAY([.O32]))">
            <text:p/>
          </table:table-cell>
          <table:table-cell table:formula="of:=IF(ISBLANK([.G32]); &quot;&quot;; WEEKDAY([.G32]; 2))">
            <text:p/>
          </table:table-cell>
          <table:table-cell table:formula="of:=IF(ISBLANK([.O32]); &quot;&quot;; WEEKDAY([.O32]; 2))">
            <text:p/>
          </table:table-cell>
          <table:table-cell table:formula="of:=IF(ISBLANK([.O32]); &quot;&quot;; WEEKNUM([.O32]))">
            <text:p/>
          </table:table-cell>
          <table:table-cell table:formula="of:=IF(ISBLANK([.O32]); &quot;&quot;; MONTH([.O32]))">
            <text:p/>
          </table:table-cell>
          <table:table-cell table:formula="of:=IF(OR(ISBLANK([.G32]); ISBLANK([.O32])); &quot;&quot;; IFERROR(DATEDIF([.G32];[.O32];&quot;d&quot;); &quot;&quot;))">
            <text:p/>
          </table:table-cell>
          <table:table-cell table:formula="of:=IFERROR([.AJ31]+[.P32]; &quot;&quot;)">
            <text:p/>
          </table:table-cell>
          <table:table-cell table:formula="of:=IFERROR([.AK31]+[.Q3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3]=&quot;Long&quot;; [.I33]-[Overview.$C$4]/[.H33]; IF([.F33]=&quot;Short&quot;; [.I33]+[Overview.$C$4]/[.H33]; &quot;&quot;)); &quot;&quot;)">
            <text:p/>
          </table:table-cell>
          <table:table-cell table:style-name="ce157" table:formula="of:=IFERROR(ABS([.J33]-[.I33])*[.H33]; &quot;&quot;)">
            <text:p/>
          </table:table-cell>
          <table:table-cell table:formula="of:=IFERROR(IF([.F33]=&quot;Long&quot;; [.I33]+[Overview.$C$4]/[.H33]*[Overview.$C$6]; IF([.F33]=&quot;Short&quot;; [.I33]-[Overview.$C$4]/[.H33]*[Overview.$C$6]; &quot;&quot;)); &quot;&quot;)">
            <text:p/>
          </table:table-cell>
          <table:table-cell table:number-columns-repeated="3"/>
          <table:table-cell table:formula="of:=IFERROR([.Q33]/[.K33]; &quot;&quot;)">
            <text:p/>
          </table:table-cell>
          <table:table-cell table:formula="of:=IFERROR(IF(AND([.F33]=&quot;Long&quot;; [.M33]=[.H33]); [.H33]*([.N33]-[.I33]); IF(AND([.F33]=&quot;Short&quot;; [.M33]=[.H33]); [.H33]*([.I33]-[.N33]); &quot;&quot;)); &quot;&quot;)">
            <text:p/>
          </table:table-cell>
          <table:table-cell table:formula="of:=IF(ISNUMBER([.Q33]); IF([.Q33]&gt;0; &quot;Win&quot;; &quot;Loss&quot;);&quot;&quot;)">
            <text:p/>
          </table:table-cell>
          <table:table-cell table:formula="of:=IF([.O33]=&quot;&quot;; &quot;&quot;; CONCATENATE(DATEDIF([.G33];[.O33];&quot;d&quot;); IF(DATEDIF([.G33];[.O3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3]); &quot;&quot;; IF([.$F33]=&quot;Long&quot;; ([.W33]-[.$I33])*[.$H33]/[.$K33]; ([.$I33]-[.W33])*[.$H33]/[.$K33])-[.$P33]); &quot;&quot;)">
            <text:p/>
          </table:table-cell>
          <table:table-cell table:style-name="Default"/>
          <table:table-cell table:style-name="ce205" table:formula="of:=IFERROR(IF(ISBLANK([.Y33]); &quot;&quot;; IF([.$F33]=&quot;Long&quot;; ([.Y33]-[.$I33])*[.$H33]/[.$K33]; ([.$I33]-[.Y33])*[.$H33]/[.$K33])-[.$P33]); &quot;&quot;)">
            <text:p/>
          </table:table-cell>
          <table:table-cell table:style-name="Default"/>
          <table:table-cell table:style-name="ce205" table:formula="of:=IFERROR(IF(ISBLANK([.AA33]); &quot;&quot;; IF([.$F33]=&quot;Long&quot;; ([.AA33]-[.$I33])*[.$H33]/[.$K33]; ([.$I33]-[.AA33])*[.$H33]/[.$K33])-[.$P33]); &quot;&quot;)">
            <text:p/>
          </table:table-cell>
          <table:table-cell/>
          <table:table-cell table:formula="of:=IF(ISBLANK([.O33]); &quot;&quot;; DAY([.O33]))">
            <text:p/>
          </table:table-cell>
          <table:table-cell table:formula="of:=IF(ISBLANK([.G33]); &quot;&quot;; WEEKDAY([.G33]; 2))">
            <text:p/>
          </table:table-cell>
          <table:table-cell table:formula="of:=IF(ISBLANK([.O33]); &quot;&quot;; WEEKDAY([.O33]; 2))">
            <text:p/>
          </table:table-cell>
          <table:table-cell table:formula="of:=IF(ISBLANK([.O33]); &quot;&quot;; WEEKNUM([.O33]))">
            <text:p/>
          </table:table-cell>
          <table:table-cell table:formula="of:=IF(ISBLANK([.O33]); &quot;&quot;; MONTH([.O33]))">
            <text:p/>
          </table:table-cell>
          <table:table-cell table:formula="of:=IF(OR(ISBLANK([.G33]); ISBLANK([.O33])); &quot;&quot;; IFERROR(DATEDIF([.G33];[.O33];&quot;d&quot;); &quot;&quot;))">
            <text:p/>
          </table:table-cell>
          <table:table-cell table:formula="of:=IFERROR([.AJ32]+[.P33]; &quot;&quot;)">
            <text:p/>
          </table:table-cell>
          <table:table-cell table:formula="of:=IFERROR([.AK32]+[.Q3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4]=&quot;Long&quot;; [.I34]-[Overview.$C$4]/[.H34]; IF([.F34]=&quot;Short&quot;; [.I34]+[Overview.$C$4]/[.H34]; &quot;&quot;)); &quot;&quot;)">
            <text:p/>
          </table:table-cell>
          <table:table-cell table:style-name="ce157" table:formula="of:=IFERROR(ABS([.J34]-[.I34])*[.H34]; &quot;&quot;)">
            <text:p/>
          </table:table-cell>
          <table:table-cell table:formula="of:=IFERROR(IF([.F34]=&quot;Long&quot;; [.I34]+[Overview.$C$4]/[.H34]*[Overview.$C$6]; IF([.F34]=&quot;Short&quot;; [.I34]-[Overview.$C$4]/[.H34]*[Overview.$C$6]; &quot;&quot;)); &quot;&quot;)">
            <text:p/>
          </table:table-cell>
          <table:table-cell table:number-columns-repeated="3"/>
          <table:table-cell table:formula="of:=IFERROR([.Q34]/[.K34]; &quot;&quot;)">
            <text:p/>
          </table:table-cell>
          <table:table-cell table:formula="of:=IFERROR(IF(AND([.F34]=&quot;Long&quot;; [.M34]=[.H34]); [.H34]*([.N34]-[.I34]); IF(AND([.F34]=&quot;Short&quot;; [.M34]=[.H34]); [.H34]*([.I34]-[.N34]); &quot;&quot;)); &quot;&quot;)">
            <text:p/>
          </table:table-cell>
          <table:table-cell table:formula="of:=IF(ISNUMBER([.Q34]); IF([.Q34]&gt;0; &quot;Win&quot;; &quot;Loss&quot;);&quot;&quot;)">
            <text:p/>
          </table:table-cell>
          <table:table-cell table:formula="of:=IF([.O34]=&quot;&quot;; &quot;&quot;; CONCATENATE(DATEDIF([.G34];[.O34];&quot;d&quot;); IF(DATEDIF([.G34];[.O3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4]); &quot;&quot;; IF([.$F34]=&quot;Long&quot;; ([.W34]-[.$I34])*[.$H34]/[.$K34]; ([.$I34]-[.W34])*[.$H34]/[.$K34])-[.$P34]); &quot;&quot;)">
            <text:p/>
          </table:table-cell>
          <table:table-cell table:style-name="Default"/>
          <table:table-cell table:style-name="ce205" table:formula="of:=IFERROR(IF(ISBLANK([.Y34]); &quot;&quot;; IF([.$F34]=&quot;Long&quot;; ([.Y34]-[.$I34])*[.$H34]/[.$K34]; ([.$I34]-[.Y34])*[.$H34]/[.$K34])-[.$P34]); &quot;&quot;)">
            <text:p/>
          </table:table-cell>
          <table:table-cell table:style-name="Default"/>
          <table:table-cell table:style-name="ce205" table:formula="of:=IFERROR(IF(ISBLANK([.AA34]); &quot;&quot;; IF([.$F34]=&quot;Long&quot;; ([.AA34]-[.$I34])*[.$H34]/[.$K34]; ([.$I34]-[.AA34])*[.$H34]/[.$K34])-[.$P34]); &quot;&quot;)">
            <text:p/>
          </table:table-cell>
          <table:table-cell/>
          <table:table-cell table:formula="of:=IF(ISBLANK([.O34]); &quot;&quot;; DAY([.O34]))">
            <text:p/>
          </table:table-cell>
          <table:table-cell table:formula="of:=IF(ISBLANK([.G34]); &quot;&quot;; WEEKDAY([.G34]; 2))">
            <text:p/>
          </table:table-cell>
          <table:table-cell table:formula="of:=IF(ISBLANK([.O34]); &quot;&quot;; WEEKDAY([.O34]; 2))">
            <text:p/>
          </table:table-cell>
          <table:table-cell table:formula="of:=IF(ISBLANK([.O34]); &quot;&quot;; WEEKNUM([.O34]))">
            <text:p/>
          </table:table-cell>
          <table:table-cell table:formula="of:=IF(ISBLANK([.O34]); &quot;&quot;; MONTH([.O34]))">
            <text:p/>
          </table:table-cell>
          <table:table-cell table:formula="of:=IF(OR(ISBLANK([.G34]); ISBLANK([.O34])); &quot;&quot;; IFERROR(DATEDIF([.G34];[.O34];&quot;d&quot;); &quot;&quot;))">
            <text:p/>
          </table:table-cell>
          <table:table-cell table:formula="of:=IFERROR([.AJ33]+[.P34]; &quot;&quot;)">
            <text:p/>
          </table:table-cell>
          <table:table-cell table:formula="of:=IFERROR([.AK33]+[.Q3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5]=&quot;Long&quot;; [.I35]-[Overview.$C$4]/[.H35]; IF([.F35]=&quot;Short&quot;; [.I35]+[Overview.$C$4]/[.H35]; &quot;&quot;)); &quot;&quot;)">
            <text:p/>
          </table:table-cell>
          <table:table-cell table:style-name="ce157" table:formula="of:=IFERROR(ABS([.J35]-[.I35])*[.H35]; &quot;&quot;)">
            <text:p/>
          </table:table-cell>
          <table:table-cell table:formula="of:=IFERROR(IF([.F35]=&quot;Long&quot;; [.I35]+[Overview.$C$4]/[.H35]*[Overview.$C$6]; IF([.F35]=&quot;Short&quot;; [.I35]-[Overview.$C$4]/[.H35]*[Overview.$C$6]; &quot;&quot;)); &quot;&quot;)">
            <text:p/>
          </table:table-cell>
          <table:table-cell table:number-columns-repeated="3"/>
          <table:table-cell table:formula="of:=IFERROR([.Q35]/[.K35]; &quot;&quot;)">
            <text:p/>
          </table:table-cell>
          <table:table-cell table:formula="of:=IFERROR(IF(AND([.F35]=&quot;Long&quot;; [.M35]=[.H35]); [.H35]*([.N35]-[.I35]); IF(AND([.F35]=&quot;Short&quot;; [.M35]=[.H35]); [.H35]*([.I35]-[.N35]); &quot;&quot;)); &quot;&quot;)">
            <text:p/>
          </table:table-cell>
          <table:table-cell table:formula="of:=IF(ISNUMBER([.Q35]); IF([.Q35]&gt;0; &quot;Win&quot;; &quot;Loss&quot;);&quot;&quot;)">
            <text:p/>
          </table:table-cell>
          <table:table-cell table:formula="of:=IF([.O35]=&quot;&quot;; &quot;&quot;; CONCATENATE(DATEDIF([.G35];[.O35];&quot;d&quot;); IF(DATEDIF([.G35];[.O3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5]); &quot;&quot;; IF([.$F35]=&quot;Long&quot;; ([.W35]-[.$I35])*[.$H35]/[.$K35]; ([.$I35]-[.W35])*[.$H35]/[.$K35])-[.$P35]); &quot;&quot;)">
            <text:p/>
          </table:table-cell>
          <table:table-cell table:style-name="Default"/>
          <table:table-cell table:style-name="ce205" table:formula="of:=IFERROR(IF(ISBLANK([.Y35]); &quot;&quot;; IF([.$F35]=&quot;Long&quot;; ([.Y35]-[.$I35])*[.$H35]/[.$K35]; ([.$I35]-[.Y35])*[.$H35]/[.$K35])-[.$P35]); &quot;&quot;)">
            <text:p/>
          </table:table-cell>
          <table:table-cell table:style-name="Default"/>
          <table:table-cell table:style-name="ce205" table:formula="of:=IFERROR(IF(ISBLANK([.AA35]); &quot;&quot;; IF([.$F35]=&quot;Long&quot;; ([.AA35]-[.$I35])*[.$H35]/[.$K35]; ([.$I35]-[.AA35])*[.$H35]/[.$K35])-[.$P35]); &quot;&quot;)">
            <text:p/>
          </table:table-cell>
          <table:table-cell/>
          <table:table-cell table:formula="of:=IF(ISBLANK([.O35]); &quot;&quot;; DAY([.O35]))">
            <text:p/>
          </table:table-cell>
          <table:table-cell table:formula="of:=IF(ISBLANK([.G35]); &quot;&quot;; WEEKDAY([.G35]; 2))">
            <text:p/>
          </table:table-cell>
          <table:table-cell table:formula="of:=IF(ISBLANK([.O35]); &quot;&quot;; WEEKDAY([.O35]; 2))">
            <text:p/>
          </table:table-cell>
          <table:table-cell table:formula="of:=IF(ISBLANK([.O35]); &quot;&quot;; WEEKNUM([.O35]))">
            <text:p/>
          </table:table-cell>
          <table:table-cell table:formula="of:=IF(ISBLANK([.O35]); &quot;&quot;; MONTH([.O35]))">
            <text:p/>
          </table:table-cell>
          <table:table-cell table:formula="of:=IF(OR(ISBLANK([.G35]); ISBLANK([.O35])); &quot;&quot;; IFERROR(DATEDIF([.G35];[.O35];&quot;d&quot;); &quot;&quot;))">
            <text:p/>
          </table:table-cell>
          <table:table-cell table:formula="of:=IFERROR([.AJ34]+[.P35]; &quot;&quot;)">
            <text:p/>
          </table:table-cell>
          <table:table-cell table:formula="of:=IFERROR([.AK34]+[.Q3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6]=&quot;Long&quot;; [.I36]-[Overview.$C$4]/[.H36]; IF([.F36]=&quot;Short&quot;; [.I36]+[Overview.$C$4]/[.H36]; &quot;&quot;)); &quot;&quot;)">
            <text:p/>
          </table:table-cell>
          <table:table-cell table:style-name="ce157" table:formula="of:=IFERROR(ABS([.J36]-[.I36])*[.H36]; &quot;&quot;)">
            <text:p/>
          </table:table-cell>
          <table:table-cell table:formula="of:=IFERROR(IF([.F36]=&quot;Long&quot;; [.I36]+[Overview.$C$4]/[.H36]*[Overview.$C$6]; IF([.F36]=&quot;Short&quot;; [.I36]-[Overview.$C$4]/[.H36]*[Overview.$C$6]; &quot;&quot;)); &quot;&quot;)">
            <text:p/>
          </table:table-cell>
          <table:table-cell table:number-columns-repeated="3"/>
          <table:table-cell table:formula="of:=IFERROR([.Q36]/[.K36]; &quot;&quot;)">
            <text:p/>
          </table:table-cell>
          <table:table-cell table:formula="of:=IFERROR(IF(AND([.F36]=&quot;Long&quot;; [.M36]=[.H36]); [.H36]*([.N36]-[.I36]); IF(AND([.F36]=&quot;Short&quot;; [.M36]=[.H36]); [.H36]*([.I36]-[.N36]); &quot;&quot;)); &quot;&quot;)">
            <text:p/>
          </table:table-cell>
          <table:table-cell table:formula="of:=IF(ISNUMBER([.Q36]); IF([.Q36]&gt;0; &quot;Win&quot;; &quot;Loss&quot;);&quot;&quot;)">
            <text:p/>
          </table:table-cell>
          <table:table-cell table:formula="of:=IF([.O36]=&quot;&quot;; &quot;&quot;; CONCATENATE(DATEDIF([.G36];[.O36];&quot;d&quot;); IF(DATEDIF([.G36];[.O3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6]); &quot;&quot;; IF([.$F36]=&quot;Long&quot;; ([.W36]-[.$I36])*[.$H36]/[.$K36]; ([.$I36]-[.W36])*[.$H36]/[.$K36])-[.$P36]); &quot;&quot;)">
            <text:p/>
          </table:table-cell>
          <table:table-cell table:style-name="Default"/>
          <table:table-cell table:style-name="ce205" table:formula="of:=IFERROR(IF(ISBLANK([.Y36]); &quot;&quot;; IF([.$F36]=&quot;Long&quot;; ([.Y36]-[.$I36])*[.$H36]/[.$K36]; ([.$I36]-[.Y36])*[.$H36]/[.$K36])-[.$P36]); &quot;&quot;)">
            <text:p/>
          </table:table-cell>
          <table:table-cell table:style-name="Default"/>
          <table:table-cell table:style-name="ce205" table:formula="of:=IFERROR(IF(ISBLANK([.AA36]); &quot;&quot;; IF([.$F36]=&quot;Long&quot;; ([.AA36]-[.$I36])*[.$H36]/[.$K36]; ([.$I36]-[.AA36])*[.$H36]/[.$K36])-[.$P36]); &quot;&quot;)">
            <text:p/>
          </table:table-cell>
          <table:table-cell/>
          <table:table-cell table:formula="of:=IF(ISBLANK([.O36]); &quot;&quot;; DAY([.O36]))">
            <text:p/>
          </table:table-cell>
          <table:table-cell table:formula="of:=IF(ISBLANK([.G36]); &quot;&quot;; WEEKDAY([.G36]; 2))">
            <text:p/>
          </table:table-cell>
          <table:table-cell table:formula="of:=IF(ISBLANK([.O36]); &quot;&quot;; WEEKDAY([.O36]; 2))">
            <text:p/>
          </table:table-cell>
          <table:table-cell table:formula="of:=IF(ISBLANK([.O36]); &quot;&quot;; WEEKNUM([.O36]))">
            <text:p/>
          </table:table-cell>
          <table:table-cell table:formula="of:=IF(ISBLANK([.O36]); &quot;&quot;; MONTH([.O36]))">
            <text:p/>
          </table:table-cell>
          <table:table-cell table:formula="of:=IF(OR(ISBLANK([.G36]); ISBLANK([.O36])); &quot;&quot;; IFERROR(DATEDIF([.G36];[.O36];&quot;d&quot;); &quot;&quot;))">
            <text:p/>
          </table:table-cell>
          <table:table-cell table:formula="of:=IFERROR([.AJ35]+[.P36]; &quot;&quot;)">
            <text:p/>
          </table:table-cell>
          <table:table-cell table:formula="of:=IFERROR([.AK35]+[.Q3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7]=&quot;Long&quot;; [.I37]-[Overview.$C$4]/[.H37]; IF([.F37]=&quot;Short&quot;; [.I37]+[Overview.$C$4]/[.H37]; &quot;&quot;)); &quot;&quot;)">
            <text:p/>
          </table:table-cell>
          <table:table-cell table:style-name="ce157" table:formula="of:=IFERROR(ABS([.J37]-[.I37])*[.H37]; &quot;&quot;)">
            <text:p/>
          </table:table-cell>
          <table:table-cell table:formula="of:=IFERROR(IF([.F37]=&quot;Long&quot;; [.I37]+[Overview.$C$4]/[.H37]*[Overview.$C$6]; IF([.F37]=&quot;Short&quot;; [.I37]-[Overview.$C$4]/[.H37]*[Overview.$C$6]; &quot;&quot;)); &quot;&quot;)">
            <text:p/>
          </table:table-cell>
          <table:table-cell table:number-columns-repeated="3"/>
          <table:table-cell table:formula="of:=IFERROR([.Q37]/[.K37]; &quot;&quot;)">
            <text:p/>
          </table:table-cell>
          <table:table-cell table:formula="of:=IFERROR(IF(AND([.F37]=&quot;Long&quot;; [.M37]=[.H37]); [.H37]*([.N37]-[.I37]); IF(AND([.F37]=&quot;Short&quot;; [.M37]=[.H37]); [.H37]*([.I37]-[.N37]); &quot;&quot;)); &quot;&quot;)">
            <text:p/>
          </table:table-cell>
          <table:table-cell table:formula="of:=IF(ISNUMBER([.Q37]); IF([.Q37]&gt;0; &quot;Win&quot;; &quot;Loss&quot;);&quot;&quot;)">
            <text:p/>
          </table:table-cell>
          <table:table-cell table:formula="of:=IF([.O37]=&quot;&quot;; &quot;&quot;; CONCATENATE(DATEDIF([.G37];[.O37];&quot;d&quot;); IF(DATEDIF([.G37];[.O3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7]); &quot;&quot;; IF([.$F37]=&quot;Long&quot;; ([.W37]-[.$I37])*[.$H37]/[.$K37]; ([.$I37]-[.W37])*[.$H37]/[.$K37])-[.$P37]); &quot;&quot;)">
            <text:p/>
          </table:table-cell>
          <table:table-cell table:style-name="Default"/>
          <table:table-cell table:style-name="ce205" table:formula="of:=IFERROR(IF(ISBLANK([.Y37]); &quot;&quot;; IF([.$F37]=&quot;Long&quot;; ([.Y37]-[.$I37])*[.$H37]/[.$K37]; ([.$I37]-[.Y37])*[.$H37]/[.$K37])-[.$P37]); &quot;&quot;)">
            <text:p/>
          </table:table-cell>
          <table:table-cell table:style-name="Default"/>
          <table:table-cell table:style-name="ce205" table:formula="of:=IFERROR(IF(ISBLANK([.AA37]); &quot;&quot;; IF([.$F37]=&quot;Long&quot;; ([.AA37]-[.$I37])*[.$H37]/[.$K37]; ([.$I37]-[.AA37])*[.$H37]/[.$K37])-[.$P37]); &quot;&quot;)">
            <text:p/>
          </table:table-cell>
          <table:table-cell/>
          <table:table-cell table:formula="of:=IF(ISBLANK([.O37]); &quot;&quot;; DAY([.O37]))">
            <text:p/>
          </table:table-cell>
          <table:table-cell table:formula="of:=IF(ISBLANK([.G37]); &quot;&quot;; WEEKDAY([.G37]; 2))">
            <text:p/>
          </table:table-cell>
          <table:table-cell table:formula="of:=IF(ISBLANK([.O37]); &quot;&quot;; WEEKDAY([.O37]; 2))">
            <text:p/>
          </table:table-cell>
          <table:table-cell table:formula="of:=IF(ISBLANK([.O37]); &quot;&quot;; WEEKNUM([.O37]))">
            <text:p/>
          </table:table-cell>
          <table:table-cell table:formula="of:=IF(ISBLANK([.O37]); &quot;&quot;; MONTH([.O37]))">
            <text:p/>
          </table:table-cell>
          <table:table-cell table:formula="of:=IF(OR(ISBLANK([.G37]); ISBLANK([.O37])); &quot;&quot;; IFERROR(DATEDIF([.G37];[.O37];&quot;d&quot;); &quot;&quot;))">
            <text:p/>
          </table:table-cell>
          <table:table-cell table:formula="of:=IFERROR([.AJ36]+[.P37]; &quot;&quot;)">
            <text:p/>
          </table:table-cell>
          <table:table-cell table:formula="of:=IFERROR([.AK36]+[.Q3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8]=&quot;Long&quot;; [.I38]-[Overview.$C$4]/[.H38]; IF([.F38]=&quot;Short&quot;; [.I38]+[Overview.$C$4]/[.H38]; &quot;&quot;)); &quot;&quot;)">
            <text:p/>
          </table:table-cell>
          <table:table-cell table:style-name="ce157" table:formula="of:=IFERROR(ABS([.J38]-[.I38])*[.H38]; &quot;&quot;)">
            <text:p/>
          </table:table-cell>
          <table:table-cell table:formula="of:=IFERROR(IF([.F38]=&quot;Long&quot;; [.I38]+[Overview.$C$4]/[.H38]*[Overview.$C$6]; IF([.F38]=&quot;Short&quot;; [.I38]-[Overview.$C$4]/[.H38]*[Overview.$C$6]; &quot;&quot;)); &quot;&quot;)">
            <text:p/>
          </table:table-cell>
          <table:table-cell table:number-columns-repeated="3"/>
          <table:table-cell table:formula="of:=IFERROR([.Q38]/[.K38]; &quot;&quot;)">
            <text:p/>
          </table:table-cell>
          <table:table-cell table:formula="of:=IFERROR(IF(AND([.F38]=&quot;Long&quot;; [.M38]=[.H38]); [.H38]*([.N38]-[.I38]); IF(AND([.F38]=&quot;Short&quot;; [.M38]=[.H38]); [.H38]*([.I38]-[.N38]); &quot;&quot;)); &quot;&quot;)">
            <text:p/>
          </table:table-cell>
          <table:table-cell table:formula="of:=IF(ISNUMBER([.Q38]); IF([.Q38]&gt;0; &quot;Win&quot;; &quot;Loss&quot;);&quot;&quot;)">
            <text:p/>
          </table:table-cell>
          <table:table-cell table:formula="of:=IF([.O38]=&quot;&quot;; &quot;&quot;; CONCATENATE(DATEDIF([.G38];[.O38];&quot;d&quot;); IF(DATEDIF([.G38];[.O3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8]); &quot;&quot;; IF([.$F38]=&quot;Long&quot;; ([.W38]-[.$I38])*[.$H38]/[.$K38]; ([.$I38]-[.W38])*[.$H38]/[.$K38])-[.$P38]); &quot;&quot;)">
            <text:p/>
          </table:table-cell>
          <table:table-cell table:style-name="Default"/>
          <table:table-cell table:style-name="ce205" table:formula="of:=IFERROR(IF(ISBLANK([.Y38]); &quot;&quot;; IF([.$F38]=&quot;Long&quot;; ([.Y38]-[.$I38])*[.$H38]/[.$K38]; ([.$I38]-[.Y38])*[.$H38]/[.$K38])-[.$P38]); &quot;&quot;)">
            <text:p/>
          </table:table-cell>
          <table:table-cell table:style-name="Default"/>
          <table:table-cell table:style-name="ce205" table:formula="of:=IFERROR(IF(ISBLANK([.AA38]); &quot;&quot;; IF([.$F38]=&quot;Long&quot;; ([.AA38]-[.$I38])*[.$H38]/[.$K38]; ([.$I38]-[.AA38])*[.$H38]/[.$K38])-[.$P38]); &quot;&quot;)">
            <text:p/>
          </table:table-cell>
          <table:table-cell/>
          <table:table-cell table:formula="of:=IF(ISBLANK([.O38]); &quot;&quot;; DAY([.O38]))">
            <text:p/>
          </table:table-cell>
          <table:table-cell table:formula="of:=IF(ISBLANK([.G38]); &quot;&quot;; WEEKDAY([.G38]; 2))">
            <text:p/>
          </table:table-cell>
          <table:table-cell table:formula="of:=IF(ISBLANK([.O38]); &quot;&quot;; WEEKDAY([.O38]; 2))">
            <text:p/>
          </table:table-cell>
          <table:table-cell table:formula="of:=IF(ISBLANK([.O38]); &quot;&quot;; WEEKNUM([.O38]))">
            <text:p/>
          </table:table-cell>
          <table:table-cell table:formula="of:=IF(ISBLANK([.O38]); &quot;&quot;; MONTH([.O38]))">
            <text:p/>
          </table:table-cell>
          <table:table-cell table:formula="of:=IF(OR(ISBLANK([.G38]); ISBLANK([.O38])); &quot;&quot;; IFERROR(DATEDIF([.G38];[.O38];&quot;d&quot;); &quot;&quot;))">
            <text:p/>
          </table:table-cell>
          <table:table-cell table:formula="of:=IFERROR([.AJ37]+[.P38]; &quot;&quot;)">
            <text:p/>
          </table:table-cell>
          <table:table-cell table:formula="of:=IFERROR([.AK37]+[.Q3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9]=&quot;Long&quot;; [.I39]-[Overview.$C$4]/[.H39]; IF([.F39]=&quot;Short&quot;; [.I39]+[Overview.$C$4]/[.H39]; &quot;&quot;)); &quot;&quot;)">
            <text:p/>
          </table:table-cell>
          <table:table-cell table:style-name="ce157" table:formula="of:=IFERROR(ABS([.J39]-[.I39])*[.H39]; &quot;&quot;)">
            <text:p/>
          </table:table-cell>
          <table:table-cell table:formula="of:=IFERROR(IF([.F39]=&quot;Long&quot;; [.I39]+[Overview.$C$4]/[.H39]*[Overview.$C$6]; IF([.F39]=&quot;Short&quot;; [.I39]-[Overview.$C$4]/[.H39]*[Overview.$C$6]; &quot;&quot;)); &quot;&quot;)">
            <text:p/>
          </table:table-cell>
          <table:table-cell table:number-columns-repeated="3"/>
          <table:table-cell table:formula="of:=IFERROR([.Q39]/[.K39]; &quot;&quot;)">
            <text:p/>
          </table:table-cell>
          <table:table-cell table:formula="of:=IFERROR(IF(AND([.F39]=&quot;Long&quot;; [.M39]=[.H39]); [.H39]*([.N39]-[.I39]); IF(AND([.F39]=&quot;Short&quot;; [.M39]=[.H39]); [.H39]*([.I39]-[.N39]); &quot;&quot;)); &quot;&quot;)">
            <text:p/>
          </table:table-cell>
          <table:table-cell table:formula="of:=IF(ISNUMBER([.Q39]); IF([.Q39]&gt;0; &quot;Win&quot;; &quot;Loss&quot;);&quot;&quot;)">
            <text:p/>
          </table:table-cell>
          <table:table-cell table:formula="of:=IF([.O39]=&quot;&quot;; &quot;&quot;; CONCATENATE(DATEDIF([.G39];[.O39];&quot;d&quot;); IF(DATEDIF([.G39];[.O3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9]); &quot;&quot;; IF([.$F39]=&quot;Long&quot;; ([.W39]-[.$I39])*[.$H39]/[.$K39]; ([.$I39]-[.W39])*[.$H39]/[.$K39])-[.$P39]); &quot;&quot;)">
            <text:p/>
          </table:table-cell>
          <table:table-cell table:style-name="Default"/>
          <table:table-cell table:style-name="ce205" table:formula="of:=IFERROR(IF(ISBLANK([.Y39]); &quot;&quot;; IF([.$F39]=&quot;Long&quot;; ([.Y39]-[.$I39])*[.$H39]/[.$K39]; ([.$I39]-[.Y39])*[.$H39]/[.$K39])-[.$P39]); &quot;&quot;)">
            <text:p/>
          </table:table-cell>
          <table:table-cell table:style-name="Default"/>
          <table:table-cell table:style-name="ce205" table:formula="of:=IFERROR(IF(ISBLANK([.AA39]); &quot;&quot;; IF([.$F39]=&quot;Long&quot;; ([.AA39]-[.$I39])*[.$H39]/[.$K39]; ([.$I39]-[.AA39])*[.$H39]/[.$K39])-[.$P39]); &quot;&quot;)">
            <text:p/>
          </table:table-cell>
          <table:table-cell/>
          <table:table-cell table:formula="of:=IF(ISBLANK([.O39]); &quot;&quot;; DAY([.O39]))">
            <text:p/>
          </table:table-cell>
          <table:table-cell table:formula="of:=IF(ISBLANK([.G39]); &quot;&quot;; WEEKDAY([.G39]; 2))">
            <text:p/>
          </table:table-cell>
          <table:table-cell table:formula="of:=IF(ISBLANK([.O39]); &quot;&quot;; WEEKDAY([.O39]; 2))">
            <text:p/>
          </table:table-cell>
          <table:table-cell table:formula="of:=IF(ISBLANK([.O39]); &quot;&quot;; WEEKNUM([.O39]))">
            <text:p/>
          </table:table-cell>
          <table:table-cell table:formula="of:=IF(ISBLANK([.O39]); &quot;&quot;; MONTH([.O39]))">
            <text:p/>
          </table:table-cell>
          <table:table-cell table:formula="of:=IF(OR(ISBLANK([.G39]); ISBLANK([.O39])); &quot;&quot;; IFERROR(DATEDIF([.G39];[.O39];&quot;d&quot;); &quot;&quot;))">
            <text:p/>
          </table:table-cell>
          <table:table-cell table:formula="of:=IFERROR([.AJ38]+[.P39]; &quot;&quot;)">
            <text:p/>
          </table:table-cell>
          <table:table-cell table:formula="of:=IFERROR([.AK38]+[.Q3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0]=&quot;Long&quot;; [.I40]-[Overview.$C$4]/[.H40]; IF([.F40]=&quot;Short&quot;; [.I40]+[Overview.$C$4]/[.H40]; &quot;&quot;)); &quot;&quot;)">
            <text:p/>
          </table:table-cell>
          <table:table-cell table:style-name="ce157" table:formula="of:=IFERROR(ABS([.J40]-[.I40])*[.H40]; &quot;&quot;)">
            <text:p/>
          </table:table-cell>
          <table:table-cell table:formula="of:=IFERROR(IF([.F40]=&quot;Long&quot;; [.I40]+[Overview.$C$4]/[.H40]*[Overview.$C$6]; IF([.F40]=&quot;Short&quot;; [.I40]-[Overview.$C$4]/[.H40]*[Overview.$C$6]; &quot;&quot;)); &quot;&quot;)">
            <text:p/>
          </table:table-cell>
          <table:table-cell table:number-columns-repeated="3"/>
          <table:table-cell table:formula="of:=IFERROR([.Q40]/[.K40]; &quot;&quot;)">
            <text:p/>
          </table:table-cell>
          <table:table-cell table:formula="of:=IFERROR(IF(AND([.F40]=&quot;Long&quot;; [.M40]=[.H40]); [.H40]*([.N40]-[.I40]); IF(AND([.F40]=&quot;Short&quot;; [.M40]=[.H40]); [.H40]*([.I40]-[.N40]); &quot;&quot;)); &quot;&quot;)">
            <text:p/>
          </table:table-cell>
          <table:table-cell table:formula="of:=IF(ISNUMBER([.Q40]); IF([.Q40]&gt;0; &quot;Win&quot;; &quot;Loss&quot;);&quot;&quot;)">
            <text:p/>
          </table:table-cell>
          <table:table-cell table:formula="of:=IF([.O40]=&quot;&quot;; &quot;&quot;; CONCATENATE(DATEDIF([.G40];[.O40];&quot;d&quot;); IF(DATEDIF([.G40];[.O4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0]); &quot;&quot;; IF([.$F40]=&quot;Long&quot;; ([.W40]-[.$I40])*[.$H40]/[.$K40]; ([.$I40]-[.W40])*[.$H40]/[.$K40])-[.$P40]); &quot;&quot;)">
            <text:p/>
          </table:table-cell>
          <table:table-cell table:style-name="Default"/>
          <table:table-cell table:style-name="ce205" table:formula="of:=IFERROR(IF(ISBLANK([.Y40]); &quot;&quot;; IF([.$F40]=&quot;Long&quot;; ([.Y40]-[.$I40])*[.$H40]/[.$K40]; ([.$I40]-[.Y40])*[.$H40]/[.$K40])-[.$P40]); &quot;&quot;)">
            <text:p/>
          </table:table-cell>
          <table:table-cell table:style-name="Default"/>
          <table:table-cell table:style-name="ce205" table:formula="of:=IFERROR(IF(ISBLANK([.AA40]); &quot;&quot;; IF([.$F40]=&quot;Long&quot;; ([.AA40]-[.$I40])*[.$H40]/[.$K40]; ([.$I40]-[.AA40])*[.$H40]/[.$K40])-[.$P40]); &quot;&quot;)">
            <text:p/>
          </table:table-cell>
          <table:table-cell/>
          <table:table-cell table:formula="of:=IF(ISBLANK([.O40]); &quot;&quot;; DAY([.O40]))">
            <text:p/>
          </table:table-cell>
          <table:table-cell table:formula="of:=IF(ISBLANK([.G40]); &quot;&quot;; WEEKDAY([.G40]; 2))">
            <text:p/>
          </table:table-cell>
          <table:table-cell table:formula="of:=IF(ISBLANK([.O40]); &quot;&quot;; WEEKDAY([.O40]; 2))">
            <text:p/>
          </table:table-cell>
          <table:table-cell table:formula="of:=IF(ISBLANK([.O40]); &quot;&quot;; WEEKNUM([.O40]))">
            <text:p/>
          </table:table-cell>
          <table:table-cell table:formula="of:=IF(ISBLANK([.O40]); &quot;&quot;; MONTH([.O40]))">
            <text:p/>
          </table:table-cell>
          <table:table-cell table:formula="of:=IF(OR(ISBLANK([.G40]); ISBLANK([.O40])); &quot;&quot;; IFERROR(DATEDIF([.G40];[.O40];&quot;d&quot;); &quot;&quot;))">
            <text:p/>
          </table:table-cell>
          <table:table-cell table:formula="of:=IFERROR([.AJ39]+[.P40]; &quot;&quot;)">
            <text:p/>
          </table:table-cell>
          <table:table-cell table:formula="of:=IFERROR([.AK39]+[.Q4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1]=&quot;Long&quot;; [.I41]-[Overview.$C$4]/[.H41]; IF([.F41]=&quot;Short&quot;; [.I41]+[Overview.$C$4]/[.H41]; &quot;&quot;)); &quot;&quot;)">
            <text:p/>
          </table:table-cell>
          <table:table-cell table:style-name="ce157" table:formula="of:=IFERROR(ABS([.J41]-[.I41])*[.H41]; &quot;&quot;)">
            <text:p/>
          </table:table-cell>
          <table:table-cell table:formula="of:=IFERROR(IF([.F41]=&quot;Long&quot;; [.I41]+[Overview.$C$4]/[.H41]*[Overview.$C$6]; IF([.F41]=&quot;Short&quot;; [.I41]-[Overview.$C$4]/[.H41]*[Overview.$C$6]; &quot;&quot;)); &quot;&quot;)">
            <text:p/>
          </table:table-cell>
          <table:table-cell table:number-columns-repeated="3"/>
          <table:table-cell table:formula="of:=IFERROR([.Q41]/[.K41]; &quot;&quot;)">
            <text:p/>
          </table:table-cell>
          <table:table-cell table:formula="of:=IFERROR(IF(AND([.F41]=&quot;Long&quot;; [.M41]=[.H41]); [.H41]*([.N41]-[.I41]); IF(AND([.F41]=&quot;Short&quot;; [.M41]=[.H41]); [.H41]*([.I41]-[.N41]); &quot;&quot;)); &quot;&quot;)">
            <text:p/>
          </table:table-cell>
          <table:table-cell table:formula="of:=IF(ISNUMBER([.Q41]); IF([.Q41]&gt;0; &quot;Win&quot;; &quot;Loss&quot;);&quot;&quot;)">
            <text:p/>
          </table:table-cell>
          <table:table-cell table:formula="of:=IF([.O41]=&quot;&quot;; &quot;&quot;; CONCATENATE(DATEDIF([.G41];[.O41];&quot;d&quot;); IF(DATEDIF([.G41];[.O4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1]); &quot;&quot;; IF([.$F41]=&quot;Long&quot;; ([.W41]-[.$I41])*[.$H41]/[.$K41]; ([.$I41]-[.W41])*[.$H41]/[.$K41])-[.$P41]); &quot;&quot;)">
            <text:p/>
          </table:table-cell>
          <table:table-cell table:style-name="Default"/>
          <table:table-cell table:style-name="ce205" table:formula="of:=IFERROR(IF(ISBLANK([.Y41]); &quot;&quot;; IF([.$F41]=&quot;Long&quot;; ([.Y41]-[.$I41])*[.$H41]/[.$K41]; ([.$I41]-[.Y41])*[.$H41]/[.$K41])-[.$P41]); &quot;&quot;)">
            <text:p/>
          </table:table-cell>
          <table:table-cell table:style-name="Default"/>
          <table:table-cell table:style-name="ce205" table:formula="of:=IFERROR(IF(ISBLANK([.AA41]); &quot;&quot;; IF([.$F41]=&quot;Long&quot;; ([.AA41]-[.$I41])*[.$H41]/[.$K41]; ([.$I41]-[.AA41])*[.$H41]/[.$K41])-[.$P41]); &quot;&quot;)">
            <text:p/>
          </table:table-cell>
          <table:table-cell/>
          <table:table-cell table:formula="of:=IF(ISBLANK([.O41]); &quot;&quot;; DAY([.O41]))">
            <text:p/>
          </table:table-cell>
          <table:table-cell table:formula="of:=IF(ISBLANK([.G41]); &quot;&quot;; WEEKDAY([.G41]; 2))">
            <text:p/>
          </table:table-cell>
          <table:table-cell table:formula="of:=IF(ISBLANK([.O41]); &quot;&quot;; WEEKDAY([.O41]; 2))">
            <text:p/>
          </table:table-cell>
          <table:table-cell table:formula="of:=IF(ISBLANK([.O41]); &quot;&quot;; WEEKNUM([.O41]))">
            <text:p/>
          </table:table-cell>
          <table:table-cell table:formula="of:=IF(ISBLANK([.O41]); &quot;&quot;; MONTH([.O41]))">
            <text:p/>
          </table:table-cell>
          <table:table-cell table:formula="of:=IF(OR(ISBLANK([.G41]); ISBLANK([.O41])); &quot;&quot;; IFERROR(DATEDIF([.G41];[.O41];&quot;d&quot;); &quot;&quot;))">
            <text:p/>
          </table:table-cell>
          <table:table-cell table:formula="of:=IFERROR([.AJ40]+[.P41]; &quot;&quot;)">
            <text:p/>
          </table:table-cell>
          <table:table-cell table:formula="of:=IFERROR([.AK40]+[.Q4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2]=&quot;Long&quot;; [.I42]-[Overview.$C$4]/[.H42]; IF([.F42]=&quot;Short&quot;; [.I42]+[Overview.$C$4]/[.H42]; &quot;&quot;)); &quot;&quot;)">
            <text:p/>
          </table:table-cell>
          <table:table-cell table:style-name="ce157" table:formula="of:=IFERROR(ABS([.J42]-[.I42])*[.H42]; &quot;&quot;)">
            <text:p/>
          </table:table-cell>
          <table:table-cell table:formula="of:=IFERROR(IF([.F42]=&quot;Long&quot;; [.I42]+[Overview.$C$4]/[.H42]*[Overview.$C$6]; IF([.F42]=&quot;Short&quot;; [.I42]-[Overview.$C$4]/[.H42]*[Overview.$C$6]; &quot;&quot;)); &quot;&quot;)">
            <text:p/>
          </table:table-cell>
          <table:table-cell table:number-columns-repeated="3"/>
          <table:table-cell table:formula="of:=IFERROR([.Q42]/[.K42]; &quot;&quot;)">
            <text:p/>
          </table:table-cell>
          <table:table-cell table:formula="of:=IFERROR(IF(AND([.F42]=&quot;Long&quot;; [.M42]=[.H42]); [.H42]*([.N42]-[.I42]); IF(AND([.F42]=&quot;Short&quot;; [.M42]=[.H42]); [.H42]*([.I42]-[.N42]); &quot;&quot;)); &quot;&quot;)">
            <text:p/>
          </table:table-cell>
          <table:table-cell table:formula="of:=IF(ISNUMBER([.Q42]); IF([.Q42]&gt;0; &quot;Win&quot;; &quot;Loss&quot;);&quot;&quot;)">
            <text:p/>
          </table:table-cell>
          <table:table-cell table:formula="of:=IF([.O42]=&quot;&quot;; &quot;&quot;; CONCATENATE(DATEDIF([.G42];[.O42];&quot;d&quot;); IF(DATEDIF([.G42];[.O4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2]); &quot;&quot;; IF([.$F42]=&quot;Long&quot;; ([.W42]-[.$I42])*[.$H42]/[.$K42]; ([.$I42]-[.W42])*[.$H42]/[.$K42])-[.$P42]); &quot;&quot;)">
            <text:p/>
          </table:table-cell>
          <table:table-cell table:style-name="Default"/>
          <table:table-cell table:style-name="ce205" table:formula="of:=IFERROR(IF(ISBLANK([.Y42]); &quot;&quot;; IF([.$F42]=&quot;Long&quot;; ([.Y42]-[.$I42])*[.$H42]/[.$K42]; ([.$I42]-[.Y42])*[.$H42]/[.$K42])-[.$P42]); &quot;&quot;)">
            <text:p/>
          </table:table-cell>
          <table:table-cell table:style-name="Default"/>
          <table:table-cell table:style-name="ce205" table:formula="of:=IFERROR(IF(ISBLANK([.AA42]); &quot;&quot;; IF([.$F42]=&quot;Long&quot;; ([.AA42]-[.$I42])*[.$H42]/[.$K42]; ([.$I42]-[.AA42])*[.$H42]/[.$K42])-[.$P42]); &quot;&quot;)">
            <text:p/>
          </table:table-cell>
          <table:table-cell/>
          <table:table-cell table:formula="of:=IF(ISBLANK([.O42]); &quot;&quot;; DAY([.O42]))">
            <text:p/>
          </table:table-cell>
          <table:table-cell table:formula="of:=IF(ISBLANK([.G42]); &quot;&quot;; WEEKDAY([.G42]; 2))">
            <text:p/>
          </table:table-cell>
          <table:table-cell table:formula="of:=IF(ISBLANK([.O42]); &quot;&quot;; WEEKDAY([.O42]; 2))">
            <text:p/>
          </table:table-cell>
          <table:table-cell table:formula="of:=IF(ISBLANK([.O42]); &quot;&quot;; WEEKNUM([.O42]))">
            <text:p/>
          </table:table-cell>
          <table:table-cell table:formula="of:=IF(ISBLANK([.O42]); &quot;&quot;; MONTH([.O42]))">
            <text:p/>
          </table:table-cell>
          <table:table-cell table:formula="of:=IF(OR(ISBLANK([.G42]); ISBLANK([.O42])); &quot;&quot;; IFERROR(DATEDIF([.G42];[.O42];&quot;d&quot;); &quot;&quot;))">
            <text:p/>
          </table:table-cell>
          <table:table-cell table:formula="of:=IFERROR([.AJ41]+[.P42]; &quot;&quot;)">
            <text:p/>
          </table:table-cell>
          <table:table-cell table:formula="of:=IFERROR([.AK41]+[.Q4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3]=&quot;Long&quot;; [.I43]-[Overview.$C$4]/[.H43]; IF([.F43]=&quot;Short&quot;; [.I43]+[Overview.$C$4]/[.H43]; &quot;&quot;)); &quot;&quot;)">
            <text:p/>
          </table:table-cell>
          <table:table-cell table:style-name="ce157" table:formula="of:=IFERROR(ABS([.J43]-[.I43])*[.H43]; &quot;&quot;)">
            <text:p/>
          </table:table-cell>
          <table:table-cell table:formula="of:=IFERROR(IF([.F43]=&quot;Long&quot;; [.I43]+[Overview.$C$4]/[.H43]*[Overview.$C$6]; IF([.F43]=&quot;Short&quot;; [.I43]-[Overview.$C$4]/[.H43]*[Overview.$C$6]; &quot;&quot;)); &quot;&quot;)">
            <text:p/>
          </table:table-cell>
          <table:table-cell table:number-columns-repeated="3"/>
          <table:table-cell table:formula="of:=IFERROR([.Q43]/[.K43]; &quot;&quot;)">
            <text:p/>
          </table:table-cell>
          <table:table-cell table:formula="of:=IFERROR(IF(AND([.F43]=&quot;Long&quot;; [.M43]=[.H43]); [.H43]*([.N43]-[.I43]); IF(AND([.F43]=&quot;Short&quot;; [.M43]=[.H43]); [.H43]*([.I43]-[.N43]); &quot;&quot;)); &quot;&quot;)">
            <text:p/>
          </table:table-cell>
          <table:table-cell table:formula="of:=IF(ISNUMBER([.Q43]); IF([.Q43]&gt;0; &quot;Win&quot;; &quot;Loss&quot;);&quot;&quot;)">
            <text:p/>
          </table:table-cell>
          <table:table-cell table:formula="of:=IF([.O43]=&quot;&quot;; &quot;&quot;; CONCATENATE(DATEDIF([.G43];[.O43];&quot;d&quot;); IF(DATEDIF([.G43];[.O4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3]); &quot;&quot;; IF([.$F43]=&quot;Long&quot;; ([.W43]-[.$I43])*[.$H43]/[.$K43]; ([.$I43]-[.W43])*[.$H43]/[.$K43])-[.$P43]); &quot;&quot;)">
            <text:p/>
          </table:table-cell>
          <table:table-cell table:style-name="Default"/>
          <table:table-cell table:style-name="ce205" table:formula="of:=IFERROR(IF(ISBLANK([.Y43]); &quot;&quot;; IF([.$F43]=&quot;Long&quot;; ([.Y43]-[.$I43])*[.$H43]/[.$K43]; ([.$I43]-[.Y43])*[.$H43]/[.$K43])-[.$P43]); &quot;&quot;)">
            <text:p/>
          </table:table-cell>
          <table:table-cell table:style-name="Default"/>
          <table:table-cell table:style-name="ce205" table:formula="of:=IFERROR(IF(ISBLANK([.AA43]); &quot;&quot;; IF([.$F43]=&quot;Long&quot;; ([.AA43]-[.$I43])*[.$H43]/[.$K43]; ([.$I43]-[.AA43])*[.$H43]/[.$K43])-[.$P43]); &quot;&quot;)">
            <text:p/>
          </table:table-cell>
          <table:table-cell/>
          <table:table-cell table:formula="of:=IF(ISBLANK([.O43]); &quot;&quot;; DAY([.O43]))">
            <text:p/>
          </table:table-cell>
          <table:table-cell table:formula="of:=IF(ISBLANK([.G43]); &quot;&quot;; WEEKDAY([.G43]; 2))">
            <text:p/>
          </table:table-cell>
          <table:table-cell table:formula="of:=IF(ISBLANK([.O43]); &quot;&quot;; WEEKDAY([.O43]; 2))">
            <text:p/>
          </table:table-cell>
          <table:table-cell table:formula="of:=IF(ISBLANK([.O43]); &quot;&quot;; WEEKNUM([.O43]))">
            <text:p/>
          </table:table-cell>
          <table:table-cell table:formula="of:=IF(ISBLANK([.O43]); &quot;&quot;; MONTH([.O43]))">
            <text:p/>
          </table:table-cell>
          <table:table-cell table:formula="of:=IF(OR(ISBLANK([.G43]); ISBLANK([.O43])); &quot;&quot;; IFERROR(DATEDIF([.G43];[.O43];&quot;d&quot;); &quot;&quot;))">
            <text:p/>
          </table:table-cell>
          <table:table-cell table:formula="of:=IFERROR([.AJ42]+[.P43]; &quot;&quot;)">
            <text:p/>
          </table:table-cell>
          <table:table-cell table:formula="of:=IFERROR([.AK42]+[.Q4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4]=&quot;Long&quot;; [.I44]-[Overview.$C$4]/[.H44]; IF([.F44]=&quot;Short&quot;; [.I44]+[Overview.$C$4]/[.H44]; &quot;&quot;)); &quot;&quot;)">
            <text:p/>
          </table:table-cell>
          <table:table-cell table:style-name="ce157" table:formula="of:=IFERROR(ABS([.J44]-[.I44])*[.H44]; &quot;&quot;)">
            <text:p/>
          </table:table-cell>
          <table:table-cell table:formula="of:=IFERROR(IF([.F44]=&quot;Long&quot;; [.I44]+[Overview.$C$4]/[.H44]*[Overview.$C$6]; IF([.F44]=&quot;Short&quot;; [.I44]-[Overview.$C$4]/[.H44]*[Overview.$C$6]; &quot;&quot;)); &quot;&quot;)">
            <text:p/>
          </table:table-cell>
          <table:table-cell table:number-columns-repeated="3"/>
          <table:table-cell table:formula="of:=IFERROR([.Q44]/[.K44]; &quot;&quot;)">
            <text:p/>
          </table:table-cell>
          <table:table-cell table:formula="of:=IFERROR(IF(AND([.F44]=&quot;Long&quot;; [.M44]=[.H44]); [.H44]*([.N44]-[.I44]); IF(AND([.F44]=&quot;Short&quot;; [.M44]=[.H44]); [.H44]*([.I44]-[.N44]); &quot;&quot;)); &quot;&quot;)">
            <text:p/>
          </table:table-cell>
          <table:table-cell table:formula="of:=IF(ISNUMBER([.Q44]); IF([.Q44]&gt;0; &quot;Win&quot;; &quot;Loss&quot;);&quot;&quot;)">
            <text:p/>
          </table:table-cell>
          <table:table-cell table:formula="of:=IF([.O44]=&quot;&quot;; &quot;&quot;; CONCATENATE(DATEDIF([.G44];[.O44];&quot;d&quot;); IF(DATEDIF([.G44];[.O4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4]); &quot;&quot;; IF([.$F44]=&quot;Long&quot;; ([.W44]-[.$I44])*[.$H44]/[.$K44]; ([.$I44]-[.W44])*[.$H44]/[.$K44])-[.$P44]); &quot;&quot;)">
            <text:p/>
          </table:table-cell>
          <table:table-cell table:style-name="Default"/>
          <table:table-cell table:style-name="ce205" table:formula="of:=IFERROR(IF(ISBLANK([.Y44]); &quot;&quot;; IF([.$F44]=&quot;Long&quot;; ([.Y44]-[.$I44])*[.$H44]/[.$K44]; ([.$I44]-[.Y44])*[.$H44]/[.$K44])-[.$P44]); &quot;&quot;)">
            <text:p/>
          </table:table-cell>
          <table:table-cell table:style-name="Default"/>
          <table:table-cell table:style-name="ce205" table:formula="of:=IFERROR(IF(ISBLANK([.AA44]); &quot;&quot;; IF([.$F44]=&quot;Long&quot;; ([.AA44]-[.$I44])*[.$H44]/[.$K44]; ([.$I44]-[.AA44])*[.$H44]/[.$K44])-[.$P44]); &quot;&quot;)">
            <text:p/>
          </table:table-cell>
          <table:table-cell/>
          <table:table-cell table:formula="of:=IF(ISBLANK([.O44]); &quot;&quot;; DAY([.O44]))">
            <text:p/>
          </table:table-cell>
          <table:table-cell table:formula="of:=IF(ISBLANK([.G44]); &quot;&quot;; WEEKDAY([.G44]; 2))">
            <text:p/>
          </table:table-cell>
          <table:table-cell table:formula="of:=IF(ISBLANK([.O44]); &quot;&quot;; WEEKDAY([.O44]; 2))">
            <text:p/>
          </table:table-cell>
          <table:table-cell table:formula="of:=IF(ISBLANK([.O44]); &quot;&quot;; WEEKNUM([.O44]))">
            <text:p/>
          </table:table-cell>
          <table:table-cell table:formula="of:=IF(ISBLANK([.O44]); &quot;&quot;; MONTH([.O44]))">
            <text:p/>
          </table:table-cell>
          <table:table-cell table:formula="of:=IF(OR(ISBLANK([.G44]); ISBLANK([.O44])); &quot;&quot;; IFERROR(DATEDIF([.G44];[.O44];&quot;d&quot;); &quot;&quot;))">
            <text:p/>
          </table:table-cell>
          <table:table-cell table:formula="of:=IFERROR([.AJ43]+[.P44]; &quot;&quot;)">
            <text:p/>
          </table:table-cell>
          <table:table-cell table:formula="of:=IFERROR([.AK43]+[.Q4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5]=&quot;Long&quot;; [.I45]-[Overview.$C$4]/[.H45]; IF([.F45]=&quot;Short&quot;; [.I45]+[Overview.$C$4]/[.H45]; &quot;&quot;)); &quot;&quot;)">
            <text:p/>
          </table:table-cell>
          <table:table-cell table:style-name="ce157" table:formula="of:=IFERROR(ABS([.J45]-[.I45])*[.H45]; &quot;&quot;)">
            <text:p/>
          </table:table-cell>
          <table:table-cell table:formula="of:=IFERROR(IF([.F45]=&quot;Long&quot;; [.I45]+[Overview.$C$4]/[.H45]*[Overview.$C$6]; IF([.F45]=&quot;Short&quot;; [.I45]-[Overview.$C$4]/[.H45]*[Overview.$C$6]; &quot;&quot;)); &quot;&quot;)">
            <text:p/>
          </table:table-cell>
          <table:table-cell table:number-columns-repeated="3"/>
          <table:table-cell table:formula="of:=IFERROR([.Q45]/[.K45]; &quot;&quot;)">
            <text:p/>
          </table:table-cell>
          <table:table-cell table:formula="of:=IFERROR(IF(AND([.F45]=&quot;Long&quot;; [.M45]=[.H45]); [.H45]*([.N45]-[.I45]); IF(AND([.F45]=&quot;Short&quot;; [.M45]=[.H45]); [.H45]*([.I45]-[.N45]); &quot;&quot;)); &quot;&quot;)">
            <text:p/>
          </table:table-cell>
          <table:table-cell table:formula="of:=IF(ISNUMBER([.Q45]); IF([.Q45]&gt;0; &quot;Win&quot;; &quot;Loss&quot;);&quot;&quot;)">
            <text:p/>
          </table:table-cell>
          <table:table-cell table:formula="of:=IF([.O45]=&quot;&quot;; &quot;&quot;; CONCATENATE(DATEDIF([.G45];[.O45];&quot;d&quot;); IF(DATEDIF([.G45];[.O4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5]); &quot;&quot;; IF([.$F45]=&quot;Long&quot;; ([.W45]-[.$I45])*[.$H45]/[.$K45]; ([.$I45]-[.W45])*[.$H45]/[.$K45])-[.$P45]); &quot;&quot;)">
            <text:p/>
          </table:table-cell>
          <table:table-cell table:style-name="Default"/>
          <table:table-cell table:style-name="ce205" table:formula="of:=IFERROR(IF(ISBLANK([.Y45]); &quot;&quot;; IF([.$F45]=&quot;Long&quot;; ([.Y45]-[.$I45])*[.$H45]/[.$K45]; ([.$I45]-[.Y45])*[.$H45]/[.$K45])-[.$P45]); &quot;&quot;)">
            <text:p/>
          </table:table-cell>
          <table:table-cell table:style-name="Default"/>
          <table:table-cell table:style-name="ce205" table:formula="of:=IFERROR(IF(ISBLANK([.AA45]); &quot;&quot;; IF([.$F45]=&quot;Long&quot;; ([.AA45]-[.$I45])*[.$H45]/[.$K45]; ([.$I45]-[.AA45])*[.$H45]/[.$K45])-[.$P45]); &quot;&quot;)">
            <text:p/>
          </table:table-cell>
          <table:table-cell/>
          <table:table-cell table:formula="of:=IF(ISBLANK([.O45]); &quot;&quot;; DAY([.O45]))">
            <text:p/>
          </table:table-cell>
          <table:table-cell table:formula="of:=IF(ISBLANK([.G45]); &quot;&quot;; WEEKDAY([.G45]; 2))">
            <text:p/>
          </table:table-cell>
          <table:table-cell table:formula="of:=IF(ISBLANK([.O45]); &quot;&quot;; WEEKDAY([.O45]; 2))">
            <text:p/>
          </table:table-cell>
          <table:table-cell table:formula="of:=IF(ISBLANK([.O45]); &quot;&quot;; WEEKNUM([.O45]))">
            <text:p/>
          </table:table-cell>
          <table:table-cell table:formula="of:=IF(ISBLANK([.O45]); &quot;&quot;; MONTH([.O45]))">
            <text:p/>
          </table:table-cell>
          <table:table-cell table:formula="of:=IF(OR(ISBLANK([.G45]); ISBLANK([.O45])); &quot;&quot;; IFERROR(DATEDIF([.G45];[.O45];&quot;d&quot;); &quot;&quot;))">
            <text:p/>
          </table:table-cell>
          <table:table-cell table:formula="of:=IFERROR([.AJ44]+[.P45]; &quot;&quot;)">
            <text:p/>
          </table:table-cell>
          <table:table-cell table:formula="of:=IFERROR([.AK44]+[.Q4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6]=&quot;Long&quot;; [.I46]-[Overview.$C$4]/[.H46]; IF([.F46]=&quot;Short&quot;; [.I46]+[Overview.$C$4]/[.H46]; &quot;&quot;)); &quot;&quot;)">
            <text:p/>
          </table:table-cell>
          <table:table-cell table:style-name="ce157" table:formula="of:=IFERROR(ABS([.J46]-[.I46])*[.H46]; &quot;&quot;)">
            <text:p/>
          </table:table-cell>
          <table:table-cell table:formula="of:=IFERROR(IF([.F46]=&quot;Long&quot;; [.I46]+[Overview.$C$4]/[.H46]*[Overview.$C$6]; IF([.F46]=&quot;Short&quot;; [.I46]-[Overview.$C$4]/[.H46]*[Overview.$C$6]; &quot;&quot;)); &quot;&quot;)">
            <text:p/>
          </table:table-cell>
          <table:table-cell table:number-columns-repeated="3"/>
          <table:table-cell table:formula="of:=IFERROR([.Q46]/[.K46]; &quot;&quot;)">
            <text:p/>
          </table:table-cell>
          <table:table-cell table:formula="of:=IFERROR(IF(AND([.F46]=&quot;Long&quot;; [.M46]=[.H46]); [.H46]*([.N46]-[.I46]); IF(AND([.F46]=&quot;Short&quot;; [.M46]=[.H46]); [.H46]*([.I46]-[.N46]); &quot;&quot;)); &quot;&quot;)">
            <text:p/>
          </table:table-cell>
          <table:table-cell table:formula="of:=IF(ISNUMBER([.Q46]); IF([.Q46]&gt;0; &quot;Win&quot;; &quot;Loss&quot;);&quot;&quot;)">
            <text:p/>
          </table:table-cell>
          <table:table-cell table:formula="of:=IF([.O46]=&quot;&quot;; &quot;&quot;; CONCATENATE(DATEDIF([.G46];[.O46];&quot;d&quot;); IF(DATEDIF([.G46];[.O4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6]); &quot;&quot;; IF([.$F46]=&quot;Long&quot;; ([.W46]-[.$I46])*[.$H46]/[.$K46]; ([.$I46]-[.W46])*[.$H46]/[.$K46])-[.$P46]); &quot;&quot;)">
            <text:p/>
          </table:table-cell>
          <table:table-cell table:style-name="Default"/>
          <table:table-cell table:style-name="ce205" table:formula="of:=IFERROR(IF(ISBLANK([.Y46]); &quot;&quot;; IF([.$F46]=&quot;Long&quot;; ([.Y46]-[.$I46])*[.$H46]/[.$K46]; ([.$I46]-[.Y46])*[.$H46]/[.$K46])-[.$P46]); &quot;&quot;)">
            <text:p/>
          </table:table-cell>
          <table:table-cell table:style-name="Default"/>
          <table:table-cell table:style-name="ce205" table:formula="of:=IFERROR(IF(ISBLANK([.AA46]); &quot;&quot;; IF([.$F46]=&quot;Long&quot;; ([.AA46]-[.$I46])*[.$H46]/[.$K46]; ([.$I46]-[.AA46])*[.$H46]/[.$K46])-[.$P46]); &quot;&quot;)">
            <text:p/>
          </table:table-cell>
          <table:table-cell/>
          <table:table-cell table:formula="of:=IF(ISBLANK([.O46]); &quot;&quot;; DAY([.O46]))">
            <text:p/>
          </table:table-cell>
          <table:table-cell table:formula="of:=IF(ISBLANK([.G46]); &quot;&quot;; WEEKDAY([.G46]; 2))">
            <text:p/>
          </table:table-cell>
          <table:table-cell table:formula="of:=IF(ISBLANK([.O46]); &quot;&quot;; WEEKDAY([.O46]; 2))">
            <text:p/>
          </table:table-cell>
          <table:table-cell table:formula="of:=IF(ISBLANK([.O46]); &quot;&quot;; WEEKNUM([.O46]))">
            <text:p/>
          </table:table-cell>
          <table:table-cell table:formula="of:=IF(ISBLANK([.O46]); &quot;&quot;; MONTH([.O46]))">
            <text:p/>
          </table:table-cell>
          <table:table-cell table:formula="of:=IF(OR(ISBLANK([.G46]); ISBLANK([.O46])); &quot;&quot;; IFERROR(DATEDIF([.G46];[.O46];&quot;d&quot;); &quot;&quot;))">
            <text:p/>
          </table:table-cell>
          <table:table-cell table:formula="of:=IFERROR([.AJ45]+[.P46]; &quot;&quot;)">
            <text:p/>
          </table:table-cell>
          <table:table-cell table:formula="of:=IFERROR([.AK45]+[.Q4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7]=&quot;Long&quot;; [.I47]-[Overview.$C$4]/[.H47]; IF([.F47]=&quot;Short&quot;; [.I47]+[Overview.$C$4]/[.H47]; &quot;&quot;)); &quot;&quot;)">
            <text:p/>
          </table:table-cell>
          <table:table-cell table:style-name="ce157" table:formula="of:=IFERROR(ABS([.J47]-[.I47])*[.H47]; &quot;&quot;)">
            <text:p/>
          </table:table-cell>
          <table:table-cell table:formula="of:=IFERROR(IF([.F47]=&quot;Long&quot;; [.I47]+[Overview.$C$4]/[.H47]*[Overview.$C$6]; IF([.F47]=&quot;Short&quot;; [.I47]-[Overview.$C$4]/[.H47]*[Overview.$C$6]; &quot;&quot;)); &quot;&quot;)">
            <text:p/>
          </table:table-cell>
          <table:table-cell table:number-columns-repeated="3"/>
          <table:table-cell table:formula="of:=IFERROR([.Q47]/[.K47]; &quot;&quot;)">
            <text:p/>
          </table:table-cell>
          <table:table-cell table:formula="of:=IFERROR(IF(AND([.F47]=&quot;Long&quot;; [.M47]=[.H47]); [.H47]*([.N47]-[.I47]); IF(AND([.F47]=&quot;Short&quot;; [.M47]=[.H47]); [.H47]*([.I47]-[.N47]); &quot;&quot;)); &quot;&quot;)">
            <text:p/>
          </table:table-cell>
          <table:table-cell table:formula="of:=IF(ISNUMBER([.Q47]); IF([.Q47]&gt;0; &quot;Win&quot;; &quot;Loss&quot;);&quot;&quot;)">
            <text:p/>
          </table:table-cell>
          <table:table-cell table:formula="of:=IF([.O47]=&quot;&quot;; &quot;&quot;; CONCATENATE(DATEDIF([.G47];[.O47];&quot;d&quot;); IF(DATEDIF([.G47];[.O4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7]); &quot;&quot;; IF([.$F47]=&quot;Long&quot;; ([.W47]-[.$I47])*[.$H47]/[.$K47]; ([.$I47]-[.W47])*[.$H47]/[.$K47])-[.$P47]); &quot;&quot;)">
            <text:p/>
          </table:table-cell>
          <table:table-cell table:style-name="Default"/>
          <table:table-cell table:style-name="ce205" table:formula="of:=IFERROR(IF(ISBLANK([.Y47]); &quot;&quot;; IF([.$F47]=&quot;Long&quot;; ([.Y47]-[.$I47])*[.$H47]/[.$K47]; ([.$I47]-[.Y47])*[.$H47]/[.$K47])-[.$P47]); &quot;&quot;)">
            <text:p/>
          </table:table-cell>
          <table:table-cell table:style-name="Default"/>
          <table:table-cell table:style-name="ce205" table:formula="of:=IFERROR(IF(ISBLANK([.AA47]); &quot;&quot;; IF([.$F47]=&quot;Long&quot;; ([.AA47]-[.$I47])*[.$H47]/[.$K47]; ([.$I47]-[.AA47])*[.$H47]/[.$K47])-[.$P47]); &quot;&quot;)">
            <text:p/>
          </table:table-cell>
          <table:table-cell/>
          <table:table-cell table:formula="of:=IF(ISBLANK([.O47]); &quot;&quot;; DAY([.O47]))">
            <text:p/>
          </table:table-cell>
          <table:table-cell table:formula="of:=IF(ISBLANK([.G47]); &quot;&quot;; WEEKDAY([.G47]; 2))">
            <text:p/>
          </table:table-cell>
          <table:table-cell table:formula="of:=IF(ISBLANK([.O47]); &quot;&quot;; WEEKDAY([.O47]; 2))">
            <text:p/>
          </table:table-cell>
          <table:table-cell table:formula="of:=IF(ISBLANK([.O47]); &quot;&quot;; WEEKNUM([.O47]))">
            <text:p/>
          </table:table-cell>
          <table:table-cell table:formula="of:=IF(ISBLANK([.O47]); &quot;&quot;; MONTH([.O47]))">
            <text:p/>
          </table:table-cell>
          <table:table-cell table:formula="of:=IF(OR(ISBLANK([.G47]); ISBLANK([.O47])); &quot;&quot;; IFERROR(DATEDIF([.G47];[.O47];&quot;d&quot;); &quot;&quot;))">
            <text:p/>
          </table:table-cell>
          <table:table-cell table:formula="of:=IFERROR([.AJ46]+[.P47]; &quot;&quot;)">
            <text:p/>
          </table:table-cell>
          <table:table-cell table:formula="of:=IFERROR([.AK46]+[.Q4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8]=&quot;Long&quot;; [.I48]-[Overview.$C$4]/[.H48]; IF([.F48]=&quot;Short&quot;; [.I48]+[Overview.$C$4]/[.H48]; &quot;&quot;)); &quot;&quot;)">
            <text:p/>
          </table:table-cell>
          <table:table-cell table:style-name="ce157" table:formula="of:=IFERROR(ABS([.J48]-[.I48])*[.H48]; &quot;&quot;)">
            <text:p/>
          </table:table-cell>
          <table:table-cell table:formula="of:=IFERROR(IF([.F48]=&quot;Long&quot;; [.I48]+[Overview.$C$4]/[.H48]*[Overview.$C$6]; IF([.F48]=&quot;Short&quot;; [.I48]-[Overview.$C$4]/[.H48]*[Overview.$C$6]; &quot;&quot;)); &quot;&quot;)">
            <text:p/>
          </table:table-cell>
          <table:table-cell table:number-columns-repeated="3"/>
          <table:table-cell table:formula="of:=IFERROR([.Q48]/[.K48]; &quot;&quot;)">
            <text:p/>
          </table:table-cell>
          <table:table-cell table:formula="of:=IFERROR(IF(AND([.F48]=&quot;Long&quot;; [.M48]=[.H48]); [.H48]*([.N48]-[.I48]); IF(AND([.F48]=&quot;Short&quot;; [.M48]=[.H48]); [.H48]*([.I48]-[.N48]); &quot;&quot;)); &quot;&quot;)">
            <text:p/>
          </table:table-cell>
          <table:table-cell table:formula="of:=IF(ISNUMBER([.Q48]); IF([.Q48]&gt;0; &quot;Win&quot;; &quot;Loss&quot;);&quot;&quot;)">
            <text:p/>
          </table:table-cell>
          <table:table-cell table:formula="of:=IF([.O48]=&quot;&quot;; &quot;&quot;; CONCATENATE(DATEDIF([.G48];[.O48];&quot;d&quot;); IF(DATEDIF([.G48];[.O4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8]); &quot;&quot;; IF([.$F48]=&quot;Long&quot;; ([.W48]-[.$I48])*[.$H48]/[.$K48]; ([.$I48]-[.W48])*[.$H48]/[.$K48])-[.$P48]); &quot;&quot;)">
            <text:p/>
          </table:table-cell>
          <table:table-cell table:style-name="Default"/>
          <table:table-cell table:style-name="ce205" table:formula="of:=IFERROR(IF(ISBLANK([.Y48]); &quot;&quot;; IF([.$F48]=&quot;Long&quot;; ([.Y48]-[.$I48])*[.$H48]/[.$K48]; ([.$I48]-[.Y48])*[.$H48]/[.$K48])-[.$P48]); &quot;&quot;)">
            <text:p/>
          </table:table-cell>
          <table:table-cell table:style-name="Default"/>
          <table:table-cell table:style-name="ce205" table:formula="of:=IFERROR(IF(ISBLANK([.AA48]); &quot;&quot;; IF([.$F48]=&quot;Long&quot;; ([.AA48]-[.$I48])*[.$H48]/[.$K48]; ([.$I48]-[.AA48])*[.$H48]/[.$K48])-[.$P48]); &quot;&quot;)">
            <text:p/>
          </table:table-cell>
          <table:table-cell/>
          <table:table-cell table:formula="of:=IF(ISBLANK([.O48]); &quot;&quot;; DAY([.O48]))">
            <text:p/>
          </table:table-cell>
          <table:table-cell table:formula="of:=IF(ISBLANK([.G48]); &quot;&quot;; WEEKDAY([.G48]; 2))">
            <text:p/>
          </table:table-cell>
          <table:table-cell table:formula="of:=IF(ISBLANK([.O48]); &quot;&quot;; WEEKDAY([.O48]; 2))">
            <text:p/>
          </table:table-cell>
          <table:table-cell table:formula="of:=IF(ISBLANK([.O48]); &quot;&quot;; WEEKNUM([.O48]))">
            <text:p/>
          </table:table-cell>
          <table:table-cell table:formula="of:=IF(ISBLANK([.O48]); &quot;&quot;; MONTH([.O48]))">
            <text:p/>
          </table:table-cell>
          <table:table-cell table:formula="of:=IF(OR(ISBLANK([.G48]); ISBLANK([.O48])); &quot;&quot;; IFERROR(DATEDIF([.G48];[.O48];&quot;d&quot;); &quot;&quot;))">
            <text:p/>
          </table:table-cell>
          <table:table-cell table:formula="of:=IFERROR([.AJ47]+[.P48]; &quot;&quot;)">
            <text:p/>
          </table:table-cell>
          <table:table-cell table:formula="of:=IFERROR([.AK47]+[.Q4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9]=&quot;Long&quot;; [.I49]-[Overview.$C$4]/[.H49]; IF([.F49]=&quot;Short&quot;; [.I49]+[Overview.$C$4]/[.H49]; &quot;&quot;)); &quot;&quot;)">
            <text:p/>
          </table:table-cell>
          <table:table-cell table:style-name="ce157" table:formula="of:=IFERROR(ABS([.J49]-[.I49])*[.H49]; &quot;&quot;)">
            <text:p/>
          </table:table-cell>
          <table:table-cell table:formula="of:=IFERROR(IF([.F49]=&quot;Long&quot;; [.I49]+[Overview.$C$4]/[.H49]*[Overview.$C$6]; IF([.F49]=&quot;Short&quot;; [.I49]-[Overview.$C$4]/[.H49]*[Overview.$C$6]; &quot;&quot;)); &quot;&quot;)">
            <text:p/>
          </table:table-cell>
          <table:table-cell table:number-columns-repeated="3"/>
          <table:table-cell table:formula="of:=IFERROR([.Q49]/[.K49]; &quot;&quot;)">
            <text:p/>
          </table:table-cell>
          <table:table-cell table:formula="of:=IFERROR(IF(AND([.F49]=&quot;Long&quot;; [.M49]=[.H49]); [.H49]*([.N49]-[.I49]); IF(AND([.F49]=&quot;Short&quot;; [.M49]=[.H49]); [.H49]*([.I49]-[.N49]); &quot;&quot;)); &quot;&quot;)">
            <text:p/>
          </table:table-cell>
          <table:table-cell table:formula="of:=IF(ISNUMBER([.Q49]); IF([.Q49]&gt;0; &quot;Win&quot;; &quot;Loss&quot;);&quot;&quot;)">
            <text:p/>
          </table:table-cell>
          <table:table-cell table:formula="of:=IF([.O49]=&quot;&quot;; &quot;&quot;; CONCATENATE(DATEDIF([.G49];[.O49];&quot;d&quot;); IF(DATEDIF([.G49];[.O4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9]); &quot;&quot;; IF([.$F49]=&quot;Long&quot;; ([.W49]-[.$I49])*[.$H49]/[.$K49]; ([.$I49]-[.W49])*[.$H49]/[.$K49])-[.$P49]); &quot;&quot;)">
            <text:p/>
          </table:table-cell>
          <table:table-cell table:style-name="Default"/>
          <table:table-cell table:style-name="ce205" table:formula="of:=IFERROR(IF(ISBLANK([.Y49]); &quot;&quot;; IF([.$F49]=&quot;Long&quot;; ([.Y49]-[.$I49])*[.$H49]/[.$K49]; ([.$I49]-[.Y49])*[.$H49]/[.$K49])-[.$P49]); &quot;&quot;)">
            <text:p/>
          </table:table-cell>
          <table:table-cell table:style-name="Default"/>
          <table:table-cell table:style-name="ce205" table:formula="of:=IFERROR(IF(ISBLANK([.AA49]); &quot;&quot;; IF([.$F49]=&quot;Long&quot;; ([.AA49]-[.$I49])*[.$H49]/[.$K49]; ([.$I49]-[.AA49])*[.$H49]/[.$K49])-[.$P49]); &quot;&quot;)">
            <text:p/>
          </table:table-cell>
          <table:table-cell/>
          <table:table-cell table:formula="of:=IF(ISBLANK([.O49]); &quot;&quot;; DAY([.O49]))">
            <text:p/>
          </table:table-cell>
          <table:table-cell table:formula="of:=IF(ISBLANK([.G49]); &quot;&quot;; WEEKDAY([.G49]; 2))">
            <text:p/>
          </table:table-cell>
          <table:table-cell table:formula="of:=IF(ISBLANK([.O49]); &quot;&quot;; WEEKDAY([.O49]; 2))">
            <text:p/>
          </table:table-cell>
          <table:table-cell table:formula="of:=IF(ISBLANK([.O49]); &quot;&quot;; WEEKNUM([.O49]))">
            <text:p/>
          </table:table-cell>
          <table:table-cell table:formula="of:=IF(ISBLANK([.O49]); &quot;&quot;; MONTH([.O49]))">
            <text:p/>
          </table:table-cell>
          <table:table-cell table:formula="of:=IF(OR(ISBLANK([.G49]); ISBLANK([.O49])); &quot;&quot;; IFERROR(DATEDIF([.G49];[.O49];&quot;d&quot;); &quot;&quot;))">
            <text:p/>
          </table:table-cell>
          <table:table-cell table:formula="of:=IFERROR([.AJ48]+[.P49]; &quot;&quot;)">
            <text:p/>
          </table:table-cell>
          <table:table-cell table:formula="of:=IFERROR([.AK48]+[.Q4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50]=&quot;Long&quot;; [.I50]-[Overview.$C$4]/[.H50]; IF([.F50]=&quot;Short&quot;; [.I50]+[Overview.$C$4]/[.H50]; &quot;&quot;)); &quot;&quot;)">
            <text:p/>
          </table:table-cell>
          <table:table-cell table:style-name="ce157" table:formula="of:=IFERROR(ABS([.J50]-[.I50])*[.H50]; &quot;&quot;)">
            <text:p/>
          </table:table-cell>
          <table:table-cell table:formula="of:=IFERROR(IF([.F50]=&quot;Long&quot;; [.I50]+[Overview.$C$4]/[.H50]*[Overview.$C$6]; IF([.F50]=&quot;Short&quot;; [.I50]-[Overview.$C$4]/[.H50]*[Overview.$C$6]; &quot;&quot;)); &quot;&quot;)">
            <text:p/>
          </table:table-cell>
          <table:table-cell table:number-columns-repeated="3"/>
          <table:table-cell table:formula="of:=IFERROR([.Q50]/[.K50]; &quot;&quot;)">
            <text:p/>
          </table:table-cell>
          <table:table-cell table:formula="of:=IFERROR(IF(AND([.F50]=&quot;Long&quot;; [.M50]=[.H50]); [.H50]*([.N50]-[.I50]); IF(AND([.F50]=&quot;Short&quot;; [.M50]=[.H50]); [.H50]*([.I50]-[.N50]); &quot;&quot;)); &quot;&quot;)">
            <text:p/>
          </table:table-cell>
          <table:table-cell table:formula="of:=IF(ISNUMBER([.Q50]); IF([.Q50]&gt;0; &quot;Win&quot;; &quot;Loss&quot;);&quot;&quot;)">
            <text:p/>
          </table:table-cell>
          <table:table-cell table:formula="of:=IF([.O50]=&quot;&quot;; &quot;&quot;; CONCATENATE(DATEDIF([.G50];[.O50];&quot;d&quot;); IF(DATEDIF([.G50];[.O5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50]); &quot;&quot;; IF([.$F50]=&quot;Long&quot;; ([.W50]-[.$I50])*[.$H50]/[.$K50]; ([.$I50]-[.W50])*[.$H50]/[.$K50])-[.$P50]); &quot;&quot;)">
            <text:p/>
          </table:table-cell>
          <table:table-cell table:style-name="Default"/>
          <table:table-cell table:style-name="ce205" table:formula="of:=IFERROR(IF(ISBLANK([.Y50]); &quot;&quot;; IF([.$F50]=&quot;Long&quot;; ([.Y50]-[.$I50])*[.$H50]/[.$K50]; ([.$I50]-[.Y50])*[.$H50]/[.$K50])-[.$P50]); &quot;&quot;)">
            <text:p/>
          </table:table-cell>
          <table:table-cell table:style-name="Default"/>
          <table:table-cell table:style-name="ce205" table:formula="of:=IFERROR(IF(ISBLANK([.AA50]); &quot;&quot;; IF([.$F50]=&quot;Long&quot;; ([.AA50]-[.$I50])*[.$H50]/[.$K50]; ([.$I50]-[.AA50])*[.$H50]/[.$K50])-[.$P50]); &quot;&quot;)">
            <text:p/>
          </table:table-cell>
          <table:table-cell/>
          <table:table-cell table:formula="of:=IF(ISBLANK([.O50]); &quot;&quot;; DAY([.O50]))">
            <text:p/>
          </table:table-cell>
          <table:table-cell table:formula="of:=IF(ISBLANK([.G50]); &quot;&quot;; WEEKDAY([.G50]; 2))">
            <text:p/>
          </table:table-cell>
          <table:table-cell table:formula="of:=IF(ISBLANK([.O50]); &quot;&quot;; WEEKDAY([.O50]; 2))">
            <text:p/>
          </table:table-cell>
          <table:table-cell table:formula="of:=IF(ISBLANK([.O50]); &quot;&quot;; WEEKNUM([.O50]))">
            <text:p/>
          </table:table-cell>
          <table:table-cell table:formula="of:=IF(ISBLANK([.O50]); &quot;&quot;; MONTH([.O50]))">
            <text:p/>
          </table:table-cell>
          <table:table-cell table:formula="of:=IF(OR(ISBLANK([.G50]); ISBLANK([.O50])); &quot;&quot;; IFERROR(DATEDIF([.G50];[.O50];&quot;d&quot;); &quot;&quot;))">
            <text:p/>
          </table:table-cell>
          <table:table-cell table:formula="of:=IFERROR([.AJ49]+[.P50]; &quot;&quot;)">
            <text:p/>
          </table:table-cell>
          <table:table-cell table:formula="of:=IFERROR([.AK49]+[.Q5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51]=&quot;Long&quot;; [.I51]-[Overview.$C$4]/[.H51]; IF([.F51]=&quot;Short&quot;; [.I51]+[Overview.$C$4]/[.H51]; &quot;&quot;)); &quot;&quot;)">
            <text:p/>
          </table:table-cell>
          <table:table-cell table:style-name="ce157" table:formula="of:=IFERROR(ABS([.J51]-[.I51])*[.H51]; &quot;&quot;)">
            <text:p/>
          </table:table-cell>
          <table:table-cell table:formula="of:=IFERROR(IF([.F51]=&quot;Long&quot;; [.I51]+[Overview.$C$4]/[.H51]*[Overview.$C$6]; IF([.F51]=&quot;Short&quot;; [.I51]-[Overview.$C$4]/[.H51]*[Overview.$C$6]; &quot;&quot;)); &quot;&quot;)">
            <text:p/>
          </table:table-cell>
          <table:table-cell table:number-columns-repeated="3"/>
          <table:table-cell table:formula="of:=IFERROR([.Q51]/[.K51]; &quot;&quot;)">
            <text:p/>
          </table:table-cell>
          <table:table-cell table:formula="of:=IFERROR(IF(AND([.F51]=&quot;Long&quot;; [.M51]=[.H51]); [.H51]*([.N51]-[.I51]); IF(AND([.F51]=&quot;Short&quot;; [.M51]=[.H51]); [.H51]*([.I51]-[.N51]); &quot;&quot;)); &quot;&quot;)">
            <text:p/>
          </table:table-cell>
          <table:table-cell table:formula="of:=IF(ISNUMBER([.Q51]); IF([.Q51]&gt;0; &quot;Win&quot;; &quot;Loss&quot;);&quot;&quot;)">
            <text:p/>
          </table:table-cell>
          <table:table-cell table:formula="of:=IF([.O51]=&quot;&quot;; &quot;&quot;; CONCATENATE(DATEDIF([.G51];[.O51];&quot;d&quot;); IF(DATEDIF([.G51];[.O5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51]); &quot;&quot;; IF([.$F51]=&quot;Long&quot;; ([.W51]-[.$I51])*[.$H51]/[.$K51]; ([.$I51]-[.W51])*[.$H51]/[.$K51])-[.$P51]); &quot;&quot;)">
            <text:p/>
          </table:table-cell>
          <table:table-cell table:style-name="Default"/>
          <table:table-cell table:style-name="ce205" table:formula="of:=IFERROR(IF(ISBLANK([.Y51]); &quot;&quot;; IF([.$F51]=&quot;Long&quot;; ([.Y51]-[.$I51])*[.$H51]/[.$K51]; ([.$I51]-[.Y51])*[.$H51]/[.$K51])-[.$P51]); &quot;&quot;)">
            <text:p/>
          </table:table-cell>
          <table:table-cell table:style-name="Default"/>
          <table:table-cell table:style-name="ce205" table:formula="of:=IFERROR(IF(ISBLANK([.AA51]); &quot;&quot;; IF([.$F51]=&quot;Long&quot;; ([.AA51]-[.$I51])*[.$H51]/[.$K51]; ([.$I51]-[.AA51])*[.$H51]/[.$K51])-[.$P51]); &quot;&quot;)">
            <text:p/>
          </table:table-cell>
          <table:table-cell/>
          <table:table-cell table:formula="of:=IF(ISBLANK([.O51]); &quot;&quot;; DAY([.O51]))">
            <text:p/>
          </table:table-cell>
          <table:table-cell table:formula="of:=IF(ISBLANK([.G51]); &quot;&quot;; WEEKDAY([.G51]; 2))">
            <text:p/>
          </table:table-cell>
          <table:table-cell table:formula="of:=IF(ISBLANK([.O51]); &quot;&quot;; WEEKDAY([.O51]; 2))">
            <text:p/>
          </table:table-cell>
          <table:table-cell table:formula="of:=IF(ISBLANK([.O51]); &quot;&quot;; WEEKNUM([.O51]))">
            <text:p/>
          </table:table-cell>
          <table:table-cell table:formula="of:=IF(ISBLANK([.O51]); &quot;&quot;; MONTH([.O51]))">
            <text:p/>
          </table:table-cell>
          <table:table-cell table:formula="of:=IF(OR(ISBLANK([.G51]); ISBLANK([.O51])); &quot;&quot;; IFERROR(DATEDIF([.G51];[.O51];&quot;d&quot;); &quot;&quot;))">
            <text:p/>
          </table:table-cell>
          <table:table-cell table:formula="of:=IFERROR([.AJ50]+[.P51]; &quot;&quot;)">
            <text:p/>
          </table:table-cell>
          <table:table-cell table:formula="of:=IFERROR([.AK50]+[.Q5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52]=&quot;Long&quot;; [.I52]-[Overview.$C$4]/[.H52]; IF([.F52]=&quot;Short&quot;; [.I52]+[Overview.$C$4]/[.H52]; &quot;&quot;)); &quot;&quot;)">
            <text:p/>
          </table:table-cell>
          <table:table-cell table:style-name="ce157" table:formula="of:=IFERROR(ABS([.J52]-[.I52])*[.H52]; &quot;&quot;)">
            <text:p/>
          </table:table-cell>
          <table:table-cell table:formula="of:=IFERROR(IF([.F52]=&quot;Long&quot;; [.I52]+[Overview.$C$4]/[.H52]*[Overview.$C$6]; IF([.F52]=&quot;Short&quot;; [.I52]-[Overview.$C$4]/[.H52]*[Overview.$C$6]; &quot;&quot;)); &quot;&quot;)">
            <text:p/>
          </table:table-cell>
          <table:table-cell table:number-columns-repeated="3"/>
          <table:table-cell table:formula="of:=IFERROR([.Q52]/[.K52]; &quot;&quot;)">
            <text:p/>
          </table:table-cell>
          <table:table-cell table:formula="of:=IFERROR(IF(AND([.F52]=&quot;Long&quot;; [.M52]=[.H52]); [.H52]*([.N52]-[.I52]); IF(AND([.F52]=&quot;Short&quot;; [.M52]=[.H52]); [.H52]*([.I52]-[.N52]); &quot;&quot;)); &quot;&quot;)">
            <text:p/>
          </table:table-cell>
          <table:table-cell table:formula="of:=IF(ISNUMBER([.Q52]); IF([.Q52]&gt;0; &quot;Win&quot;; &quot;Loss&quot;);&quot;&quot;)">
            <text:p/>
          </table:table-cell>
          <table:table-cell table:formula="of:=IF([.O52]=&quot;&quot;; &quot;&quot;; CONCATENATE(DATEDIF([.G52];[.O52];&quot;d&quot;); IF(DATEDIF([.G52];[.O5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52]); &quot;&quot;; IF([.$F52]=&quot;Long&quot;; ([.W52]-[.$I52])*[.$H52]/[.$K52]; ([.$I52]-[.W52])*[.$H52]/[.$K52])-[.$P52]); &quot;&quot;)">
            <text:p/>
          </table:table-cell>
          <table:table-cell table:style-name="Default"/>
          <table:table-cell table:style-name="ce205" table:formula="of:=IFERROR(IF(ISBLANK([.Y52]); &quot;&quot;; IF([.$F52]=&quot;Long&quot;; ([.Y52]-[.$I52])*[.$H52]/[.$K52]; ([.$I52]-[.Y52])*[.$H52]/[.$K52])-[.$P52]); &quot;&quot;)">
            <text:p/>
          </table:table-cell>
          <table:table-cell table:style-name="Default"/>
          <table:table-cell table:style-name="ce205" table:formula="of:=IFERROR(IF(ISBLANK([.AA52]); &quot;&quot;; IF([.$F52]=&quot;Long&quot;; ([.AA52]-[.$I52])*[.$H52]/[.$K52]; ([.$I52]-[.AA52])*[.$H52]/[.$K52])-[.$P52]); &quot;&quot;)">
            <text:p/>
          </table:table-cell>
          <table:table-cell/>
          <table:table-cell table:formula="of:=IF(ISBLANK([.O52]); &quot;&quot;; DAY([.O52]))">
            <text:p/>
          </table:table-cell>
          <table:table-cell table:formula="of:=IF(ISBLANK([.G52]); &quot;&quot;; WEEKDAY([.G52]; 2))">
            <text:p/>
          </table:table-cell>
          <table:table-cell table:formula="of:=IF(ISBLANK([.O52]); &quot;&quot;; WEEKDAY([.O52]; 2))">
            <text:p/>
          </table:table-cell>
          <table:table-cell table:formula="of:=IF(ISBLANK([.O52]); &quot;&quot;; WEEKNUM([.O52]))">
            <text:p/>
          </table:table-cell>
          <table:table-cell table:formula="of:=IF(ISBLANK([.O52]); &quot;&quot;; MONTH([.O52]))">
            <text:p/>
          </table:table-cell>
          <table:table-cell table:formula="of:=IF(OR(ISBLANK([.G52]); ISBLANK([.O52])); &quot;&quot;; IFERROR(DATEDIF([.G52];[.O52];&quot;d&quot;); &quot;&quot;))">
            <text:p/>
          </table:table-cell>
          <table:table-cell table:formula="of:=IFERROR([.AJ51]+[.P52]; &quot;&quot;)">
            <text:p/>
          </table:table-cell>
          <table:table-cell table:formula="of:=IFERROR([.AK51]+[.Q5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53]=&quot;Long&quot;; [.I53]-[Overview.$C$4]/[.H53]; IF([.F53]=&quot;Short&quot;; [.I53]+[Overview.$C$4]/[.H53]; &quot;&quot;)); &quot;&quot;)">
            <text:p/>
          </table:table-cell>
          <table:table-cell table:style-name="ce157" table:formula="of:=IFERROR(ABS([.J53]-[.I53])*[.H53]; &quot;&quot;)">
            <text:p/>
          </table:table-cell>
          <table:table-cell table:formula="of:=IFERROR(IF([.F53]=&quot;Long&quot;; [.I53]+[Overview.$C$4]/[.H53]*[Overview.$C$6]; IF([.F53]=&quot;Short&quot;; [.I53]-[Overview.$C$4]/[.H53]*[Overview.$C$6]; &quot;&quot;)); &quot;&quot;)">
            <text:p/>
          </table:table-cell>
          <table:table-cell table:number-columns-repeated="3"/>
          <table:table-cell table:formula="of:=IFERROR([.Q53]/[.K53]; &quot;&quot;)">
            <text:p/>
          </table:table-cell>
          <table:table-cell table:formula="of:=IFERROR(IF(AND([.F53]=&quot;Long&quot;; [.M53]=[.H53]); [.H53]*([.N53]-[.I53]); IF(AND([.F53]=&quot;Short&quot;; [.M53]=[.H53]); [.H53]*([.I53]-[.N53]); &quot;&quot;)); &quot;&quot;)">
            <text:p/>
          </table:table-cell>
          <table:table-cell table:formula="of:=IF(ISNUMBER([.Q53]); IF([.Q53]&gt;0; &quot;Win&quot;; &quot;Loss&quot;);&quot;&quot;)">
            <text:p/>
          </table:table-cell>
          <table:table-cell table:formula="of:=IF([.O53]=&quot;&quot;; &quot;&quot;; CONCATENATE(DATEDIF([.G53];[.O53];&quot;d&quot;); IF(DATEDIF([.G53];[.O5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53]); &quot;&quot;; IF([.$F53]=&quot;Long&quot;; ([.W53]-[.$I53])*[.$H53]/[.$K53]; ([.$I53]-[.W53])*[.$H53]/[.$K53])-[.$P53]); &quot;&quot;)">
            <text:p/>
          </table:table-cell>
          <table:table-cell table:style-name="Default"/>
          <table:table-cell table:style-name="ce205" table:formula="of:=IFERROR(IF(ISBLANK([.Y53]); &quot;&quot;; IF([.$F53]=&quot;Long&quot;; ([.Y53]-[.$I53])*[.$H53]/[.$K53]; ([.$I53]-[.Y53])*[.$H53]/[.$K53])-[.$P53]); &quot;&quot;)">
            <text:p/>
          </table:table-cell>
          <table:table-cell table:style-name="Default"/>
          <table:table-cell table:style-name="ce205" table:formula="of:=IFERROR(IF(ISBLANK([.AA53]); &quot;&quot;; IF([.$F53]=&quot;Long&quot;; ([.AA53]-[.$I53])*[.$H53]/[.$K53]; ([.$I53]-[.AA53])*[.$H53]/[.$K53])-[.$P53]); &quot;&quot;)">
            <text:p/>
          </table:table-cell>
          <table:table-cell/>
          <table:table-cell table:formula="of:=IF(ISBLANK([.O53]); &quot;&quot;; DAY([.O53]))">
            <text:p/>
          </table:table-cell>
          <table:table-cell table:formula="of:=IF(ISBLANK([.G53]); &quot;&quot;; WEEKDAY([.G53]; 2))">
            <text:p/>
          </table:table-cell>
          <table:table-cell table:formula="of:=IF(ISBLANK([.O53]); &quot;&quot;; WEEKDAY([.O53]; 2))">
            <text:p/>
          </table:table-cell>
          <table:table-cell table:formula="of:=IF(ISBLANK([.O53]); &quot;&quot;; WEEKNUM([.O53]))">
            <text:p/>
          </table:table-cell>
          <table:table-cell table:formula="of:=IF(ISBLANK([.O53]); &quot;&quot;; MONTH([.O53]))">
            <text:p/>
          </table:table-cell>
          <table:table-cell table:formula="of:=IF(OR(ISBLANK([.G53]); ISBLANK([.O53])); &quot;&quot;; IFERROR(DATEDIF([.G53];[.O53];&quot;d&quot;); &quot;&quot;))">
            <text:p/>
          </table:table-cell>
          <table:table-cell table:formula="of:=IFERROR([.AJ52]+[.P53]; &quot;&quot;)">
            <text:p/>
          </table:table-cell>
          <table:table-cell table:formula="of:=IFERROR([.AK52]+[.Q5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54]=&quot;Long&quot;; [.I54]-[Overview.$C$4]/[.H54]; IF([.F54]=&quot;Short&quot;; [.I54]+[Overview.$C$4]/[.H54]; &quot;&quot;)); &quot;&quot;)">
            <text:p/>
          </table:table-cell>
          <table:table-cell table:style-name="ce157" table:formula="of:=IFERROR(ABS([.J54]-[.I54])*[.H54]; &quot;&quot;)">
            <text:p/>
          </table:table-cell>
          <table:table-cell table:formula="of:=IFERROR(IF([.F54]=&quot;Long&quot;; [.I54]+[Overview.$C$4]/[.H54]*[Overview.$C$6]; IF([.F54]=&quot;Short&quot;; [.I54]-[Overview.$C$4]/[.H54]*[Overview.$C$6]; &quot;&quot;)); &quot;&quot;)">
            <text:p/>
          </table:table-cell>
          <table:table-cell table:number-columns-repeated="3"/>
          <table:table-cell table:formula="of:=IFERROR([.Q54]/[.K54]; &quot;&quot;)">
            <text:p/>
          </table:table-cell>
          <table:table-cell table:formula="of:=IFERROR(IF(AND([.F54]=&quot;Long&quot;; [.M54]=[.H54]); [.H54]*([.N54]-[.I54]); IF(AND([.F54]=&quot;Short&quot;; [.M54]=[.H54]); [.H54]*([.I54]-[.N54]); &quot;&quot;)); &quot;&quot;)">
            <text:p/>
          </table:table-cell>
          <table:table-cell table:formula="of:=IF(ISNUMBER([.Q54]); IF([.Q54]&gt;0; &quot;Win&quot;; &quot;Loss&quot;);&quot;&quot;)">
            <text:p/>
          </table:table-cell>
          <table:table-cell table:formula="of:=IF([.O54]=&quot;&quot;; &quot;&quot;; CONCATENATE(DATEDIF([.G54];[.O54];&quot;d&quot;); IF(DATEDIF([.G54];[.O5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54]); &quot;&quot;; IF([.$F54]=&quot;Long&quot;; ([.W54]-[.$I54])*[.$H54]/[.$K54]; ([.$I54]-[.W54])*[.$H54]/[.$K54])-[.$P54]); &quot;&quot;)">
            <text:p/>
          </table:table-cell>
          <table:table-cell table:style-name="Default"/>
          <table:table-cell table:style-name="ce205" table:formula="of:=IFERROR(IF(ISBLANK([.Y54]); &quot;&quot;; IF([.$F54]=&quot;Long&quot;; ([.Y54]-[.$I54])*[.$H54]/[.$K54]; ([.$I54]-[.Y54])*[.$H54]/[.$K54])-[.$P54]); &quot;&quot;)">
            <text:p/>
          </table:table-cell>
          <table:table-cell table:style-name="Default"/>
          <table:table-cell table:style-name="ce205" table:formula="of:=IFERROR(IF(ISBLANK([.AA54]); &quot;&quot;; IF([.$F54]=&quot;Long&quot;; ([.AA54]-[.$I54])*[.$H54]/[.$K54]; ([.$I54]-[.AA54])*[.$H54]/[.$K54])-[.$P54]); &quot;&quot;)">
            <text:p/>
          </table:table-cell>
          <table:table-cell/>
          <table:table-cell table:formula="of:=IF(ISBLANK([.O54]); &quot;&quot;; DAY([.O54]))">
            <text:p/>
          </table:table-cell>
          <table:table-cell table:formula="of:=IF(ISBLANK([.G54]); &quot;&quot;; WEEKDAY([.G54]; 2))">
            <text:p/>
          </table:table-cell>
          <table:table-cell table:formula="of:=IF(ISBLANK([.O54]); &quot;&quot;; WEEKDAY([.O54]; 2))">
            <text:p/>
          </table:table-cell>
          <table:table-cell table:formula="of:=IF(ISBLANK([.O54]); &quot;&quot;; WEEKNUM([.O54]))">
            <text:p/>
          </table:table-cell>
          <table:table-cell table:formula="of:=IF(ISBLANK([.O54]); &quot;&quot;; MONTH([.O54]))">
            <text:p/>
          </table:table-cell>
          <table:table-cell table:formula="of:=IF(OR(ISBLANK([.G54]); ISBLANK([.O54])); &quot;&quot;; IFERROR(DATEDIF([.G54];[.O54];&quot;d&quot;); &quot;&quot;))">
            <text:p/>
          </table:table-cell>
          <table:table-cell table:formula="of:=IFERROR([.AJ53]+[.P54]; &quot;&quot;)">
            <text:p/>
          </table:table-cell>
          <table:table-cell table:formula="of:=IFERROR([.AK53]+[.Q5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55]=&quot;Long&quot;; [.I55]-[Overview.$C$4]/[.H55]; IF([.F55]=&quot;Short&quot;; [.I55]+[Overview.$C$4]/[.H55]; &quot;&quot;)); &quot;&quot;)">
            <text:p/>
          </table:table-cell>
          <table:table-cell table:style-name="ce157" table:formula="of:=IFERROR(ABS([.J55]-[.I55])*[.H55]; &quot;&quot;)">
            <text:p/>
          </table:table-cell>
          <table:table-cell table:formula="of:=IFERROR(IF([.F55]=&quot;Long&quot;; [.I55]+[Overview.$C$4]/[.H55]*[Overview.$C$6]; IF([.F55]=&quot;Short&quot;; [.I55]-[Overview.$C$4]/[.H55]*[Overview.$C$6]; &quot;&quot;)); &quot;&quot;)">
            <text:p/>
          </table:table-cell>
          <table:table-cell table:number-columns-repeated="3"/>
          <table:table-cell table:formula="of:=IFERROR([.Q55]/[.K55]; &quot;&quot;)">
            <text:p/>
          </table:table-cell>
          <table:table-cell table:formula="of:=IFERROR(IF(AND([.F55]=&quot;Long&quot;; [.M55]=[.H55]); [.H55]*([.N55]-[.I55]); IF(AND([.F55]=&quot;Short&quot;; [.M55]=[.H55]); [.H55]*([.I55]-[.N55]); &quot;&quot;)); &quot;&quot;)">
            <text:p/>
          </table:table-cell>
          <table:table-cell table:formula="of:=IF(ISNUMBER([.Q55]); IF([.Q55]&gt;0; &quot;Win&quot;; &quot;Loss&quot;);&quot;&quot;)">
            <text:p/>
          </table:table-cell>
          <table:table-cell table:formula="of:=IF([.O55]=&quot;&quot;; &quot;&quot;; CONCATENATE(DATEDIF([.G55];[.O55];&quot;d&quot;); IF(DATEDIF([.G55];[.O5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55]); &quot;&quot;; IF([.$F55]=&quot;Long&quot;; ([.W55]-[.$I55])*[.$H55]/[.$K55]; ([.$I55]-[.W55])*[.$H55]/[.$K55])-[.$P55]); &quot;&quot;)">
            <text:p/>
          </table:table-cell>
          <table:table-cell table:style-name="Default"/>
          <table:table-cell table:style-name="ce205" table:formula="of:=IFERROR(IF(ISBLANK([.Y55]); &quot;&quot;; IF([.$F55]=&quot;Long&quot;; ([.Y55]-[.$I55])*[.$H55]/[.$K55]; ([.$I55]-[.Y55])*[.$H55]/[.$K55])-[.$P55]); &quot;&quot;)">
            <text:p/>
          </table:table-cell>
          <table:table-cell table:style-name="Default"/>
          <table:table-cell table:style-name="ce205" table:formula="of:=IFERROR(IF(ISBLANK([.AA55]); &quot;&quot;; IF([.$F55]=&quot;Long&quot;; ([.AA55]-[.$I55])*[.$H55]/[.$K55]; ([.$I55]-[.AA55])*[.$H55]/[.$K55])-[.$P55]); &quot;&quot;)">
            <text:p/>
          </table:table-cell>
          <table:table-cell/>
          <table:table-cell table:formula="of:=IF(ISBLANK([.O55]); &quot;&quot;; DAY([.O55]))">
            <text:p/>
          </table:table-cell>
          <table:table-cell table:formula="of:=IF(ISBLANK([.G55]); &quot;&quot;; WEEKDAY([.G55]; 2))">
            <text:p/>
          </table:table-cell>
          <table:table-cell table:formula="of:=IF(ISBLANK([.O55]); &quot;&quot;; WEEKDAY([.O55]; 2))">
            <text:p/>
          </table:table-cell>
          <table:table-cell table:formula="of:=IF(ISBLANK([.O55]); &quot;&quot;; WEEKNUM([.O55]))">
            <text:p/>
          </table:table-cell>
          <table:table-cell table:formula="of:=IF(ISBLANK([.O55]); &quot;&quot;; MONTH([.O55]))">
            <text:p/>
          </table:table-cell>
          <table:table-cell table:formula="of:=IF(OR(ISBLANK([.G55]); ISBLANK([.O55])); &quot;&quot;; IFERROR(DATEDIF([.G55];[.O55];&quot;d&quot;); &quot;&quot;))">
            <text:p/>
          </table:table-cell>
          <table:table-cell table:formula="of:=IFERROR([.AJ54]+[.P55]; &quot;&quot;)">
            <text:p/>
          </table:table-cell>
          <table:table-cell table:formula="of:=IFERROR([.AK54]+[.Q5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56]=&quot;Long&quot;; [.I56]-[Overview.$C$4]/[.H56]; IF([.F56]=&quot;Short&quot;; [.I56]+[Overview.$C$4]/[.H56]; &quot;&quot;)); &quot;&quot;)">
            <text:p/>
          </table:table-cell>
          <table:table-cell table:style-name="ce157" table:formula="of:=IFERROR(ABS([.J56]-[.I56])*[.H56]; &quot;&quot;)">
            <text:p/>
          </table:table-cell>
          <table:table-cell table:formula="of:=IFERROR(IF([.F56]=&quot;Long&quot;; [.I56]+[Overview.$C$4]/[.H56]*[Overview.$C$6]; IF([.F56]=&quot;Short&quot;; [.I56]-[Overview.$C$4]/[.H56]*[Overview.$C$6]; &quot;&quot;)); &quot;&quot;)">
            <text:p/>
          </table:table-cell>
          <table:table-cell table:number-columns-repeated="3"/>
          <table:table-cell table:formula="of:=IFERROR([.Q56]/[.K56]; &quot;&quot;)">
            <text:p/>
          </table:table-cell>
          <table:table-cell table:formula="of:=IFERROR(IF(AND([.F56]=&quot;Long&quot;; [.M56]=[.H56]); [.H56]*([.N56]-[.I56]); IF(AND([.F56]=&quot;Short&quot;; [.M56]=[.H56]); [.H56]*([.I56]-[.N56]); &quot;&quot;)); &quot;&quot;)">
            <text:p/>
          </table:table-cell>
          <table:table-cell table:formula="of:=IF(ISNUMBER([.Q56]); IF([.Q56]&gt;0; &quot;Win&quot;; &quot;Loss&quot;);&quot;&quot;)">
            <text:p/>
          </table:table-cell>
          <table:table-cell table:formula="of:=IF([.O56]=&quot;&quot;; &quot;&quot;; CONCATENATE(DATEDIF([.G56];[.O56];&quot;d&quot;); IF(DATEDIF([.G56];[.O5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56]); &quot;&quot;; IF([.$F56]=&quot;Long&quot;; ([.W56]-[.$I56])*[.$H56]/[.$K56]; ([.$I56]-[.W56])*[.$H56]/[.$K56])-[.$P56]); &quot;&quot;)">
            <text:p/>
          </table:table-cell>
          <table:table-cell table:style-name="Default"/>
          <table:table-cell table:style-name="ce205" table:formula="of:=IFERROR(IF(ISBLANK([.Y56]); &quot;&quot;; IF([.$F56]=&quot;Long&quot;; ([.Y56]-[.$I56])*[.$H56]/[.$K56]; ([.$I56]-[.Y56])*[.$H56]/[.$K56])-[.$P56]); &quot;&quot;)">
            <text:p/>
          </table:table-cell>
          <table:table-cell table:style-name="Default"/>
          <table:table-cell table:style-name="ce205" table:formula="of:=IFERROR(IF(ISBLANK([.AA56]); &quot;&quot;; IF([.$F56]=&quot;Long&quot;; ([.AA56]-[.$I56])*[.$H56]/[.$K56]; ([.$I56]-[.AA56])*[.$H56]/[.$K56])-[.$P56]); &quot;&quot;)">
            <text:p/>
          </table:table-cell>
          <table:table-cell/>
          <table:table-cell table:formula="of:=IF(ISBLANK([.O56]); &quot;&quot;; DAY([.O56]))">
            <text:p/>
          </table:table-cell>
          <table:table-cell table:formula="of:=IF(ISBLANK([.G56]); &quot;&quot;; WEEKDAY([.G56]; 2))">
            <text:p/>
          </table:table-cell>
          <table:table-cell table:formula="of:=IF(ISBLANK([.O56]); &quot;&quot;; WEEKDAY([.O56]; 2))">
            <text:p/>
          </table:table-cell>
          <table:table-cell table:formula="of:=IF(ISBLANK([.O56]); &quot;&quot;; WEEKNUM([.O56]))">
            <text:p/>
          </table:table-cell>
          <table:table-cell table:formula="of:=IF(ISBLANK([.O56]); &quot;&quot;; MONTH([.O56]))">
            <text:p/>
          </table:table-cell>
          <table:table-cell table:formula="of:=IF(OR(ISBLANK([.G56]); ISBLANK([.O56])); &quot;&quot;; IFERROR(DATEDIF([.G56];[.O56];&quot;d&quot;); &quot;&quot;))">
            <text:p/>
          </table:table-cell>
          <table:table-cell table:formula="of:=IFERROR([.AJ55]+[.P56]; &quot;&quot;)">
            <text:p/>
          </table:table-cell>
          <table:table-cell table:formula="of:=IFERROR([.AK55]+[.Q5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57]=&quot;Long&quot;; [.I57]-[Overview.$C$4]/[.H57]; IF([.F57]=&quot;Short&quot;; [.I57]+[Overview.$C$4]/[.H57]; &quot;&quot;)); &quot;&quot;)">
            <text:p/>
          </table:table-cell>
          <table:table-cell table:style-name="ce157" table:formula="of:=IFERROR(ABS([.J57]-[.I57])*[.H57]; &quot;&quot;)">
            <text:p/>
          </table:table-cell>
          <table:table-cell table:formula="of:=IFERROR(IF([.F57]=&quot;Long&quot;; [.I57]+[Overview.$C$4]/[.H57]*[Overview.$C$6]; IF([.F57]=&quot;Short&quot;; [.I57]-[Overview.$C$4]/[.H57]*[Overview.$C$6]; &quot;&quot;)); &quot;&quot;)">
            <text:p/>
          </table:table-cell>
          <table:table-cell table:number-columns-repeated="3"/>
          <table:table-cell table:formula="of:=IFERROR([.Q57]/[.K57]; &quot;&quot;)">
            <text:p/>
          </table:table-cell>
          <table:table-cell table:formula="of:=IFERROR(IF(AND([.F57]=&quot;Long&quot;; [.M57]=[.H57]); [.H57]*([.N57]-[.I57]); IF(AND([.F57]=&quot;Short&quot;; [.M57]=[.H57]); [.H57]*([.I57]-[.N57]); &quot;&quot;)); &quot;&quot;)">
            <text:p/>
          </table:table-cell>
          <table:table-cell table:formula="of:=IF(ISNUMBER([.Q57]); IF([.Q57]&gt;0; &quot;Win&quot;; &quot;Loss&quot;);&quot;&quot;)">
            <text:p/>
          </table:table-cell>
          <table:table-cell table:formula="of:=IF([.O57]=&quot;&quot;; &quot;&quot;; CONCATENATE(DATEDIF([.G57];[.O57];&quot;d&quot;); IF(DATEDIF([.G57];[.O5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57]); &quot;&quot;; IF([.$F57]=&quot;Long&quot;; ([.W57]-[.$I57])*[.$H57]/[.$K57]; ([.$I57]-[.W57])*[.$H57]/[.$K57])-[.$P57]); &quot;&quot;)">
            <text:p/>
          </table:table-cell>
          <table:table-cell table:style-name="Default"/>
          <table:table-cell table:style-name="ce205" table:formula="of:=IFERROR(IF(ISBLANK([.Y57]); &quot;&quot;; IF([.$F57]=&quot;Long&quot;; ([.Y57]-[.$I57])*[.$H57]/[.$K57]; ([.$I57]-[.Y57])*[.$H57]/[.$K57])-[.$P57]); &quot;&quot;)">
            <text:p/>
          </table:table-cell>
          <table:table-cell table:style-name="Default"/>
          <table:table-cell table:style-name="ce205" table:formula="of:=IFERROR(IF(ISBLANK([.AA57]); &quot;&quot;; IF([.$F57]=&quot;Long&quot;; ([.AA57]-[.$I57])*[.$H57]/[.$K57]; ([.$I57]-[.AA57])*[.$H57]/[.$K57])-[.$P57]); &quot;&quot;)">
            <text:p/>
          </table:table-cell>
          <table:table-cell/>
          <table:table-cell table:formula="of:=IF(ISBLANK([.O57]); &quot;&quot;; DAY([.O57]))">
            <text:p/>
          </table:table-cell>
          <table:table-cell table:formula="of:=IF(ISBLANK([.G57]); &quot;&quot;; WEEKDAY([.G57]; 2))">
            <text:p/>
          </table:table-cell>
          <table:table-cell table:formula="of:=IF(ISBLANK([.O57]); &quot;&quot;; WEEKDAY([.O57]; 2))">
            <text:p/>
          </table:table-cell>
          <table:table-cell table:formula="of:=IF(ISBLANK([.O57]); &quot;&quot;; WEEKNUM([.O57]))">
            <text:p/>
          </table:table-cell>
          <table:table-cell table:formula="of:=IF(ISBLANK([.O57]); &quot;&quot;; MONTH([.O57]))">
            <text:p/>
          </table:table-cell>
          <table:table-cell table:formula="of:=IF(OR(ISBLANK([.G57]); ISBLANK([.O57])); &quot;&quot;; IFERROR(DATEDIF([.G57];[.O57];&quot;d&quot;); &quot;&quot;))">
            <text:p/>
          </table:table-cell>
          <table:table-cell table:formula="of:=IFERROR([.AJ56]+[.P57]; &quot;&quot;)">
            <text:p/>
          </table:table-cell>
          <table:table-cell table:formula="of:=IFERROR([.AK56]+[.Q5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58]=&quot;Long&quot;; [.I58]-[Overview.$C$4]/[.H58]; IF([.F58]=&quot;Short&quot;; [.I58]+[Overview.$C$4]/[.H58]; &quot;&quot;)); &quot;&quot;)">
            <text:p/>
          </table:table-cell>
          <table:table-cell table:style-name="ce157" table:formula="of:=IFERROR(ABS([.J58]-[.I58])*[.H58]; &quot;&quot;)">
            <text:p/>
          </table:table-cell>
          <table:table-cell table:formula="of:=IFERROR(IF([.F58]=&quot;Long&quot;; [.I58]+[Overview.$C$4]/[.H58]*[Overview.$C$6]; IF([.F58]=&quot;Short&quot;; [.I58]-[Overview.$C$4]/[.H58]*[Overview.$C$6]; &quot;&quot;)); &quot;&quot;)">
            <text:p/>
          </table:table-cell>
          <table:table-cell table:number-columns-repeated="3"/>
          <table:table-cell table:formula="of:=IFERROR([.Q58]/[.K58]; &quot;&quot;)">
            <text:p/>
          </table:table-cell>
          <table:table-cell table:formula="of:=IFERROR(IF(AND([.F58]=&quot;Long&quot;; [.M58]=[.H58]); [.H58]*([.N58]-[.I58]); IF(AND([.F58]=&quot;Short&quot;; [.M58]=[.H58]); [.H58]*([.I58]-[.N58]); &quot;&quot;)); &quot;&quot;)">
            <text:p/>
          </table:table-cell>
          <table:table-cell table:formula="of:=IF(ISNUMBER([.Q58]); IF([.Q58]&gt;0; &quot;Win&quot;; &quot;Loss&quot;);&quot;&quot;)">
            <text:p/>
          </table:table-cell>
          <table:table-cell table:formula="of:=IF([.O58]=&quot;&quot;; &quot;&quot;; CONCATENATE(DATEDIF([.G58];[.O58];&quot;d&quot;); IF(DATEDIF([.G58];[.O5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58]); &quot;&quot;; IF([.$F58]=&quot;Long&quot;; ([.W58]-[.$I58])*[.$H58]/[.$K58]; ([.$I58]-[.W58])*[.$H58]/[.$K58])-[.$P58]); &quot;&quot;)">
            <text:p/>
          </table:table-cell>
          <table:table-cell table:style-name="Default"/>
          <table:table-cell table:style-name="ce205" table:formula="of:=IFERROR(IF(ISBLANK([.Y58]); &quot;&quot;; IF([.$F58]=&quot;Long&quot;; ([.Y58]-[.$I58])*[.$H58]/[.$K58]; ([.$I58]-[.Y58])*[.$H58]/[.$K58])-[.$P58]); &quot;&quot;)">
            <text:p/>
          </table:table-cell>
          <table:table-cell table:style-name="Default"/>
          <table:table-cell table:style-name="ce205" table:formula="of:=IFERROR(IF(ISBLANK([.AA58]); &quot;&quot;; IF([.$F58]=&quot;Long&quot;; ([.AA58]-[.$I58])*[.$H58]/[.$K58]; ([.$I58]-[.AA58])*[.$H58]/[.$K58])-[.$P58]); &quot;&quot;)">
            <text:p/>
          </table:table-cell>
          <table:table-cell/>
          <table:table-cell table:formula="of:=IF(ISBLANK([.O58]); &quot;&quot;; DAY([.O58]))">
            <text:p/>
          </table:table-cell>
          <table:table-cell table:formula="of:=IF(ISBLANK([.G58]); &quot;&quot;; WEEKDAY([.G58]; 2))">
            <text:p/>
          </table:table-cell>
          <table:table-cell table:formula="of:=IF(ISBLANK([.O58]); &quot;&quot;; WEEKDAY([.O58]; 2))">
            <text:p/>
          </table:table-cell>
          <table:table-cell table:formula="of:=IF(ISBLANK([.O58]); &quot;&quot;; WEEKNUM([.O58]))">
            <text:p/>
          </table:table-cell>
          <table:table-cell table:formula="of:=IF(ISBLANK([.O58]); &quot;&quot;; MONTH([.O58]))">
            <text:p/>
          </table:table-cell>
          <table:table-cell table:formula="of:=IF(OR(ISBLANK([.G58]); ISBLANK([.O58])); &quot;&quot;; IFERROR(DATEDIF([.G58];[.O58];&quot;d&quot;); &quot;&quot;))">
            <text:p/>
          </table:table-cell>
          <table:table-cell table:formula="of:=IFERROR([.AJ57]+[.P58]; &quot;&quot;)">
            <text:p/>
          </table:table-cell>
          <table:table-cell table:formula="of:=IFERROR([.AK57]+[.Q5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59]=&quot;Long&quot;; [.I59]-[Overview.$C$4]/[.H59]; IF([.F59]=&quot;Short&quot;; [.I59]+[Overview.$C$4]/[.H59]; &quot;&quot;)); &quot;&quot;)">
            <text:p/>
          </table:table-cell>
          <table:table-cell table:style-name="ce157" table:formula="of:=IFERROR(ABS([.J59]-[.I59])*[.H59]; &quot;&quot;)">
            <text:p/>
          </table:table-cell>
          <table:table-cell table:formula="of:=IFERROR(IF([.F59]=&quot;Long&quot;; [.I59]+[Overview.$C$4]/[.H59]*[Overview.$C$6]; IF([.F59]=&quot;Short&quot;; [.I59]-[Overview.$C$4]/[.H59]*[Overview.$C$6]; &quot;&quot;)); &quot;&quot;)">
            <text:p/>
          </table:table-cell>
          <table:table-cell table:number-columns-repeated="3"/>
          <table:table-cell table:formula="of:=IFERROR([.Q59]/[.K59]; &quot;&quot;)">
            <text:p/>
          </table:table-cell>
          <table:table-cell table:formula="of:=IFERROR(IF(AND([.F59]=&quot;Long&quot;; [.M59]=[.H59]); [.H59]*([.N59]-[.I59]); IF(AND([.F59]=&quot;Short&quot;; [.M59]=[.H59]); [.H59]*([.I59]-[.N59]); &quot;&quot;)); &quot;&quot;)">
            <text:p/>
          </table:table-cell>
          <table:table-cell table:formula="of:=IF(ISNUMBER([.Q59]); IF([.Q59]&gt;0; &quot;Win&quot;; &quot;Loss&quot;);&quot;&quot;)">
            <text:p/>
          </table:table-cell>
          <table:table-cell table:formula="of:=IF([.O59]=&quot;&quot;; &quot;&quot;; CONCATENATE(DATEDIF([.G59];[.O59];&quot;d&quot;); IF(DATEDIF([.G59];[.O5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59]); &quot;&quot;; IF([.$F59]=&quot;Long&quot;; ([.W59]-[.$I59])*[.$H59]/[.$K59]; ([.$I59]-[.W59])*[.$H59]/[.$K59])-[.$P59]); &quot;&quot;)">
            <text:p/>
          </table:table-cell>
          <table:table-cell table:style-name="Default"/>
          <table:table-cell table:style-name="ce205" table:formula="of:=IFERROR(IF(ISBLANK([.Y59]); &quot;&quot;; IF([.$F59]=&quot;Long&quot;; ([.Y59]-[.$I59])*[.$H59]/[.$K59]; ([.$I59]-[.Y59])*[.$H59]/[.$K59])-[.$P59]); &quot;&quot;)">
            <text:p/>
          </table:table-cell>
          <table:table-cell table:style-name="Default"/>
          <table:table-cell table:style-name="ce205" table:formula="of:=IFERROR(IF(ISBLANK([.AA59]); &quot;&quot;; IF([.$F59]=&quot;Long&quot;; ([.AA59]-[.$I59])*[.$H59]/[.$K59]; ([.$I59]-[.AA59])*[.$H59]/[.$K59])-[.$P59]); &quot;&quot;)">
            <text:p/>
          </table:table-cell>
          <table:table-cell/>
          <table:table-cell table:formula="of:=IF(ISBLANK([.O59]); &quot;&quot;; DAY([.O59]))">
            <text:p/>
          </table:table-cell>
          <table:table-cell table:formula="of:=IF(ISBLANK([.G59]); &quot;&quot;; WEEKDAY([.G59]; 2))">
            <text:p/>
          </table:table-cell>
          <table:table-cell table:formula="of:=IF(ISBLANK([.O59]); &quot;&quot;; WEEKDAY([.O59]; 2))">
            <text:p/>
          </table:table-cell>
          <table:table-cell table:formula="of:=IF(ISBLANK([.O59]); &quot;&quot;; WEEKNUM([.O59]))">
            <text:p/>
          </table:table-cell>
          <table:table-cell table:formula="of:=IF(ISBLANK([.O59]); &quot;&quot;; MONTH([.O59]))">
            <text:p/>
          </table:table-cell>
          <table:table-cell table:formula="of:=IF(OR(ISBLANK([.G59]); ISBLANK([.O59])); &quot;&quot;; IFERROR(DATEDIF([.G59];[.O59];&quot;d&quot;); &quot;&quot;))">
            <text:p/>
          </table:table-cell>
          <table:table-cell table:formula="of:=IFERROR([.AJ58]+[.P59]; &quot;&quot;)">
            <text:p/>
          </table:table-cell>
          <table:table-cell table:formula="of:=IFERROR([.AK58]+[.Q5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60]=&quot;Long&quot;; [.I60]-[Overview.$C$4]/[.H60]; IF([.F60]=&quot;Short&quot;; [.I60]+[Overview.$C$4]/[.H60]; &quot;&quot;)); &quot;&quot;)">
            <text:p/>
          </table:table-cell>
          <table:table-cell table:style-name="ce157" table:formula="of:=IFERROR(ABS([.J60]-[.I60])*[.H60]; &quot;&quot;)">
            <text:p/>
          </table:table-cell>
          <table:table-cell table:formula="of:=IFERROR(IF([.F60]=&quot;Long&quot;; [.I60]+[Overview.$C$4]/[.H60]*[Overview.$C$6]; IF([.F60]=&quot;Short&quot;; [.I60]-[Overview.$C$4]/[.H60]*[Overview.$C$6]; &quot;&quot;)); &quot;&quot;)">
            <text:p/>
          </table:table-cell>
          <table:table-cell table:number-columns-repeated="3"/>
          <table:table-cell table:formula="of:=IFERROR([.Q60]/[.K60]; &quot;&quot;)">
            <text:p/>
          </table:table-cell>
          <table:table-cell table:formula="of:=IFERROR(IF(AND([.F60]=&quot;Long&quot;; [.M60]=[.H60]); [.H60]*([.N60]-[.I60]); IF(AND([.F60]=&quot;Short&quot;; [.M60]=[.H60]); [.H60]*([.I60]-[.N60]); &quot;&quot;)); &quot;&quot;)">
            <text:p/>
          </table:table-cell>
          <table:table-cell table:formula="of:=IF(ISNUMBER([.Q60]); IF([.Q60]&gt;0; &quot;Win&quot;; &quot;Loss&quot;);&quot;&quot;)">
            <text:p/>
          </table:table-cell>
          <table:table-cell table:formula="of:=IF([.O60]=&quot;&quot;; &quot;&quot;; CONCATENATE(DATEDIF([.G60];[.O60];&quot;d&quot;); IF(DATEDIF([.G60];[.O6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60]); &quot;&quot;; IF([.$F60]=&quot;Long&quot;; ([.W60]-[.$I60])*[.$H60]/[.$K60]; ([.$I60]-[.W60])*[.$H60]/[.$K60])-[.$P60]); &quot;&quot;)">
            <text:p/>
          </table:table-cell>
          <table:table-cell table:style-name="Default"/>
          <table:table-cell table:style-name="ce205" table:formula="of:=IFERROR(IF(ISBLANK([.Y60]); &quot;&quot;; IF([.$F60]=&quot;Long&quot;; ([.Y60]-[.$I60])*[.$H60]/[.$K60]; ([.$I60]-[.Y60])*[.$H60]/[.$K60])-[.$P60]); &quot;&quot;)">
            <text:p/>
          </table:table-cell>
          <table:table-cell table:style-name="Default"/>
          <table:table-cell table:style-name="ce205" table:formula="of:=IFERROR(IF(ISBLANK([.AA60]); &quot;&quot;; IF([.$F60]=&quot;Long&quot;; ([.AA60]-[.$I60])*[.$H60]/[.$K60]; ([.$I60]-[.AA60])*[.$H60]/[.$K60])-[.$P60]); &quot;&quot;)">
            <text:p/>
          </table:table-cell>
          <table:table-cell/>
          <table:table-cell table:formula="of:=IF(ISBLANK([.O60]); &quot;&quot;; DAY([.O60]))">
            <text:p/>
          </table:table-cell>
          <table:table-cell table:formula="of:=IF(ISBLANK([.G60]); &quot;&quot;; WEEKDAY([.G60]; 2))">
            <text:p/>
          </table:table-cell>
          <table:table-cell table:formula="of:=IF(ISBLANK([.O60]); &quot;&quot;; WEEKDAY([.O60]; 2))">
            <text:p/>
          </table:table-cell>
          <table:table-cell table:formula="of:=IF(ISBLANK([.O60]); &quot;&quot;; WEEKNUM([.O60]))">
            <text:p/>
          </table:table-cell>
          <table:table-cell table:formula="of:=IF(ISBLANK([.O60]); &quot;&quot;; MONTH([.O60]))">
            <text:p/>
          </table:table-cell>
          <table:table-cell table:formula="of:=IF(OR(ISBLANK([.G60]); ISBLANK([.O60])); &quot;&quot;; IFERROR(DATEDIF([.G60];[.O60];&quot;d&quot;); &quot;&quot;))">
            <text:p/>
          </table:table-cell>
          <table:table-cell table:formula="of:=IFERROR([.AJ59]+[.P60]; &quot;&quot;)">
            <text:p/>
          </table:table-cell>
          <table:table-cell table:formula="of:=IFERROR([.AK59]+[.Q6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61]=&quot;Long&quot;; [.I61]-[Overview.$C$4]/[.H61]; IF([.F61]=&quot;Short&quot;; [.I61]+[Overview.$C$4]/[.H61]; &quot;&quot;)); &quot;&quot;)">
            <text:p/>
          </table:table-cell>
          <table:table-cell table:style-name="ce157" table:formula="of:=IFERROR(ABS([.J61]-[.I61])*[.H61]; &quot;&quot;)">
            <text:p/>
          </table:table-cell>
          <table:table-cell table:formula="of:=IFERROR(IF([.F61]=&quot;Long&quot;; [.I61]+[Overview.$C$4]/[.H61]*[Overview.$C$6]; IF([.F61]=&quot;Short&quot;; [.I61]-[Overview.$C$4]/[.H61]*[Overview.$C$6]; &quot;&quot;)); &quot;&quot;)">
            <text:p/>
          </table:table-cell>
          <table:table-cell table:number-columns-repeated="3"/>
          <table:table-cell table:formula="of:=IFERROR([.Q61]/[.K61]; &quot;&quot;)">
            <text:p/>
          </table:table-cell>
          <table:table-cell table:formula="of:=IFERROR(IF(AND([.F61]=&quot;Long&quot;; [.M61]=[.H61]); [.H61]*([.N61]-[.I61]); IF(AND([.F61]=&quot;Short&quot;; [.M61]=[.H61]); [.H61]*([.I61]-[.N61]); &quot;&quot;)); &quot;&quot;)">
            <text:p/>
          </table:table-cell>
          <table:table-cell table:formula="of:=IF(ISNUMBER([.Q61]); IF([.Q61]&gt;0; &quot;Win&quot;; &quot;Loss&quot;);&quot;&quot;)">
            <text:p/>
          </table:table-cell>
          <table:table-cell table:formula="of:=IF([.O61]=&quot;&quot;; &quot;&quot;; CONCATENATE(DATEDIF([.G61];[.O61];&quot;d&quot;); IF(DATEDIF([.G61];[.O6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61]); &quot;&quot;; IF([.$F61]=&quot;Long&quot;; ([.W61]-[.$I61])*[.$H61]/[.$K61]; ([.$I61]-[.W61])*[.$H61]/[.$K61])-[.$P61]); &quot;&quot;)">
            <text:p/>
          </table:table-cell>
          <table:table-cell table:style-name="Default"/>
          <table:table-cell table:style-name="ce205" table:formula="of:=IFERROR(IF(ISBLANK([.Y61]); &quot;&quot;; IF([.$F61]=&quot;Long&quot;; ([.Y61]-[.$I61])*[.$H61]/[.$K61]; ([.$I61]-[.Y61])*[.$H61]/[.$K61])-[.$P61]); &quot;&quot;)">
            <text:p/>
          </table:table-cell>
          <table:table-cell table:style-name="Default"/>
          <table:table-cell table:style-name="ce205" table:formula="of:=IFERROR(IF(ISBLANK([.AA61]); &quot;&quot;; IF([.$F61]=&quot;Long&quot;; ([.AA61]-[.$I61])*[.$H61]/[.$K61]; ([.$I61]-[.AA61])*[.$H61]/[.$K61])-[.$P61]); &quot;&quot;)">
            <text:p/>
          </table:table-cell>
          <table:table-cell/>
          <table:table-cell table:formula="of:=IF(ISBLANK([.O61]); &quot;&quot;; DAY([.O61]))">
            <text:p/>
          </table:table-cell>
          <table:table-cell table:formula="of:=IF(ISBLANK([.G61]); &quot;&quot;; WEEKDAY([.G61]; 2))">
            <text:p/>
          </table:table-cell>
          <table:table-cell table:formula="of:=IF(ISBLANK([.O61]); &quot;&quot;; WEEKDAY([.O61]; 2))">
            <text:p/>
          </table:table-cell>
          <table:table-cell table:formula="of:=IF(ISBLANK([.O61]); &quot;&quot;; WEEKNUM([.O61]))">
            <text:p/>
          </table:table-cell>
          <table:table-cell table:formula="of:=IF(ISBLANK([.O61]); &quot;&quot;; MONTH([.O61]))">
            <text:p/>
          </table:table-cell>
          <table:table-cell table:formula="of:=IF(OR(ISBLANK([.G61]); ISBLANK([.O61])); &quot;&quot;; IFERROR(DATEDIF([.G61];[.O61];&quot;d&quot;); &quot;&quot;))">
            <text:p/>
          </table:table-cell>
          <table:table-cell table:formula="of:=IFERROR([.AJ60]+[.P61]; &quot;&quot;)">
            <text:p/>
          </table:table-cell>
          <table:table-cell table:formula="of:=IFERROR([.AK60]+[.Q6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62]=&quot;Long&quot;; [.I62]-[Overview.$C$4]/[.H62]; IF([.F62]=&quot;Short&quot;; [.I62]+[Overview.$C$4]/[.H62]; &quot;&quot;)); &quot;&quot;)">
            <text:p/>
          </table:table-cell>
          <table:table-cell table:style-name="ce157" table:formula="of:=IFERROR(ABS([.J62]-[.I62])*[.H62]; &quot;&quot;)">
            <text:p/>
          </table:table-cell>
          <table:table-cell table:formula="of:=IFERROR(IF([.F62]=&quot;Long&quot;; [.I62]+[Overview.$C$4]/[.H62]*[Overview.$C$6]; IF([.F62]=&quot;Short&quot;; [.I62]-[Overview.$C$4]/[.H62]*[Overview.$C$6]; &quot;&quot;)); &quot;&quot;)">
            <text:p/>
          </table:table-cell>
          <table:table-cell table:number-columns-repeated="3"/>
          <table:table-cell table:formula="of:=IFERROR([.Q62]/[.K62]; &quot;&quot;)">
            <text:p/>
          </table:table-cell>
          <table:table-cell table:formula="of:=IFERROR(IF(AND([.F62]=&quot;Long&quot;; [.M62]=[.H62]); [.H62]*([.N62]-[.I62]); IF(AND([.F62]=&quot;Short&quot;; [.M62]=[.H62]); [.H62]*([.I62]-[.N62]); &quot;&quot;)); &quot;&quot;)">
            <text:p/>
          </table:table-cell>
          <table:table-cell table:formula="of:=IF(ISNUMBER([.Q62]); IF([.Q62]&gt;0; &quot;Win&quot;; &quot;Loss&quot;);&quot;&quot;)">
            <text:p/>
          </table:table-cell>
          <table:table-cell table:formula="of:=IF([.O62]=&quot;&quot;; &quot;&quot;; CONCATENATE(DATEDIF([.G62];[.O62];&quot;d&quot;); IF(DATEDIF([.G62];[.O6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62]); &quot;&quot;; IF([.$F62]=&quot;Long&quot;; ([.W62]-[.$I62])*[.$H62]/[.$K62]; ([.$I62]-[.W62])*[.$H62]/[.$K62])-[.$P62]); &quot;&quot;)">
            <text:p/>
          </table:table-cell>
          <table:table-cell table:style-name="Default"/>
          <table:table-cell table:style-name="ce205" table:formula="of:=IFERROR(IF(ISBLANK([.Y62]); &quot;&quot;; IF([.$F62]=&quot;Long&quot;; ([.Y62]-[.$I62])*[.$H62]/[.$K62]; ([.$I62]-[.Y62])*[.$H62]/[.$K62])-[.$P62]); &quot;&quot;)">
            <text:p/>
          </table:table-cell>
          <table:table-cell table:style-name="Default"/>
          <table:table-cell table:style-name="ce205" table:formula="of:=IFERROR(IF(ISBLANK([.AA62]); &quot;&quot;; IF([.$F62]=&quot;Long&quot;; ([.AA62]-[.$I62])*[.$H62]/[.$K62]; ([.$I62]-[.AA62])*[.$H62]/[.$K62])-[.$P62]); &quot;&quot;)">
            <text:p/>
          </table:table-cell>
          <table:table-cell/>
          <table:table-cell table:formula="of:=IF(ISBLANK([.O62]); &quot;&quot;; DAY([.O62]))">
            <text:p/>
          </table:table-cell>
          <table:table-cell table:formula="of:=IF(ISBLANK([.G62]); &quot;&quot;; WEEKDAY([.G62]; 2))">
            <text:p/>
          </table:table-cell>
          <table:table-cell table:formula="of:=IF(ISBLANK([.O62]); &quot;&quot;; WEEKDAY([.O62]; 2))">
            <text:p/>
          </table:table-cell>
          <table:table-cell table:formula="of:=IF(ISBLANK([.O62]); &quot;&quot;; WEEKNUM([.O62]))">
            <text:p/>
          </table:table-cell>
          <table:table-cell table:formula="of:=IF(ISBLANK([.O62]); &quot;&quot;; MONTH([.O62]))">
            <text:p/>
          </table:table-cell>
          <table:table-cell table:formula="of:=IF(OR(ISBLANK([.G62]); ISBLANK([.O62])); &quot;&quot;; IFERROR(DATEDIF([.G62];[.O62];&quot;d&quot;); &quot;&quot;))">
            <text:p/>
          </table:table-cell>
          <table:table-cell table:formula="of:=IFERROR([.AJ61]+[.P62]; &quot;&quot;)">
            <text:p/>
          </table:table-cell>
          <table:table-cell table:formula="of:=IFERROR([.AK61]+[.Q6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63]=&quot;Long&quot;; [.I63]-[Overview.$C$4]/[.H63]; IF([.F63]=&quot;Short&quot;; [.I63]+[Overview.$C$4]/[.H63]; &quot;&quot;)); &quot;&quot;)">
            <text:p/>
          </table:table-cell>
          <table:table-cell table:style-name="ce157" table:formula="of:=IFERROR(ABS([.J63]-[.I63])*[.H63]; &quot;&quot;)">
            <text:p/>
          </table:table-cell>
          <table:table-cell table:formula="of:=IFERROR(IF([.F63]=&quot;Long&quot;; [.I63]+[Overview.$C$4]/[.H63]*[Overview.$C$6]; IF([.F63]=&quot;Short&quot;; [.I63]-[Overview.$C$4]/[.H63]*[Overview.$C$6]; &quot;&quot;)); &quot;&quot;)">
            <text:p/>
          </table:table-cell>
          <table:table-cell table:number-columns-repeated="3"/>
          <table:table-cell table:formula="of:=IFERROR([.Q63]/[.K63]; &quot;&quot;)">
            <text:p/>
          </table:table-cell>
          <table:table-cell table:formula="of:=IFERROR(IF(AND([.F63]=&quot;Long&quot;; [.M63]=[.H63]); [.H63]*([.N63]-[.I63]); IF(AND([.F63]=&quot;Short&quot;; [.M63]=[.H63]); [.H63]*([.I63]-[.N63]); &quot;&quot;)); &quot;&quot;)">
            <text:p/>
          </table:table-cell>
          <table:table-cell table:formula="of:=IF(ISNUMBER([.Q63]); IF([.Q63]&gt;0; &quot;Win&quot;; &quot;Loss&quot;);&quot;&quot;)">
            <text:p/>
          </table:table-cell>
          <table:table-cell table:formula="of:=IF([.O63]=&quot;&quot;; &quot;&quot;; CONCATENATE(DATEDIF([.G63];[.O63];&quot;d&quot;); IF(DATEDIF([.G63];[.O6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63]); &quot;&quot;; IF([.$F63]=&quot;Long&quot;; ([.W63]-[.$I63])*[.$H63]/[.$K63]; ([.$I63]-[.W63])*[.$H63]/[.$K63])-[.$P63]); &quot;&quot;)">
            <text:p/>
          </table:table-cell>
          <table:table-cell table:style-name="Default"/>
          <table:table-cell table:style-name="ce205" table:formula="of:=IFERROR(IF(ISBLANK([.Y63]); &quot;&quot;; IF([.$F63]=&quot;Long&quot;; ([.Y63]-[.$I63])*[.$H63]/[.$K63]; ([.$I63]-[.Y63])*[.$H63]/[.$K63])-[.$P63]); &quot;&quot;)">
            <text:p/>
          </table:table-cell>
          <table:table-cell table:style-name="Default"/>
          <table:table-cell table:style-name="ce205" table:formula="of:=IFERROR(IF(ISBLANK([.AA63]); &quot;&quot;; IF([.$F63]=&quot;Long&quot;; ([.AA63]-[.$I63])*[.$H63]/[.$K63]; ([.$I63]-[.AA63])*[.$H63]/[.$K63])-[.$P63]); &quot;&quot;)">
            <text:p/>
          </table:table-cell>
          <table:table-cell/>
          <table:table-cell table:formula="of:=IF(ISBLANK([.O63]); &quot;&quot;; DAY([.O63]))">
            <text:p/>
          </table:table-cell>
          <table:table-cell table:formula="of:=IF(ISBLANK([.G63]); &quot;&quot;; WEEKDAY([.G63]; 2))">
            <text:p/>
          </table:table-cell>
          <table:table-cell table:formula="of:=IF(ISBLANK([.O63]); &quot;&quot;; WEEKDAY([.O63]; 2))">
            <text:p/>
          </table:table-cell>
          <table:table-cell table:formula="of:=IF(ISBLANK([.O63]); &quot;&quot;; WEEKNUM([.O63]))">
            <text:p/>
          </table:table-cell>
          <table:table-cell table:formula="of:=IF(ISBLANK([.O63]); &quot;&quot;; MONTH([.O63]))">
            <text:p/>
          </table:table-cell>
          <table:table-cell table:formula="of:=IF(OR(ISBLANK([.G63]); ISBLANK([.O63])); &quot;&quot;; IFERROR(DATEDIF([.G63];[.O63];&quot;d&quot;); &quot;&quot;))">
            <text:p/>
          </table:table-cell>
          <table:table-cell table:formula="of:=IFERROR([.AJ62]+[.P63]; &quot;&quot;)">
            <text:p/>
          </table:table-cell>
          <table:table-cell table:formula="of:=IFERROR([.AK62]+[.Q6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64]=&quot;Long&quot;; [.I64]-[Overview.$C$4]/[.H64]; IF([.F64]=&quot;Short&quot;; [.I64]+[Overview.$C$4]/[.H64]; &quot;&quot;)); &quot;&quot;)">
            <text:p/>
          </table:table-cell>
          <table:table-cell table:style-name="ce157" table:formula="of:=IFERROR(ABS([.J64]-[.I64])*[.H64]; &quot;&quot;)">
            <text:p/>
          </table:table-cell>
          <table:table-cell table:formula="of:=IFERROR(IF([.F64]=&quot;Long&quot;; [.I64]+[Overview.$C$4]/[.H64]*[Overview.$C$6]; IF([.F64]=&quot;Short&quot;; [.I64]-[Overview.$C$4]/[.H64]*[Overview.$C$6]; &quot;&quot;)); &quot;&quot;)">
            <text:p/>
          </table:table-cell>
          <table:table-cell table:number-columns-repeated="3"/>
          <table:table-cell table:formula="of:=IFERROR([.Q64]/[.K64]; &quot;&quot;)">
            <text:p/>
          </table:table-cell>
          <table:table-cell table:formula="of:=IFERROR(IF(AND([.F64]=&quot;Long&quot;; [.M64]=[.H64]); [.H64]*([.N64]-[.I64]); IF(AND([.F64]=&quot;Short&quot;; [.M64]=[.H64]); [.H64]*([.I64]-[.N64]); &quot;&quot;)); &quot;&quot;)">
            <text:p/>
          </table:table-cell>
          <table:table-cell table:formula="of:=IF(ISNUMBER([.Q64]); IF([.Q64]&gt;0; &quot;Win&quot;; &quot;Loss&quot;);&quot;&quot;)">
            <text:p/>
          </table:table-cell>
          <table:table-cell table:formula="of:=IF([.O64]=&quot;&quot;; &quot;&quot;; CONCATENATE(DATEDIF([.G64];[.O64];&quot;d&quot;); IF(DATEDIF([.G64];[.O6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64]); &quot;&quot;; IF([.$F64]=&quot;Long&quot;; ([.W64]-[.$I64])*[.$H64]/[.$K64]; ([.$I64]-[.W64])*[.$H64]/[.$K64])-[.$P64]); &quot;&quot;)">
            <text:p/>
          </table:table-cell>
          <table:table-cell table:style-name="Default"/>
          <table:table-cell table:style-name="ce205" table:formula="of:=IFERROR(IF(ISBLANK([.Y64]); &quot;&quot;; IF([.$F64]=&quot;Long&quot;; ([.Y64]-[.$I64])*[.$H64]/[.$K64]; ([.$I64]-[.Y64])*[.$H64]/[.$K64])-[.$P64]); &quot;&quot;)">
            <text:p/>
          </table:table-cell>
          <table:table-cell table:style-name="Default"/>
          <table:table-cell table:style-name="ce205" table:formula="of:=IFERROR(IF(ISBLANK([.AA64]); &quot;&quot;; IF([.$F64]=&quot;Long&quot;; ([.AA64]-[.$I64])*[.$H64]/[.$K64]; ([.$I64]-[.AA64])*[.$H64]/[.$K64])-[.$P64]); &quot;&quot;)">
            <text:p/>
          </table:table-cell>
          <table:table-cell/>
          <table:table-cell table:formula="of:=IF(ISBLANK([.O64]); &quot;&quot;; DAY([.O64]))">
            <text:p/>
          </table:table-cell>
          <table:table-cell table:formula="of:=IF(ISBLANK([.G64]); &quot;&quot;; WEEKDAY([.G64]; 2))">
            <text:p/>
          </table:table-cell>
          <table:table-cell table:formula="of:=IF(ISBLANK([.O64]); &quot;&quot;; WEEKDAY([.O64]; 2))">
            <text:p/>
          </table:table-cell>
          <table:table-cell table:formula="of:=IF(ISBLANK([.O64]); &quot;&quot;; WEEKNUM([.O64]))">
            <text:p/>
          </table:table-cell>
          <table:table-cell table:formula="of:=IF(ISBLANK([.O64]); &quot;&quot;; MONTH([.O64]))">
            <text:p/>
          </table:table-cell>
          <table:table-cell table:formula="of:=IF(OR(ISBLANK([.G64]); ISBLANK([.O64])); &quot;&quot;; IFERROR(DATEDIF([.G64];[.O64];&quot;d&quot;); &quot;&quot;))">
            <text:p/>
          </table:table-cell>
          <table:table-cell table:formula="of:=IFERROR([.AJ63]+[.P64]; &quot;&quot;)">
            <text:p/>
          </table:table-cell>
          <table:table-cell table:formula="of:=IFERROR([.AK63]+[.Q6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65]=&quot;Long&quot;; [.I65]-[Overview.$C$4]/[.H65]; IF([.F65]=&quot;Short&quot;; [.I65]+[Overview.$C$4]/[.H65]; &quot;&quot;)); &quot;&quot;)">
            <text:p/>
          </table:table-cell>
          <table:table-cell table:style-name="ce157" table:formula="of:=IFERROR(ABS([.J65]-[.I65])*[.H65]; &quot;&quot;)">
            <text:p/>
          </table:table-cell>
          <table:table-cell table:formula="of:=IFERROR(IF([.F65]=&quot;Long&quot;; [.I65]+[Overview.$C$4]/[.H65]*[Overview.$C$6]; IF([.F65]=&quot;Short&quot;; [.I65]-[Overview.$C$4]/[.H65]*[Overview.$C$6]; &quot;&quot;)); &quot;&quot;)">
            <text:p/>
          </table:table-cell>
          <table:table-cell table:number-columns-repeated="3"/>
          <table:table-cell table:formula="of:=IFERROR([.Q65]/[.K65]; &quot;&quot;)">
            <text:p/>
          </table:table-cell>
          <table:table-cell table:formula="of:=IFERROR(IF(AND([.F65]=&quot;Long&quot;; [.M65]=[.H65]); [.H65]*([.N65]-[.I65]); IF(AND([.F65]=&quot;Short&quot;; [.M65]=[.H65]); [.H65]*([.I65]-[.N65]); &quot;&quot;)); &quot;&quot;)">
            <text:p/>
          </table:table-cell>
          <table:table-cell table:formula="of:=IF(ISNUMBER([.Q65]); IF([.Q65]&gt;0; &quot;Win&quot;; &quot;Loss&quot;);&quot;&quot;)">
            <text:p/>
          </table:table-cell>
          <table:table-cell table:formula="of:=IF([.O65]=&quot;&quot;; &quot;&quot;; CONCATENATE(DATEDIF([.G65];[.O65];&quot;d&quot;); IF(DATEDIF([.G65];[.O6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65]); &quot;&quot;; IF([.$F65]=&quot;Long&quot;; ([.W65]-[.$I65])*[.$H65]/[.$K65]; ([.$I65]-[.W65])*[.$H65]/[.$K65])-[.$P65]); &quot;&quot;)">
            <text:p/>
          </table:table-cell>
          <table:table-cell table:style-name="Default"/>
          <table:table-cell table:style-name="ce205" table:formula="of:=IFERROR(IF(ISBLANK([.Y65]); &quot;&quot;; IF([.$F65]=&quot;Long&quot;; ([.Y65]-[.$I65])*[.$H65]/[.$K65]; ([.$I65]-[.Y65])*[.$H65]/[.$K65])-[.$P65]); &quot;&quot;)">
            <text:p/>
          </table:table-cell>
          <table:table-cell table:style-name="Default"/>
          <table:table-cell table:style-name="ce205" table:formula="of:=IFERROR(IF(ISBLANK([.AA65]); &quot;&quot;; IF([.$F65]=&quot;Long&quot;; ([.AA65]-[.$I65])*[.$H65]/[.$K65]; ([.$I65]-[.AA65])*[.$H65]/[.$K65])-[.$P65]); &quot;&quot;)">
            <text:p/>
          </table:table-cell>
          <table:table-cell/>
          <table:table-cell table:formula="of:=IF(ISBLANK([.O65]); &quot;&quot;; DAY([.O65]))">
            <text:p/>
          </table:table-cell>
          <table:table-cell table:formula="of:=IF(ISBLANK([.G65]); &quot;&quot;; WEEKDAY([.G65]; 2))">
            <text:p/>
          </table:table-cell>
          <table:table-cell table:formula="of:=IF(ISBLANK([.O65]); &quot;&quot;; WEEKDAY([.O65]; 2))">
            <text:p/>
          </table:table-cell>
          <table:table-cell table:formula="of:=IF(ISBLANK([.O65]); &quot;&quot;; WEEKNUM([.O65]))">
            <text:p/>
          </table:table-cell>
          <table:table-cell table:formula="of:=IF(ISBLANK([.O65]); &quot;&quot;; MONTH([.O65]))">
            <text:p/>
          </table:table-cell>
          <table:table-cell table:formula="of:=IF(OR(ISBLANK([.G65]); ISBLANK([.O65])); &quot;&quot;; IFERROR(DATEDIF([.G65];[.O65];&quot;d&quot;); &quot;&quot;))">
            <text:p/>
          </table:table-cell>
          <table:table-cell table:formula="of:=IFERROR([.AJ64]+[.P65]; &quot;&quot;)">
            <text:p/>
          </table:table-cell>
          <table:table-cell table:formula="of:=IFERROR([.AK64]+[.Q6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66]=&quot;Long&quot;; [.I66]-[Overview.$C$4]/[.H66]; IF([.F66]=&quot;Short&quot;; [.I66]+[Overview.$C$4]/[.H66]; &quot;&quot;)); &quot;&quot;)">
            <text:p/>
          </table:table-cell>
          <table:table-cell table:style-name="ce157" table:formula="of:=IFERROR(ABS([.J66]-[.I66])*[.H66]; &quot;&quot;)">
            <text:p/>
          </table:table-cell>
          <table:table-cell table:formula="of:=IFERROR(IF([.F66]=&quot;Long&quot;; [.I66]+[Overview.$C$4]/[.H66]*[Overview.$C$6]; IF([.F66]=&quot;Short&quot;; [.I66]-[Overview.$C$4]/[.H66]*[Overview.$C$6]; &quot;&quot;)); &quot;&quot;)">
            <text:p/>
          </table:table-cell>
          <table:table-cell table:number-columns-repeated="3"/>
          <table:table-cell table:formula="of:=IFERROR([.Q66]/[.K66]; &quot;&quot;)">
            <text:p/>
          </table:table-cell>
          <table:table-cell table:formula="of:=IFERROR(IF(AND([.F66]=&quot;Long&quot;; [.M66]=[.H66]); [.H66]*([.N66]-[.I66]); IF(AND([.F66]=&quot;Short&quot;; [.M66]=[.H66]); [.H66]*([.I66]-[.N66]); &quot;&quot;)); &quot;&quot;)">
            <text:p/>
          </table:table-cell>
          <table:table-cell table:formula="of:=IF(ISNUMBER([.Q66]); IF([.Q66]&gt;0; &quot;Win&quot;; &quot;Loss&quot;);&quot;&quot;)">
            <text:p/>
          </table:table-cell>
          <table:table-cell table:formula="of:=IF([.O66]=&quot;&quot;; &quot;&quot;; CONCATENATE(DATEDIF([.G66];[.O66];&quot;d&quot;); IF(DATEDIF([.G66];[.O6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66]); &quot;&quot;; IF([.$F66]=&quot;Long&quot;; ([.W66]-[.$I66])*[.$H66]/[.$K66]; ([.$I66]-[.W66])*[.$H66]/[.$K66])-[.$P66]); &quot;&quot;)">
            <text:p/>
          </table:table-cell>
          <table:table-cell table:style-name="Default"/>
          <table:table-cell table:style-name="ce205" table:formula="of:=IFERROR(IF(ISBLANK([.Y66]); &quot;&quot;; IF([.$F66]=&quot;Long&quot;; ([.Y66]-[.$I66])*[.$H66]/[.$K66]; ([.$I66]-[.Y66])*[.$H66]/[.$K66])-[.$P66]); &quot;&quot;)">
            <text:p/>
          </table:table-cell>
          <table:table-cell table:style-name="Default"/>
          <table:table-cell table:style-name="ce205" table:formula="of:=IFERROR(IF(ISBLANK([.AA66]); &quot;&quot;; IF([.$F66]=&quot;Long&quot;; ([.AA66]-[.$I66])*[.$H66]/[.$K66]; ([.$I66]-[.AA66])*[.$H66]/[.$K66])-[.$P66]); &quot;&quot;)">
            <text:p/>
          </table:table-cell>
          <table:table-cell/>
          <table:table-cell table:formula="of:=IF(ISBLANK([.O66]); &quot;&quot;; DAY([.O66]))">
            <text:p/>
          </table:table-cell>
          <table:table-cell table:formula="of:=IF(ISBLANK([.G66]); &quot;&quot;; WEEKDAY([.G66]; 2))">
            <text:p/>
          </table:table-cell>
          <table:table-cell table:formula="of:=IF(ISBLANK([.O66]); &quot;&quot;; WEEKDAY([.O66]; 2))">
            <text:p/>
          </table:table-cell>
          <table:table-cell table:formula="of:=IF(ISBLANK([.O66]); &quot;&quot;; WEEKNUM([.O66]))">
            <text:p/>
          </table:table-cell>
          <table:table-cell table:formula="of:=IF(ISBLANK([.O66]); &quot;&quot;; MONTH([.O66]))">
            <text:p/>
          </table:table-cell>
          <table:table-cell table:formula="of:=IF(OR(ISBLANK([.G66]); ISBLANK([.O66])); &quot;&quot;; IFERROR(DATEDIF([.G66];[.O66];&quot;d&quot;); &quot;&quot;))">
            <text:p/>
          </table:table-cell>
          <table:table-cell table:formula="of:=IFERROR([.AJ65]+[.P66]; &quot;&quot;)">
            <text:p/>
          </table:table-cell>
          <table:table-cell table:formula="of:=IFERROR([.AK65]+[.Q6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67]=&quot;Long&quot;; [.I67]-[Overview.$C$4]/[.H67]; IF([.F67]=&quot;Short&quot;; [.I67]+[Overview.$C$4]/[.H67]; &quot;&quot;)); &quot;&quot;)">
            <text:p/>
          </table:table-cell>
          <table:table-cell table:style-name="ce157" table:formula="of:=IFERROR(ABS([.J67]-[.I67])*[.H67]; &quot;&quot;)">
            <text:p/>
          </table:table-cell>
          <table:table-cell table:formula="of:=IFERROR(IF([.F67]=&quot;Long&quot;; [.I67]+[Overview.$C$4]/[.H67]*[Overview.$C$6]; IF([.F67]=&quot;Short&quot;; [.I67]-[Overview.$C$4]/[.H67]*[Overview.$C$6]; &quot;&quot;)); &quot;&quot;)">
            <text:p/>
          </table:table-cell>
          <table:table-cell table:number-columns-repeated="3"/>
          <table:table-cell table:formula="of:=IFERROR([.Q67]/[.K67]; &quot;&quot;)">
            <text:p/>
          </table:table-cell>
          <table:table-cell table:formula="of:=IFERROR(IF(AND([.F67]=&quot;Long&quot;; [.M67]=[.H67]); [.H67]*([.N67]-[.I67]); IF(AND([.F67]=&quot;Short&quot;; [.M67]=[.H67]); [.H67]*([.I67]-[.N67]); &quot;&quot;)); &quot;&quot;)">
            <text:p/>
          </table:table-cell>
          <table:table-cell table:formula="of:=IF(ISNUMBER([.Q67]); IF([.Q67]&gt;0; &quot;Win&quot;; &quot;Loss&quot;);&quot;&quot;)">
            <text:p/>
          </table:table-cell>
          <table:table-cell table:formula="of:=IF([.O67]=&quot;&quot;; &quot;&quot;; CONCATENATE(DATEDIF([.G67];[.O67];&quot;d&quot;); IF(DATEDIF([.G67];[.O6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67]); &quot;&quot;; IF([.$F67]=&quot;Long&quot;; ([.W67]-[.$I67])*[.$H67]/[.$K67]; ([.$I67]-[.W67])*[.$H67]/[.$K67])-[.$P67]); &quot;&quot;)">
            <text:p/>
          </table:table-cell>
          <table:table-cell table:style-name="Default"/>
          <table:table-cell table:style-name="ce205" table:formula="of:=IFERROR(IF(ISBLANK([.Y67]); &quot;&quot;; IF([.$F67]=&quot;Long&quot;; ([.Y67]-[.$I67])*[.$H67]/[.$K67]; ([.$I67]-[.Y67])*[.$H67]/[.$K67])-[.$P67]); &quot;&quot;)">
            <text:p/>
          </table:table-cell>
          <table:table-cell table:style-name="Default"/>
          <table:table-cell table:style-name="ce205" table:formula="of:=IFERROR(IF(ISBLANK([.AA67]); &quot;&quot;; IF([.$F67]=&quot;Long&quot;; ([.AA67]-[.$I67])*[.$H67]/[.$K67]; ([.$I67]-[.AA67])*[.$H67]/[.$K67])-[.$P67]); &quot;&quot;)">
            <text:p/>
          </table:table-cell>
          <table:table-cell/>
          <table:table-cell table:formula="of:=IF(ISBLANK([.O67]); &quot;&quot;; DAY([.O67]))">
            <text:p/>
          </table:table-cell>
          <table:table-cell table:formula="of:=IF(ISBLANK([.G67]); &quot;&quot;; WEEKDAY([.G67]; 2))">
            <text:p/>
          </table:table-cell>
          <table:table-cell table:formula="of:=IF(ISBLANK([.O67]); &quot;&quot;; WEEKDAY([.O67]; 2))">
            <text:p/>
          </table:table-cell>
          <table:table-cell table:formula="of:=IF(ISBLANK([.O67]); &quot;&quot;; WEEKNUM([.O67]))">
            <text:p/>
          </table:table-cell>
          <table:table-cell table:formula="of:=IF(ISBLANK([.O67]); &quot;&quot;; MONTH([.O67]))">
            <text:p/>
          </table:table-cell>
          <table:table-cell table:formula="of:=IF(OR(ISBLANK([.G67]); ISBLANK([.O67])); &quot;&quot;; IFERROR(DATEDIF([.G67];[.O67];&quot;d&quot;); &quot;&quot;))">
            <text:p/>
          </table:table-cell>
          <table:table-cell table:formula="of:=IFERROR([.AJ66]+[.P67]; &quot;&quot;)">
            <text:p/>
          </table:table-cell>
          <table:table-cell table:formula="of:=IFERROR([.AK66]+[.Q6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68]=&quot;Long&quot;; [.I68]-[Overview.$C$4]/[.H68]; IF([.F68]=&quot;Short&quot;; [.I68]+[Overview.$C$4]/[.H68]; &quot;&quot;)); &quot;&quot;)">
            <text:p/>
          </table:table-cell>
          <table:table-cell table:style-name="ce157" table:formula="of:=IFERROR(ABS([.J68]-[.I68])*[.H68]; &quot;&quot;)">
            <text:p/>
          </table:table-cell>
          <table:table-cell table:formula="of:=IFERROR(IF([.F68]=&quot;Long&quot;; [.I68]+[Overview.$C$4]/[.H68]*[Overview.$C$6]; IF([.F68]=&quot;Short&quot;; [.I68]-[Overview.$C$4]/[.H68]*[Overview.$C$6]; &quot;&quot;)); &quot;&quot;)">
            <text:p/>
          </table:table-cell>
          <table:table-cell table:number-columns-repeated="3"/>
          <table:table-cell table:formula="of:=IFERROR([.Q68]/[.K68]; &quot;&quot;)">
            <text:p/>
          </table:table-cell>
          <table:table-cell table:formula="of:=IFERROR(IF(AND([.F68]=&quot;Long&quot;; [.M68]=[.H68]); [.H68]*([.N68]-[.I68]); IF(AND([.F68]=&quot;Short&quot;; [.M68]=[.H68]); [.H68]*([.I68]-[.N68]); &quot;&quot;)); &quot;&quot;)">
            <text:p/>
          </table:table-cell>
          <table:table-cell table:formula="of:=IF(ISNUMBER([.Q68]); IF([.Q68]&gt;0; &quot;Win&quot;; &quot;Loss&quot;);&quot;&quot;)">
            <text:p/>
          </table:table-cell>
          <table:table-cell table:formula="of:=IF([.O68]=&quot;&quot;; &quot;&quot;; CONCATENATE(DATEDIF([.G68];[.O68];&quot;d&quot;); IF(DATEDIF([.G68];[.O6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68]); &quot;&quot;; IF([.$F68]=&quot;Long&quot;; ([.W68]-[.$I68])*[.$H68]/[.$K68]; ([.$I68]-[.W68])*[.$H68]/[.$K68])-[.$P68]); &quot;&quot;)">
            <text:p/>
          </table:table-cell>
          <table:table-cell table:style-name="Default"/>
          <table:table-cell table:style-name="ce205" table:formula="of:=IFERROR(IF(ISBLANK([.Y68]); &quot;&quot;; IF([.$F68]=&quot;Long&quot;; ([.Y68]-[.$I68])*[.$H68]/[.$K68]; ([.$I68]-[.Y68])*[.$H68]/[.$K68])-[.$P68]); &quot;&quot;)">
            <text:p/>
          </table:table-cell>
          <table:table-cell table:style-name="Default"/>
          <table:table-cell table:style-name="ce205" table:formula="of:=IFERROR(IF(ISBLANK([.AA68]); &quot;&quot;; IF([.$F68]=&quot;Long&quot;; ([.AA68]-[.$I68])*[.$H68]/[.$K68]; ([.$I68]-[.AA68])*[.$H68]/[.$K68])-[.$P68]); &quot;&quot;)">
            <text:p/>
          </table:table-cell>
          <table:table-cell/>
          <table:table-cell table:formula="of:=IF(ISBLANK([.O68]); &quot;&quot;; DAY([.O68]))">
            <text:p/>
          </table:table-cell>
          <table:table-cell table:formula="of:=IF(ISBLANK([.G68]); &quot;&quot;; WEEKDAY([.G68]; 2))">
            <text:p/>
          </table:table-cell>
          <table:table-cell table:formula="of:=IF(ISBLANK([.O68]); &quot;&quot;; WEEKDAY([.O68]; 2))">
            <text:p/>
          </table:table-cell>
          <table:table-cell table:formula="of:=IF(ISBLANK([.O68]); &quot;&quot;; WEEKNUM([.O68]))">
            <text:p/>
          </table:table-cell>
          <table:table-cell table:formula="of:=IF(ISBLANK([.O68]); &quot;&quot;; MONTH([.O68]))">
            <text:p/>
          </table:table-cell>
          <table:table-cell table:formula="of:=IF(OR(ISBLANK([.G68]); ISBLANK([.O68])); &quot;&quot;; IFERROR(DATEDIF([.G68];[.O68];&quot;d&quot;); &quot;&quot;))">
            <text:p/>
          </table:table-cell>
          <table:table-cell table:formula="of:=IFERROR([.AJ67]+[.P68]; &quot;&quot;)">
            <text:p/>
          </table:table-cell>
          <table:table-cell table:formula="of:=IFERROR([.AK67]+[.Q6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69]=&quot;Long&quot;; [.I69]-[Overview.$C$4]/[.H69]; IF([.F69]=&quot;Short&quot;; [.I69]+[Overview.$C$4]/[.H69]; &quot;&quot;)); &quot;&quot;)">
            <text:p/>
          </table:table-cell>
          <table:table-cell table:style-name="ce157" table:formula="of:=IFERROR(ABS([.J69]-[.I69])*[.H69]; &quot;&quot;)">
            <text:p/>
          </table:table-cell>
          <table:table-cell table:formula="of:=IFERROR(IF([.F69]=&quot;Long&quot;; [.I69]+[Overview.$C$4]/[.H69]*[Overview.$C$6]; IF([.F69]=&quot;Short&quot;; [.I69]-[Overview.$C$4]/[.H69]*[Overview.$C$6]; &quot;&quot;)); &quot;&quot;)">
            <text:p/>
          </table:table-cell>
          <table:table-cell table:number-columns-repeated="3"/>
          <table:table-cell table:formula="of:=IFERROR([.Q69]/[.K69]; &quot;&quot;)">
            <text:p/>
          </table:table-cell>
          <table:table-cell table:formula="of:=IFERROR(IF(AND([.F69]=&quot;Long&quot;; [.M69]=[.H69]); [.H69]*([.N69]-[.I69]); IF(AND([.F69]=&quot;Short&quot;; [.M69]=[.H69]); [.H69]*([.I69]-[.N69]); &quot;&quot;)); &quot;&quot;)">
            <text:p/>
          </table:table-cell>
          <table:table-cell table:formula="of:=IF(ISNUMBER([.Q69]); IF([.Q69]&gt;0; &quot;Win&quot;; &quot;Loss&quot;);&quot;&quot;)">
            <text:p/>
          </table:table-cell>
          <table:table-cell table:formula="of:=IF([.O69]=&quot;&quot;; &quot;&quot;; CONCATENATE(DATEDIF([.G69];[.O69];&quot;d&quot;); IF(DATEDIF([.G69];[.O6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69]); &quot;&quot;; IF([.$F69]=&quot;Long&quot;; ([.W69]-[.$I69])*[.$H69]/[.$K69]; ([.$I69]-[.W69])*[.$H69]/[.$K69])-[.$P69]); &quot;&quot;)">
            <text:p/>
          </table:table-cell>
          <table:table-cell table:style-name="Default"/>
          <table:table-cell table:style-name="ce205" table:formula="of:=IFERROR(IF(ISBLANK([.Y69]); &quot;&quot;; IF([.$F69]=&quot;Long&quot;; ([.Y69]-[.$I69])*[.$H69]/[.$K69]; ([.$I69]-[.Y69])*[.$H69]/[.$K69])-[.$P69]); &quot;&quot;)">
            <text:p/>
          </table:table-cell>
          <table:table-cell table:style-name="Default"/>
          <table:table-cell table:style-name="ce205" table:formula="of:=IFERROR(IF(ISBLANK([.AA69]); &quot;&quot;; IF([.$F69]=&quot;Long&quot;; ([.AA69]-[.$I69])*[.$H69]/[.$K69]; ([.$I69]-[.AA69])*[.$H69]/[.$K69])-[.$P69]); &quot;&quot;)">
            <text:p/>
          </table:table-cell>
          <table:table-cell/>
          <table:table-cell table:formula="of:=IF(ISBLANK([.O69]); &quot;&quot;; DAY([.O69]))">
            <text:p/>
          </table:table-cell>
          <table:table-cell table:formula="of:=IF(ISBLANK([.G69]); &quot;&quot;; WEEKDAY([.G69]; 2))">
            <text:p/>
          </table:table-cell>
          <table:table-cell table:formula="of:=IF(ISBLANK([.O69]); &quot;&quot;; WEEKDAY([.O69]; 2))">
            <text:p/>
          </table:table-cell>
          <table:table-cell table:formula="of:=IF(ISBLANK([.O69]); &quot;&quot;; WEEKNUM([.O69]))">
            <text:p/>
          </table:table-cell>
          <table:table-cell table:formula="of:=IF(ISBLANK([.O69]); &quot;&quot;; MONTH([.O69]))">
            <text:p/>
          </table:table-cell>
          <table:table-cell table:formula="of:=IF(OR(ISBLANK([.G69]); ISBLANK([.O69])); &quot;&quot;; IFERROR(DATEDIF([.G69];[.O69];&quot;d&quot;); &quot;&quot;))">
            <text:p/>
          </table:table-cell>
          <table:table-cell table:formula="of:=IFERROR([.AJ68]+[.P69]; &quot;&quot;)">
            <text:p/>
          </table:table-cell>
          <table:table-cell table:formula="of:=IFERROR([.AK68]+[.Q6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70]=&quot;Long&quot;; [.I70]-[Overview.$C$4]/[.H70]; IF([.F70]=&quot;Short&quot;; [.I70]+[Overview.$C$4]/[.H70]; &quot;&quot;)); &quot;&quot;)">
            <text:p/>
          </table:table-cell>
          <table:table-cell table:style-name="ce157" table:formula="of:=IFERROR(ABS([.J70]-[.I70])*[.H70]; &quot;&quot;)">
            <text:p/>
          </table:table-cell>
          <table:table-cell table:formula="of:=IFERROR(IF([.F70]=&quot;Long&quot;; [.I70]+[Overview.$C$4]/[.H70]*[Overview.$C$6]; IF([.F70]=&quot;Short&quot;; [.I70]-[Overview.$C$4]/[.H70]*[Overview.$C$6]; &quot;&quot;)); &quot;&quot;)">
            <text:p/>
          </table:table-cell>
          <table:table-cell table:number-columns-repeated="3"/>
          <table:table-cell table:formula="of:=IFERROR([.Q70]/[.K70]; &quot;&quot;)">
            <text:p/>
          </table:table-cell>
          <table:table-cell table:formula="of:=IFERROR(IF(AND([.F70]=&quot;Long&quot;; [.M70]=[.H70]); [.H70]*([.N70]-[.I70]); IF(AND([.F70]=&quot;Short&quot;; [.M70]=[.H70]); [.H70]*([.I70]-[.N70]); &quot;&quot;)); &quot;&quot;)">
            <text:p/>
          </table:table-cell>
          <table:table-cell table:formula="of:=IF(ISNUMBER([.Q70]); IF([.Q70]&gt;0; &quot;Win&quot;; &quot;Loss&quot;);&quot;&quot;)">
            <text:p/>
          </table:table-cell>
          <table:table-cell table:formula="of:=IF([.O70]=&quot;&quot;; &quot;&quot;; CONCATENATE(DATEDIF([.G70];[.O70];&quot;d&quot;); IF(DATEDIF([.G70];[.O7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70]); &quot;&quot;; IF([.$F70]=&quot;Long&quot;; ([.W70]-[.$I70])*[.$H70]/[.$K70]; ([.$I70]-[.W70])*[.$H70]/[.$K70])-[.$P70]); &quot;&quot;)">
            <text:p/>
          </table:table-cell>
          <table:table-cell table:style-name="Default"/>
          <table:table-cell table:style-name="ce205" table:formula="of:=IFERROR(IF(ISBLANK([.Y70]); &quot;&quot;; IF([.$F70]=&quot;Long&quot;; ([.Y70]-[.$I70])*[.$H70]/[.$K70]; ([.$I70]-[.Y70])*[.$H70]/[.$K70])-[.$P70]); &quot;&quot;)">
            <text:p/>
          </table:table-cell>
          <table:table-cell table:style-name="Default"/>
          <table:table-cell table:style-name="ce205" table:formula="of:=IFERROR(IF(ISBLANK([.AA70]); &quot;&quot;; IF([.$F70]=&quot;Long&quot;; ([.AA70]-[.$I70])*[.$H70]/[.$K70]; ([.$I70]-[.AA70])*[.$H70]/[.$K70])-[.$P70]); &quot;&quot;)">
            <text:p/>
          </table:table-cell>
          <table:table-cell/>
          <table:table-cell table:formula="of:=IF(ISBLANK([.O70]); &quot;&quot;; DAY([.O70]))">
            <text:p/>
          </table:table-cell>
          <table:table-cell table:formula="of:=IF(ISBLANK([.G70]); &quot;&quot;; WEEKDAY([.G70]; 2))">
            <text:p/>
          </table:table-cell>
          <table:table-cell table:formula="of:=IF(ISBLANK([.O70]); &quot;&quot;; WEEKDAY([.O70]; 2))">
            <text:p/>
          </table:table-cell>
          <table:table-cell table:formula="of:=IF(ISBLANK([.O70]); &quot;&quot;; WEEKNUM([.O70]))">
            <text:p/>
          </table:table-cell>
          <table:table-cell table:formula="of:=IF(ISBLANK([.O70]); &quot;&quot;; MONTH([.O70]))">
            <text:p/>
          </table:table-cell>
          <table:table-cell table:formula="of:=IF(OR(ISBLANK([.G70]); ISBLANK([.O70])); &quot;&quot;; IFERROR(DATEDIF([.G70];[.O70];&quot;d&quot;); &quot;&quot;))">
            <text:p/>
          </table:table-cell>
          <table:table-cell table:formula="of:=IFERROR([.AJ69]+[.P70]; &quot;&quot;)">
            <text:p/>
          </table:table-cell>
          <table:table-cell table:formula="of:=IFERROR([.AK69]+[.Q7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71]=&quot;Long&quot;; [.I71]-[Overview.$C$4]/[.H71]; IF([.F71]=&quot;Short&quot;; [.I71]+[Overview.$C$4]/[.H71]; &quot;&quot;)); &quot;&quot;)">
            <text:p/>
          </table:table-cell>
          <table:table-cell table:style-name="ce157" table:formula="of:=IFERROR(ABS([.J71]-[.I71])*[.H71]; &quot;&quot;)">
            <text:p/>
          </table:table-cell>
          <table:table-cell table:formula="of:=IFERROR(IF([.F71]=&quot;Long&quot;; [.I71]+[Overview.$C$4]/[.H71]*[Overview.$C$6]; IF([.F71]=&quot;Short&quot;; [.I71]-[Overview.$C$4]/[.H71]*[Overview.$C$6]; &quot;&quot;)); &quot;&quot;)">
            <text:p/>
          </table:table-cell>
          <table:table-cell table:number-columns-repeated="3"/>
          <table:table-cell table:formula="of:=IFERROR([.Q71]/[.K71]; &quot;&quot;)">
            <text:p/>
          </table:table-cell>
          <table:table-cell table:formula="of:=IFERROR(IF(AND([.F71]=&quot;Long&quot;; [.M71]=[.H71]); [.H71]*([.N71]-[.I71]); IF(AND([.F71]=&quot;Short&quot;; [.M71]=[.H71]); [.H71]*([.I71]-[.N71]); &quot;&quot;)); &quot;&quot;)">
            <text:p/>
          </table:table-cell>
          <table:table-cell table:formula="of:=IF(ISNUMBER([.Q71]); IF([.Q71]&gt;0; &quot;Win&quot;; &quot;Loss&quot;);&quot;&quot;)">
            <text:p/>
          </table:table-cell>
          <table:table-cell table:formula="of:=IF([.O71]=&quot;&quot;; &quot;&quot;; CONCATENATE(DATEDIF([.G71];[.O71];&quot;d&quot;); IF(DATEDIF([.G71];[.O7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71]); &quot;&quot;; IF([.$F71]=&quot;Long&quot;; ([.W71]-[.$I71])*[.$H71]/[.$K71]; ([.$I71]-[.W71])*[.$H71]/[.$K71])-[.$P71]); &quot;&quot;)">
            <text:p/>
          </table:table-cell>
          <table:table-cell table:style-name="Default"/>
          <table:table-cell table:style-name="ce205" table:formula="of:=IFERROR(IF(ISBLANK([.Y71]); &quot;&quot;; IF([.$F71]=&quot;Long&quot;; ([.Y71]-[.$I71])*[.$H71]/[.$K71]; ([.$I71]-[.Y71])*[.$H71]/[.$K71])-[.$P71]); &quot;&quot;)">
            <text:p/>
          </table:table-cell>
          <table:table-cell table:style-name="Default"/>
          <table:table-cell table:style-name="ce205" table:formula="of:=IFERROR(IF(ISBLANK([.AA71]); &quot;&quot;; IF([.$F71]=&quot;Long&quot;; ([.AA71]-[.$I71])*[.$H71]/[.$K71]; ([.$I71]-[.AA71])*[.$H71]/[.$K71])-[.$P71]); &quot;&quot;)">
            <text:p/>
          </table:table-cell>
          <table:table-cell/>
          <table:table-cell table:formula="of:=IF(ISBLANK([.O71]); &quot;&quot;; DAY([.O71]))">
            <text:p/>
          </table:table-cell>
          <table:table-cell table:formula="of:=IF(ISBLANK([.G71]); &quot;&quot;; WEEKDAY([.G71]; 2))">
            <text:p/>
          </table:table-cell>
          <table:table-cell table:formula="of:=IF(ISBLANK([.O71]); &quot;&quot;; WEEKDAY([.O71]; 2))">
            <text:p/>
          </table:table-cell>
          <table:table-cell table:formula="of:=IF(ISBLANK([.O71]); &quot;&quot;; WEEKNUM([.O71]))">
            <text:p/>
          </table:table-cell>
          <table:table-cell table:formula="of:=IF(ISBLANK([.O71]); &quot;&quot;; MONTH([.O71]))">
            <text:p/>
          </table:table-cell>
          <table:table-cell table:formula="of:=IF(OR(ISBLANK([.G71]); ISBLANK([.O71])); &quot;&quot;; IFERROR(DATEDIF([.G71];[.O71];&quot;d&quot;); &quot;&quot;))">
            <text:p/>
          </table:table-cell>
          <table:table-cell table:formula="of:=IFERROR([.AJ70]+[.P71]; &quot;&quot;)">
            <text:p/>
          </table:table-cell>
          <table:table-cell table:formula="of:=IFERROR([.AK70]+[.Q7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72]=&quot;Long&quot;; [.I72]-[Overview.$C$4]/[.H72]; IF([.F72]=&quot;Short&quot;; [.I72]+[Overview.$C$4]/[.H72]; &quot;&quot;)); &quot;&quot;)">
            <text:p/>
          </table:table-cell>
          <table:table-cell table:style-name="ce157" table:formula="of:=IFERROR(ABS([.J72]-[.I72])*[.H72]; &quot;&quot;)">
            <text:p/>
          </table:table-cell>
          <table:table-cell table:formula="of:=IFERROR(IF([.F72]=&quot;Long&quot;; [.I72]+[Overview.$C$4]/[.H72]*[Overview.$C$6]; IF([.F72]=&quot;Short&quot;; [.I72]-[Overview.$C$4]/[.H72]*[Overview.$C$6]; &quot;&quot;)); &quot;&quot;)">
            <text:p/>
          </table:table-cell>
          <table:table-cell table:number-columns-repeated="3"/>
          <table:table-cell table:formula="of:=IFERROR([.Q72]/[.K72]; &quot;&quot;)">
            <text:p/>
          </table:table-cell>
          <table:table-cell table:formula="of:=IFERROR(IF(AND([.F72]=&quot;Long&quot;; [.M72]=[.H72]); [.H72]*([.N72]-[.I72]); IF(AND([.F72]=&quot;Short&quot;; [.M72]=[.H72]); [.H72]*([.I72]-[.N72]); &quot;&quot;)); &quot;&quot;)">
            <text:p/>
          </table:table-cell>
          <table:table-cell table:formula="of:=IF(ISNUMBER([.Q72]); IF([.Q72]&gt;0; &quot;Win&quot;; &quot;Loss&quot;);&quot;&quot;)">
            <text:p/>
          </table:table-cell>
          <table:table-cell table:formula="of:=IF([.O72]=&quot;&quot;; &quot;&quot;; CONCATENATE(DATEDIF([.G72];[.O72];&quot;d&quot;); IF(DATEDIF([.G72];[.O7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72]); &quot;&quot;; IF([.$F72]=&quot;Long&quot;; ([.W72]-[.$I72])*[.$H72]/[.$K72]; ([.$I72]-[.W72])*[.$H72]/[.$K72])-[.$P72]); &quot;&quot;)">
            <text:p/>
          </table:table-cell>
          <table:table-cell table:style-name="Default"/>
          <table:table-cell table:style-name="ce205" table:formula="of:=IFERROR(IF(ISBLANK([.Y72]); &quot;&quot;; IF([.$F72]=&quot;Long&quot;; ([.Y72]-[.$I72])*[.$H72]/[.$K72]; ([.$I72]-[.Y72])*[.$H72]/[.$K72])-[.$P72]); &quot;&quot;)">
            <text:p/>
          </table:table-cell>
          <table:table-cell table:style-name="Default"/>
          <table:table-cell table:style-name="ce205" table:formula="of:=IFERROR(IF(ISBLANK([.AA72]); &quot;&quot;; IF([.$F72]=&quot;Long&quot;; ([.AA72]-[.$I72])*[.$H72]/[.$K72]; ([.$I72]-[.AA72])*[.$H72]/[.$K72])-[.$P72]); &quot;&quot;)">
            <text:p/>
          </table:table-cell>
          <table:table-cell/>
          <table:table-cell table:formula="of:=IF(ISBLANK([.O72]); &quot;&quot;; DAY([.O72]))">
            <text:p/>
          </table:table-cell>
          <table:table-cell table:formula="of:=IF(ISBLANK([.G72]); &quot;&quot;; WEEKDAY([.G72]; 2))">
            <text:p/>
          </table:table-cell>
          <table:table-cell table:formula="of:=IF(ISBLANK([.O72]); &quot;&quot;; WEEKDAY([.O72]; 2))">
            <text:p/>
          </table:table-cell>
          <table:table-cell table:formula="of:=IF(ISBLANK([.O72]); &quot;&quot;; WEEKNUM([.O72]))">
            <text:p/>
          </table:table-cell>
          <table:table-cell table:formula="of:=IF(ISBLANK([.O72]); &quot;&quot;; MONTH([.O72]))">
            <text:p/>
          </table:table-cell>
          <table:table-cell table:formula="of:=IF(OR(ISBLANK([.G72]); ISBLANK([.O72])); &quot;&quot;; IFERROR(DATEDIF([.G72];[.O72];&quot;d&quot;); &quot;&quot;))">
            <text:p/>
          </table:table-cell>
          <table:table-cell table:formula="of:=IFERROR([.AJ71]+[.P72]; &quot;&quot;)">
            <text:p/>
          </table:table-cell>
          <table:table-cell table:formula="of:=IFERROR([.AK71]+[.Q7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73]=&quot;Long&quot;; [.I73]-[Overview.$C$4]/[.H73]; IF([.F73]=&quot;Short&quot;; [.I73]+[Overview.$C$4]/[.H73]; &quot;&quot;)); &quot;&quot;)">
            <text:p/>
          </table:table-cell>
          <table:table-cell table:style-name="ce157" table:formula="of:=IFERROR(ABS([.J73]-[.I73])*[.H73]; &quot;&quot;)">
            <text:p/>
          </table:table-cell>
          <table:table-cell table:formula="of:=IFERROR(IF([.F73]=&quot;Long&quot;; [.I73]+[Overview.$C$4]/[.H73]*[Overview.$C$6]; IF([.F73]=&quot;Short&quot;; [.I73]-[Overview.$C$4]/[.H73]*[Overview.$C$6]; &quot;&quot;)); &quot;&quot;)">
            <text:p/>
          </table:table-cell>
          <table:table-cell table:number-columns-repeated="3"/>
          <table:table-cell table:formula="of:=IFERROR([.Q73]/[.K73]; &quot;&quot;)">
            <text:p/>
          </table:table-cell>
          <table:table-cell table:formula="of:=IFERROR(IF(AND([.F73]=&quot;Long&quot;; [.M73]=[.H73]); [.H73]*([.N73]-[.I73]); IF(AND([.F73]=&quot;Short&quot;; [.M73]=[.H73]); [.H73]*([.I73]-[.N73]); &quot;&quot;)); &quot;&quot;)">
            <text:p/>
          </table:table-cell>
          <table:table-cell table:formula="of:=IF(ISNUMBER([.Q73]); IF([.Q73]&gt;0; &quot;Win&quot;; &quot;Loss&quot;);&quot;&quot;)">
            <text:p/>
          </table:table-cell>
          <table:table-cell table:formula="of:=IF([.O73]=&quot;&quot;; &quot;&quot;; CONCATENATE(DATEDIF([.G73];[.O73];&quot;d&quot;); IF(DATEDIF([.G73];[.O7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73]); &quot;&quot;; IF([.$F73]=&quot;Long&quot;; ([.W73]-[.$I73])*[.$H73]/[.$K73]; ([.$I73]-[.W73])*[.$H73]/[.$K73])-[.$P73]); &quot;&quot;)">
            <text:p/>
          </table:table-cell>
          <table:table-cell table:style-name="Default"/>
          <table:table-cell table:style-name="ce205" table:formula="of:=IFERROR(IF(ISBLANK([.Y73]); &quot;&quot;; IF([.$F73]=&quot;Long&quot;; ([.Y73]-[.$I73])*[.$H73]/[.$K73]; ([.$I73]-[.Y73])*[.$H73]/[.$K73])-[.$P73]); &quot;&quot;)">
            <text:p/>
          </table:table-cell>
          <table:table-cell table:style-name="Default"/>
          <table:table-cell table:style-name="ce205" table:formula="of:=IFERROR(IF(ISBLANK([.AA73]); &quot;&quot;; IF([.$F73]=&quot;Long&quot;; ([.AA73]-[.$I73])*[.$H73]/[.$K73]; ([.$I73]-[.AA73])*[.$H73]/[.$K73])-[.$P73]); &quot;&quot;)">
            <text:p/>
          </table:table-cell>
          <table:table-cell/>
          <table:table-cell table:formula="of:=IF(ISBLANK([.O73]); &quot;&quot;; DAY([.O73]))">
            <text:p/>
          </table:table-cell>
          <table:table-cell table:formula="of:=IF(ISBLANK([.G73]); &quot;&quot;; WEEKDAY([.G73]; 2))">
            <text:p/>
          </table:table-cell>
          <table:table-cell table:formula="of:=IF(ISBLANK([.O73]); &quot;&quot;; WEEKDAY([.O73]; 2))">
            <text:p/>
          </table:table-cell>
          <table:table-cell table:formula="of:=IF(ISBLANK([.O73]); &quot;&quot;; WEEKNUM([.O73]))">
            <text:p/>
          </table:table-cell>
          <table:table-cell table:formula="of:=IF(ISBLANK([.O73]); &quot;&quot;; MONTH([.O73]))">
            <text:p/>
          </table:table-cell>
          <table:table-cell table:formula="of:=IF(OR(ISBLANK([.G73]); ISBLANK([.O73])); &quot;&quot;; IFERROR(DATEDIF([.G73];[.O73];&quot;d&quot;); &quot;&quot;))">
            <text:p/>
          </table:table-cell>
          <table:table-cell table:formula="of:=IFERROR([.AJ72]+[.P73]; &quot;&quot;)">
            <text:p/>
          </table:table-cell>
          <table:table-cell table:formula="of:=IFERROR([.AK72]+[.Q7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74]=&quot;Long&quot;; [.I74]-[Overview.$C$4]/[.H74]; IF([.F74]=&quot;Short&quot;; [.I74]+[Overview.$C$4]/[.H74]; &quot;&quot;)); &quot;&quot;)">
            <text:p/>
          </table:table-cell>
          <table:table-cell table:style-name="ce157" table:formula="of:=IFERROR(ABS([.J74]-[.I74])*[.H74]; &quot;&quot;)">
            <text:p/>
          </table:table-cell>
          <table:table-cell table:formula="of:=IFERROR(IF([.F74]=&quot;Long&quot;; [.I74]+[Overview.$C$4]/[.H74]*[Overview.$C$6]; IF([.F74]=&quot;Short&quot;; [.I74]-[Overview.$C$4]/[.H74]*[Overview.$C$6]; &quot;&quot;)); &quot;&quot;)">
            <text:p/>
          </table:table-cell>
          <table:table-cell table:number-columns-repeated="3"/>
          <table:table-cell table:formula="of:=IFERROR([.Q74]/[.K74]; &quot;&quot;)">
            <text:p/>
          </table:table-cell>
          <table:table-cell table:formula="of:=IFERROR(IF(AND([.F74]=&quot;Long&quot;; [.M74]=[.H74]); [.H74]*([.N74]-[.I74]); IF(AND([.F74]=&quot;Short&quot;; [.M74]=[.H74]); [.H74]*([.I74]-[.N74]); &quot;&quot;)); &quot;&quot;)">
            <text:p/>
          </table:table-cell>
          <table:table-cell table:formula="of:=IF(ISNUMBER([.Q74]); IF([.Q74]&gt;0; &quot;Win&quot;; &quot;Loss&quot;);&quot;&quot;)">
            <text:p/>
          </table:table-cell>
          <table:table-cell table:formula="of:=IF([.O74]=&quot;&quot;; &quot;&quot;; CONCATENATE(DATEDIF([.G74];[.O74];&quot;d&quot;); IF(DATEDIF([.G74];[.O7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74]); &quot;&quot;; IF([.$F74]=&quot;Long&quot;; ([.W74]-[.$I74])*[.$H74]/[.$K74]; ([.$I74]-[.W74])*[.$H74]/[.$K74])-[.$P74]); &quot;&quot;)">
            <text:p/>
          </table:table-cell>
          <table:table-cell table:style-name="Default"/>
          <table:table-cell table:style-name="ce205" table:formula="of:=IFERROR(IF(ISBLANK([.Y74]); &quot;&quot;; IF([.$F74]=&quot;Long&quot;; ([.Y74]-[.$I74])*[.$H74]/[.$K74]; ([.$I74]-[.Y74])*[.$H74]/[.$K74])-[.$P74]); &quot;&quot;)">
            <text:p/>
          </table:table-cell>
          <table:table-cell table:style-name="Default"/>
          <table:table-cell table:style-name="ce205" table:formula="of:=IFERROR(IF(ISBLANK([.AA74]); &quot;&quot;; IF([.$F74]=&quot;Long&quot;; ([.AA74]-[.$I74])*[.$H74]/[.$K74]; ([.$I74]-[.AA74])*[.$H74]/[.$K74])-[.$P74]); &quot;&quot;)">
            <text:p/>
          </table:table-cell>
          <table:table-cell/>
          <table:table-cell table:formula="of:=IF(ISBLANK([.O74]); &quot;&quot;; DAY([.O74]))">
            <text:p/>
          </table:table-cell>
          <table:table-cell table:formula="of:=IF(ISBLANK([.G74]); &quot;&quot;; WEEKDAY([.G74]; 2))">
            <text:p/>
          </table:table-cell>
          <table:table-cell table:formula="of:=IF(ISBLANK([.O74]); &quot;&quot;; WEEKDAY([.O74]; 2))">
            <text:p/>
          </table:table-cell>
          <table:table-cell table:formula="of:=IF(ISBLANK([.O74]); &quot;&quot;; WEEKNUM([.O74]))">
            <text:p/>
          </table:table-cell>
          <table:table-cell table:formula="of:=IF(ISBLANK([.O74]); &quot;&quot;; MONTH([.O74]))">
            <text:p/>
          </table:table-cell>
          <table:table-cell table:formula="of:=IF(OR(ISBLANK([.G74]); ISBLANK([.O74])); &quot;&quot;; IFERROR(DATEDIF([.G74];[.O74];&quot;d&quot;); &quot;&quot;))">
            <text:p/>
          </table:table-cell>
          <table:table-cell table:formula="of:=IFERROR([.AJ73]+[.P74]; &quot;&quot;)">
            <text:p/>
          </table:table-cell>
          <table:table-cell table:formula="of:=IFERROR([.AK73]+[.Q7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75]=&quot;Long&quot;; [.I75]-[Overview.$C$4]/[.H75]; IF([.F75]=&quot;Short&quot;; [.I75]+[Overview.$C$4]/[.H75]; &quot;&quot;)); &quot;&quot;)">
            <text:p/>
          </table:table-cell>
          <table:table-cell table:style-name="ce157" table:formula="of:=IFERROR(ABS([.J75]-[.I75])*[.H75]; &quot;&quot;)">
            <text:p/>
          </table:table-cell>
          <table:table-cell table:formula="of:=IFERROR(IF([.F75]=&quot;Long&quot;; [.I75]+[Overview.$C$4]/[.H75]*[Overview.$C$6]; IF([.F75]=&quot;Short&quot;; [.I75]-[Overview.$C$4]/[.H75]*[Overview.$C$6]; &quot;&quot;)); &quot;&quot;)">
            <text:p/>
          </table:table-cell>
          <table:table-cell table:number-columns-repeated="3"/>
          <table:table-cell table:formula="of:=IFERROR([.Q75]/[.K75]; &quot;&quot;)">
            <text:p/>
          </table:table-cell>
          <table:table-cell table:formula="of:=IFERROR(IF(AND([.F75]=&quot;Long&quot;; [.M75]=[.H75]); [.H75]*([.N75]-[.I75]); IF(AND([.F75]=&quot;Short&quot;; [.M75]=[.H75]); [.H75]*([.I75]-[.N75]); &quot;&quot;)); &quot;&quot;)">
            <text:p/>
          </table:table-cell>
          <table:table-cell table:formula="of:=IF(ISNUMBER([.Q75]); IF([.Q75]&gt;0; &quot;Win&quot;; &quot;Loss&quot;);&quot;&quot;)">
            <text:p/>
          </table:table-cell>
          <table:table-cell table:formula="of:=IF([.O75]=&quot;&quot;; &quot;&quot;; CONCATENATE(DATEDIF([.G75];[.O75];&quot;d&quot;); IF(DATEDIF([.G75];[.O7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75]); &quot;&quot;; IF([.$F75]=&quot;Long&quot;; ([.W75]-[.$I75])*[.$H75]/[.$K75]; ([.$I75]-[.W75])*[.$H75]/[.$K75])-[.$P75]); &quot;&quot;)">
            <text:p/>
          </table:table-cell>
          <table:table-cell table:style-name="Default"/>
          <table:table-cell table:style-name="ce205" table:formula="of:=IFERROR(IF(ISBLANK([.Y75]); &quot;&quot;; IF([.$F75]=&quot;Long&quot;; ([.Y75]-[.$I75])*[.$H75]/[.$K75]; ([.$I75]-[.Y75])*[.$H75]/[.$K75])-[.$P75]); &quot;&quot;)">
            <text:p/>
          </table:table-cell>
          <table:table-cell table:style-name="Default"/>
          <table:table-cell table:style-name="ce205" table:formula="of:=IFERROR(IF(ISBLANK([.AA75]); &quot;&quot;; IF([.$F75]=&quot;Long&quot;; ([.AA75]-[.$I75])*[.$H75]/[.$K75]; ([.$I75]-[.AA75])*[.$H75]/[.$K75])-[.$P75]); &quot;&quot;)">
            <text:p/>
          </table:table-cell>
          <table:table-cell/>
          <table:table-cell table:formula="of:=IF(ISBLANK([.O75]); &quot;&quot;; DAY([.O75]))">
            <text:p/>
          </table:table-cell>
          <table:table-cell table:formula="of:=IF(ISBLANK([.G75]); &quot;&quot;; WEEKDAY([.G75]; 2))">
            <text:p/>
          </table:table-cell>
          <table:table-cell table:formula="of:=IF(ISBLANK([.O75]); &quot;&quot;; WEEKDAY([.O75]; 2))">
            <text:p/>
          </table:table-cell>
          <table:table-cell table:formula="of:=IF(ISBLANK([.O75]); &quot;&quot;; WEEKNUM([.O75]))">
            <text:p/>
          </table:table-cell>
          <table:table-cell table:formula="of:=IF(ISBLANK([.O75]); &quot;&quot;; MONTH([.O75]))">
            <text:p/>
          </table:table-cell>
          <table:table-cell table:formula="of:=IF(OR(ISBLANK([.G75]); ISBLANK([.O75])); &quot;&quot;; IFERROR(DATEDIF([.G75];[.O75];&quot;d&quot;); &quot;&quot;))">
            <text:p/>
          </table:table-cell>
          <table:table-cell table:formula="of:=IFERROR([.AJ74]+[.P75]; &quot;&quot;)">
            <text:p/>
          </table:table-cell>
          <table:table-cell table:formula="of:=IFERROR([.AK74]+[.Q7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76]=&quot;Long&quot;; [.I76]-[Overview.$C$4]/[.H76]; IF([.F76]=&quot;Short&quot;; [.I76]+[Overview.$C$4]/[.H76]; &quot;&quot;)); &quot;&quot;)">
            <text:p/>
          </table:table-cell>
          <table:table-cell table:style-name="ce157" table:formula="of:=IFERROR(ABS([.J76]-[.I76])*[.H76]; &quot;&quot;)">
            <text:p/>
          </table:table-cell>
          <table:table-cell table:formula="of:=IFERROR(IF([.F76]=&quot;Long&quot;; [.I76]+[Overview.$C$4]/[.H76]*[Overview.$C$6]; IF([.F76]=&quot;Short&quot;; [.I76]-[Overview.$C$4]/[.H76]*[Overview.$C$6]; &quot;&quot;)); &quot;&quot;)">
            <text:p/>
          </table:table-cell>
          <table:table-cell table:number-columns-repeated="3"/>
          <table:table-cell table:formula="of:=IFERROR([.Q76]/[.K76]; &quot;&quot;)">
            <text:p/>
          </table:table-cell>
          <table:table-cell table:formula="of:=IFERROR(IF(AND([.F76]=&quot;Long&quot;; [.M76]=[.H76]); [.H76]*([.N76]-[.I76]); IF(AND([.F76]=&quot;Short&quot;; [.M76]=[.H76]); [.H76]*([.I76]-[.N76]); &quot;&quot;)); &quot;&quot;)">
            <text:p/>
          </table:table-cell>
          <table:table-cell table:formula="of:=IF(ISNUMBER([.Q76]); IF([.Q76]&gt;0; &quot;Win&quot;; &quot;Loss&quot;);&quot;&quot;)">
            <text:p/>
          </table:table-cell>
          <table:table-cell table:formula="of:=IF([.O76]=&quot;&quot;; &quot;&quot;; CONCATENATE(DATEDIF([.G76];[.O76];&quot;d&quot;); IF(DATEDIF([.G76];[.O7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76]); &quot;&quot;; IF([.$F76]=&quot;Long&quot;; ([.W76]-[.$I76])*[.$H76]/[.$K76]; ([.$I76]-[.W76])*[.$H76]/[.$K76])-[.$P76]); &quot;&quot;)">
            <text:p/>
          </table:table-cell>
          <table:table-cell table:style-name="Default"/>
          <table:table-cell table:style-name="ce205" table:formula="of:=IFERROR(IF(ISBLANK([.Y76]); &quot;&quot;; IF([.$F76]=&quot;Long&quot;; ([.Y76]-[.$I76])*[.$H76]/[.$K76]; ([.$I76]-[.Y76])*[.$H76]/[.$K76])-[.$P76]); &quot;&quot;)">
            <text:p/>
          </table:table-cell>
          <table:table-cell table:style-name="Default"/>
          <table:table-cell table:style-name="ce205" table:formula="of:=IFERROR(IF(ISBLANK([.AA76]); &quot;&quot;; IF([.$F76]=&quot;Long&quot;; ([.AA76]-[.$I76])*[.$H76]/[.$K76]; ([.$I76]-[.AA76])*[.$H76]/[.$K76])-[.$P76]); &quot;&quot;)">
            <text:p/>
          </table:table-cell>
          <table:table-cell/>
          <table:table-cell table:formula="of:=IF(ISBLANK([.O76]); &quot;&quot;; DAY([.O76]))">
            <text:p/>
          </table:table-cell>
          <table:table-cell table:formula="of:=IF(ISBLANK([.G76]); &quot;&quot;; WEEKDAY([.G76]; 2))">
            <text:p/>
          </table:table-cell>
          <table:table-cell table:formula="of:=IF(ISBLANK([.O76]); &quot;&quot;; WEEKDAY([.O76]; 2))">
            <text:p/>
          </table:table-cell>
          <table:table-cell table:formula="of:=IF(ISBLANK([.O76]); &quot;&quot;; WEEKNUM([.O76]))">
            <text:p/>
          </table:table-cell>
          <table:table-cell table:formula="of:=IF(ISBLANK([.O76]); &quot;&quot;; MONTH([.O76]))">
            <text:p/>
          </table:table-cell>
          <table:table-cell table:formula="of:=IF(OR(ISBLANK([.G76]); ISBLANK([.O76])); &quot;&quot;; IFERROR(DATEDIF([.G76];[.O76];&quot;d&quot;); &quot;&quot;))">
            <text:p/>
          </table:table-cell>
          <table:table-cell table:formula="of:=IFERROR([.AJ75]+[.P76]; &quot;&quot;)">
            <text:p/>
          </table:table-cell>
          <table:table-cell table:formula="of:=IFERROR([.AK75]+[.Q7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77]=&quot;Long&quot;; [.I77]-[Overview.$C$4]/[.H77]; IF([.F77]=&quot;Short&quot;; [.I77]+[Overview.$C$4]/[.H77]; &quot;&quot;)); &quot;&quot;)">
            <text:p/>
          </table:table-cell>
          <table:table-cell table:style-name="ce157" table:formula="of:=IFERROR(ABS([.J77]-[.I77])*[.H77]; &quot;&quot;)">
            <text:p/>
          </table:table-cell>
          <table:table-cell table:formula="of:=IFERROR(IF([.F77]=&quot;Long&quot;; [.I77]+[Overview.$C$4]/[.H77]*[Overview.$C$6]; IF([.F77]=&quot;Short&quot;; [.I77]-[Overview.$C$4]/[.H77]*[Overview.$C$6]; &quot;&quot;)); &quot;&quot;)">
            <text:p/>
          </table:table-cell>
          <table:table-cell table:number-columns-repeated="3"/>
          <table:table-cell table:formula="of:=IFERROR([.Q77]/[.K77]; &quot;&quot;)">
            <text:p/>
          </table:table-cell>
          <table:table-cell table:formula="of:=IFERROR(IF(AND([.F77]=&quot;Long&quot;; [.M77]=[.H77]); [.H77]*([.N77]-[.I77]); IF(AND([.F77]=&quot;Short&quot;; [.M77]=[.H77]); [.H77]*([.I77]-[.N77]); &quot;&quot;)); &quot;&quot;)">
            <text:p/>
          </table:table-cell>
          <table:table-cell table:formula="of:=IF(ISNUMBER([.Q77]); IF([.Q77]&gt;0; &quot;Win&quot;; &quot;Loss&quot;);&quot;&quot;)">
            <text:p/>
          </table:table-cell>
          <table:table-cell table:formula="of:=IF([.O77]=&quot;&quot;; &quot;&quot;; CONCATENATE(DATEDIF([.G77];[.O77];&quot;d&quot;); IF(DATEDIF([.G77];[.O7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77]); &quot;&quot;; IF([.$F77]=&quot;Long&quot;; ([.W77]-[.$I77])*[.$H77]/[.$K77]; ([.$I77]-[.W77])*[.$H77]/[.$K77])-[.$P77]); &quot;&quot;)">
            <text:p/>
          </table:table-cell>
          <table:table-cell table:style-name="Default"/>
          <table:table-cell table:style-name="ce205" table:formula="of:=IFERROR(IF(ISBLANK([.Y77]); &quot;&quot;; IF([.$F77]=&quot;Long&quot;; ([.Y77]-[.$I77])*[.$H77]/[.$K77]; ([.$I77]-[.Y77])*[.$H77]/[.$K77])-[.$P77]); &quot;&quot;)">
            <text:p/>
          </table:table-cell>
          <table:table-cell table:style-name="Default"/>
          <table:table-cell table:style-name="ce205" table:formula="of:=IFERROR(IF(ISBLANK([.AA77]); &quot;&quot;; IF([.$F77]=&quot;Long&quot;; ([.AA77]-[.$I77])*[.$H77]/[.$K77]; ([.$I77]-[.AA77])*[.$H77]/[.$K77])-[.$P77]); &quot;&quot;)">
            <text:p/>
          </table:table-cell>
          <table:table-cell/>
          <table:table-cell table:formula="of:=IF(ISBLANK([.O77]); &quot;&quot;; DAY([.O77]))">
            <text:p/>
          </table:table-cell>
          <table:table-cell table:formula="of:=IF(ISBLANK([.G77]); &quot;&quot;; WEEKDAY([.G77]; 2))">
            <text:p/>
          </table:table-cell>
          <table:table-cell table:formula="of:=IF(ISBLANK([.O77]); &quot;&quot;; WEEKDAY([.O77]; 2))">
            <text:p/>
          </table:table-cell>
          <table:table-cell table:formula="of:=IF(ISBLANK([.O77]); &quot;&quot;; WEEKNUM([.O77]))">
            <text:p/>
          </table:table-cell>
          <table:table-cell table:formula="of:=IF(ISBLANK([.O77]); &quot;&quot;; MONTH([.O77]))">
            <text:p/>
          </table:table-cell>
          <table:table-cell table:formula="of:=IF(OR(ISBLANK([.G77]); ISBLANK([.O77])); &quot;&quot;; IFERROR(DATEDIF([.G77];[.O77];&quot;d&quot;); &quot;&quot;))">
            <text:p/>
          </table:table-cell>
          <table:table-cell table:formula="of:=IFERROR([.AJ76]+[.P77]; &quot;&quot;)">
            <text:p/>
          </table:table-cell>
          <table:table-cell table:formula="of:=IFERROR([.AK76]+[.Q7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78]=&quot;Long&quot;; [.I78]-[Overview.$C$4]/[.H78]; IF([.F78]=&quot;Short&quot;; [.I78]+[Overview.$C$4]/[.H78]; &quot;&quot;)); &quot;&quot;)">
            <text:p/>
          </table:table-cell>
          <table:table-cell table:style-name="ce157" table:formula="of:=IFERROR(ABS([.J78]-[.I78])*[.H78]; &quot;&quot;)">
            <text:p/>
          </table:table-cell>
          <table:table-cell table:formula="of:=IFERROR(IF([.F78]=&quot;Long&quot;; [.I78]+[Overview.$C$4]/[.H78]*[Overview.$C$6]; IF([.F78]=&quot;Short&quot;; [.I78]-[Overview.$C$4]/[.H78]*[Overview.$C$6]; &quot;&quot;)); &quot;&quot;)">
            <text:p/>
          </table:table-cell>
          <table:table-cell table:number-columns-repeated="3"/>
          <table:table-cell table:formula="of:=IFERROR([.Q78]/[.K78]; &quot;&quot;)">
            <text:p/>
          </table:table-cell>
          <table:table-cell table:formula="of:=IFERROR(IF(AND([.F78]=&quot;Long&quot;; [.M78]=[.H78]); [.H78]*([.N78]-[.I78]); IF(AND([.F78]=&quot;Short&quot;; [.M78]=[.H78]); [.H78]*([.I78]-[.N78]); &quot;&quot;)); &quot;&quot;)">
            <text:p/>
          </table:table-cell>
          <table:table-cell table:formula="of:=IF(ISNUMBER([.Q78]); IF([.Q78]&gt;0; &quot;Win&quot;; &quot;Loss&quot;);&quot;&quot;)">
            <text:p/>
          </table:table-cell>
          <table:table-cell table:formula="of:=IF([.O78]=&quot;&quot;; &quot;&quot;; CONCATENATE(DATEDIF([.G78];[.O78];&quot;d&quot;); IF(DATEDIF([.G78];[.O7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78]); &quot;&quot;; IF([.$F78]=&quot;Long&quot;; ([.W78]-[.$I78])*[.$H78]/[.$K78]; ([.$I78]-[.W78])*[.$H78]/[.$K78])-[.$P78]); &quot;&quot;)">
            <text:p/>
          </table:table-cell>
          <table:table-cell table:style-name="Default"/>
          <table:table-cell table:style-name="ce205" table:formula="of:=IFERROR(IF(ISBLANK([.Y78]); &quot;&quot;; IF([.$F78]=&quot;Long&quot;; ([.Y78]-[.$I78])*[.$H78]/[.$K78]; ([.$I78]-[.Y78])*[.$H78]/[.$K78])-[.$P78]); &quot;&quot;)">
            <text:p/>
          </table:table-cell>
          <table:table-cell table:style-name="Default"/>
          <table:table-cell table:style-name="ce205" table:formula="of:=IFERROR(IF(ISBLANK([.AA78]); &quot;&quot;; IF([.$F78]=&quot;Long&quot;; ([.AA78]-[.$I78])*[.$H78]/[.$K78]; ([.$I78]-[.AA78])*[.$H78]/[.$K78])-[.$P78]); &quot;&quot;)">
            <text:p/>
          </table:table-cell>
          <table:table-cell/>
          <table:table-cell table:formula="of:=IF(ISBLANK([.O78]); &quot;&quot;; DAY([.O78]))">
            <text:p/>
          </table:table-cell>
          <table:table-cell table:formula="of:=IF(ISBLANK([.G78]); &quot;&quot;; WEEKDAY([.G78]; 2))">
            <text:p/>
          </table:table-cell>
          <table:table-cell table:formula="of:=IF(ISBLANK([.O78]); &quot;&quot;; WEEKDAY([.O78]; 2))">
            <text:p/>
          </table:table-cell>
          <table:table-cell table:formula="of:=IF(ISBLANK([.O78]); &quot;&quot;; WEEKNUM([.O78]))">
            <text:p/>
          </table:table-cell>
          <table:table-cell table:formula="of:=IF(ISBLANK([.O78]); &quot;&quot;; MONTH([.O78]))">
            <text:p/>
          </table:table-cell>
          <table:table-cell table:formula="of:=IF(OR(ISBLANK([.G78]); ISBLANK([.O78])); &quot;&quot;; IFERROR(DATEDIF([.G78];[.O78];&quot;d&quot;); &quot;&quot;))">
            <text:p/>
          </table:table-cell>
          <table:table-cell table:formula="of:=IFERROR([.AJ77]+[.P78]; &quot;&quot;)">
            <text:p/>
          </table:table-cell>
          <table:table-cell table:formula="of:=IFERROR([.AK77]+[.Q7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79]=&quot;Long&quot;; [.I79]-[Overview.$C$4]/[.H79]; IF([.F79]=&quot;Short&quot;; [.I79]+[Overview.$C$4]/[.H79]; &quot;&quot;)); &quot;&quot;)">
            <text:p/>
          </table:table-cell>
          <table:table-cell table:style-name="ce157" table:formula="of:=IFERROR(ABS([.J79]-[.I79])*[.H79]; &quot;&quot;)">
            <text:p/>
          </table:table-cell>
          <table:table-cell table:formula="of:=IFERROR(IF([.F79]=&quot;Long&quot;; [.I79]+[Overview.$C$4]/[.H79]*[Overview.$C$6]; IF([.F79]=&quot;Short&quot;; [.I79]-[Overview.$C$4]/[.H79]*[Overview.$C$6]; &quot;&quot;)); &quot;&quot;)">
            <text:p/>
          </table:table-cell>
          <table:table-cell table:number-columns-repeated="3"/>
          <table:table-cell table:formula="of:=IFERROR([.Q79]/[.K79]; &quot;&quot;)">
            <text:p/>
          </table:table-cell>
          <table:table-cell table:formula="of:=IFERROR(IF(AND([.F79]=&quot;Long&quot;; [.M79]=[.H79]); [.H79]*([.N79]-[.I79]); IF(AND([.F79]=&quot;Short&quot;; [.M79]=[.H79]); [.H79]*([.I79]-[.N79]); &quot;&quot;)); &quot;&quot;)">
            <text:p/>
          </table:table-cell>
          <table:table-cell table:formula="of:=IF(ISNUMBER([.Q79]); IF([.Q79]&gt;0; &quot;Win&quot;; &quot;Loss&quot;);&quot;&quot;)">
            <text:p/>
          </table:table-cell>
          <table:table-cell table:formula="of:=IF([.O79]=&quot;&quot;; &quot;&quot;; CONCATENATE(DATEDIF([.G79];[.O79];&quot;d&quot;); IF(DATEDIF([.G79];[.O7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79]); &quot;&quot;; IF([.$F79]=&quot;Long&quot;; ([.W79]-[.$I79])*[.$H79]/[.$K79]; ([.$I79]-[.W79])*[.$H79]/[.$K79])-[.$P79]); &quot;&quot;)">
            <text:p/>
          </table:table-cell>
          <table:table-cell table:style-name="Default"/>
          <table:table-cell table:style-name="ce205" table:formula="of:=IFERROR(IF(ISBLANK([.Y79]); &quot;&quot;; IF([.$F79]=&quot;Long&quot;; ([.Y79]-[.$I79])*[.$H79]/[.$K79]; ([.$I79]-[.Y79])*[.$H79]/[.$K79])-[.$P79]); &quot;&quot;)">
            <text:p/>
          </table:table-cell>
          <table:table-cell table:style-name="Default"/>
          <table:table-cell table:style-name="ce205" table:formula="of:=IFERROR(IF(ISBLANK([.AA79]); &quot;&quot;; IF([.$F79]=&quot;Long&quot;; ([.AA79]-[.$I79])*[.$H79]/[.$K79]; ([.$I79]-[.AA79])*[.$H79]/[.$K79])-[.$P79]); &quot;&quot;)">
            <text:p/>
          </table:table-cell>
          <table:table-cell/>
          <table:table-cell table:formula="of:=IF(ISBLANK([.O79]); &quot;&quot;; DAY([.O79]))">
            <text:p/>
          </table:table-cell>
          <table:table-cell table:formula="of:=IF(ISBLANK([.G79]); &quot;&quot;; WEEKDAY([.G79]; 2))">
            <text:p/>
          </table:table-cell>
          <table:table-cell table:formula="of:=IF(ISBLANK([.O79]); &quot;&quot;; WEEKDAY([.O79]; 2))">
            <text:p/>
          </table:table-cell>
          <table:table-cell table:formula="of:=IF(ISBLANK([.O79]); &quot;&quot;; WEEKNUM([.O79]))">
            <text:p/>
          </table:table-cell>
          <table:table-cell table:formula="of:=IF(ISBLANK([.O79]); &quot;&quot;; MONTH([.O79]))">
            <text:p/>
          </table:table-cell>
          <table:table-cell table:formula="of:=IF(OR(ISBLANK([.G79]); ISBLANK([.O79])); &quot;&quot;; IFERROR(DATEDIF([.G79];[.O79];&quot;d&quot;); &quot;&quot;))">
            <text:p/>
          </table:table-cell>
          <table:table-cell table:formula="of:=IFERROR([.AJ78]+[.P79]; &quot;&quot;)">
            <text:p/>
          </table:table-cell>
          <table:table-cell table:formula="of:=IFERROR([.AK78]+[.Q7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80]=&quot;Long&quot;; [.I80]-[Overview.$C$4]/[.H80]; IF([.F80]=&quot;Short&quot;; [.I80]+[Overview.$C$4]/[.H80]; &quot;&quot;)); &quot;&quot;)">
            <text:p/>
          </table:table-cell>
          <table:table-cell table:style-name="ce157" table:formula="of:=IFERROR(ABS([.J80]-[.I80])*[.H80]; &quot;&quot;)">
            <text:p/>
          </table:table-cell>
          <table:table-cell table:formula="of:=IFERROR(IF([.F80]=&quot;Long&quot;; [.I80]+[Overview.$C$4]/[.H80]*[Overview.$C$6]; IF([.F80]=&quot;Short&quot;; [.I80]-[Overview.$C$4]/[.H80]*[Overview.$C$6]; &quot;&quot;)); &quot;&quot;)">
            <text:p/>
          </table:table-cell>
          <table:table-cell table:number-columns-repeated="3"/>
          <table:table-cell table:formula="of:=IFERROR([.Q80]/[.K80]; &quot;&quot;)">
            <text:p/>
          </table:table-cell>
          <table:table-cell table:formula="of:=IFERROR(IF(AND([.F80]=&quot;Long&quot;; [.M80]=[.H80]); [.H80]*([.N80]-[.I80]); IF(AND([.F80]=&quot;Short&quot;; [.M80]=[.H80]); [.H80]*([.I80]-[.N80]); &quot;&quot;)); &quot;&quot;)">
            <text:p/>
          </table:table-cell>
          <table:table-cell table:formula="of:=IF(ISNUMBER([.Q80]); IF([.Q80]&gt;0; &quot;Win&quot;; &quot;Loss&quot;);&quot;&quot;)">
            <text:p/>
          </table:table-cell>
          <table:table-cell table:formula="of:=IF([.O80]=&quot;&quot;; &quot;&quot;; CONCATENATE(DATEDIF([.G80];[.O80];&quot;d&quot;); IF(DATEDIF([.G80];[.O8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80]); &quot;&quot;; IF([.$F80]=&quot;Long&quot;; ([.W80]-[.$I80])*[.$H80]/[.$K80]; ([.$I80]-[.W80])*[.$H80]/[.$K80])-[.$P80]); &quot;&quot;)">
            <text:p/>
          </table:table-cell>
          <table:table-cell table:style-name="Default"/>
          <table:table-cell table:style-name="ce205" table:formula="of:=IFERROR(IF(ISBLANK([.Y80]); &quot;&quot;; IF([.$F80]=&quot;Long&quot;; ([.Y80]-[.$I80])*[.$H80]/[.$K80]; ([.$I80]-[.Y80])*[.$H80]/[.$K80])-[.$P80]); &quot;&quot;)">
            <text:p/>
          </table:table-cell>
          <table:table-cell table:style-name="Default"/>
          <table:table-cell table:style-name="ce205" table:formula="of:=IFERROR(IF(ISBLANK([.AA80]); &quot;&quot;; IF([.$F80]=&quot;Long&quot;; ([.AA80]-[.$I80])*[.$H80]/[.$K80]; ([.$I80]-[.AA80])*[.$H80]/[.$K80])-[.$P80]); &quot;&quot;)">
            <text:p/>
          </table:table-cell>
          <table:table-cell/>
          <table:table-cell table:formula="of:=IF(ISBLANK([.O80]); &quot;&quot;; DAY([.O80]))">
            <text:p/>
          </table:table-cell>
          <table:table-cell table:formula="of:=IF(ISBLANK([.G80]); &quot;&quot;; WEEKDAY([.G80]; 2))">
            <text:p/>
          </table:table-cell>
          <table:table-cell table:formula="of:=IF(ISBLANK([.O80]); &quot;&quot;; WEEKDAY([.O80]; 2))">
            <text:p/>
          </table:table-cell>
          <table:table-cell table:formula="of:=IF(ISBLANK([.O80]); &quot;&quot;; WEEKNUM([.O80]))">
            <text:p/>
          </table:table-cell>
          <table:table-cell table:formula="of:=IF(ISBLANK([.O80]); &quot;&quot;; MONTH([.O80]))">
            <text:p/>
          </table:table-cell>
          <table:table-cell table:formula="of:=IF(OR(ISBLANK([.G80]); ISBLANK([.O80])); &quot;&quot;; IFERROR(DATEDIF([.G80];[.O80];&quot;d&quot;); &quot;&quot;))">
            <text:p/>
          </table:table-cell>
          <table:table-cell table:formula="of:=IFERROR([.AJ79]+[.P80]; &quot;&quot;)">
            <text:p/>
          </table:table-cell>
          <table:table-cell table:formula="of:=IFERROR([.AK79]+[.Q8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81]=&quot;Long&quot;; [.I81]-[Overview.$C$4]/[.H81]; IF([.F81]=&quot;Short&quot;; [.I81]+[Overview.$C$4]/[.H81]; &quot;&quot;)); &quot;&quot;)">
            <text:p/>
          </table:table-cell>
          <table:table-cell table:style-name="ce157" table:formula="of:=IFERROR(ABS([.J81]-[.I81])*[.H81]; &quot;&quot;)">
            <text:p/>
          </table:table-cell>
          <table:table-cell table:formula="of:=IFERROR(IF([.F81]=&quot;Long&quot;; [.I81]+[Overview.$C$4]/[.H81]*[Overview.$C$6]; IF([.F81]=&quot;Short&quot;; [.I81]-[Overview.$C$4]/[.H81]*[Overview.$C$6]; &quot;&quot;)); &quot;&quot;)">
            <text:p/>
          </table:table-cell>
          <table:table-cell table:number-columns-repeated="3"/>
          <table:table-cell table:formula="of:=IFERROR([.Q81]/[.K81]; &quot;&quot;)">
            <text:p/>
          </table:table-cell>
          <table:table-cell table:formula="of:=IFERROR(IF(AND([.F81]=&quot;Long&quot;; [.M81]=[.H81]); [.H81]*([.N81]-[.I81]); IF(AND([.F81]=&quot;Short&quot;; [.M81]=[.H81]); [.H81]*([.I81]-[.N81]); &quot;&quot;)); &quot;&quot;)">
            <text:p/>
          </table:table-cell>
          <table:table-cell table:formula="of:=IF(ISNUMBER([.Q81]); IF([.Q81]&gt;0; &quot;Win&quot;; &quot;Loss&quot;);&quot;&quot;)">
            <text:p/>
          </table:table-cell>
          <table:table-cell table:formula="of:=IF([.O81]=&quot;&quot;; &quot;&quot;; CONCATENATE(DATEDIF([.G81];[.O81];&quot;d&quot;); IF(DATEDIF([.G81];[.O8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81]); &quot;&quot;; IF([.$F81]=&quot;Long&quot;; ([.W81]-[.$I81])*[.$H81]/[.$K81]; ([.$I81]-[.W81])*[.$H81]/[.$K81])-[.$P81]); &quot;&quot;)">
            <text:p/>
          </table:table-cell>
          <table:table-cell table:style-name="Default"/>
          <table:table-cell table:style-name="ce205" table:formula="of:=IFERROR(IF(ISBLANK([.Y81]); &quot;&quot;; IF([.$F81]=&quot;Long&quot;; ([.Y81]-[.$I81])*[.$H81]/[.$K81]; ([.$I81]-[.Y81])*[.$H81]/[.$K81])-[.$P81]); &quot;&quot;)">
            <text:p/>
          </table:table-cell>
          <table:table-cell table:style-name="Default"/>
          <table:table-cell table:style-name="ce205" table:formula="of:=IFERROR(IF(ISBLANK([.AA81]); &quot;&quot;; IF([.$F81]=&quot;Long&quot;; ([.AA81]-[.$I81])*[.$H81]/[.$K81]; ([.$I81]-[.AA81])*[.$H81]/[.$K81])-[.$P81]); &quot;&quot;)">
            <text:p/>
          </table:table-cell>
          <table:table-cell/>
          <table:table-cell table:formula="of:=IF(ISBLANK([.O81]); &quot;&quot;; DAY([.O81]))">
            <text:p/>
          </table:table-cell>
          <table:table-cell table:formula="of:=IF(ISBLANK([.G81]); &quot;&quot;; WEEKDAY([.G81]; 2))">
            <text:p/>
          </table:table-cell>
          <table:table-cell table:formula="of:=IF(ISBLANK([.O81]); &quot;&quot;; WEEKDAY([.O81]; 2))">
            <text:p/>
          </table:table-cell>
          <table:table-cell table:formula="of:=IF(ISBLANK([.O81]); &quot;&quot;; WEEKNUM([.O81]))">
            <text:p/>
          </table:table-cell>
          <table:table-cell table:formula="of:=IF(ISBLANK([.O81]); &quot;&quot;; MONTH([.O81]))">
            <text:p/>
          </table:table-cell>
          <table:table-cell table:formula="of:=IF(OR(ISBLANK([.G81]); ISBLANK([.O81])); &quot;&quot;; IFERROR(DATEDIF([.G81];[.O81];&quot;d&quot;); &quot;&quot;))">
            <text:p/>
          </table:table-cell>
          <table:table-cell table:formula="of:=IFERROR([.AJ80]+[.P81]; &quot;&quot;)">
            <text:p/>
          </table:table-cell>
          <table:table-cell table:formula="of:=IFERROR([.AK80]+[.Q8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82]=&quot;Long&quot;; [.I82]-[Overview.$C$4]/[.H82]; IF([.F82]=&quot;Short&quot;; [.I82]+[Overview.$C$4]/[.H82]; &quot;&quot;)); &quot;&quot;)">
            <text:p/>
          </table:table-cell>
          <table:table-cell table:style-name="ce157" table:formula="of:=IFERROR(ABS([.J82]-[.I82])*[.H82]; &quot;&quot;)">
            <text:p/>
          </table:table-cell>
          <table:table-cell table:formula="of:=IFERROR(IF([.F82]=&quot;Long&quot;; [.I82]+[Overview.$C$4]/[.H82]*[Overview.$C$6]; IF([.F82]=&quot;Short&quot;; [.I82]-[Overview.$C$4]/[.H82]*[Overview.$C$6]; &quot;&quot;)); &quot;&quot;)">
            <text:p/>
          </table:table-cell>
          <table:table-cell table:number-columns-repeated="3"/>
          <table:table-cell table:formula="of:=IFERROR([.Q82]/[.K82]; &quot;&quot;)">
            <text:p/>
          </table:table-cell>
          <table:table-cell table:formula="of:=IFERROR(IF(AND([.F82]=&quot;Long&quot;; [.M82]=[.H82]); [.H82]*([.N82]-[.I82]); IF(AND([.F82]=&quot;Short&quot;; [.M82]=[.H82]); [.H82]*([.I82]-[.N82]); &quot;&quot;)); &quot;&quot;)">
            <text:p/>
          </table:table-cell>
          <table:table-cell table:formula="of:=IF(ISNUMBER([.Q82]); IF([.Q82]&gt;0; &quot;Win&quot;; &quot;Loss&quot;);&quot;&quot;)">
            <text:p/>
          </table:table-cell>
          <table:table-cell table:formula="of:=IF([.O82]=&quot;&quot;; &quot;&quot;; CONCATENATE(DATEDIF([.G82];[.O82];&quot;d&quot;); IF(DATEDIF([.G82];[.O8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82]); &quot;&quot;; IF([.$F82]=&quot;Long&quot;; ([.W82]-[.$I82])*[.$H82]/[.$K82]; ([.$I82]-[.W82])*[.$H82]/[.$K82])-[.$P82]); &quot;&quot;)">
            <text:p/>
          </table:table-cell>
          <table:table-cell table:style-name="Default"/>
          <table:table-cell table:style-name="ce205" table:formula="of:=IFERROR(IF(ISBLANK([.Y82]); &quot;&quot;; IF([.$F82]=&quot;Long&quot;; ([.Y82]-[.$I82])*[.$H82]/[.$K82]; ([.$I82]-[.Y82])*[.$H82]/[.$K82])-[.$P82]); &quot;&quot;)">
            <text:p/>
          </table:table-cell>
          <table:table-cell table:style-name="Default"/>
          <table:table-cell table:style-name="ce205" table:formula="of:=IFERROR(IF(ISBLANK([.AA82]); &quot;&quot;; IF([.$F82]=&quot;Long&quot;; ([.AA82]-[.$I82])*[.$H82]/[.$K82]; ([.$I82]-[.AA82])*[.$H82]/[.$K82])-[.$P82]); &quot;&quot;)">
            <text:p/>
          </table:table-cell>
          <table:table-cell/>
          <table:table-cell table:formula="of:=IF(ISBLANK([.O82]); &quot;&quot;; DAY([.O82]))">
            <text:p/>
          </table:table-cell>
          <table:table-cell table:formula="of:=IF(ISBLANK([.G82]); &quot;&quot;; WEEKDAY([.G82]; 2))">
            <text:p/>
          </table:table-cell>
          <table:table-cell table:formula="of:=IF(ISBLANK([.O82]); &quot;&quot;; WEEKDAY([.O82]; 2))">
            <text:p/>
          </table:table-cell>
          <table:table-cell table:formula="of:=IF(ISBLANK([.O82]); &quot;&quot;; WEEKNUM([.O82]))">
            <text:p/>
          </table:table-cell>
          <table:table-cell table:formula="of:=IF(ISBLANK([.O82]); &quot;&quot;; MONTH([.O82]))">
            <text:p/>
          </table:table-cell>
          <table:table-cell table:formula="of:=IF(OR(ISBLANK([.G82]); ISBLANK([.O82])); &quot;&quot;; IFERROR(DATEDIF([.G82];[.O82];&quot;d&quot;); &quot;&quot;))">
            <text:p/>
          </table:table-cell>
          <table:table-cell table:formula="of:=IFERROR([.AJ81]+[.P82]; &quot;&quot;)">
            <text:p/>
          </table:table-cell>
          <table:table-cell table:formula="of:=IFERROR([.AK81]+[.Q8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83]=&quot;Long&quot;; [.I83]-[Overview.$C$4]/[.H83]; IF([.F83]=&quot;Short&quot;; [.I83]+[Overview.$C$4]/[.H83]; &quot;&quot;)); &quot;&quot;)">
            <text:p/>
          </table:table-cell>
          <table:table-cell table:style-name="ce157" table:formula="of:=IFERROR(ABS([.J83]-[.I83])*[.H83]; &quot;&quot;)">
            <text:p/>
          </table:table-cell>
          <table:table-cell table:formula="of:=IFERROR(IF([.F83]=&quot;Long&quot;; [.I83]+[Overview.$C$4]/[.H83]*[Overview.$C$6]; IF([.F83]=&quot;Short&quot;; [.I83]-[Overview.$C$4]/[.H83]*[Overview.$C$6]; &quot;&quot;)); &quot;&quot;)">
            <text:p/>
          </table:table-cell>
          <table:table-cell table:number-columns-repeated="3"/>
          <table:table-cell table:formula="of:=IFERROR([.Q83]/[.K83]; &quot;&quot;)">
            <text:p/>
          </table:table-cell>
          <table:table-cell table:formula="of:=IFERROR(IF(AND([.F83]=&quot;Long&quot;; [.M83]=[.H83]); [.H83]*([.N83]-[.I83]); IF(AND([.F83]=&quot;Short&quot;; [.M83]=[.H83]); [.H83]*([.I83]-[.N83]); &quot;&quot;)); &quot;&quot;)">
            <text:p/>
          </table:table-cell>
          <table:table-cell table:formula="of:=IF(ISNUMBER([.Q83]); IF([.Q83]&gt;0; &quot;Win&quot;; &quot;Loss&quot;);&quot;&quot;)">
            <text:p/>
          </table:table-cell>
          <table:table-cell table:formula="of:=IF([.O83]=&quot;&quot;; &quot;&quot;; CONCATENATE(DATEDIF([.G83];[.O83];&quot;d&quot;); IF(DATEDIF([.G83];[.O8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83]); &quot;&quot;; IF([.$F83]=&quot;Long&quot;; ([.W83]-[.$I83])*[.$H83]/[.$K83]; ([.$I83]-[.W83])*[.$H83]/[.$K83])-[.$P83]); &quot;&quot;)">
            <text:p/>
          </table:table-cell>
          <table:table-cell table:style-name="Default"/>
          <table:table-cell table:style-name="ce205" table:formula="of:=IFERROR(IF(ISBLANK([.Y83]); &quot;&quot;; IF([.$F83]=&quot;Long&quot;; ([.Y83]-[.$I83])*[.$H83]/[.$K83]; ([.$I83]-[.Y83])*[.$H83]/[.$K83])-[.$P83]); &quot;&quot;)">
            <text:p/>
          </table:table-cell>
          <table:table-cell table:style-name="Default"/>
          <table:table-cell table:style-name="ce205" table:formula="of:=IFERROR(IF(ISBLANK([.AA83]); &quot;&quot;; IF([.$F83]=&quot;Long&quot;; ([.AA83]-[.$I83])*[.$H83]/[.$K83]; ([.$I83]-[.AA83])*[.$H83]/[.$K83])-[.$P83]); &quot;&quot;)">
            <text:p/>
          </table:table-cell>
          <table:table-cell/>
          <table:table-cell table:formula="of:=IF(ISBLANK([.O83]); &quot;&quot;; DAY([.O83]))">
            <text:p/>
          </table:table-cell>
          <table:table-cell table:formula="of:=IF(ISBLANK([.G83]); &quot;&quot;; WEEKDAY([.G83]; 2))">
            <text:p/>
          </table:table-cell>
          <table:table-cell table:formula="of:=IF(ISBLANK([.O83]); &quot;&quot;; WEEKDAY([.O83]; 2))">
            <text:p/>
          </table:table-cell>
          <table:table-cell table:formula="of:=IF(ISBLANK([.O83]); &quot;&quot;; WEEKNUM([.O83]))">
            <text:p/>
          </table:table-cell>
          <table:table-cell table:formula="of:=IF(ISBLANK([.O83]); &quot;&quot;; MONTH([.O83]))">
            <text:p/>
          </table:table-cell>
          <table:table-cell table:formula="of:=IF(OR(ISBLANK([.G83]); ISBLANK([.O83])); &quot;&quot;; IFERROR(DATEDIF([.G83];[.O83];&quot;d&quot;); &quot;&quot;))">
            <text:p/>
          </table:table-cell>
          <table:table-cell table:formula="of:=IFERROR([.AJ82]+[.P83]; &quot;&quot;)">
            <text:p/>
          </table:table-cell>
          <table:table-cell table:formula="of:=IFERROR([.AK82]+[.Q8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84]=&quot;Long&quot;; [.I84]-[Overview.$C$4]/[.H84]; IF([.F84]=&quot;Short&quot;; [.I84]+[Overview.$C$4]/[.H84]; &quot;&quot;)); &quot;&quot;)">
            <text:p/>
          </table:table-cell>
          <table:table-cell table:style-name="ce157" table:formula="of:=IFERROR(ABS([.J84]-[.I84])*[.H84]; &quot;&quot;)">
            <text:p/>
          </table:table-cell>
          <table:table-cell table:formula="of:=IFERROR(IF([.F84]=&quot;Long&quot;; [.I84]+[Overview.$C$4]/[.H84]*[Overview.$C$6]; IF([.F84]=&quot;Short&quot;; [.I84]-[Overview.$C$4]/[.H84]*[Overview.$C$6]; &quot;&quot;)); &quot;&quot;)">
            <text:p/>
          </table:table-cell>
          <table:table-cell table:number-columns-repeated="3"/>
          <table:table-cell table:formula="of:=IFERROR([.Q84]/[.K84]; &quot;&quot;)">
            <text:p/>
          </table:table-cell>
          <table:table-cell table:formula="of:=IFERROR(IF(AND([.F84]=&quot;Long&quot;; [.M84]=[.H84]); [.H84]*([.N84]-[.I84]); IF(AND([.F84]=&quot;Short&quot;; [.M84]=[.H84]); [.H84]*([.I84]-[.N84]); &quot;&quot;)); &quot;&quot;)">
            <text:p/>
          </table:table-cell>
          <table:table-cell table:formula="of:=IF(ISNUMBER([.Q84]); IF([.Q84]&gt;0; &quot;Win&quot;; &quot;Loss&quot;);&quot;&quot;)">
            <text:p/>
          </table:table-cell>
          <table:table-cell table:formula="of:=IF([.O84]=&quot;&quot;; &quot;&quot;; CONCATENATE(DATEDIF([.G84];[.O84];&quot;d&quot;); IF(DATEDIF([.G84];[.O8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84]); &quot;&quot;; IF([.$F84]=&quot;Long&quot;; ([.W84]-[.$I84])*[.$H84]/[.$K84]; ([.$I84]-[.W84])*[.$H84]/[.$K84])-[.$P84]); &quot;&quot;)">
            <text:p/>
          </table:table-cell>
          <table:table-cell table:style-name="Default"/>
          <table:table-cell table:style-name="ce205" table:formula="of:=IFERROR(IF(ISBLANK([.Y84]); &quot;&quot;; IF([.$F84]=&quot;Long&quot;; ([.Y84]-[.$I84])*[.$H84]/[.$K84]; ([.$I84]-[.Y84])*[.$H84]/[.$K84])-[.$P84]); &quot;&quot;)">
            <text:p/>
          </table:table-cell>
          <table:table-cell table:style-name="Default"/>
          <table:table-cell table:style-name="ce205" table:formula="of:=IFERROR(IF(ISBLANK([.AA84]); &quot;&quot;; IF([.$F84]=&quot;Long&quot;; ([.AA84]-[.$I84])*[.$H84]/[.$K84]; ([.$I84]-[.AA84])*[.$H84]/[.$K84])-[.$P84]); &quot;&quot;)">
            <text:p/>
          </table:table-cell>
          <table:table-cell/>
          <table:table-cell table:formula="of:=IF(ISBLANK([.O84]); &quot;&quot;; DAY([.O84]))">
            <text:p/>
          </table:table-cell>
          <table:table-cell table:formula="of:=IF(ISBLANK([.G84]); &quot;&quot;; WEEKDAY([.G84]; 2))">
            <text:p/>
          </table:table-cell>
          <table:table-cell table:formula="of:=IF(ISBLANK([.O84]); &quot;&quot;; WEEKDAY([.O84]; 2))">
            <text:p/>
          </table:table-cell>
          <table:table-cell table:formula="of:=IF(ISBLANK([.O84]); &quot;&quot;; WEEKNUM([.O84]))">
            <text:p/>
          </table:table-cell>
          <table:table-cell table:formula="of:=IF(ISBLANK([.O84]); &quot;&quot;; MONTH([.O84]))">
            <text:p/>
          </table:table-cell>
          <table:table-cell table:formula="of:=IF(OR(ISBLANK([.G84]); ISBLANK([.O84])); &quot;&quot;; IFERROR(DATEDIF([.G84];[.O84];&quot;d&quot;); &quot;&quot;))">
            <text:p/>
          </table:table-cell>
          <table:table-cell table:formula="of:=IFERROR([.AJ83]+[.P84]; &quot;&quot;)">
            <text:p/>
          </table:table-cell>
          <table:table-cell table:formula="of:=IFERROR([.AK83]+[.Q8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85]=&quot;Long&quot;; [.I85]-[Overview.$C$4]/[.H85]; IF([.F85]=&quot;Short&quot;; [.I85]+[Overview.$C$4]/[.H85]; &quot;&quot;)); &quot;&quot;)">
            <text:p/>
          </table:table-cell>
          <table:table-cell table:style-name="ce157" table:formula="of:=IFERROR(ABS([.J85]-[.I85])*[.H85]; &quot;&quot;)">
            <text:p/>
          </table:table-cell>
          <table:table-cell table:formula="of:=IFERROR(IF([.F85]=&quot;Long&quot;; [.I85]+[Overview.$C$4]/[.H85]*[Overview.$C$6]; IF([.F85]=&quot;Short&quot;; [.I85]-[Overview.$C$4]/[.H85]*[Overview.$C$6]; &quot;&quot;)); &quot;&quot;)">
            <text:p/>
          </table:table-cell>
          <table:table-cell table:number-columns-repeated="3"/>
          <table:table-cell table:formula="of:=IFERROR([.Q85]/[.K85]; &quot;&quot;)">
            <text:p/>
          </table:table-cell>
          <table:table-cell table:formula="of:=IFERROR(IF(AND([.F85]=&quot;Long&quot;; [.M85]=[.H85]); [.H85]*([.N85]-[.I85]); IF(AND([.F85]=&quot;Short&quot;; [.M85]=[.H85]); [.H85]*([.I85]-[.N85]); &quot;&quot;)); &quot;&quot;)">
            <text:p/>
          </table:table-cell>
          <table:table-cell table:formula="of:=IF(ISNUMBER([.Q85]); IF([.Q85]&gt;0; &quot;Win&quot;; &quot;Loss&quot;);&quot;&quot;)">
            <text:p/>
          </table:table-cell>
          <table:table-cell table:formula="of:=IF([.O85]=&quot;&quot;; &quot;&quot;; CONCATENATE(DATEDIF([.G85];[.O85];&quot;d&quot;); IF(DATEDIF([.G85];[.O8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85]); &quot;&quot;; IF([.$F85]=&quot;Long&quot;; ([.W85]-[.$I85])*[.$H85]/[.$K85]; ([.$I85]-[.W85])*[.$H85]/[.$K85])-[.$P85]); &quot;&quot;)">
            <text:p/>
          </table:table-cell>
          <table:table-cell table:style-name="Default"/>
          <table:table-cell table:style-name="ce205" table:formula="of:=IFERROR(IF(ISBLANK([.Y85]); &quot;&quot;; IF([.$F85]=&quot;Long&quot;; ([.Y85]-[.$I85])*[.$H85]/[.$K85]; ([.$I85]-[.Y85])*[.$H85]/[.$K85])-[.$P85]); &quot;&quot;)">
            <text:p/>
          </table:table-cell>
          <table:table-cell table:style-name="Default"/>
          <table:table-cell table:style-name="ce205" table:formula="of:=IFERROR(IF(ISBLANK([.AA85]); &quot;&quot;; IF([.$F85]=&quot;Long&quot;; ([.AA85]-[.$I85])*[.$H85]/[.$K85]; ([.$I85]-[.AA85])*[.$H85]/[.$K85])-[.$P85]); &quot;&quot;)">
            <text:p/>
          </table:table-cell>
          <table:table-cell/>
          <table:table-cell table:formula="of:=IF(ISBLANK([.O85]); &quot;&quot;; DAY([.O85]))">
            <text:p/>
          </table:table-cell>
          <table:table-cell table:formula="of:=IF(ISBLANK([.G85]); &quot;&quot;; WEEKDAY([.G85]; 2))">
            <text:p/>
          </table:table-cell>
          <table:table-cell table:formula="of:=IF(ISBLANK([.O85]); &quot;&quot;; WEEKDAY([.O85]; 2))">
            <text:p/>
          </table:table-cell>
          <table:table-cell table:formula="of:=IF(ISBLANK([.O85]); &quot;&quot;; WEEKNUM([.O85]))">
            <text:p/>
          </table:table-cell>
          <table:table-cell table:formula="of:=IF(ISBLANK([.O85]); &quot;&quot;; MONTH([.O85]))">
            <text:p/>
          </table:table-cell>
          <table:table-cell table:formula="of:=IF(OR(ISBLANK([.G85]); ISBLANK([.O85])); &quot;&quot;; IFERROR(DATEDIF([.G85];[.O85];&quot;d&quot;); &quot;&quot;))">
            <text:p/>
          </table:table-cell>
          <table:table-cell table:formula="of:=IFERROR([.AJ84]+[.P85]; &quot;&quot;)">
            <text:p/>
          </table:table-cell>
          <table:table-cell table:formula="of:=IFERROR([.AK84]+[.Q8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86]=&quot;Long&quot;; [.I86]-[Overview.$C$4]/[.H86]; IF([.F86]=&quot;Short&quot;; [.I86]+[Overview.$C$4]/[.H86]; &quot;&quot;)); &quot;&quot;)">
            <text:p/>
          </table:table-cell>
          <table:table-cell table:style-name="ce157" table:formula="of:=IFERROR(ABS([.J86]-[.I86])*[.H86]; &quot;&quot;)">
            <text:p/>
          </table:table-cell>
          <table:table-cell table:formula="of:=IFERROR(IF([.F86]=&quot;Long&quot;; [.I86]+[Overview.$C$4]/[.H86]*[Overview.$C$6]; IF([.F86]=&quot;Short&quot;; [.I86]-[Overview.$C$4]/[.H86]*[Overview.$C$6]; &quot;&quot;)); &quot;&quot;)">
            <text:p/>
          </table:table-cell>
          <table:table-cell table:number-columns-repeated="3"/>
          <table:table-cell table:formula="of:=IFERROR([.Q86]/[.K86]; &quot;&quot;)">
            <text:p/>
          </table:table-cell>
          <table:table-cell table:formula="of:=IFERROR(IF(AND([.F86]=&quot;Long&quot;; [.M86]=[.H86]); [.H86]*([.N86]-[.I86]); IF(AND([.F86]=&quot;Short&quot;; [.M86]=[.H86]); [.H86]*([.I86]-[.N86]); &quot;&quot;)); &quot;&quot;)">
            <text:p/>
          </table:table-cell>
          <table:table-cell table:formula="of:=IF(ISNUMBER([.Q86]); IF([.Q86]&gt;0; &quot;Win&quot;; &quot;Loss&quot;);&quot;&quot;)">
            <text:p/>
          </table:table-cell>
          <table:table-cell table:formula="of:=IF([.O86]=&quot;&quot;; &quot;&quot;; CONCATENATE(DATEDIF([.G86];[.O86];&quot;d&quot;); IF(DATEDIF([.G86];[.O8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86]); &quot;&quot;; IF([.$F86]=&quot;Long&quot;; ([.W86]-[.$I86])*[.$H86]/[.$K86]; ([.$I86]-[.W86])*[.$H86]/[.$K86])-[.$P86]); &quot;&quot;)">
            <text:p/>
          </table:table-cell>
          <table:table-cell table:style-name="Default"/>
          <table:table-cell table:style-name="ce205" table:formula="of:=IFERROR(IF(ISBLANK([.Y86]); &quot;&quot;; IF([.$F86]=&quot;Long&quot;; ([.Y86]-[.$I86])*[.$H86]/[.$K86]; ([.$I86]-[.Y86])*[.$H86]/[.$K86])-[.$P86]); &quot;&quot;)">
            <text:p/>
          </table:table-cell>
          <table:table-cell table:style-name="Default"/>
          <table:table-cell table:style-name="ce205" table:formula="of:=IFERROR(IF(ISBLANK([.AA86]); &quot;&quot;; IF([.$F86]=&quot;Long&quot;; ([.AA86]-[.$I86])*[.$H86]/[.$K86]; ([.$I86]-[.AA86])*[.$H86]/[.$K86])-[.$P86]); &quot;&quot;)">
            <text:p/>
          </table:table-cell>
          <table:table-cell/>
          <table:table-cell table:formula="of:=IF(ISBLANK([.O86]); &quot;&quot;; DAY([.O86]))">
            <text:p/>
          </table:table-cell>
          <table:table-cell table:formula="of:=IF(ISBLANK([.G86]); &quot;&quot;; WEEKDAY([.G86]; 2))">
            <text:p/>
          </table:table-cell>
          <table:table-cell table:formula="of:=IF(ISBLANK([.O86]); &quot;&quot;; WEEKDAY([.O86]; 2))">
            <text:p/>
          </table:table-cell>
          <table:table-cell table:formula="of:=IF(ISBLANK([.O86]); &quot;&quot;; WEEKNUM([.O86]))">
            <text:p/>
          </table:table-cell>
          <table:table-cell table:formula="of:=IF(ISBLANK([.O86]); &quot;&quot;; MONTH([.O86]))">
            <text:p/>
          </table:table-cell>
          <table:table-cell table:formula="of:=IF(OR(ISBLANK([.G86]); ISBLANK([.O86])); &quot;&quot;; IFERROR(DATEDIF([.G86];[.O86];&quot;d&quot;); &quot;&quot;))">
            <text:p/>
          </table:table-cell>
          <table:table-cell table:formula="of:=IFERROR([.AJ85]+[.P86]; &quot;&quot;)">
            <text:p/>
          </table:table-cell>
          <table:table-cell table:formula="of:=IFERROR([.AK85]+[.Q8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87]=&quot;Long&quot;; [.I87]-[Overview.$C$4]/[.H87]; IF([.F87]=&quot;Short&quot;; [.I87]+[Overview.$C$4]/[.H87]; &quot;&quot;)); &quot;&quot;)">
            <text:p/>
          </table:table-cell>
          <table:table-cell table:style-name="ce157" table:formula="of:=IFERROR(ABS([.J87]-[.I87])*[.H87]; &quot;&quot;)">
            <text:p/>
          </table:table-cell>
          <table:table-cell table:formula="of:=IFERROR(IF([.F87]=&quot;Long&quot;; [.I87]+[Overview.$C$4]/[.H87]*[Overview.$C$6]; IF([.F87]=&quot;Short&quot;; [.I87]-[Overview.$C$4]/[.H87]*[Overview.$C$6]; &quot;&quot;)); &quot;&quot;)">
            <text:p/>
          </table:table-cell>
          <table:table-cell table:number-columns-repeated="3"/>
          <table:table-cell table:formula="of:=IFERROR([.Q87]/[.K87]; &quot;&quot;)">
            <text:p/>
          </table:table-cell>
          <table:table-cell table:formula="of:=IFERROR(IF(AND([.F87]=&quot;Long&quot;; [.M87]=[.H87]); [.H87]*([.N87]-[.I87]); IF(AND([.F87]=&quot;Short&quot;; [.M87]=[.H87]); [.H87]*([.I87]-[.N87]); &quot;&quot;)); &quot;&quot;)">
            <text:p/>
          </table:table-cell>
          <table:table-cell table:formula="of:=IF(ISNUMBER([.Q87]); IF([.Q87]&gt;0; &quot;Win&quot;; &quot;Loss&quot;);&quot;&quot;)">
            <text:p/>
          </table:table-cell>
          <table:table-cell table:formula="of:=IF([.O87]=&quot;&quot;; &quot;&quot;; CONCATENATE(DATEDIF([.G87];[.O87];&quot;d&quot;); IF(DATEDIF([.G87];[.O8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87]); &quot;&quot;; IF([.$F87]=&quot;Long&quot;; ([.W87]-[.$I87])*[.$H87]/[.$K87]; ([.$I87]-[.W87])*[.$H87]/[.$K87])-[.$P87]); &quot;&quot;)">
            <text:p/>
          </table:table-cell>
          <table:table-cell table:style-name="Default"/>
          <table:table-cell table:style-name="ce205" table:formula="of:=IFERROR(IF(ISBLANK([.Y87]); &quot;&quot;; IF([.$F87]=&quot;Long&quot;; ([.Y87]-[.$I87])*[.$H87]/[.$K87]; ([.$I87]-[.Y87])*[.$H87]/[.$K87])-[.$P87]); &quot;&quot;)">
            <text:p/>
          </table:table-cell>
          <table:table-cell table:style-name="Default"/>
          <table:table-cell table:style-name="ce205" table:formula="of:=IFERROR(IF(ISBLANK([.AA87]); &quot;&quot;; IF([.$F87]=&quot;Long&quot;; ([.AA87]-[.$I87])*[.$H87]/[.$K87]; ([.$I87]-[.AA87])*[.$H87]/[.$K87])-[.$P87]); &quot;&quot;)">
            <text:p/>
          </table:table-cell>
          <table:table-cell/>
          <table:table-cell table:formula="of:=IF(ISBLANK([.O87]); &quot;&quot;; DAY([.O87]))">
            <text:p/>
          </table:table-cell>
          <table:table-cell table:formula="of:=IF(ISBLANK([.G87]); &quot;&quot;; WEEKDAY([.G87]; 2))">
            <text:p/>
          </table:table-cell>
          <table:table-cell table:formula="of:=IF(ISBLANK([.O87]); &quot;&quot;; WEEKDAY([.O87]; 2))">
            <text:p/>
          </table:table-cell>
          <table:table-cell table:formula="of:=IF(ISBLANK([.O87]); &quot;&quot;; WEEKNUM([.O87]))">
            <text:p/>
          </table:table-cell>
          <table:table-cell table:formula="of:=IF(ISBLANK([.O87]); &quot;&quot;; MONTH([.O87]))">
            <text:p/>
          </table:table-cell>
          <table:table-cell table:formula="of:=IF(OR(ISBLANK([.G87]); ISBLANK([.O87])); &quot;&quot;; IFERROR(DATEDIF([.G87];[.O87];&quot;d&quot;); &quot;&quot;))">
            <text:p/>
          </table:table-cell>
          <table:table-cell table:formula="of:=IFERROR([.AJ86]+[.P87]; &quot;&quot;)">
            <text:p/>
          </table:table-cell>
          <table:table-cell table:formula="of:=IFERROR([.AK86]+[.Q8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88]=&quot;Long&quot;; [.I88]-[Overview.$C$4]/[.H88]; IF([.F88]=&quot;Short&quot;; [.I88]+[Overview.$C$4]/[.H88]; &quot;&quot;)); &quot;&quot;)">
            <text:p/>
          </table:table-cell>
          <table:table-cell table:style-name="ce157" table:formula="of:=IFERROR(ABS([.J88]-[.I88])*[.H88]; &quot;&quot;)">
            <text:p/>
          </table:table-cell>
          <table:table-cell table:formula="of:=IFERROR(IF([.F88]=&quot;Long&quot;; [.I88]+[Overview.$C$4]/[.H88]*[Overview.$C$6]; IF([.F88]=&quot;Short&quot;; [.I88]-[Overview.$C$4]/[.H88]*[Overview.$C$6]; &quot;&quot;)); &quot;&quot;)">
            <text:p/>
          </table:table-cell>
          <table:table-cell table:number-columns-repeated="3"/>
          <table:table-cell table:formula="of:=IFERROR([.Q88]/[.K88]; &quot;&quot;)">
            <text:p/>
          </table:table-cell>
          <table:table-cell table:formula="of:=IFERROR(IF(AND([.F88]=&quot;Long&quot;; [.M88]=[.H88]); [.H88]*([.N88]-[.I88]); IF(AND([.F88]=&quot;Short&quot;; [.M88]=[.H88]); [.H88]*([.I88]-[.N88]); &quot;&quot;)); &quot;&quot;)">
            <text:p/>
          </table:table-cell>
          <table:table-cell table:formula="of:=IF(ISNUMBER([.Q88]); IF([.Q88]&gt;0; &quot;Win&quot;; &quot;Loss&quot;);&quot;&quot;)">
            <text:p/>
          </table:table-cell>
          <table:table-cell table:formula="of:=IF([.O88]=&quot;&quot;; &quot;&quot;; CONCATENATE(DATEDIF([.G88];[.O88];&quot;d&quot;); IF(DATEDIF([.G88];[.O8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88]); &quot;&quot;; IF([.$F88]=&quot;Long&quot;; ([.W88]-[.$I88])*[.$H88]/[.$K88]; ([.$I88]-[.W88])*[.$H88]/[.$K88])-[.$P88]); &quot;&quot;)">
            <text:p/>
          </table:table-cell>
          <table:table-cell table:style-name="Default"/>
          <table:table-cell table:style-name="ce205" table:formula="of:=IFERROR(IF(ISBLANK([.Y88]); &quot;&quot;; IF([.$F88]=&quot;Long&quot;; ([.Y88]-[.$I88])*[.$H88]/[.$K88]; ([.$I88]-[.Y88])*[.$H88]/[.$K88])-[.$P88]); &quot;&quot;)">
            <text:p/>
          </table:table-cell>
          <table:table-cell table:style-name="Default"/>
          <table:table-cell table:style-name="ce205" table:formula="of:=IFERROR(IF(ISBLANK([.AA88]); &quot;&quot;; IF([.$F88]=&quot;Long&quot;; ([.AA88]-[.$I88])*[.$H88]/[.$K88]; ([.$I88]-[.AA88])*[.$H88]/[.$K88])-[.$P88]); &quot;&quot;)">
            <text:p/>
          </table:table-cell>
          <table:table-cell/>
          <table:table-cell table:formula="of:=IF(ISBLANK([.O88]); &quot;&quot;; DAY([.O88]))">
            <text:p/>
          </table:table-cell>
          <table:table-cell table:formula="of:=IF(ISBLANK([.G88]); &quot;&quot;; WEEKDAY([.G88]; 2))">
            <text:p/>
          </table:table-cell>
          <table:table-cell table:formula="of:=IF(ISBLANK([.O88]); &quot;&quot;; WEEKDAY([.O88]; 2))">
            <text:p/>
          </table:table-cell>
          <table:table-cell table:formula="of:=IF(ISBLANK([.O88]); &quot;&quot;; WEEKNUM([.O88]))">
            <text:p/>
          </table:table-cell>
          <table:table-cell table:formula="of:=IF(ISBLANK([.O88]); &quot;&quot;; MONTH([.O88]))">
            <text:p/>
          </table:table-cell>
          <table:table-cell table:formula="of:=IF(OR(ISBLANK([.G88]); ISBLANK([.O88])); &quot;&quot;; IFERROR(DATEDIF([.G88];[.O88];&quot;d&quot;); &quot;&quot;))">
            <text:p/>
          </table:table-cell>
          <table:table-cell table:formula="of:=IFERROR([.AJ87]+[.P88]; &quot;&quot;)">
            <text:p/>
          </table:table-cell>
          <table:table-cell table:formula="of:=IFERROR([.AK87]+[.Q8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89]=&quot;Long&quot;; [.I89]-[Overview.$C$4]/[.H89]; IF([.F89]=&quot;Short&quot;; [.I89]+[Overview.$C$4]/[.H89]; &quot;&quot;)); &quot;&quot;)">
            <text:p/>
          </table:table-cell>
          <table:table-cell table:style-name="ce157" table:formula="of:=IFERROR(ABS([.J89]-[.I89])*[.H89]; &quot;&quot;)">
            <text:p/>
          </table:table-cell>
          <table:table-cell table:formula="of:=IFERROR(IF([.F89]=&quot;Long&quot;; [.I89]+[Overview.$C$4]/[.H89]*[Overview.$C$6]; IF([.F89]=&quot;Short&quot;; [.I89]-[Overview.$C$4]/[.H89]*[Overview.$C$6]; &quot;&quot;)); &quot;&quot;)">
            <text:p/>
          </table:table-cell>
          <table:table-cell table:number-columns-repeated="3"/>
          <table:table-cell table:formula="of:=IFERROR([.Q89]/[.K89]; &quot;&quot;)">
            <text:p/>
          </table:table-cell>
          <table:table-cell table:formula="of:=IFERROR(IF(AND([.F89]=&quot;Long&quot;; [.M89]=[.H89]); [.H89]*([.N89]-[.I89]); IF(AND([.F89]=&quot;Short&quot;; [.M89]=[.H89]); [.H89]*([.I89]-[.N89]); &quot;&quot;)); &quot;&quot;)">
            <text:p/>
          </table:table-cell>
          <table:table-cell table:formula="of:=IF(ISNUMBER([.Q89]); IF([.Q89]&gt;0; &quot;Win&quot;; &quot;Loss&quot;);&quot;&quot;)">
            <text:p/>
          </table:table-cell>
          <table:table-cell table:formula="of:=IF([.O89]=&quot;&quot;; &quot;&quot;; CONCATENATE(DATEDIF([.G89];[.O89];&quot;d&quot;); IF(DATEDIF([.G89];[.O8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89]); &quot;&quot;; IF([.$F89]=&quot;Long&quot;; ([.W89]-[.$I89])*[.$H89]/[.$K89]; ([.$I89]-[.W89])*[.$H89]/[.$K89])-[.$P89]); &quot;&quot;)">
            <text:p/>
          </table:table-cell>
          <table:table-cell table:style-name="Default"/>
          <table:table-cell table:style-name="ce205" table:formula="of:=IFERROR(IF(ISBLANK([.Y89]); &quot;&quot;; IF([.$F89]=&quot;Long&quot;; ([.Y89]-[.$I89])*[.$H89]/[.$K89]; ([.$I89]-[.Y89])*[.$H89]/[.$K89])-[.$P89]); &quot;&quot;)">
            <text:p/>
          </table:table-cell>
          <table:table-cell table:style-name="Default"/>
          <table:table-cell table:style-name="ce205" table:formula="of:=IFERROR(IF(ISBLANK([.AA89]); &quot;&quot;; IF([.$F89]=&quot;Long&quot;; ([.AA89]-[.$I89])*[.$H89]/[.$K89]; ([.$I89]-[.AA89])*[.$H89]/[.$K89])-[.$P89]); &quot;&quot;)">
            <text:p/>
          </table:table-cell>
          <table:table-cell/>
          <table:table-cell table:formula="of:=IF(ISBLANK([.O89]); &quot;&quot;; DAY([.O89]))">
            <text:p/>
          </table:table-cell>
          <table:table-cell table:formula="of:=IF(ISBLANK([.G89]); &quot;&quot;; WEEKDAY([.G89]; 2))">
            <text:p/>
          </table:table-cell>
          <table:table-cell table:formula="of:=IF(ISBLANK([.O89]); &quot;&quot;; WEEKDAY([.O89]; 2))">
            <text:p/>
          </table:table-cell>
          <table:table-cell table:formula="of:=IF(ISBLANK([.O89]); &quot;&quot;; WEEKNUM([.O89]))">
            <text:p/>
          </table:table-cell>
          <table:table-cell table:formula="of:=IF(ISBLANK([.O89]); &quot;&quot;; MONTH([.O89]))">
            <text:p/>
          </table:table-cell>
          <table:table-cell table:formula="of:=IF(OR(ISBLANK([.G89]); ISBLANK([.O89])); &quot;&quot;; IFERROR(DATEDIF([.G89];[.O89];&quot;d&quot;); &quot;&quot;))">
            <text:p/>
          </table:table-cell>
          <table:table-cell table:formula="of:=IFERROR([.AJ88]+[.P89]; &quot;&quot;)">
            <text:p/>
          </table:table-cell>
          <table:table-cell table:formula="of:=IFERROR([.AK88]+[.Q8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90]=&quot;Long&quot;; [.I90]-[Overview.$C$4]/[.H90]; IF([.F90]=&quot;Short&quot;; [.I90]+[Overview.$C$4]/[.H90]; &quot;&quot;)); &quot;&quot;)">
            <text:p/>
          </table:table-cell>
          <table:table-cell table:style-name="ce157" table:formula="of:=IFERROR(ABS([.J90]-[.I90])*[.H90]; &quot;&quot;)">
            <text:p/>
          </table:table-cell>
          <table:table-cell table:formula="of:=IFERROR(IF([.F90]=&quot;Long&quot;; [.I90]+[Overview.$C$4]/[.H90]*[Overview.$C$6]; IF([.F90]=&quot;Short&quot;; [.I90]-[Overview.$C$4]/[.H90]*[Overview.$C$6]; &quot;&quot;)); &quot;&quot;)">
            <text:p/>
          </table:table-cell>
          <table:table-cell table:number-columns-repeated="3"/>
          <table:table-cell table:formula="of:=IFERROR([.Q90]/[.K90]; &quot;&quot;)">
            <text:p/>
          </table:table-cell>
          <table:table-cell table:formula="of:=IFERROR(IF(AND([.F90]=&quot;Long&quot;; [.M90]=[.H90]); [.H90]*([.N90]-[.I90]); IF(AND([.F90]=&quot;Short&quot;; [.M90]=[.H90]); [.H90]*([.I90]-[.N90]); &quot;&quot;)); &quot;&quot;)">
            <text:p/>
          </table:table-cell>
          <table:table-cell table:formula="of:=IF(ISNUMBER([.Q90]); IF([.Q90]&gt;0; &quot;Win&quot;; &quot;Loss&quot;);&quot;&quot;)">
            <text:p/>
          </table:table-cell>
          <table:table-cell table:formula="of:=IF([.O90]=&quot;&quot;; &quot;&quot;; CONCATENATE(DATEDIF([.G90];[.O90];&quot;d&quot;); IF(DATEDIF([.G90];[.O9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90]); &quot;&quot;; IF([.$F90]=&quot;Long&quot;; ([.W90]-[.$I90])*[.$H90]/[.$K90]; ([.$I90]-[.W90])*[.$H90]/[.$K90])-[.$P90]); &quot;&quot;)">
            <text:p/>
          </table:table-cell>
          <table:table-cell table:style-name="Default"/>
          <table:table-cell table:style-name="ce205" table:formula="of:=IFERROR(IF(ISBLANK([.Y90]); &quot;&quot;; IF([.$F90]=&quot;Long&quot;; ([.Y90]-[.$I90])*[.$H90]/[.$K90]; ([.$I90]-[.Y90])*[.$H90]/[.$K90])-[.$P90]); &quot;&quot;)">
            <text:p/>
          </table:table-cell>
          <table:table-cell table:style-name="Default"/>
          <table:table-cell table:style-name="ce205" table:formula="of:=IFERROR(IF(ISBLANK([.AA90]); &quot;&quot;; IF([.$F90]=&quot;Long&quot;; ([.AA90]-[.$I90])*[.$H90]/[.$K90]; ([.$I90]-[.AA90])*[.$H90]/[.$K90])-[.$P90]); &quot;&quot;)">
            <text:p/>
          </table:table-cell>
          <table:table-cell/>
          <table:table-cell table:formula="of:=IF(ISBLANK([.O90]); &quot;&quot;; DAY([.O90]))">
            <text:p/>
          </table:table-cell>
          <table:table-cell table:formula="of:=IF(ISBLANK([.G90]); &quot;&quot;; WEEKDAY([.G90]; 2))">
            <text:p/>
          </table:table-cell>
          <table:table-cell table:formula="of:=IF(ISBLANK([.O90]); &quot;&quot;; WEEKDAY([.O90]; 2))">
            <text:p/>
          </table:table-cell>
          <table:table-cell table:formula="of:=IF(ISBLANK([.O90]); &quot;&quot;; WEEKNUM([.O90]))">
            <text:p/>
          </table:table-cell>
          <table:table-cell table:formula="of:=IF(ISBLANK([.O90]); &quot;&quot;; MONTH([.O90]))">
            <text:p/>
          </table:table-cell>
          <table:table-cell table:formula="of:=IF(OR(ISBLANK([.G90]); ISBLANK([.O90])); &quot;&quot;; IFERROR(DATEDIF([.G90];[.O90];&quot;d&quot;); &quot;&quot;))">
            <text:p/>
          </table:table-cell>
          <table:table-cell table:formula="of:=IFERROR([.AJ89]+[.P90]; &quot;&quot;)">
            <text:p/>
          </table:table-cell>
          <table:table-cell table:formula="of:=IFERROR([.AK89]+[.Q9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91]=&quot;Long&quot;; [.I91]-[Overview.$C$4]/[.H91]; IF([.F91]=&quot;Short&quot;; [.I91]+[Overview.$C$4]/[.H91]; &quot;&quot;)); &quot;&quot;)">
            <text:p/>
          </table:table-cell>
          <table:table-cell table:style-name="ce157" table:formula="of:=IFERROR(ABS([.J91]-[.I91])*[.H91]; &quot;&quot;)">
            <text:p/>
          </table:table-cell>
          <table:table-cell table:formula="of:=IFERROR(IF([.F91]=&quot;Long&quot;; [.I91]+[Overview.$C$4]/[.H91]*[Overview.$C$6]; IF([.F91]=&quot;Short&quot;; [.I91]-[Overview.$C$4]/[.H91]*[Overview.$C$6]; &quot;&quot;)); &quot;&quot;)">
            <text:p/>
          </table:table-cell>
          <table:table-cell table:number-columns-repeated="3"/>
          <table:table-cell table:formula="of:=IFERROR([.Q91]/[.K91]; &quot;&quot;)">
            <text:p/>
          </table:table-cell>
          <table:table-cell table:formula="of:=IFERROR(IF(AND([.F91]=&quot;Long&quot;; [.M91]=[.H91]); [.H91]*([.N91]-[.I91]); IF(AND([.F91]=&quot;Short&quot;; [.M91]=[.H91]); [.H91]*([.I91]-[.N91]); &quot;&quot;)); &quot;&quot;)">
            <text:p/>
          </table:table-cell>
          <table:table-cell table:formula="of:=IF(ISNUMBER([.Q91]); IF([.Q91]&gt;0; &quot;Win&quot;; &quot;Loss&quot;);&quot;&quot;)">
            <text:p/>
          </table:table-cell>
          <table:table-cell table:formula="of:=IF([.O91]=&quot;&quot;; &quot;&quot;; CONCATENATE(DATEDIF([.G91];[.O91];&quot;d&quot;); IF(DATEDIF([.G91];[.O9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91]); &quot;&quot;; IF([.$F91]=&quot;Long&quot;; ([.W91]-[.$I91])*[.$H91]/[.$K91]; ([.$I91]-[.W91])*[.$H91]/[.$K91])-[.$P91]); &quot;&quot;)">
            <text:p/>
          </table:table-cell>
          <table:table-cell table:style-name="Default"/>
          <table:table-cell table:style-name="ce205" table:formula="of:=IFERROR(IF(ISBLANK([.Y91]); &quot;&quot;; IF([.$F91]=&quot;Long&quot;; ([.Y91]-[.$I91])*[.$H91]/[.$K91]; ([.$I91]-[.Y91])*[.$H91]/[.$K91])-[.$P91]); &quot;&quot;)">
            <text:p/>
          </table:table-cell>
          <table:table-cell table:style-name="Default"/>
          <table:table-cell table:style-name="ce205" table:formula="of:=IFERROR(IF(ISBLANK([.AA91]); &quot;&quot;; IF([.$F91]=&quot;Long&quot;; ([.AA91]-[.$I91])*[.$H91]/[.$K91]; ([.$I91]-[.AA91])*[.$H91]/[.$K91])-[.$P91]); &quot;&quot;)">
            <text:p/>
          </table:table-cell>
          <table:table-cell/>
          <table:table-cell table:formula="of:=IF(ISBLANK([.O91]); &quot;&quot;; DAY([.O91]))">
            <text:p/>
          </table:table-cell>
          <table:table-cell table:formula="of:=IF(ISBLANK([.G91]); &quot;&quot;; WEEKDAY([.G91]; 2))">
            <text:p/>
          </table:table-cell>
          <table:table-cell table:formula="of:=IF(ISBLANK([.O91]); &quot;&quot;; WEEKDAY([.O91]; 2))">
            <text:p/>
          </table:table-cell>
          <table:table-cell table:formula="of:=IF(ISBLANK([.O91]); &quot;&quot;; WEEKNUM([.O91]))">
            <text:p/>
          </table:table-cell>
          <table:table-cell table:formula="of:=IF(ISBLANK([.O91]); &quot;&quot;; MONTH([.O91]))">
            <text:p/>
          </table:table-cell>
          <table:table-cell table:formula="of:=IF(OR(ISBLANK([.G91]); ISBLANK([.O91])); &quot;&quot;; IFERROR(DATEDIF([.G91];[.O91];&quot;d&quot;); &quot;&quot;))">
            <text:p/>
          </table:table-cell>
          <table:table-cell table:formula="of:=IFERROR([.AJ90]+[.P91]; &quot;&quot;)">
            <text:p/>
          </table:table-cell>
          <table:table-cell table:formula="of:=IFERROR([.AK90]+[.Q9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92]=&quot;Long&quot;; [.I92]-[Overview.$C$4]/[.H92]; IF([.F92]=&quot;Short&quot;; [.I92]+[Overview.$C$4]/[.H92]; &quot;&quot;)); &quot;&quot;)">
            <text:p/>
          </table:table-cell>
          <table:table-cell table:style-name="ce157" table:formula="of:=IFERROR(ABS([.J92]-[.I92])*[.H92]; &quot;&quot;)">
            <text:p/>
          </table:table-cell>
          <table:table-cell table:formula="of:=IFERROR(IF([.F92]=&quot;Long&quot;; [.I92]+[Overview.$C$4]/[.H92]*[Overview.$C$6]; IF([.F92]=&quot;Short&quot;; [.I92]-[Overview.$C$4]/[.H92]*[Overview.$C$6]; &quot;&quot;)); &quot;&quot;)">
            <text:p/>
          </table:table-cell>
          <table:table-cell table:number-columns-repeated="3"/>
          <table:table-cell table:formula="of:=IFERROR([.Q92]/[.K92]; &quot;&quot;)">
            <text:p/>
          </table:table-cell>
          <table:table-cell table:formula="of:=IFERROR(IF(AND([.F92]=&quot;Long&quot;; [.M92]=[.H92]); [.H92]*([.N92]-[.I92]); IF(AND([.F92]=&quot;Short&quot;; [.M92]=[.H92]); [.H92]*([.I92]-[.N92]); &quot;&quot;)); &quot;&quot;)">
            <text:p/>
          </table:table-cell>
          <table:table-cell table:formula="of:=IF(ISNUMBER([.Q92]); IF([.Q92]&gt;0; &quot;Win&quot;; &quot;Loss&quot;);&quot;&quot;)">
            <text:p/>
          </table:table-cell>
          <table:table-cell table:formula="of:=IF([.O92]=&quot;&quot;; &quot;&quot;; CONCATENATE(DATEDIF([.G92];[.O92];&quot;d&quot;); IF(DATEDIF([.G92];[.O9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92]); &quot;&quot;; IF([.$F92]=&quot;Long&quot;; ([.W92]-[.$I92])*[.$H92]/[.$K92]; ([.$I92]-[.W92])*[.$H92]/[.$K92])-[.$P92]); &quot;&quot;)">
            <text:p/>
          </table:table-cell>
          <table:table-cell table:style-name="Default"/>
          <table:table-cell table:style-name="ce205" table:formula="of:=IFERROR(IF(ISBLANK([.Y92]); &quot;&quot;; IF([.$F92]=&quot;Long&quot;; ([.Y92]-[.$I92])*[.$H92]/[.$K92]; ([.$I92]-[.Y92])*[.$H92]/[.$K92])-[.$P92]); &quot;&quot;)">
            <text:p/>
          </table:table-cell>
          <table:table-cell table:style-name="Default"/>
          <table:table-cell table:style-name="ce205" table:formula="of:=IFERROR(IF(ISBLANK([.AA92]); &quot;&quot;; IF([.$F92]=&quot;Long&quot;; ([.AA92]-[.$I92])*[.$H92]/[.$K92]; ([.$I92]-[.AA92])*[.$H92]/[.$K92])-[.$P92]); &quot;&quot;)">
            <text:p/>
          </table:table-cell>
          <table:table-cell/>
          <table:table-cell table:formula="of:=IF(ISBLANK([.O92]); &quot;&quot;; DAY([.O92]))">
            <text:p/>
          </table:table-cell>
          <table:table-cell table:formula="of:=IF(ISBLANK([.G92]); &quot;&quot;; WEEKDAY([.G92]; 2))">
            <text:p/>
          </table:table-cell>
          <table:table-cell table:formula="of:=IF(ISBLANK([.O92]); &quot;&quot;; WEEKDAY([.O92]; 2))">
            <text:p/>
          </table:table-cell>
          <table:table-cell table:formula="of:=IF(ISBLANK([.O92]); &quot;&quot;; WEEKNUM([.O92]))">
            <text:p/>
          </table:table-cell>
          <table:table-cell table:formula="of:=IF(ISBLANK([.O92]); &quot;&quot;; MONTH([.O92]))">
            <text:p/>
          </table:table-cell>
          <table:table-cell table:formula="of:=IF(OR(ISBLANK([.G92]); ISBLANK([.O92])); &quot;&quot;; IFERROR(DATEDIF([.G92];[.O92];&quot;d&quot;); &quot;&quot;))">
            <text:p/>
          </table:table-cell>
          <table:table-cell table:formula="of:=IFERROR([.AJ91]+[.P92]; &quot;&quot;)">
            <text:p/>
          </table:table-cell>
          <table:table-cell table:formula="of:=IFERROR([.AK91]+[.Q9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93]=&quot;Long&quot;; [.I93]-[Overview.$C$4]/[.H93]; IF([.F93]=&quot;Short&quot;; [.I93]+[Overview.$C$4]/[.H93]; &quot;&quot;)); &quot;&quot;)">
            <text:p/>
          </table:table-cell>
          <table:table-cell table:style-name="ce157" table:formula="of:=IFERROR(ABS([.J93]-[.I93])*[.H93]; &quot;&quot;)">
            <text:p/>
          </table:table-cell>
          <table:table-cell table:formula="of:=IFERROR(IF([.F93]=&quot;Long&quot;; [.I93]+[Overview.$C$4]/[.H93]*[Overview.$C$6]; IF([.F93]=&quot;Short&quot;; [.I93]-[Overview.$C$4]/[.H93]*[Overview.$C$6]; &quot;&quot;)); &quot;&quot;)">
            <text:p/>
          </table:table-cell>
          <table:table-cell table:number-columns-repeated="3"/>
          <table:table-cell table:formula="of:=IFERROR([.Q93]/[.K93]; &quot;&quot;)">
            <text:p/>
          </table:table-cell>
          <table:table-cell table:formula="of:=IFERROR(IF(AND([.F93]=&quot;Long&quot;; [.M93]=[.H93]); [.H93]*([.N93]-[.I93]); IF(AND([.F93]=&quot;Short&quot;; [.M93]=[.H93]); [.H93]*([.I93]-[.N93]); &quot;&quot;)); &quot;&quot;)">
            <text:p/>
          </table:table-cell>
          <table:table-cell table:formula="of:=IF(ISNUMBER([.Q93]); IF([.Q93]&gt;0; &quot;Win&quot;; &quot;Loss&quot;);&quot;&quot;)">
            <text:p/>
          </table:table-cell>
          <table:table-cell table:formula="of:=IF([.O93]=&quot;&quot;; &quot;&quot;; CONCATENATE(DATEDIF([.G93];[.O93];&quot;d&quot;); IF(DATEDIF([.G93];[.O9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93]); &quot;&quot;; IF([.$F93]=&quot;Long&quot;; ([.W93]-[.$I93])*[.$H93]/[.$K93]; ([.$I93]-[.W93])*[.$H93]/[.$K93])-[.$P93]); &quot;&quot;)">
            <text:p/>
          </table:table-cell>
          <table:table-cell table:style-name="Default"/>
          <table:table-cell table:style-name="ce205" table:formula="of:=IFERROR(IF(ISBLANK([.Y93]); &quot;&quot;; IF([.$F93]=&quot;Long&quot;; ([.Y93]-[.$I93])*[.$H93]/[.$K93]; ([.$I93]-[.Y93])*[.$H93]/[.$K93])-[.$P93]); &quot;&quot;)">
            <text:p/>
          </table:table-cell>
          <table:table-cell table:style-name="Default"/>
          <table:table-cell table:style-name="ce205" table:formula="of:=IFERROR(IF(ISBLANK([.AA93]); &quot;&quot;; IF([.$F93]=&quot;Long&quot;; ([.AA93]-[.$I93])*[.$H93]/[.$K93]; ([.$I93]-[.AA93])*[.$H93]/[.$K93])-[.$P93]); &quot;&quot;)">
            <text:p/>
          </table:table-cell>
          <table:table-cell/>
          <table:table-cell table:formula="of:=IF(ISBLANK([.O93]); &quot;&quot;; DAY([.O93]))">
            <text:p/>
          </table:table-cell>
          <table:table-cell table:formula="of:=IF(ISBLANK([.G93]); &quot;&quot;; WEEKDAY([.G93]; 2))">
            <text:p/>
          </table:table-cell>
          <table:table-cell table:formula="of:=IF(ISBLANK([.O93]); &quot;&quot;; WEEKDAY([.O93]; 2))">
            <text:p/>
          </table:table-cell>
          <table:table-cell table:formula="of:=IF(ISBLANK([.O93]); &quot;&quot;; WEEKNUM([.O93]))">
            <text:p/>
          </table:table-cell>
          <table:table-cell table:formula="of:=IF(ISBLANK([.O93]); &quot;&quot;; MONTH([.O93]))">
            <text:p/>
          </table:table-cell>
          <table:table-cell table:formula="of:=IF(OR(ISBLANK([.G93]); ISBLANK([.O93])); &quot;&quot;; IFERROR(DATEDIF([.G93];[.O93];&quot;d&quot;); &quot;&quot;))">
            <text:p/>
          </table:table-cell>
          <table:table-cell table:formula="of:=IFERROR([.AJ92]+[.P93]; &quot;&quot;)">
            <text:p/>
          </table:table-cell>
          <table:table-cell table:formula="of:=IFERROR([.AK92]+[.Q9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94]=&quot;Long&quot;; [.I94]-[Overview.$C$4]/[.H94]; IF([.F94]=&quot;Short&quot;; [.I94]+[Overview.$C$4]/[.H94]; &quot;&quot;)); &quot;&quot;)">
            <text:p/>
          </table:table-cell>
          <table:table-cell table:style-name="ce157" table:formula="of:=IFERROR(ABS([.J94]-[.I94])*[.H94]; &quot;&quot;)">
            <text:p/>
          </table:table-cell>
          <table:table-cell table:formula="of:=IFERROR(IF([.F94]=&quot;Long&quot;; [.I94]+[Overview.$C$4]/[.H94]*[Overview.$C$6]; IF([.F94]=&quot;Short&quot;; [.I94]-[Overview.$C$4]/[.H94]*[Overview.$C$6]; &quot;&quot;)); &quot;&quot;)">
            <text:p/>
          </table:table-cell>
          <table:table-cell table:number-columns-repeated="3"/>
          <table:table-cell table:formula="of:=IFERROR([.Q94]/[.K94]; &quot;&quot;)">
            <text:p/>
          </table:table-cell>
          <table:table-cell table:formula="of:=IFERROR(IF(AND([.F94]=&quot;Long&quot;; [.M94]=[.H94]); [.H94]*([.N94]-[.I94]); IF(AND([.F94]=&quot;Short&quot;; [.M94]=[.H94]); [.H94]*([.I94]-[.N94]); &quot;&quot;)); &quot;&quot;)">
            <text:p/>
          </table:table-cell>
          <table:table-cell table:formula="of:=IF(ISNUMBER([.Q94]); IF([.Q94]&gt;0; &quot;Win&quot;; &quot;Loss&quot;);&quot;&quot;)">
            <text:p/>
          </table:table-cell>
          <table:table-cell table:formula="of:=IF([.O94]=&quot;&quot;; &quot;&quot;; CONCATENATE(DATEDIF([.G94];[.O94];&quot;d&quot;); IF(DATEDIF([.G94];[.O9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94]); &quot;&quot;; IF([.$F94]=&quot;Long&quot;; ([.W94]-[.$I94])*[.$H94]/[.$K94]; ([.$I94]-[.W94])*[.$H94]/[.$K94])-[.$P94]); &quot;&quot;)">
            <text:p/>
          </table:table-cell>
          <table:table-cell table:style-name="Default"/>
          <table:table-cell table:style-name="ce205" table:formula="of:=IFERROR(IF(ISBLANK([.Y94]); &quot;&quot;; IF([.$F94]=&quot;Long&quot;; ([.Y94]-[.$I94])*[.$H94]/[.$K94]; ([.$I94]-[.Y94])*[.$H94]/[.$K94])-[.$P94]); &quot;&quot;)">
            <text:p/>
          </table:table-cell>
          <table:table-cell table:style-name="Default"/>
          <table:table-cell table:style-name="ce205" table:formula="of:=IFERROR(IF(ISBLANK([.AA94]); &quot;&quot;; IF([.$F94]=&quot;Long&quot;; ([.AA94]-[.$I94])*[.$H94]/[.$K94]; ([.$I94]-[.AA94])*[.$H94]/[.$K94])-[.$P94]); &quot;&quot;)">
            <text:p/>
          </table:table-cell>
          <table:table-cell/>
          <table:table-cell table:formula="of:=IF(ISBLANK([.O94]); &quot;&quot;; DAY([.O94]))">
            <text:p/>
          </table:table-cell>
          <table:table-cell table:formula="of:=IF(ISBLANK([.G94]); &quot;&quot;; WEEKDAY([.G94]; 2))">
            <text:p/>
          </table:table-cell>
          <table:table-cell table:formula="of:=IF(ISBLANK([.O94]); &quot;&quot;; WEEKDAY([.O94]; 2))">
            <text:p/>
          </table:table-cell>
          <table:table-cell table:formula="of:=IF(ISBLANK([.O94]); &quot;&quot;; WEEKNUM([.O94]))">
            <text:p/>
          </table:table-cell>
          <table:table-cell table:formula="of:=IF(ISBLANK([.O94]); &quot;&quot;; MONTH([.O94]))">
            <text:p/>
          </table:table-cell>
          <table:table-cell table:formula="of:=IF(OR(ISBLANK([.G94]); ISBLANK([.O94])); &quot;&quot;; IFERROR(DATEDIF([.G94];[.O94];&quot;d&quot;); &quot;&quot;))">
            <text:p/>
          </table:table-cell>
          <table:table-cell table:formula="of:=IFERROR([.AJ93]+[.P94]; &quot;&quot;)">
            <text:p/>
          </table:table-cell>
          <table:table-cell table:formula="of:=IFERROR([.AK93]+[.Q9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95]=&quot;Long&quot;; [.I95]-[Overview.$C$4]/[.H95]; IF([.F95]=&quot;Short&quot;; [.I95]+[Overview.$C$4]/[.H95]; &quot;&quot;)); &quot;&quot;)">
            <text:p/>
          </table:table-cell>
          <table:table-cell table:style-name="ce157" table:formula="of:=IFERROR(ABS([.J95]-[.I95])*[.H95]; &quot;&quot;)">
            <text:p/>
          </table:table-cell>
          <table:table-cell table:formula="of:=IFERROR(IF([.F95]=&quot;Long&quot;; [.I95]+[Overview.$C$4]/[.H95]*[Overview.$C$6]; IF([.F95]=&quot;Short&quot;; [.I95]-[Overview.$C$4]/[.H95]*[Overview.$C$6]; &quot;&quot;)); &quot;&quot;)">
            <text:p/>
          </table:table-cell>
          <table:table-cell table:number-columns-repeated="3"/>
          <table:table-cell table:formula="of:=IFERROR([.Q95]/[.K95]; &quot;&quot;)">
            <text:p/>
          </table:table-cell>
          <table:table-cell table:formula="of:=IFERROR(IF(AND([.F95]=&quot;Long&quot;; [.M95]=[.H95]); [.H95]*([.N95]-[.I95]); IF(AND([.F95]=&quot;Short&quot;; [.M95]=[.H95]); [.H95]*([.I95]-[.N95]); &quot;&quot;)); &quot;&quot;)">
            <text:p/>
          </table:table-cell>
          <table:table-cell table:formula="of:=IF(ISNUMBER([.Q95]); IF([.Q95]&gt;0; &quot;Win&quot;; &quot;Loss&quot;);&quot;&quot;)">
            <text:p/>
          </table:table-cell>
          <table:table-cell table:formula="of:=IF([.O95]=&quot;&quot;; &quot;&quot;; CONCATENATE(DATEDIF([.G95];[.O95];&quot;d&quot;); IF(DATEDIF([.G95];[.O9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95]); &quot;&quot;; IF([.$F95]=&quot;Long&quot;; ([.W95]-[.$I95])*[.$H95]/[.$K95]; ([.$I95]-[.W95])*[.$H95]/[.$K95])-[.$P95]); &quot;&quot;)">
            <text:p/>
          </table:table-cell>
          <table:table-cell table:style-name="Default"/>
          <table:table-cell table:style-name="ce205" table:formula="of:=IFERROR(IF(ISBLANK([.Y95]); &quot;&quot;; IF([.$F95]=&quot;Long&quot;; ([.Y95]-[.$I95])*[.$H95]/[.$K95]; ([.$I95]-[.Y95])*[.$H95]/[.$K95])-[.$P95]); &quot;&quot;)">
            <text:p/>
          </table:table-cell>
          <table:table-cell table:style-name="Default"/>
          <table:table-cell table:style-name="ce205" table:formula="of:=IFERROR(IF(ISBLANK([.AA95]); &quot;&quot;; IF([.$F95]=&quot;Long&quot;; ([.AA95]-[.$I95])*[.$H95]/[.$K95]; ([.$I95]-[.AA95])*[.$H95]/[.$K95])-[.$P95]); &quot;&quot;)">
            <text:p/>
          </table:table-cell>
          <table:table-cell/>
          <table:table-cell table:formula="of:=IF(ISBLANK([.O95]); &quot;&quot;; DAY([.O95]))">
            <text:p/>
          </table:table-cell>
          <table:table-cell table:formula="of:=IF(ISBLANK([.G95]); &quot;&quot;; WEEKDAY([.G95]; 2))">
            <text:p/>
          </table:table-cell>
          <table:table-cell table:formula="of:=IF(ISBLANK([.O95]); &quot;&quot;; WEEKDAY([.O95]; 2))">
            <text:p/>
          </table:table-cell>
          <table:table-cell table:formula="of:=IF(ISBLANK([.O95]); &quot;&quot;; WEEKNUM([.O95]))">
            <text:p/>
          </table:table-cell>
          <table:table-cell table:formula="of:=IF(ISBLANK([.O95]); &quot;&quot;; MONTH([.O95]))">
            <text:p/>
          </table:table-cell>
          <table:table-cell table:formula="of:=IF(OR(ISBLANK([.G95]); ISBLANK([.O95])); &quot;&quot;; IFERROR(DATEDIF([.G95];[.O95];&quot;d&quot;); &quot;&quot;))">
            <text:p/>
          </table:table-cell>
          <table:table-cell table:formula="of:=IFERROR([.AJ94]+[.P95]; &quot;&quot;)">
            <text:p/>
          </table:table-cell>
          <table:table-cell table:formula="of:=IFERROR([.AK94]+[.Q9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96]=&quot;Long&quot;; [.I96]-[Overview.$C$4]/[.H96]; IF([.F96]=&quot;Short&quot;; [.I96]+[Overview.$C$4]/[.H96]; &quot;&quot;)); &quot;&quot;)">
            <text:p/>
          </table:table-cell>
          <table:table-cell table:style-name="ce157" table:formula="of:=IFERROR(ABS([.J96]-[.I96])*[.H96]; &quot;&quot;)">
            <text:p/>
          </table:table-cell>
          <table:table-cell table:formula="of:=IFERROR(IF([.F96]=&quot;Long&quot;; [.I96]+[Overview.$C$4]/[.H96]*[Overview.$C$6]; IF([.F96]=&quot;Short&quot;; [.I96]-[Overview.$C$4]/[.H96]*[Overview.$C$6]; &quot;&quot;)); &quot;&quot;)">
            <text:p/>
          </table:table-cell>
          <table:table-cell table:number-columns-repeated="3"/>
          <table:table-cell table:formula="of:=IFERROR([.Q96]/[.K96]; &quot;&quot;)">
            <text:p/>
          </table:table-cell>
          <table:table-cell table:formula="of:=IFERROR(IF(AND([.F96]=&quot;Long&quot;; [.M96]=[.H96]); [.H96]*([.N96]-[.I96]); IF(AND([.F96]=&quot;Short&quot;; [.M96]=[.H96]); [.H96]*([.I96]-[.N96]); &quot;&quot;)); &quot;&quot;)">
            <text:p/>
          </table:table-cell>
          <table:table-cell table:formula="of:=IF(ISNUMBER([.Q96]); IF([.Q96]&gt;0; &quot;Win&quot;; &quot;Loss&quot;);&quot;&quot;)">
            <text:p/>
          </table:table-cell>
          <table:table-cell table:formula="of:=IF([.O96]=&quot;&quot;; &quot;&quot;; CONCATENATE(DATEDIF([.G96];[.O96];&quot;d&quot;); IF(DATEDIF([.G96];[.O9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96]); &quot;&quot;; IF([.$F96]=&quot;Long&quot;; ([.W96]-[.$I96])*[.$H96]/[.$K96]; ([.$I96]-[.W96])*[.$H96]/[.$K96])-[.$P96]); &quot;&quot;)">
            <text:p/>
          </table:table-cell>
          <table:table-cell table:style-name="Default"/>
          <table:table-cell table:style-name="ce205" table:formula="of:=IFERROR(IF(ISBLANK([.Y96]); &quot;&quot;; IF([.$F96]=&quot;Long&quot;; ([.Y96]-[.$I96])*[.$H96]/[.$K96]; ([.$I96]-[.Y96])*[.$H96]/[.$K96])-[.$P96]); &quot;&quot;)">
            <text:p/>
          </table:table-cell>
          <table:table-cell table:style-name="Default"/>
          <table:table-cell table:style-name="ce205" table:formula="of:=IFERROR(IF(ISBLANK([.AA96]); &quot;&quot;; IF([.$F96]=&quot;Long&quot;; ([.AA96]-[.$I96])*[.$H96]/[.$K96]; ([.$I96]-[.AA96])*[.$H96]/[.$K96])-[.$P96]); &quot;&quot;)">
            <text:p/>
          </table:table-cell>
          <table:table-cell/>
          <table:table-cell table:formula="of:=IF(ISBLANK([.O96]); &quot;&quot;; DAY([.O96]))">
            <text:p/>
          </table:table-cell>
          <table:table-cell table:formula="of:=IF(ISBLANK([.G96]); &quot;&quot;; WEEKDAY([.G96]; 2))">
            <text:p/>
          </table:table-cell>
          <table:table-cell table:formula="of:=IF(ISBLANK([.O96]); &quot;&quot;; WEEKDAY([.O96]; 2))">
            <text:p/>
          </table:table-cell>
          <table:table-cell table:formula="of:=IF(ISBLANK([.O96]); &quot;&quot;; WEEKNUM([.O96]))">
            <text:p/>
          </table:table-cell>
          <table:table-cell table:formula="of:=IF(ISBLANK([.O96]); &quot;&quot;; MONTH([.O96]))">
            <text:p/>
          </table:table-cell>
          <table:table-cell table:formula="of:=IF(OR(ISBLANK([.G96]); ISBLANK([.O96])); &quot;&quot;; IFERROR(DATEDIF([.G96];[.O96];&quot;d&quot;); &quot;&quot;))">
            <text:p/>
          </table:table-cell>
          <table:table-cell table:formula="of:=IFERROR([.AJ95]+[.P96]; &quot;&quot;)">
            <text:p/>
          </table:table-cell>
          <table:table-cell table:formula="of:=IFERROR([.AK95]+[.Q9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97]=&quot;Long&quot;; [.I97]-[Overview.$C$4]/[.H97]; IF([.F97]=&quot;Short&quot;; [.I97]+[Overview.$C$4]/[.H97]; &quot;&quot;)); &quot;&quot;)">
            <text:p/>
          </table:table-cell>
          <table:table-cell table:style-name="ce157" table:formula="of:=IFERROR(ABS([.J97]-[.I97])*[.H97]; &quot;&quot;)">
            <text:p/>
          </table:table-cell>
          <table:table-cell table:formula="of:=IFERROR(IF([.F97]=&quot;Long&quot;; [.I97]+[Overview.$C$4]/[.H97]*[Overview.$C$6]; IF([.F97]=&quot;Short&quot;; [.I97]-[Overview.$C$4]/[.H97]*[Overview.$C$6]; &quot;&quot;)); &quot;&quot;)">
            <text:p/>
          </table:table-cell>
          <table:table-cell table:number-columns-repeated="3"/>
          <table:table-cell table:formula="of:=IFERROR([.Q97]/[.K97]; &quot;&quot;)">
            <text:p/>
          </table:table-cell>
          <table:table-cell table:formula="of:=IFERROR(IF(AND([.F97]=&quot;Long&quot;; [.M97]=[.H97]); [.H97]*([.N97]-[.I97]); IF(AND([.F97]=&quot;Short&quot;; [.M97]=[.H97]); [.H97]*([.I97]-[.N97]); &quot;&quot;)); &quot;&quot;)">
            <text:p/>
          </table:table-cell>
          <table:table-cell table:formula="of:=IF(ISNUMBER([.Q97]); IF([.Q97]&gt;0; &quot;Win&quot;; &quot;Loss&quot;);&quot;&quot;)">
            <text:p/>
          </table:table-cell>
          <table:table-cell table:formula="of:=IF([.O97]=&quot;&quot;; &quot;&quot;; CONCATENATE(DATEDIF([.G97];[.O97];&quot;d&quot;); IF(DATEDIF([.G97];[.O9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97]); &quot;&quot;; IF([.$F97]=&quot;Long&quot;; ([.W97]-[.$I97])*[.$H97]/[.$K97]; ([.$I97]-[.W97])*[.$H97]/[.$K97])-[.$P97]); &quot;&quot;)">
            <text:p/>
          </table:table-cell>
          <table:table-cell table:style-name="Default"/>
          <table:table-cell table:style-name="ce205" table:formula="of:=IFERROR(IF(ISBLANK([.Y97]); &quot;&quot;; IF([.$F97]=&quot;Long&quot;; ([.Y97]-[.$I97])*[.$H97]/[.$K97]; ([.$I97]-[.Y97])*[.$H97]/[.$K97])-[.$P97]); &quot;&quot;)">
            <text:p/>
          </table:table-cell>
          <table:table-cell table:style-name="Default"/>
          <table:table-cell table:style-name="ce205" table:formula="of:=IFERROR(IF(ISBLANK([.AA97]); &quot;&quot;; IF([.$F97]=&quot;Long&quot;; ([.AA97]-[.$I97])*[.$H97]/[.$K97]; ([.$I97]-[.AA97])*[.$H97]/[.$K97])-[.$P97]); &quot;&quot;)">
            <text:p/>
          </table:table-cell>
          <table:table-cell/>
          <table:table-cell table:formula="of:=IF(ISBLANK([.O97]); &quot;&quot;; DAY([.O97]))">
            <text:p/>
          </table:table-cell>
          <table:table-cell table:formula="of:=IF(ISBLANK([.G97]); &quot;&quot;; WEEKDAY([.G97]; 2))">
            <text:p/>
          </table:table-cell>
          <table:table-cell table:formula="of:=IF(ISBLANK([.O97]); &quot;&quot;; WEEKDAY([.O97]; 2))">
            <text:p/>
          </table:table-cell>
          <table:table-cell table:formula="of:=IF(ISBLANK([.O97]); &quot;&quot;; WEEKNUM([.O97]))">
            <text:p/>
          </table:table-cell>
          <table:table-cell table:formula="of:=IF(ISBLANK([.O97]); &quot;&quot;; MONTH([.O97]))">
            <text:p/>
          </table:table-cell>
          <table:table-cell table:formula="of:=IF(OR(ISBLANK([.G97]); ISBLANK([.O97])); &quot;&quot;; IFERROR(DATEDIF([.G97];[.O97];&quot;d&quot;); &quot;&quot;))">
            <text:p/>
          </table:table-cell>
          <table:table-cell table:formula="of:=IFERROR([.AJ96]+[.P97]; &quot;&quot;)">
            <text:p/>
          </table:table-cell>
          <table:table-cell table:formula="of:=IFERROR([.AK96]+[.Q9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98]=&quot;Long&quot;; [.I98]-[Overview.$C$4]/[.H98]; IF([.F98]=&quot;Short&quot;; [.I98]+[Overview.$C$4]/[.H98]; &quot;&quot;)); &quot;&quot;)">
            <text:p/>
          </table:table-cell>
          <table:table-cell table:style-name="ce157" table:formula="of:=IFERROR(ABS([.J98]-[.I98])*[.H98]; &quot;&quot;)">
            <text:p/>
          </table:table-cell>
          <table:table-cell table:formula="of:=IFERROR(IF([.F98]=&quot;Long&quot;; [.I98]+[Overview.$C$4]/[.H98]*[Overview.$C$6]; IF([.F98]=&quot;Short&quot;; [.I98]-[Overview.$C$4]/[.H98]*[Overview.$C$6]; &quot;&quot;)); &quot;&quot;)">
            <text:p/>
          </table:table-cell>
          <table:table-cell table:number-columns-repeated="3"/>
          <table:table-cell table:formula="of:=IFERROR([.Q98]/[.K98]; &quot;&quot;)">
            <text:p/>
          </table:table-cell>
          <table:table-cell table:formula="of:=IFERROR(IF(AND([.F98]=&quot;Long&quot;; [.M98]=[.H98]); [.H98]*([.N98]-[.I98]); IF(AND([.F98]=&quot;Short&quot;; [.M98]=[.H98]); [.H98]*([.I98]-[.N98]); &quot;&quot;)); &quot;&quot;)">
            <text:p/>
          </table:table-cell>
          <table:table-cell table:formula="of:=IF(ISNUMBER([.Q98]); IF([.Q98]&gt;0; &quot;Win&quot;; &quot;Loss&quot;);&quot;&quot;)">
            <text:p/>
          </table:table-cell>
          <table:table-cell table:formula="of:=IF([.O98]=&quot;&quot;; &quot;&quot;; CONCATENATE(DATEDIF([.G98];[.O98];&quot;d&quot;); IF(DATEDIF([.G98];[.O9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98]); &quot;&quot;; IF([.$F98]=&quot;Long&quot;; ([.W98]-[.$I98])*[.$H98]/[.$K98]; ([.$I98]-[.W98])*[.$H98]/[.$K98])-[.$P98]); &quot;&quot;)">
            <text:p/>
          </table:table-cell>
          <table:table-cell table:style-name="Default"/>
          <table:table-cell table:style-name="ce205" table:formula="of:=IFERROR(IF(ISBLANK([.Y98]); &quot;&quot;; IF([.$F98]=&quot;Long&quot;; ([.Y98]-[.$I98])*[.$H98]/[.$K98]; ([.$I98]-[.Y98])*[.$H98]/[.$K98])-[.$P98]); &quot;&quot;)">
            <text:p/>
          </table:table-cell>
          <table:table-cell table:style-name="Default"/>
          <table:table-cell table:style-name="ce205" table:formula="of:=IFERROR(IF(ISBLANK([.AA98]); &quot;&quot;; IF([.$F98]=&quot;Long&quot;; ([.AA98]-[.$I98])*[.$H98]/[.$K98]; ([.$I98]-[.AA98])*[.$H98]/[.$K98])-[.$P98]); &quot;&quot;)">
            <text:p/>
          </table:table-cell>
          <table:table-cell/>
          <table:table-cell table:formula="of:=IF(ISBLANK([.O98]); &quot;&quot;; DAY([.O98]))">
            <text:p/>
          </table:table-cell>
          <table:table-cell table:formula="of:=IF(ISBLANK([.G98]); &quot;&quot;; WEEKDAY([.G98]; 2))">
            <text:p/>
          </table:table-cell>
          <table:table-cell table:formula="of:=IF(ISBLANK([.O98]); &quot;&quot;; WEEKDAY([.O98]; 2))">
            <text:p/>
          </table:table-cell>
          <table:table-cell table:formula="of:=IF(ISBLANK([.O98]); &quot;&quot;; WEEKNUM([.O98]))">
            <text:p/>
          </table:table-cell>
          <table:table-cell table:formula="of:=IF(ISBLANK([.O98]); &quot;&quot;; MONTH([.O98]))">
            <text:p/>
          </table:table-cell>
          <table:table-cell table:formula="of:=IF(OR(ISBLANK([.G98]); ISBLANK([.O98])); &quot;&quot;; IFERROR(DATEDIF([.G98];[.O98];&quot;d&quot;); &quot;&quot;))">
            <text:p/>
          </table:table-cell>
          <table:table-cell table:formula="of:=IFERROR([.AJ97]+[.P98]; &quot;&quot;)">
            <text:p/>
          </table:table-cell>
          <table:table-cell table:formula="of:=IFERROR([.AK97]+[.Q9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99]=&quot;Long&quot;; [.I99]-[Overview.$C$4]/[.H99]; IF([.F99]=&quot;Short&quot;; [.I99]+[Overview.$C$4]/[.H99]; &quot;&quot;)); &quot;&quot;)">
            <text:p/>
          </table:table-cell>
          <table:table-cell table:style-name="ce157" table:formula="of:=IFERROR(ABS([.J99]-[.I99])*[.H99]; &quot;&quot;)">
            <text:p/>
          </table:table-cell>
          <table:table-cell table:formula="of:=IFERROR(IF([.F99]=&quot;Long&quot;; [.I99]+[Overview.$C$4]/[.H99]*[Overview.$C$6]; IF([.F99]=&quot;Short&quot;; [.I99]-[Overview.$C$4]/[.H99]*[Overview.$C$6]; &quot;&quot;)); &quot;&quot;)">
            <text:p/>
          </table:table-cell>
          <table:table-cell table:number-columns-repeated="3"/>
          <table:table-cell table:formula="of:=IFERROR([.Q99]/[.K99]; &quot;&quot;)">
            <text:p/>
          </table:table-cell>
          <table:table-cell table:formula="of:=IFERROR(IF(AND([.F99]=&quot;Long&quot;; [.M99]=[.H99]); [.H99]*([.N99]-[.I99]); IF(AND([.F99]=&quot;Short&quot;; [.M99]=[.H99]); [.H99]*([.I99]-[.N99]); &quot;&quot;)); &quot;&quot;)">
            <text:p/>
          </table:table-cell>
          <table:table-cell table:formula="of:=IF(ISNUMBER([.Q99]); IF([.Q99]&gt;0; &quot;Win&quot;; &quot;Loss&quot;);&quot;&quot;)">
            <text:p/>
          </table:table-cell>
          <table:table-cell table:formula="of:=IF([.O99]=&quot;&quot;; &quot;&quot;; CONCATENATE(DATEDIF([.G99];[.O99];&quot;d&quot;); IF(DATEDIF([.G99];[.O9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99]); &quot;&quot;; IF([.$F99]=&quot;Long&quot;; ([.W99]-[.$I99])*[.$H99]/[.$K99]; ([.$I99]-[.W99])*[.$H99]/[.$K99])-[.$P99]); &quot;&quot;)">
            <text:p/>
          </table:table-cell>
          <table:table-cell table:style-name="Default"/>
          <table:table-cell table:style-name="ce205" table:formula="of:=IFERROR(IF(ISBLANK([.Y99]); &quot;&quot;; IF([.$F99]=&quot;Long&quot;; ([.Y99]-[.$I99])*[.$H99]/[.$K99]; ([.$I99]-[.Y99])*[.$H99]/[.$K99])-[.$P99]); &quot;&quot;)">
            <text:p/>
          </table:table-cell>
          <table:table-cell table:style-name="Default"/>
          <table:table-cell table:style-name="ce205" table:formula="of:=IFERROR(IF(ISBLANK([.AA99]); &quot;&quot;; IF([.$F99]=&quot;Long&quot;; ([.AA99]-[.$I99])*[.$H99]/[.$K99]; ([.$I99]-[.AA99])*[.$H99]/[.$K99])-[.$P99]); &quot;&quot;)">
            <text:p/>
          </table:table-cell>
          <table:table-cell/>
          <table:table-cell table:formula="of:=IF(ISBLANK([.O99]); &quot;&quot;; DAY([.O99]))">
            <text:p/>
          </table:table-cell>
          <table:table-cell table:formula="of:=IF(ISBLANK([.G99]); &quot;&quot;; WEEKDAY([.G99]; 2))">
            <text:p/>
          </table:table-cell>
          <table:table-cell table:formula="of:=IF(ISBLANK([.O99]); &quot;&quot;; WEEKDAY([.O99]; 2))">
            <text:p/>
          </table:table-cell>
          <table:table-cell table:formula="of:=IF(ISBLANK([.O99]); &quot;&quot;; WEEKNUM([.O99]))">
            <text:p/>
          </table:table-cell>
          <table:table-cell table:formula="of:=IF(ISBLANK([.O99]); &quot;&quot;; MONTH([.O99]))">
            <text:p/>
          </table:table-cell>
          <table:table-cell table:formula="of:=IF(OR(ISBLANK([.G99]); ISBLANK([.O99])); &quot;&quot;; IFERROR(DATEDIF([.G99];[.O99];&quot;d&quot;); &quot;&quot;))">
            <text:p/>
          </table:table-cell>
          <table:table-cell table:formula="of:=IFERROR([.AJ98]+[.P99]; &quot;&quot;)">
            <text:p/>
          </table:table-cell>
          <table:table-cell table:formula="of:=IFERROR([.AK98]+[.Q9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00]=&quot;Long&quot;; [.I100]-[Overview.$C$4]/[.H100]; IF([.F100]=&quot;Short&quot;; [.I100]+[Overview.$C$4]/[.H100]; &quot;&quot;)); &quot;&quot;)">
            <text:p/>
          </table:table-cell>
          <table:table-cell table:style-name="ce157" table:formula="of:=IFERROR(ABS([.J100]-[.I100])*[.H100]; &quot;&quot;)">
            <text:p/>
          </table:table-cell>
          <table:table-cell table:formula="of:=IFERROR(IF([.F100]=&quot;Long&quot;; [.I100]+[Overview.$C$4]/[.H100]*[Overview.$C$6]; IF([.F100]=&quot;Short&quot;; [.I100]-[Overview.$C$4]/[.H100]*[Overview.$C$6]; &quot;&quot;)); &quot;&quot;)">
            <text:p/>
          </table:table-cell>
          <table:table-cell table:number-columns-repeated="3"/>
          <table:table-cell table:formula="of:=IFERROR([.Q100]/[.K100]; &quot;&quot;)">
            <text:p/>
          </table:table-cell>
          <table:table-cell table:formula="of:=IFERROR(IF(AND([.F100]=&quot;Long&quot;; [.M100]=[.H100]); [.H100]*([.N100]-[.I100]); IF(AND([.F100]=&quot;Short&quot;; [.M100]=[.H100]); [.H100]*([.I100]-[.N100]); &quot;&quot;)); &quot;&quot;)">
            <text:p/>
          </table:table-cell>
          <table:table-cell table:formula="of:=IF(ISNUMBER([.Q100]); IF([.Q100]&gt;0; &quot;Win&quot;; &quot;Loss&quot;);&quot;&quot;)">
            <text:p/>
          </table:table-cell>
          <table:table-cell table:formula="of:=IF([.O100]=&quot;&quot;; &quot;&quot;; CONCATENATE(DATEDIF([.G100];[.O100];&quot;d&quot;); IF(DATEDIF([.G100];[.O10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00]); &quot;&quot;; IF([.$F100]=&quot;Long&quot;; ([.W100]-[.$I100])*[.$H100]/[.$K100]; ([.$I100]-[.W100])*[.$H100]/[.$K100])-[.$P100]); &quot;&quot;)">
            <text:p/>
          </table:table-cell>
          <table:table-cell table:style-name="Default"/>
          <table:table-cell table:style-name="ce205" table:formula="of:=IFERROR(IF(ISBLANK([.Y100]); &quot;&quot;; IF([.$F100]=&quot;Long&quot;; ([.Y100]-[.$I100])*[.$H100]/[.$K100]; ([.$I100]-[.Y100])*[.$H100]/[.$K100])-[.$P100]); &quot;&quot;)">
            <text:p/>
          </table:table-cell>
          <table:table-cell table:style-name="Default"/>
          <table:table-cell table:style-name="ce205" table:formula="of:=IFERROR(IF(ISBLANK([.AA100]); &quot;&quot;; IF([.$F100]=&quot;Long&quot;; ([.AA100]-[.$I100])*[.$H100]/[.$K100]; ([.$I100]-[.AA100])*[.$H100]/[.$K100])-[.$P100]); &quot;&quot;)">
            <text:p/>
          </table:table-cell>
          <table:table-cell/>
          <table:table-cell table:formula="of:=IF(ISBLANK([.O100]); &quot;&quot;; DAY([.O100]))">
            <text:p/>
          </table:table-cell>
          <table:table-cell table:formula="of:=IF(ISBLANK([.G100]); &quot;&quot;; WEEKDAY([.G100]; 2))">
            <text:p/>
          </table:table-cell>
          <table:table-cell table:formula="of:=IF(ISBLANK([.O100]); &quot;&quot;; WEEKDAY([.O100]; 2))">
            <text:p/>
          </table:table-cell>
          <table:table-cell table:formula="of:=IF(ISBLANK([.O100]); &quot;&quot;; WEEKNUM([.O100]))">
            <text:p/>
          </table:table-cell>
          <table:table-cell table:formula="of:=IF(ISBLANK([.O100]); &quot;&quot;; MONTH([.O100]))">
            <text:p/>
          </table:table-cell>
          <table:table-cell table:formula="of:=IF(OR(ISBLANK([.G100]); ISBLANK([.O100])); &quot;&quot;; IFERROR(DATEDIF([.G100];[.O100];&quot;d&quot;); &quot;&quot;))">
            <text:p/>
          </table:table-cell>
          <table:table-cell table:formula="of:=IFERROR([.AJ99]+[.P100]; &quot;&quot;)">
            <text:p/>
          </table:table-cell>
          <table:table-cell table:formula="of:=IFERROR([.AK99]+[.Q10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01]=&quot;Long&quot;; [.I101]-[Overview.$C$4]/[.H101]; IF([.F101]=&quot;Short&quot;; [.I101]+[Overview.$C$4]/[.H101]; &quot;&quot;)); &quot;&quot;)">
            <text:p/>
          </table:table-cell>
          <table:table-cell table:style-name="ce157" table:formula="of:=IFERROR(ABS([.J101]-[.I101])*[.H101]; &quot;&quot;)">
            <text:p/>
          </table:table-cell>
          <table:table-cell table:formula="of:=IFERROR(IF([.F101]=&quot;Long&quot;; [.I101]+[Overview.$C$4]/[.H101]*[Overview.$C$6]; IF([.F101]=&quot;Short&quot;; [.I101]-[Overview.$C$4]/[.H101]*[Overview.$C$6]; &quot;&quot;)); &quot;&quot;)">
            <text:p/>
          </table:table-cell>
          <table:table-cell table:number-columns-repeated="3"/>
          <table:table-cell table:formula="of:=IFERROR([.Q101]/[.K101]; &quot;&quot;)">
            <text:p/>
          </table:table-cell>
          <table:table-cell table:formula="of:=IFERROR(IF(AND([.F101]=&quot;Long&quot;; [.M101]=[.H101]); [.H101]*([.N101]-[.I101]); IF(AND([.F101]=&quot;Short&quot;; [.M101]=[.H101]); [.H101]*([.I101]-[.N101]); &quot;&quot;)); &quot;&quot;)">
            <text:p/>
          </table:table-cell>
          <table:table-cell table:formula="of:=IF(ISNUMBER([.Q101]); IF([.Q101]&gt;0; &quot;Win&quot;; &quot;Loss&quot;);&quot;&quot;)">
            <text:p/>
          </table:table-cell>
          <table:table-cell table:formula="of:=IF([.O101]=&quot;&quot;; &quot;&quot;; CONCATENATE(DATEDIF([.G101];[.O101];&quot;d&quot;); IF(DATEDIF([.G101];[.O10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01]); &quot;&quot;; IF([.$F101]=&quot;Long&quot;; ([.W101]-[.$I101])*[.$H101]/[.$K101]; ([.$I101]-[.W101])*[.$H101]/[.$K101])-[.$P101]); &quot;&quot;)">
            <text:p/>
          </table:table-cell>
          <table:table-cell table:style-name="Default"/>
          <table:table-cell table:style-name="ce205" table:formula="of:=IFERROR(IF(ISBLANK([.Y101]); &quot;&quot;; IF([.$F101]=&quot;Long&quot;; ([.Y101]-[.$I101])*[.$H101]/[.$K101]; ([.$I101]-[.Y101])*[.$H101]/[.$K101])-[.$P101]); &quot;&quot;)">
            <text:p/>
          </table:table-cell>
          <table:table-cell table:style-name="Default"/>
          <table:table-cell table:style-name="ce205" table:formula="of:=IFERROR(IF(ISBLANK([.AA101]); &quot;&quot;; IF([.$F101]=&quot;Long&quot;; ([.AA101]-[.$I101])*[.$H101]/[.$K101]; ([.$I101]-[.AA101])*[.$H101]/[.$K101])-[.$P101]); &quot;&quot;)">
            <text:p/>
          </table:table-cell>
          <table:table-cell/>
          <table:table-cell table:formula="of:=IF(ISBLANK([.O101]); &quot;&quot;; DAY([.O101]))">
            <text:p/>
          </table:table-cell>
          <table:table-cell table:formula="of:=IF(ISBLANK([.G101]); &quot;&quot;; WEEKDAY([.G101]; 2))">
            <text:p/>
          </table:table-cell>
          <table:table-cell table:formula="of:=IF(ISBLANK([.O101]); &quot;&quot;; WEEKDAY([.O101]; 2))">
            <text:p/>
          </table:table-cell>
          <table:table-cell table:formula="of:=IF(ISBLANK([.O101]); &quot;&quot;; WEEKNUM([.O101]))">
            <text:p/>
          </table:table-cell>
          <table:table-cell table:formula="of:=IF(ISBLANK([.O101]); &quot;&quot;; MONTH([.O101]))">
            <text:p/>
          </table:table-cell>
          <table:table-cell table:formula="of:=IF(OR(ISBLANK([.G101]); ISBLANK([.O101])); &quot;&quot;; IFERROR(DATEDIF([.G101];[.O101];&quot;d&quot;); &quot;&quot;))">
            <text:p/>
          </table:table-cell>
          <table:table-cell table:formula="of:=IFERROR([.AJ100]+[.P101]; &quot;&quot;)">
            <text:p/>
          </table:table-cell>
          <table:table-cell table:formula="of:=IFERROR([.AK100]+[.Q10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02]=&quot;Long&quot;; [.I102]-[Overview.$C$4]/[.H102]; IF([.F102]=&quot;Short&quot;; [.I102]+[Overview.$C$4]/[.H102]; &quot;&quot;)); &quot;&quot;)">
            <text:p/>
          </table:table-cell>
          <table:table-cell table:style-name="ce157" table:formula="of:=IFERROR(ABS([.J102]-[.I102])*[.H102]; &quot;&quot;)">
            <text:p/>
          </table:table-cell>
          <table:table-cell table:formula="of:=IFERROR(IF([.F102]=&quot;Long&quot;; [.I102]+[Overview.$C$4]/[.H102]*[Overview.$C$6]; IF([.F102]=&quot;Short&quot;; [.I102]-[Overview.$C$4]/[.H102]*[Overview.$C$6]; &quot;&quot;)); &quot;&quot;)">
            <text:p/>
          </table:table-cell>
          <table:table-cell table:number-columns-repeated="3"/>
          <table:table-cell table:formula="of:=IFERROR([.Q102]/[.K102]; &quot;&quot;)">
            <text:p/>
          </table:table-cell>
          <table:table-cell table:formula="of:=IFERROR(IF(AND([.F102]=&quot;Long&quot;; [.M102]=[.H102]); [.H102]*([.N102]-[.I102]); IF(AND([.F102]=&quot;Short&quot;; [.M102]=[.H102]); [.H102]*([.I102]-[.N102]); &quot;&quot;)); &quot;&quot;)">
            <text:p/>
          </table:table-cell>
          <table:table-cell table:formula="of:=IF(ISNUMBER([.Q102]); IF([.Q102]&gt;0; &quot;Win&quot;; &quot;Loss&quot;);&quot;&quot;)">
            <text:p/>
          </table:table-cell>
          <table:table-cell table:formula="of:=IF([.O102]=&quot;&quot;; &quot;&quot;; CONCATENATE(DATEDIF([.G102];[.O102];&quot;d&quot;); IF(DATEDIF([.G102];[.O10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02]); &quot;&quot;; IF([.$F102]=&quot;Long&quot;; ([.W102]-[.$I102])*[.$H102]/[.$K102]; ([.$I102]-[.W102])*[.$H102]/[.$K102])-[.$P102]); &quot;&quot;)">
            <text:p/>
          </table:table-cell>
          <table:table-cell table:style-name="Default"/>
          <table:table-cell table:style-name="ce205" table:formula="of:=IFERROR(IF(ISBLANK([.Y102]); &quot;&quot;; IF([.$F102]=&quot;Long&quot;; ([.Y102]-[.$I102])*[.$H102]/[.$K102]; ([.$I102]-[.Y102])*[.$H102]/[.$K102])-[.$P102]); &quot;&quot;)">
            <text:p/>
          </table:table-cell>
          <table:table-cell table:style-name="Default"/>
          <table:table-cell table:style-name="ce205" table:formula="of:=IFERROR(IF(ISBLANK([.AA102]); &quot;&quot;; IF([.$F102]=&quot;Long&quot;; ([.AA102]-[.$I102])*[.$H102]/[.$K102]; ([.$I102]-[.AA102])*[.$H102]/[.$K102])-[.$P102]); &quot;&quot;)">
            <text:p/>
          </table:table-cell>
          <table:table-cell/>
          <table:table-cell table:formula="of:=IF(ISBLANK([.O102]); &quot;&quot;; DAY([.O102]))">
            <text:p/>
          </table:table-cell>
          <table:table-cell table:formula="of:=IF(ISBLANK([.G102]); &quot;&quot;; WEEKDAY([.G102]; 2))">
            <text:p/>
          </table:table-cell>
          <table:table-cell table:formula="of:=IF(ISBLANK([.O102]); &quot;&quot;; WEEKDAY([.O102]; 2))">
            <text:p/>
          </table:table-cell>
          <table:table-cell table:formula="of:=IF(ISBLANK([.O102]); &quot;&quot;; WEEKNUM([.O102]))">
            <text:p/>
          </table:table-cell>
          <table:table-cell table:formula="of:=IF(ISBLANK([.O102]); &quot;&quot;; MONTH([.O102]))">
            <text:p/>
          </table:table-cell>
          <table:table-cell table:formula="of:=IF(OR(ISBLANK([.G102]); ISBLANK([.O102])); &quot;&quot;; IFERROR(DATEDIF([.G102];[.O102];&quot;d&quot;); &quot;&quot;))">
            <text:p/>
          </table:table-cell>
          <table:table-cell table:formula="of:=IFERROR([.AJ101]+[.P102]; &quot;&quot;)">
            <text:p/>
          </table:table-cell>
          <table:table-cell table:formula="of:=IFERROR([.AK101]+[.Q10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03]=&quot;Long&quot;; [.I103]-[Overview.$C$4]/[.H103]; IF([.F103]=&quot;Short&quot;; [.I103]+[Overview.$C$4]/[.H103]; &quot;&quot;)); &quot;&quot;)">
            <text:p/>
          </table:table-cell>
          <table:table-cell table:style-name="ce157" table:formula="of:=IFERROR(ABS([.J103]-[.I103])*[.H103]; &quot;&quot;)">
            <text:p/>
          </table:table-cell>
          <table:table-cell table:formula="of:=IFERROR(IF([.F103]=&quot;Long&quot;; [.I103]+[Overview.$C$4]/[.H103]*[Overview.$C$6]; IF([.F103]=&quot;Short&quot;; [.I103]-[Overview.$C$4]/[.H103]*[Overview.$C$6]; &quot;&quot;)); &quot;&quot;)">
            <text:p/>
          </table:table-cell>
          <table:table-cell table:number-columns-repeated="3"/>
          <table:table-cell table:formula="of:=IFERROR([.Q103]/[.K103]; &quot;&quot;)">
            <text:p/>
          </table:table-cell>
          <table:table-cell table:formula="of:=IFERROR(IF(AND([.F103]=&quot;Long&quot;; [.M103]=[.H103]); [.H103]*([.N103]-[.I103]); IF(AND([.F103]=&quot;Short&quot;; [.M103]=[.H103]); [.H103]*([.I103]-[.N103]); &quot;&quot;)); &quot;&quot;)">
            <text:p/>
          </table:table-cell>
          <table:table-cell table:formula="of:=IF(ISNUMBER([.Q103]); IF([.Q103]&gt;0; &quot;Win&quot;; &quot;Loss&quot;);&quot;&quot;)">
            <text:p/>
          </table:table-cell>
          <table:table-cell table:formula="of:=IF([.O103]=&quot;&quot;; &quot;&quot;; CONCATENATE(DATEDIF([.G103];[.O103];&quot;d&quot;); IF(DATEDIF([.G103];[.O10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03]); &quot;&quot;; IF([.$F103]=&quot;Long&quot;; ([.W103]-[.$I103])*[.$H103]/[.$K103]; ([.$I103]-[.W103])*[.$H103]/[.$K103])-[.$P103]); &quot;&quot;)">
            <text:p/>
          </table:table-cell>
          <table:table-cell table:style-name="Default"/>
          <table:table-cell table:style-name="ce205" table:formula="of:=IFERROR(IF(ISBLANK([.Y103]); &quot;&quot;; IF([.$F103]=&quot;Long&quot;; ([.Y103]-[.$I103])*[.$H103]/[.$K103]; ([.$I103]-[.Y103])*[.$H103]/[.$K103])-[.$P103]); &quot;&quot;)">
            <text:p/>
          </table:table-cell>
          <table:table-cell table:style-name="Default"/>
          <table:table-cell table:style-name="ce205" table:formula="of:=IFERROR(IF(ISBLANK([.AA103]); &quot;&quot;; IF([.$F103]=&quot;Long&quot;; ([.AA103]-[.$I103])*[.$H103]/[.$K103]; ([.$I103]-[.AA103])*[.$H103]/[.$K103])-[.$P103]); &quot;&quot;)">
            <text:p/>
          </table:table-cell>
          <table:table-cell/>
          <table:table-cell table:formula="of:=IF(ISBLANK([.O103]); &quot;&quot;; DAY([.O103]))">
            <text:p/>
          </table:table-cell>
          <table:table-cell table:formula="of:=IF(ISBLANK([.G103]); &quot;&quot;; WEEKDAY([.G103]; 2))">
            <text:p/>
          </table:table-cell>
          <table:table-cell table:formula="of:=IF(ISBLANK([.O103]); &quot;&quot;; WEEKDAY([.O103]; 2))">
            <text:p/>
          </table:table-cell>
          <table:table-cell table:formula="of:=IF(ISBLANK([.O103]); &quot;&quot;; WEEKNUM([.O103]))">
            <text:p/>
          </table:table-cell>
          <table:table-cell table:formula="of:=IF(ISBLANK([.O103]); &quot;&quot;; MONTH([.O103]))">
            <text:p/>
          </table:table-cell>
          <table:table-cell table:formula="of:=IF(OR(ISBLANK([.G103]); ISBLANK([.O103])); &quot;&quot;; IFERROR(DATEDIF([.G103];[.O103];&quot;d&quot;); &quot;&quot;))">
            <text:p/>
          </table:table-cell>
          <table:table-cell table:formula="of:=IFERROR([.AJ102]+[.P103]; &quot;&quot;)">
            <text:p/>
          </table:table-cell>
          <table:table-cell table:formula="of:=IFERROR([.AK102]+[.Q10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04]=&quot;Long&quot;; [.I104]-[Overview.$C$4]/[.H104]; IF([.F104]=&quot;Short&quot;; [.I104]+[Overview.$C$4]/[.H104]; &quot;&quot;)); &quot;&quot;)">
            <text:p/>
          </table:table-cell>
          <table:table-cell table:style-name="ce157" table:formula="of:=IFERROR(ABS([.J104]-[.I104])*[.H104]; &quot;&quot;)">
            <text:p/>
          </table:table-cell>
          <table:table-cell table:formula="of:=IFERROR(IF([.F104]=&quot;Long&quot;; [.I104]+[Overview.$C$4]/[.H104]*[Overview.$C$6]; IF([.F104]=&quot;Short&quot;; [.I104]-[Overview.$C$4]/[.H104]*[Overview.$C$6]; &quot;&quot;)); &quot;&quot;)">
            <text:p/>
          </table:table-cell>
          <table:table-cell table:number-columns-repeated="3"/>
          <table:table-cell table:formula="of:=IFERROR([.Q104]/[.K104]; &quot;&quot;)">
            <text:p/>
          </table:table-cell>
          <table:table-cell table:formula="of:=IFERROR(IF(AND([.F104]=&quot;Long&quot;; [.M104]=[.H104]); [.H104]*([.N104]-[.I104]); IF(AND([.F104]=&quot;Short&quot;; [.M104]=[.H104]); [.H104]*([.I104]-[.N104]); &quot;&quot;)); &quot;&quot;)">
            <text:p/>
          </table:table-cell>
          <table:table-cell table:formula="of:=IF(ISNUMBER([.Q104]); IF([.Q104]&gt;0; &quot;Win&quot;; &quot;Loss&quot;);&quot;&quot;)">
            <text:p/>
          </table:table-cell>
          <table:table-cell table:formula="of:=IF([.O104]=&quot;&quot;; &quot;&quot;; CONCATENATE(DATEDIF([.G104];[.O104];&quot;d&quot;); IF(DATEDIF([.G104];[.O10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04]); &quot;&quot;; IF([.$F104]=&quot;Long&quot;; ([.W104]-[.$I104])*[.$H104]/[.$K104]; ([.$I104]-[.W104])*[.$H104]/[.$K104])-[.$P104]); &quot;&quot;)">
            <text:p/>
          </table:table-cell>
          <table:table-cell table:style-name="Default"/>
          <table:table-cell table:style-name="ce205" table:formula="of:=IFERROR(IF(ISBLANK([.Y104]); &quot;&quot;; IF([.$F104]=&quot;Long&quot;; ([.Y104]-[.$I104])*[.$H104]/[.$K104]; ([.$I104]-[.Y104])*[.$H104]/[.$K104])-[.$P104]); &quot;&quot;)">
            <text:p/>
          </table:table-cell>
          <table:table-cell table:style-name="Default"/>
          <table:table-cell table:style-name="ce205" table:formula="of:=IFERROR(IF(ISBLANK([.AA104]); &quot;&quot;; IF([.$F104]=&quot;Long&quot;; ([.AA104]-[.$I104])*[.$H104]/[.$K104]; ([.$I104]-[.AA104])*[.$H104]/[.$K104])-[.$P104]); &quot;&quot;)">
            <text:p/>
          </table:table-cell>
          <table:table-cell/>
          <table:table-cell table:formula="of:=IF(ISBLANK([.O104]); &quot;&quot;; DAY([.O104]))">
            <text:p/>
          </table:table-cell>
          <table:table-cell table:formula="of:=IF(ISBLANK([.G104]); &quot;&quot;; WEEKDAY([.G104]; 2))">
            <text:p/>
          </table:table-cell>
          <table:table-cell table:formula="of:=IF(ISBLANK([.O104]); &quot;&quot;; WEEKDAY([.O104]; 2))">
            <text:p/>
          </table:table-cell>
          <table:table-cell table:formula="of:=IF(ISBLANK([.O104]); &quot;&quot;; WEEKNUM([.O104]))">
            <text:p/>
          </table:table-cell>
          <table:table-cell table:formula="of:=IF(ISBLANK([.O104]); &quot;&quot;; MONTH([.O104]))">
            <text:p/>
          </table:table-cell>
          <table:table-cell table:formula="of:=IF(OR(ISBLANK([.G104]); ISBLANK([.O104])); &quot;&quot;; IFERROR(DATEDIF([.G104];[.O104];&quot;d&quot;); &quot;&quot;))">
            <text:p/>
          </table:table-cell>
          <table:table-cell table:formula="of:=IFERROR([.AJ103]+[.P104]; &quot;&quot;)">
            <text:p/>
          </table:table-cell>
          <table:table-cell table:formula="of:=IFERROR([.AK103]+[.Q10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05]=&quot;Long&quot;; [.I105]-[Overview.$C$4]/[.H105]; IF([.F105]=&quot;Short&quot;; [.I105]+[Overview.$C$4]/[.H105]; &quot;&quot;)); &quot;&quot;)">
            <text:p/>
          </table:table-cell>
          <table:table-cell table:style-name="ce157" table:formula="of:=IFERROR(ABS([.J105]-[.I105])*[.H105]; &quot;&quot;)">
            <text:p/>
          </table:table-cell>
          <table:table-cell table:formula="of:=IFERROR(IF([.F105]=&quot;Long&quot;; [.I105]+[Overview.$C$4]/[.H105]*[Overview.$C$6]; IF([.F105]=&quot;Short&quot;; [.I105]-[Overview.$C$4]/[.H105]*[Overview.$C$6]; &quot;&quot;)); &quot;&quot;)">
            <text:p/>
          </table:table-cell>
          <table:table-cell table:number-columns-repeated="3"/>
          <table:table-cell table:formula="of:=IFERROR([.Q105]/[.K105]; &quot;&quot;)">
            <text:p/>
          </table:table-cell>
          <table:table-cell table:formula="of:=IFERROR(IF(AND([.F105]=&quot;Long&quot;; [.M105]=[.H105]); [.H105]*([.N105]-[.I105]); IF(AND([.F105]=&quot;Short&quot;; [.M105]=[.H105]); [.H105]*([.I105]-[.N105]); &quot;&quot;)); &quot;&quot;)">
            <text:p/>
          </table:table-cell>
          <table:table-cell table:formula="of:=IF(ISNUMBER([.Q105]); IF([.Q105]&gt;0; &quot;Win&quot;; &quot;Loss&quot;);&quot;&quot;)">
            <text:p/>
          </table:table-cell>
          <table:table-cell table:formula="of:=IF([.O105]=&quot;&quot;; &quot;&quot;; CONCATENATE(DATEDIF([.G105];[.O105];&quot;d&quot;); IF(DATEDIF([.G105];[.O10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05]); &quot;&quot;; IF([.$F105]=&quot;Long&quot;; ([.W105]-[.$I105])*[.$H105]/[.$K105]; ([.$I105]-[.W105])*[.$H105]/[.$K105])-[.$P105]); &quot;&quot;)">
            <text:p/>
          </table:table-cell>
          <table:table-cell table:style-name="Default"/>
          <table:table-cell table:style-name="ce205" table:formula="of:=IFERROR(IF(ISBLANK([.Y105]); &quot;&quot;; IF([.$F105]=&quot;Long&quot;; ([.Y105]-[.$I105])*[.$H105]/[.$K105]; ([.$I105]-[.Y105])*[.$H105]/[.$K105])-[.$P105]); &quot;&quot;)">
            <text:p/>
          </table:table-cell>
          <table:table-cell table:style-name="Default"/>
          <table:table-cell table:style-name="ce205" table:formula="of:=IFERROR(IF(ISBLANK([.AA105]); &quot;&quot;; IF([.$F105]=&quot;Long&quot;; ([.AA105]-[.$I105])*[.$H105]/[.$K105]; ([.$I105]-[.AA105])*[.$H105]/[.$K105])-[.$P105]); &quot;&quot;)">
            <text:p/>
          </table:table-cell>
          <table:table-cell/>
          <table:table-cell table:formula="of:=IF(ISBLANK([.O105]); &quot;&quot;; DAY([.O105]))">
            <text:p/>
          </table:table-cell>
          <table:table-cell table:formula="of:=IF(ISBLANK([.G105]); &quot;&quot;; WEEKDAY([.G105]; 2))">
            <text:p/>
          </table:table-cell>
          <table:table-cell table:formula="of:=IF(ISBLANK([.O105]); &quot;&quot;; WEEKDAY([.O105]; 2))">
            <text:p/>
          </table:table-cell>
          <table:table-cell table:formula="of:=IF(ISBLANK([.O105]); &quot;&quot;; WEEKNUM([.O105]))">
            <text:p/>
          </table:table-cell>
          <table:table-cell table:formula="of:=IF(ISBLANK([.O105]); &quot;&quot;; MONTH([.O105]))">
            <text:p/>
          </table:table-cell>
          <table:table-cell table:formula="of:=IF(OR(ISBLANK([.G105]); ISBLANK([.O105])); &quot;&quot;; IFERROR(DATEDIF([.G105];[.O105];&quot;d&quot;); &quot;&quot;))">
            <text:p/>
          </table:table-cell>
          <table:table-cell table:formula="of:=IFERROR([.AJ104]+[.P105]; &quot;&quot;)">
            <text:p/>
          </table:table-cell>
          <table:table-cell table:formula="of:=IFERROR([.AK104]+[.Q10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06]=&quot;Long&quot;; [.I106]-[Overview.$C$4]/[.H106]; IF([.F106]=&quot;Short&quot;; [.I106]+[Overview.$C$4]/[.H106]; &quot;&quot;)); &quot;&quot;)">
            <text:p/>
          </table:table-cell>
          <table:table-cell table:style-name="ce157" table:formula="of:=IFERROR(ABS([.J106]-[.I106])*[.H106]; &quot;&quot;)">
            <text:p/>
          </table:table-cell>
          <table:table-cell table:formula="of:=IFERROR(IF([.F106]=&quot;Long&quot;; [.I106]+[Overview.$C$4]/[.H106]*[Overview.$C$6]; IF([.F106]=&quot;Short&quot;; [.I106]-[Overview.$C$4]/[.H106]*[Overview.$C$6]; &quot;&quot;)); &quot;&quot;)">
            <text:p/>
          </table:table-cell>
          <table:table-cell table:number-columns-repeated="3"/>
          <table:table-cell table:formula="of:=IFERROR([.Q106]/[.K106]; &quot;&quot;)">
            <text:p/>
          </table:table-cell>
          <table:table-cell table:formula="of:=IFERROR(IF(AND([.F106]=&quot;Long&quot;; [.M106]=[.H106]); [.H106]*([.N106]-[.I106]); IF(AND([.F106]=&quot;Short&quot;; [.M106]=[.H106]); [.H106]*([.I106]-[.N106]); &quot;&quot;)); &quot;&quot;)">
            <text:p/>
          </table:table-cell>
          <table:table-cell table:formula="of:=IF(ISNUMBER([.Q106]); IF([.Q106]&gt;0; &quot;Win&quot;; &quot;Loss&quot;);&quot;&quot;)">
            <text:p/>
          </table:table-cell>
          <table:table-cell table:formula="of:=IF([.O106]=&quot;&quot;; &quot;&quot;; CONCATENATE(DATEDIF([.G106];[.O106];&quot;d&quot;); IF(DATEDIF([.G106];[.O10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06]); &quot;&quot;; IF([.$F106]=&quot;Long&quot;; ([.W106]-[.$I106])*[.$H106]/[.$K106]; ([.$I106]-[.W106])*[.$H106]/[.$K106])-[.$P106]); &quot;&quot;)">
            <text:p/>
          </table:table-cell>
          <table:table-cell table:style-name="Default"/>
          <table:table-cell table:style-name="ce205" table:formula="of:=IFERROR(IF(ISBLANK([.Y106]); &quot;&quot;; IF([.$F106]=&quot;Long&quot;; ([.Y106]-[.$I106])*[.$H106]/[.$K106]; ([.$I106]-[.Y106])*[.$H106]/[.$K106])-[.$P106]); &quot;&quot;)">
            <text:p/>
          </table:table-cell>
          <table:table-cell table:style-name="Default"/>
          <table:table-cell table:style-name="ce205" table:formula="of:=IFERROR(IF(ISBLANK([.AA106]); &quot;&quot;; IF([.$F106]=&quot;Long&quot;; ([.AA106]-[.$I106])*[.$H106]/[.$K106]; ([.$I106]-[.AA106])*[.$H106]/[.$K106])-[.$P106]); &quot;&quot;)">
            <text:p/>
          </table:table-cell>
          <table:table-cell/>
          <table:table-cell table:formula="of:=IF(ISBLANK([.O106]); &quot;&quot;; DAY([.O106]))">
            <text:p/>
          </table:table-cell>
          <table:table-cell table:formula="of:=IF(ISBLANK([.G106]); &quot;&quot;; WEEKDAY([.G106]; 2))">
            <text:p/>
          </table:table-cell>
          <table:table-cell table:formula="of:=IF(ISBLANK([.O106]); &quot;&quot;; WEEKDAY([.O106]; 2))">
            <text:p/>
          </table:table-cell>
          <table:table-cell table:formula="of:=IF(ISBLANK([.O106]); &quot;&quot;; WEEKNUM([.O106]))">
            <text:p/>
          </table:table-cell>
          <table:table-cell table:formula="of:=IF(ISBLANK([.O106]); &quot;&quot;; MONTH([.O106]))">
            <text:p/>
          </table:table-cell>
          <table:table-cell table:formula="of:=IF(OR(ISBLANK([.G106]); ISBLANK([.O106])); &quot;&quot;; IFERROR(DATEDIF([.G106];[.O106];&quot;d&quot;); &quot;&quot;))">
            <text:p/>
          </table:table-cell>
          <table:table-cell table:formula="of:=IFERROR([.AJ105]+[.P106]; &quot;&quot;)">
            <text:p/>
          </table:table-cell>
          <table:table-cell table:formula="of:=IFERROR([.AK105]+[.Q10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07]=&quot;Long&quot;; [.I107]-[Overview.$C$4]/[.H107]; IF([.F107]=&quot;Short&quot;; [.I107]+[Overview.$C$4]/[.H107]; &quot;&quot;)); &quot;&quot;)">
            <text:p/>
          </table:table-cell>
          <table:table-cell table:style-name="ce157" table:formula="of:=IFERROR(ABS([.J107]-[.I107])*[.H107]; &quot;&quot;)">
            <text:p/>
          </table:table-cell>
          <table:table-cell table:formula="of:=IFERROR(IF([.F107]=&quot;Long&quot;; [.I107]+[Overview.$C$4]/[.H107]*[Overview.$C$6]; IF([.F107]=&quot;Short&quot;; [.I107]-[Overview.$C$4]/[.H107]*[Overview.$C$6]; &quot;&quot;)); &quot;&quot;)">
            <text:p/>
          </table:table-cell>
          <table:table-cell table:number-columns-repeated="3"/>
          <table:table-cell table:formula="of:=IFERROR([.Q107]/[.K107]; &quot;&quot;)">
            <text:p/>
          </table:table-cell>
          <table:table-cell table:formula="of:=IFERROR(IF(AND([.F107]=&quot;Long&quot;; [.M107]=[.H107]); [.H107]*([.N107]-[.I107]); IF(AND([.F107]=&quot;Short&quot;; [.M107]=[.H107]); [.H107]*([.I107]-[.N107]); &quot;&quot;)); &quot;&quot;)">
            <text:p/>
          </table:table-cell>
          <table:table-cell table:formula="of:=IF(ISNUMBER([.Q107]); IF([.Q107]&gt;0; &quot;Win&quot;; &quot;Loss&quot;);&quot;&quot;)">
            <text:p/>
          </table:table-cell>
          <table:table-cell table:formula="of:=IF([.O107]=&quot;&quot;; &quot;&quot;; CONCATENATE(DATEDIF([.G107];[.O107];&quot;d&quot;); IF(DATEDIF([.G107];[.O10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07]); &quot;&quot;; IF([.$F107]=&quot;Long&quot;; ([.W107]-[.$I107])*[.$H107]/[.$K107]; ([.$I107]-[.W107])*[.$H107]/[.$K107])-[.$P107]); &quot;&quot;)">
            <text:p/>
          </table:table-cell>
          <table:table-cell table:style-name="Default"/>
          <table:table-cell table:style-name="ce205" table:formula="of:=IFERROR(IF(ISBLANK([.Y107]); &quot;&quot;; IF([.$F107]=&quot;Long&quot;; ([.Y107]-[.$I107])*[.$H107]/[.$K107]; ([.$I107]-[.Y107])*[.$H107]/[.$K107])-[.$P107]); &quot;&quot;)">
            <text:p/>
          </table:table-cell>
          <table:table-cell table:style-name="Default"/>
          <table:table-cell table:style-name="ce205" table:formula="of:=IFERROR(IF(ISBLANK([.AA107]); &quot;&quot;; IF([.$F107]=&quot;Long&quot;; ([.AA107]-[.$I107])*[.$H107]/[.$K107]; ([.$I107]-[.AA107])*[.$H107]/[.$K107])-[.$P107]); &quot;&quot;)">
            <text:p/>
          </table:table-cell>
          <table:table-cell/>
          <table:table-cell table:formula="of:=IF(ISBLANK([.O107]); &quot;&quot;; DAY([.O107]))">
            <text:p/>
          </table:table-cell>
          <table:table-cell table:formula="of:=IF(ISBLANK([.G107]); &quot;&quot;; WEEKDAY([.G107]; 2))">
            <text:p/>
          </table:table-cell>
          <table:table-cell table:formula="of:=IF(ISBLANK([.O107]); &quot;&quot;; WEEKDAY([.O107]; 2))">
            <text:p/>
          </table:table-cell>
          <table:table-cell table:formula="of:=IF(ISBLANK([.O107]); &quot;&quot;; WEEKNUM([.O107]))">
            <text:p/>
          </table:table-cell>
          <table:table-cell table:formula="of:=IF(ISBLANK([.O107]); &quot;&quot;; MONTH([.O107]))">
            <text:p/>
          </table:table-cell>
          <table:table-cell table:formula="of:=IF(OR(ISBLANK([.G107]); ISBLANK([.O107])); &quot;&quot;; IFERROR(DATEDIF([.G107];[.O107];&quot;d&quot;); &quot;&quot;))">
            <text:p/>
          </table:table-cell>
          <table:table-cell table:formula="of:=IFERROR([.AJ106]+[.P107]; &quot;&quot;)">
            <text:p/>
          </table:table-cell>
          <table:table-cell table:formula="of:=IFERROR([.AK106]+[.Q10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08]=&quot;Long&quot;; [.I108]-[Overview.$C$4]/[.H108]; IF([.F108]=&quot;Short&quot;; [.I108]+[Overview.$C$4]/[.H108]; &quot;&quot;)); &quot;&quot;)">
            <text:p/>
          </table:table-cell>
          <table:table-cell table:style-name="ce157" table:formula="of:=IFERROR(ABS([.J108]-[.I108])*[.H108]; &quot;&quot;)">
            <text:p/>
          </table:table-cell>
          <table:table-cell table:formula="of:=IFERROR(IF([.F108]=&quot;Long&quot;; [.I108]+[Overview.$C$4]/[.H108]*[Overview.$C$6]; IF([.F108]=&quot;Short&quot;; [.I108]-[Overview.$C$4]/[.H108]*[Overview.$C$6]; &quot;&quot;)); &quot;&quot;)">
            <text:p/>
          </table:table-cell>
          <table:table-cell table:number-columns-repeated="3"/>
          <table:table-cell table:formula="of:=IFERROR([.Q108]/[.K108]; &quot;&quot;)">
            <text:p/>
          </table:table-cell>
          <table:table-cell table:formula="of:=IFERROR(IF(AND([.F108]=&quot;Long&quot;; [.M108]=[.H108]); [.H108]*([.N108]-[.I108]); IF(AND([.F108]=&quot;Short&quot;; [.M108]=[.H108]); [.H108]*([.I108]-[.N108]); &quot;&quot;)); &quot;&quot;)">
            <text:p/>
          </table:table-cell>
          <table:table-cell table:formula="of:=IF(ISNUMBER([.Q108]); IF([.Q108]&gt;0; &quot;Win&quot;; &quot;Loss&quot;);&quot;&quot;)">
            <text:p/>
          </table:table-cell>
          <table:table-cell table:formula="of:=IF([.O108]=&quot;&quot;; &quot;&quot;; CONCATENATE(DATEDIF([.G108];[.O108];&quot;d&quot;); IF(DATEDIF([.G108];[.O10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08]); &quot;&quot;; IF([.$F108]=&quot;Long&quot;; ([.W108]-[.$I108])*[.$H108]/[.$K108]; ([.$I108]-[.W108])*[.$H108]/[.$K108])-[.$P108]); &quot;&quot;)">
            <text:p/>
          </table:table-cell>
          <table:table-cell table:style-name="Default"/>
          <table:table-cell table:style-name="ce205" table:formula="of:=IFERROR(IF(ISBLANK([.Y108]); &quot;&quot;; IF([.$F108]=&quot;Long&quot;; ([.Y108]-[.$I108])*[.$H108]/[.$K108]; ([.$I108]-[.Y108])*[.$H108]/[.$K108])-[.$P108]); &quot;&quot;)">
            <text:p/>
          </table:table-cell>
          <table:table-cell table:style-name="Default"/>
          <table:table-cell table:style-name="ce205" table:formula="of:=IFERROR(IF(ISBLANK([.AA108]); &quot;&quot;; IF([.$F108]=&quot;Long&quot;; ([.AA108]-[.$I108])*[.$H108]/[.$K108]; ([.$I108]-[.AA108])*[.$H108]/[.$K108])-[.$P108]); &quot;&quot;)">
            <text:p/>
          </table:table-cell>
          <table:table-cell/>
          <table:table-cell table:formula="of:=IF(ISBLANK([.O108]); &quot;&quot;; DAY([.O108]))">
            <text:p/>
          </table:table-cell>
          <table:table-cell table:formula="of:=IF(ISBLANK([.G108]); &quot;&quot;; WEEKDAY([.G108]; 2))">
            <text:p/>
          </table:table-cell>
          <table:table-cell table:formula="of:=IF(ISBLANK([.O108]); &quot;&quot;; WEEKDAY([.O108]; 2))">
            <text:p/>
          </table:table-cell>
          <table:table-cell table:formula="of:=IF(ISBLANK([.O108]); &quot;&quot;; WEEKNUM([.O108]))">
            <text:p/>
          </table:table-cell>
          <table:table-cell table:formula="of:=IF(ISBLANK([.O108]); &quot;&quot;; MONTH([.O108]))">
            <text:p/>
          </table:table-cell>
          <table:table-cell table:formula="of:=IF(OR(ISBLANK([.G108]); ISBLANK([.O108])); &quot;&quot;; IFERROR(DATEDIF([.G108];[.O108];&quot;d&quot;); &quot;&quot;))">
            <text:p/>
          </table:table-cell>
          <table:table-cell table:formula="of:=IFERROR([.AJ107]+[.P108]; &quot;&quot;)">
            <text:p/>
          </table:table-cell>
          <table:table-cell table:formula="of:=IFERROR([.AK107]+[.Q10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09]=&quot;Long&quot;; [.I109]-[Overview.$C$4]/[.H109]; IF([.F109]=&quot;Short&quot;; [.I109]+[Overview.$C$4]/[.H109]; &quot;&quot;)); &quot;&quot;)">
            <text:p/>
          </table:table-cell>
          <table:table-cell table:style-name="ce157" table:formula="of:=IFERROR(ABS([.J109]-[.I109])*[.H109]; &quot;&quot;)">
            <text:p/>
          </table:table-cell>
          <table:table-cell table:formula="of:=IFERROR(IF([.F109]=&quot;Long&quot;; [.I109]+[Overview.$C$4]/[.H109]*[Overview.$C$6]; IF([.F109]=&quot;Short&quot;; [.I109]-[Overview.$C$4]/[.H109]*[Overview.$C$6]; &quot;&quot;)); &quot;&quot;)">
            <text:p/>
          </table:table-cell>
          <table:table-cell table:number-columns-repeated="3"/>
          <table:table-cell table:formula="of:=IFERROR([.Q109]/[.K109]; &quot;&quot;)">
            <text:p/>
          </table:table-cell>
          <table:table-cell table:formula="of:=IFERROR(IF(AND([.F109]=&quot;Long&quot;; [.M109]=[.H109]); [.H109]*([.N109]-[.I109]); IF(AND([.F109]=&quot;Short&quot;; [.M109]=[.H109]); [.H109]*([.I109]-[.N109]); &quot;&quot;)); &quot;&quot;)">
            <text:p/>
          </table:table-cell>
          <table:table-cell table:formula="of:=IF(ISNUMBER([.Q109]); IF([.Q109]&gt;0; &quot;Win&quot;; &quot;Loss&quot;);&quot;&quot;)">
            <text:p/>
          </table:table-cell>
          <table:table-cell table:formula="of:=IF([.O109]=&quot;&quot;; &quot;&quot;; CONCATENATE(DATEDIF([.G109];[.O109];&quot;d&quot;); IF(DATEDIF([.G109];[.O10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09]); &quot;&quot;; IF([.$F109]=&quot;Long&quot;; ([.W109]-[.$I109])*[.$H109]/[.$K109]; ([.$I109]-[.W109])*[.$H109]/[.$K109])-[.$P109]); &quot;&quot;)">
            <text:p/>
          </table:table-cell>
          <table:table-cell table:style-name="Default"/>
          <table:table-cell table:style-name="ce205" table:formula="of:=IFERROR(IF(ISBLANK([.Y109]); &quot;&quot;; IF([.$F109]=&quot;Long&quot;; ([.Y109]-[.$I109])*[.$H109]/[.$K109]; ([.$I109]-[.Y109])*[.$H109]/[.$K109])-[.$P109]); &quot;&quot;)">
            <text:p/>
          </table:table-cell>
          <table:table-cell table:style-name="Default"/>
          <table:table-cell table:style-name="ce205" table:formula="of:=IFERROR(IF(ISBLANK([.AA109]); &quot;&quot;; IF([.$F109]=&quot;Long&quot;; ([.AA109]-[.$I109])*[.$H109]/[.$K109]; ([.$I109]-[.AA109])*[.$H109]/[.$K109])-[.$P109]); &quot;&quot;)">
            <text:p/>
          </table:table-cell>
          <table:table-cell/>
          <table:table-cell table:formula="of:=IF(ISBLANK([.O109]); &quot;&quot;; DAY([.O109]))">
            <text:p/>
          </table:table-cell>
          <table:table-cell table:formula="of:=IF(ISBLANK([.G109]); &quot;&quot;; WEEKDAY([.G109]; 2))">
            <text:p/>
          </table:table-cell>
          <table:table-cell table:formula="of:=IF(ISBLANK([.O109]); &quot;&quot;; WEEKDAY([.O109]; 2))">
            <text:p/>
          </table:table-cell>
          <table:table-cell table:formula="of:=IF(ISBLANK([.O109]); &quot;&quot;; WEEKNUM([.O109]))">
            <text:p/>
          </table:table-cell>
          <table:table-cell table:formula="of:=IF(ISBLANK([.O109]); &quot;&quot;; MONTH([.O109]))">
            <text:p/>
          </table:table-cell>
          <table:table-cell table:formula="of:=IF(OR(ISBLANK([.G109]); ISBLANK([.O109])); &quot;&quot;; IFERROR(DATEDIF([.G109];[.O109];&quot;d&quot;); &quot;&quot;))">
            <text:p/>
          </table:table-cell>
          <table:table-cell table:formula="of:=IFERROR([.AJ108]+[.P109]; &quot;&quot;)">
            <text:p/>
          </table:table-cell>
          <table:table-cell table:formula="of:=IFERROR([.AK108]+[.Q10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10]=&quot;Long&quot;; [.I110]-[Overview.$C$4]/[.H110]; IF([.F110]=&quot;Short&quot;; [.I110]+[Overview.$C$4]/[.H110]; &quot;&quot;)); &quot;&quot;)">
            <text:p/>
          </table:table-cell>
          <table:table-cell table:style-name="ce157" table:formula="of:=IFERROR(ABS([.J110]-[.I110])*[.H110]; &quot;&quot;)">
            <text:p/>
          </table:table-cell>
          <table:table-cell table:formula="of:=IFERROR(IF([.F110]=&quot;Long&quot;; [.I110]+[Overview.$C$4]/[.H110]*[Overview.$C$6]; IF([.F110]=&quot;Short&quot;; [.I110]-[Overview.$C$4]/[.H110]*[Overview.$C$6]; &quot;&quot;)); &quot;&quot;)">
            <text:p/>
          </table:table-cell>
          <table:table-cell table:number-columns-repeated="3"/>
          <table:table-cell table:formula="of:=IFERROR([.Q110]/[.K110]; &quot;&quot;)">
            <text:p/>
          </table:table-cell>
          <table:table-cell table:formula="of:=IFERROR(IF(AND([.F110]=&quot;Long&quot;; [.M110]=[.H110]); [.H110]*([.N110]-[.I110]); IF(AND([.F110]=&quot;Short&quot;; [.M110]=[.H110]); [.H110]*([.I110]-[.N110]); &quot;&quot;)); &quot;&quot;)">
            <text:p/>
          </table:table-cell>
          <table:table-cell table:formula="of:=IF(ISNUMBER([.Q110]); IF([.Q110]&gt;0; &quot;Win&quot;; &quot;Loss&quot;);&quot;&quot;)">
            <text:p/>
          </table:table-cell>
          <table:table-cell table:formula="of:=IF([.O110]=&quot;&quot;; &quot;&quot;; CONCATENATE(DATEDIF([.G110];[.O110];&quot;d&quot;); IF(DATEDIF([.G110];[.O11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10]); &quot;&quot;; IF([.$F110]=&quot;Long&quot;; ([.W110]-[.$I110])*[.$H110]/[.$K110]; ([.$I110]-[.W110])*[.$H110]/[.$K110])-[.$P110]); &quot;&quot;)">
            <text:p/>
          </table:table-cell>
          <table:table-cell table:style-name="Default"/>
          <table:table-cell table:style-name="ce205" table:formula="of:=IFERROR(IF(ISBLANK([.Y110]); &quot;&quot;; IF([.$F110]=&quot;Long&quot;; ([.Y110]-[.$I110])*[.$H110]/[.$K110]; ([.$I110]-[.Y110])*[.$H110]/[.$K110])-[.$P110]); &quot;&quot;)">
            <text:p/>
          </table:table-cell>
          <table:table-cell table:style-name="Default"/>
          <table:table-cell table:style-name="ce205" table:formula="of:=IFERROR(IF(ISBLANK([.AA110]); &quot;&quot;; IF([.$F110]=&quot;Long&quot;; ([.AA110]-[.$I110])*[.$H110]/[.$K110]; ([.$I110]-[.AA110])*[.$H110]/[.$K110])-[.$P110]); &quot;&quot;)">
            <text:p/>
          </table:table-cell>
          <table:table-cell/>
          <table:table-cell table:formula="of:=IF(ISBLANK([.O110]); &quot;&quot;; DAY([.O110]))">
            <text:p/>
          </table:table-cell>
          <table:table-cell table:formula="of:=IF(ISBLANK([.G110]); &quot;&quot;; WEEKDAY([.G110]; 2))">
            <text:p/>
          </table:table-cell>
          <table:table-cell table:formula="of:=IF(ISBLANK([.O110]); &quot;&quot;; WEEKDAY([.O110]; 2))">
            <text:p/>
          </table:table-cell>
          <table:table-cell table:formula="of:=IF(ISBLANK([.O110]); &quot;&quot;; WEEKNUM([.O110]))">
            <text:p/>
          </table:table-cell>
          <table:table-cell table:formula="of:=IF(ISBLANK([.O110]); &quot;&quot;; MONTH([.O110]))">
            <text:p/>
          </table:table-cell>
          <table:table-cell table:formula="of:=IF(OR(ISBLANK([.G110]); ISBLANK([.O110])); &quot;&quot;; IFERROR(DATEDIF([.G110];[.O110];&quot;d&quot;); &quot;&quot;))">
            <text:p/>
          </table:table-cell>
          <table:table-cell table:formula="of:=IFERROR([.AJ109]+[.P110]; &quot;&quot;)">
            <text:p/>
          </table:table-cell>
          <table:table-cell table:formula="of:=IFERROR([.AK109]+[.Q11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11]=&quot;Long&quot;; [.I111]-[Overview.$C$4]/[.H111]; IF([.F111]=&quot;Short&quot;; [.I111]+[Overview.$C$4]/[.H111]; &quot;&quot;)); &quot;&quot;)">
            <text:p/>
          </table:table-cell>
          <table:table-cell table:style-name="ce157" table:formula="of:=IFERROR(ABS([.J111]-[.I111])*[.H111]; &quot;&quot;)">
            <text:p/>
          </table:table-cell>
          <table:table-cell table:formula="of:=IFERROR(IF([.F111]=&quot;Long&quot;; [.I111]+[Overview.$C$4]/[.H111]*[Overview.$C$6]; IF([.F111]=&quot;Short&quot;; [.I111]-[Overview.$C$4]/[.H111]*[Overview.$C$6]; &quot;&quot;)); &quot;&quot;)">
            <text:p/>
          </table:table-cell>
          <table:table-cell table:number-columns-repeated="3"/>
          <table:table-cell table:formula="of:=IFERROR([.Q111]/[.K111]; &quot;&quot;)">
            <text:p/>
          </table:table-cell>
          <table:table-cell table:formula="of:=IFERROR(IF(AND([.F111]=&quot;Long&quot;; [.M111]=[.H111]); [.H111]*([.N111]-[.I111]); IF(AND([.F111]=&quot;Short&quot;; [.M111]=[.H111]); [.H111]*([.I111]-[.N111]); &quot;&quot;)); &quot;&quot;)">
            <text:p/>
          </table:table-cell>
          <table:table-cell table:formula="of:=IF(ISNUMBER([.Q111]); IF([.Q111]&gt;0; &quot;Win&quot;; &quot;Loss&quot;);&quot;&quot;)">
            <text:p/>
          </table:table-cell>
          <table:table-cell table:formula="of:=IF([.O111]=&quot;&quot;; &quot;&quot;; CONCATENATE(DATEDIF([.G111];[.O111];&quot;d&quot;); IF(DATEDIF([.G111];[.O11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11]); &quot;&quot;; IF([.$F111]=&quot;Long&quot;; ([.W111]-[.$I111])*[.$H111]/[.$K111]; ([.$I111]-[.W111])*[.$H111]/[.$K111])-[.$P111]); &quot;&quot;)">
            <text:p/>
          </table:table-cell>
          <table:table-cell table:style-name="Default"/>
          <table:table-cell table:style-name="ce205" table:formula="of:=IFERROR(IF(ISBLANK([.Y111]); &quot;&quot;; IF([.$F111]=&quot;Long&quot;; ([.Y111]-[.$I111])*[.$H111]/[.$K111]; ([.$I111]-[.Y111])*[.$H111]/[.$K111])-[.$P111]); &quot;&quot;)">
            <text:p/>
          </table:table-cell>
          <table:table-cell table:style-name="Default"/>
          <table:table-cell table:style-name="ce205" table:formula="of:=IFERROR(IF(ISBLANK([.AA111]); &quot;&quot;; IF([.$F111]=&quot;Long&quot;; ([.AA111]-[.$I111])*[.$H111]/[.$K111]; ([.$I111]-[.AA111])*[.$H111]/[.$K111])-[.$P111]); &quot;&quot;)">
            <text:p/>
          </table:table-cell>
          <table:table-cell/>
          <table:table-cell table:formula="of:=IF(ISBLANK([.O111]); &quot;&quot;; DAY([.O111]))">
            <text:p/>
          </table:table-cell>
          <table:table-cell table:formula="of:=IF(ISBLANK([.G111]); &quot;&quot;; WEEKDAY([.G111]; 2))">
            <text:p/>
          </table:table-cell>
          <table:table-cell table:formula="of:=IF(ISBLANK([.O111]); &quot;&quot;; WEEKDAY([.O111]; 2))">
            <text:p/>
          </table:table-cell>
          <table:table-cell table:formula="of:=IF(ISBLANK([.O111]); &quot;&quot;; WEEKNUM([.O111]))">
            <text:p/>
          </table:table-cell>
          <table:table-cell table:formula="of:=IF(ISBLANK([.O111]); &quot;&quot;; MONTH([.O111]))">
            <text:p/>
          </table:table-cell>
          <table:table-cell table:formula="of:=IF(OR(ISBLANK([.G111]); ISBLANK([.O111])); &quot;&quot;; IFERROR(DATEDIF([.G111];[.O111];&quot;d&quot;); &quot;&quot;))">
            <text:p/>
          </table:table-cell>
          <table:table-cell table:formula="of:=IFERROR([.AJ110]+[.P111]; &quot;&quot;)">
            <text:p/>
          </table:table-cell>
          <table:table-cell table:formula="of:=IFERROR([.AK110]+[.Q11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12]=&quot;Long&quot;; [.I112]-[Overview.$C$4]/[.H112]; IF([.F112]=&quot;Short&quot;; [.I112]+[Overview.$C$4]/[.H112]; &quot;&quot;)); &quot;&quot;)">
            <text:p/>
          </table:table-cell>
          <table:table-cell table:style-name="ce157" table:formula="of:=IFERROR(ABS([.J112]-[.I112])*[.H112]; &quot;&quot;)">
            <text:p/>
          </table:table-cell>
          <table:table-cell table:formula="of:=IFERROR(IF([.F112]=&quot;Long&quot;; [.I112]+[Overview.$C$4]/[.H112]*[Overview.$C$6]; IF([.F112]=&quot;Short&quot;; [.I112]-[Overview.$C$4]/[.H112]*[Overview.$C$6]; &quot;&quot;)); &quot;&quot;)">
            <text:p/>
          </table:table-cell>
          <table:table-cell table:number-columns-repeated="3"/>
          <table:table-cell table:formula="of:=IFERROR([.Q112]/[.K112]; &quot;&quot;)">
            <text:p/>
          </table:table-cell>
          <table:table-cell table:formula="of:=IFERROR(IF(AND([.F112]=&quot;Long&quot;; [.M112]=[.H112]); [.H112]*([.N112]-[.I112]); IF(AND([.F112]=&quot;Short&quot;; [.M112]=[.H112]); [.H112]*([.I112]-[.N112]); &quot;&quot;)); &quot;&quot;)">
            <text:p/>
          </table:table-cell>
          <table:table-cell table:formula="of:=IF(ISNUMBER([.Q112]); IF([.Q112]&gt;0; &quot;Win&quot;; &quot;Loss&quot;);&quot;&quot;)">
            <text:p/>
          </table:table-cell>
          <table:table-cell table:formula="of:=IF([.O112]=&quot;&quot;; &quot;&quot;; CONCATENATE(DATEDIF([.G112];[.O112];&quot;d&quot;); IF(DATEDIF([.G112];[.O11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12]); &quot;&quot;; IF([.$F112]=&quot;Long&quot;; ([.W112]-[.$I112])*[.$H112]/[.$K112]; ([.$I112]-[.W112])*[.$H112]/[.$K112])-[.$P112]); &quot;&quot;)">
            <text:p/>
          </table:table-cell>
          <table:table-cell table:style-name="Default"/>
          <table:table-cell table:style-name="ce205" table:formula="of:=IFERROR(IF(ISBLANK([.Y112]); &quot;&quot;; IF([.$F112]=&quot;Long&quot;; ([.Y112]-[.$I112])*[.$H112]/[.$K112]; ([.$I112]-[.Y112])*[.$H112]/[.$K112])-[.$P112]); &quot;&quot;)">
            <text:p/>
          </table:table-cell>
          <table:table-cell table:style-name="Default"/>
          <table:table-cell table:style-name="ce205" table:formula="of:=IFERROR(IF(ISBLANK([.AA112]); &quot;&quot;; IF([.$F112]=&quot;Long&quot;; ([.AA112]-[.$I112])*[.$H112]/[.$K112]; ([.$I112]-[.AA112])*[.$H112]/[.$K112])-[.$P112]); &quot;&quot;)">
            <text:p/>
          </table:table-cell>
          <table:table-cell/>
          <table:table-cell table:formula="of:=IF(ISBLANK([.O112]); &quot;&quot;; DAY([.O112]))">
            <text:p/>
          </table:table-cell>
          <table:table-cell table:formula="of:=IF(ISBLANK([.G112]); &quot;&quot;; WEEKDAY([.G112]; 2))">
            <text:p/>
          </table:table-cell>
          <table:table-cell table:formula="of:=IF(ISBLANK([.O112]); &quot;&quot;; WEEKDAY([.O112]; 2))">
            <text:p/>
          </table:table-cell>
          <table:table-cell table:formula="of:=IF(ISBLANK([.O112]); &quot;&quot;; WEEKNUM([.O112]))">
            <text:p/>
          </table:table-cell>
          <table:table-cell table:formula="of:=IF(ISBLANK([.O112]); &quot;&quot;; MONTH([.O112]))">
            <text:p/>
          </table:table-cell>
          <table:table-cell table:formula="of:=IF(OR(ISBLANK([.G112]); ISBLANK([.O112])); &quot;&quot;; IFERROR(DATEDIF([.G112];[.O112];&quot;d&quot;); &quot;&quot;))">
            <text:p/>
          </table:table-cell>
          <table:table-cell table:formula="of:=IFERROR([.AJ111]+[.P112]; &quot;&quot;)">
            <text:p/>
          </table:table-cell>
          <table:table-cell table:formula="of:=IFERROR([.AK111]+[.Q11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13]=&quot;Long&quot;; [.I113]-[Overview.$C$4]/[.H113]; IF([.F113]=&quot;Short&quot;; [.I113]+[Overview.$C$4]/[.H113]; &quot;&quot;)); &quot;&quot;)">
            <text:p/>
          </table:table-cell>
          <table:table-cell table:style-name="ce157" table:formula="of:=IFERROR(ABS([.J113]-[.I113])*[.H113]; &quot;&quot;)">
            <text:p/>
          </table:table-cell>
          <table:table-cell table:formula="of:=IFERROR(IF([.F113]=&quot;Long&quot;; [.I113]+[Overview.$C$4]/[.H113]*[Overview.$C$6]; IF([.F113]=&quot;Short&quot;; [.I113]-[Overview.$C$4]/[.H113]*[Overview.$C$6]; &quot;&quot;)); &quot;&quot;)">
            <text:p/>
          </table:table-cell>
          <table:table-cell table:number-columns-repeated="3"/>
          <table:table-cell table:formula="of:=IFERROR([.Q113]/[.K113]; &quot;&quot;)">
            <text:p/>
          </table:table-cell>
          <table:table-cell table:formula="of:=IFERROR(IF(AND([.F113]=&quot;Long&quot;; [.M113]=[.H113]); [.H113]*([.N113]-[.I113]); IF(AND([.F113]=&quot;Short&quot;; [.M113]=[.H113]); [.H113]*([.I113]-[.N113]); &quot;&quot;)); &quot;&quot;)">
            <text:p/>
          </table:table-cell>
          <table:table-cell table:formula="of:=IF(ISNUMBER([.Q113]); IF([.Q113]&gt;0; &quot;Win&quot;; &quot;Loss&quot;);&quot;&quot;)">
            <text:p/>
          </table:table-cell>
          <table:table-cell table:formula="of:=IF([.O113]=&quot;&quot;; &quot;&quot;; CONCATENATE(DATEDIF([.G113];[.O113];&quot;d&quot;); IF(DATEDIF([.G113];[.O11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13]); &quot;&quot;; IF([.$F113]=&quot;Long&quot;; ([.W113]-[.$I113])*[.$H113]/[.$K113]; ([.$I113]-[.W113])*[.$H113]/[.$K113])-[.$P113]); &quot;&quot;)">
            <text:p/>
          </table:table-cell>
          <table:table-cell table:style-name="Default"/>
          <table:table-cell table:style-name="ce205" table:formula="of:=IFERROR(IF(ISBLANK([.Y113]); &quot;&quot;; IF([.$F113]=&quot;Long&quot;; ([.Y113]-[.$I113])*[.$H113]/[.$K113]; ([.$I113]-[.Y113])*[.$H113]/[.$K113])-[.$P113]); &quot;&quot;)">
            <text:p/>
          </table:table-cell>
          <table:table-cell table:style-name="Default"/>
          <table:table-cell table:style-name="ce205" table:formula="of:=IFERROR(IF(ISBLANK([.AA113]); &quot;&quot;; IF([.$F113]=&quot;Long&quot;; ([.AA113]-[.$I113])*[.$H113]/[.$K113]; ([.$I113]-[.AA113])*[.$H113]/[.$K113])-[.$P113]); &quot;&quot;)">
            <text:p/>
          </table:table-cell>
          <table:table-cell/>
          <table:table-cell table:formula="of:=IF(ISBLANK([.O113]); &quot;&quot;; DAY([.O113]))">
            <text:p/>
          </table:table-cell>
          <table:table-cell table:formula="of:=IF(ISBLANK([.G113]); &quot;&quot;; WEEKDAY([.G113]; 2))">
            <text:p/>
          </table:table-cell>
          <table:table-cell table:formula="of:=IF(ISBLANK([.O113]); &quot;&quot;; WEEKDAY([.O113]; 2))">
            <text:p/>
          </table:table-cell>
          <table:table-cell table:formula="of:=IF(ISBLANK([.O113]); &quot;&quot;; WEEKNUM([.O113]))">
            <text:p/>
          </table:table-cell>
          <table:table-cell table:formula="of:=IF(ISBLANK([.O113]); &quot;&quot;; MONTH([.O113]))">
            <text:p/>
          </table:table-cell>
          <table:table-cell table:formula="of:=IF(OR(ISBLANK([.G113]); ISBLANK([.O113])); &quot;&quot;; IFERROR(DATEDIF([.G113];[.O113];&quot;d&quot;); &quot;&quot;))">
            <text:p/>
          </table:table-cell>
          <table:table-cell table:formula="of:=IFERROR([.AJ112]+[.P113]; &quot;&quot;)">
            <text:p/>
          </table:table-cell>
          <table:table-cell table:formula="of:=IFERROR([.AK112]+[.Q11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14]=&quot;Long&quot;; [.I114]-[Overview.$C$4]/[.H114]; IF([.F114]=&quot;Short&quot;; [.I114]+[Overview.$C$4]/[.H114]; &quot;&quot;)); &quot;&quot;)">
            <text:p/>
          </table:table-cell>
          <table:table-cell table:style-name="ce157" table:formula="of:=IFERROR(ABS([.J114]-[.I114])*[.H114]; &quot;&quot;)">
            <text:p/>
          </table:table-cell>
          <table:table-cell table:formula="of:=IFERROR(IF([.F114]=&quot;Long&quot;; [.I114]+[Overview.$C$4]/[.H114]*[Overview.$C$6]; IF([.F114]=&quot;Short&quot;; [.I114]-[Overview.$C$4]/[.H114]*[Overview.$C$6]; &quot;&quot;)); &quot;&quot;)">
            <text:p/>
          </table:table-cell>
          <table:table-cell table:number-columns-repeated="3"/>
          <table:table-cell table:formula="of:=IFERROR([.Q114]/[.K114]; &quot;&quot;)">
            <text:p/>
          </table:table-cell>
          <table:table-cell table:formula="of:=IFERROR(IF(AND([.F114]=&quot;Long&quot;; [.M114]=[.H114]); [.H114]*([.N114]-[.I114]); IF(AND([.F114]=&quot;Short&quot;; [.M114]=[.H114]); [.H114]*([.I114]-[.N114]); &quot;&quot;)); &quot;&quot;)">
            <text:p/>
          </table:table-cell>
          <table:table-cell table:formula="of:=IF(ISNUMBER([.Q114]); IF([.Q114]&gt;0; &quot;Win&quot;; &quot;Loss&quot;);&quot;&quot;)">
            <text:p/>
          </table:table-cell>
          <table:table-cell table:formula="of:=IF([.O114]=&quot;&quot;; &quot;&quot;; CONCATENATE(DATEDIF([.G114];[.O114];&quot;d&quot;); IF(DATEDIF([.G114];[.O11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14]); &quot;&quot;; IF([.$F114]=&quot;Long&quot;; ([.W114]-[.$I114])*[.$H114]/[.$K114]; ([.$I114]-[.W114])*[.$H114]/[.$K114])-[.$P114]); &quot;&quot;)">
            <text:p/>
          </table:table-cell>
          <table:table-cell table:style-name="Default"/>
          <table:table-cell table:style-name="ce205" table:formula="of:=IFERROR(IF(ISBLANK([.Y114]); &quot;&quot;; IF([.$F114]=&quot;Long&quot;; ([.Y114]-[.$I114])*[.$H114]/[.$K114]; ([.$I114]-[.Y114])*[.$H114]/[.$K114])-[.$P114]); &quot;&quot;)">
            <text:p/>
          </table:table-cell>
          <table:table-cell table:style-name="Default"/>
          <table:table-cell table:style-name="ce205" table:formula="of:=IFERROR(IF(ISBLANK([.AA114]); &quot;&quot;; IF([.$F114]=&quot;Long&quot;; ([.AA114]-[.$I114])*[.$H114]/[.$K114]; ([.$I114]-[.AA114])*[.$H114]/[.$K114])-[.$P114]); &quot;&quot;)">
            <text:p/>
          </table:table-cell>
          <table:table-cell/>
          <table:table-cell table:formula="of:=IF(ISBLANK([.O114]); &quot;&quot;; DAY([.O114]))">
            <text:p/>
          </table:table-cell>
          <table:table-cell table:formula="of:=IF(ISBLANK([.G114]); &quot;&quot;; WEEKDAY([.G114]; 2))">
            <text:p/>
          </table:table-cell>
          <table:table-cell table:formula="of:=IF(ISBLANK([.O114]); &quot;&quot;; WEEKDAY([.O114]; 2))">
            <text:p/>
          </table:table-cell>
          <table:table-cell table:formula="of:=IF(ISBLANK([.O114]); &quot;&quot;; WEEKNUM([.O114]))">
            <text:p/>
          </table:table-cell>
          <table:table-cell table:formula="of:=IF(ISBLANK([.O114]); &quot;&quot;; MONTH([.O114]))">
            <text:p/>
          </table:table-cell>
          <table:table-cell table:formula="of:=IF(OR(ISBLANK([.G114]); ISBLANK([.O114])); &quot;&quot;; IFERROR(DATEDIF([.G114];[.O114];&quot;d&quot;); &quot;&quot;))">
            <text:p/>
          </table:table-cell>
          <table:table-cell table:formula="of:=IFERROR([.AJ113]+[.P114]; &quot;&quot;)">
            <text:p/>
          </table:table-cell>
          <table:table-cell table:formula="of:=IFERROR([.AK113]+[.Q11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15]=&quot;Long&quot;; [.I115]-[Overview.$C$4]/[.H115]; IF([.F115]=&quot;Short&quot;; [.I115]+[Overview.$C$4]/[.H115]; &quot;&quot;)); &quot;&quot;)">
            <text:p/>
          </table:table-cell>
          <table:table-cell table:style-name="ce157" table:formula="of:=IFERROR(ABS([.J115]-[.I115])*[.H115]; &quot;&quot;)">
            <text:p/>
          </table:table-cell>
          <table:table-cell table:formula="of:=IFERROR(IF([.F115]=&quot;Long&quot;; [.I115]+[Overview.$C$4]/[.H115]*[Overview.$C$6]; IF([.F115]=&quot;Short&quot;; [.I115]-[Overview.$C$4]/[.H115]*[Overview.$C$6]; &quot;&quot;)); &quot;&quot;)">
            <text:p/>
          </table:table-cell>
          <table:table-cell table:number-columns-repeated="3"/>
          <table:table-cell table:formula="of:=IFERROR([.Q115]/[.K115]; &quot;&quot;)">
            <text:p/>
          </table:table-cell>
          <table:table-cell table:formula="of:=IFERROR(IF(AND([.F115]=&quot;Long&quot;; [.M115]=[.H115]); [.H115]*([.N115]-[.I115]); IF(AND([.F115]=&quot;Short&quot;; [.M115]=[.H115]); [.H115]*([.I115]-[.N115]); &quot;&quot;)); &quot;&quot;)">
            <text:p/>
          </table:table-cell>
          <table:table-cell table:formula="of:=IF(ISNUMBER([.Q115]); IF([.Q115]&gt;0; &quot;Win&quot;; &quot;Loss&quot;);&quot;&quot;)">
            <text:p/>
          </table:table-cell>
          <table:table-cell table:formula="of:=IF([.O115]=&quot;&quot;; &quot;&quot;; CONCATENATE(DATEDIF([.G115];[.O115];&quot;d&quot;); IF(DATEDIF([.G115];[.O11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15]); &quot;&quot;; IF([.$F115]=&quot;Long&quot;; ([.W115]-[.$I115])*[.$H115]/[.$K115]; ([.$I115]-[.W115])*[.$H115]/[.$K115])-[.$P115]); &quot;&quot;)">
            <text:p/>
          </table:table-cell>
          <table:table-cell table:style-name="Default"/>
          <table:table-cell table:style-name="ce205" table:formula="of:=IFERROR(IF(ISBLANK([.Y115]); &quot;&quot;; IF([.$F115]=&quot;Long&quot;; ([.Y115]-[.$I115])*[.$H115]/[.$K115]; ([.$I115]-[.Y115])*[.$H115]/[.$K115])-[.$P115]); &quot;&quot;)">
            <text:p/>
          </table:table-cell>
          <table:table-cell table:style-name="Default"/>
          <table:table-cell table:style-name="ce205" table:formula="of:=IFERROR(IF(ISBLANK([.AA115]); &quot;&quot;; IF([.$F115]=&quot;Long&quot;; ([.AA115]-[.$I115])*[.$H115]/[.$K115]; ([.$I115]-[.AA115])*[.$H115]/[.$K115])-[.$P115]); &quot;&quot;)">
            <text:p/>
          </table:table-cell>
          <table:table-cell/>
          <table:table-cell table:formula="of:=IF(ISBLANK([.O115]); &quot;&quot;; DAY([.O115]))">
            <text:p/>
          </table:table-cell>
          <table:table-cell table:formula="of:=IF(ISBLANK([.G115]); &quot;&quot;; WEEKDAY([.G115]; 2))">
            <text:p/>
          </table:table-cell>
          <table:table-cell table:formula="of:=IF(ISBLANK([.O115]); &quot;&quot;; WEEKDAY([.O115]; 2))">
            <text:p/>
          </table:table-cell>
          <table:table-cell table:formula="of:=IF(ISBLANK([.O115]); &quot;&quot;; WEEKNUM([.O115]))">
            <text:p/>
          </table:table-cell>
          <table:table-cell table:formula="of:=IF(ISBLANK([.O115]); &quot;&quot;; MONTH([.O115]))">
            <text:p/>
          </table:table-cell>
          <table:table-cell table:formula="of:=IF(OR(ISBLANK([.G115]); ISBLANK([.O115])); &quot;&quot;; IFERROR(DATEDIF([.G115];[.O115];&quot;d&quot;); &quot;&quot;))">
            <text:p/>
          </table:table-cell>
          <table:table-cell table:formula="of:=IFERROR([.AJ114]+[.P115]; &quot;&quot;)">
            <text:p/>
          </table:table-cell>
          <table:table-cell table:formula="of:=IFERROR([.AK114]+[.Q11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16]=&quot;Long&quot;; [.I116]-[Overview.$C$4]/[.H116]; IF([.F116]=&quot;Short&quot;; [.I116]+[Overview.$C$4]/[.H116]; &quot;&quot;)); &quot;&quot;)">
            <text:p/>
          </table:table-cell>
          <table:table-cell table:style-name="ce157" table:formula="of:=IFERROR(ABS([.J116]-[.I116])*[.H116]; &quot;&quot;)">
            <text:p/>
          </table:table-cell>
          <table:table-cell table:formula="of:=IFERROR(IF([.F116]=&quot;Long&quot;; [.I116]+[Overview.$C$4]/[.H116]*[Overview.$C$6]; IF([.F116]=&quot;Short&quot;; [.I116]-[Overview.$C$4]/[.H116]*[Overview.$C$6]; &quot;&quot;)); &quot;&quot;)">
            <text:p/>
          </table:table-cell>
          <table:table-cell table:number-columns-repeated="3"/>
          <table:table-cell table:formula="of:=IFERROR([.Q116]/[.K116]; &quot;&quot;)">
            <text:p/>
          </table:table-cell>
          <table:table-cell table:formula="of:=IFERROR(IF(AND([.F116]=&quot;Long&quot;; [.M116]=[.H116]); [.H116]*([.N116]-[.I116]); IF(AND([.F116]=&quot;Short&quot;; [.M116]=[.H116]); [.H116]*([.I116]-[.N116]); &quot;&quot;)); &quot;&quot;)">
            <text:p/>
          </table:table-cell>
          <table:table-cell table:formula="of:=IF(ISNUMBER([.Q116]); IF([.Q116]&gt;0; &quot;Win&quot;; &quot;Loss&quot;);&quot;&quot;)">
            <text:p/>
          </table:table-cell>
          <table:table-cell table:formula="of:=IF([.O116]=&quot;&quot;; &quot;&quot;; CONCATENATE(DATEDIF([.G116];[.O116];&quot;d&quot;); IF(DATEDIF([.G116];[.O11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16]); &quot;&quot;; IF([.$F116]=&quot;Long&quot;; ([.W116]-[.$I116])*[.$H116]/[.$K116]; ([.$I116]-[.W116])*[.$H116]/[.$K116])-[.$P116]); &quot;&quot;)">
            <text:p/>
          </table:table-cell>
          <table:table-cell table:style-name="Default"/>
          <table:table-cell table:style-name="ce205" table:formula="of:=IFERROR(IF(ISBLANK([.Y116]); &quot;&quot;; IF([.$F116]=&quot;Long&quot;; ([.Y116]-[.$I116])*[.$H116]/[.$K116]; ([.$I116]-[.Y116])*[.$H116]/[.$K116])-[.$P116]); &quot;&quot;)">
            <text:p/>
          </table:table-cell>
          <table:table-cell table:style-name="Default"/>
          <table:table-cell table:style-name="ce205" table:formula="of:=IFERROR(IF(ISBLANK([.AA116]); &quot;&quot;; IF([.$F116]=&quot;Long&quot;; ([.AA116]-[.$I116])*[.$H116]/[.$K116]; ([.$I116]-[.AA116])*[.$H116]/[.$K116])-[.$P116]); &quot;&quot;)">
            <text:p/>
          </table:table-cell>
          <table:table-cell/>
          <table:table-cell table:formula="of:=IF(ISBLANK([.O116]); &quot;&quot;; DAY([.O116]))">
            <text:p/>
          </table:table-cell>
          <table:table-cell table:formula="of:=IF(ISBLANK([.G116]); &quot;&quot;; WEEKDAY([.G116]; 2))">
            <text:p/>
          </table:table-cell>
          <table:table-cell table:formula="of:=IF(ISBLANK([.O116]); &quot;&quot;; WEEKDAY([.O116]; 2))">
            <text:p/>
          </table:table-cell>
          <table:table-cell table:formula="of:=IF(ISBLANK([.O116]); &quot;&quot;; WEEKNUM([.O116]))">
            <text:p/>
          </table:table-cell>
          <table:table-cell table:formula="of:=IF(ISBLANK([.O116]); &quot;&quot;; MONTH([.O116]))">
            <text:p/>
          </table:table-cell>
          <table:table-cell table:formula="of:=IF(OR(ISBLANK([.G116]); ISBLANK([.O116])); &quot;&quot;; IFERROR(DATEDIF([.G116];[.O116];&quot;d&quot;); &quot;&quot;))">
            <text:p/>
          </table:table-cell>
          <table:table-cell table:formula="of:=IFERROR([.AJ115]+[.P116]; &quot;&quot;)">
            <text:p/>
          </table:table-cell>
          <table:table-cell table:formula="of:=IFERROR([.AK115]+[.Q11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15" calcext:value-type="float">
            <text:p>11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17]=&quot;Long&quot;; [.I117]-[Overview.$C$4]/[.H117]; IF([.F117]=&quot;Short&quot;; [.I117]+[Overview.$C$4]/[.H117]; &quot;&quot;)); &quot;&quot;)">
            <text:p/>
          </table:table-cell>
          <table:table-cell table:style-name="ce157" table:formula="of:=IFERROR(ABS([.J117]-[.I117])*[.H117]; &quot;&quot;)">
            <text:p/>
          </table:table-cell>
          <table:table-cell table:formula="of:=IFERROR(IF([.F117]=&quot;Long&quot;; [.I117]+[Overview.$C$4]/[.H117]*[Overview.$C$6]; IF([.F117]=&quot;Short&quot;; [.I117]-[Overview.$C$4]/[.H117]*[Overview.$C$6]; &quot;&quot;)); &quot;&quot;)">
            <text:p/>
          </table:table-cell>
          <table:table-cell table:number-columns-repeated="3"/>
          <table:table-cell table:formula="of:=IFERROR([.Q117]/[.K117]; &quot;&quot;)">
            <text:p/>
          </table:table-cell>
          <table:table-cell table:formula="of:=IFERROR(IF(AND([.F117]=&quot;Long&quot;; [.M117]=[.H117]); [.H117]*([.N117]-[.I117]); IF(AND([.F117]=&quot;Short&quot;; [.M117]=[.H117]); [.H117]*([.I117]-[.N117]); &quot;&quot;)); &quot;&quot;)">
            <text:p/>
          </table:table-cell>
          <table:table-cell table:formula="of:=IF(ISNUMBER([.Q117]); IF([.Q117]&gt;0; &quot;Win&quot;; &quot;Loss&quot;);&quot;&quot;)">
            <text:p/>
          </table:table-cell>
          <table:table-cell table:formula="of:=IF([.O117]=&quot;&quot;; &quot;&quot;; CONCATENATE(DATEDIF([.G117];[.O117];&quot;d&quot;); IF(DATEDIF([.G117];[.O11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17]); &quot;&quot;; IF([.$F117]=&quot;Long&quot;; ([.W117]-[.$I117])*[.$H117]/[.$K117]; ([.$I117]-[.W117])*[.$H117]/[.$K117])-[.$P117]); &quot;&quot;)">
            <text:p/>
          </table:table-cell>
          <table:table-cell table:style-name="Default"/>
          <table:table-cell table:style-name="ce205" table:formula="of:=IFERROR(IF(ISBLANK([.Y117]); &quot;&quot;; IF([.$F117]=&quot;Long&quot;; ([.Y117]-[.$I117])*[.$H117]/[.$K117]; ([.$I117]-[.Y117])*[.$H117]/[.$K117])-[.$P117]); &quot;&quot;)">
            <text:p/>
          </table:table-cell>
          <table:table-cell table:style-name="Default"/>
          <table:table-cell table:style-name="ce205" table:formula="of:=IFERROR(IF(ISBLANK([.AA117]); &quot;&quot;; IF([.$F117]=&quot;Long&quot;; ([.AA117]-[.$I117])*[.$H117]/[.$K117]; ([.$I117]-[.AA117])*[.$H117]/[.$K117])-[.$P117]); &quot;&quot;)">
            <text:p/>
          </table:table-cell>
          <table:table-cell/>
          <table:table-cell table:formula="of:=IF(ISBLANK([.O117]); &quot;&quot;; DAY([.O117]))">
            <text:p/>
          </table:table-cell>
          <table:table-cell table:formula="of:=IF(ISBLANK([.G117]); &quot;&quot;; WEEKDAY([.G117]; 2))">
            <text:p/>
          </table:table-cell>
          <table:table-cell table:formula="of:=IF(ISBLANK([.O117]); &quot;&quot;; WEEKDAY([.O117]; 2))">
            <text:p/>
          </table:table-cell>
          <table:table-cell table:formula="of:=IF(ISBLANK([.O117]); &quot;&quot;; WEEKNUM([.O117]))">
            <text:p/>
          </table:table-cell>
          <table:table-cell table:formula="of:=IF(ISBLANK([.O117]); &quot;&quot;; MONTH([.O117]))">
            <text:p/>
          </table:table-cell>
          <table:table-cell table:formula="of:=IF(OR(ISBLANK([.G117]); ISBLANK([.O117])); &quot;&quot;; IFERROR(DATEDIF([.G117];[.O117];&quot;d&quot;); &quot;&quot;))">
            <text:p/>
          </table:table-cell>
          <table:table-cell table:formula="of:=IFERROR([.AJ116]+[.P117]; &quot;&quot;)">
            <text:p/>
          </table:table-cell>
          <table:table-cell table:formula="of:=IFERROR([.AK116]+[.Q11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18]=&quot;Long&quot;; [.I118]-[Overview.$C$4]/[.H118]; IF([.F118]=&quot;Short&quot;; [.I118]+[Overview.$C$4]/[.H118]; &quot;&quot;)); &quot;&quot;)">
            <text:p/>
          </table:table-cell>
          <table:table-cell table:style-name="ce157" table:formula="of:=IFERROR(ABS([.J118]-[.I118])*[.H118]; &quot;&quot;)">
            <text:p/>
          </table:table-cell>
          <table:table-cell table:formula="of:=IFERROR(IF([.F118]=&quot;Long&quot;; [.I118]+[Overview.$C$4]/[.H118]*[Overview.$C$6]; IF([.F118]=&quot;Short&quot;; [.I118]-[Overview.$C$4]/[.H118]*[Overview.$C$6]; &quot;&quot;)); &quot;&quot;)">
            <text:p/>
          </table:table-cell>
          <table:table-cell table:number-columns-repeated="3"/>
          <table:table-cell table:formula="of:=IFERROR([.Q118]/[.K118]; &quot;&quot;)">
            <text:p/>
          </table:table-cell>
          <table:table-cell table:formula="of:=IFERROR(IF(AND([.F118]=&quot;Long&quot;; [.M118]=[.H118]); [.H118]*([.N118]-[.I118]); IF(AND([.F118]=&quot;Short&quot;; [.M118]=[.H118]); [.H118]*([.I118]-[.N118]); &quot;&quot;)); &quot;&quot;)">
            <text:p/>
          </table:table-cell>
          <table:table-cell table:formula="of:=IF(ISNUMBER([.Q118]); IF([.Q118]&gt;0; &quot;Win&quot;; &quot;Loss&quot;);&quot;&quot;)">
            <text:p/>
          </table:table-cell>
          <table:table-cell table:formula="of:=IF([.O118]=&quot;&quot;; &quot;&quot;; CONCATENATE(DATEDIF([.G118];[.O118];&quot;d&quot;); IF(DATEDIF([.G118];[.O11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18]); &quot;&quot;; IF([.$F118]=&quot;Long&quot;; ([.W118]-[.$I118])*[.$H118]/[.$K118]; ([.$I118]-[.W118])*[.$H118]/[.$K118])-[.$P118]); &quot;&quot;)">
            <text:p/>
          </table:table-cell>
          <table:table-cell table:style-name="Default"/>
          <table:table-cell table:style-name="ce205" table:formula="of:=IFERROR(IF(ISBLANK([.Y118]); &quot;&quot;; IF([.$F118]=&quot;Long&quot;; ([.Y118]-[.$I118])*[.$H118]/[.$K118]; ([.$I118]-[.Y118])*[.$H118]/[.$K118])-[.$P118]); &quot;&quot;)">
            <text:p/>
          </table:table-cell>
          <table:table-cell table:style-name="Default"/>
          <table:table-cell table:style-name="ce205" table:formula="of:=IFERROR(IF(ISBLANK([.AA118]); &quot;&quot;; IF([.$F118]=&quot;Long&quot;; ([.AA118]-[.$I118])*[.$H118]/[.$K118]; ([.$I118]-[.AA118])*[.$H118]/[.$K118])-[.$P118]); &quot;&quot;)">
            <text:p/>
          </table:table-cell>
          <table:table-cell/>
          <table:table-cell table:formula="of:=IF(ISBLANK([.O118]); &quot;&quot;; DAY([.O118]))">
            <text:p/>
          </table:table-cell>
          <table:table-cell table:formula="of:=IF(ISBLANK([.G118]); &quot;&quot;; WEEKDAY([.G118]; 2))">
            <text:p/>
          </table:table-cell>
          <table:table-cell table:formula="of:=IF(ISBLANK([.O118]); &quot;&quot;; WEEKDAY([.O118]; 2))">
            <text:p/>
          </table:table-cell>
          <table:table-cell table:formula="of:=IF(ISBLANK([.O118]); &quot;&quot;; WEEKNUM([.O118]))">
            <text:p/>
          </table:table-cell>
          <table:table-cell table:formula="of:=IF(ISBLANK([.O118]); &quot;&quot;; MONTH([.O118]))">
            <text:p/>
          </table:table-cell>
          <table:table-cell table:formula="of:=IF(OR(ISBLANK([.G118]); ISBLANK([.O118])); &quot;&quot;; IFERROR(DATEDIF([.G118];[.O118];&quot;d&quot;); &quot;&quot;))">
            <text:p/>
          </table:table-cell>
          <table:table-cell table:formula="of:=IFERROR([.AJ117]+[.P118]; &quot;&quot;)">
            <text:p/>
          </table:table-cell>
          <table:table-cell table:formula="of:=IFERROR([.AK117]+[.Q11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19]=&quot;Long&quot;; [.I119]-[Overview.$C$4]/[.H119]; IF([.F119]=&quot;Short&quot;; [.I119]+[Overview.$C$4]/[.H119]; &quot;&quot;)); &quot;&quot;)">
            <text:p/>
          </table:table-cell>
          <table:table-cell table:style-name="ce157" table:formula="of:=IFERROR(ABS([.J119]-[.I119])*[.H119]; &quot;&quot;)">
            <text:p/>
          </table:table-cell>
          <table:table-cell table:formula="of:=IFERROR(IF([.F119]=&quot;Long&quot;; [.I119]+[Overview.$C$4]/[.H119]*[Overview.$C$6]; IF([.F119]=&quot;Short&quot;; [.I119]-[Overview.$C$4]/[.H119]*[Overview.$C$6]; &quot;&quot;)); &quot;&quot;)">
            <text:p/>
          </table:table-cell>
          <table:table-cell table:number-columns-repeated="3"/>
          <table:table-cell table:formula="of:=IFERROR([.Q119]/[.K119]; &quot;&quot;)">
            <text:p/>
          </table:table-cell>
          <table:table-cell table:formula="of:=IFERROR(IF(AND([.F119]=&quot;Long&quot;; [.M119]=[.H119]); [.H119]*([.N119]-[.I119]); IF(AND([.F119]=&quot;Short&quot;; [.M119]=[.H119]); [.H119]*([.I119]-[.N119]); &quot;&quot;)); &quot;&quot;)">
            <text:p/>
          </table:table-cell>
          <table:table-cell table:formula="of:=IF(ISNUMBER([.Q119]); IF([.Q119]&gt;0; &quot;Win&quot;; &quot;Loss&quot;);&quot;&quot;)">
            <text:p/>
          </table:table-cell>
          <table:table-cell table:formula="of:=IF([.O119]=&quot;&quot;; &quot;&quot;; CONCATENATE(DATEDIF([.G119];[.O119];&quot;d&quot;); IF(DATEDIF([.G119];[.O11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19]); &quot;&quot;; IF([.$F119]=&quot;Long&quot;; ([.W119]-[.$I119])*[.$H119]/[.$K119]; ([.$I119]-[.W119])*[.$H119]/[.$K119])-[.$P119]); &quot;&quot;)">
            <text:p/>
          </table:table-cell>
          <table:table-cell table:style-name="Default"/>
          <table:table-cell table:style-name="ce205" table:formula="of:=IFERROR(IF(ISBLANK([.Y119]); &quot;&quot;; IF([.$F119]=&quot;Long&quot;; ([.Y119]-[.$I119])*[.$H119]/[.$K119]; ([.$I119]-[.Y119])*[.$H119]/[.$K119])-[.$P119]); &quot;&quot;)">
            <text:p/>
          </table:table-cell>
          <table:table-cell table:style-name="Default"/>
          <table:table-cell table:style-name="ce205" table:formula="of:=IFERROR(IF(ISBLANK([.AA119]); &quot;&quot;; IF([.$F119]=&quot;Long&quot;; ([.AA119]-[.$I119])*[.$H119]/[.$K119]; ([.$I119]-[.AA119])*[.$H119]/[.$K119])-[.$P119]); &quot;&quot;)">
            <text:p/>
          </table:table-cell>
          <table:table-cell/>
          <table:table-cell table:formula="of:=IF(ISBLANK([.O119]); &quot;&quot;; DAY([.O119]))">
            <text:p/>
          </table:table-cell>
          <table:table-cell table:formula="of:=IF(ISBLANK([.G119]); &quot;&quot;; WEEKDAY([.G119]; 2))">
            <text:p/>
          </table:table-cell>
          <table:table-cell table:formula="of:=IF(ISBLANK([.O119]); &quot;&quot;; WEEKDAY([.O119]; 2))">
            <text:p/>
          </table:table-cell>
          <table:table-cell table:formula="of:=IF(ISBLANK([.O119]); &quot;&quot;; WEEKNUM([.O119]))">
            <text:p/>
          </table:table-cell>
          <table:table-cell table:formula="of:=IF(ISBLANK([.O119]); &quot;&quot;; MONTH([.O119]))">
            <text:p/>
          </table:table-cell>
          <table:table-cell table:formula="of:=IF(OR(ISBLANK([.G119]); ISBLANK([.O119])); &quot;&quot;; IFERROR(DATEDIF([.G119];[.O119];&quot;d&quot;); &quot;&quot;))">
            <text:p/>
          </table:table-cell>
          <table:table-cell table:formula="of:=IFERROR([.AJ118]+[.P119]; &quot;&quot;)">
            <text:p/>
          </table:table-cell>
          <table:table-cell table:formula="of:=IFERROR([.AK118]+[.Q11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20]=&quot;Long&quot;; [.I120]-[Overview.$C$4]/[.H120]; IF([.F120]=&quot;Short&quot;; [.I120]+[Overview.$C$4]/[.H120]; &quot;&quot;)); &quot;&quot;)">
            <text:p/>
          </table:table-cell>
          <table:table-cell table:style-name="ce157" table:formula="of:=IFERROR(ABS([.J120]-[.I120])*[.H120]; &quot;&quot;)">
            <text:p/>
          </table:table-cell>
          <table:table-cell table:formula="of:=IFERROR(IF([.F120]=&quot;Long&quot;; [.I120]+[Overview.$C$4]/[.H120]*[Overview.$C$6]; IF([.F120]=&quot;Short&quot;; [.I120]-[Overview.$C$4]/[.H120]*[Overview.$C$6]; &quot;&quot;)); &quot;&quot;)">
            <text:p/>
          </table:table-cell>
          <table:table-cell table:number-columns-repeated="3"/>
          <table:table-cell table:formula="of:=IFERROR([.Q120]/[.K120]; &quot;&quot;)">
            <text:p/>
          </table:table-cell>
          <table:table-cell table:formula="of:=IFERROR(IF(AND([.F120]=&quot;Long&quot;; [.M120]=[.H120]); [.H120]*([.N120]-[.I120]); IF(AND([.F120]=&quot;Short&quot;; [.M120]=[.H120]); [.H120]*([.I120]-[.N120]); &quot;&quot;)); &quot;&quot;)">
            <text:p/>
          </table:table-cell>
          <table:table-cell table:formula="of:=IF(ISNUMBER([.Q120]); IF([.Q120]&gt;0; &quot;Win&quot;; &quot;Loss&quot;);&quot;&quot;)">
            <text:p/>
          </table:table-cell>
          <table:table-cell table:formula="of:=IF([.O120]=&quot;&quot;; &quot;&quot;; CONCATENATE(DATEDIF([.G120];[.O120];&quot;d&quot;); IF(DATEDIF([.G120];[.O12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20]); &quot;&quot;; IF([.$F120]=&quot;Long&quot;; ([.W120]-[.$I120])*[.$H120]/[.$K120]; ([.$I120]-[.W120])*[.$H120]/[.$K120])-[.$P120]); &quot;&quot;)">
            <text:p/>
          </table:table-cell>
          <table:table-cell table:style-name="Default"/>
          <table:table-cell table:style-name="ce205" table:formula="of:=IFERROR(IF(ISBLANK([.Y120]); &quot;&quot;; IF([.$F120]=&quot;Long&quot;; ([.Y120]-[.$I120])*[.$H120]/[.$K120]; ([.$I120]-[.Y120])*[.$H120]/[.$K120])-[.$P120]); &quot;&quot;)">
            <text:p/>
          </table:table-cell>
          <table:table-cell table:style-name="Default"/>
          <table:table-cell table:style-name="ce205" table:formula="of:=IFERROR(IF(ISBLANK([.AA120]); &quot;&quot;; IF([.$F120]=&quot;Long&quot;; ([.AA120]-[.$I120])*[.$H120]/[.$K120]; ([.$I120]-[.AA120])*[.$H120]/[.$K120])-[.$P120]); &quot;&quot;)">
            <text:p/>
          </table:table-cell>
          <table:table-cell/>
          <table:table-cell table:formula="of:=IF(ISBLANK([.O120]); &quot;&quot;; DAY([.O120]))">
            <text:p/>
          </table:table-cell>
          <table:table-cell table:formula="of:=IF(ISBLANK([.G120]); &quot;&quot;; WEEKDAY([.G120]; 2))">
            <text:p/>
          </table:table-cell>
          <table:table-cell table:formula="of:=IF(ISBLANK([.O120]); &quot;&quot;; WEEKDAY([.O120]; 2))">
            <text:p/>
          </table:table-cell>
          <table:table-cell table:formula="of:=IF(ISBLANK([.O120]); &quot;&quot;; WEEKNUM([.O120]))">
            <text:p/>
          </table:table-cell>
          <table:table-cell table:formula="of:=IF(ISBLANK([.O120]); &quot;&quot;; MONTH([.O120]))">
            <text:p/>
          </table:table-cell>
          <table:table-cell table:formula="of:=IF(OR(ISBLANK([.G120]); ISBLANK([.O120])); &quot;&quot;; IFERROR(DATEDIF([.G120];[.O120];&quot;d&quot;); &quot;&quot;))">
            <text:p/>
          </table:table-cell>
          <table:table-cell table:formula="of:=IFERROR([.AJ119]+[.P120]; &quot;&quot;)">
            <text:p/>
          </table:table-cell>
          <table:table-cell table:formula="of:=IFERROR([.AK119]+[.Q12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21]=&quot;Long&quot;; [.I121]-[Overview.$C$4]/[.H121]; IF([.F121]=&quot;Short&quot;; [.I121]+[Overview.$C$4]/[.H121]; &quot;&quot;)); &quot;&quot;)">
            <text:p/>
          </table:table-cell>
          <table:table-cell table:style-name="ce157" table:formula="of:=IFERROR(ABS([.J121]-[.I121])*[.H121]; &quot;&quot;)">
            <text:p/>
          </table:table-cell>
          <table:table-cell table:formula="of:=IFERROR(IF([.F121]=&quot;Long&quot;; [.I121]+[Overview.$C$4]/[.H121]*[Overview.$C$6]; IF([.F121]=&quot;Short&quot;; [.I121]-[Overview.$C$4]/[.H121]*[Overview.$C$6]; &quot;&quot;)); &quot;&quot;)">
            <text:p/>
          </table:table-cell>
          <table:table-cell table:number-columns-repeated="3"/>
          <table:table-cell table:formula="of:=IFERROR([.Q121]/[.K121]; &quot;&quot;)">
            <text:p/>
          </table:table-cell>
          <table:table-cell table:formula="of:=IFERROR(IF(AND([.F121]=&quot;Long&quot;; [.M121]=[.H121]); [.H121]*([.N121]-[.I121]); IF(AND([.F121]=&quot;Short&quot;; [.M121]=[.H121]); [.H121]*([.I121]-[.N121]); &quot;&quot;)); &quot;&quot;)">
            <text:p/>
          </table:table-cell>
          <table:table-cell table:formula="of:=IF(ISNUMBER([.Q121]); IF([.Q121]&gt;0; &quot;Win&quot;; &quot;Loss&quot;);&quot;&quot;)">
            <text:p/>
          </table:table-cell>
          <table:table-cell table:formula="of:=IF([.O121]=&quot;&quot;; &quot;&quot;; CONCATENATE(DATEDIF([.G121];[.O121];&quot;d&quot;); IF(DATEDIF([.G121];[.O12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21]); &quot;&quot;; IF([.$F121]=&quot;Long&quot;; ([.W121]-[.$I121])*[.$H121]/[.$K121]; ([.$I121]-[.W121])*[.$H121]/[.$K121])-[.$P121]); &quot;&quot;)">
            <text:p/>
          </table:table-cell>
          <table:table-cell table:style-name="Default"/>
          <table:table-cell table:style-name="ce205" table:formula="of:=IFERROR(IF(ISBLANK([.Y121]); &quot;&quot;; IF([.$F121]=&quot;Long&quot;; ([.Y121]-[.$I121])*[.$H121]/[.$K121]; ([.$I121]-[.Y121])*[.$H121]/[.$K121])-[.$P121]); &quot;&quot;)">
            <text:p/>
          </table:table-cell>
          <table:table-cell table:style-name="Default"/>
          <table:table-cell table:style-name="ce205" table:formula="of:=IFERROR(IF(ISBLANK([.AA121]); &quot;&quot;; IF([.$F121]=&quot;Long&quot;; ([.AA121]-[.$I121])*[.$H121]/[.$K121]; ([.$I121]-[.AA121])*[.$H121]/[.$K121])-[.$P121]); &quot;&quot;)">
            <text:p/>
          </table:table-cell>
          <table:table-cell/>
          <table:table-cell table:formula="of:=IF(ISBLANK([.O121]); &quot;&quot;; DAY([.O121]))">
            <text:p/>
          </table:table-cell>
          <table:table-cell table:formula="of:=IF(ISBLANK([.G121]); &quot;&quot;; WEEKDAY([.G121]; 2))">
            <text:p/>
          </table:table-cell>
          <table:table-cell table:formula="of:=IF(ISBLANK([.O121]); &quot;&quot;; WEEKDAY([.O121]; 2))">
            <text:p/>
          </table:table-cell>
          <table:table-cell table:formula="of:=IF(ISBLANK([.O121]); &quot;&quot;; WEEKNUM([.O121]))">
            <text:p/>
          </table:table-cell>
          <table:table-cell table:formula="of:=IF(ISBLANK([.O121]); &quot;&quot;; MONTH([.O121]))">
            <text:p/>
          </table:table-cell>
          <table:table-cell table:formula="of:=IF(OR(ISBLANK([.G121]); ISBLANK([.O121])); &quot;&quot;; IFERROR(DATEDIF([.G121];[.O121];&quot;d&quot;); &quot;&quot;))">
            <text:p/>
          </table:table-cell>
          <table:table-cell table:formula="of:=IFERROR([.AJ120]+[.P121]; &quot;&quot;)">
            <text:p/>
          </table:table-cell>
          <table:table-cell table:formula="of:=IFERROR([.AK120]+[.Q12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22]=&quot;Long&quot;; [.I122]-[Overview.$C$4]/[.H122]; IF([.F122]=&quot;Short&quot;; [.I122]+[Overview.$C$4]/[.H122]; &quot;&quot;)); &quot;&quot;)">
            <text:p/>
          </table:table-cell>
          <table:table-cell table:style-name="ce157" table:formula="of:=IFERROR(ABS([.J122]-[.I122])*[.H122]; &quot;&quot;)">
            <text:p/>
          </table:table-cell>
          <table:table-cell table:formula="of:=IFERROR(IF([.F122]=&quot;Long&quot;; [.I122]+[Overview.$C$4]/[.H122]*[Overview.$C$6]; IF([.F122]=&quot;Short&quot;; [.I122]-[Overview.$C$4]/[.H122]*[Overview.$C$6]; &quot;&quot;)); &quot;&quot;)">
            <text:p/>
          </table:table-cell>
          <table:table-cell table:number-columns-repeated="3"/>
          <table:table-cell table:formula="of:=IFERROR([.Q122]/[.K122]; &quot;&quot;)">
            <text:p/>
          </table:table-cell>
          <table:table-cell table:formula="of:=IFERROR(IF(AND([.F122]=&quot;Long&quot;; [.M122]=[.H122]); [.H122]*([.N122]-[.I122]); IF(AND([.F122]=&quot;Short&quot;; [.M122]=[.H122]); [.H122]*([.I122]-[.N122]); &quot;&quot;)); &quot;&quot;)">
            <text:p/>
          </table:table-cell>
          <table:table-cell table:formula="of:=IF(ISNUMBER([.Q122]); IF([.Q122]&gt;0; &quot;Win&quot;; &quot;Loss&quot;);&quot;&quot;)">
            <text:p/>
          </table:table-cell>
          <table:table-cell table:formula="of:=IF([.O122]=&quot;&quot;; &quot;&quot;; CONCATENATE(DATEDIF([.G122];[.O122];&quot;d&quot;); IF(DATEDIF([.G122];[.O12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22]); &quot;&quot;; IF([.$F122]=&quot;Long&quot;; ([.W122]-[.$I122])*[.$H122]/[.$K122]; ([.$I122]-[.W122])*[.$H122]/[.$K122])-[.$P122]); &quot;&quot;)">
            <text:p/>
          </table:table-cell>
          <table:table-cell table:style-name="Default"/>
          <table:table-cell table:style-name="ce205" table:formula="of:=IFERROR(IF(ISBLANK([.Y122]); &quot;&quot;; IF([.$F122]=&quot;Long&quot;; ([.Y122]-[.$I122])*[.$H122]/[.$K122]; ([.$I122]-[.Y122])*[.$H122]/[.$K122])-[.$P122]); &quot;&quot;)">
            <text:p/>
          </table:table-cell>
          <table:table-cell table:style-name="Default"/>
          <table:table-cell table:style-name="ce205" table:formula="of:=IFERROR(IF(ISBLANK([.AA122]); &quot;&quot;; IF([.$F122]=&quot;Long&quot;; ([.AA122]-[.$I122])*[.$H122]/[.$K122]; ([.$I122]-[.AA122])*[.$H122]/[.$K122])-[.$P122]); &quot;&quot;)">
            <text:p/>
          </table:table-cell>
          <table:table-cell/>
          <table:table-cell table:formula="of:=IF(ISBLANK([.O122]); &quot;&quot;; DAY([.O122]))">
            <text:p/>
          </table:table-cell>
          <table:table-cell table:formula="of:=IF(ISBLANK([.G122]); &quot;&quot;; WEEKDAY([.G122]; 2))">
            <text:p/>
          </table:table-cell>
          <table:table-cell table:formula="of:=IF(ISBLANK([.O122]); &quot;&quot;; WEEKDAY([.O122]; 2))">
            <text:p/>
          </table:table-cell>
          <table:table-cell table:formula="of:=IF(ISBLANK([.O122]); &quot;&quot;; WEEKNUM([.O122]))">
            <text:p/>
          </table:table-cell>
          <table:table-cell table:formula="of:=IF(ISBLANK([.O122]); &quot;&quot;; MONTH([.O122]))">
            <text:p/>
          </table:table-cell>
          <table:table-cell table:formula="of:=IF(OR(ISBLANK([.G122]); ISBLANK([.O122])); &quot;&quot;; IFERROR(DATEDIF([.G122];[.O122];&quot;d&quot;); &quot;&quot;))">
            <text:p/>
          </table:table-cell>
          <table:table-cell table:formula="of:=IFERROR([.AJ121]+[.P122]; &quot;&quot;)">
            <text:p/>
          </table:table-cell>
          <table:table-cell table:formula="of:=IFERROR([.AK121]+[.Q12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23]=&quot;Long&quot;; [.I123]-[Overview.$C$4]/[.H123]; IF([.F123]=&quot;Short&quot;; [.I123]+[Overview.$C$4]/[.H123]; &quot;&quot;)); &quot;&quot;)">
            <text:p/>
          </table:table-cell>
          <table:table-cell table:style-name="ce157" table:formula="of:=IFERROR(ABS([.J123]-[.I123])*[.H123]; &quot;&quot;)">
            <text:p/>
          </table:table-cell>
          <table:table-cell table:formula="of:=IFERROR(IF([.F123]=&quot;Long&quot;; [.I123]+[Overview.$C$4]/[.H123]*[Overview.$C$6]; IF([.F123]=&quot;Short&quot;; [.I123]-[Overview.$C$4]/[.H123]*[Overview.$C$6]; &quot;&quot;)); &quot;&quot;)">
            <text:p/>
          </table:table-cell>
          <table:table-cell table:number-columns-repeated="3"/>
          <table:table-cell table:formula="of:=IFERROR([.Q123]/[.K123]; &quot;&quot;)">
            <text:p/>
          </table:table-cell>
          <table:table-cell table:formula="of:=IFERROR(IF(AND([.F123]=&quot;Long&quot;; [.M123]=[.H123]); [.H123]*([.N123]-[.I123]); IF(AND([.F123]=&quot;Short&quot;; [.M123]=[.H123]); [.H123]*([.I123]-[.N123]); &quot;&quot;)); &quot;&quot;)">
            <text:p/>
          </table:table-cell>
          <table:table-cell table:formula="of:=IF(ISNUMBER([.Q123]); IF([.Q123]&gt;0; &quot;Win&quot;; &quot;Loss&quot;);&quot;&quot;)">
            <text:p/>
          </table:table-cell>
          <table:table-cell table:formula="of:=IF([.O123]=&quot;&quot;; &quot;&quot;; CONCATENATE(DATEDIF([.G123];[.O123];&quot;d&quot;); IF(DATEDIF([.G123];[.O12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23]); &quot;&quot;; IF([.$F123]=&quot;Long&quot;; ([.W123]-[.$I123])*[.$H123]/[.$K123]; ([.$I123]-[.W123])*[.$H123]/[.$K123])-[.$P123]); &quot;&quot;)">
            <text:p/>
          </table:table-cell>
          <table:table-cell table:style-name="Default"/>
          <table:table-cell table:style-name="ce205" table:formula="of:=IFERROR(IF(ISBLANK([.Y123]); &quot;&quot;; IF([.$F123]=&quot;Long&quot;; ([.Y123]-[.$I123])*[.$H123]/[.$K123]; ([.$I123]-[.Y123])*[.$H123]/[.$K123])-[.$P123]); &quot;&quot;)">
            <text:p/>
          </table:table-cell>
          <table:table-cell table:style-name="Default"/>
          <table:table-cell table:style-name="ce205" table:formula="of:=IFERROR(IF(ISBLANK([.AA123]); &quot;&quot;; IF([.$F123]=&quot;Long&quot;; ([.AA123]-[.$I123])*[.$H123]/[.$K123]; ([.$I123]-[.AA123])*[.$H123]/[.$K123])-[.$P123]); &quot;&quot;)">
            <text:p/>
          </table:table-cell>
          <table:table-cell/>
          <table:table-cell table:formula="of:=IF(ISBLANK([.O123]); &quot;&quot;; DAY([.O123]))">
            <text:p/>
          </table:table-cell>
          <table:table-cell table:formula="of:=IF(ISBLANK([.G123]); &quot;&quot;; WEEKDAY([.G123]; 2))">
            <text:p/>
          </table:table-cell>
          <table:table-cell table:formula="of:=IF(ISBLANK([.O123]); &quot;&quot;; WEEKDAY([.O123]; 2))">
            <text:p/>
          </table:table-cell>
          <table:table-cell table:formula="of:=IF(ISBLANK([.O123]); &quot;&quot;; WEEKNUM([.O123]))">
            <text:p/>
          </table:table-cell>
          <table:table-cell table:formula="of:=IF(ISBLANK([.O123]); &quot;&quot;; MONTH([.O123]))">
            <text:p/>
          </table:table-cell>
          <table:table-cell table:formula="of:=IF(OR(ISBLANK([.G123]); ISBLANK([.O123])); &quot;&quot;; IFERROR(DATEDIF([.G123];[.O123];&quot;d&quot;); &quot;&quot;))">
            <text:p/>
          </table:table-cell>
          <table:table-cell table:formula="of:=IFERROR([.AJ122]+[.P123]; &quot;&quot;)">
            <text:p/>
          </table:table-cell>
          <table:table-cell table:formula="of:=IFERROR([.AK122]+[.Q12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24]=&quot;Long&quot;; [.I124]-[Overview.$C$4]/[.H124]; IF([.F124]=&quot;Short&quot;; [.I124]+[Overview.$C$4]/[.H124]; &quot;&quot;)); &quot;&quot;)">
            <text:p/>
          </table:table-cell>
          <table:table-cell table:style-name="ce157" table:formula="of:=IFERROR(ABS([.J124]-[.I124])*[.H124]; &quot;&quot;)">
            <text:p/>
          </table:table-cell>
          <table:table-cell table:formula="of:=IFERROR(IF([.F124]=&quot;Long&quot;; [.I124]+[Overview.$C$4]/[.H124]*[Overview.$C$6]; IF([.F124]=&quot;Short&quot;; [.I124]-[Overview.$C$4]/[.H124]*[Overview.$C$6]; &quot;&quot;)); &quot;&quot;)">
            <text:p/>
          </table:table-cell>
          <table:table-cell table:number-columns-repeated="3"/>
          <table:table-cell table:formula="of:=IFERROR([.Q124]/[.K124]; &quot;&quot;)">
            <text:p/>
          </table:table-cell>
          <table:table-cell table:formula="of:=IFERROR(IF(AND([.F124]=&quot;Long&quot;; [.M124]=[.H124]); [.H124]*([.N124]-[.I124]); IF(AND([.F124]=&quot;Short&quot;; [.M124]=[.H124]); [.H124]*([.I124]-[.N124]); &quot;&quot;)); &quot;&quot;)">
            <text:p/>
          </table:table-cell>
          <table:table-cell table:formula="of:=IF(ISNUMBER([.Q124]); IF([.Q124]&gt;0; &quot;Win&quot;; &quot;Loss&quot;);&quot;&quot;)">
            <text:p/>
          </table:table-cell>
          <table:table-cell table:formula="of:=IF([.O124]=&quot;&quot;; &quot;&quot;; CONCATENATE(DATEDIF([.G124];[.O124];&quot;d&quot;); IF(DATEDIF([.G124];[.O12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24]); &quot;&quot;; IF([.$F124]=&quot;Long&quot;; ([.W124]-[.$I124])*[.$H124]/[.$K124]; ([.$I124]-[.W124])*[.$H124]/[.$K124])-[.$P124]); &quot;&quot;)">
            <text:p/>
          </table:table-cell>
          <table:table-cell table:style-name="Default"/>
          <table:table-cell table:style-name="ce205" table:formula="of:=IFERROR(IF(ISBLANK([.Y124]); &quot;&quot;; IF([.$F124]=&quot;Long&quot;; ([.Y124]-[.$I124])*[.$H124]/[.$K124]; ([.$I124]-[.Y124])*[.$H124]/[.$K124])-[.$P124]); &quot;&quot;)">
            <text:p/>
          </table:table-cell>
          <table:table-cell table:style-name="Default"/>
          <table:table-cell table:style-name="ce205" table:formula="of:=IFERROR(IF(ISBLANK([.AA124]); &quot;&quot;; IF([.$F124]=&quot;Long&quot;; ([.AA124]-[.$I124])*[.$H124]/[.$K124]; ([.$I124]-[.AA124])*[.$H124]/[.$K124])-[.$P124]); &quot;&quot;)">
            <text:p/>
          </table:table-cell>
          <table:table-cell/>
          <table:table-cell table:formula="of:=IF(ISBLANK([.O124]); &quot;&quot;; DAY([.O124]))">
            <text:p/>
          </table:table-cell>
          <table:table-cell table:formula="of:=IF(ISBLANK([.G124]); &quot;&quot;; WEEKDAY([.G124]; 2))">
            <text:p/>
          </table:table-cell>
          <table:table-cell table:formula="of:=IF(ISBLANK([.O124]); &quot;&quot;; WEEKDAY([.O124]; 2))">
            <text:p/>
          </table:table-cell>
          <table:table-cell table:formula="of:=IF(ISBLANK([.O124]); &quot;&quot;; WEEKNUM([.O124]))">
            <text:p/>
          </table:table-cell>
          <table:table-cell table:formula="of:=IF(ISBLANK([.O124]); &quot;&quot;; MONTH([.O124]))">
            <text:p/>
          </table:table-cell>
          <table:table-cell table:formula="of:=IF(OR(ISBLANK([.G124]); ISBLANK([.O124])); &quot;&quot;; IFERROR(DATEDIF([.G124];[.O124];&quot;d&quot;); &quot;&quot;))">
            <text:p/>
          </table:table-cell>
          <table:table-cell table:formula="of:=IFERROR([.AJ123]+[.P124]; &quot;&quot;)">
            <text:p/>
          </table:table-cell>
          <table:table-cell table:formula="of:=IFERROR([.AK123]+[.Q12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25]=&quot;Long&quot;; [.I125]-[Overview.$C$4]/[.H125]; IF([.F125]=&quot;Short&quot;; [.I125]+[Overview.$C$4]/[.H125]; &quot;&quot;)); &quot;&quot;)">
            <text:p/>
          </table:table-cell>
          <table:table-cell table:style-name="ce157" table:formula="of:=IFERROR(ABS([.J125]-[.I125])*[.H125]; &quot;&quot;)">
            <text:p/>
          </table:table-cell>
          <table:table-cell table:formula="of:=IFERROR(IF([.F125]=&quot;Long&quot;; [.I125]+[Overview.$C$4]/[.H125]*[Overview.$C$6]; IF([.F125]=&quot;Short&quot;; [.I125]-[Overview.$C$4]/[.H125]*[Overview.$C$6]; &quot;&quot;)); &quot;&quot;)">
            <text:p/>
          </table:table-cell>
          <table:table-cell table:number-columns-repeated="3"/>
          <table:table-cell table:formula="of:=IFERROR([.Q125]/[.K125]; &quot;&quot;)">
            <text:p/>
          </table:table-cell>
          <table:table-cell table:formula="of:=IFERROR(IF(AND([.F125]=&quot;Long&quot;; [.M125]=[.H125]); [.H125]*([.N125]-[.I125]); IF(AND([.F125]=&quot;Short&quot;; [.M125]=[.H125]); [.H125]*([.I125]-[.N125]); &quot;&quot;)); &quot;&quot;)">
            <text:p/>
          </table:table-cell>
          <table:table-cell table:formula="of:=IF(ISNUMBER([.Q125]); IF([.Q125]&gt;0; &quot;Win&quot;; &quot;Loss&quot;);&quot;&quot;)">
            <text:p/>
          </table:table-cell>
          <table:table-cell table:formula="of:=IF([.O125]=&quot;&quot;; &quot;&quot;; CONCATENATE(DATEDIF([.G125];[.O125];&quot;d&quot;); IF(DATEDIF([.G125];[.O12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25]); &quot;&quot;; IF([.$F125]=&quot;Long&quot;; ([.W125]-[.$I125])*[.$H125]/[.$K125]; ([.$I125]-[.W125])*[.$H125]/[.$K125])-[.$P125]); &quot;&quot;)">
            <text:p/>
          </table:table-cell>
          <table:table-cell table:style-name="Default"/>
          <table:table-cell table:style-name="ce205" table:formula="of:=IFERROR(IF(ISBLANK([.Y125]); &quot;&quot;; IF([.$F125]=&quot;Long&quot;; ([.Y125]-[.$I125])*[.$H125]/[.$K125]; ([.$I125]-[.Y125])*[.$H125]/[.$K125])-[.$P125]); &quot;&quot;)">
            <text:p/>
          </table:table-cell>
          <table:table-cell table:style-name="Default"/>
          <table:table-cell table:style-name="ce205" table:formula="of:=IFERROR(IF(ISBLANK([.AA125]); &quot;&quot;; IF([.$F125]=&quot;Long&quot;; ([.AA125]-[.$I125])*[.$H125]/[.$K125]; ([.$I125]-[.AA125])*[.$H125]/[.$K125])-[.$P125]); &quot;&quot;)">
            <text:p/>
          </table:table-cell>
          <table:table-cell/>
          <table:table-cell table:formula="of:=IF(ISBLANK([.O125]); &quot;&quot;; DAY([.O125]))">
            <text:p/>
          </table:table-cell>
          <table:table-cell table:formula="of:=IF(ISBLANK([.G125]); &quot;&quot;; WEEKDAY([.G125]; 2))">
            <text:p/>
          </table:table-cell>
          <table:table-cell table:formula="of:=IF(ISBLANK([.O125]); &quot;&quot;; WEEKDAY([.O125]; 2))">
            <text:p/>
          </table:table-cell>
          <table:table-cell table:formula="of:=IF(ISBLANK([.O125]); &quot;&quot;; WEEKNUM([.O125]))">
            <text:p/>
          </table:table-cell>
          <table:table-cell table:formula="of:=IF(ISBLANK([.O125]); &quot;&quot;; MONTH([.O125]))">
            <text:p/>
          </table:table-cell>
          <table:table-cell table:formula="of:=IF(OR(ISBLANK([.G125]); ISBLANK([.O125])); &quot;&quot;; IFERROR(DATEDIF([.G125];[.O125];&quot;d&quot;); &quot;&quot;))">
            <text:p/>
          </table:table-cell>
          <table:table-cell table:formula="of:=IFERROR([.AJ124]+[.P125]; &quot;&quot;)">
            <text:p/>
          </table:table-cell>
          <table:table-cell table:formula="of:=IFERROR([.AK124]+[.Q12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26]=&quot;Long&quot;; [.I126]-[Overview.$C$4]/[.H126]; IF([.F126]=&quot;Short&quot;; [.I126]+[Overview.$C$4]/[.H126]; &quot;&quot;)); &quot;&quot;)">
            <text:p/>
          </table:table-cell>
          <table:table-cell table:style-name="ce157" table:formula="of:=IFERROR(ABS([.J126]-[.I126])*[.H126]; &quot;&quot;)">
            <text:p/>
          </table:table-cell>
          <table:table-cell table:formula="of:=IFERROR(IF([.F126]=&quot;Long&quot;; [.I126]+[Overview.$C$4]/[.H126]*[Overview.$C$6]; IF([.F126]=&quot;Short&quot;; [.I126]-[Overview.$C$4]/[.H126]*[Overview.$C$6]; &quot;&quot;)); &quot;&quot;)">
            <text:p/>
          </table:table-cell>
          <table:table-cell table:number-columns-repeated="3"/>
          <table:table-cell table:formula="of:=IFERROR([.Q126]/[.K126]; &quot;&quot;)">
            <text:p/>
          </table:table-cell>
          <table:table-cell table:formula="of:=IFERROR(IF(AND([.F126]=&quot;Long&quot;; [.M126]=[.H126]); [.H126]*([.N126]-[.I126]); IF(AND([.F126]=&quot;Short&quot;; [.M126]=[.H126]); [.H126]*([.I126]-[.N126]); &quot;&quot;)); &quot;&quot;)">
            <text:p/>
          </table:table-cell>
          <table:table-cell table:formula="of:=IF(ISNUMBER([.Q126]); IF([.Q126]&gt;0; &quot;Win&quot;; &quot;Loss&quot;);&quot;&quot;)">
            <text:p/>
          </table:table-cell>
          <table:table-cell table:formula="of:=IF([.O126]=&quot;&quot;; &quot;&quot;; CONCATENATE(DATEDIF([.G126];[.O126];&quot;d&quot;); IF(DATEDIF([.G126];[.O12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26]); &quot;&quot;; IF([.$F126]=&quot;Long&quot;; ([.W126]-[.$I126])*[.$H126]/[.$K126]; ([.$I126]-[.W126])*[.$H126]/[.$K126])-[.$P126]); &quot;&quot;)">
            <text:p/>
          </table:table-cell>
          <table:table-cell table:style-name="Default"/>
          <table:table-cell table:style-name="ce205" table:formula="of:=IFERROR(IF(ISBLANK([.Y126]); &quot;&quot;; IF([.$F126]=&quot;Long&quot;; ([.Y126]-[.$I126])*[.$H126]/[.$K126]; ([.$I126]-[.Y126])*[.$H126]/[.$K126])-[.$P126]); &quot;&quot;)">
            <text:p/>
          </table:table-cell>
          <table:table-cell table:style-name="Default"/>
          <table:table-cell table:style-name="ce205" table:formula="of:=IFERROR(IF(ISBLANK([.AA126]); &quot;&quot;; IF([.$F126]=&quot;Long&quot;; ([.AA126]-[.$I126])*[.$H126]/[.$K126]; ([.$I126]-[.AA126])*[.$H126]/[.$K126])-[.$P126]); &quot;&quot;)">
            <text:p/>
          </table:table-cell>
          <table:table-cell/>
          <table:table-cell table:formula="of:=IF(ISBLANK([.O126]); &quot;&quot;; DAY([.O126]))">
            <text:p/>
          </table:table-cell>
          <table:table-cell table:formula="of:=IF(ISBLANK([.G126]); &quot;&quot;; WEEKDAY([.G126]; 2))">
            <text:p/>
          </table:table-cell>
          <table:table-cell table:formula="of:=IF(ISBLANK([.O126]); &quot;&quot;; WEEKDAY([.O126]; 2))">
            <text:p/>
          </table:table-cell>
          <table:table-cell table:formula="of:=IF(ISBLANK([.O126]); &quot;&quot;; WEEKNUM([.O126]))">
            <text:p/>
          </table:table-cell>
          <table:table-cell table:formula="of:=IF(ISBLANK([.O126]); &quot;&quot;; MONTH([.O126]))">
            <text:p/>
          </table:table-cell>
          <table:table-cell table:formula="of:=IF(OR(ISBLANK([.G126]); ISBLANK([.O126])); &quot;&quot;; IFERROR(DATEDIF([.G126];[.O126];&quot;d&quot;); &quot;&quot;))">
            <text:p/>
          </table:table-cell>
          <table:table-cell table:formula="of:=IFERROR([.AJ125]+[.P126]; &quot;&quot;)">
            <text:p/>
          </table:table-cell>
          <table:table-cell table:formula="of:=IFERROR([.AK125]+[.Q12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25" calcext:value-type="float">
            <text:p>12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27]=&quot;Long&quot;; [.I127]-[Overview.$C$4]/[.H127]; IF([.F127]=&quot;Short&quot;; [.I127]+[Overview.$C$4]/[.H127]; &quot;&quot;)); &quot;&quot;)">
            <text:p/>
          </table:table-cell>
          <table:table-cell table:style-name="ce157" table:formula="of:=IFERROR(ABS([.J127]-[.I127])*[.H127]; &quot;&quot;)">
            <text:p/>
          </table:table-cell>
          <table:table-cell table:formula="of:=IFERROR(IF([.F127]=&quot;Long&quot;; [.I127]+[Overview.$C$4]/[.H127]*[Overview.$C$6]; IF([.F127]=&quot;Short&quot;; [.I127]-[Overview.$C$4]/[.H127]*[Overview.$C$6]; &quot;&quot;)); &quot;&quot;)">
            <text:p/>
          </table:table-cell>
          <table:table-cell table:number-columns-repeated="3"/>
          <table:table-cell table:formula="of:=IFERROR([.Q127]/[.K127]; &quot;&quot;)">
            <text:p/>
          </table:table-cell>
          <table:table-cell table:formula="of:=IFERROR(IF(AND([.F127]=&quot;Long&quot;; [.M127]=[.H127]); [.H127]*([.N127]-[.I127]); IF(AND([.F127]=&quot;Short&quot;; [.M127]=[.H127]); [.H127]*([.I127]-[.N127]); &quot;&quot;)); &quot;&quot;)">
            <text:p/>
          </table:table-cell>
          <table:table-cell table:formula="of:=IF(ISNUMBER([.Q127]); IF([.Q127]&gt;0; &quot;Win&quot;; &quot;Loss&quot;);&quot;&quot;)">
            <text:p/>
          </table:table-cell>
          <table:table-cell table:formula="of:=IF([.O127]=&quot;&quot;; &quot;&quot;; CONCATENATE(DATEDIF([.G127];[.O127];&quot;d&quot;); IF(DATEDIF([.G127];[.O12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27]); &quot;&quot;; IF([.$F127]=&quot;Long&quot;; ([.W127]-[.$I127])*[.$H127]/[.$K127]; ([.$I127]-[.W127])*[.$H127]/[.$K127])-[.$P127]); &quot;&quot;)">
            <text:p/>
          </table:table-cell>
          <table:table-cell table:style-name="Default"/>
          <table:table-cell table:style-name="ce205" table:formula="of:=IFERROR(IF(ISBLANK([.Y127]); &quot;&quot;; IF([.$F127]=&quot;Long&quot;; ([.Y127]-[.$I127])*[.$H127]/[.$K127]; ([.$I127]-[.Y127])*[.$H127]/[.$K127])-[.$P127]); &quot;&quot;)">
            <text:p/>
          </table:table-cell>
          <table:table-cell table:style-name="Default"/>
          <table:table-cell table:style-name="ce205" table:formula="of:=IFERROR(IF(ISBLANK([.AA127]); &quot;&quot;; IF([.$F127]=&quot;Long&quot;; ([.AA127]-[.$I127])*[.$H127]/[.$K127]; ([.$I127]-[.AA127])*[.$H127]/[.$K127])-[.$P127]); &quot;&quot;)">
            <text:p/>
          </table:table-cell>
          <table:table-cell/>
          <table:table-cell table:formula="of:=IF(ISBLANK([.O127]); &quot;&quot;; DAY([.O127]))">
            <text:p/>
          </table:table-cell>
          <table:table-cell table:formula="of:=IF(ISBLANK([.G127]); &quot;&quot;; WEEKDAY([.G127]; 2))">
            <text:p/>
          </table:table-cell>
          <table:table-cell table:formula="of:=IF(ISBLANK([.O127]); &quot;&quot;; WEEKDAY([.O127]; 2))">
            <text:p/>
          </table:table-cell>
          <table:table-cell table:formula="of:=IF(ISBLANK([.O127]); &quot;&quot;; WEEKNUM([.O127]))">
            <text:p/>
          </table:table-cell>
          <table:table-cell table:formula="of:=IF(ISBLANK([.O127]); &quot;&quot;; MONTH([.O127]))">
            <text:p/>
          </table:table-cell>
          <table:table-cell table:formula="of:=IF(OR(ISBLANK([.G127]); ISBLANK([.O127])); &quot;&quot;; IFERROR(DATEDIF([.G127];[.O127];&quot;d&quot;); &quot;&quot;))">
            <text:p/>
          </table:table-cell>
          <table:table-cell table:formula="of:=IFERROR([.AJ126]+[.P127]; &quot;&quot;)">
            <text:p/>
          </table:table-cell>
          <table:table-cell table:formula="of:=IFERROR([.AK126]+[.Q12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28]=&quot;Long&quot;; [.I128]-[Overview.$C$4]/[.H128]; IF([.F128]=&quot;Short&quot;; [.I128]+[Overview.$C$4]/[.H128]; &quot;&quot;)); &quot;&quot;)">
            <text:p/>
          </table:table-cell>
          <table:table-cell table:style-name="ce157" table:formula="of:=IFERROR(ABS([.J128]-[.I128])*[.H128]; &quot;&quot;)">
            <text:p/>
          </table:table-cell>
          <table:table-cell table:formula="of:=IFERROR(IF([.F128]=&quot;Long&quot;; [.I128]+[Overview.$C$4]/[.H128]*[Overview.$C$6]; IF([.F128]=&quot;Short&quot;; [.I128]-[Overview.$C$4]/[.H128]*[Overview.$C$6]; &quot;&quot;)); &quot;&quot;)">
            <text:p/>
          </table:table-cell>
          <table:table-cell table:number-columns-repeated="3"/>
          <table:table-cell table:formula="of:=IFERROR([.Q128]/[.K128]; &quot;&quot;)">
            <text:p/>
          </table:table-cell>
          <table:table-cell table:formula="of:=IFERROR(IF(AND([.F128]=&quot;Long&quot;; [.M128]=[.H128]); [.H128]*([.N128]-[.I128]); IF(AND([.F128]=&quot;Short&quot;; [.M128]=[.H128]); [.H128]*([.I128]-[.N128]); &quot;&quot;)); &quot;&quot;)">
            <text:p/>
          </table:table-cell>
          <table:table-cell table:formula="of:=IF(ISNUMBER([.Q128]); IF([.Q128]&gt;0; &quot;Win&quot;; &quot;Loss&quot;);&quot;&quot;)">
            <text:p/>
          </table:table-cell>
          <table:table-cell table:formula="of:=IF([.O128]=&quot;&quot;; &quot;&quot;; CONCATENATE(DATEDIF([.G128];[.O128];&quot;d&quot;); IF(DATEDIF([.G128];[.O12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28]); &quot;&quot;; IF([.$F128]=&quot;Long&quot;; ([.W128]-[.$I128])*[.$H128]/[.$K128]; ([.$I128]-[.W128])*[.$H128]/[.$K128])-[.$P128]); &quot;&quot;)">
            <text:p/>
          </table:table-cell>
          <table:table-cell table:style-name="Default"/>
          <table:table-cell table:style-name="ce205" table:formula="of:=IFERROR(IF(ISBLANK([.Y128]); &quot;&quot;; IF([.$F128]=&quot;Long&quot;; ([.Y128]-[.$I128])*[.$H128]/[.$K128]; ([.$I128]-[.Y128])*[.$H128]/[.$K128])-[.$P128]); &quot;&quot;)">
            <text:p/>
          </table:table-cell>
          <table:table-cell table:style-name="Default"/>
          <table:table-cell table:style-name="ce205" table:formula="of:=IFERROR(IF(ISBLANK([.AA128]); &quot;&quot;; IF([.$F128]=&quot;Long&quot;; ([.AA128]-[.$I128])*[.$H128]/[.$K128]; ([.$I128]-[.AA128])*[.$H128]/[.$K128])-[.$P128]); &quot;&quot;)">
            <text:p/>
          </table:table-cell>
          <table:table-cell/>
          <table:table-cell table:formula="of:=IF(ISBLANK([.O128]); &quot;&quot;; DAY([.O128]))">
            <text:p/>
          </table:table-cell>
          <table:table-cell table:formula="of:=IF(ISBLANK([.G128]); &quot;&quot;; WEEKDAY([.G128]; 2))">
            <text:p/>
          </table:table-cell>
          <table:table-cell table:formula="of:=IF(ISBLANK([.O128]); &quot;&quot;; WEEKDAY([.O128]; 2))">
            <text:p/>
          </table:table-cell>
          <table:table-cell table:formula="of:=IF(ISBLANK([.O128]); &quot;&quot;; WEEKNUM([.O128]))">
            <text:p/>
          </table:table-cell>
          <table:table-cell table:formula="of:=IF(ISBLANK([.O128]); &quot;&quot;; MONTH([.O128]))">
            <text:p/>
          </table:table-cell>
          <table:table-cell table:formula="of:=IF(OR(ISBLANK([.G128]); ISBLANK([.O128])); &quot;&quot;; IFERROR(DATEDIF([.G128];[.O128];&quot;d&quot;); &quot;&quot;))">
            <text:p/>
          </table:table-cell>
          <table:table-cell table:formula="of:=IFERROR([.AJ127]+[.P128]; &quot;&quot;)">
            <text:p/>
          </table:table-cell>
          <table:table-cell table:formula="of:=IFERROR([.AK127]+[.Q12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29]=&quot;Long&quot;; [.I129]-[Overview.$C$4]/[.H129]; IF([.F129]=&quot;Short&quot;; [.I129]+[Overview.$C$4]/[.H129]; &quot;&quot;)); &quot;&quot;)">
            <text:p/>
          </table:table-cell>
          <table:table-cell table:style-name="ce157" table:formula="of:=IFERROR(ABS([.J129]-[.I129])*[.H129]; &quot;&quot;)">
            <text:p/>
          </table:table-cell>
          <table:table-cell table:formula="of:=IFERROR(IF([.F129]=&quot;Long&quot;; [.I129]+[Overview.$C$4]/[.H129]*[Overview.$C$6]; IF([.F129]=&quot;Short&quot;; [.I129]-[Overview.$C$4]/[.H129]*[Overview.$C$6]; &quot;&quot;)); &quot;&quot;)">
            <text:p/>
          </table:table-cell>
          <table:table-cell table:number-columns-repeated="3"/>
          <table:table-cell table:formula="of:=IFERROR([.Q129]/[.K129]; &quot;&quot;)">
            <text:p/>
          </table:table-cell>
          <table:table-cell table:formula="of:=IFERROR(IF(AND([.F129]=&quot;Long&quot;; [.M129]=[.H129]); [.H129]*([.N129]-[.I129]); IF(AND([.F129]=&quot;Short&quot;; [.M129]=[.H129]); [.H129]*([.I129]-[.N129]); &quot;&quot;)); &quot;&quot;)">
            <text:p/>
          </table:table-cell>
          <table:table-cell table:formula="of:=IF(ISNUMBER([.Q129]); IF([.Q129]&gt;0; &quot;Win&quot;; &quot;Loss&quot;);&quot;&quot;)">
            <text:p/>
          </table:table-cell>
          <table:table-cell table:formula="of:=IF([.O129]=&quot;&quot;; &quot;&quot;; CONCATENATE(DATEDIF([.G129];[.O129];&quot;d&quot;); IF(DATEDIF([.G129];[.O12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29]); &quot;&quot;; IF([.$F129]=&quot;Long&quot;; ([.W129]-[.$I129])*[.$H129]/[.$K129]; ([.$I129]-[.W129])*[.$H129]/[.$K129])-[.$P129]); &quot;&quot;)">
            <text:p/>
          </table:table-cell>
          <table:table-cell table:style-name="Default"/>
          <table:table-cell table:style-name="ce205" table:formula="of:=IFERROR(IF(ISBLANK([.Y129]); &quot;&quot;; IF([.$F129]=&quot;Long&quot;; ([.Y129]-[.$I129])*[.$H129]/[.$K129]; ([.$I129]-[.Y129])*[.$H129]/[.$K129])-[.$P129]); &quot;&quot;)">
            <text:p/>
          </table:table-cell>
          <table:table-cell table:style-name="Default"/>
          <table:table-cell table:style-name="ce205" table:formula="of:=IFERROR(IF(ISBLANK([.AA129]); &quot;&quot;; IF([.$F129]=&quot;Long&quot;; ([.AA129]-[.$I129])*[.$H129]/[.$K129]; ([.$I129]-[.AA129])*[.$H129]/[.$K129])-[.$P129]); &quot;&quot;)">
            <text:p/>
          </table:table-cell>
          <table:table-cell/>
          <table:table-cell table:formula="of:=IF(ISBLANK([.O129]); &quot;&quot;; DAY([.O129]))">
            <text:p/>
          </table:table-cell>
          <table:table-cell table:formula="of:=IF(ISBLANK([.G129]); &quot;&quot;; WEEKDAY([.G129]; 2))">
            <text:p/>
          </table:table-cell>
          <table:table-cell table:formula="of:=IF(ISBLANK([.O129]); &quot;&quot;; WEEKDAY([.O129]; 2))">
            <text:p/>
          </table:table-cell>
          <table:table-cell table:formula="of:=IF(ISBLANK([.O129]); &quot;&quot;; WEEKNUM([.O129]))">
            <text:p/>
          </table:table-cell>
          <table:table-cell table:formula="of:=IF(ISBLANK([.O129]); &quot;&quot;; MONTH([.O129]))">
            <text:p/>
          </table:table-cell>
          <table:table-cell table:formula="of:=IF(OR(ISBLANK([.G129]); ISBLANK([.O129])); &quot;&quot;; IFERROR(DATEDIF([.G129];[.O129];&quot;d&quot;); &quot;&quot;))">
            <text:p/>
          </table:table-cell>
          <table:table-cell table:formula="of:=IFERROR([.AJ128]+[.P129]; &quot;&quot;)">
            <text:p/>
          </table:table-cell>
          <table:table-cell table:formula="of:=IFERROR([.AK128]+[.Q12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30]=&quot;Long&quot;; [.I130]-[Overview.$C$4]/[.H130]; IF([.F130]=&quot;Short&quot;; [.I130]+[Overview.$C$4]/[.H130]; &quot;&quot;)); &quot;&quot;)">
            <text:p/>
          </table:table-cell>
          <table:table-cell table:style-name="ce157" table:formula="of:=IFERROR(ABS([.J130]-[.I130])*[.H130]; &quot;&quot;)">
            <text:p/>
          </table:table-cell>
          <table:table-cell table:formula="of:=IFERROR(IF([.F130]=&quot;Long&quot;; [.I130]+[Overview.$C$4]/[.H130]*[Overview.$C$6]; IF([.F130]=&quot;Short&quot;; [.I130]-[Overview.$C$4]/[.H130]*[Overview.$C$6]; &quot;&quot;)); &quot;&quot;)">
            <text:p/>
          </table:table-cell>
          <table:table-cell table:number-columns-repeated="3"/>
          <table:table-cell table:formula="of:=IFERROR([.Q130]/[.K130]; &quot;&quot;)">
            <text:p/>
          </table:table-cell>
          <table:table-cell table:formula="of:=IFERROR(IF(AND([.F130]=&quot;Long&quot;; [.M130]=[.H130]); [.H130]*([.N130]-[.I130]); IF(AND([.F130]=&quot;Short&quot;; [.M130]=[.H130]); [.H130]*([.I130]-[.N130]); &quot;&quot;)); &quot;&quot;)">
            <text:p/>
          </table:table-cell>
          <table:table-cell table:formula="of:=IF(ISNUMBER([.Q130]); IF([.Q130]&gt;0; &quot;Win&quot;; &quot;Loss&quot;);&quot;&quot;)">
            <text:p/>
          </table:table-cell>
          <table:table-cell table:formula="of:=IF([.O130]=&quot;&quot;; &quot;&quot;; CONCATENATE(DATEDIF([.G130];[.O130];&quot;d&quot;); IF(DATEDIF([.G130];[.O13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30]); &quot;&quot;; IF([.$F130]=&quot;Long&quot;; ([.W130]-[.$I130])*[.$H130]/[.$K130]; ([.$I130]-[.W130])*[.$H130]/[.$K130])-[.$P130]); &quot;&quot;)">
            <text:p/>
          </table:table-cell>
          <table:table-cell table:style-name="Default"/>
          <table:table-cell table:style-name="ce205" table:formula="of:=IFERROR(IF(ISBLANK([.Y130]); &quot;&quot;; IF([.$F130]=&quot;Long&quot;; ([.Y130]-[.$I130])*[.$H130]/[.$K130]; ([.$I130]-[.Y130])*[.$H130]/[.$K130])-[.$P130]); &quot;&quot;)">
            <text:p/>
          </table:table-cell>
          <table:table-cell table:style-name="Default"/>
          <table:table-cell table:style-name="ce205" table:formula="of:=IFERROR(IF(ISBLANK([.AA130]); &quot;&quot;; IF([.$F130]=&quot;Long&quot;; ([.AA130]-[.$I130])*[.$H130]/[.$K130]; ([.$I130]-[.AA130])*[.$H130]/[.$K130])-[.$P130]); &quot;&quot;)">
            <text:p/>
          </table:table-cell>
          <table:table-cell/>
          <table:table-cell table:formula="of:=IF(ISBLANK([.O130]); &quot;&quot;; DAY([.O130]))">
            <text:p/>
          </table:table-cell>
          <table:table-cell table:formula="of:=IF(ISBLANK([.G130]); &quot;&quot;; WEEKDAY([.G130]; 2))">
            <text:p/>
          </table:table-cell>
          <table:table-cell table:formula="of:=IF(ISBLANK([.O130]); &quot;&quot;; WEEKDAY([.O130]; 2))">
            <text:p/>
          </table:table-cell>
          <table:table-cell table:formula="of:=IF(ISBLANK([.O130]); &quot;&quot;; WEEKNUM([.O130]))">
            <text:p/>
          </table:table-cell>
          <table:table-cell table:formula="of:=IF(ISBLANK([.O130]); &quot;&quot;; MONTH([.O130]))">
            <text:p/>
          </table:table-cell>
          <table:table-cell table:formula="of:=IF(OR(ISBLANK([.G130]); ISBLANK([.O130])); &quot;&quot;; IFERROR(DATEDIF([.G130];[.O130];&quot;d&quot;); &quot;&quot;))">
            <text:p/>
          </table:table-cell>
          <table:table-cell table:formula="of:=IFERROR([.AJ129]+[.P130]; &quot;&quot;)">
            <text:p/>
          </table:table-cell>
          <table:table-cell table:formula="of:=IFERROR([.AK129]+[.Q13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29" calcext:value-type="float">
            <text:p>12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31]=&quot;Long&quot;; [.I131]-[Overview.$C$4]/[.H131]; IF([.F131]=&quot;Short&quot;; [.I131]+[Overview.$C$4]/[.H131]; &quot;&quot;)); &quot;&quot;)">
            <text:p/>
          </table:table-cell>
          <table:table-cell table:style-name="ce157" table:formula="of:=IFERROR(ABS([.J131]-[.I131])*[.H131]; &quot;&quot;)">
            <text:p/>
          </table:table-cell>
          <table:table-cell table:formula="of:=IFERROR(IF([.F131]=&quot;Long&quot;; [.I131]+[Overview.$C$4]/[.H131]*[Overview.$C$6]; IF([.F131]=&quot;Short&quot;; [.I131]-[Overview.$C$4]/[.H131]*[Overview.$C$6]; &quot;&quot;)); &quot;&quot;)">
            <text:p/>
          </table:table-cell>
          <table:table-cell table:number-columns-repeated="3"/>
          <table:table-cell table:formula="of:=IFERROR([.Q131]/[.K131]; &quot;&quot;)">
            <text:p/>
          </table:table-cell>
          <table:table-cell table:formula="of:=IFERROR(IF(AND([.F131]=&quot;Long&quot;; [.M131]=[.H131]); [.H131]*([.N131]-[.I131]); IF(AND([.F131]=&quot;Short&quot;; [.M131]=[.H131]); [.H131]*([.I131]-[.N131]); &quot;&quot;)); &quot;&quot;)">
            <text:p/>
          </table:table-cell>
          <table:table-cell table:formula="of:=IF(ISNUMBER([.Q131]); IF([.Q131]&gt;0; &quot;Win&quot;; &quot;Loss&quot;);&quot;&quot;)">
            <text:p/>
          </table:table-cell>
          <table:table-cell table:formula="of:=IF([.O131]=&quot;&quot;; &quot;&quot;; CONCATENATE(DATEDIF([.G131];[.O131];&quot;d&quot;); IF(DATEDIF([.G131];[.O13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31]); &quot;&quot;; IF([.$F131]=&quot;Long&quot;; ([.W131]-[.$I131])*[.$H131]/[.$K131]; ([.$I131]-[.W131])*[.$H131]/[.$K131])-[.$P131]); &quot;&quot;)">
            <text:p/>
          </table:table-cell>
          <table:table-cell table:style-name="Default"/>
          <table:table-cell table:style-name="ce205" table:formula="of:=IFERROR(IF(ISBLANK([.Y131]); &quot;&quot;; IF([.$F131]=&quot;Long&quot;; ([.Y131]-[.$I131])*[.$H131]/[.$K131]; ([.$I131]-[.Y131])*[.$H131]/[.$K131])-[.$P131]); &quot;&quot;)">
            <text:p/>
          </table:table-cell>
          <table:table-cell table:style-name="Default"/>
          <table:table-cell table:style-name="ce205" table:formula="of:=IFERROR(IF(ISBLANK([.AA131]); &quot;&quot;; IF([.$F131]=&quot;Long&quot;; ([.AA131]-[.$I131])*[.$H131]/[.$K131]; ([.$I131]-[.AA131])*[.$H131]/[.$K131])-[.$P131]); &quot;&quot;)">
            <text:p/>
          </table:table-cell>
          <table:table-cell/>
          <table:table-cell table:formula="of:=IF(ISBLANK([.O131]); &quot;&quot;; DAY([.O131]))">
            <text:p/>
          </table:table-cell>
          <table:table-cell table:formula="of:=IF(ISBLANK([.G131]); &quot;&quot;; WEEKDAY([.G131]; 2))">
            <text:p/>
          </table:table-cell>
          <table:table-cell table:formula="of:=IF(ISBLANK([.O131]); &quot;&quot;; WEEKDAY([.O131]; 2))">
            <text:p/>
          </table:table-cell>
          <table:table-cell table:formula="of:=IF(ISBLANK([.O131]); &quot;&quot;; WEEKNUM([.O131]))">
            <text:p/>
          </table:table-cell>
          <table:table-cell table:formula="of:=IF(ISBLANK([.O131]); &quot;&quot;; MONTH([.O131]))">
            <text:p/>
          </table:table-cell>
          <table:table-cell table:formula="of:=IF(OR(ISBLANK([.G131]); ISBLANK([.O131])); &quot;&quot;; IFERROR(DATEDIF([.G131];[.O131];&quot;d&quot;); &quot;&quot;))">
            <text:p/>
          </table:table-cell>
          <table:table-cell table:formula="of:=IFERROR([.AJ130]+[.P131]; &quot;&quot;)">
            <text:p/>
          </table:table-cell>
          <table:table-cell table:formula="of:=IFERROR([.AK130]+[.Q13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30" calcext:value-type="float">
            <text:p>13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32]=&quot;Long&quot;; [.I132]-[Overview.$C$4]/[.H132]; IF([.F132]=&quot;Short&quot;; [.I132]+[Overview.$C$4]/[.H132]; &quot;&quot;)); &quot;&quot;)">
            <text:p/>
          </table:table-cell>
          <table:table-cell table:style-name="ce157" table:formula="of:=IFERROR(ABS([.J132]-[.I132])*[.H132]; &quot;&quot;)">
            <text:p/>
          </table:table-cell>
          <table:table-cell table:formula="of:=IFERROR(IF([.F132]=&quot;Long&quot;; [.I132]+[Overview.$C$4]/[.H132]*[Overview.$C$6]; IF([.F132]=&quot;Short&quot;; [.I132]-[Overview.$C$4]/[.H132]*[Overview.$C$6]; &quot;&quot;)); &quot;&quot;)">
            <text:p/>
          </table:table-cell>
          <table:table-cell table:number-columns-repeated="3"/>
          <table:table-cell table:formula="of:=IFERROR([.Q132]/[.K132]; &quot;&quot;)">
            <text:p/>
          </table:table-cell>
          <table:table-cell table:formula="of:=IFERROR(IF(AND([.F132]=&quot;Long&quot;; [.M132]=[.H132]); [.H132]*([.N132]-[.I132]); IF(AND([.F132]=&quot;Short&quot;; [.M132]=[.H132]); [.H132]*([.I132]-[.N132]); &quot;&quot;)); &quot;&quot;)">
            <text:p/>
          </table:table-cell>
          <table:table-cell table:formula="of:=IF(ISNUMBER([.Q132]); IF([.Q132]&gt;0; &quot;Win&quot;; &quot;Loss&quot;);&quot;&quot;)">
            <text:p/>
          </table:table-cell>
          <table:table-cell table:formula="of:=IF([.O132]=&quot;&quot;; &quot;&quot;; CONCATENATE(DATEDIF([.G132];[.O132];&quot;d&quot;); IF(DATEDIF([.G132];[.O13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32]); &quot;&quot;; IF([.$F132]=&quot;Long&quot;; ([.W132]-[.$I132])*[.$H132]/[.$K132]; ([.$I132]-[.W132])*[.$H132]/[.$K132])-[.$P132]); &quot;&quot;)">
            <text:p/>
          </table:table-cell>
          <table:table-cell table:style-name="Default"/>
          <table:table-cell table:style-name="ce205" table:formula="of:=IFERROR(IF(ISBLANK([.Y132]); &quot;&quot;; IF([.$F132]=&quot;Long&quot;; ([.Y132]-[.$I132])*[.$H132]/[.$K132]; ([.$I132]-[.Y132])*[.$H132]/[.$K132])-[.$P132]); &quot;&quot;)">
            <text:p/>
          </table:table-cell>
          <table:table-cell table:style-name="Default"/>
          <table:table-cell table:style-name="ce205" table:formula="of:=IFERROR(IF(ISBLANK([.AA132]); &quot;&quot;; IF([.$F132]=&quot;Long&quot;; ([.AA132]-[.$I132])*[.$H132]/[.$K132]; ([.$I132]-[.AA132])*[.$H132]/[.$K132])-[.$P132]); &quot;&quot;)">
            <text:p/>
          </table:table-cell>
          <table:table-cell/>
          <table:table-cell table:formula="of:=IF(ISBLANK([.O132]); &quot;&quot;; DAY([.O132]))">
            <text:p/>
          </table:table-cell>
          <table:table-cell table:formula="of:=IF(ISBLANK([.G132]); &quot;&quot;; WEEKDAY([.G132]; 2))">
            <text:p/>
          </table:table-cell>
          <table:table-cell table:formula="of:=IF(ISBLANK([.O132]); &quot;&quot;; WEEKDAY([.O132]; 2))">
            <text:p/>
          </table:table-cell>
          <table:table-cell table:formula="of:=IF(ISBLANK([.O132]); &quot;&quot;; WEEKNUM([.O132]))">
            <text:p/>
          </table:table-cell>
          <table:table-cell table:formula="of:=IF(ISBLANK([.O132]); &quot;&quot;; MONTH([.O132]))">
            <text:p/>
          </table:table-cell>
          <table:table-cell table:formula="of:=IF(OR(ISBLANK([.G132]); ISBLANK([.O132])); &quot;&quot;; IFERROR(DATEDIF([.G132];[.O132];&quot;d&quot;); &quot;&quot;))">
            <text:p/>
          </table:table-cell>
          <table:table-cell table:formula="of:=IFERROR([.AJ131]+[.P132]; &quot;&quot;)">
            <text:p/>
          </table:table-cell>
          <table:table-cell table:formula="of:=IFERROR([.AK131]+[.Q13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33]=&quot;Long&quot;; [.I133]-[Overview.$C$4]/[.H133]; IF([.F133]=&quot;Short&quot;; [.I133]+[Overview.$C$4]/[.H133]; &quot;&quot;)); &quot;&quot;)">
            <text:p/>
          </table:table-cell>
          <table:table-cell table:style-name="ce157" table:formula="of:=IFERROR(ABS([.J133]-[.I133])*[.H133]; &quot;&quot;)">
            <text:p/>
          </table:table-cell>
          <table:table-cell table:formula="of:=IFERROR(IF([.F133]=&quot;Long&quot;; [.I133]+[Overview.$C$4]/[.H133]*[Overview.$C$6]; IF([.F133]=&quot;Short&quot;; [.I133]-[Overview.$C$4]/[.H133]*[Overview.$C$6]; &quot;&quot;)); &quot;&quot;)">
            <text:p/>
          </table:table-cell>
          <table:table-cell table:number-columns-repeated="3"/>
          <table:table-cell table:formula="of:=IFERROR([.Q133]/[.K133]; &quot;&quot;)">
            <text:p/>
          </table:table-cell>
          <table:table-cell table:formula="of:=IFERROR(IF(AND([.F133]=&quot;Long&quot;; [.M133]=[.H133]); [.H133]*([.N133]-[.I133]); IF(AND([.F133]=&quot;Short&quot;; [.M133]=[.H133]); [.H133]*([.I133]-[.N133]); &quot;&quot;)); &quot;&quot;)">
            <text:p/>
          </table:table-cell>
          <table:table-cell table:formula="of:=IF(ISNUMBER([.Q133]); IF([.Q133]&gt;0; &quot;Win&quot;; &quot;Loss&quot;);&quot;&quot;)">
            <text:p/>
          </table:table-cell>
          <table:table-cell table:formula="of:=IF([.O133]=&quot;&quot;; &quot;&quot;; CONCATENATE(DATEDIF([.G133];[.O133];&quot;d&quot;); IF(DATEDIF([.G133];[.O13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33]); &quot;&quot;; IF([.$F133]=&quot;Long&quot;; ([.W133]-[.$I133])*[.$H133]/[.$K133]; ([.$I133]-[.W133])*[.$H133]/[.$K133])-[.$P133]); &quot;&quot;)">
            <text:p/>
          </table:table-cell>
          <table:table-cell table:style-name="Default"/>
          <table:table-cell table:style-name="ce205" table:formula="of:=IFERROR(IF(ISBLANK([.Y133]); &quot;&quot;; IF([.$F133]=&quot;Long&quot;; ([.Y133]-[.$I133])*[.$H133]/[.$K133]; ([.$I133]-[.Y133])*[.$H133]/[.$K133])-[.$P133]); &quot;&quot;)">
            <text:p/>
          </table:table-cell>
          <table:table-cell table:style-name="Default"/>
          <table:table-cell table:style-name="ce205" table:formula="of:=IFERROR(IF(ISBLANK([.AA133]); &quot;&quot;; IF([.$F133]=&quot;Long&quot;; ([.AA133]-[.$I133])*[.$H133]/[.$K133]; ([.$I133]-[.AA133])*[.$H133]/[.$K133])-[.$P133]); &quot;&quot;)">
            <text:p/>
          </table:table-cell>
          <table:table-cell/>
          <table:table-cell table:formula="of:=IF(ISBLANK([.O133]); &quot;&quot;; DAY([.O133]))">
            <text:p/>
          </table:table-cell>
          <table:table-cell table:formula="of:=IF(ISBLANK([.G133]); &quot;&quot;; WEEKDAY([.G133]; 2))">
            <text:p/>
          </table:table-cell>
          <table:table-cell table:formula="of:=IF(ISBLANK([.O133]); &quot;&quot;; WEEKDAY([.O133]; 2))">
            <text:p/>
          </table:table-cell>
          <table:table-cell table:formula="of:=IF(ISBLANK([.O133]); &quot;&quot;; WEEKNUM([.O133]))">
            <text:p/>
          </table:table-cell>
          <table:table-cell table:formula="of:=IF(ISBLANK([.O133]); &quot;&quot;; MONTH([.O133]))">
            <text:p/>
          </table:table-cell>
          <table:table-cell table:formula="of:=IF(OR(ISBLANK([.G133]); ISBLANK([.O133])); &quot;&quot;; IFERROR(DATEDIF([.G133];[.O133];&quot;d&quot;); &quot;&quot;))">
            <text:p/>
          </table:table-cell>
          <table:table-cell table:formula="of:=IFERROR([.AJ132]+[.P133]; &quot;&quot;)">
            <text:p/>
          </table:table-cell>
          <table:table-cell table:formula="of:=IFERROR([.AK132]+[.Q13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32" calcext:value-type="float">
            <text:p>13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34]=&quot;Long&quot;; [.I134]-[Overview.$C$4]/[.H134]; IF([.F134]=&quot;Short&quot;; [.I134]+[Overview.$C$4]/[.H134]; &quot;&quot;)); &quot;&quot;)">
            <text:p/>
          </table:table-cell>
          <table:table-cell table:style-name="ce157" table:formula="of:=IFERROR(ABS([.J134]-[.I134])*[.H134]; &quot;&quot;)">
            <text:p/>
          </table:table-cell>
          <table:table-cell table:formula="of:=IFERROR(IF([.F134]=&quot;Long&quot;; [.I134]+[Overview.$C$4]/[.H134]*[Overview.$C$6]; IF([.F134]=&quot;Short&quot;; [.I134]-[Overview.$C$4]/[.H134]*[Overview.$C$6]; &quot;&quot;)); &quot;&quot;)">
            <text:p/>
          </table:table-cell>
          <table:table-cell table:number-columns-repeated="3"/>
          <table:table-cell table:formula="of:=IFERROR([.Q134]/[.K134]; &quot;&quot;)">
            <text:p/>
          </table:table-cell>
          <table:table-cell table:formula="of:=IFERROR(IF(AND([.F134]=&quot;Long&quot;; [.M134]=[.H134]); [.H134]*([.N134]-[.I134]); IF(AND([.F134]=&quot;Short&quot;; [.M134]=[.H134]); [.H134]*([.I134]-[.N134]); &quot;&quot;)); &quot;&quot;)">
            <text:p/>
          </table:table-cell>
          <table:table-cell table:formula="of:=IF(ISNUMBER([.Q134]); IF([.Q134]&gt;0; &quot;Win&quot;; &quot;Loss&quot;);&quot;&quot;)">
            <text:p/>
          </table:table-cell>
          <table:table-cell table:formula="of:=IF([.O134]=&quot;&quot;; &quot;&quot;; CONCATENATE(DATEDIF([.G134];[.O134];&quot;d&quot;); IF(DATEDIF([.G134];[.O13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34]); &quot;&quot;; IF([.$F134]=&quot;Long&quot;; ([.W134]-[.$I134])*[.$H134]/[.$K134]; ([.$I134]-[.W134])*[.$H134]/[.$K134])-[.$P134]); &quot;&quot;)">
            <text:p/>
          </table:table-cell>
          <table:table-cell table:style-name="Default"/>
          <table:table-cell table:style-name="ce205" table:formula="of:=IFERROR(IF(ISBLANK([.Y134]); &quot;&quot;; IF([.$F134]=&quot;Long&quot;; ([.Y134]-[.$I134])*[.$H134]/[.$K134]; ([.$I134]-[.Y134])*[.$H134]/[.$K134])-[.$P134]); &quot;&quot;)">
            <text:p/>
          </table:table-cell>
          <table:table-cell table:style-name="Default"/>
          <table:table-cell table:style-name="ce205" table:formula="of:=IFERROR(IF(ISBLANK([.AA134]); &quot;&quot;; IF([.$F134]=&quot;Long&quot;; ([.AA134]-[.$I134])*[.$H134]/[.$K134]; ([.$I134]-[.AA134])*[.$H134]/[.$K134])-[.$P134]); &quot;&quot;)">
            <text:p/>
          </table:table-cell>
          <table:table-cell/>
          <table:table-cell table:formula="of:=IF(ISBLANK([.O134]); &quot;&quot;; DAY([.O134]))">
            <text:p/>
          </table:table-cell>
          <table:table-cell table:formula="of:=IF(ISBLANK([.G134]); &quot;&quot;; WEEKDAY([.G134]; 2))">
            <text:p/>
          </table:table-cell>
          <table:table-cell table:formula="of:=IF(ISBLANK([.O134]); &quot;&quot;; WEEKDAY([.O134]; 2))">
            <text:p/>
          </table:table-cell>
          <table:table-cell table:formula="of:=IF(ISBLANK([.O134]); &quot;&quot;; WEEKNUM([.O134]))">
            <text:p/>
          </table:table-cell>
          <table:table-cell table:formula="of:=IF(ISBLANK([.O134]); &quot;&quot;; MONTH([.O134]))">
            <text:p/>
          </table:table-cell>
          <table:table-cell table:formula="of:=IF(OR(ISBLANK([.G134]); ISBLANK([.O134])); &quot;&quot;; IFERROR(DATEDIF([.G134];[.O134];&quot;d&quot;); &quot;&quot;))">
            <text:p/>
          </table:table-cell>
          <table:table-cell table:formula="of:=IFERROR([.AJ133]+[.P134]; &quot;&quot;)">
            <text:p/>
          </table:table-cell>
          <table:table-cell table:formula="of:=IFERROR([.AK133]+[.Q13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33" calcext:value-type="float">
            <text:p>13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35]=&quot;Long&quot;; [.I135]-[Overview.$C$4]/[.H135]; IF([.F135]=&quot;Short&quot;; [.I135]+[Overview.$C$4]/[.H135]; &quot;&quot;)); &quot;&quot;)">
            <text:p/>
          </table:table-cell>
          <table:table-cell table:style-name="ce157" table:formula="of:=IFERROR(ABS([.J135]-[.I135])*[.H135]; &quot;&quot;)">
            <text:p/>
          </table:table-cell>
          <table:table-cell table:formula="of:=IFERROR(IF([.F135]=&quot;Long&quot;; [.I135]+[Overview.$C$4]/[.H135]*[Overview.$C$6]; IF([.F135]=&quot;Short&quot;; [.I135]-[Overview.$C$4]/[.H135]*[Overview.$C$6]; &quot;&quot;)); &quot;&quot;)">
            <text:p/>
          </table:table-cell>
          <table:table-cell table:number-columns-repeated="3"/>
          <table:table-cell table:formula="of:=IFERROR([.Q135]/[.K135]; &quot;&quot;)">
            <text:p/>
          </table:table-cell>
          <table:table-cell table:formula="of:=IFERROR(IF(AND([.F135]=&quot;Long&quot;; [.M135]=[.H135]); [.H135]*([.N135]-[.I135]); IF(AND([.F135]=&quot;Short&quot;; [.M135]=[.H135]); [.H135]*([.I135]-[.N135]); &quot;&quot;)); &quot;&quot;)">
            <text:p/>
          </table:table-cell>
          <table:table-cell table:formula="of:=IF(ISNUMBER([.Q135]); IF([.Q135]&gt;0; &quot;Win&quot;; &quot;Loss&quot;);&quot;&quot;)">
            <text:p/>
          </table:table-cell>
          <table:table-cell table:formula="of:=IF([.O135]=&quot;&quot;; &quot;&quot;; CONCATENATE(DATEDIF([.G135];[.O135];&quot;d&quot;); IF(DATEDIF([.G135];[.O13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35]); &quot;&quot;; IF([.$F135]=&quot;Long&quot;; ([.W135]-[.$I135])*[.$H135]/[.$K135]; ([.$I135]-[.W135])*[.$H135]/[.$K135])-[.$P135]); &quot;&quot;)">
            <text:p/>
          </table:table-cell>
          <table:table-cell table:style-name="Default"/>
          <table:table-cell table:style-name="ce205" table:formula="of:=IFERROR(IF(ISBLANK([.Y135]); &quot;&quot;; IF([.$F135]=&quot;Long&quot;; ([.Y135]-[.$I135])*[.$H135]/[.$K135]; ([.$I135]-[.Y135])*[.$H135]/[.$K135])-[.$P135]); &quot;&quot;)">
            <text:p/>
          </table:table-cell>
          <table:table-cell table:style-name="Default"/>
          <table:table-cell table:style-name="ce205" table:formula="of:=IFERROR(IF(ISBLANK([.AA135]); &quot;&quot;; IF([.$F135]=&quot;Long&quot;; ([.AA135]-[.$I135])*[.$H135]/[.$K135]; ([.$I135]-[.AA135])*[.$H135]/[.$K135])-[.$P135]); &quot;&quot;)">
            <text:p/>
          </table:table-cell>
          <table:table-cell/>
          <table:table-cell table:formula="of:=IF(ISBLANK([.O135]); &quot;&quot;; DAY([.O135]))">
            <text:p/>
          </table:table-cell>
          <table:table-cell table:formula="of:=IF(ISBLANK([.G135]); &quot;&quot;; WEEKDAY([.G135]; 2))">
            <text:p/>
          </table:table-cell>
          <table:table-cell table:formula="of:=IF(ISBLANK([.O135]); &quot;&quot;; WEEKDAY([.O135]; 2))">
            <text:p/>
          </table:table-cell>
          <table:table-cell table:formula="of:=IF(ISBLANK([.O135]); &quot;&quot;; WEEKNUM([.O135]))">
            <text:p/>
          </table:table-cell>
          <table:table-cell table:formula="of:=IF(ISBLANK([.O135]); &quot;&quot;; MONTH([.O135]))">
            <text:p/>
          </table:table-cell>
          <table:table-cell table:formula="of:=IF(OR(ISBLANK([.G135]); ISBLANK([.O135])); &quot;&quot;; IFERROR(DATEDIF([.G135];[.O135];&quot;d&quot;); &quot;&quot;))">
            <text:p/>
          </table:table-cell>
          <table:table-cell table:formula="of:=IFERROR([.AJ134]+[.P135]; &quot;&quot;)">
            <text:p/>
          </table:table-cell>
          <table:table-cell table:formula="of:=IFERROR([.AK134]+[.Q13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36]=&quot;Long&quot;; [.I136]-[Overview.$C$4]/[.H136]; IF([.F136]=&quot;Short&quot;; [.I136]+[Overview.$C$4]/[.H136]; &quot;&quot;)); &quot;&quot;)">
            <text:p/>
          </table:table-cell>
          <table:table-cell table:style-name="ce157" table:formula="of:=IFERROR(ABS([.J136]-[.I136])*[.H136]; &quot;&quot;)">
            <text:p/>
          </table:table-cell>
          <table:table-cell table:formula="of:=IFERROR(IF([.F136]=&quot;Long&quot;; [.I136]+[Overview.$C$4]/[.H136]*[Overview.$C$6]; IF([.F136]=&quot;Short&quot;; [.I136]-[Overview.$C$4]/[.H136]*[Overview.$C$6]; &quot;&quot;)); &quot;&quot;)">
            <text:p/>
          </table:table-cell>
          <table:table-cell table:number-columns-repeated="3"/>
          <table:table-cell table:formula="of:=IFERROR([.Q136]/[.K136]; &quot;&quot;)">
            <text:p/>
          </table:table-cell>
          <table:table-cell table:formula="of:=IFERROR(IF(AND([.F136]=&quot;Long&quot;; [.M136]=[.H136]); [.H136]*([.N136]-[.I136]); IF(AND([.F136]=&quot;Short&quot;; [.M136]=[.H136]); [.H136]*([.I136]-[.N136]); &quot;&quot;)); &quot;&quot;)">
            <text:p/>
          </table:table-cell>
          <table:table-cell table:formula="of:=IF(ISNUMBER([.Q136]); IF([.Q136]&gt;0; &quot;Win&quot;; &quot;Loss&quot;);&quot;&quot;)">
            <text:p/>
          </table:table-cell>
          <table:table-cell table:formula="of:=IF([.O136]=&quot;&quot;; &quot;&quot;; CONCATENATE(DATEDIF([.G136];[.O136];&quot;d&quot;); IF(DATEDIF([.G136];[.O13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36]); &quot;&quot;; IF([.$F136]=&quot;Long&quot;; ([.W136]-[.$I136])*[.$H136]/[.$K136]; ([.$I136]-[.W136])*[.$H136]/[.$K136])-[.$P136]); &quot;&quot;)">
            <text:p/>
          </table:table-cell>
          <table:table-cell table:style-name="Default"/>
          <table:table-cell table:style-name="ce205" table:formula="of:=IFERROR(IF(ISBLANK([.Y136]); &quot;&quot;; IF([.$F136]=&quot;Long&quot;; ([.Y136]-[.$I136])*[.$H136]/[.$K136]; ([.$I136]-[.Y136])*[.$H136]/[.$K136])-[.$P136]); &quot;&quot;)">
            <text:p/>
          </table:table-cell>
          <table:table-cell table:style-name="Default"/>
          <table:table-cell table:style-name="ce205" table:formula="of:=IFERROR(IF(ISBLANK([.AA136]); &quot;&quot;; IF([.$F136]=&quot;Long&quot;; ([.AA136]-[.$I136])*[.$H136]/[.$K136]; ([.$I136]-[.AA136])*[.$H136]/[.$K136])-[.$P136]); &quot;&quot;)">
            <text:p/>
          </table:table-cell>
          <table:table-cell/>
          <table:table-cell table:formula="of:=IF(ISBLANK([.O136]); &quot;&quot;; DAY([.O136]))">
            <text:p/>
          </table:table-cell>
          <table:table-cell table:formula="of:=IF(ISBLANK([.G136]); &quot;&quot;; WEEKDAY([.G136]; 2))">
            <text:p/>
          </table:table-cell>
          <table:table-cell table:formula="of:=IF(ISBLANK([.O136]); &quot;&quot;; WEEKDAY([.O136]; 2))">
            <text:p/>
          </table:table-cell>
          <table:table-cell table:formula="of:=IF(ISBLANK([.O136]); &quot;&quot;; WEEKNUM([.O136]))">
            <text:p/>
          </table:table-cell>
          <table:table-cell table:formula="of:=IF(ISBLANK([.O136]); &quot;&quot;; MONTH([.O136]))">
            <text:p/>
          </table:table-cell>
          <table:table-cell table:formula="of:=IF(OR(ISBLANK([.G136]); ISBLANK([.O136])); &quot;&quot;; IFERROR(DATEDIF([.G136];[.O136];&quot;d&quot;); &quot;&quot;))">
            <text:p/>
          </table:table-cell>
          <table:table-cell table:formula="of:=IFERROR([.AJ135]+[.P136]; &quot;&quot;)">
            <text:p/>
          </table:table-cell>
          <table:table-cell table:formula="of:=IFERROR([.AK135]+[.Q13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37]=&quot;Long&quot;; [.I137]-[Overview.$C$4]/[.H137]; IF([.F137]=&quot;Short&quot;; [.I137]+[Overview.$C$4]/[.H137]; &quot;&quot;)); &quot;&quot;)">
            <text:p/>
          </table:table-cell>
          <table:table-cell table:style-name="ce157" table:formula="of:=IFERROR(ABS([.J137]-[.I137])*[.H137]; &quot;&quot;)">
            <text:p/>
          </table:table-cell>
          <table:table-cell table:formula="of:=IFERROR(IF([.F137]=&quot;Long&quot;; [.I137]+[Overview.$C$4]/[.H137]*[Overview.$C$6]; IF([.F137]=&quot;Short&quot;; [.I137]-[Overview.$C$4]/[.H137]*[Overview.$C$6]; &quot;&quot;)); &quot;&quot;)">
            <text:p/>
          </table:table-cell>
          <table:table-cell table:number-columns-repeated="3"/>
          <table:table-cell table:formula="of:=IFERROR([.Q137]/[.K137]; &quot;&quot;)">
            <text:p/>
          </table:table-cell>
          <table:table-cell table:formula="of:=IFERROR(IF(AND([.F137]=&quot;Long&quot;; [.M137]=[.H137]); [.H137]*([.N137]-[.I137]); IF(AND([.F137]=&quot;Short&quot;; [.M137]=[.H137]); [.H137]*([.I137]-[.N137]); &quot;&quot;)); &quot;&quot;)">
            <text:p/>
          </table:table-cell>
          <table:table-cell table:formula="of:=IF(ISNUMBER([.Q137]); IF([.Q137]&gt;0; &quot;Win&quot;; &quot;Loss&quot;);&quot;&quot;)">
            <text:p/>
          </table:table-cell>
          <table:table-cell table:formula="of:=IF([.O137]=&quot;&quot;; &quot;&quot;; CONCATENATE(DATEDIF([.G137];[.O137];&quot;d&quot;); IF(DATEDIF([.G137];[.O13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37]); &quot;&quot;; IF([.$F137]=&quot;Long&quot;; ([.W137]-[.$I137])*[.$H137]/[.$K137]; ([.$I137]-[.W137])*[.$H137]/[.$K137])-[.$P137]); &quot;&quot;)">
            <text:p/>
          </table:table-cell>
          <table:table-cell table:style-name="Default"/>
          <table:table-cell table:style-name="ce205" table:formula="of:=IFERROR(IF(ISBLANK([.Y137]); &quot;&quot;; IF([.$F137]=&quot;Long&quot;; ([.Y137]-[.$I137])*[.$H137]/[.$K137]; ([.$I137]-[.Y137])*[.$H137]/[.$K137])-[.$P137]); &quot;&quot;)">
            <text:p/>
          </table:table-cell>
          <table:table-cell table:style-name="Default"/>
          <table:table-cell table:style-name="ce205" table:formula="of:=IFERROR(IF(ISBLANK([.AA137]); &quot;&quot;; IF([.$F137]=&quot;Long&quot;; ([.AA137]-[.$I137])*[.$H137]/[.$K137]; ([.$I137]-[.AA137])*[.$H137]/[.$K137])-[.$P137]); &quot;&quot;)">
            <text:p/>
          </table:table-cell>
          <table:table-cell/>
          <table:table-cell table:formula="of:=IF(ISBLANK([.O137]); &quot;&quot;; DAY([.O137]))">
            <text:p/>
          </table:table-cell>
          <table:table-cell table:formula="of:=IF(ISBLANK([.G137]); &quot;&quot;; WEEKDAY([.G137]; 2))">
            <text:p/>
          </table:table-cell>
          <table:table-cell table:formula="of:=IF(ISBLANK([.O137]); &quot;&quot;; WEEKDAY([.O137]; 2))">
            <text:p/>
          </table:table-cell>
          <table:table-cell table:formula="of:=IF(ISBLANK([.O137]); &quot;&quot;; WEEKNUM([.O137]))">
            <text:p/>
          </table:table-cell>
          <table:table-cell table:formula="of:=IF(ISBLANK([.O137]); &quot;&quot;; MONTH([.O137]))">
            <text:p/>
          </table:table-cell>
          <table:table-cell table:formula="of:=IF(OR(ISBLANK([.G137]); ISBLANK([.O137])); &quot;&quot;; IFERROR(DATEDIF([.G137];[.O137];&quot;d&quot;); &quot;&quot;))">
            <text:p/>
          </table:table-cell>
          <table:table-cell table:formula="of:=IFERROR([.AJ136]+[.P137]; &quot;&quot;)">
            <text:p/>
          </table:table-cell>
          <table:table-cell table:formula="of:=IFERROR([.AK136]+[.Q13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38]=&quot;Long&quot;; [.I138]-[Overview.$C$4]/[.H138]; IF([.F138]=&quot;Short&quot;; [.I138]+[Overview.$C$4]/[.H138]; &quot;&quot;)); &quot;&quot;)">
            <text:p/>
          </table:table-cell>
          <table:table-cell table:style-name="ce157" table:formula="of:=IFERROR(ABS([.J138]-[.I138])*[.H138]; &quot;&quot;)">
            <text:p/>
          </table:table-cell>
          <table:table-cell table:formula="of:=IFERROR(IF([.F138]=&quot;Long&quot;; [.I138]+[Overview.$C$4]/[.H138]*[Overview.$C$6]; IF([.F138]=&quot;Short&quot;; [.I138]-[Overview.$C$4]/[.H138]*[Overview.$C$6]; &quot;&quot;)); &quot;&quot;)">
            <text:p/>
          </table:table-cell>
          <table:table-cell table:number-columns-repeated="3"/>
          <table:table-cell table:formula="of:=IFERROR([.Q138]/[.K138]; &quot;&quot;)">
            <text:p/>
          </table:table-cell>
          <table:table-cell table:formula="of:=IFERROR(IF(AND([.F138]=&quot;Long&quot;; [.M138]=[.H138]); [.H138]*([.N138]-[.I138]); IF(AND([.F138]=&quot;Short&quot;; [.M138]=[.H138]); [.H138]*([.I138]-[.N138]); &quot;&quot;)); &quot;&quot;)">
            <text:p/>
          </table:table-cell>
          <table:table-cell table:formula="of:=IF(ISNUMBER([.Q138]); IF([.Q138]&gt;0; &quot;Win&quot;; &quot;Loss&quot;);&quot;&quot;)">
            <text:p/>
          </table:table-cell>
          <table:table-cell table:formula="of:=IF([.O138]=&quot;&quot;; &quot;&quot;; CONCATENATE(DATEDIF([.G138];[.O138];&quot;d&quot;); IF(DATEDIF([.G138];[.O13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38]); &quot;&quot;; IF([.$F138]=&quot;Long&quot;; ([.W138]-[.$I138])*[.$H138]/[.$K138]; ([.$I138]-[.W138])*[.$H138]/[.$K138])-[.$P138]); &quot;&quot;)">
            <text:p/>
          </table:table-cell>
          <table:table-cell table:style-name="Default"/>
          <table:table-cell table:style-name="ce205" table:formula="of:=IFERROR(IF(ISBLANK([.Y138]); &quot;&quot;; IF([.$F138]=&quot;Long&quot;; ([.Y138]-[.$I138])*[.$H138]/[.$K138]; ([.$I138]-[.Y138])*[.$H138]/[.$K138])-[.$P138]); &quot;&quot;)">
            <text:p/>
          </table:table-cell>
          <table:table-cell table:style-name="Default"/>
          <table:table-cell table:style-name="ce205" table:formula="of:=IFERROR(IF(ISBLANK([.AA138]); &quot;&quot;; IF([.$F138]=&quot;Long&quot;; ([.AA138]-[.$I138])*[.$H138]/[.$K138]; ([.$I138]-[.AA138])*[.$H138]/[.$K138])-[.$P138]); &quot;&quot;)">
            <text:p/>
          </table:table-cell>
          <table:table-cell/>
          <table:table-cell table:formula="of:=IF(ISBLANK([.O138]); &quot;&quot;; DAY([.O138]))">
            <text:p/>
          </table:table-cell>
          <table:table-cell table:formula="of:=IF(ISBLANK([.G138]); &quot;&quot;; WEEKDAY([.G138]; 2))">
            <text:p/>
          </table:table-cell>
          <table:table-cell table:formula="of:=IF(ISBLANK([.O138]); &quot;&quot;; WEEKDAY([.O138]; 2))">
            <text:p/>
          </table:table-cell>
          <table:table-cell table:formula="of:=IF(ISBLANK([.O138]); &quot;&quot;; WEEKNUM([.O138]))">
            <text:p/>
          </table:table-cell>
          <table:table-cell table:formula="of:=IF(ISBLANK([.O138]); &quot;&quot;; MONTH([.O138]))">
            <text:p/>
          </table:table-cell>
          <table:table-cell table:formula="of:=IF(OR(ISBLANK([.G138]); ISBLANK([.O138])); &quot;&quot;; IFERROR(DATEDIF([.G138];[.O138];&quot;d&quot;); &quot;&quot;))">
            <text:p/>
          </table:table-cell>
          <table:table-cell table:formula="of:=IFERROR([.AJ137]+[.P138]; &quot;&quot;)">
            <text:p/>
          </table:table-cell>
          <table:table-cell table:formula="of:=IFERROR([.AK137]+[.Q13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39]=&quot;Long&quot;; [.I139]-[Overview.$C$4]/[.H139]; IF([.F139]=&quot;Short&quot;; [.I139]+[Overview.$C$4]/[.H139]; &quot;&quot;)); &quot;&quot;)">
            <text:p/>
          </table:table-cell>
          <table:table-cell table:style-name="ce157" table:formula="of:=IFERROR(ABS([.J139]-[.I139])*[.H139]; &quot;&quot;)">
            <text:p/>
          </table:table-cell>
          <table:table-cell table:formula="of:=IFERROR(IF([.F139]=&quot;Long&quot;; [.I139]+[Overview.$C$4]/[.H139]*[Overview.$C$6]; IF([.F139]=&quot;Short&quot;; [.I139]-[Overview.$C$4]/[.H139]*[Overview.$C$6]; &quot;&quot;)); &quot;&quot;)">
            <text:p/>
          </table:table-cell>
          <table:table-cell table:number-columns-repeated="3"/>
          <table:table-cell table:formula="of:=IFERROR([.Q139]/[.K139]; &quot;&quot;)">
            <text:p/>
          </table:table-cell>
          <table:table-cell table:formula="of:=IFERROR(IF(AND([.F139]=&quot;Long&quot;; [.M139]=[.H139]); [.H139]*([.N139]-[.I139]); IF(AND([.F139]=&quot;Short&quot;; [.M139]=[.H139]); [.H139]*([.I139]-[.N139]); &quot;&quot;)); &quot;&quot;)">
            <text:p/>
          </table:table-cell>
          <table:table-cell table:formula="of:=IF(ISNUMBER([.Q139]); IF([.Q139]&gt;0; &quot;Win&quot;; &quot;Loss&quot;);&quot;&quot;)">
            <text:p/>
          </table:table-cell>
          <table:table-cell table:formula="of:=IF([.O139]=&quot;&quot;; &quot;&quot;; CONCATENATE(DATEDIF([.G139];[.O139];&quot;d&quot;); IF(DATEDIF([.G139];[.O13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39]); &quot;&quot;; IF([.$F139]=&quot;Long&quot;; ([.W139]-[.$I139])*[.$H139]/[.$K139]; ([.$I139]-[.W139])*[.$H139]/[.$K139])-[.$P139]); &quot;&quot;)">
            <text:p/>
          </table:table-cell>
          <table:table-cell table:style-name="Default"/>
          <table:table-cell table:style-name="ce205" table:formula="of:=IFERROR(IF(ISBLANK([.Y139]); &quot;&quot;; IF([.$F139]=&quot;Long&quot;; ([.Y139]-[.$I139])*[.$H139]/[.$K139]; ([.$I139]-[.Y139])*[.$H139]/[.$K139])-[.$P139]); &quot;&quot;)">
            <text:p/>
          </table:table-cell>
          <table:table-cell table:style-name="Default"/>
          <table:table-cell table:style-name="ce205" table:formula="of:=IFERROR(IF(ISBLANK([.AA139]); &quot;&quot;; IF([.$F139]=&quot;Long&quot;; ([.AA139]-[.$I139])*[.$H139]/[.$K139]; ([.$I139]-[.AA139])*[.$H139]/[.$K139])-[.$P139]); &quot;&quot;)">
            <text:p/>
          </table:table-cell>
          <table:table-cell/>
          <table:table-cell table:formula="of:=IF(ISBLANK([.O139]); &quot;&quot;; DAY([.O139]))">
            <text:p/>
          </table:table-cell>
          <table:table-cell table:formula="of:=IF(ISBLANK([.G139]); &quot;&quot;; WEEKDAY([.G139]; 2))">
            <text:p/>
          </table:table-cell>
          <table:table-cell table:formula="of:=IF(ISBLANK([.O139]); &quot;&quot;; WEEKDAY([.O139]; 2))">
            <text:p/>
          </table:table-cell>
          <table:table-cell table:formula="of:=IF(ISBLANK([.O139]); &quot;&quot;; WEEKNUM([.O139]))">
            <text:p/>
          </table:table-cell>
          <table:table-cell table:formula="of:=IF(ISBLANK([.O139]); &quot;&quot;; MONTH([.O139]))">
            <text:p/>
          </table:table-cell>
          <table:table-cell table:formula="of:=IF(OR(ISBLANK([.G139]); ISBLANK([.O139])); &quot;&quot;; IFERROR(DATEDIF([.G139];[.O139];&quot;d&quot;); &quot;&quot;))">
            <text:p/>
          </table:table-cell>
          <table:table-cell table:formula="of:=IFERROR([.AJ138]+[.P139]; &quot;&quot;)">
            <text:p/>
          </table:table-cell>
          <table:table-cell table:formula="of:=IFERROR([.AK138]+[.Q13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40]=&quot;Long&quot;; [.I140]-[Overview.$C$4]/[.H140]; IF([.F140]=&quot;Short&quot;; [.I140]+[Overview.$C$4]/[.H140]; &quot;&quot;)); &quot;&quot;)">
            <text:p/>
          </table:table-cell>
          <table:table-cell table:style-name="ce157" table:formula="of:=IFERROR(ABS([.J140]-[.I140])*[.H140]; &quot;&quot;)">
            <text:p/>
          </table:table-cell>
          <table:table-cell table:formula="of:=IFERROR(IF([.F140]=&quot;Long&quot;; [.I140]+[Overview.$C$4]/[.H140]*[Overview.$C$6]; IF([.F140]=&quot;Short&quot;; [.I140]-[Overview.$C$4]/[.H140]*[Overview.$C$6]; &quot;&quot;)); &quot;&quot;)">
            <text:p/>
          </table:table-cell>
          <table:table-cell table:number-columns-repeated="3"/>
          <table:table-cell table:formula="of:=IFERROR([.Q140]/[.K140]; &quot;&quot;)">
            <text:p/>
          </table:table-cell>
          <table:table-cell table:formula="of:=IFERROR(IF(AND([.F140]=&quot;Long&quot;; [.M140]=[.H140]); [.H140]*([.N140]-[.I140]); IF(AND([.F140]=&quot;Short&quot;; [.M140]=[.H140]); [.H140]*([.I140]-[.N140]); &quot;&quot;)); &quot;&quot;)">
            <text:p/>
          </table:table-cell>
          <table:table-cell table:formula="of:=IF(ISNUMBER([.Q140]); IF([.Q140]&gt;0; &quot;Win&quot;; &quot;Loss&quot;);&quot;&quot;)">
            <text:p/>
          </table:table-cell>
          <table:table-cell table:formula="of:=IF([.O140]=&quot;&quot;; &quot;&quot;; CONCATENATE(DATEDIF([.G140];[.O140];&quot;d&quot;); IF(DATEDIF([.G140];[.O14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40]); &quot;&quot;; IF([.$F140]=&quot;Long&quot;; ([.W140]-[.$I140])*[.$H140]/[.$K140]; ([.$I140]-[.W140])*[.$H140]/[.$K140])-[.$P140]); &quot;&quot;)">
            <text:p/>
          </table:table-cell>
          <table:table-cell table:style-name="Default"/>
          <table:table-cell table:style-name="ce205" table:formula="of:=IFERROR(IF(ISBLANK([.Y140]); &quot;&quot;; IF([.$F140]=&quot;Long&quot;; ([.Y140]-[.$I140])*[.$H140]/[.$K140]; ([.$I140]-[.Y140])*[.$H140]/[.$K140])-[.$P140]); &quot;&quot;)">
            <text:p/>
          </table:table-cell>
          <table:table-cell table:style-name="Default"/>
          <table:table-cell table:style-name="ce205" table:formula="of:=IFERROR(IF(ISBLANK([.AA140]); &quot;&quot;; IF([.$F140]=&quot;Long&quot;; ([.AA140]-[.$I140])*[.$H140]/[.$K140]; ([.$I140]-[.AA140])*[.$H140]/[.$K140])-[.$P140]); &quot;&quot;)">
            <text:p/>
          </table:table-cell>
          <table:table-cell/>
          <table:table-cell table:formula="of:=IF(ISBLANK([.O140]); &quot;&quot;; DAY([.O140]))">
            <text:p/>
          </table:table-cell>
          <table:table-cell table:formula="of:=IF(ISBLANK([.G140]); &quot;&quot;; WEEKDAY([.G140]; 2))">
            <text:p/>
          </table:table-cell>
          <table:table-cell table:formula="of:=IF(ISBLANK([.O140]); &quot;&quot;; WEEKDAY([.O140]; 2))">
            <text:p/>
          </table:table-cell>
          <table:table-cell table:formula="of:=IF(ISBLANK([.O140]); &quot;&quot;; WEEKNUM([.O140]))">
            <text:p/>
          </table:table-cell>
          <table:table-cell table:formula="of:=IF(ISBLANK([.O140]); &quot;&quot;; MONTH([.O140]))">
            <text:p/>
          </table:table-cell>
          <table:table-cell table:formula="of:=IF(OR(ISBLANK([.G140]); ISBLANK([.O140])); &quot;&quot;; IFERROR(DATEDIF([.G140];[.O140];&quot;d&quot;); &quot;&quot;))">
            <text:p/>
          </table:table-cell>
          <table:table-cell table:formula="of:=IFERROR([.AJ139]+[.P140]; &quot;&quot;)">
            <text:p/>
          </table:table-cell>
          <table:table-cell table:formula="of:=IFERROR([.AK139]+[.Q14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41]=&quot;Long&quot;; [.I141]-[Overview.$C$4]/[.H141]; IF([.F141]=&quot;Short&quot;; [.I141]+[Overview.$C$4]/[.H141]; &quot;&quot;)); &quot;&quot;)">
            <text:p/>
          </table:table-cell>
          <table:table-cell table:style-name="ce157" table:formula="of:=IFERROR(ABS([.J141]-[.I141])*[.H141]; &quot;&quot;)">
            <text:p/>
          </table:table-cell>
          <table:table-cell table:formula="of:=IFERROR(IF([.F141]=&quot;Long&quot;; [.I141]+[Overview.$C$4]/[.H141]*[Overview.$C$6]; IF([.F141]=&quot;Short&quot;; [.I141]-[Overview.$C$4]/[.H141]*[Overview.$C$6]; &quot;&quot;)); &quot;&quot;)">
            <text:p/>
          </table:table-cell>
          <table:table-cell table:number-columns-repeated="3"/>
          <table:table-cell table:formula="of:=IFERROR([.Q141]/[.K141]; &quot;&quot;)">
            <text:p/>
          </table:table-cell>
          <table:table-cell table:formula="of:=IFERROR(IF(AND([.F141]=&quot;Long&quot;; [.M141]=[.H141]); [.H141]*([.N141]-[.I141]); IF(AND([.F141]=&quot;Short&quot;; [.M141]=[.H141]); [.H141]*([.I141]-[.N141]); &quot;&quot;)); &quot;&quot;)">
            <text:p/>
          </table:table-cell>
          <table:table-cell table:formula="of:=IF(ISNUMBER([.Q141]); IF([.Q141]&gt;0; &quot;Win&quot;; &quot;Loss&quot;);&quot;&quot;)">
            <text:p/>
          </table:table-cell>
          <table:table-cell table:formula="of:=IF([.O141]=&quot;&quot;; &quot;&quot;; CONCATENATE(DATEDIF([.G141];[.O141];&quot;d&quot;); IF(DATEDIF([.G141];[.O14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41]); &quot;&quot;; IF([.$F141]=&quot;Long&quot;; ([.W141]-[.$I141])*[.$H141]/[.$K141]; ([.$I141]-[.W141])*[.$H141]/[.$K141])-[.$P141]); &quot;&quot;)">
            <text:p/>
          </table:table-cell>
          <table:table-cell table:style-name="Default"/>
          <table:table-cell table:style-name="ce205" table:formula="of:=IFERROR(IF(ISBLANK([.Y141]); &quot;&quot;; IF([.$F141]=&quot;Long&quot;; ([.Y141]-[.$I141])*[.$H141]/[.$K141]; ([.$I141]-[.Y141])*[.$H141]/[.$K141])-[.$P141]); &quot;&quot;)">
            <text:p/>
          </table:table-cell>
          <table:table-cell table:style-name="Default"/>
          <table:table-cell table:style-name="ce205" table:formula="of:=IFERROR(IF(ISBLANK([.AA141]); &quot;&quot;; IF([.$F141]=&quot;Long&quot;; ([.AA141]-[.$I141])*[.$H141]/[.$K141]; ([.$I141]-[.AA141])*[.$H141]/[.$K141])-[.$P141]); &quot;&quot;)">
            <text:p/>
          </table:table-cell>
          <table:table-cell/>
          <table:table-cell table:formula="of:=IF(ISBLANK([.O141]); &quot;&quot;; DAY([.O141]))">
            <text:p/>
          </table:table-cell>
          <table:table-cell table:formula="of:=IF(ISBLANK([.G141]); &quot;&quot;; WEEKDAY([.G141]; 2))">
            <text:p/>
          </table:table-cell>
          <table:table-cell table:formula="of:=IF(ISBLANK([.O141]); &quot;&quot;; WEEKDAY([.O141]; 2))">
            <text:p/>
          </table:table-cell>
          <table:table-cell table:formula="of:=IF(ISBLANK([.O141]); &quot;&quot;; WEEKNUM([.O141]))">
            <text:p/>
          </table:table-cell>
          <table:table-cell table:formula="of:=IF(ISBLANK([.O141]); &quot;&quot;; MONTH([.O141]))">
            <text:p/>
          </table:table-cell>
          <table:table-cell table:formula="of:=IF(OR(ISBLANK([.G141]); ISBLANK([.O141])); &quot;&quot;; IFERROR(DATEDIF([.G141];[.O141];&quot;d&quot;); &quot;&quot;))">
            <text:p/>
          </table:table-cell>
          <table:table-cell table:formula="of:=IFERROR([.AJ140]+[.P141]; &quot;&quot;)">
            <text:p/>
          </table:table-cell>
          <table:table-cell table:formula="of:=IFERROR([.AK140]+[.Q14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42]=&quot;Long&quot;; [.I142]-[Overview.$C$4]/[.H142]; IF([.F142]=&quot;Short&quot;; [.I142]+[Overview.$C$4]/[.H142]; &quot;&quot;)); &quot;&quot;)">
            <text:p/>
          </table:table-cell>
          <table:table-cell table:style-name="ce157" table:formula="of:=IFERROR(ABS([.J142]-[.I142])*[.H142]; &quot;&quot;)">
            <text:p/>
          </table:table-cell>
          <table:table-cell table:formula="of:=IFERROR(IF([.F142]=&quot;Long&quot;; [.I142]+[Overview.$C$4]/[.H142]*[Overview.$C$6]; IF([.F142]=&quot;Short&quot;; [.I142]-[Overview.$C$4]/[.H142]*[Overview.$C$6]; &quot;&quot;)); &quot;&quot;)">
            <text:p/>
          </table:table-cell>
          <table:table-cell table:number-columns-repeated="3"/>
          <table:table-cell table:formula="of:=IFERROR([.Q142]/[.K142]; &quot;&quot;)">
            <text:p/>
          </table:table-cell>
          <table:table-cell table:formula="of:=IFERROR(IF(AND([.F142]=&quot;Long&quot;; [.M142]=[.H142]); [.H142]*([.N142]-[.I142]); IF(AND([.F142]=&quot;Short&quot;; [.M142]=[.H142]); [.H142]*([.I142]-[.N142]); &quot;&quot;)); &quot;&quot;)">
            <text:p/>
          </table:table-cell>
          <table:table-cell table:formula="of:=IF(ISNUMBER([.Q142]); IF([.Q142]&gt;0; &quot;Win&quot;; &quot;Loss&quot;);&quot;&quot;)">
            <text:p/>
          </table:table-cell>
          <table:table-cell table:formula="of:=IF([.O142]=&quot;&quot;; &quot;&quot;; CONCATENATE(DATEDIF([.G142];[.O142];&quot;d&quot;); IF(DATEDIF([.G142];[.O14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42]); &quot;&quot;; IF([.$F142]=&quot;Long&quot;; ([.W142]-[.$I142])*[.$H142]/[.$K142]; ([.$I142]-[.W142])*[.$H142]/[.$K142])-[.$P142]); &quot;&quot;)">
            <text:p/>
          </table:table-cell>
          <table:table-cell table:style-name="Default"/>
          <table:table-cell table:style-name="ce205" table:formula="of:=IFERROR(IF(ISBLANK([.Y142]); &quot;&quot;; IF([.$F142]=&quot;Long&quot;; ([.Y142]-[.$I142])*[.$H142]/[.$K142]; ([.$I142]-[.Y142])*[.$H142]/[.$K142])-[.$P142]); &quot;&quot;)">
            <text:p/>
          </table:table-cell>
          <table:table-cell table:style-name="Default"/>
          <table:table-cell table:style-name="ce205" table:formula="of:=IFERROR(IF(ISBLANK([.AA142]); &quot;&quot;; IF([.$F142]=&quot;Long&quot;; ([.AA142]-[.$I142])*[.$H142]/[.$K142]; ([.$I142]-[.AA142])*[.$H142]/[.$K142])-[.$P142]); &quot;&quot;)">
            <text:p/>
          </table:table-cell>
          <table:table-cell/>
          <table:table-cell table:formula="of:=IF(ISBLANK([.O142]); &quot;&quot;; DAY([.O142]))">
            <text:p/>
          </table:table-cell>
          <table:table-cell table:formula="of:=IF(ISBLANK([.G142]); &quot;&quot;; WEEKDAY([.G142]; 2))">
            <text:p/>
          </table:table-cell>
          <table:table-cell table:formula="of:=IF(ISBLANK([.O142]); &quot;&quot;; WEEKDAY([.O142]; 2))">
            <text:p/>
          </table:table-cell>
          <table:table-cell table:formula="of:=IF(ISBLANK([.O142]); &quot;&quot;; WEEKNUM([.O142]))">
            <text:p/>
          </table:table-cell>
          <table:table-cell table:formula="of:=IF(ISBLANK([.O142]); &quot;&quot;; MONTH([.O142]))">
            <text:p/>
          </table:table-cell>
          <table:table-cell table:formula="of:=IF(OR(ISBLANK([.G142]); ISBLANK([.O142])); &quot;&quot;; IFERROR(DATEDIF([.G142];[.O142];&quot;d&quot;); &quot;&quot;))">
            <text:p/>
          </table:table-cell>
          <table:table-cell table:formula="of:=IFERROR([.AJ141]+[.P142]; &quot;&quot;)">
            <text:p/>
          </table:table-cell>
          <table:table-cell table:formula="of:=IFERROR([.AK141]+[.Q14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43]=&quot;Long&quot;; [.I143]-[Overview.$C$4]/[.H143]; IF([.F143]=&quot;Short&quot;; [.I143]+[Overview.$C$4]/[.H143]; &quot;&quot;)); &quot;&quot;)">
            <text:p/>
          </table:table-cell>
          <table:table-cell table:style-name="ce157" table:formula="of:=IFERROR(ABS([.J143]-[.I143])*[.H143]; &quot;&quot;)">
            <text:p/>
          </table:table-cell>
          <table:table-cell table:formula="of:=IFERROR(IF([.F143]=&quot;Long&quot;; [.I143]+[Overview.$C$4]/[.H143]*[Overview.$C$6]; IF([.F143]=&quot;Short&quot;; [.I143]-[Overview.$C$4]/[.H143]*[Overview.$C$6]; &quot;&quot;)); &quot;&quot;)">
            <text:p/>
          </table:table-cell>
          <table:table-cell table:number-columns-repeated="3"/>
          <table:table-cell table:formula="of:=IFERROR([.Q143]/[.K143]; &quot;&quot;)">
            <text:p/>
          </table:table-cell>
          <table:table-cell table:formula="of:=IFERROR(IF(AND([.F143]=&quot;Long&quot;; [.M143]=[.H143]); [.H143]*([.N143]-[.I143]); IF(AND([.F143]=&quot;Short&quot;; [.M143]=[.H143]); [.H143]*([.I143]-[.N143]); &quot;&quot;)); &quot;&quot;)">
            <text:p/>
          </table:table-cell>
          <table:table-cell table:formula="of:=IF(ISNUMBER([.Q143]); IF([.Q143]&gt;0; &quot;Win&quot;; &quot;Loss&quot;);&quot;&quot;)">
            <text:p/>
          </table:table-cell>
          <table:table-cell table:formula="of:=IF([.O143]=&quot;&quot;; &quot;&quot;; CONCATENATE(DATEDIF([.G143];[.O143];&quot;d&quot;); IF(DATEDIF([.G143];[.O14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43]); &quot;&quot;; IF([.$F143]=&quot;Long&quot;; ([.W143]-[.$I143])*[.$H143]/[.$K143]; ([.$I143]-[.W143])*[.$H143]/[.$K143])-[.$P143]); &quot;&quot;)">
            <text:p/>
          </table:table-cell>
          <table:table-cell table:style-name="Default"/>
          <table:table-cell table:style-name="ce205" table:formula="of:=IFERROR(IF(ISBLANK([.Y143]); &quot;&quot;; IF([.$F143]=&quot;Long&quot;; ([.Y143]-[.$I143])*[.$H143]/[.$K143]; ([.$I143]-[.Y143])*[.$H143]/[.$K143])-[.$P143]); &quot;&quot;)">
            <text:p/>
          </table:table-cell>
          <table:table-cell table:style-name="Default"/>
          <table:table-cell table:style-name="ce205" table:formula="of:=IFERROR(IF(ISBLANK([.AA143]); &quot;&quot;; IF([.$F143]=&quot;Long&quot;; ([.AA143]-[.$I143])*[.$H143]/[.$K143]; ([.$I143]-[.AA143])*[.$H143]/[.$K143])-[.$P143]); &quot;&quot;)">
            <text:p/>
          </table:table-cell>
          <table:table-cell/>
          <table:table-cell table:formula="of:=IF(ISBLANK([.O143]); &quot;&quot;; DAY([.O143]))">
            <text:p/>
          </table:table-cell>
          <table:table-cell table:formula="of:=IF(ISBLANK([.G143]); &quot;&quot;; WEEKDAY([.G143]; 2))">
            <text:p/>
          </table:table-cell>
          <table:table-cell table:formula="of:=IF(ISBLANK([.O143]); &quot;&quot;; WEEKDAY([.O143]; 2))">
            <text:p/>
          </table:table-cell>
          <table:table-cell table:formula="of:=IF(ISBLANK([.O143]); &quot;&quot;; WEEKNUM([.O143]))">
            <text:p/>
          </table:table-cell>
          <table:table-cell table:formula="of:=IF(ISBLANK([.O143]); &quot;&quot;; MONTH([.O143]))">
            <text:p/>
          </table:table-cell>
          <table:table-cell table:formula="of:=IF(OR(ISBLANK([.G143]); ISBLANK([.O143])); &quot;&quot;; IFERROR(DATEDIF([.G143];[.O143];&quot;d&quot;); &quot;&quot;))">
            <text:p/>
          </table:table-cell>
          <table:table-cell table:formula="of:=IFERROR([.AJ142]+[.P143]; &quot;&quot;)">
            <text:p/>
          </table:table-cell>
          <table:table-cell table:formula="of:=IFERROR([.AK142]+[.Q14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44]=&quot;Long&quot;; [.I144]-[Overview.$C$4]/[.H144]; IF([.F144]=&quot;Short&quot;; [.I144]+[Overview.$C$4]/[.H144]; &quot;&quot;)); &quot;&quot;)">
            <text:p/>
          </table:table-cell>
          <table:table-cell table:style-name="ce157" table:formula="of:=IFERROR(ABS([.J144]-[.I144])*[.H144]; &quot;&quot;)">
            <text:p/>
          </table:table-cell>
          <table:table-cell table:formula="of:=IFERROR(IF([.F144]=&quot;Long&quot;; [.I144]+[Overview.$C$4]/[.H144]*[Overview.$C$6]; IF([.F144]=&quot;Short&quot;; [.I144]-[Overview.$C$4]/[.H144]*[Overview.$C$6]; &quot;&quot;)); &quot;&quot;)">
            <text:p/>
          </table:table-cell>
          <table:table-cell table:number-columns-repeated="3"/>
          <table:table-cell table:formula="of:=IFERROR([.Q144]/[.K144]; &quot;&quot;)">
            <text:p/>
          </table:table-cell>
          <table:table-cell table:formula="of:=IFERROR(IF(AND([.F144]=&quot;Long&quot;; [.M144]=[.H144]); [.H144]*([.N144]-[.I144]); IF(AND([.F144]=&quot;Short&quot;; [.M144]=[.H144]); [.H144]*([.I144]-[.N144]); &quot;&quot;)); &quot;&quot;)">
            <text:p/>
          </table:table-cell>
          <table:table-cell table:formula="of:=IF(ISNUMBER([.Q144]); IF([.Q144]&gt;0; &quot;Win&quot;; &quot;Loss&quot;);&quot;&quot;)">
            <text:p/>
          </table:table-cell>
          <table:table-cell table:formula="of:=IF([.O144]=&quot;&quot;; &quot;&quot;; CONCATENATE(DATEDIF([.G144];[.O144];&quot;d&quot;); IF(DATEDIF([.G144];[.O14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44]); &quot;&quot;; IF([.$F144]=&quot;Long&quot;; ([.W144]-[.$I144])*[.$H144]/[.$K144]; ([.$I144]-[.W144])*[.$H144]/[.$K144])-[.$P144]); &quot;&quot;)">
            <text:p/>
          </table:table-cell>
          <table:table-cell table:style-name="Default"/>
          <table:table-cell table:style-name="ce205" table:formula="of:=IFERROR(IF(ISBLANK([.Y144]); &quot;&quot;; IF([.$F144]=&quot;Long&quot;; ([.Y144]-[.$I144])*[.$H144]/[.$K144]; ([.$I144]-[.Y144])*[.$H144]/[.$K144])-[.$P144]); &quot;&quot;)">
            <text:p/>
          </table:table-cell>
          <table:table-cell table:style-name="Default"/>
          <table:table-cell table:style-name="ce205" table:formula="of:=IFERROR(IF(ISBLANK([.AA144]); &quot;&quot;; IF([.$F144]=&quot;Long&quot;; ([.AA144]-[.$I144])*[.$H144]/[.$K144]; ([.$I144]-[.AA144])*[.$H144]/[.$K144])-[.$P144]); &quot;&quot;)">
            <text:p/>
          </table:table-cell>
          <table:table-cell/>
          <table:table-cell table:formula="of:=IF(ISBLANK([.O144]); &quot;&quot;; DAY([.O144]))">
            <text:p/>
          </table:table-cell>
          <table:table-cell table:formula="of:=IF(ISBLANK([.G144]); &quot;&quot;; WEEKDAY([.G144]; 2))">
            <text:p/>
          </table:table-cell>
          <table:table-cell table:formula="of:=IF(ISBLANK([.O144]); &quot;&quot;; WEEKDAY([.O144]; 2))">
            <text:p/>
          </table:table-cell>
          <table:table-cell table:formula="of:=IF(ISBLANK([.O144]); &quot;&quot;; WEEKNUM([.O144]))">
            <text:p/>
          </table:table-cell>
          <table:table-cell table:formula="of:=IF(ISBLANK([.O144]); &quot;&quot;; MONTH([.O144]))">
            <text:p/>
          </table:table-cell>
          <table:table-cell table:formula="of:=IF(OR(ISBLANK([.G144]); ISBLANK([.O144])); &quot;&quot;; IFERROR(DATEDIF([.G144];[.O144];&quot;d&quot;); &quot;&quot;))">
            <text:p/>
          </table:table-cell>
          <table:table-cell table:formula="of:=IFERROR([.AJ143]+[.P144]; &quot;&quot;)">
            <text:p/>
          </table:table-cell>
          <table:table-cell table:formula="of:=IFERROR([.AK143]+[.Q14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45]=&quot;Long&quot;; [.I145]-[Overview.$C$4]/[.H145]; IF([.F145]=&quot;Short&quot;; [.I145]+[Overview.$C$4]/[.H145]; &quot;&quot;)); &quot;&quot;)">
            <text:p/>
          </table:table-cell>
          <table:table-cell table:style-name="ce157" table:formula="of:=IFERROR(ABS([.J145]-[.I145])*[.H145]; &quot;&quot;)">
            <text:p/>
          </table:table-cell>
          <table:table-cell table:formula="of:=IFERROR(IF([.F145]=&quot;Long&quot;; [.I145]+[Overview.$C$4]/[.H145]*[Overview.$C$6]; IF([.F145]=&quot;Short&quot;; [.I145]-[Overview.$C$4]/[.H145]*[Overview.$C$6]; &quot;&quot;)); &quot;&quot;)">
            <text:p/>
          </table:table-cell>
          <table:table-cell table:number-columns-repeated="3"/>
          <table:table-cell table:formula="of:=IFERROR([.Q145]/[.K145]; &quot;&quot;)">
            <text:p/>
          </table:table-cell>
          <table:table-cell table:formula="of:=IFERROR(IF(AND([.F145]=&quot;Long&quot;; [.M145]=[.H145]); [.H145]*([.N145]-[.I145]); IF(AND([.F145]=&quot;Short&quot;; [.M145]=[.H145]); [.H145]*([.I145]-[.N145]); &quot;&quot;)); &quot;&quot;)">
            <text:p/>
          </table:table-cell>
          <table:table-cell table:formula="of:=IF(ISNUMBER([.Q145]); IF([.Q145]&gt;0; &quot;Win&quot;; &quot;Loss&quot;);&quot;&quot;)">
            <text:p/>
          </table:table-cell>
          <table:table-cell table:formula="of:=IF([.O145]=&quot;&quot;; &quot;&quot;; CONCATENATE(DATEDIF([.G145];[.O145];&quot;d&quot;); IF(DATEDIF([.G145];[.O14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45]); &quot;&quot;; IF([.$F145]=&quot;Long&quot;; ([.W145]-[.$I145])*[.$H145]/[.$K145]; ([.$I145]-[.W145])*[.$H145]/[.$K145])-[.$P145]); &quot;&quot;)">
            <text:p/>
          </table:table-cell>
          <table:table-cell table:style-name="Default"/>
          <table:table-cell table:style-name="ce205" table:formula="of:=IFERROR(IF(ISBLANK([.Y145]); &quot;&quot;; IF([.$F145]=&quot;Long&quot;; ([.Y145]-[.$I145])*[.$H145]/[.$K145]; ([.$I145]-[.Y145])*[.$H145]/[.$K145])-[.$P145]); &quot;&quot;)">
            <text:p/>
          </table:table-cell>
          <table:table-cell table:style-name="Default"/>
          <table:table-cell table:style-name="ce205" table:formula="of:=IFERROR(IF(ISBLANK([.AA145]); &quot;&quot;; IF([.$F145]=&quot;Long&quot;; ([.AA145]-[.$I145])*[.$H145]/[.$K145]; ([.$I145]-[.AA145])*[.$H145]/[.$K145])-[.$P145]); &quot;&quot;)">
            <text:p/>
          </table:table-cell>
          <table:table-cell/>
          <table:table-cell table:formula="of:=IF(ISBLANK([.O145]); &quot;&quot;; DAY([.O145]))">
            <text:p/>
          </table:table-cell>
          <table:table-cell table:formula="of:=IF(ISBLANK([.G145]); &quot;&quot;; WEEKDAY([.G145]; 2))">
            <text:p/>
          </table:table-cell>
          <table:table-cell table:formula="of:=IF(ISBLANK([.O145]); &quot;&quot;; WEEKDAY([.O145]; 2))">
            <text:p/>
          </table:table-cell>
          <table:table-cell table:formula="of:=IF(ISBLANK([.O145]); &quot;&quot;; WEEKNUM([.O145]))">
            <text:p/>
          </table:table-cell>
          <table:table-cell table:formula="of:=IF(ISBLANK([.O145]); &quot;&quot;; MONTH([.O145]))">
            <text:p/>
          </table:table-cell>
          <table:table-cell table:formula="of:=IF(OR(ISBLANK([.G145]); ISBLANK([.O145])); &quot;&quot;; IFERROR(DATEDIF([.G145];[.O145];&quot;d&quot;); &quot;&quot;))">
            <text:p/>
          </table:table-cell>
          <table:table-cell table:formula="of:=IFERROR([.AJ144]+[.P145]; &quot;&quot;)">
            <text:p/>
          </table:table-cell>
          <table:table-cell table:formula="of:=IFERROR([.AK144]+[.Q14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46]=&quot;Long&quot;; [.I146]-[Overview.$C$4]/[.H146]; IF([.F146]=&quot;Short&quot;; [.I146]+[Overview.$C$4]/[.H146]; &quot;&quot;)); &quot;&quot;)">
            <text:p/>
          </table:table-cell>
          <table:table-cell table:style-name="ce157" table:formula="of:=IFERROR(ABS([.J146]-[.I146])*[.H146]; &quot;&quot;)">
            <text:p/>
          </table:table-cell>
          <table:table-cell table:formula="of:=IFERROR(IF([.F146]=&quot;Long&quot;; [.I146]+[Overview.$C$4]/[.H146]*[Overview.$C$6]; IF([.F146]=&quot;Short&quot;; [.I146]-[Overview.$C$4]/[.H146]*[Overview.$C$6]; &quot;&quot;)); &quot;&quot;)">
            <text:p/>
          </table:table-cell>
          <table:table-cell table:number-columns-repeated="3"/>
          <table:table-cell table:formula="of:=IFERROR([.Q146]/[.K146]; &quot;&quot;)">
            <text:p/>
          </table:table-cell>
          <table:table-cell table:formula="of:=IFERROR(IF(AND([.F146]=&quot;Long&quot;; [.M146]=[.H146]); [.H146]*([.N146]-[.I146]); IF(AND([.F146]=&quot;Short&quot;; [.M146]=[.H146]); [.H146]*([.I146]-[.N146]); &quot;&quot;)); &quot;&quot;)">
            <text:p/>
          </table:table-cell>
          <table:table-cell table:formula="of:=IF(ISNUMBER([.Q146]); IF([.Q146]&gt;0; &quot;Win&quot;; &quot;Loss&quot;);&quot;&quot;)">
            <text:p/>
          </table:table-cell>
          <table:table-cell table:formula="of:=IF([.O146]=&quot;&quot;; &quot;&quot;; CONCATENATE(DATEDIF([.G146];[.O146];&quot;d&quot;); IF(DATEDIF([.G146];[.O14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46]); &quot;&quot;; IF([.$F146]=&quot;Long&quot;; ([.W146]-[.$I146])*[.$H146]/[.$K146]; ([.$I146]-[.W146])*[.$H146]/[.$K146])-[.$P146]); &quot;&quot;)">
            <text:p/>
          </table:table-cell>
          <table:table-cell table:style-name="Default"/>
          <table:table-cell table:style-name="ce205" table:formula="of:=IFERROR(IF(ISBLANK([.Y146]); &quot;&quot;; IF([.$F146]=&quot;Long&quot;; ([.Y146]-[.$I146])*[.$H146]/[.$K146]; ([.$I146]-[.Y146])*[.$H146]/[.$K146])-[.$P146]); &quot;&quot;)">
            <text:p/>
          </table:table-cell>
          <table:table-cell table:style-name="Default"/>
          <table:table-cell table:style-name="ce205" table:formula="of:=IFERROR(IF(ISBLANK([.AA146]); &quot;&quot;; IF([.$F146]=&quot;Long&quot;; ([.AA146]-[.$I146])*[.$H146]/[.$K146]; ([.$I146]-[.AA146])*[.$H146]/[.$K146])-[.$P146]); &quot;&quot;)">
            <text:p/>
          </table:table-cell>
          <table:table-cell/>
          <table:table-cell table:formula="of:=IF(ISBLANK([.O146]); &quot;&quot;; DAY([.O146]))">
            <text:p/>
          </table:table-cell>
          <table:table-cell table:formula="of:=IF(ISBLANK([.G146]); &quot;&quot;; WEEKDAY([.G146]; 2))">
            <text:p/>
          </table:table-cell>
          <table:table-cell table:formula="of:=IF(ISBLANK([.O146]); &quot;&quot;; WEEKDAY([.O146]; 2))">
            <text:p/>
          </table:table-cell>
          <table:table-cell table:formula="of:=IF(ISBLANK([.O146]); &quot;&quot;; WEEKNUM([.O146]))">
            <text:p/>
          </table:table-cell>
          <table:table-cell table:formula="of:=IF(ISBLANK([.O146]); &quot;&quot;; MONTH([.O146]))">
            <text:p/>
          </table:table-cell>
          <table:table-cell table:formula="of:=IF(OR(ISBLANK([.G146]); ISBLANK([.O146])); &quot;&quot;; IFERROR(DATEDIF([.G146];[.O146];&quot;d&quot;); &quot;&quot;))">
            <text:p/>
          </table:table-cell>
          <table:table-cell table:formula="of:=IFERROR([.AJ145]+[.P146]; &quot;&quot;)">
            <text:p/>
          </table:table-cell>
          <table:table-cell table:formula="of:=IFERROR([.AK145]+[.Q14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47]=&quot;Long&quot;; [.I147]-[Overview.$C$4]/[.H147]; IF([.F147]=&quot;Short&quot;; [.I147]+[Overview.$C$4]/[.H147]; &quot;&quot;)); &quot;&quot;)">
            <text:p/>
          </table:table-cell>
          <table:table-cell table:style-name="ce157" table:formula="of:=IFERROR(ABS([.J147]-[.I147])*[.H147]; &quot;&quot;)">
            <text:p/>
          </table:table-cell>
          <table:table-cell table:formula="of:=IFERROR(IF([.F147]=&quot;Long&quot;; [.I147]+[Overview.$C$4]/[.H147]*[Overview.$C$6]; IF([.F147]=&quot;Short&quot;; [.I147]-[Overview.$C$4]/[.H147]*[Overview.$C$6]; &quot;&quot;)); &quot;&quot;)">
            <text:p/>
          </table:table-cell>
          <table:table-cell table:number-columns-repeated="3"/>
          <table:table-cell table:formula="of:=IFERROR([.Q147]/[.K147]; &quot;&quot;)">
            <text:p/>
          </table:table-cell>
          <table:table-cell table:formula="of:=IFERROR(IF(AND([.F147]=&quot;Long&quot;; [.M147]=[.H147]); [.H147]*([.N147]-[.I147]); IF(AND([.F147]=&quot;Short&quot;; [.M147]=[.H147]); [.H147]*([.I147]-[.N147]); &quot;&quot;)); &quot;&quot;)">
            <text:p/>
          </table:table-cell>
          <table:table-cell table:formula="of:=IF(ISNUMBER([.Q147]); IF([.Q147]&gt;0; &quot;Win&quot;; &quot;Loss&quot;);&quot;&quot;)">
            <text:p/>
          </table:table-cell>
          <table:table-cell table:formula="of:=IF([.O147]=&quot;&quot;; &quot;&quot;; CONCATENATE(DATEDIF([.G147];[.O147];&quot;d&quot;); IF(DATEDIF([.G147];[.O14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47]); &quot;&quot;; IF([.$F147]=&quot;Long&quot;; ([.W147]-[.$I147])*[.$H147]/[.$K147]; ([.$I147]-[.W147])*[.$H147]/[.$K147])-[.$P147]); &quot;&quot;)">
            <text:p/>
          </table:table-cell>
          <table:table-cell table:style-name="Default"/>
          <table:table-cell table:style-name="ce205" table:formula="of:=IFERROR(IF(ISBLANK([.Y147]); &quot;&quot;; IF([.$F147]=&quot;Long&quot;; ([.Y147]-[.$I147])*[.$H147]/[.$K147]; ([.$I147]-[.Y147])*[.$H147]/[.$K147])-[.$P147]); &quot;&quot;)">
            <text:p/>
          </table:table-cell>
          <table:table-cell table:style-name="Default"/>
          <table:table-cell table:style-name="ce205" table:formula="of:=IFERROR(IF(ISBLANK([.AA147]); &quot;&quot;; IF([.$F147]=&quot;Long&quot;; ([.AA147]-[.$I147])*[.$H147]/[.$K147]; ([.$I147]-[.AA147])*[.$H147]/[.$K147])-[.$P147]); &quot;&quot;)">
            <text:p/>
          </table:table-cell>
          <table:table-cell/>
          <table:table-cell table:formula="of:=IF(ISBLANK([.O147]); &quot;&quot;; DAY([.O147]))">
            <text:p/>
          </table:table-cell>
          <table:table-cell table:formula="of:=IF(ISBLANK([.G147]); &quot;&quot;; WEEKDAY([.G147]; 2))">
            <text:p/>
          </table:table-cell>
          <table:table-cell table:formula="of:=IF(ISBLANK([.O147]); &quot;&quot;; WEEKDAY([.O147]; 2))">
            <text:p/>
          </table:table-cell>
          <table:table-cell table:formula="of:=IF(ISBLANK([.O147]); &quot;&quot;; WEEKNUM([.O147]))">
            <text:p/>
          </table:table-cell>
          <table:table-cell table:formula="of:=IF(ISBLANK([.O147]); &quot;&quot;; MONTH([.O147]))">
            <text:p/>
          </table:table-cell>
          <table:table-cell table:formula="of:=IF(OR(ISBLANK([.G147]); ISBLANK([.O147])); &quot;&quot;; IFERROR(DATEDIF([.G147];[.O147];&quot;d&quot;); &quot;&quot;))">
            <text:p/>
          </table:table-cell>
          <table:table-cell table:formula="of:=IFERROR([.AJ146]+[.P147]; &quot;&quot;)">
            <text:p/>
          </table:table-cell>
          <table:table-cell table:formula="of:=IFERROR([.AK146]+[.Q14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48]=&quot;Long&quot;; [.I148]-[Overview.$C$4]/[.H148]; IF([.F148]=&quot;Short&quot;; [.I148]+[Overview.$C$4]/[.H148]; &quot;&quot;)); &quot;&quot;)">
            <text:p/>
          </table:table-cell>
          <table:table-cell table:style-name="ce157" table:formula="of:=IFERROR(ABS([.J148]-[.I148])*[.H148]; &quot;&quot;)">
            <text:p/>
          </table:table-cell>
          <table:table-cell table:formula="of:=IFERROR(IF([.F148]=&quot;Long&quot;; [.I148]+[Overview.$C$4]/[.H148]*[Overview.$C$6]; IF([.F148]=&quot;Short&quot;; [.I148]-[Overview.$C$4]/[.H148]*[Overview.$C$6]; &quot;&quot;)); &quot;&quot;)">
            <text:p/>
          </table:table-cell>
          <table:table-cell table:number-columns-repeated="3"/>
          <table:table-cell table:formula="of:=IFERROR([.Q148]/[.K148]; &quot;&quot;)">
            <text:p/>
          </table:table-cell>
          <table:table-cell table:formula="of:=IFERROR(IF(AND([.F148]=&quot;Long&quot;; [.M148]=[.H148]); [.H148]*([.N148]-[.I148]); IF(AND([.F148]=&quot;Short&quot;; [.M148]=[.H148]); [.H148]*([.I148]-[.N148]); &quot;&quot;)); &quot;&quot;)">
            <text:p/>
          </table:table-cell>
          <table:table-cell table:formula="of:=IF(ISNUMBER([.Q148]); IF([.Q148]&gt;0; &quot;Win&quot;; &quot;Loss&quot;);&quot;&quot;)">
            <text:p/>
          </table:table-cell>
          <table:table-cell table:formula="of:=IF([.O148]=&quot;&quot;; &quot;&quot;; CONCATENATE(DATEDIF([.G148];[.O148];&quot;d&quot;); IF(DATEDIF([.G148];[.O14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48]); &quot;&quot;; IF([.$F148]=&quot;Long&quot;; ([.W148]-[.$I148])*[.$H148]/[.$K148]; ([.$I148]-[.W148])*[.$H148]/[.$K148])-[.$P148]); &quot;&quot;)">
            <text:p/>
          </table:table-cell>
          <table:table-cell table:style-name="Default"/>
          <table:table-cell table:style-name="ce205" table:formula="of:=IFERROR(IF(ISBLANK([.Y148]); &quot;&quot;; IF([.$F148]=&quot;Long&quot;; ([.Y148]-[.$I148])*[.$H148]/[.$K148]; ([.$I148]-[.Y148])*[.$H148]/[.$K148])-[.$P148]); &quot;&quot;)">
            <text:p/>
          </table:table-cell>
          <table:table-cell table:style-name="Default"/>
          <table:table-cell table:style-name="ce205" table:formula="of:=IFERROR(IF(ISBLANK([.AA148]); &quot;&quot;; IF([.$F148]=&quot;Long&quot;; ([.AA148]-[.$I148])*[.$H148]/[.$K148]; ([.$I148]-[.AA148])*[.$H148]/[.$K148])-[.$P148]); &quot;&quot;)">
            <text:p/>
          </table:table-cell>
          <table:table-cell/>
          <table:table-cell table:formula="of:=IF(ISBLANK([.O148]); &quot;&quot;; DAY([.O148]))">
            <text:p/>
          </table:table-cell>
          <table:table-cell table:formula="of:=IF(ISBLANK([.G148]); &quot;&quot;; WEEKDAY([.G148]; 2))">
            <text:p/>
          </table:table-cell>
          <table:table-cell table:formula="of:=IF(ISBLANK([.O148]); &quot;&quot;; WEEKDAY([.O148]; 2))">
            <text:p/>
          </table:table-cell>
          <table:table-cell table:formula="of:=IF(ISBLANK([.O148]); &quot;&quot;; WEEKNUM([.O148]))">
            <text:p/>
          </table:table-cell>
          <table:table-cell table:formula="of:=IF(ISBLANK([.O148]); &quot;&quot;; MONTH([.O148]))">
            <text:p/>
          </table:table-cell>
          <table:table-cell table:formula="of:=IF(OR(ISBLANK([.G148]); ISBLANK([.O148])); &quot;&quot;; IFERROR(DATEDIF([.G148];[.O148];&quot;d&quot;); &quot;&quot;))">
            <text:p/>
          </table:table-cell>
          <table:table-cell table:formula="of:=IFERROR([.AJ147]+[.P148]; &quot;&quot;)">
            <text:p/>
          </table:table-cell>
          <table:table-cell table:formula="of:=IFERROR([.AK147]+[.Q14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49]=&quot;Long&quot;; [.I149]-[Overview.$C$4]/[.H149]; IF([.F149]=&quot;Short&quot;; [.I149]+[Overview.$C$4]/[.H149]; &quot;&quot;)); &quot;&quot;)">
            <text:p/>
          </table:table-cell>
          <table:table-cell table:style-name="ce157" table:formula="of:=IFERROR(ABS([.J149]-[.I149])*[.H149]; &quot;&quot;)">
            <text:p/>
          </table:table-cell>
          <table:table-cell table:formula="of:=IFERROR(IF([.F149]=&quot;Long&quot;; [.I149]+[Overview.$C$4]/[.H149]*[Overview.$C$6]; IF([.F149]=&quot;Short&quot;; [.I149]-[Overview.$C$4]/[.H149]*[Overview.$C$6]; &quot;&quot;)); &quot;&quot;)">
            <text:p/>
          </table:table-cell>
          <table:table-cell table:number-columns-repeated="3"/>
          <table:table-cell table:formula="of:=IFERROR([.Q149]/[.K149]; &quot;&quot;)">
            <text:p/>
          </table:table-cell>
          <table:table-cell table:formula="of:=IFERROR(IF(AND([.F149]=&quot;Long&quot;; [.M149]=[.H149]); [.H149]*([.N149]-[.I149]); IF(AND([.F149]=&quot;Short&quot;; [.M149]=[.H149]); [.H149]*([.I149]-[.N149]); &quot;&quot;)); &quot;&quot;)">
            <text:p/>
          </table:table-cell>
          <table:table-cell table:formula="of:=IF(ISNUMBER([.Q149]); IF([.Q149]&gt;0; &quot;Win&quot;; &quot;Loss&quot;);&quot;&quot;)">
            <text:p/>
          </table:table-cell>
          <table:table-cell table:formula="of:=IF([.O149]=&quot;&quot;; &quot;&quot;; CONCATENATE(DATEDIF([.G149];[.O149];&quot;d&quot;); IF(DATEDIF([.G149];[.O14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49]); &quot;&quot;; IF([.$F149]=&quot;Long&quot;; ([.W149]-[.$I149])*[.$H149]/[.$K149]; ([.$I149]-[.W149])*[.$H149]/[.$K149])-[.$P149]); &quot;&quot;)">
            <text:p/>
          </table:table-cell>
          <table:table-cell table:style-name="Default"/>
          <table:table-cell table:style-name="ce205" table:formula="of:=IFERROR(IF(ISBLANK([.Y149]); &quot;&quot;; IF([.$F149]=&quot;Long&quot;; ([.Y149]-[.$I149])*[.$H149]/[.$K149]; ([.$I149]-[.Y149])*[.$H149]/[.$K149])-[.$P149]); &quot;&quot;)">
            <text:p/>
          </table:table-cell>
          <table:table-cell table:style-name="Default"/>
          <table:table-cell table:style-name="ce205" table:formula="of:=IFERROR(IF(ISBLANK([.AA149]); &quot;&quot;; IF([.$F149]=&quot;Long&quot;; ([.AA149]-[.$I149])*[.$H149]/[.$K149]; ([.$I149]-[.AA149])*[.$H149]/[.$K149])-[.$P149]); &quot;&quot;)">
            <text:p/>
          </table:table-cell>
          <table:table-cell/>
          <table:table-cell table:formula="of:=IF(ISBLANK([.O149]); &quot;&quot;; DAY([.O149]))">
            <text:p/>
          </table:table-cell>
          <table:table-cell table:formula="of:=IF(ISBLANK([.G149]); &quot;&quot;; WEEKDAY([.G149]; 2))">
            <text:p/>
          </table:table-cell>
          <table:table-cell table:formula="of:=IF(ISBLANK([.O149]); &quot;&quot;; WEEKDAY([.O149]; 2))">
            <text:p/>
          </table:table-cell>
          <table:table-cell table:formula="of:=IF(ISBLANK([.O149]); &quot;&quot;; WEEKNUM([.O149]))">
            <text:p/>
          </table:table-cell>
          <table:table-cell table:formula="of:=IF(ISBLANK([.O149]); &quot;&quot;; MONTH([.O149]))">
            <text:p/>
          </table:table-cell>
          <table:table-cell table:formula="of:=IF(OR(ISBLANK([.G149]); ISBLANK([.O149])); &quot;&quot;; IFERROR(DATEDIF([.G149];[.O149];&quot;d&quot;); &quot;&quot;))">
            <text:p/>
          </table:table-cell>
          <table:table-cell table:formula="of:=IFERROR([.AJ148]+[.P149]; &quot;&quot;)">
            <text:p/>
          </table:table-cell>
          <table:table-cell table:formula="of:=IFERROR([.AK148]+[.Q14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50]=&quot;Long&quot;; [.I150]-[Overview.$C$4]/[.H150]; IF([.F150]=&quot;Short&quot;; [.I150]+[Overview.$C$4]/[.H150]; &quot;&quot;)); &quot;&quot;)">
            <text:p/>
          </table:table-cell>
          <table:table-cell table:style-name="ce157" table:formula="of:=IFERROR(ABS([.J150]-[.I150])*[.H150]; &quot;&quot;)">
            <text:p/>
          </table:table-cell>
          <table:table-cell table:formula="of:=IFERROR(IF([.F150]=&quot;Long&quot;; [.I150]+[Overview.$C$4]/[.H150]*[Overview.$C$6]; IF([.F150]=&quot;Short&quot;; [.I150]-[Overview.$C$4]/[.H150]*[Overview.$C$6]; &quot;&quot;)); &quot;&quot;)">
            <text:p/>
          </table:table-cell>
          <table:table-cell table:number-columns-repeated="3"/>
          <table:table-cell table:formula="of:=IFERROR([.Q150]/[.K150]; &quot;&quot;)">
            <text:p/>
          </table:table-cell>
          <table:table-cell table:formula="of:=IFERROR(IF(AND([.F150]=&quot;Long&quot;; [.M150]=[.H150]); [.H150]*([.N150]-[.I150]); IF(AND([.F150]=&quot;Short&quot;; [.M150]=[.H150]); [.H150]*([.I150]-[.N150]); &quot;&quot;)); &quot;&quot;)">
            <text:p/>
          </table:table-cell>
          <table:table-cell table:formula="of:=IF(ISNUMBER([.Q150]); IF([.Q150]&gt;0; &quot;Win&quot;; &quot;Loss&quot;);&quot;&quot;)">
            <text:p/>
          </table:table-cell>
          <table:table-cell table:formula="of:=IF([.O150]=&quot;&quot;; &quot;&quot;; CONCATENATE(DATEDIF([.G150];[.O150];&quot;d&quot;); IF(DATEDIF([.G150];[.O15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50]); &quot;&quot;; IF([.$F150]=&quot;Long&quot;; ([.W150]-[.$I150])*[.$H150]/[.$K150]; ([.$I150]-[.W150])*[.$H150]/[.$K150])-[.$P150]); &quot;&quot;)">
            <text:p/>
          </table:table-cell>
          <table:table-cell table:style-name="Default"/>
          <table:table-cell table:style-name="ce205" table:formula="of:=IFERROR(IF(ISBLANK([.Y150]); &quot;&quot;; IF([.$F150]=&quot;Long&quot;; ([.Y150]-[.$I150])*[.$H150]/[.$K150]; ([.$I150]-[.Y150])*[.$H150]/[.$K150])-[.$P150]); &quot;&quot;)">
            <text:p/>
          </table:table-cell>
          <table:table-cell table:style-name="Default"/>
          <table:table-cell table:style-name="ce205" table:formula="of:=IFERROR(IF(ISBLANK([.AA150]); &quot;&quot;; IF([.$F150]=&quot;Long&quot;; ([.AA150]-[.$I150])*[.$H150]/[.$K150]; ([.$I150]-[.AA150])*[.$H150]/[.$K150])-[.$P150]); &quot;&quot;)">
            <text:p/>
          </table:table-cell>
          <table:table-cell/>
          <table:table-cell table:formula="of:=IF(ISBLANK([.O150]); &quot;&quot;; DAY([.O150]))">
            <text:p/>
          </table:table-cell>
          <table:table-cell table:formula="of:=IF(ISBLANK([.G150]); &quot;&quot;; WEEKDAY([.G150]; 2))">
            <text:p/>
          </table:table-cell>
          <table:table-cell table:formula="of:=IF(ISBLANK([.O150]); &quot;&quot;; WEEKDAY([.O150]; 2))">
            <text:p/>
          </table:table-cell>
          <table:table-cell table:formula="of:=IF(ISBLANK([.O150]); &quot;&quot;; WEEKNUM([.O150]))">
            <text:p/>
          </table:table-cell>
          <table:table-cell table:formula="of:=IF(ISBLANK([.O150]); &quot;&quot;; MONTH([.O150]))">
            <text:p/>
          </table:table-cell>
          <table:table-cell table:formula="of:=IF(OR(ISBLANK([.G150]); ISBLANK([.O150])); &quot;&quot;; IFERROR(DATEDIF([.G150];[.O150];&quot;d&quot;); &quot;&quot;))">
            <text:p/>
          </table:table-cell>
          <table:table-cell table:formula="of:=IFERROR([.AJ149]+[.P150]; &quot;&quot;)">
            <text:p/>
          </table:table-cell>
          <table:table-cell table:formula="of:=IFERROR([.AK149]+[.Q15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51]=&quot;Long&quot;; [.I151]-[Overview.$C$4]/[.H151]; IF([.F151]=&quot;Short&quot;; [.I151]+[Overview.$C$4]/[.H151]; &quot;&quot;)); &quot;&quot;)">
            <text:p/>
          </table:table-cell>
          <table:table-cell table:style-name="ce157" table:formula="of:=IFERROR(ABS([.J151]-[.I151])*[.H151]; &quot;&quot;)">
            <text:p/>
          </table:table-cell>
          <table:table-cell table:formula="of:=IFERROR(IF([.F151]=&quot;Long&quot;; [.I151]+[Overview.$C$4]/[.H151]*[Overview.$C$6]; IF([.F151]=&quot;Short&quot;; [.I151]-[Overview.$C$4]/[.H151]*[Overview.$C$6]; &quot;&quot;)); &quot;&quot;)">
            <text:p/>
          </table:table-cell>
          <table:table-cell table:number-columns-repeated="3"/>
          <table:table-cell table:formula="of:=IFERROR([.Q151]/[.K151]; &quot;&quot;)">
            <text:p/>
          </table:table-cell>
          <table:table-cell table:formula="of:=IFERROR(IF(AND([.F151]=&quot;Long&quot;; [.M151]=[.H151]); [.H151]*([.N151]-[.I151]); IF(AND([.F151]=&quot;Short&quot;; [.M151]=[.H151]); [.H151]*([.I151]-[.N151]); &quot;&quot;)); &quot;&quot;)">
            <text:p/>
          </table:table-cell>
          <table:table-cell table:formula="of:=IF(ISNUMBER([.Q151]); IF([.Q151]&gt;0; &quot;Win&quot;; &quot;Loss&quot;);&quot;&quot;)">
            <text:p/>
          </table:table-cell>
          <table:table-cell table:formula="of:=IF([.O151]=&quot;&quot;; &quot;&quot;; CONCATENATE(DATEDIF([.G151];[.O151];&quot;d&quot;); IF(DATEDIF([.G151];[.O15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51]); &quot;&quot;; IF([.$F151]=&quot;Long&quot;; ([.W151]-[.$I151])*[.$H151]/[.$K151]; ([.$I151]-[.W151])*[.$H151]/[.$K151])-[.$P151]); &quot;&quot;)">
            <text:p/>
          </table:table-cell>
          <table:table-cell table:style-name="Default"/>
          <table:table-cell table:style-name="ce205" table:formula="of:=IFERROR(IF(ISBLANK([.Y151]); &quot;&quot;; IF([.$F151]=&quot;Long&quot;; ([.Y151]-[.$I151])*[.$H151]/[.$K151]; ([.$I151]-[.Y151])*[.$H151]/[.$K151])-[.$P151]); &quot;&quot;)">
            <text:p/>
          </table:table-cell>
          <table:table-cell table:style-name="Default"/>
          <table:table-cell table:style-name="ce205" table:formula="of:=IFERROR(IF(ISBLANK([.AA151]); &quot;&quot;; IF([.$F151]=&quot;Long&quot;; ([.AA151]-[.$I151])*[.$H151]/[.$K151]; ([.$I151]-[.AA151])*[.$H151]/[.$K151])-[.$P151]); &quot;&quot;)">
            <text:p/>
          </table:table-cell>
          <table:table-cell/>
          <table:table-cell table:formula="of:=IF(ISBLANK([.O151]); &quot;&quot;; DAY([.O151]))">
            <text:p/>
          </table:table-cell>
          <table:table-cell table:formula="of:=IF(ISBLANK([.G151]); &quot;&quot;; WEEKDAY([.G151]; 2))">
            <text:p/>
          </table:table-cell>
          <table:table-cell table:formula="of:=IF(ISBLANK([.O151]); &quot;&quot;; WEEKDAY([.O151]; 2))">
            <text:p/>
          </table:table-cell>
          <table:table-cell table:formula="of:=IF(ISBLANK([.O151]); &quot;&quot;; WEEKNUM([.O151]))">
            <text:p/>
          </table:table-cell>
          <table:table-cell table:formula="of:=IF(ISBLANK([.O151]); &quot;&quot;; MONTH([.O151]))">
            <text:p/>
          </table:table-cell>
          <table:table-cell table:formula="of:=IF(OR(ISBLANK([.G151]); ISBLANK([.O151])); &quot;&quot;; IFERROR(DATEDIF([.G151];[.O151];&quot;d&quot;); &quot;&quot;))">
            <text:p/>
          </table:table-cell>
          <table:table-cell table:formula="of:=IFERROR([.AJ150]+[.P151]; &quot;&quot;)">
            <text:p/>
          </table:table-cell>
          <table:table-cell table:formula="of:=IFERROR([.AK150]+[.Q15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52]=&quot;Long&quot;; [.I152]-[Overview.$C$4]/[.H152]; IF([.F152]=&quot;Short&quot;; [.I152]+[Overview.$C$4]/[.H152]; &quot;&quot;)); &quot;&quot;)">
            <text:p/>
          </table:table-cell>
          <table:table-cell table:style-name="ce157" table:formula="of:=IFERROR(ABS([.J152]-[.I152])*[.H152]; &quot;&quot;)">
            <text:p/>
          </table:table-cell>
          <table:table-cell table:formula="of:=IFERROR(IF([.F152]=&quot;Long&quot;; [.I152]+[Overview.$C$4]/[.H152]*[Overview.$C$6]; IF([.F152]=&quot;Short&quot;; [.I152]-[Overview.$C$4]/[.H152]*[Overview.$C$6]; &quot;&quot;)); &quot;&quot;)">
            <text:p/>
          </table:table-cell>
          <table:table-cell table:number-columns-repeated="3"/>
          <table:table-cell table:formula="of:=IFERROR([.Q152]/[.K152]; &quot;&quot;)">
            <text:p/>
          </table:table-cell>
          <table:table-cell table:formula="of:=IFERROR(IF(AND([.F152]=&quot;Long&quot;; [.M152]=[.H152]); [.H152]*([.N152]-[.I152]); IF(AND([.F152]=&quot;Short&quot;; [.M152]=[.H152]); [.H152]*([.I152]-[.N152]); &quot;&quot;)); &quot;&quot;)">
            <text:p/>
          </table:table-cell>
          <table:table-cell table:formula="of:=IF(ISNUMBER([.Q152]); IF([.Q152]&gt;0; &quot;Win&quot;; &quot;Loss&quot;);&quot;&quot;)">
            <text:p/>
          </table:table-cell>
          <table:table-cell table:formula="of:=IF([.O152]=&quot;&quot;; &quot;&quot;; CONCATENATE(DATEDIF([.G152];[.O152];&quot;d&quot;); IF(DATEDIF([.G152];[.O15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52]); &quot;&quot;; IF([.$F152]=&quot;Long&quot;; ([.W152]-[.$I152])*[.$H152]/[.$K152]; ([.$I152]-[.W152])*[.$H152]/[.$K152])-[.$P152]); &quot;&quot;)">
            <text:p/>
          </table:table-cell>
          <table:table-cell table:style-name="Default"/>
          <table:table-cell table:style-name="ce205" table:formula="of:=IFERROR(IF(ISBLANK([.Y152]); &quot;&quot;; IF([.$F152]=&quot;Long&quot;; ([.Y152]-[.$I152])*[.$H152]/[.$K152]; ([.$I152]-[.Y152])*[.$H152]/[.$K152])-[.$P152]); &quot;&quot;)">
            <text:p/>
          </table:table-cell>
          <table:table-cell table:style-name="Default"/>
          <table:table-cell table:style-name="ce205" table:formula="of:=IFERROR(IF(ISBLANK([.AA152]); &quot;&quot;; IF([.$F152]=&quot;Long&quot;; ([.AA152]-[.$I152])*[.$H152]/[.$K152]; ([.$I152]-[.AA152])*[.$H152]/[.$K152])-[.$P152]); &quot;&quot;)">
            <text:p/>
          </table:table-cell>
          <table:table-cell/>
          <table:table-cell table:formula="of:=IF(ISBLANK([.O152]); &quot;&quot;; DAY([.O152]))">
            <text:p/>
          </table:table-cell>
          <table:table-cell table:formula="of:=IF(ISBLANK([.G152]); &quot;&quot;; WEEKDAY([.G152]; 2))">
            <text:p/>
          </table:table-cell>
          <table:table-cell table:formula="of:=IF(ISBLANK([.O152]); &quot;&quot;; WEEKDAY([.O152]; 2))">
            <text:p/>
          </table:table-cell>
          <table:table-cell table:formula="of:=IF(ISBLANK([.O152]); &quot;&quot;; WEEKNUM([.O152]))">
            <text:p/>
          </table:table-cell>
          <table:table-cell table:formula="of:=IF(ISBLANK([.O152]); &quot;&quot;; MONTH([.O152]))">
            <text:p/>
          </table:table-cell>
          <table:table-cell table:formula="of:=IF(OR(ISBLANK([.G152]); ISBLANK([.O152])); &quot;&quot;; IFERROR(DATEDIF([.G152];[.O152];&quot;d&quot;); &quot;&quot;))">
            <text:p/>
          </table:table-cell>
          <table:table-cell table:formula="of:=IFERROR([.AJ151]+[.P152]; &quot;&quot;)">
            <text:p/>
          </table:table-cell>
          <table:table-cell table:formula="of:=IFERROR([.AK151]+[.Q15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53]=&quot;Long&quot;; [.I153]-[Overview.$C$4]/[.H153]; IF([.F153]=&quot;Short&quot;; [.I153]+[Overview.$C$4]/[.H153]; &quot;&quot;)); &quot;&quot;)">
            <text:p/>
          </table:table-cell>
          <table:table-cell table:style-name="ce157" table:formula="of:=IFERROR(ABS([.J153]-[.I153])*[.H153]; &quot;&quot;)">
            <text:p/>
          </table:table-cell>
          <table:table-cell table:formula="of:=IFERROR(IF([.F153]=&quot;Long&quot;; [.I153]+[Overview.$C$4]/[.H153]*[Overview.$C$6]; IF([.F153]=&quot;Short&quot;; [.I153]-[Overview.$C$4]/[.H153]*[Overview.$C$6]; &quot;&quot;)); &quot;&quot;)">
            <text:p/>
          </table:table-cell>
          <table:table-cell table:number-columns-repeated="3"/>
          <table:table-cell table:formula="of:=IFERROR([.Q153]/[.K153]; &quot;&quot;)">
            <text:p/>
          </table:table-cell>
          <table:table-cell table:formula="of:=IFERROR(IF(AND([.F153]=&quot;Long&quot;; [.M153]=[.H153]); [.H153]*([.N153]-[.I153]); IF(AND([.F153]=&quot;Short&quot;; [.M153]=[.H153]); [.H153]*([.I153]-[.N153]); &quot;&quot;)); &quot;&quot;)">
            <text:p/>
          </table:table-cell>
          <table:table-cell table:formula="of:=IF(ISNUMBER([.Q153]); IF([.Q153]&gt;0; &quot;Win&quot;; &quot;Loss&quot;);&quot;&quot;)">
            <text:p/>
          </table:table-cell>
          <table:table-cell table:formula="of:=IF([.O153]=&quot;&quot;; &quot;&quot;; CONCATENATE(DATEDIF([.G153];[.O153];&quot;d&quot;); IF(DATEDIF([.G153];[.O15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53]); &quot;&quot;; IF([.$F153]=&quot;Long&quot;; ([.W153]-[.$I153])*[.$H153]/[.$K153]; ([.$I153]-[.W153])*[.$H153]/[.$K153])-[.$P153]); &quot;&quot;)">
            <text:p/>
          </table:table-cell>
          <table:table-cell table:style-name="Default"/>
          <table:table-cell table:style-name="ce205" table:formula="of:=IFERROR(IF(ISBLANK([.Y153]); &quot;&quot;; IF([.$F153]=&quot;Long&quot;; ([.Y153]-[.$I153])*[.$H153]/[.$K153]; ([.$I153]-[.Y153])*[.$H153]/[.$K153])-[.$P153]); &quot;&quot;)">
            <text:p/>
          </table:table-cell>
          <table:table-cell table:style-name="Default"/>
          <table:table-cell table:style-name="ce205" table:formula="of:=IFERROR(IF(ISBLANK([.AA153]); &quot;&quot;; IF([.$F153]=&quot;Long&quot;; ([.AA153]-[.$I153])*[.$H153]/[.$K153]; ([.$I153]-[.AA153])*[.$H153]/[.$K153])-[.$P153]); &quot;&quot;)">
            <text:p/>
          </table:table-cell>
          <table:table-cell/>
          <table:table-cell table:formula="of:=IF(ISBLANK([.O153]); &quot;&quot;; DAY([.O153]))">
            <text:p/>
          </table:table-cell>
          <table:table-cell table:formula="of:=IF(ISBLANK([.G153]); &quot;&quot;; WEEKDAY([.G153]; 2))">
            <text:p/>
          </table:table-cell>
          <table:table-cell table:formula="of:=IF(ISBLANK([.O153]); &quot;&quot;; WEEKDAY([.O153]; 2))">
            <text:p/>
          </table:table-cell>
          <table:table-cell table:formula="of:=IF(ISBLANK([.O153]); &quot;&quot;; WEEKNUM([.O153]))">
            <text:p/>
          </table:table-cell>
          <table:table-cell table:formula="of:=IF(ISBLANK([.O153]); &quot;&quot;; MONTH([.O153]))">
            <text:p/>
          </table:table-cell>
          <table:table-cell table:formula="of:=IF(OR(ISBLANK([.G153]); ISBLANK([.O153])); &quot;&quot;; IFERROR(DATEDIF([.G153];[.O153];&quot;d&quot;); &quot;&quot;))">
            <text:p/>
          </table:table-cell>
          <table:table-cell table:formula="of:=IFERROR([.AJ152]+[.P153]; &quot;&quot;)">
            <text:p/>
          </table:table-cell>
          <table:table-cell table:formula="of:=IFERROR([.AK152]+[.Q15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54]=&quot;Long&quot;; [.I154]-[Overview.$C$4]/[.H154]; IF([.F154]=&quot;Short&quot;; [.I154]+[Overview.$C$4]/[.H154]; &quot;&quot;)); &quot;&quot;)">
            <text:p/>
          </table:table-cell>
          <table:table-cell table:style-name="ce157" table:formula="of:=IFERROR(ABS([.J154]-[.I154])*[.H154]; &quot;&quot;)">
            <text:p/>
          </table:table-cell>
          <table:table-cell table:formula="of:=IFERROR(IF([.F154]=&quot;Long&quot;; [.I154]+[Overview.$C$4]/[.H154]*[Overview.$C$6]; IF([.F154]=&quot;Short&quot;; [.I154]-[Overview.$C$4]/[.H154]*[Overview.$C$6]; &quot;&quot;)); &quot;&quot;)">
            <text:p/>
          </table:table-cell>
          <table:table-cell table:number-columns-repeated="3"/>
          <table:table-cell table:formula="of:=IFERROR([.Q154]/[.K154]; &quot;&quot;)">
            <text:p/>
          </table:table-cell>
          <table:table-cell table:formula="of:=IFERROR(IF(AND([.F154]=&quot;Long&quot;; [.M154]=[.H154]); [.H154]*([.N154]-[.I154]); IF(AND([.F154]=&quot;Short&quot;; [.M154]=[.H154]); [.H154]*([.I154]-[.N154]); &quot;&quot;)); &quot;&quot;)">
            <text:p/>
          </table:table-cell>
          <table:table-cell table:formula="of:=IF(ISNUMBER([.Q154]); IF([.Q154]&gt;0; &quot;Win&quot;; &quot;Loss&quot;);&quot;&quot;)">
            <text:p/>
          </table:table-cell>
          <table:table-cell table:formula="of:=IF([.O154]=&quot;&quot;; &quot;&quot;; CONCATENATE(DATEDIF([.G154];[.O154];&quot;d&quot;); IF(DATEDIF([.G154];[.O15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54]); &quot;&quot;; IF([.$F154]=&quot;Long&quot;; ([.W154]-[.$I154])*[.$H154]/[.$K154]; ([.$I154]-[.W154])*[.$H154]/[.$K154])-[.$P154]); &quot;&quot;)">
            <text:p/>
          </table:table-cell>
          <table:table-cell table:style-name="Default"/>
          <table:table-cell table:style-name="ce205" table:formula="of:=IFERROR(IF(ISBLANK([.Y154]); &quot;&quot;; IF([.$F154]=&quot;Long&quot;; ([.Y154]-[.$I154])*[.$H154]/[.$K154]; ([.$I154]-[.Y154])*[.$H154]/[.$K154])-[.$P154]); &quot;&quot;)">
            <text:p/>
          </table:table-cell>
          <table:table-cell table:style-name="Default"/>
          <table:table-cell table:style-name="ce205" table:formula="of:=IFERROR(IF(ISBLANK([.AA154]); &quot;&quot;; IF([.$F154]=&quot;Long&quot;; ([.AA154]-[.$I154])*[.$H154]/[.$K154]; ([.$I154]-[.AA154])*[.$H154]/[.$K154])-[.$P154]); &quot;&quot;)">
            <text:p/>
          </table:table-cell>
          <table:table-cell/>
          <table:table-cell table:formula="of:=IF(ISBLANK([.O154]); &quot;&quot;; DAY([.O154]))">
            <text:p/>
          </table:table-cell>
          <table:table-cell table:formula="of:=IF(ISBLANK([.G154]); &quot;&quot;; WEEKDAY([.G154]; 2))">
            <text:p/>
          </table:table-cell>
          <table:table-cell table:formula="of:=IF(ISBLANK([.O154]); &quot;&quot;; WEEKDAY([.O154]; 2))">
            <text:p/>
          </table:table-cell>
          <table:table-cell table:formula="of:=IF(ISBLANK([.O154]); &quot;&quot;; WEEKNUM([.O154]))">
            <text:p/>
          </table:table-cell>
          <table:table-cell table:formula="of:=IF(ISBLANK([.O154]); &quot;&quot;; MONTH([.O154]))">
            <text:p/>
          </table:table-cell>
          <table:table-cell table:formula="of:=IF(OR(ISBLANK([.G154]); ISBLANK([.O154])); &quot;&quot;; IFERROR(DATEDIF([.G154];[.O154];&quot;d&quot;); &quot;&quot;))">
            <text:p/>
          </table:table-cell>
          <table:table-cell table:formula="of:=IFERROR([.AJ153]+[.P154]; &quot;&quot;)">
            <text:p/>
          </table:table-cell>
          <table:table-cell table:formula="of:=IFERROR([.AK153]+[.Q15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55]=&quot;Long&quot;; [.I155]-[Overview.$C$4]/[.H155]; IF([.F155]=&quot;Short&quot;; [.I155]+[Overview.$C$4]/[.H155]; &quot;&quot;)); &quot;&quot;)">
            <text:p/>
          </table:table-cell>
          <table:table-cell table:style-name="ce157" table:formula="of:=IFERROR(ABS([.J155]-[.I155])*[.H155]; &quot;&quot;)">
            <text:p/>
          </table:table-cell>
          <table:table-cell table:formula="of:=IFERROR(IF([.F155]=&quot;Long&quot;; [.I155]+[Overview.$C$4]/[.H155]*[Overview.$C$6]; IF([.F155]=&quot;Short&quot;; [.I155]-[Overview.$C$4]/[.H155]*[Overview.$C$6]; &quot;&quot;)); &quot;&quot;)">
            <text:p/>
          </table:table-cell>
          <table:table-cell table:number-columns-repeated="3"/>
          <table:table-cell table:formula="of:=IFERROR([.Q155]/[.K155]; &quot;&quot;)">
            <text:p/>
          </table:table-cell>
          <table:table-cell table:formula="of:=IFERROR(IF(AND([.F155]=&quot;Long&quot;; [.M155]=[.H155]); [.H155]*([.N155]-[.I155]); IF(AND([.F155]=&quot;Short&quot;; [.M155]=[.H155]); [.H155]*([.I155]-[.N155]); &quot;&quot;)); &quot;&quot;)">
            <text:p/>
          </table:table-cell>
          <table:table-cell table:formula="of:=IF(ISNUMBER([.Q155]); IF([.Q155]&gt;0; &quot;Win&quot;; &quot;Loss&quot;);&quot;&quot;)">
            <text:p/>
          </table:table-cell>
          <table:table-cell table:formula="of:=IF([.O155]=&quot;&quot;; &quot;&quot;; CONCATENATE(DATEDIF([.G155];[.O155];&quot;d&quot;); IF(DATEDIF([.G155];[.O15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55]); &quot;&quot;; IF([.$F155]=&quot;Long&quot;; ([.W155]-[.$I155])*[.$H155]/[.$K155]; ([.$I155]-[.W155])*[.$H155]/[.$K155])-[.$P155]); &quot;&quot;)">
            <text:p/>
          </table:table-cell>
          <table:table-cell table:style-name="Default"/>
          <table:table-cell table:style-name="ce205" table:formula="of:=IFERROR(IF(ISBLANK([.Y155]); &quot;&quot;; IF([.$F155]=&quot;Long&quot;; ([.Y155]-[.$I155])*[.$H155]/[.$K155]; ([.$I155]-[.Y155])*[.$H155]/[.$K155])-[.$P155]); &quot;&quot;)">
            <text:p/>
          </table:table-cell>
          <table:table-cell table:style-name="Default"/>
          <table:table-cell table:style-name="ce205" table:formula="of:=IFERROR(IF(ISBLANK([.AA155]); &quot;&quot;; IF([.$F155]=&quot;Long&quot;; ([.AA155]-[.$I155])*[.$H155]/[.$K155]; ([.$I155]-[.AA155])*[.$H155]/[.$K155])-[.$P155]); &quot;&quot;)">
            <text:p/>
          </table:table-cell>
          <table:table-cell/>
          <table:table-cell table:formula="of:=IF(ISBLANK([.O155]); &quot;&quot;; DAY([.O155]))">
            <text:p/>
          </table:table-cell>
          <table:table-cell table:formula="of:=IF(ISBLANK([.G155]); &quot;&quot;; WEEKDAY([.G155]; 2))">
            <text:p/>
          </table:table-cell>
          <table:table-cell table:formula="of:=IF(ISBLANK([.O155]); &quot;&quot;; WEEKDAY([.O155]; 2))">
            <text:p/>
          </table:table-cell>
          <table:table-cell table:formula="of:=IF(ISBLANK([.O155]); &quot;&quot;; WEEKNUM([.O155]))">
            <text:p/>
          </table:table-cell>
          <table:table-cell table:formula="of:=IF(ISBLANK([.O155]); &quot;&quot;; MONTH([.O155]))">
            <text:p/>
          </table:table-cell>
          <table:table-cell table:formula="of:=IF(OR(ISBLANK([.G155]); ISBLANK([.O155])); &quot;&quot;; IFERROR(DATEDIF([.G155];[.O155];&quot;d&quot;); &quot;&quot;))">
            <text:p/>
          </table:table-cell>
          <table:table-cell table:formula="of:=IFERROR([.AJ154]+[.P155]; &quot;&quot;)">
            <text:p/>
          </table:table-cell>
          <table:table-cell table:formula="of:=IFERROR([.AK154]+[.Q15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56]=&quot;Long&quot;; [.I156]-[Overview.$C$4]/[.H156]; IF([.F156]=&quot;Short&quot;; [.I156]+[Overview.$C$4]/[.H156]; &quot;&quot;)); &quot;&quot;)">
            <text:p/>
          </table:table-cell>
          <table:table-cell table:style-name="ce157" table:formula="of:=IFERROR(ABS([.J156]-[.I156])*[.H156]; &quot;&quot;)">
            <text:p/>
          </table:table-cell>
          <table:table-cell table:formula="of:=IFERROR(IF([.F156]=&quot;Long&quot;; [.I156]+[Overview.$C$4]/[.H156]*[Overview.$C$6]; IF([.F156]=&quot;Short&quot;; [.I156]-[Overview.$C$4]/[.H156]*[Overview.$C$6]; &quot;&quot;)); &quot;&quot;)">
            <text:p/>
          </table:table-cell>
          <table:table-cell table:number-columns-repeated="3"/>
          <table:table-cell table:formula="of:=IFERROR([.Q156]/[.K156]; &quot;&quot;)">
            <text:p/>
          </table:table-cell>
          <table:table-cell table:formula="of:=IFERROR(IF(AND([.F156]=&quot;Long&quot;; [.M156]=[.H156]); [.H156]*([.N156]-[.I156]); IF(AND([.F156]=&quot;Short&quot;; [.M156]=[.H156]); [.H156]*([.I156]-[.N156]); &quot;&quot;)); &quot;&quot;)">
            <text:p/>
          </table:table-cell>
          <table:table-cell table:formula="of:=IF(ISNUMBER([.Q156]); IF([.Q156]&gt;0; &quot;Win&quot;; &quot;Loss&quot;);&quot;&quot;)">
            <text:p/>
          </table:table-cell>
          <table:table-cell table:formula="of:=IF([.O156]=&quot;&quot;; &quot;&quot;; CONCATENATE(DATEDIF([.G156];[.O156];&quot;d&quot;); IF(DATEDIF([.G156];[.O15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56]); &quot;&quot;; IF([.$F156]=&quot;Long&quot;; ([.W156]-[.$I156])*[.$H156]/[.$K156]; ([.$I156]-[.W156])*[.$H156]/[.$K156])-[.$P156]); &quot;&quot;)">
            <text:p/>
          </table:table-cell>
          <table:table-cell table:style-name="Default"/>
          <table:table-cell table:style-name="ce205" table:formula="of:=IFERROR(IF(ISBLANK([.Y156]); &quot;&quot;; IF([.$F156]=&quot;Long&quot;; ([.Y156]-[.$I156])*[.$H156]/[.$K156]; ([.$I156]-[.Y156])*[.$H156]/[.$K156])-[.$P156]); &quot;&quot;)">
            <text:p/>
          </table:table-cell>
          <table:table-cell table:style-name="Default"/>
          <table:table-cell table:style-name="ce205" table:formula="of:=IFERROR(IF(ISBLANK([.AA156]); &quot;&quot;; IF([.$F156]=&quot;Long&quot;; ([.AA156]-[.$I156])*[.$H156]/[.$K156]; ([.$I156]-[.AA156])*[.$H156]/[.$K156])-[.$P156]); &quot;&quot;)">
            <text:p/>
          </table:table-cell>
          <table:table-cell/>
          <table:table-cell table:formula="of:=IF(ISBLANK([.O156]); &quot;&quot;; DAY([.O156]))">
            <text:p/>
          </table:table-cell>
          <table:table-cell table:formula="of:=IF(ISBLANK([.G156]); &quot;&quot;; WEEKDAY([.G156]; 2))">
            <text:p/>
          </table:table-cell>
          <table:table-cell table:formula="of:=IF(ISBLANK([.O156]); &quot;&quot;; WEEKDAY([.O156]; 2))">
            <text:p/>
          </table:table-cell>
          <table:table-cell table:formula="of:=IF(ISBLANK([.O156]); &quot;&quot;; WEEKNUM([.O156]))">
            <text:p/>
          </table:table-cell>
          <table:table-cell table:formula="of:=IF(ISBLANK([.O156]); &quot;&quot;; MONTH([.O156]))">
            <text:p/>
          </table:table-cell>
          <table:table-cell table:formula="of:=IF(OR(ISBLANK([.G156]); ISBLANK([.O156])); &quot;&quot;; IFERROR(DATEDIF([.G156];[.O156];&quot;d&quot;); &quot;&quot;))">
            <text:p/>
          </table:table-cell>
          <table:table-cell table:formula="of:=IFERROR([.AJ155]+[.P156]; &quot;&quot;)">
            <text:p/>
          </table:table-cell>
          <table:table-cell table:formula="of:=IFERROR([.AK155]+[.Q15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57]=&quot;Long&quot;; [.I157]-[Overview.$C$4]/[.H157]; IF([.F157]=&quot;Short&quot;; [.I157]+[Overview.$C$4]/[.H157]; &quot;&quot;)); &quot;&quot;)">
            <text:p/>
          </table:table-cell>
          <table:table-cell table:style-name="ce157" table:formula="of:=IFERROR(ABS([.J157]-[.I157])*[.H157]; &quot;&quot;)">
            <text:p/>
          </table:table-cell>
          <table:table-cell table:formula="of:=IFERROR(IF([.F157]=&quot;Long&quot;; [.I157]+[Overview.$C$4]/[.H157]*[Overview.$C$6]; IF([.F157]=&quot;Short&quot;; [.I157]-[Overview.$C$4]/[.H157]*[Overview.$C$6]; &quot;&quot;)); &quot;&quot;)">
            <text:p/>
          </table:table-cell>
          <table:table-cell table:number-columns-repeated="3"/>
          <table:table-cell table:formula="of:=IFERROR([.Q157]/[.K157]; &quot;&quot;)">
            <text:p/>
          </table:table-cell>
          <table:table-cell table:formula="of:=IFERROR(IF(AND([.F157]=&quot;Long&quot;; [.M157]=[.H157]); [.H157]*([.N157]-[.I157]); IF(AND([.F157]=&quot;Short&quot;; [.M157]=[.H157]); [.H157]*([.I157]-[.N157]); &quot;&quot;)); &quot;&quot;)">
            <text:p/>
          </table:table-cell>
          <table:table-cell table:formula="of:=IF(ISNUMBER([.Q157]); IF([.Q157]&gt;0; &quot;Win&quot;; &quot;Loss&quot;);&quot;&quot;)">
            <text:p/>
          </table:table-cell>
          <table:table-cell table:formula="of:=IF([.O157]=&quot;&quot;; &quot;&quot;; CONCATENATE(DATEDIF([.G157];[.O157];&quot;d&quot;); IF(DATEDIF([.G157];[.O15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57]); &quot;&quot;; IF([.$F157]=&quot;Long&quot;; ([.W157]-[.$I157])*[.$H157]/[.$K157]; ([.$I157]-[.W157])*[.$H157]/[.$K157])-[.$P157]); &quot;&quot;)">
            <text:p/>
          </table:table-cell>
          <table:table-cell table:style-name="Default"/>
          <table:table-cell table:style-name="ce205" table:formula="of:=IFERROR(IF(ISBLANK([.Y157]); &quot;&quot;; IF([.$F157]=&quot;Long&quot;; ([.Y157]-[.$I157])*[.$H157]/[.$K157]; ([.$I157]-[.Y157])*[.$H157]/[.$K157])-[.$P157]); &quot;&quot;)">
            <text:p/>
          </table:table-cell>
          <table:table-cell table:style-name="Default"/>
          <table:table-cell table:style-name="ce205" table:formula="of:=IFERROR(IF(ISBLANK([.AA157]); &quot;&quot;; IF([.$F157]=&quot;Long&quot;; ([.AA157]-[.$I157])*[.$H157]/[.$K157]; ([.$I157]-[.AA157])*[.$H157]/[.$K157])-[.$P157]); &quot;&quot;)">
            <text:p/>
          </table:table-cell>
          <table:table-cell/>
          <table:table-cell table:formula="of:=IF(ISBLANK([.O157]); &quot;&quot;; DAY([.O157]))">
            <text:p/>
          </table:table-cell>
          <table:table-cell table:formula="of:=IF(ISBLANK([.G157]); &quot;&quot;; WEEKDAY([.G157]; 2))">
            <text:p/>
          </table:table-cell>
          <table:table-cell table:formula="of:=IF(ISBLANK([.O157]); &quot;&quot;; WEEKDAY([.O157]; 2))">
            <text:p/>
          </table:table-cell>
          <table:table-cell table:formula="of:=IF(ISBLANK([.O157]); &quot;&quot;; WEEKNUM([.O157]))">
            <text:p/>
          </table:table-cell>
          <table:table-cell table:formula="of:=IF(ISBLANK([.O157]); &quot;&quot;; MONTH([.O157]))">
            <text:p/>
          </table:table-cell>
          <table:table-cell table:formula="of:=IF(OR(ISBLANK([.G157]); ISBLANK([.O157])); &quot;&quot;; IFERROR(DATEDIF([.G157];[.O157];&quot;d&quot;); &quot;&quot;))">
            <text:p/>
          </table:table-cell>
          <table:table-cell table:formula="of:=IFERROR([.AJ156]+[.P157]; &quot;&quot;)">
            <text:p/>
          </table:table-cell>
          <table:table-cell table:formula="of:=IFERROR([.AK156]+[.Q15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58]=&quot;Long&quot;; [.I158]-[Overview.$C$4]/[.H158]; IF([.F158]=&quot;Short&quot;; [.I158]+[Overview.$C$4]/[.H158]; &quot;&quot;)); &quot;&quot;)">
            <text:p/>
          </table:table-cell>
          <table:table-cell table:style-name="ce157" table:formula="of:=IFERROR(ABS([.J158]-[.I158])*[.H158]; &quot;&quot;)">
            <text:p/>
          </table:table-cell>
          <table:table-cell table:formula="of:=IFERROR(IF([.F158]=&quot;Long&quot;; [.I158]+[Overview.$C$4]/[.H158]*[Overview.$C$6]; IF([.F158]=&quot;Short&quot;; [.I158]-[Overview.$C$4]/[.H158]*[Overview.$C$6]; &quot;&quot;)); &quot;&quot;)">
            <text:p/>
          </table:table-cell>
          <table:table-cell table:number-columns-repeated="3"/>
          <table:table-cell table:formula="of:=IFERROR([.Q158]/[.K158]; &quot;&quot;)">
            <text:p/>
          </table:table-cell>
          <table:table-cell table:formula="of:=IFERROR(IF(AND([.F158]=&quot;Long&quot;; [.M158]=[.H158]); [.H158]*([.N158]-[.I158]); IF(AND([.F158]=&quot;Short&quot;; [.M158]=[.H158]); [.H158]*([.I158]-[.N158]); &quot;&quot;)); &quot;&quot;)">
            <text:p/>
          </table:table-cell>
          <table:table-cell table:formula="of:=IF(ISNUMBER([.Q158]); IF([.Q158]&gt;0; &quot;Win&quot;; &quot;Loss&quot;);&quot;&quot;)">
            <text:p/>
          </table:table-cell>
          <table:table-cell table:formula="of:=IF([.O158]=&quot;&quot;; &quot;&quot;; CONCATENATE(DATEDIF([.G158];[.O158];&quot;d&quot;); IF(DATEDIF([.G158];[.O15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58]); &quot;&quot;; IF([.$F158]=&quot;Long&quot;; ([.W158]-[.$I158])*[.$H158]/[.$K158]; ([.$I158]-[.W158])*[.$H158]/[.$K158])-[.$P158]); &quot;&quot;)">
            <text:p/>
          </table:table-cell>
          <table:table-cell table:style-name="Default"/>
          <table:table-cell table:style-name="ce205" table:formula="of:=IFERROR(IF(ISBLANK([.Y158]); &quot;&quot;; IF([.$F158]=&quot;Long&quot;; ([.Y158]-[.$I158])*[.$H158]/[.$K158]; ([.$I158]-[.Y158])*[.$H158]/[.$K158])-[.$P158]); &quot;&quot;)">
            <text:p/>
          </table:table-cell>
          <table:table-cell table:style-name="Default"/>
          <table:table-cell table:style-name="ce205" table:formula="of:=IFERROR(IF(ISBLANK([.AA158]); &quot;&quot;; IF([.$F158]=&quot;Long&quot;; ([.AA158]-[.$I158])*[.$H158]/[.$K158]; ([.$I158]-[.AA158])*[.$H158]/[.$K158])-[.$P158]); &quot;&quot;)">
            <text:p/>
          </table:table-cell>
          <table:table-cell/>
          <table:table-cell table:formula="of:=IF(ISBLANK([.O158]); &quot;&quot;; DAY([.O158]))">
            <text:p/>
          </table:table-cell>
          <table:table-cell table:formula="of:=IF(ISBLANK([.G158]); &quot;&quot;; WEEKDAY([.G158]; 2))">
            <text:p/>
          </table:table-cell>
          <table:table-cell table:formula="of:=IF(ISBLANK([.O158]); &quot;&quot;; WEEKDAY([.O158]; 2))">
            <text:p/>
          </table:table-cell>
          <table:table-cell table:formula="of:=IF(ISBLANK([.O158]); &quot;&quot;; WEEKNUM([.O158]))">
            <text:p/>
          </table:table-cell>
          <table:table-cell table:formula="of:=IF(ISBLANK([.O158]); &quot;&quot;; MONTH([.O158]))">
            <text:p/>
          </table:table-cell>
          <table:table-cell table:formula="of:=IF(OR(ISBLANK([.G158]); ISBLANK([.O158])); &quot;&quot;; IFERROR(DATEDIF([.G158];[.O158];&quot;d&quot;); &quot;&quot;))">
            <text:p/>
          </table:table-cell>
          <table:table-cell table:formula="of:=IFERROR([.AJ157]+[.P158]; &quot;&quot;)">
            <text:p/>
          </table:table-cell>
          <table:table-cell table:formula="of:=IFERROR([.AK157]+[.Q15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57" calcext:value-type="float">
            <text:p>15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59]=&quot;Long&quot;; [.I159]-[Overview.$C$4]/[.H159]; IF([.F159]=&quot;Short&quot;; [.I159]+[Overview.$C$4]/[.H159]; &quot;&quot;)); &quot;&quot;)">
            <text:p/>
          </table:table-cell>
          <table:table-cell table:style-name="ce157" table:formula="of:=IFERROR(ABS([.J159]-[.I159])*[.H159]; &quot;&quot;)">
            <text:p/>
          </table:table-cell>
          <table:table-cell table:formula="of:=IFERROR(IF([.F159]=&quot;Long&quot;; [.I159]+[Overview.$C$4]/[.H159]*[Overview.$C$6]; IF([.F159]=&quot;Short&quot;; [.I159]-[Overview.$C$4]/[.H159]*[Overview.$C$6]; &quot;&quot;)); &quot;&quot;)">
            <text:p/>
          </table:table-cell>
          <table:table-cell table:number-columns-repeated="3"/>
          <table:table-cell table:formula="of:=IFERROR([.Q159]/[.K159]; &quot;&quot;)">
            <text:p/>
          </table:table-cell>
          <table:table-cell table:formula="of:=IFERROR(IF(AND([.F159]=&quot;Long&quot;; [.M159]=[.H159]); [.H159]*([.N159]-[.I159]); IF(AND([.F159]=&quot;Short&quot;; [.M159]=[.H159]); [.H159]*([.I159]-[.N159]); &quot;&quot;)); &quot;&quot;)">
            <text:p/>
          </table:table-cell>
          <table:table-cell table:formula="of:=IF(ISNUMBER([.Q159]); IF([.Q159]&gt;0; &quot;Win&quot;; &quot;Loss&quot;);&quot;&quot;)">
            <text:p/>
          </table:table-cell>
          <table:table-cell table:formula="of:=IF([.O159]=&quot;&quot;; &quot;&quot;; CONCATENATE(DATEDIF([.G159];[.O159];&quot;d&quot;); IF(DATEDIF([.G159];[.O15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59]); &quot;&quot;; IF([.$F159]=&quot;Long&quot;; ([.W159]-[.$I159])*[.$H159]/[.$K159]; ([.$I159]-[.W159])*[.$H159]/[.$K159])-[.$P159]); &quot;&quot;)">
            <text:p/>
          </table:table-cell>
          <table:table-cell table:style-name="Default"/>
          <table:table-cell table:style-name="ce205" table:formula="of:=IFERROR(IF(ISBLANK([.Y159]); &quot;&quot;; IF([.$F159]=&quot;Long&quot;; ([.Y159]-[.$I159])*[.$H159]/[.$K159]; ([.$I159]-[.Y159])*[.$H159]/[.$K159])-[.$P159]); &quot;&quot;)">
            <text:p/>
          </table:table-cell>
          <table:table-cell table:style-name="Default"/>
          <table:table-cell table:style-name="ce205" table:formula="of:=IFERROR(IF(ISBLANK([.AA159]); &quot;&quot;; IF([.$F159]=&quot;Long&quot;; ([.AA159]-[.$I159])*[.$H159]/[.$K159]; ([.$I159]-[.AA159])*[.$H159]/[.$K159])-[.$P159]); &quot;&quot;)">
            <text:p/>
          </table:table-cell>
          <table:table-cell/>
          <table:table-cell table:formula="of:=IF(ISBLANK([.O159]); &quot;&quot;; DAY([.O159]))">
            <text:p/>
          </table:table-cell>
          <table:table-cell table:formula="of:=IF(ISBLANK([.G159]); &quot;&quot;; WEEKDAY([.G159]; 2))">
            <text:p/>
          </table:table-cell>
          <table:table-cell table:formula="of:=IF(ISBLANK([.O159]); &quot;&quot;; WEEKDAY([.O159]; 2))">
            <text:p/>
          </table:table-cell>
          <table:table-cell table:formula="of:=IF(ISBLANK([.O159]); &quot;&quot;; WEEKNUM([.O159]))">
            <text:p/>
          </table:table-cell>
          <table:table-cell table:formula="of:=IF(ISBLANK([.O159]); &quot;&quot;; MONTH([.O159]))">
            <text:p/>
          </table:table-cell>
          <table:table-cell table:formula="of:=IF(OR(ISBLANK([.G159]); ISBLANK([.O159])); &quot;&quot;; IFERROR(DATEDIF([.G159];[.O159];&quot;d&quot;); &quot;&quot;))">
            <text:p/>
          </table:table-cell>
          <table:table-cell table:formula="of:=IFERROR([.AJ158]+[.P159]; &quot;&quot;)">
            <text:p/>
          </table:table-cell>
          <table:table-cell table:formula="of:=IFERROR([.AK158]+[.Q15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60]=&quot;Long&quot;; [.I160]-[Overview.$C$4]/[.H160]; IF([.F160]=&quot;Short&quot;; [.I160]+[Overview.$C$4]/[.H160]; &quot;&quot;)); &quot;&quot;)">
            <text:p/>
          </table:table-cell>
          <table:table-cell table:style-name="ce157" table:formula="of:=IFERROR(ABS([.J160]-[.I160])*[.H160]; &quot;&quot;)">
            <text:p/>
          </table:table-cell>
          <table:table-cell table:formula="of:=IFERROR(IF([.F160]=&quot;Long&quot;; [.I160]+[Overview.$C$4]/[.H160]*[Overview.$C$6]; IF([.F160]=&quot;Short&quot;; [.I160]-[Overview.$C$4]/[.H160]*[Overview.$C$6]; &quot;&quot;)); &quot;&quot;)">
            <text:p/>
          </table:table-cell>
          <table:table-cell table:number-columns-repeated="3"/>
          <table:table-cell table:formula="of:=IFERROR([.Q160]/[.K160]; &quot;&quot;)">
            <text:p/>
          </table:table-cell>
          <table:table-cell table:formula="of:=IFERROR(IF(AND([.F160]=&quot;Long&quot;; [.M160]=[.H160]); [.H160]*([.N160]-[.I160]); IF(AND([.F160]=&quot;Short&quot;; [.M160]=[.H160]); [.H160]*([.I160]-[.N160]); &quot;&quot;)); &quot;&quot;)">
            <text:p/>
          </table:table-cell>
          <table:table-cell table:formula="of:=IF(ISNUMBER([.Q160]); IF([.Q160]&gt;0; &quot;Win&quot;; &quot;Loss&quot;);&quot;&quot;)">
            <text:p/>
          </table:table-cell>
          <table:table-cell table:formula="of:=IF([.O160]=&quot;&quot;; &quot;&quot;; CONCATENATE(DATEDIF([.G160];[.O160];&quot;d&quot;); IF(DATEDIF([.G160];[.O16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60]); &quot;&quot;; IF([.$F160]=&quot;Long&quot;; ([.W160]-[.$I160])*[.$H160]/[.$K160]; ([.$I160]-[.W160])*[.$H160]/[.$K160])-[.$P160]); &quot;&quot;)">
            <text:p/>
          </table:table-cell>
          <table:table-cell table:style-name="Default"/>
          <table:table-cell table:style-name="ce205" table:formula="of:=IFERROR(IF(ISBLANK([.Y160]); &quot;&quot;; IF([.$F160]=&quot;Long&quot;; ([.Y160]-[.$I160])*[.$H160]/[.$K160]; ([.$I160]-[.Y160])*[.$H160]/[.$K160])-[.$P160]); &quot;&quot;)">
            <text:p/>
          </table:table-cell>
          <table:table-cell table:style-name="Default"/>
          <table:table-cell table:style-name="ce205" table:formula="of:=IFERROR(IF(ISBLANK([.AA160]); &quot;&quot;; IF([.$F160]=&quot;Long&quot;; ([.AA160]-[.$I160])*[.$H160]/[.$K160]; ([.$I160]-[.AA160])*[.$H160]/[.$K160])-[.$P160]); &quot;&quot;)">
            <text:p/>
          </table:table-cell>
          <table:table-cell/>
          <table:table-cell table:formula="of:=IF(ISBLANK([.O160]); &quot;&quot;; DAY([.O160]))">
            <text:p/>
          </table:table-cell>
          <table:table-cell table:formula="of:=IF(ISBLANK([.G160]); &quot;&quot;; WEEKDAY([.G160]; 2))">
            <text:p/>
          </table:table-cell>
          <table:table-cell table:formula="of:=IF(ISBLANK([.O160]); &quot;&quot;; WEEKDAY([.O160]; 2))">
            <text:p/>
          </table:table-cell>
          <table:table-cell table:formula="of:=IF(ISBLANK([.O160]); &quot;&quot;; WEEKNUM([.O160]))">
            <text:p/>
          </table:table-cell>
          <table:table-cell table:formula="of:=IF(ISBLANK([.O160]); &quot;&quot;; MONTH([.O160]))">
            <text:p/>
          </table:table-cell>
          <table:table-cell table:formula="of:=IF(OR(ISBLANK([.G160]); ISBLANK([.O160])); &quot;&quot;; IFERROR(DATEDIF([.G160];[.O160];&quot;d&quot;); &quot;&quot;))">
            <text:p/>
          </table:table-cell>
          <table:table-cell table:formula="of:=IFERROR([.AJ159]+[.P160]; &quot;&quot;)">
            <text:p/>
          </table:table-cell>
          <table:table-cell table:formula="of:=IFERROR([.AK159]+[.Q16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61]=&quot;Long&quot;; [.I161]-[Overview.$C$4]/[.H161]; IF([.F161]=&quot;Short&quot;; [.I161]+[Overview.$C$4]/[.H161]; &quot;&quot;)); &quot;&quot;)">
            <text:p/>
          </table:table-cell>
          <table:table-cell table:style-name="ce157" table:formula="of:=IFERROR(ABS([.J161]-[.I161])*[.H161]; &quot;&quot;)">
            <text:p/>
          </table:table-cell>
          <table:table-cell table:formula="of:=IFERROR(IF([.F161]=&quot;Long&quot;; [.I161]+[Overview.$C$4]/[.H161]*[Overview.$C$6]; IF([.F161]=&quot;Short&quot;; [.I161]-[Overview.$C$4]/[.H161]*[Overview.$C$6]; &quot;&quot;)); &quot;&quot;)">
            <text:p/>
          </table:table-cell>
          <table:table-cell table:number-columns-repeated="3"/>
          <table:table-cell table:formula="of:=IFERROR([.Q161]/[.K161]; &quot;&quot;)">
            <text:p/>
          </table:table-cell>
          <table:table-cell table:formula="of:=IFERROR(IF(AND([.F161]=&quot;Long&quot;; [.M161]=[.H161]); [.H161]*([.N161]-[.I161]); IF(AND([.F161]=&quot;Short&quot;; [.M161]=[.H161]); [.H161]*([.I161]-[.N161]); &quot;&quot;)); &quot;&quot;)">
            <text:p/>
          </table:table-cell>
          <table:table-cell table:formula="of:=IF(ISNUMBER([.Q161]); IF([.Q161]&gt;0; &quot;Win&quot;; &quot;Loss&quot;);&quot;&quot;)">
            <text:p/>
          </table:table-cell>
          <table:table-cell table:formula="of:=IF([.O161]=&quot;&quot;; &quot;&quot;; CONCATENATE(DATEDIF([.G161];[.O161];&quot;d&quot;); IF(DATEDIF([.G161];[.O16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61]); &quot;&quot;; IF([.$F161]=&quot;Long&quot;; ([.W161]-[.$I161])*[.$H161]/[.$K161]; ([.$I161]-[.W161])*[.$H161]/[.$K161])-[.$P161]); &quot;&quot;)">
            <text:p/>
          </table:table-cell>
          <table:table-cell table:style-name="Default"/>
          <table:table-cell table:style-name="ce205" table:formula="of:=IFERROR(IF(ISBLANK([.Y161]); &quot;&quot;; IF([.$F161]=&quot;Long&quot;; ([.Y161]-[.$I161])*[.$H161]/[.$K161]; ([.$I161]-[.Y161])*[.$H161]/[.$K161])-[.$P161]); &quot;&quot;)">
            <text:p/>
          </table:table-cell>
          <table:table-cell table:style-name="Default"/>
          <table:table-cell table:style-name="ce205" table:formula="of:=IFERROR(IF(ISBLANK([.AA161]); &quot;&quot;; IF([.$F161]=&quot;Long&quot;; ([.AA161]-[.$I161])*[.$H161]/[.$K161]; ([.$I161]-[.AA161])*[.$H161]/[.$K161])-[.$P161]); &quot;&quot;)">
            <text:p/>
          </table:table-cell>
          <table:table-cell/>
          <table:table-cell table:formula="of:=IF(ISBLANK([.O161]); &quot;&quot;; DAY([.O161]))">
            <text:p/>
          </table:table-cell>
          <table:table-cell table:formula="of:=IF(ISBLANK([.G161]); &quot;&quot;; WEEKDAY([.G161]; 2))">
            <text:p/>
          </table:table-cell>
          <table:table-cell table:formula="of:=IF(ISBLANK([.O161]); &quot;&quot;; WEEKDAY([.O161]; 2))">
            <text:p/>
          </table:table-cell>
          <table:table-cell table:formula="of:=IF(ISBLANK([.O161]); &quot;&quot;; WEEKNUM([.O161]))">
            <text:p/>
          </table:table-cell>
          <table:table-cell table:formula="of:=IF(ISBLANK([.O161]); &quot;&quot;; MONTH([.O161]))">
            <text:p/>
          </table:table-cell>
          <table:table-cell table:formula="of:=IF(OR(ISBLANK([.G161]); ISBLANK([.O161])); &quot;&quot;; IFERROR(DATEDIF([.G161];[.O161];&quot;d&quot;); &quot;&quot;))">
            <text:p/>
          </table:table-cell>
          <table:table-cell table:formula="of:=IFERROR([.AJ160]+[.P161]; &quot;&quot;)">
            <text:p/>
          </table:table-cell>
          <table:table-cell table:formula="of:=IFERROR([.AK160]+[.Q16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62]=&quot;Long&quot;; [.I162]-[Overview.$C$4]/[.H162]; IF([.F162]=&quot;Short&quot;; [.I162]+[Overview.$C$4]/[.H162]; &quot;&quot;)); &quot;&quot;)">
            <text:p/>
          </table:table-cell>
          <table:table-cell table:style-name="ce157" table:formula="of:=IFERROR(ABS([.J162]-[.I162])*[.H162]; &quot;&quot;)">
            <text:p/>
          </table:table-cell>
          <table:table-cell table:formula="of:=IFERROR(IF([.F162]=&quot;Long&quot;; [.I162]+[Overview.$C$4]/[.H162]*[Overview.$C$6]; IF([.F162]=&quot;Short&quot;; [.I162]-[Overview.$C$4]/[.H162]*[Overview.$C$6]; &quot;&quot;)); &quot;&quot;)">
            <text:p/>
          </table:table-cell>
          <table:table-cell table:number-columns-repeated="3"/>
          <table:table-cell table:formula="of:=IFERROR([.Q162]/[.K162]; &quot;&quot;)">
            <text:p/>
          </table:table-cell>
          <table:table-cell table:formula="of:=IFERROR(IF(AND([.F162]=&quot;Long&quot;; [.M162]=[.H162]); [.H162]*([.N162]-[.I162]); IF(AND([.F162]=&quot;Short&quot;; [.M162]=[.H162]); [.H162]*([.I162]-[.N162]); &quot;&quot;)); &quot;&quot;)">
            <text:p/>
          </table:table-cell>
          <table:table-cell table:formula="of:=IF(ISNUMBER([.Q162]); IF([.Q162]&gt;0; &quot;Win&quot;; &quot;Loss&quot;);&quot;&quot;)">
            <text:p/>
          </table:table-cell>
          <table:table-cell table:formula="of:=IF([.O162]=&quot;&quot;; &quot;&quot;; CONCATENATE(DATEDIF([.G162];[.O162];&quot;d&quot;); IF(DATEDIF([.G162];[.O16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62]); &quot;&quot;; IF([.$F162]=&quot;Long&quot;; ([.W162]-[.$I162])*[.$H162]/[.$K162]; ([.$I162]-[.W162])*[.$H162]/[.$K162])-[.$P162]); &quot;&quot;)">
            <text:p/>
          </table:table-cell>
          <table:table-cell table:style-name="Default"/>
          <table:table-cell table:style-name="ce205" table:formula="of:=IFERROR(IF(ISBLANK([.Y162]); &quot;&quot;; IF([.$F162]=&quot;Long&quot;; ([.Y162]-[.$I162])*[.$H162]/[.$K162]; ([.$I162]-[.Y162])*[.$H162]/[.$K162])-[.$P162]); &quot;&quot;)">
            <text:p/>
          </table:table-cell>
          <table:table-cell table:style-name="Default"/>
          <table:table-cell table:style-name="ce205" table:formula="of:=IFERROR(IF(ISBLANK([.AA162]); &quot;&quot;; IF([.$F162]=&quot;Long&quot;; ([.AA162]-[.$I162])*[.$H162]/[.$K162]; ([.$I162]-[.AA162])*[.$H162]/[.$K162])-[.$P162]); &quot;&quot;)">
            <text:p/>
          </table:table-cell>
          <table:table-cell/>
          <table:table-cell table:formula="of:=IF(ISBLANK([.O162]); &quot;&quot;; DAY([.O162]))">
            <text:p/>
          </table:table-cell>
          <table:table-cell table:formula="of:=IF(ISBLANK([.G162]); &quot;&quot;; WEEKDAY([.G162]; 2))">
            <text:p/>
          </table:table-cell>
          <table:table-cell table:formula="of:=IF(ISBLANK([.O162]); &quot;&quot;; WEEKDAY([.O162]; 2))">
            <text:p/>
          </table:table-cell>
          <table:table-cell table:formula="of:=IF(ISBLANK([.O162]); &quot;&quot;; WEEKNUM([.O162]))">
            <text:p/>
          </table:table-cell>
          <table:table-cell table:formula="of:=IF(ISBLANK([.O162]); &quot;&quot;; MONTH([.O162]))">
            <text:p/>
          </table:table-cell>
          <table:table-cell table:formula="of:=IF(OR(ISBLANK([.G162]); ISBLANK([.O162])); &quot;&quot;; IFERROR(DATEDIF([.G162];[.O162];&quot;d&quot;); &quot;&quot;))">
            <text:p/>
          </table:table-cell>
          <table:table-cell table:formula="of:=IFERROR([.AJ161]+[.P162]; &quot;&quot;)">
            <text:p/>
          </table:table-cell>
          <table:table-cell table:formula="of:=IFERROR([.AK161]+[.Q16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63]=&quot;Long&quot;; [.I163]-[Overview.$C$4]/[.H163]; IF([.F163]=&quot;Short&quot;; [.I163]+[Overview.$C$4]/[.H163]; &quot;&quot;)); &quot;&quot;)">
            <text:p/>
          </table:table-cell>
          <table:table-cell table:style-name="ce157" table:formula="of:=IFERROR(ABS([.J163]-[.I163])*[.H163]; &quot;&quot;)">
            <text:p/>
          </table:table-cell>
          <table:table-cell table:formula="of:=IFERROR(IF([.F163]=&quot;Long&quot;; [.I163]+[Overview.$C$4]/[.H163]*[Overview.$C$6]; IF([.F163]=&quot;Short&quot;; [.I163]-[Overview.$C$4]/[.H163]*[Overview.$C$6]; &quot;&quot;)); &quot;&quot;)">
            <text:p/>
          </table:table-cell>
          <table:table-cell table:number-columns-repeated="3"/>
          <table:table-cell table:formula="of:=IFERROR([.Q163]/[.K163]; &quot;&quot;)">
            <text:p/>
          </table:table-cell>
          <table:table-cell table:formula="of:=IFERROR(IF(AND([.F163]=&quot;Long&quot;; [.M163]=[.H163]); [.H163]*([.N163]-[.I163]); IF(AND([.F163]=&quot;Short&quot;; [.M163]=[.H163]); [.H163]*([.I163]-[.N163]); &quot;&quot;)); &quot;&quot;)">
            <text:p/>
          </table:table-cell>
          <table:table-cell table:formula="of:=IF(ISNUMBER([.Q163]); IF([.Q163]&gt;0; &quot;Win&quot;; &quot;Loss&quot;);&quot;&quot;)">
            <text:p/>
          </table:table-cell>
          <table:table-cell table:formula="of:=IF([.O163]=&quot;&quot;; &quot;&quot;; CONCATENATE(DATEDIF([.G163];[.O163];&quot;d&quot;); IF(DATEDIF([.G163];[.O16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63]); &quot;&quot;; IF([.$F163]=&quot;Long&quot;; ([.W163]-[.$I163])*[.$H163]/[.$K163]; ([.$I163]-[.W163])*[.$H163]/[.$K163])-[.$P163]); &quot;&quot;)">
            <text:p/>
          </table:table-cell>
          <table:table-cell table:style-name="Default"/>
          <table:table-cell table:style-name="ce205" table:formula="of:=IFERROR(IF(ISBLANK([.Y163]); &quot;&quot;; IF([.$F163]=&quot;Long&quot;; ([.Y163]-[.$I163])*[.$H163]/[.$K163]; ([.$I163]-[.Y163])*[.$H163]/[.$K163])-[.$P163]); &quot;&quot;)">
            <text:p/>
          </table:table-cell>
          <table:table-cell table:style-name="Default"/>
          <table:table-cell table:style-name="ce205" table:formula="of:=IFERROR(IF(ISBLANK([.AA163]); &quot;&quot;; IF([.$F163]=&quot;Long&quot;; ([.AA163]-[.$I163])*[.$H163]/[.$K163]; ([.$I163]-[.AA163])*[.$H163]/[.$K163])-[.$P163]); &quot;&quot;)">
            <text:p/>
          </table:table-cell>
          <table:table-cell/>
          <table:table-cell table:formula="of:=IF(ISBLANK([.O163]); &quot;&quot;; DAY([.O163]))">
            <text:p/>
          </table:table-cell>
          <table:table-cell table:formula="of:=IF(ISBLANK([.G163]); &quot;&quot;; WEEKDAY([.G163]; 2))">
            <text:p/>
          </table:table-cell>
          <table:table-cell table:formula="of:=IF(ISBLANK([.O163]); &quot;&quot;; WEEKDAY([.O163]; 2))">
            <text:p/>
          </table:table-cell>
          <table:table-cell table:formula="of:=IF(ISBLANK([.O163]); &quot;&quot;; WEEKNUM([.O163]))">
            <text:p/>
          </table:table-cell>
          <table:table-cell table:formula="of:=IF(ISBLANK([.O163]); &quot;&quot;; MONTH([.O163]))">
            <text:p/>
          </table:table-cell>
          <table:table-cell table:formula="of:=IF(OR(ISBLANK([.G163]); ISBLANK([.O163])); &quot;&quot;; IFERROR(DATEDIF([.G163];[.O163];&quot;d&quot;); &quot;&quot;))">
            <text:p/>
          </table:table-cell>
          <table:table-cell table:formula="of:=IFERROR([.AJ162]+[.P163]; &quot;&quot;)">
            <text:p/>
          </table:table-cell>
          <table:table-cell table:formula="of:=IFERROR([.AK162]+[.Q16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64]=&quot;Long&quot;; [.I164]-[Overview.$C$4]/[.H164]; IF([.F164]=&quot;Short&quot;; [.I164]+[Overview.$C$4]/[.H164]; &quot;&quot;)); &quot;&quot;)">
            <text:p/>
          </table:table-cell>
          <table:table-cell table:style-name="ce157" table:formula="of:=IFERROR(ABS([.J164]-[.I164])*[.H164]; &quot;&quot;)">
            <text:p/>
          </table:table-cell>
          <table:table-cell table:formula="of:=IFERROR(IF([.F164]=&quot;Long&quot;; [.I164]+[Overview.$C$4]/[.H164]*[Overview.$C$6]; IF([.F164]=&quot;Short&quot;; [.I164]-[Overview.$C$4]/[.H164]*[Overview.$C$6]; &quot;&quot;)); &quot;&quot;)">
            <text:p/>
          </table:table-cell>
          <table:table-cell table:number-columns-repeated="3"/>
          <table:table-cell table:formula="of:=IFERROR([.Q164]/[.K164]; &quot;&quot;)">
            <text:p/>
          </table:table-cell>
          <table:table-cell table:formula="of:=IFERROR(IF(AND([.F164]=&quot;Long&quot;; [.M164]=[.H164]); [.H164]*([.N164]-[.I164]); IF(AND([.F164]=&quot;Short&quot;; [.M164]=[.H164]); [.H164]*([.I164]-[.N164]); &quot;&quot;)); &quot;&quot;)">
            <text:p/>
          </table:table-cell>
          <table:table-cell table:formula="of:=IF(ISNUMBER([.Q164]); IF([.Q164]&gt;0; &quot;Win&quot;; &quot;Loss&quot;);&quot;&quot;)">
            <text:p/>
          </table:table-cell>
          <table:table-cell table:formula="of:=IF([.O164]=&quot;&quot;; &quot;&quot;; CONCATENATE(DATEDIF([.G164];[.O164];&quot;d&quot;); IF(DATEDIF([.G164];[.O16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64]); &quot;&quot;; IF([.$F164]=&quot;Long&quot;; ([.W164]-[.$I164])*[.$H164]/[.$K164]; ([.$I164]-[.W164])*[.$H164]/[.$K164])-[.$P164]); &quot;&quot;)">
            <text:p/>
          </table:table-cell>
          <table:table-cell table:style-name="Default"/>
          <table:table-cell table:style-name="ce205" table:formula="of:=IFERROR(IF(ISBLANK([.Y164]); &quot;&quot;; IF([.$F164]=&quot;Long&quot;; ([.Y164]-[.$I164])*[.$H164]/[.$K164]; ([.$I164]-[.Y164])*[.$H164]/[.$K164])-[.$P164]); &quot;&quot;)">
            <text:p/>
          </table:table-cell>
          <table:table-cell table:style-name="Default"/>
          <table:table-cell table:style-name="ce205" table:formula="of:=IFERROR(IF(ISBLANK([.AA164]); &quot;&quot;; IF([.$F164]=&quot;Long&quot;; ([.AA164]-[.$I164])*[.$H164]/[.$K164]; ([.$I164]-[.AA164])*[.$H164]/[.$K164])-[.$P164]); &quot;&quot;)">
            <text:p/>
          </table:table-cell>
          <table:table-cell/>
          <table:table-cell table:formula="of:=IF(ISBLANK([.O164]); &quot;&quot;; DAY([.O164]))">
            <text:p/>
          </table:table-cell>
          <table:table-cell table:formula="of:=IF(ISBLANK([.G164]); &quot;&quot;; WEEKDAY([.G164]; 2))">
            <text:p/>
          </table:table-cell>
          <table:table-cell table:formula="of:=IF(ISBLANK([.O164]); &quot;&quot;; WEEKDAY([.O164]; 2))">
            <text:p/>
          </table:table-cell>
          <table:table-cell table:formula="of:=IF(ISBLANK([.O164]); &quot;&quot;; WEEKNUM([.O164]))">
            <text:p/>
          </table:table-cell>
          <table:table-cell table:formula="of:=IF(ISBLANK([.O164]); &quot;&quot;; MONTH([.O164]))">
            <text:p/>
          </table:table-cell>
          <table:table-cell table:formula="of:=IF(OR(ISBLANK([.G164]); ISBLANK([.O164])); &quot;&quot;; IFERROR(DATEDIF([.G164];[.O164];&quot;d&quot;); &quot;&quot;))">
            <text:p/>
          </table:table-cell>
          <table:table-cell table:formula="of:=IFERROR([.AJ163]+[.P164]; &quot;&quot;)">
            <text:p/>
          </table:table-cell>
          <table:table-cell table:formula="of:=IFERROR([.AK163]+[.Q16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63" calcext:value-type="float">
            <text:p>16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65]=&quot;Long&quot;; [.I165]-[Overview.$C$4]/[.H165]; IF([.F165]=&quot;Short&quot;; [.I165]+[Overview.$C$4]/[.H165]; &quot;&quot;)); &quot;&quot;)">
            <text:p/>
          </table:table-cell>
          <table:table-cell table:style-name="ce157" table:formula="of:=IFERROR(ABS([.J165]-[.I165])*[.H165]; &quot;&quot;)">
            <text:p/>
          </table:table-cell>
          <table:table-cell table:formula="of:=IFERROR(IF([.F165]=&quot;Long&quot;; [.I165]+[Overview.$C$4]/[.H165]*[Overview.$C$6]; IF([.F165]=&quot;Short&quot;; [.I165]-[Overview.$C$4]/[.H165]*[Overview.$C$6]; &quot;&quot;)); &quot;&quot;)">
            <text:p/>
          </table:table-cell>
          <table:table-cell table:number-columns-repeated="3"/>
          <table:table-cell table:formula="of:=IFERROR([.Q165]/[.K165]; &quot;&quot;)">
            <text:p/>
          </table:table-cell>
          <table:table-cell table:formula="of:=IFERROR(IF(AND([.F165]=&quot;Long&quot;; [.M165]=[.H165]); [.H165]*([.N165]-[.I165]); IF(AND([.F165]=&quot;Short&quot;; [.M165]=[.H165]); [.H165]*([.I165]-[.N165]); &quot;&quot;)); &quot;&quot;)">
            <text:p/>
          </table:table-cell>
          <table:table-cell table:formula="of:=IF(ISNUMBER([.Q165]); IF([.Q165]&gt;0; &quot;Win&quot;; &quot;Loss&quot;);&quot;&quot;)">
            <text:p/>
          </table:table-cell>
          <table:table-cell table:formula="of:=IF([.O165]=&quot;&quot;; &quot;&quot;; CONCATENATE(DATEDIF([.G165];[.O165];&quot;d&quot;); IF(DATEDIF([.G165];[.O16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65]); &quot;&quot;; IF([.$F165]=&quot;Long&quot;; ([.W165]-[.$I165])*[.$H165]/[.$K165]; ([.$I165]-[.W165])*[.$H165]/[.$K165])-[.$P165]); &quot;&quot;)">
            <text:p/>
          </table:table-cell>
          <table:table-cell table:style-name="Default"/>
          <table:table-cell table:style-name="ce205" table:formula="of:=IFERROR(IF(ISBLANK([.Y165]); &quot;&quot;; IF([.$F165]=&quot;Long&quot;; ([.Y165]-[.$I165])*[.$H165]/[.$K165]; ([.$I165]-[.Y165])*[.$H165]/[.$K165])-[.$P165]); &quot;&quot;)">
            <text:p/>
          </table:table-cell>
          <table:table-cell table:style-name="Default"/>
          <table:table-cell table:style-name="ce205" table:formula="of:=IFERROR(IF(ISBLANK([.AA165]); &quot;&quot;; IF([.$F165]=&quot;Long&quot;; ([.AA165]-[.$I165])*[.$H165]/[.$K165]; ([.$I165]-[.AA165])*[.$H165]/[.$K165])-[.$P165]); &quot;&quot;)">
            <text:p/>
          </table:table-cell>
          <table:table-cell/>
          <table:table-cell table:formula="of:=IF(ISBLANK([.O165]); &quot;&quot;; DAY([.O165]))">
            <text:p/>
          </table:table-cell>
          <table:table-cell table:formula="of:=IF(ISBLANK([.G165]); &quot;&quot;; WEEKDAY([.G165]; 2))">
            <text:p/>
          </table:table-cell>
          <table:table-cell table:formula="of:=IF(ISBLANK([.O165]); &quot;&quot;; WEEKDAY([.O165]; 2))">
            <text:p/>
          </table:table-cell>
          <table:table-cell table:formula="of:=IF(ISBLANK([.O165]); &quot;&quot;; WEEKNUM([.O165]))">
            <text:p/>
          </table:table-cell>
          <table:table-cell table:formula="of:=IF(ISBLANK([.O165]); &quot;&quot;; MONTH([.O165]))">
            <text:p/>
          </table:table-cell>
          <table:table-cell table:formula="of:=IF(OR(ISBLANK([.G165]); ISBLANK([.O165])); &quot;&quot;; IFERROR(DATEDIF([.G165];[.O165];&quot;d&quot;); &quot;&quot;))">
            <text:p/>
          </table:table-cell>
          <table:table-cell table:formula="of:=IFERROR([.AJ164]+[.P165]; &quot;&quot;)">
            <text:p/>
          </table:table-cell>
          <table:table-cell table:formula="of:=IFERROR([.AK164]+[.Q16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66]=&quot;Long&quot;; [.I166]-[Overview.$C$4]/[.H166]; IF([.F166]=&quot;Short&quot;; [.I166]+[Overview.$C$4]/[.H166]; &quot;&quot;)); &quot;&quot;)">
            <text:p/>
          </table:table-cell>
          <table:table-cell table:style-name="ce157" table:formula="of:=IFERROR(ABS([.J166]-[.I166])*[.H166]; &quot;&quot;)">
            <text:p/>
          </table:table-cell>
          <table:table-cell table:formula="of:=IFERROR(IF([.F166]=&quot;Long&quot;; [.I166]+[Overview.$C$4]/[.H166]*[Overview.$C$6]; IF([.F166]=&quot;Short&quot;; [.I166]-[Overview.$C$4]/[.H166]*[Overview.$C$6]; &quot;&quot;)); &quot;&quot;)">
            <text:p/>
          </table:table-cell>
          <table:table-cell table:number-columns-repeated="3"/>
          <table:table-cell table:formula="of:=IFERROR([.Q166]/[.K166]; &quot;&quot;)">
            <text:p/>
          </table:table-cell>
          <table:table-cell table:formula="of:=IFERROR(IF(AND([.F166]=&quot;Long&quot;; [.M166]=[.H166]); [.H166]*([.N166]-[.I166]); IF(AND([.F166]=&quot;Short&quot;; [.M166]=[.H166]); [.H166]*([.I166]-[.N166]); &quot;&quot;)); &quot;&quot;)">
            <text:p/>
          </table:table-cell>
          <table:table-cell table:formula="of:=IF(ISNUMBER([.Q166]); IF([.Q166]&gt;0; &quot;Win&quot;; &quot;Loss&quot;);&quot;&quot;)">
            <text:p/>
          </table:table-cell>
          <table:table-cell table:formula="of:=IF([.O166]=&quot;&quot;; &quot;&quot;; CONCATENATE(DATEDIF([.G166];[.O166];&quot;d&quot;); IF(DATEDIF([.G166];[.O16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66]); &quot;&quot;; IF([.$F166]=&quot;Long&quot;; ([.W166]-[.$I166])*[.$H166]/[.$K166]; ([.$I166]-[.W166])*[.$H166]/[.$K166])-[.$P166]); &quot;&quot;)">
            <text:p/>
          </table:table-cell>
          <table:table-cell table:style-name="Default"/>
          <table:table-cell table:style-name="ce205" table:formula="of:=IFERROR(IF(ISBLANK([.Y166]); &quot;&quot;; IF([.$F166]=&quot;Long&quot;; ([.Y166]-[.$I166])*[.$H166]/[.$K166]; ([.$I166]-[.Y166])*[.$H166]/[.$K166])-[.$P166]); &quot;&quot;)">
            <text:p/>
          </table:table-cell>
          <table:table-cell table:style-name="Default"/>
          <table:table-cell table:style-name="ce205" table:formula="of:=IFERROR(IF(ISBLANK([.AA166]); &quot;&quot;; IF([.$F166]=&quot;Long&quot;; ([.AA166]-[.$I166])*[.$H166]/[.$K166]; ([.$I166]-[.AA166])*[.$H166]/[.$K166])-[.$P166]); &quot;&quot;)">
            <text:p/>
          </table:table-cell>
          <table:table-cell/>
          <table:table-cell table:formula="of:=IF(ISBLANK([.O166]); &quot;&quot;; DAY([.O166]))">
            <text:p/>
          </table:table-cell>
          <table:table-cell table:formula="of:=IF(ISBLANK([.G166]); &quot;&quot;; WEEKDAY([.G166]; 2))">
            <text:p/>
          </table:table-cell>
          <table:table-cell table:formula="of:=IF(ISBLANK([.O166]); &quot;&quot;; WEEKDAY([.O166]; 2))">
            <text:p/>
          </table:table-cell>
          <table:table-cell table:formula="of:=IF(ISBLANK([.O166]); &quot;&quot;; WEEKNUM([.O166]))">
            <text:p/>
          </table:table-cell>
          <table:table-cell table:formula="of:=IF(ISBLANK([.O166]); &quot;&quot;; MONTH([.O166]))">
            <text:p/>
          </table:table-cell>
          <table:table-cell table:formula="of:=IF(OR(ISBLANK([.G166]); ISBLANK([.O166])); &quot;&quot;; IFERROR(DATEDIF([.G166];[.O166];&quot;d&quot;); &quot;&quot;))">
            <text:p/>
          </table:table-cell>
          <table:table-cell table:formula="of:=IFERROR([.AJ165]+[.P166]; &quot;&quot;)">
            <text:p/>
          </table:table-cell>
          <table:table-cell table:formula="of:=IFERROR([.AK165]+[.Q16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65" calcext:value-type="float">
            <text:p>16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67]=&quot;Long&quot;; [.I167]-[Overview.$C$4]/[.H167]; IF([.F167]=&quot;Short&quot;; [.I167]+[Overview.$C$4]/[.H167]; &quot;&quot;)); &quot;&quot;)">
            <text:p/>
          </table:table-cell>
          <table:table-cell table:style-name="ce157" table:formula="of:=IFERROR(ABS([.J167]-[.I167])*[.H167]; &quot;&quot;)">
            <text:p/>
          </table:table-cell>
          <table:table-cell table:formula="of:=IFERROR(IF([.F167]=&quot;Long&quot;; [.I167]+[Overview.$C$4]/[.H167]*[Overview.$C$6]; IF([.F167]=&quot;Short&quot;; [.I167]-[Overview.$C$4]/[.H167]*[Overview.$C$6]; &quot;&quot;)); &quot;&quot;)">
            <text:p/>
          </table:table-cell>
          <table:table-cell table:number-columns-repeated="3"/>
          <table:table-cell table:formula="of:=IFERROR([.Q167]/[.K167]; &quot;&quot;)">
            <text:p/>
          </table:table-cell>
          <table:table-cell table:formula="of:=IFERROR(IF(AND([.F167]=&quot;Long&quot;; [.M167]=[.H167]); [.H167]*([.N167]-[.I167]); IF(AND([.F167]=&quot;Short&quot;; [.M167]=[.H167]); [.H167]*([.I167]-[.N167]); &quot;&quot;)); &quot;&quot;)">
            <text:p/>
          </table:table-cell>
          <table:table-cell table:formula="of:=IF(ISNUMBER([.Q167]); IF([.Q167]&gt;0; &quot;Win&quot;; &quot;Loss&quot;);&quot;&quot;)">
            <text:p/>
          </table:table-cell>
          <table:table-cell table:formula="of:=IF([.O167]=&quot;&quot;; &quot;&quot;; CONCATENATE(DATEDIF([.G167];[.O167];&quot;d&quot;); IF(DATEDIF([.G167];[.O16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67]); &quot;&quot;; IF([.$F167]=&quot;Long&quot;; ([.W167]-[.$I167])*[.$H167]/[.$K167]; ([.$I167]-[.W167])*[.$H167]/[.$K167])-[.$P167]); &quot;&quot;)">
            <text:p/>
          </table:table-cell>
          <table:table-cell table:style-name="Default"/>
          <table:table-cell table:style-name="ce205" table:formula="of:=IFERROR(IF(ISBLANK([.Y167]); &quot;&quot;; IF([.$F167]=&quot;Long&quot;; ([.Y167]-[.$I167])*[.$H167]/[.$K167]; ([.$I167]-[.Y167])*[.$H167]/[.$K167])-[.$P167]); &quot;&quot;)">
            <text:p/>
          </table:table-cell>
          <table:table-cell table:style-name="Default"/>
          <table:table-cell table:style-name="ce205" table:formula="of:=IFERROR(IF(ISBLANK([.AA167]); &quot;&quot;; IF([.$F167]=&quot;Long&quot;; ([.AA167]-[.$I167])*[.$H167]/[.$K167]; ([.$I167]-[.AA167])*[.$H167]/[.$K167])-[.$P167]); &quot;&quot;)">
            <text:p/>
          </table:table-cell>
          <table:table-cell/>
          <table:table-cell table:formula="of:=IF(ISBLANK([.O167]); &quot;&quot;; DAY([.O167]))">
            <text:p/>
          </table:table-cell>
          <table:table-cell table:formula="of:=IF(ISBLANK([.G167]); &quot;&quot;; WEEKDAY([.G167]; 2))">
            <text:p/>
          </table:table-cell>
          <table:table-cell table:formula="of:=IF(ISBLANK([.O167]); &quot;&quot;; WEEKDAY([.O167]; 2))">
            <text:p/>
          </table:table-cell>
          <table:table-cell table:formula="of:=IF(ISBLANK([.O167]); &quot;&quot;; WEEKNUM([.O167]))">
            <text:p/>
          </table:table-cell>
          <table:table-cell table:formula="of:=IF(ISBLANK([.O167]); &quot;&quot;; MONTH([.O167]))">
            <text:p/>
          </table:table-cell>
          <table:table-cell table:formula="of:=IF(OR(ISBLANK([.G167]); ISBLANK([.O167])); &quot;&quot;; IFERROR(DATEDIF([.G167];[.O167];&quot;d&quot;); &quot;&quot;))">
            <text:p/>
          </table:table-cell>
          <table:table-cell table:formula="of:=IFERROR([.AJ166]+[.P167]; &quot;&quot;)">
            <text:p/>
          </table:table-cell>
          <table:table-cell table:formula="of:=IFERROR([.AK166]+[.Q16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66" calcext:value-type="float">
            <text:p>16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68]=&quot;Long&quot;; [.I168]-[Overview.$C$4]/[.H168]; IF([.F168]=&quot;Short&quot;; [.I168]+[Overview.$C$4]/[.H168]; &quot;&quot;)); &quot;&quot;)">
            <text:p/>
          </table:table-cell>
          <table:table-cell table:style-name="ce157" table:formula="of:=IFERROR(ABS([.J168]-[.I168])*[.H168]; &quot;&quot;)">
            <text:p/>
          </table:table-cell>
          <table:table-cell table:formula="of:=IFERROR(IF([.F168]=&quot;Long&quot;; [.I168]+[Overview.$C$4]/[.H168]*[Overview.$C$6]; IF([.F168]=&quot;Short&quot;; [.I168]-[Overview.$C$4]/[.H168]*[Overview.$C$6]; &quot;&quot;)); &quot;&quot;)">
            <text:p/>
          </table:table-cell>
          <table:table-cell table:number-columns-repeated="3"/>
          <table:table-cell table:formula="of:=IFERROR([.Q168]/[.K168]; &quot;&quot;)">
            <text:p/>
          </table:table-cell>
          <table:table-cell table:formula="of:=IFERROR(IF(AND([.F168]=&quot;Long&quot;; [.M168]=[.H168]); [.H168]*([.N168]-[.I168]); IF(AND([.F168]=&quot;Short&quot;; [.M168]=[.H168]); [.H168]*([.I168]-[.N168]); &quot;&quot;)); &quot;&quot;)">
            <text:p/>
          </table:table-cell>
          <table:table-cell table:formula="of:=IF(ISNUMBER([.Q168]); IF([.Q168]&gt;0; &quot;Win&quot;; &quot;Loss&quot;);&quot;&quot;)">
            <text:p/>
          </table:table-cell>
          <table:table-cell table:formula="of:=IF([.O168]=&quot;&quot;; &quot;&quot;; CONCATENATE(DATEDIF([.G168];[.O168];&quot;d&quot;); IF(DATEDIF([.G168];[.O16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68]); &quot;&quot;; IF([.$F168]=&quot;Long&quot;; ([.W168]-[.$I168])*[.$H168]/[.$K168]; ([.$I168]-[.W168])*[.$H168]/[.$K168])-[.$P168]); &quot;&quot;)">
            <text:p/>
          </table:table-cell>
          <table:table-cell table:style-name="Default"/>
          <table:table-cell table:style-name="ce205" table:formula="of:=IFERROR(IF(ISBLANK([.Y168]); &quot;&quot;; IF([.$F168]=&quot;Long&quot;; ([.Y168]-[.$I168])*[.$H168]/[.$K168]; ([.$I168]-[.Y168])*[.$H168]/[.$K168])-[.$P168]); &quot;&quot;)">
            <text:p/>
          </table:table-cell>
          <table:table-cell table:style-name="Default"/>
          <table:table-cell table:style-name="ce205" table:formula="of:=IFERROR(IF(ISBLANK([.AA168]); &quot;&quot;; IF([.$F168]=&quot;Long&quot;; ([.AA168]-[.$I168])*[.$H168]/[.$K168]; ([.$I168]-[.AA168])*[.$H168]/[.$K168])-[.$P168]); &quot;&quot;)">
            <text:p/>
          </table:table-cell>
          <table:table-cell/>
          <table:table-cell table:formula="of:=IF(ISBLANK([.O168]); &quot;&quot;; DAY([.O168]))">
            <text:p/>
          </table:table-cell>
          <table:table-cell table:formula="of:=IF(ISBLANK([.G168]); &quot;&quot;; WEEKDAY([.G168]; 2))">
            <text:p/>
          </table:table-cell>
          <table:table-cell table:formula="of:=IF(ISBLANK([.O168]); &quot;&quot;; WEEKDAY([.O168]; 2))">
            <text:p/>
          </table:table-cell>
          <table:table-cell table:formula="of:=IF(ISBLANK([.O168]); &quot;&quot;; WEEKNUM([.O168]))">
            <text:p/>
          </table:table-cell>
          <table:table-cell table:formula="of:=IF(ISBLANK([.O168]); &quot;&quot;; MONTH([.O168]))">
            <text:p/>
          </table:table-cell>
          <table:table-cell table:formula="of:=IF(OR(ISBLANK([.G168]); ISBLANK([.O168])); &quot;&quot;; IFERROR(DATEDIF([.G168];[.O168];&quot;d&quot;); &quot;&quot;))">
            <text:p/>
          </table:table-cell>
          <table:table-cell table:formula="of:=IFERROR([.AJ167]+[.P168]; &quot;&quot;)">
            <text:p/>
          </table:table-cell>
          <table:table-cell table:formula="of:=IFERROR([.AK167]+[.Q16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67" calcext:value-type="float">
            <text:p>16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69]=&quot;Long&quot;; [.I169]-[Overview.$C$4]/[.H169]; IF([.F169]=&quot;Short&quot;; [.I169]+[Overview.$C$4]/[.H169]; &quot;&quot;)); &quot;&quot;)">
            <text:p/>
          </table:table-cell>
          <table:table-cell table:style-name="ce157" table:formula="of:=IFERROR(ABS([.J169]-[.I169])*[.H169]; &quot;&quot;)">
            <text:p/>
          </table:table-cell>
          <table:table-cell table:formula="of:=IFERROR(IF([.F169]=&quot;Long&quot;; [.I169]+[Overview.$C$4]/[.H169]*[Overview.$C$6]; IF([.F169]=&quot;Short&quot;; [.I169]-[Overview.$C$4]/[.H169]*[Overview.$C$6]; &quot;&quot;)); &quot;&quot;)">
            <text:p/>
          </table:table-cell>
          <table:table-cell table:number-columns-repeated="3"/>
          <table:table-cell table:formula="of:=IFERROR([.Q169]/[.K169]; &quot;&quot;)">
            <text:p/>
          </table:table-cell>
          <table:table-cell table:formula="of:=IFERROR(IF(AND([.F169]=&quot;Long&quot;; [.M169]=[.H169]); [.H169]*([.N169]-[.I169]); IF(AND([.F169]=&quot;Short&quot;; [.M169]=[.H169]); [.H169]*([.I169]-[.N169]); &quot;&quot;)); &quot;&quot;)">
            <text:p/>
          </table:table-cell>
          <table:table-cell table:formula="of:=IF(ISNUMBER([.Q169]); IF([.Q169]&gt;0; &quot;Win&quot;; &quot;Loss&quot;);&quot;&quot;)">
            <text:p/>
          </table:table-cell>
          <table:table-cell table:formula="of:=IF([.O169]=&quot;&quot;; &quot;&quot;; CONCATENATE(DATEDIF([.G169];[.O169];&quot;d&quot;); IF(DATEDIF([.G169];[.O16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69]); &quot;&quot;; IF([.$F169]=&quot;Long&quot;; ([.W169]-[.$I169])*[.$H169]/[.$K169]; ([.$I169]-[.W169])*[.$H169]/[.$K169])-[.$P169]); &quot;&quot;)">
            <text:p/>
          </table:table-cell>
          <table:table-cell table:style-name="Default"/>
          <table:table-cell table:style-name="ce205" table:formula="of:=IFERROR(IF(ISBLANK([.Y169]); &quot;&quot;; IF([.$F169]=&quot;Long&quot;; ([.Y169]-[.$I169])*[.$H169]/[.$K169]; ([.$I169]-[.Y169])*[.$H169]/[.$K169])-[.$P169]); &quot;&quot;)">
            <text:p/>
          </table:table-cell>
          <table:table-cell table:style-name="Default"/>
          <table:table-cell table:style-name="ce205" table:formula="of:=IFERROR(IF(ISBLANK([.AA169]); &quot;&quot;; IF([.$F169]=&quot;Long&quot;; ([.AA169]-[.$I169])*[.$H169]/[.$K169]; ([.$I169]-[.AA169])*[.$H169]/[.$K169])-[.$P169]); &quot;&quot;)">
            <text:p/>
          </table:table-cell>
          <table:table-cell/>
          <table:table-cell table:formula="of:=IF(ISBLANK([.O169]); &quot;&quot;; DAY([.O169]))">
            <text:p/>
          </table:table-cell>
          <table:table-cell table:formula="of:=IF(ISBLANK([.G169]); &quot;&quot;; WEEKDAY([.G169]; 2))">
            <text:p/>
          </table:table-cell>
          <table:table-cell table:formula="of:=IF(ISBLANK([.O169]); &quot;&quot;; WEEKDAY([.O169]; 2))">
            <text:p/>
          </table:table-cell>
          <table:table-cell table:formula="of:=IF(ISBLANK([.O169]); &quot;&quot;; WEEKNUM([.O169]))">
            <text:p/>
          </table:table-cell>
          <table:table-cell table:formula="of:=IF(ISBLANK([.O169]); &quot;&quot;; MONTH([.O169]))">
            <text:p/>
          </table:table-cell>
          <table:table-cell table:formula="of:=IF(OR(ISBLANK([.G169]); ISBLANK([.O169])); &quot;&quot;; IFERROR(DATEDIF([.G169];[.O169];&quot;d&quot;); &quot;&quot;))">
            <text:p/>
          </table:table-cell>
          <table:table-cell table:formula="of:=IFERROR([.AJ168]+[.P169]; &quot;&quot;)">
            <text:p/>
          </table:table-cell>
          <table:table-cell table:formula="of:=IFERROR([.AK168]+[.Q16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70]=&quot;Long&quot;; [.I170]-[Overview.$C$4]/[.H170]; IF([.F170]=&quot;Short&quot;; [.I170]+[Overview.$C$4]/[.H170]; &quot;&quot;)); &quot;&quot;)">
            <text:p/>
          </table:table-cell>
          <table:table-cell table:style-name="ce157" table:formula="of:=IFERROR(ABS([.J170]-[.I170])*[.H170]; &quot;&quot;)">
            <text:p/>
          </table:table-cell>
          <table:table-cell table:formula="of:=IFERROR(IF([.F170]=&quot;Long&quot;; [.I170]+[Overview.$C$4]/[.H170]*[Overview.$C$6]; IF([.F170]=&quot;Short&quot;; [.I170]-[Overview.$C$4]/[.H170]*[Overview.$C$6]; &quot;&quot;)); &quot;&quot;)">
            <text:p/>
          </table:table-cell>
          <table:table-cell table:number-columns-repeated="3"/>
          <table:table-cell table:formula="of:=IFERROR([.Q170]/[.K170]; &quot;&quot;)">
            <text:p/>
          </table:table-cell>
          <table:table-cell table:formula="of:=IFERROR(IF(AND([.F170]=&quot;Long&quot;; [.M170]=[.H170]); [.H170]*([.N170]-[.I170]); IF(AND([.F170]=&quot;Short&quot;; [.M170]=[.H170]); [.H170]*([.I170]-[.N170]); &quot;&quot;)); &quot;&quot;)">
            <text:p/>
          </table:table-cell>
          <table:table-cell table:formula="of:=IF(ISNUMBER([.Q170]); IF([.Q170]&gt;0; &quot;Win&quot;; &quot;Loss&quot;);&quot;&quot;)">
            <text:p/>
          </table:table-cell>
          <table:table-cell table:formula="of:=IF([.O170]=&quot;&quot;; &quot;&quot;; CONCATENATE(DATEDIF([.G170];[.O170];&quot;d&quot;); IF(DATEDIF([.G170];[.O17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70]); &quot;&quot;; IF([.$F170]=&quot;Long&quot;; ([.W170]-[.$I170])*[.$H170]/[.$K170]; ([.$I170]-[.W170])*[.$H170]/[.$K170])-[.$P170]); &quot;&quot;)">
            <text:p/>
          </table:table-cell>
          <table:table-cell table:style-name="Default"/>
          <table:table-cell table:style-name="ce205" table:formula="of:=IFERROR(IF(ISBLANK([.Y170]); &quot;&quot;; IF([.$F170]=&quot;Long&quot;; ([.Y170]-[.$I170])*[.$H170]/[.$K170]; ([.$I170]-[.Y170])*[.$H170]/[.$K170])-[.$P170]); &quot;&quot;)">
            <text:p/>
          </table:table-cell>
          <table:table-cell table:style-name="Default"/>
          <table:table-cell table:style-name="ce205" table:formula="of:=IFERROR(IF(ISBLANK([.AA170]); &quot;&quot;; IF([.$F170]=&quot;Long&quot;; ([.AA170]-[.$I170])*[.$H170]/[.$K170]; ([.$I170]-[.AA170])*[.$H170]/[.$K170])-[.$P170]); &quot;&quot;)">
            <text:p/>
          </table:table-cell>
          <table:table-cell/>
          <table:table-cell table:formula="of:=IF(ISBLANK([.O170]); &quot;&quot;; DAY([.O170]))">
            <text:p/>
          </table:table-cell>
          <table:table-cell table:formula="of:=IF(ISBLANK([.G170]); &quot;&quot;; WEEKDAY([.G170]; 2))">
            <text:p/>
          </table:table-cell>
          <table:table-cell table:formula="of:=IF(ISBLANK([.O170]); &quot;&quot;; WEEKDAY([.O170]; 2))">
            <text:p/>
          </table:table-cell>
          <table:table-cell table:formula="of:=IF(ISBLANK([.O170]); &quot;&quot;; WEEKNUM([.O170]))">
            <text:p/>
          </table:table-cell>
          <table:table-cell table:formula="of:=IF(ISBLANK([.O170]); &quot;&quot;; MONTH([.O170]))">
            <text:p/>
          </table:table-cell>
          <table:table-cell table:formula="of:=IF(OR(ISBLANK([.G170]); ISBLANK([.O170])); &quot;&quot;; IFERROR(DATEDIF([.G170];[.O170];&quot;d&quot;); &quot;&quot;))">
            <text:p/>
          </table:table-cell>
          <table:table-cell table:formula="of:=IFERROR([.AJ169]+[.P170]; &quot;&quot;)">
            <text:p/>
          </table:table-cell>
          <table:table-cell table:formula="of:=IFERROR([.AK169]+[.Q17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71]=&quot;Long&quot;; [.I171]-[Overview.$C$4]/[.H171]; IF([.F171]=&quot;Short&quot;; [.I171]+[Overview.$C$4]/[.H171]; &quot;&quot;)); &quot;&quot;)">
            <text:p/>
          </table:table-cell>
          <table:table-cell table:style-name="ce157" table:formula="of:=IFERROR(ABS([.J171]-[.I171])*[.H171]; &quot;&quot;)">
            <text:p/>
          </table:table-cell>
          <table:table-cell table:formula="of:=IFERROR(IF([.F171]=&quot;Long&quot;; [.I171]+[Overview.$C$4]/[.H171]*[Overview.$C$6]; IF([.F171]=&quot;Short&quot;; [.I171]-[Overview.$C$4]/[.H171]*[Overview.$C$6]; &quot;&quot;)); &quot;&quot;)">
            <text:p/>
          </table:table-cell>
          <table:table-cell table:number-columns-repeated="3"/>
          <table:table-cell table:formula="of:=IFERROR([.Q171]/[.K171]; &quot;&quot;)">
            <text:p/>
          </table:table-cell>
          <table:table-cell table:formula="of:=IFERROR(IF(AND([.F171]=&quot;Long&quot;; [.M171]=[.H171]); [.H171]*([.N171]-[.I171]); IF(AND([.F171]=&quot;Short&quot;; [.M171]=[.H171]); [.H171]*([.I171]-[.N171]); &quot;&quot;)); &quot;&quot;)">
            <text:p/>
          </table:table-cell>
          <table:table-cell table:formula="of:=IF(ISNUMBER([.Q171]); IF([.Q171]&gt;0; &quot;Win&quot;; &quot;Loss&quot;);&quot;&quot;)">
            <text:p/>
          </table:table-cell>
          <table:table-cell table:formula="of:=IF([.O171]=&quot;&quot;; &quot;&quot;; CONCATENATE(DATEDIF([.G171];[.O171];&quot;d&quot;); IF(DATEDIF([.G171];[.O17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71]); &quot;&quot;; IF([.$F171]=&quot;Long&quot;; ([.W171]-[.$I171])*[.$H171]/[.$K171]; ([.$I171]-[.W171])*[.$H171]/[.$K171])-[.$P171]); &quot;&quot;)">
            <text:p/>
          </table:table-cell>
          <table:table-cell table:style-name="Default"/>
          <table:table-cell table:style-name="ce205" table:formula="of:=IFERROR(IF(ISBLANK([.Y171]); &quot;&quot;; IF([.$F171]=&quot;Long&quot;; ([.Y171]-[.$I171])*[.$H171]/[.$K171]; ([.$I171]-[.Y171])*[.$H171]/[.$K171])-[.$P171]); &quot;&quot;)">
            <text:p/>
          </table:table-cell>
          <table:table-cell table:style-name="Default"/>
          <table:table-cell table:style-name="ce205" table:formula="of:=IFERROR(IF(ISBLANK([.AA171]); &quot;&quot;; IF([.$F171]=&quot;Long&quot;; ([.AA171]-[.$I171])*[.$H171]/[.$K171]; ([.$I171]-[.AA171])*[.$H171]/[.$K171])-[.$P171]); &quot;&quot;)">
            <text:p/>
          </table:table-cell>
          <table:table-cell/>
          <table:table-cell table:formula="of:=IF(ISBLANK([.O171]); &quot;&quot;; DAY([.O171]))">
            <text:p/>
          </table:table-cell>
          <table:table-cell table:formula="of:=IF(ISBLANK([.G171]); &quot;&quot;; WEEKDAY([.G171]; 2))">
            <text:p/>
          </table:table-cell>
          <table:table-cell table:formula="of:=IF(ISBLANK([.O171]); &quot;&quot;; WEEKDAY([.O171]; 2))">
            <text:p/>
          </table:table-cell>
          <table:table-cell table:formula="of:=IF(ISBLANK([.O171]); &quot;&quot;; WEEKNUM([.O171]))">
            <text:p/>
          </table:table-cell>
          <table:table-cell table:formula="of:=IF(ISBLANK([.O171]); &quot;&quot;; MONTH([.O171]))">
            <text:p/>
          </table:table-cell>
          <table:table-cell table:formula="of:=IF(OR(ISBLANK([.G171]); ISBLANK([.O171])); &quot;&quot;; IFERROR(DATEDIF([.G171];[.O171];&quot;d&quot;); &quot;&quot;))">
            <text:p/>
          </table:table-cell>
          <table:table-cell table:formula="of:=IFERROR([.AJ170]+[.P171]; &quot;&quot;)">
            <text:p/>
          </table:table-cell>
          <table:table-cell table:formula="of:=IFERROR([.AK170]+[.Q17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72]=&quot;Long&quot;; [.I172]-[Overview.$C$4]/[.H172]; IF([.F172]=&quot;Short&quot;; [.I172]+[Overview.$C$4]/[.H172]; &quot;&quot;)); &quot;&quot;)">
            <text:p/>
          </table:table-cell>
          <table:table-cell table:style-name="ce157" table:formula="of:=IFERROR(ABS([.J172]-[.I172])*[.H172]; &quot;&quot;)">
            <text:p/>
          </table:table-cell>
          <table:table-cell table:formula="of:=IFERROR(IF([.F172]=&quot;Long&quot;; [.I172]+[Overview.$C$4]/[.H172]*[Overview.$C$6]; IF([.F172]=&quot;Short&quot;; [.I172]-[Overview.$C$4]/[.H172]*[Overview.$C$6]; &quot;&quot;)); &quot;&quot;)">
            <text:p/>
          </table:table-cell>
          <table:table-cell table:number-columns-repeated="3"/>
          <table:table-cell table:formula="of:=IFERROR([.Q172]/[.K172]; &quot;&quot;)">
            <text:p/>
          </table:table-cell>
          <table:table-cell table:formula="of:=IFERROR(IF(AND([.F172]=&quot;Long&quot;; [.M172]=[.H172]); [.H172]*([.N172]-[.I172]); IF(AND([.F172]=&quot;Short&quot;; [.M172]=[.H172]); [.H172]*([.I172]-[.N172]); &quot;&quot;)); &quot;&quot;)">
            <text:p/>
          </table:table-cell>
          <table:table-cell table:formula="of:=IF(ISNUMBER([.Q172]); IF([.Q172]&gt;0; &quot;Win&quot;; &quot;Loss&quot;);&quot;&quot;)">
            <text:p/>
          </table:table-cell>
          <table:table-cell table:formula="of:=IF([.O172]=&quot;&quot;; &quot;&quot;; CONCATENATE(DATEDIF([.G172];[.O172];&quot;d&quot;); IF(DATEDIF([.G172];[.O17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72]); &quot;&quot;; IF([.$F172]=&quot;Long&quot;; ([.W172]-[.$I172])*[.$H172]/[.$K172]; ([.$I172]-[.W172])*[.$H172]/[.$K172])-[.$P172]); &quot;&quot;)">
            <text:p/>
          </table:table-cell>
          <table:table-cell table:style-name="Default"/>
          <table:table-cell table:style-name="ce205" table:formula="of:=IFERROR(IF(ISBLANK([.Y172]); &quot;&quot;; IF([.$F172]=&quot;Long&quot;; ([.Y172]-[.$I172])*[.$H172]/[.$K172]; ([.$I172]-[.Y172])*[.$H172]/[.$K172])-[.$P172]); &quot;&quot;)">
            <text:p/>
          </table:table-cell>
          <table:table-cell table:style-name="Default"/>
          <table:table-cell table:style-name="ce205" table:formula="of:=IFERROR(IF(ISBLANK([.AA172]); &quot;&quot;; IF([.$F172]=&quot;Long&quot;; ([.AA172]-[.$I172])*[.$H172]/[.$K172]; ([.$I172]-[.AA172])*[.$H172]/[.$K172])-[.$P172]); &quot;&quot;)">
            <text:p/>
          </table:table-cell>
          <table:table-cell/>
          <table:table-cell table:formula="of:=IF(ISBLANK([.O172]); &quot;&quot;; DAY([.O172]))">
            <text:p/>
          </table:table-cell>
          <table:table-cell table:formula="of:=IF(ISBLANK([.G172]); &quot;&quot;; WEEKDAY([.G172]; 2))">
            <text:p/>
          </table:table-cell>
          <table:table-cell table:formula="of:=IF(ISBLANK([.O172]); &quot;&quot;; WEEKDAY([.O172]; 2))">
            <text:p/>
          </table:table-cell>
          <table:table-cell table:formula="of:=IF(ISBLANK([.O172]); &quot;&quot;; WEEKNUM([.O172]))">
            <text:p/>
          </table:table-cell>
          <table:table-cell table:formula="of:=IF(ISBLANK([.O172]); &quot;&quot;; MONTH([.O172]))">
            <text:p/>
          </table:table-cell>
          <table:table-cell table:formula="of:=IF(OR(ISBLANK([.G172]); ISBLANK([.O172])); &quot;&quot;; IFERROR(DATEDIF([.G172];[.O172];&quot;d&quot;); &quot;&quot;))">
            <text:p/>
          </table:table-cell>
          <table:table-cell table:formula="of:=IFERROR([.AJ171]+[.P172]; &quot;&quot;)">
            <text:p/>
          </table:table-cell>
          <table:table-cell table:formula="of:=IFERROR([.AK171]+[.Q17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73]=&quot;Long&quot;; [.I173]-[Overview.$C$4]/[.H173]; IF([.F173]=&quot;Short&quot;; [.I173]+[Overview.$C$4]/[.H173]; &quot;&quot;)); &quot;&quot;)">
            <text:p/>
          </table:table-cell>
          <table:table-cell table:style-name="ce157" table:formula="of:=IFERROR(ABS([.J173]-[.I173])*[.H173]; &quot;&quot;)">
            <text:p/>
          </table:table-cell>
          <table:table-cell table:formula="of:=IFERROR(IF([.F173]=&quot;Long&quot;; [.I173]+[Overview.$C$4]/[.H173]*[Overview.$C$6]; IF([.F173]=&quot;Short&quot;; [.I173]-[Overview.$C$4]/[.H173]*[Overview.$C$6]; &quot;&quot;)); &quot;&quot;)">
            <text:p/>
          </table:table-cell>
          <table:table-cell table:number-columns-repeated="3"/>
          <table:table-cell table:formula="of:=IFERROR([.Q173]/[.K173]; &quot;&quot;)">
            <text:p/>
          </table:table-cell>
          <table:table-cell table:formula="of:=IFERROR(IF(AND([.F173]=&quot;Long&quot;; [.M173]=[.H173]); [.H173]*([.N173]-[.I173]); IF(AND([.F173]=&quot;Short&quot;; [.M173]=[.H173]); [.H173]*([.I173]-[.N173]); &quot;&quot;)); &quot;&quot;)">
            <text:p/>
          </table:table-cell>
          <table:table-cell table:formula="of:=IF(ISNUMBER([.Q173]); IF([.Q173]&gt;0; &quot;Win&quot;; &quot;Loss&quot;);&quot;&quot;)">
            <text:p/>
          </table:table-cell>
          <table:table-cell table:formula="of:=IF([.O173]=&quot;&quot;; &quot;&quot;; CONCATENATE(DATEDIF([.G173];[.O173];&quot;d&quot;); IF(DATEDIF([.G173];[.O17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73]); &quot;&quot;; IF([.$F173]=&quot;Long&quot;; ([.W173]-[.$I173])*[.$H173]/[.$K173]; ([.$I173]-[.W173])*[.$H173]/[.$K173])-[.$P173]); &quot;&quot;)">
            <text:p/>
          </table:table-cell>
          <table:table-cell table:style-name="Default"/>
          <table:table-cell table:style-name="ce205" table:formula="of:=IFERROR(IF(ISBLANK([.Y173]); &quot;&quot;; IF([.$F173]=&quot;Long&quot;; ([.Y173]-[.$I173])*[.$H173]/[.$K173]; ([.$I173]-[.Y173])*[.$H173]/[.$K173])-[.$P173]); &quot;&quot;)">
            <text:p/>
          </table:table-cell>
          <table:table-cell table:style-name="Default"/>
          <table:table-cell table:style-name="ce205" table:formula="of:=IFERROR(IF(ISBLANK([.AA173]); &quot;&quot;; IF([.$F173]=&quot;Long&quot;; ([.AA173]-[.$I173])*[.$H173]/[.$K173]; ([.$I173]-[.AA173])*[.$H173]/[.$K173])-[.$P173]); &quot;&quot;)">
            <text:p/>
          </table:table-cell>
          <table:table-cell/>
          <table:table-cell table:formula="of:=IF(ISBLANK([.O173]); &quot;&quot;; DAY([.O173]))">
            <text:p/>
          </table:table-cell>
          <table:table-cell table:formula="of:=IF(ISBLANK([.G173]); &quot;&quot;; WEEKDAY([.G173]; 2))">
            <text:p/>
          </table:table-cell>
          <table:table-cell table:formula="of:=IF(ISBLANK([.O173]); &quot;&quot;; WEEKDAY([.O173]; 2))">
            <text:p/>
          </table:table-cell>
          <table:table-cell table:formula="of:=IF(ISBLANK([.O173]); &quot;&quot;; WEEKNUM([.O173]))">
            <text:p/>
          </table:table-cell>
          <table:table-cell table:formula="of:=IF(ISBLANK([.O173]); &quot;&quot;; MONTH([.O173]))">
            <text:p/>
          </table:table-cell>
          <table:table-cell table:formula="of:=IF(OR(ISBLANK([.G173]); ISBLANK([.O173])); &quot;&quot;; IFERROR(DATEDIF([.G173];[.O173];&quot;d&quot;); &quot;&quot;))">
            <text:p/>
          </table:table-cell>
          <table:table-cell table:formula="of:=IFERROR([.AJ172]+[.P173]; &quot;&quot;)">
            <text:p/>
          </table:table-cell>
          <table:table-cell table:formula="of:=IFERROR([.AK172]+[.Q17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74]=&quot;Long&quot;; [.I174]-[Overview.$C$4]/[.H174]; IF([.F174]=&quot;Short&quot;; [.I174]+[Overview.$C$4]/[.H174]; &quot;&quot;)); &quot;&quot;)">
            <text:p/>
          </table:table-cell>
          <table:table-cell table:style-name="ce157" table:formula="of:=IFERROR(ABS([.J174]-[.I174])*[.H174]; &quot;&quot;)">
            <text:p/>
          </table:table-cell>
          <table:table-cell table:formula="of:=IFERROR(IF([.F174]=&quot;Long&quot;; [.I174]+[Overview.$C$4]/[.H174]*[Overview.$C$6]; IF([.F174]=&quot;Short&quot;; [.I174]-[Overview.$C$4]/[.H174]*[Overview.$C$6]; &quot;&quot;)); &quot;&quot;)">
            <text:p/>
          </table:table-cell>
          <table:table-cell table:number-columns-repeated="3"/>
          <table:table-cell table:formula="of:=IFERROR([.Q174]/[.K174]; &quot;&quot;)">
            <text:p/>
          </table:table-cell>
          <table:table-cell table:formula="of:=IFERROR(IF(AND([.F174]=&quot;Long&quot;; [.M174]=[.H174]); [.H174]*([.N174]-[.I174]); IF(AND([.F174]=&quot;Short&quot;; [.M174]=[.H174]); [.H174]*([.I174]-[.N174]); &quot;&quot;)); &quot;&quot;)">
            <text:p/>
          </table:table-cell>
          <table:table-cell table:formula="of:=IF(ISNUMBER([.Q174]); IF([.Q174]&gt;0; &quot;Win&quot;; &quot;Loss&quot;);&quot;&quot;)">
            <text:p/>
          </table:table-cell>
          <table:table-cell table:formula="of:=IF([.O174]=&quot;&quot;; &quot;&quot;; CONCATENATE(DATEDIF([.G174];[.O174];&quot;d&quot;); IF(DATEDIF([.G174];[.O17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74]); &quot;&quot;; IF([.$F174]=&quot;Long&quot;; ([.W174]-[.$I174])*[.$H174]/[.$K174]; ([.$I174]-[.W174])*[.$H174]/[.$K174])-[.$P174]); &quot;&quot;)">
            <text:p/>
          </table:table-cell>
          <table:table-cell table:style-name="Default"/>
          <table:table-cell table:style-name="ce205" table:formula="of:=IFERROR(IF(ISBLANK([.Y174]); &quot;&quot;; IF([.$F174]=&quot;Long&quot;; ([.Y174]-[.$I174])*[.$H174]/[.$K174]; ([.$I174]-[.Y174])*[.$H174]/[.$K174])-[.$P174]); &quot;&quot;)">
            <text:p/>
          </table:table-cell>
          <table:table-cell table:style-name="Default"/>
          <table:table-cell table:style-name="ce205" table:formula="of:=IFERROR(IF(ISBLANK([.AA174]); &quot;&quot;; IF([.$F174]=&quot;Long&quot;; ([.AA174]-[.$I174])*[.$H174]/[.$K174]; ([.$I174]-[.AA174])*[.$H174]/[.$K174])-[.$P174]); &quot;&quot;)">
            <text:p/>
          </table:table-cell>
          <table:table-cell/>
          <table:table-cell table:formula="of:=IF(ISBLANK([.O174]); &quot;&quot;; DAY([.O174]))">
            <text:p/>
          </table:table-cell>
          <table:table-cell table:formula="of:=IF(ISBLANK([.G174]); &quot;&quot;; WEEKDAY([.G174]; 2))">
            <text:p/>
          </table:table-cell>
          <table:table-cell table:formula="of:=IF(ISBLANK([.O174]); &quot;&quot;; WEEKDAY([.O174]; 2))">
            <text:p/>
          </table:table-cell>
          <table:table-cell table:formula="of:=IF(ISBLANK([.O174]); &quot;&quot;; WEEKNUM([.O174]))">
            <text:p/>
          </table:table-cell>
          <table:table-cell table:formula="of:=IF(ISBLANK([.O174]); &quot;&quot;; MONTH([.O174]))">
            <text:p/>
          </table:table-cell>
          <table:table-cell table:formula="of:=IF(OR(ISBLANK([.G174]); ISBLANK([.O174])); &quot;&quot;; IFERROR(DATEDIF([.G174];[.O174];&quot;d&quot;); &quot;&quot;))">
            <text:p/>
          </table:table-cell>
          <table:table-cell table:formula="of:=IFERROR([.AJ173]+[.P174]; &quot;&quot;)">
            <text:p/>
          </table:table-cell>
          <table:table-cell table:formula="of:=IFERROR([.AK173]+[.Q17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73" calcext:value-type="float">
            <text:p>17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75]=&quot;Long&quot;; [.I175]-[Overview.$C$4]/[.H175]; IF([.F175]=&quot;Short&quot;; [.I175]+[Overview.$C$4]/[.H175]; &quot;&quot;)); &quot;&quot;)">
            <text:p/>
          </table:table-cell>
          <table:table-cell table:style-name="ce157" table:formula="of:=IFERROR(ABS([.J175]-[.I175])*[.H175]; &quot;&quot;)">
            <text:p/>
          </table:table-cell>
          <table:table-cell table:formula="of:=IFERROR(IF([.F175]=&quot;Long&quot;; [.I175]+[Overview.$C$4]/[.H175]*[Overview.$C$6]; IF([.F175]=&quot;Short&quot;; [.I175]-[Overview.$C$4]/[.H175]*[Overview.$C$6]; &quot;&quot;)); &quot;&quot;)">
            <text:p/>
          </table:table-cell>
          <table:table-cell table:number-columns-repeated="3"/>
          <table:table-cell table:formula="of:=IFERROR([.Q175]/[.K175]; &quot;&quot;)">
            <text:p/>
          </table:table-cell>
          <table:table-cell table:formula="of:=IFERROR(IF(AND([.F175]=&quot;Long&quot;; [.M175]=[.H175]); [.H175]*([.N175]-[.I175]); IF(AND([.F175]=&quot;Short&quot;; [.M175]=[.H175]); [.H175]*([.I175]-[.N175]); &quot;&quot;)); &quot;&quot;)">
            <text:p/>
          </table:table-cell>
          <table:table-cell table:formula="of:=IF(ISNUMBER([.Q175]); IF([.Q175]&gt;0; &quot;Win&quot;; &quot;Loss&quot;);&quot;&quot;)">
            <text:p/>
          </table:table-cell>
          <table:table-cell table:formula="of:=IF([.O175]=&quot;&quot;; &quot;&quot;; CONCATENATE(DATEDIF([.G175];[.O175];&quot;d&quot;); IF(DATEDIF([.G175];[.O17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75]); &quot;&quot;; IF([.$F175]=&quot;Long&quot;; ([.W175]-[.$I175])*[.$H175]/[.$K175]; ([.$I175]-[.W175])*[.$H175]/[.$K175])-[.$P175]); &quot;&quot;)">
            <text:p/>
          </table:table-cell>
          <table:table-cell table:style-name="Default"/>
          <table:table-cell table:style-name="ce205" table:formula="of:=IFERROR(IF(ISBLANK([.Y175]); &quot;&quot;; IF([.$F175]=&quot;Long&quot;; ([.Y175]-[.$I175])*[.$H175]/[.$K175]; ([.$I175]-[.Y175])*[.$H175]/[.$K175])-[.$P175]); &quot;&quot;)">
            <text:p/>
          </table:table-cell>
          <table:table-cell table:style-name="Default"/>
          <table:table-cell table:style-name="ce205" table:formula="of:=IFERROR(IF(ISBLANK([.AA175]); &quot;&quot;; IF([.$F175]=&quot;Long&quot;; ([.AA175]-[.$I175])*[.$H175]/[.$K175]; ([.$I175]-[.AA175])*[.$H175]/[.$K175])-[.$P175]); &quot;&quot;)">
            <text:p/>
          </table:table-cell>
          <table:table-cell/>
          <table:table-cell table:formula="of:=IF(ISBLANK([.O175]); &quot;&quot;; DAY([.O175]))">
            <text:p/>
          </table:table-cell>
          <table:table-cell table:formula="of:=IF(ISBLANK([.G175]); &quot;&quot;; WEEKDAY([.G175]; 2))">
            <text:p/>
          </table:table-cell>
          <table:table-cell table:formula="of:=IF(ISBLANK([.O175]); &quot;&quot;; WEEKDAY([.O175]; 2))">
            <text:p/>
          </table:table-cell>
          <table:table-cell table:formula="of:=IF(ISBLANK([.O175]); &quot;&quot;; WEEKNUM([.O175]))">
            <text:p/>
          </table:table-cell>
          <table:table-cell table:formula="of:=IF(ISBLANK([.O175]); &quot;&quot;; MONTH([.O175]))">
            <text:p/>
          </table:table-cell>
          <table:table-cell table:formula="of:=IF(OR(ISBLANK([.G175]); ISBLANK([.O175])); &quot;&quot;; IFERROR(DATEDIF([.G175];[.O175];&quot;d&quot;); &quot;&quot;))">
            <text:p/>
          </table:table-cell>
          <table:table-cell table:formula="of:=IFERROR([.AJ174]+[.P175]; &quot;&quot;)">
            <text:p/>
          </table:table-cell>
          <table:table-cell table:formula="of:=IFERROR([.AK174]+[.Q17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76]=&quot;Long&quot;; [.I176]-[Overview.$C$4]/[.H176]; IF([.F176]=&quot;Short&quot;; [.I176]+[Overview.$C$4]/[.H176]; &quot;&quot;)); &quot;&quot;)">
            <text:p/>
          </table:table-cell>
          <table:table-cell table:style-name="ce157" table:formula="of:=IFERROR(ABS([.J176]-[.I176])*[.H176]; &quot;&quot;)">
            <text:p/>
          </table:table-cell>
          <table:table-cell table:formula="of:=IFERROR(IF([.F176]=&quot;Long&quot;; [.I176]+[Overview.$C$4]/[.H176]*[Overview.$C$6]; IF([.F176]=&quot;Short&quot;; [.I176]-[Overview.$C$4]/[.H176]*[Overview.$C$6]; &quot;&quot;)); &quot;&quot;)">
            <text:p/>
          </table:table-cell>
          <table:table-cell table:number-columns-repeated="3"/>
          <table:table-cell table:formula="of:=IFERROR([.Q176]/[.K176]; &quot;&quot;)">
            <text:p/>
          </table:table-cell>
          <table:table-cell table:formula="of:=IFERROR(IF(AND([.F176]=&quot;Long&quot;; [.M176]=[.H176]); [.H176]*([.N176]-[.I176]); IF(AND([.F176]=&quot;Short&quot;; [.M176]=[.H176]); [.H176]*([.I176]-[.N176]); &quot;&quot;)); &quot;&quot;)">
            <text:p/>
          </table:table-cell>
          <table:table-cell table:formula="of:=IF(ISNUMBER([.Q176]); IF([.Q176]&gt;0; &quot;Win&quot;; &quot;Loss&quot;);&quot;&quot;)">
            <text:p/>
          </table:table-cell>
          <table:table-cell table:formula="of:=IF([.O176]=&quot;&quot;; &quot;&quot;; CONCATENATE(DATEDIF([.G176];[.O176];&quot;d&quot;); IF(DATEDIF([.G176];[.O17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76]); &quot;&quot;; IF([.$F176]=&quot;Long&quot;; ([.W176]-[.$I176])*[.$H176]/[.$K176]; ([.$I176]-[.W176])*[.$H176]/[.$K176])-[.$P176]); &quot;&quot;)">
            <text:p/>
          </table:table-cell>
          <table:table-cell table:style-name="Default"/>
          <table:table-cell table:style-name="ce205" table:formula="of:=IFERROR(IF(ISBLANK([.Y176]); &quot;&quot;; IF([.$F176]=&quot;Long&quot;; ([.Y176]-[.$I176])*[.$H176]/[.$K176]; ([.$I176]-[.Y176])*[.$H176]/[.$K176])-[.$P176]); &quot;&quot;)">
            <text:p/>
          </table:table-cell>
          <table:table-cell table:style-name="Default"/>
          <table:table-cell table:style-name="ce205" table:formula="of:=IFERROR(IF(ISBLANK([.AA176]); &quot;&quot;; IF([.$F176]=&quot;Long&quot;; ([.AA176]-[.$I176])*[.$H176]/[.$K176]; ([.$I176]-[.AA176])*[.$H176]/[.$K176])-[.$P176]); &quot;&quot;)">
            <text:p/>
          </table:table-cell>
          <table:table-cell/>
          <table:table-cell table:formula="of:=IF(ISBLANK([.O176]); &quot;&quot;; DAY([.O176]))">
            <text:p/>
          </table:table-cell>
          <table:table-cell table:formula="of:=IF(ISBLANK([.G176]); &quot;&quot;; WEEKDAY([.G176]; 2))">
            <text:p/>
          </table:table-cell>
          <table:table-cell table:formula="of:=IF(ISBLANK([.O176]); &quot;&quot;; WEEKDAY([.O176]; 2))">
            <text:p/>
          </table:table-cell>
          <table:table-cell table:formula="of:=IF(ISBLANK([.O176]); &quot;&quot;; WEEKNUM([.O176]))">
            <text:p/>
          </table:table-cell>
          <table:table-cell table:formula="of:=IF(ISBLANK([.O176]); &quot;&quot;; MONTH([.O176]))">
            <text:p/>
          </table:table-cell>
          <table:table-cell table:formula="of:=IF(OR(ISBLANK([.G176]); ISBLANK([.O176])); &quot;&quot;; IFERROR(DATEDIF([.G176];[.O176];&quot;d&quot;); &quot;&quot;))">
            <text:p/>
          </table:table-cell>
          <table:table-cell table:formula="of:=IFERROR([.AJ175]+[.P176]; &quot;&quot;)">
            <text:p/>
          </table:table-cell>
          <table:table-cell table:formula="of:=IFERROR([.AK175]+[.Q17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77]=&quot;Long&quot;; [.I177]-[Overview.$C$4]/[.H177]; IF([.F177]=&quot;Short&quot;; [.I177]+[Overview.$C$4]/[.H177]; &quot;&quot;)); &quot;&quot;)">
            <text:p/>
          </table:table-cell>
          <table:table-cell table:style-name="ce157" table:formula="of:=IFERROR(ABS([.J177]-[.I177])*[.H177]; &quot;&quot;)">
            <text:p/>
          </table:table-cell>
          <table:table-cell table:formula="of:=IFERROR(IF([.F177]=&quot;Long&quot;; [.I177]+[Overview.$C$4]/[.H177]*[Overview.$C$6]; IF([.F177]=&quot;Short&quot;; [.I177]-[Overview.$C$4]/[.H177]*[Overview.$C$6]; &quot;&quot;)); &quot;&quot;)">
            <text:p/>
          </table:table-cell>
          <table:table-cell table:number-columns-repeated="3"/>
          <table:table-cell table:formula="of:=IFERROR([.Q177]/[.K177]; &quot;&quot;)">
            <text:p/>
          </table:table-cell>
          <table:table-cell table:formula="of:=IFERROR(IF(AND([.F177]=&quot;Long&quot;; [.M177]=[.H177]); [.H177]*([.N177]-[.I177]); IF(AND([.F177]=&quot;Short&quot;; [.M177]=[.H177]); [.H177]*([.I177]-[.N177]); &quot;&quot;)); &quot;&quot;)">
            <text:p/>
          </table:table-cell>
          <table:table-cell table:formula="of:=IF(ISNUMBER([.Q177]); IF([.Q177]&gt;0; &quot;Win&quot;; &quot;Loss&quot;);&quot;&quot;)">
            <text:p/>
          </table:table-cell>
          <table:table-cell table:formula="of:=IF([.O177]=&quot;&quot;; &quot;&quot;; CONCATENATE(DATEDIF([.G177];[.O177];&quot;d&quot;); IF(DATEDIF([.G177];[.O17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77]); &quot;&quot;; IF([.$F177]=&quot;Long&quot;; ([.W177]-[.$I177])*[.$H177]/[.$K177]; ([.$I177]-[.W177])*[.$H177]/[.$K177])-[.$P177]); &quot;&quot;)">
            <text:p/>
          </table:table-cell>
          <table:table-cell table:style-name="Default"/>
          <table:table-cell table:style-name="ce205" table:formula="of:=IFERROR(IF(ISBLANK([.Y177]); &quot;&quot;; IF([.$F177]=&quot;Long&quot;; ([.Y177]-[.$I177])*[.$H177]/[.$K177]; ([.$I177]-[.Y177])*[.$H177]/[.$K177])-[.$P177]); &quot;&quot;)">
            <text:p/>
          </table:table-cell>
          <table:table-cell table:style-name="Default"/>
          <table:table-cell table:style-name="ce205" table:formula="of:=IFERROR(IF(ISBLANK([.AA177]); &quot;&quot;; IF([.$F177]=&quot;Long&quot;; ([.AA177]-[.$I177])*[.$H177]/[.$K177]; ([.$I177]-[.AA177])*[.$H177]/[.$K177])-[.$P177]); &quot;&quot;)">
            <text:p/>
          </table:table-cell>
          <table:table-cell/>
          <table:table-cell table:formula="of:=IF(ISBLANK([.O177]); &quot;&quot;; DAY([.O177]))">
            <text:p/>
          </table:table-cell>
          <table:table-cell table:formula="of:=IF(ISBLANK([.G177]); &quot;&quot;; WEEKDAY([.G177]; 2))">
            <text:p/>
          </table:table-cell>
          <table:table-cell table:formula="of:=IF(ISBLANK([.O177]); &quot;&quot;; WEEKDAY([.O177]; 2))">
            <text:p/>
          </table:table-cell>
          <table:table-cell table:formula="of:=IF(ISBLANK([.O177]); &quot;&quot;; WEEKNUM([.O177]))">
            <text:p/>
          </table:table-cell>
          <table:table-cell table:formula="of:=IF(ISBLANK([.O177]); &quot;&quot;; MONTH([.O177]))">
            <text:p/>
          </table:table-cell>
          <table:table-cell table:formula="of:=IF(OR(ISBLANK([.G177]); ISBLANK([.O177])); &quot;&quot;; IFERROR(DATEDIF([.G177];[.O177];&quot;d&quot;); &quot;&quot;))">
            <text:p/>
          </table:table-cell>
          <table:table-cell table:formula="of:=IFERROR([.AJ176]+[.P177]; &quot;&quot;)">
            <text:p/>
          </table:table-cell>
          <table:table-cell table:formula="of:=IFERROR([.AK176]+[.Q17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78]=&quot;Long&quot;; [.I178]-[Overview.$C$4]/[.H178]; IF([.F178]=&quot;Short&quot;; [.I178]+[Overview.$C$4]/[.H178]; &quot;&quot;)); &quot;&quot;)">
            <text:p/>
          </table:table-cell>
          <table:table-cell table:style-name="ce157" table:formula="of:=IFERROR(ABS([.J178]-[.I178])*[.H178]; &quot;&quot;)">
            <text:p/>
          </table:table-cell>
          <table:table-cell table:formula="of:=IFERROR(IF([.F178]=&quot;Long&quot;; [.I178]+[Overview.$C$4]/[.H178]*[Overview.$C$6]; IF([.F178]=&quot;Short&quot;; [.I178]-[Overview.$C$4]/[.H178]*[Overview.$C$6]; &quot;&quot;)); &quot;&quot;)">
            <text:p/>
          </table:table-cell>
          <table:table-cell table:number-columns-repeated="3"/>
          <table:table-cell table:formula="of:=IFERROR([.Q178]/[.K178]; &quot;&quot;)">
            <text:p/>
          </table:table-cell>
          <table:table-cell table:formula="of:=IFERROR(IF(AND([.F178]=&quot;Long&quot;; [.M178]=[.H178]); [.H178]*([.N178]-[.I178]); IF(AND([.F178]=&quot;Short&quot;; [.M178]=[.H178]); [.H178]*([.I178]-[.N178]); &quot;&quot;)); &quot;&quot;)">
            <text:p/>
          </table:table-cell>
          <table:table-cell table:formula="of:=IF(ISNUMBER([.Q178]); IF([.Q178]&gt;0; &quot;Win&quot;; &quot;Loss&quot;);&quot;&quot;)">
            <text:p/>
          </table:table-cell>
          <table:table-cell table:formula="of:=IF([.O178]=&quot;&quot;; &quot;&quot;; CONCATENATE(DATEDIF([.G178];[.O178];&quot;d&quot;); IF(DATEDIF([.G178];[.O17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78]); &quot;&quot;; IF([.$F178]=&quot;Long&quot;; ([.W178]-[.$I178])*[.$H178]/[.$K178]; ([.$I178]-[.W178])*[.$H178]/[.$K178])-[.$P178]); &quot;&quot;)">
            <text:p/>
          </table:table-cell>
          <table:table-cell table:style-name="Default"/>
          <table:table-cell table:style-name="ce205" table:formula="of:=IFERROR(IF(ISBLANK([.Y178]); &quot;&quot;; IF([.$F178]=&quot;Long&quot;; ([.Y178]-[.$I178])*[.$H178]/[.$K178]; ([.$I178]-[.Y178])*[.$H178]/[.$K178])-[.$P178]); &quot;&quot;)">
            <text:p/>
          </table:table-cell>
          <table:table-cell table:style-name="Default"/>
          <table:table-cell table:style-name="ce205" table:formula="of:=IFERROR(IF(ISBLANK([.AA178]); &quot;&quot;; IF([.$F178]=&quot;Long&quot;; ([.AA178]-[.$I178])*[.$H178]/[.$K178]; ([.$I178]-[.AA178])*[.$H178]/[.$K178])-[.$P178]); &quot;&quot;)">
            <text:p/>
          </table:table-cell>
          <table:table-cell/>
          <table:table-cell table:formula="of:=IF(ISBLANK([.O178]); &quot;&quot;; DAY([.O178]))">
            <text:p/>
          </table:table-cell>
          <table:table-cell table:formula="of:=IF(ISBLANK([.G178]); &quot;&quot;; WEEKDAY([.G178]; 2))">
            <text:p/>
          </table:table-cell>
          <table:table-cell table:formula="of:=IF(ISBLANK([.O178]); &quot;&quot;; WEEKDAY([.O178]; 2))">
            <text:p/>
          </table:table-cell>
          <table:table-cell table:formula="of:=IF(ISBLANK([.O178]); &quot;&quot;; WEEKNUM([.O178]))">
            <text:p/>
          </table:table-cell>
          <table:table-cell table:formula="of:=IF(ISBLANK([.O178]); &quot;&quot;; MONTH([.O178]))">
            <text:p/>
          </table:table-cell>
          <table:table-cell table:formula="of:=IF(OR(ISBLANK([.G178]); ISBLANK([.O178])); &quot;&quot;; IFERROR(DATEDIF([.G178];[.O178];&quot;d&quot;); &quot;&quot;))">
            <text:p/>
          </table:table-cell>
          <table:table-cell table:formula="of:=IFERROR([.AJ177]+[.P178]; &quot;&quot;)">
            <text:p/>
          </table:table-cell>
          <table:table-cell table:formula="of:=IFERROR([.AK177]+[.Q17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79]=&quot;Long&quot;; [.I179]-[Overview.$C$4]/[.H179]; IF([.F179]=&quot;Short&quot;; [.I179]+[Overview.$C$4]/[.H179]; &quot;&quot;)); &quot;&quot;)">
            <text:p/>
          </table:table-cell>
          <table:table-cell table:style-name="ce157" table:formula="of:=IFERROR(ABS([.J179]-[.I179])*[.H179]; &quot;&quot;)">
            <text:p/>
          </table:table-cell>
          <table:table-cell table:formula="of:=IFERROR(IF([.F179]=&quot;Long&quot;; [.I179]+[Overview.$C$4]/[.H179]*[Overview.$C$6]; IF([.F179]=&quot;Short&quot;; [.I179]-[Overview.$C$4]/[.H179]*[Overview.$C$6]; &quot;&quot;)); &quot;&quot;)">
            <text:p/>
          </table:table-cell>
          <table:table-cell table:number-columns-repeated="3"/>
          <table:table-cell table:formula="of:=IFERROR([.Q179]/[.K179]; &quot;&quot;)">
            <text:p/>
          </table:table-cell>
          <table:table-cell table:formula="of:=IFERROR(IF(AND([.F179]=&quot;Long&quot;; [.M179]=[.H179]); [.H179]*([.N179]-[.I179]); IF(AND([.F179]=&quot;Short&quot;; [.M179]=[.H179]); [.H179]*([.I179]-[.N179]); &quot;&quot;)); &quot;&quot;)">
            <text:p/>
          </table:table-cell>
          <table:table-cell table:formula="of:=IF(ISNUMBER([.Q179]); IF([.Q179]&gt;0; &quot;Win&quot;; &quot;Loss&quot;);&quot;&quot;)">
            <text:p/>
          </table:table-cell>
          <table:table-cell table:formula="of:=IF([.O179]=&quot;&quot;; &quot;&quot;; CONCATENATE(DATEDIF([.G179];[.O179];&quot;d&quot;); IF(DATEDIF([.G179];[.O17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79]); &quot;&quot;; IF([.$F179]=&quot;Long&quot;; ([.W179]-[.$I179])*[.$H179]/[.$K179]; ([.$I179]-[.W179])*[.$H179]/[.$K179])-[.$P179]); &quot;&quot;)">
            <text:p/>
          </table:table-cell>
          <table:table-cell table:style-name="Default"/>
          <table:table-cell table:style-name="ce205" table:formula="of:=IFERROR(IF(ISBLANK([.Y179]); &quot;&quot;; IF([.$F179]=&quot;Long&quot;; ([.Y179]-[.$I179])*[.$H179]/[.$K179]; ([.$I179]-[.Y179])*[.$H179]/[.$K179])-[.$P179]); &quot;&quot;)">
            <text:p/>
          </table:table-cell>
          <table:table-cell table:style-name="Default"/>
          <table:table-cell table:style-name="ce205" table:formula="of:=IFERROR(IF(ISBLANK([.AA179]); &quot;&quot;; IF([.$F179]=&quot;Long&quot;; ([.AA179]-[.$I179])*[.$H179]/[.$K179]; ([.$I179]-[.AA179])*[.$H179]/[.$K179])-[.$P179]); &quot;&quot;)">
            <text:p/>
          </table:table-cell>
          <table:table-cell/>
          <table:table-cell table:formula="of:=IF(ISBLANK([.O179]); &quot;&quot;; DAY([.O179]))">
            <text:p/>
          </table:table-cell>
          <table:table-cell table:formula="of:=IF(ISBLANK([.G179]); &quot;&quot;; WEEKDAY([.G179]; 2))">
            <text:p/>
          </table:table-cell>
          <table:table-cell table:formula="of:=IF(ISBLANK([.O179]); &quot;&quot;; WEEKDAY([.O179]; 2))">
            <text:p/>
          </table:table-cell>
          <table:table-cell table:formula="of:=IF(ISBLANK([.O179]); &quot;&quot;; WEEKNUM([.O179]))">
            <text:p/>
          </table:table-cell>
          <table:table-cell table:formula="of:=IF(ISBLANK([.O179]); &quot;&quot;; MONTH([.O179]))">
            <text:p/>
          </table:table-cell>
          <table:table-cell table:formula="of:=IF(OR(ISBLANK([.G179]); ISBLANK([.O179])); &quot;&quot;; IFERROR(DATEDIF([.G179];[.O179];&quot;d&quot;); &quot;&quot;))">
            <text:p/>
          </table:table-cell>
          <table:table-cell table:formula="of:=IFERROR([.AJ178]+[.P179]; &quot;&quot;)">
            <text:p/>
          </table:table-cell>
          <table:table-cell table:formula="of:=IFERROR([.AK178]+[.Q17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80]=&quot;Long&quot;; [.I180]-[Overview.$C$4]/[.H180]; IF([.F180]=&quot;Short&quot;; [.I180]+[Overview.$C$4]/[.H180]; &quot;&quot;)); &quot;&quot;)">
            <text:p/>
          </table:table-cell>
          <table:table-cell table:style-name="ce157" table:formula="of:=IFERROR(ABS([.J180]-[.I180])*[.H180]; &quot;&quot;)">
            <text:p/>
          </table:table-cell>
          <table:table-cell table:formula="of:=IFERROR(IF([.F180]=&quot;Long&quot;; [.I180]+[Overview.$C$4]/[.H180]*[Overview.$C$6]; IF([.F180]=&quot;Short&quot;; [.I180]-[Overview.$C$4]/[.H180]*[Overview.$C$6]; &quot;&quot;)); &quot;&quot;)">
            <text:p/>
          </table:table-cell>
          <table:table-cell table:number-columns-repeated="3"/>
          <table:table-cell table:formula="of:=IFERROR([.Q180]/[.K180]; &quot;&quot;)">
            <text:p/>
          </table:table-cell>
          <table:table-cell table:formula="of:=IFERROR(IF(AND([.F180]=&quot;Long&quot;; [.M180]=[.H180]); [.H180]*([.N180]-[.I180]); IF(AND([.F180]=&quot;Short&quot;; [.M180]=[.H180]); [.H180]*([.I180]-[.N180]); &quot;&quot;)); &quot;&quot;)">
            <text:p/>
          </table:table-cell>
          <table:table-cell table:formula="of:=IF(ISNUMBER([.Q180]); IF([.Q180]&gt;0; &quot;Win&quot;; &quot;Loss&quot;);&quot;&quot;)">
            <text:p/>
          </table:table-cell>
          <table:table-cell table:formula="of:=IF([.O180]=&quot;&quot;; &quot;&quot;; CONCATENATE(DATEDIF([.G180];[.O180];&quot;d&quot;); IF(DATEDIF([.G180];[.O18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80]); &quot;&quot;; IF([.$F180]=&quot;Long&quot;; ([.W180]-[.$I180])*[.$H180]/[.$K180]; ([.$I180]-[.W180])*[.$H180]/[.$K180])-[.$P180]); &quot;&quot;)">
            <text:p/>
          </table:table-cell>
          <table:table-cell table:style-name="Default"/>
          <table:table-cell table:style-name="ce205" table:formula="of:=IFERROR(IF(ISBLANK([.Y180]); &quot;&quot;; IF([.$F180]=&quot;Long&quot;; ([.Y180]-[.$I180])*[.$H180]/[.$K180]; ([.$I180]-[.Y180])*[.$H180]/[.$K180])-[.$P180]); &quot;&quot;)">
            <text:p/>
          </table:table-cell>
          <table:table-cell table:style-name="Default"/>
          <table:table-cell table:style-name="ce205" table:formula="of:=IFERROR(IF(ISBLANK([.AA180]); &quot;&quot;; IF([.$F180]=&quot;Long&quot;; ([.AA180]-[.$I180])*[.$H180]/[.$K180]; ([.$I180]-[.AA180])*[.$H180]/[.$K180])-[.$P180]); &quot;&quot;)">
            <text:p/>
          </table:table-cell>
          <table:table-cell/>
          <table:table-cell table:formula="of:=IF(ISBLANK([.O180]); &quot;&quot;; DAY([.O180]))">
            <text:p/>
          </table:table-cell>
          <table:table-cell table:formula="of:=IF(ISBLANK([.G180]); &quot;&quot;; WEEKDAY([.G180]; 2))">
            <text:p/>
          </table:table-cell>
          <table:table-cell table:formula="of:=IF(ISBLANK([.O180]); &quot;&quot;; WEEKDAY([.O180]; 2))">
            <text:p/>
          </table:table-cell>
          <table:table-cell table:formula="of:=IF(ISBLANK([.O180]); &quot;&quot;; WEEKNUM([.O180]))">
            <text:p/>
          </table:table-cell>
          <table:table-cell table:formula="of:=IF(ISBLANK([.O180]); &quot;&quot;; MONTH([.O180]))">
            <text:p/>
          </table:table-cell>
          <table:table-cell table:formula="of:=IF(OR(ISBLANK([.G180]); ISBLANK([.O180])); &quot;&quot;; IFERROR(DATEDIF([.G180];[.O180];&quot;d&quot;); &quot;&quot;))">
            <text:p/>
          </table:table-cell>
          <table:table-cell table:formula="of:=IFERROR([.AJ179]+[.P180]; &quot;&quot;)">
            <text:p/>
          </table:table-cell>
          <table:table-cell table:formula="of:=IFERROR([.AK179]+[.Q18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81]=&quot;Long&quot;; [.I181]-[Overview.$C$4]/[.H181]; IF([.F181]=&quot;Short&quot;; [.I181]+[Overview.$C$4]/[.H181]; &quot;&quot;)); &quot;&quot;)">
            <text:p/>
          </table:table-cell>
          <table:table-cell table:style-name="ce157" table:formula="of:=IFERROR(ABS([.J181]-[.I181])*[.H181]; &quot;&quot;)">
            <text:p/>
          </table:table-cell>
          <table:table-cell table:formula="of:=IFERROR(IF([.F181]=&quot;Long&quot;; [.I181]+[Overview.$C$4]/[.H181]*[Overview.$C$6]; IF([.F181]=&quot;Short&quot;; [.I181]-[Overview.$C$4]/[.H181]*[Overview.$C$6]; &quot;&quot;)); &quot;&quot;)">
            <text:p/>
          </table:table-cell>
          <table:table-cell table:number-columns-repeated="3"/>
          <table:table-cell table:formula="of:=IFERROR([.Q181]/[.K181]; &quot;&quot;)">
            <text:p/>
          </table:table-cell>
          <table:table-cell table:formula="of:=IFERROR(IF(AND([.F181]=&quot;Long&quot;; [.M181]=[.H181]); [.H181]*([.N181]-[.I181]); IF(AND([.F181]=&quot;Short&quot;; [.M181]=[.H181]); [.H181]*([.I181]-[.N181]); &quot;&quot;)); &quot;&quot;)">
            <text:p/>
          </table:table-cell>
          <table:table-cell table:formula="of:=IF(ISNUMBER([.Q181]); IF([.Q181]&gt;0; &quot;Win&quot;; &quot;Loss&quot;);&quot;&quot;)">
            <text:p/>
          </table:table-cell>
          <table:table-cell table:formula="of:=IF([.O181]=&quot;&quot;; &quot;&quot;; CONCATENATE(DATEDIF([.G181];[.O181];&quot;d&quot;); IF(DATEDIF([.G181];[.O18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81]); &quot;&quot;; IF([.$F181]=&quot;Long&quot;; ([.W181]-[.$I181])*[.$H181]/[.$K181]; ([.$I181]-[.W181])*[.$H181]/[.$K181])-[.$P181]); &quot;&quot;)">
            <text:p/>
          </table:table-cell>
          <table:table-cell table:style-name="Default"/>
          <table:table-cell table:style-name="ce205" table:formula="of:=IFERROR(IF(ISBLANK([.Y181]); &quot;&quot;; IF([.$F181]=&quot;Long&quot;; ([.Y181]-[.$I181])*[.$H181]/[.$K181]; ([.$I181]-[.Y181])*[.$H181]/[.$K181])-[.$P181]); &quot;&quot;)">
            <text:p/>
          </table:table-cell>
          <table:table-cell table:style-name="Default"/>
          <table:table-cell table:style-name="ce205" table:formula="of:=IFERROR(IF(ISBLANK([.AA181]); &quot;&quot;; IF([.$F181]=&quot;Long&quot;; ([.AA181]-[.$I181])*[.$H181]/[.$K181]; ([.$I181]-[.AA181])*[.$H181]/[.$K181])-[.$P181]); &quot;&quot;)">
            <text:p/>
          </table:table-cell>
          <table:table-cell/>
          <table:table-cell table:formula="of:=IF(ISBLANK([.O181]); &quot;&quot;; DAY([.O181]))">
            <text:p/>
          </table:table-cell>
          <table:table-cell table:formula="of:=IF(ISBLANK([.G181]); &quot;&quot;; WEEKDAY([.G181]; 2))">
            <text:p/>
          </table:table-cell>
          <table:table-cell table:formula="of:=IF(ISBLANK([.O181]); &quot;&quot;; WEEKDAY([.O181]; 2))">
            <text:p/>
          </table:table-cell>
          <table:table-cell table:formula="of:=IF(ISBLANK([.O181]); &quot;&quot;; WEEKNUM([.O181]))">
            <text:p/>
          </table:table-cell>
          <table:table-cell table:formula="of:=IF(ISBLANK([.O181]); &quot;&quot;; MONTH([.O181]))">
            <text:p/>
          </table:table-cell>
          <table:table-cell table:formula="of:=IF(OR(ISBLANK([.G181]); ISBLANK([.O181])); &quot;&quot;; IFERROR(DATEDIF([.G181];[.O181];&quot;d&quot;); &quot;&quot;))">
            <text:p/>
          </table:table-cell>
          <table:table-cell table:formula="of:=IFERROR([.AJ180]+[.P181]; &quot;&quot;)">
            <text:p/>
          </table:table-cell>
          <table:table-cell table:formula="of:=IFERROR([.AK180]+[.Q18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82]=&quot;Long&quot;; [.I182]-[Overview.$C$4]/[.H182]; IF([.F182]=&quot;Short&quot;; [.I182]+[Overview.$C$4]/[.H182]; &quot;&quot;)); &quot;&quot;)">
            <text:p/>
          </table:table-cell>
          <table:table-cell table:style-name="ce157" table:formula="of:=IFERROR(ABS([.J182]-[.I182])*[.H182]; &quot;&quot;)">
            <text:p/>
          </table:table-cell>
          <table:table-cell table:formula="of:=IFERROR(IF([.F182]=&quot;Long&quot;; [.I182]+[Overview.$C$4]/[.H182]*[Overview.$C$6]; IF([.F182]=&quot;Short&quot;; [.I182]-[Overview.$C$4]/[.H182]*[Overview.$C$6]; &quot;&quot;)); &quot;&quot;)">
            <text:p/>
          </table:table-cell>
          <table:table-cell table:number-columns-repeated="3"/>
          <table:table-cell table:formula="of:=IFERROR([.Q182]/[.K182]; &quot;&quot;)">
            <text:p/>
          </table:table-cell>
          <table:table-cell table:formula="of:=IFERROR(IF(AND([.F182]=&quot;Long&quot;; [.M182]=[.H182]); [.H182]*([.N182]-[.I182]); IF(AND([.F182]=&quot;Short&quot;; [.M182]=[.H182]); [.H182]*([.I182]-[.N182]); &quot;&quot;)); &quot;&quot;)">
            <text:p/>
          </table:table-cell>
          <table:table-cell table:formula="of:=IF(ISNUMBER([.Q182]); IF([.Q182]&gt;0; &quot;Win&quot;; &quot;Loss&quot;);&quot;&quot;)">
            <text:p/>
          </table:table-cell>
          <table:table-cell table:formula="of:=IF([.O182]=&quot;&quot;; &quot;&quot;; CONCATENATE(DATEDIF([.G182];[.O182];&quot;d&quot;); IF(DATEDIF([.G182];[.O18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82]); &quot;&quot;; IF([.$F182]=&quot;Long&quot;; ([.W182]-[.$I182])*[.$H182]/[.$K182]; ([.$I182]-[.W182])*[.$H182]/[.$K182])-[.$P182]); &quot;&quot;)">
            <text:p/>
          </table:table-cell>
          <table:table-cell table:style-name="Default"/>
          <table:table-cell table:style-name="ce205" table:formula="of:=IFERROR(IF(ISBLANK([.Y182]); &quot;&quot;; IF([.$F182]=&quot;Long&quot;; ([.Y182]-[.$I182])*[.$H182]/[.$K182]; ([.$I182]-[.Y182])*[.$H182]/[.$K182])-[.$P182]); &quot;&quot;)">
            <text:p/>
          </table:table-cell>
          <table:table-cell table:style-name="Default"/>
          <table:table-cell table:style-name="ce205" table:formula="of:=IFERROR(IF(ISBLANK([.AA182]); &quot;&quot;; IF([.$F182]=&quot;Long&quot;; ([.AA182]-[.$I182])*[.$H182]/[.$K182]; ([.$I182]-[.AA182])*[.$H182]/[.$K182])-[.$P182]); &quot;&quot;)">
            <text:p/>
          </table:table-cell>
          <table:table-cell/>
          <table:table-cell table:formula="of:=IF(ISBLANK([.O182]); &quot;&quot;; DAY([.O182]))">
            <text:p/>
          </table:table-cell>
          <table:table-cell table:formula="of:=IF(ISBLANK([.G182]); &quot;&quot;; WEEKDAY([.G182]; 2))">
            <text:p/>
          </table:table-cell>
          <table:table-cell table:formula="of:=IF(ISBLANK([.O182]); &quot;&quot;; WEEKDAY([.O182]; 2))">
            <text:p/>
          </table:table-cell>
          <table:table-cell table:formula="of:=IF(ISBLANK([.O182]); &quot;&quot;; WEEKNUM([.O182]))">
            <text:p/>
          </table:table-cell>
          <table:table-cell table:formula="of:=IF(ISBLANK([.O182]); &quot;&quot;; MONTH([.O182]))">
            <text:p/>
          </table:table-cell>
          <table:table-cell table:formula="of:=IF(OR(ISBLANK([.G182]); ISBLANK([.O182])); &quot;&quot;; IFERROR(DATEDIF([.G182];[.O182];&quot;d&quot;); &quot;&quot;))">
            <text:p/>
          </table:table-cell>
          <table:table-cell table:formula="of:=IFERROR([.AJ181]+[.P182]; &quot;&quot;)">
            <text:p/>
          </table:table-cell>
          <table:table-cell table:formula="of:=IFERROR([.AK181]+[.Q18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83]=&quot;Long&quot;; [.I183]-[Overview.$C$4]/[.H183]; IF([.F183]=&quot;Short&quot;; [.I183]+[Overview.$C$4]/[.H183]; &quot;&quot;)); &quot;&quot;)">
            <text:p/>
          </table:table-cell>
          <table:table-cell table:style-name="ce157" table:formula="of:=IFERROR(ABS([.J183]-[.I183])*[.H183]; &quot;&quot;)">
            <text:p/>
          </table:table-cell>
          <table:table-cell table:formula="of:=IFERROR(IF([.F183]=&quot;Long&quot;; [.I183]+[Overview.$C$4]/[.H183]*[Overview.$C$6]; IF([.F183]=&quot;Short&quot;; [.I183]-[Overview.$C$4]/[.H183]*[Overview.$C$6]; &quot;&quot;)); &quot;&quot;)">
            <text:p/>
          </table:table-cell>
          <table:table-cell table:number-columns-repeated="3"/>
          <table:table-cell table:formula="of:=IFERROR([.Q183]/[.K183]; &quot;&quot;)">
            <text:p/>
          </table:table-cell>
          <table:table-cell table:formula="of:=IFERROR(IF(AND([.F183]=&quot;Long&quot;; [.M183]=[.H183]); [.H183]*([.N183]-[.I183]); IF(AND([.F183]=&quot;Short&quot;; [.M183]=[.H183]); [.H183]*([.I183]-[.N183]); &quot;&quot;)); &quot;&quot;)">
            <text:p/>
          </table:table-cell>
          <table:table-cell table:formula="of:=IF(ISNUMBER([.Q183]); IF([.Q183]&gt;0; &quot;Win&quot;; &quot;Loss&quot;);&quot;&quot;)">
            <text:p/>
          </table:table-cell>
          <table:table-cell table:formula="of:=IF([.O183]=&quot;&quot;; &quot;&quot;; CONCATENATE(DATEDIF([.G183];[.O183];&quot;d&quot;); IF(DATEDIF([.G183];[.O18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83]); &quot;&quot;; IF([.$F183]=&quot;Long&quot;; ([.W183]-[.$I183])*[.$H183]/[.$K183]; ([.$I183]-[.W183])*[.$H183]/[.$K183])-[.$P183]); &quot;&quot;)">
            <text:p/>
          </table:table-cell>
          <table:table-cell table:style-name="Default"/>
          <table:table-cell table:style-name="ce205" table:formula="of:=IFERROR(IF(ISBLANK([.Y183]); &quot;&quot;; IF([.$F183]=&quot;Long&quot;; ([.Y183]-[.$I183])*[.$H183]/[.$K183]; ([.$I183]-[.Y183])*[.$H183]/[.$K183])-[.$P183]); &quot;&quot;)">
            <text:p/>
          </table:table-cell>
          <table:table-cell table:style-name="Default"/>
          <table:table-cell table:style-name="ce205" table:formula="of:=IFERROR(IF(ISBLANK([.AA183]); &quot;&quot;; IF([.$F183]=&quot;Long&quot;; ([.AA183]-[.$I183])*[.$H183]/[.$K183]; ([.$I183]-[.AA183])*[.$H183]/[.$K183])-[.$P183]); &quot;&quot;)">
            <text:p/>
          </table:table-cell>
          <table:table-cell/>
          <table:table-cell table:formula="of:=IF(ISBLANK([.O183]); &quot;&quot;; DAY([.O183]))">
            <text:p/>
          </table:table-cell>
          <table:table-cell table:formula="of:=IF(ISBLANK([.G183]); &quot;&quot;; WEEKDAY([.G183]; 2))">
            <text:p/>
          </table:table-cell>
          <table:table-cell table:formula="of:=IF(ISBLANK([.O183]); &quot;&quot;; WEEKDAY([.O183]; 2))">
            <text:p/>
          </table:table-cell>
          <table:table-cell table:formula="of:=IF(ISBLANK([.O183]); &quot;&quot;; WEEKNUM([.O183]))">
            <text:p/>
          </table:table-cell>
          <table:table-cell table:formula="of:=IF(ISBLANK([.O183]); &quot;&quot;; MONTH([.O183]))">
            <text:p/>
          </table:table-cell>
          <table:table-cell table:formula="of:=IF(OR(ISBLANK([.G183]); ISBLANK([.O183])); &quot;&quot;; IFERROR(DATEDIF([.G183];[.O183];&quot;d&quot;); &quot;&quot;))">
            <text:p/>
          </table:table-cell>
          <table:table-cell table:formula="of:=IFERROR([.AJ182]+[.P183]; &quot;&quot;)">
            <text:p/>
          </table:table-cell>
          <table:table-cell table:formula="of:=IFERROR([.AK182]+[.Q18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84]=&quot;Long&quot;; [.I184]-[Overview.$C$4]/[.H184]; IF([.F184]=&quot;Short&quot;; [.I184]+[Overview.$C$4]/[.H184]; &quot;&quot;)); &quot;&quot;)">
            <text:p/>
          </table:table-cell>
          <table:table-cell table:style-name="ce157" table:formula="of:=IFERROR(ABS([.J184]-[.I184])*[.H184]; &quot;&quot;)">
            <text:p/>
          </table:table-cell>
          <table:table-cell table:formula="of:=IFERROR(IF([.F184]=&quot;Long&quot;; [.I184]+[Overview.$C$4]/[.H184]*[Overview.$C$6]; IF([.F184]=&quot;Short&quot;; [.I184]-[Overview.$C$4]/[.H184]*[Overview.$C$6]; &quot;&quot;)); &quot;&quot;)">
            <text:p/>
          </table:table-cell>
          <table:table-cell table:number-columns-repeated="3"/>
          <table:table-cell table:formula="of:=IFERROR([.Q184]/[.K184]; &quot;&quot;)">
            <text:p/>
          </table:table-cell>
          <table:table-cell table:formula="of:=IFERROR(IF(AND([.F184]=&quot;Long&quot;; [.M184]=[.H184]); [.H184]*([.N184]-[.I184]); IF(AND([.F184]=&quot;Short&quot;; [.M184]=[.H184]); [.H184]*([.I184]-[.N184]); &quot;&quot;)); &quot;&quot;)">
            <text:p/>
          </table:table-cell>
          <table:table-cell table:formula="of:=IF(ISNUMBER([.Q184]); IF([.Q184]&gt;0; &quot;Win&quot;; &quot;Loss&quot;);&quot;&quot;)">
            <text:p/>
          </table:table-cell>
          <table:table-cell table:formula="of:=IF([.O184]=&quot;&quot;; &quot;&quot;; CONCATENATE(DATEDIF([.G184];[.O184];&quot;d&quot;); IF(DATEDIF([.G184];[.O18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84]); &quot;&quot;; IF([.$F184]=&quot;Long&quot;; ([.W184]-[.$I184])*[.$H184]/[.$K184]; ([.$I184]-[.W184])*[.$H184]/[.$K184])-[.$P184]); &quot;&quot;)">
            <text:p/>
          </table:table-cell>
          <table:table-cell table:style-name="Default"/>
          <table:table-cell table:style-name="ce205" table:formula="of:=IFERROR(IF(ISBLANK([.Y184]); &quot;&quot;; IF([.$F184]=&quot;Long&quot;; ([.Y184]-[.$I184])*[.$H184]/[.$K184]; ([.$I184]-[.Y184])*[.$H184]/[.$K184])-[.$P184]); &quot;&quot;)">
            <text:p/>
          </table:table-cell>
          <table:table-cell table:style-name="Default"/>
          <table:table-cell table:style-name="ce205" table:formula="of:=IFERROR(IF(ISBLANK([.AA184]); &quot;&quot;; IF([.$F184]=&quot;Long&quot;; ([.AA184]-[.$I184])*[.$H184]/[.$K184]; ([.$I184]-[.AA184])*[.$H184]/[.$K184])-[.$P184]); &quot;&quot;)">
            <text:p/>
          </table:table-cell>
          <table:table-cell/>
          <table:table-cell table:formula="of:=IF(ISBLANK([.O184]); &quot;&quot;; DAY([.O184]))">
            <text:p/>
          </table:table-cell>
          <table:table-cell table:formula="of:=IF(ISBLANK([.G184]); &quot;&quot;; WEEKDAY([.G184]; 2))">
            <text:p/>
          </table:table-cell>
          <table:table-cell table:formula="of:=IF(ISBLANK([.O184]); &quot;&quot;; WEEKDAY([.O184]; 2))">
            <text:p/>
          </table:table-cell>
          <table:table-cell table:formula="of:=IF(ISBLANK([.O184]); &quot;&quot;; WEEKNUM([.O184]))">
            <text:p/>
          </table:table-cell>
          <table:table-cell table:formula="of:=IF(ISBLANK([.O184]); &quot;&quot;; MONTH([.O184]))">
            <text:p/>
          </table:table-cell>
          <table:table-cell table:formula="of:=IF(OR(ISBLANK([.G184]); ISBLANK([.O184])); &quot;&quot;; IFERROR(DATEDIF([.G184];[.O184];&quot;d&quot;); &quot;&quot;))">
            <text:p/>
          </table:table-cell>
          <table:table-cell table:formula="of:=IFERROR([.AJ183]+[.P184]; &quot;&quot;)">
            <text:p/>
          </table:table-cell>
          <table:table-cell table:formula="of:=IFERROR([.AK183]+[.Q18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83" calcext:value-type="float">
            <text:p>18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85]=&quot;Long&quot;; [.I185]-[Overview.$C$4]/[.H185]; IF([.F185]=&quot;Short&quot;; [.I185]+[Overview.$C$4]/[.H185]; &quot;&quot;)); &quot;&quot;)">
            <text:p/>
          </table:table-cell>
          <table:table-cell table:style-name="ce157" table:formula="of:=IFERROR(ABS([.J185]-[.I185])*[.H185]; &quot;&quot;)">
            <text:p/>
          </table:table-cell>
          <table:table-cell table:formula="of:=IFERROR(IF([.F185]=&quot;Long&quot;; [.I185]+[Overview.$C$4]/[.H185]*[Overview.$C$6]; IF([.F185]=&quot;Short&quot;; [.I185]-[Overview.$C$4]/[.H185]*[Overview.$C$6]; &quot;&quot;)); &quot;&quot;)">
            <text:p/>
          </table:table-cell>
          <table:table-cell table:number-columns-repeated="3"/>
          <table:table-cell table:formula="of:=IFERROR([.Q185]/[.K185]; &quot;&quot;)">
            <text:p/>
          </table:table-cell>
          <table:table-cell table:formula="of:=IFERROR(IF(AND([.F185]=&quot;Long&quot;; [.M185]=[.H185]); [.H185]*([.N185]-[.I185]); IF(AND([.F185]=&quot;Short&quot;; [.M185]=[.H185]); [.H185]*([.I185]-[.N185]); &quot;&quot;)); &quot;&quot;)">
            <text:p/>
          </table:table-cell>
          <table:table-cell table:formula="of:=IF(ISNUMBER([.Q185]); IF([.Q185]&gt;0; &quot;Win&quot;; &quot;Loss&quot;);&quot;&quot;)">
            <text:p/>
          </table:table-cell>
          <table:table-cell table:formula="of:=IF([.O185]=&quot;&quot;; &quot;&quot;; CONCATENATE(DATEDIF([.G185];[.O185];&quot;d&quot;); IF(DATEDIF([.G185];[.O18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85]); &quot;&quot;; IF([.$F185]=&quot;Long&quot;; ([.W185]-[.$I185])*[.$H185]/[.$K185]; ([.$I185]-[.W185])*[.$H185]/[.$K185])-[.$P185]); &quot;&quot;)">
            <text:p/>
          </table:table-cell>
          <table:table-cell table:style-name="Default"/>
          <table:table-cell table:style-name="ce205" table:formula="of:=IFERROR(IF(ISBLANK([.Y185]); &quot;&quot;; IF([.$F185]=&quot;Long&quot;; ([.Y185]-[.$I185])*[.$H185]/[.$K185]; ([.$I185]-[.Y185])*[.$H185]/[.$K185])-[.$P185]); &quot;&quot;)">
            <text:p/>
          </table:table-cell>
          <table:table-cell table:style-name="Default"/>
          <table:table-cell table:style-name="ce205" table:formula="of:=IFERROR(IF(ISBLANK([.AA185]); &quot;&quot;; IF([.$F185]=&quot;Long&quot;; ([.AA185]-[.$I185])*[.$H185]/[.$K185]; ([.$I185]-[.AA185])*[.$H185]/[.$K185])-[.$P185]); &quot;&quot;)">
            <text:p/>
          </table:table-cell>
          <table:table-cell/>
          <table:table-cell table:formula="of:=IF(ISBLANK([.O185]); &quot;&quot;; DAY([.O185]))">
            <text:p/>
          </table:table-cell>
          <table:table-cell table:formula="of:=IF(ISBLANK([.G185]); &quot;&quot;; WEEKDAY([.G185]; 2))">
            <text:p/>
          </table:table-cell>
          <table:table-cell table:formula="of:=IF(ISBLANK([.O185]); &quot;&quot;; WEEKDAY([.O185]; 2))">
            <text:p/>
          </table:table-cell>
          <table:table-cell table:formula="of:=IF(ISBLANK([.O185]); &quot;&quot;; WEEKNUM([.O185]))">
            <text:p/>
          </table:table-cell>
          <table:table-cell table:formula="of:=IF(ISBLANK([.O185]); &quot;&quot;; MONTH([.O185]))">
            <text:p/>
          </table:table-cell>
          <table:table-cell table:formula="of:=IF(OR(ISBLANK([.G185]); ISBLANK([.O185])); &quot;&quot;; IFERROR(DATEDIF([.G185];[.O185];&quot;d&quot;); &quot;&quot;))">
            <text:p/>
          </table:table-cell>
          <table:table-cell table:formula="of:=IFERROR([.AJ184]+[.P185]; &quot;&quot;)">
            <text:p/>
          </table:table-cell>
          <table:table-cell table:formula="of:=IFERROR([.AK184]+[.Q18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86]=&quot;Long&quot;; [.I186]-[Overview.$C$4]/[.H186]; IF([.F186]=&quot;Short&quot;; [.I186]+[Overview.$C$4]/[.H186]; &quot;&quot;)); &quot;&quot;)">
            <text:p/>
          </table:table-cell>
          <table:table-cell table:style-name="ce157" table:formula="of:=IFERROR(ABS([.J186]-[.I186])*[.H186]; &quot;&quot;)">
            <text:p/>
          </table:table-cell>
          <table:table-cell table:formula="of:=IFERROR(IF([.F186]=&quot;Long&quot;; [.I186]+[Overview.$C$4]/[.H186]*[Overview.$C$6]; IF([.F186]=&quot;Short&quot;; [.I186]-[Overview.$C$4]/[.H186]*[Overview.$C$6]; &quot;&quot;)); &quot;&quot;)">
            <text:p/>
          </table:table-cell>
          <table:table-cell table:number-columns-repeated="3"/>
          <table:table-cell table:formula="of:=IFERROR([.Q186]/[.K186]; &quot;&quot;)">
            <text:p/>
          </table:table-cell>
          <table:table-cell table:formula="of:=IFERROR(IF(AND([.F186]=&quot;Long&quot;; [.M186]=[.H186]); [.H186]*([.N186]-[.I186]); IF(AND([.F186]=&quot;Short&quot;; [.M186]=[.H186]); [.H186]*([.I186]-[.N186]); &quot;&quot;)); &quot;&quot;)">
            <text:p/>
          </table:table-cell>
          <table:table-cell table:formula="of:=IF(ISNUMBER([.Q186]); IF([.Q186]&gt;0; &quot;Win&quot;; &quot;Loss&quot;);&quot;&quot;)">
            <text:p/>
          </table:table-cell>
          <table:table-cell table:formula="of:=IF([.O186]=&quot;&quot;; &quot;&quot;; CONCATENATE(DATEDIF([.G186];[.O186];&quot;d&quot;); IF(DATEDIF([.G186];[.O18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86]); &quot;&quot;; IF([.$F186]=&quot;Long&quot;; ([.W186]-[.$I186])*[.$H186]/[.$K186]; ([.$I186]-[.W186])*[.$H186]/[.$K186])-[.$P186]); &quot;&quot;)">
            <text:p/>
          </table:table-cell>
          <table:table-cell table:style-name="Default"/>
          <table:table-cell table:style-name="ce205" table:formula="of:=IFERROR(IF(ISBLANK([.Y186]); &quot;&quot;; IF([.$F186]=&quot;Long&quot;; ([.Y186]-[.$I186])*[.$H186]/[.$K186]; ([.$I186]-[.Y186])*[.$H186]/[.$K186])-[.$P186]); &quot;&quot;)">
            <text:p/>
          </table:table-cell>
          <table:table-cell table:style-name="Default"/>
          <table:table-cell table:style-name="ce205" table:formula="of:=IFERROR(IF(ISBLANK([.AA186]); &quot;&quot;; IF([.$F186]=&quot;Long&quot;; ([.AA186]-[.$I186])*[.$H186]/[.$K186]; ([.$I186]-[.AA186])*[.$H186]/[.$K186])-[.$P186]); &quot;&quot;)">
            <text:p/>
          </table:table-cell>
          <table:table-cell/>
          <table:table-cell table:formula="of:=IF(ISBLANK([.O186]); &quot;&quot;; DAY([.O186]))">
            <text:p/>
          </table:table-cell>
          <table:table-cell table:formula="of:=IF(ISBLANK([.G186]); &quot;&quot;; WEEKDAY([.G186]; 2))">
            <text:p/>
          </table:table-cell>
          <table:table-cell table:formula="of:=IF(ISBLANK([.O186]); &quot;&quot;; WEEKDAY([.O186]; 2))">
            <text:p/>
          </table:table-cell>
          <table:table-cell table:formula="of:=IF(ISBLANK([.O186]); &quot;&quot;; WEEKNUM([.O186]))">
            <text:p/>
          </table:table-cell>
          <table:table-cell table:formula="of:=IF(ISBLANK([.O186]); &quot;&quot;; MONTH([.O186]))">
            <text:p/>
          </table:table-cell>
          <table:table-cell table:formula="of:=IF(OR(ISBLANK([.G186]); ISBLANK([.O186])); &quot;&quot;; IFERROR(DATEDIF([.G186];[.O186];&quot;d&quot;); &quot;&quot;))">
            <text:p/>
          </table:table-cell>
          <table:table-cell table:formula="of:=IFERROR([.AJ185]+[.P186]; &quot;&quot;)">
            <text:p/>
          </table:table-cell>
          <table:table-cell table:formula="of:=IFERROR([.AK185]+[.Q18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85" calcext:value-type="float">
            <text:p>18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87]=&quot;Long&quot;; [.I187]-[Overview.$C$4]/[.H187]; IF([.F187]=&quot;Short&quot;; [.I187]+[Overview.$C$4]/[.H187]; &quot;&quot;)); &quot;&quot;)">
            <text:p/>
          </table:table-cell>
          <table:table-cell table:style-name="ce157" table:formula="of:=IFERROR(ABS([.J187]-[.I187])*[.H187]; &quot;&quot;)">
            <text:p/>
          </table:table-cell>
          <table:table-cell table:formula="of:=IFERROR(IF([.F187]=&quot;Long&quot;; [.I187]+[Overview.$C$4]/[.H187]*[Overview.$C$6]; IF([.F187]=&quot;Short&quot;; [.I187]-[Overview.$C$4]/[.H187]*[Overview.$C$6]; &quot;&quot;)); &quot;&quot;)">
            <text:p/>
          </table:table-cell>
          <table:table-cell table:number-columns-repeated="3"/>
          <table:table-cell table:formula="of:=IFERROR([.Q187]/[.K187]; &quot;&quot;)">
            <text:p/>
          </table:table-cell>
          <table:table-cell table:formula="of:=IFERROR(IF(AND([.F187]=&quot;Long&quot;; [.M187]=[.H187]); [.H187]*([.N187]-[.I187]); IF(AND([.F187]=&quot;Short&quot;; [.M187]=[.H187]); [.H187]*([.I187]-[.N187]); &quot;&quot;)); &quot;&quot;)">
            <text:p/>
          </table:table-cell>
          <table:table-cell table:formula="of:=IF(ISNUMBER([.Q187]); IF([.Q187]&gt;0; &quot;Win&quot;; &quot;Loss&quot;);&quot;&quot;)">
            <text:p/>
          </table:table-cell>
          <table:table-cell table:formula="of:=IF([.O187]=&quot;&quot;; &quot;&quot;; CONCATENATE(DATEDIF([.G187];[.O187];&quot;d&quot;); IF(DATEDIF([.G187];[.O18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87]); &quot;&quot;; IF([.$F187]=&quot;Long&quot;; ([.W187]-[.$I187])*[.$H187]/[.$K187]; ([.$I187]-[.W187])*[.$H187]/[.$K187])-[.$P187]); &quot;&quot;)">
            <text:p/>
          </table:table-cell>
          <table:table-cell table:style-name="Default"/>
          <table:table-cell table:style-name="ce205" table:formula="of:=IFERROR(IF(ISBLANK([.Y187]); &quot;&quot;; IF([.$F187]=&quot;Long&quot;; ([.Y187]-[.$I187])*[.$H187]/[.$K187]; ([.$I187]-[.Y187])*[.$H187]/[.$K187])-[.$P187]); &quot;&quot;)">
            <text:p/>
          </table:table-cell>
          <table:table-cell table:style-name="Default"/>
          <table:table-cell table:style-name="ce205" table:formula="of:=IFERROR(IF(ISBLANK([.AA187]); &quot;&quot;; IF([.$F187]=&quot;Long&quot;; ([.AA187]-[.$I187])*[.$H187]/[.$K187]; ([.$I187]-[.AA187])*[.$H187]/[.$K187])-[.$P187]); &quot;&quot;)">
            <text:p/>
          </table:table-cell>
          <table:table-cell/>
          <table:table-cell table:formula="of:=IF(ISBLANK([.O187]); &quot;&quot;; DAY([.O187]))">
            <text:p/>
          </table:table-cell>
          <table:table-cell table:formula="of:=IF(ISBLANK([.G187]); &quot;&quot;; WEEKDAY([.G187]; 2))">
            <text:p/>
          </table:table-cell>
          <table:table-cell table:formula="of:=IF(ISBLANK([.O187]); &quot;&quot;; WEEKDAY([.O187]; 2))">
            <text:p/>
          </table:table-cell>
          <table:table-cell table:formula="of:=IF(ISBLANK([.O187]); &quot;&quot;; WEEKNUM([.O187]))">
            <text:p/>
          </table:table-cell>
          <table:table-cell table:formula="of:=IF(ISBLANK([.O187]); &quot;&quot;; MONTH([.O187]))">
            <text:p/>
          </table:table-cell>
          <table:table-cell table:formula="of:=IF(OR(ISBLANK([.G187]); ISBLANK([.O187])); &quot;&quot;; IFERROR(DATEDIF([.G187];[.O187];&quot;d&quot;); &quot;&quot;))">
            <text:p/>
          </table:table-cell>
          <table:table-cell table:formula="of:=IFERROR([.AJ186]+[.P187]; &quot;&quot;)">
            <text:p/>
          </table:table-cell>
          <table:table-cell table:formula="of:=IFERROR([.AK186]+[.Q18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88]=&quot;Long&quot;; [.I188]-[Overview.$C$4]/[.H188]; IF([.F188]=&quot;Short&quot;; [.I188]+[Overview.$C$4]/[.H188]; &quot;&quot;)); &quot;&quot;)">
            <text:p/>
          </table:table-cell>
          <table:table-cell table:style-name="ce157" table:formula="of:=IFERROR(ABS([.J188]-[.I188])*[.H188]; &quot;&quot;)">
            <text:p/>
          </table:table-cell>
          <table:table-cell table:formula="of:=IFERROR(IF([.F188]=&quot;Long&quot;; [.I188]+[Overview.$C$4]/[.H188]*[Overview.$C$6]; IF([.F188]=&quot;Short&quot;; [.I188]-[Overview.$C$4]/[.H188]*[Overview.$C$6]; &quot;&quot;)); &quot;&quot;)">
            <text:p/>
          </table:table-cell>
          <table:table-cell table:number-columns-repeated="3"/>
          <table:table-cell table:formula="of:=IFERROR([.Q188]/[.K188]; &quot;&quot;)">
            <text:p/>
          </table:table-cell>
          <table:table-cell table:formula="of:=IFERROR(IF(AND([.F188]=&quot;Long&quot;; [.M188]=[.H188]); [.H188]*([.N188]-[.I188]); IF(AND([.F188]=&quot;Short&quot;; [.M188]=[.H188]); [.H188]*([.I188]-[.N188]); &quot;&quot;)); &quot;&quot;)">
            <text:p/>
          </table:table-cell>
          <table:table-cell table:formula="of:=IF(ISNUMBER([.Q188]); IF([.Q188]&gt;0; &quot;Win&quot;; &quot;Loss&quot;);&quot;&quot;)">
            <text:p/>
          </table:table-cell>
          <table:table-cell table:formula="of:=IF([.O188]=&quot;&quot;; &quot;&quot;; CONCATENATE(DATEDIF([.G188];[.O188];&quot;d&quot;); IF(DATEDIF([.G188];[.O18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88]); &quot;&quot;; IF([.$F188]=&quot;Long&quot;; ([.W188]-[.$I188])*[.$H188]/[.$K188]; ([.$I188]-[.W188])*[.$H188]/[.$K188])-[.$P188]); &quot;&quot;)">
            <text:p/>
          </table:table-cell>
          <table:table-cell table:style-name="Default"/>
          <table:table-cell table:style-name="ce205" table:formula="of:=IFERROR(IF(ISBLANK([.Y188]); &quot;&quot;; IF([.$F188]=&quot;Long&quot;; ([.Y188]-[.$I188])*[.$H188]/[.$K188]; ([.$I188]-[.Y188])*[.$H188]/[.$K188])-[.$P188]); &quot;&quot;)">
            <text:p/>
          </table:table-cell>
          <table:table-cell table:style-name="Default"/>
          <table:table-cell table:style-name="ce205" table:formula="of:=IFERROR(IF(ISBLANK([.AA188]); &quot;&quot;; IF([.$F188]=&quot;Long&quot;; ([.AA188]-[.$I188])*[.$H188]/[.$K188]; ([.$I188]-[.AA188])*[.$H188]/[.$K188])-[.$P188]); &quot;&quot;)">
            <text:p/>
          </table:table-cell>
          <table:table-cell/>
          <table:table-cell table:formula="of:=IF(ISBLANK([.O188]); &quot;&quot;; DAY([.O188]))">
            <text:p/>
          </table:table-cell>
          <table:table-cell table:formula="of:=IF(ISBLANK([.G188]); &quot;&quot;; WEEKDAY([.G188]; 2))">
            <text:p/>
          </table:table-cell>
          <table:table-cell table:formula="of:=IF(ISBLANK([.O188]); &quot;&quot;; WEEKDAY([.O188]; 2))">
            <text:p/>
          </table:table-cell>
          <table:table-cell table:formula="of:=IF(ISBLANK([.O188]); &quot;&quot;; WEEKNUM([.O188]))">
            <text:p/>
          </table:table-cell>
          <table:table-cell table:formula="of:=IF(ISBLANK([.O188]); &quot;&quot;; MONTH([.O188]))">
            <text:p/>
          </table:table-cell>
          <table:table-cell table:formula="of:=IF(OR(ISBLANK([.G188]); ISBLANK([.O188])); &quot;&quot;; IFERROR(DATEDIF([.G188];[.O188];&quot;d&quot;); &quot;&quot;))">
            <text:p/>
          </table:table-cell>
          <table:table-cell table:formula="of:=IFERROR([.AJ187]+[.P188]; &quot;&quot;)">
            <text:p/>
          </table:table-cell>
          <table:table-cell table:formula="of:=IFERROR([.AK187]+[.Q18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89]=&quot;Long&quot;; [.I189]-[Overview.$C$4]/[.H189]; IF([.F189]=&quot;Short&quot;; [.I189]+[Overview.$C$4]/[.H189]; &quot;&quot;)); &quot;&quot;)">
            <text:p/>
          </table:table-cell>
          <table:table-cell table:style-name="ce157" table:formula="of:=IFERROR(ABS([.J189]-[.I189])*[.H189]; &quot;&quot;)">
            <text:p/>
          </table:table-cell>
          <table:table-cell table:formula="of:=IFERROR(IF([.F189]=&quot;Long&quot;; [.I189]+[Overview.$C$4]/[.H189]*[Overview.$C$6]; IF([.F189]=&quot;Short&quot;; [.I189]-[Overview.$C$4]/[.H189]*[Overview.$C$6]; &quot;&quot;)); &quot;&quot;)">
            <text:p/>
          </table:table-cell>
          <table:table-cell table:number-columns-repeated="3"/>
          <table:table-cell table:formula="of:=IFERROR([.Q189]/[.K189]; &quot;&quot;)">
            <text:p/>
          </table:table-cell>
          <table:table-cell table:formula="of:=IFERROR(IF(AND([.F189]=&quot;Long&quot;; [.M189]=[.H189]); [.H189]*([.N189]-[.I189]); IF(AND([.F189]=&quot;Short&quot;; [.M189]=[.H189]); [.H189]*([.I189]-[.N189]); &quot;&quot;)); &quot;&quot;)">
            <text:p/>
          </table:table-cell>
          <table:table-cell table:formula="of:=IF(ISNUMBER([.Q189]); IF([.Q189]&gt;0; &quot;Win&quot;; &quot;Loss&quot;);&quot;&quot;)">
            <text:p/>
          </table:table-cell>
          <table:table-cell table:formula="of:=IF([.O189]=&quot;&quot;; &quot;&quot;; CONCATENATE(DATEDIF([.G189];[.O189];&quot;d&quot;); IF(DATEDIF([.G189];[.O18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89]); &quot;&quot;; IF([.$F189]=&quot;Long&quot;; ([.W189]-[.$I189])*[.$H189]/[.$K189]; ([.$I189]-[.W189])*[.$H189]/[.$K189])-[.$P189]); &quot;&quot;)">
            <text:p/>
          </table:table-cell>
          <table:table-cell table:style-name="Default"/>
          <table:table-cell table:style-name="ce205" table:formula="of:=IFERROR(IF(ISBLANK([.Y189]); &quot;&quot;; IF([.$F189]=&quot;Long&quot;; ([.Y189]-[.$I189])*[.$H189]/[.$K189]; ([.$I189]-[.Y189])*[.$H189]/[.$K189])-[.$P189]); &quot;&quot;)">
            <text:p/>
          </table:table-cell>
          <table:table-cell table:style-name="Default"/>
          <table:table-cell table:style-name="ce205" table:formula="of:=IFERROR(IF(ISBLANK([.AA189]); &quot;&quot;; IF([.$F189]=&quot;Long&quot;; ([.AA189]-[.$I189])*[.$H189]/[.$K189]; ([.$I189]-[.AA189])*[.$H189]/[.$K189])-[.$P189]); &quot;&quot;)">
            <text:p/>
          </table:table-cell>
          <table:table-cell/>
          <table:table-cell table:formula="of:=IF(ISBLANK([.O189]); &quot;&quot;; DAY([.O189]))">
            <text:p/>
          </table:table-cell>
          <table:table-cell table:formula="of:=IF(ISBLANK([.G189]); &quot;&quot;; WEEKDAY([.G189]; 2))">
            <text:p/>
          </table:table-cell>
          <table:table-cell table:formula="of:=IF(ISBLANK([.O189]); &quot;&quot;; WEEKDAY([.O189]; 2))">
            <text:p/>
          </table:table-cell>
          <table:table-cell table:formula="of:=IF(ISBLANK([.O189]); &quot;&quot;; WEEKNUM([.O189]))">
            <text:p/>
          </table:table-cell>
          <table:table-cell table:formula="of:=IF(ISBLANK([.O189]); &quot;&quot;; MONTH([.O189]))">
            <text:p/>
          </table:table-cell>
          <table:table-cell table:formula="of:=IF(OR(ISBLANK([.G189]); ISBLANK([.O189])); &quot;&quot;; IFERROR(DATEDIF([.G189];[.O189];&quot;d&quot;); &quot;&quot;))">
            <text:p/>
          </table:table-cell>
          <table:table-cell table:formula="of:=IFERROR([.AJ188]+[.P189]; &quot;&quot;)">
            <text:p/>
          </table:table-cell>
          <table:table-cell table:formula="of:=IFERROR([.AK188]+[.Q18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90]=&quot;Long&quot;; [.I190]-[Overview.$C$4]/[.H190]; IF([.F190]=&quot;Short&quot;; [.I190]+[Overview.$C$4]/[.H190]; &quot;&quot;)); &quot;&quot;)">
            <text:p/>
          </table:table-cell>
          <table:table-cell table:style-name="ce157" table:formula="of:=IFERROR(ABS([.J190]-[.I190])*[.H190]; &quot;&quot;)">
            <text:p/>
          </table:table-cell>
          <table:table-cell table:formula="of:=IFERROR(IF([.F190]=&quot;Long&quot;; [.I190]+[Overview.$C$4]/[.H190]*[Overview.$C$6]; IF([.F190]=&quot;Short&quot;; [.I190]-[Overview.$C$4]/[.H190]*[Overview.$C$6]; &quot;&quot;)); &quot;&quot;)">
            <text:p/>
          </table:table-cell>
          <table:table-cell table:number-columns-repeated="3"/>
          <table:table-cell table:formula="of:=IFERROR([.Q190]/[.K190]; &quot;&quot;)">
            <text:p/>
          </table:table-cell>
          <table:table-cell table:formula="of:=IFERROR(IF(AND([.F190]=&quot;Long&quot;; [.M190]=[.H190]); [.H190]*([.N190]-[.I190]); IF(AND([.F190]=&quot;Short&quot;; [.M190]=[.H190]); [.H190]*([.I190]-[.N190]); &quot;&quot;)); &quot;&quot;)">
            <text:p/>
          </table:table-cell>
          <table:table-cell table:formula="of:=IF(ISNUMBER([.Q190]); IF([.Q190]&gt;0; &quot;Win&quot;; &quot;Loss&quot;);&quot;&quot;)">
            <text:p/>
          </table:table-cell>
          <table:table-cell table:formula="of:=IF([.O190]=&quot;&quot;; &quot;&quot;; CONCATENATE(DATEDIF([.G190];[.O190];&quot;d&quot;); IF(DATEDIF([.G190];[.O19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90]); &quot;&quot;; IF([.$F190]=&quot;Long&quot;; ([.W190]-[.$I190])*[.$H190]/[.$K190]; ([.$I190]-[.W190])*[.$H190]/[.$K190])-[.$P190]); &quot;&quot;)">
            <text:p/>
          </table:table-cell>
          <table:table-cell table:style-name="Default"/>
          <table:table-cell table:style-name="ce205" table:formula="of:=IFERROR(IF(ISBLANK([.Y190]); &quot;&quot;; IF([.$F190]=&quot;Long&quot;; ([.Y190]-[.$I190])*[.$H190]/[.$K190]; ([.$I190]-[.Y190])*[.$H190]/[.$K190])-[.$P190]); &quot;&quot;)">
            <text:p/>
          </table:table-cell>
          <table:table-cell table:style-name="Default"/>
          <table:table-cell table:style-name="ce205" table:formula="of:=IFERROR(IF(ISBLANK([.AA190]); &quot;&quot;; IF([.$F190]=&quot;Long&quot;; ([.AA190]-[.$I190])*[.$H190]/[.$K190]; ([.$I190]-[.AA190])*[.$H190]/[.$K190])-[.$P190]); &quot;&quot;)">
            <text:p/>
          </table:table-cell>
          <table:table-cell/>
          <table:table-cell table:formula="of:=IF(ISBLANK([.O190]); &quot;&quot;; DAY([.O190]))">
            <text:p/>
          </table:table-cell>
          <table:table-cell table:formula="of:=IF(ISBLANK([.G190]); &quot;&quot;; WEEKDAY([.G190]; 2))">
            <text:p/>
          </table:table-cell>
          <table:table-cell table:formula="of:=IF(ISBLANK([.O190]); &quot;&quot;; WEEKDAY([.O190]; 2))">
            <text:p/>
          </table:table-cell>
          <table:table-cell table:formula="of:=IF(ISBLANK([.O190]); &quot;&quot;; WEEKNUM([.O190]))">
            <text:p/>
          </table:table-cell>
          <table:table-cell table:formula="of:=IF(ISBLANK([.O190]); &quot;&quot;; MONTH([.O190]))">
            <text:p/>
          </table:table-cell>
          <table:table-cell table:formula="of:=IF(OR(ISBLANK([.G190]); ISBLANK([.O190])); &quot;&quot;; IFERROR(DATEDIF([.G190];[.O190];&quot;d&quot;); &quot;&quot;))">
            <text:p/>
          </table:table-cell>
          <table:table-cell table:formula="of:=IFERROR([.AJ189]+[.P190]; &quot;&quot;)">
            <text:p/>
          </table:table-cell>
          <table:table-cell table:formula="of:=IFERROR([.AK189]+[.Q19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89" calcext:value-type="float">
            <text:p>18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91]=&quot;Long&quot;; [.I191]-[Overview.$C$4]/[.H191]; IF([.F191]=&quot;Short&quot;; [.I191]+[Overview.$C$4]/[.H191]; &quot;&quot;)); &quot;&quot;)">
            <text:p/>
          </table:table-cell>
          <table:table-cell table:style-name="ce157" table:formula="of:=IFERROR(ABS([.J191]-[.I191])*[.H191]; &quot;&quot;)">
            <text:p/>
          </table:table-cell>
          <table:table-cell table:formula="of:=IFERROR(IF([.F191]=&quot;Long&quot;; [.I191]+[Overview.$C$4]/[.H191]*[Overview.$C$6]; IF([.F191]=&quot;Short&quot;; [.I191]-[Overview.$C$4]/[.H191]*[Overview.$C$6]; &quot;&quot;)); &quot;&quot;)">
            <text:p/>
          </table:table-cell>
          <table:table-cell table:number-columns-repeated="3"/>
          <table:table-cell table:formula="of:=IFERROR([.Q191]/[.K191]; &quot;&quot;)">
            <text:p/>
          </table:table-cell>
          <table:table-cell table:formula="of:=IFERROR(IF(AND([.F191]=&quot;Long&quot;; [.M191]=[.H191]); [.H191]*([.N191]-[.I191]); IF(AND([.F191]=&quot;Short&quot;; [.M191]=[.H191]); [.H191]*([.I191]-[.N191]); &quot;&quot;)); &quot;&quot;)">
            <text:p/>
          </table:table-cell>
          <table:table-cell table:formula="of:=IF(ISNUMBER([.Q191]); IF([.Q191]&gt;0; &quot;Win&quot;; &quot;Loss&quot;);&quot;&quot;)">
            <text:p/>
          </table:table-cell>
          <table:table-cell table:formula="of:=IF([.O191]=&quot;&quot;; &quot;&quot;; CONCATENATE(DATEDIF([.G191];[.O191];&quot;d&quot;); IF(DATEDIF([.G191];[.O19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91]); &quot;&quot;; IF([.$F191]=&quot;Long&quot;; ([.W191]-[.$I191])*[.$H191]/[.$K191]; ([.$I191]-[.W191])*[.$H191]/[.$K191])-[.$P191]); &quot;&quot;)">
            <text:p/>
          </table:table-cell>
          <table:table-cell table:style-name="Default"/>
          <table:table-cell table:style-name="ce205" table:formula="of:=IFERROR(IF(ISBLANK([.Y191]); &quot;&quot;; IF([.$F191]=&quot;Long&quot;; ([.Y191]-[.$I191])*[.$H191]/[.$K191]; ([.$I191]-[.Y191])*[.$H191]/[.$K191])-[.$P191]); &quot;&quot;)">
            <text:p/>
          </table:table-cell>
          <table:table-cell table:style-name="Default"/>
          <table:table-cell table:style-name="ce205" table:formula="of:=IFERROR(IF(ISBLANK([.AA191]); &quot;&quot;; IF([.$F191]=&quot;Long&quot;; ([.AA191]-[.$I191])*[.$H191]/[.$K191]; ([.$I191]-[.AA191])*[.$H191]/[.$K191])-[.$P191]); &quot;&quot;)">
            <text:p/>
          </table:table-cell>
          <table:table-cell/>
          <table:table-cell table:formula="of:=IF(ISBLANK([.O191]); &quot;&quot;; DAY([.O191]))">
            <text:p/>
          </table:table-cell>
          <table:table-cell table:formula="of:=IF(ISBLANK([.G191]); &quot;&quot;; WEEKDAY([.G191]; 2))">
            <text:p/>
          </table:table-cell>
          <table:table-cell table:formula="of:=IF(ISBLANK([.O191]); &quot;&quot;; WEEKDAY([.O191]; 2))">
            <text:p/>
          </table:table-cell>
          <table:table-cell table:formula="of:=IF(ISBLANK([.O191]); &quot;&quot;; WEEKNUM([.O191]))">
            <text:p/>
          </table:table-cell>
          <table:table-cell table:formula="of:=IF(ISBLANK([.O191]); &quot;&quot;; MONTH([.O191]))">
            <text:p/>
          </table:table-cell>
          <table:table-cell table:formula="of:=IF(OR(ISBLANK([.G191]); ISBLANK([.O191])); &quot;&quot;; IFERROR(DATEDIF([.G191];[.O191];&quot;d&quot;); &quot;&quot;))">
            <text:p/>
          </table:table-cell>
          <table:table-cell table:formula="of:=IFERROR([.AJ190]+[.P191]; &quot;&quot;)">
            <text:p/>
          </table:table-cell>
          <table:table-cell table:formula="of:=IFERROR([.AK190]+[.Q19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92]=&quot;Long&quot;; [.I192]-[Overview.$C$4]/[.H192]; IF([.F192]=&quot;Short&quot;; [.I192]+[Overview.$C$4]/[.H192]; &quot;&quot;)); &quot;&quot;)">
            <text:p/>
          </table:table-cell>
          <table:table-cell table:style-name="ce157" table:formula="of:=IFERROR(ABS([.J192]-[.I192])*[.H192]; &quot;&quot;)">
            <text:p/>
          </table:table-cell>
          <table:table-cell table:formula="of:=IFERROR(IF([.F192]=&quot;Long&quot;; [.I192]+[Overview.$C$4]/[.H192]*[Overview.$C$6]; IF([.F192]=&quot;Short&quot;; [.I192]-[Overview.$C$4]/[.H192]*[Overview.$C$6]; &quot;&quot;)); &quot;&quot;)">
            <text:p/>
          </table:table-cell>
          <table:table-cell table:number-columns-repeated="3"/>
          <table:table-cell table:formula="of:=IFERROR([.Q192]/[.K192]; &quot;&quot;)">
            <text:p/>
          </table:table-cell>
          <table:table-cell table:formula="of:=IFERROR(IF(AND([.F192]=&quot;Long&quot;; [.M192]=[.H192]); [.H192]*([.N192]-[.I192]); IF(AND([.F192]=&quot;Short&quot;; [.M192]=[.H192]); [.H192]*([.I192]-[.N192]); &quot;&quot;)); &quot;&quot;)">
            <text:p/>
          </table:table-cell>
          <table:table-cell table:formula="of:=IF(ISNUMBER([.Q192]); IF([.Q192]&gt;0; &quot;Win&quot;; &quot;Loss&quot;);&quot;&quot;)">
            <text:p/>
          </table:table-cell>
          <table:table-cell table:formula="of:=IF([.O192]=&quot;&quot;; &quot;&quot;; CONCATENATE(DATEDIF([.G192];[.O192];&quot;d&quot;); IF(DATEDIF([.G192];[.O19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92]); &quot;&quot;; IF([.$F192]=&quot;Long&quot;; ([.W192]-[.$I192])*[.$H192]/[.$K192]; ([.$I192]-[.W192])*[.$H192]/[.$K192])-[.$P192]); &quot;&quot;)">
            <text:p/>
          </table:table-cell>
          <table:table-cell table:style-name="Default"/>
          <table:table-cell table:style-name="ce205" table:formula="of:=IFERROR(IF(ISBLANK([.Y192]); &quot;&quot;; IF([.$F192]=&quot;Long&quot;; ([.Y192]-[.$I192])*[.$H192]/[.$K192]; ([.$I192]-[.Y192])*[.$H192]/[.$K192])-[.$P192]); &quot;&quot;)">
            <text:p/>
          </table:table-cell>
          <table:table-cell table:style-name="Default"/>
          <table:table-cell table:style-name="ce205" table:formula="of:=IFERROR(IF(ISBLANK([.AA192]); &quot;&quot;; IF([.$F192]=&quot;Long&quot;; ([.AA192]-[.$I192])*[.$H192]/[.$K192]; ([.$I192]-[.AA192])*[.$H192]/[.$K192])-[.$P192]); &quot;&quot;)">
            <text:p/>
          </table:table-cell>
          <table:table-cell/>
          <table:table-cell table:formula="of:=IF(ISBLANK([.O192]); &quot;&quot;; DAY([.O192]))">
            <text:p/>
          </table:table-cell>
          <table:table-cell table:formula="of:=IF(ISBLANK([.G192]); &quot;&quot;; WEEKDAY([.G192]; 2))">
            <text:p/>
          </table:table-cell>
          <table:table-cell table:formula="of:=IF(ISBLANK([.O192]); &quot;&quot;; WEEKDAY([.O192]; 2))">
            <text:p/>
          </table:table-cell>
          <table:table-cell table:formula="of:=IF(ISBLANK([.O192]); &quot;&quot;; WEEKNUM([.O192]))">
            <text:p/>
          </table:table-cell>
          <table:table-cell table:formula="of:=IF(ISBLANK([.O192]); &quot;&quot;; MONTH([.O192]))">
            <text:p/>
          </table:table-cell>
          <table:table-cell table:formula="of:=IF(OR(ISBLANK([.G192]); ISBLANK([.O192])); &quot;&quot;; IFERROR(DATEDIF([.G192];[.O192];&quot;d&quot;); &quot;&quot;))">
            <text:p/>
          </table:table-cell>
          <table:table-cell table:formula="of:=IFERROR([.AJ191]+[.P192]; &quot;&quot;)">
            <text:p/>
          </table:table-cell>
          <table:table-cell table:formula="of:=IFERROR([.AK191]+[.Q19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93]=&quot;Long&quot;; [.I193]-[Overview.$C$4]/[.H193]; IF([.F193]=&quot;Short&quot;; [.I193]+[Overview.$C$4]/[.H193]; &quot;&quot;)); &quot;&quot;)">
            <text:p/>
          </table:table-cell>
          <table:table-cell table:style-name="ce157" table:formula="of:=IFERROR(ABS([.J193]-[.I193])*[.H193]; &quot;&quot;)">
            <text:p/>
          </table:table-cell>
          <table:table-cell table:formula="of:=IFERROR(IF([.F193]=&quot;Long&quot;; [.I193]+[Overview.$C$4]/[.H193]*[Overview.$C$6]; IF([.F193]=&quot;Short&quot;; [.I193]-[Overview.$C$4]/[.H193]*[Overview.$C$6]; &quot;&quot;)); &quot;&quot;)">
            <text:p/>
          </table:table-cell>
          <table:table-cell table:number-columns-repeated="3"/>
          <table:table-cell table:formula="of:=IFERROR([.Q193]/[.K193]; &quot;&quot;)">
            <text:p/>
          </table:table-cell>
          <table:table-cell table:formula="of:=IFERROR(IF(AND([.F193]=&quot;Long&quot;; [.M193]=[.H193]); [.H193]*([.N193]-[.I193]); IF(AND([.F193]=&quot;Short&quot;; [.M193]=[.H193]); [.H193]*([.I193]-[.N193]); &quot;&quot;)); &quot;&quot;)">
            <text:p/>
          </table:table-cell>
          <table:table-cell table:formula="of:=IF(ISNUMBER([.Q193]); IF([.Q193]&gt;0; &quot;Win&quot;; &quot;Loss&quot;);&quot;&quot;)">
            <text:p/>
          </table:table-cell>
          <table:table-cell table:formula="of:=IF([.O193]=&quot;&quot;; &quot;&quot;; CONCATENATE(DATEDIF([.G193];[.O193];&quot;d&quot;); IF(DATEDIF([.G193];[.O19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93]); &quot;&quot;; IF([.$F193]=&quot;Long&quot;; ([.W193]-[.$I193])*[.$H193]/[.$K193]; ([.$I193]-[.W193])*[.$H193]/[.$K193])-[.$P193]); &quot;&quot;)">
            <text:p/>
          </table:table-cell>
          <table:table-cell table:style-name="Default"/>
          <table:table-cell table:style-name="ce205" table:formula="of:=IFERROR(IF(ISBLANK([.Y193]); &quot;&quot;; IF([.$F193]=&quot;Long&quot;; ([.Y193]-[.$I193])*[.$H193]/[.$K193]; ([.$I193]-[.Y193])*[.$H193]/[.$K193])-[.$P193]); &quot;&quot;)">
            <text:p/>
          </table:table-cell>
          <table:table-cell table:style-name="Default"/>
          <table:table-cell table:style-name="ce205" table:formula="of:=IFERROR(IF(ISBLANK([.AA193]); &quot;&quot;; IF([.$F193]=&quot;Long&quot;; ([.AA193]-[.$I193])*[.$H193]/[.$K193]; ([.$I193]-[.AA193])*[.$H193]/[.$K193])-[.$P193]); &quot;&quot;)">
            <text:p/>
          </table:table-cell>
          <table:table-cell/>
          <table:table-cell table:formula="of:=IF(ISBLANK([.O193]); &quot;&quot;; DAY([.O193]))">
            <text:p/>
          </table:table-cell>
          <table:table-cell table:formula="of:=IF(ISBLANK([.G193]); &quot;&quot;; WEEKDAY([.G193]; 2))">
            <text:p/>
          </table:table-cell>
          <table:table-cell table:formula="of:=IF(ISBLANK([.O193]); &quot;&quot;; WEEKDAY([.O193]; 2))">
            <text:p/>
          </table:table-cell>
          <table:table-cell table:formula="of:=IF(ISBLANK([.O193]); &quot;&quot;; WEEKNUM([.O193]))">
            <text:p/>
          </table:table-cell>
          <table:table-cell table:formula="of:=IF(ISBLANK([.O193]); &quot;&quot;; MONTH([.O193]))">
            <text:p/>
          </table:table-cell>
          <table:table-cell table:formula="of:=IF(OR(ISBLANK([.G193]); ISBLANK([.O193])); &quot;&quot;; IFERROR(DATEDIF([.G193];[.O193];&quot;d&quot;); &quot;&quot;))">
            <text:p/>
          </table:table-cell>
          <table:table-cell table:formula="of:=IFERROR([.AJ192]+[.P193]; &quot;&quot;)">
            <text:p/>
          </table:table-cell>
          <table:table-cell table:formula="of:=IFERROR([.AK192]+[.Q19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94]=&quot;Long&quot;; [.I194]-[Overview.$C$4]/[.H194]; IF([.F194]=&quot;Short&quot;; [.I194]+[Overview.$C$4]/[.H194]; &quot;&quot;)); &quot;&quot;)">
            <text:p/>
          </table:table-cell>
          <table:table-cell table:style-name="ce157" table:formula="of:=IFERROR(ABS([.J194]-[.I194])*[.H194]; &quot;&quot;)">
            <text:p/>
          </table:table-cell>
          <table:table-cell table:formula="of:=IFERROR(IF([.F194]=&quot;Long&quot;; [.I194]+[Overview.$C$4]/[.H194]*[Overview.$C$6]; IF([.F194]=&quot;Short&quot;; [.I194]-[Overview.$C$4]/[.H194]*[Overview.$C$6]; &quot;&quot;)); &quot;&quot;)">
            <text:p/>
          </table:table-cell>
          <table:table-cell table:number-columns-repeated="3"/>
          <table:table-cell table:formula="of:=IFERROR([.Q194]/[.K194]; &quot;&quot;)">
            <text:p/>
          </table:table-cell>
          <table:table-cell table:formula="of:=IFERROR(IF(AND([.F194]=&quot;Long&quot;; [.M194]=[.H194]); [.H194]*([.N194]-[.I194]); IF(AND([.F194]=&quot;Short&quot;; [.M194]=[.H194]); [.H194]*([.I194]-[.N194]); &quot;&quot;)); &quot;&quot;)">
            <text:p/>
          </table:table-cell>
          <table:table-cell table:formula="of:=IF(ISNUMBER([.Q194]); IF([.Q194]&gt;0; &quot;Win&quot;; &quot;Loss&quot;);&quot;&quot;)">
            <text:p/>
          </table:table-cell>
          <table:table-cell table:formula="of:=IF([.O194]=&quot;&quot;; &quot;&quot;; CONCATENATE(DATEDIF([.G194];[.O194];&quot;d&quot;); IF(DATEDIF([.G194];[.O19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94]); &quot;&quot;; IF([.$F194]=&quot;Long&quot;; ([.W194]-[.$I194])*[.$H194]/[.$K194]; ([.$I194]-[.W194])*[.$H194]/[.$K194])-[.$P194]); &quot;&quot;)">
            <text:p/>
          </table:table-cell>
          <table:table-cell table:style-name="Default"/>
          <table:table-cell table:style-name="ce205" table:formula="of:=IFERROR(IF(ISBLANK([.Y194]); &quot;&quot;; IF([.$F194]=&quot;Long&quot;; ([.Y194]-[.$I194])*[.$H194]/[.$K194]; ([.$I194]-[.Y194])*[.$H194]/[.$K194])-[.$P194]); &quot;&quot;)">
            <text:p/>
          </table:table-cell>
          <table:table-cell table:style-name="Default"/>
          <table:table-cell table:style-name="ce205" table:formula="of:=IFERROR(IF(ISBLANK([.AA194]); &quot;&quot;; IF([.$F194]=&quot;Long&quot;; ([.AA194]-[.$I194])*[.$H194]/[.$K194]; ([.$I194]-[.AA194])*[.$H194]/[.$K194])-[.$P194]); &quot;&quot;)">
            <text:p/>
          </table:table-cell>
          <table:table-cell/>
          <table:table-cell table:formula="of:=IF(ISBLANK([.O194]); &quot;&quot;; DAY([.O194]))">
            <text:p/>
          </table:table-cell>
          <table:table-cell table:formula="of:=IF(ISBLANK([.G194]); &quot;&quot;; WEEKDAY([.G194]; 2))">
            <text:p/>
          </table:table-cell>
          <table:table-cell table:formula="of:=IF(ISBLANK([.O194]); &quot;&quot;; WEEKDAY([.O194]; 2))">
            <text:p/>
          </table:table-cell>
          <table:table-cell table:formula="of:=IF(ISBLANK([.O194]); &quot;&quot;; WEEKNUM([.O194]))">
            <text:p/>
          </table:table-cell>
          <table:table-cell table:formula="of:=IF(ISBLANK([.O194]); &quot;&quot;; MONTH([.O194]))">
            <text:p/>
          </table:table-cell>
          <table:table-cell table:formula="of:=IF(OR(ISBLANK([.G194]); ISBLANK([.O194])); &quot;&quot;; IFERROR(DATEDIF([.G194];[.O194];&quot;d&quot;); &quot;&quot;))">
            <text:p/>
          </table:table-cell>
          <table:table-cell table:formula="of:=IFERROR([.AJ193]+[.P194]; &quot;&quot;)">
            <text:p/>
          </table:table-cell>
          <table:table-cell table:formula="of:=IFERROR([.AK193]+[.Q19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93" calcext:value-type="float">
            <text:p>19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95]=&quot;Long&quot;; [.I195]-[Overview.$C$4]/[.H195]; IF([.F195]=&quot;Short&quot;; [.I195]+[Overview.$C$4]/[.H195]; &quot;&quot;)); &quot;&quot;)">
            <text:p/>
          </table:table-cell>
          <table:table-cell table:style-name="ce157" table:formula="of:=IFERROR(ABS([.J195]-[.I195])*[.H195]; &quot;&quot;)">
            <text:p/>
          </table:table-cell>
          <table:table-cell table:formula="of:=IFERROR(IF([.F195]=&quot;Long&quot;; [.I195]+[Overview.$C$4]/[.H195]*[Overview.$C$6]; IF([.F195]=&quot;Short&quot;; [.I195]-[Overview.$C$4]/[.H195]*[Overview.$C$6]; &quot;&quot;)); &quot;&quot;)">
            <text:p/>
          </table:table-cell>
          <table:table-cell table:number-columns-repeated="3"/>
          <table:table-cell table:formula="of:=IFERROR([.Q195]/[.K195]; &quot;&quot;)">
            <text:p/>
          </table:table-cell>
          <table:table-cell table:formula="of:=IFERROR(IF(AND([.F195]=&quot;Long&quot;; [.M195]=[.H195]); [.H195]*([.N195]-[.I195]); IF(AND([.F195]=&quot;Short&quot;; [.M195]=[.H195]); [.H195]*([.I195]-[.N195]); &quot;&quot;)); &quot;&quot;)">
            <text:p/>
          </table:table-cell>
          <table:table-cell table:formula="of:=IF(ISNUMBER([.Q195]); IF([.Q195]&gt;0; &quot;Win&quot;; &quot;Loss&quot;);&quot;&quot;)">
            <text:p/>
          </table:table-cell>
          <table:table-cell table:formula="of:=IF([.O195]=&quot;&quot;; &quot;&quot;; CONCATENATE(DATEDIF([.G195];[.O195];&quot;d&quot;); IF(DATEDIF([.G195];[.O19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95]); &quot;&quot;; IF([.$F195]=&quot;Long&quot;; ([.W195]-[.$I195])*[.$H195]/[.$K195]; ([.$I195]-[.W195])*[.$H195]/[.$K195])-[.$P195]); &quot;&quot;)">
            <text:p/>
          </table:table-cell>
          <table:table-cell table:style-name="Default"/>
          <table:table-cell table:style-name="ce205" table:formula="of:=IFERROR(IF(ISBLANK([.Y195]); &quot;&quot;; IF([.$F195]=&quot;Long&quot;; ([.Y195]-[.$I195])*[.$H195]/[.$K195]; ([.$I195]-[.Y195])*[.$H195]/[.$K195])-[.$P195]); &quot;&quot;)">
            <text:p/>
          </table:table-cell>
          <table:table-cell table:style-name="Default"/>
          <table:table-cell table:style-name="ce205" table:formula="of:=IFERROR(IF(ISBLANK([.AA195]); &quot;&quot;; IF([.$F195]=&quot;Long&quot;; ([.AA195]-[.$I195])*[.$H195]/[.$K195]; ([.$I195]-[.AA195])*[.$H195]/[.$K195])-[.$P195]); &quot;&quot;)">
            <text:p/>
          </table:table-cell>
          <table:table-cell/>
          <table:table-cell table:formula="of:=IF(ISBLANK([.O195]); &quot;&quot;; DAY([.O195]))">
            <text:p/>
          </table:table-cell>
          <table:table-cell table:formula="of:=IF(ISBLANK([.G195]); &quot;&quot;; WEEKDAY([.G195]; 2))">
            <text:p/>
          </table:table-cell>
          <table:table-cell table:formula="of:=IF(ISBLANK([.O195]); &quot;&quot;; WEEKDAY([.O195]; 2))">
            <text:p/>
          </table:table-cell>
          <table:table-cell table:formula="of:=IF(ISBLANK([.O195]); &quot;&quot;; WEEKNUM([.O195]))">
            <text:p/>
          </table:table-cell>
          <table:table-cell table:formula="of:=IF(ISBLANK([.O195]); &quot;&quot;; MONTH([.O195]))">
            <text:p/>
          </table:table-cell>
          <table:table-cell table:formula="of:=IF(OR(ISBLANK([.G195]); ISBLANK([.O195])); &quot;&quot;; IFERROR(DATEDIF([.G195];[.O195];&quot;d&quot;); &quot;&quot;))">
            <text:p/>
          </table:table-cell>
          <table:table-cell table:formula="of:=IFERROR([.AJ194]+[.P195]; &quot;&quot;)">
            <text:p/>
          </table:table-cell>
          <table:table-cell table:formula="of:=IFERROR([.AK194]+[.Q19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96]=&quot;Long&quot;; [.I196]-[Overview.$C$4]/[.H196]; IF([.F196]=&quot;Short&quot;; [.I196]+[Overview.$C$4]/[.H196]; &quot;&quot;)); &quot;&quot;)">
            <text:p/>
          </table:table-cell>
          <table:table-cell table:style-name="ce157" table:formula="of:=IFERROR(ABS([.J196]-[.I196])*[.H196]; &quot;&quot;)">
            <text:p/>
          </table:table-cell>
          <table:table-cell table:formula="of:=IFERROR(IF([.F196]=&quot;Long&quot;; [.I196]+[Overview.$C$4]/[.H196]*[Overview.$C$6]; IF([.F196]=&quot;Short&quot;; [.I196]-[Overview.$C$4]/[.H196]*[Overview.$C$6]; &quot;&quot;)); &quot;&quot;)">
            <text:p/>
          </table:table-cell>
          <table:table-cell table:number-columns-repeated="3"/>
          <table:table-cell table:formula="of:=IFERROR([.Q196]/[.K196]; &quot;&quot;)">
            <text:p/>
          </table:table-cell>
          <table:table-cell table:formula="of:=IFERROR(IF(AND([.F196]=&quot;Long&quot;; [.M196]=[.H196]); [.H196]*([.N196]-[.I196]); IF(AND([.F196]=&quot;Short&quot;; [.M196]=[.H196]); [.H196]*([.I196]-[.N196]); &quot;&quot;)); &quot;&quot;)">
            <text:p/>
          </table:table-cell>
          <table:table-cell table:formula="of:=IF(ISNUMBER([.Q196]); IF([.Q196]&gt;0; &quot;Win&quot;; &quot;Loss&quot;);&quot;&quot;)">
            <text:p/>
          </table:table-cell>
          <table:table-cell table:formula="of:=IF([.O196]=&quot;&quot;; &quot;&quot;; CONCATENATE(DATEDIF([.G196];[.O196];&quot;d&quot;); IF(DATEDIF([.G196];[.O19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96]); &quot;&quot;; IF([.$F196]=&quot;Long&quot;; ([.W196]-[.$I196])*[.$H196]/[.$K196]; ([.$I196]-[.W196])*[.$H196]/[.$K196])-[.$P196]); &quot;&quot;)">
            <text:p/>
          </table:table-cell>
          <table:table-cell table:style-name="Default"/>
          <table:table-cell table:style-name="ce205" table:formula="of:=IFERROR(IF(ISBLANK([.Y196]); &quot;&quot;; IF([.$F196]=&quot;Long&quot;; ([.Y196]-[.$I196])*[.$H196]/[.$K196]; ([.$I196]-[.Y196])*[.$H196]/[.$K196])-[.$P196]); &quot;&quot;)">
            <text:p/>
          </table:table-cell>
          <table:table-cell table:style-name="Default"/>
          <table:table-cell table:style-name="ce205" table:formula="of:=IFERROR(IF(ISBLANK([.AA196]); &quot;&quot;; IF([.$F196]=&quot;Long&quot;; ([.AA196]-[.$I196])*[.$H196]/[.$K196]; ([.$I196]-[.AA196])*[.$H196]/[.$K196])-[.$P196]); &quot;&quot;)">
            <text:p/>
          </table:table-cell>
          <table:table-cell/>
          <table:table-cell table:formula="of:=IF(ISBLANK([.O196]); &quot;&quot;; DAY([.O196]))">
            <text:p/>
          </table:table-cell>
          <table:table-cell table:formula="of:=IF(ISBLANK([.G196]); &quot;&quot;; WEEKDAY([.G196]; 2))">
            <text:p/>
          </table:table-cell>
          <table:table-cell table:formula="of:=IF(ISBLANK([.O196]); &quot;&quot;; WEEKDAY([.O196]; 2))">
            <text:p/>
          </table:table-cell>
          <table:table-cell table:formula="of:=IF(ISBLANK([.O196]); &quot;&quot;; WEEKNUM([.O196]))">
            <text:p/>
          </table:table-cell>
          <table:table-cell table:formula="of:=IF(ISBLANK([.O196]); &quot;&quot;; MONTH([.O196]))">
            <text:p/>
          </table:table-cell>
          <table:table-cell table:formula="of:=IF(OR(ISBLANK([.G196]); ISBLANK([.O196])); &quot;&quot;; IFERROR(DATEDIF([.G196];[.O196];&quot;d&quot;); &quot;&quot;))">
            <text:p/>
          </table:table-cell>
          <table:table-cell table:formula="of:=IFERROR([.AJ195]+[.P196]; &quot;&quot;)">
            <text:p/>
          </table:table-cell>
          <table:table-cell table:formula="of:=IFERROR([.AK195]+[.Q19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95" calcext:value-type="float">
            <text:p>19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97]=&quot;Long&quot;; [.I197]-[Overview.$C$4]/[.H197]; IF([.F197]=&quot;Short&quot;; [.I197]+[Overview.$C$4]/[.H197]; &quot;&quot;)); &quot;&quot;)">
            <text:p/>
          </table:table-cell>
          <table:table-cell table:style-name="ce157" table:formula="of:=IFERROR(ABS([.J197]-[.I197])*[.H197]; &quot;&quot;)">
            <text:p/>
          </table:table-cell>
          <table:table-cell table:formula="of:=IFERROR(IF([.F197]=&quot;Long&quot;; [.I197]+[Overview.$C$4]/[.H197]*[Overview.$C$6]; IF([.F197]=&quot;Short&quot;; [.I197]-[Overview.$C$4]/[.H197]*[Overview.$C$6]; &quot;&quot;)); &quot;&quot;)">
            <text:p/>
          </table:table-cell>
          <table:table-cell table:number-columns-repeated="3"/>
          <table:table-cell table:formula="of:=IFERROR([.Q197]/[.K197]; &quot;&quot;)">
            <text:p/>
          </table:table-cell>
          <table:table-cell table:formula="of:=IFERROR(IF(AND([.F197]=&quot;Long&quot;; [.M197]=[.H197]); [.H197]*([.N197]-[.I197]); IF(AND([.F197]=&quot;Short&quot;; [.M197]=[.H197]); [.H197]*([.I197]-[.N197]); &quot;&quot;)); &quot;&quot;)">
            <text:p/>
          </table:table-cell>
          <table:table-cell table:formula="of:=IF(ISNUMBER([.Q197]); IF([.Q197]&gt;0; &quot;Win&quot;; &quot;Loss&quot;);&quot;&quot;)">
            <text:p/>
          </table:table-cell>
          <table:table-cell table:formula="of:=IF([.O197]=&quot;&quot;; &quot;&quot;; CONCATENATE(DATEDIF([.G197];[.O197];&quot;d&quot;); IF(DATEDIF([.G197];[.O19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97]); &quot;&quot;; IF([.$F197]=&quot;Long&quot;; ([.W197]-[.$I197])*[.$H197]/[.$K197]; ([.$I197]-[.W197])*[.$H197]/[.$K197])-[.$P197]); &quot;&quot;)">
            <text:p/>
          </table:table-cell>
          <table:table-cell table:style-name="Default"/>
          <table:table-cell table:style-name="ce205" table:formula="of:=IFERROR(IF(ISBLANK([.Y197]); &quot;&quot;; IF([.$F197]=&quot;Long&quot;; ([.Y197]-[.$I197])*[.$H197]/[.$K197]; ([.$I197]-[.Y197])*[.$H197]/[.$K197])-[.$P197]); &quot;&quot;)">
            <text:p/>
          </table:table-cell>
          <table:table-cell table:style-name="Default"/>
          <table:table-cell table:style-name="ce205" table:formula="of:=IFERROR(IF(ISBLANK([.AA197]); &quot;&quot;; IF([.$F197]=&quot;Long&quot;; ([.AA197]-[.$I197])*[.$H197]/[.$K197]; ([.$I197]-[.AA197])*[.$H197]/[.$K197])-[.$P197]); &quot;&quot;)">
            <text:p/>
          </table:table-cell>
          <table:table-cell/>
          <table:table-cell table:formula="of:=IF(ISBLANK([.O197]); &quot;&quot;; DAY([.O197]))">
            <text:p/>
          </table:table-cell>
          <table:table-cell table:formula="of:=IF(ISBLANK([.G197]); &quot;&quot;; WEEKDAY([.G197]; 2))">
            <text:p/>
          </table:table-cell>
          <table:table-cell table:formula="of:=IF(ISBLANK([.O197]); &quot;&quot;; WEEKDAY([.O197]; 2))">
            <text:p/>
          </table:table-cell>
          <table:table-cell table:formula="of:=IF(ISBLANK([.O197]); &quot;&quot;; WEEKNUM([.O197]))">
            <text:p/>
          </table:table-cell>
          <table:table-cell table:formula="of:=IF(ISBLANK([.O197]); &quot;&quot;; MONTH([.O197]))">
            <text:p/>
          </table:table-cell>
          <table:table-cell table:formula="of:=IF(OR(ISBLANK([.G197]); ISBLANK([.O197])); &quot;&quot;; IFERROR(DATEDIF([.G197];[.O197];&quot;d&quot;); &quot;&quot;))">
            <text:p/>
          </table:table-cell>
          <table:table-cell table:formula="of:=IFERROR([.AJ196]+[.P197]; &quot;&quot;)">
            <text:p/>
          </table:table-cell>
          <table:table-cell table:formula="of:=IFERROR([.AK196]+[.Q19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96" calcext:value-type="float">
            <text:p>19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98]=&quot;Long&quot;; [.I198]-[Overview.$C$4]/[.H198]; IF([.F198]=&quot;Short&quot;; [.I198]+[Overview.$C$4]/[.H198]; &quot;&quot;)); &quot;&quot;)">
            <text:p/>
          </table:table-cell>
          <table:table-cell table:style-name="ce157" table:formula="of:=IFERROR(ABS([.J198]-[.I198])*[.H198]; &quot;&quot;)">
            <text:p/>
          </table:table-cell>
          <table:table-cell table:formula="of:=IFERROR(IF([.F198]=&quot;Long&quot;; [.I198]+[Overview.$C$4]/[.H198]*[Overview.$C$6]; IF([.F198]=&quot;Short&quot;; [.I198]-[Overview.$C$4]/[.H198]*[Overview.$C$6]; &quot;&quot;)); &quot;&quot;)">
            <text:p/>
          </table:table-cell>
          <table:table-cell table:number-columns-repeated="3"/>
          <table:table-cell table:formula="of:=IFERROR([.Q198]/[.K198]; &quot;&quot;)">
            <text:p/>
          </table:table-cell>
          <table:table-cell table:formula="of:=IFERROR(IF(AND([.F198]=&quot;Long&quot;; [.M198]=[.H198]); [.H198]*([.N198]-[.I198]); IF(AND([.F198]=&quot;Short&quot;; [.M198]=[.H198]); [.H198]*([.I198]-[.N198]); &quot;&quot;)); &quot;&quot;)">
            <text:p/>
          </table:table-cell>
          <table:table-cell table:formula="of:=IF(ISNUMBER([.Q198]); IF([.Q198]&gt;0; &quot;Win&quot;; &quot;Loss&quot;);&quot;&quot;)">
            <text:p/>
          </table:table-cell>
          <table:table-cell table:formula="of:=IF([.O198]=&quot;&quot;; &quot;&quot;; CONCATENATE(DATEDIF([.G198];[.O198];&quot;d&quot;); IF(DATEDIF([.G198];[.O19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98]); &quot;&quot;; IF([.$F198]=&quot;Long&quot;; ([.W198]-[.$I198])*[.$H198]/[.$K198]; ([.$I198]-[.W198])*[.$H198]/[.$K198])-[.$P198]); &quot;&quot;)">
            <text:p/>
          </table:table-cell>
          <table:table-cell table:style-name="Default"/>
          <table:table-cell table:style-name="ce205" table:formula="of:=IFERROR(IF(ISBLANK([.Y198]); &quot;&quot;; IF([.$F198]=&quot;Long&quot;; ([.Y198]-[.$I198])*[.$H198]/[.$K198]; ([.$I198]-[.Y198])*[.$H198]/[.$K198])-[.$P198]); &quot;&quot;)">
            <text:p/>
          </table:table-cell>
          <table:table-cell table:style-name="Default"/>
          <table:table-cell table:style-name="ce205" table:formula="of:=IFERROR(IF(ISBLANK([.AA198]); &quot;&quot;; IF([.$F198]=&quot;Long&quot;; ([.AA198]-[.$I198])*[.$H198]/[.$K198]; ([.$I198]-[.AA198])*[.$H198]/[.$K198])-[.$P198]); &quot;&quot;)">
            <text:p/>
          </table:table-cell>
          <table:table-cell/>
          <table:table-cell table:formula="of:=IF(ISBLANK([.O198]); &quot;&quot;; DAY([.O198]))">
            <text:p/>
          </table:table-cell>
          <table:table-cell table:formula="of:=IF(ISBLANK([.G198]); &quot;&quot;; WEEKDAY([.G198]; 2))">
            <text:p/>
          </table:table-cell>
          <table:table-cell table:formula="of:=IF(ISBLANK([.O198]); &quot;&quot;; WEEKDAY([.O198]; 2))">
            <text:p/>
          </table:table-cell>
          <table:table-cell table:formula="of:=IF(ISBLANK([.O198]); &quot;&quot;; WEEKNUM([.O198]))">
            <text:p/>
          </table:table-cell>
          <table:table-cell table:formula="of:=IF(ISBLANK([.O198]); &quot;&quot;; MONTH([.O198]))">
            <text:p/>
          </table:table-cell>
          <table:table-cell table:formula="of:=IF(OR(ISBLANK([.G198]); ISBLANK([.O198])); &quot;&quot;; IFERROR(DATEDIF([.G198];[.O198];&quot;d&quot;); &quot;&quot;))">
            <text:p/>
          </table:table-cell>
          <table:table-cell table:formula="of:=IFERROR([.AJ197]+[.P198]; &quot;&quot;)">
            <text:p/>
          </table:table-cell>
          <table:table-cell table:formula="of:=IFERROR([.AK197]+[.Q19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199]=&quot;Long&quot;; [.I199]-[Overview.$C$4]/[.H199]; IF([.F199]=&quot;Short&quot;; [.I199]+[Overview.$C$4]/[.H199]; &quot;&quot;)); &quot;&quot;)">
            <text:p/>
          </table:table-cell>
          <table:table-cell table:style-name="ce157" table:formula="of:=IFERROR(ABS([.J199]-[.I199])*[.H199]; &quot;&quot;)">
            <text:p/>
          </table:table-cell>
          <table:table-cell table:formula="of:=IFERROR(IF([.F199]=&quot;Long&quot;; [.I199]+[Overview.$C$4]/[.H199]*[Overview.$C$6]; IF([.F199]=&quot;Short&quot;; [.I199]-[Overview.$C$4]/[.H199]*[Overview.$C$6]; &quot;&quot;)); &quot;&quot;)">
            <text:p/>
          </table:table-cell>
          <table:table-cell table:number-columns-repeated="3"/>
          <table:table-cell table:formula="of:=IFERROR([.Q199]/[.K199]; &quot;&quot;)">
            <text:p/>
          </table:table-cell>
          <table:table-cell table:formula="of:=IFERROR(IF(AND([.F199]=&quot;Long&quot;; [.M199]=[.H199]); [.H199]*([.N199]-[.I199]); IF(AND([.F199]=&quot;Short&quot;; [.M199]=[.H199]); [.H199]*([.I199]-[.N199]); &quot;&quot;)); &quot;&quot;)">
            <text:p/>
          </table:table-cell>
          <table:table-cell table:formula="of:=IF(ISNUMBER([.Q199]); IF([.Q199]&gt;0; &quot;Win&quot;; &quot;Loss&quot;);&quot;&quot;)">
            <text:p/>
          </table:table-cell>
          <table:table-cell table:formula="of:=IF([.O199]=&quot;&quot;; &quot;&quot;; CONCATENATE(DATEDIF([.G199];[.O199];&quot;d&quot;); IF(DATEDIF([.G199];[.O19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199]); &quot;&quot;; IF([.$F199]=&quot;Long&quot;; ([.W199]-[.$I199])*[.$H199]/[.$K199]; ([.$I199]-[.W199])*[.$H199]/[.$K199])-[.$P199]); &quot;&quot;)">
            <text:p/>
          </table:table-cell>
          <table:table-cell table:style-name="Default"/>
          <table:table-cell table:style-name="ce205" table:formula="of:=IFERROR(IF(ISBLANK([.Y199]); &quot;&quot;; IF([.$F199]=&quot;Long&quot;; ([.Y199]-[.$I199])*[.$H199]/[.$K199]; ([.$I199]-[.Y199])*[.$H199]/[.$K199])-[.$P199]); &quot;&quot;)">
            <text:p/>
          </table:table-cell>
          <table:table-cell table:style-name="Default"/>
          <table:table-cell table:style-name="ce205" table:formula="of:=IFERROR(IF(ISBLANK([.AA199]); &quot;&quot;; IF([.$F199]=&quot;Long&quot;; ([.AA199]-[.$I199])*[.$H199]/[.$K199]; ([.$I199]-[.AA199])*[.$H199]/[.$K199])-[.$P199]); &quot;&quot;)">
            <text:p/>
          </table:table-cell>
          <table:table-cell/>
          <table:table-cell table:formula="of:=IF(ISBLANK([.O199]); &quot;&quot;; DAY([.O199]))">
            <text:p/>
          </table:table-cell>
          <table:table-cell table:formula="of:=IF(ISBLANK([.G199]); &quot;&quot;; WEEKDAY([.G199]; 2))">
            <text:p/>
          </table:table-cell>
          <table:table-cell table:formula="of:=IF(ISBLANK([.O199]); &quot;&quot;; WEEKDAY([.O199]; 2))">
            <text:p/>
          </table:table-cell>
          <table:table-cell table:formula="of:=IF(ISBLANK([.O199]); &quot;&quot;; WEEKNUM([.O199]))">
            <text:p/>
          </table:table-cell>
          <table:table-cell table:formula="of:=IF(ISBLANK([.O199]); &quot;&quot;; MONTH([.O199]))">
            <text:p/>
          </table:table-cell>
          <table:table-cell table:formula="of:=IF(OR(ISBLANK([.G199]); ISBLANK([.O199])); &quot;&quot;; IFERROR(DATEDIF([.G199];[.O199];&quot;d&quot;); &quot;&quot;))">
            <text:p/>
          </table:table-cell>
          <table:table-cell table:formula="of:=IFERROR([.AJ198]+[.P199]; &quot;&quot;)">
            <text:p/>
          </table:table-cell>
          <table:table-cell table:formula="of:=IFERROR([.AK198]+[.Q19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00]=&quot;Long&quot;; [.I200]-[Overview.$C$4]/[.H200]; IF([.F200]=&quot;Short&quot;; [.I200]+[Overview.$C$4]/[.H200]; &quot;&quot;)); &quot;&quot;)">
            <text:p/>
          </table:table-cell>
          <table:table-cell table:style-name="ce157" table:formula="of:=IFERROR(ABS([.J200]-[.I200])*[.H200]; &quot;&quot;)">
            <text:p/>
          </table:table-cell>
          <table:table-cell table:formula="of:=IFERROR(IF([.F200]=&quot;Long&quot;; [.I200]+[Overview.$C$4]/[.H200]*[Overview.$C$6]; IF([.F200]=&quot;Short&quot;; [.I200]-[Overview.$C$4]/[.H200]*[Overview.$C$6]; &quot;&quot;)); &quot;&quot;)">
            <text:p/>
          </table:table-cell>
          <table:table-cell table:number-columns-repeated="3"/>
          <table:table-cell table:formula="of:=IFERROR([.Q200]/[.K200]; &quot;&quot;)">
            <text:p/>
          </table:table-cell>
          <table:table-cell table:formula="of:=IFERROR(IF(AND([.F200]=&quot;Long&quot;; [.M200]=[.H200]); [.H200]*([.N200]-[.I200]); IF(AND([.F200]=&quot;Short&quot;; [.M200]=[.H200]); [.H200]*([.I200]-[.N200]); &quot;&quot;)); &quot;&quot;)">
            <text:p/>
          </table:table-cell>
          <table:table-cell table:formula="of:=IF(ISNUMBER([.Q200]); IF([.Q200]&gt;0; &quot;Win&quot;; &quot;Loss&quot;);&quot;&quot;)">
            <text:p/>
          </table:table-cell>
          <table:table-cell table:formula="of:=IF([.O200]=&quot;&quot;; &quot;&quot;; CONCATENATE(DATEDIF([.G200];[.O200];&quot;d&quot;); IF(DATEDIF([.G200];[.O20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00]); &quot;&quot;; IF([.$F200]=&quot;Long&quot;; ([.W200]-[.$I200])*[.$H200]/[.$K200]; ([.$I200]-[.W200])*[.$H200]/[.$K200])-[.$P200]); &quot;&quot;)">
            <text:p/>
          </table:table-cell>
          <table:table-cell table:style-name="Default"/>
          <table:table-cell table:style-name="ce205" table:formula="of:=IFERROR(IF(ISBLANK([.Y200]); &quot;&quot;; IF([.$F200]=&quot;Long&quot;; ([.Y200]-[.$I200])*[.$H200]/[.$K200]; ([.$I200]-[.Y200])*[.$H200]/[.$K200])-[.$P200]); &quot;&quot;)">
            <text:p/>
          </table:table-cell>
          <table:table-cell table:style-name="Default"/>
          <table:table-cell table:style-name="ce205" table:formula="of:=IFERROR(IF(ISBLANK([.AA200]); &quot;&quot;; IF([.$F200]=&quot;Long&quot;; ([.AA200]-[.$I200])*[.$H200]/[.$K200]; ([.$I200]-[.AA200])*[.$H200]/[.$K200])-[.$P200]); &quot;&quot;)">
            <text:p/>
          </table:table-cell>
          <table:table-cell/>
          <table:table-cell table:formula="of:=IF(ISBLANK([.O200]); &quot;&quot;; DAY([.O200]))">
            <text:p/>
          </table:table-cell>
          <table:table-cell table:formula="of:=IF(ISBLANK([.G200]); &quot;&quot;; WEEKDAY([.G200]; 2))">
            <text:p/>
          </table:table-cell>
          <table:table-cell table:formula="of:=IF(ISBLANK([.O200]); &quot;&quot;; WEEKDAY([.O200]; 2))">
            <text:p/>
          </table:table-cell>
          <table:table-cell table:formula="of:=IF(ISBLANK([.O200]); &quot;&quot;; WEEKNUM([.O200]))">
            <text:p/>
          </table:table-cell>
          <table:table-cell table:formula="of:=IF(ISBLANK([.O200]); &quot;&quot;; MONTH([.O200]))">
            <text:p/>
          </table:table-cell>
          <table:table-cell table:formula="of:=IF(OR(ISBLANK([.G200]); ISBLANK([.O200])); &quot;&quot;; IFERROR(DATEDIF([.G200];[.O200];&quot;d&quot;); &quot;&quot;))">
            <text:p/>
          </table:table-cell>
          <table:table-cell table:formula="of:=IFERROR([.AJ199]+[.P200]; &quot;&quot;)">
            <text:p/>
          </table:table-cell>
          <table:table-cell table:formula="of:=IFERROR([.AK199]+[.Q20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01]=&quot;Long&quot;; [.I201]-[Overview.$C$4]/[.H201]; IF([.F201]=&quot;Short&quot;; [.I201]+[Overview.$C$4]/[.H201]; &quot;&quot;)); &quot;&quot;)">
            <text:p/>
          </table:table-cell>
          <table:table-cell table:style-name="ce157" table:formula="of:=IFERROR(ABS([.J201]-[.I201])*[.H201]; &quot;&quot;)">
            <text:p/>
          </table:table-cell>
          <table:table-cell table:formula="of:=IFERROR(IF([.F201]=&quot;Long&quot;; [.I201]+[Overview.$C$4]/[.H201]*[Overview.$C$6]; IF([.F201]=&quot;Short&quot;; [.I201]-[Overview.$C$4]/[.H201]*[Overview.$C$6]; &quot;&quot;)); &quot;&quot;)">
            <text:p/>
          </table:table-cell>
          <table:table-cell table:number-columns-repeated="3"/>
          <table:table-cell table:formula="of:=IFERROR([.Q201]/[.K201]; &quot;&quot;)">
            <text:p/>
          </table:table-cell>
          <table:table-cell table:formula="of:=IFERROR(IF(AND([.F201]=&quot;Long&quot;; [.M201]=[.H201]); [.H201]*([.N201]-[.I201]); IF(AND([.F201]=&quot;Short&quot;; [.M201]=[.H201]); [.H201]*([.I201]-[.N201]); &quot;&quot;)); &quot;&quot;)">
            <text:p/>
          </table:table-cell>
          <table:table-cell table:formula="of:=IF(ISNUMBER([.Q201]); IF([.Q201]&gt;0; &quot;Win&quot;; &quot;Loss&quot;);&quot;&quot;)">
            <text:p/>
          </table:table-cell>
          <table:table-cell table:formula="of:=IF([.O201]=&quot;&quot;; &quot;&quot;; CONCATENATE(DATEDIF([.G201];[.O201];&quot;d&quot;); IF(DATEDIF([.G201];[.O20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01]); &quot;&quot;; IF([.$F201]=&quot;Long&quot;; ([.W201]-[.$I201])*[.$H201]/[.$K201]; ([.$I201]-[.W201])*[.$H201]/[.$K201])-[.$P201]); &quot;&quot;)">
            <text:p/>
          </table:table-cell>
          <table:table-cell table:style-name="Default"/>
          <table:table-cell table:style-name="ce205" table:formula="of:=IFERROR(IF(ISBLANK([.Y201]); &quot;&quot;; IF([.$F201]=&quot;Long&quot;; ([.Y201]-[.$I201])*[.$H201]/[.$K201]; ([.$I201]-[.Y201])*[.$H201]/[.$K201])-[.$P201]); &quot;&quot;)">
            <text:p/>
          </table:table-cell>
          <table:table-cell table:style-name="Default"/>
          <table:table-cell table:style-name="ce205" table:formula="of:=IFERROR(IF(ISBLANK([.AA201]); &quot;&quot;; IF([.$F201]=&quot;Long&quot;; ([.AA201]-[.$I201])*[.$H201]/[.$K201]; ([.$I201]-[.AA201])*[.$H201]/[.$K201])-[.$P201]); &quot;&quot;)">
            <text:p/>
          </table:table-cell>
          <table:table-cell/>
          <table:table-cell table:formula="of:=IF(ISBLANK([.O201]); &quot;&quot;; DAY([.O201]))">
            <text:p/>
          </table:table-cell>
          <table:table-cell table:formula="of:=IF(ISBLANK([.G201]); &quot;&quot;; WEEKDAY([.G201]; 2))">
            <text:p/>
          </table:table-cell>
          <table:table-cell table:formula="of:=IF(ISBLANK([.O201]); &quot;&quot;; WEEKDAY([.O201]; 2))">
            <text:p/>
          </table:table-cell>
          <table:table-cell table:formula="of:=IF(ISBLANK([.O201]); &quot;&quot;; WEEKNUM([.O201]))">
            <text:p/>
          </table:table-cell>
          <table:table-cell table:formula="of:=IF(ISBLANK([.O201]); &quot;&quot;; MONTH([.O201]))">
            <text:p/>
          </table:table-cell>
          <table:table-cell table:formula="of:=IF(OR(ISBLANK([.G201]); ISBLANK([.O201])); &quot;&quot;; IFERROR(DATEDIF([.G201];[.O201];&quot;d&quot;); &quot;&quot;))">
            <text:p/>
          </table:table-cell>
          <table:table-cell table:formula="of:=IFERROR([.AJ200]+[.P201]; &quot;&quot;)">
            <text:p/>
          </table:table-cell>
          <table:table-cell table:formula="of:=IFERROR([.AK200]+[.Q20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02]=&quot;Long&quot;; [.I202]-[Overview.$C$4]/[.H202]; IF([.F202]=&quot;Short&quot;; [.I202]+[Overview.$C$4]/[.H202]; &quot;&quot;)); &quot;&quot;)">
            <text:p/>
          </table:table-cell>
          <table:table-cell table:style-name="ce157" table:formula="of:=IFERROR(ABS([.J202]-[.I202])*[.H202]; &quot;&quot;)">
            <text:p/>
          </table:table-cell>
          <table:table-cell table:formula="of:=IFERROR(IF([.F202]=&quot;Long&quot;; [.I202]+[Overview.$C$4]/[.H202]*[Overview.$C$6]; IF([.F202]=&quot;Short&quot;; [.I202]-[Overview.$C$4]/[.H202]*[Overview.$C$6]; &quot;&quot;)); &quot;&quot;)">
            <text:p/>
          </table:table-cell>
          <table:table-cell table:number-columns-repeated="3"/>
          <table:table-cell table:formula="of:=IFERROR([.Q202]/[.K202]; &quot;&quot;)">
            <text:p/>
          </table:table-cell>
          <table:table-cell table:formula="of:=IFERROR(IF(AND([.F202]=&quot;Long&quot;; [.M202]=[.H202]); [.H202]*([.N202]-[.I202]); IF(AND([.F202]=&quot;Short&quot;; [.M202]=[.H202]); [.H202]*([.I202]-[.N202]); &quot;&quot;)); &quot;&quot;)">
            <text:p/>
          </table:table-cell>
          <table:table-cell table:formula="of:=IF(ISNUMBER([.Q202]); IF([.Q202]&gt;0; &quot;Win&quot;; &quot;Loss&quot;);&quot;&quot;)">
            <text:p/>
          </table:table-cell>
          <table:table-cell table:formula="of:=IF([.O202]=&quot;&quot;; &quot;&quot;; CONCATENATE(DATEDIF([.G202];[.O202];&quot;d&quot;); IF(DATEDIF([.G202];[.O20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02]); &quot;&quot;; IF([.$F202]=&quot;Long&quot;; ([.W202]-[.$I202])*[.$H202]/[.$K202]; ([.$I202]-[.W202])*[.$H202]/[.$K202])-[.$P202]); &quot;&quot;)">
            <text:p/>
          </table:table-cell>
          <table:table-cell table:style-name="Default"/>
          <table:table-cell table:style-name="ce205" table:formula="of:=IFERROR(IF(ISBLANK([.Y202]); &quot;&quot;; IF([.$F202]=&quot;Long&quot;; ([.Y202]-[.$I202])*[.$H202]/[.$K202]; ([.$I202]-[.Y202])*[.$H202]/[.$K202])-[.$P202]); &quot;&quot;)">
            <text:p/>
          </table:table-cell>
          <table:table-cell table:style-name="Default"/>
          <table:table-cell table:style-name="ce205" table:formula="of:=IFERROR(IF(ISBLANK([.AA202]); &quot;&quot;; IF([.$F202]=&quot;Long&quot;; ([.AA202]-[.$I202])*[.$H202]/[.$K202]; ([.$I202]-[.AA202])*[.$H202]/[.$K202])-[.$P202]); &quot;&quot;)">
            <text:p/>
          </table:table-cell>
          <table:table-cell/>
          <table:table-cell table:formula="of:=IF(ISBLANK([.O202]); &quot;&quot;; DAY([.O202]))">
            <text:p/>
          </table:table-cell>
          <table:table-cell table:formula="of:=IF(ISBLANK([.G202]); &quot;&quot;; WEEKDAY([.G202]; 2))">
            <text:p/>
          </table:table-cell>
          <table:table-cell table:formula="of:=IF(ISBLANK([.O202]); &quot;&quot;; WEEKDAY([.O202]; 2))">
            <text:p/>
          </table:table-cell>
          <table:table-cell table:formula="of:=IF(ISBLANK([.O202]); &quot;&quot;; WEEKNUM([.O202]))">
            <text:p/>
          </table:table-cell>
          <table:table-cell table:formula="of:=IF(ISBLANK([.O202]); &quot;&quot;; MONTH([.O202]))">
            <text:p/>
          </table:table-cell>
          <table:table-cell table:formula="of:=IF(OR(ISBLANK([.G202]); ISBLANK([.O202])); &quot;&quot;; IFERROR(DATEDIF([.G202];[.O202];&quot;d&quot;); &quot;&quot;))">
            <text:p/>
          </table:table-cell>
          <table:table-cell table:formula="of:=IFERROR([.AJ201]+[.P202]; &quot;&quot;)">
            <text:p/>
          </table:table-cell>
          <table:table-cell table:formula="of:=IFERROR([.AK201]+[.Q20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03]=&quot;Long&quot;; [.I203]-[Overview.$C$4]/[.H203]; IF([.F203]=&quot;Short&quot;; [.I203]+[Overview.$C$4]/[.H203]; &quot;&quot;)); &quot;&quot;)">
            <text:p/>
          </table:table-cell>
          <table:table-cell table:style-name="ce157" table:formula="of:=IFERROR(ABS([.J203]-[.I203])*[.H203]; &quot;&quot;)">
            <text:p/>
          </table:table-cell>
          <table:table-cell table:formula="of:=IFERROR(IF([.F203]=&quot;Long&quot;; [.I203]+[Overview.$C$4]/[.H203]*[Overview.$C$6]; IF([.F203]=&quot;Short&quot;; [.I203]-[Overview.$C$4]/[.H203]*[Overview.$C$6]; &quot;&quot;)); &quot;&quot;)">
            <text:p/>
          </table:table-cell>
          <table:table-cell table:number-columns-repeated="3"/>
          <table:table-cell table:formula="of:=IFERROR([.Q203]/[.K203]; &quot;&quot;)">
            <text:p/>
          </table:table-cell>
          <table:table-cell table:formula="of:=IFERROR(IF(AND([.F203]=&quot;Long&quot;; [.M203]=[.H203]); [.H203]*([.N203]-[.I203]); IF(AND([.F203]=&quot;Short&quot;; [.M203]=[.H203]); [.H203]*([.I203]-[.N203]); &quot;&quot;)); &quot;&quot;)">
            <text:p/>
          </table:table-cell>
          <table:table-cell table:formula="of:=IF(ISNUMBER([.Q203]); IF([.Q203]&gt;0; &quot;Win&quot;; &quot;Loss&quot;);&quot;&quot;)">
            <text:p/>
          </table:table-cell>
          <table:table-cell table:formula="of:=IF([.O203]=&quot;&quot;; &quot;&quot;; CONCATENATE(DATEDIF([.G203];[.O203];&quot;d&quot;); IF(DATEDIF([.G203];[.O20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03]); &quot;&quot;; IF([.$F203]=&quot;Long&quot;; ([.W203]-[.$I203])*[.$H203]/[.$K203]; ([.$I203]-[.W203])*[.$H203]/[.$K203])-[.$P203]); &quot;&quot;)">
            <text:p/>
          </table:table-cell>
          <table:table-cell table:style-name="Default"/>
          <table:table-cell table:style-name="ce205" table:formula="of:=IFERROR(IF(ISBLANK([.Y203]); &quot;&quot;; IF([.$F203]=&quot;Long&quot;; ([.Y203]-[.$I203])*[.$H203]/[.$K203]; ([.$I203]-[.Y203])*[.$H203]/[.$K203])-[.$P203]); &quot;&quot;)">
            <text:p/>
          </table:table-cell>
          <table:table-cell table:style-name="Default"/>
          <table:table-cell table:style-name="ce205" table:formula="of:=IFERROR(IF(ISBLANK([.AA203]); &quot;&quot;; IF([.$F203]=&quot;Long&quot;; ([.AA203]-[.$I203])*[.$H203]/[.$K203]; ([.$I203]-[.AA203])*[.$H203]/[.$K203])-[.$P203]); &quot;&quot;)">
            <text:p/>
          </table:table-cell>
          <table:table-cell/>
          <table:table-cell table:formula="of:=IF(ISBLANK([.O203]); &quot;&quot;; DAY([.O203]))">
            <text:p/>
          </table:table-cell>
          <table:table-cell table:formula="of:=IF(ISBLANK([.G203]); &quot;&quot;; WEEKDAY([.G203]; 2))">
            <text:p/>
          </table:table-cell>
          <table:table-cell table:formula="of:=IF(ISBLANK([.O203]); &quot;&quot;; WEEKDAY([.O203]; 2))">
            <text:p/>
          </table:table-cell>
          <table:table-cell table:formula="of:=IF(ISBLANK([.O203]); &quot;&quot;; WEEKNUM([.O203]))">
            <text:p/>
          </table:table-cell>
          <table:table-cell table:formula="of:=IF(ISBLANK([.O203]); &quot;&quot;; MONTH([.O203]))">
            <text:p/>
          </table:table-cell>
          <table:table-cell table:formula="of:=IF(OR(ISBLANK([.G203]); ISBLANK([.O203])); &quot;&quot;; IFERROR(DATEDIF([.G203];[.O203];&quot;d&quot;); &quot;&quot;))">
            <text:p/>
          </table:table-cell>
          <table:table-cell table:formula="of:=IFERROR([.AJ202]+[.P203]; &quot;&quot;)">
            <text:p/>
          </table:table-cell>
          <table:table-cell table:formula="of:=IFERROR([.AK202]+[.Q20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04]=&quot;Long&quot;; [.I204]-[Overview.$C$4]/[.H204]; IF([.F204]=&quot;Short&quot;; [.I204]+[Overview.$C$4]/[.H204]; &quot;&quot;)); &quot;&quot;)">
            <text:p/>
          </table:table-cell>
          <table:table-cell table:style-name="ce157" table:formula="of:=IFERROR(ABS([.J204]-[.I204])*[.H204]; &quot;&quot;)">
            <text:p/>
          </table:table-cell>
          <table:table-cell table:formula="of:=IFERROR(IF([.F204]=&quot;Long&quot;; [.I204]+[Overview.$C$4]/[.H204]*[Overview.$C$6]; IF([.F204]=&quot;Short&quot;; [.I204]-[Overview.$C$4]/[.H204]*[Overview.$C$6]; &quot;&quot;)); &quot;&quot;)">
            <text:p/>
          </table:table-cell>
          <table:table-cell table:number-columns-repeated="3"/>
          <table:table-cell table:formula="of:=IFERROR([.Q204]/[.K204]; &quot;&quot;)">
            <text:p/>
          </table:table-cell>
          <table:table-cell table:formula="of:=IFERROR(IF(AND([.F204]=&quot;Long&quot;; [.M204]=[.H204]); [.H204]*([.N204]-[.I204]); IF(AND([.F204]=&quot;Short&quot;; [.M204]=[.H204]); [.H204]*([.I204]-[.N204]); &quot;&quot;)); &quot;&quot;)">
            <text:p/>
          </table:table-cell>
          <table:table-cell table:formula="of:=IF(ISNUMBER([.Q204]); IF([.Q204]&gt;0; &quot;Win&quot;; &quot;Loss&quot;);&quot;&quot;)">
            <text:p/>
          </table:table-cell>
          <table:table-cell table:formula="of:=IF([.O204]=&quot;&quot;; &quot;&quot;; CONCATENATE(DATEDIF([.G204];[.O204];&quot;d&quot;); IF(DATEDIF([.G204];[.O20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04]); &quot;&quot;; IF([.$F204]=&quot;Long&quot;; ([.W204]-[.$I204])*[.$H204]/[.$K204]; ([.$I204]-[.W204])*[.$H204]/[.$K204])-[.$P204]); &quot;&quot;)">
            <text:p/>
          </table:table-cell>
          <table:table-cell table:style-name="Default"/>
          <table:table-cell table:style-name="ce205" table:formula="of:=IFERROR(IF(ISBLANK([.Y204]); &quot;&quot;; IF([.$F204]=&quot;Long&quot;; ([.Y204]-[.$I204])*[.$H204]/[.$K204]; ([.$I204]-[.Y204])*[.$H204]/[.$K204])-[.$P204]); &quot;&quot;)">
            <text:p/>
          </table:table-cell>
          <table:table-cell table:style-name="Default"/>
          <table:table-cell table:style-name="ce205" table:formula="of:=IFERROR(IF(ISBLANK([.AA204]); &quot;&quot;; IF([.$F204]=&quot;Long&quot;; ([.AA204]-[.$I204])*[.$H204]/[.$K204]; ([.$I204]-[.AA204])*[.$H204]/[.$K204])-[.$P204]); &quot;&quot;)">
            <text:p/>
          </table:table-cell>
          <table:table-cell/>
          <table:table-cell table:formula="of:=IF(ISBLANK([.O204]); &quot;&quot;; DAY([.O204]))">
            <text:p/>
          </table:table-cell>
          <table:table-cell table:formula="of:=IF(ISBLANK([.G204]); &quot;&quot;; WEEKDAY([.G204]; 2))">
            <text:p/>
          </table:table-cell>
          <table:table-cell table:formula="of:=IF(ISBLANK([.O204]); &quot;&quot;; WEEKDAY([.O204]; 2))">
            <text:p/>
          </table:table-cell>
          <table:table-cell table:formula="of:=IF(ISBLANK([.O204]); &quot;&quot;; WEEKNUM([.O204]))">
            <text:p/>
          </table:table-cell>
          <table:table-cell table:formula="of:=IF(ISBLANK([.O204]); &quot;&quot;; MONTH([.O204]))">
            <text:p/>
          </table:table-cell>
          <table:table-cell table:formula="of:=IF(OR(ISBLANK([.G204]); ISBLANK([.O204])); &quot;&quot;; IFERROR(DATEDIF([.G204];[.O204];&quot;d&quot;); &quot;&quot;))">
            <text:p/>
          </table:table-cell>
          <table:table-cell table:formula="of:=IFERROR([.AJ203]+[.P204]; &quot;&quot;)">
            <text:p/>
          </table:table-cell>
          <table:table-cell table:formula="of:=IFERROR([.AK203]+[.Q20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03" calcext:value-type="float">
            <text:p>20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05]=&quot;Long&quot;; [.I205]-[Overview.$C$4]/[.H205]; IF([.F205]=&quot;Short&quot;; [.I205]+[Overview.$C$4]/[.H205]; &quot;&quot;)); &quot;&quot;)">
            <text:p/>
          </table:table-cell>
          <table:table-cell table:style-name="ce157" table:formula="of:=IFERROR(ABS([.J205]-[.I205])*[.H205]; &quot;&quot;)">
            <text:p/>
          </table:table-cell>
          <table:table-cell table:formula="of:=IFERROR(IF([.F205]=&quot;Long&quot;; [.I205]+[Overview.$C$4]/[.H205]*[Overview.$C$6]; IF([.F205]=&quot;Short&quot;; [.I205]-[Overview.$C$4]/[.H205]*[Overview.$C$6]; &quot;&quot;)); &quot;&quot;)">
            <text:p/>
          </table:table-cell>
          <table:table-cell table:number-columns-repeated="3"/>
          <table:table-cell table:formula="of:=IFERROR([.Q205]/[.K205]; &quot;&quot;)">
            <text:p/>
          </table:table-cell>
          <table:table-cell table:formula="of:=IFERROR(IF(AND([.F205]=&quot;Long&quot;; [.M205]=[.H205]); [.H205]*([.N205]-[.I205]); IF(AND([.F205]=&quot;Short&quot;; [.M205]=[.H205]); [.H205]*([.I205]-[.N205]); &quot;&quot;)); &quot;&quot;)">
            <text:p/>
          </table:table-cell>
          <table:table-cell table:formula="of:=IF(ISNUMBER([.Q205]); IF([.Q205]&gt;0; &quot;Win&quot;; &quot;Loss&quot;);&quot;&quot;)">
            <text:p/>
          </table:table-cell>
          <table:table-cell table:formula="of:=IF([.O205]=&quot;&quot;; &quot;&quot;; CONCATENATE(DATEDIF([.G205];[.O205];&quot;d&quot;); IF(DATEDIF([.G205];[.O20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05]); &quot;&quot;; IF([.$F205]=&quot;Long&quot;; ([.W205]-[.$I205])*[.$H205]/[.$K205]; ([.$I205]-[.W205])*[.$H205]/[.$K205])-[.$P205]); &quot;&quot;)">
            <text:p/>
          </table:table-cell>
          <table:table-cell table:style-name="Default"/>
          <table:table-cell table:style-name="ce205" table:formula="of:=IFERROR(IF(ISBLANK([.Y205]); &quot;&quot;; IF([.$F205]=&quot;Long&quot;; ([.Y205]-[.$I205])*[.$H205]/[.$K205]; ([.$I205]-[.Y205])*[.$H205]/[.$K205])-[.$P205]); &quot;&quot;)">
            <text:p/>
          </table:table-cell>
          <table:table-cell table:style-name="Default"/>
          <table:table-cell table:style-name="ce205" table:formula="of:=IFERROR(IF(ISBLANK([.AA205]); &quot;&quot;; IF([.$F205]=&quot;Long&quot;; ([.AA205]-[.$I205])*[.$H205]/[.$K205]; ([.$I205]-[.AA205])*[.$H205]/[.$K205])-[.$P205]); &quot;&quot;)">
            <text:p/>
          </table:table-cell>
          <table:table-cell/>
          <table:table-cell table:formula="of:=IF(ISBLANK([.O205]); &quot;&quot;; DAY([.O205]))">
            <text:p/>
          </table:table-cell>
          <table:table-cell table:formula="of:=IF(ISBLANK([.G205]); &quot;&quot;; WEEKDAY([.G205]; 2))">
            <text:p/>
          </table:table-cell>
          <table:table-cell table:formula="of:=IF(ISBLANK([.O205]); &quot;&quot;; WEEKDAY([.O205]; 2))">
            <text:p/>
          </table:table-cell>
          <table:table-cell table:formula="of:=IF(ISBLANK([.O205]); &quot;&quot;; WEEKNUM([.O205]))">
            <text:p/>
          </table:table-cell>
          <table:table-cell table:formula="of:=IF(ISBLANK([.O205]); &quot;&quot;; MONTH([.O205]))">
            <text:p/>
          </table:table-cell>
          <table:table-cell table:formula="of:=IF(OR(ISBLANK([.G205]); ISBLANK([.O205])); &quot;&quot;; IFERROR(DATEDIF([.G205];[.O205];&quot;d&quot;); &quot;&quot;))">
            <text:p/>
          </table:table-cell>
          <table:table-cell table:formula="of:=IFERROR([.AJ204]+[.P205]; &quot;&quot;)">
            <text:p/>
          </table:table-cell>
          <table:table-cell table:formula="of:=IFERROR([.AK204]+[.Q20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04" calcext:value-type="float">
            <text:p>20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06]=&quot;Long&quot;; [.I206]-[Overview.$C$4]/[.H206]; IF([.F206]=&quot;Short&quot;; [.I206]+[Overview.$C$4]/[.H206]; &quot;&quot;)); &quot;&quot;)">
            <text:p/>
          </table:table-cell>
          <table:table-cell table:style-name="ce157" table:formula="of:=IFERROR(ABS([.J206]-[.I206])*[.H206]; &quot;&quot;)">
            <text:p/>
          </table:table-cell>
          <table:table-cell table:formula="of:=IFERROR(IF([.F206]=&quot;Long&quot;; [.I206]+[Overview.$C$4]/[.H206]*[Overview.$C$6]; IF([.F206]=&quot;Short&quot;; [.I206]-[Overview.$C$4]/[.H206]*[Overview.$C$6]; &quot;&quot;)); &quot;&quot;)">
            <text:p/>
          </table:table-cell>
          <table:table-cell table:number-columns-repeated="3"/>
          <table:table-cell table:formula="of:=IFERROR([.Q206]/[.K206]; &quot;&quot;)">
            <text:p/>
          </table:table-cell>
          <table:table-cell table:formula="of:=IFERROR(IF(AND([.F206]=&quot;Long&quot;; [.M206]=[.H206]); [.H206]*([.N206]-[.I206]); IF(AND([.F206]=&quot;Short&quot;; [.M206]=[.H206]); [.H206]*([.I206]-[.N206]); &quot;&quot;)); &quot;&quot;)">
            <text:p/>
          </table:table-cell>
          <table:table-cell table:formula="of:=IF(ISNUMBER([.Q206]); IF([.Q206]&gt;0; &quot;Win&quot;; &quot;Loss&quot;);&quot;&quot;)">
            <text:p/>
          </table:table-cell>
          <table:table-cell table:formula="of:=IF([.O206]=&quot;&quot;; &quot;&quot;; CONCATENATE(DATEDIF([.G206];[.O206];&quot;d&quot;); IF(DATEDIF([.G206];[.O20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06]); &quot;&quot;; IF([.$F206]=&quot;Long&quot;; ([.W206]-[.$I206])*[.$H206]/[.$K206]; ([.$I206]-[.W206])*[.$H206]/[.$K206])-[.$P206]); &quot;&quot;)">
            <text:p/>
          </table:table-cell>
          <table:table-cell table:style-name="Default"/>
          <table:table-cell table:style-name="ce205" table:formula="of:=IFERROR(IF(ISBLANK([.Y206]); &quot;&quot;; IF([.$F206]=&quot;Long&quot;; ([.Y206]-[.$I206])*[.$H206]/[.$K206]; ([.$I206]-[.Y206])*[.$H206]/[.$K206])-[.$P206]); &quot;&quot;)">
            <text:p/>
          </table:table-cell>
          <table:table-cell table:style-name="Default"/>
          <table:table-cell table:style-name="ce205" table:formula="of:=IFERROR(IF(ISBLANK([.AA206]); &quot;&quot;; IF([.$F206]=&quot;Long&quot;; ([.AA206]-[.$I206])*[.$H206]/[.$K206]; ([.$I206]-[.AA206])*[.$H206]/[.$K206])-[.$P206]); &quot;&quot;)">
            <text:p/>
          </table:table-cell>
          <table:table-cell/>
          <table:table-cell table:formula="of:=IF(ISBLANK([.O206]); &quot;&quot;; DAY([.O206]))">
            <text:p/>
          </table:table-cell>
          <table:table-cell table:formula="of:=IF(ISBLANK([.G206]); &quot;&quot;; WEEKDAY([.G206]; 2))">
            <text:p/>
          </table:table-cell>
          <table:table-cell table:formula="of:=IF(ISBLANK([.O206]); &quot;&quot;; WEEKDAY([.O206]; 2))">
            <text:p/>
          </table:table-cell>
          <table:table-cell table:formula="of:=IF(ISBLANK([.O206]); &quot;&quot;; WEEKNUM([.O206]))">
            <text:p/>
          </table:table-cell>
          <table:table-cell table:formula="of:=IF(ISBLANK([.O206]); &quot;&quot;; MONTH([.O206]))">
            <text:p/>
          </table:table-cell>
          <table:table-cell table:formula="of:=IF(OR(ISBLANK([.G206]); ISBLANK([.O206])); &quot;&quot;; IFERROR(DATEDIF([.G206];[.O206];&quot;d&quot;); &quot;&quot;))">
            <text:p/>
          </table:table-cell>
          <table:table-cell table:formula="of:=IFERROR([.AJ205]+[.P206]; &quot;&quot;)">
            <text:p/>
          </table:table-cell>
          <table:table-cell table:formula="of:=IFERROR([.AK205]+[.Q20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07]=&quot;Long&quot;; [.I207]-[Overview.$C$4]/[.H207]; IF([.F207]=&quot;Short&quot;; [.I207]+[Overview.$C$4]/[.H207]; &quot;&quot;)); &quot;&quot;)">
            <text:p/>
          </table:table-cell>
          <table:table-cell table:style-name="ce157" table:formula="of:=IFERROR(ABS([.J207]-[.I207])*[.H207]; &quot;&quot;)">
            <text:p/>
          </table:table-cell>
          <table:table-cell table:formula="of:=IFERROR(IF([.F207]=&quot;Long&quot;; [.I207]+[Overview.$C$4]/[.H207]*[Overview.$C$6]; IF([.F207]=&quot;Short&quot;; [.I207]-[Overview.$C$4]/[.H207]*[Overview.$C$6]; &quot;&quot;)); &quot;&quot;)">
            <text:p/>
          </table:table-cell>
          <table:table-cell table:number-columns-repeated="3"/>
          <table:table-cell table:formula="of:=IFERROR([.Q207]/[.K207]; &quot;&quot;)">
            <text:p/>
          </table:table-cell>
          <table:table-cell table:formula="of:=IFERROR(IF(AND([.F207]=&quot;Long&quot;; [.M207]=[.H207]); [.H207]*([.N207]-[.I207]); IF(AND([.F207]=&quot;Short&quot;; [.M207]=[.H207]); [.H207]*([.I207]-[.N207]); &quot;&quot;)); &quot;&quot;)">
            <text:p/>
          </table:table-cell>
          <table:table-cell table:formula="of:=IF(ISNUMBER([.Q207]); IF([.Q207]&gt;0; &quot;Win&quot;; &quot;Loss&quot;);&quot;&quot;)">
            <text:p/>
          </table:table-cell>
          <table:table-cell table:formula="of:=IF([.O207]=&quot;&quot;; &quot;&quot;; CONCATENATE(DATEDIF([.G207];[.O207];&quot;d&quot;); IF(DATEDIF([.G207];[.O20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07]); &quot;&quot;; IF([.$F207]=&quot;Long&quot;; ([.W207]-[.$I207])*[.$H207]/[.$K207]; ([.$I207]-[.W207])*[.$H207]/[.$K207])-[.$P207]); &quot;&quot;)">
            <text:p/>
          </table:table-cell>
          <table:table-cell table:style-name="Default"/>
          <table:table-cell table:style-name="ce205" table:formula="of:=IFERROR(IF(ISBLANK([.Y207]); &quot;&quot;; IF([.$F207]=&quot;Long&quot;; ([.Y207]-[.$I207])*[.$H207]/[.$K207]; ([.$I207]-[.Y207])*[.$H207]/[.$K207])-[.$P207]); &quot;&quot;)">
            <text:p/>
          </table:table-cell>
          <table:table-cell table:style-name="Default"/>
          <table:table-cell table:style-name="ce205" table:formula="of:=IFERROR(IF(ISBLANK([.AA207]); &quot;&quot;; IF([.$F207]=&quot;Long&quot;; ([.AA207]-[.$I207])*[.$H207]/[.$K207]; ([.$I207]-[.AA207])*[.$H207]/[.$K207])-[.$P207]); &quot;&quot;)">
            <text:p/>
          </table:table-cell>
          <table:table-cell/>
          <table:table-cell table:formula="of:=IF(ISBLANK([.O207]); &quot;&quot;; DAY([.O207]))">
            <text:p/>
          </table:table-cell>
          <table:table-cell table:formula="of:=IF(ISBLANK([.G207]); &quot;&quot;; WEEKDAY([.G207]; 2))">
            <text:p/>
          </table:table-cell>
          <table:table-cell table:formula="of:=IF(ISBLANK([.O207]); &quot;&quot;; WEEKDAY([.O207]; 2))">
            <text:p/>
          </table:table-cell>
          <table:table-cell table:formula="of:=IF(ISBLANK([.O207]); &quot;&quot;; WEEKNUM([.O207]))">
            <text:p/>
          </table:table-cell>
          <table:table-cell table:formula="of:=IF(ISBLANK([.O207]); &quot;&quot;; MONTH([.O207]))">
            <text:p/>
          </table:table-cell>
          <table:table-cell table:formula="of:=IF(OR(ISBLANK([.G207]); ISBLANK([.O207])); &quot;&quot;; IFERROR(DATEDIF([.G207];[.O207];&quot;d&quot;); &quot;&quot;))">
            <text:p/>
          </table:table-cell>
          <table:table-cell table:formula="of:=IFERROR([.AJ206]+[.P207]; &quot;&quot;)">
            <text:p/>
          </table:table-cell>
          <table:table-cell table:formula="of:=IFERROR([.AK206]+[.Q20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06" calcext:value-type="float">
            <text:p>20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08]=&quot;Long&quot;; [.I208]-[Overview.$C$4]/[.H208]; IF([.F208]=&quot;Short&quot;; [.I208]+[Overview.$C$4]/[.H208]; &quot;&quot;)); &quot;&quot;)">
            <text:p/>
          </table:table-cell>
          <table:table-cell table:style-name="ce157" table:formula="of:=IFERROR(ABS([.J208]-[.I208])*[.H208]; &quot;&quot;)">
            <text:p/>
          </table:table-cell>
          <table:table-cell table:formula="of:=IFERROR(IF([.F208]=&quot;Long&quot;; [.I208]+[Overview.$C$4]/[.H208]*[Overview.$C$6]; IF([.F208]=&quot;Short&quot;; [.I208]-[Overview.$C$4]/[.H208]*[Overview.$C$6]; &quot;&quot;)); &quot;&quot;)">
            <text:p/>
          </table:table-cell>
          <table:table-cell table:number-columns-repeated="3"/>
          <table:table-cell table:formula="of:=IFERROR([.Q208]/[.K208]; &quot;&quot;)">
            <text:p/>
          </table:table-cell>
          <table:table-cell table:formula="of:=IFERROR(IF(AND([.F208]=&quot;Long&quot;; [.M208]=[.H208]); [.H208]*([.N208]-[.I208]); IF(AND([.F208]=&quot;Short&quot;; [.M208]=[.H208]); [.H208]*([.I208]-[.N208]); &quot;&quot;)); &quot;&quot;)">
            <text:p/>
          </table:table-cell>
          <table:table-cell table:formula="of:=IF(ISNUMBER([.Q208]); IF([.Q208]&gt;0; &quot;Win&quot;; &quot;Loss&quot;);&quot;&quot;)">
            <text:p/>
          </table:table-cell>
          <table:table-cell table:formula="of:=IF([.O208]=&quot;&quot;; &quot;&quot;; CONCATENATE(DATEDIF([.G208];[.O208];&quot;d&quot;); IF(DATEDIF([.G208];[.O20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08]); &quot;&quot;; IF([.$F208]=&quot;Long&quot;; ([.W208]-[.$I208])*[.$H208]/[.$K208]; ([.$I208]-[.W208])*[.$H208]/[.$K208])-[.$P208]); &quot;&quot;)">
            <text:p/>
          </table:table-cell>
          <table:table-cell table:style-name="Default"/>
          <table:table-cell table:style-name="ce205" table:formula="of:=IFERROR(IF(ISBLANK([.Y208]); &quot;&quot;; IF([.$F208]=&quot;Long&quot;; ([.Y208]-[.$I208])*[.$H208]/[.$K208]; ([.$I208]-[.Y208])*[.$H208]/[.$K208])-[.$P208]); &quot;&quot;)">
            <text:p/>
          </table:table-cell>
          <table:table-cell table:style-name="Default"/>
          <table:table-cell table:style-name="ce205" table:formula="of:=IFERROR(IF(ISBLANK([.AA208]); &quot;&quot;; IF([.$F208]=&quot;Long&quot;; ([.AA208]-[.$I208])*[.$H208]/[.$K208]; ([.$I208]-[.AA208])*[.$H208]/[.$K208])-[.$P208]); &quot;&quot;)">
            <text:p/>
          </table:table-cell>
          <table:table-cell/>
          <table:table-cell table:formula="of:=IF(ISBLANK([.O208]); &quot;&quot;; DAY([.O208]))">
            <text:p/>
          </table:table-cell>
          <table:table-cell table:formula="of:=IF(ISBLANK([.G208]); &quot;&quot;; WEEKDAY([.G208]; 2))">
            <text:p/>
          </table:table-cell>
          <table:table-cell table:formula="of:=IF(ISBLANK([.O208]); &quot;&quot;; WEEKDAY([.O208]; 2))">
            <text:p/>
          </table:table-cell>
          <table:table-cell table:formula="of:=IF(ISBLANK([.O208]); &quot;&quot;; WEEKNUM([.O208]))">
            <text:p/>
          </table:table-cell>
          <table:table-cell table:formula="of:=IF(ISBLANK([.O208]); &quot;&quot;; MONTH([.O208]))">
            <text:p/>
          </table:table-cell>
          <table:table-cell table:formula="of:=IF(OR(ISBLANK([.G208]); ISBLANK([.O208])); &quot;&quot;; IFERROR(DATEDIF([.G208];[.O208];&quot;d&quot;); &quot;&quot;))">
            <text:p/>
          </table:table-cell>
          <table:table-cell table:formula="of:=IFERROR([.AJ207]+[.P208]; &quot;&quot;)">
            <text:p/>
          </table:table-cell>
          <table:table-cell table:formula="of:=IFERROR([.AK207]+[.Q20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09]=&quot;Long&quot;; [.I209]-[Overview.$C$4]/[.H209]; IF([.F209]=&quot;Short&quot;; [.I209]+[Overview.$C$4]/[.H209]; &quot;&quot;)); &quot;&quot;)">
            <text:p/>
          </table:table-cell>
          <table:table-cell table:style-name="ce157" table:formula="of:=IFERROR(ABS([.J209]-[.I209])*[.H209]; &quot;&quot;)">
            <text:p/>
          </table:table-cell>
          <table:table-cell table:formula="of:=IFERROR(IF([.F209]=&quot;Long&quot;; [.I209]+[Overview.$C$4]/[.H209]*[Overview.$C$6]; IF([.F209]=&quot;Short&quot;; [.I209]-[Overview.$C$4]/[.H209]*[Overview.$C$6]; &quot;&quot;)); &quot;&quot;)">
            <text:p/>
          </table:table-cell>
          <table:table-cell table:number-columns-repeated="3"/>
          <table:table-cell table:formula="of:=IFERROR([.Q209]/[.K209]; &quot;&quot;)">
            <text:p/>
          </table:table-cell>
          <table:table-cell table:formula="of:=IFERROR(IF(AND([.F209]=&quot;Long&quot;; [.M209]=[.H209]); [.H209]*([.N209]-[.I209]); IF(AND([.F209]=&quot;Short&quot;; [.M209]=[.H209]); [.H209]*([.I209]-[.N209]); &quot;&quot;)); &quot;&quot;)">
            <text:p/>
          </table:table-cell>
          <table:table-cell table:formula="of:=IF(ISNUMBER([.Q209]); IF([.Q209]&gt;0; &quot;Win&quot;; &quot;Loss&quot;);&quot;&quot;)">
            <text:p/>
          </table:table-cell>
          <table:table-cell table:formula="of:=IF([.O209]=&quot;&quot;; &quot;&quot;; CONCATENATE(DATEDIF([.G209];[.O209];&quot;d&quot;); IF(DATEDIF([.G209];[.O20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09]); &quot;&quot;; IF([.$F209]=&quot;Long&quot;; ([.W209]-[.$I209])*[.$H209]/[.$K209]; ([.$I209]-[.W209])*[.$H209]/[.$K209])-[.$P209]); &quot;&quot;)">
            <text:p/>
          </table:table-cell>
          <table:table-cell table:style-name="Default"/>
          <table:table-cell table:style-name="ce205" table:formula="of:=IFERROR(IF(ISBLANK([.Y209]); &quot;&quot;; IF([.$F209]=&quot;Long&quot;; ([.Y209]-[.$I209])*[.$H209]/[.$K209]; ([.$I209]-[.Y209])*[.$H209]/[.$K209])-[.$P209]); &quot;&quot;)">
            <text:p/>
          </table:table-cell>
          <table:table-cell table:style-name="Default"/>
          <table:table-cell table:style-name="ce205" table:formula="of:=IFERROR(IF(ISBLANK([.AA209]); &quot;&quot;; IF([.$F209]=&quot;Long&quot;; ([.AA209]-[.$I209])*[.$H209]/[.$K209]; ([.$I209]-[.AA209])*[.$H209]/[.$K209])-[.$P209]); &quot;&quot;)">
            <text:p/>
          </table:table-cell>
          <table:table-cell/>
          <table:table-cell table:formula="of:=IF(ISBLANK([.O209]); &quot;&quot;; DAY([.O209]))">
            <text:p/>
          </table:table-cell>
          <table:table-cell table:formula="of:=IF(ISBLANK([.G209]); &quot;&quot;; WEEKDAY([.G209]; 2))">
            <text:p/>
          </table:table-cell>
          <table:table-cell table:formula="of:=IF(ISBLANK([.O209]); &quot;&quot;; WEEKDAY([.O209]; 2))">
            <text:p/>
          </table:table-cell>
          <table:table-cell table:formula="of:=IF(ISBLANK([.O209]); &quot;&quot;; WEEKNUM([.O209]))">
            <text:p/>
          </table:table-cell>
          <table:table-cell table:formula="of:=IF(ISBLANK([.O209]); &quot;&quot;; MONTH([.O209]))">
            <text:p/>
          </table:table-cell>
          <table:table-cell table:formula="of:=IF(OR(ISBLANK([.G209]); ISBLANK([.O209])); &quot;&quot;; IFERROR(DATEDIF([.G209];[.O209];&quot;d&quot;); &quot;&quot;))">
            <text:p/>
          </table:table-cell>
          <table:table-cell table:formula="of:=IFERROR([.AJ208]+[.P209]; &quot;&quot;)">
            <text:p/>
          </table:table-cell>
          <table:table-cell table:formula="of:=IFERROR([.AK208]+[.Q20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08" calcext:value-type="float">
            <text:p>20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10]=&quot;Long&quot;; [.I210]-[Overview.$C$4]/[.H210]; IF([.F210]=&quot;Short&quot;; [.I210]+[Overview.$C$4]/[.H210]; &quot;&quot;)); &quot;&quot;)">
            <text:p/>
          </table:table-cell>
          <table:table-cell table:style-name="ce157" table:formula="of:=IFERROR(ABS([.J210]-[.I210])*[.H210]; &quot;&quot;)">
            <text:p/>
          </table:table-cell>
          <table:table-cell table:formula="of:=IFERROR(IF([.F210]=&quot;Long&quot;; [.I210]+[Overview.$C$4]/[.H210]*[Overview.$C$6]; IF([.F210]=&quot;Short&quot;; [.I210]-[Overview.$C$4]/[.H210]*[Overview.$C$6]; &quot;&quot;)); &quot;&quot;)">
            <text:p/>
          </table:table-cell>
          <table:table-cell table:number-columns-repeated="3"/>
          <table:table-cell table:formula="of:=IFERROR([.Q210]/[.K210]; &quot;&quot;)">
            <text:p/>
          </table:table-cell>
          <table:table-cell table:formula="of:=IFERROR(IF(AND([.F210]=&quot;Long&quot;; [.M210]=[.H210]); [.H210]*([.N210]-[.I210]); IF(AND([.F210]=&quot;Short&quot;; [.M210]=[.H210]); [.H210]*([.I210]-[.N210]); &quot;&quot;)); &quot;&quot;)">
            <text:p/>
          </table:table-cell>
          <table:table-cell table:formula="of:=IF(ISNUMBER([.Q210]); IF([.Q210]&gt;0; &quot;Win&quot;; &quot;Loss&quot;);&quot;&quot;)">
            <text:p/>
          </table:table-cell>
          <table:table-cell table:formula="of:=IF([.O210]=&quot;&quot;; &quot;&quot;; CONCATENATE(DATEDIF([.G210];[.O210];&quot;d&quot;); IF(DATEDIF([.G210];[.O21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10]); &quot;&quot;; IF([.$F210]=&quot;Long&quot;; ([.W210]-[.$I210])*[.$H210]/[.$K210]; ([.$I210]-[.W210])*[.$H210]/[.$K210])-[.$P210]); &quot;&quot;)">
            <text:p/>
          </table:table-cell>
          <table:table-cell table:style-name="Default"/>
          <table:table-cell table:style-name="ce205" table:formula="of:=IFERROR(IF(ISBLANK([.Y210]); &quot;&quot;; IF([.$F210]=&quot;Long&quot;; ([.Y210]-[.$I210])*[.$H210]/[.$K210]; ([.$I210]-[.Y210])*[.$H210]/[.$K210])-[.$P210]); &quot;&quot;)">
            <text:p/>
          </table:table-cell>
          <table:table-cell table:style-name="Default"/>
          <table:table-cell table:style-name="ce205" table:formula="of:=IFERROR(IF(ISBLANK([.AA210]); &quot;&quot;; IF([.$F210]=&quot;Long&quot;; ([.AA210]-[.$I210])*[.$H210]/[.$K210]; ([.$I210]-[.AA210])*[.$H210]/[.$K210])-[.$P210]); &quot;&quot;)">
            <text:p/>
          </table:table-cell>
          <table:table-cell/>
          <table:table-cell table:formula="of:=IF(ISBLANK([.O210]); &quot;&quot;; DAY([.O210]))">
            <text:p/>
          </table:table-cell>
          <table:table-cell table:formula="of:=IF(ISBLANK([.G210]); &quot;&quot;; WEEKDAY([.G210]; 2))">
            <text:p/>
          </table:table-cell>
          <table:table-cell table:formula="of:=IF(ISBLANK([.O210]); &quot;&quot;; WEEKDAY([.O210]; 2))">
            <text:p/>
          </table:table-cell>
          <table:table-cell table:formula="of:=IF(ISBLANK([.O210]); &quot;&quot;; WEEKNUM([.O210]))">
            <text:p/>
          </table:table-cell>
          <table:table-cell table:formula="of:=IF(ISBLANK([.O210]); &quot;&quot;; MONTH([.O210]))">
            <text:p/>
          </table:table-cell>
          <table:table-cell table:formula="of:=IF(OR(ISBLANK([.G210]); ISBLANK([.O210])); &quot;&quot;; IFERROR(DATEDIF([.G210];[.O210];&quot;d&quot;); &quot;&quot;))">
            <text:p/>
          </table:table-cell>
          <table:table-cell table:formula="of:=IFERROR([.AJ209]+[.P210]; &quot;&quot;)">
            <text:p/>
          </table:table-cell>
          <table:table-cell table:formula="of:=IFERROR([.AK209]+[.Q21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09" calcext:value-type="float">
            <text:p>20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11]=&quot;Long&quot;; [.I211]-[Overview.$C$4]/[.H211]; IF([.F211]=&quot;Short&quot;; [.I211]+[Overview.$C$4]/[.H211]; &quot;&quot;)); &quot;&quot;)">
            <text:p/>
          </table:table-cell>
          <table:table-cell table:style-name="ce157" table:formula="of:=IFERROR(ABS([.J211]-[.I211])*[.H211]; &quot;&quot;)">
            <text:p/>
          </table:table-cell>
          <table:table-cell table:formula="of:=IFERROR(IF([.F211]=&quot;Long&quot;; [.I211]+[Overview.$C$4]/[.H211]*[Overview.$C$6]; IF([.F211]=&quot;Short&quot;; [.I211]-[Overview.$C$4]/[.H211]*[Overview.$C$6]; &quot;&quot;)); &quot;&quot;)">
            <text:p/>
          </table:table-cell>
          <table:table-cell table:number-columns-repeated="3"/>
          <table:table-cell table:formula="of:=IFERROR([.Q211]/[.K211]; &quot;&quot;)">
            <text:p/>
          </table:table-cell>
          <table:table-cell table:formula="of:=IFERROR(IF(AND([.F211]=&quot;Long&quot;; [.M211]=[.H211]); [.H211]*([.N211]-[.I211]); IF(AND([.F211]=&quot;Short&quot;; [.M211]=[.H211]); [.H211]*([.I211]-[.N211]); &quot;&quot;)); &quot;&quot;)">
            <text:p/>
          </table:table-cell>
          <table:table-cell table:formula="of:=IF(ISNUMBER([.Q211]); IF([.Q211]&gt;0; &quot;Win&quot;; &quot;Loss&quot;);&quot;&quot;)">
            <text:p/>
          </table:table-cell>
          <table:table-cell table:formula="of:=IF([.O211]=&quot;&quot;; &quot;&quot;; CONCATENATE(DATEDIF([.G211];[.O211];&quot;d&quot;); IF(DATEDIF([.G211];[.O21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11]); &quot;&quot;; IF([.$F211]=&quot;Long&quot;; ([.W211]-[.$I211])*[.$H211]/[.$K211]; ([.$I211]-[.W211])*[.$H211]/[.$K211])-[.$P211]); &quot;&quot;)">
            <text:p/>
          </table:table-cell>
          <table:table-cell table:style-name="Default"/>
          <table:table-cell table:style-name="ce205" table:formula="of:=IFERROR(IF(ISBLANK([.Y211]); &quot;&quot;; IF([.$F211]=&quot;Long&quot;; ([.Y211]-[.$I211])*[.$H211]/[.$K211]; ([.$I211]-[.Y211])*[.$H211]/[.$K211])-[.$P211]); &quot;&quot;)">
            <text:p/>
          </table:table-cell>
          <table:table-cell table:style-name="Default"/>
          <table:table-cell table:style-name="ce205" table:formula="of:=IFERROR(IF(ISBLANK([.AA211]); &quot;&quot;; IF([.$F211]=&quot;Long&quot;; ([.AA211]-[.$I211])*[.$H211]/[.$K211]; ([.$I211]-[.AA211])*[.$H211]/[.$K211])-[.$P211]); &quot;&quot;)">
            <text:p/>
          </table:table-cell>
          <table:table-cell/>
          <table:table-cell table:formula="of:=IF(ISBLANK([.O211]); &quot;&quot;; DAY([.O211]))">
            <text:p/>
          </table:table-cell>
          <table:table-cell table:formula="of:=IF(ISBLANK([.G211]); &quot;&quot;; WEEKDAY([.G211]; 2))">
            <text:p/>
          </table:table-cell>
          <table:table-cell table:formula="of:=IF(ISBLANK([.O211]); &quot;&quot;; WEEKDAY([.O211]; 2))">
            <text:p/>
          </table:table-cell>
          <table:table-cell table:formula="of:=IF(ISBLANK([.O211]); &quot;&quot;; WEEKNUM([.O211]))">
            <text:p/>
          </table:table-cell>
          <table:table-cell table:formula="of:=IF(ISBLANK([.O211]); &quot;&quot;; MONTH([.O211]))">
            <text:p/>
          </table:table-cell>
          <table:table-cell table:formula="of:=IF(OR(ISBLANK([.G211]); ISBLANK([.O211])); &quot;&quot;; IFERROR(DATEDIF([.G211];[.O211];&quot;d&quot;); &quot;&quot;))">
            <text:p/>
          </table:table-cell>
          <table:table-cell table:formula="of:=IFERROR([.AJ210]+[.P211]; &quot;&quot;)">
            <text:p/>
          </table:table-cell>
          <table:table-cell table:formula="of:=IFERROR([.AK210]+[.Q21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10" calcext:value-type="float">
            <text:p>21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12]=&quot;Long&quot;; [.I212]-[Overview.$C$4]/[.H212]; IF([.F212]=&quot;Short&quot;; [.I212]+[Overview.$C$4]/[.H212]; &quot;&quot;)); &quot;&quot;)">
            <text:p/>
          </table:table-cell>
          <table:table-cell table:style-name="ce157" table:formula="of:=IFERROR(ABS([.J212]-[.I212])*[.H212]; &quot;&quot;)">
            <text:p/>
          </table:table-cell>
          <table:table-cell table:formula="of:=IFERROR(IF([.F212]=&quot;Long&quot;; [.I212]+[Overview.$C$4]/[.H212]*[Overview.$C$6]; IF([.F212]=&quot;Short&quot;; [.I212]-[Overview.$C$4]/[.H212]*[Overview.$C$6]; &quot;&quot;)); &quot;&quot;)">
            <text:p/>
          </table:table-cell>
          <table:table-cell table:number-columns-repeated="3"/>
          <table:table-cell table:formula="of:=IFERROR([.Q212]/[.K212]; &quot;&quot;)">
            <text:p/>
          </table:table-cell>
          <table:table-cell table:formula="of:=IFERROR(IF(AND([.F212]=&quot;Long&quot;; [.M212]=[.H212]); [.H212]*([.N212]-[.I212]); IF(AND([.F212]=&quot;Short&quot;; [.M212]=[.H212]); [.H212]*([.I212]-[.N212]); &quot;&quot;)); &quot;&quot;)">
            <text:p/>
          </table:table-cell>
          <table:table-cell table:formula="of:=IF(ISNUMBER([.Q212]); IF([.Q212]&gt;0; &quot;Win&quot;; &quot;Loss&quot;);&quot;&quot;)">
            <text:p/>
          </table:table-cell>
          <table:table-cell table:formula="of:=IF([.O212]=&quot;&quot;; &quot;&quot;; CONCATENATE(DATEDIF([.G212];[.O212];&quot;d&quot;); IF(DATEDIF([.G212];[.O21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12]); &quot;&quot;; IF([.$F212]=&quot;Long&quot;; ([.W212]-[.$I212])*[.$H212]/[.$K212]; ([.$I212]-[.W212])*[.$H212]/[.$K212])-[.$P212]); &quot;&quot;)">
            <text:p/>
          </table:table-cell>
          <table:table-cell table:style-name="Default"/>
          <table:table-cell table:style-name="ce205" table:formula="of:=IFERROR(IF(ISBLANK([.Y212]); &quot;&quot;; IF([.$F212]=&quot;Long&quot;; ([.Y212]-[.$I212])*[.$H212]/[.$K212]; ([.$I212]-[.Y212])*[.$H212]/[.$K212])-[.$P212]); &quot;&quot;)">
            <text:p/>
          </table:table-cell>
          <table:table-cell table:style-name="Default"/>
          <table:table-cell table:style-name="ce205" table:formula="of:=IFERROR(IF(ISBLANK([.AA212]); &quot;&quot;; IF([.$F212]=&quot;Long&quot;; ([.AA212]-[.$I212])*[.$H212]/[.$K212]; ([.$I212]-[.AA212])*[.$H212]/[.$K212])-[.$P212]); &quot;&quot;)">
            <text:p/>
          </table:table-cell>
          <table:table-cell/>
          <table:table-cell table:formula="of:=IF(ISBLANK([.O212]); &quot;&quot;; DAY([.O212]))">
            <text:p/>
          </table:table-cell>
          <table:table-cell table:formula="of:=IF(ISBLANK([.G212]); &quot;&quot;; WEEKDAY([.G212]; 2))">
            <text:p/>
          </table:table-cell>
          <table:table-cell table:formula="of:=IF(ISBLANK([.O212]); &quot;&quot;; WEEKDAY([.O212]; 2))">
            <text:p/>
          </table:table-cell>
          <table:table-cell table:formula="of:=IF(ISBLANK([.O212]); &quot;&quot;; WEEKNUM([.O212]))">
            <text:p/>
          </table:table-cell>
          <table:table-cell table:formula="of:=IF(ISBLANK([.O212]); &quot;&quot;; MONTH([.O212]))">
            <text:p/>
          </table:table-cell>
          <table:table-cell table:formula="of:=IF(OR(ISBLANK([.G212]); ISBLANK([.O212])); &quot;&quot;; IFERROR(DATEDIF([.G212];[.O212];&quot;d&quot;); &quot;&quot;))">
            <text:p/>
          </table:table-cell>
          <table:table-cell table:formula="of:=IFERROR([.AJ211]+[.P212]; &quot;&quot;)">
            <text:p/>
          </table:table-cell>
          <table:table-cell table:formula="of:=IFERROR([.AK211]+[.Q21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13]=&quot;Long&quot;; [.I213]-[Overview.$C$4]/[.H213]; IF([.F213]=&quot;Short&quot;; [.I213]+[Overview.$C$4]/[.H213]; &quot;&quot;)); &quot;&quot;)">
            <text:p/>
          </table:table-cell>
          <table:table-cell table:style-name="ce157" table:formula="of:=IFERROR(ABS([.J213]-[.I213])*[.H213]; &quot;&quot;)">
            <text:p/>
          </table:table-cell>
          <table:table-cell table:formula="of:=IFERROR(IF([.F213]=&quot;Long&quot;; [.I213]+[Overview.$C$4]/[.H213]*[Overview.$C$6]; IF([.F213]=&quot;Short&quot;; [.I213]-[Overview.$C$4]/[.H213]*[Overview.$C$6]; &quot;&quot;)); &quot;&quot;)">
            <text:p/>
          </table:table-cell>
          <table:table-cell table:number-columns-repeated="3"/>
          <table:table-cell table:formula="of:=IFERROR([.Q213]/[.K213]; &quot;&quot;)">
            <text:p/>
          </table:table-cell>
          <table:table-cell table:formula="of:=IFERROR(IF(AND([.F213]=&quot;Long&quot;; [.M213]=[.H213]); [.H213]*([.N213]-[.I213]); IF(AND([.F213]=&quot;Short&quot;; [.M213]=[.H213]); [.H213]*([.I213]-[.N213]); &quot;&quot;)); &quot;&quot;)">
            <text:p/>
          </table:table-cell>
          <table:table-cell table:formula="of:=IF(ISNUMBER([.Q213]); IF([.Q213]&gt;0; &quot;Win&quot;; &quot;Loss&quot;);&quot;&quot;)">
            <text:p/>
          </table:table-cell>
          <table:table-cell table:formula="of:=IF([.O213]=&quot;&quot;; &quot;&quot;; CONCATENATE(DATEDIF([.G213];[.O213];&quot;d&quot;); IF(DATEDIF([.G213];[.O21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13]); &quot;&quot;; IF([.$F213]=&quot;Long&quot;; ([.W213]-[.$I213])*[.$H213]/[.$K213]; ([.$I213]-[.W213])*[.$H213]/[.$K213])-[.$P213]); &quot;&quot;)">
            <text:p/>
          </table:table-cell>
          <table:table-cell table:style-name="Default"/>
          <table:table-cell table:style-name="ce205" table:formula="of:=IFERROR(IF(ISBLANK([.Y213]); &quot;&quot;; IF([.$F213]=&quot;Long&quot;; ([.Y213]-[.$I213])*[.$H213]/[.$K213]; ([.$I213]-[.Y213])*[.$H213]/[.$K213])-[.$P213]); &quot;&quot;)">
            <text:p/>
          </table:table-cell>
          <table:table-cell table:style-name="Default"/>
          <table:table-cell table:style-name="ce205" table:formula="of:=IFERROR(IF(ISBLANK([.AA213]); &quot;&quot;; IF([.$F213]=&quot;Long&quot;; ([.AA213]-[.$I213])*[.$H213]/[.$K213]; ([.$I213]-[.AA213])*[.$H213]/[.$K213])-[.$P213]); &quot;&quot;)">
            <text:p/>
          </table:table-cell>
          <table:table-cell/>
          <table:table-cell table:formula="of:=IF(ISBLANK([.O213]); &quot;&quot;; DAY([.O213]))">
            <text:p/>
          </table:table-cell>
          <table:table-cell table:formula="of:=IF(ISBLANK([.G213]); &quot;&quot;; WEEKDAY([.G213]; 2))">
            <text:p/>
          </table:table-cell>
          <table:table-cell table:formula="of:=IF(ISBLANK([.O213]); &quot;&quot;; WEEKDAY([.O213]; 2))">
            <text:p/>
          </table:table-cell>
          <table:table-cell table:formula="of:=IF(ISBLANK([.O213]); &quot;&quot;; WEEKNUM([.O213]))">
            <text:p/>
          </table:table-cell>
          <table:table-cell table:formula="of:=IF(ISBLANK([.O213]); &quot;&quot;; MONTH([.O213]))">
            <text:p/>
          </table:table-cell>
          <table:table-cell table:formula="of:=IF(OR(ISBLANK([.G213]); ISBLANK([.O213])); &quot;&quot;; IFERROR(DATEDIF([.G213];[.O213];&quot;d&quot;); &quot;&quot;))">
            <text:p/>
          </table:table-cell>
          <table:table-cell table:formula="of:=IFERROR([.AJ212]+[.P213]; &quot;&quot;)">
            <text:p/>
          </table:table-cell>
          <table:table-cell table:formula="of:=IFERROR([.AK212]+[.Q21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12" calcext:value-type="float">
            <text:p>21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14]=&quot;Long&quot;; [.I214]-[Overview.$C$4]/[.H214]; IF([.F214]=&quot;Short&quot;; [.I214]+[Overview.$C$4]/[.H214]; &quot;&quot;)); &quot;&quot;)">
            <text:p/>
          </table:table-cell>
          <table:table-cell table:style-name="ce157" table:formula="of:=IFERROR(ABS([.J214]-[.I214])*[.H214]; &quot;&quot;)">
            <text:p/>
          </table:table-cell>
          <table:table-cell table:formula="of:=IFERROR(IF([.F214]=&quot;Long&quot;; [.I214]+[Overview.$C$4]/[.H214]*[Overview.$C$6]; IF([.F214]=&quot;Short&quot;; [.I214]-[Overview.$C$4]/[.H214]*[Overview.$C$6]; &quot;&quot;)); &quot;&quot;)">
            <text:p/>
          </table:table-cell>
          <table:table-cell table:number-columns-repeated="3"/>
          <table:table-cell table:formula="of:=IFERROR([.Q214]/[.K214]; &quot;&quot;)">
            <text:p/>
          </table:table-cell>
          <table:table-cell table:formula="of:=IFERROR(IF(AND([.F214]=&quot;Long&quot;; [.M214]=[.H214]); [.H214]*([.N214]-[.I214]); IF(AND([.F214]=&quot;Short&quot;; [.M214]=[.H214]); [.H214]*([.I214]-[.N214]); &quot;&quot;)); &quot;&quot;)">
            <text:p/>
          </table:table-cell>
          <table:table-cell table:formula="of:=IF(ISNUMBER([.Q214]); IF([.Q214]&gt;0; &quot;Win&quot;; &quot;Loss&quot;);&quot;&quot;)">
            <text:p/>
          </table:table-cell>
          <table:table-cell table:formula="of:=IF([.O214]=&quot;&quot;; &quot;&quot;; CONCATENATE(DATEDIF([.G214];[.O214];&quot;d&quot;); IF(DATEDIF([.G214];[.O21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14]); &quot;&quot;; IF([.$F214]=&quot;Long&quot;; ([.W214]-[.$I214])*[.$H214]/[.$K214]; ([.$I214]-[.W214])*[.$H214]/[.$K214])-[.$P214]); &quot;&quot;)">
            <text:p/>
          </table:table-cell>
          <table:table-cell table:style-name="Default"/>
          <table:table-cell table:style-name="ce205" table:formula="of:=IFERROR(IF(ISBLANK([.Y214]); &quot;&quot;; IF([.$F214]=&quot;Long&quot;; ([.Y214]-[.$I214])*[.$H214]/[.$K214]; ([.$I214]-[.Y214])*[.$H214]/[.$K214])-[.$P214]); &quot;&quot;)">
            <text:p/>
          </table:table-cell>
          <table:table-cell table:style-name="Default"/>
          <table:table-cell table:style-name="ce205" table:formula="of:=IFERROR(IF(ISBLANK([.AA214]); &quot;&quot;; IF([.$F214]=&quot;Long&quot;; ([.AA214]-[.$I214])*[.$H214]/[.$K214]; ([.$I214]-[.AA214])*[.$H214]/[.$K214])-[.$P214]); &quot;&quot;)">
            <text:p/>
          </table:table-cell>
          <table:table-cell/>
          <table:table-cell table:formula="of:=IF(ISBLANK([.O214]); &quot;&quot;; DAY([.O214]))">
            <text:p/>
          </table:table-cell>
          <table:table-cell table:formula="of:=IF(ISBLANK([.G214]); &quot;&quot;; WEEKDAY([.G214]; 2))">
            <text:p/>
          </table:table-cell>
          <table:table-cell table:formula="of:=IF(ISBLANK([.O214]); &quot;&quot;; WEEKDAY([.O214]; 2))">
            <text:p/>
          </table:table-cell>
          <table:table-cell table:formula="of:=IF(ISBLANK([.O214]); &quot;&quot;; WEEKNUM([.O214]))">
            <text:p/>
          </table:table-cell>
          <table:table-cell table:formula="of:=IF(ISBLANK([.O214]); &quot;&quot;; MONTH([.O214]))">
            <text:p/>
          </table:table-cell>
          <table:table-cell table:formula="of:=IF(OR(ISBLANK([.G214]); ISBLANK([.O214])); &quot;&quot;; IFERROR(DATEDIF([.G214];[.O214];&quot;d&quot;); &quot;&quot;))">
            <text:p/>
          </table:table-cell>
          <table:table-cell table:formula="of:=IFERROR([.AJ213]+[.P214]; &quot;&quot;)">
            <text:p/>
          </table:table-cell>
          <table:table-cell table:formula="of:=IFERROR([.AK213]+[.Q21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15]=&quot;Long&quot;; [.I215]-[Overview.$C$4]/[.H215]; IF([.F215]=&quot;Short&quot;; [.I215]+[Overview.$C$4]/[.H215]; &quot;&quot;)); &quot;&quot;)">
            <text:p/>
          </table:table-cell>
          <table:table-cell table:style-name="ce157" table:formula="of:=IFERROR(ABS([.J215]-[.I215])*[.H215]; &quot;&quot;)">
            <text:p/>
          </table:table-cell>
          <table:table-cell table:formula="of:=IFERROR(IF([.F215]=&quot;Long&quot;; [.I215]+[Overview.$C$4]/[.H215]*[Overview.$C$6]; IF([.F215]=&quot;Short&quot;; [.I215]-[Overview.$C$4]/[.H215]*[Overview.$C$6]; &quot;&quot;)); &quot;&quot;)">
            <text:p/>
          </table:table-cell>
          <table:table-cell table:number-columns-repeated="3"/>
          <table:table-cell table:formula="of:=IFERROR([.Q215]/[.K215]; &quot;&quot;)">
            <text:p/>
          </table:table-cell>
          <table:table-cell table:formula="of:=IFERROR(IF(AND([.F215]=&quot;Long&quot;; [.M215]=[.H215]); [.H215]*([.N215]-[.I215]); IF(AND([.F215]=&quot;Short&quot;; [.M215]=[.H215]); [.H215]*([.I215]-[.N215]); &quot;&quot;)); &quot;&quot;)">
            <text:p/>
          </table:table-cell>
          <table:table-cell table:formula="of:=IF(ISNUMBER([.Q215]); IF([.Q215]&gt;0; &quot;Win&quot;; &quot;Loss&quot;);&quot;&quot;)">
            <text:p/>
          </table:table-cell>
          <table:table-cell table:formula="of:=IF([.O215]=&quot;&quot;; &quot;&quot;; CONCATENATE(DATEDIF([.G215];[.O215];&quot;d&quot;); IF(DATEDIF([.G215];[.O21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15]); &quot;&quot;; IF([.$F215]=&quot;Long&quot;; ([.W215]-[.$I215])*[.$H215]/[.$K215]; ([.$I215]-[.W215])*[.$H215]/[.$K215])-[.$P215]); &quot;&quot;)">
            <text:p/>
          </table:table-cell>
          <table:table-cell table:style-name="Default"/>
          <table:table-cell table:style-name="ce205" table:formula="of:=IFERROR(IF(ISBLANK([.Y215]); &quot;&quot;; IF([.$F215]=&quot;Long&quot;; ([.Y215]-[.$I215])*[.$H215]/[.$K215]; ([.$I215]-[.Y215])*[.$H215]/[.$K215])-[.$P215]); &quot;&quot;)">
            <text:p/>
          </table:table-cell>
          <table:table-cell table:style-name="Default"/>
          <table:table-cell table:style-name="ce205" table:formula="of:=IFERROR(IF(ISBLANK([.AA215]); &quot;&quot;; IF([.$F215]=&quot;Long&quot;; ([.AA215]-[.$I215])*[.$H215]/[.$K215]; ([.$I215]-[.AA215])*[.$H215]/[.$K215])-[.$P215]); &quot;&quot;)">
            <text:p/>
          </table:table-cell>
          <table:table-cell/>
          <table:table-cell table:formula="of:=IF(ISBLANK([.O215]); &quot;&quot;; DAY([.O215]))">
            <text:p/>
          </table:table-cell>
          <table:table-cell table:formula="of:=IF(ISBLANK([.G215]); &quot;&quot;; WEEKDAY([.G215]; 2))">
            <text:p/>
          </table:table-cell>
          <table:table-cell table:formula="of:=IF(ISBLANK([.O215]); &quot;&quot;; WEEKDAY([.O215]; 2))">
            <text:p/>
          </table:table-cell>
          <table:table-cell table:formula="of:=IF(ISBLANK([.O215]); &quot;&quot;; WEEKNUM([.O215]))">
            <text:p/>
          </table:table-cell>
          <table:table-cell table:formula="of:=IF(ISBLANK([.O215]); &quot;&quot;; MONTH([.O215]))">
            <text:p/>
          </table:table-cell>
          <table:table-cell table:formula="of:=IF(OR(ISBLANK([.G215]); ISBLANK([.O215])); &quot;&quot;; IFERROR(DATEDIF([.G215];[.O215];&quot;d&quot;); &quot;&quot;))">
            <text:p/>
          </table:table-cell>
          <table:table-cell table:formula="of:=IFERROR([.AJ214]+[.P215]; &quot;&quot;)">
            <text:p/>
          </table:table-cell>
          <table:table-cell table:formula="of:=IFERROR([.AK214]+[.Q21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16]=&quot;Long&quot;; [.I216]-[Overview.$C$4]/[.H216]; IF([.F216]=&quot;Short&quot;; [.I216]+[Overview.$C$4]/[.H216]; &quot;&quot;)); &quot;&quot;)">
            <text:p/>
          </table:table-cell>
          <table:table-cell table:style-name="ce157" table:formula="of:=IFERROR(ABS([.J216]-[.I216])*[.H216]; &quot;&quot;)">
            <text:p/>
          </table:table-cell>
          <table:table-cell table:formula="of:=IFERROR(IF([.F216]=&quot;Long&quot;; [.I216]+[Overview.$C$4]/[.H216]*[Overview.$C$6]; IF([.F216]=&quot;Short&quot;; [.I216]-[Overview.$C$4]/[.H216]*[Overview.$C$6]; &quot;&quot;)); &quot;&quot;)">
            <text:p/>
          </table:table-cell>
          <table:table-cell table:number-columns-repeated="3"/>
          <table:table-cell table:formula="of:=IFERROR([.Q216]/[.K216]; &quot;&quot;)">
            <text:p/>
          </table:table-cell>
          <table:table-cell table:formula="of:=IFERROR(IF(AND([.F216]=&quot;Long&quot;; [.M216]=[.H216]); [.H216]*([.N216]-[.I216]); IF(AND([.F216]=&quot;Short&quot;; [.M216]=[.H216]); [.H216]*([.I216]-[.N216]); &quot;&quot;)); &quot;&quot;)">
            <text:p/>
          </table:table-cell>
          <table:table-cell table:formula="of:=IF(ISNUMBER([.Q216]); IF([.Q216]&gt;0; &quot;Win&quot;; &quot;Loss&quot;);&quot;&quot;)">
            <text:p/>
          </table:table-cell>
          <table:table-cell table:formula="of:=IF([.O216]=&quot;&quot;; &quot;&quot;; CONCATENATE(DATEDIF([.G216];[.O216];&quot;d&quot;); IF(DATEDIF([.G216];[.O21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16]); &quot;&quot;; IF([.$F216]=&quot;Long&quot;; ([.W216]-[.$I216])*[.$H216]/[.$K216]; ([.$I216]-[.W216])*[.$H216]/[.$K216])-[.$P216]); &quot;&quot;)">
            <text:p/>
          </table:table-cell>
          <table:table-cell table:style-name="Default"/>
          <table:table-cell table:style-name="ce205" table:formula="of:=IFERROR(IF(ISBLANK([.Y216]); &quot;&quot;; IF([.$F216]=&quot;Long&quot;; ([.Y216]-[.$I216])*[.$H216]/[.$K216]; ([.$I216]-[.Y216])*[.$H216]/[.$K216])-[.$P216]); &quot;&quot;)">
            <text:p/>
          </table:table-cell>
          <table:table-cell table:style-name="Default"/>
          <table:table-cell table:style-name="ce205" table:formula="of:=IFERROR(IF(ISBLANK([.AA216]); &quot;&quot;; IF([.$F216]=&quot;Long&quot;; ([.AA216]-[.$I216])*[.$H216]/[.$K216]; ([.$I216]-[.AA216])*[.$H216]/[.$K216])-[.$P216]); &quot;&quot;)">
            <text:p/>
          </table:table-cell>
          <table:table-cell/>
          <table:table-cell table:formula="of:=IF(ISBLANK([.O216]); &quot;&quot;; DAY([.O216]))">
            <text:p/>
          </table:table-cell>
          <table:table-cell table:formula="of:=IF(ISBLANK([.G216]); &quot;&quot;; WEEKDAY([.G216]; 2))">
            <text:p/>
          </table:table-cell>
          <table:table-cell table:formula="of:=IF(ISBLANK([.O216]); &quot;&quot;; WEEKDAY([.O216]; 2))">
            <text:p/>
          </table:table-cell>
          <table:table-cell table:formula="of:=IF(ISBLANK([.O216]); &quot;&quot;; WEEKNUM([.O216]))">
            <text:p/>
          </table:table-cell>
          <table:table-cell table:formula="of:=IF(ISBLANK([.O216]); &quot;&quot;; MONTH([.O216]))">
            <text:p/>
          </table:table-cell>
          <table:table-cell table:formula="of:=IF(OR(ISBLANK([.G216]); ISBLANK([.O216])); &quot;&quot;; IFERROR(DATEDIF([.G216];[.O216];&quot;d&quot;); &quot;&quot;))">
            <text:p/>
          </table:table-cell>
          <table:table-cell table:formula="of:=IFERROR([.AJ215]+[.P216]; &quot;&quot;)">
            <text:p/>
          </table:table-cell>
          <table:table-cell table:formula="of:=IFERROR([.AK215]+[.Q21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17]=&quot;Long&quot;; [.I217]-[Overview.$C$4]/[.H217]; IF([.F217]=&quot;Short&quot;; [.I217]+[Overview.$C$4]/[.H217]; &quot;&quot;)); &quot;&quot;)">
            <text:p/>
          </table:table-cell>
          <table:table-cell table:style-name="ce157" table:formula="of:=IFERROR(ABS([.J217]-[.I217])*[.H217]; &quot;&quot;)">
            <text:p/>
          </table:table-cell>
          <table:table-cell table:formula="of:=IFERROR(IF([.F217]=&quot;Long&quot;; [.I217]+[Overview.$C$4]/[.H217]*[Overview.$C$6]; IF([.F217]=&quot;Short&quot;; [.I217]-[Overview.$C$4]/[.H217]*[Overview.$C$6]; &quot;&quot;)); &quot;&quot;)">
            <text:p/>
          </table:table-cell>
          <table:table-cell table:number-columns-repeated="3"/>
          <table:table-cell table:formula="of:=IFERROR([.Q217]/[.K217]; &quot;&quot;)">
            <text:p/>
          </table:table-cell>
          <table:table-cell table:formula="of:=IFERROR(IF(AND([.F217]=&quot;Long&quot;; [.M217]=[.H217]); [.H217]*([.N217]-[.I217]); IF(AND([.F217]=&quot;Short&quot;; [.M217]=[.H217]); [.H217]*([.I217]-[.N217]); &quot;&quot;)); &quot;&quot;)">
            <text:p/>
          </table:table-cell>
          <table:table-cell table:formula="of:=IF(ISNUMBER([.Q217]); IF([.Q217]&gt;0; &quot;Win&quot;; &quot;Loss&quot;);&quot;&quot;)">
            <text:p/>
          </table:table-cell>
          <table:table-cell table:formula="of:=IF([.O217]=&quot;&quot;; &quot;&quot;; CONCATENATE(DATEDIF([.G217];[.O217];&quot;d&quot;); IF(DATEDIF([.G217];[.O21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17]); &quot;&quot;; IF([.$F217]=&quot;Long&quot;; ([.W217]-[.$I217])*[.$H217]/[.$K217]; ([.$I217]-[.W217])*[.$H217]/[.$K217])-[.$P217]); &quot;&quot;)">
            <text:p/>
          </table:table-cell>
          <table:table-cell table:style-name="Default"/>
          <table:table-cell table:style-name="ce205" table:formula="of:=IFERROR(IF(ISBLANK([.Y217]); &quot;&quot;; IF([.$F217]=&quot;Long&quot;; ([.Y217]-[.$I217])*[.$H217]/[.$K217]; ([.$I217]-[.Y217])*[.$H217]/[.$K217])-[.$P217]); &quot;&quot;)">
            <text:p/>
          </table:table-cell>
          <table:table-cell table:style-name="Default"/>
          <table:table-cell table:style-name="ce205" table:formula="of:=IFERROR(IF(ISBLANK([.AA217]); &quot;&quot;; IF([.$F217]=&quot;Long&quot;; ([.AA217]-[.$I217])*[.$H217]/[.$K217]; ([.$I217]-[.AA217])*[.$H217]/[.$K217])-[.$P217]); &quot;&quot;)">
            <text:p/>
          </table:table-cell>
          <table:table-cell/>
          <table:table-cell table:formula="of:=IF(ISBLANK([.O217]); &quot;&quot;; DAY([.O217]))">
            <text:p/>
          </table:table-cell>
          <table:table-cell table:formula="of:=IF(ISBLANK([.G217]); &quot;&quot;; WEEKDAY([.G217]; 2))">
            <text:p/>
          </table:table-cell>
          <table:table-cell table:formula="of:=IF(ISBLANK([.O217]); &quot;&quot;; WEEKDAY([.O217]; 2))">
            <text:p/>
          </table:table-cell>
          <table:table-cell table:formula="of:=IF(ISBLANK([.O217]); &quot;&quot;; WEEKNUM([.O217]))">
            <text:p/>
          </table:table-cell>
          <table:table-cell table:formula="of:=IF(ISBLANK([.O217]); &quot;&quot;; MONTH([.O217]))">
            <text:p/>
          </table:table-cell>
          <table:table-cell table:formula="of:=IF(OR(ISBLANK([.G217]); ISBLANK([.O217])); &quot;&quot;; IFERROR(DATEDIF([.G217];[.O217];&quot;d&quot;); &quot;&quot;))">
            <text:p/>
          </table:table-cell>
          <table:table-cell table:formula="of:=IFERROR([.AJ216]+[.P217]; &quot;&quot;)">
            <text:p/>
          </table:table-cell>
          <table:table-cell table:formula="of:=IFERROR([.AK216]+[.Q21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18]=&quot;Long&quot;; [.I218]-[Overview.$C$4]/[.H218]; IF([.F218]=&quot;Short&quot;; [.I218]+[Overview.$C$4]/[.H218]; &quot;&quot;)); &quot;&quot;)">
            <text:p/>
          </table:table-cell>
          <table:table-cell table:style-name="ce157" table:formula="of:=IFERROR(ABS([.J218]-[.I218])*[.H218]; &quot;&quot;)">
            <text:p/>
          </table:table-cell>
          <table:table-cell table:formula="of:=IFERROR(IF([.F218]=&quot;Long&quot;; [.I218]+[Overview.$C$4]/[.H218]*[Overview.$C$6]; IF([.F218]=&quot;Short&quot;; [.I218]-[Overview.$C$4]/[.H218]*[Overview.$C$6]; &quot;&quot;)); &quot;&quot;)">
            <text:p/>
          </table:table-cell>
          <table:table-cell table:number-columns-repeated="3"/>
          <table:table-cell table:formula="of:=IFERROR([.Q218]/[.K218]; &quot;&quot;)">
            <text:p/>
          </table:table-cell>
          <table:table-cell table:formula="of:=IFERROR(IF(AND([.F218]=&quot;Long&quot;; [.M218]=[.H218]); [.H218]*([.N218]-[.I218]); IF(AND([.F218]=&quot;Short&quot;; [.M218]=[.H218]); [.H218]*([.I218]-[.N218]); &quot;&quot;)); &quot;&quot;)">
            <text:p/>
          </table:table-cell>
          <table:table-cell table:formula="of:=IF(ISNUMBER([.Q218]); IF([.Q218]&gt;0; &quot;Win&quot;; &quot;Loss&quot;);&quot;&quot;)">
            <text:p/>
          </table:table-cell>
          <table:table-cell table:formula="of:=IF([.O218]=&quot;&quot;; &quot;&quot;; CONCATENATE(DATEDIF([.G218];[.O218];&quot;d&quot;); IF(DATEDIF([.G218];[.O21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18]); &quot;&quot;; IF([.$F218]=&quot;Long&quot;; ([.W218]-[.$I218])*[.$H218]/[.$K218]; ([.$I218]-[.W218])*[.$H218]/[.$K218])-[.$P218]); &quot;&quot;)">
            <text:p/>
          </table:table-cell>
          <table:table-cell table:style-name="Default"/>
          <table:table-cell table:style-name="ce205" table:formula="of:=IFERROR(IF(ISBLANK([.Y218]); &quot;&quot;; IF([.$F218]=&quot;Long&quot;; ([.Y218]-[.$I218])*[.$H218]/[.$K218]; ([.$I218]-[.Y218])*[.$H218]/[.$K218])-[.$P218]); &quot;&quot;)">
            <text:p/>
          </table:table-cell>
          <table:table-cell table:style-name="Default"/>
          <table:table-cell table:style-name="ce205" table:formula="of:=IFERROR(IF(ISBLANK([.AA218]); &quot;&quot;; IF([.$F218]=&quot;Long&quot;; ([.AA218]-[.$I218])*[.$H218]/[.$K218]; ([.$I218]-[.AA218])*[.$H218]/[.$K218])-[.$P218]); &quot;&quot;)">
            <text:p/>
          </table:table-cell>
          <table:table-cell/>
          <table:table-cell table:formula="of:=IF(ISBLANK([.O218]); &quot;&quot;; DAY([.O218]))">
            <text:p/>
          </table:table-cell>
          <table:table-cell table:formula="of:=IF(ISBLANK([.G218]); &quot;&quot;; WEEKDAY([.G218]; 2))">
            <text:p/>
          </table:table-cell>
          <table:table-cell table:formula="of:=IF(ISBLANK([.O218]); &quot;&quot;; WEEKDAY([.O218]; 2))">
            <text:p/>
          </table:table-cell>
          <table:table-cell table:formula="of:=IF(ISBLANK([.O218]); &quot;&quot;; WEEKNUM([.O218]))">
            <text:p/>
          </table:table-cell>
          <table:table-cell table:formula="of:=IF(ISBLANK([.O218]); &quot;&quot;; MONTH([.O218]))">
            <text:p/>
          </table:table-cell>
          <table:table-cell table:formula="of:=IF(OR(ISBLANK([.G218]); ISBLANK([.O218])); &quot;&quot;; IFERROR(DATEDIF([.G218];[.O218];&quot;d&quot;); &quot;&quot;))">
            <text:p/>
          </table:table-cell>
          <table:table-cell table:formula="of:=IFERROR([.AJ217]+[.P218]; &quot;&quot;)">
            <text:p/>
          </table:table-cell>
          <table:table-cell table:formula="of:=IFERROR([.AK217]+[.Q21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17" calcext:value-type="float">
            <text:p>21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19]=&quot;Long&quot;; [.I219]-[Overview.$C$4]/[.H219]; IF([.F219]=&quot;Short&quot;; [.I219]+[Overview.$C$4]/[.H219]; &quot;&quot;)); &quot;&quot;)">
            <text:p/>
          </table:table-cell>
          <table:table-cell table:style-name="ce157" table:formula="of:=IFERROR(ABS([.J219]-[.I219])*[.H219]; &quot;&quot;)">
            <text:p/>
          </table:table-cell>
          <table:table-cell table:formula="of:=IFERROR(IF([.F219]=&quot;Long&quot;; [.I219]+[Overview.$C$4]/[.H219]*[Overview.$C$6]; IF([.F219]=&quot;Short&quot;; [.I219]-[Overview.$C$4]/[.H219]*[Overview.$C$6]; &quot;&quot;)); &quot;&quot;)">
            <text:p/>
          </table:table-cell>
          <table:table-cell table:number-columns-repeated="3"/>
          <table:table-cell table:formula="of:=IFERROR([.Q219]/[.K219]; &quot;&quot;)">
            <text:p/>
          </table:table-cell>
          <table:table-cell table:formula="of:=IFERROR(IF(AND([.F219]=&quot;Long&quot;; [.M219]=[.H219]); [.H219]*([.N219]-[.I219]); IF(AND([.F219]=&quot;Short&quot;; [.M219]=[.H219]); [.H219]*([.I219]-[.N219]); &quot;&quot;)); &quot;&quot;)">
            <text:p/>
          </table:table-cell>
          <table:table-cell table:formula="of:=IF(ISNUMBER([.Q219]); IF([.Q219]&gt;0; &quot;Win&quot;; &quot;Loss&quot;);&quot;&quot;)">
            <text:p/>
          </table:table-cell>
          <table:table-cell table:formula="of:=IF([.O219]=&quot;&quot;; &quot;&quot;; CONCATENATE(DATEDIF([.G219];[.O219];&quot;d&quot;); IF(DATEDIF([.G219];[.O21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19]); &quot;&quot;; IF([.$F219]=&quot;Long&quot;; ([.W219]-[.$I219])*[.$H219]/[.$K219]; ([.$I219]-[.W219])*[.$H219]/[.$K219])-[.$P219]); &quot;&quot;)">
            <text:p/>
          </table:table-cell>
          <table:table-cell table:style-name="Default"/>
          <table:table-cell table:style-name="ce205" table:formula="of:=IFERROR(IF(ISBLANK([.Y219]); &quot;&quot;; IF([.$F219]=&quot;Long&quot;; ([.Y219]-[.$I219])*[.$H219]/[.$K219]; ([.$I219]-[.Y219])*[.$H219]/[.$K219])-[.$P219]); &quot;&quot;)">
            <text:p/>
          </table:table-cell>
          <table:table-cell table:style-name="Default"/>
          <table:table-cell table:style-name="ce205" table:formula="of:=IFERROR(IF(ISBLANK([.AA219]); &quot;&quot;; IF([.$F219]=&quot;Long&quot;; ([.AA219]-[.$I219])*[.$H219]/[.$K219]; ([.$I219]-[.AA219])*[.$H219]/[.$K219])-[.$P219]); &quot;&quot;)">
            <text:p/>
          </table:table-cell>
          <table:table-cell/>
          <table:table-cell table:formula="of:=IF(ISBLANK([.O219]); &quot;&quot;; DAY([.O219]))">
            <text:p/>
          </table:table-cell>
          <table:table-cell table:formula="of:=IF(ISBLANK([.G219]); &quot;&quot;; WEEKDAY([.G219]; 2))">
            <text:p/>
          </table:table-cell>
          <table:table-cell table:formula="of:=IF(ISBLANK([.O219]); &quot;&quot;; WEEKDAY([.O219]; 2))">
            <text:p/>
          </table:table-cell>
          <table:table-cell table:formula="of:=IF(ISBLANK([.O219]); &quot;&quot;; WEEKNUM([.O219]))">
            <text:p/>
          </table:table-cell>
          <table:table-cell table:formula="of:=IF(ISBLANK([.O219]); &quot;&quot;; MONTH([.O219]))">
            <text:p/>
          </table:table-cell>
          <table:table-cell table:formula="of:=IF(OR(ISBLANK([.G219]); ISBLANK([.O219])); &quot;&quot;; IFERROR(DATEDIF([.G219];[.O219];&quot;d&quot;); &quot;&quot;))">
            <text:p/>
          </table:table-cell>
          <table:table-cell table:formula="of:=IFERROR([.AJ218]+[.P219]; &quot;&quot;)">
            <text:p/>
          </table:table-cell>
          <table:table-cell table:formula="of:=IFERROR([.AK218]+[.Q21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18" calcext:value-type="float">
            <text:p>21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20]=&quot;Long&quot;; [.I220]-[Overview.$C$4]/[.H220]; IF([.F220]=&quot;Short&quot;; [.I220]+[Overview.$C$4]/[.H220]; &quot;&quot;)); &quot;&quot;)">
            <text:p/>
          </table:table-cell>
          <table:table-cell table:style-name="ce157" table:formula="of:=IFERROR(ABS([.J220]-[.I220])*[.H220]; &quot;&quot;)">
            <text:p/>
          </table:table-cell>
          <table:table-cell table:formula="of:=IFERROR(IF([.F220]=&quot;Long&quot;; [.I220]+[Overview.$C$4]/[.H220]*[Overview.$C$6]; IF([.F220]=&quot;Short&quot;; [.I220]-[Overview.$C$4]/[.H220]*[Overview.$C$6]; &quot;&quot;)); &quot;&quot;)">
            <text:p/>
          </table:table-cell>
          <table:table-cell table:number-columns-repeated="3"/>
          <table:table-cell table:formula="of:=IFERROR([.Q220]/[.K220]; &quot;&quot;)">
            <text:p/>
          </table:table-cell>
          <table:table-cell table:formula="of:=IFERROR(IF(AND([.F220]=&quot;Long&quot;; [.M220]=[.H220]); [.H220]*([.N220]-[.I220]); IF(AND([.F220]=&quot;Short&quot;; [.M220]=[.H220]); [.H220]*([.I220]-[.N220]); &quot;&quot;)); &quot;&quot;)">
            <text:p/>
          </table:table-cell>
          <table:table-cell table:formula="of:=IF(ISNUMBER([.Q220]); IF([.Q220]&gt;0; &quot;Win&quot;; &quot;Loss&quot;);&quot;&quot;)">
            <text:p/>
          </table:table-cell>
          <table:table-cell table:formula="of:=IF([.O220]=&quot;&quot;; &quot;&quot;; CONCATENATE(DATEDIF([.G220];[.O220];&quot;d&quot;); IF(DATEDIF([.G220];[.O22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20]); &quot;&quot;; IF([.$F220]=&quot;Long&quot;; ([.W220]-[.$I220])*[.$H220]/[.$K220]; ([.$I220]-[.W220])*[.$H220]/[.$K220])-[.$P220]); &quot;&quot;)">
            <text:p/>
          </table:table-cell>
          <table:table-cell table:style-name="Default"/>
          <table:table-cell table:style-name="ce205" table:formula="of:=IFERROR(IF(ISBLANK([.Y220]); &quot;&quot;; IF([.$F220]=&quot;Long&quot;; ([.Y220]-[.$I220])*[.$H220]/[.$K220]; ([.$I220]-[.Y220])*[.$H220]/[.$K220])-[.$P220]); &quot;&quot;)">
            <text:p/>
          </table:table-cell>
          <table:table-cell table:style-name="Default"/>
          <table:table-cell table:style-name="ce205" table:formula="of:=IFERROR(IF(ISBLANK([.AA220]); &quot;&quot;; IF([.$F220]=&quot;Long&quot;; ([.AA220]-[.$I220])*[.$H220]/[.$K220]; ([.$I220]-[.AA220])*[.$H220]/[.$K220])-[.$P220]); &quot;&quot;)">
            <text:p/>
          </table:table-cell>
          <table:table-cell/>
          <table:table-cell table:formula="of:=IF(ISBLANK([.O220]); &quot;&quot;; DAY([.O220]))">
            <text:p/>
          </table:table-cell>
          <table:table-cell table:formula="of:=IF(ISBLANK([.G220]); &quot;&quot;; WEEKDAY([.G220]; 2))">
            <text:p/>
          </table:table-cell>
          <table:table-cell table:formula="of:=IF(ISBLANK([.O220]); &quot;&quot;; WEEKDAY([.O220]; 2))">
            <text:p/>
          </table:table-cell>
          <table:table-cell table:formula="of:=IF(ISBLANK([.O220]); &quot;&quot;; WEEKNUM([.O220]))">
            <text:p/>
          </table:table-cell>
          <table:table-cell table:formula="of:=IF(ISBLANK([.O220]); &quot;&quot;; MONTH([.O220]))">
            <text:p/>
          </table:table-cell>
          <table:table-cell table:formula="of:=IF(OR(ISBLANK([.G220]); ISBLANK([.O220])); &quot;&quot;; IFERROR(DATEDIF([.G220];[.O220];&quot;d&quot;); &quot;&quot;))">
            <text:p/>
          </table:table-cell>
          <table:table-cell table:formula="of:=IFERROR([.AJ219]+[.P220]; &quot;&quot;)">
            <text:p/>
          </table:table-cell>
          <table:table-cell table:formula="of:=IFERROR([.AK219]+[.Q22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19" calcext:value-type="float">
            <text:p>21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21]=&quot;Long&quot;; [.I221]-[Overview.$C$4]/[.H221]; IF([.F221]=&quot;Short&quot;; [.I221]+[Overview.$C$4]/[.H221]; &quot;&quot;)); &quot;&quot;)">
            <text:p/>
          </table:table-cell>
          <table:table-cell table:style-name="ce157" table:formula="of:=IFERROR(ABS([.J221]-[.I221])*[.H221]; &quot;&quot;)">
            <text:p/>
          </table:table-cell>
          <table:table-cell table:formula="of:=IFERROR(IF([.F221]=&quot;Long&quot;; [.I221]+[Overview.$C$4]/[.H221]*[Overview.$C$6]; IF([.F221]=&quot;Short&quot;; [.I221]-[Overview.$C$4]/[.H221]*[Overview.$C$6]; &quot;&quot;)); &quot;&quot;)">
            <text:p/>
          </table:table-cell>
          <table:table-cell table:number-columns-repeated="3"/>
          <table:table-cell table:formula="of:=IFERROR([.Q221]/[.K221]; &quot;&quot;)">
            <text:p/>
          </table:table-cell>
          <table:table-cell table:formula="of:=IFERROR(IF(AND([.F221]=&quot;Long&quot;; [.M221]=[.H221]); [.H221]*([.N221]-[.I221]); IF(AND([.F221]=&quot;Short&quot;; [.M221]=[.H221]); [.H221]*([.I221]-[.N221]); &quot;&quot;)); &quot;&quot;)">
            <text:p/>
          </table:table-cell>
          <table:table-cell table:formula="of:=IF(ISNUMBER([.Q221]); IF([.Q221]&gt;0; &quot;Win&quot;; &quot;Loss&quot;);&quot;&quot;)">
            <text:p/>
          </table:table-cell>
          <table:table-cell table:formula="of:=IF([.O221]=&quot;&quot;; &quot;&quot;; CONCATENATE(DATEDIF([.G221];[.O221];&quot;d&quot;); IF(DATEDIF([.G221];[.O22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21]); &quot;&quot;; IF([.$F221]=&quot;Long&quot;; ([.W221]-[.$I221])*[.$H221]/[.$K221]; ([.$I221]-[.W221])*[.$H221]/[.$K221])-[.$P221]); &quot;&quot;)">
            <text:p/>
          </table:table-cell>
          <table:table-cell table:style-name="Default"/>
          <table:table-cell table:style-name="ce205" table:formula="of:=IFERROR(IF(ISBLANK([.Y221]); &quot;&quot;; IF([.$F221]=&quot;Long&quot;; ([.Y221]-[.$I221])*[.$H221]/[.$K221]; ([.$I221]-[.Y221])*[.$H221]/[.$K221])-[.$P221]); &quot;&quot;)">
            <text:p/>
          </table:table-cell>
          <table:table-cell table:style-name="Default"/>
          <table:table-cell table:style-name="ce205" table:formula="of:=IFERROR(IF(ISBLANK([.AA221]); &quot;&quot;; IF([.$F221]=&quot;Long&quot;; ([.AA221]-[.$I221])*[.$H221]/[.$K221]; ([.$I221]-[.AA221])*[.$H221]/[.$K221])-[.$P221]); &quot;&quot;)">
            <text:p/>
          </table:table-cell>
          <table:table-cell/>
          <table:table-cell table:formula="of:=IF(ISBLANK([.O221]); &quot;&quot;; DAY([.O221]))">
            <text:p/>
          </table:table-cell>
          <table:table-cell table:formula="of:=IF(ISBLANK([.G221]); &quot;&quot;; WEEKDAY([.G221]; 2))">
            <text:p/>
          </table:table-cell>
          <table:table-cell table:formula="of:=IF(ISBLANK([.O221]); &quot;&quot;; WEEKDAY([.O221]; 2))">
            <text:p/>
          </table:table-cell>
          <table:table-cell table:formula="of:=IF(ISBLANK([.O221]); &quot;&quot;; WEEKNUM([.O221]))">
            <text:p/>
          </table:table-cell>
          <table:table-cell table:formula="of:=IF(ISBLANK([.O221]); &quot;&quot;; MONTH([.O221]))">
            <text:p/>
          </table:table-cell>
          <table:table-cell table:formula="of:=IF(OR(ISBLANK([.G221]); ISBLANK([.O221])); &quot;&quot;; IFERROR(DATEDIF([.G221];[.O221];&quot;d&quot;); &quot;&quot;))">
            <text:p/>
          </table:table-cell>
          <table:table-cell table:formula="of:=IFERROR([.AJ220]+[.P221]; &quot;&quot;)">
            <text:p/>
          </table:table-cell>
          <table:table-cell table:formula="of:=IFERROR([.AK220]+[.Q22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22]=&quot;Long&quot;; [.I222]-[Overview.$C$4]/[.H222]; IF([.F222]=&quot;Short&quot;; [.I222]+[Overview.$C$4]/[.H222]; &quot;&quot;)); &quot;&quot;)">
            <text:p/>
          </table:table-cell>
          <table:table-cell table:style-name="ce157" table:formula="of:=IFERROR(ABS([.J222]-[.I222])*[.H222]; &quot;&quot;)">
            <text:p/>
          </table:table-cell>
          <table:table-cell table:formula="of:=IFERROR(IF([.F222]=&quot;Long&quot;; [.I222]+[Overview.$C$4]/[.H222]*[Overview.$C$6]; IF([.F222]=&quot;Short&quot;; [.I222]-[Overview.$C$4]/[.H222]*[Overview.$C$6]; &quot;&quot;)); &quot;&quot;)">
            <text:p/>
          </table:table-cell>
          <table:table-cell table:number-columns-repeated="3"/>
          <table:table-cell table:formula="of:=IFERROR([.Q222]/[.K222]; &quot;&quot;)">
            <text:p/>
          </table:table-cell>
          <table:table-cell table:formula="of:=IFERROR(IF(AND([.F222]=&quot;Long&quot;; [.M222]=[.H222]); [.H222]*([.N222]-[.I222]); IF(AND([.F222]=&quot;Short&quot;; [.M222]=[.H222]); [.H222]*([.I222]-[.N222]); &quot;&quot;)); &quot;&quot;)">
            <text:p/>
          </table:table-cell>
          <table:table-cell table:formula="of:=IF(ISNUMBER([.Q222]); IF([.Q222]&gt;0; &quot;Win&quot;; &quot;Loss&quot;);&quot;&quot;)">
            <text:p/>
          </table:table-cell>
          <table:table-cell table:formula="of:=IF([.O222]=&quot;&quot;; &quot;&quot;; CONCATENATE(DATEDIF([.G222];[.O222];&quot;d&quot;); IF(DATEDIF([.G222];[.O22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22]); &quot;&quot;; IF([.$F222]=&quot;Long&quot;; ([.W222]-[.$I222])*[.$H222]/[.$K222]; ([.$I222]-[.W222])*[.$H222]/[.$K222])-[.$P222]); &quot;&quot;)">
            <text:p/>
          </table:table-cell>
          <table:table-cell table:style-name="Default"/>
          <table:table-cell table:style-name="ce205" table:formula="of:=IFERROR(IF(ISBLANK([.Y222]); &quot;&quot;; IF([.$F222]=&quot;Long&quot;; ([.Y222]-[.$I222])*[.$H222]/[.$K222]; ([.$I222]-[.Y222])*[.$H222]/[.$K222])-[.$P222]); &quot;&quot;)">
            <text:p/>
          </table:table-cell>
          <table:table-cell table:style-name="Default"/>
          <table:table-cell table:style-name="ce205" table:formula="of:=IFERROR(IF(ISBLANK([.AA222]); &quot;&quot;; IF([.$F222]=&quot;Long&quot;; ([.AA222]-[.$I222])*[.$H222]/[.$K222]; ([.$I222]-[.AA222])*[.$H222]/[.$K222])-[.$P222]); &quot;&quot;)">
            <text:p/>
          </table:table-cell>
          <table:table-cell/>
          <table:table-cell table:formula="of:=IF(ISBLANK([.O222]); &quot;&quot;; DAY([.O222]))">
            <text:p/>
          </table:table-cell>
          <table:table-cell table:formula="of:=IF(ISBLANK([.G222]); &quot;&quot;; WEEKDAY([.G222]; 2))">
            <text:p/>
          </table:table-cell>
          <table:table-cell table:formula="of:=IF(ISBLANK([.O222]); &quot;&quot;; WEEKDAY([.O222]; 2))">
            <text:p/>
          </table:table-cell>
          <table:table-cell table:formula="of:=IF(ISBLANK([.O222]); &quot;&quot;; WEEKNUM([.O222]))">
            <text:p/>
          </table:table-cell>
          <table:table-cell table:formula="of:=IF(ISBLANK([.O222]); &quot;&quot;; MONTH([.O222]))">
            <text:p/>
          </table:table-cell>
          <table:table-cell table:formula="of:=IF(OR(ISBLANK([.G222]); ISBLANK([.O222])); &quot;&quot;; IFERROR(DATEDIF([.G222];[.O222];&quot;d&quot;); &quot;&quot;))">
            <text:p/>
          </table:table-cell>
          <table:table-cell table:formula="of:=IFERROR([.AJ221]+[.P222]; &quot;&quot;)">
            <text:p/>
          </table:table-cell>
          <table:table-cell table:formula="of:=IFERROR([.AK221]+[.Q22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23]=&quot;Long&quot;; [.I223]-[Overview.$C$4]/[.H223]; IF([.F223]=&quot;Short&quot;; [.I223]+[Overview.$C$4]/[.H223]; &quot;&quot;)); &quot;&quot;)">
            <text:p/>
          </table:table-cell>
          <table:table-cell table:style-name="ce157" table:formula="of:=IFERROR(ABS([.J223]-[.I223])*[.H223]; &quot;&quot;)">
            <text:p/>
          </table:table-cell>
          <table:table-cell table:formula="of:=IFERROR(IF([.F223]=&quot;Long&quot;; [.I223]+[Overview.$C$4]/[.H223]*[Overview.$C$6]; IF([.F223]=&quot;Short&quot;; [.I223]-[Overview.$C$4]/[.H223]*[Overview.$C$6]; &quot;&quot;)); &quot;&quot;)">
            <text:p/>
          </table:table-cell>
          <table:table-cell table:number-columns-repeated="3"/>
          <table:table-cell table:formula="of:=IFERROR([.Q223]/[.K223]; &quot;&quot;)">
            <text:p/>
          </table:table-cell>
          <table:table-cell table:formula="of:=IFERROR(IF(AND([.F223]=&quot;Long&quot;; [.M223]=[.H223]); [.H223]*([.N223]-[.I223]); IF(AND([.F223]=&quot;Short&quot;; [.M223]=[.H223]); [.H223]*([.I223]-[.N223]); &quot;&quot;)); &quot;&quot;)">
            <text:p/>
          </table:table-cell>
          <table:table-cell table:formula="of:=IF(ISNUMBER([.Q223]); IF([.Q223]&gt;0; &quot;Win&quot;; &quot;Loss&quot;);&quot;&quot;)">
            <text:p/>
          </table:table-cell>
          <table:table-cell table:formula="of:=IF([.O223]=&quot;&quot;; &quot;&quot;; CONCATENATE(DATEDIF([.G223];[.O223];&quot;d&quot;); IF(DATEDIF([.G223];[.O22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23]); &quot;&quot;; IF([.$F223]=&quot;Long&quot;; ([.W223]-[.$I223])*[.$H223]/[.$K223]; ([.$I223]-[.W223])*[.$H223]/[.$K223])-[.$P223]); &quot;&quot;)">
            <text:p/>
          </table:table-cell>
          <table:table-cell table:style-name="Default"/>
          <table:table-cell table:style-name="ce205" table:formula="of:=IFERROR(IF(ISBLANK([.Y223]); &quot;&quot;; IF([.$F223]=&quot;Long&quot;; ([.Y223]-[.$I223])*[.$H223]/[.$K223]; ([.$I223]-[.Y223])*[.$H223]/[.$K223])-[.$P223]); &quot;&quot;)">
            <text:p/>
          </table:table-cell>
          <table:table-cell table:style-name="Default"/>
          <table:table-cell table:style-name="ce205" table:formula="of:=IFERROR(IF(ISBLANK([.AA223]); &quot;&quot;; IF([.$F223]=&quot;Long&quot;; ([.AA223]-[.$I223])*[.$H223]/[.$K223]; ([.$I223]-[.AA223])*[.$H223]/[.$K223])-[.$P223]); &quot;&quot;)">
            <text:p/>
          </table:table-cell>
          <table:table-cell/>
          <table:table-cell table:formula="of:=IF(ISBLANK([.O223]); &quot;&quot;; DAY([.O223]))">
            <text:p/>
          </table:table-cell>
          <table:table-cell table:formula="of:=IF(ISBLANK([.G223]); &quot;&quot;; WEEKDAY([.G223]; 2))">
            <text:p/>
          </table:table-cell>
          <table:table-cell table:formula="of:=IF(ISBLANK([.O223]); &quot;&quot;; WEEKDAY([.O223]; 2))">
            <text:p/>
          </table:table-cell>
          <table:table-cell table:formula="of:=IF(ISBLANK([.O223]); &quot;&quot;; WEEKNUM([.O223]))">
            <text:p/>
          </table:table-cell>
          <table:table-cell table:formula="of:=IF(ISBLANK([.O223]); &quot;&quot;; MONTH([.O223]))">
            <text:p/>
          </table:table-cell>
          <table:table-cell table:formula="of:=IF(OR(ISBLANK([.G223]); ISBLANK([.O223])); &quot;&quot;; IFERROR(DATEDIF([.G223];[.O223];&quot;d&quot;); &quot;&quot;))">
            <text:p/>
          </table:table-cell>
          <table:table-cell table:formula="of:=IFERROR([.AJ222]+[.P223]; &quot;&quot;)">
            <text:p/>
          </table:table-cell>
          <table:table-cell table:formula="of:=IFERROR([.AK222]+[.Q22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24]=&quot;Long&quot;; [.I224]-[Overview.$C$4]/[.H224]; IF([.F224]=&quot;Short&quot;; [.I224]+[Overview.$C$4]/[.H224]; &quot;&quot;)); &quot;&quot;)">
            <text:p/>
          </table:table-cell>
          <table:table-cell table:style-name="ce157" table:formula="of:=IFERROR(ABS([.J224]-[.I224])*[.H224]; &quot;&quot;)">
            <text:p/>
          </table:table-cell>
          <table:table-cell table:formula="of:=IFERROR(IF([.F224]=&quot;Long&quot;; [.I224]+[Overview.$C$4]/[.H224]*[Overview.$C$6]; IF([.F224]=&quot;Short&quot;; [.I224]-[Overview.$C$4]/[.H224]*[Overview.$C$6]; &quot;&quot;)); &quot;&quot;)">
            <text:p/>
          </table:table-cell>
          <table:table-cell table:number-columns-repeated="3"/>
          <table:table-cell table:formula="of:=IFERROR([.Q224]/[.K224]; &quot;&quot;)">
            <text:p/>
          </table:table-cell>
          <table:table-cell table:formula="of:=IFERROR(IF(AND([.F224]=&quot;Long&quot;; [.M224]=[.H224]); [.H224]*([.N224]-[.I224]); IF(AND([.F224]=&quot;Short&quot;; [.M224]=[.H224]); [.H224]*([.I224]-[.N224]); &quot;&quot;)); &quot;&quot;)">
            <text:p/>
          </table:table-cell>
          <table:table-cell table:formula="of:=IF(ISNUMBER([.Q224]); IF([.Q224]&gt;0; &quot;Win&quot;; &quot;Loss&quot;);&quot;&quot;)">
            <text:p/>
          </table:table-cell>
          <table:table-cell table:formula="of:=IF([.O224]=&quot;&quot;; &quot;&quot;; CONCATENATE(DATEDIF([.G224];[.O224];&quot;d&quot;); IF(DATEDIF([.G224];[.O22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24]); &quot;&quot;; IF([.$F224]=&quot;Long&quot;; ([.W224]-[.$I224])*[.$H224]/[.$K224]; ([.$I224]-[.W224])*[.$H224]/[.$K224])-[.$P224]); &quot;&quot;)">
            <text:p/>
          </table:table-cell>
          <table:table-cell table:style-name="Default"/>
          <table:table-cell table:style-name="ce205" table:formula="of:=IFERROR(IF(ISBLANK([.Y224]); &quot;&quot;; IF([.$F224]=&quot;Long&quot;; ([.Y224]-[.$I224])*[.$H224]/[.$K224]; ([.$I224]-[.Y224])*[.$H224]/[.$K224])-[.$P224]); &quot;&quot;)">
            <text:p/>
          </table:table-cell>
          <table:table-cell table:style-name="Default"/>
          <table:table-cell table:style-name="ce205" table:formula="of:=IFERROR(IF(ISBLANK([.AA224]); &quot;&quot;; IF([.$F224]=&quot;Long&quot;; ([.AA224]-[.$I224])*[.$H224]/[.$K224]; ([.$I224]-[.AA224])*[.$H224]/[.$K224])-[.$P224]); &quot;&quot;)">
            <text:p/>
          </table:table-cell>
          <table:table-cell/>
          <table:table-cell table:formula="of:=IF(ISBLANK([.O224]); &quot;&quot;; DAY([.O224]))">
            <text:p/>
          </table:table-cell>
          <table:table-cell table:formula="of:=IF(ISBLANK([.G224]); &quot;&quot;; WEEKDAY([.G224]; 2))">
            <text:p/>
          </table:table-cell>
          <table:table-cell table:formula="of:=IF(ISBLANK([.O224]); &quot;&quot;; WEEKDAY([.O224]; 2))">
            <text:p/>
          </table:table-cell>
          <table:table-cell table:formula="of:=IF(ISBLANK([.O224]); &quot;&quot;; WEEKNUM([.O224]))">
            <text:p/>
          </table:table-cell>
          <table:table-cell table:formula="of:=IF(ISBLANK([.O224]); &quot;&quot;; MONTH([.O224]))">
            <text:p/>
          </table:table-cell>
          <table:table-cell table:formula="of:=IF(OR(ISBLANK([.G224]); ISBLANK([.O224])); &quot;&quot;; IFERROR(DATEDIF([.G224];[.O224];&quot;d&quot;); &quot;&quot;))">
            <text:p/>
          </table:table-cell>
          <table:table-cell table:formula="of:=IFERROR([.AJ223]+[.P224]; &quot;&quot;)">
            <text:p/>
          </table:table-cell>
          <table:table-cell table:formula="of:=IFERROR([.AK223]+[.Q22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25]=&quot;Long&quot;; [.I225]-[Overview.$C$4]/[.H225]; IF([.F225]=&quot;Short&quot;; [.I225]+[Overview.$C$4]/[.H225]; &quot;&quot;)); &quot;&quot;)">
            <text:p/>
          </table:table-cell>
          <table:table-cell table:style-name="ce157" table:formula="of:=IFERROR(ABS([.J225]-[.I225])*[.H225]; &quot;&quot;)">
            <text:p/>
          </table:table-cell>
          <table:table-cell table:formula="of:=IFERROR(IF([.F225]=&quot;Long&quot;; [.I225]+[Overview.$C$4]/[.H225]*[Overview.$C$6]; IF([.F225]=&quot;Short&quot;; [.I225]-[Overview.$C$4]/[.H225]*[Overview.$C$6]; &quot;&quot;)); &quot;&quot;)">
            <text:p/>
          </table:table-cell>
          <table:table-cell table:number-columns-repeated="3"/>
          <table:table-cell table:formula="of:=IFERROR([.Q225]/[.K225]; &quot;&quot;)">
            <text:p/>
          </table:table-cell>
          <table:table-cell table:formula="of:=IFERROR(IF(AND([.F225]=&quot;Long&quot;; [.M225]=[.H225]); [.H225]*([.N225]-[.I225]); IF(AND([.F225]=&quot;Short&quot;; [.M225]=[.H225]); [.H225]*([.I225]-[.N225]); &quot;&quot;)); &quot;&quot;)">
            <text:p/>
          </table:table-cell>
          <table:table-cell table:formula="of:=IF(ISNUMBER([.Q225]); IF([.Q225]&gt;0; &quot;Win&quot;; &quot;Loss&quot;);&quot;&quot;)">
            <text:p/>
          </table:table-cell>
          <table:table-cell table:formula="of:=IF([.O225]=&quot;&quot;; &quot;&quot;; CONCATENATE(DATEDIF([.G225];[.O225];&quot;d&quot;); IF(DATEDIF([.G225];[.O22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25]); &quot;&quot;; IF([.$F225]=&quot;Long&quot;; ([.W225]-[.$I225])*[.$H225]/[.$K225]; ([.$I225]-[.W225])*[.$H225]/[.$K225])-[.$P225]); &quot;&quot;)">
            <text:p/>
          </table:table-cell>
          <table:table-cell table:style-name="Default"/>
          <table:table-cell table:style-name="ce205" table:formula="of:=IFERROR(IF(ISBLANK([.Y225]); &quot;&quot;; IF([.$F225]=&quot;Long&quot;; ([.Y225]-[.$I225])*[.$H225]/[.$K225]; ([.$I225]-[.Y225])*[.$H225]/[.$K225])-[.$P225]); &quot;&quot;)">
            <text:p/>
          </table:table-cell>
          <table:table-cell table:style-name="Default"/>
          <table:table-cell table:style-name="ce205" table:formula="of:=IFERROR(IF(ISBLANK([.AA225]); &quot;&quot;; IF([.$F225]=&quot;Long&quot;; ([.AA225]-[.$I225])*[.$H225]/[.$K225]; ([.$I225]-[.AA225])*[.$H225]/[.$K225])-[.$P225]); &quot;&quot;)">
            <text:p/>
          </table:table-cell>
          <table:table-cell/>
          <table:table-cell table:formula="of:=IF(ISBLANK([.O225]); &quot;&quot;; DAY([.O225]))">
            <text:p/>
          </table:table-cell>
          <table:table-cell table:formula="of:=IF(ISBLANK([.G225]); &quot;&quot;; WEEKDAY([.G225]; 2))">
            <text:p/>
          </table:table-cell>
          <table:table-cell table:formula="of:=IF(ISBLANK([.O225]); &quot;&quot;; WEEKDAY([.O225]; 2))">
            <text:p/>
          </table:table-cell>
          <table:table-cell table:formula="of:=IF(ISBLANK([.O225]); &quot;&quot;; WEEKNUM([.O225]))">
            <text:p/>
          </table:table-cell>
          <table:table-cell table:formula="of:=IF(ISBLANK([.O225]); &quot;&quot;; MONTH([.O225]))">
            <text:p/>
          </table:table-cell>
          <table:table-cell table:formula="of:=IF(OR(ISBLANK([.G225]); ISBLANK([.O225])); &quot;&quot;; IFERROR(DATEDIF([.G225];[.O225];&quot;d&quot;); &quot;&quot;))">
            <text:p/>
          </table:table-cell>
          <table:table-cell table:formula="of:=IFERROR([.AJ224]+[.P225]; &quot;&quot;)">
            <text:p/>
          </table:table-cell>
          <table:table-cell table:formula="of:=IFERROR([.AK224]+[.Q22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24" calcext:value-type="float">
            <text:p>22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26]=&quot;Long&quot;; [.I226]-[Overview.$C$4]/[.H226]; IF([.F226]=&quot;Short&quot;; [.I226]+[Overview.$C$4]/[.H226]; &quot;&quot;)); &quot;&quot;)">
            <text:p/>
          </table:table-cell>
          <table:table-cell table:style-name="ce157" table:formula="of:=IFERROR(ABS([.J226]-[.I226])*[.H226]; &quot;&quot;)">
            <text:p/>
          </table:table-cell>
          <table:table-cell table:formula="of:=IFERROR(IF([.F226]=&quot;Long&quot;; [.I226]+[Overview.$C$4]/[.H226]*[Overview.$C$6]; IF([.F226]=&quot;Short&quot;; [.I226]-[Overview.$C$4]/[.H226]*[Overview.$C$6]; &quot;&quot;)); &quot;&quot;)">
            <text:p/>
          </table:table-cell>
          <table:table-cell table:number-columns-repeated="3"/>
          <table:table-cell table:formula="of:=IFERROR([.Q226]/[.K226]; &quot;&quot;)">
            <text:p/>
          </table:table-cell>
          <table:table-cell table:formula="of:=IFERROR(IF(AND([.F226]=&quot;Long&quot;; [.M226]=[.H226]); [.H226]*([.N226]-[.I226]); IF(AND([.F226]=&quot;Short&quot;; [.M226]=[.H226]); [.H226]*([.I226]-[.N226]); &quot;&quot;)); &quot;&quot;)">
            <text:p/>
          </table:table-cell>
          <table:table-cell table:formula="of:=IF(ISNUMBER([.Q226]); IF([.Q226]&gt;0; &quot;Win&quot;; &quot;Loss&quot;);&quot;&quot;)">
            <text:p/>
          </table:table-cell>
          <table:table-cell table:formula="of:=IF([.O226]=&quot;&quot;; &quot;&quot;; CONCATENATE(DATEDIF([.G226];[.O226];&quot;d&quot;); IF(DATEDIF([.G226];[.O22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26]); &quot;&quot;; IF([.$F226]=&quot;Long&quot;; ([.W226]-[.$I226])*[.$H226]/[.$K226]; ([.$I226]-[.W226])*[.$H226]/[.$K226])-[.$P226]); &quot;&quot;)">
            <text:p/>
          </table:table-cell>
          <table:table-cell table:style-name="Default"/>
          <table:table-cell table:style-name="ce205" table:formula="of:=IFERROR(IF(ISBLANK([.Y226]); &quot;&quot;; IF([.$F226]=&quot;Long&quot;; ([.Y226]-[.$I226])*[.$H226]/[.$K226]; ([.$I226]-[.Y226])*[.$H226]/[.$K226])-[.$P226]); &quot;&quot;)">
            <text:p/>
          </table:table-cell>
          <table:table-cell table:style-name="Default"/>
          <table:table-cell table:style-name="ce205" table:formula="of:=IFERROR(IF(ISBLANK([.AA226]); &quot;&quot;; IF([.$F226]=&quot;Long&quot;; ([.AA226]-[.$I226])*[.$H226]/[.$K226]; ([.$I226]-[.AA226])*[.$H226]/[.$K226])-[.$P226]); &quot;&quot;)">
            <text:p/>
          </table:table-cell>
          <table:table-cell/>
          <table:table-cell table:formula="of:=IF(ISBLANK([.O226]); &quot;&quot;; DAY([.O226]))">
            <text:p/>
          </table:table-cell>
          <table:table-cell table:formula="of:=IF(ISBLANK([.G226]); &quot;&quot;; WEEKDAY([.G226]; 2))">
            <text:p/>
          </table:table-cell>
          <table:table-cell table:formula="of:=IF(ISBLANK([.O226]); &quot;&quot;; WEEKDAY([.O226]; 2))">
            <text:p/>
          </table:table-cell>
          <table:table-cell table:formula="of:=IF(ISBLANK([.O226]); &quot;&quot;; WEEKNUM([.O226]))">
            <text:p/>
          </table:table-cell>
          <table:table-cell table:formula="of:=IF(ISBLANK([.O226]); &quot;&quot;; MONTH([.O226]))">
            <text:p/>
          </table:table-cell>
          <table:table-cell table:formula="of:=IF(OR(ISBLANK([.G226]); ISBLANK([.O226])); &quot;&quot;; IFERROR(DATEDIF([.G226];[.O226];&quot;d&quot;); &quot;&quot;))">
            <text:p/>
          </table:table-cell>
          <table:table-cell table:formula="of:=IFERROR([.AJ225]+[.P226]; &quot;&quot;)">
            <text:p/>
          </table:table-cell>
          <table:table-cell table:formula="of:=IFERROR([.AK225]+[.Q22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27]=&quot;Long&quot;; [.I227]-[Overview.$C$4]/[.H227]; IF([.F227]=&quot;Short&quot;; [.I227]+[Overview.$C$4]/[.H227]; &quot;&quot;)); &quot;&quot;)">
            <text:p/>
          </table:table-cell>
          <table:table-cell table:style-name="ce157" table:formula="of:=IFERROR(ABS([.J227]-[.I227])*[.H227]; &quot;&quot;)">
            <text:p/>
          </table:table-cell>
          <table:table-cell table:formula="of:=IFERROR(IF([.F227]=&quot;Long&quot;; [.I227]+[Overview.$C$4]/[.H227]*[Overview.$C$6]; IF([.F227]=&quot;Short&quot;; [.I227]-[Overview.$C$4]/[.H227]*[Overview.$C$6]; &quot;&quot;)); &quot;&quot;)">
            <text:p/>
          </table:table-cell>
          <table:table-cell table:number-columns-repeated="3"/>
          <table:table-cell table:formula="of:=IFERROR([.Q227]/[.K227]; &quot;&quot;)">
            <text:p/>
          </table:table-cell>
          <table:table-cell table:formula="of:=IFERROR(IF(AND([.F227]=&quot;Long&quot;; [.M227]=[.H227]); [.H227]*([.N227]-[.I227]); IF(AND([.F227]=&quot;Short&quot;; [.M227]=[.H227]); [.H227]*([.I227]-[.N227]); &quot;&quot;)); &quot;&quot;)">
            <text:p/>
          </table:table-cell>
          <table:table-cell table:formula="of:=IF(ISNUMBER([.Q227]); IF([.Q227]&gt;0; &quot;Win&quot;; &quot;Loss&quot;);&quot;&quot;)">
            <text:p/>
          </table:table-cell>
          <table:table-cell table:formula="of:=IF([.O227]=&quot;&quot;; &quot;&quot;; CONCATENATE(DATEDIF([.G227];[.O227];&quot;d&quot;); IF(DATEDIF([.G227];[.O22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27]); &quot;&quot;; IF([.$F227]=&quot;Long&quot;; ([.W227]-[.$I227])*[.$H227]/[.$K227]; ([.$I227]-[.W227])*[.$H227]/[.$K227])-[.$P227]); &quot;&quot;)">
            <text:p/>
          </table:table-cell>
          <table:table-cell table:style-name="Default"/>
          <table:table-cell table:style-name="ce205" table:formula="of:=IFERROR(IF(ISBLANK([.Y227]); &quot;&quot;; IF([.$F227]=&quot;Long&quot;; ([.Y227]-[.$I227])*[.$H227]/[.$K227]; ([.$I227]-[.Y227])*[.$H227]/[.$K227])-[.$P227]); &quot;&quot;)">
            <text:p/>
          </table:table-cell>
          <table:table-cell table:style-name="Default"/>
          <table:table-cell table:style-name="ce205" table:formula="of:=IFERROR(IF(ISBLANK([.AA227]); &quot;&quot;; IF([.$F227]=&quot;Long&quot;; ([.AA227]-[.$I227])*[.$H227]/[.$K227]; ([.$I227]-[.AA227])*[.$H227]/[.$K227])-[.$P227]); &quot;&quot;)">
            <text:p/>
          </table:table-cell>
          <table:table-cell/>
          <table:table-cell table:formula="of:=IF(ISBLANK([.O227]); &quot;&quot;; DAY([.O227]))">
            <text:p/>
          </table:table-cell>
          <table:table-cell table:formula="of:=IF(ISBLANK([.G227]); &quot;&quot;; WEEKDAY([.G227]; 2))">
            <text:p/>
          </table:table-cell>
          <table:table-cell table:formula="of:=IF(ISBLANK([.O227]); &quot;&quot;; WEEKDAY([.O227]; 2))">
            <text:p/>
          </table:table-cell>
          <table:table-cell table:formula="of:=IF(ISBLANK([.O227]); &quot;&quot;; WEEKNUM([.O227]))">
            <text:p/>
          </table:table-cell>
          <table:table-cell table:formula="of:=IF(ISBLANK([.O227]); &quot;&quot;; MONTH([.O227]))">
            <text:p/>
          </table:table-cell>
          <table:table-cell table:formula="of:=IF(OR(ISBLANK([.G227]); ISBLANK([.O227])); &quot;&quot;; IFERROR(DATEDIF([.G227];[.O227];&quot;d&quot;); &quot;&quot;))">
            <text:p/>
          </table:table-cell>
          <table:table-cell table:formula="of:=IFERROR([.AJ226]+[.P227]; &quot;&quot;)">
            <text:p/>
          </table:table-cell>
          <table:table-cell table:formula="of:=IFERROR([.AK226]+[.Q22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26" calcext:value-type="float">
            <text:p>22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28]=&quot;Long&quot;; [.I228]-[Overview.$C$4]/[.H228]; IF([.F228]=&quot;Short&quot;; [.I228]+[Overview.$C$4]/[.H228]; &quot;&quot;)); &quot;&quot;)">
            <text:p/>
          </table:table-cell>
          <table:table-cell table:style-name="ce157" table:formula="of:=IFERROR(ABS([.J228]-[.I228])*[.H228]; &quot;&quot;)">
            <text:p/>
          </table:table-cell>
          <table:table-cell table:formula="of:=IFERROR(IF([.F228]=&quot;Long&quot;; [.I228]+[Overview.$C$4]/[.H228]*[Overview.$C$6]; IF([.F228]=&quot;Short&quot;; [.I228]-[Overview.$C$4]/[.H228]*[Overview.$C$6]; &quot;&quot;)); &quot;&quot;)">
            <text:p/>
          </table:table-cell>
          <table:table-cell table:number-columns-repeated="3"/>
          <table:table-cell table:formula="of:=IFERROR([.Q228]/[.K228]; &quot;&quot;)">
            <text:p/>
          </table:table-cell>
          <table:table-cell table:formula="of:=IFERROR(IF(AND([.F228]=&quot;Long&quot;; [.M228]=[.H228]); [.H228]*([.N228]-[.I228]); IF(AND([.F228]=&quot;Short&quot;; [.M228]=[.H228]); [.H228]*([.I228]-[.N228]); &quot;&quot;)); &quot;&quot;)">
            <text:p/>
          </table:table-cell>
          <table:table-cell table:formula="of:=IF(ISNUMBER([.Q228]); IF([.Q228]&gt;0; &quot;Win&quot;; &quot;Loss&quot;);&quot;&quot;)">
            <text:p/>
          </table:table-cell>
          <table:table-cell table:formula="of:=IF([.O228]=&quot;&quot;; &quot;&quot;; CONCATENATE(DATEDIF([.G228];[.O228];&quot;d&quot;); IF(DATEDIF([.G228];[.O22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28]); &quot;&quot;; IF([.$F228]=&quot;Long&quot;; ([.W228]-[.$I228])*[.$H228]/[.$K228]; ([.$I228]-[.W228])*[.$H228]/[.$K228])-[.$P228]); &quot;&quot;)">
            <text:p/>
          </table:table-cell>
          <table:table-cell table:style-name="Default"/>
          <table:table-cell table:style-name="ce205" table:formula="of:=IFERROR(IF(ISBLANK([.Y228]); &quot;&quot;; IF([.$F228]=&quot;Long&quot;; ([.Y228]-[.$I228])*[.$H228]/[.$K228]; ([.$I228]-[.Y228])*[.$H228]/[.$K228])-[.$P228]); &quot;&quot;)">
            <text:p/>
          </table:table-cell>
          <table:table-cell table:style-name="Default"/>
          <table:table-cell table:style-name="ce205" table:formula="of:=IFERROR(IF(ISBLANK([.AA228]); &quot;&quot;; IF([.$F228]=&quot;Long&quot;; ([.AA228]-[.$I228])*[.$H228]/[.$K228]; ([.$I228]-[.AA228])*[.$H228]/[.$K228])-[.$P228]); &quot;&quot;)">
            <text:p/>
          </table:table-cell>
          <table:table-cell/>
          <table:table-cell table:formula="of:=IF(ISBLANK([.O228]); &quot;&quot;; DAY([.O228]))">
            <text:p/>
          </table:table-cell>
          <table:table-cell table:formula="of:=IF(ISBLANK([.G228]); &quot;&quot;; WEEKDAY([.G228]; 2))">
            <text:p/>
          </table:table-cell>
          <table:table-cell table:formula="of:=IF(ISBLANK([.O228]); &quot;&quot;; WEEKDAY([.O228]; 2))">
            <text:p/>
          </table:table-cell>
          <table:table-cell table:formula="of:=IF(ISBLANK([.O228]); &quot;&quot;; WEEKNUM([.O228]))">
            <text:p/>
          </table:table-cell>
          <table:table-cell table:formula="of:=IF(ISBLANK([.O228]); &quot;&quot;; MONTH([.O228]))">
            <text:p/>
          </table:table-cell>
          <table:table-cell table:formula="of:=IF(OR(ISBLANK([.G228]); ISBLANK([.O228])); &quot;&quot;; IFERROR(DATEDIF([.G228];[.O228];&quot;d&quot;); &quot;&quot;))">
            <text:p/>
          </table:table-cell>
          <table:table-cell table:formula="of:=IFERROR([.AJ227]+[.P228]; &quot;&quot;)">
            <text:p/>
          </table:table-cell>
          <table:table-cell table:formula="of:=IFERROR([.AK227]+[.Q22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29]=&quot;Long&quot;; [.I229]-[Overview.$C$4]/[.H229]; IF([.F229]=&quot;Short&quot;; [.I229]+[Overview.$C$4]/[.H229]; &quot;&quot;)); &quot;&quot;)">
            <text:p/>
          </table:table-cell>
          <table:table-cell table:style-name="ce157" table:formula="of:=IFERROR(ABS([.J229]-[.I229])*[.H229]; &quot;&quot;)">
            <text:p/>
          </table:table-cell>
          <table:table-cell table:formula="of:=IFERROR(IF([.F229]=&quot;Long&quot;; [.I229]+[Overview.$C$4]/[.H229]*[Overview.$C$6]; IF([.F229]=&quot;Short&quot;; [.I229]-[Overview.$C$4]/[.H229]*[Overview.$C$6]; &quot;&quot;)); &quot;&quot;)">
            <text:p/>
          </table:table-cell>
          <table:table-cell table:number-columns-repeated="3"/>
          <table:table-cell table:formula="of:=IFERROR([.Q229]/[.K229]; &quot;&quot;)">
            <text:p/>
          </table:table-cell>
          <table:table-cell table:formula="of:=IFERROR(IF(AND([.F229]=&quot;Long&quot;; [.M229]=[.H229]); [.H229]*([.N229]-[.I229]); IF(AND([.F229]=&quot;Short&quot;; [.M229]=[.H229]); [.H229]*([.I229]-[.N229]); &quot;&quot;)); &quot;&quot;)">
            <text:p/>
          </table:table-cell>
          <table:table-cell table:formula="of:=IF(ISNUMBER([.Q229]); IF([.Q229]&gt;0; &quot;Win&quot;; &quot;Loss&quot;);&quot;&quot;)">
            <text:p/>
          </table:table-cell>
          <table:table-cell table:formula="of:=IF([.O229]=&quot;&quot;; &quot;&quot;; CONCATENATE(DATEDIF([.G229];[.O229];&quot;d&quot;); IF(DATEDIF([.G229];[.O22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29]); &quot;&quot;; IF([.$F229]=&quot;Long&quot;; ([.W229]-[.$I229])*[.$H229]/[.$K229]; ([.$I229]-[.W229])*[.$H229]/[.$K229])-[.$P229]); &quot;&quot;)">
            <text:p/>
          </table:table-cell>
          <table:table-cell table:style-name="Default"/>
          <table:table-cell table:style-name="ce205" table:formula="of:=IFERROR(IF(ISBLANK([.Y229]); &quot;&quot;; IF([.$F229]=&quot;Long&quot;; ([.Y229]-[.$I229])*[.$H229]/[.$K229]; ([.$I229]-[.Y229])*[.$H229]/[.$K229])-[.$P229]); &quot;&quot;)">
            <text:p/>
          </table:table-cell>
          <table:table-cell table:style-name="Default"/>
          <table:table-cell table:style-name="ce205" table:formula="of:=IFERROR(IF(ISBLANK([.AA229]); &quot;&quot;; IF([.$F229]=&quot;Long&quot;; ([.AA229]-[.$I229])*[.$H229]/[.$K229]; ([.$I229]-[.AA229])*[.$H229]/[.$K229])-[.$P229]); &quot;&quot;)">
            <text:p/>
          </table:table-cell>
          <table:table-cell/>
          <table:table-cell table:formula="of:=IF(ISBLANK([.O229]); &quot;&quot;; DAY([.O229]))">
            <text:p/>
          </table:table-cell>
          <table:table-cell table:formula="of:=IF(ISBLANK([.G229]); &quot;&quot;; WEEKDAY([.G229]; 2))">
            <text:p/>
          </table:table-cell>
          <table:table-cell table:formula="of:=IF(ISBLANK([.O229]); &quot;&quot;; WEEKDAY([.O229]; 2))">
            <text:p/>
          </table:table-cell>
          <table:table-cell table:formula="of:=IF(ISBLANK([.O229]); &quot;&quot;; WEEKNUM([.O229]))">
            <text:p/>
          </table:table-cell>
          <table:table-cell table:formula="of:=IF(ISBLANK([.O229]); &quot;&quot;; MONTH([.O229]))">
            <text:p/>
          </table:table-cell>
          <table:table-cell table:formula="of:=IF(OR(ISBLANK([.G229]); ISBLANK([.O229])); &quot;&quot;; IFERROR(DATEDIF([.G229];[.O229];&quot;d&quot;); &quot;&quot;))">
            <text:p/>
          </table:table-cell>
          <table:table-cell table:formula="of:=IFERROR([.AJ228]+[.P229]; &quot;&quot;)">
            <text:p/>
          </table:table-cell>
          <table:table-cell table:formula="of:=IFERROR([.AK228]+[.Q22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28" calcext:value-type="float">
            <text:p>22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30]=&quot;Long&quot;; [.I230]-[Overview.$C$4]/[.H230]; IF([.F230]=&quot;Short&quot;; [.I230]+[Overview.$C$4]/[.H230]; &quot;&quot;)); &quot;&quot;)">
            <text:p/>
          </table:table-cell>
          <table:table-cell table:style-name="ce157" table:formula="of:=IFERROR(ABS([.J230]-[.I230])*[.H230]; &quot;&quot;)">
            <text:p/>
          </table:table-cell>
          <table:table-cell table:formula="of:=IFERROR(IF([.F230]=&quot;Long&quot;; [.I230]+[Overview.$C$4]/[.H230]*[Overview.$C$6]; IF([.F230]=&quot;Short&quot;; [.I230]-[Overview.$C$4]/[.H230]*[Overview.$C$6]; &quot;&quot;)); &quot;&quot;)">
            <text:p/>
          </table:table-cell>
          <table:table-cell table:number-columns-repeated="3"/>
          <table:table-cell table:formula="of:=IFERROR([.Q230]/[.K230]; &quot;&quot;)">
            <text:p/>
          </table:table-cell>
          <table:table-cell table:formula="of:=IFERROR(IF(AND([.F230]=&quot;Long&quot;; [.M230]=[.H230]); [.H230]*([.N230]-[.I230]); IF(AND([.F230]=&quot;Short&quot;; [.M230]=[.H230]); [.H230]*([.I230]-[.N230]); &quot;&quot;)); &quot;&quot;)">
            <text:p/>
          </table:table-cell>
          <table:table-cell table:formula="of:=IF(ISNUMBER([.Q230]); IF([.Q230]&gt;0; &quot;Win&quot;; &quot;Loss&quot;);&quot;&quot;)">
            <text:p/>
          </table:table-cell>
          <table:table-cell table:formula="of:=IF([.O230]=&quot;&quot;; &quot;&quot;; CONCATENATE(DATEDIF([.G230];[.O230];&quot;d&quot;); IF(DATEDIF([.G230];[.O23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30]); &quot;&quot;; IF([.$F230]=&quot;Long&quot;; ([.W230]-[.$I230])*[.$H230]/[.$K230]; ([.$I230]-[.W230])*[.$H230]/[.$K230])-[.$P230]); &quot;&quot;)">
            <text:p/>
          </table:table-cell>
          <table:table-cell table:style-name="Default"/>
          <table:table-cell table:style-name="ce205" table:formula="of:=IFERROR(IF(ISBLANK([.Y230]); &quot;&quot;; IF([.$F230]=&quot;Long&quot;; ([.Y230]-[.$I230])*[.$H230]/[.$K230]; ([.$I230]-[.Y230])*[.$H230]/[.$K230])-[.$P230]); &quot;&quot;)">
            <text:p/>
          </table:table-cell>
          <table:table-cell table:style-name="Default"/>
          <table:table-cell table:style-name="ce205" table:formula="of:=IFERROR(IF(ISBLANK([.AA230]); &quot;&quot;; IF([.$F230]=&quot;Long&quot;; ([.AA230]-[.$I230])*[.$H230]/[.$K230]; ([.$I230]-[.AA230])*[.$H230]/[.$K230])-[.$P230]); &quot;&quot;)">
            <text:p/>
          </table:table-cell>
          <table:table-cell/>
          <table:table-cell table:formula="of:=IF(ISBLANK([.O230]); &quot;&quot;; DAY([.O230]))">
            <text:p/>
          </table:table-cell>
          <table:table-cell table:formula="of:=IF(ISBLANK([.G230]); &quot;&quot;; WEEKDAY([.G230]; 2))">
            <text:p/>
          </table:table-cell>
          <table:table-cell table:formula="of:=IF(ISBLANK([.O230]); &quot;&quot;; WEEKDAY([.O230]; 2))">
            <text:p/>
          </table:table-cell>
          <table:table-cell table:formula="of:=IF(ISBLANK([.O230]); &quot;&quot;; WEEKNUM([.O230]))">
            <text:p/>
          </table:table-cell>
          <table:table-cell table:formula="of:=IF(ISBLANK([.O230]); &quot;&quot;; MONTH([.O230]))">
            <text:p/>
          </table:table-cell>
          <table:table-cell table:formula="of:=IF(OR(ISBLANK([.G230]); ISBLANK([.O230])); &quot;&quot;; IFERROR(DATEDIF([.G230];[.O230];&quot;d&quot;); &quot;&quot;))">
            <text:p/>
          </table:table-cell>
          <table:table-cell table:formula="of:=IFERROR([.AJ229]+[.P230]; &quot;&quot;)">
            <text:p/>
          </table:table-cell>
          <table:table-cell table:formula="of:=IFERROR([.AK229]+[.Q23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29" calcext:value-type="float">
            <text:p>22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31]=&quot;Long&quot;; [.I231]-[Overview.$C$4]/[.H231]; IF([.F231]=&quot;Short&quot;; [.I231]+[Overview.$C$4]/[.H231]; &quot;&quot;)); &quot;&quot;)">
            <text:p/>
          </table:table-cell>
          <table:table-cell table:style-name="ce157" table:formula="of:=IFERROR(ABS([.J231]-[.I231])*[.H231]; &quot;&quot;)">
            <text:p/>
          </table:table-cell>
          <table:table-cell table:formula="of:=IFERROR(IF([.F231]=&quot;Long&quot;; [.I231]+[Overview.$C$4]/[.H231]*[Overview.$C$6]; IF([.F231]=&quot;Short&quot;; [.I231]-[Overview.$C$4]/[.H231]*[Overview.$C$6]; &quot;&quot;)); &quot;&quot;)">
            <text:p/>
          </table:table-cell>
          <table:table-cell table:number-columns-repeated="3"/>
          <table:table-cell table:formula="of:=IFERROR([.Q231]/[.K231]; &quot;&quot;)">
            <text:p/>
          </table:table-cell>
          <table:table-cell table:formula="of:=IFERROR(IF(AND([.F231]=&quot;Long&quot;; [.M231]=[.H231]); [.H231]*([.N231]-[.I231]); IF(AND([.F231]=&quot;Short&quot;; [.M231]=[.H231]); [.H231]*([.I231]-[.N231]); &quot;&quot;)); &quot;&quot;)">
            <text:p/>
          </table:table-cell>
          <table:table-cell table:formula="of:=IF(ISNUMBER([.Q231]); IF([.Q231]&gt;0; &quot;Win&quot;; &quot;Loss&quot;);&quot;&quot;)">
            <text:p/>
          </table:table-cell>
          <table:table-cell table:formula="of:=IF([.O231]=&quot;&quot;; &quot;&quot;; CONCATENATE(DATEDIF([.G231];[.O231];&quot;d&quot;); IF(DATEDIF([.G231];[.O23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31]); &quot;&quot;; IF([.$F231]=&quot;Long&quot;; ([.W231]-[.$I231])*[.$H231]/[.$K231]; ([.$I231]-[.W231])*[.$H231]/[.$K231])-[.$P231]); &quot;&quot;)">
            <text:p/>
          </table:table-cell>
          <table:table-cell table:style-name="Default"/>
          <table:table-cell table:style-name="ce205" table:formula="of:=IFERROR(IF(ISBLANK([.Y231]); &quot;&quot;; IF([.$F231]=&quot;Long&quot;; ([.Y231]-[.$I231])*[.$H231]/[.$K231]; ([.$I231]-[.Y231])*[.$H231]/[.$K231])-[.$P231]); &quot;&quot;)">
            <text:p/>
          </table:table-cell>
          <table:table-cell table:style-name="Default"/>
          <table:table-cell table:style-name="ce205" table:formula="of:=IFERROR(IF(ISBLANK([.AA231]); &quot;&quot;; IF([.$F231]=&quot;Long&quot;; ([.AA231]-[.$I231])*[.$H231]/[.$K231]; ([.$I231]-[.AA231])*[.$H231]/[.$K231])-[.$P231]); &quot;&quot;)">
            <text:p/>
          </table:table-cell>
          <table:table-cell/>
          <table:table-cell table:formula="of:=IF(ISBLANK([.O231]); &quot;&quot;; DAY([.O231]))">
            <text:p/>
          </table:table-cell>
          <table:table-cell table:formula="of:=IF(ISBLANK([.G231]); &quot;&quot;; WEEKDAY([.G231]; 2))">
            <text:p/>
          </table:table-cell>
          <table:table-cell table:formula="of:=IF(ISBLANK([.O231]); &quot;&quot;; WEEKDAY([.O231]; 2))">
            <text:p/>
          </table:table-cell>
          <table:table-cell table:formula="of:=IF(ISBLANK([.O231]); &quot;&quot;; WEEKNUM([.O231]))">
            <text:p/>
          </table:table-cell>
          <table:table-cell table:formula="of:=IF(ISBLANK([.O231]); &quot;&quot;; MONTH([.O231]))">
            <text:p/>
          </table:table-cell>
          <table:table-cell table:formula="of:=IF(OR(ISBLANK([.G231]); ISBLANK([.O231])); &quot;&quot;; IFERROR(DATEDIF([.G231];[.O231];&quot;d&quot;); &quot;&quot;))">
            <text:p/>
          </table:table-cell>
          <table:table-cell table:formula="of:=IFERROR([.AJ230]+[.P231]; &quot;&quot;)">
            <text:p/>
          </table:table-cell>
          <table:table-cell table:formula="of:=IFERROR([.AK230]+[.Q23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30" calcext:value-type="float">
            <text:p>23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32]=&quot;Long&quot;; [.I232]-[Overview.$C$4]/[.H232]; IF([.F232]=&quot;Short&quot;; [.I232]+[Overview.$C$4]/[.H232]; &quot;&quot;)); &quot;&quot;)">
            <text:p/>
          </table:table-cell>
          <table:table-cell table:style-name="ce157" table:formula="of:=IFERROR(ABS([.J232]-[.I232])*[.H232]; &quot;&quot;)">
            <text:p/>
          </table:table-cell>
          <table:table-cell table:formula="of:=IFERROR(IF([.F232]=&quot;Long&quot;; [.I232]+[Overview.$C$4]/[.H232]*[Overview.$C$6]; IF([.F232]=&quot;Short&quot;; [.I232]-[Overview.$C$4]/[.H232]*[Overview.$C$6]; &quot;&quot;)); &quot;&quot;)">
            <text:p/>
          </table:table-cell>
          <table:table-cell table:number-columns-repeated="3"/>
          <table:table-cell table:formula="of:=IFERROR([.Q232]/[.K232]; &quot;&quot;)">
            <text:p/>
          </table:table-cell>
          <table:table-cell table:formula="of:=IFERROR(IF(AND([.F232]=&quot;Long&quot;; [.M232]=[.H232]); [.H232]*([.N232]-[.I232]); IF(AND([.F232]=&quot;Short&quot;; [.M232]=[.H232]); [.H232]*([.I232]-[.N232]); &quot;&quot;)); &quot;&quot;)">
            <text:p/>
          </table:table-cell>
          <table:table-cell table:formula="of:=IF(ISNUMBER([.Q232]); IF([.Q232]&gt;0; &quot;Win&quot;; &quot;Loss&quot;);&quot;&quot;)">
            <text:p/>
          </table:table-cell>
          <table:table-cell table:formula="of:=IF([.O232]=&quot;&quot;; &quot;&quot;; CONCATENATE(DATEDIF([.G232];[.O232];&quot;d&quot;); IF(DATEDIF([.G232];[.O23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32]); &quot;&quot;; IF([.$F232]=&quot;Long&quot;; ([.W232]-[.$I232])*[.$H232]/[.$K232]; ([.$I232]-[.W232])*[.$H232]/[.$K232])-[.$P232]); &quot;&quot;)">
            <text:p/>
          </table:table-cell>
          <table:table-cell table:style-name="Default"/>
          <table:table-cell table:style-name="ce205" table:formula="of:=IFERROR(IF(ISBLANK([.Y232]); &quot;&quot;; IF([.$F232]=&quot;Long&quot;; ([.Y232]-[.$I232])*[.$H232]/[.$K232]; ([.$I232]-[.Y232])*[.$H232]/[.$K232])-[.$P232]); &quot;&quot;)">
            <text:p/>
          </table:table-cell>
          <table:table-cell table:style-name="Default"/>
          <table:table-cell table:style-name="ce205" table:formula="of:=IFERROR(IF(ISBLANK([.AA232]); &quot;&quot;; IF([.$F232]=&quot;Long&quot;; ([.AA232]-[.$I232])*[.$H232]/[.$K232]; ([.$I232]-[.AA232])*[.$H232]/[.$K232])-[.$P232]); &quot;&quot;)">
            <text:p/>
          </table:table-cell>
          <table:table-cell/>
          <table:table-cell table:formula="of:=IF(ISBLANK([.O232]); &quot;&quot;; DAY([.O232]))">
            <text:p/>
          </table:table-cell>
          <table:table-cell table:formula="of:=IF(ISBLANK([.G232]); &quot;&quot;; WEEKDAY([.G232]; 2))">
            <text:p/>
          </table:table-cell>
          <table:table-cell table:formula="of:=IF(ISBLANK([.O232]); &quot;&quot;; WEEKDAY([.O232]; 2))">
            <text:p/>
          </table:table-cell>
          <table:table-cell table:formula="of:=IF(ISBLANK([.O232]); &quot;&quot;; WEEKNUM([.O232]))">
            <text:p/>
          </table:table-cell>
          <table:table-cell table:formula="of:=IF(ISBLANK([.O232]); &quot;&quot;; MONTH([.O232]))">
            <text:p/>
          </table:table-cell>
          <table:table-cell table:formula="of:=IF(OR(ISBLANK([.G232]); ISBLANK([.O232])); &quot;&quot;; IFERROR(DATEDIF([.G232];[.O232];&quot;d&quot;); &quot;&quot;))">
            <text:p/>
          </table:table-cell>
          <table:table-cell table:formula="of:=IFERROR([.AJ231]+[.P232]; &quot;&quot;)">
            <text:p/>
          </table:table-cell>
          <table:table-cell table:formula="of:=IFERROR([.AK231]+[.Q23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33]=&quot;Long&quot;; [.I233]-[Overview.$C$4]/[.H233]; IF([.F233]=&quot;Short&quot;; [.I233]+[Overview.$C$4]/[.H233]; &quot;&quot;)); &quot;&quot;)">
            <text:p/>
          </table:table-cell>
          <table:table-cell table:style-name="ce157" table:formula="of:=IFERROR(ABS([.J233]-[.I233])*[.H233]; &quot;&quot;)">
            <text:p/>
          </table:table-cell>
          <table:table-cell table:formula="of:=IFERROR(IF([.F233]=&quot;Long&quot;; [.I233]+[Overview.$C$4]/[.H233]*[Overview.$C$6]; IF([.F233]=&quot;Short&quot;; [.I233]-[Overview.$C$4]/[.H233]*[Overview.$C$6]; &quot;&quot;)); &quot;&quot;)">
            <text:p/>
          </table:table-cell>
          <table:table-cell table:number-columns-repeated="3"/>
          <table:table-cell table:formula="of:=IFERROR([.Q233]/[.K233]; &quot;&quot;)">
            <text:p/>
          </table:table-cell>
          <table:table-cell table:formula="of:=IFERROR(IF(AND([.F233]=&quot;Long&quot;; [.M233]=[.H233]); [.H233]*([.N233]-[.I233]); IF(AND([.F233]=&quot;Short&quot;; [.M233]=[.H233]); [.H233]*([.I233]-[.N233]); &quot;&quot;)); &quot;&quot;)">
            <text:p/>
          </table:table-cell>
          <table:table-cell table:formula="of:=IF(ISNUMBER([.Q233]); IF([.Q233]&gt;0; &quot;Win&quot;; &quot;Loss&quot;);&quot;&quot;)">
            <text:p/>
          </table:table-cell>
          <table:table-cell table:formula="of:=IF([.O233]=&quot;&quot;; &quot;&quot;; CONCATENATE(DATEDIF([.G233];[.O233];&quot;d&quot;); IF(DATEDIF([.G233];[.O23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33]); &quot;&quot;; IF([.$F233]=&quot;Long&quot;; ([.W233]-[.$I233])*[.$H233]/[.$K233]; ([.$I233]-[.W233])*[.$H233]/[.$K233])-[.$P233]); &quot;&quot;)">
            <text:p/>
          </table:table-cell>
          <table:table-cell table:style-name="Default"/>
          <table:table-cell table:style-name="ce205" table:formula="of:=IFERROR(IF(ISBLANK([.Y233]); &quot;&quot;; IF([.$F233]=&quot;Long&quot;; ([.Y233]-[.$I233])*[.$H233]/[.$K233]; ([.$I233]-[.Y233])*[.$H233]/[.$K233])-[.$P233]); &quot;&quot;)">
            <text:p/>
          </table:table-cell>
          <table:table-cell table:style-name="Default"/>
          <table:table-cell table:style-name="ce205" table:formula="of:=IFERROR(IF(ISBLANK([.AA233]); &quot;&quot;; IF([.$F233]=&quot;Long&quot;; ([.AA233]-[.$I233])*[.$H233]/[.$K233]; ([.$I233]-[.AA233])*[.$H233]/[.$K233])-[.$P233]); &quot;&quot;)">
            <text:p/>
          </table:table-cell>
          <table:table-cell/>
          <table:table-cell table:formula="of:=IF(ISBLANK([.O233]); &quot;&quot;; DAY([.O233]))">
            <text:p/>
          </table:table-cell>
          <table:table-cell table:formula="of:=IF(ISBLANK([.G233]); &quot;&quot;; WEEKDAY([.G233]; 2))">
            <text:p/>
          </table:table-cell>
          <table:table-cell table:formula="of:=IF(ISBLANK([.O233]); &quot;&quot;; WEEKDAY([.O233]; 2))">
            <text:p/>
          </table:table-cell>
          <table:table-cell table:formula="of:=IF(ISBLANK([.O233]); &quot;&quot;; WEEKNUM([.O233]))">
            <text:p/>
          </table:table-cell>
          <table:table-cell table:formula="of:=IF(ISBLANK([.O233]); &quot;&quot;; MONTH([.O233]))">
            <text:p/>
          </table:table-cell>
          <table:table-cell table:formula="of:=IF(OR(ISBLANK([.G233]); ISBLANK([.O233])); &quot;&quot;; IFERROR(DATEDIF([.G233];[.O233];&quot;d&quot;); &quot;&quot;))">
            <text:p/>
          </table:table-cell>
          <table:table-cell table:formula="of:=IFERROR([.AJ232]+[.P233]; &quot;&quot;)">
            <text:p/>
          </table:table-cell>
          <table:table-cell table:formula="of:=IFERROR([.AK232]+[.Q23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32" calcext:value-type="float">
            <text:p>23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34]=&quot;Long&quot;; [.I234]-[Overview.$C$4]/[.H234]; IF([.F234]=&quot;Short&quot;; [.I234]+[Overview.$C$4]/[.H234]; &quot;&quot;)); &quot;&quot;)">
            <text:p/>
          </table:table-cell>
          <table:table-cell table:style-name="ce157" table:formula="of:=IFERROR(ABS([.J234]-[.I234])*[.H234]; &quot;&quot;)">
            <text:p/>
          </table:table-cell>
          <table:table-cell table:formula="of:=IFERROR(IF([.F234]=&quot;Long&quot;; [.I234]+[Overview.$C$4]/[.H234]*[Overview.$C$6]; IF([.F234]=&quot;Short&quot;; [.I234]-[Overview.$C$4]/[.H234]*[Overview.$C$6]; &quot;&quot;)); &quot;&quot;)">
            <text:p/>
          </table:table-cell>
          <table:table-cell table:number-columns-repeated="3"/>
          <table:table-cell table:formula="of:=IFERROR([.Q234]/[.K234]; &quot;&quot;)">
            <text:p/>
          </table:table-cell>
          <table:table-cell table:formula="of:=IFERROR(IF(AND([.F234]=&quot;Long&quot;; [.M234]=[.H234]); [.H234]*([.N234]-[.I234]); IF(AND([.F234]=&quot;Short&quot;; [.M234]=[.H234]); [.H234]*([.I234]-[.N234]); &quot;&quot;)); &quot;&quot;)">
            <text:p/>
          </table:table-cell>
          <table:table-cell table:formula="of:=IF(ISNUMBER([.Q234]); IF([.Q234]&gt;0; &quot;Win&quot;; &quot;Loss&quot;);&quot;&quot;)">
            <text:p/>
          </table:table-cell>
          <table:table-cell table:formula="of:=IF([.O234]=&quot;&quot;; &quot;&quot;; CONCATENATE(DATEDIF([.G234];[.O234];&quot;d&quot;); IF(DATEDIF([.G234];[.O23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34]); &quot;&quot;; IF([.$F234]=&quot;Long&quot;; ([.W234]-[.$I234])*[.$H234]/[.$K234]; ([.$I234]-[.W234])*[.$H234]/[.$K234])-[.$P234]); &quot;&quot;)">
            <text:p/>
          </table:table-cell>
          <table:table-cell table:style-name="Default"/>
          <table:table-cell table:style-name="ce205" table:formula="of:=IFERROR(IF(ISBLANK([.Y234]); &quot;&quot;; IF([.$F234]=&quot;Long&quot;; ([.Y234]-[.$I234])*[.$H234]/[.$K234]; ([.$I234]-[.Y234])*[.$H234]/[.$K234])-[.$P234]); &quot;&quot;)">
            <text:p/>
          </table:table-cell>
          <table:table-cell table:style-name="Default"/>
          <table:table-cell table:style-name="ce205" table:formula="of:=IFERROR(IF(ISBLANK([.AA234]); &quot;&quot;; IF([.$F234]=&quot;Long&quot;; ([.AA234]-[.$I234])*[.$H234]/[.$K234]; ([.$I234]-[.AA234])*[.$H234]/[.$K234])-[.$P234]); &quot;&quot;)">
            <text:p/>
          </table:table-cell>
          <table:table-cell/>
          <table:table-cell table:formula="of:=IF(ISBLANK([.O234]); &quot;&quot;; DAY([.O234]))">
            <text:p/>
          </table:table-cell>
          <table:table-cell table:formula="of:=IF(ISBLANK([.G234]); &quot;&quot;; WEEKDAY([.G234]; 2))">
            <text:p/>
          </table:table-cell>
          <table:table-cell table:formula="of:=IF(ISBLANK([.O234]); &quot;&quot;; WEEKDAY([.O234]; 2))">
            <text:p/>
          </table:table-cell>
          <table:table-cell table:formula="of:=IF(ISBLANK([.O234]); &quot;&quot;; WEEKNUM([.O234]))">
            <text:p/>
          </table:table-cell>
          <table:table-cell table:formula="of:=IF(ISBLANK([.O234]); &quot;&quot;; MONTH([.O234]))">
            <text:p/>
          </table:table-cell>
          <table:table-cell table:formula="of:=IF(OR(ISBLANK([.G234]); ISBLANK([.O234])); &quot;&quot;; IFERROR(DATEDIF([.G234];[.O234];&quot;d&quot;); &quot;&quot;))">
            <text:p/>
          </table:table-cell>
          <table:table-cell table:formula="of:=IFERROR([.AJ233]+[.P234]; &quot;&quot;)">
            <text:p/>
          </table:table-cell>
          <table:table-cell table:formula="of:=IFERROR([.AK233]+[.Q23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33" calcext:value-type="float">
            <text:p>23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35]=&quot;Long&quot;; [.I235]-[Overview.$C$4]/[.H235]; IF([.F235]=&quot;Short&quot;; [.I235]+[Overview.$C$4]/[.H235]; &quot;&quot;)); &quot;&quot;)">
            <text:p/>
          </table:table-cell>
          <table:table-cell table:style-name="ce157" table:formula="of:=IFERROR(ABS([.J235]-[.I235])*[.H235]; &quot;&quot;)">
            <text:p/>
          </table:table-cell>
          <table:table-cell table:formula="of:=IFERROR(IF([.F235]=&quot;Long&quot;; [.I235]+[Overview.$C$4]/[.H235]*[Overview.$C$6]; IF([.F235]=&quot;Short&quot;; [.I235]-[Overview.$C$4]/[.H235]*[Overview.$C$6]; &quot;&quot;)); &quot;&quot;)">
            <text:p/>
          </table:table-cell>
          <table:table-cell table:number-columns-repeated="3"/>
          <table:table-cell table:formula="of:=IFERROR([.Q235]/[.K235]; &quot;&quot;)">
            <text:p/>
          </table:table-cell>
          <table:table-cell table:formula="of:=IFERROR(IF(AND([.F235]=&quot;Long&quot;; [.M235]=[.H235]); [.H235]*([.N235]-[.I235]); IF(AND([.F235]=&quot;Short&quot;; [.M235]=[.H235]); [.H235]*([.I235]-[.N235]); &quot;&quot;)); &quot;&quot;)">
            <text:p/>
          </table:table-cell>
          <table:table-cell table:formula="of:=IF(ISNUMBER([.Q235]); IF([.Q235]&gt;0; &quot;Win&quot;; &quot;Loss&quot;);&quot;&quot;)">
            <text:p/>
          </table:table-cell>
          <table:table-cell table:formula="of:=IF([.O235]=&quot;&quot;; &quot;&quot;; CONCATENATE(DATEDIF([.G235];[.O235];&quot;d&quot;); IF(DATEDIF([.G235];[.O23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35]); &quot;&quot;; IF([.$F235]=&quot;Long&quot;; ([.W235]-[.$I235])*[.$H235]/[.$K235]; ([.$I235]-[.W235])*[.$H235]/[.$K235])-[.$P235]); &quot;&quot;)">
            <text:p/>
          </table:table-cell>
          <table:table-cell table:style-name="Default"/>
          <table:table-cell table:style-name="ce205" table:formula="of:=IFERROR(IF(ISBLANK([.Y235]); &quot;&quot;; IF([.$F235]=&quot;Long&quot;; ([.Y235]-[.$I235])*[.$H235]/[.$K235]; ([.$I235]-[.Y235])*[.$H235]/[.$K235])-[.$P235]); &quot;&quot;)">
            <text:p/>
          </table:table-cell>
          <table:table-cell table:style-name="Default"/>
          <table:table-cell table:style-name="ce205" table:formula="of:=IFERROR(IF(ISBLANK([.AA235]); &quot;&quot;; IF([.$F235]=&quot;Long&quot;; ([.AA235]-[.$I235])*[.$H235]/[.$K235]; ([.$I235]-[.AA235])*[.$H235]/[.$K235])-[.$P235]); &quot;&quot;)">
            <text:p/>
          </table:table-cell>
          <table:table-cell/>
          <table:table-cell table:formula="of:=IF(ISBLANK([.O235]); &quot;&quot;; DAY([.O235]))">
            <text:p/>
          </table:table-cell>
          <table:table-cell table:formula="of:=IF(ISBLANK([.G235]); &quot;&quot;; WEEKDAY([.G235]; 2))">
            <text:p/>
          </table:table-cell>
          <table:table-cell table:formula="of:=IF(ISBLANK([.O235]); &quot;&quot;; WEEKDAY([.O235]; 2))">
            <text:p/>
          </table:table-cell>
          <table:table-cell table:formula="of:=IF(ISBLANK([.O235]); &quot;&quot;; WEEKNUM([.O235]))">
            <text:p/>
          </table:table-cell>
          <table:table-cell table:formula="of:=IF(ISBLANK([.O235]); &quot;&quot;; MONTH([.O235]))">
            <text:p/>
          </table:table-cell>
          <table:table-cell table:formula="of:=IF(OR(ISBLANK([.G235]); ISBLANK([.O235])); &quot;&quot;; IFERROR(DATEDIF([.G235];[.O235];&quot;d&quot;); &quot;&quot;))">
            <text:p/>
          </table:table-cell>
          <table:table-cell table:formula="of:=IFERROR([.AJ234]+[.P235]; &quot;&quot;)">
            <text:p/>
          </table:table-cell>
          <table:table-cell table:formula="of:=IFERROR([.AK234]+[.Q23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36]=&quot;Long&quot;; [.I236]-[Overview.$C$4]/[.H236]; IF([.F236]=&quot;Short&quot;; [.I236]+[Overview.$C$4]/[.H236]; &quot;&quot;)); &quot;&quot;)">
            <text:p/>
          </table:table-cell>
          <table:table-cell table:style-name="ce157" table:formula="of:=IFERROR(ABS([.J236]-[.I236])*[.H236]; &quot;&quot;)">
            <text:p/>
          </table:table-cell>
          <table:table-cell table:formula="of:=IFERROR(IF([.F236]=&quot;Long&quot;; [.I236]+[Overview.$C$4]/[.H236]*[Overview.$C$6]; IF([.F236]=&quot;Short&quot;; [.I236]-[Overview.$C$4]/[.H236]*[Overview.$C$6]; &quot;&quot;)); &quot;&quot;)">
            <text:p/>
          </table:table-cell>
          <table:table-cell table:number-columns-repeated="3"/>
          <table:table-cell table:formula="of:=IFERROR([.Q236]/[.K236]; &quot;&quot;)">
            <text:p/>
          </table:table-cell>
          <table:table-cell table:formula="of:=IFERROR(IF(AND([.F236]=&quot;Long&quot;; [.M236]=[.H236]); [.H236]*([.N236]-[.I236]); IF(AND([.F236]=&quot;Short&quot;; [.M236]=[.H236]); [.H236]*([.I236]-[.N236]); &quot;&quot;)); &quot;&quot;)">
            <text:p/>
          </table:table-cell>
          <table:table-cell table:formula="of:=IF(ISNUMBER([.Q236]); IF([.Q236]&gt;0; &quot;Win&quot;; &quot;Loss&quot;);&quot;&quot;)">
            <text:p/>
          </table:table-cell>
          <table:table-cell table:formula="of:=IF([.O236]=&quot;&quot;; &quot;&quot;; CONCATENATE(DATEDIF([.G236];[.O236];&quot;d&quot;); IF(DATEDIF([.G236];[.O23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36]); &quot;&quot;; IF([.$F236]=&quot;Long&quot;; ([.W236]-[.$I236])*[.$H236]/[.$K236]; ([.$I236]-[.W236])*[.$H236]/[.$K236])-[.$P236]); &quot;&quot;)">
            <text:p/>
          </table:table-cell>
          <table:table-cell table:style-name="Default"/>
          <table:table-cell table:style-name="ce205" table:formula="of:=IFERROR(IF(ISBLANK([.Y236]); &quot;&quot;; IF([.$F236]=&quot;Long&quot;; ([.Y236]-[.$I236])*[.$H236]/[.$K236]; ([.$I236]-[.Y236])*[.$H236]/[.$K236])-[.$P236]); &quot;&quot;)">
            <text:p/>
          </table:table-cell>
          <table:table-cell table:style-name="Default"/>
          <table:table-cell table:style-name="ce205" table:formula="of:=IFERROR(IF(ISBLANK([.AA236]); &quot;&quot;; IF([.$F236]=&quot;Long&quot;; ([.AA236]-[.$I236])*[.$H236]/[.$K236]; ([.$I236]-[.AA236])*[.$H236]/[.$K236])-[.$P236]); &quot;&quot;)">
            <text:p/>
          </table:table-cell>
          <table:table-cell/>
          <table:table-cell table:formula="of:=IF(ISBLANK([.O236]); &quot;&quot;; DAY([.O236]))">
            <text:p/>
          </table:table-cell>
          <table:table-cell table:formula="of:=IF(ISBLANK([.G236]); &quot;&quot;; WEEKDAY([.G236]; 2))">
            <text:p/>
          </table:table-cell>
          <table:table-cell table:formula="of:=IF(ISBLANK([.O236]); &quot;&quot;; WEEKDAY([.O236]; 2))">
            <text:p/>
          </table:table-cell>
          <table:table-cell table:formula="of:=IF(ISBLANK([.O236]); &quot;&quot;; WEEKNUM([.O236]))">
            <text:p/>
          </table:table-cell>
          <table:table-cell table:formula="of:=IF(ISBLANK([.O236]); &quot;&quot;; MONTH([.O236]))">
            <text:p/>
          </table:table-cell>
          <table:table-cell table:formula="of:=IF(OR(ISBLANK([.G236]); ISBLANK([.O236])); &quot;&quot;; IFERROR(DATEDIF([.G236];[.O236];&quot;d&quot;); &quot;&quot;))">
            <text:p/>
          </table:table-cell>
          <table:table-cell table:formula="of:=IFERROR([.AJ235]+[.P236]; &quot;&quot;)">
            <text:p/>
          </table:table-cell>
          <table:table-cell table:formula="of:=IFERROR([.AK235]+[.Q23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37]=&quot;Long&quot;; [.I237]-[Overview.$C$4]/[.H237]; IF([.F237]=&quot;Short&quot;; [.I237]+[Overview.$C$4]/[.H237]; &quot;&quot;)); &quot;&quot;)">
            <text:p/>
          </table:table-cell>
          <table:table-cell table:style-name="ce157" table:formula="of:=IFERROR(ABS([.J237]-[.I237])*[.H237]; &quot;&quot;)">
            <text:p/>
          </table:table-cell>
          <table:table-cell table:formula="of:=IFERROR(IF([.F237]=&quot;Long&quot;; [.I237]+[Overview.$C$4]/[.H237]*[Overview.$C$6]; IF([.F237]=&quot;Short&quot;; [.I237]-[Overview.$C$4]/[.H237]*[Overview.$C$6]; &quot;&quot;)); &quot;&quot;)">
            <text:p/>
          </table:table-cell>
          <table:table-cell table:number-columns-repeated="3"/>
          <table:table-cell table:formula="of:=IFERROR([.Q237]/[.K237]; &quot;&quot;)">
            <text:p/>
          </table:table-cell>
          <table:table-cell table:formula="of:=IFERROR(IF(AND([.F237]=&quot;Long&quot;; [.M237]=[.H237]); [.H237]*([.N237]-[.I237]); IF(AND([.F237]=&quot;Short&quot;; [.M237]=[.H237]); [.H237]*([.I237]-[.N237]); &quot;&quot;)); &quot;&quot;)">
            <text:p/>
          </table:table-cell>
          <table:table-cell table:formula="of:=IF(ISNUMBER([.Q237]); IF([.Q237]&gt;0; &quot;Win&quot;; &quot;Loss&quot;);&quot;&quot;)">
            <text:p/>
          </table:table-cell>
          <table:table-cell table:formula="of:=IF([.O237]=&quot;&quot;; &quot;&quot;; CONCATENATE(DATEDIF([.G237];[.O237];&quot;d&quot;); IF(DATEDIF([.G237];[.O23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37]); &quot;&quot;; IF([.$F237]=&quot;Long&quot;; ([.W237]-[.$I237])*[.$H237]/[.$K237]; ([.$I237]-[.W237])*[.$H237]/[.$K237])-[.$P237]); &quot;&quot;)">
            <text:p/>
          </table:table-cell>
          <table:table-cell table:style-name="Default"/>
          <table:table-cell table:style-name="ce205" table:formula="of:=IFERROR(IF(ISBLANK([.Y237]); &quot;&quot;; IF([.$F237]=&quot;Long&quot;; ([.Y237]-[.$I237])*[.$H237]/[.$K237]; ([.$I237]-[.Y237])*[.$H237]/[.$K237])-[.$P237]); &quot;&quot;)">
            <text:p/>
          </table:table-cell>
          <table:table-cell table:style-name="Default"/>
          <table:table-cell table:style-name="ce205" table:formula="of:=IFERROR(IF(ISBLANK([.AA237]); &quot;&quot;; IF([.$F237]=&quot;Long&quot;; ([.AA237]-[.$I237])*[.$H237]/[.$K237]; ([.$I237]-[.AA237])*[.$H237]/[.$K237])-[.$P237]); &quot;&quot;)">
            <text:p/>
          </table:table-cell>
          <table:table-cell/>
          <table:table-cell table:formula="of:=IF(ISBLANK([.O237]); &quot;&quot;; DAY([.O237]))">
            <text:p/>
          </table:table-cell>
          <table:table-cell table:formula="of:=IF(ISBLANK([.G237]); &quot;&quot;; WEEKDAY([.G237]; 2))">
            <text:p/>
          </table:table-cell>
          <table:table-cell table:formula="of:=IF(ISBLANK([.O237]); &quot;&quot;; WEEKDAY([.O237]; 2))">
            <text:p/>
          </table:table-cell>
          <table:table-cell table:formula="of:=IF(ISBLANK([.O237]); &quot;&quot;; WEEKNUM([.O237]))">
            <text:p/>
          </table:table-cell>
          <table:table-cell table:formula="of:=IF(ISBLANK([.O237]); &quot;&quot;; MONTH([.O237]))">
            <text:p/>
          </table:table-cell>
          <table:table-cell table:formula="of:=IF(OR(ISBLANK([.G237]); ISBLANK([.O237])); &quot;&quot;; IFERROR(DATEDIF([.G237];[.O237];&quot;d&quot;); &quot;&quot;))">
            <text:p/>
          </table:table-cell>
          <table:table-cell table:formula="of:=IFERROR([.AJ236]+[.P237]; &quot;&quot;)">
            <text:p/>
          </table:table-cell>
          <table:table-cell table:formula="of:=IFERROR([.AK236]+[.Q23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38]=&quot;Long&quot;; [.I238]-[Overview.$C$4]/[.H238]; IF([.F238]=&quot;Short&quot;; [.I238]+[Overview.$C$4]/[.H238]; &quot;&quot;)); &quot;&quot;)">
            <text:p/>
          </table:table-cell>
          <table:table-cell table:style-name="ce157" table:formula="of:=IFERROR(ABS([.J238]-[.I238])*[.H238]; &quot;&quot;)">
            <text:p/>
          </table:table-cell>
          <table:table-cell table:formula="of:=IFERROR(IF([.F238]=&quot;Long&quot;; [.I238]+[Overview.$C$4]/[.H238]*[Overview.$C$6]; IF([.F238]=&quot;Short&quot;; [.I238]-[Overview.$C$4]/[.H238]*[Overview.$C$6]; &quot;&quot;)); &quot;&quot;)">
            <text:p/>
          </table:table-cell>
          <table:table-cell table:number-columns-repeated="3"/>
          <table:table-cell table:formula="of:=IFERROR([.Q238]/[.K238]; &quot;&quot;)">
            <text:p/>
          </table:table-cell>
          <table:table-cell table:formula="of:=IFERROR(IF(AND([.F238]=&quot;Long&quot;; [.M238]=[.H238]); [.H238]*([.N238]-[.I238]); IF(AND([.F238]=&quot;Short&quot;; [.M238]=[.H238]); [.H238]*([.I238]-[.N238]); &quot;&quot;)); &quot;&quot;)">
            <text:p/>
          </table:table-cell>
          <table:table-cell table:formula="of:=IF(ISNUMBER([.Q238]); IF([.Q238]&gt;0; &quot;Win&quot;; &quot;Loss&quot;);&quot;&quot;)">
            <text:p/>
          </table:table-cell>
          <table:table-cell table:formula="of:=IF([.O238]=&quot;&quot;; &quot;&quot;; CONCATENATE(DATEDIF([.G238];[.O238];&quot;d&quot;); IF(DATEDIF([.G238];[.O23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38]); &quot;&quot;; IF([.$F238]=&quot;Long&quot;; ([.W238]-[.$I238])*[.$H238]/[.$K238]; ([.$I238]-[.W238])*[.$H238]/[.$K238])-[.$P238]); &quot;&quot;)">
            <text:p/>
          </table:table-cell>
          <table:table-cell table:style-name="Default"/>
          <table:table-cell table:style-name="ce205" table:formula="of:=IFERROR(IF(ISBLANK([.Y238]); &quot;&quot;; IF([.$F238]=&quot;Long&quot;; ([.Y238]-[.$I238])*[.$H238]/[.$K238]; ([.$I238]-[.Y238])*[.$H238]/[.$K238])-[.$P238]); &quot;&quot;)">
            <text:p/>
          </table:table-cell>
          <table:table-cell table:style-name="Default"/>
          <table:table-cell table:style-name="ce205" table:formula="of:=IFERROR(IF(ISBLANK([.AA238]); &quot;&quot;; IF([.$F238]=&quot;Long&quot;; ([.AA238]-[.$I238])*[.$H238]/[.$K238]; ([.$I238]-[.AA238])*[.$H238]/[.$K238])-[.$P238]); &quot;&quot;)">
            <text:p/>
          </table:table-cell>
          <table:table-cell/>
          <table:table-cell table:formula="of:=IF(ISBLANK([.O238]); &quot;&quot;; DAY([.O238]))">
            <text:p/>
          </table:table-cell>
          <table:table-cell table:formula="of:=IF(ISBLANK([.G238]); &quot;&quot;; WEEKDAY([.G238]; 2))">
            <text:p/>
          </table:table-cell>
          <table:table-cell table:formula="of:=IF(ISBLANK([.O238]); &quot;&quot;; WEEKDAY([.O238]; 2))">
            <text:p/>
          </table:table-cell>
          <table:table-cell table:formula="of:=IF(ISBLANK([.O238]); &quot;&quot;; WEEKNUM([.O238]))">
            <text:p/>
          </table:table-cell>
          <table:table-cell table:formula="of:=IF(ISBLANK([.O238]); &quot;&quot;; MONTH([.O238]))">
            <text:p/>
          </table:table-cell>
          <table:table-cell table:formula="of:=IF(OR(ISBLANK([.G238]); ISBLANK([.O238])); &quot;&quot;; IFERROR(DATEDIF([.G238];[.O238];&quot;d&quot;); &quot;&quot;))">
            <text:p/>
          </table:table-cell>
          <table:table-cell table:formula="of:=IFERROR([.AJ237]+[.P238]; &quot;&quot;)">
            <text:p/>
          </table:table-cell>
          <table:table-cell table:formula="of:=IFERROR([.AK237]+[.Q23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37" calcext:value-type="float">
            <text:p>23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39]=&quot;Long&quot;; [.I239]-[Overview.$C$4]/[.H239]; IF([.F239]=&quot;Short&quot;; [.I239]+[Overview.$C$4]/[.H239]; &quot;&quot;)); &quot;&quot;)">
            <text:p/>
          </table:table-cell>
          <table:table-cell table:style-name="ce157" table:formula="of:=IFERROR(ABS([.J239]-[.I239])*[.H239]; &quot;&quot;)">
            <text:p/>
          </table:table-cell>
          <table:table-cell table:formula="of:=IFERROR(IF([.F239]=&quot;Long&quot;; [.I239]+[Overview.$C$4]/[.H239]*[Overview.$C$6]; IF([.F239]=&quot;Short&quot;; [.I239]-[Overview.$C$4]/[.H239]*[Overview.$C$6]; &quot;&quot;)); &quot;&quot;)">
            <text:p/>
          </table:table-cell>
          <table:table-cell table:number-columns-repeated="3"/>
          <table:table-cell table:formula="of:=IFERROR([.Q239]/[.K239]; &quot;&quot;)">
            <text:p/>
          </table:table-cell>
          <table:table-cell table:formula="of:=IFERROR(IF(AND([.F239]=&quot;Long&quot;; [.M239]=[.H239]); [.H239]*([.N239]-[.I239]); IF(AND([.F239]=&quot;Short&quot;; [.M239]=[.H239]); [.H239]*([.I239]-[.N239]); &quot;&quot;)); &quot;&quot;)">
            <text:p/>
          </table:table-cell>
          <table:table-cell table:formula="of:=IF(ISNUMBER([.Q239]); IF([.Q239]&gt;0; &quot;Win&quot;; &quot;Loss&quot;);&quot;&quot;)">
            <text:p/>
          </table:table-cell>
          <table:table-cell table:formula="of:=IF([.O239]=&quot;&quot;; &quot;&quot;; CONCATENATE(DATEDIF([.G239];[.O239];&quot;d&quot;); IF(DATEDIF([.G239];[.O23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39]); &quot;&quot;; IF([.$F239]=&quot;Long&quot;; ([.W239]-[.$I239])*[.$H239]/[.$K239]; ([.$I239]-[.W239])*[.$H239]/[.$K239])-[.$P239]); &quot;&quot;)">
            <text:p/>
          </table:table-cell>
          <table:table-cell table:style-name="Default"/>
          <table:table-cell table:style-name="ce205" table:formula="of:=IFERROR(IF(ISBLANK([.Y239]); &quot;&quot;; IF([.$F239]=&quot;Long&quot;; ([.Y239]-[.$I239])*[.$H239]/[.$K239]; ([.$I239]-[.Y239])*[.$H239]/[.$K239])-[.$P239]); &quot;&quot;)">
            <text:p/>
          </table:table-cell>
          <table:table-cell table:style-name="Default"/>
          <table:table-cell table:style-name="ce205" table:formula="of:=IFERROR(IF(ISBLANK([.AA239]); &quot;&quot;; IF([.$F239]=&quot;Long&quot;; ([.AA239]-[.$I239])*[.$H239]/[.$K239]; ([.$I239]-[.AA239])*[.$H239]/[.$K239])-[.$P239]); &quot;&quot;)">
            <text:p/>
          </table:table-cell>
          <table:table-cell/>
          <table:table-cell table:formula="of:=IF(ISBLANK([.O239]); &quot;&quot;; DAY([.O239]))">
            <text:p/>
          </table:table-cell>
          <table:table-cell table:formula="of:=IF(ISBLANK([.G239]); &quot;&quot;; WEEKDAY([.G239]; 2))">
            <text:p/>
          </table:table-cell>
          <table:table-cell table:formula="of:=IF(ISBLANK([.O239]); &quot;&quot;; WEEKDAY([.O239]; 2))">
            <text:p/>
          </table:table-cell>
          <table:table-cell table:formula="of:=IF(ISBLANK([.O239]); &quot;&quot;; WEEKNUM([.O239]))">
            <text:p/>
          </table:table-cell>
          <table:table-cell table:formula="of:=IF(ISBLANK([.O239]); &quot;&quot;; MONTH([.O239]))">
            <text:p/>
          </table:table-cell>
          <table:table-cell table:formula="of:=IF(OR(ISBLANK([.G239]); ISBLANK([.O239])); &quot;&quot;; IFERROR(DATEDIF([.G239];[.O239];&quot;d&quot;); &quot;&quot;))">
            <text:p/>
          </table:table-cell>
          <table:table-cell table:formula="of:=IFERROR([.AJ238]+[.P239]; &quot;&quot;)">
            <text:p/>
          </table:table-cell>
          <table:table-cell table:formula="of:=IFERROR([.AK238]+[.Q23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38" calcext:value-type="float">
            <text:p>23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40]=&quot;Long&quot;; [.I240]-[Overview.$C$4]/[.H240]; IF([.F240]=&quot;Short&quot;; [.I240]+[Overview.$C$4]/[.H240]; &quot;&quot;)); &quot;&quot;)">
            <text:p/>
          </table:table-cell>
          <table:table-cell table:style-name="ce157" table:formula="of:=IFERROR(ABS([.J240]-[.I240])*[.H240]; &quot;&quot;)">
            <text:p/>
          </table:table-cell>
          <table:table-cell table:formula="of:=IFERROR(IF([.F240]=&quot;Long&quot;; [.I240]+[Overview.$C$4]/[.H240]*[Overview.$C$6]; IF([.F240]=&quot;Short&quot;; [.I240]-[Overview.$C$4]/[.H240]*[Overview.$C$6]; &quot;&quot;)); &quot;&quot;)">
            <text:p/>
          </table:table-cell>
          <table:table-cell table:number-columns-repeated="3"/>
          <table:table-cell table:formula="of:=IFERROR([.Q240]/[.K240]; &quot;&quot;)">
            <text:p/>
          </table:table-cell>
          <table:table-cell table:formula="of:=IFERROR(IF(AND([.F240]=&quot;Long&quot;; [.M240]=[.H240]); [.H240]*([.N240]-[.I240]); IF(AND([.F240]=&quot;Short&quot;; [.M240]=[.H240]); [.H240]*([.I240]-[.N240]); &quot;&quot;)); &quot;&quot;)">
            <text:p/>
          </table:table-cell>
          <table:table-cell table:formula="of:=IF(ISNUMBER([.Q240]); IF([.Q240]&gt;0; &quot;Win&quot;; &quot;Loss&quot;);&quot;&quot;)">
            <text:p/>
          </table:table-cell>
          <table:table-cell table:formula="of:=IF([.O240]=&quot;&quot;; &quot;&quot;; CONCATENATE(DATEDIF([.G240];[.O240];&quot;d&quot;); IF(DATEDIF([.G240];[.O24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40]); &quot;&quot;; IF([.$F240]=&quot;Long&quot;; ([.W240]-[.$I240])*[.$H240]/[.$K240]; ([.$I240]-[.W240])*[.$H240]/[.$K240])-[.$P240]); &quot;&quot;)">
            <text:p/>
          </table:table-cell>
          <table:table-cell table:style-name="Default"/>
          <table:table-cell table:style-name="ce205" table:formula="of:=IFERROR(IF(ISBLANK([.Y240]); &quot;&quot;; IF([.$F240]=&quot;Long&quot;; ([.Y240]-[.$I240])*[.$H240]/[.$K240]; ([.$I240]-[.Y240])*[.$H240]/[.$K240])-[.$P240]); &quot;&quot;)">
            <text:p/>
          </table:table-cell>
          <table:table-cell table:style-name="Default"/>
          <table:table-cell table:style-name="ce205" table:formula="of:=IFERROR(IF(ISBLANK([.AA240]); &quot;&quot;; IF([.$F240]=&quot;Long&quot;; ([.AA240]-[.$I240])*[.$H240]/[.$K240]; ([.$I240]-[.AA240])*[.$H240]/[.$K240])-[.$P240]); &quot;&quot;)">
            <text:p/>
          </table:table-cell>
          <table:table-cell/>
          <table:table-cell table:formula="of:=IF(ISBLANK([.O240]); &quot;&quot;; DAY([.O240]))">
            <text:p/>
          </table:table-cell>
          <table:table-cell table:formula="of:=IF(ISBLANK([.G240]); &quot;&quot;; WEEKDAY([.G240]; 2))">
            <text:p/>
          </table:table-cell>
          <table:table-cell table:formula="of:=IF(ISBLANK([.O240]); &quot;&quot;; WEEKDAY([.O240]; 2))">
            <text:p/>
          </table:table-cell>
          <table:table-cell table:formula="of:=IF(ISBLANK([.O240]); &quot;&quot;; WEEKNUM([.O240]))">
            <text:p/>
          </table:table-cell>
          <table:table-cell table:formula="of:=IF(ISBLANK([.O240]); &quot;&quot;; MONTH([.O240]))">
            <text:p/>
          </table:table-cell>
          <table:table-cell table:formula="of:=IF(OR(ISBLANK([.G240]); ISBLANK([.O240])); &quot;&quot;; IFERROR(DATEDIF([.G240];[.O240];&quot;d&quot;); &quot;&quot;))">
            <text:p/>
          </table:table-cell>
          <table:table-cell table:formula="of:=IFERROR([.AJ239]+[.P240]; &quot;&quot;)">
            <text:p/>
          </table:table-cell>
          <table:table-cell table:formula="of:=IFERROR([.AK239]+[.Q24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39" calcext:value-type="float">
            <text:p>23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41]=&quot;Long&quot;; [.I241]-[Overview.$C$4]/[.H241]; IF([.F241]=&quot;Short&quot;; [.I241]+[Overview.$C$4]/[.H241]; &quot;&quot;)); &quot;&quot;)">
            <text:p/>
          </table:table-cell>
          <table:table-cell table:style-name="ce157" table:formula="of:=IFERROR(ABS([.J241]-[.I241])*[.H241]; &quot;&quot;)">
            <text:p/>
          </table:table-cell>
          <table:table-cell table:formula="of:=IFERROR(IF([.F241]=&quot;Long&quot;; [.I241]+[Overview.$C$4]/[.H241]*[Overview.$C$6]; IF([.F241]=&quot;Short&quot;; [.I241]-[Overview.$C$4]/[.H241]*[Overview.$C$6]; &quot;&quot;)); &quot;&quot;)">
            <text:p/>
          </table:table-cell>
          <table:table-cell table:number-columns-repeated="3"/>
          <table:table-cell table:formula="of:=IFERROR([.Q241]/[.K241]; &quot;&quot;)">
            <text:p/>
          </table:table-cell>
          <table:table-cell table:formula="of:=IFERROR(IF(AND([.F241]=&quot;Long&quot;; [.M241]=[.H241]); [.H241]*([.N241]-[.I241]); IF(AND([.F241]=&quot;Short&quot;; [.M241]=[.H241]); [.H241]*([.I241]-[.N241]); &quot;&quot;)); &quot;&quot;)">
            <text:p/>
          </table:table-cell>
          <table:table-cell table:formula="of:=IF(ISNUMBER([.Q241]); IF([.Q241]&gt;0; &quot;Win&quot;; &quot;Loss&quot;);&quot;&quot;)">
            <text:p/>
          </table:table-cell>
          <table:table-cell table:formula="of:=IF([.O241]=&quot;&quot;; &quot;&quot;; CONCATENATE(DATEDIF([.G241];[.O241];&quot;d&quot;); IF(DATEDIF([.G241];[.O24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41]); &quot;&quot;; IF([.$F241]=&quot;Long&quot;; ([.W241]-[.$I241])*[.$H241]/[.$K241]; ([.$I241]-[.W241])*[.$H241]/[.$K241])-[.$P241]); &quot;&quot;)">
            <text:p/>
          </table:table-cell>
          <table:table-cell table:style-name="Default"/>
          <table:table-cell table:style-name="ce205" table:formula="of:=IFERROR(IF(ISBLANK([.Y241]); &quot;&quot;; IF([.$F241]=&quot;Long&quot;; ([.Y241]-[.$I241])*[.$H241]/[.$K241]; ([.$I241]-[.Y241])*[.$H241]/[.$K241])-[.$P241]); &quot;&quot;)">
            <text:p/>
          </table:table-cell>
          <table:table-cell table:style-name="Default"/>
          <table:table-cell table:style-name="ce205" table:formula="of:=IFERROR(IF(ISBLANK([.AA241]); &quot;&quot;; IF([.$F241]=&quot;Long&quot;; ([.AA241]-[.$I241])*[.$H241]/[.$K241]; ([.$I241]-[.AA241])*[.$H241]/[.$K241])-[.$P241]); &quot;&quot;)">
            <text:p/>
          </table:table-cell>
          <table:table-cell/>
          <table:table-cell table:formula="of:=IF(ISBLANK([.O241]); &quot;&quot;; DAY([.O241]))">
            <text:p/>
          </table:table-cell>
          <table:table-cell table:formula="of:=IF(ISBLANK([.G241]); &quot;&quot;; WEEKDAY([.G241]; 2))">
            <text:p/>
          </table:table-cell>
          <table:table-cell table:formula="of:=IF(ISBLANK([.O241]); &quot;&quot;; WEEKDAY([.O241]; 2))">
            <text:p/>
          </table:table-cell>
          <table:table-cell table:formula="of:=IF(ISBLANK([.O241]); &quot;&quot;; WEEKNUM([.O241]))">
            <text:p/>
          </table:table-cell>
          <table:table-cell table:formula="of:=IF(ISBLANK([.O241]); &quot;&quot;; MONTH([.O241]))">
            <text:p/>
          </table:table-cell>
          <table:table-cell table:formula="of:=IF(OR(ISBLANK([.G241]); ISBLANK([.O241])); &quot;&quot;; IFERROR(DATEDIF([.G241];[.O241];&quot;d&quot;); &quot;&quot;))">
            <text:p/>
          </table:table-cell>
          <table:table-cell table:formula="of:=IFERROR([.AJ240]+[.P241]; &quot;&quot;)">
            <text:p/>
          </table:table-cell>
          <table:table-cell table:formula="of:=IFERROR([.AK240]+[.Q24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42]=&quot;Long&quot;; [.I242]-[Overview.$C$4]/[.H242]; IF([.F242]=&quot;Short&quot;; [.I242]+[Overview.$C$4]/[.H242]; &quot;&quot;)); &quot;&quot;)">
            <text:p/>
          </table:table-cell>
          <table:table-cell table:style-name="ce157" table:formula="of:=IFERROR(ABS([.J242]-[.I242])*[.H242]; &quot;&quot;)">
            <text:p/>
          </table:table-cell>
          <table:table-cell table:formula="of:=IFERROR(IF([.F242]=&quot;Long&quot;; [.I242]+[Overview.$C$4]/[.H242]*[Overview.$C$6]; IF([.F242]=&quot;Short&quot;; [.I242]-[Overview.$C$4]/[.H242]*[Overview.$C$6]; &quot;&quot;)); &quot;&quot;)">
            <text:p/>
          </table:table-cell>
          <table:table-cell table:number-columns-repeated="3"/>
          <table:table-cell table:formula="of:=IFERROR([.Q242]/[.K242]; &quot;&quot;)">
            <text:p/>
          </table:table-cell>
          <table:table-cell table:formula="of:=IFERROR(IF(AND([.F242]=&quot;Long&quot;; [.M242]=[.H242]); [.H242]*([.N242]-[.I242]); IF(AND([.F242]=&quot;Short&quot;; [.M242]=[.H242]); [.H242]*([.I242]-[.N242]); &quot;&quot;)); &quot;&quot;)">
            <text:p/>
          </table:table-cell>
          <table:table-cell table:formula="of:=IF(ISNUMBER([.Q242]); IF([.Q242]&gt;0; &quot;Win&quot;; &quot;Loss&quot;);&quot;&quot;)">
            <text:p/>
          </table:table-cell>
          <table:table-cell table:formula="of:=IF([.O242]=&quot;&quot;; &quot;&quot;; CONCATENATE(DATEDIF([.G242];[.O242];&quot;d&quot;); IF(DATEDIF([.G242];[.O24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42]); &quot;&quot;; IF([.$F242]=&quot;Long&quot;; ([.W242]-[.$I242])*[.$H242]/[.$K242]; ([.$I242]-[.W242])*[.$H242]/[.$K242])-[.$P242]); &quot;&quot;)">
            <text:p/>
          </table:table-cell>
          <table:table-cell table:style-name="Default"/>
          <table:table-cell table:style-name="ce205" table:formula="of:=IFERROR(IF(ISBLANK([.Y242]); &quot;&quot;; IF([.$F242]=&quot;Long&quot;; ([.Y242]-[.$I242])*[.$H242]/[.$K242]; ([.$I242]-[.Y242])*[.$H242]/[.$K242])-[.$P242]); &quot;&quot;)">
            <text:p/>
          </table:table-cell>
          <table:table-cell table:style-name="Default"/>
          <table:table-cell table:style-name="ce205" table:formula="of:=IFERROR(IF(ISBLANK([.AA242]); &quot;&quot;; IF([.$F242]=&quot;Long&quot;; ([.AA242]-[.$I242])*[.$H242]/[.$K242]; ([.$I242]-[.AA242])*[.$H242]/[.$K242])-[.$P242]); &quot;&quot;)">
            <text:p/>
          </table:table-cell>
          <table:table-cell/>
          <table:table-cell table:formula="of:=IF(ISBLANK([.O242]); &quot;&quot;; DAY([.O242]))">
            <text:p/>
          </table:table-cell>
          <table:table-cell table:formula="of:=IF(ISBLANK([.G242]); &quot;&quot;; WEEKDAY([.G242]; 2))">
            <text:p/>
          </table:table-cell>
          <table:table-cell table:formula="of:=IF(ISBLANK([.O242]); &quot;&quot;; WEEKDAY([.O242]; 2))">
            <text:p/>
          </table:table-cell>
          <table:table-cell table:formula="of:=IF(ISBLANK([.O242]); &quot;&quot;; WEEKNUM([.O242]))">
            <text:p/>
          </table:table-cell>
          <table:table-cell table:formula="of:=IF(ISBLANK([.O242]); &quot;&quot;; MONTH([.O242]))">
            <text:p/>
          </table:table-cell>
          <table:table-cell table:formula="of:=IF(OR(ISBLANK([.G242]); ISBLANK([.O242])); &quot;&quot;; IFERROR(DATEDIF([.G242];[.O242];&quot;d&quot;); &quot;&quot;))">
            <text:p/>
          </table:table-cell>
          <table:table-cell table:formula="of:=IFERROR([.AJ241]+[.P242]; &quot;&quot;)">
            <text:p/>
          </table:table-cell>
          <table:table-cell table:formula="of:=IFERROR([.AK241]+[.Q24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43]=&quot;Long&quot;; [.I243]-[Overview.$C$4]/[.H243]; IF([.F243]=&quot;Short&quot;; [.I243]+[Overview.$C$4]/[.H243]; &quot;&quot;)); &quot;&quot;)">
            <text:p/>
          </table:table-cell>
          <table:table-cell table:style-name="ce157" table:formula="of:=IFERROR(ABS([.J243]-[.I243])*[.H243]; &quot;&quot;)">
            <text:p/>
          </table:table-cell>
          <table:table-cell table:formula="of:=IFERROR(IF([.F243]=&quot;Long&quot;; [.I243]+[Overview.$C$4]/[.H243]*[Overview.$C$6]; IF([.F243]=&quot;Short&quot;; [.I243]-[Overview.$C$4]/[.H243]*[Overview.$C$6]; &quot;&quot;)); &quot;&quot;)">
            <text:p/>
          </table:table-cell>
          <table:table-cell table:number-columns-repeated="3"/>
          <table:table-cell table:formula="of:=IFERROR([.Q243]/[.K243]; &quot;&quot;)">
            <text:p/>
          </table:table-cell>
          <table:table-cell table:formula="of:=IFERROR(IF(AND([.F243]=&quot;Long&quot;; [.M243]=[.H243]); [.H243]*([.N243]-[.I243]); IF(AND([.F243]=&quot;Short&quot;; [.M243]=[.H243]); [.H243]*([.I243]-[.N243]); &quot;&quot;)); &quot;&quot;)">
            <text:p/>
          </table:table-cell>
          <table:table-cell table:formula="of:=IF(ISNUMBER([.Q243]); IF([.Q243]&gt;0; &quot;Win&quot;; &quot;Loss&quot;);&quot;&quot;)">
            <text:p/>
          </table:table-cell>
          <table:table-cell table:formula="of:=IF([.O243]=&quot;&quot;; &quot;&quot;; CONCATENATE(DATEDIF([.G243];[.O243];&quot;d&quot;); IF(DATEDIF([.G243];[.O24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43]); &quot;&quot;; IF([.$F243]=&quot;Long&quot;; ([.W243]-[.$I243])*[.$H243]/[.$K243]; ([.$I243]-[.W243])*[.$H243]/[.$K243])-[.$P243]); &quot;&quot;)">
            <text:p/>
          </table:table-cell>
          <table:table-cell table:style-name="Default"/>
          <table:table-cell table:style-name="ce205" table:formula="of:=IFERROR(IF(ISBLANK([.Y243]); &quot;&quot;; IF([.$F243]=&quot;Long&quot;; ([.Y243]-[.$I243])*[.$H243]/[.$K243]; ([.$I243]-[.Y243])*[.$H243]/[.$K243])-[.$P243]); &quot;&quot;)">
            <text:p/>
          </table:table-cell>
          <table:table-cell table:style-name="Default"/>
          <table:table-cell table:style-name="ce205" table:formula="of:=IFERROR(IF(ISBLANK([.AA243]); &quot;&quot;; IF([.$F243]=&quot;Long&quot;; ([.AA243]-[.$I243])*[.$H243]/[.$K243]; ([.$I243]-[.AA243])*[.$H243]/[.$K243])-[.$P243]); &quot;&quot;)">
            <text:p/>
          </table:table-cell>
          <table:table-cell/>
          <table:table-cell table:formula="of:=IF(ISBLANK([.O243]); &quot;&quot;; DAY([.O243]))">
            <text:p/>
          </table:table-cell>
          <table:table-cell table:formula="of:=IF(ISBLANK([.G243]); &quot;&quot;; WEEKDAY([.G243]; 2))">
            <text:p/>
          </table:table-cell>
          <table:table-cell table:formula="of:=IF(ISBLANK([.O243]); &quot;&quot;; WEEKDAY([.O243]; 2))">
            <text:p/>
          </table:table-cell>
          <table:table-cell table:formula="of:=IF(ISBLANK([.O243]); &quot;&quot;; WEEKNUM([.O243]))">
            <text:p/>
          </table:table-cell>
          <table:table-cell table:formula="of:=IF(ISBLANK([.O243]); &quot;&quot;; MONTH([.O243]))">
            <text:p/>
          </table:table-cell>
          <table:table-cell table:formula="of:=IF(OR(ISBLANK([.G243]); ISBLANK([.O243])); &quot;&quot;; IFERROR(DATEDIF([.G243];[.O243];&quot;d&quot;); &quot;&quot;))">
            <text:p/>
          </table:table-cell>
          <table:table-cell table:formula="of:=IFERROR([.AJ242]+[.P243]; &quot;&quot;)">
            <text:p/>
          </table:table-cell>
          <table:table-cell table:formula="of:=IFERROR([.AK242]+[.Q24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44]=&quot;Long&quot;; [.I244]-[Overview.$C$4]/[.H244]; IF([.F244]=&quot;Short&quot;; [.I244]+[Overview.$C$4]/[.H244]; &quot;&quot;)); &quot;&quot;)">
            <text:p/>
          </table:table-cell>
          <table:table-cell table:style-name="ce157" table:formula="of:=IFERROR(ABS([.J244]-[.I244])*[.H244]; &quot;&quot;)">
            <text:p/>
          </table:table-cell>
          <table:table-cell table:formula="of:=IFERROR(IF([.F244]=&quot;Long&quot;; [.I244]+[Overview.$C$4]/[.H244]*[Overview.$C$6]; IF([.F244]=&quot;Short&quot;; [.I244]-[Overview.$C$4]/[.H244]*[Overview.$C$6]; &quot;&quot;)); &quot;&quot;)">
            <text:p/>
          </table:table-cell>
          <table:table-cell table:number-columns-repeated="3"/>
          <table:table-cell table:formula="of:=IFERROR([.Q244]/[.K244]; &quot;&quot;)">
            <text:p/>
          </table:table-cell>
          <table:table-cell table:formula="of:=IFERROR(IF(AND([.F244]=&quot;Long&quot;; [.M244]=[.H244]); [.H244]*([.N244]-[.I244]); IF(AND([.F244]=&quot;Short&quot;; [.M244]=[.H244]); [.H244]*([.I244]-[.N244]); &quot;&quot;)); &quot;&quot;)">
            <text:p/>
          </table:table-cell>
          <table:table-cell table:formula="of:=IF(ISNUMBER([.Q244]); IF([.Q244]&gt;0; &quot;Win&quot;; &quot;Loss&quot;);&quot;&quot;)">
            <text:p/>
          </table:table-cell>
          <table:table-cell table:formula="of:=IF([.O244]=&quot;&quot;; &quot;&quot;; CONCATENATE(DATEDIF([.G244];[.O244];&quot;d&quot;); IF(DATEDIF([.G244];[.O24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44]); &quot;&quot;; IF([.$F244]=&quot;Long&quot;; ([.W244]-[.$I244])*[.$H244]/[.$K244]; ([.$I244]-[.W244])*[.$H244]/[.$K244])-[.$P244]); &quot;&quot;)">
            <text:p/>
          </table:table-cell>
          <table:table-cell table:style-name="Default"/>
          <table:table-cell table:style-name="ce205" table:formula="of:=IFERROR(IF(ISBLANK([.Y244]); &quot;&quot;; IF([.$F244]=&quot;Long&quot;; ([.Y244]-[.$I244])*[.$H244]/[.$K244]; ([.$I244]-[.Y244])*[.$H244]/[.$K244])-[.$P244]); &quot;&quot;)">
            <text:p/>
          </table:table-cell>
          <table:table-cell table:style-name="Default"/>
          <table:table-cell table:style-name="ce205" table:formula="of:=IFERROR(IF(ISBLANK([.AA244]); &quot;&quot;; IF([.$F244]=&quot;Long&quot;; ([.AA244]-[.$I244])*[.$H244]/[.$K244]; ([.$I244]-[.AA244])*[.$H244]/[.$K244])-[.$P244]); &quot;&quot;)">
            <text:p/>
          </table:table-cell>
          <table:table-cell/>
          <table:table-cell table:formula="of:=IF(ISBLANK([.O244]); &quot;&quot;; DAY([.O244]))">
            <text:p/>
          </table:table-cell>
          <table:table-cell table:formula="of:=IF(ISBLANK([.G244]); &quot;&quot;; WEEKDAY([.G244]; 2))">
            <text:p/>
          </table:table-cell>
          <table:table-cell table:formula="of:=IF(ISBLANK([.O244]); &quot;&quot;; WEEKDAY([.O244]; 2))">
            <text:p/>
          </table:table-cell>
          <table:table-cell table:formula="of:=IF(ISBLANK([.O244]); &quot;&quot;; WEEKNUM([.O244]))">
            <text:p/>
          </table:table-cell>
          <table:table-cell table:formula="of:=IF(ISBLANK([.O244]); &quot;&quot;; MONTH([.O244]))">
            <text:p/>
          </table:table-cell>
          <table:table-cell table:formula="of:=IF(OR(ISBLANK([.G244]); ISBLANK([.O244])); &quot;&quot;; IFERROR(DATEDIF([.G244];[.O244];&quot;d&quot;); &quot;&quot;))">
            <text:p/>
          </table:table-cell>
          <table:table-cell table:formula="of:=IFERROR([.AJ243]+[.P244]; &quot;&quot;)">
            <text:p/>
          </table:table-cell>
          <table:table-cell table:formula="of:=IFERROR([.AK243]+[.Q24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43" calcext:value-type="float">
            <text:p>24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45]=&quot;Long&quot;; [.I245]-[Overview.$C$4]/[.H245]; IF([.F245]=&quot;Short&quot;; [.I245]+[Overview.$C$4]/[.H245]; &quot;&quot;)); &quot;&quot;)">
            <text:p/>
          </table:table-cell>
          <table:table-cell table:style-name="ce157" table:formula="of:=IFERROR(ABS([.J245]-[.I245])*[.H245]; &quot;&quot;)">
            <text:p/>
          </table:table-cell>
          <table:table-cell table:formula="of:=IFERROR(IF([.F245]=&quot;Long&quot;; [.I245]+[Overview.$C$4]/[.H245]*[Overview.$C$6]; IF([.F245]=&quot;Short&quot;; [.I245]-[Overview.$C$4]/[.H245]*[Overview.$C$6]; &quot;&quot;)); &quot;&quot;)">
            <text:p/>
          </table:table-cell>
          <table:table-cell table:number-columns-repeated="3"/>
          <table:table-cell table:formula="of:=IFERROR([.Q245]/[.K245]; &quot;&quot;)">
            <text:p/>
          </table:table-cell>
          <table:table-cell table:formula="of:=IFERROR(IF(AND([.F245]=&quot;Long&quot;; [.M245]=[.H245]); [.H245]*([.N245]-[.I245]); IF(AND([.F245]=&quot;Short&quot;; [.M245]=[.H245]); [.H245]*([.I245]-[.N245]); &quot;&quot;)); &quot;&quot;)">
            <text:p/>
          </table:table-cell>
          <table:table-cell table:formula="of:=IF(ISNUMBER([.Q245]); IF([.Q245]&gt;0; &quot;Win&quot;; &quot;Loss&quot;);&quot;&quot;)">
            <text:p/>
          </table:table-cell>
          <table:table-cell table:formula="of:=IF([.O245]=&quot;&quot;; &quot;&quot;; CONCATENATE(DATEDIF([.G245];[.O245];&quot;d&quot;); IF(DATEDIF([.G245];[.O24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45]); &quot;&quot;; IF([.$F245]=&quot;Long&quot;; ([.W245]-[.$I245])*[.$H245]/[.$K245]; ([.$I245]-[.W245])*[.$H245]/[.$K245])-[.$P245]); &quot;&quot;)">
            <text:p/>
          </table:table-cell>
          <table:table-cell table:style-name="Default"/>
          <table:table-cell table:style-name="ce205" table:formula="of:=IFERROR(IF(ISBLANK([.Y245]); &quot;&quot;; IF([.$F245]=&quot;Long&quot;; ([.Y245]-[.$I245])*[.$H245]/[.$K245]; ([.$I245]-[.Y245])*[.$H245]/[.$K245])-[.$P245]); &quot;&quot;)">
            <text:p/>
          </table:table-cell>
          <table:table-cell table:style-name="Default"/>
          <table:table-cell table:style-name="ce205" table:formula="of:=IFERROR(IF(ISBLANK([.AA245]); &quot;&quot;; IF([.$F245]=&quot;Long&quot;; ([.AA245]-[.$I245])*[.$H245]/[.$K245]; ([.$I245]-[.AA245])*[.$H245]/[.$K245])-[.$P245]); &quot;&quot;)">
            <text:p/>
          </table:table-cell>
          <table:table-cell/>
          <table:table-cell table:formula="of:=IF(ISBLANK([.O245]); &quot;&quot;; DAY([.O245]))">
            <text:p/>
          </table:table-cell>
          <table:table-cell table:formula="of:=IF(ISBLANK([.G245]); &quot;&quot;; WEEKDAY([.G245]; 2))">
            <text:p/>
          </table:table-cell>
          <table:table-cell table:formula="of:=IF(ISBLANK([.O245]); &quot;&quot;; WEEKDAY([.O245]; 2))">
            <text:p/>
          </table:table-cell>
          <table:table-cell table:formula="of:=IF(ISBLANK([.O245]); &quot;&quot;; WEEKNUM([.O245]))">
            <text:p/>
          </table:table-cell>
          <table:table-cell table:formula="of:=IF(ISBLANK([.O245]); &quot;&quot;; MONTH([.O245]))">
            <text:p/>
          </table:table-cell>
          <table:table-cell table:formula="of:=IF(OR(ISBLANK([.G245]); ISBLANK([.O245])); &quot;&quot;; IFERROR(DATEDIF([.G245];[.O245];&quot;d&quot;); &quot;&quot;))">
            <text:p/>
          </table:table-cell>
          <table:table-cell table:formula="of:=IFERROR([.AJ244]+[.P245]; &quot;&quot;)">
            <text:p/>
          </table:table-cell>
          <table:table-cell table:formula="of:=IFERROR([.AK244]+[.Q24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46]=&quot;Long&quot;; [.I246]-[Overview.$C$4]/[.H246]; IF([.F246]=&quot;Short&quot;; [.I246]+[Overview.$C$4]/[.H246]; &quot;&quot;)); &quot;&quot;)">
            <text:p/>
          </table:table-cell>
          <table:table-cell table:style-name="ce157" table:formula="of:=IFERROR(ABS([.J246]-[.I246])*[.H246]; &quot;&quot;)">
            <text:p/>
          </table:table-cell>
          <table:table-cell table:formula="of:=IFERROR(IF([.F246]=&quot;Long&quot;; [.I246]+[Overview.$C$4]/[.H246]*[Overview.$C$6]; IF([.F246]=&quot;Short&quot;; [.I246]-[Overview.$C$4]/[.H246]*[Overview.$C$6]; &quot;&quot;)); &quot;&quot;)">
            <text:p/>
          </table:table-cell>
          <table:table-cell table:number-columns-repeated="3"/>
          <table:table-cell table:formula="of:=IFERROR([.Q246]/[.K246]; &quot;&quot;)">
            <text:p/>
          </table:table-cell>
          <table:table-cell table:formula="of:=IFERROR(IF(AND([.F246]=&quot;Long&quot;; [.M246]=[.H246]); [.H246]*([.N246]-[.I246]); IF(AND([.F246]=&quot;Short&quot;; [.M246]=[.H246]); [.H246]*([.I246]-[.N246]); &quot;&quot;)); &quot;&quot;)">
            <text:p/>
          </table:table-cell>
          <table:table-cell table:formula="of:=IF(ISNUMBER([.Q246]); IF([.Q246]&gt;0; &quot;Win&quot;; &quot;Loss&quot;);&quot;&quot;)">
            <text:p/>
          </table:table-cell>
          <table:table-cell table:formula="of:=IF([.O246]=&quot;&quot;; &quot;&quot;; CONCATENATE(DATEDIF([.G246];[.O246];&quot;d&quot;); IF(DATEDIF([.G246];[.O24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46]); &quot;&quot;; IF([.$F246]=&quot;Long&quot;; ([.W246]-[.$I246])*[.$H246]/[.$K246]; ([.$I246]-[.W246])*[.$H246]/[.$K246])-[.$P246]); &quot;&quot;)">
            <text:p/>
          </table:table-cell>
          <table:table-cell table:style-name="Default"/>
          <table:table-cell table:style-name="ce205" table:formula="of:=IFERROR(IF(ISBLANK([.Y246]); &quot;&quot;; IF([.$F246]=&quot;Long&quot;; ([.Y246]-[.$I246])*[.$H246]/[.$K246]; ([.$I246]-[.Y246])*[.$H246]/[.$K246])-[.$P246]); &quot;&quot;)">
            <text:p/>
          </table:table-cell>
          <table:table-cell table:style-name="Default"/>
          <table:table-cell table:style-name="ce205" table:formula="of:=IFERROR(IF(ISBLANK([.AA246]); &quot;&quot;; IF([.$F246]=&quot;Long&quot;; ([.AA246]-[.$I246])*[.$H246]/[.$K246]; ([.$I246]-[.AA246])*[.$H246]/[.$K246])-[.$P246]); &quot;&quot;)">
            <text:p/>
          </table:table-cell>
          <table:table-cell/>
          <table:table-cell table:formula="of:=IF(ISBLANK([.O246]); &quot;&quot;; DAY([.O246]))">
            <text:p/>
          </table:table-cell>
          <table:table-cell table:formula="of:=IF(ISBLANK([.G246]); &quot;&quot;; WEEKDAY([.G246]; 2))">
            <text:p/>
          </table:table-cell>
          <table:table-cell table:formula="of:=IF(ISBLANK([.O246]); &quot;&quot;; WEEKDAY([.O246]; 2))">
            <text:p/>
          </table:table-cell>
          <table:table-cell table:formula="of:=IF(ISBLANK([.O246]); &quot;&quot;; WEEKNUM([.O246]))">
            <text:p/>
          </table:table-cell>
          <table:table-cell table:formula="of:=IF(ISBLANK([.O246]); &quot;&quot;; MONTH([.O246]))">
            <text:p/>
          </table:table-cell>
          <table:table-cell table:formula="of:=IF(OR(ISBLANK([.G246]); ISBLANK([.O246])); &quot;&quot;; IFERROR(DATEDIF([.G246];[.O246];&quot;d&quot;); &quot;&quot;))">
            <text:p/>
          </table:table-cell>
          <table:table-cell table:formula="of:=IFERROR([.AJ245]+[.P246]; &quot;&quot;)">
            <text:p/>
          </table:table-cell>
          <table:table-cell table:formula="of:=IFERROR([.AK245]+[.Q24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47]=&quot;Long&quot;; [.I247]-[Overview.$C$4]/[.H247]; IF([.F247]=&quot;Short&quot;; [.I247]+[Overview.$C$4]/[.H247]; &quot;&quot;)); &quot;&quot;)">
            <text:p/>
          </table:table-cell>
          <table:table-cell table:style-name="ce157" table:formula="of:=IFERROR(ABS([.J247]-[.I247])*[.H247]; &quot;&quot;)">
            <text:p/>
          </table:table-cell>
          <table:table-cell table:formula="of:=IFERROR(IF([.F247]=&quot;Long&quot;; [.I247]+[Overview.$C$4]/[.H247]*[Overview.$C$6]; IF([.F247]=&quot;Short&quot;; [.I247]-[Overview.$C$4]/[.H247]*[Overview.$C$6]; &quot;&quot;)); &quot;&quot;)">
            <text:p/>
          </table:table-cell>
          <table:table-cell table:number-columns-repeated="3"/>
          <table:table-cell table:formula="of:=IFERROR([.Q247]/[.K247]; &quot;&quot;)">
            <text:p/>
          </table:table-cell>
          <table:table-cell table:formula="of:=IFERROR(IF(AND([.F247]=&quot;Long&quot;; [.M247]=[.H247]); [.H247]*([.N247]-[.I247]); IF(AND([.F247]=&quot;Short&quot;; [.M247]=[.H247]); [.H247]*([.I247]-[.N247]); &quot;&quot;)); &quot;&quot;)">
            <text:p/>
          </table:table-cell>
          <table:table-cell table:formula="of:=IF(ISNUMBER([.Q247]); IF([.Q247]&gt;0; &quot;Win&quot;; &quot;Loss&quot;);&quot;&quot;)">
            <text:p/>
          </table:table-cell>
          <table:table-cell table:formula="of:=IF([.O247]=&quot;&quot;; &quot;&quot;; CONCATENATE(DATEDIF([.G247];[.O247];&quot;d&quot;); IF(DATEDIF([.G247];[.O24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47]); &quot;&quot;; IF([.$F247]=&quot;Long&quot;; ([.W247]-[.$I247])*[.$H247]/[.$K247]; ([.$I247]-[.W247])*[.$H247]/[.$K247])-[.$P247]); &quot;&quot;)">
            <text:p/>
          </table:table-cell>
          <table:table-cell table:style-name="Default"/>
          <table:table-cell table:style-name="ce205" table:formula="of:=IFERROR(IF(ISBLANK([.Y247]); &quot;&quot;; IF([.$F247]=&quot;Long&quot;; ([.Y247]-[.$I247])*[.$H247]/[.$K247]; ([.$I247]-[.Y247])*[.$H247]/[.$K247])-[.$P247]); &quot;&quot;)">
            <text:p/>
          </table:table-cell>
          <table:table-cell table:style-name="Default"/>
          <table:table-cell table:style-name="ce205" table:formula="of:=IFERROR(IF(ISBLANK([.AA247]); &quot;&quot;; IF([.$F247]=&quot;Long&quot;; ([.AA247]-[.$I247])*[.$H247]/[.$K247]; ([.$I247]-[.AA247])*[.$H247]/[.$K247])-[.$P247]); &quot;&quot;)">
            <text:p/>
          </table:table-cell>
          <table:table-cell/>
          <table:table-cell table:formula="of:=IF(ISBLANK([.O247]); &quot;&quot;; DAY([.O247]))">
            <text:p/>
          </table:table-cell>
          <table:table-cell table:formula="of:=IF(ISBLANK([.G247]); &quot;&quot;; WEEKDAY([.G247]; 2))">
            <text:p/>
          </table:table-cell>
          <table:table-cell table:formula="of:=IF(ISBLANK([.O247]); &quot;&quot;; WEEKDAY([.O247]; 2))">
            <text:p/>
          </table:table-cell>
          <table:table-cell table:formula="of:=IF(ISBLANK([.O247]); &quot;&quot;; WEEKNUM([.O247]))">
            <text:p/>
          </table:table-cell>
          <table:table-cell table:formula="of:=IF(ISBLANK([.O247]); &quot;&quot;; MONTH([.O247]))">
            <text:p/>
          </table:table-cell>
          <table:table-cell table:formula="of:=IF(OR(ISBLANK([.G247]); ISBLANK([.O247])); &quot;&quot;; IFERROR(DATEDIF([.G247];[.O247];&quot;d&quot;); &quot;&quot;))">
            <text:p/>
          </table:table-cell>
          <table:table-cell table:formula="of:=IFERROR([.AJ246]+[.P247]; &quot;&quot;)">
            <text:p/>
          </table:table-cell>
          <table:table-cell table:formula="of:=IFERROR([.AK246]+[.Q24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48]=&quot;Long&quot;; [.I248]-[Overview.$C$4]/[.H248]; IF([.F248]=&quot;Short&quot;; [.I248]+[Overview.$C$4]/[.H248]; &quot;&quot;)); &quot;&quot;)">
            <text:p/>
          </table:table-cell>
          <table:table-cell table:style-name="ce157" table:formula="of:=IFERROR(ABS([.J248]-[.I248])*[.H248]; &quot;&quot;)">
            <text:p/>
          </table:table-cell>
          <table:table-cell table:formula="of:=IFERROR(IF([.F248]=&quot;Long&quot;; [.I248]+[Overview.$C$4]/[.H248]*[Overview.$C$6]; IF([.F248]=&quot;Short&quot;; [.I248]-[Overview.$C$4]/[.H248]*[Overview.$C$6]; &quot;&quot;)); &quot;&quot;)">
            <text:p/>
          </table:table-cell>
          <table:table-cell table:number-columns-repeated="3"/>
          <table:table-cell table:formula="of:=IFERROR([.Q248]/[.K248]; &quot;&quot;)">
            <text:p/>
          </table:table-cell>
          <table:table-cell table:formula="of:=IFERROR(IF(AND([.F248]=&quot;Long&quot;; [.M248]=[.H248]); [.H248]*([.N248]-[.I248]); IF(AND([.F248]=&quot;Short&quot;; [.M248]=[.H248]); [.H248]*([.I248]-[.N248]); &quot;&quot;)); &quot;&quot;)">
            <text:p/>
          </table:table-cell>
          <table:table-cell table:formula="of:=IF(ISNUMBER([.Q248]); IF([.Q248]&gt;0; &quot;Win&quot;; &quot;Loss&quot;);&quot;&quot;)">
            <text:p/>
          </table:table-cell>
          <table:table-cell table:formula="of:=IF([.O248]=&quot;&quot;; &quot;&quot;; CONCATENATE(DATEDIF([.G248];[.O248];&quot;d&quot;); IF(DATEDIF([.G248];[.O24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48]); &quot;&quot;; IF([.$F248]=&quot;Long&quot;; ([.W248]-[.$I248])*[.$H248]/[.$K248]; ([.$I248]-[.W248])*[.$H248]/[.$K248])-[.$P248]); &quot;&quot;)">
            <text:p/>
          </table:table-cell>
          <table:table-cell table:style-name="Default"/>
          <table:table-cell table:style-name="ce205" table:formula="of:=IFERROR(IF(ISBLANK([.Y248]); &quot;&quot;; IF([.$F248]=&quot;Long&quot;; ([.Y248]-[.$I248])*[.$H248]/[.$K248]; ([.$I248]-[.Y248])*[.$H248]/[.$K248])-[.$P248]); &quot;&quot;)">
            <text:p/>
          </table:table-cell>
          <table:table-cell table:style-name="Default"/>
          <table:table-cell table:style-name="ce205" table:formula="of:=IFERROR(IF(ISBLANK([.AA248]); &quot;&quot;; IF([.$F248]=&quot;Long&quot;; ([.AA248]-[.$I248])*[.$H248]/[.$K248]; ([.$I248]-[.AA248])*[.$H248]/[.$K248])-[.$P248]); &quot;&quot;)">
            <text:p/>
          </table:table-cell>
          <table:table-cell/>
          <table:table-cell table:formula="of:=IF(ISBLANK([.O248]); &quot;&quot;; DAY([.O248]))">
            <text:p/>
          </table:table-cell>
          <table:table-cell table:formula="of:=IF(ISBLANK([.G248]); &quot;&quot;; WEEKDAY([.G248]; 2))">
            <text:p/>
          </table:table-cell>
          <table:table-cell table:formula="of:=IF(ISBLANK([.O248]); &quot;&quot;; WEEKDAY([.O248]; 2))">
            <text:p/>
          </table:table-cell>
          <table:table-cell table:formula="of:=IF(ISBLANK([.O248]); &quot;&quot;; WEEKNUM([.O248]))">
            <text:p/>
          </table:table-cell>
          <table:table-cell table:formula="of:=IF(ISBLANK([.O248]); &quot;&quot;; MONTH([.O248]))">
            <text:p/>
          </table:table-cell>
          <table:table-cell table:formula="of:=IF(OR(ISBLANK([.G248]); ISBLANK([.O248])); &quot;&quot;; IFERROR(DATEDIF([.G248];[.O248];&quot;d&quot;); &quot;&quot;))">
            <text:p/>
          </table:table-cell>
          <table:table-cell table:formula="of:=IFERROR([.AJ247]+[.P248]; &quot;&quot;)">
            <text:p/>
          </table:table-cell>
          <table:table-cell table:formula="of:=IFERROR([.AK247]+[.Q24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47" calcext:value-type="float">
            <text:p>24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49]=&quot;Long&quot;; [.I249]-[Overview.$C$4]/[.H249]; IF([.F249]=&quot;Short&quot;; [.I249]+[Overview.$C$4]/[.H249]; &quot;&quot;)); &quot;&quot;)">
            <text:p/>
          </table:table-cell>
          <table:table-cell table:style-name="ce157" table:formula="of:=IFERROR(ABS([.J249]-[.I249])*[.H249]; &quot;&quot;)">
            <text:p/>
          </table:table-cell>
          <table:table-cell table:formula="of:=IFERROR(IF([.F249]=&quot;Long&quot;; [.I249]+[Overview.$C$4]/[.H249]*[Overview.$C$6]; IF([.F249]=&quot;Short&quot;; [.I249]-[Overview.$C$4]/[.H249]*[Overview.$C$6]; &quot;&quot;)); &quot;&quot;)">
            <text:p/>
          </table:table-cell>
          <table:table-cell table:number-columns-repeated="3"/>
          <table:table-cell table:formula="of:=IFERROR([.Q249]/[.K249]; &quot;&quot;)">
            <text:p/>
          </table:table-cell>
          <table:table-cell table:formula="of:=IFERROR(IF(AND([.F249]=&quot;Long&quot;; [.M249]=[.H249]); [.H249]*([.N249]-[.I249]); IF(AND([.F249]=&quot;Short&quot;; [.M249]=[.H249]); [.H249]*([.I249]-[.N249]); &quot;&quot;)); &quot;&quot;)">
            <text:p/>
          </table:table-cell>
          <table:table-cell table:formula="of:=IF(ISNUMBER([.Q249]); IF([.Q249]&gt;0; &quot;Win&quot;; &quot;Loss&quot;);&quot;&quot;)">
            <text:p/>
          </table:table-cell>
          <table:table-cell table:formula="of:=IF([.O249]=&quot;&quot;; &quot;&quot;; CONCATENATE(DATEDIF([.G249];[.O249];&quot;d&quot;); IF(DATEDIF([.G249];[.O24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49]); &quot;&quot;; IF([.$F249]=&quot;Long&quot;; ([.W249]-[.$I249])*[.$H249]/[.$K249]; ([.$I249]-[.W249])*[.$H249]/[.$K249])-[.$P249]); &quot;&quot;)">
            <text:p/>
          </table:table-cell>
          <table:table-cell table:style-name="Default"/>
          <table:table-cell table:style-name="ce205" table:formula="of:=IFERROR(IF(ISBLANK([.Y249]); &quot;&quot;; IF([.$F249]=&quot;Long&quot;; ([.Y249]-[.$I249])*[.$H249]/[.$K249]; ([.$I249]-[.Y249])*[.$H249]/[.$K249])-[.$P249]); &quot;&quot;)">
            <text:p/>
          </table:table-cell>
          <table:table-cell table:style-name="Default"/>
          <table:table-cell table:style-name="ce205" table:formula="of:=IFERROR(IF(ISBLANK([.AA249]); &quot;&quot;; IF([.$F249]=&quot;Long&quot;; ([.AA249]-[.$I249])*[.$H249]/[.$K249]; ([.$I249]-[.AA249])*[.$H249]/[.$K249])-[.$P249]); &quot;&quot;)">
            <text:p/>
          </table:table-cell>
          <table:table-cell/>
          <table:table-cell table:formula="of:=IF(ISBLANK([.O249]); &quot;&quot;; DAY([.O249]))">
            <text:p/>
          </table:table-cell>
          <table:table-cell table:formula="of:=IF(ISBLANK([.G249]); &quot;&quot;; WEEKDAY([.G249]; 2))">
            <text:p/>
          </table:table-cell>
          <table:table-cell table:formula="of:=IF(ISBLANK([.O249]); &quot;&quot;; WEEKDAY([.O249]; 2))">
            <text:p/>
          </table:table-cell>
          <table:table-cell table:formula="of:=IF(ISBLANK([.O249]); &quot;&quot;; WEEKNUM([.O249]))">
            <text:p/>
          </table:table-cell>
          <table:table-cell table:formula="of:=IF(ISBLANK([.O249]); &quot;&quot;; MONTH([.O249]))">
            <text:p/>
          </table:table-cell>
          <table:table-cell table:formula="of:=IF(OR(ISBLANK([.G249]); ISBLANK([.O249])); &quot;&quot;; IFERROR(DATEDIF([.G249];[.O249];&quot;d&quot;); &quot;&quot;))">
            <text:p/>
          </table:table-cell>
          <table:table-cell table:formula="of:=IFERROR([.AJ248]+[.P249]; &quot;&quot;)">
            <text:p/>
          </table:table-cell>
          <table:table-cell table:formula="of:=IFERROR([.AK248]+[.Q24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50]=&quot;Long&quot;; [.I250]-[Overview.$C$4]/[.H250]; IF([.F250]=&quot;Short&quot;; [.I250]+[Overview.$C$4]/[.H250]; &quot;&quot;)); &quot;&quot;)">
            <text:p/>
          </table:table-cell>
          <table:table-cell table:style-name="ce157" table:formula="of:=IFERROR(ABS([.J250]-[.I250])*[.H250]; &quot;&quot;)">
            <text:p/>
          </table:table-cell>
          <table:table-cell table:formula="of:=IFERROR(IF([.F250]=&quot;Long&quot;; [.I250]+[Overview.$C$4]/[.H250]*[Overview.$C$6]; IF([.F250]=&quot;Short&quot;; [.I250]-[Overview.$C$4]/[.H250]*[Overview.$C$6]; &quot;&quot;)); &quot;&quot;)">
            <text:p/>
          </table:table-cell>
          <table:table-cell table:number-columns-repeated="3"/>
          <table:table-cell table:formula="of:=IFERROR([.Q250]/[.K250]; &quot;&quot;)">
            <text:p/>
          </table:table-cell>
          <table:table-cell table:formula="of:=IFERROR(IF(AND([.F250]=&quot;Long&quot;; [.M250]=[.H250]); [.H250]*([.N250]-[.I250]); IF(AND([.F250]=&quot;Short&quot;; [.M250]=[.H250]); [.H250]*([.I250]-[.N250]); &quot;&quot;)); &quot;&quot;)">
            <text:p/>
          </table:table-cell>
          <table:table-cell table:formula="of:=IF(ISNUMBER([.Q250]); IF([.Q250]&gt;0; &quot;Win&quot;; &quot;Loss&quot;);&quot;&quot;)">
            <text:p/>
          </table:table-cell>
          <table:table-cell table:formula="of:=IF([.O250]=&quot;&quot;; &quot;&quot;; CONCATENATE(DATEDIF([.G250];[.O250];&quot;d&quot;); IF(DATEDIF([.G250];[.O25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50]); &quot;&quot;; IF([.$F250]=&quot;Long&quot;; ([.W250]-[.$I250])*[.$H250]/[.$K250]; ([.$I250]-[.W250])*[.$H250]/[.$K250])-[.$P250]); &quot;&quot;)">
            <text:p/>
          </table:table-cell>
          <table:table-cell table:style-name="Default"/>
          <table:table-cell table:style-name="ce205" table:formula="of:=IFERROR(IF(ISBLANK([.Y250]); &quot;&quot;; IF([.$F250]=&quot;Long&quot;; ([.Y250]-[.$I250])*[.$H250]/[.$K250]; ([.$I250]-[.Y250])*[.$H250]/[.$K250])-[.$P250]); &quot;&quot;)">
            <text:p/>
          </table:table-cell>
          <table:table-cell table:style-name="Default"/>
          <table:table-cell table:style-name="ce205" table:formula="of:=IFERROR(IF(ISBLANK([.AA250]); &quot;&quot;; IF([.$F250]=&quot;Long&quot;; ([.AA250]-[.$I250])*[.$H250]/[.$K250]; ([.$I250]-[.AA250])*[.$H250]/[.$K250])-[.$P250]); &quot;&quot;)">
            <text:p/>
          </table:table-cell>
          <table:table-cell/>
          <table:table-cell table:formula="of:=IF(ISBLANK([.O250]); &quot;&quot;; DAY([.O250]))">
            <text:p/>
          </table:table-cell>
          <table:table-cell table:formula="of:=IF(ISBLANK([.G250]); &quot;&quot;; WEEKDAY([.G250]; 2))">
            <text:p/>
          </table:table-cell>
          <table:table-cell table:formula="of:=IF(ISBLANK([.O250]); &quot;&quot;; WEEKDAY([.O250]; 2))">
            <text:p/>
          </table:table-cell>
          <table:table-cell table:formula="of:=IF(ISBLANK([.O250]); &quot;&quot;; WEEKNUM([.O250]))">
            <text:p/>
          </table:table-cell>
          <table:table-cell table:formula="of:=IF(ISBLANK([.O250]); &quot;&quot;; MONTH([.O250]))">
            <text:p/>
          </table:table-cell>
          <table:table-cell table:formula="of:=IF(OR(ISBLANK([.G250]); ISBLANK([.O250])); &quot;&quot;; IFERROR(DATEDIF([.G250];[.O250];&quot;d&quot;); &quot;&quot;))">
            <text:p/>
          </table:table-cell>
          <table:table-cell table:formula="of:=IFERROR([.AJ249]+[.P250]; &quot;&quot;)">
            <text:p/>
          </table:table-cell>
          <table:table-cell table:formula="of:=IFERROR([.AK249]+[.Q25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49" calcext:value-type="float">
            <text:p>24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51]=&quot;Long&quot;; [.I251]-[Overview.$C$4]/[.H251]; IF([.F251]=&quot;Short&quot;; [.I251]+[Overview.$C$4]/[.H251]; &quot;&quot;)); &quot;&quot;)">
            <text:p/>
          </table:table-cell>
          <table:table-cell table:style-name="ce157" table:formula="of:=IFERROR(ABS([.J251]-[.I251])*[.H251]; &quot;&quot;)">
            <text:p/>
          </table:table-cell>
          <table:table-cell table:formula="of:=IFERROR(IF([.F251]=&quot;Long&quot;; [.I251]+[Overview.$C$4]/[.H251]*[Overview.$C$6]; IF([.F251]=&quot;Short&quot;; [.I251]-[Overview.$C$4]/[.H251]*[Overview.$C$6]; &quot;&quot;)); &quot;&quot;)">
            <text:p/>
          </table:table-cell>
          <table:table-cell table:number-columns-repeated="3"/>
          <table:table-cell table:formula="of:=IFERROR([.Q251]/[.K251]; &quot;&quot;)">
            <text:p/>
          </table:table-cell>
          <table:table-cell table:formula="of:=IFERROR(IF(AND([.F251]=&quot;Long&quot;; [.M251]=[.H251]); [.H251]*([.N251]-[.I251]); IF(AND([.F251]=&quot;Short&quot;; [.M251]=[.H251]); [.H251]*([.I251]-[.N251]); &quot;&quot;)); &quot;&quot;)">
            <text:p/>
          </table:table-cell>
          <table:table-cell table:formula="of:=IF(ISNUMBER([.Q251]); IF([.Q251]&gt;0; &quot;Win&quot;; &quot;Loss&quot;);&quot;&quot;)">
            <text:p/>
          </table:table-cell>
          <table:table-cell table:formula="of:=IF([.O251]=&quot;&quot;; &quot;&quot;; CONCATENATE(DATEDIF([.G251];[.O251];&quot;d&quot;); IF(DATEDIF([.G251];[.O25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51]); &quot;&quot;; IF([.$F251]=&quot;Long&quot;; ([.W251]-[.$I251])*[.$H251]/[.$K251]; ([.$I251]-[.W251])*[.$H251]/[.$K251])-[.$P251]); &quot;&quot;)">
            <text:p/>
          </table:table-cell>
          <table:table-cell table:style-name="Default"/>
          <table:table-cell table:style-name="ce205" table:formula="of:=IFERROR(IF(ISBLANK([.Y251]); &quot;&quot;; IF([.$F251]=&quot;Long&quot;; ([.Y251]-[.$I251])*[.$H251]/[.$K251]; ([.$I251]-[.Y251])*[.$H251]/[.$K251])-[.$P251]); &quot;&quot;)">
            <text:p/>
          </table:table-cell>
          <table:table-cell table:style-name="Default"/>
          <table:table-cell table:style-name="ce205" table:formula="of:=IFERROR(IF(ISBLANK([.AA251]); &quot;&quot;; IF([.$F251]=&quot;Long&quot;; ([.AA251]-[.$I251])*[.$H251]/[.$K251]; ([.$I251]-[.AA251])*[.$H251]/[.$K251])-[.$P251]); &quot;&quot;)">
            <text:p/>
          </table:table-cell>
          <table:table-cell/>
          <table:table-cell table:formula="of:=IF(ISBLANK([.O251]); &quot;&quot;; DAY([.O251]))">
            <text:p/>
          </table:table-cell>
          <table:table-cell table:formula="of:=IF(ISBLANK([.G251]); &quot;&quot;; WEEKDAY([.G251]; 2))">
            <text:p/>
          </table:table-cell>
          <table:table-cell table:formula="of:=IF(ISBLANK([.O251]); &quot;&quot;; WEEKDAY([.O251]; 2))">
            <text:p/>
          </table:table-cell>
          <table:table-cell table:formula="of:=IF(ISBLANK([.O251]); &quot;&quot;; WEEKNUM([.O251]))">
            <text:p/>
          </table:table-cell>
          <table:table-cell table:formula="of:=IF(ISBLANK([.O251]); &quot;&quot;; MONTH([.O251]))">
            <text:p/>
          </table:table-cell>
          <table:table-cell table:formula="of:=IF(OR(ISBLANK([.G251]); ISBLANK([.O251])); &quot;&quot;; IFERROR(DATEDIF([.G251];[.O251];&quot;d&quot;); &quot;&quot;))">
            <text:p/>
          </table:table-cell>
          <table:table-cell table:formula="of:=IFERROR([.AJ250]+[.P251]; &quot;&quot;)">
            <text:p/>
          </table:table-cell>
          <table:table-cell table:formula="of:=IFERROR([.AK250]+[.Q25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50" calcext:value-type="float">
            <text:p>25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52]=&quot;Long&quot;; [.I252]-[Overview.$C$4]/[.H252]; IF([.F252]=&quot;Short&quot;; [.I252]+[Overview.$C$4]/[.H252]; &quot;&quot;)); &quot;&quot;)">
            <text:p/>
          </table:table-cell>
          <table:table-cell table:style-name="ce157" table:formula="of:=IFERROR(ABS([.J252]-[.I252])*[.H252]; &quot;&quot;)">
            <text:p/>
          </table:table-cell>
          <table:table-cell table:formula="of:=IFERROR(IF([.F252]=&quot;Long&quot;; [.I252]+[Overview.$C$4]/[.H252]*[Overview.$C$6]; IF([.F252]=&quot;Short&quot;; [.I252]-[Overview.$C$4]/[.H252]*[Overview.$C$6]; &quot;&quot;)); &quot;&quot;)">
            <text:p/>
          </table:table-cell>
          <table:table-cell table:number-columns-repeated="3"/>
          <table:table-cell table:formula="of:=IFERROR([.Q252]/[.K252]; &quot;&quot;)">
            <text:p/>
          </table:table-cell>
          <table:table-cell table:formula="of:=IFERROR(IF(AND([.F252]=&quot;Long&quot;; [.M252]=[.H252]); [.H252]*([.N252]-[.I252]); IF(AND([.F252]=&quot;Short&quot;; [.M252]=[.H252]); [.H252]*([.I252]-[.N252]); &quot;&quot;)); &quot;&quot;)">
            <text:p/>
          </table:table-cell>
          <table:table-cell table:formula="of:=IF(ISNUMBER([.Q252]); IF([.Q252]&gt;0; &quot;Win&quot;; &quot;Loss&quot;);&quot;&quot;)">
            <text:p/>
          </table:table-cell>
          <table:table-cell table:formula="of:=IF([.O252]=&quot;&quot;; &quot;&quot;; CONCATENATE(DATEDIF([.G252];[.O252];&quot;d&quot;); IF(DATEDIF([.G252];[.O25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52]); &quot;&quot;; IF([.$F252]=&quot;Long&quot;; ([.W252]-[.$I252])*[.$H252]/[.$K252]; ([.$I252]-[.W252])*[.$H252]/[.$K252])-[.$P252]); &quot;&quot;)">
            <text:p/>
          </table:table-cell>
          <table:table-cell table:style-name="Default"/>
          <table:table-cell table:style-name="ce205" table:formula="of:=IFERROR(IF(ISBLANK([.Y252]); &quot;&quot;; IF([.$F252]=&quot;Long&quot;; ([.Y252]-[.$I252])*[.$H252]/[.$K252]; ([.$I252]-[.Y252])*[.$H252]/[.$K252])-[.$P252]); &quot;&quot;)">
            <text:p/>
          </table:table-cell>
          <table:table-cell table:style-name="Default"/>
          <table:table-cell table:style-name="ce205" table:formula="of:=IFERROR(IF(ISBLANK([.AA252]); &quot;&quot;; IF([.$F252]=&quot;Long&quot;; ([.AA252]-[.$I252])*[.$H252]/[.$K252]; ([.$I252]-[.AA252])*[.$H252]/[.$K252])-[.$P252]); &quot;&quot;)">
            <text:p/>
          </table:table-cell>
          <table:table-cell/>
          <table:table-cell table:formula="of:=IF(ISBLANK([.O252]); &quot;&quot;; DAY([.O252]))">
            <text:p/>
          </table:table-cell>
          <table:table-cell table:formula="of:=IF(ISBLANK([.G252]); &quot;&quot;; WEEKDAY([.G252]; 2))">
            <text:p/>
          </table:table-cell>
          <table:table-cell table:formula="of:=IF(ISBLANK([.O252]); &quot;&quot;; WEEKDAY([.O252]; 2))">
            <text:p/>
          </table:table-cell>
          <table:table-cell table:formula="of:=IF(ISBLANK([.O252]); &quot;&quot;; WEEKNUM([.O252]))">
            <text:p/>
          </table:table-cell>
          <table:table-cell table:formula="of:=IF(ISBLANK([.O252]); &quot;&quot;; MONTH([.O252]))">
            <text:p/>
          </table:table-cell>
          <table:table-cell table:formula="of:=IF(OR(ISBLANK([.G252]); ISBLANK([.O252])); &quot;&quot;; IFERROR(DATEDIF([.G252];[.O252];&quot;d&quot;); &quot;&quot;))">
            <text:p/>
          </table:table-cell>
          <table:table-cell table:formula="of:=IFERROR([.AJ251]+[.P252]; &quot;&quot;)">
            <text:p/>
          </table:table-cell>
          <table:table-cell table:formula="of:=IFERROR([.AK251]+[.Q25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53]=&quot;Long&quot;; [.I253]-[Overview.$C$4]/[.H253]; IF([.F253]=&quot;Short&quot;; [.I253]+[Overview.$C$4]/[.H253]; &quot;&quot;)); &quot;&quot;)">
            <text:p/>
          </table:table-cell>
          <table:table-cell table:style-name="ce157" table:formula="of:=IFERROR(ABS([.J253]-[.I253])*[.H253]; &quot;&quot;)">
            <text:p/>
          </table:table-cell>
          <table:table-cell table:formula="of:=IFERROR(IF([.F253]=&quot;Long&quot;; [.I253]+[Overview.$C$4]/[.H253]*[Overview.$C$6]; IF([.F253]=&quot;Short&quot;; [.I253]-[Overview.$C$4]/[.H253]*[Overview.$C$6]; &quot;&quot;)); &quot;&quot;)">
            <text:p/>
          </table:table-cell>
          <table:table-cell table:number-columns-repeated="3"/>
          <table:table-cell table:formula="of:=IFERROR([.Q253]/[.K253]; &quot;&quot;)">
            <text:p/>
          </table:table-cell>
          <table:table-cell table:formula="of:=IFERROR(IF(AND([.F253]=&quot;Long&quot;; [.M253]=[.H253]); [.H253]*([.N253]-[.I253]); IF(AND([.F253]=&quot;Short&quot;; [.M253]=[.H253]); [.H253]*([.I253]-[.N253]); &quot;&quot;)); &quot;&quot;)">
            <text:p/>
          </table:table-cell>
          <table:table-cell table:formula="of:=IF(ISNUMBER([.Q253]); IF([.Q253]&gt;0; &quot;Win&quot;; &quot;Loss&quot;);&quot;&quot;)">
            <text:p/>
          </table:table-cell>
          <table:table-cell table:formula="of:=IF([.O253]=&quot;&quot;; &quot;&quot;; CONCATENATE(DATEDIF([.G253];[.O253];&quot;d&quot;); IF(DATEDIF([.G253];[.O25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53]); &quot;&quot;; IF([.$F253]=&quot;Long&quot;; ([.W253]-[.$I253])*[.$H253]/[.$K253]; ([.$I253]-[.W253])*[.$H253]/[.$K253])-[.$P253]); &quot;&quot;)">
            <text:p/>
          </table:table-cell>
          <table:table-cell table:style-name="Default"/>
          <table:table-cell table:style-name="ce205" table:formula="of:=IFERROR(IF(ISBLANK([.Y253]); &quot;&quot;; IF([.$F253]=&quot;Long&quot;; ([.Y253]-[.$I253])*[.$H253]/[.$K253]; ([.$I253]-[.Y253])*[.$H253]/[.$K253])-[.$P253]); &quot;&quot;)">
            <text:p/>
          </table:table-cell>
          <table:table-cell table:style-name="Default"/>
          <table:table-cell table:style-name="ce205" table:formula="of:=IFERROR(IF(ISBLANK([.AA253]); &quot;&quot;; IF([.$F253]=&quot;Long&quot;; ([.AA253]-[.$I253])*[.$H253]/[.$K253]; ([.$I253]-[.AA253])*[.$H253]/[.$K253])-[.$P253]); &quot;&quot;)">
            <text:p/>
          </table:table-cell>
          <table:table-cell/>
          <table:table-cell table:formula="of:=IF(ISBLANK([.O253]); &quot;&quot;; DAY([.O253]))">
            <text:p/>
          </table:table-cell>
          <table:table-cell table:formula="of:=IF(ISBLANK([.G253]); &quot;&quot;; WEEKDAY([.G253]; 2))">
            <text:p/>
          </table:table-cell>
          <table:table-cell table:formula="of:=IF(ISBLANK([.O253]); &quot;&quot;; WEEKDAY([.O253]; 2))">
            <text:p/>
          </table:table-cell>
          <table:table-cell table:formula="of:=IF(ISBLANK([.O253]); &quot;&quot;; WEEKNUM([.O253]))">
            <text:p/>
          </table:table-cell>
          <table:table-cell table:formula="of:=IF(ISBLANK([.O253]); &quot;&quot;; MONTH([.O253]))">
            <text:p/>
          </table:table-cell>
          <table:table-cell table:formula="of:=IF(OR(ISBLANK([.G253]); ISBLANK([.O253])); &quot;&quot;; IFERROR(DATEDIF([.G253];[.O253];&quot;d&quot;); &quot;&quot;))">
            <text:p/>
          </table:table-cell>
          <table:table-cell table:formula="of:=IFERROR([.AJ252]+[.P253]; &quot;&quot;)">
            <text:p/>
          </table:table-cell>
          <table:table-cell table:formula="of:=IFERROR([.AK252]+[.Q25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54]=&quot;Long&quot;; [.I254]-[Overview.$C$4]/[.H254]; IF([.F254]=&quot;Short&quot;; [.I254]+[Overview.$C$4]/[.H254]; &quot;&quot;)); &quot;&quot;)">
            <text:p/>
          </table:table-cell>
          <table:table-cell table:style-name="ce157" table:formula="of:=IFERROR(ABS([.J254]-[.I254])*[.H254]; &quot;&quot;)">
            <text:p/>
          </table:table-cell>
          <table:table-cell table:formula="of:=IFERROR(IF([.F254]=&quot;Long&quot;; [.I254]+[Overview.$C$4]/[.H254]*[Overview.$C$6]; IF([.F254]=&quot;Short&quot;; [.I254]-[Overview.$C$4]/[.H254]*[Overview.$C$6]; &quot;&quot;)); &quot;&quot;)">
            <text:p/>
          </table:table-cell>
          <table:table-cell table:number-columns-repeated="3"/>
          <table:table-cell table:formula="of:=IFERROR([.Q254]/[.K254]; &quot;&quot;)">
            <text:p/>
          </table:table-cell>
          <table:table-cell table:formula="of:=IFERROR(IF(AND([.F254]=&quot;Long&quot;; [.M254]=[.H254]); [.H254]*([.N254]-[.I254]); IF(AND([.F254]=&quot;Short&quot;; [.M254]=[.H254]); [.H254]*([.I254]-[.N254]); &quot;&quot;)); &quot;&quot;)">
            <text:p/>
          </table:table-cell>
          <table:table-cell table:formula="of:=IF(ISNUMBER([.Q254]); IF([.Q254]&gt;0; &quot;Win&quot;; &quot;Loss&quot;);&quot;&quot;)">
            <text:p/>
          </table:table-cell>
          <table:table-cell table:formula="of:=IF([.O254]=&quot;&quot;; &quot;&quot;; CONCATENATE(DATEDIF([.G254];[.O254];&quot;d&quot;); IF(DATEDIF([.G254];[.O25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54]); &quot;&quot;; IF([.$F254]=&quot;Long&quot;; ([.W254]-[.$I254])*[.$H254]/[.$K254]; ([.$I254]-[.W254])*[.$H254]/[.$K254])-[.$P254]); &quot;&quot;)">
            <text:p/>
          </table:table-cell>
          <table:table-cell table:style-name="Default"/>
          <table:table-cell table:style-name="ce205" table:formula="of:=IFERROR(IF(ISBLANK([.Y254]); &quot;&quot;; IF([.$F254]=&quot;Long&quot;; ([.Y254]-[.$I254])*[.$H254]/[.$K254]; ([.$I254]-[.Y254])*[.$H254]/[.$K254])-[.$P254]); &quot;&quot;)">
            <text:p/>
          </table:table-cell>
          <table:table-cell table:style-name="Default"/>
          <table:table-cell table:style-name="ce205" table:formula="of:=IFERROR(IF(ISBLANK([.AA254]); &quot;&quot;; IF([.$F254]=&quot;Long&quot;; ([.AA254]-[.$I254])*[.$H254]/[.$K254]; ([.$I254]-[.AA254])*[.$H254]/[.$K254])-[.$P254]); &quot;&quot;)">
            <text:p/>
          </table:table-cell>
          <table:table-cell/>
          <table:table-cell table:formula="of:=IF(ISBLANK([.O254]); &quot;&quot;; DAY([.O254]))">
            <text:p/>
          </table:table-cell>
          <table:table-cell table:formula="of:=IF(ISBLANK([.G254]); &quot;&quot;; WEEKDAY([.G254]; 2))">
            <text:p/>
          </table:table-cell>
          <table:table-cell table:formula="of:=IF(ISBLANK([.O254]); &quot;&quot;; WEEKDAY([.O254]; 2))">
            <text:p/>
          </table:table-cell>
          <table:table-cell table:formula="of:=IF(ISBLANK([.O254]); &quot;&quot;; WEEKNUM([.O254]))">
            <text:p/>
          </table:table-cell>
          <table:table-cell table:formula="of:=IF(ISBLANK([.O254]); &quot;&quot;; MONTH([.O254]))">
            <text:p/>
          </table:table-cell>
          <table:table-cell table:formula="of:=IF(OR(ISBLANK([.G254]); ISBLANK([.O254])); &quot;&quot;; IFERROR(DATEDIF([.G254];[.O254];&quot;d&quot;); &quot;&quot;))">
            <text:p/>
          </table:table-cell>
          <table:table-cell table:formula="of:=IFERROR([.AJ253]+[.P254]; &quot;&quot;)">
            <text:p/>
          </table:table-cell>
          <table:table-cell table:formula="of:=IFERROR([.AK253]+[.Q25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53" calcext:value-type="float">
            <text:p>25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55]=&quot;Long&quot;; [.I255]-[Overview.$C$4]/[.H255]; IF([.F255]=&quot;Short&quot;; [.I255]+[Overview.$C$4]/[.H255]; &quot;&quot;)); &quot;&quot;)">
            <text:p/>
          </table:table-cell>
          <table:table-cell table:style-name="ce157" table:formula="of:=IFERROR(ABS([.J255]-[.I255])*[.H255]; &quot;&quot;)">
            <text:p/>
          </table:table-cell>
          <table:table-cell table:formula="of:=IFERROR(IF([.F255]=&quot;Long&quot;; [.I255]+[Overview.$C$4]/[.H255]*[Overview.$C$6]; IF([.F255]=&quot;Short&quot;; [.I255]-[Overview.$C$4]/[.H255]*[Overview.$C$6]; &quot;&quot;)); &quot;&quot;)">
            <text:p/>
          </table:table-cell>
          <table:table-cell table:number-columns-repeated="3"/>
          <table:table-cell table:formula="of:=IFERROR([.Q255]/[.K255]; &quot;&quot;)">
            <text:p/>
          </table:table-cell>
          <table:table-cell table:formula="of:=IFERROR(IF(AND([.F255]=&quot;Long&quot;; [.M255]=[.H255]); [.H255]*([.N255]-[.I255]); IF(AND([.F255]=&quot;Short&quot;; [.M255]=[.H255]); [.H255]*([.I255]-[.N255]); &quot;&quot;)); &quot;&quot;)">
            <text:p/>
          </table:table-cell>
          <table:table-cell table:formula="of:=IF(ISNUMBER([.Q255]); IF([.Q255]&gt;0; &quot;Win&quot;; &quot;Loss&quot;);&quot;&quot;)">
            <text:p/>
          </table:table-cell>
          <table:table-cell table:formula="of:=IF([.O255]=&quot;&quot;; &quot;&quot;; CONCATENATE(DATEDIF([.G255];[.O255];&quot;d&quot;); IF(DATEDIF([.G255];[.O25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55]); &quot;&quot;; IF([.$F255]=&quot;Long&quot;; ([.W255]-[.$I255])*[.$H255]/[.$K255]; ([.$I255]-[.W255])*[.$H255]/[.$K255])-[.$P255]); &quot;&quot;)">
            <text:p/>
          </table:table-cell>
          <table:table-cell table:style-name="Default"/>
          <table:table-cell table:style-name="ce205" table:formula="of:=IFERROR(IF(ISBLANK([.Y255]); &quot;&quot;; IF([.$F255]=&quot;Long&quot;; ([.Y255]-[.$I255])*[.$H255]/[.$K255]; ([.$I255]-[.Y255])*[.$H255]/[.$K255])-[.$P255]); &quot;&quot;)">
            <text:p/>
          </table:table-cell>
          <table:table-cell table:style-name="Default"/>
          <table:table-cell table:style-name="ce205" table:formula="of:=IFERROR(IF(ISBLANK([.AA255]); &quot;&quot;; IF([.$F255]=&quot;Long&quot;; ([.AA255]-[.$I255])*[.$H255]/[.$K255]; ([.$I255]-[.AA255])*[.$H255]/[.$K255])-[.$P255]); &quot;&quot;)">
            <text:p/>
          </table:table-cell>
          <table:table-cell/>
          <table:table-cell table:formula="of:=IF(ISBLANK([.O255]); &quot;&quot;; DAY([.O255]))">
            <text:p/>
          </table:table-cell>
          <table:table-cell table:formula="of:=IF(ISBLANK([.G255]); &quot;&quot;; WEEKDAY([.G255]; 2))">
            <text:p/>
          </table:table-cell>
          <table:table-cell table:formula="of:=IF(ISBLANK([.O255]); &quot;&quot;; WEEKDAY([.O255]; 2))">
            <text:p/>
          </table:table-cell>
          <table:table-cell table:formula="of:=IF(ISBLANK([.O255]); &quot;&quot;; WEEKNUM([.O255]))">
            <text:p/>
          </table:table-cell>
          <table:table-cell table:formula="of:=IF(ISBLANK([.O255]); &quot;&quot;; MONTH([.O255]))">
            <text:p/>
          </table:table-cell>
          <table:table-cell table:formula="of:=IF(OR(ISBLANK([.G255]); ISBLANK([.O255])); &quot;&quot;; IFERROR(DATEDIF([.G255];[.O255];&quot;d&quot;); &quot;&quot;))">
            <text:p/>
          </table:table-cell>
          <table:table-cell table:formula="of:=IFERROR([.AJ254]+[.P255]; &quot;&quot;)">
            <text:p/>
          </table:table-cell>
          <table:table-cell table:formula="of:=IFERROR([.AK254]+[.Q25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56]=&quot;Long&quot;; [.I256]-[Overview.$C$4]/[.H256]; IF([.F256]=&quot;Short&quot;; [.I256]+[Overview.$C$4]/[.H256]; &quot;&quot;)); &quot;&quot;)">
            <text:p/>
          </table:table-cell>
          <table:table-cell table:style-name="ce157" table:formula="of:=IFERROR(ABS([.J256]-[.I256])*[.H256]; &quot;&quot;)">
            <text:p/>
          </table:table-cell>
          <table:table-cell table:formula="of:=IFERROR(IF([.F256]=&quot;Long&quot;; [.I256]+[Overview.$C$4]/[.H256]*[Overview.$C$6]; IF([.F256]=&quot;Short&quot;; [.I256]-[Overview.$C$4]/[.H256]*[Overview.$C$6]; &quot;&quot;)); &quot;&quot;)">
            <text:p/>
          </table:table-cell>
          <table:table-cell table:number-columns-repeated="3"/>
          <table:table-cell table:formula="of:=IFERROR([.Q256]/[.K256]; &quot;&quot;)">
            <text:p/>
          </table:table-cell>
          <table:table-cell table:formula="of:=IFERROR(IF(AND([.F256]=&quot;Long&quot;; [.M256]=[.H256]); [.H256]*([.N256]-[.I256]); IF(AND([.F256]=&quot;Short&quot;; [.M256]=[.H256]); [.H256]*([.I256]-[.N256]); &quot;&quot;)); &quot;&quot;)">
            <text:p/>
          </table:table-cell>
          <table:table-cell table:formula="of:=IF(ISNUMBER([.Q256]); IF([.Q256]&gt;0; &quot;Win&quot;; &quot;Loss&quot;);&quot;&quot;)">
            <text:p/>
          </table:table-cell>
          <table:table-cell table:formula="of:=IF([.O256]=&quot;&quot;; &quot;&quot;; CONCATENATE(DATEDIF([.G256];[.O256];&quot;d&quot;); IF(DATEDIF([.G256];[.O25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56]); &quot;&quot;; IF([.$F256]=&quot;Long&quot;; ([.W256]-[.$I256])*[.$H256]/[.$K256]; ([.$I256]-[.W256])*[.$H256]/[.$K256])-[.$P256]); &quot;&quot;)">
            <text:p/>
          </table:table-cell>
          <table:table-cell table:style-name="Default"/>
          <table:table-cell table:style-name="ce205" table:formula="of:=IFERROR(IF(ISBLANK([.Y256]); &quot;&quot;; IF([.$F256]=&quot;Long&quot;; ([.Y256]-[.$I256])*[.$H256]/[.$K256]; ([.$I256]-[.Y256])*[.$H256]/[.$K256])-[.$P256]); &quot;&quot;)">
            <text:p/>
          </table:table-cell>
          <table:table-cell table:style-name="Default"/>
          <table:table-cell table:style-name="ce205" table:formula="of:=IFERROR(IF(ISBLANK([.AA256]); &quot;&quot;; IF([.$F256]=&quot;Long&quot;; ([.AA256]-[.$I256])*[.$H256]/[.$K256]; ([.$I256]-[.AA256])*[.$H256]/[.$K256])-[.$P256]); &quot;&quot;)">
            <text:p/>
          </table:table-cell>
          <table:table-cell/>
          <table:table-cell table:formula="of:=IF(ISBLANK([.O256]); &quot;&quot;; DAY([.O256]))">
            <text:p/>
          </table:table-cell>
          <table:table-cell table:formula="of:=IF(ISBLANK([.G256]); &quot;&quot;; WEEKDAY([.G256]; 2))">
            <text:p/>
          </table:table-cell>
          <table:table-cell table:formula="of:=IF(ISBLANK([.O256]); &quot;&quot;; WEEKDAY([.O256]; 2))">
            <text:p/>
          </table:table-cell>
          <table:table-cell table:formula="of:=IF(ISBLANK([.O256]); &quot;&quot;; WEEKNUM([.O256]))">
            <text:p/>
          </table:table-cell>
          <table:table-cell table:formula="of:=IF(ISBLANK([.O256]); &quot;&quot;; MONTH([.O256]))">
            <text:p/>
          </table:table-cell>
          <table:table-cell table:formula="of:=IF(OR(ISBLANK([.G256]); ISBLANK([.O256])); &quot;&quot;; IFERROR(DATEDIF([.G256];[.O256];&quot;d&quot;); &quot;&quot;))">
            <text:p/>
          </table:table-cell>
          <table:table-cell table:formula="of:=IFERROR([.AJ255]+[.P256]; &quot;&quot;)">
            <text:p/>
          </table:table-cell>
          <table:table-cell table:formula="of:=IFERROR([.AK255]+[.Q25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57]=&quot;Long&quot;; [.I257]-[Overview.$C$4]/[.H257]; IF([.F257]=&quot;Short&quot;; [.I257]+[Overview.$C$4]/[.H257]; &quot;&quot;)); &quot;&quot;)">
            <text:p/>
          </table:table-cell>
          <table:table-cell table:style-name="ce157" table:formula="of:=IFERROR(ABS([.J257]-[.I257])*[.H257]; &quot;&quot;)">
            <text:p/>
          </table:table-cell>
          <table:table-cell table:formula="of:=IFERROR(IF([.F257]=&quot;Long&quot;; [.I257]+[Overview.$C$4]/[.H257]*[Overview.$C$6]; IF([.F257]=&quot;Short&quot;; [.I257]-[Overview.$C$4]/[.H257]*[Overview.$C$6]; &quot;&quot;)); &quot;&quot;)">
            <text:p/>
          </table:table-cell>
          <table:table-cell table:number-columns-repeated="3"/>
          <table:table-cell table:formula="of:=IFERROR([.Q257]/[.K257]; &quot;&quot;)">
            <text:p/>
          </table:table-cell>
          <table:table-cell table:formula="of:=IFERROR(IF(AND([.F257]=&quot;Long&quot;; [.M257]=[.H257]); [.H257]*([.N257]-[.I257]); IF(AND([.F257]=&quot;Short&quot;; [.M257]=[.H257]); [.H257]*([.I257]-[.N257]); &quot;&quot;)); &quot;&quot;)">
            <text:p/>
          </table:table-cell>
          <table:table-cell table:formula="of:=IF(ISNUMBER([.Q257]); IF([.Q257]&gt;0; &quot;Win&quot;; &quot;Loss&quot;);&quot;&quot;)">
            <text:p/>
          </table:table-cell>
          <table:table-cell table:formula="of:=IF([.O257]=&quot;&quot;; &quot;&quot;; CONCATENATE(DATEDIF([.G257];[.O257];&quot;d&quot;); IF(DATEDIF([.G257];[.O25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57]); &quot;&quot;; IF([.$F257]=&quot;Long&quot;; ([.W257]-[.$I257])*[.$H257]/[.$K257]; ([.$I257]-[.W257])*[.$H257]/[.$K257])-[.$P257]); &quot;&quot;)">
            <text:p/>
          </table:table-cell>
          <table:table-cell table:style-name="Default"/>
          <table:table-cell table:style-name="ce205" table:formula="of:=IFERROR(IF(ISBLANK([.Y257]); &quot;&quot;; IF([.$F257]=&quot;Long&quot;; ([.Y257]-[.$I257])*[.$H257]/[.$K257]; ([.$I257]-[.Y257])*[.$H257]/[.$K257])-[.$P257]); &quot;&quot;)">
            <text:p/>
          </table:table-cell>
          <table:table-cell table:style-name="Default"/>
          <table:table-cell table:style-name="ce205" table:formula="of:=IFERROR(IF(ISBLANK([.AA257]); &quot;&quot;; IF([.$F257]=&quot;Long&quot;; ([.AA257]-[.$I257])*[.$H257]/[.$K257]; ([.$I257]-[.AA257])*[.$H257]/[.$K257])-[.$P257]); &quot;&quot;)">
            <text:p/>
          </table:table-cell>
          <table:table-cell/>
          <table:table-cell table:formula="of:=IF(ISBLANK([.O257]); &quot;&quot;; DAY([.O257]))">
            <text:p/>
          </table:table-cell>
          <table:table-cell table:formula="of:=IF(ISBLANK([.G257]); &quot;&quot;; WEEKDAY([.G257]; 2))">
            <text:p/>
          </table:table-cell>
          <table:table-cell table:formula="of:=IF(ISBLANK([.O257]); &quot;&quot;; WEEKDAY([.O257]; 2))">
            <text:p/>
          </table:table-cell>
          <table:table-cell table:formula="of:=IF(ISBLANK([.O257]); &quot;&quot;; WEEKNUM([.O257]))">
            <text:p/>
          </table:table-cell>
          <table:table-cell table:formula="of:=IF(ISBLANK([.O257]); &quot;&quot;; MONTH([.O257]))">
            <text:p/>
          </table:table-cell>
          <table:table-cell table:formula="of:=IF(OR(ISBLANK([.G257]); ISBLANK([.O257])); &quot;&quot;; IFERROR(DATEDIF([.G257];[.O257];&quot;d&quot;); &quot;&quot;))">
            <text:p/>
          </table:table-cell>
          <table:table-cell table:formula="of:=IFERROR([.AJ256]+[.P257]; &quot;&quot;)">
            <text:p/>
          </table:table-cell>
          <table:table-cell table:formula="of:=IFERROR([.AK256]+[.Q25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58]=&quot;Long&quot;; [.I258]-[Overview.$C$4]/[.H258]; IF([.F258]=&quot;Short&quot;; [.I258]+[Overview.$C$4]/[.H258]; &quot;&quot;)); &quot;&quot;)">
            <text:p/>
          </table:table-cell>
          <table:table-cell table:style-name="ce157" table:formula="of:=IFERROR(ABS([.J258]-[.I258])*[.H258]; &quot;&quot;)">
            <text:p/>
          </table:table-cell>
          <table:table-cell table:formula="of:=IFERROR(IF([.F258]=&quot;Long&quot;; [.I258]+[Overview.$C$4]/[.H258]*[Overview.$C$6]; IF([.F258]=&quot;Short&quot;; [.I258]-[Overview.$C$4]/[.H258]*[Overview.$C$6]; &quot;&quot;)); &quot;&quot;)">
            <text:p/>
          </table:table-cell>
          <table:table-cell table:number-columns-repeated="3"/>
          <table:table-cell table:formula="of:=IFERROR([.Q258]/[.K258]; &quot;&quot;)">
            <text:p/>
          </table:table-cell>
          <table:table-cell table:formula="of:=IFERROR(IF(AND([.F258]=&quot;Long&quot;; [.M258]=[.H258]); [.H258]*([.N258]-[.I258]); IF(AND([.F258]=&quot;Short&quot;; [.M258]=[.H258]); [.H258]*([.I258]-[.N258]); &quot;&quot;)); &quot;&quot;)">
            <text:p/>
          </table:table-cell>
          <table:table-cell table:formula="of:=IF(ISNUMBER([.Q258]); IF([.Q258]&gt;0; &quot;Win&quot;; &quot;Loss&quot;);&quot;&quot;)">
            <text:p/>
          </table:table-cell>
          <table:table-cell table:formula="of:=IF([.O258]=&quot;&quot;; &quot;&quot;; CONCATENATE(DATEDIF([.G258];[.O258];&quot;d&quot;); IF(DATEDIF([.G258];[.O25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58]); &quot;&quot;; IF([.$F258]=&quot;Long&quot;; ([.W258]-[.$I258])*[.$H258]/[.$K258]; ([.$I258]-[.W258])*[.$H258]/[.$K258])-[.$P258]); &quot;&quot;)">
            <text:p/>
          </table:table-cell>
          <table:table-cell table:style-name="Default"/>
          <table:table-cell table:style-name="ce205" table:formula="of:=IFERROR(IF(ISBLANK([.Y258]); &quot;&quot;; IF([.$F258]=&quot;Long&quot;; ([.Y258]-[.$I258])*[.$H258]/[.$K258]; ([.$I258]-[.Y258])*[.$H258]/[.$K258])-[.$P258]); &quot;&quot;)">
            <text:p/>
          </table:table-cell>
          <table:table-cell table:style-name="Default"/>
          <table:table-cell table:style-name="ce205" table:formula="of:=IFERROR(IF(ISBLANK([.AA258]); &quot;&quot;; IF([.$F258]=&quot;Long&quot;; ([.AA258]-[.$I258])*[.$H258]/[.$K258]; ([.$I258]-[.AA258])*[.$H258]/[.$K258])-[.$P258]); &quot;&quot;)">
            <text:p/>
          </table:table-cell>
          <table:table-cell/>
          <table:table-cell table:formula="of:=IF(ISBLANK([.O258]); &quot;&quot;; DAY([.O258]))">
            <text:p/>
          </table:table-cell>
          <table:table-cell table:formula="of:=IF(ISBLANK([.G258]); &quot;&quot;; WEEKDAY([.G258]; 2))">
            <text:p/>
          </table:table-cell>
          <table:table-cell table:formula="of:=IF(ISBLANK([.O258]); &quot;&quot;; WEEKDAY([.O258]; 2))">
            <text:p/>
          </table:table-cell>
          <table:table-cell table:formula="of:=IF(ISBLANK([.O258]); &quot;&quot;; WEEKNUM([.O258]))">
            <text:p/>
          </table:table-cell>
          <table:table-cell table:formula="of:=IF(ISBLANK([.O258]); &quot;&quot;; MONTH([.O258]))">
            <text:p/>
          </table:table-cell>
          <table:table-cell table:formula="of:=IF(OR(ISBLANK([.G258]); ISBLANK([.O258])); &quot;&quot;; IFERROR(DATEDIF([.G258];[.O258];&quot;d&quot;); &quot;&quot;))">
            <text:p/>
          </table:table-cell>
          <table:table-cell table:formula="of:=IFERROR([.AJ257]+[.P258]; &quot;&quot;)">
            <text:p/>
          </table:table-cell>
          <table:table-cell table:formula="of:=IFERROR([.AK257]+[.Q25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57" calcext:value-type="float">
            <text:p>25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59]=&quot;Long&quot;; [.I259]-[Overview.$C$4]/[.H259]; IF([.F259]=&quot;Short&quot;; [.I259]+[Overview.$C$4]/[.H259]; &quot;&quot;)); &quot;&quot;)">
            <text:p/>
          </table:table-cell>
          <table:table-cell table:style-name="ce157" table:formula="of:=IFERROR(ABS([.J259]-[.I259])*[.H259]; &quot;&quot;)">
            <text:p/>
          </table:table-cell>
          <table:table-cell table:formula="of:=IFERROR(IF([.F259]=&quot;Long&quot;; [.I259]+[Overview.$C$4]/[.H259]*[Overview.$C$6]; IF([.F259]=&quot;Short&quot;; [.I259]-[Overview.$C$4]/[.H259]*[Overview.$C$6]; &quot;&quot;)); &quot;&quot;)">
            <text:p/>
          </table:table-cell>
          <table:table-cell table:number-columns-repeated="3"/>
          <table:table-cell table:formula="of:=IFERROR([.Q259]/[.K259]; &quot;&quot;)">
            <text:p/>
          </table:table-cell>
          <table:table-cell table:formula="of:=IFERROR(IF(AND([.F259]=&quot;Long&quot;; [.M259]=[.H259]); [.H259]*([.N259]-[.I259]); IF(AND([.F259]=&quot;Short&quot;; [.M259]=[.H259]); [.H259]*([.I259]-[.N259]); &quot;&quot;)); &quot;&quot;)">
            <text:p/>
          </table:table-cell>
          <table:table-cell table:formula="of:=IF(ISNUMBER([.Q259]); IF([.Q259]&gt;0; &quot;Win&quot;; &quot;Loss&quot;);&quot;&quot;)">
            <text:p/>
          </table:table-cell>
          <table:table-cell table:formula="of:=IF([.O259]=&quot;&quot;; &quot;&quot;; CONCATENATE(DATEDIF([.G259];[.O259];&quot;d&quot;); IF(DATEDIF([.G259];[.O25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59]); &quot;&quot;; IF([.$F259]=&quot;Long&quot;; ([.W259]-[.$I259])*[.$H259]/[.$K259]; ([.$I259]-[.W259])*[.$H259]/[.$K259])-[.$P259]); &quot;&quot;)">
            <text:p/>
          </table:table-cell>
          <table:table-cell table:style-name="Default"/>
          <table:table-cell table:style-name="ce205" table:formula="of:=IFERROR(IF(ISBLANK([.Y259]); &quot;&quot;; IF([.$F259]=&quot;Long&quot;; ([.Y259]-[.$I259])*[.$H259]/[.$K259]; ([.$I259]-[.Y259])*[.$H259]/[.$K259])-[.$P259]); &quot;&quot;)">
            <text:p/>
          </table:table-cell>
          <table:table-cell table:style-name="Default"/>
          <table:table-cell table:style-name="ce205" table:formula="of:=IFERROR(IF(ISBLANK([.AA259]); &quot;&quot;; IF([.$F259]=&quot;Long&quot;; ([.AA259]-[.$I259])*[.$H259]/[.$K259]; ([.$I259]-[.AA259])*[.$H259]/[.$K259])-[.$P259]); &quot;&quot;)">
            <text:p/>
          </table:table-cell>
          <table:table-cell/>
          <table:table-cell table:formula="of:=IF(ISBLANK([.O259]); &quot;&quot;; DAY([.O259]))">
            <text:p/>
          </table:table-cell>
          <table:table-cell table:formula="of:=IF(ISBLANK([.G259]); &quot;&quot;; WEEKDAY([.G259]; 2))">
            <text:p/>
          </table:table-cell>
          <table:table-cell table:formula="of:=IF(ISBLANK([.O259]); &quot;&quot;; WEEKDAY([.O259]; 2))">
            <text:p/>
          </table:table-cell>
          <table:table-cell table:formula="of:=IF(ISBLANK([.O259]); &quot;&quot;; WEEKNUM([.O259]))">
            <text:p/>
          </table:table-cell>
          <table:table-cell table:formula="of:=IF(ISBLANK([.O259]); &quot;&quot;; MONTH([.O259]))">
            <text:p/>
          </table:table-cell>
          <table:table-cell table:formula="of:=IF(OR(ISBLANK([.G259]); ISBLANK([.O259])); &quot;&quot;; IFERROR(DATEDIF([.G259];[.O259];&quot;d&quot;); &quot;&quot;))">
            <text:p/>
          </table:table-cell>
          <table:table-cell table:formula="of:=IFERROR([.AJ258]+[.P259]; &quot;&quot;)">
            <text:p/>
          </table:table-cell>
          <table:table-cell table:formula="of:=IFERROR([.AK258]+[.Q25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60]=&quot;Long&quot;; [.I260]-[Overview.$C$4]/[.H260]; IF([.F260]=&quot;Short&quot;; [.I260]+[Overview.$C$4]/[.H260]; &quot;&quot;)); &quot;&quot;)">
            <text:p/>
          </table:table-cell>
          <table:table-cell table:style-name="ce157" table:formula="of:=IFERROR(ABS([.J260]-[.I260])*[.H260]; &quot;&quot;)">
            <text:p/>
          </table:table-cell>
          <table:table-cell table:formula="of:=IFERROR(IF([.F260]=&quot;Long&quot;; [.I260]+[Overview.$C$4]/[.H260]*[Overview.$C$6]; IF([.F260]=&quot;Short&quot;; [.I260]-[Overview.$C$4]/[.H260]*[Overview.$C$6]; &quot;&quot;)); &quot;&quot;)">
            <text:p/>
          </table:table-cell>
          <table:table-cell table:number-columns-repeated="3"/>
          <table:table-cell table:formula="of:=IFERROR([.Q260]/[.K260]; &quot;&quot;)">
            <text:p/>
          </table:table-cell>
          <table:table-cell table:formula="of:=IFERROR(IF(AND([.F260]=&quot;Long&quot;; [.M260]=[.H260]); [.H260]*([.N260]-[.I260]); IF(AND([.F260]=&quot;Short&quot;; [.M260]=[.H260]); [.H260]*([.I260]-[.N260]); &quot;&quot;)); &quot;&quot;)">
            <text:p/>
          </table:table-cell>
          <table:table-cell table:formula="of:=IF(ISNUMBER([.Q260]); IF([.Q260]&gt;0; &quot;Win&quot;; &quot;Loss&quot;);&quot;&quot;)">
            <text:p/>
          </table:table-cell>
          <table:table-cell table:formula="of:=IF([.O260]=&quot;&quot;; &quot;&quot;; CONCATENATE(DATEDIF([.G260];[.O260];&quot;d&quot;); IF(DATEDIF([.G260];[.O26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60]); &quot;&quot;; IF([.$F260]=&quot;Long&quot;; ([.W260]-[.$I260])*[.$H260]/[.$K260]; ([.$I260]-[.W260])*[.$H260]/[.$K260])-[.$P260]); &quot;&quot;)">
            <text:p/>
          </table:table-cell>
          <table:table-cell table:style-name="Default"/>
          <table:table-cell table:style-name="ce205" table:formula="of:=IFERROR(IF(ISBLANK([.Y260]); &quot;&quot;; IF([.$F260]=&quot;Long&quot;; ([.Y260]-[.$I260])*[.$H260]/[.$K260]; ([.$I260]-[.Y260])*[.$H260]/[.$K260])-[.$P260]); &quot;&quot;)">
            <text:p/>
          </table:table-cell>
          <table:table-cell table:style-name="Default"/>
          <table:table-cell table:style-name="ce205" table:formula="of:=IFERROR(IF(ISBLANK([.AA260]); &quot;&quot;; IF([.$F260]=&quot;Long&quot;; ([.AA260]-[.$I260])*[.$H260]/[.$K260]; ([.$I260]-[.AA260])*[.$H260]/[.$K260])-[.$P260]); &quot;&quot;)">
            <text:p/>
          </table:table-cell>
          <table:table-cell/>
          <table:table-cell table:formula="of:=IF(ISBLANK([.O260]); &quot;&quot;; DAY([.O260]))">
            <text:p/>
          </table:table-cell>
          <table:table-cell table:formula="of:=IF(ISBLANK([.G260]); &quot;&quot;; WEEKDAY([.G260]; 2))">
            <text:p/>
          </table:table-cell>
          <table:table-cell table:formula="of:=IF(ISBLANK([.O260]); &quot;&quot;; WEEKDAY([.O260]; 2))">
            <text:p/>
          </table:table-cell>
          <table:table-cell table:formula="of:=IF(ISBLANK([.O260]); &quot;&quot;; WEEKNUM([.O260]))">
            <text:p/>
          </table:table-cell>
          <table:table-cell table:formula="of:=IF(ISBLANK([.O260]); &quot;&quot;; MONTH([.O260]))">
            <text:p/>
          </table:table-cell>
          <table:table-cell table:formula="of:=IF(OR(ISBLANK([.G260]); ISBLANK([.O260])); &quot;&quot;; IFERROR(DATEDIF([.G260];[.O260];&quot;d&quot;); &quot;&quot;))">
            <text:p/>
          </table:table-cell>
          <table:table-cell table:formula="of:=IFERROR([.AJ259]+[.P260]; &quot;&quot;)">
            <text:p/>
          </table:table-cell>
          <table:table-cell table:formula="of:=IFERROR([.AK259]+[.Q26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59" calcext:value-type="float">
            <text:p>25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61]=&quot;Long&quot;; [.I261]-[Overview.$C$4]/[.H261]; IF([.F261]=&quot;Short&quot;; [.I261]+[Overview.$C$4]/[.H261]; &quot;&quot;)); &quot;&quot;)">
            <text:p/>
          </table:table-cell>
          <table:table-cell table:style-name="ce157" table:formula="of:=IFERROR(ABS([.J261]-[.I261])*[.H261]; &quot;&quot;)">
            <text:p/>
          </table:table-cell>
          <table:table-cell table:formula="of:=IFERROR(IF([.F261]=&quot;Long&quot;; [.I261]+[Overview.$C$4]/[.H261]*[Overview.$C$6]; IF([.F261]=&quot;Short&quot;; [.I261]-[Overview.$C$4]/[.H261]*[Overview.$C$6]; &quot;&quot;)); &quot;&quot;)">
            <text:p/>
          </table:table-cell>
          <table:table-cell table:number-columns-repeated="3"/>
          <table:table-cell table:formula="of:=IFERROR([.Q261]/[.K261]; &quot;&quot;)">
            <text:p/>
          </table:table-cell>
          <table:table-cell table:formula="of:=IFERROR(IF(AND([.F261]=&quot;Long&quot;; [.M261]=[.H261]); [.H261]*([.N261]-[.I261]); IF(AND([.F261]=&quot;Short&quot;; [.M261]=[.H261]); [.H261]*([.I261]-[.N261]); &quot;&quot;)); &quot;&quot;)">
            <text:p/>
          </table:table-cell>
          <table:table-cell table:formula="of:=IF(ISNUMBER([.Q261]); IF([.Q261]&gt;0; &quot;Win&quot;; &quot;Loss&quot;);&quot;&quot;)">
            <text:p/>
          </table:table-cell>
          <table:table-cell table:formula="of:=IF([.O261]=&quot;&quot;; &quot;&quot;; CONCATENATE(DATEDIF([.G261];[.O261];&quot;d&quot;); IF(DATEDIF([.G261];[.O26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61]); &quot;&quot;; IF([.$F261]=&quot;Long&quot;; ([.W261]-[.$I261])*[.$H261]/[.$K261]; ([.$I261]-[.W261])*[.$H261]/[.$K261])-[.$P261]); &quot;&quot;)">
            <text:p/>
          </table:table-cell>
          <table:table-cell table:style-name="Default"/>
          <table:table-cell table:style-name="ce205" table:formula="of:=IFERROR(IF(ISBLANK([.Y261]); &quot;&quot;; IF([.$F261]=&quot;Long&quot;; ([.Y261]-[.$I261])*[.$H261]/[.$K261]; ([.$I261]-[.Y261])*[.$H261]/[.$K261])-[.$P261]); &quot;&quot;)">
            <text:p/>
          </table:table-cell>
          <table:table-cell table:style-name="Default"/>
          <table:table-cell table:style-name="ce205" table:formula="of:=IFERROR(IF(ISBLANK([.AA261]); &quot;&quot;; IF([.$F261]=&quot;Long&quot;; ([.AA261]-[.$I261])*[.$H261]/[.$K261]; ([.$I261]-[.AA261])*[.$H261]/[.$K261])-[.$P261]); &quot;&quot;)">
            <text:p/>
          </table:table-cell>
          <table:table-cell/>
          <table:table-cell table:formula="of:=IF(ISBLANK([.O261]); &quot;&quot;; DAY([.O261]))">
            <text:p/>
          </table:table-cell>
          <table:table-cell table:formula="of:=IF(ISBLANK([.G261]); &quot;&quot;; WEEKDAY([.G261]; 2))">
            <text:p/>
          </table:table-cell>
          <table:table-cell table:formula="of:=IF(ISBLANK([.O261]); &quot;&quot;; WEEKDAY([.O261]; 2))">
            <text:p/>
          </table:table-cell>
          <table:table-cell table:formula="of:=IF(ISBLANK([.O261]); &quot;&quot;; WEEKNUM([.O261]))">
            <text:p/>
          </table:table-cell>
          <table:table-cell table:formula="of:=IF(ISBLANK([.O261]); &quot;&quot;; MONTH([.O261]))">
            <text:p/>
          </table:table-cell>
          <table:table-cell table:formula="of:=IF(OR(ISBLANK([.G261]); ISBLANK([.O261])); &quot;&quot;; IFERROR(DATEDIF([.G261];[.O261];&quot;d&quot;); &quot;&quot;))">
            <text:p/>
          </table:table-cell>
          <table:table-cell table:formula="of:=IFERROR([.AJ260]+[.P261]; &quot;&quot;)">
            <text:p/>
          </table:table-cell>
          <table:table-cell table:formula="of:=IFERROR([.AK260]+[.Q26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62]=&quot;Long&quot;; [.I262]-[Overview.$C$4]/[.H262]; IF([.F262]=&quot;Short&quot;; [.I262]+[Overview.$C$4]/[.H262]; &quot;&quot;)); &quot;&quot;)">
            <text:p/>
          </table:table-cell>
          <table:table-cell table:style-name="ce157" table:formula="of:=IFERROR(ABS([.J262]-[.I262])*[.H262]; &quot;&quot;)">
            <text:p/>
          </table:table-cell>
          <table:table-cell table:formula="of:=IFERROR(IF([.F262]=&quot;Long&quot;; [.I262]+[Overview.$C$4]/[.H262]*[Overview.$C$6]; IF([.F262]=&quot;Short&quot;; [.I262]-[Overview.$C$4]/[.H262]*[Overview.$C$6]; &quot;&quot;)); &quot;&quot;)">
            <text:p/>
          </table:table-cell>
          <table:table-cell table:number-columns-repeated="3"/>
          <table:table-cell table:formula="of:=IFERROR([.Q262]/[.K262]; &quot;&quot;)">
            <text:p/>
          </table:table-cell>
          <table:table-cell table:formula="of:=IFERROR(IF(AND([.F262]=&quot;Long&quot;; [.M262]=[.H262]); [.H262]*([.N262]-[.I262]); IF(AND([.F262]=&quot;Short&quot;; [.M262]=[.H262]); [.H262]*([.I262]-[.N262]); &quot;&quot;)); &quot;&quot;)">
            <text:p/>
          </table:table-cell>
          <table:table-cell table:formula="of:=IF(ISNUMBER([.Q262]); IF([.Q262]&gt;0; &quot;Win&quot;; &quot;Loss&quot;);&quot;&quot;)">
            <text:p/>
          </table:table-cell>
          <table:table-cell table:formula="of:=IF([.O262]=&quot;&quot;; &quot;&quot;; CONCATENATE(DATEDIF([.G262];[.O262];&quot;d&quot;); IF(DATEDIF([.G262];[.O26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62]); &quot;&quot;; IF([.$F262]=&quot;Long&quot;; ([.W262]-[.$I262])*[.$H262]/[.$K262]; ([.$I262]-[.W262])*[.$H262]/[.$K262])-[.$P262]); &quot;&quot;)">
            <text:p/>
          </table:table-cell>
          <table:table-cell table:style-name="Default"/>
          <table:table-cell table:style-name="ce205" table:formula="of:=IFERROR(IF(ISBLANK([.Y262]); &quot;&quot;; IF([.$F262]=&quot;Long&quot;; ([.Y262]-[.$I262])*[.$H262]/[.$K262]; ([.$I262]-[.Y262])*[.$H262]/[.$K262])-[.$P262]); &quot;&quot;)">
            <text:p/>
          </table:table-cell>
          <table:table-cell table:style-name="Default"/>
          <table:table-cell table:style-name="ce205" table:formula="of:=IFERROR(IF(ISBLANK([.AA262]); &quot;&quot;; IF([.$F262]=&quot;Long&quot;; ([.AA262]-[.$I262])*[.$H262]/[.$K262]; ([.$I262]-[.AA262])*[.$H262]/[.$K262])-[.$P262]); &quot;&quot;)">
            <text:p/>
          </table:table-cell>
          <table:table-cell/>
          <table:table-cell table:formula="of:=IF(ISBLANK([.O262]); &quot;&quot;; DAY([.O262]))">
            <text:p/>
          </table:table-cell>
          <table:table-cell table:formula="of:=IF(ISBLANK([.G262]); &quot;&quot;; WEEKDAY([.G262]; 2))">
            <text:p/>
          </table:table-cell>
          <table:table-cell table:formula="of:=IF(ISBLANK([.O262]); &quot;&quot;; WEEKDAY([.O262]; 2))">
            <text:p/>
          </table:table-cell>
          <table:table-cell table:formula="of:=IF(ISBLANK([.O262]); &quot;&quot;; WEEKNUM([.O262]))">
            <text:p/>
          </table:table-cell>
          <table:table-cell table:formula="of:=IF(ISBLANK([.O262]); &quot;&quot;; MONTH([.O262]))">
            <text:p/>
          </table:table-cell>
          <table:table-cell table:formula="of:=IF(OR(ISBLANK([.G262]); ISBLANK([.O262])); &quot;&quot;; IFERROR(DATEDIF([.G262];[.O262];&quot;d&quot;); &quot;&quot;))">
            <text:p/>
          </table:table-cell>
          <table:table-cell table:formula="of:=IFERROR([.AJ261]+[.P262]; &quot;&quot;)">
            <text:p/>
          </table:table-cell>
          <table:table-cell table:formula="of:=IFERROR([.AK261]+[.Q26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63]=&quot;Long&quot;; [.I263]-[Overview.$C$4]/[.H263]; IF([.F263]=&quot;Short&quot;; [.I263]+[Overview.$C$4]/[.H263]; &quot;&quot;)); &quot;&quot;)">
            <text:p/>
          </table:table-cell>
          <table:table-cell table:style-name="ce157" table:formula="of:=IFERROR(ABS([.J263]-[.I263])*[.H263]; &quot;&quot;)">
            <text:p/>
          </table:table-cell>
          <table:table-cell table:formula="of:=IFERROR(IF([.F263]=&quot;Long&quot;; [.I263]+[Overview.$C$4]/[.H263]*[Overview.$C$6]; IF([.F263]=&quot;Short&quot;; [.I263]-[Overview.$C$4]/[.H263]*[Overview.$C$6]; &quot;&quot;)); &quot;&quot;)">
            <text:p/>
          </table:table-cell>
          <table:table-cell table:number-columns-repeated="3"/>
          <table:table-cell table:formula="of:=IFERROR([.Q263]/[.K263]; &quot;&quot;)">
            <text:p/>
          </table:table-cell>
          <table:table-cell table:formula="of:=IFERROR(IF(AND([.F263]=&quot;Long&quot;; [.M263]=[.H263]); [.H263]*([.N263]-[.I263]); IF(AND([.F263]=&quot;Short&quot;; [.M263]=[.H263]); [.H263]*([.I263]-[.N263]); &quot;&quot;)); &quot;&quot;)">
            <text:p/>
          </table:table-cell>
          <table:table-cell table:formula="of:=IF(ISNUMBER([.Q263]); IF([.Q263]&gt;0; &quot;Win&quot;; &quot;Loss&quot;);&quot;&quot;)">
            <text:p/>
          </table:table-cell>
          <table:table-cell table:formula="of:=IF([.O263]=&quot;&quot;; &quot;&quot;; CONCATENATE(DATEDIF([.G263];[.O263];&quot;d&quot;); IF(DATEDIF([.G263];[.O26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63]); &quot;&quot;; IF([.$F263]=&quot;Long&quot;; ([.W263]-[.$I263])*[.$H263]/[.$K263]; ([.$I263]-[.W263])*[.$H263]/[.$K263])-[.$P263]); &quot;&quot;)">
            <text:p/>
          </table:table-cell>
          <table:table-cell table:style-name="Default"/>
          <table:table-cell table:style-name="ce205" table:formula="of:=IFERROR(IF(ISBLANK([.Y263]); &quot;&quot;; IF([.$F263]=&quot;Long&quot;; ([.Y263]-[.$I263])*[.$H263]/[.$K263]; ([.$I263]-[.Y263])*[.$H263]/[.$K263])-[.$P263]); &quot;&quot;)">
            <text:p/>
          </table:table-cell>
          <table:table-cell table:style-name="Default"/>
          <table:table-cell table:style-name="ce205" table:formula="of:=IFERROR(IF(ISBLANK([.AA263]); &quot;&quot;; IF([.$F263]=&quot;Long&quot;; ([.AA263]-[.$I263])*[.$H263]/[.$K263]; ([.$I263]-[.AA263])*[.$H263]/[.$K263])-[.$P263]); &quot;&quot;)">
            <text:p/>
          </table:table-cell>
          <table:table-cell/>
          <table:table-cell table:formula="of:=IF(ISBLANK([.O263]); &quot;&quot;; DAY([.O263]))">
            <text:p/>
          </table:table-cell>
          <table:table-cell table:formula="of:=IF(ISBLANK([.G263]); &quot;&quot;; WEEKDAY([.G263]; 2))">
            <text:p/>
          </table:table-cell>
          <table:table-cell table:formula="of:=IF(ISBLANK([.O263]); &quot;&quot;; WEEKDAY([.O263]; 2))">
            <text:p/>
          </table:table-cell>
          <table:table-cell table:formula="of:=IF(ISBLANK([.O263]); &quot;&quot;; WEEKNUM([.O263]))">
            <text:p/>
          </table:table-cell>
          <table:table-cell table:formula="of:=IF(ISBLANK([.O263]); &quot;&quot;; MONTH([.O263]))">
            <text:p/>
          </table:table-cell>
          <table:table-cell table:formula="of:=IF(OR(ISBLANK([.G263]); ISBLANK([.O263])); &quot;&quot;; IFERROR(DATEDIF([.G263];[.O263];&quot;d&quot;); &quot;&quot;))">
            <text:p/>
          </table:table-cell>
          <table:table-cell table:formula="of:=IFERROR([.AJ262]+[.P263]; &quot;&quot;)">
            <text:p/>
          </table:table-cell>
          <table:table-cell table:formula="of:=IFERROR([.AK262]+[.Q26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64]=&quot;Long&quot;; [.I264]-[Overview.$C$4]/[.H264]; IF([.F264]=&quot;Short&quot;; [.I264]+[Overview.$C$4]/[.H264]; &quot;&quot;)); &quot;&quot;)">
            <text:p/>
          </table:table-cell>
          <table:table-cell table:style-name="ce157" table:formula="of:=IFERROR(ABS([.J264]-[.I264])*[.H264]; &quot;&quot;)">
            <text:p/>
          </table:table-cell>
          <table:table-cell table:formula="of:=IFERROR(IF([.F264]=&quot;Long&quot;; [.I264]+[Overview.$C$4]/[.H264]*[Overview.$C$6]; IF([.F264]=&quot;Short&quot;; [.I264]-[Overview.$C$4]/[.H264]*[Overview.$C$6]; &quot;&quot;)); &quot;&quot;)">
            <text:p/>
          </table:table-cell>
          <table:table-cell table:number-columns-repeated="3"/>
          <table:table-cell table:formula="of:=IFERROR([.Q264]/[.K264]; &quot;&quot;)">
            <text:p/>
          </table:table-cell>
          <table:table-cell table:formula="of:=IFERROR(IF(AND([.F264]=&quot;Long&quot;; [.M264]=[.H264]); [.H264]*([.N264]-[.I264]); IF(AND([.F264]=&quot;Short&quot;; [.M264]=[.H264]); [.H264]*([.I264]-[.N264]); &quot;&quot;)); &quot;&quot;)">
            <text:p/>
          </table:table-cell>
          <table:table-cell table:formula="of:=IF(ISNUMBER([.Q264]); IF([.Q264]&gt;0; &quot;Win&quot;; &quot;Loss&quot;);&quot;&quot;)">
            <text:p/>
          </table:table-cell>
          <table:table-cell table:formula="of:=IF([.O264]=&quot;&quot;; &quot;&quot;; CONCATENATE(DATEDIF([.G264];[.O264];&quot;d&quot;); IF(DATEDIF([.G264];[.O26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64]); &quot;&quot;; IF([.$F264]=&quot;Long&quot;; ([.W264]-[.$I264])*[.$H264]/[.$K264]; ([.$I264]-[.W264])*[.$H264]/[.$K264])-[.$P264]); &quot;&quot;)">
            <text:p/>
          </table:table-cell>
          <table:table-cell table:style-name="Default"/>
          <table:table-cell table:style-name="ce205" table:formula="of:=IFERROR(IF(ISBLANK([.Y264]); &quot;&quot;; IF([.$F264]=&quot;Long&quot;; ([.Y264]-[.$I264])*[.$H264]/[.$K264]; ([.$I264]-[.Y264])*[.$H264]/[.$K264])-[.$P264]); &quot;&quot;)">
            <text:p/>
          </table:table-cell>
          <table:table-cell table:style-name="Default"/>
          <table:table-cell table:style-name="ce205" table:formula="of:=IFERROR(IF(ISBLANK([.AA264]); &quot;&quot;; IF([.$F264]=&quot;Long&quot;; ([.AA264]-[.$I264])*[.$H264]/[.$K264]; ([.$I264]-[.AA264])*[.$H264]/[.$K264])-[.$P264]); &quot;&quot;)">
            <text:p/>
          </table:table-cell>
          <table:table-cell/>
          <table:table-cell table:formula="of:=IF(ISBLANK([.O264]); &quot;&quot;; DAY([.O264]))">
            <text:p/>
          </table:table-cell>
          <table:table-cell table:formula="of:=IF(ISBLANK([.G264]); &quot;&quot;; WEEKDAY([.G264]; 2))">
            <text:p/>
          </table:table-cell>
          <table:table-cell table:formula="of:=IF(ISBLANK([.O264]); &quot;&quot;; WEEKDAY([.O264]; 2))">
            <text:p/>
          </table:table-cell>
          <table:table-cell table:formula="of:=IF(ISBLANK([.O264]); &quot;&quot;; WEEKNUM([.O264]))">
            <text:p/>
          </table:table-cell>
          <table:table-cell table:formula="of:=IF(ISBLANK([.O264]); &quot;&quot;; MONTH([.O264]))">
            <text:p/>
          </table:table-cell>
          <table:table-cell table:formula="of:=IF(OR(ISBLANK([.G264]); ISBLANK([.O264])); &quot;&quot;; IFERROR(DATEDIF([.G264];[.O264];&quot;d&quot;); &quot;&quot;))">
            <text:p/>
          </table:table-cell>
          <table:table-cell table:formula="of:=IFERROR([.AJ263]+[.P264]; &quot;&quot;)">
            <text:p/>
          </table:table-cell>
          <table:table-cell table:formula="of:=IFERROR([.AK263]+[.Q26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63" calcext:value-type="float">
            <text:p>26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65]=&quot;Long&quot;; [.I265]-[Overview.$C$4]/[.H265]; IF([.F265]=&quot;Short&quot;; [.I265]+[Overview.$C$4]/[.H265]; &quot;&quot;)); &quot;&quot;)">
            <text:p/>
          </table:table-cell>
          <table:table-cell table:style-name="ce157" table:formula="of:=IFERROR(ABS([.J265]-[.I265])*[.H265]; &quot;&quot;)">
            <text:p/>
          </table:table-cell>
          <table:table-cell table:formula="of:=IFERROR(IF([.F265]=&quot;Long&quot;; [.I265]+[Overview.$C$4]/[.H265]*[Overview.$C$6]; IF([.F265]=&quot;Short&quot;; [.I265]-[Overview.$C$4]/[.H265]*[Overview.$C$6]; &quot;&quot;)); &quot;&quot;)">
            <text:p/>
          </table:table-cell>
          <table:table-cell table:number-columns-repeated="3"/>
          <table:table-cell table:formula="of:=IFERROR([.Q265]/[.K265]; &quot;&quot;)">
            <text:p/>
          </table:table-cell>
          <table:table-cell table:formula="of:=IFERROR(IF(AND([.F265]=&quot;Long&quot;; [.M265]=[.H265]); [.H265]*([.N265]-[.I265]); IF(AND([.F265]=&quot;Short&quot;; [.M265]=[.H265]); [.H265]*([.I265]-[.N265]); &quot;&quot;)); &quot;&quot;)">
            <text:p/>
          </table:table-cell>
          <table:table-cell table:formula="of:=IF(ISNUMBER([.Q265]); IF([.Q265]&gt;0; &quot;Win&quot;; &quot;Loss&quot;);&quot;&quot;)">
            <text:p/>
          </table:table-cell>
          <table:table-cell table:formula="of:=IF([.O265]=&quot;&quot;; &quot;&quot;; CONCATENATE(DATEDIF([.G265];[.O265];&quot;d&quot;); IF(DATEDIF([.G265];[.O26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65]); &quot;&quot;; IF([.$F265]=&quot;Long&quot;; ([.W265]-[.$I265])*[.$H265]/[.$K265]; ([.$I265]-[.W265])*[.$H265]/[.$K265])-[.$P265]); &quot;&quot;)">
            <text:p/>
          </table:table-cell>
          <table:table-cell table:style-name="Default"/>
          <table:table-cell table:style-name="ce205" table:formula="of:=IFERROR(IF(ISBLANK([.Y265]); &quot;&quot;; IF([.$F265]=&quot;Long&quot;; ([.Y265]-[.$I265])*[.$H265]/[.$K265]; ([.$I265]-[.Y265])*[.$H265]/[.$K265])-[.$P265]); &quot;&quot;)">
            <text:p/>
          </table:table-cell>
          <table:table-cell table:style-name="Default"/>
          <table:table-cell table:style-name="ce205" table:formula="of:=IFERROR(IF(ISBLANK([.AA265]); &quot;&quot;; IF([.$F265]=&quot;Long&quot;; ([.AA265]-[.$I265])*[.$H265]/[.$K265]; ([.$I265]-[.AA265])*[.$H265]/[.$K265])-[.$P265]); &quot;&quot;)">
            <text:p/>
          </table:table-cell>
          <table:table-cell/>
          <table:table-cell table:formula="of:=IF(ISBLANK([.O265]); &quot;&quot;; DAY([.O265]))">
            <text:p/>
          </table:table-cell>
          <table:table-cell table:formula="of:=IF(ISBLANK([.G265]); &quot;&quot;; WEEKDAY([.G265]; 2))">
            <text:p/>
          </table:table-cell>
          <table:table-cell table:formula="of:=IF(ISBLANK([.O265]); &quot;&quot;; WEEKDAY([.O265]; 2))">
            <text:p/>
          </table:table-cell>
          <table:table-cell table:formula="of:=IF(ISBLANK([.O265]); &quot;&quot;; WEEKNUM([.O265]))">
            <text:p/>
          </table:table-cell>
          <table:table-cell table:formula="of:=IF(ISBLANK([.O265]); &quot;&quot;; MONTH([.O265]))">
            <text:p/>
          </table:table-cell>
          <table:table-cell table:formula="of:=IF(OR(ISBLANK([.G265]); ISBLANK([.O265])); &quot;&quot;; IFERROR(DATEDIF([.G265];[.O265];&quot;d&quot;); &quot;&quot;))">
            <text:p/>
          </table:table-cell>
          <table:table-cell table:formula="of:=IFERROR([.AJ264]+[.P265]; &quot;&quot;)">
            <text:p/>
          </table:table-cell>
          <table:table-cell table:formula="of:=IFERROR([.AK264]+[.Q26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64" calcext:value-type="float">
            <text:p>26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66]=&quot;Long&quot;; [.I266]-[Overview.$C$4]/[.H266]; IF([.F266]=&quot;Short&quot;; [.I266]+[Overview.$C$4]/[.H266]; &quot;&quot;)); &quot;&quot;)">
            <text:p/>
          </table:table-cell>
          <table:table-cell table:style-name="ce157" table:formula="of:=IFERROR(ABS([.J266]-[.I266])*[.H266]; &quot;&quot;)">
            <text:p/>
          </table:table-cell>
          <table:table-cell table:formula="of:=IFERROR(IF([.F266]=&quot;Long&quot;; [.I266]+[Overview.$C$4]/[.H266]*[Overview.$C$6]; IF([.F266]=&quot;Short&quot;; [.I266]-[Overview.$C$4]/[.H266]*[Overview.$C$6]; &quot;&quot;)); &quot;&quot;)">
            <text:p/>
          </table:table-cell>
          <table:table-cell table:number-columns-repeated="3"/>
          <table:table-cell table:formula="of:=IFERROR([.Q266]/[.K266]; &quot;&quot;)">
            <text:p/>
          </table:table-cell>
          <table:table-cell table:formula="of:=IFERROR(IF(AND([.F266]=&quot;Long&quot;; [.M266]=[.H266]); [.H266]*([.N266]-[.I266]); IF(AND([.F266]=&quot;Short&quot;; [.M266]=[.H266]); [.H266]*([.I266]-[.N266]); &quot;&quot;)); &quot;&quot;)">
            <text:p/>
          </table:table-cell>
          <table:table-cell table:formula="of:=IF(ISNUMBER([.Q266]); IF([.Q266]&gt;0; &quot;Win&quot;; &quot;Loss&quot;);&quot;&quot;)">
            <text:p/>
          </table:table-cell>
          <table:table-cell table:formula="of:=IF([.O266]=&quot;&quot;; &quot;&quot;; CONCATENATE(DATEDIF([.G266];[.O266];&quot;d&quot;); IF(DATEDIF([.G266];[.O26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66]); &quot;&quot;; IF([.$F266]=&quot;Long&quot;; ([.W266]-[.$I266])*[.$H266]/[.$K266]; ([.$I266]-[.W266])*[.$H266]/[.$K266])-[.$P266]); &quot;&quot;)">
            <text:p/>
          </table:table-cell>
          <table:table-cell table:style-name="Default"/>
          <table:table-cell table:style-name="ce205" table:formula="of:=IFERROR(IF(ISBLANK([.Y266]); &quot;&quot;; IF([.$F266]=&quot;Long&quot;; ([.Y266]-[.$I266])*[.$H266]/[.$K266]; ([.$I266]-[.Y266])*[.$H266]/[.$K266])-[.$P266]); &quot;&quot;)">
            <text:p/>
          </table:table-cell>
          <table:table-cell table:style-name="Default"/>
          <table:table-cell table:style-name="ce205" table:formula="of:=IFERROR(IF(ISBLANK([.AA266]); &quot;&quot;; IF([.$F266]=&quot;Long&quot;; ([.AA266]-[.$I266])*[.$H266]/[.$K266]; ([.$I266]-[.AA266])*[.$H266]/[.$K266])-[.$P266]); &quot;&quot;)">
            <text:p/>
          </table:table-cell>
          <table:table-cell/>
          <table:table-cell table:formula="of:=IF(ISBLANK([.O266]); &quot;&quot;; DAY([.O266]))">
            <text:p/>
          </table:table-cell>
          <table:table-cell table:formula="of:=IF(ISBLANK([.G266]); &quot;&quot;; WEEKDAY([.G266]; 2))">
            <text:p/>
          </table:table-cell>
          <table:table-cell table:formula="of:=IF(ISBLANK([.O266]); &quot;&quot;; WEEKDAY([.O266]; 2))">
            <text:p/>
          </table:table-cell>
          <table:table-cell table:formula="of:=IF(ISBLANK([.O266]); &quot;&quot;; WEEKNUM([.O266]))">
            <text:p/>
          </table:table-cell>
          <table:table-cell table:formula="of:=IF(ISBLANK([.O266]); &quot;&quot;; MONTH([.O266]))">
            <text:p/>
          </table:table-cell>
          <table:table-cell table:formula="of:=IF(OR(ISBLANK([.G266]); ISBLANK([.O266])); &quot;&quot;; IFERROR(DATEDIF([.G266];[.O266];&quot;d&quot;); &quot;&quot;))">
            <text:p/>
          </table:table-cell>
          <table:table-cell table:formula="of:=IFERROR([.AJ265]+[.P266]; &quot;&quot;)">
            <text:p/>
          </table:table-cell>
          <table:table-cell table:formula="of:=IFERROR([.AK265]+[.Q26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67]=&quot;Long&quot;; [.I267]-[Overview.$C$4]/[.H267]; IF([.F267]=&quot;Short&quot;; [.I267]+[Overview.$C$4]/[.H267]; &quot;&quot;)); &quot;&quot;)">
            <text:p/>
          </table:table-cell>
          <table:table-cell table:style-name="ce157" table:formula="of:=IFERROR(ABS([.J267]-[.I267])*[.H267]; &quot;&quot;)">
            <text:p/>
          </table:table-cell>
          <table:table-cell table:formula="of:=IFERROR(IF([.F267]=&quot;Long&quot;; [.I267]+[Overview.$C$4]/[.H267]*[Overview.$C$6]; IF([.F267]=&quot;Short&quot;; [.I267]-[Overview.$C$4]/[.H267]*[Overview.$C$6]; &quot;&quot;)); &quot;&quot;)">
            <text:p/>
          </table:table-cell>
          <table:table-cell table:number-columns-repeated="3"/>
          <table:table-cell table:formula="of:=IFERROR([.Q267]/[.K267]; &quot;&quot;)">
            <text:p/>
          </table:table-cell>
          <table:table-cell table:formula="of:=IFERROR(IF(AND([.F267]=&quot;Long&quot;; [.M267]=[.H267]); [.H267]*([.N267]-[.I267]); IF(AND([.F267]=&quot;Short&quot;; [.M267]=[.H267]); [.H267]*([.I267]-[.N267]); &quot;&quot;)); &quot;&quot;)">
            <text:p/>
          </table:table-cell>
          <table:table-cell table:formula="of:=IF(ISNUMBER([.Q267]); IF([.Q267]&gt;0; &quot;Win&quot;; &quot;Loss&quot;);&quot;&quot;)">
            <text:p/>
          </table:table-cell>
          <table:table-cell table:formula="of:=IF([.O267]=&quot;&quot;; &quot;&quot;; CONCATENATE(DATEDIF([.G267];[.O267];&quot;d&quot;); IF(DATEDIF([.G267];[.O26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67]); &quot;&quot;; IF([.$F267]=&quot;Long&quot;; ([.W267]-[.$I267])*[.$H267]/[.$K267]; ([.$I267]-[.W267])*[.$H267]/[.$K267])-[.$P267]); &quot;&quot;)">
            <text:p/>
          </table:table-cell>
          <table:table-cell table:style-name="Default"/>
          <table:table-cell table:style-name="ce205" table:formula="of:=IFERROR(IF(ISBLANK([.Y267]); &quot;&quot;; IF([.$F267]=&quot;Long&quot;; ([.Y267]-[.$I267])*[.$H267]/[.$K267]; ([.$I267]-[.Y267])*[.$H267]/[.$K267])-[.$P267]); &quot;&quot;)">
            <text:p/>
          </table:table-cell>
          <table:table-cell table:style-name="Default"/>
          <table:table-cell table:style-name="ce205" table:formula="of:=IFERROR(IF(ISBLANK([.AA267]); &quot;&quot;; IF([.$F267]=&quot;Long&quot;; ([.AA267]-[.$I267])*[.$H267]/[.$K267]; ([.$I267]-[.AA267])*[.$H267]/[.$K267])-[.$P267]); &quot;&quot;)">
            <text:p/>
          </table:table-cell>
          <table:table-cell/>
          <table:table-cell table:formula="of:=IF(ISBLANK([.O267]); &quot;&quot;; DAY([.O267]))">
            <text:p/>
          </table:table-cell>
          <table:table-cell table:formula="of:=IF(ISBLANK([.G267]); &quot;&quot;; WEEKDAY([.G267]; 2))">
            <text:p/>
          </table:table-cell>
          <table:table-cell table:formula="of:=IF(ISBLANK([.O267]); &quot;&quot;; WEEKDAY([.O267]; 2))">
            <text:p/>
          </table:table-cell>
          <table:table-cell table:formula="of:=IF(ISBLANK([.O267]); &quot;&quot;; WEEKNUM([.O267]))">
            <text:p/>
          </table:table-cell>
          <table:table-cell table:formula="of:=IF(ISBLANK([.O267]); &quot;&quot;; MONTH([.O267]))">
            <text:p/>
          </table:table-cell>
          <table:table-cell table:formula="of:=IF(OR(ISBLANK([.G267]); ISBLANK([.O267])); &quot;&quot;; IFERROR(DATEDIF([.G267];[.O267];&quot;d&quot;); &quot;&quot;))">
            <text:p/>
          </table:table-cell>
          <table:table-cell table:formula="of:=IFERROR([.AJ266]+[.P267]; &quot;&quot;)">
            <text:p/>
          </table:table-cell>
          <table:table-cell table:formula="of:=IFERROR([.AK266]+[.Q26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68]=&quot;Long&quot;; [.I268]-[Overview.$C$4]/[.H268]; IF([.F268]=&quot;Short&quot;; [.I268]+[Overview.$C$4]/[.H268]; &quot;&quot;)); &quot;&quot;)">
            <text:p/>
          </table:table-cell>
          <table:table-cell table:style-name="ce157" table:formula="of:=IFERROR(ABS([.J268]-[.I268])*[.H268]; &quot;&quot;)">
            <text:p/>
          </table:table-cell>
          <table:table-cell table:formula="of:=IFERROR(IF([.F268]=&quot;Long&quot;; [.I268]+[Overview.$C$4]/[.H268]*[Overview.$C$6]; IF([.F268]=&quot;Short&quot;; [.I268]-[Overview.$C$4]/[.H268]*[Overview.$C$6]; &quot;&quot;)); &quot;&quot;)">
            <text:p/>
          </table:table-cell>
          <table:table-cell table:number-columns-repeated="3"/>
          <table:table-cell table:formula="of:=IFERROR([.Q268]/[.K268]; &quot;&quot;)">
            <text:p/>
          </table:table-cell>
          <table:table-cell table:formula="of:=IFERROR(IF(AND([.F268]=&quot;Long&quot;; [.M268]=[.H268]); [.H268]*([.N268]-[.I268]); IF(AND([.F268]=&quot;Short&quot;; [.M268]=[.H268]); [.H268]*([.I268]-[.N268]); &quot;&quot;)); &quot;&quot;)">
            <text:p/>
          </table:table-cell>
          <table:table-cell table:formula="of:=IF(ISNUMBER([.Q268]); IF([.Q268]&gt;0; &quot;Win&quot;; &quot;Loss&quot;);&quot;&quot;)">
            <text:p/>
          </table:table-cell>
          <table:table-cell table:formula="of:=IF([.O268]=&quot;&quot;; &quot;&quot;; CONCATENATE(DATEDIF([.G268];[.O268];&quot;d&quot;); IF(DATEDIF([.G268];[.O26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68]); &quot;&quot;; IF([.$F268]=&quot;Long&quot;; ([.W268]-[.$I268])*[.$H268]/[.$K268]; ([.$I268]-[.W268])*[.$H268]/[.$K268])-[.$P268]); &quot;&quot;)">
            <text:p/>
          </table:table-cell>
          <table:table-cell table:style-name="Default"/>
          <table:table-cell table:style-name="ce205" table:formula="of:=IFERROR(IF(ISBLANK([.Y268]); &quot;&quot;; IF([.$F268]=&quot;Long&quot;; ([.Y268]-[.$I268])*[.$H268]/[.$K268]; ([.$I268]-[.Y268])*[.$H268]/[.$K268])-[.$P268]); &quot;&quot;)">
            <text:p/>
          </table:table-cell>
          <table:table-cell table:style-name="Default"/>
          <table:table-cell table:style-name="ce205" table:formula="of:=IFERROR(IF(ISBLANK([.AA268]); &quot;&quot;; IF([.$F268]=&quot;Long&quot;; ([.AA268]-[.$I268])*[.$H268]/[.$K268]; ([.$I268]-[.AA268])*[.$H268]/[.$K268])-[.$P268]); &quot;&quot;)">
            <text:p/>
          </table:table-cell>
          <table:table-cell/>
          <table:table-cell table:formula="of:=IF(ISBLANK([.O268]); &quot;&quot;; DAY([.O268]))">
            <text:p/>
          </table:table-cell>
          <table:table-cell table:formula="of:=IF(ISBLANK([.G268]); &quot;&quot;; WEEKDAY([.G268]; 2))">
            <text:p/>
          </table:table-cell>
          <table:table-cell table:formula="of:=IF(ISBLANK([.O268]); &quot;&quot;; WEEKDAY([.O268]; 2))">
            <text:p/>
          </table:table-cell>
          <table:table-cell table:formula="of:=IF(ISBLANK([.O268]); &quot;&quot;; WEEKNUM([.O268]))">
            <text:p/>
          </table:table-cell>
          <table:table-cell table:formula="of:=IF(ISBLANK([.O268]); &quot;&quot;; MONTH([.O268]))">
            <text:p/>
          </table:table-cell>
          <table:table-cell table:formula="of:=IF(OR(ISBLANK([.G268]); ISBLANK([.O268])); &quot;&quot;; IFERROR(DATEDIF([.G268];[.O268];&quot;d&quot;); &quot;&quot;))">
            <text:p/>
          </table:table-cell>
          <table:table-cell table:formula="of:=IFERROR([.AJ267]+[.P268]; &quot;&quot;)">
            <text:p/>
          </table:table-cell>
          <table:table-cell table:formula="of:=IFERROR([.AK267]+[.Q26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69]=&quot;Long&quot;; [.I269]-[Overview.$C$4]/[.H269]; IF([.F269]=&quot;Short&quot;; [.I269]+[Overview.$C$4]/[.H269]; &quot;&quot;)); &quot;&quot;)">
            <text:p/>
          </table:table-cell>
          <table:table-cell table:style-name="ce157" table:formula="of:=IFERROR(ABS([.J269]-[.I269])*[.H269]; &quot;&quot;)">
            <text:p/>
          </table:table-cell>
          <table:table-cell table:formula="of:=IFERROR(IF([.F269]=&quot;Long&quot;; [.I269]+[Overview.$C$4]/[.H269]*[Overview.$C$6]; IF([.F269]=&quot;Short&quot;; [.I269]-[Overview.$C$4]/[.H269]*[Overview.$C$6]; &quot;&quot;)); &quot;&quot;)">
            <text:p/>
          </table:table-cell>
          <table:table-cell table:number-columns-repeated="3"/>
          <table:table-cell table:formula="of:=IFERROR([.Q269]/[.K269]; &quot;&quot;)">
            <text:p/>
          </table:table-cell>
          <table:table-cell table:formula="of:=IFERROR(IF(AND([.F269]=&quot;Long&quot;; [.M269]=[.H269]); [.H269]*([.N269]-[.I269]); IF(AND([.F269]=&quot;Short&quot;; [.M269]=[.H269]); [.H269]*([.I269]-[.N269]); &quot;&quot;)); &quot;&quot;)">
            <text:p/>
          </table:table-cell>
          <table:table-cell table:formula="of:=IF(ISNUMBER([.Q269]); IF([.Q269]&gt;0; &quot;Win&quot;; &quot;Loss&quot;);&quot;&quot;)">
            <text:p/>
          </table:table-cell>
          <table:table-cell table:formula="of:=IF([.O269]=&quot;&quot;; &quot;&quot;; CONCATENATE(DATEDIF([.G269];[.O269];&quot;d&quot;); IF(DATEDIF([.G269];[.O26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69]); &quot;&quot;; IF([.$F269]=&quot;Long&quot;; ([.W269]-[.$I269])*[.$H269]/[.$K269]; ([.$I269]-[.W269])*[.$H269]/[.$K269])-[.$P269]); &quot;&quot;)">
            <text:p/>
          </table:table-cell>
          <table:table-cell table:style-name="Default"/>
          <table:table-cell table:style-name="ce205" table:formula="of:=IFERROR(IF(ISBLANK([.Y269]); &quot;&quot;; IF([.$F269]=&quot;Long&quot;; ([.Y269]-[.$I269])*[.$H269]/[.$K269]; ([.$I269]-[.Y269])*[.$H269]/[.$K269])-[.$P269]); &quot;&quot;)">
            <text:p/>
          </table:table-cell>
          <table:table-cell table:style-name="Default"/>
          <table:table-cell table:style-name="ce205" table:formula="of:=IFERROR(IF(ISBLANK([.AA269]); &quot;&quot;; IF([.$F269]=&quot;Long&quot;; ([.AA269]-[.$I269])*[.$H269]/[.$K269]; ([.$I269]-[.AA269])*[.$H269]/[.$K269])-[.$P269]); &quot;&quot;)">
            <text:p/>
          </table:table-cell>
          <table:table-cell/>
          <table:table-cell table:formula="of:=IF(ISBLANK([.O269]); &quot;&quot;; DAY([.O269]))">
            <text:p/>
          </table:table-cell>
          <table:table-cell table:formula="of:=IF(ISBLANK([.G269]); &quot;&quot;; WEEKDAY([.G269]; 2))">
            <text:p/>
          </table:table-cell>
          <table:table-cell table:formula="of:=IF(ISBLANK([.O269]); &quot;&quot;; WEEKDAY([.O269]; 2))">
            <text:p/>
          </table:table-cell>
          <table:table-cell table:formula="of:=IF(ISBLANK([.O269]); &quot;&quot;; WEEKNUM([.O269]))">
            <text:p/>
          </table:table-cell>
          <table:table-cell table:formula="of:=IF(ISBLANK([.O269]); &quot;&quot;; MONTH([.O269]))">
            <text:p/>
          </table:table-cell>
          <table:table-cell table:formula="of:=IF(OR(ISBLANK([.G269]); ISBLANK([.O269])); &quot;&quot;; IFERROR(DATEDIF([.G269];[.O269];&quot;d&quot;); &quot;&quot;))">
            <text:p/>
          </table:table-cell>
          <table:table-cell table:formula="of:=IFERROR([.AJ268]+[.P269]; &quot;&quot;)">
            <text:p/>
          </table:table-cell>
          <table:table-cell table:formula="of:=IFERROR([.AK268]+[.Q26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68" calcext:value-type="float">
            <text:p>26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70]=&quot;Long&quot;; [.I270]-[Overview.$C$4]/[.H270]; IF([.F270]=&quot;Short&quot;; [.I270]+[Overview.$C$4]/[.H270]; &quot;&quot;)); &quot;&quot;)">
            <text:p/>
          </table:table-cell>
          <table:table-cell table:style-name="ce157" table:formula="of:=IFERROR(ABS([.J270]-[.I270])*[.H270]; &quot;&quot;)">
            <text:p/>
          </table:table-cell>
          <table:table-cell table:formula="of:=IFERROR(IF([.F270]=&quot;Long&quot;; [.I270]+[Overview.$C$4]/[.H270]*[Overview.$C$6]; IF([.F270]=&quot;Short&quot;; [.I270]-[Overview.$C$4]/[.H270]*[Overview.$C$6]; &quot;&quot;)); &quot;&quot;)">
            <text:p/>
          </table:table-cell>
          <table:table-cell table:number-columns-repeated="3"/>
          <table:table-cell table:formula="of:=IFERROR([.Q270]/[.K270]; &quot;&quot;)">
            <text:p/>
          </table:table-cell>
          <table:table-cell table:formula="of:=IFERROR(IF(AND([.F270]=&quot;Long&quot;; [.M270]=[.H270]); [.H270]*([.N270]-[.I270]); IF(AND([.F270]=&quot;Short&quot;; [.M270]=[.H270]); [.H270]*([.I270]-[.N270]); &quot;&quot;)); &quot;&quot;)">
            <text:p/>
          </table:table-cell>
          <table:table-cell table:formula="of:=IF(ISNUMBER([.Q270]); IF([.Q270]&gt;0; &quot;Win&quot;; &quot;Loss&quot;);&quot;&quot;)">
            <text:p/>
          </table:table-cell>
          <table:table-cell table:formula="of:=IF([.O270]=&quot;&quot;; &quot;&quot;; CONCATENATE(DATEDIF([.G270];[.O270];&quot;d&quot;); IF(DATEDIF([.G270];[.O27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70]); &quot;&quot;; IF([.$F270]=&quot;Long&quot;; ([.W270]-[.$I270])*[.$H270]/[.$K270]; ([.$I270]-[.W270])*[.$H270]/[.$K270])-[.$P270]); &quot;&quot;)">
            <text:p/>
          </table:table-cell>
          <table:table-cell table:style-name="Default"/>
          <table:table-cell table:style-name="ce205" table:formula="of:=IFERROR(IF(ISBLANK([.Y270]); &quot;&quot;; IF([.$F270]=&quot;Long&quot;; ([.Y270]-[.$I270])*[.$H270]/[.$K270]; ([.$I270]-[.Y270])*[.$H270]/[.$K270])-[.$P270]); &quot;&quot;)">
            <text:p/>
          </table:table-cell>
          <table:table-cell table:style-name="Default"/>
          <table:table-cell table:style-name="ce205" table:formula="of:=IFERROR(IF(ISBLANK([.AA270]); &quot;&quot;; IF([.$F270]=&quot;Long&quot;; ([.AA270]-[.$I270])*[.$H270]/[.$K270]; ([.$I270]-[.AA270])*[.$H270]/[.$K270])-[.$P270]); &quot;&quot;)">
            <text:p/>
          </table:table-cell>
          <table:table-cell/>
          <table:table-cell table:formula="of:=IF(ISBLANK([.O270]); &quot;&quot;; DAY([.O270]))">
            <text:p/>
          </table:table-cell>
          <table:table-cell table:formula="of:=IF(ISBLANK([.G270]); &quot;&quot;; WEEKDAY([.G270]; 2))">
            <text:p/>
          </table:table-cell>
          <table:table-cell table:formula="of:=IF(ISBLANK([.O270]); &quot;&quot;; WEEKDAY([.O270]; 2))">
            <text:p/>
          </table:table-cell>
          <table:table-cell table:formula="of:=IF(ISBLANK([.O270]); &quot;&quot;; WEEKNUM([.O270]))">
            <text:p/>
          </table:table-cell>
          <table:table-cell table:formula="of:=IF(ISBLANK([.O270]); &quot;&quot;; MONTH([.O270]))">
            <text:p/>
          </table:table-cell>
          <table:table-cell table:formula="of:=IF(OR(ISBLANK([.G270]); ISBLANK([.O270])); &quot;&quot;; IFERROR(DATEDIF([.G270];[.O270];&quot;d&quot;); &quot;&quot;))">
            <text:p/>
          </table:table-cell>
          <table:table-cell table:formula="of:=IFERROR([.AJ269]+[.P270]; &quot;&quot;)">
            <text:p/>
          </table:table-cell>
          <table:table-cell table:formula="of:=IFERROR([.AK269]+[.Q27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69" calcext:value-type="float">
            <text:p>26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71]=&quot;Long&quot;; [.I271]-[Overview.$C$4]/[.H271]; IF([.F271]=&quot;Short&quot;; [.I271]+[Overview.$C$4]/[.H271]; &quot;&quot;)); &quot;&quot;)">
            <text:p/>
          </table:table-cell>
          <table:table-cell table:style-name="ce157" table:formula="of:=IFERROR(ABS([.J271]-[.I271])*[.H271]; &quot;&quot;)">
            <text:p/>
          </table:table-cell>
          <table:table-cell table:formula="of:=IFERROR(IF([.F271]=&quot;Long&quot;; [.I271]+[Overview.$C$4]/[.H271]*[Overview.$C$6]; IF([.F271]=&quot;Short&quot;; [.I271]-[Overview.$C$4]/[.H271]*[Overview.$C$6]; &quot;&quot;)); &quot;&quot;)">
            <text:p/>
          </table:table-cell>
          <table:table-cell table:number-columns-repeated="3"/>
          <table:table-cell table:formula="of:=IFERROR([.Q271]/[.K271]; &quot;&quot;)">
            <text:p/>
          </table:table-cell>
          <table:table-cell table:formula="of:=IFERROR(IF(AND([.F271]=&quot;Long&quot;; [.M271]=[.H271]); [.H271]*([.N271]-[.I271]); IF(AND([.F271]=&quot;Short&quot;; [.M271]=[.H271]); [.H271]*([.I271]-[.N271]); &quot;&quot;)); &quot;&quot;)">
            <text:p/>
          </table:table-cell>
          <table:table-cell table:formula="of:=IF(ISNUMBER([.Q271]); IF([.Q271]&gt;0; &quot;Win&quot;; &quot;Loss&quot;);&quot;&quot;)">
            <text:p/>
          </table:table-cell>
          <table:table-cell table:formula="of:=IF([.O271]=&quot;&quot;; &quot;&quot;; CONCATENATE(DATEDIF([.G271];[.O271];&quot;d&quot;); IF(DATEDIF([.G271];[.O27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71]); &quot;&quot;; IF([.$F271]=&quot;Long&quot;; ([.W271]-[.$I271])*[.$H271]/[.$K271]; ([.$I271]-[.W271])*[.$H271]/[.$K271])-[.$P271]); &quot;&quot;)">
            <text:p/>
          </table:table-cell>
          <table:table-cell table:style-name="Default"/>
          <table:table-cell table:style-name="ce205" table:formula="of:=IFERROR(IF(ISBLANK([.Y271]); &quot;&quot;; IF([.$F271]=&quot;Long&quot;; ([.Y271]-[.$I271])*[.$H271]/[.$K271]; ([.$I271]-[.Y271])*[.$H271]/[.$K271])-[.$P271]); &quot;&quot;)">
            <text:p/>
          </table:table-cell>
          <table:table-cell table:style-name="Default"/>
          <table:table-cell table:style-name="ce205" table:formula="of:=IFERROR(IF(ISBLANK([.AA271]); &quot;&quot;; IF([.$F271]=&quot;Long&quot;; ([.AA271]-[.$I271])*[.$H271]/[.$K271]; ([.$I271]-[.AA271])*[.$H271]/[.$K271])-[.$P271]); &quot;&quot;)">
            <text:p/>
          </table:table-cell>
          <table:table-cell/>
          <table:table-cell table:formula="of:=IF(ISBLANK([.O271]); &quot;&quot;; DAY([.O271]))">
            <text:p/>
          </table:table-cell>
          <table:table-cell table:formula="of:=IF(ISBLANK([.G271]); &quot;&quot;; WEEKDAY([.G271]; 2))">
            <text:p/>
          </table:table-cell>
          <table:table-cell table:formula="of:=IF(ISBLANK([.O271]); &quot;&quot;; WEEKDAY([.O271]; 2))">
            <text:p/>
          </table:table-cell>
          <table:table-cell table:formula="of:=IF(ISBLANK([.O271]); &quot;&quot;; WEEKNUM([.O271]))">
            <text:p/>
          </table:table-cell>
          <table:table-cell table:formula="of:=IF(ISBLANK([.O271]); &quot;&quot;; MONTH([.O271]))">
            <text:p/>
          </table:table-cell>
          <table:table-cell table:formula="of:=IF(OR(ISBLANK([.G271]); ISBLANK([.O271])); &quot;&quot;; IFERROR(DATEDIF([.G271];[.O271];&quot;d&quot;); &quot;&quot;))">
            <text:p/>
          </table:table-cell>
          <table:table-cell table:formula="of:=IFERROR([.AJ270]+[.P271]; &quot;&quot;)">
            <text:p/>
          </table:table-cell>
          <table:table-cell table:formula="of:=IFERROR([.AK270]+[.Q27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72]=&quot;Long&quot;; [.I272]-[Overview.$C$4]/[.H272]; IF([.F272]=&quot;Short&quot;; [.I272]+[Overview.$C$4]/[.H272]; &quot;&quot;)); &quot;&quot;)">
            <text:p/>
          </table:table-cell>
          <table:table-cell table:style-name="ce157" table:formula="of:=IFERROR(ABS([.J272]-[.I272])*[.H272]; &quot;&quot;)">
            <text:p/>
          </table:table-cell>
          <table:table-cell table:formula="of:=IFERROR(IF([.F272]=&quot;Long&quot;; [.I272]+[Overview.$C$4]/[.H272]*[Overview.$C$6]; IF([.F272]=&quot;Short&quot;; [.I272]-[Overview.$C$4]/[.H272]*[Overview.$C$6]; &quot;&quot;)); &quot;&quot;)">
            <text:p/>
          </table:table-cell>
          <table:table-cell table:number-columns-repeated="3"/>
          <table:table-cell table:formula="of:=IFERROR([.Q272]/[.K272]; &quot;&quot;)">
            <text:p/>
          </table:table-cell>
          <table:table-cell table:formula="of:=IFERROR(IF(AND([.F272]=&quot;Long&quot;; [.M272]=[.H272]); [.H272]*([.N272]-[.I272]); IF(AND([.F272]=&quot;Short&quot;; [.M272]=[.H272]); [.H272]*([.I272]-[.N272]); &quot;&quot;)); &quot;&quot;)">
            <text:p/>
          </table:table-cell>
          <table:table-cell table:formula="of:=IF(ISNUMBER([.Q272]); IF([.Q272]&gt;0; &quot;Win&quot;; &quot;Loss&quot;);&quot;&quot;)">
            <text:p/>
          </table:table-cell>
          <table:table-cell table:formula="of:=IF([.O272]=&quot;&quot;; &quot;&quot;; CONCATENATE(DATEDIF([.G272];[.O272];&quot;d&quot;); IF(DATEDIF([.G272];[.O27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72]); &quot;&quot;; IF([.$F272]=&quot;Long&quot;; ([.W272]-[.$I272])*[.$H272]/[.$K272]; ([.$I272]-[.W272])*[.$H272]/[.$K272])-[.$P272]); &quot;&quot;)">
            <text:p/>
          </table:table-cell>
          <table:table-cell table:style-name="Default"/>
          <table:table-cell table:style-name="ce205" table:formula="of:=IFERROR(IF(ISBLANK([.Y272]); &quot;&quot;; IF([.$F272]=&quot;Long&quot;; ([.Y272]-[.$I272])*[.$H272]/[.$K272]; ([.$I272]-[.Y272])*[.$H272]/[.$K272])-[.$P272]); &quot;&quot;)">
            <text:p/>
          </table:table-cell>
          <table:table-cell table:style-name="Default"/>
          <table:table-cell table:style-name="ce205" table:formula="of:=IFERROR(IF(ISBLANK([.AA272]); &quot;&quot;; IF([.$F272]=&quot;Long&quot;; ([.AA272]-[.$I272])*[.$H272]/[.$K272]; ([.$I272]-[.AA272])*[.$H272]/[.$K272])-[.$P272]); &quot;&quot;)">
            <text:p/>
          </table:table-cell>
          <table:table-cell/>
          <table:table-cell table:formula="of:=IF(ISBLANK([.O272]); &quot;&quot;; DAY([.O272]))">
            <text:p/>
          </table:table-cell>
          <table:table-cell table:formula="of:=IF(ISBLANK([.G272]); &quot;&quot;; WEEKDAY([.G272]; 2))">
            <text:p/>
          </table:table-cell>
          <table:table-cell table:formula="of:=IF(ISBLANK([.O272]); &quot;&quot;; WEEKDAY([.O272]; 2))">
            <text:p/>
          </table:table-cell>
          <table:table-cell table:formula="of:=IF(ISBLANK([.O272]); &quot;&quot;; WEEKNUM([.O272]))">
            <text:p/>
          </table:table-cell>
          <table:table-cell table:formula="of:=IF(ISBLANK([.O272]); &quot;&quot;; MONTH([.O272]))">
            <text:p/>
          </table:table-cell>
          <table:table-cell table:formula="of:=IF(OR(ISBLANK([.G272]); ISBLANK([.O272])); &quot;&quot;; IFERROR(DATEDIF([.G272];[.O272];&quot;d&quot;); &quot;&quot;))">
            <text:p/>
          </table:table-cell>
          <table:table-cell table:formula="of:=IFERROR([.AJ271]+[.P272]; &quot;&quot;)">
            <text:p/>
          </table:table-cell>
          <table:table-cell table:formula="of:=IFERROR([.AK271]+[.Q27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71" calcext:value-type="float">
            <text:p>27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73]=&quot;Long&quot;; [.I273]-[Overview.$C$4]/[.H273]; IF([.F273]=&quot;Short&quot;; [.I273]+[Overview.$C$4]/[.H273]; &quot;&quot;)); &quot;&quot;)">
            <text:p/>
          </table:table-cell>
          <table:table-cell table:style-name="ce157" table:formula="of:=IFERROR(ABS([.J273]-[.I273])*[.H273]; &quot;&quot;)">
            <text:p/>
          </table:table-cell>
          <table:table-cell table:formula="of:=IFERROR(IF([.F273]=&quot;Long&quot;; [.I273]+[Overview.$C$4]/[.H273]*[Overview.$C$6]; IF([.F273]=&quot;Short&quot;; [.I273]-[Overview.$C$4]/[.H273]*[Overview.$C$6]; &quot;&quot;)); &quot;&quot;)">
            <text:p/>
          </table:table-cell>
          <table:table-cell table:number-columns-repeated="3"/>
          <table:table-cell table:formula="of:=IFERROR([.Q273]/[.K273]; &quot;&quot;)">
            <text:p/>
          </table:table-cell>
          <table:table-cell table:formula="of:=IFERROR(IF(AND([.F273]=&quot;Long&quot;; [.M273]=[.H273]); [.H273]*([.N273]-[.I273]); IF(AND([.F273]=&quot;Short&quot;; [.M273]=[.H273]); [.H273]*([.I273]-[.N273]); &quot;&quot;)); &quot;&quot;)">
            <text:p/>
          </table:table-cell>
          <table:table-cell table:formula="of:=IF(ISNUMBER([.Q273]); IF([.Q273]&gt;0; &quot;Win&quot;; &quot;Loss&quot;);&quot;&quot;)">
            <text:p/>
          </table:table-cell>
          <table:table-cell table:formula="of:=IF([.O273]=&quot;&quot;; &quot;&quot;; CONCATENATE(DATEDIF([.G273];[.O273];&quot;d&quot;); IF(DATEDIF([.G273];[.O27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73]); &quot;&quot;; IF([.$F273]=&quot;Long&quot;; ([.W273]-[.$I273])*[.$H273]/[.$K273]; ([.$I273]-[.W273])*[.$H273]/[.$K273])-[.$P273]); &quot;&quot;)">
            <text:p/>
          </table:table-cell>
          <table:table-cell table:style-name="Default"/>
          <table:table-cell table:style-name="ce205" table:formula="of:=IFERROR(IF(ISBLANK([.Y273]); &quot;&quot;; IF([.$F273]=&quot;Long&quot;; ([.Y273]-[.$I273])*[.$H273]/[.$K273]; ([.$I273]-[.Y273])*[.$H273]/[.$K273])-[.$P273]); &quot;&quot;)">
            <text:p/>
          </table:table-cell>
          <table:table-cell table:style-name="Default"/>
          <table:table-cell table:style-name="ce205" table:formula="of:=IFERROR(IF(ISBLANK([.AA273]); &quot;&quot;; IF([.$F273]=&quot;Long&quot;; ([.AA273]-[.$I273])*[.$H273]/[.$K273]; ([.$I273]-[.AA273])*[.$H273]/[.$K273])-[.$P273]); &quot;&quot;)">
            <text:p/>
          </table:table-cell>
          <table:table-cell/>
          <table:table-cell table:formula="of:=IF(ISBLANK([.O273]); &quot;&quot;; DAY([.O273]))">
            <text:p/>
          </table:table-cell>
          <table:table-cell table:formula="of:=IF(ISBLANK([.G273]); &quot;&quot;; WEEKDAY([.G273]; 2))">
            <text:p/>
          </table:table-cell>
          <table:table-cell table:formula="of:=IF(ISBLANK([.O273]); &quot;&quot;; WEEKDAY([.O273]; 2))">
            <text:p/>
          </table:table-cell>
          <table:table-cell table:formula="of:=IF(ISBLANK([.O273]); &quot;&quot;; WEEKNUM([.O273]))">
            <text:p/>
          </table:table-cell>
          <table:table-cell table:formula="of:=IF(ISBLANK([.O273]); &quot;&quot;; MONTH([.O273]))">
            <text:p/>
          </table:table-cell>
          <table:table-cell table:formula="of:=IF(OR(ISBLANK([.G273]); ISBLANK([.O273])); &quot;&quot;; IFERROR(DATEDIF([.G273];[.O273];&quot;d&quot;); &quot;&quot;))">
            <text:p/>
          </table:table-cell>
          <table:table-cell table:formula="of:=IFERROR([.AJ272]+[.P273]; &quot;&quot;)">
            <text:p/>
          </table:table-cell>
          <table:table-cell table:formula="of:=IFERROR([.AK272]+[.Q27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72" calcext:value-type="float">
            <text:p>27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74]=&quot;Long&quot;; [.I274]-[Overview.$C$4]/[.H274]; IF([.F274]=&quot;Short&quot;; [.I274]+[Overview.$C$4]/[.H274]; &quot;&quot;)); &quot;&quot;)">
            <text:p/>
          </table:table-cell>
          <table:table-cell table:style-name="ce157" table:formula="of:=IFERROR(ABS([.J274]-[.I274])*[.H274]; &quot;&quot;)">
            <text:p/>
          </table:table-cell>
          <table:table-cell table:formula="of:=IFERROR(IF([.F274]=&quot;Long&quot;; [.I274]+[Overview.$C$4]/[.H274]*[Overview.$C$6]; IF([.F274]=&quot;Short&quot;; [.I274]-[Overview.$C$4]/[.H274]*[Overview.$C$6]; &quot;&quot;)); &quot;&quot;)">
            <text:p/>
          </table:table-cell>
          <table:table-cell table:number-columns-repeated="3"/>
          <table:table-cell table:formula="of:=IFERROR([.Q274]/[.K274]; &quot;&quot;)">
            <text:p/>
          </table:table-cell>
          <table:table-cell table:formula="of:=IFERROR(IF(AND([.F274]=&quot;Long&quot;; [.M274]=[.H274]); [.H274]*([.N274]-[.I274]); IF(AND([.F274]=&quot;Short&quot;; [.M274]=[.H274]); [.H274]*([.I274]-[.N274]); &quot;&quot;)); &quot;&quot;)">
            <text:p/>
          </table:table-cell>
          <table:table-cell table:formula="of:=IF(ISNUMBER([.Q274]); IF([.Q274]&gt;0; &quot;Win&quot;; &quot;Loss&quot;);&quot;&quot;)">
            <text:p/>
          </table:table-cell>
          <table:table-cell table:formula="of:=IF([.O274]=&quot;&quot;; &quot;&quot;; CONCATENATE(DATEDIF([.G274];[.O274];&quot;d&quot;); IF(DATEDIF([.G274];[.O27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74]); &quot;&quot;; IF([.$F274]=&quot;Long&quot;; ([.W274]-[.$I274])*[.$H274]/[.$K274]; ([.$I274]-[.W274])*[.$H274]/[.$K274])-[.$P274]); &quot;&quot;)">
            <text:p/>
          </table:table-cell>
          <table:table-cell table:style-name="Default"/>
          <table:table-cell table:style-name="ce205" table:formula="of:=IFERROR(IF(ISBLANK([.Y274]); &quot;&quot;; IF([.$F274]=&quot;Long&quot;; ([.Y274]-[.$I274])*[.$H274]/[.$K274]; ([.$I274]-[.Y274])*[.$H274]/[.$K274])-[.$P274]); &quot;&quot;)">
            <text:p/>
          </table:table-cell>
          <table:table-cell table:style-name="Default"/>
          <table:table-cell table:style-name="ce205" table:formula="of:=IFERROR(IF(ISBLANK([.AA274]); &quot;&quot;; IF([.$F274]=&quot;Long&quot;; ([.AA274]-[.$I274])*[.$H274]/[.$K274]; ([.$I274]-[.AA274])*[.$H274]/[.$K274])-[.$P274]); &quot;&quot;)">
            <text:p/>
          </table:table-cell>
          <table:table-cell/>
          <table:table-cell table:formula="of:=IF(ISBLANK([.O274]); &quot;&quot;; DAY([.O274]))">
            <text:p/>
          </table:table-cell>
          <table:table-cell table:formula="of:=IF(ISBLANK([.G274]); &quot;&quot;; WEEKDAY([.G274]; 2))">
            <text:p/>
          </table:table-cell>
          <table:table-cell table:formula="of:=IF(ISBLANK([.O274]); &quot;&quot;; WEEKDAY([.O274]; 2))">
            <text:p/>
          </table:table-cell>
          <table:table-cell table:formula="of:=IF(ISBLANK([.O274]); &quot;&quot;; WEEKNUM([.O274]))">
            <text:p/>
          </table:table-cell>
          <table:table-cell table:formula="of:=IF(ISBLANK([.O274]); &quot;&quot;; MONTH([.O274]))">
            <text:p/>
          </table:table-cell>
          <table:table-cell table:formula="of:=IF(OR(ISBLANK([.G274]); ISBLANK([.O274])); &quot;&quot;; IFERROR(DATEDIF([.G274];[.O274];&quot;d&quot;); &quot;&quot;))">
            <text:p/>
          </table:table-cell>
          <table:table-cell table:formula="of:=IFERROR([.AJ273]+[.P274]; &quot;&quot;)">
            <text:p/>
          </table:table-cell>
          <table:table-cell table:formula="of:=IFERROR([.AK273]+[.Q27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73" calcext:value-type="float">
            <text:p>27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75]=&quot;Long&quot;; [.I275]-[Overview.$C$4]/[.H275]; IF([.F275]=&quot;Short&quot;; [.I275]+[Overview.$C$4]/[.H275]; &quot;&quot;)); &quot;&quot;)">
            <text:p/>
          </table:table-cell>
          <table:table-cell table:style-name="ce157" table:formula="of:=IFERROR(ABS([.J275]-[.I275])*[.H275]; &quot;&quot;)">
            <text:p/>
          </table:table-cell>
          <table:table-cell table:formula="of:=IFERROR(IF([.F275]=&quot;Long&quot;; [.I275]+[Overview.$C$4]/[.H275]*[Overview.$C$6]; IF([.F275]=&quot;Short&quot;; [.I275]-[Overview.$C$4]/[.H275]*[Overview.$C$6]; &quot;&quot;)); &quot;&quot;)">
            <text:p/>
          </table:table-cell>
          <table:table-cell table:number-columns-repeated="3"/>
          <table:table-cell table:formula="of:=IFERROR([.Q275]/[.K275]; &quot;&quot;)">
            <text:p/>
          </table:table-cell>
          <table:table-cell table:formula="of:=IFERROR(IF(AND([.F275]=&quot;Long&quot;; [.M275]=[.H275]); [.H275]*([.N275]-[.I275]); IF(AND([.F275]=&quot;Short&quot;; [.M275]=[.H275]); [.H275]*([.I275]-[.N275]); &quot;&quot;)); &quot;&quot;)">
            <text:p/>
          </table:table-cell>
          <table:table-cell table:formula="of:=IF(ISNUMBER([.Q275]); IF([.Q275]&gt;0; &quot;Win&quot;; &quot;Loss&quot;);&quot;&quot;)">
            <text:p/>
          </table:table-cell>
          <table:table-cell table:formula="of:=IF([.O275]=&quot;&quot;; &quot;&quot;; CONCATENATE(DATEDIF([.G275];[.O275];&quot;d&quot;); IF(DATEDIF([.G275];[.O27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75]); &quot;&quot;; IF([.$F275]=&quot;Long&quot;; ([.W275]-[.$I275])*[.$H275]/[.$K275]; ([.$I275]-[.W275])*[.$H275]/[.$K275])-[.$P275]); &quot;&quot;)">
            <text:p/>
          </table:table-cell>
          <table:table-cell table:style-name="Default"/>
          <table:table-cell table:style-name="ce205" table:formula="of:=IFERROR(IF(ISBLANK([.Y275]); &quot;&quot;; IF([.$F275]=&quot;Long&quot;; ([.Y275]-[.$I275])*[.$H275]/[.$K275]; ([.$I275]-[.Y275])*[.$H275]/[.$K275])-[.$P275]); &quot;&quot;)">
            <text:p/>
          </table:table-cell>
          <table:table-cell table:style-name="Default"/>
          <table:table-cell table:style-name="ce205" table:formula="of:=IFERROR(IF(ISBLANK([.AA275]); &quot;&quot;; IF([.$F275]=&quot;Long&quot;; ([.AA275]-[.$I275])*[.$H275]/[.$K275]; ([.$I275]-[.AA275])*[.$H275]/[.$K275])-[.$P275]); &quot;&quot;)">
            <text:p/>
          </table:table-cell>
          <table:table-cell/>
          <table:table-cell table:formula="of:=IF(ISBLANK([.O275]); &quot;&quot;; DAY([.O275]))">
            <text:p/>
          </table:table-cell>
          <table:table-cell table:formula="of:=IF(ISBLANK([.G275]); &quot;&quot;; WEEKDAY([.G275]; 2))">
            <text:p/>
          </table:table-cell>
          <table:table-cell table:formula="of:=IF(ISBLANK([.O275]); &quot;&quot;; WEEKDAY([.O275]; 2))">
            <text:p/>
          </table:table-cell>
          <table:table-cell table:formula="of:=IF(ISBLANK([.O275]); &quot;&quot;; WEEKNUM([.O275]))">
            <text:p/>
          </table:table-cell>
          <table:table-cell table:formula="of:=IF(ISBLANK([.O275]); &quot;&quot;; MONTH([.O275]))">
            <text:p/>
          </table:table-cell>
          <table:table-cell table:formula="of:=IF(OR(ISBLANK([.G275]); ISBLANK([.O275])); &quot;&quot;; IFERROR(DATEDIF([.G275];[.O275];&quot;d&quot;); &quot;&quot;))">
            <text:p/>
          </table:table-cell>
          <table:table-cell table:formula="of:=IFERROR([.AJ274]+[.P275]; &quot;&quot;)">
            <text:p/>
          </table:table-cell>
          <table:table-cell table:formula="of:=IFERROR([.AK274]+[.Q27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74" calcext:value-type="float">
            <text:p>27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76]=&quot;Long&quot;; [.I276]-[Overview.$C$4]/[.H276]; IF([.F276]=&quot;Short&quot;; [.I276]+[Overview.$C$4]/[.H276]; &quot;&quot;)); &quot;&quot;)">
            <text:p/>
          </table:table-cell>
          <table:table-cell table:style-name="ce157" table:formula="of:=IFERROR(ABS([.J276]-[.I276])*[.H276]; &quot;&quot;)">
            <text:p/>
          </table:table-cell>
          <table:table-cell table:formula="of:=IFERROR(IF([.F276]=&quot;Long&quot;; [.I276]+[Overview.$C$4]/[.H276]*[Overview.$C$6]; IF([.F276]=&quot;Short&quot;; [.I276]-[Overview.$C$4]/[.H276]*[Overview.$C$6]; &quot;&quot;)); &quot;&quot;)">
            <text:p/>
          </table:table-cell>
          <table:table-cell table:number-columns-repeated="3"/>
          <table:table-cell table:formula="of:=IFERROR([.Q276]/[.K276]; &quot;&quot;)">
            <text:p/>
          </table:table-cell>
          <table:table-cell table:formula="of:=IFERROR(IF(AND([.F276]=&quot;Long&quot;; [.M276]=[.H276]); [.H276]*([.N276]-[.I276]); IF(AND([.F276]=&quot;Short&quot;; [.M276]=[.H276]); [.H276]*([.I276]-[.N276]); &quot;&quot;)); &quot;&quot;)">
            <text:p/>
          </table:table-cell>
          <table:table-cell table:formula="of:=IF(ISNUMBER([.Q276]); IF([.Q276]&gt;0; &quot;Win&quot;; &quot;Loss&quot;);&quot;&quot;)">
            <text:p/>
          </table:table-cell>
          <table:table-cell table:formula="of:=IF([.O276]=&quot;&quot;; &quot;&quot;; CONCATENATE(DATEDIF([.G276];[.O276];&quot;d&quot;); IF(DATEDIF([.G276];[.O27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76]); &quot;&quot;; IF([.$F276]=&quot;Long&quot;; ([.W276]-[.$I276])*[.$H276]/[.$K276]; ([.$I276]-[.W276])*[.$H276]/[.$K276])-[.$P276]); &quot;&quot;)">
            <text:p/>
          </table:table-cell>
          <table:table-cell table:style-name="Default"/>
          <table:table-cell table:style-name="ce205" table:formula="of:=IFERROR(IF(ISBLANK([.Y276]); &quot;&quot;; IF([.$F276]=&quot;Long&quot;; ([.Y276]-[.$I276])*[.$H276]/[.$K276]; ([.$I276]-[.Y276])*[.$H276]/[.$K276])-[.$P276]); &quot;&quot;)">
            <text:p/>
          </table:table-cell>
          <table:table-cell table:style-name="Default"/>
          <table:table-cell table:style-name="ce205" table:formula="of:=IFERROR(IF(ISBLANK([.AA276]); &quot;&quot;; IF([.$F276]=&quot;Long&quot;; ([.AA276]-[.$I276])*[.$H276]/[.$K276]; ([.$I276]-[.AA276])*[.$H276]/[.$K276])-[.$P276]); &quot;&quot;)">
            <text:p/>
          </table:table-cell>
          <table:table-cell/>
          <table:table-cell table:formula="of:=IF(ISBLANK([.O276]); &quot;&quot;; DAY([.O276]))">
            <text:p/>
          </table:table-cell>
          <table:table-cell table:formula="of:=IF(ISBLANK([.G276]); &quot;&quot;; WEEKDAY([.G276]; 2))">
            <text:p/>
          </table:table-cell>
          <table:table-cell table:formula="of:=IF(ISBLANK([.O276]); &quot;&quot;; WEEKDAY([.O276]; 2))">
            <text:p/>
          </table:table-cell>
          <table:table-cell table:formula="of:=IF(ISBLANK([.O276]); &quot;&quot;; WEEKNUM([.O276]))">
            <text:p/>
          </table:table-cell>
          <table:table-cell table:formula="of:=IF(ISBLANK([.O276]); &quot;&quot;; MONTH([.O276]))">
            <text:p/>
          </table:table-cell>
          <table:table-cell table:formula="of:=IF(OR(ISBLANK([.G276]); ISBLANK([.O276])); &quot;&quot;; IFERROR(DATEDIF([.G276];[.O276];&quot;d&quot;); &quot;&quot;))">
            <text:p/>
          </table:table-cell>
          <table:table-cell table:formula="of:=IFERROR([.AJ275]+[.P276]; &quot;&quot;)">
            <text:p/>
          </table:table-cell>
          <table:table-cell table:formula="of:=IFERROR([.AK275]+[.Q27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75" calcext:value-type="float">
            <text:p>27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77]=&quot;Long&quot;; [.I277]-[Overview.$C$4]/[.H277]; IF([.F277]=&quot;Short&quot;; [.I277]+[Overview.$C$4]/[.H277]; &quot;&quot;)); &quot;&quot;)">
            <text:p/>
          </table:table-cell>
          <table:table-cell table:style-name="ce157" table:formula="of:=IFERROR(ABS([.J277]-[.I277])*[.H277]; &quot;&quot;)">
            <text:p/>
          </table:table-cell>
          <table:table-cell table:formula="of:=IFERROR(IF([.F277]=&quot;Long&quot;; [.I277]+[Overview.$C$4]/[.H277]*[Overview.$C$6]; IF([.F277]=&quot;Short&quot;; [.I277]-[Overview.$C$4]/[.H277]*[Overview.$C$6]; &quot;&quot;)); &quot;&quot;)">
            <text:p/>
          </table:table-cell>
          <table:table-cell table:number-columns-repeated="3"/>
          <table:table-cell table:formula="of:=IFERROR([.Q277]/[.K277]; &quot;&quot;)">
            <text:p/>
          </table:table-cell>
          <table:table-cell table:formula="of:=IFERROR(IF(AND([.F277]=&quot;Long&quot;; [.M277]=[.H277]); [.H277]*([.N277]-[.I277]); IF(AND([.F277]=&quot;Short&quot;; [.M277]=[.H277]); [.H277]*([.I277]-[.N277]); &quot;&quot;)); &quot;&quot;)">
            <text:p/>
          </table:table-cell>
          <table:table-cell table:formula="of:=IF(ISNUMBER([.Q277]); IF([.Q277]&gt;0; &quot;Win&quot;; &quot;Loss&quot;);&quot;&quot;)">
            <text:p/>
          </table:table-cell>
          <table:table-cell table:formula="of:=IF([.O277]=&quot;&quot;; &quot;&quot;; CONCATENATE(DATEDIF([.G277];[.O277];&quot;d&quot;); IF(DATEDIF([.G277];[.O27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77]); &quot;&quot;; IF([.$F277]=&quot;Long&quot;; ([.W277]-[.$I277])*[.$H277]/[.$K277]; ([.$I277]-[.W277])*[.$H277]/[.$K277])-[.$P277]); &quot;&quot;)">
            <text:p/>
          </table:table-cell>
          <table:table-cell table:style-name="Default"/>
          <table:table-cell table:style-name="ce205" table:formula="of:=IFERROR(IF(ISBLANK([.Y277]); &quot;&quot;; IF([.$F277]=&quot;Long&quot;; ([.Y277]-[.$I277])*[.$H277]/[.$K277]; ([.$I277]-[.Y277])*[.$H277]/[.$K277])-[.$P277]); &quot;&quot;)">
            <text:p/>
          </table:table-cell>
          <table:table-cell table:style-name="Default"/>
          <table:table-cell table:style-name="ce205" table:formula="of:=IFERROR(IF(ISBLANK([.AA277]); &quot;&quot;; IF([.$F277]=&quot;Long&quot;; ([.AA277]-[.$I277])*[.$H277]/[.$K277]; ([.$I277]-[.AA277])*[.$H277]/[.$K277])-[.$P277]); &quot;&quot;)">
            <text:p/>
          </table:table-cell>
          <table:table-cell/>
          <table:table-cell table:formula="of:=IF(ISBLANK([.O277]); &quot;&quot;; DAY([.O277]))">
            <text:p/>
          </table:table-cell>
          <table:table-cell table:formula="of:=IF(ISBLANK([.G277]); &quot;&quot;; WEEKDAY([.G277]; 2))">
            <text:p/>
          </table:table-cell>
          <table:table-cell table:formula="of:=IF(ISBLANK([.O277]); &quot;&quot;; WEEKDAY([.O277]; 2))">
            <text:p/>
          </table:table-cell>
          <table:table-cell table:formula="of:=IF(ISBLANK([.O277]); &quot;&quot;; WEEKNUM([.O277]))">
            <text:p/>
          </table:table-cell>
          <table:table-cell table:formula="of:=IF(ISBLANK([.O277]); &quot;&quot;; MONTH([.O277]))">
            <text:p/>
          </table:table-cell>
          <table:table-cell table:formula="of:=IF(OR(ISBLANK([.G277]); ISBLANK([.O277])); &quot;&quot;; IFERROR(DATEDIF([.G277];[.O277];&quot;d&quot;); &quot;&quot;))">
            <text:p/>
          </table:table-cell>
          <table:table-cell table:formula="of:=IFERROR([.AJ276]+[.P277]; &quot;&quot;)">
            <text:p/>
          </table:table-cell>
          <table:table-cell table:formula="of:=IFERROR([.AK276]+[.Q27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78]=&quot;Long&quot;; [.I278]-[Overview.$C$4]/[.H278]; IF([.F278]=&quot;Short&quot;; [.I278]+[Overview.$C$4]/[.H278]; &quot;&quot;)); &quot;&quot;)">
            <text:p/>
          </table:table-cell>
          <table:table-cell table:style-name="ce157" table:formula="of:=IFERROR(ABS([.J278]-[.I278])*[.H278]; &quot;&quot;)">
            <text:p/>
          </table:table-cell>
          <table:table-cell table:formula="of:=IFERROR(IF([.F278]=&quot;Long&quot;; [.I278]+[Overview.$C$4]/[.H278]*[Overview.$C$6]; IF([.F278]=&quot;Short&quot;; [.I278]-[Overview.$C$4]/[.H278]*[Overview.$C$6]; &quot;&quot;)); &quot;&quot;)">
            <text:p/>
          </table:table-cell>
          <table:table-cell table:number-columns-repeated="3"/>
          <table:table-cell table:formula="of:=IFERROR([.Q278]/[.K278]; &quot;&quot;)">
            <text:p/>
          </table:table-cell>
          <table:table-cell table:formula="of:=IFERROR(IF(AND([.F278]=&quot;Long&quot;; [.M278]=[.H278]); [.H278]*([.N278]-[.I278]); IF(AND([.F278]=&quot;Short&quot;; [.M278]=[.H278]); [.H278]*([.I278]-[.N278]); &quot;&quot;)); &quot;&quot;)">
            <text:p/>
          </table:table-cell>
          <table:table-cell table:formula="of:=IF(ISNUMBER([.Q278]); IF([.Q278]&gt;0; &quot;Win&quot;; &quot;Loss&quot;);&quot;&quot;)">
            <text:p/>
          </table:table-cell>
          <table:table-cell table:formula="of:=IF([.O278]=&quot;&quot;; &quot;&quot;; CONCATENATE(DATEDIF([.G278];[.O278];&quot;d&quot;); IF(DATEDIF([.G278];[.O27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78]); &quot;&quot;; IF([.$F278]=&quot;Long&quot;; ([.W278]-[.$I278])*[.$H278]/[.$K278]; ([.$I278]-[.W278])*[.$H278]/[.$K278])-[.$P278]); &quot;&quot;)">
            <text:p/>
          </table:table-cell>
          <table:table-cell table:style-name="Default"/>
          <table:table-cell table:style-name="ce205" table:formula="of:=IFERROR(IF(ISBLANK([.Y278]); &quot;&quot;; IF([.$F278]=&quot;Long&quot;; ([.Y278]-[.$I278])*[.$H278]/[.$K278]; ([.$I278]-[.Y278])*[.$H278]/[.$K278])-[.$P278]); &quot;&quot;)">
            <text:p/>
          </table:table-cell>
          <table:table-cell table:style-name="Default"/>
          <table:table-cell table:style-name="ce205" table:formula="of:=IFERROR(IF(ISBLANK([.AA278]); &quot;&quot;; IF([.$F278]=&quot;Long&quot;; ([.AA278]-[.$I278])*[.$H278]/[.$K278]; ([.$I278]-[.AA278])*[.$H278]/[.$K278])-[.$P278]); &quot;&quot;)">
            <text:p/>
          </table:table-cell>
          <table:table-cell/>
          <table:table-cell table:formula="of:=IF(ISBLANK([.O278]); &quot;&quot;; DAY([.O278]))">
            <text:p/>
          </table:table-cell>
          <table:table-cell table:formula="of:=IF(ISBLANK([.G278]); &quot;&quot;; WEEKDAY([.G278]; 2))">
            <text:p/>
          </table:table-cell>
          <table:table-cell table:formula="of:=IF(ISBLANK([.O278]); &quot;&quot;; WEEKDAY([.O278]; 2))">
            <text:p/>
          </table:table-cell>
          <table:table-cell table:formula="of:=IF(ISBLANK([.O278]); &quot;&quot;; WEEKNUM([.O278]))">
            <text:p/>
          </table:table-cell>
          <table:table-cell table:formula="of:=IF(ISBLANK([.O278]); &quot;&quot;; MONTH([.O278]))">
            <text:p/>
          </table:table-cell>
          <table:table-cell table:formula="of:=IF(OR(ISBLANK([.G278]); ISBLANK([.O278])); &quot;&quot;; IFERROR(DATEDIF([.G278];[.O278];&quot;d&quot;); &quot;&quot;))">
            <text:p/>
          </table:table-cell>
          <table:table-cell table:formula="of:=IFERROR([.AJ277]+[.P278]; &quot;&quot;)">
            <text:p/>
          </table:table-cell>
          <table:table-cell table:formula="of:=IFERROR([.AK277]+[.Q27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77" calcext:value-type="float">
            <text:p>27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79]=&quot;Long&quot;; [.I279]-[Overview.$C$4]/[.H279]; IF([.F279]=&quot;Short&quot;; [.I279]+[Overview.$C$4]/[.H279]; &quot;&quot;)); &quot;&quot;)">
            <text:p/>
          </table:table-cell>
          <table:table-cell table:style-name="ce157" table:formula="of:=IFERROR(ABS([.J279]-[.I279])*[.H279]; &quot;&quot;)">
            <text:p/>
          </table:table-cell>
          <table:table-cell table:formula="of:=IFERROR(IF([.F279]=&quot;Long&quot;; [.I279]+[Overview.$C$4]/[.H279]*[Overview.$C$6]; IF([.F279]=&quot;Short&quot;; [.I279]-[Overview.$C$4]/[.H279]*[Overview.$C$6]; &quot;&quot;)); &quot;&quot;)">
            <text:p/>
          </table:table-cell>
          <table:table-cell table:number-columns-repeated="3"/>
          <table:table-cell table:formula="of:=IFERROR([.Q279]/[.K279]; &quot;&quot;)">
            <text:p/>
          </table:table-cell>
          <table:table-cell table:formula="of:=IFERROR(IF(AND([.F279]=&quot;Long&quot;; [.M279]=[.H279]); [.H279]*([.N279]-[.I279]); IF(AND([.F279]=&quot;Short&quot;; [.M279]=[.H279]); [.H279]*([.I279]-[.N279]); &quot;&quot;)); &quot;&quot;)">
            <text:p/>
          </table:table-cell>
          <table:table-cell table:formula="of:=IF(ISNUMBER([.Q279]); IF([.Q279]&gt;0; &quot;Win&quot;; &quot;Loss&quot;);&quot;&quot;)">
            <text:p/>
          </table:table-cell>
          <table:table-cell table:formula="of:=IF([.O279]=&quot;&quot;; &quot;&quot;; CONCATENATE(DATEDIF([.G279];[.O279];&quot;d&quot;); IF(DATEDIF([.G279];[.O27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79]); &quot;&quot;; IF([.$F279]=&quot;Long&quot;; ([.W279]-[.$I279])*[.$H279]/[.$K279]; ([.$I279]-[.W279])*[.$H279]/[.$K279])-[.$P279]); &quot;&quot;)">
            <text:p/>
          </table:table-cell>
          <table:table-cell table:style-name="Default"/>
          <table:table-cell table:style-name="ce205" table:formula="of:=IFERROR(IF(ISBLANK([.Y279]); &quot;&quot;; IF([.$F279]=&quot;Long&quot;; ([.Y279]-[.$I279])*[.$H279]/[.$K279]; ([.$I279]-[.Y279])*[.$H279]/[.$K279])-[.$P279]); &quot;&quot;)">
            <text:p/>
          </table:table-cell>
          <table:table-cell table:style-name="Default"/>
          <table:table-cell table:style-name="ce205" table:formula="of:=IFERROR(IF(ISBLANK([.AA279]); &quot;&quot;; IF([.$F279]=&quot;Long&quot;; ([.AA279]-[.$I279])*[.$H279]/[.$K279]; ([.$I279]-[.AA279])*[.$H279]/[.$K279])-[.$P279]); &quot;&quot;)">
            <text:p/>
          </table:table-cell>
          <table:table-cell/>
          <table:table-cell table:formula="of:=IF(ISBLANK([.O279]); &quot;&quot;; DAY([.O279]))">
            <text:p/>
          </table:table-cell>
          <table:table-cell table:formula="of:=IF(ISBLANK([.G279]); &quot;&quot;; WEEKDAY([.G279]; 2))">
            <text:p/>
          </table:table-cell>
          <table:table-cell table:formula="of:=IF(ISBLANK([.O279]); &quot;&quot;; WEEKDAY([.O279]; 2))">
            <text:p/>
          </table:table-cell>
          <table:table-cell table:formula="of:=IF(ISBLANK([.O279]); &quot;&quot;; WEEKNUM([.O279]))">
            <text:p/>
          </table:table-cell>
          <table:table-cell table:formula="of:=IF(ISBLANK([.O279]); &quot;&quot;; MONTH([.O279]))">
            <text:p/>
          </table:table-cell>
          <table:table-cell table:formula="of:=IF(OR(ISBLANK([.G279]); ISBLANK([.O279])); &quot;&quot;; IFERROR(DATEDIF([.G279];[.O279];&quot;d&quot;); &quot;&quot;))">
            <text:p/>
          </table:table-cell>
          <table:table-cell table:formula="of:=IFERROR([.AJ278]+[.P279]; &quot;&quot;)">
            <text:p/>
          </table:table-cell>
          <table:table-cell table:formula="of:=IFERROR([.AK278]+[.Q27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78" calcext:value-type="float">
            <text:p>27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80]=&quot;Long&quot;; [.I280]-[Overview.$C$4]/[.H280]; IF([.F280]=&quot;Short&quot;; [.I280]+[Overview.$C$4]/[.H280]; &quot;&quot;)); &quot;&quot;)">
            <text:p/>
          </table:table-cell>
          <table:table-cell table:style-name="ce157" table:formula="of:=IFERROR(ABS([.J280]-[.I280])*[.H280]; &quot;&quot;)">
            <text:p/>
          </table:table-cell>
          <table:table-cell table:formula="of:=IFERROR(IF([.F280]=&quot;Long&quot;; [.I280]+[Overview.$C$4]/[.H280]*[Overview.$C$6]; IF([.F280]=&quot;Short&quot;; [.I280]-[Overview.$C$4]/[.H280]*[Overview.$C$6]; &quot;&quot;)); &quot;&quot;)">
            <text:p/>
          </table:table-cell>
          <table:table-cell table:number-columns-repeated="3"/>
          <table:table-cell table:formula="of:=IFERROR([.Q280]/[.K280]; &quot;&quot;)">
            <text:p/>
          </table:table-cell>
          <table:table-cell table:formula="of:=IFERROR(IF(AND([.F280]=&quot;Long&quot;; [.M280]=[.H280]); [.H280]*([.N280]-[.I280]); IF(AND([.F280]=&quot;Short&quot;; [.M280]=[.H280]); [.H280]*([.I280]-[.N280]); &quot;&quot;)); &quot;&quot;)">
            <text:p/>
          </table:table-cell>
          <table:table-cell table:formula="of:=IF(ISNUMBER([.Q280]); IF([.Q280]&gt;0; &quot;Win&quot;; &quot;Loss&quot;);&quot;&quot;)">
            <text:p/>
          </table:table-cell>
          <table:table-cell table:formula="of:=IF([.O280]=&quot;&quot;; &quot;&quot;; CONCATENATE(DATEDIF([.G280];[.O280];&quot;d&quot;); IF(DATEDIF([.G280];[.O28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80]); &quot;&quot;; IF([.$F280]=&quot;Long&quot;; ([.W280]-[.$I280])*[.$H280]/[.$K280]; ([.$I280]-[.W280])*[.$H280]/[.$K280])-[.$P280]); &quot;&quot;)">
            <text:p/>
          </table:table-cell>
          <table:table-cell table:style-name="Default"/>
          <table:table-cell table:style-name="ce205" table:formula="of:=IFERROR(IF(ISBLANK([.Y280]); &quot;&quot;; IF([.$F280]=&quot;Long&quot;; ([.Y280]-[.$I280])*[.$H280]/[.$K280]; ([.$I280]-[.Y280])*[.$H280]/[.$K280])-[.$P280]); &quot;&quot;)">
            <text:p/>
          </table:table-cell>
          <table:table-cell table:style-name="Default"/>
          <table:table-cell table:style-name="ce205" table:formula="of:=IFERROR(IF(ISBLANK([.AA280]); &quot;&quot;; IF([.$F280]=&quot;Long&quot;; ([.AA280]-[.$I280])*[.$H280]/[.$K280]; ([.$I280]-[.AA280])*[.$H280]/[.$K280])-[.$P280]); &quot;&quot;)">
            <text:p/>
          </table:table-cell>
          <table:table-cell/>
          <table:table-cell table:formula="of:=IF(ISBLANK([.O280]); &quot;&quot;; DAY([.O280]))">
            <text:p/>
          </table:table-cell>
          <table:table-cell table:formula="of:=IF(ISBLANK([.G280]); &quot;&quot;; WEEKDAY([.G280]; 2))">
            <text:p/>
          </table:table-cell>
          <table:table-cell table:formula="of:=IF(ISBLANK([.O280]); &quot;&quot;; WEEKDAY([.O280]; 2))">
            <text:p/>
          </table:table-cell>
          <table:table-cell table:formula="of:=IF(ISBLANK([.O280]); &quot;&quot;; WEEKNUM([.O280]))">
            <text:p/>
          </table:table-cell>
          <table:table-cell table:formula="of:=IF(ISBLANK([.O280]); &quot;&quot;; MONTH([.O280]))">
            <text:p/>
          </table:table-cell>
          <table:table-cell table:formula="of:=IF(OR(ISBLANK([.G280]); ISBLANK([.O280])); &quot;&quot;; IFERROR(DATEDIF([.G280];[.O280];&quot;d&quot;); &quot;&quot;))">
            <text:p/>
          </table:table-cell>
          <table:table-cell table:formula="of:=IFERROR([.AJ279]+[.P280]; &quot;&quot;)">
            <text:p/>
          </table:table-cell>
          <table:table-cell table:formula="of:=IFERROR([.AK279]+[.Q28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81]=&quot;Long&quot;; [.I281]-[Overview.$C$4]/[.H281]; IF([.F281]=&quot;Short&quot;; [.I281]+[Overview.$C$4]/[.H281]; &quot;&quot;)); &quot;&quot;)">
            <text:p/>
          </table:table-cell>
          <table:table-cell table:style-name="ce157" table:formula="of:=IFERROR(ABS([.J281]-[.I281])*[.H281]; &quot;&quot;)">
            <text:p/>
          </table:table-cell>
          <table:table-cell table:formula="of:=IFERROR(IF([.F281]=&quot;Long&quot;; [.I281]+[Overview.$C$4]/[.H281]*[Overview.$C$6]; IF([.F281]=&quot;Short&quot;; [.I281]-[Overview.$C$4]/[.H281]*[Overview.$C$6]; &quot;&quot;)); &quot;&quot;)">
            <text:p/>
          </table:table-cell>
          <table:table-cell table:number-columns-repeated="3"/>
          <table:table-cell table:formula="of:=IFERROR([.Q281]/[.K281]; &quot;&quot;)">
            <text:p/>
          </table:table-cell>
          <table:table-cell table:formula="of:=IFERROR(IF(AND([.F281]=&quot;Long&quot;; [.M281]=[.H281]); [.H281]*([.N281]-[.I281]); IF(AND([.F281]=&quot;Short&quot;; [.M281]=[.H281]); [.H281]*([.I281]-[.N281]); &quot;&quot;)); &quot;&quot;)">
            <text:p/>
          </table:table-cell>
          <table:table-cell table:formula="of:=IF(ISNUMBER([.Q281]); IF([.Q281]&gt;0; &quot;Win&quot;; &quot;Loss&quot;);&quot;&quot;)">
            <text:p/>
          </table:table-cell>
          <table:table-cell table:formula="of:=IF([.O281]=&quot;&quot;; &quot;&quot;; CONCATENATE(DATEDIF([.G281];[.O281];&quot;d&quot;); IF(DATEDIF([.G281];[.O28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81]); &quot;&quot;; IF([.$F281]=&quot;Long&quot;; ([.W281]-[.$I281])*[.$H281]/[.$K281]; ([.$I281]-[.W281])*[.$H281]/[.$K281])-[.$P281]); &quot;&quot;)">
            <text:p/>
          </table:table-cell>
          <table:table-cell table:style-name="Default"/>
          <table:table-cell table:style-name="ce205" table:formula="of:=IFERROR(IF(ISBLANK([.Y281]); &quot;&quot;; IF([.$F281]=&quot;Long&quot;; ([.Y281]-[.$I281])*[.$H281]/[.$K281]; ([.$I281]-[.Y281])*[.$H281]/[.$K281])-[.$P281]); &quot;&quot;)">
            <text:p/>
          </table:table-cell>
          <table:table-cell table:style-name="Default"/>
          <table:table-cell table:style-name="ce205" table:formula="of:=IFERROR(IF(ISBLANK([.AA281]); &quot;&quot;; IF([.$F281]=&quot;Long&quot;; ([.AA281]-[.$I281])*[.$H281]/[.$K281]; ([.$I281]-[.AA281])*[.$H281]/[.$K281])-[.$P281]); &quot;&quot;)">
            <text:p/>
          </table:table-cell>
          <table:table-cell/>
          <table:table-cell table:formula="of:=IF(ISBLANK([.O281]); &quot;&quot;; DAY([.O281]))">
            <text:p/>
          </table:table-cell>
          <table:table-cell table:formula="of:=IF(ISBLANK([.G281]); &quot;&quot;; WEEKDAY([.G281]; 2))">
            <text:p/>
          </table:table-cell>
          <table:table-cell table:formula="of:=IF(ISBLANK([.O281]); &quot;&quot;; WEEKDAY([.O281]; 2))">
            <text:p/>
          </table:table-cell>
          <table:table-cell table:formula="of:=IF(ISBLANK([.O281]); &quot;&quot;; WEEKNUM([.O281]))">
            <text:p/>
          </table:table-cell>
          <table:table-cell table:formula="of:=IF(ISBLANK([.O281]); &quot;&quot;; MONTH([.O281]))">
            <text:p/>
          </table:table-cell>
          <table:table-cell table:formula="of:=IF(OR(ISBLANK([.G281]); ISBLANK([.O281])); &quot;&quot;; IFERROR(DATEDIF([.G281];[.O281];&quot;d&quot;); &quot;&quot;))">
            <text:p/>
          </table:table-cell>
          <table:table-cell table:formula="of:=IFERROR([.AJ280]+[.P281]; &quot;&quot;)">
            <text:p/>
          </table:table-cell>
          <table:table-cell table:formula="of:=IFERROR([.AK280]+[.Q28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80" calcext:value-type="float">
            <text:p>28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82]=&quot;Long&quot;; [.I282]-[Overview.$C$4]/[.H282]; IF([.F282]=&quot;Short&quot;; [.I282]+[Overview.$C$4]/[.H282]; &quot;&quot;)); &quot;&quot;)">
            <text:p/>
          </table:table-cell>
          <table:table-cell table:style-name="ce157" table:formula="of:=IFERROR(ABS([.J282]-[.I282])*[.H282]; &quot;&quot;)">
            <text:p/>
          </table:table-cell>
          <table:table-cell table:formula="of:=IFERROR(IF([.F282]=&quot;Long&quot;; [.I282]+[Overview.$C$4]/[.H282]*[Overview.$C$6]; IF([.F282]=&quot;Short&quot;; [.I282]-[Overview.$C$4]/[.H282]*[Overview.$C$6]; &quot;&quot;)); &quot;&quot;)">
            <text:p/>
          </table:table-cell>
          <table:table-cell table:number-columns-repeated="3"/>
          <table:table-cell table:formula="of:=IFERROR([.Q282]/[.K282]; &quot;&quot;)">
            <text:p/>
          </table:table-cell>
          <table:table-cell table:formula="of:=IFERROR(IF(AND([.F282]=&quot;Long&quot;; [.M282]=[.H282]); [.H282]*([.N282]-[.I282]); IF(AND([.F282]=&quot;Short&quot;; [.M282]=[.H282]); [.H282]*([.I282]-[.N282]); &quot;&quot;)); &quot;&quot;)">
            <text:p/>
          </table:table-cell>
          <table:table-cell table:formula="of:=IF(ISNUMBER([.Q282]); IF([.Q282]&gt;0; &quot;Win&quot;; &quot;Loss&quot;);&quot;&quot;)">
            <text:p/>
          </table:table-cell>
          <table:table-cell table:formula="of:=IF([.O282]=&quot;&quot;; &quot;&quot;; CONCATENATE(DATEDIF([.G282];[.O282];&quot;d&quot;); IF(DATEDIF([.G282];[.O28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82]); &quot;&quot;; IF([.$F282]=&quot;Long&quot;; ([.W282]-[.$I282])*[.$H282]/[.$K282]; ([.$I282]-[.W282])*[.$H282]/[.$K282])-[.$P282]); &quot;&quot;)">
            <text:p/>
          </table:table-cell>
          <table:table-cell table:style-name="Default"/>
          <table:table-cell table:style-name="ce205" table:formula="of:=IFERROR(IF(ISBLANK([.Y282]); &quot;&quot;; IF([.$F282]=&quot;Long&quot;; ([.Y282]-[.$I282])*[.$H282]/[.$K282]; ([.$I282]-[.Y282])*[.$H282]/[.$K282])-[.$P282]); &quot;&quot;)">
            <text:p/>
          </table:table-cell>
          <table:table-cell table:style-name="Default"/>
          <table:table-cell table:style-name="ce205" table:formula="of:=IFERROR(IF(ISBLANK([.AA282]); &quot;&quot;; IF([.$F282]=&quot;Long&quot;; ([.AA282]-[.$I282])*[.$H282]/[.$K282]; ([.$I282]-[.AA282])*[.$H282]/[.$K282])-[.$P282]); &quot;&quot;)">
            <text:p/>
          </table:table-cell>
          <table:table-cell/>
          <table:table-cell table:formula="of:=IF(ISBLANK([.O282]); &quot;&quot;; DAY([.O282]))">
            <text:p/>
          </table:table-cell>
          <table:table-cell table:formula="of:=IF(ISBLANK([.G282]); &quot;&quot;; WEEKDAY([.G282]; 2))">
            <text:p/>
          </table:table-cell>
          <table:table-cell table:formula="of:=IF(ISBLANK([.O282]); &quot;&quot;; WEEKDAY([.O282]; 2))">
            <text:p/>
          </table:table-cell>
          <table:table-cell table:formula="of:=IF(ISBLANK([.O282]); &quot;&quot;; WEEKNUM([.O282]))">
            <text:p/>
          </table:table-cell>
          <table:table-cell table:formula="of:=IF(ISBLANK([.O282]); &quot;&quot;; MONTH([.O282]))">
            <text:p/>
          </table:table-cell>
          <table:table-cell table:formula="of:=IF(OR(ISBLANK([.G282]); ISBLANK([.O282])); &quot;&quot;; IFERROR(DATEDIF([.G282];[.O282];&quot;d&quot;); &quot;&quot;))">
            <text:p/>
          </table:table-cell>
          <table:table-cell table:formula="of:=IFERROR([.AJ281]+[.P282]; &quot;&quot;)">
            <text:p/>
          </table:table-cell>
          <table:table-cell table:formula="of:=IFERROR([.AK281]+[.Q28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81" calcext:value-type="float">
            <text:p>28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83]=&quot;Long&quot;; [.I283]-[Overview.$C$4]/[.H283]; IF([.F283]=&quot;Short&quot;; [.I283]+[Overview.$C$4]/[.H283]; &quot;&quot;)); &quot;&quot;)">
            <text:p/>
          </table:table-cell>
          <table:table-cell table:style-name="ce157" table:formula="of:=IFERROR(ABS([.J283]-[.I283])*[.H283]; &quot;&quot;)">
            <text:p/>
          </table:table-cell>
          <table:table-cell table:formula="of:=IFERROR(IF([.F283]=&quot;Long&quot;; [.I283]+[Overview.$C$4]/[.H283]*[Overview.$C$6]; IF([.F283]=&quot;Short&quot;; [.I283]-[Overview.$C$4]/[.H283]*[Overview.$C$6]; &quot;&quot;)); &quot;&quot;)">
            <text:p/>
          </table:table-cell>
          <table:table-cell table:number-columns-repeated="3"/>
          <table:table-cell table:formula="of:=IFERROR([.Q283]/[.K283]; &quot;&quot;)">
            <text:p/>
          </table:table-cell>
          <table:table-cell table:formula="of:=IFERROR(IF(AND([.F283]=&quot;Long&quot;; [.M283]=[.H283]); [.H283]*([.N283]-[.I283]); IF(AND([.F283]=&quot;Short&quot;; [.M283]=[.H283]); [.H283]*([.I283]-[.N283]); &quot;&quot;)); &quot;&quot;)">
            <text:p/>
          </table:table-cell>
          <table:table-cell table:formula="of:=IF(ISNUMBER([.Q283]); IF([.Q283]&gt;0; &quot;Win&quot;; &quot;Loss&quot;);&quot;&quot;)">
            <text:p/>
          </table:table-cell>
          <table:table-cell table:formula="of:=IF([.O283]=&quot;&quot;; &quot;&quot;; CONCATENATE(DATEDIF([.G283];[.O283];&quot;d&quot;); IF(DATEDIF([.G283];[.O28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83]); &quot;&quot;; IF([.$F283]=&quot;Long&quot;; ([.W283]-[.$I283])*[.$H283]/[.$K283]; ([.$I283]-[.W283])*[.$H283]/[.$K283])-[.$P283]); &quot;&quot;)">
            <text:p/>
          </table:table-cell>
          <table:table-cell table:style-name="Default"/>
          <table:table-cell table:style-name="ce205" table:formula="of:=IFERROR(IF(ISBLANK([.Y283]); &quot;&quot;; IF([.$F283]=&quot;Long&quot;; ([.Y283]-[.$I283])*[.$H283]/[.$K283]; ([.$I283]-[.Y283])*[.$H283]/[.$K283])-[.$P283]); &quot;&quot;)">
            <text:p/>
          </table:table-cell>
          <table:table-cell table:style-name="Default"/>
          <table:table-cell table:style-name="ce205" table:formula="of:=IFERROR(IF(ISBLANK([.AA283]); &quot;&quot;; IF([.$F283]=&quot;Long&quot;; ([.AA283]-[.$I283])*[.$H283]/[.$K283]; ([.$I283]-[.AA283])*[.$H283]/[.$K283])-[.$P283]); &quot;&quot;)">
            <text:p/>
          </table:table-cell>
          <table:table-cell/>
          <table:table-cell table:formula="of:=IF(ISBLANK([.O283]); &quot;&quot;; DAY([.O283]))">
            <text:p/>
          </table:table-cell>
          <table:table-cell table:formula="of:=IF(ISBLANK([.G283]); &quot;&quot;; WEEKDAY([.G283]; 2))">
            <text:p/>
          </table:table-cell>
          <table:table-cell table:formula="of:=IF(ISBLANK([.O283]); &quot;&quot;; WEEKDAY([.O283]; 2))">
            <text:p/>
          </table:table-cell>
          <table:table-cell table:formula="of:=IF(ISBLANK([.O283]); &quot;&quot;; WEEKNUM([.O283]))">
            <text:p/>
          </table:table-cell>
          <table:table-cell table:formula="of:=IF(ISBLANK([.O283]); &quot;&quot;; MONTH([.O283]))">
            <text:p/>
          </table:table-cell>
          <table:table-cell table:formula="of:=IF(OR(ISBLANK([.G283]); ISBLANK([.O283])); &quot;&quot;; IFERROR(DATEDIF([.G283];[.O283];&quot;d&quot;); &quot;&quot;))">
            <text:p/>
          </table:table-cell>
          <table:table-cell table:formula="of:=IFERROR([.AJ282]+[.P283]; &quot;&quot;)">
            <text:p/>
          </table:table-cell>
          <table:table-cell table:formula="of:=IFERROR([.AK282]+[.Q28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82" calcext:value-type="float">
            <text:p>28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84]=&quot;Long&quot;; [.I284]-[Overview.$C$4]/[.H284]; IF([.F284]=&quot;Short&quot;; [.I284]+[Overview.$C$4]/[.H284]; &quot;&quot;)); &quot;&quot;)">
            <text:p/>
          </table:table-cell>
          <table:table-cell table:style-name="ce157" table:formula="of:=IFERROR(ABS([.J284]-[.I284])*[.H284]; &quot;&quot;)">
            <text:p/>
          </table:table-cell>
          <table:table-cell table:formula="of:=IFERROR(IF([.F284]=&quot;Long&quot;; [.I284]+[Overview.$C$4]/[.H284]*[Overview.$C$6]; IF([.F284]=&quot;Short&quot;; [.I284]-[Overview.$C$4]/[.H284]*[Overview.$C$6]; &quot;&quot;)); &quot;&quot;)">
            <text:p/>
          </table:table-cell>
          <table:table-cell table:number-columns-repeated="3"/>
          <table:table-cell table:formula="of:=IFERROR([.Q284]/[.K284]; &quot;&quot;)">
            <text:p/>
          </table:table-cell>
          <table:table-cell table:formula="of:=IFERROR(IF(AND([.F284]=&quot;Long&quot;; [.M284]=[.H284]); [.H284]*([.N284]-[.I284]); IF(AND([.F284]=&quot;Short&quot;; [.M284]=[.H284]); [.H284]*([.I284]-[.N284]); &quot;&quot;)); &quot;&quot;)">
            <text:p/>
          </table:table-cell>
          <table:table-cell table:formula="of:=IF(ISNUMBER([.Q284]); IF([.Q284]&gt;0; &quot;Win&quot;; &quot;Loss&quot;);&quot;&quot;)">
            <text:p/>
          </table:table-cell>
          <table:table-cell table:formula="of:=IF([.O284]=&quot;&quot;; &quot;&quot;; CONCATENATE(DATEDIF([.G284];[.O284];&quot;d&quot;); IF(DATEDIF([.G284];[.O28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84]); &quot;&quot;; IF([.$F284]=&quot;Long&quot;; ([.W284]-[.$I284])*[.$H284]/[.$K284]; ([.$I284]-[.W284])*[.$H284]/[.$K284])-[.$P284]); &quot;&quot;)">
            <text:p/>
          </table:table-cell>
          <table:table-cell table:style-name="Default"/>
          <table:table-cell table:style-name="ce205" table:formula="of:=IFERROR(IF(ISBLANK([.Y284]); &quot;&quot;; IF([.$F284]=&quot;Long&quot;; ([.Y284]-[.$I284])*[.$H284]/[.$K284]; ([.$I284]-[.Y284])*[.$H284]/[.$K284])-[.$P284]); &quot;&quot;)">
            <text:p/>
          </table:table-cell>
          <table:table-cell table:style-name="Default"/>
          <table:table-cell table:style-name="ce205" table:formula="of:=IFERROR(IF(ISBLANK([.AA284]); &quot;&quot;; IF([.$F284]=&quot;Long&quot;; ([.AA284]-[.$I284])*[.$H284]/[.$K284]; ([.$I284]-[.AA284])*[.$H284]/[.$K284])-[.$P284]); &quot;&quot;)">
            <text:p/>
          </table:table-cell>
          <table:table-cell/>
          <table:table-cell table:formula="of:=IF(ISBLANK([.O284]); &quot;&quot;; DAY([.O284]))">
            <text:p/>
          </table:table-cell>
          <table:table-cell table:formula="of:=IF(ISBLANK([.G284]); &quot;&quot;; WEEKDAY([.G284]; 2))">
            <text:p/>
          </table:table-cell>
          <table:table-cell table:formula="of:=IF(ISBLANK([.O284]); &quot;&quot;; WEEKDAY([.O284]; 2))">
            <text:p/>
          </table:table-cell>
          <table:table-cell table:formula="of:=IF(ISBLANK([.O284]); &quot;&quot;; WEEKNUM([.O284]))">
            <text:p/>
          </table:table-cell>
          <table:table-cell table:formula="of:=IF(ISBLANK([.O284]); &quot;&quot;; MONTH([.O284]))">
            <text:p/>
          </table:table-cell>
          <table:table-cell table:formula="of:=IF(OR(ISBLANK([.G284]); ISBLANK([.O284])); &quot;&quot;; IFERROR(DATEDIF([.G284];[.O284];&quot;d&quot;); &quot;&quot;))">
            <text:p/>
          </table:table-cell>
          <table:table-cell table:formula="of:=IFERROR([.AJ283]+[.P284]; &quot;&quot;)">
            <text:p/>
          </table:table-cell>
          <table:table-cell table:formula="of:=IFERROR([.AK283]+[.Q28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85]=&quot;Long&quot;; [.I285]-[Overview.$C$4]/[.H285]; IF([.F285]=&quot;Short&quot;; [.I285]+[Overview.$C$4]/[.H285]; &quot;&quot;)); &quot;&quot;)">
            <text:p/>
          </table:table-cell>
          <table:table-cell table:style-name="ce157" table:formula="of:=IFERROR(ABS([.J285]-[.I285])*[.H285]; &quot;&quot;)">
            <text:p/>
          </table:table-cell>
          <table:table-cell table:formula="of:=IFERROR(IF([.F285]=&quot;Long&quot;; [.I285]+[Overview.$C$4]/[.H285]*[Overview.$C$6]; IF([.F285]=&quot;Short&quot;; [.I285]-[Overview.$C$4]/[.H285]*[Overview.$C$6]; &quot;&quot;)); &quot;&quot;)">
            <text:p/>
          </table:table-cell>
          <table:table-cell table:number-columns-repeated="3"/>
          <table:table-cell table:formula="of:=IFERROR([.Q285]/[.K285]; &quot;&quot;)">
            <text:p/>
          </table:table-cell>
          <table:table-cell table:formula="of:=IFERROR(IF(AND([.F285]=&quot;Long&quot;; [.M285]=[.H285]); [.H285]*([.N285]-[.I285]); IF(AND([.F285]=&quot;Short&quot;; [.M285]=[.H285]); [.H285]*([.I285]-[.N285]); &quot;&quot;)); &quot;&quot;)">
            <text:p/>
          </table:table-cell>
          <table:table-cell table:formula="of:=IF(ISNUMBER([.Q285]); IF([.Q285]&gt;0; &quot;Win&quot;; &quot;Loss&quot;);&quot;&quot;)">
            <text:p/>
          </table:table-cell>
          <table:table-cell table:formula="of:=IF([.O285]=&quot;&quot;; &quot;&quot;; CONCATENATE(DATEDIF([.G285];[.O285];&quot;d&quot;); IF(DATEDIF([.G285];[.O28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85]); &quot;&quot;; IF([.$F285]=&quot;Long&quot;; ([.W285]-[.$I285])*[.$H285]/[.$K285]; ([.$I285]-[.W285])*[.$H285]/[.$K285])-[.$P285]); &quot;&quot;)">
            <text:p/>
          </table:table-cell>
          <table:table-cell table:style-name="Default"/>
          <table:table-cell table:style-name="ce205" table:formula="of:=IFERROR(IF(ISBLANK([.Y285]); &quot;&quot;; IF([.$F285]=&quot;Long&quot;; ([.Y285]-[.$I285])*[.$H285]/[.$K285]; ([.$I285]-[.Y285])*[.$H285]/[.$K285])-[.$P285]); &quot;&quot;)">
            <text:p/>
          </table:table-cell>
          <table:table-cell table:style-name="Default"/>
          <table:table-cell table:style-name="ce205" table:formula="of:=IFERROR(IF(ISBLANK([.AA285]); &quot;&quot;; IF([.$F285]=&quot;Long&quot;; ([.AA285]-[.$I285])*[.$H285]/[.$K285]; ([.$I285]-[.AA285])*[.$H285]/[.$K285])-[.$P285]); &quot;&quot;)">
            <text:p/>
          </table:table-cell>
          <table:table-cell/>
          <table:table-cell table:formula="of:=IF(ISBLANK([.O285]); &quot;&quot;; DAY([.O285]))">
            <text:p/>
          </table:table-cell>
          <table:table-cell table:formula="of:=IF(ISBLANK([.G285]); &quot;&quot;; WEEKDAY([.G285]; 2))">
            <text:p/>
          </table:table-cell>
          <table:table-cell table:formula="of:=IF(ISBLANK([.O285]); &quot;&quot;; WEEKDAY([.O285]; 2))">
            <text:p/>
          </table:table-cell>
          <table:table-cell table:formula="of:=IF(ISBLANK([.O285]); &quot;&quot;; WEEKNUM([.O285]))">
            <text:p/>
          </table:table-cell>
          <table:table-cell table:formula="of:=IF(ISBLANK([.O285]); &quot;&quot;; MONTH([.O285]))">
            <text:p/>
          </table:table-cell>
          <table:table-cell table:formula="of:=IF(OR(ISBLANK([.G285]); ISBLANK([.O285])); &quot;&quot;; IFERROR(DATEDIF([.G285];[.O285];&quot;d&quot;); &quot;&quot;))">
            <text:p/>
          </table:table-cell>
          <table:table-cell table:formula="of:=IFERROR([.AJ284]+[.P285]; &quot;&quot;)">
            <text:p/>
          </table:table-cell>
          <table:table-cell table:formula="of:=IFERROR([.AK284]+[.Q28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84" calcext:value-type="float">
            <text:p>28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86]=&quot;Long&quot;; [.I286]-[Overview.$C$4]/[.H286]; IF([.F286]=&quot;Short&quot;; [.I286]+[Overview.$C$4]/[.H286]; &quot;&quot;)); &quot;&quot;)">
            <text:p/>
          </table:table-cell>
          <table:table-cell table:style-name="ce157" table:formula="of:=IFERROR(ABS([.J286]-[.I286])*[.H286]; &quot;&quot;)">
            <text:p/>
          </table:table-cell>
          <table:table-cell table:formula="of:=IFERROR(IF([.F286]=&quot;Long&quot;; [.I286]+[Overview.$C$4]/[.H286]*[Overview.$C$6]; IF([.F286]=&quot;Short&quot;; [.I286]-[Overview.$C$4]/[.H286]*[Overview.$C$6]; &quot;&quot;)); &quot;&quot;)">
            <text:p/>
          </table:table-cell>
          <table:table-cell table:number-columns-repeated="3"/>
          <table:table-cell table:formula="of:=IFERROR([.Q286]/[.K286]; &quot;&quot;)">
            <text:p/>
          </table:table-cell>
          <table:table-cell table:formula="of:=IFERROR(IF(AND([.F286]=&quot;Long&quot;; [.M286]=[.H286]); [.H286]*([.N286]-[.I286]); IF(AND([.F286]=&quot;Short&quot;; [.M286]=[.H286]); [.H286]*([.I286]-[.N286]); &quot;&quot;)); &quot;&quot;)">
            <text:p/>
          </table:table-cell>
          <table:table-cell table:formula="of:=IF(ISNUMBER([.Q286]); IF([.Q286]&gt;0; &quot;Win&quot;; &quot;Loss&quot;);&quot;&quot;)">
            <text:p/>
          </table:table-cell>
          <table:table-cell table:formula="of:=IF([.O286]=&quot;&quot;; &quot;&quot;; CONCATENATE(DATEDIF([.G286];[.O286];&quot;d&quot;); IF(DATEDIF([.G286];[.O28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86]); &quot;&quot;; IF([.$F286]=&quot;Long&quot;; ([.W286]-[.$I286])*[.$H286]/[.$K286]; ([.$I286]-[.W286])*[.$H286]/[.$K286])-[.$P286]); &quot;&quot;)">
            <text:p/>
          </table:table-cell>
          <table:table-cell table:style-name="Default"/>
          <table:table-cell table:style-name="ce205" table:formula="of:=IFERROR(IF(ISBLANK([.Y286]); &quot;&quot;; IF([.$F286]=&quot;Long&quot;; ([.Y286]-[.$I286])*[.$H286]/[.$K286]; ([.$I286]-[.Y286])*[.$H286]/[.$K286])-[.$P286]); &quot;&quot;)">
            <text:p/>
          </table:table-cell>
          <table:table-cell table:style-name="Default"/>
          <table:table-cell table:style-name="ce205" table:formula="of:=IFERROR(IF(ISBLANK([.AA286]); &quot;&quot;; IF([.$F286]=&quot;Long&quot;; ([.AA286]-[.$I286])*[.$H286]/[.$K286]; ([.$I286]-[.AA286])*[.$H286]/[.$K286])-[.$P286]); &quot;&quot;)">
            <text:p/>
          </table:table-cell>
          <table:table-cell/>
          <table:table-cell table:formula="of:=IF(ISBLANK([.O286]); &quot;&quot;; DAY([.O286]))">
            <text:p/>
          </table:table-cell>
          <table:table-cell table:formula="of:=IF(ISBLANK([.G286]); &quot;&quot;; WEEKDAY([.G286]; 2))">
            <text:p/>
          </table:table-cell>
          <table:table-cell table:formula="of:=IF(ISBLANK([.O286]); &quot;&quot;; WEEKDAY([.O286]; 2))">
            <text:p/>
          </table:table-cell>
          <table:table-cell table:formula="of:=IF(ISBLANK([.O286]); &quot;&quot;; WEEKNUM([.O286]))">
            <text:p/>
          </table:table-cell>
          <table:table-cell table:formula="of:=IF(ISBLANK([.O286]); &quot;&quot;; MONTH([.O286]))">
            <text:p/>
          </table:table-cell>
          <table:table-cell table:formula="of:=IF(OR(ISBLANK([.G286]); ISBLANK([.O286])); &quot;&quot;; IFERROR(DATEDIF([.G286];[.O286];&quot;d&quot;); &quot;&quot;))">
            <text:p/>
          </table:table-cell>
          <table:table-cell table:formula="of:=IFERROR([.AJ285]+[.P286]; &quot;&quot;)">
            <text:p/>
          </table:table-cell>
          <table:table-cell table:formula="of:=IFERROR([.AK285]+[.Q28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85" calcext:value-type="float">
            <text:p>28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87]=&quot;Long&quot;; [.I287]-[Overview.$C$4]/[.H287]; IF([.F287]=&quot;Short&quot;; [.I287]+[Overview.$C$4]/[.H287]; &quot;&quot;)); &quot;&quot;)">
            <text:p/>
          </table:table-cell>
          <table:table-cell table:style-name="ce157" table:formula="of:=IFERROR(ABS([.J287]-[.I287])*[.H287]; &quot;&quot;)">
            <text:p/>
          </table:table-cell>
          <table:table-cell table:formula="of:=IFERROR(IF([.F287]=&quot;Long&quot;; [.I287]+[Overview.$C$4]/[.H287]*[Overview.$C$6]; IF([.F287]=&quot;Short&quot;; [.I287]-[Overview.$C$4]/[.H287]*[Overview.$C$6]; &quot;&quot;)); &quot;&quot;)">
            <text:p/>
          </table:table-cell>
          <table:table-cell table:number-columns-repeated="3"/>
          <table:table-cell table:formula="of:=IFERROR([.Q287]/[.K287]; &quot;&quot;)">
            <text:p/>
          </table:table-cell>
          <table:table-cell table:formula="of:=IFERROR(IF(AND([.F287]=&quot;Long&quot;; [.M287]=[.H287]); [.H287]*([.N287]-[.I287]); IF(AND([.F287]=&quot;Short&quot;; [.M287]=[.H287]); [.H287]*([.I287]-[.N287]); &quot;&quot;)); &quot;&quot;)">
            <text:p/>
          </table:table-cell>
          <table:table-cell table:formula="of:=IF(ISNUMBER([.Q287]); IF([.Q287]&gt;0; &quot;Win&quot;; &quot;Loss&quot;);&quot;&quot;)">
            <text:p/>
          </table:table-cell>
          <table:table-cell table:formula="of:=IF([.O287]=&quot;&quot;; &quot;&quot;; CONCATENATE(DATEDIF([.G287];[.O287];&quot;d&quot;); IF(DATEDIF([.G287];[.O28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87]); &quot;&quot;; IF([.$F287]=&quot;Long&quot;; ([.W287]-[.$I287])*[.$H287]/[.$K287]; ([.$I287]-[.W287])*[.$H287]/[.$K287])-[.$P287]); &quot;&quot;)">
            <text:p/>
          </table:table-cell>
          <table:table-cell table:style-name="Default"/>
          <table:table-cell table:style-name="ce205" table:formula="of:=IFERROR(IF(ISBLANK([.Y287]); &quot;&quot;; IF([.$F287]=&quot;Long&quot;; ([.Y287]-[.$I287])*[.$H287]/[.$K287]; ([.$I287]-[.Y287])*[.$H287]/[.$K287])-[.$P287]); &quot;&quot;)">
            <text:p/>
          </table:table-cell>
          <table:table-cell table:style-name="Default"/>
          <table:table-cell table:style-name="ce205" table:formula="of:=IFERROR(IF(ISBLANK([.AA287]); &quot;&quot;; IF([.$F287]=&quot;Long&quot;; ([.AA287]-[.$I287])*[.$H287]/[.$K287]; ([.$I287]-[.AA287])*[.$H287]/[.$K287])-[.$P287]); &quot;&quot;)">
            <text:p/>
          </table:table-cell>
          <table:table-cell/>
          <table:table-cell table:formula="of:=IF(ISBLANK([.O287]); &quot;&quot;; DAY([.O287]))">
            <text:p/>
          </table:table-cell>
          <table:table-cell table:formula="of:=IF(ISBLANK([.G287]); &quot;&quot;; WEEKDAY([.G287]; 2))">
            <text:p/>
          </table:table-cell>
          <table:table-cell table:formula="of:=IF(ISBLANK([.O287]); &quot;&quot;; WEEKDAY([.O287]; 2))">
            <text:p/>
          </table:table-cell>
          <table:table-cell table:formula="of:=IF(ISBLANK([.O287]); &quot;&quot;; WEEKNUM([.O287]))">
            <text:p/>
          </table:table-cell>
          <table:table-cell table:formula="of:=IF(ISBLANK([.O287]); &quot;&quot;; MONTH([.O287]))">
            <text:p/>
          </table:table-cell>
          <table:table-cell table:formula="of:=IF(OR(ISBLANK([.G287]); ISBLANK([.O287])); &quot;&quot;; IFERROR(DATEDIF([.G287];[.O287];&quot;d&quot;); &quot;&quot;))">
            <text:p/>
          </table:table-cell>
          <table:table-cell table:formula="of:=IFERROR([.AJ286]+[.P287]; &quot;&quot;)">
            <text:p/>
          </table:table-cell>
          <table:table-cell table:formula="of:=IFERROR([.AK286]+[.Q28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86" calcext:value-type="float">
            <text:p>28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88]=&quot;Long&quot;; [.I288]-[Overview.$C$4]/[.H288]; IF([.F288]=&quot;Short&quot;; [.I288]+[Overview.$C$4]/[.H288]; &quot;&quot;)); &quot;&quot;)">
            <text:p/>
          </table:table-cell>
          <table:table-cell table:style-name="ce157" table:formula="of:=IFERROR(ABS([.J288]-[.I288])*[.H288]; &quot;&quot;)">
            <text:p/>
          </table:table-cell>
          <table:table-cell table:formula="of:=IFERROR(IF([.F288]=&quot;Long&quot;; [.I288]+[Overview.$C$4]/[.H288]*[Overview.$C$6]; IF([.F288]=&quot;Short&quot;; [.I288]-[Overview.$C$4]/[.H288]*[Overview.$C$6]; &quot;&quot;)); &quot;&quot;)">
            <text:p/>
          </table:table-cell>
          <table:table-cell table:number-columns-repeated="3"/>
          <table:table-cell table:formula="of:=IFERROR([.Q288]/[.K288]; &quot;&quot;)">
            <text:p/>
          </table:table-cell>
          <table:table-cell table:formula="of:=IFERROR(IF(AND([.F288]=&quot;Long&quot;; [.M288]=[.H288]); [.H288]*([.N288]-[.I288]); IF(AND([.F288]=&quot;Short&quot;; [.M288]=[.H288]); [.H288]*([.I288]-[.N288]); &quot;&quot;)); &quot;&quot;)">
            <text:p/>
          </table:table-cell>
          <table:table-cell table:formula="of:=IF(ISNUMBER([.Q288]); IF([.Q288]&gt;0; &quot;Win&quot;; &quot;Loss&quot;);&quot;&quot;)">
            <text:p/>
          </table:table-cell>
          <table:table-cell table:formula="of:=IF([.O288]=&quot;&quot;; &quot;&quot;; CONCATENATE(DATEDIF([.G288];[.O288];&quot;d&quot;); IF(DATEDIF([.G288];[.O28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88]); &quot;&quot;; IF([.$F288]=&quot;Long&quot;; ([.W288]-[.$I288])*[.$H288]/[.$K288]; ([.$I288]-[.W288])*[.$H288]/[.$K288])-[.$P288]); &quot;&quot;)">
            <text:p/>
          </table:table-cell>
          <table:table-cell table:style-name="Default"/>
          <table:table-cell table:style-name="ce205" table:formula="of:=IFERROR(IF(ISBLANK([.Y288]); &quot;&quot;; IF([.$F288]=&quot;Long&quot;; ([.Y288]-[.$I288])*[.$H288]/[.$K288]; ([.$I288]-[.Y288])*[.$H288]/[.$K288])-[.$P288]); &quot;&quot;)">
            <text:p/>
          </table:table-cell>
          <table:table-cell table:style-name="Default"/>
          <table:table-cell table:style-name="ce205" table:formula="of:=IFERROR(IF(ISBLANK([.AA288]); &quot;&quot;; IF([.$F288]=&quot;Long&quot;; ([.AA288]-[.$I288])*[.$H288]/[.$K288]; ([.$I288]-[.AA288])*[.$H288]/[.$K288])-[.$P288]); &quot;&quot;)">
            <text:p/>
          </table:table-cell>
          <table:table-cell/>
          <table:table-cell table:formula="of:=IF(ISBLANK([.O288]); &quot;&quot;; DAY([.O288]))">
            <text:p/>
          </table:table-cell>
          <table:table-cell table:formula="of:=IF(ISBLANK([.G288]); &quot;&quot;; WEEKDAY([.G288]; 2))">
            <text:p/>
          </table:table-cell>
          <table:table-cell table:formula="of:=IF(ISBLANK([.O288]); &quot;&quot;; WEEKDAY([.O288]; 2))">
            <text:p/>
          </table:table-cell>
          <table:table-cell table:formula="of:=IF(ISBLANK([.O288]); &quot;&quot;; WEEKNUM([.O288]))">
            <text:p/>
          </table:table-cell>
          <table:table-cell table:formula="of:=IF(ISBLANK([.O288]); &quot;&quot;; MONTH([.O288]))">
            <text:p/>
          </table:table-cell>
          <table:table-cell table:formula="of:=IF(OR(ISBLANK([.G288]); ISBLANK([.O288])); &quot;&quot;; IFERROR(DATEDIF([.G288];[.O288];&quot;d&quot;); &quot;&quot;))">
            <text:p/>
          </table:table-cell>
          <table:table-cell table:formula="of:=IFERROR([.AJ287]+[.P288]; &quot;&quot;)">
            <text:p/>
          </table:table-cell>
          <table:table-cell table:formula="of:=IFERROR([.AK287]+[.Q28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87" calcext:value-type="float">
            <text:p>28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89]=&quot;Long&quot;; [.I289]-[Overview.$C$4]/[.H289]; IF([.F289]=&quot;Short&quot;; [.I289]+[Overview.$C$4]/[.H289]; &quot;&quot;)); &quot;&quot;)">
            <text:p/>
          </table:table-cell>
          <table:table-cell table:style-name="ce157" table:formula="of:=IFERROR(ABS([.J289]-[.I289])*[.H289]; &quot;&quot;)">
            <text:p/>
          </table:table-cell>
          <table:table-cell table:formula="of:=IFERROR(IF([.F289]=&quot;Long&quot;; [.I289]+[Overview.$C$4]/[.H289]*[Overview.$C$6]; IF([.F289]=&quot;Short&quot;; [.I289]-[Overview.$C$4]/[.H289]*[Overview.$C$6]; &quot;&quot;)); &quot;&quot;)">
            <text:p/>
          </table:table-cell>
          <table:table-cell table:number-columns-repeated="3"/>
          <table:table-cell table:formula="of:=IFERROR([.Q289]/[.K289]; &quot;&quot;)">
            <text:p/>
          </table:table-cell>
          <table:table-cell table:formula="of:=IFERROR(IF(AND([.F289]=&quot;Long&quot;; [.M289]=[.H289]); [.H289]*([.N289]-[.I289]); IF(AND([.F289]=&quot;Short&quot;; [.M289]=[.H289]); [.H289]*([.I289]-[.N289]); &quot;&quot;)); &quot;&quot;)">
            <text:p/>
          </table:table-cell>
          <table:table-cell table:formula="of:=IF(ISNUMBER([.Q289]); IF([.Q289]&gt;0; &quot;Win&quot;; &quot;Loss&quot;);&quot;&quot;)">
            <text:p/>
          </table:table-cell>
          <table:table-cell table:formula="of:=IF([.O289]=&quot;&quot;; &quot;&quot;; CONCATENATE(DATEDIF([.G289];[.O289];&quot;d&quot;); IF(DATEDIF([.G289];[.O28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89]); &quot;&quot;; IF([.$F289]=&quot;Long&quot;; ([.W289]-[.$I289])*[.$H289]/[.$K289]; ([.$I289]-[.W289])*[.$H289]/[.$K289])-[.$P289]); &quot;&quot;)">
            <text:p/>
          </table:table-cell>
          <table:table-cell table:style-name="Default"/>
          <table:table-cell table:style-name="ce205" table:formula="of:=IFERROR(IF(ISBLANK([.Y289]); &quot;&quot;; IF([.$F289]=&quot;Long&quot;; ([.Y289]-[.$I289])*[.$H289]/[.$K289]; ([.$I289]-[.Y289])*[.$H289]/[.$K289])-[.$P289]); &quot;&quot;)">
            <text:p/>
          </table:table-cell>
          <table:table-cell table:style-name="Default"/>
          <table:table-cell table:style-name="ce205" table:formula="of:=IFERROR(IF(ISBLANK([.AA289]); &quot;&quot;; IF([.$F289]=&quot;Long&quot;; ([.AA289]-[.$I289])*[.$H289]/[.$K289]; ([.$I289]-[.AA289])*[.$H289]/[.$K289])-[.$P289]); &quot;&quot;)">
            <text:p/>
          </table:table-cell>
          <table:table-cell/>
          <table:table-cell table:formula="of:=IF(ISBLANK([.O289]); &quot;&quot;; DAY([.O289]))">
            <text:p/>
          </table:table-cell>
          <table:table-cell table:formula="of:=IF(ISBLANK([.G289]); &quot;&quot;; WEEKDAY([.G289]; 2))">
            <text:p/>
          </table:table-cell>
          <table:table-cell table:formula="of:=IF(ISBLANK([.O289]); &quot;&quot;; WEEKDAY([.O289]; 2))">
            <text:p/>
          </table:table-cell>
          <table:table-cell table:formula="of:=IF(ISBLANK([.O289]); &quot;&quot;; WEEKNUM([.O289]))">
            <text:p/>
          </table:table-cell>
          <table:table-cell table:formula="of:=IF(ISBLANK([.O289]); &quot;&quot;; MONTH([.O289]))">
            <text:p/>
          </table:table-cell>
          <table:table-cell table:formula="of:=IF(OR(ISBLANK([.G289]); ISBLANK([.O289])); &quot;&quot;; IFERROR(DATEDIF([.G289];[.O289];&quot;d&quot;); &quot;&quot;))">
            <text:p/>
          </table:table-cell>
          <table:table-cell table:formula="of:=IFERROR([.AJ288]+[.P289]; &quot;&quot;)">
            <text:p/>
          </table:table-cell>
          <table:table-cell table:formula="of:=IFERROR([.AK288]+[.Q28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88" calcext:value-type="float">
            <text:p>28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90]=&quot;Long&quot;; [.I290]-[Overview.$C$4]/[.H290]; IF([.F290]=&quot;Short&quot;; [.I290]+[Overview.$C$4]/[.H290]; &quot;&quot;)); &quot;&quot;)">
            <text:p/>
          </table:table-cell>
          <table:table-cell table:style-name="ce157" table:formula="of:=IFERROR(ABS([.J290]-[.I290])*[.H290]; &quot;&quot;)">
            <text:p/>
          </table:table-cell>
          <table:table-cell table:formula="of:=IFERROR(IF([.F290]=&quot;Long&quot;; [.I290]+[Overview.$C$4]/[.H290]*[Overview.$C$6]; IF([.F290]=&quot;Short&quot;; [.I290]-[Overview.$C$4]/[.H290]*[Overview.$C$6]; &quot;&quot;)); &quot;&quot;)">
            <text:p/>
          </table:table-cell>
          <table:table-cell table:number-columns-repeated="3"/>
          <table:table-cell table:formula="of:=IFERROR([.Q290]/[.K290]; &quot;&quot;)">
            <text:p/>
          </table:table-cell>
          <table:table-cell table:formula="of:=IFERROR(IF(AND([.F290]=&quot;Long&quot;; [.M290]=[.H290]); [.H290]*([.N290]-[.I290]); IF(AND([.F290]=&quot;Short&quot;; [.M290]=[.H290]); [.H290]*([.I290]-[.N290]); &quot;&quot;)); &quot;&quot;)">
            <text:p/>
          </table:table-cell>
          <table:table-cell table:formula="of:=IF(ISNUMBER([.Q290]); IF([.Q290]&gt;0; &quot;Win&quot;; &quot;Loss&quot;);&quot;&quot;)">
            <text:p/>
          </table:table-cell>
          <table:table-cell table:formula="of:=IF([.O290]=&quot;&quot;; &quot;&quot;; CONCATENATE(DATEDIF([.G290];[.O290];&quot;d&quot;); IF(DATEDIF([.G290];[.O29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90]); &quot;&quot;; IF([.$F290]=&quot;Long&quot;; ([.W290]-[.$I290])*[.$H290]/[.$K290]; ([.$I290]-[.W290])*[.$H290]/[.$K290])-[.$P290]); &quot;&quot;)">
            <text:p/>
          </table:table-cell>
          <table:table-cell table:style-name="Default"/>
          <table:table-cell table:style-name="ce205" table:formula="of:=IFERROR(IF(ISBLANK([.Y290]); &quot;&quot;; IF([.$F290]=&quot;Long&quot;; ([.Y290]-[.$I290])*[.$H290]/[.$K290]; ([.$I290]-[.Y290])*[.$H290]/[.$K290])-[.$P290]); &quot;&quot;)">
            <text:p/>
          </table:table-cell>
          <table:table-cell table:style-name="Default"/>
          <table:table-cell table:style-name="ce205" table:formula="of:=IFERROR(IF(ISBLANK([.AA290]); &quot;&quot;; IF([.$F290]=&quot;Long&quot;; ([.AA290]-[.$I290])*[.$H290]/[.$K290]; ([.$I290]-[.AA290])*[.$H290]/[.$K290])-[.$P290]); &quot;&quot;)">
            <text:p/>
          </table:table-cell>
          <table:table-cell/>
          <table:table-cell table:formula="of:=IF(ISBLANK([.O290]); &quot;&quot;; DAY([.O290]))">
            <text:p/>
          </table:table-cell>
          <table:table-cell table:formula="of:=IF(ISBLANK([.G290]); &quot;&quot;; WEEKDAY([.G290]; 2))">
            <text:p/>
          </table:table-cell>
          <table:table-cell table:formula="of:=IF(ISBLANK([.O290]); &quot;&quot;; WEEKDAY([.O290]; 2))">
            <text:p/>
          </table:table-cell>
          <table:table-cell table:formula="of:=IF(ISBLANK([.O290]); &quot;&quot;; WEEKNUM([.O290]))">
            <text:p/>
          </table:table-cell>
          <table:table-cell table:formula="of:=IF(ISBLANK([.O290]); &quot;&quot;; MONTH([.O290]))">
            <text:p/>
          </table:table-cell>
          <table:table-cell table:formula="of:=IF(OR(ISBLANK([.G290]); ISBLANK([.O290])); &quot;&quot;; IFERROR(DATEDIF([.G290];[.O290];&quot;d&quot;); &quot;&quot;))">
            <text:p/>
          </table:table-cell>
          <table:table-cell table:formula="of:=IFERROR([.AJ289]+[.P290]; &quot;&quot;)">
            <text:p/>
          </table:table-cell>
          <table:table-cell table:formula="of:=IFERROR([.AK289]+[.Q29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89" calcext:value-type="float">
            <text:p>28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91]=&quot;Long&quot;; [.I291]-[Overview.$C$4]/[.H291]; IF([.F291]=&quot;Short&quot;; [.I291]+[Overview.$C$4]/[.H291]; &quot;&quot;)); &quot;&quot;)">
            <text:p/>
          </table:table-cell>
          <table:table-cell table:style-name="ce157" table:formula="of:=IFERROR(ABS([.J291]-[.I291])*[.H291]; &quot;&quot;)">
            <text:p/>
          </table:table-cell>
          <table:table-cell table:formula="of:=IFERROR(IF([.F291]=&quot;Long&quot;; [.I291]+[Overview.$C$4]/[.H291]*[Overview.$C$6]; IF([.F291]=&quot;Short&quot;; [.I291]-[Overview.$C$4]/[.H291]*[Overview.$C$6]; &quot;&quot;)); &quot;&quot;)">
            <text:p/>
          </table:table-cell>
          <table:table-cell table:number-columns-repeated="3"/>
          <table:table-cell table:formula="of:=IFERROR([.Q291]/[.K291]; &quot;&quot;)">
            <text:p/>
          </table:table-cell>
          <table:table-cell table:formula="of:=IFERROR(IF(AND([.F291]=&quot;Long&quot;; [.M291]=[.H291]); [.H291]*([.N291]-[.I291]); IF(AND([.F291]=&quot;Short&quot;; [.M291]=[.H291]); [.H291]*([.I291]-[.N291]); &quot;&quot;)); &quot;&quot;)">
            <text:p/>
          </table:table-cell>
          <table:table-cell table:formula="of:=IF(ISNUMBER([.Q291]); IF([.Q291]&gt;0; &quot;Win&quot;; &quot;Loss&quot;);&quot;&quot;)">
            <text:p/>
          </table:table-cell>
          <table:table-cell table:formula="of:=IF([.O291]=&quot;&quot;; &quot;&quot;; CONCATENATE(DATEDIF([.G291];[.O291];&quot;d&quot;); IF(DATEDIF([.G291];[.O29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91]); &quot;&quot;; IF([.$F291]=&quot;Long&quot;; ([.W291]-[.$I291])*[.$H291]/[.$K291]; ([.$I291]-[.W291])*[.$H291]/[.$K291])-[.$P291]); &quot;&quot;)">
            <text:p/>
          </table:table-cell>
          <table:table-cell table:style-name="Default"/>
          <table:table-cell table:style-name="ce205" table:formula="of:=IFERROR(IF(ISBLANK([.Y291]); &quot;&quot;; IF([.$F291]=&quot;Long&quot;; ([.Y291]-[.$I291])*[.$H291]/[.$K291]; ([.$I291]-[.Y291])*[.$H291]/[.$K291])-[.$P291]); &quot;&quot;)">
            <text:p/>
          </table:table-cell>
          <table:table-cell table:style-name="Default"/>
          <table:table-cell table:style-name="ce205" table:formula="of:=IFERROR(IF(ISBLANK([.AA291]); &quot;&quot;; IF([.$F291]=&quot;Long&quot;; ([.AA291]-[.$I291])*[.$H291]/[.$K291]; ([.$I291]-[.AA291])*[.$H291]/[.$K291])-[.$P291]); &quot;&quot;)">
            <text:p/>
          </table:table-cell>
          <table:table-cell/>
          <table:table-cell table:formula="of:=IF(ISBLANK([.O291]); &quot;&quot;; DAY([.O291]))">
            <text:p/>
          </table:table-cell>
          <table:table-cell table:formula="of:=IF(ISBLANK([.G291]); &quot;&quot;; WEEKDAY([.G291]; 2))">
            <text:p/>
          </table:table-cell>
          <table:table-cell table:formula="of:=IF(ISBLANK([.O291]); &quot;&quot;; WEEKDAY([.O291]; 2))">
            <text:p/>
          </table:table-cell>
          <table:table-cell table:formula="of:=IF(ISBLANK([.O291]); &quot;&quot;; WEEKNUM([.O291]))">
            <text:p/>
          </table:table-cell>
          <table:table-cell table:formula="of:=IF(ISBLANK([.O291]); &quot;&quot;; MONTH([.O291]))">
            <text:p/>
          </table:table-cell>
          <table:table-cell table:formula="of:=IF(OR(ISBLANK([.G291]); ISBLANK([.O291])); &quot;&quot;; IFERROR(DATEDIF([.G291];[.O291];&quot;d&quot;); &quot;&quot;))">
            <text:p/>
          </table:table-cell>
          <table:table-cell table:formula="of:=IFERROR([.AJ290]+[.P291]; &quot;&quot;)">
            <text:p/>
          </table:table-cell>
          <table:table-cell table:formula="of:=IFERROR([.AK290]+[.Q29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92]=&quot;Long&quot;; [.I292]-[Overview.$C$4]/[.H292]; IF([.F292]=&quot;Short&quot;; [.I292]+[Overview.$C$4]/[.H292]; &quot;&quot;)); &quot;&quot;)">
            <text:p/>
          </table:table-cell>
          <table:table-cell table:style-name="ce157" table:formula="of:=IFERROR(ABS([.J292]-[.I292])*[.H292]; &quot;&quot;)">
            <text:p/>
          </table:table-cell>
          <table:table-cell table:formula="of:=IFERROR(IF([.F292]=&quot;Long&quot;; [.I292]+[Overview.$C$4]/[.H292]*[Overview.$C$6]; IF([.F292]=&quot;Short&quot;; [.I292]-[Overview.$C$4]/[.H292]*[Overview.$C$6]; &quot;&quot;)); &quot;&quot;)">
            <text:p/>
          </table:table-cell>
          <table:table-cell table:number-columns-repeated="3"/>
          <table:table-cell table:formula="of:=IFERROR([.Q292]/[.K292]; &quot;&quot;)">
            <text:p/>
          </table:table-cell>
          <table:table-cell table:formula="of:=IFERROR(IF(AND([.F292]=&quot;Long&quot;; [.M292]=[.H292]); [.H292]*([.N292]-[.I292]); IF(AND([.F292]=&quot;Short&quot;; [.M292]=[.H292]); [.H292]*([.I292]-[.N292]); &quot;&quot;)); &quot;&quot;)">
            <text:p/>
          </table:table-cell>
          <table:table-cell table:formula="of:=IF(ISNUMBER([.Q292]); IF([.Q292]&gt;0; &quot;Win&quot;; &quot;Loss&quot;);&quot;&quot;)">
            <text:p/>
          </table:table-cell>
          <table:table-cell table:formula="of:=IF([.O292]=&quot;&quot;; &quot;&quot;; CONCATENATE(DATEDIF([.G292];[.O292];&quot;d&quot;); IF(DATEDIF([.G292];[.O29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92]); &quot;&quot;; IF([.$F292]=&quot;Long&quot;; ([.W292]-[.$I292])*[.$H292]/[.$K292]; ([.$I292]-[.W292])*[.$H292]/[.$K292])-[.$P292]); &quot;&quot;)">
            <text:p/>
          </table:table-cell>
          <table:table-cell table:style-name="Default"/>
          <table:table-cell table:style-name="ce205" table:formula="of:=IFERROR(IF(ISBLANK([.Y292]); &quot;&quot;; IF([.$F292]=&quot;Long&quot;; ([.Y292]-[.$I292])*[.$H292]/[.$K292]; ([.$I292]-[.Y292])*[.$H292]/[.$K292])-[.$P292]); &quot;&quot;)">
            <text:p/>
          </table:table-cell>
          <table:table-cell table:style-name="Default"/>
          <table:table-cell table:style-name="ce205" table:formula="of:=IFERROR(IF(ISBLANK([.AA292]); &quot;&quot;; IF([.$F292]=&quot;Long&quot;; ([.AA292]-[.$I292])*[.$H292]/[.$K292]; ([.$I292]-[.AA292])*[.$H292]/[.$K292])-[.$P292]); &quot;&quot;)">
            <text:p/>
          </table:table-cell>
          <table:table-cell/>
          <table:table-cell table:formula="of:=IF(ISBLANK([.O292]); &quot;&quot;; DAY([.O292]))">
            <text:p/>
          </table:table-cell>
          <table:table-cell table:formula="of:=IF(ISBLANK([.G292]); &quot;&quot;; WEEKDAY([.G292]; 2))">
            <text:p/>
          </table:table-cell>
          <table:table-cell table:formula="of:=IF(ISBLANK([.O292]); &quot;&quot;; WEEKDAY([.O292]; 2))">
            <text:p/>
          </table:table-cell>
          <table:table-cell table:formula="of:=IF(ISBLANK([.O292]); &quot;&quot;; WEEKNUM([.O292]))">
            <text:p/>
          </table:table-cell>
          <table:table-cell table:formula="of:=IF(ISBLANK([.O292]); &quot;&quot;; MONTH([.O292]))">
            <text:p/>
          </table:table-cell>
          <table:table-cell table:formula="of:=IF(OR(ISBLANK([.G292]); ISBLANK([.O292])); &quot;&quot;; IFERROR(DATEDIF([.G292];[.O292];&quot;d&quot;); &quot;&quot;))">
            <text:p/>
          </table:table-cell>
          <table:table-cell table:formula="of:=IFERROR([.AJ291]+[.P292]; &quot;&quot;)">
            <text:p/>
          </table:table-cell>
          <table:table-cell table:formula="of:=IFERROR([.AK291]+[.Q29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93]=&quot;Long&quot;; [.I293]-[Overview.$C$4]/[.H293]; IF([.F293]=&quot;Short&quot;; [.I293]+[Overview.$C$4]/[.H293]; &quot;&quot;)); &quot;&quot;)">
            <text:p/>
          </table:table-cell>
          <table:table-cell table:style-name="ce157" table:formula="of:=IFERROR(ABS([.J293]-[.I293])*[.H293]; &quot;&quot;)">
            <text:p/>
          </table:table-cell>
          <table:table-cell table:formula="of:=IFERROR(IF([.F293]=&quot;Long&quot;; [.I293]+[Overview.$C$4]/[.H293]*[Overview.$C$6]; IF([.F293]=&quot;Short&quot;; [.I293]-[Overview.$C$4]/[.H293]*[Overview.$C$6]; &quot;&quot;)); &quot;&quot;)">
            <text:p/>
          </table:table-cell>
          <table:table-cell table:number-columns-repeated="3"/>
          <table:table-cell table:formula="of:=IFERROR([.Q293]/[.K293]; &quot;&quot;)">
            <text:p/>
          </table:table-cell>
          <table:table-cell table:formula="of:=IFERROR(IF(AND([.F293]=&quot;Long&quot;; [.M293]=[.H293]); [.H293]*([.N293]-[.I293]); IF(AND([.F293]=&quot;Short&quot;; [.M293]=[.H293]); [.H293]*([.I293]-[.N293]); &quot;&quot;)); &quot;&quot;)">
            <text:p/>
          </table:table-cell>
          <table:table-cell table:formula="of:=IF(ISNUMBER([.Q293]); IF([.Q293]&gt;0; &quot;Win&quot;; &quot;Loss&quot;);&quot;&quot;)">
            <text:p/>
          </table:table-cell>
          <table:table-cell table:formula="of:=IF([.O293]=&quot;&quot;; &quot;&quot;; CONCATENATE(DATEDIF([.G293];[.O293];&quot;d&quot;); IF(DATEDIF([.G293];[.O29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93]); &quot;&quot;; IF([.$F293]=&quot;Long&quot;; ([.W293]-[.$I293])*[.$H293]/[.$K293]; ([.$I293]-[.W293])*[.$H293]/[.$K293])-[.$P293]); &quot;&quot;)">
            <text:p/>
          </table:table-cell>
          <table:table-cell table:style-name="Default"/>
          <table:table-cell table:style-name="ce205" table:formula="of:=IFERROR(IF(ISBLANK([.Y293]); &quot;&quot;; IF([.$F293]=&quot;Long&quot;; ([.Y293]-[.$I293])*[.$H293]/[.$K293]; ([.$I293]-[.Y293])*[.$H293]/[.$K293])-[.$P293]); &quot;&quot;)">
            <text:p/>
          </table:table-cell>
          <table:table-cell table:style-name="Default"/>
          <table:table-cell table:style-name="ce205" table:formula="of:=IFERROR(IF(ISBLANK([.AA293]); &quot;&quot;; IF([.$F293]=&quot;Long&quot;; ([.AA293]-[.$I293])*[.$H293]/[.$K293]; ([.$I293]-[.AA293])*[.$H293]/[.$K293])-[.$P293]); &quot;&quot;)">
            <text:p/>
          </table:table-cell>
          <table:table-cell/>
          <table:table-cell table:formula="of:=IF(ISBLANK([.O293]); &quot;&quot;; DAY([.O293]))">
            <text:p/>
          </table:table-cell>
          <table:table-cell table:formula="of:=IF(ISBLANK([.G293]); &quot;&quot;; WEEKDAY([.G293]; 2))">
            <text:p/>
          </table:table-cell>
          <table:table-cell table:formula="of:=IF(ISBLANK([.O293]); &quot;&quot;; WEEKDAY([.O293]; 2))">
            <text:p/>
          </table:table-cell>
          <table:table-cell table:formula="of:=IF(ISBLANK([.O293]); &quot;&quot;; WEEKNUM([.O293]))">
            <text:p/>
          </table:table-cell>
          <table:table-cell table:formula="of:=IF(ISBLANK([.O293]); &quot;&quot;; MONTH([.O293]))">
            <text:p/>
          </table:table-cell>
          <table:table-cell table:formula="of:=IF(OR(ISBLANK([.G293]); ISBLANK([.O293])); &quot;&quot;; IFERROR(DATEDIF([.G293];[.O293];&quot;d&quot;); &quot;&quot;))">
            <text:p/>
          </table:table-cell>
          <table:table-cell table:formula="of:=IFERROR([.AJ292]+[.P293]; &quot;&quot;)">
            <text:p/>
          </table:table-cell>
          <table:table-cell table:formula="of:=IFERROR([.AK292]+[.Q29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92" calcext:value-type="float">
            <text:p>29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94]=&quot;Long&quot;; [.I294]-[Overview.$C$4]/[.H294]; IF([.F294]=&quot;Short&quot;; [.I294]+[Overview.$C$4]/[.H294]; &quot;&quot;)); &quot;&quot;)">
            <text:p/>
          </table:table-cell>
          <table:table-cell table:style-name="ce157" table:formula="of:=IFERROR(ABS([.J294]-[.I294])*[.H294]; &quot;&quot;)">
            <text:p/>
          </table:table-cell>
          <table:table-cell table:formula="of:=IFERROR(IF([.F294]=&quot;Long&quot;; [.I294]+[Overview.$C$4]/[.H294]*[Overview.$C$6]; IF([.F294]=&quot;Short&quot;; [.I294]-[Overview.$C$4]/[.H294]*[Overview.$C$6]; &quot;&quot;)); &quot;&quot;)">
            <text:p/>
          </table:table-cell>
          <table:table-cell table:number-columns-repeated="3"/>
          <table:table-cell table:formula="of:=IFERROR([.Q294]/[.K294]; &quot;&quot;)">
            <text:p/>
          </table:table-cell>
          <table:table-cell table:formula="of:=IFERROR(IF(AND([.F294]=&quot;Long&quot;; [.M294]=[.H294]); [.H294]*([.N294]-[.I294]); IF(AND([.F294]=&quot;Short&quot;; [.M294]=[.H294]); [.H294]*([.I294]-[.N294]); &quot;&quot;)); &quot;&quot;)">
            <text:p/>
          </table:table-cell>
          <table:table-cell table:formula="of:=IF(ISNUMBER([.Q294]); IF([.Q294]&gt;0; &quot;Win&quot;; &quot;Loss&quot;);&quot;&quot;)">
            <text:p/>
          </table:table-cell>
          <table:table-cell table:formula="of:=IF([.O294]=&quot;&quot;; &quot;&quot;; CONCATENATE(DATEDIF([.G294];[.O294];&quot;d&quot;); IF(DATEDIF([.G294];[.O29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94]); &quot;&quot;; IF([.$F294]=&quot;Long&quot;; ([.W294]-[.$I294])*[.$H294]/[.$K294]; ([.$I294]-[.W294])*[.$H294]/[.$K294])-[.$P294]); &quot;&quot;)">
            <text:p/>
          </table:table-cell>
          <table:table-cell table:style-name="Default"/>
          <table:table-cell table:style-name="ce205" table:formula="of:=IFERROR(IF(ISBLANK([.Y294]); &quot;&quot;; IF([.$F294]=&quot;Long&quot;; ([.Y294]-[.$I294])*[.$H294]/[.$K294]; ([.$I294]-[.Y294])*[.$H294]/[.$K294])-[.$P294]); &quot;&quot;)">
            <text:p/>
          </table:table-cell>
          <table:table-cell table:style-name="Default"/>
          <table:table-cell table:style-name="ce205" table:formula="of:=IFERROR(IF(ISBLANK([.AA294]); &quot;&quot;; IF([.$F294]=&quot;Long&quot;; ([.AA294]-[.$I294])*[.$H294]/[.$K294]; ([.$I294]-[.AA294])*[.$H294]/[.$K294])-[.$P294]); &quot;&quot;)">
            <text:p/>
          </table:table-cell>
          <table:table-cell/>
          <table:table-cell table:formula="of:=IF(ISBLANK([.O294]); &quot;&quot;; DAY([.O294]))">
            <text:p/>
          </table:table-cell>
          <table:table-cell table:formula="of:=IF(ISBLANK([.G294]); &quot;&quot;; WEEKDAY([.G294]; 2))">
            <text:p/>
          </table:table-cell>
          <table:table-cell table:formula="of:=IF(ISBLANK([.O294]); &quot;&quot;; WEEKDAY([.O294]; 2))">
            <text:p/>
          </table:table-cell>
          <table:table-cell table:formula="of:=IF(ISBLANK([.O294]); &quot;&quot;; WEEKNUM([.O294]))">
            <text:p/>
          </table:table-cell>
          <table:table-cell table:formula="of:=IF(ISBLANK([.O294]); &quot;&quot;; MONTH([.O294]))">
            <text:p/>
          </table:table-cell>
          <table:table-cell table:formula="of:=IF(OR(ISBLANK([.G294]); ISBLANK([.O294])); &quot;&quot;; IFERROR(DATEDIF([.G294];[.O294];&quot;d&quot;); &quot;&quot;))">
            <text:p/>
          </table:table-cell>
          <table:table-cell table:formula="of:=IFERROR([.AJ293]+[.P294]; &quot;&quot;)">
            <text:p/>
          </table:table-cell>
          <table:table-cell table:formula="of:=IFERROR([.AK293]+[.Q29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93" calcext:value-type="float">
            <text:p>29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95]=&quot;Long&quot;; [.I295]-[Overview.$C$4]/[.H295]; IF([.F295]=&quot;Short&quot;; [.I295]+[Overview.$C$4]/[.H295]; &quot;&quot;)); &quot;&quot;)">
            <text:p/>
          </table:table-cell>
          <table:table-cell table:style-name="ce157" table:formula="of:=IFERROR(ABS([.J295]-[.I295])*[.H295]; &quot;&quot;)">
            <text:p/>
          </table:table-cell>
          <table:table-cell table:formula="of:=IFERROR(IF([.F295]=&quot;Long&quot;; [.I295]+[Overview.$C$4]/[.H295]*[Overview.$C$6]; IF([.F295]=&quot;Short&quot;; [.I295]-[Overview.$C$4]/[.H295]*[Overview.$C$6]; &quot;&quot;)); &quot;&quot;)">
            <text:p/>
          </table:table-cell>
          <table:table-cell table:number-columns-repeated="3"/>
          <table:table-cell table:formula="of:=IFERROR([.Q295]/[.K295]; &quot;&quot;)">
            <text:p/>
          </table:table-cell>
          <table:table-cell table:formula="of:=IFERROR(IF(AND([.F295]=&quot;Long&quot;; [.M295]=[.H295]); [.H295]*([.N295]-[.I295]); IF(AND([.F295]=&quot;Short&quot;; [.M295]=[.H295]); [.H295]*([.I295]-[.N295]); &quot;&quot;)); &quot;&quot;)">
            <text:p/>
          </table:table-cell>
          <table:table-cell table:formula="of:=IF(ISNUMBER([.Q295]); IF([.Q295]&gt;0; &quot;Win&quot;; &quot;Loss&quot;);&quot;&quot;)">
            <text:p/>
          </table:table-cell>
          <table:table-cell table:formula="of:=IF([.O295]=&quot;&quot;; &quot;&quot;; CONCATENATE(DATEDIF([.G295];[.O295];&quot;d&quot;); IF(DATEDIF([.G295];[.O29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95]); &quot;&quot;; IF([.$F295]=&quot;Long&quot;; ([.W295]-[.$I295])*[.$H295]/[.$K295]; ([.$I295]-[.W295])*[.$H295]/[.$K295])-[.$P295]); &quot;&quot;)">
            <text:p/>
          </table:table-cell>
          <table:table-cell table:style-name="Default"/>
          <table:table-cell table:style-name="ce205" table:formula="of:=IFERROR(IF(ISBLANK([.Y295]); &quot;&quot;; IF([.$F295]=&quot;Long&quot;; ([.Y295]-[.$I295])*[.$H295]/[.$K295]; ([.$I295]-[.Y295])*[.$H295]/[.$K295])-[.$P295]); &quot;&quot;)">
            <text:p/>
          </table:table-cell>
          <table:table-cell table:style-name="Default"/>
          <table:table-cell table:style-name="ce205" table:formula="of:=IFERROR(IF(ISBLANK([.AA295]); &quot;&quot;; IF([.$F295]=&quot;Long&quot;; ([.AA295]-[.$I295])*[.$H295]/[.$K295]; ([.$I295]-[.AA295])*[.$H295]/[.$K295])-[.$P295]); &quot;&quot;)">
            <text:p/>
          </table:table-cell>
          <table:table-cell/>
          <table:table-cell table:formula="of:=IF(ISBLANK([.O295]); &quot;&quot;; DAY([.O295]))">
            <text:p/>
          </table:table-cell>
          <table:table-cell table:formula="of:=IF(ISBLANK([.G295]); &quot;&quot;; WEEKDAY([.G295]; 2))">
            <text:p/>
          </table:table-cell>
          <table:table-cell table:formula="of:=IF(ISBLANK([.O295]); &quot;&quot;; WEEKDAY([.O295]; 2))">
            <text:p/>
          </table:table-cell>
          <table:table-cell table:formula="of:=IF(ISBLANK([.O295]); &quot;&quot;; WEEKNUM([.O295]))">
            <text:p/>
          </table:table-cell>
          <table:table-cell table:formula="of:=IF(ISBLANK([.O295]); &quot;&quot;; MONTH([.O295]))">
            <text:p/>
          </table:table-cell>
          <table:table-cell table:formula="of:=IF(OR(ISBLANK([.G295]); ISBLANK([.O295])); &quot;&quot;; IFERROR(DATEDIF([.G295];[.O295];&quot;d&quot;); &quot;&quot;))">
            <text:p/>
          </table:table-cell>
          <table:table-cell table:formula="of:=IFERROR([.AJ294]+[.P295]; &quot;&quot;)">
            <text:p/>
          </table:table-cell>
          <table:table-cell table:formula="of:=IFERROR([.AK294]+[.Q29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96]=&quot;Long&quot;; [.I296]-[Overview.$C$4]/[.H296]; IF([.F296]=&quot;Short&quot;; [.I296]+[Overview.$C$4]/[.H296]; &quot;&quot;)); &quot;&quot;)">
            <text:p/>
          </table:table-cell>
          <table:table-cell table:style-name="ce157" table:formula="of:=IFERROR(ABS([.J296]-[.I296])*[.H296]; &quot;&quot;)">
            <text:p/>
          </table:table-cell>
          <table:table-cell table:formula="of:=IFERROR(IF([.F296]=&quot;Long&quot;; [.I296]+[Overview.$C$4]/[.H296]*[Overview.$C$6]; IF([.F296]=&quot;Short&quot;; [.I296]-[Overview.$C$4]/[.H296]*[Overview.$C$6]; &quot;&quot;)); &quot;&quot;)">
            <text:p/>
          </table:table-cell>
          <table:table-cell table:number-columns-repeated="3"/>
          <table:table-cell table:formula="of:=IFERROR([.Q296]/[.K296]; &quot;&quot;)">
            <text:p/>
          </table:table-cell>
          <table:table-cell table:formula="of:=IFERROR(IF(AND([.F296]=&quot;Long&quot;; [.M296]=[.H296]); [.H296]*([.N296]-[.I296]); IF(AND([.F296]=&quot;Short&quot;; [.M296]=[.H296]); [.H296]*([.I296]-[.N296]); &quot;&quot;)); &quot;&quot;)">
            <text:p/>
          </table:table-cell>
          <table:table-cell table:formula="of:=IF(ISNUMBER([.Q296]); IF([.Q296]&gt;0; &quot;Win&quot;; &quot;Loss&quot;);&quot;&quot;)">
            <text:p/>
          </table:table-cell>
          <table:table-cell table:formula="of:=IF([.O296]=&quot;&quot;; &quot;&quot;; CONCATENATE(DATEDIF([.G296];[.O296];&quot;d&quot;); IF(DATEDIF([.G296];[.O29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96]); &quot;&quot;; IF([.$F296]=&quot;Long&quot;; ([.W296]-[.$I296])*[.$H296]/[.$K296]; ([.$I296]-[.W296])*[.$H296]/[.$K296])-[.$P296]); &quot;&quot;)">
            <text:p/>
          </table:table-cell>
          <table:table-cell table:style-name="Default"/>
          <table:table-cell table:style-name="ce205" table:formula="of:=IFERROR(IF(ISBLANK([.Y296]); &quot;&quot;; IF([.$F296]=&quot;Long&quot;; ([.Y296]-[.$I296])*[.$H296]/[.$K296]; ([.$I296]-[.Y296])*[.$H296]/[.$K296])-[.$P296]); &quot;&quot;)">
            <text:p/>
          </table:table-cell>
          <table:table-cell table:style-name="Default"/>
          <table:table-cell table:style-name="ce205" table:formula="of:=IFERROR(IF(ISBLANK([.AA296]); &quot;&quot;; IF([.$F296]=&quot;Long&quot;; ([.AA296]-[.$I296])*[.$H296]/[.$K296]; ([.$I296]-[.AA296])*[.$H296]/[.$K296])-[.$P296]); &quot;&quot;)">
            <text:p/>
          </table:table-cell>
          <table:table-cell/>
          <table:table-cell table:formula="of:=IF(ISBLANK([.O296]); &quot;&quot;; DAY([.O296]))">
            <text:p/>
          </table:table-cell>
          <table:table-cell table:formula="of:=IF(ISBLANK([.G296]); &quot;&quot;; WEEKDAY([.G296]; 2))">
            <text:p/>
          </table:table-cell>
          <table:table-cell table:formula="of:=IF(ISBLANK([.O296]); &quot;&quot;; WEEKDAY([.O296]; 2))">
            <text:p/>
          </table:table-cell>
          <table:table-cell table:formula="of:=IF(ISBLANK([.O296]); &quot;&quot;; WEEKNUM([.O296]))">
            <text:p/>
          </table:table-cell>
          <table:table-cell table:formula="of:=IF(ISBLANK([.O296]); &quot;&quot;; MONTH([.O296]))">
            <text:p/>
          </table:table-cell>
          <table:table-cell table:formula="of:=IF(OR(ISBLANK([.G296]); ISBLANK([.O296])); &quot;&quot;; IFERROR(DATEDIF([.G296];[.O296];&quot;d&quot;); &quot;&quot;))">
            <text:p/>
          </table:table-cell>
          <table:table-cell table:formula="of:=IFERROR([.AJ295]+[.P296]; &quot;&quot;)">
            <text:p/>
          </table:table-cell>
          <table:table-cell table:formula="of:=IFERROR([.AK295]+[.Q29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97]=&quot;Long&quot;; [.I297]-[Overview.$C$4]/[.H297]; IF([.F297]=&quot;Short&quot;; [.I297]+[Overview.$C$4]/[.H297]; &quot;&quot;)); &quot;&quot;)">
            <text:p/>
          </table:table-cell>
          <table:table-cell table:style-name="ce157" table:formula="of:=IFERROR(ABS([.J297]-[.I297])*[.H297]; &quot;&quot;)">
            <text:p/>
          </table:table-cell>
          <table:table-cell table:formula="of:=IFERROR(IF([.F297]=&quot;Long&quot;; [.I297]+[Overview.$C$4]/[.H297]*[Overview.$C$6]; IF([.F297]=&quot;Short&quot;; [.I297]-[Overview.$C$4]/[.H297]*[Overview.$C$6]; &quot;&quot;)); &quot;&quot;)">
            <text:p/>
          </table:table-cell>
          <table:table-cell table:number-columns-repeated="3"/>
          <table:table-cell table:formula="of:=IFERROR([.Q297]/[.K297]; &quot;&quot;)">
            <text:p/>
          </table:table-cell>
          <table:table-cell table:formula="of:=IFERROR(IF(AND([.F297]=&quot;Long&quot;; [.M297]=[.H297]); [.H297]*([.N297]-[.I297]); IF(AND([.F297]=&quot;Short&quot;; [.M297]=[.H297]); [.H297]*([.I297]-[.N297]); &quot;&quot;)); &quot;&quot;)">
            <text:p/>
          </table:table-cell>
          <table:table-cell table:formula="of:=IF(ISNUMBER([.Q297]); IF([.Q297]&gt;0; &quot;Win&quot;; &quot;Loss&quot;);&quot;&quot;)">
            <text:p/>
          </table:table-cell>
          <table:table-cell table:formula="of:=IF([.O297]=&quot;&quot;; &quot;&quot;; CONCATENATE(DATEDIF([.G297];[.O297];&quot;d&quot;); IF(DATEDIF([.G297];[.O29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97]); &quot;&quot;; IF([.$F297]=&quot;Long&quot;; ([.W297]-[.$I297])*[.$H297]/[.$K297]; ([.$I297]-[.W297])*[.$H297]/[.$K297])-[.$P297]); &quot;&quot;)">
            <text:p/>
          </table:table-cell>
          <table:table-cell table:style-name="Default"/>
          <table:table-cell table:style-name="ce205" table:formula="of:=IFERROR(IF(ISBLANK([.Y297]); &quot;&quot;; IF([.$F297]=&quot;Long&quot;; ([.Y297]-[.$I297])*[.$H297]/[.$K297]; ([.$I297]-[.Y297])*[.$H297]/[.$K297])-[.$P297]); &quot;&quot;)">
            <text:p/>
          </table:table-cell>
          <table:table-cell table:style-name="Default"/>
          <table:table-cell table:style-name="ce205" table:formula="of:=IFERROR(IF(ISBLANK([.AA297]); &quot;&quot;; IF([.$F297]=&quot;Long&quot;; ([.AA297]-[.$I297])*[.$H297]/[.$K297]; ([.$I297]-[.AA297])*[.$H297]/[.$K297])-[.$P297]); &quot;&quot;)">
            <text:p/>
          </table:table-cell>
          <table:table-cell/>
          <table:table-cell table:formula="of:=IF(ISBLANK([.O297]); &quot;&quot;; DAY([.O297]))">
            <text:p/>
          </table:table-cell>
          <table:table-cell table:formula="of:=IF(ISBLANK([.G297]); &quot;&quot;; WEEKDAY([.G297]; 2))">
            <text:p/>
          </table:table-cell>
          <table:table-cell table:formula="of:=IF(ISBLANK([.O297]); &quot;&quot;; WEEKDAY([.O297]; 2))">
            <text:p/>
          </table:table-cell>
          <table:table-cell table:formula="of:=IF(ISBLANK([.O297]); &quot;&quot;; WEEKNUM([.O297]))">
            <text:p/>
          </table:table-cell>
          <table:table-cell table:formula="of:=IF(ISBLANK([.O297]); &quot;&quot;; MONTH([.O297]))">
            <text:p/>
          </table:table-cell>
          <table:table-cell table:formula="of:=IF(OR(ISBLANK([.G297]); ISBLANK([.O297])); &quot;&quot;; IFERROR(DATEDIF([.G297];[.O297];&quot;d&quot;); &quot;&quot;))">
            <text:p/>
          </table:table-cell>
          <table:table-cell table:formula="of:=IFERROR([.AJ296]+[.P297]; &quot;&quot;)">
            <text:p/>
          </table:table-cell>
          <table:table-cell table:formula="of:=IFERROR([.AK296]+[.Q29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96" calcext:value-type="float">
            <text:p>29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98]=&quot;Long&quot;; [.I298]-[Overview.$C$4]/[.H298]; IF([.F298]=&quot;Short&quot;; [.I298]+[Overview.$C$4]/[.H298]; &quot;&quot;)); &quot;&quot;)">
            <text:p/>
          </table:table-cell>
          <table:table-cell table:style-name="ce157" table:formula="of:=IFERROR(ABS([.J298]-[.I298])*[.H298]; &quot;&quot;)">
            <text:p/>
          </table:table-cell>
          <table:table-cell table:formula="of:=IFERROR(IF([.F298]=&quot;Long&quot;; [.I298]+[Overview.$C$4]/[.H298]*[Overview.$C$6]; IF([.F298]=&quot;Short&quot;; [.I298]-[Overview.$C$4]/[.H298]*[Overview.$C$6]; &quot;&quot;)); &quot;&quot;)">
            <text:p/>
          </table:table-cell>
          <table:table-cell table:number-columns-repeated="3"/>
          <table:table-cell table:formula="of:=IFERROR([.Q298]/[.K298]; &quot;&quot;)">
            <text:p/>
          </table:table-cell>
          <table:table-cell table:formula="of:=IFERROR(IF(AND([.F298]=&quot;Long&quot;; [.M298]=[.H298]); [.H298]*([.N298]-[.I298]); IF(AND([.F298]=&quot;Short&quot;; [.M298]=[.H298]); [.H298]*([.I298]-[.N298]); &quot;&quot;)); &quot;&quot;)">
            <text:p/>
          </table:table-cell>
          <table:table-cell table:formula="of:=IF(ISNUMBER([.Q298]); IF([.Q298]&gt;0; &quot;Win&quot;; &quot;Loss&quot;);&quot;&quot;)">
            <text:p/>
          </table:table-cell>
          <table:table-cell table:formula="of:=IF([.O298]=&quot;&quot;; &quot;&quot;; CONCATENATE(DATEDIF([.G298];[.O298];&quot;d&quot;); IF(DATEDIF([.G298];[.O29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98]); &quot;&quot;; IF([.$F298]=&quot;Long&quot;; ([.W298]-[.$I298])*[.$H298]/[.$K298]; ([.$I298]-[.W298])*[.$H298]/[.$K298])-[.$P298]); &quot;&quot;)">
            <text:p/>
          </table:table-cell>
          <table:table-cell table:style-name="Default"/>
          <table:table-cell table:style-name="ce205" table:formula="of:=IFERROR(IF(ISBLANK([.Y298]); &quot;&quot;; IF([.$F298]=&quot;Long&quot;; ([.Y298]-[.$I298])*[.$H298]/[.$K298]; ([.$I298]-[.Y298])*[.$H298]/[.$K298])-[.$P298]); &quot;&quot;)">
            <text:p/>
          </table:table-cell>
          <table:table-cell table:style-name="Default"/>
          <table:table-cell table:style-name="ce205" table:formula="of:=IFERROR(IF(ISBLANK([.AA298]); &quot;&quot;; IF([.$F298]=&quot;Long&quot;; ([.AA298]-[.$I298])*[.$H298]/[.$K298]; ([.$I298]-[.AA298])*[.$H298]/[.$K298])-[.$P298]); &quot;&quot;)">
            <text:p/>
          </table:table-cell>
          <table:table-cell/>
          <table:table-cell table:formula="of:=IF(ISBLANK([.O298]); &quot;&quot;; DAY([.O298]))">
            <text:p/>
          </table:table-cell>
          <table:table-cell table:formula="of:=IF(ISBLANK([.G298]); &quot;&quot;; WEEKDAY([.G298]; 2))">
            <text:p/>
          </table:table-cell>
          <table:table-cell table:formula="of:=IF(ISBLANK([.O298]); &quot;&quot;; WEEKDAY([.O298]; 2))">
            <text:p/>
          </table:table-cell>
          <table:table-cell table:formula="of:=IF(ISBLANK([.O298]); &quot;&quot;; WEEKNUM([.O298]))">
            <text:p/>
          </table:table-cell>
          <table:table-cell table:formula="of:=IF(ISBLANK([.O298]); &quot;&quot;; MONTH([.O298]))">
            <text:p/>
          </table:table-cell>
          <table:table-cell table:formula="of:=IF(OR(ISBLANK([.G298]); ISBLANK([.O298])); &quot;&quot;; IFERROR(DATEDIF([.G298];[.O298];&quot;d&quot;); &quot;&quot;))">
            <text:p/>
          </table:table-cell>
          <table:table-cell table:formula="of:=IFERROR([.AJ297]+[.P298]; &quot;&quot;)">
            <text:p/>
          </table:table-cell>
          <table:table-cell table:formula="of:=IFERROR([.AK297]+[.Q29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97" calcext:value-type="float">
            <text:p>29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299]=&quot;Long&quot;; [.I299]-[Overview.$C$4]/[.H299]; IF([.F299]=&quot;Short&quot;; [.I299]+[Overview.$C$4]/[.H299]; &quot;&quot;)); &quot;&quot;)">
            <text:p/>
          </table:table-cell>
          <table:table-cell table:style-name="ce157" table:formula="of:=IFERROR(ABS([.J299]-[.I299])*[.H299]; &quot;&quot;)">
            <text:p/>
          </table:table-cell>
          <table:table-cell table:formula="of:=IFERROR(IF([.F299]=&quot;Long&quot;; [.I299]+[Overview.$C$4]/[.H299]*[Overview.$C$6]; IF([.F299]=&quot;Short&quot;; [.I299]-[Overview.$C$4]/[.H299]*[Overview.$C$6]; &quot;&quot;)); &quot;&quot;)">
            <text:p/>
          </table:table-cell>
          <table:table-cell table:number-columns-repeated="3"/>
          <table:table-cell table:formula="of:=IFERROR([.Q299]/[.K299]; &quot;&quot;)">
            <text:p/>
          </table:table-cell>
          <table:table-cell table:formula="of:=IFERROR(IF(AND([.F299]=&quot;Long&quot;; [.M299]=[.H299]); [.H299]*([.N299]-[.I299]); IF(AND([.F299]=&quot;Short&quot;; [.M299]=[.H299]); [.H299]*([.I299]-[.N299]); &quot;&quot;)); &quot;&quot;)">
            <text:p/>
          </table:table-cell>
          <table:table-cell table:formula="of:=IF(ISNUMBER([.Q299]); IF([.Q299]&gt;0; &quot;Win&quot;; &quot;Loss&quot;);&quot;&quot;)">
            <text:p/>
          </table:table-cell>
          <table:table-cell table:formula="of:=IF([.O299]=&quot;&quot;; &quot;&quot;; CONCATENATE(DATEDIF([.G299];[.O299];&quot;d&quot;); IF(DATEDIF([.G299];[.O29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299]); &quot;&quot;; IF([.$F299]=&quot;Long&quot;; ([.W299]-[.$I299])*[.$H299]/[.$K299]; ([.$I299]-[.W299])*[.$H299]/[.$K299])-[.$P299]); &quot;&quot;)">
            <text:p/>
          </table:table-cell>
          <table:table-cell table:style-name="Default"/>
          <table:table-cell table:style-name="ce205" table:formula="of:=IFERROR(IF(ISBLANK([.Y299]); &quot;&quot;; IF([.$F299]=&quot;Long&quot;; ([.Y299]-[.$I299])*[.$H299]/[.$K299]; ([.$I299]-[.Y299])*[.$H299]/[.$K299])-[.$P299]); &quot;&quot;)">
            <text:p/>
          </table:table-cell>
          <table:table-cell table:style-name="Default"/>
          <table:table-cell table:style-name="ce205" table:formula="of:=IFERROR(IF(ISBLANK([.AA299]); &quot;&quot;; IF([.$F299]=&quot;Long&quot;; ([.AA299]-[.$I299])*[.$H299]/[.$K299]; ([.$I299]-[.AA299])*[.$H299]/[.$K299])-[.$P299]); &quot;&quot;)">
            <text:p/>
          </table:table-cell>
          <table:table-cell/>
          <table:table-cell table:formula="of:=IF(ISBLANK([.O299]); &quot;&quot;; DAY([.O299]))">
            <text:p/>
          </table:table-cell>
          <table:table-cell table:formula="of:=IF(ISBLANK([.G299]); &quot;&quot;; WEEKDAY([.G299]; 2))">
            <text:p/>
          </table:table-cell>
          <table:table-cell table:formula="of:=IF(ISBLANK([.O299]); &quot;&quot;; WEEKDAY([.O299]; 2))">
            <text:p/>
          </table:table-cell>
          <table:table-cell table:formula="of:=IF(ISBLANK([.O299]); &quot;&quot;; WEEKNUM([.O299]))">
            <text:p/>
          </table:table-cell>
          <table:table-cell table:formula="of:=IF(ISBLANK([.O299]); &quot;&quot;; MONTH([.O299]))">
            <text:p/>
          </table:table-cell>
          <table:table-cell table:formula="of:=IF(OR(ISBLANK([.G299]); ISBLANK([.O299])); &quot;&quot;; IFERROR(DATEDIF([.G299];[.O299];&quot;d&quot;); &quot;&quot;))">
            <text:p/>
          </table:table-cell>
          <table:table-cell table:formula="of:=IFERROR([.AJ298]+[.P299]; &quot;&quot;)">
            <text:p/>
          </table:table-cell>
          <table:table-cell table:formula="of:=IFERROR([.AK298]+[.Q29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00]=&quot;Long&quot;; [.I300]-[Overview.$C$4]/[.H300]; IF([.F300]=&quot;Short&quot;; [.I300]+[Overview.$C$4]/[.H300]; &quot;&quot;)); &quot;&quot;)">
            <text:p/>
          </table:table-cell>
          <table:table-cell table:style-name="ce157" table:formula="of:=IFERROR(ABS([.J300]-[.I300])*[.H300]; &quot;&quot;)">
            <text:p/>
          </table:table-cell>
          <table:table-cell table:formula="of:=IFERROR(IF([.F300]=&quot;Long&quot;; [.I300]+[Overview.$C$4]/[.H300]*[Overview.$C$6]; IF([.F300]=&quot;Short&quot;; [.I300]-[Overview.$C$4]/[.H300]*[Overview.$C$6]; &quot;&quot;)); &quot;&quot;)">
            <text:p/>
          </table:table-cell>
          <table:table-cell table:number-columns-repeated="3"/>
          <table:table-cell table:formula="of:=IFERROR([.Q300]/[.K300]; &quot;&quot;)">
            <text:p/>
          </table:table-cell>
          <table:table-cell table:formula="of:=IFERROR(IF(AND([.F300]=&quot;Long&quot;; [.M300]=[.H300]); [.H300]*([.N300]-[.I300]); IF(AND([.F300]=&quot;Short&quot;; [.M300]=[.H300]); [.H300]*([.I300]-[.N300]); &quot;&quot;)); &quot;&quot;)">
            <text:p/>
          </table:table-cell>
          <table:table-cell table:formula="of:=IF(ISNUMBER([.Q300]); IF([.Q300]&gt;0; &quot;Win&quot;; &quot;Loss&quot;);&quot;&quot;)">
            <text:p/>
          </table:table-cell>
          <table:table-cell table:formula="of:=IF([.O300]=&quot;&quot;; &quot;&quot;; CONCATENATE(DATEDIF([.G300];[.O300];&quot;d&quot;); IF(DATEDIF([.G300];[.O30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00]); &quot;&quot;; IF([.$F300]=&quot;Long&quot;; ([.W300]-[.$I300])*[.$H300]/[.$K300]; ([.$I300]-[.W300])*[.$H300]/[.$K300])-[.$P300]); &quot;&quot;)">
            <text:p/>
          </table:table-cell>
          <table:table-cell table:style-name="Default"/>
          <table:table-cell table:style-name="ce205" table:formula="of:=IFERROR(IF(ISBLANK([.Y300]); &quot;&quot;; IF([.$F300]=&quot;Long&quot;; ([.Y300]-[.$I300])*[.$H300]/[.$K300]; ([.$I300]-[.Y300])*[.$H300]/[.$K300])-[.$P300]); &quot;&quot;)">
            <text:p/>
          </table:table-cell>
          <table:table-cell table:style-name="Default"/>
          <table:table-cell table:style-name="ce205" table:formula="of:=IFERROR(IF(ISBLANK([.AA300]); &quot;&quot;; IF([.$F300]=&quot;Long&quot;; ([.AA300]-[.$I300])*[.$H300]/[.$K300]; ([.$I300]-[.AA300])*[.$H300]/[.$K300])-[.$P300]); &quot;&quot;)">
            <text:p/>
          </table:table-cell>
          <table:table-cell/>
          <table:table-cell table:formula="of:=IF(ISBLANK([.O300]); &quot;&quot;; DAY([.O300]))">
            <text:p/>
          </table:table-cell>
          <table:table-cell table:formula="of:=IF(ISBLANK([.G300]); &quot;&quot;; WEEKDAY([.G300]; 2))">
            <text:p/>
          </table:table-cell>
          <table:table-cell table:formula="of:=IF(ISBLANK([.O300]); &quot;&quot;; WEEKDAY([.O300]; 2))">
            <text:p/>
          </table:table-cell>
          <table:table-cell table:formula="of:=IF(ISBLANK([.O300]); &quot;&quot;; WEEKNUM([.O300]))">
            <text:p/>
          </table:table-cell>
          <table:table-cell table:formula="of:=IF(ISBLANK([.O300]); &quot;&quot;; MONTH([.O300]))">
            <text:p/>
          </table:table-cell>
          <table:table-cell table:formula="of:=IF(OR(ISBLANK([.G300]); ISBLANK([.O300])); &quot;&quot;; IFERROR(DATEDIF([.G300];[.O300];&quot;d&quot;); &quot;&quot;))">
            <text:p/>
          </table:table-cell>
          <table:table-cell table:formula="of:=IFERROR([.AJ299]+[.P300]; &quot;&quot;)">
            <text:p/>
          </table:table-cell>
          <table:table-cell table:formula="of:=IFERROR([.AK299]+[.Q30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299" calcext:value-type="float">
            <text:p>29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01]=&quot;Long&quot;; [.I301]-[Overview.$C$4]/[.H301]; IF([.F301]=&quot;Short&quot;; [.I301]+[Overview.$C$4]/[.H301]; &quot;&quot;)); &quot;&quot;)">
            <text:p/>
          </table:table-cell>
          <table:table-cell table:style-name="ce157" table:formula="of:=IFERROR(ABS([.J301]-[.I301])*[.H301]; &quot;&quot;)">
            <text:p/>
          </table:table-cell>
          <table:table-cell table:formula="of:=IFERROR(IF([.F301]=&quot;Long&quot;; [.I301]+[Overview.$C$4]/[.H301]*[Overview.$C$6]; IF([.F301]=&quot;Short&quot;; [.I301]-[Overview.$C$4]/[.H301]*[Overview.$C$6]; &quot;&quot;)); &quot;&quot;)">
            <text:p/>
          </table:table-cell>
          <table:table-cell table:number-columns-repeated="3"/>
          <table:table-cell table:formula="of:=IFERROR([.Q301]/[.K301]; &quot;&quot;)">
            <text:p/>
          </table:table-cell>
          <table:table-cell table:formula="of:=IFERROR(IF(AND([.F301]=&quot;Long&quot;; [.M301]=[.H301]); [.H301]*([.N301]-[.I301]); IF(AND([.F301]=&quot;Short&quot;; [.M301]=[.H301]); [.H301]*([.I301]-[.N301]); &quot;&quot;)); &quot;&quot;)">
            <text:p/>
          </table:table-cell>
          <table:table-cell table:formula="of:=IF(ISNUMBER([.Q301]); IF([.Q301]&gt;0; &quot;Win&quot;; &quot;Loss&quot;);&quot;&quot;)">
            <text:p/>
          </table:table-cell>
          <table:table-cell table:formula="of:=IF([.O301]=&quot;&quot;; &quot;&quot;; CONCATENATE(DATEDIF([.G301];[.O301];&quot;d&quot;); IF(DATEDIF([.G301];[.O30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01]); &quot;&quot;; IF([.$F301]=&quot;Long&quot;; ([.W301]-[.$I301])*[.$H301]/[.$K301]; ([.$I301]-[.W301])*[.$H301]/[.$K301])-[.$P301]); &quot;&quot;)">
            <text:p/>
          </table:table-cell>
          <table:table-cell table:style-name="Default"/>
          <table:table-cell table:style-name="ce205" table:formula="of:=IFERROR(IF(ISBLANK([.Y301]); &quot;&quot;; IF([.$F301]=&quot;Long&quot;; ([.Y301]-[.$I301])*[.$H301]/[.$K301]; ([.$I301]-[.Y301])*[.$H301]/[.$K301])-[.$P301]); &quot;&quot;)">
            <text:p/>
          </table:table-cell>
          <table:table-cell table:style-name="Default"/>
          <table:table-cell table:style-name="ce205" table:formula="of:=IFERROR(IF(ISBLANK([.AA301]); &quot;&quot;; IF([.$F301]=&quot;Long&quot;; ([.AA301]-[.$I301])*[.$H301]/[.$K301]; ([.$I301]-[.AA301])*[.$H301]/[.$K301])-[.$P301]); &quot;&quot;)">
            <text:p/>
          </table:table-cell>
          <table:table-cell/>
          <table:table-cell table:formula="of:=IF(ISBLANK([.O301]); &quot;&quot;; DAY([.O301]))">
            <text:p/>
          </table:table-cell>
          <table:table-cell table:formula="of:=IF(ISBLANK([.G301]); &quot;&quot;; WEEKDAY([.G301]; 2))">
            <text:p/>
          </table:table-cell>
          <table:table-cell table:formula="of:=IF(ISBLANK([.O301]); &quot;&quot;; WEEKDAY([.O301]; 2))">
            <text:p/>
          </table:table-cell>
          <table:table-cell table:formula="of:=IF(ISBLANK([.O301]); &quot;&quot;; WEEKNUM([.O301]))">
            <text:p/>
          </table:table-cell>
          <table:table-cell table:formula="of:=IF(ISBLANK([.O301]); &quot;&quot;; MONTH([.O301]))">
            <text:p/>
          </table:table-cell>
          <table:table-cell table:formula="of:=IF(OR(ISBLANK([.G301]); ISBLANK([.O301])); &quot;&quot;; IFERROR(DATEDIF([.G301];[.O301];&quot;d&quot;); &quot;&quot;))">
            <text:p/>
          </table:table-cell>
          <table:table-cell table:formula="of:=IFERROR([.AJ300]+[.P301]; &quot;&quot;)">
            <text:p/>
          </table:table-cell>
          <table:table-cell table:formula="of:=IFERROR([.AK300]+[.Q30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02]=&quot;Long&quot;; [.I302]-[Overview.$C$4]/[.H302]; IF([.F302]=&quot;Short&quot;; [.I302]+[Overview.$C$4]/[.H302]; &quot;&quot;)); &quot;&quot;)">
            <text:p/>
          </table:table-cell>
          <table:table-cell table:style-name="ce157" table:formula="of:=IFERROR(ABS([.J302]-[.I302])*[.H302]; &quot;&quot;)">
            <text:p/>
          </table:table-cell>
          <table:table-cell table:formula="of:=IFERROR(IF([.F302]=&quot;Long&quot;; [.I302]+[Overview.$C$4]/[.H302]*[Overview.$C$6]; IF([.F302]=&quot;Short&quot;; [.I302]-[Overview.$C$4]/[.H302]*[Overview.$C$6]; &quot;&quot;)); &quot;&quot;)">
            <text:p/>
          </table:table-cell>
          <table:table-cell table:number-columns-repeated="3"/>
          <table:table-cell table:formula="of:=IFERROR([.Q302]/[.K302]; &quot;&quot;)">
            <text:p/>
          </table:table-cell>
          <table:table-cell table:formula="of:=IFERROR(IF(AND([.F302]=&quot;Long&quot;; [.M302]=[.H302]); [.H302]*([.N302]-[.I302]); IF(AND([.F302]=&quot;Short&quot;; [.M302]=[.H302]); [.H302]*([.I302]-[.N302]); &quot;&quot;)); &quot;&quot;)">
            <text:p/>
          </table:table-cell>
          <table:table-cell table:formula="of:=IF(ISNUMBER([.Q302]); IF([.Q302]&gt;0; &quot;Win&quot;; &quot;Loss&quot;);&quot;&quot;)">
            <text:p/>
          </table:table-cell>
          <table:table-cell table:formula="of:=IF([.O302]=&quot;&quot;; &quot;&quot;; CONCATENATE(DATEDIF([.G302];[.O302];&quot;d&quot;); IF(DATEDIF([.G302];[.O30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02]); &quot;&quot;; IF([.$F302]=&quot;Long&quot;; ([.W302]-[.$I302])*[.$H302]/[.$K302]; ([.$I302]-[.W302])*[.$H302]/[.$K302])-[.$P302]); &quot;&quot;)">
            <text:p/>
          </table:table-cell>
          <table:table-cell table:style-name="Default"/>
          <table:table-cell table:style-name="ce205" table:formula="of:=IFERROR(IF(ISBLANK([.Y302]); &quot;&quot;; IF([.$F302]=&quot;Long&quot;; ([.Y302]-[.$I302])*[.$H302]/[.$K302]; ([.$I302]-[.Y302])*[.$H302]/[.$K302])-[.$P302]); &quot;&quot;)">
            <text:p/>
          </table:table-cell>
          <table:table-cell table:style-name="Default"/>
          <table:table-cell table:style-name="ce205" table:formula="of:=IFERROR(IF(ISBLANK([.AA302]); &quot;&quot;; IF([.$F302]=&quot;Long&quot;; ([.AA302]-[.$I302])*[.$H302]/[.$K302]; ([.$I302]-[.AA302])*[.$H302]/[.$K302])-[.$P302]); &quot;&quot;)">
            <text:p/>
          </table:table-cell>
          <table:table-cell/>
          <table:table-cell table:formula="of:=IF(ISBLANK([.O302]); &quot;&quot;; DAY([.O302]))">
            <text:p/>
          </table:table-cell>
          <table:table-cell table:formula="of:=IF(ISBLANK([.G302]); &quot;&quot;; WEEKDAY([.G302]; 2))">
            <text:p/>
          </table:table-cell>
          <table:table-cell table:formula="of:=IF(ISBLANK([.O302]); &quot;&quot;; WEEKDAY([.O302]; 2))">
            <text:p/>
          </table:table-cell>
          <table:table-cell table:formula="of:=IF(ISBLANK([.O302]); &quot;&quot;; WEEKNUM([.O302]))">
            <text:p/>
          </table:table-cell>
          <table:table-cell table:formula="of:=IF(ISBLANK([.O302]); &quot;&quot;; MONTH([.O302]))">
            <text:p/>
          </table:table-cell>
          <table:table-cell table:formula="of:=IF(OR(ISBLANK([.G302]); ISBLANK([.O302])); &quot;&quot;; IFERROR(DATEDIF([.G302];[.O302];&quot;d&quot;); &quot;&quot;))">
            <text:p/>
          </table:table-cell>
          <table:table-cell table:formula="of:=IFERROR([.AJ301]+[.P302]; &quot;&quot;)">
            <text:p/>
          </table:table-cell>
          <table:table-cell table:formula="of:=IFERROR([.AK301]+[.Q30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01" calcext:value-type="float">
            <text:p>30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03]=&quot;Long&quot;; [.I303]-[Overview.$C$4]/[.H303]; IF([.F303]=&quot;Short&quot;; [.I303]+[Overview.$C$4]/[.H303]; &quot;&quot;)); &quot;&quot;)">
            <text:p/>
          </table:table-cell>
          <table:table-cell table:style-name="ce157" table:formula="of:=IFERROR(ABS([.J303]-[.I303])*[.H303]; &quot;&quot;)">
            <text:p/>
          </table:table-cell>
          <table:table-cell table:formula="of:=IFERROR(IF([.F303]=&quot;Long&quot;; [.I303]+[Overview.$C$4]/[.H303]*[Overview.$C$6]; IF([.F303]=&quot;Short&quot;; [.I303]-[Overview.$C$4]/[.H303]*[Overview.$C$6]; &quot;&quot;)); &quot;&quot;)">
            <text:p/>
          </table:table-cell>
          <table:table-cell table:number-columns-repeated="3"/>
          <table:table-cell table:formula="of:=IFERROR([.Q303]/[.K303]; &quot;&quot;)">
            <text:p/>
          </table:table-cell>
          <table:table-cell table:formula="of:=IFERROR(IF(AND([.F303]=&quot;Long&quot;; [.M303]=[.H303]); [.H303]*([.N303]-[.I303]); IF(AND([.F303]=&quot;Short&quot;; [.M303]=[.H303]); [.H303]*([.I303]-[.N303]); &quot;&quot;)); &quot;&quot;)">
            <text:p/>
          </table:table-cell>
          <table:table-cell table:formula="of:=IF(ISNUMBER([.Q303]); IF([.Q303]&gt;0; &quot;Win&quot;; &quot;Loss&quot;);&quot;&quot;)">
            <text:p/>
          </table:table-cell>
          <table:table-cell table:formula="of:=IF([.O303]=&quot;&quot;; &quot;&quot;; CONCATENATE(DATEDIF([.G303];[.O303];&quot;d&quot;); IF(DATEDIF([.G303];[.O30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03]); &quot;&quot;; IF([.$F303]=&quot;Long&quot;; ([.W303]-[.$I303])*[.$H303]/[.$K303]; ([.$I303]-[.W303])*[.$H303]/[.$K303])-[.$P303]); &quot;&quot;)">
            <text:p/>
          </table:table-cell>
          <table:table-cell table:style-name="Default"/>
          <table:table-cell table:style-name="ce205" table:formula="of:=IFERROR(IF(ISBLANK([.Y303]); &quot;&quot;; IF([.$F303]=&quot;Long&quot;; ([.Y303]-[.$I303])*[.$H303]/[.$K303]; ([.$I303]-[.Y303])*[.$H303]/[.$K303])-[.$P303]); &quot;&quot;)">
            <text:p/>
          </table:table-cell>
          <table:table-cell table:style-name="Default"/>
          <table:table-cell table:style-name="ce205" table:formula="of:=IFERROR(IF(ISBLANK([.AA303]); &quot;&quot;; IF([.$F303]=&quot;Long&quot;; ([.AA303]-[.$I303])*[.$H303]/[.$K303]; ([.$I303]-[.AA303])*[.$H303]/[.$K303])-[.$P303]); &quot;&quot;)">
            <text:p/>
          </table:table-cell>
          <table:table-cell/>
          <table:table-cell table:formula="of:=IF(ISBLANK([.O303]); &quot;&quot;; DAY([.O303]))">
            <text:p/>
          </table:table-cell>
          <table:table-cell table:formula="of:=IF(ISBLANK([.G303]); &quot;&quot;; WEEKDAY([.G303]; 2))">
            <text:p/>
          </table:table-cell>
          <table:table-cell table:formula="of:=IF(ISBLANK([.O303]); &quot;&quot;; WEEKDAY([.O303]; 2))">
            <text:p/>
          </table:table-cell>
          <table:table-cell table:formula="of:=IF(ISBLANK([.O303]); &quot;&quot;; WEEKNUM([.O303]))">
            <text:p/>
          </table:table-cell>
          <table:table-cell table:formula="of:=IF(ISBLANK([.O303]); &quot;&quot;; MONTH([.O303]))">
            <text:p/>
          </table:table-cell>
          <table:table-cell table:formula="of:=IF(OR(ISBLANK([.G303]); ISBLANK([.O303])); &quot;&quot;; IFERROR(DATEDIF([.G303];[.O303];&quot;d&quot;); &quot;&quot;))">
            <text:p/>
          </table:table-cell>
          <table:table-cell table:formula="of:=IFERROR([.AJ302]+[.P303]; &quot;&quot;)">
            <text:p/>
          </table:table-cell>
          <table:table-cell table:formula="of:=IFERROR([.AK302]+[.Q30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02" calcext:value-type="float">
            <text:p>30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04]=&quot;Long&quot;; [.I304]-[Overview.$C$4]/[.H304]; IF([.F304]=&quot;Short&quot;; [.I304]+[Overview.$C$4]/[.H304]; &quot;&quot;)); &quot;&quot;)">
            <text:p/>
          </table:table-cell>
          <table:table-cell table:style-name="ce157" table:formula="of:=IFERROR(ABS([.J304]-[.I304])*[.H304]; &quot;&quot;)">
            <text:p/>
          </table:table-cell>
          <table:table-cell table:formula="of:=IFERROR(IF([.F304]=&quot;Long&quot;; [.I304]+[Overview.$C$4]/[.H304]*[Overview.$C$6]; IF([.F304]=&quot;Short&quot;; [.I304]-[Overview.$C$4]/[.H304]*[Overview.$C$6]; &quot;&quot;)); &quot;&quot;)">
            <text:p/>
          </table:table-cell>
          <table:table-cell table:number-columns-repeated="3"/>
          <table:table-cell table:formula="of:=IFERROR([.Q304]/[.K304]; &quot;&quot;)">
            <text:p/>
          </table:table-cell>
          <table:table-cell table:formula="of:=IFERROR(IF(AND([.F304]=&quot;Long&quot;; [.M304]=[.H304]); [.H304]*([.N304]-[.I304]); IF(AND([.F304]=&quot;Short&quot;; [.M304]=[.H304]); [.H304]*([.I304]-[.N304]); &quot;&quot;)); &quot;&quot;)">
            <text:p/>
          </table:table-cell>
          <table:table-cell table:formula="of:=IF(ISNUMBER([.Q304]); IF([.Q304]&gt;0; &quot;Win&quot;; &quot;Loss&quot;);&quot;&quot;)">
            <text:p/>
          </table:table-cell>
          <table:table-cell table:formula="of:=IF([.O304]=&quot;&quot;; &quot;&quot;; CONCATENATE(DATEDIF([.G304];[.O304];&quot;d&quot;); IF(DATEDIF([.G304];[.O30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04]); &quot;&quot;; IF([.$F304]=&quot;Long&quot;; ([.W304]-[.$I304])*[.$H304]/[.$K304]; ([.$I304]-[.W304])*[.$H304]/[.$K304])-[.$P304]); &quot;&quot;)">
            <text:p/>
          </table:table-cell>
          <table:table-cell table:style-name="Default"/>
          <table:table-cell table:style-name="ce205" table:formula="of:=IFERROR(IF(ISBLANK([.Y304]); &quot;&quot;; IF([.$F304]=&quot;Long&quot;; ([.Y304]-[.$I304])*[.$H304]/[.$K304]; ([.$I304]-[.Y304])*[.$H304]/[.$K304])-[.$P304]); &quot;&quot;)">
            <text:p/>
          </table:table-cell>
          <table:table-cell table:style-name="Default"/>
          <table:table-cell table:style-name="ce205" table:formula="of:=IFERROR(IF(ISBLANK([.AA304]); &quot;&quot;; IF([.$F304]=&quot;Long&quot;; ([.AA304]-[.$I304])*[.$H304]/[.$K304]; ([.$I304]-[.AA304])*[.$H304]/[.$K304])-[.$P304]); &quot;&quot;)">
            <text:p/>
          </table:table-cell>
          <table:table-cell/>
          <table:table-cell table:formula="of:=IF(ISBLANK([.O304]); &quot;&quot;; DAY([.O304]))">
            <text:p/>
          </table:table-cell>
          <table:table-cell table:formula="of:=IF(ISBLANK([.G304]); &quot;&quot;; WEEKDAY([.G304]; 2))">
            <text:p/>
          </table:table-cell>
          <table:table-cell table:formula="of:=IF(ISBLANK([.O304]); &quot;&quot;; WEEKDAY([.O304]; 2))">
            <text:p/>
          </table:table-cell>
          <table:table-cell table:formula="of:=IF(ISBLANK([.O304]); &quot;&quot;; WEEKNUM([.O304]))">
            <text:p/>
          </table:table-cell>
          <table:table-cell table:formula="of:=IF(ISBLANK([.O304]); &quot;&quot;; MONTH([.O304]))">
            <text:p/>
          </table:table-cell>
          <table:table-cell table:formula="of:=IF(OR(ISBLANK([.G304]); ISBLANK([.O304])); &quot;&quot;; IFERROR(DATEDIF([.G304];[.O304];&quot;d&quot;); &quot;&quot;))">
            <text:p/>
          </table:table-cell>
          <table:table-cell table:formula="of:=IFERROR([.AJ303]+[.P304]; &quot;&quot;)">
            <text:p/>
          </table:table-cell>
          <table:table-cell table:formula="of:=IFERROR([.AK303]+[.Q30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03" calcext:value-type="float">
            <text:p>30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05]=&quot;Long&quot;; [.I305]-[Overview.$C$4]/[.H305]; IF([.F305]=&quot;Short&quot;; [.I305]+[Overview.$C$4]/[.H305]; &quot;&quot;)); &quot;&quot;)">
            <text:p/>
          </table:table-cell>
          <table:table-cell table:style-name="ce157" table:formula="of:=IFERROR(ABS([.J305]-[.I305])*[.H305]; &quot;&quot;)">
            <text:p/>
          </table:table-cell>
          <table:table-cell table:formula="of:=IFERROR(IF([.F305]=&quot;Long&quot;; [.I305]+[Overview.$C$4]/[.H305]*[Overview.$C$6]; IF([.F305]=&quot;Short&quot;; [.I305]-[Overview.$C$4]/[.H305]*[Overview.$C$6]; &quot;&quot;)); &quot;&quot;)">
            <text:p/>
          </table:table-cell>
          <table:table-cell table:number-columns-repeated="3"/>
          <table:table-cell table:formula="of:=IFERROR([.Q305]/[.K305]; &quot;&quot;)">
            <text:p/>
          </table:table-cell>
          <table:table-cell table:formula="of:=IFERROR(IF(AND([.F305]=&quot;Long&quot;; [.M305]=[.H305]); [.H305]*([.N305]-[.I305]); IF(AND([.F305]=&quot;Short&quot;; [.M305]=[.H305]); [.H305]*([.I305]-[.N305]); &quot;&quot;)); &quot;&quot;)">
            <text:p/>
          </table:table-cell>
          <table:table-cell table:formula="of:=IF(ISNUMBER([.Q305]); IF([.Q305]&gt;0; &quot;Win&quot;; &quot;Loss&quot;);&quot;&quot;)">
            <text:p/>
          </table:table-cell>
          <table:table-cell table:formula="of:=IF([.O305]=&quot;&quot;; &quot;&quot;; CONCATENATE(DATEDIF([.G305];[.O305];&quot;d&quot;); IF(DATEDIF([.G305];[.O30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05]); &quot;&quot;; IF([.$F305]=&quot;Long&quot;; ([.W305]-[.$I305])*[.$H305]/[.$K305]; ([.$I305]-[.W305])*[.$H305]/[.$K305])-[.$P305]); &quot;&quot;)">
            <text:p/>
          </table:table-cell>
          <table:table-cell table:style-name="Default"/>
          <table:table-cell table:style-name="ce205" table:formula="of:=IFERROR(IF(ISBLANK([.Y305]); &quot;&quot;; IF([.$F305]=&quot;Long&quot;; ([.Y305]-[.$I305])*[.$H305]/[.$K305]; ([.$I305]-[.Y305])*[.$H305]/[.$K305])-[.$P305]); &quot;&quot;)">
            <text:p/>
          </table:table-cell>
          <table:table-cell table:style-name="Default"/>
          <table:table-cell table:style-name="ce205" table:formula="of:=IFERROR(IF(ISBLANK([.AA305]); &quot;&quot;; IF([.$F305]=&quot;Long&quot;; ([.AA305]-[.$I305])*[.$H305]/[.$K305]; ([.$I305]-[.AA305])*[.$H305]/[.$K305])-[.$P305]); &quot;&quot;)">
            <text:p/>
          </table:table-cell>
          <table:table-cell/>
          <table:table-cell table:formula="of:=IF(ISBLANK([.O305]); &quot;&quot;; DAY([.O305]))">
            <text:p/>
          </table:table-cell>
          <table:table-cell table:formula="of:=IF(ISBLANK([.G305]); &quot;&quot;; WEEKDAY([.G305]; 2))">
            <text:p/>
          </table:table-cell>
          <table:table-cell table:formula="of:=IF(ISBLANK([.O305]); &quot;&quot;; WEEKDAY([.O305]; 2))">
            <text:p/>
          </table:table-cell>
          <table:table-cell table:formula="of:=IF(ISBLANK([.O305]); &quot;&quot;; WEEKNUM([.O305]))">
            <text:p/>
          </table:table-cell>
          <table:table-cell table:formula="of:=IF(ISBLANK([.O305]); &quot;&quot;; MONTH([.O305]))">
            <text:p/>
          </table:table-cell>
          <table:table-cell table:formula="of:=IF(OR(ISBLANK([.G305]); ISBLANK([.O305])); &quot;&quot;; IFERROR(DATEDIF([.G305];[.O305];&quot;d&quot;); &quot;&quot;))">
            <text:p/>
          </table:table-cell>
          <table:table-cell table:formula="of:=IFERROR([.AJ304]+[.P305]; &quot;&quot;)">
            <text:p/>
          </table:table-cell>
          <table:table-cell table:formula="of:=IFERROR([.AK304]+[.Q30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04" calcext:value-type="float">
            <text:p>30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06]=&quot;Long&quot;; [.I306]-[Overview.$C$4]/[.H306]; IF([.F306]=&quot;Short&quot;; [.I306]+[Overview.$C$4]/[.H306]; &quot;&quot;)); &quot;&quot;)">
            <text:p/>
          </table:table-cell>
          <table:table-cell table:style-name="ce157" table:formula="of:=IFERROR(ABS([.J306]-[.I306])*[.H306]; &quot;&quot;)">
            <text:p/>
          </table:table-cell>
          <table:table-cell table:formula="of:=IFERROR(IF([.F306]=&quot;Long&quot;; [.I306]+[Overview.$C$4]/[.H306]*[Overview.$C$6]; IF([.F306]=&quot;Short&quot;; [.I306]-[Overview.$C$4]/[.H306]*[Overview.$C$6]; &quot;&quot;)); &quot;&quot;)">
            <text:p/>
          </table:table-cell>
          <table:table-cell table:number-columns-repeated="3"/>
          <table:table-cell table:formula="of:=IFERROR([.Q306]/[.K306]; &quot;&quot;)">
            <text:p/>
          </table:table-cell>
          <table:table-cell table:formula="of:=IFERROR(IF(AND([.F306]=&quot;Long&quot;; [.M306]=[.H306]); [.H306]*([.N306]-[.I306]); IF(AND([.F306]=&quot;Short&quot;; [.M306]=[.H306]); [.H306]*([.I306]-[.N306]); &quot;&quot;)); &quot;&quot;)">
            <text:p/>
          </table:table-cell>
          <table:table-cell table:formula="of:=IF(ISNUMBER([.Q306]); IF([.Q306]&gt;0; &quot;Win&quot;; &quot;Loss&quot;);&quot;&quot;)">
            <text:p/>
          </table:table-cell>
          <table:table-cell table:formula="of:=IF([.O306]=&quot;&quot;; &quot;&quot;; CONCATENATE(DATEDIF([.G306];[.O306];&quot;d&quot;); IF(DATEDIF([.G306];[.O30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06]); &quot;&quot;; IF([.$F306]=&quot;Long&quot;; ([.W306]-[.$I306])*[.$H306]/[.$K306]; ([.$I306]-[.W306])*[.$H306]/[.$K306])-[.$P306]); &quot;&quot;)">
            <text:p/>
          </table:table-cell>
          <table:table-cell table:style-name="Default"/>
          <table:table-cell table:style-name="ce205" table:formula="of:=IFERROR(IF(ISBLANK([.Y306]); &quot;&quot;; IF([.$F306]=&quot;Long&quot;; ([.Y306]-[.$I306])*[.$H306]/[.$K306]; ([.$I306]-[.Y306])*[.$H306]/[.$K306])-[.$P306]); &quot;&quot;)">
            <text:p/>
          </table:table-cell>
          <table:table-cell table:style-name="Default"/>
          <table:table-cell table:style-name="ce205" table:formula="of:=IFERROR(IF(ISBLANK([.AA306]); &quot;&quot;; IF([.$F306]=&quot;Long&quot;; ([.AA306]-[.$I306])*[.$H306]/[.$K306]; ([.$I306]-[.AA306])*[.$H306]/[.$K306])-[.$P306]); &quot;&quot;)">
            <text:p/>
          </table:table-cell>
          <table:table-cell/>
          <table:table-cell table:formula="of:=IF(ISBLANK([.O306]); &quot;&quot;; DAY([.O306]))">
            <text:p/>
          </table:table-cell>
          <table:table-cell table:formula="of:=IF(ISBLANK([.G306]); &quot;&quot;; WEEKDAY([.G306]; 2))">
            <text:p/>
          </table:table-cell>
          <table:table-cell table:formula="of:=IF(ISBLANK([.O306]); &quot;&quot;; WEEKDAY([.O306]; 2))">
            <text:p/>
          </table:table-cell>
          <table:table-cell table:formula="of:=IF(ISBLANK([.O306]); &quot;&quot;; WEEKNUM([.O306]))">
            <text:p/>
          </table:table-cell>
          <table:table-cell table:formula="of:=IF(ISBLANK([.O306]); &quot;&quot;; MONTH([.O306]))">
            <text:p/>
          </table:table-cell>
          <table:table-cell table:formula="of:=IF(OR(ISBLANK([.G306]); ISBLANK([.O306])); &quot;&quot;; IFERROR(DATEDIF([.G306];[.O306];&quot;d&quot;); &quot;&quot;))">
            <text:p/>
          </table:table-cell>
          <table:table-cell table:formula="of:=IFERROR([.AJ305]+[.P306]; &quot;&quot;)">
            <text:p/>
          </table:table-cell>
          <table:table-cell table:formula="of:=IFERROR([.AK305]+[.Q30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05" calcext:value-type="float">
            <text:p>30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07]=&quot;Long&quot;; [.I307]-[Overview.$C$4]/[.H307]; IF([.F307]=&quot;Short&quot;; [.I307]+[Overview.$C$4]/[.H307]; &quot;&quot;)); &quot;&quot;)">
            <text:p/>
          </table:table-cell>
          <table:table-cell table:style-name="ce157" table:formula="of:=IFERROR(ABS([.J307]-[.I307])*[.H307]; &quot;&quot;)">
            <text:p/>
          </table:table-cell>
          <table:table-cell table:formula="of:=IFERROR(IF([.F307]=&quot;Long&quot;; [.I307]+[Overview.$C$4]/[.H307]*[Overview.$C$6]; IF([.F307]=&quot;Short&quot;; [.I307]-[Overview.$C$4]/[.H307]*[Overview.$C$6]; &quot;&quot;)); &quot;&quot;)">
            <text:p/>
          </table:table-cell>
          <table:table-cell table:number-columns-repeated="3"/>
          <table:table-cell table:formula="of:=IFERROR([.Q307]/[.K307]; &quot;&quot;)">
            <text:p/>
          </table:table-cell>
          <table:table-cell table:formula="of:=IFERROR(IF(AND([.F307]=&quot;Long&quot;; [.M307]=[.H307]); [.H307]*([.N307]-[.I307]); IF(AND([.F307]=&quot;Short&quot;; [.M307]=[.H307]); [.H307]*([.I307]-[.N307]); &quot;&quot;)); &quot;&quot;)">
            <text:p/>
          </table:table-cell>
          <table:table-cell table:formula="of:=IF(ISNUMBER([.Q307]); IF([.Q307]&gt;0; &quot;Win&quot;; &quot;Loss&quot;);&quot;&quot;)">
            <text:p/>
          </table:table-cell>
          <table:table-cell table:formula="of:=IF([.O307]=&quot;&quot;; &quot;&quot;; CONCATENATE(DATEDIF([.G307];[.O307];&quot;d&quot;); IF(DATEDIF([.G307];[.O30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07]); &quot;&quot;; IF([.$F307]=&quot;Long&quot;; ([.W307]-[.$I307])*[.$H307]/[.$K307]; ([.$I307]-[.W307])*[.$H307]/[.$K307])-[.$P307]); &quot;&quot;)">
            <text:p/>
          </table:table-cell>
          <table:table-cell table:style-name="Default"/>
          <table:table-cell table:style-name="ce205" table:formula="of:=IFERROR(IF(ISBLANK([.Y307]); &quot;&quot;; IF([.$F307]=&quot;Long&quot;; ([.Y307]-[.$I307])*[.$H307]/[.$K307]; ([.$I307]-[.Y307])*[.$H307]/[.$K307])-[.$P307]); &quot;&quot;)">
            <text:p/>
          </table:table-cell>
          <table:table-cell table:style-name="Default"/>
          <table:table-cell table:style-name="ce205" table:formula="of:=IFERROR(IF(ISBLANK([.AA307]); &quot;&quot;; IF([.$F307]=&quot;Long&quot;; ([.AA307]-[.$I307])*[.$H307]/[.$K307]; ([.$I307]-[.AA307])*[.$H307]/[.$K307])-[.$P307]); &quot;&quot;)">
            <text:p/>
          </table:table-cell>
          <table:table-cell/>
          <table:table-cell table:formula="of:=IF(ISBLANK([.O307]); &quot;&quot;; DAY([.O307]))">
            <text:p/>
          </table:table-cell>
          <table:table-cell table:formula="of:=IF(ISBLANK([.G307]); &quot;&quot;; WEEKDAY([.G307]; 2))">
            <text:p/>
          </table:table-cell>
          <table:table-cell table:formula="of:=IF(ISBLANK([.O307]); &quot;&quot;; WEEKDAY([.O307]; 2))">
            <text:p/>
          </table:table-cell>
          <table:table-cell table:formula="of:=IF(ISBLANK([.O307]); &quot;&quot;; WEEKNUM([.O307]))">
            <text:p/>
          </table:table-cell>
          <table:table-cell table:formula="of:=IF(ISBLANK([.O307]); &quot;&quot;; MONTH([.O307]))">
            <text:p/>
          </table:table-cell>
          <table:table-cell table:formula="of:=IF(OR(ISBLANK([.G307]); ISBLANK([.O307])); &quot;&quot;; IFERROR(DATEDIF([.G307];[.O307];&quot;d&quot;); &quot;&quot;))">
            <text:p/>
          </table:table-cell>
          <table:table-cell table:formula="of:=IFERROR([.AJ306]+[.P307]; &quot;&quot;)">
            <text:p/>
          </table:table-cell>
          <table:table-cell table:formula="of:=IFERROR([.AK306]+[.Q30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08]=&quot;Long&quot;; [.I308]-[Overview.$C$4]/[.H308]; IF([.F308]=&quot;Short&quot;; [.I308]+[Overview.$C$4]/[.H308]; &quot;&quot;)); &quot;&quot;)">
            <text:p/>
          </table:table-cell>
          <table:table-cell table:style-name="ce157" table:formula="of:=IFERROR(ABS([.J308]-[.I308])*[.H308]; &quot;&quot;)">
            <text:p/>
          </table:table-cell>
          <table:table-cell table:formula="of:=IFERROR(IF([.F308]=&quot;Long&quot;; [.I308]+[Overview.$C$4]/[.H308]*[Overview.$C$6]; IF([.F308]=&quot;Short&quot;; [.I308]-[Overview.$C$4]/[.H308]*[Overview.$C$6]; &quot;&quot;)); &quot;&quot;)">
            <text:p/>
          </table:table-cell>
          <table:table-cell table:number-columns-repeated="3"/>
          <table:table-cell table:formula="of:=IFERROR([.Q308]/[.K308]; &quot;&quot;)">
            <text:p/>
          </table:table-cell>
          <table:table-cell table:formula="of:=IFERROR(IF(AND([.F308]=&quot;Long&quot;; [.M308]=[.H308]); [.H308]*([.N308]-[.I308]); IF(AND([.F308]=&quot;Short&quot;; [.M308]=[.H308]); [.H308]*([.I308]-[.N308]); &quot;&quot;)); &quot;&quot;)">
            <text:p/>
          </table:table-cell>
          <table:table-cell table:formula="of:=IF(ISNUMBER([.Q308]); IF([.Q308]&gt;0; &quot;Win&quot;; &quot;Loss&quot;);&quot;&quot;)">
            <text:p/>
          </table:table-cell>
          <table:table-cell table:formula="of:=IF([.O308]=&quot;&quot;; &quot;&quot;; CONCATENATE(DATEDIF([.G308];[.O308];&quot;d&quot;); IF(DATEDIF([.G308];[.O30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08]); &quot;&quot;; IF([.$F308]=&quot;Long&quot;; ([.W308]-[.$I308])*[.$H308]/[.$K308]; ([.$I308]-[.W308])*[.$H308]/[.$K308])-[.$P308]); &quot;&quot;)">
            <text:p/>
          </table:table-cell>
          <table:table-cell table:style-name="Default"/>
          <table:table-cell table:style-name="ce205" table:formula="of:=IFERROR(IF(ISBLANK([.Y308]); &quot;&quot;; IF([.$F308]=&quot;Long&quot;; ([.Y308]-[.$I308])*[.$H308]/[.$K308]; ([.$I308]-[.Y308])*[.$H308]/[.$K308])-[.$P308]); &quot;&quot;)">
            <text:p/>
          </table:table-cell>
          <table:table-cell table:style-name="Default"/>
          <table:table-cell table:style-name="ce205" table:formula="of:=IFERROR(IF(ISBLANK([.AA308]); &quot;&quot;; IF([.$F308]=&quot;Long&quot;; ([.AA308]-[.$I308])*[.$H308]/[.$K308]; ([.$I308]-[.AA308])*[.$H308]/[.$K308])-[.$P308]); &quot;&quot;)">
            <text:p/>
          </table:table-cell>
          <table:table-cell/>
          <table:table-cell table:formula="of:=IF(ISBLANK([.O308]); &quot;&quot;; DAY([.O308]))">
            <text:p/>
          </table:table-cell>
          <table:table-cell table:formula="of:=IF(ISBLANK([.G308]); &quot;&quot;; WEEKDAY([.G308]; 2))">
            <text:p/>
          </table:table-cell>
          <table:table-cell table:formula="of:=IF(ISBLANK([.O308]); &quot;&quot;; WEEKDAY([.O308]; 2))">
            <text:p/>
          </table:table-cell>
          <table:table-cell table:formula="of:=IF(ISBLANK([.O308]); &quot;&quot;; WEEKNUM([.O308]))">
            <text:p/>
          </table:table-cell>
          <table:table-cell table:formula="of:=IF(ISBLANK([.O308]); &quot;&quot;; MONTH([.O308]))">
            <text:p/>
          </table:table-cell>
          <table:table-cell table:formula="of:=IF(OR(ISBLANK([.G308]); ISBLANK([.O308])); &quot;&quot;; IFERROR(DATEDIF([.G308];[.O308];&quot;d&quot;); &quot;&quot;))">
            <text:p/>
          </table:table-cell>
          <table:table-cell table:formula="of:=IFERROR([.AJ307]+[.P308]; &quot;&quot;)">
            <text:p/>
          </table:table-cell>
          <table:table-cell table:formula="of:=IFERROR([.AK307]+[.Q30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09]=&quot;Long&quot;; [.I309]-[Overview.$C$4]/[.H309]; IF([.F309]=&quot;Short&quot;; [.I309]+[Overview.$C$4]/[.H309]; &quot;&quot;)); &quot;&quot;)">
            <text:p/>
          </table:table-cell>
          <table:table-cell table:style-name="ce157" table:formula="of:=IFERROR(ABS([.J309]-[.I309])*[.H309]; &quot;&quot;)">
            <text:p/>
          </table:table-cell>
          <table:table-cell table:formula="of:=IFERROR(IF([.F309]=&quot;Long&quot;; [.I309]+[Overview.$C$4]/[.H309]*[Overview.$C$6]; IF([.F309]=&quot;Short&quot;; [.I309]-[Overview.$C$4]/[.H309]*[Overview.$C$6]; &quot;&quot;)); &quot;&quot;)">
            <text:p/>
          </table:table-cell>
          <table:table-cell table:number-columns-repeated="3"/>
          <table:table-cell table:formula="of:=IFERROR([.Q309]/[.K309]; &quot;&quot;)">
            <text:p/>
          </table:table-cell>
          <table:table-cell table:formula="of:=IFERROR(IF(AND([.F309]=&quot;Long&quot;; [.M309]=[.H309]); [.H309]*([.N309]-[.I309]); IF(AND([.F309]=&quot;Short&quot;; [.M309]=[.H309]); [.H309]*([.I309]-[.N309]); &quot;&quot;)); &quot;&quot;)">
            <text:p/>
          </table:table-cell>
          <table:table-cell table:formula="of:=IF(ISNUMBER([.Q309]); IF([.Q309]&gt;0; &quot;Win&quot;; &quot;Loss&quot;);&quot;&quot;)">
            <text:p/>
          </table:table-cell>
          <table:table-cell table:formula="of:=IF([.O309]=&quot;&quot;; &quot;&quot;; CONCATENATE(DATEDIF([.G309];[.O309];&quot;d&quot;); IF(DATEDIF([.G309];[.O30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09]); &quot;&quot;; IF([.$F309]=&quot;Long&quot;; ([.W309]-[.$I309])*[.$H309]/[.$K309]; ([.$I309]-[.W309])*[.$H309]/[.$K309])-[.$P309]); &quot;&quot;)">
            <text:p/>
          </table:table-cell>
          <table:table-cell table:style-name="Default"/>
          <table:table-cell table:style-name="ce205" table:formula="of:=IFERROR(IF(ISBLANK([.Y309]); &quot;&quot;; IF([.$F309]=&quot;Long&quot;; ([.Y309]-[.$I309])*[.$H309]/[.$K309]; ([.$I309]-[.Y309])*[.$H309]/[.$K309])-[.$P309]); &quot;&quot;)">
            <text:p/>
          </table:table-cell>
          <table:table-cell table:style-name="Default"/>
          <table:table-cell table:style-name="ce205" table:formula="of:=IFERROR(IF(ISBLANK([.AA309]); &quot;&quot;; IF([.$F309]=&quot;Long&quot;; ([.AA309]-[.$I309])*[.$H309]/[.$K309]; ([.$I309]-[.AA309])*[.$H309]/[.$K309])-[.$P309]); &quot;&quot;)">
            <text:p/>
          </table:table-cell>
          <table:table-cell/>
          <table:table-cell table:formula="of:=IF(ISBLANK([.O309]); &quot;&quot;; DAY([.O309]))">
            <text:p/>
          </table:table-cell>
          <table:table-cell table:formula="of:=IF(ISBLANK([.G309]); &quot;&quot;; WEEKDAY([.G309]; 2))">
            <text:p/>
          </table:table-cell>
          <table:table-cell table:formula="of:=IF(ISBLANK([.O309]); &quot;&quot;; WEEKDAY([.O309]; 2))">
            <text:p/>
          </table:table-cell>
          <table:table-cell table:formula="of:=IF(ISBLANK([.O309]); &quot;&quot;; WEEKNUM([.O309]))">
            <text:p/>
          </table:table-cell>
          <table:table-cell table:formula="of:=IF(ISBLANK([.O309]); &quot;&quot;; MONTH([.O309]))">
            <text:p/>
          </table:table-cell>
          <table:table-cell table:formula="of:=IF(OR(ISBLANK([.G309]); ISBLANK([.O309])); &quot;&quot;; IFERROR(DATEDIF([.G309];[.O309];&quot;d&quot;); &quot;&quot;))">
            <text:p/>
          </table:table-cell>
          <table:table-cell table:formula="of:=IFERROR([.AJ308]+[.P309]; &quot;&quot;)">
            <text:p/>
          </table:table-cell>
          <table:table-cell table:formula="of:=IFERROR([.AK308]+[.Q30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08" calcext:value-type="float">
            <text:p>30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10]=&quot;Long&quot;; [.I310]-[Overview.$C$4]/[.H310]; IF([.F310]=&quot;Short&quot;; [.I310]+[Overview.$C$4]/[.H310]; &quot;&quot;)); &quot;&quot;)">
            <text:p/>
          </table:table-cell>
          <table:table-cell table:style-name="ce157" table:formula="of:=IFERROR(ABS([.J310]-[.I310])*[.H310]; &quot;&quot;)">
            <text:p/>
          </table:table-cell>
          <table:table-cell table:formula="of:=IFERROR(IF([.F310]=&quot;Long&quot;; [.I310]+[Overview.$C$4]/[.H310]*[Overview.$C$6]; IF([.F310]=&quot;Short&quot;; [.I310]-[Overview.$C$4]/[.H310]*[Overview.$C$6]; &quot;&quot;)); &quot;&quot;)">
            <text:p/>
          </table:table-cell>
          <table:table-cell table:number-columns-repeated="3"/>
          <table:table-cell table:formula="of:=IFERROR([.Q310]/[.K310]; &quot;&quot;)">
            <text:p/>
          </table:table-cell>
          <table:table-cell table:formula="of:=IFERROR(IF(AND([.F310]=&quot;Long&quot;; [.M310]=[.H310]); [.H310]*([.N310]-[.I310]); IF(AND([.F310]=&quot;Short&quot;; [.M310]=[.H310]); [.H310]*([.I310]-[.N310]); &quot;&quot;)); &quot;&quot;)">
            <text:p/>
          </table:table-cell>
          <table:table-cell table:formula="of:=IF(ISNUMBER([.Q310]); IF([.Q310]&gt;0; &quot;Win&quot;; &quot;Loss&quot;);&quot;&quot;)">
            <text:p/>
          </table:table-cell>
          <table:table-cell table:formula="of:=IF([.O310]=&quot;&quot;; &quot;&quot;; CONCATENATE(DATEDIF([.G310];[.O310];&quot;d&quot;); IF(DATEDIF([.G310];[.O31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10]); &quot;&quot;; IF([.$F310]=&quot;Long&quot;; ([.W310]-[.$I310])*[.$H310]/[.$K310]; ([.$I310]-[.W310])*[.$H310]/[.$K310])-[.$P310]); &quot;&quot;)">
            <text:p/>
          </table:table-cell>
          <table:table-cell table:style-name="Default"/>
          <table:table-cell table:style-name="ce205" table:formula="of:=IFERROR(IF(ISBLANK([.Y310]); &quot;&quot;; IF([.$F310]=&quot;Long&quot;; ([.Y310]-[.$I310])*[.$H310]/[.$K310]; ([.$I310]-[.Y310])*[.$H310]/[.$K310])-[.$P310]); &quot;&quot;)">
            <text:p/>
          </table:table-cell>
          <table:table-cell table:style-name="Default"/>
          <table:table-cell table:style-name="ce205" table:formula="of:=IFERROR(IF(ISBLANK([.AA310]); &quot;&quot;; IF([.$F310]=&quot;Long&quot;; ([.AA310]-[.$I310])*[.$H310]/[.$K310]; ([.$I310]-[.AA310])*[.$H310]/[.$K310])-[.$P310]); &quot;&quot;)">
            <text:p/>
          </table:table-cell>
          <table:table-cell/>
          <table:table-cell table:formula="of:=IF(ISBLANK([.O310]); &quot;&quot;; DAY([.O310]))">
            <text:p/>
          </table:table-cell>
          <table:table-cell table:formula="of:=IF(ISBLANK([.G310]); &quot;&quot;; WEEKDAY([.G310]; 2))">
            <text:p/>
          </table:table-cell>
          <table:table-cell table:formula="of:=IF(ISBLANK([.O310]); &quot;&quot;; WEEKDAY([.O310]; 2))">
            <text:p/>
          </table:table-cell>
          <table:table-cell table:formula="of:=IF(ISBLANK([.O310]); &quot;&quot;; WEEKNUM([.O310]))">
            <text:p/>
          </table:table-cell>
          <table:table-cell table:formula="of:=IF(ISBLANK([.O310]); &quot;&quot;; MONTH([.O310]))">
            <text:p/>
          </table:table-cell>
          <table:table-cell table:formula="of:=IF(OR(ISBLANK([.G310]); ISBLANK([.O310])); &quot;&quot;; IFERROR(DATEDIF([.G310];[.O310];&quot;d&quot;); &quot;&quot;))">
            <text:p/>
          </table:table-cell>
          <table:table-cell table:formula="of:=IFERROR([.AJ309]+[.P310]; &quot;&quot;)">
            <text:p/>
          </table:table-cell>
          <table:table-cell table:formula="of:=IFERROR([.AK309]+[.Q31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09" calcext:value-type="float">
            <text:p>30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11]=&quot;Long&quot;; [.I311]-[Overview.$C$4]/[.H311]; IF([.F311]=&quot;Short&quot;; [.I311]+[Overview.$C$4]/[.H311]; &quot;&quot;)); &quot;&quot;)">
            <text:p/>
          </table:table-cell>
          <table:table-cell table:style-name="ce157" table:formula="of:=IFERROR(ABS([.J311]-[.I311])*[.H311]; &quot;&quot;)">
            <text:p/>
          </table:table-cell>
          <table:table-cell table:formula="of:=IFERROR(IF([.F311]=&quot;Long&quot;; [.I311]+[Overview.$C$4]/[.H311]*[Overview.$C$6]; IF([.F311]=&quot;Short&quot;; [.I311]-[Overview.$C$4]/[.H311]*[Overview.$C$6]; &quot;&quot;)); &quot;&quot;)">
            <text:p/>
          </table:table-cell>
          <table:table-cell table:number-columns-repeated="3"/>
          <table:table-cell table:formula="of:=IFERROR([.Q311]/[.K311]; &quot;&quot;)">
            <text:p/>
          </table:table-cell>
          <table:table-cell table:formula="of:=IFERROR(IF(AND([.F311]=&quot;Long&quot;; [.M311]=[.H311]); [.H311]*([.N311]-[.I311]); IF(AND([.F311]=&quot;Short&quot;; [.M311]=[.H311]); [.H311]*([.I311]-[.N311]); &quot;&quot;)); &quot;&quot;)">
            <text:p/>
          </table:table-cell>
          <table:table-cell table:formula="of:=IF(ISNUMBER([.Q311]); IF([.Q311]&gt;0; &quot;Win&quot;; &quot;Loss&quot;);&quot;&quot;)">
            <text:p/>
          </table:table-cell>
          <table:table-cell table:formula="of:=IF([.O311]=&quot;&quot;; &quot;&quot;; CONCATENATE(DATEDIF([.G311];[.O311];&quot;d&quot;); IF(DATEDIF([.G311];[.O31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11]); &quot;&quot;; IF([.$F311]=&quot;Long&quot;; ([.W311]-[.$I311])*[.$H311]/[.$K311]; ([.$I311]-[.W311])*[.$H311]/[.$K311])-[.$P311]); &quot;&quot;)">
            <text:p/>
          </table:table-cell>
          <table:table-cell table:style-name="Default"/>
          <table:table-cell table:style-name="ce205" table:formula="of:=IFERROR(IF(ISBLANK([.Y311]); &quot;&quot;; IF([.$F311]=&quot;Long&quot;; ([.Y311]-[.$I311])*[.$H311]/[.$K311]; ([.$I311]-[.Y311])*[.$H311]/[.$K311])-[.$P311]); &quot;&quot;)">
            <text:p/>
          </table:table-cell>
          <table:table-cell table:style-name="Default"/>
          <table:table-cell table:style-name="ce205" table:formula="of:=IFERROR(IF(ISBLANK([.AA311]); &quot;&quot;; IF([.$F311]=&quot;Long&quot;; ([.AA311]-[.$I311])*[.$H311]/[.$K311]; ([.$I311]-[.AA311])*[.$H311]/[.$K311])-[.$P311]); &quot;&quot;)">
            <text:p/>
          </table:table-cell>
          <table:table-cell/>
          <table:table-cell table:formula="of:=IF(ISBLANK([.O311]); &quot;&quot;; DAY([.O311]))">
            <text:p/>
          </table:table-cell>
          <table:table-cell table:formula="of:=IF(ISBLANK([.G311]); &quot;&quot;; WEEKDAY([.G311]; 2))">
            <text:p/>
          </table:table-cell>
          <table:table-cell table:formula="of:=IF(ISBLANK([.O311]); &quot;&quot;; WEEKDAY([.O311]; 2))">
            <text:p/>
          </table:table-cell>
          <table:table-cell table:formula="of:=IF(ISBLANK([.O311]); &quot;&quot;; WEEKNUM([.O311]))">
            <text:p/>
          </table:table-cell>
          <table:table-cell table:formula="of:=IF(ISBLANK([.O311]); &quot;&quot;; MONTH([.O311]))">
            <text:p/>
          </table:table-cell>
          <table:table-cell table:formula="of:=IF(OR(ISBLANK([.G311]); ISBLANK([.O311])); &quot;&quot;; IFERROR(DATEDIF([.G311];[.O311];&quot;d&quot;); &quot;&quot;))">
            <text:p/>
          </table:table-cell>
          <table:table-cell table:formula="of:=IFERROR([.AJ310]+[.P311]; &quot;&quot;)">
            <text:p/>
          </table:table-cell>
          <table:table-cell table:formula="of:=IFERROR([.AK310]+[.Q31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12]=&quot;Long&quot;; [.I312]-[Overview.$C$4]/[.H312]; IF([.F312]=&quot;Short&quot;; [.I312]+[Overview.$C$4]/[.H312]; &quot;&quot;)); &quot;&quot;)">
            <text:p/>
          </table:table-cell>
          <table:table-cell table:style-name="ce157" table:formula="of:=IFERROR(ABS([.J312]-[.I312])*[.H312]; &quot;&quot;)">
            <text:p/>
          </table:table-cell>
          <table:table-cell table:formula="of:=IFERROR(IF([.F312]=&quot;Long&quot;; [.I312]+[Overview.$C$4]/[.H312]*[Overview.$C$6]; IF([.F312]=&quot;Short&quot;; [.I312]-[Overview.$C$4]/[.H312]*[Overview.$C$6]; &quot;&quot;)); &quot;&quot;)">
            <text:p/>
          </table:table-cell>
          <table:table-cell table:number-columns-repeated="3"/>
          <table:table-cell table:formula="of:=IFERROR([.Q312]/[.K312]; &quot;&quot;)">
            <text:p/>
          </table:table-cell>
          <table:table-cell table:formula="of:=IFERROR(IF(AND([.F312]=&quot;Long&quot;; [.M312]=[.H312]); [.H312]*([.N312]-[.I312]); IF(AND([.F312]=&quot;Short&quot;; [.M312]=[.H312]); [.H312]*([.I312]-[.N312]); &quot;&quot;)); &quot;&quot;)">
            <text:p/>
          </table:table-cell>
          <table:table-cell table:formula="of:=IF(ISNUMBER([.Q312]); IF([.Q312]&gt;0; &quot;Win&quot;; &quot;Loss&quot;);&quot;&quot;)">
            <text:p/>
          </table:table-cell>
          <table:table-cell table:formula="of:=IF([.O312]=&quot;&quot;; &quot;&quot;; CONCATENATE(DATEDIF([.G312];[.O312];&quot;d&quot;); IF(DATEDIF([.G312];[.O31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12]); &quot;&quot;; IF([.$F312]=&quot;Long&quot;; ([.W312]-[.$I312])*[.$H312]/[.$K312]; ([.$I312]-[.W312])*[.$H312]/[.$K312])-[.$P312]); &quot;&quot;)">
            <text:p/>
          </table:table-cell>
          <table:table-cell table:style-name="Default"/>
          <table:table-cell table:style-name="ce205" table:formula="of:=IFERROR(IF(ISBLANK([.Y312]); &quot;&quot;; IF([.$F312]=&quot;Long&quot;; ([.Y312]-[.$I312])*[.$H312]/[.$K312]; ([.$I312]-[.Y312])*[.$H312]/[.$K312])-[.$P312]); &quot;&quot;)">
            <text:p/>
          </table:table-cell>
          <table:table-cell table:style-name="Default"/>
          <table:table-cell table:style-name="ce205" table:formula="of:=IFERROR(IF(ISBLANK([.AA312]); &quot;&quot;; IF([.$F312]=&quot;Long&quot;; ([.AA312]-[.$I312])*[.$H312]/[.$K312]; ([.$I312]-[.AA312])*[.$H312]/[.$K312])-[.$P312]); &quot;&quot;)">
            <text:p/>
          </table:table-cell>
          <table:table-cell/>
          <table:table-cell table:formula="of:=IF(ISBLANK([.O312]); &quot;&quot;; DAY([.O312]))">
            <text:p/>
          </table:table-cell>
          <table:table-cell table:formula="of:=IF(ISBLANK([.G312]); &quot;&quot;; WEEKDAY([.G312]; 2))">
            <text:p/>
          </table:table-cell>
          <table:table-cell table:formula="of:=IF(ISBLANK([.O312]); &quot;&quot;; WEEKDAY([.O312]; 2))">
            <text:p/>
          </table:table-cell>
          <table:table-cell table:formula="of:=IF(ISBLANK([.O312]); &quot;&quot;; WEEKNUM([.O312]))">
            <text:p/>
          </table:table-cell>
          <table:table-cell table:formula="of:=IF(ISBLANK([.O312]); &quot;&quot;; MONTH([.O312]))">
            <text:p/>
          </table:table-cell>
          <table:table-cell table:formula="of:=IF(OR(ISBLANK([.G312]); ISBLANK([.O312])); &quot;&quot;; IFERROR(DATEDIF([.G312];[.O312];&quot;d&quot;); &quot;&quot;))">
            <text:p/>
          </table:table-cell>
          <table:table-cell table:formula="of:=IFERROR([.AJ311]+[.P312]; &quot;&quot;)">
            <text:p/>
          </table:table-cell>
          <table:table-cell table:formula="of:=IFERROR([.AK311]+[.Q31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13]=&quot;Long&quot;; [.I313]-[Overview.$C$4]/[.H313]; IF([.F313]=&quot;Short&quot;; [.I313]+[Overview.$C$4]/[.H313]; &quot;&quot;)); &quot;&quot;)">
            <text:p/>
          </table:table-cell>
          <table:table-cell table:style-name="ce157" table:formula="of:=IFERROR(ABS([.J313]-[.I313])*[.H313]; &quot;&quot;)">
            <text:p/>
          </table:table-cell>
          <table:table-cell table:formula="of:=IFERROR(IF([.F313]=&quot;Long&quot;; [.I313]+[Overview.$C$4]/[.H313]*[Overview.$C$6]; IF([.F313]=&quot;Short&quot;; [.I313]-[Overview.$C$4]/[.H313]*[Overview.$C$6]; &quot;&quot;)); &quot;&quot;)">
            <text:p/>
          </table:table-cell>
          <table:table-cell table:number-columns-repeated="3"/>
          <table:table-cell table:formula="of:=IFERROR([.Q313]/[.K313]; &quot;&quot;)">
            <text:p/>
          </table:table-cell>
          <table:table-cell table:formula="of:=IFERROR(IF(AND([.F313]=&quot;Long&quot;; [.M313]=[.H313]); [.H313]*([.N313]-[.I313]); IF(AND([.F313]=&quot;Short&quot;; [.M313]=[.H313]); [.H313]*([.I313]-[.N313]); &quot;&quot;)); &quot;&quot;)">
            <text:p/>
          </table:table-cell>
          <table:table-cell table:formula="of:=IF(ISNUMBER([.Q313]); IF([.Q313]&gt;0; &quot;Win&quot;; &quot;Loss&quot;);&quot;&quot;)">
            <text:p/>
          </table:table-cell>
          <table:table-cell table:formula="of:=IF([.O313]=&quot;&quot;; &quot;&quot;; CONCATENATE(DATEDIF([.G313];[.O313];&quot;d&quot;); IF(DATEDIF([.G313];[.O31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13]); &quot;&quot;; IF([.$F313]=&quot;Long&quot;; ([.W313]-[.$I313])*[.$H313]/[.$K313]; ([.$I313]-[.W313])*[.$H313]/[.$K313])-[.$P313]); &quot;&quot;)">
            <text:p/>
          </table:table-cell>
          <table:table-cell table:style-name="Default"/>
          <table:table-cell table:style-name="ce205" table:formula="of:=IFERROR(IF(ISBLANK([.Y313]); &quot;&quot;; IF([.$F313]=&quot;Long&quot;; ([.Y313]-[.$I313])*[.$H313]/[.$K313]; ([.$I313]-[.Y313])*[.$H313]/[.$K313])-[.$P313]); &quot;&quot;)">
            <text:p/>
          </table:table-cell>
          <table:table-cell table:style-name="Default"/>
          <table:table-cell table:style-name="ce205" table:formula="of:=IFERROR(IF(ISBLANK([.AA313]); &quot;&quot;; IF([.$F313]=&quot;Long&quot;; ([.AA313]-[.$I313])*[.$H313]/[.$K313]; ([.$I313]-[.AA313])*[.$H313]/[.$K313])-[.$P313]); &quot;&quot;)">
            <text:p/>
          </table:table-cell>
          <table:table-cell/>
          <table:table-cell table:formula="of:=IF(ISBLANK([.O313]); &quot;&quot;; DAY([.O313]))">
            <text:p/>
          </table:table-cell>
          <table:table-cell table:formula="of:=IF(ISBLANK([.G313]); &quot;&quot;; WEEKDAY([.G313]; 2))">
            <text:p/>
          </table:table-cell>
          <table:table-cell table:formula="of:=IF(ISBLANK([.O313]); &quot;&quot;; WEEKDAY([.O313]; 2))">
            <text:p/>
          </table:table-cell>
          <table:table-cell table:formula="of:=IF(ISBLANK([.O313]); &quot;&quot;; WEEKNUM([.O313]))">
            <text:p/>
          </table:table-cell>
          <table:table-cell table:formula="of:=IF(ISBLANK([.O313]); &quot;&quot;; MONTH([.O313]))">
            <text:p/>
          </table:table-cell>
          <table:table-cell table:formula="of:=IF(OR(ISBLANK([.G313]); ISBLANK([.O313])); &quot;&quot;; IFERROR(DATEDIF([.G313];[.O313];&quot;d&quot;); &quot;&quot;))">
            <text:p/>
          </table:table-cell>
          <table:table-cell table:formula="of:=IFERROR([.AJ312]+[.P313]; &quot;&quot;)">
            <text:p/>
          </table:table-cell>
          <table:table-cell table:formula="of:=IFERROR([.AK312]+[.Q31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14]=&quot;Long&quot;; [.I314]-[Overview.$C$4]/[.H314]; IF([.F314]=&quot;Short&quot;; [.I314]+[Overview.$C$4]/[.H314]; &quot;&quot;)); &quot;&quot;)">
            <text:p/>
          </table:table-cell>
          <table:table-cell table:style-name="ce157" table:formula="of:=IFERROR(ABS([.J314]-[.I314])*[.H314]; &quot;&quot;)">
            <text:p/>
          </table:table-cell>
          <table:table-cell table:formula="of:=IFERROR(IF([.F314]=&quot;Long&quot;; [.I314]+[Overview.$C$4]/[.H314]*[Overview.$C$6]; IF([.F314]=&quot;Short&quot;; [.I314]-[Overview.$C$4]/[.H314]*[Overview.$C$6]; &quot;&quot;)); &quot;&quot;)">
            <text:p/>
          </table:table-cell>
          <table:table-cell table:number-columns-repeated="3"/>
          <table:table-cell table:formula="of:=IFERROR([.Q314]/[.K314]; &quot;&quot;)">
            <text:p/>
          </table:table-cell>
          <table:table-cell table:formula="of:=IFERROR(IF(AND([.F314]=&quot;Long&quot;; [.M314]=[.H314]); [.H314]*([.N314]-[.I314]); IF(AND([.F314]=&quot;Short&quot;; [.M314]=[.H314]); [.H314]*([.I314]-[.N314]); &quot;&quot;)); &quot;&quot;)">
            <text:p/>
          </table:table-cell>
          <table:table-cell table:formula="of:=IF(ISNUMBER([.Q314]); IF([.Q314]&gt;0; &quot;Win&quot;; &quot;Loss&quot;);&quot;&quot;)">
            <text:p/>
          </table:table-cell>
          <table:table-cell table:formula="of:=IF([.O314]=&quot;&quot;; &quot;&quot;; CONCATENATE(DATEDIF([.G314];[.O314];&quot;d&quot;); IF(DATEDIF([.G314];[.O31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14]); &quot;&quot;; IF([.$F314]=&quot;Long&quot;; ([.W314]-[.$I314])*[.$H314]/[.$K314]; ([.$I314]-[.W314])*[.$H314]/[.$K314])-[.$P314]); &quot;&quot;)">
            <text:p/>
          </table:table-cell>
          <table:table-cell table:style-name="Default"/>
          <table:table-cell table:style-name="ce205" table:formula="of:=IFERROR(IF(ISBLANK([.Y314]); &quot;&quot;; IF([.$F314]=&quot;Long&quot;; ([.Y314]-[.$I314])*[.$H314]/[.$K314]; ([.$I314]-[.Y314])*[.$H314]/[.$K314])-[.$P314]); &quot;&quot;)">
            <text:p/>
          </table:table-cell>
          <table:table-cell table:style-name="Default"/>
          <table:table-cell table:style-name="ce205" table:formula="of:=IFERROR(IF(ISBLANK([.AA314]); &quot;&quot;; IF([.$F314]=&quot;Long&quot;; ([.AA314]-[.$I314])*[.$H314]/[.$K314]; ([.$I314]-[.AA314])*[.$H314]/[.$K314])-[.$P314]); &quot;&quot;)">
            <text:p/>
          </table:table-cell>
          <table:table-cell/>
          <table:table-cell table:formula="of:=IF(ISBLANK([.O314]); &quot;&quot;; DAY([.O314]))">
            <text:p/>
          </table:table-cell>
          <table:table-cell table:formula="of:=IF(ISBLANK([.G314]); &quot;&quot;; WEEKDAY([.G314]; 2))">
            <text:p/>
          </table:table-cell>
          <table:table-cell table:formula="of:=IF(ISBLANK([.O314]); &quot;&quot;; WEEKDAY([.O314]; 2))">
            <text:p/>
          </table:table-cell>
          <table:table-cell table:formula="of:=IF(ISBLANK([.O314]); &quot;&quot;; WEEKNUM([.O314]))">
            <text:p/>
          </table:table-cell>
          <table:table-cell table:formula="of:=IF(ISBLANK([.O314]); &quot;&quot;; MONTH([.O314]))">
            <text:p/>
          </table:table-cell>
          <table:table-cell table:formula="of:=IF(OR(ISBLANK([.G314]); ISBLANK([.O314])); &quot;&quot;; IFERROR(DATEDIF([.G314];[.O314];&quot;d&quot;); &quot;&quot;))">
            <text:p/>
          </table:table-cell>
          <table:table-cell table:formula="of:=IFERROR([.AJ313]+[.P314]; &quot;&quot;)">
            <text:p/>
          </table:table-cell>
          <table:table-cell table:formula="of:=IFERROR([.AK313]+[.Q31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15]=&quot;Long&quot;; [.I315]-[Overview.$C$4]/[.H315]; IF([.F315]=&quot;Short&quot;; [.I315]+[Overview.$C$4]/[.H315]; &quot;&quot;)); &quot;&quot;)">
            <text:p/>
          </table:table-cell>
          <table:table-cell table:style-name="ce157" table:formula="of:=IFERROR(ABS([.J315]-[.I315])*[.H315]; &quot;&quot;)">
            <text:p/>
          </table:table-cell>
          <table:table-cell table:formula="of:=IFERROR(IF([.F315]=&quot;Long&quot;; [.I315]+[Overview.$C$4]/[.H315]*[Overview.$C$6]; IF([.F315]=&quot;Short&quot;; [.I315]-[Overview.$C$4]/[.H315]*[Overview.$C$6]; &quot;&quot;)); &quot;&quot;)">
            <text:p/>
          </table:table-cell>
          <table:table-cell table:number-columns-repeated="3"/>
          <table:table-cell table:formula="of:=IFERROR([.Q315]/[.K315]; &quot;&quot;)">
            <text:p/>
          </table:table-cell>
          <table:table-cell table:formula="of:=IFERROR(IF(AND([.F315]=&quot;Long&quot;; [.M315]=[.H315]); [.H315]*([.N315]-[.I315]); IF(AND([.F315]=&quot;Short&quot;; [.M315]=[.H315]); [.H315]*([.I315]-[.N315]); &quot;&quot;)); &quot;&quot;)">
            <text:p/>
          </table:table-cell>
          <table:table-cell table:formula="of:=IF(ISNUMBER([.Q315]); IF([.Q315]&gt;0; &quot;Win&quot;; &quot;Loss&quot;);&quot;&quot;)">
            <text:p/>
          </table:table-cell>
          <table:table-cell table:formula="of:=IF([.O315]=&quot;&quot;; &quot;&quot;; CONCATENATE(DATEDIF([.G315];[.O315];&quot;d&quot;); IF(DATEDIF([.G315];[.O31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15]); &quot;&quot;; IF([.$F315]=&quot;Long&quot;; ([.W315]-[.$I315])*[.$H315]/[.$K315]; ([.$I315]-[.W315])*[.$H315]/[.$K315])-[.$P315]); &quot;&quot;)">
            <text:p/>
          </table:table-cell>
          <table:table-cell table:style-name="Default"/>
          <table:table-cell table:style-name="ce205" table:formula="of:=IFERROR(IF(ISBLANK([.Y315]); &quot;&quot;; IF([.$F315]=&quot;Long&quot;; ([.Y315]-[.$I315])*[.$H315]/[.$K315]; ([.$I315]-[.Y315])*[.$H315]/[.$K315])-[.$P315]); &quot;&quot;)">
            <text:p/>
          </table:table-cell>
          <table:table-cell table:style-name="Default"/>
          <table:table-cell table:style-name="ce205" table:formula="of:=IFERROR(IF(ISBLANK([.AA315]); &quot;&quot;; IF([.$F315]=&quot;Long&quot;; ([.AA315]-[.$I315])*[.$H315]/[.$K315]; ([.$I315]-[.AA315])*[.$H315]/[.$K315])-[.$P315]); &quot;&quot;)">
            <text:p/>
          </table:table-cell>
          <table:table-cell/>
          <table:table-cell table:formula="of:=IF(ISBLANK([.O315]); &quot;&quot;; DAY([.O315]))">
            <text:p/>
          </table:table-cell>
          <table:table-cell table:formula="of:=IF(ISBLANK([.G315]); &quot;&quot;; WEEKDAY([.G315]; 2))">
            <text:p/>
          </table:table-cell>
          <table:table-cell table:formula="of:=IF(ISBLANK([.O315]); &quot;&quot;; WEEKDAY([.O315]; 2))">
            <text:p/>
          </table:table-cell>
          <table:table-cell table:formula="of:=IF(ISBLANK([.O315]); &quot;&quot;; WEEKNUM([.O315]))">
            <text:p/>
          </table:table-cell>
          <table:table-cell table:formula="of:=IF(ISBLANK([.O315]); &quot;&quot;; MONTH([.O315]))">
            <text:p/>
          </table:table-cell>
          <table:table-cell table:formula="of:=IF(OR(ISBLANK([.G315]); ISBLANK([.O315])); &quot;&quot;; IFERROR(DATEDIF([.G315];[.O315];&quot;d&quot;); &quot;&quot;))">
            <text:p/>
          </table:table-cell>
          <table:table-cell table:formula="of:=IFERROR([.AJ314]+[.P315]; &quot;&quot;)">
            <text:p/>
          </table:table-cell>
          <table:table-cell table:formula="of:=IFERROR([.AK314]+[.Q31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16]=&quot;Long&quot;; [.I316]-[Overview.$C$4]/[.H316]; IF([.F316]=&quot;Short&quot;; [.I316]+[Overview.$C$4]/[.H316]; &quot;&quot;)); &quot;&quot;)">
            <text:p/>
          </table:table-cell>
          <table:table-cell table:style-name="ce157" table:formula="of:=IFERROR(ABS([.J316]-[.I316])*[.H316]; &quot;&quot;)">
            <text:p/>
          </table:table-cell>
          <table:table-cell table:formula="of:=IFERROR(IF([.F316]=&quot;Long&quot;; [.I316]+[Overview.$C$4]/[.H316]*[Overview.$C$6]; IF([.F316]=&quot;Short&quot;; [.I316]-[Overview.$C$4]/[.H316]*[Overview.$C$6]; &quot;&quot;)); &quot;&quot;)">
            <text:p/>
          </table:table-cell>
          <table:table-cell table:number-columns-repeated="3"/>
          <table:table-cell table:formula="of:=IFERROR([.Q316]/[.K316]; &quot;&quot;)">
            <text:p/>
          </table:table-cell>
          <table:table-cell table:formula="of:=IFERROR(IF(AND([.F316]=&quot;Long&quot;; [.M316]=[.H316]); [.H316]*([.N316]-[.I316]); IF(AND([.F316]=&quot;Short&quot;; [.M316]=[.H316]); [.H316]*([.I316]-[.N316]); &quot;&quot;)); &quot;&quot;)">
            <text:p/>
          </table:table-cell>
          <table:table-cell table:formula="of:=IF(ISNUMBER([.Q316]); IF([.Q316]&gt;0; &quot;Win&quot;; &quot;Loss&quot;);&quot;&quot;)">
            <text:p/>
          </table:table-cell>
          <table:table-cell table:formula="of:=IF([.O316]=&quot;&quot;; &quot;&quot;; CONCATENATE(DATEDIF([.G316];[.O316];&quot;d&quot;); IF(DATEDIF([.G316];[.O31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16]); &quot;&quot;; IF([.$F316]=&quot;Long&quot;; ([.W316]-[.$I316])*[.$H316]/[.$K316]; ([.$I316]-[.W316])*[.$H316]/[.$K316])-[.$P316]); &quot;&quot;)">
            <text:p/>
          </table:table-cell>
          <table:table-cell table:style-name="Default"/>
          <table:table-cell table:style-name="ce205" table:formula="of:=IFERROR(IF(ISBLANK([.Y316]); &quot;&quot;; IF([.$F316]=&quot;Long&quot;; ([.Y316]-[.$I316])*[.$H316]/[.$K316]; ([.$I316]-[.Y316])*[.$H316]/[.$K316])-[.$P316]); &quot;&quot;)">
            <text:p/>
          </table:table-cell>
          <table:table-cell table:style-name="Default"/>
          <table:table-cell table:style-name="ce205" table:formula="of:=IFERROR(IF(ISBLANK([.AA316]); &quot;&quot;; IF([.$F316]=&quot;Long&quot;; ([.AA316]-[.$I316])*[.$H316]/[.$K316]; ([.$I316]-[.AA316])*[.$H316]/[.$K316])-[.$P316]); &quot;&quot;)">
            <text:p/>
          </table:table-cell>
          <table:table-cell/>
          <table:table-cell table:formula="of:=IF(ISBLANK([.O316]); &quot;&quot;; DAY([.O316]))">
            <text:p/>
          </table:table-cell>
          <table:table-cell table:formula="of:=IF(ISBLANK([.G316]); &quot;&quot;; WEEKDAY([.G316]; 2))">
            <text:p/>
          </table:table-cell>
          <table:table-cell table:formula="of:=IF(ISBLANK([.O316]); &quot;&quot;; WEEKDAY([.O316]; 2))">
            <text:p/>
          </table:table-cell>
          <table:table-cell table:formula="of:=IF(ISBLANK([.O316]); &quot;&quot;; WEEKNUM([.O316]))">
            <text:p/>
          </table:table-cell>
          <table:table-cell table:formula="of:=IF(ISBLANK([.O316]); &quot;&quot;; MONTH([.O316]))">
            <text:p/>
          </table:table-cell>
          <table:table-cell table:formula="of:=IF(OR(ISBLANK([.G316]); ISBLANK([.O316])); &quot;&quot;; IFERROR(DATEDIF([.G316];[.O316];&quot;d&quot;); &quot;&quot;))">
            <text:p/>
          </table:table-cell>
          <table:table-cell table:formula="of:=IFERROR([.AJ315]+[.P316]; &quot;&quot;)">
            <text:p/>
          </table:table-cell>
          <table:table-cell table:formula="of:=IFERROR([.AK315]+[.Q31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15" calcext:value-type="float">
            <text:p>31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17]=&quot;Long&quot;; [.I317]-[Overview.$C$4]/[.H317]; IF([.F317]=&quot;Short&quot;; [.I317]+[Overview.$C$4]/[.H317]; &quot;&quot;)); &quot;&quot;)">
            <text:p/>
          </table:table-cell>
          <table:table-cell table:style-name="ce157" table:formula="of:=IFERROR(ABS([.J317]-[.I317])*[.H317]; &quot;&quot;)">
            <text:p/>
          </table:table-cell>
          <table:table-cell table:formula="of:=IFERROR(IF([.F317]=&quot;Long&quot;; [.I317]+[Overview.$C$4]/[.H317]*[Overview.$C$6]; IF([.F317]=&quot;Short&quot;; [.I317]-[Overview.$C$4]/[.H317]*[Overview.$C$6]; &quot;&quot;)); &quot;&quot;)">
            <text:p/>
          </table:table-cell>
          <table:table-cell table:number-columns-repeated="3"/>
          <table:table-cell table:formula="of:=IFERROR([.Q317]/[.K317]; &quot;&quot;)">
            <text:p/>
          </table:table-cell>
          <table:table-cell table:formula="of:=IFERROR(IF(AND([.F317]=&quot;Long&quot;; [.M317]=[.H317]); [.H317]*([.N317]-[.I317]); IF(AND([.F317]=&quot;Short&quot;; [.M317]=[.H317]); [.H317]*([.I317]-[.N317]); &quot;&quot;)); &quot;&quot;)">
            <text:p/>
          </table:table-cell>
          <table:table-cell table:formula="of:=IF(ISNUMBER([.Q317]); IF([.Q317]&gt;0; &quot;Win&quot;; &quot;Loss&quot;);&quot;&quot;)">
            <text:p/>
          </table:table-cell>
          <table:table-cell table:formula="of:=IF([.O317]=&quot;&quot;; &quot;&quot;; CONCATENATE(DATEDIF([.G317];[.O317];&quot;d&quot;); IF(DATEDIF([.G317];[.O31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17]); &quot;&quot;; IF([.$F317]=&quot;Long&quot;; ([.W317]-[.$I317])*[.$H317]/[.$K317]; ([.$I317]-[.W317])*[.$H317]/[.$K317])-[.$P317]); &quot;&quot;)">
            <text:p/>
          </table:table-cell>
          <table:table-cell table:style-name="Default"/>
          <table:table-cell table:style-name="ce205" table:formula="of:=IFERROR(IF(ISBLANK([.Y317]); &quot;&quot;; IF([.$F317]=&quot;Long&quot;; ([.Y317]-[.$I317])*[.$H317]/[.$K317]; ([.$I317]-[.Y317])*[.$H317]/[.$K317])-[.$P317]); &quot;&quot;)">
            <text:p/>
          </table:table-cell>
          <table:table-cell table:style-name="Default"/>
          <table:table-cell table:style-name="ce205" table:formula="of:=IFERROR(IF(ISBLANK([.AA317]); &quot;&quot;; IF([.$F317]=&quot;Long&quot;; ([.AA317]-[.$I317])*[.$H317]/[.$K317]; ([.$I317]-[.AA317])*[.$H317]/[.$K317])-[.$P317]); &quot;&quot;)">
            <text:p/>
          </table:table-cell>
          <table:table-cell/>
          <table:table-cell table:formula="of:=IF(ISBLANK([.O317]); &quot;&quot;; DAY([.O317]))">
            <text:p/>
          </table:table-cell>
          <table:table-cell table:formula="of:=IF(ISBLANK([.G317]); &quot;&quot;; WEEKDAY([.G317]; 2))">
            <text:p/>
          </table:table-cell>
          <table:table-cell table:formula="of:=IF(ISBLANK([.O317]); &quot;&quot;; WEEKDAY([.O317]; 2))">
            <text:p/>
          </table:table-cell>
          <table:table-cell table:formula="of:=IF(ISBLANK([.O317]); &quot;&quot;; WEEKNUM([.O317]))">
            <text:p/>
          </table:table-cell>
          <table:table-cell table:formula="of:=IF(ISBLANK([.O317]); &quot;&quot;; MONTH([.O317]))">
            <text:p/>
          </table:table-cell>
          <table:table-cell table:formula="of:=IF(OR(ISBLANK([.G317]); ISBLANK([.O317])); &quot;&quot;; IFERROR(DATEDIF([.G317];[.O317];&quot;d&quot;); &quot;&quot;))">
            <text:p/>
          </table:table-cell>
          <table:table-cell table:formula="of:=IFERROR([.AJ316]+[.P317]; &quot;&quot;)">
            <text:p/>
          </table:table-cell>
          <table:table-cell table:formula="of:=IFERROR([.AK316]+[.Q31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18]=&quot;Long&quot;; [.I318]-[Overview.$C$4]/[.H318]; IF([.F318]=&quot;Short&quot;; [.I318]+[Overview.$C$4]/[.H318]; &quot;&quot;)); &quot;&quot;)">
            <text:p/>
          </table:table-cell>
          <table:table-cell table:style-name="ce157" table:formula="of:=IFERROR(ABS([.J318]-[.I318])*[.H318]; &quot;&quot;)">
            <text:p/>
          </table:table-cell>
          <table:table-cell table:formula="of:=IFERROR(IF([.F318]=&quot;Long&quot;; [.I318]+[Overview.$C$4]/[.H318]*[Overview.$C$6]; IF([.F318]=&quot;Short&quot;; [.I318]-[Overview.$C$4]/[.H318]*[Overview.$C$6]; &quot;&quot;)); &quot;&quot;)">
            <text:p/>
          </table:table-cell>
          <table:table-cell table:number-columns-repeated="3"/>
          <table:table-cell table:formula="of:=IFERROR([.Q318]/[.K318]; &quot;&quot;)">
            <text:p/>
          </table:table-cell>
          <table:table-cell table:formula="of:=IFERROR(IF(AND([.F318]=&quot;Long&quot;; [.M318]=[.H318]); [.H318]*([.N318]-[.I318]); IF(AND([.F318]=&quot;Short&quot;; [.M318]=[.H318]); [.H318]*([.I318]-[.N318]); &quot;&quot;)); &quot;&quot;)">
            <text:p/>
          </table:table-cell>
          <table:table-cell table:formula="of:=IF(ISNUMBER([.Q318]); IF([.Q318]&gt;0; &quot;Win&quot;; &quot;Loss&quot;);&quot;&quot;)">
            <text:p/>
          </table:table-cell>
          <table:table-cell table:formula="of:=IF([.O318]=&quot;&quot;; &quot;&quot;; CONCATENATE(DATEDIF([.G318];[.O318];&quot;d&quot;); IF(DATEDIF([.G318];[.O31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18]); &quot;&quot;; IF([.$F318]=&quot;Long&quot;; ([.W318]-[.$I318])*[.$H318]/[.$K318]; ([.$I318]-[.W318])*[.$H318]/[.$K318])-[.$P318]); &quot;&quot;)">
            <text:p/>
          </table:table-cell>
          <table:table-cell table:style-name="Default"/>
          <table:table-cell table:style-name="ce205" table:formula="of:=IFERROR(IF(ISBLANK([.Y318]); &quot;&quot;; IF([.$F318]=&quot;Long&quot;; ([.Y318]-[.$I318])*[.$H318]/[.$K318]; ([.$I318]-[.Y318])*[.$H318]/[.$K318])-[.$P318]); &quot;&quot;)">
            <text:p/>
          </table:table-cell>
          <table:table-cell table:style-name="Default"/>
          <table:table-cell table:style-name="ce205" table:formula="of:=IFERROR(IF(ISBLANK([.AA318]); &quot;&quot;; IF([.$F318]=&quot;Long&quot;; ([.AA318]-[.$I318])*[.$H318]/[.$K318]; ([.$I318]-[.AA318])*[.$H318]/[.$K318])-[.$P318]); &quot;&quot;)">
            <text:p/>
          </table:table-cell>
          <table:table-cell/>
          <table:table-cell table:formula="of:=IF(ISBLANK([.O318]); &quot;&quot;; DAY([.O318]))">
            <text:p/>
          </table:table-cell>
          <table:table-cell table:formula="of:=IF(ISBLANK([.G318]); &quot;&quot;; WEEKDAY([.G318]; 2))">
            <text:p/>
          </table:table-cell>
          <table:table-cell table:formula="of:=IF(ISBLANK([.O318]); &quot;&quot;; WEEKDAY([.O318]; 2))">
            <text:p/>
          </table:table-cell>
          <table:table-cell table:formula="of:=IF(ISBLANK([.O318]); &quot;&quot;; WEEKNUM([.O318]))">
            <text:p/>
          </table:table-cell>
          <table:table-cell table:formula="of:=IF(ISBLANK([.O318]); &quot;&quot;; MONTH([.O318]))">
            <text:p/>
          </table:table-cell>
          <table:table-cell table:formula="of:=IF(OR(ISBLANK([.G318]); ISBLANK([.O318])); &quot;&quot;; IFERROR(DATEDIF([.G318];[.O318];&quot;d&quot;); &quot;&quot;))">
            <text:p/>
          </table:table-cell>
          <table:table-cell table:formula="of:=IFERROR([.AJ317]+[.P318]; &quot;&quot;)">
            <text:p/>
          </table:table-cell>
          <table:table-cell table:formula="of:=IFERROR([.AK317]+[.Q31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17" calcext:value-type="float">
            <text:p>31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19]=&quot;Long&quot;; [.I319]-[Overview.$C$4]/[.H319]; IF([.F319]=&quot;Short&quot;; [.I319]+[Overview.$C$4]/[.H319]; &quot;&quot;)); &quot;&quot;)">
            <text:p/>
          </table:table-cell>
          <table:table-cell table:style-name="ce157" table:formula="of:=IFERROR(ABS([.J319]-[.I319])*[.H319]; &quot;&quot;)">
            <text:p/>
          </table:table-cell>
          <table:table-cell table:formula="of:=IFERROR(IF([.F319]=&quot;Long&quot;; [.I319]+[Overview.$C$4]/[.H319]*[Overview.$C$6]; IF([.F319]=&quot;Short&quot;; [.I319]-[Overview.$C$4]/[.H319]*[Overview.$C$6]; &quot;&quot;)); &quot;&quot;)">
            <text:p/>
          </table:table-cell>
          <table:table-cell table:number-columns-repeated="3"/>
          <table:table-cell table:formula="of:=IFERROR([.Q319]/[.K319]; &quot;&quot;)">
            <text:p/>
          </table:table-cell>
          <table:table-cell table:formula="of:=IFERROR(IF(AND([.F319]=&quot;Long&quot;; [.M319]=[.H319]); [.H319]*([.N319]-[.I319]); IF(AND([.F319]=&quot;Short&quot;; [.M319]=[.H319]); [.H319]*([.I319]-[.N319]); &quot;&quot;)); &quot;&quot;)">
            <text:p/>
          </table:table-cell>
          <table:table-cell table:formula="of:=IF(ISNUMBER([.Q319]); IF([.Q319]&gt;0; &quot;Win&quot;; &quot;Loss&quot;);&quot;&quot;)">
            <text:p/>
          </table:table-cell>
          <table:table-cell table:formula="of:=IF([.O319]=&quot;&quot;; &quot;&quot;; CONCATENATE(DATEDIF([.G319];[.O319];&quot;d&quot;); IF(DATEDIF([.G319];[.O31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19]); &quot;&quot;; IF([.$F319]=&quot;Long&quot;; ([.W319]-[.$I319])*[.$H319]/[.$K319]; ([.$I319]-[.W319])*[.$H319]/[.$K319])-[.$P319]); &quot;&quot;)">
            <text:p/>
          </table:table-cell>
          <table:table-cell table:style-name="Default"/>
          <table:table-cell table:style-name="ce205" table:formula="of:=IFERROR(IF(ISBLANK([.Y319]); &quot;&quot;; IF([.$F319]=&quot;Long&quot;; ([.Y319]-[.$I319])*[.$H319]/[.$K319]; ([.$I319]-[.Y319])*[.$H319]/[.$K319])-[.$P319]); &quot;&quot;)">
            <text:p/>
          </table:table-cell>
          <table:table-cell table:style-name="Default"/>
          <table:table-cell table:style-name="ce205" table:formula="of:=IFERROR(IF(ISBLANK([.AA319]); &quot;&quot;; IF([.$F319]=&quot;Long&quot;; ([.AA319]-[.$I319])*[.$H319]/[.$K319]; ([.$I319]-[.AA319])*[.$H319]/[.$K319])-[.$P319]); &quot;&quot;)">
            <text:p/>
          </table:table-cell>
          <table:table-cell/>
          <table:table-cell table:formula="of:=IF(ISBLANK([.O319]); &quot;&quot;; DAY([.O319]))">
            <text:p/>
          </table:table-cell>
          <table:table-cell table:formula="of:=IF(ISBLANK([.G319]); &quot;&quot;; WEEKDAY([.G319]; 2))">
            <text:p/>
          </table:table-cell>
          <table:table-cell table:formula="of:=IF(ISBLANK([.O319]); &quot;&quot;; WEEKDAY([.O319]; 2))">
            <text:p/>
          </table:table-cell>
          <table:table-cell table:formula="of:=IF(ISBLANK([.O319]); &quot;&quot;; WEEKNUM([.O319]))">
            <text:p/>
          </table:table-cell>
          <table:table-cell table:formula="of:=IF(ISBLANK([.O319]); &quot;&quot;; MONTH([.O319]))">
            <text:p/>
          </table:table-cell>
          <table:table-cell table:formula="of:=IF(OR(ISBLANK([.G319]); ISBLANK([.O319])); &quot;&quot;; IFERROR(DATEDIF([.G319];[.O319];&quot;d&quot;); &quot;&quot;))">
            <text:p/>
          </table:table-cell>
          <table:table-cell table:formula="of:=IFERROR([.AJ318]+[.P319]; &quot;&quot;)">
            <text:p/>
          </table:table-cell>
          <table:table-cell table:formula="of:=IFERROR([.AK318]+[.Q31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18" calcext:value-type="float">
            <text:p>31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20]=&quot;Long&quot;; [.I320]-[Overview.$C$4]/[.H320]; IF([.F320]=&quot;Short&quot;; [.I320]+[Overview.$C$4]/[.H320]; &quot;&quot;)); &quot;&quot;)">
            <text:p/>
          </table:table-cell>
          <table:table-cell table:style-name="ce157" table:formula="of:=IFERROR(ABS([.J320]-[.I320])*[.H320]; &quot;&quot;)">
            <text:p/>
          </table:table-cell>
          <table:table-cell table:formula="of:=IFERROR(IF([.F320]=&quot;Long&quot;; [.I320]+[Overview.$C$4]/[.H320]*[Overview.$C$6]; IF([.F320]=&quot;Short&quot;; [.I320]-[Overview.$C$4]/[.H320]*[Overview.$C$6]; &quot;&quot;)); &quot;&quot;)">
            <text:p/>
          </table:table-cell>
          <table:table-cell table:number-columns-repeated="3"/>
          <table:table-cell table:formula="of:=IFERROR([.Q320]/[.K320]; &quot;&quot;)">
            <text:p/>
          </table:table-cell>
          <table:table-cell table:formula="of:=IFERROR(IF(AND([.F320]=&quot;Long&quot;; [.M320]=[.H320]); [.H320]*([.N320]-[.I320]); IF(AND([.F320]=&quot;Short&quot;; [.M320]=[.H320]); [.H320]*([.I320]-[.N320]); &quot;&quot;)); &quot;&quot;)">
            <text:p/>
          </table:table-cell>
          <table:table-cell table:formula="of:=IF(ISNUMBER([.Q320]); IF([.Q320]&gt;0; &quot;Win&quot;; &quot;Loss&quot;);&quot;&quot;)">
            <text:p/>
          </table:table-cell>
          <table:table-cell table:formula="of:=IF([.O320]=&quot;&quot;; &quot;&quot;; CONCATENATE(DATEDIF([.G320];[.O320];&quot;d&quot;); IF(DATEDIF([.G320];[.O32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20]); &quot;&quot;; IF([.$F320]=&quot;Long&quot;; ([.W320]-[.$I320])*[.$H320]/[.$K320]; ([.$I320]-[.W320])*[.$H320]/[.$K320])-[.$P320]); &quot;&quot;)">
            <text:p/>
          </table:table-cell>
          <table:table-cell table:style-name="Default"/>
          <table:table-cell table:style-name="ce205" table:formula="of:=IFERROR(IF(ISBLANK([.Y320]); &quot;&quot;; IF([.$F320]=&quot;Long&quot;; ([.Y320]-[.$I320])*[.$H320]/[.$K320]; ([.$I320]-[.Y320])*[.$H320]/[.$K320])-[.$P320]); &quot;&quot;)">
            <text:p/>
          </table:table-cell>
          <table:table-cell table:style-name="Default"/>
          <table:table-cell table:style-name="ce205" table:formula="of:=IFERROR(IF(ISBLANK([.AA320]); &quot;&quot;; IF([.$F320]=&quot;Long&quot;; ([.AA320]-[.$I320])*[.$H320]/[.$K320]; ([.$I320]-[.AA320])*[.$H320]/[.$K320])-[.$P320]); &quot;&quot;)">
            <text:p/>
          </table:table-cell>
          <table:table-cell/>
          <table:table-cell table:formula="of:=IF(ISBLANK([.O320]); &quot;&quot;; DAY([.O320]))">
            <text:p/>
          </table:table-cell>
          <table:table-cell table:formula="of:=IF(ISBLANK([.G320]); &quot;&quot;; WEEKDAY([.G320]; 2))">
            <text:p/>
          </table:table-cell>
          <table:table-cell table:formula="of:=IF(ISBLANK([.O320]); &quot;&quot;; WEEKDAY([.O320]; 2))">
            <text:p/>
          </table:table-cell>
          <table:table-cell table:formula="of:=IF(ISBLANK([.O320]); &quot;&quot;; WEEKNUM([.O320]))">
            <text:p/>
          </table:table-cell>
          <table:table-cell table:formula="of:=IF(ISBLANK([.O320]); &quot;&quot;; MONTH([.O320]))">
            <text:p/>
          </table:table-cell>
          <table:table-cell table:formula="of:=IF(OR(ISBLANK([.G320]); ISBLANK([.O320])); &quot;&quot;; IFERROR(DATEDIF([.G320];[.O320];&quot;d&quot;); &quot;&quot;))">
            <text:p/>
          </table:table-cell>
          <table:table-cell table:formula="of:=IFERROR([.AJ319]+[.P320]; &quot;&quot;)">
            <text:p/>
          </table:table-cell>
          <table:table-cell table:formula="of:=IFERROR([.AK319]+[.Q32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21]=&quot;Long&quot;; [.I321]-[Overview.$C$4]/[.H321]; IF([.F321]=&quot;Short&quot;; [.I321]+[Overview.$C$4]/[.H321]; &quot;&quot;)); &quot;&quot;)">
            <text:p/>
          </table:table-cell>
          <table:table-cell table:style-name="ce157" table:formula="of:=IFERROR(ABS([.J321]-[.I321])*[.H321]; &quot;&quot;)">
            <text:p/>
          </table:table-cell>
          <table:table-cell table:formula="of:=IFERROR(IF([.F321]=&quot;Long&quot;; [.I321]+[Overview.$C$4]/[.H321]*[Overview.$C$6]; IF([.F321]=&quot;Short&quot;; [.I321]-[Overview.$C$4]/[.H321]*[Overview.$C$6]; &quot;&quot;)); &quot;&quot;)">
            <text:p/>
          </table:table-cell>
          <table:table-cell table:number-columns-repeated="3"/>
          <table:table-cell table:formula="of:=IFERROR([.Q321]/[.K321]; &quot;&quot;)">
            <text:p/>
          </table:table-cell>
          <table:table-cell table:formula="of:=IFERROR(IF(AND([.F321]=&quot;Long&quot;; [.M321]=[.H321]); [.H321]*([.N321]-[.I321]); IF(AND([.F321]=&quot;Short&quot;; [.M321]=[.H321]); [.H321]*([.I321]-[.N321]); &quot;&quot;)); &quot;&quot;)">
            <text:p/>
          </table:table-cell>
          <table:table-cell table:formula="of:=IF(ISNUMBER([.Q321]); IF([.Q321]&gt;0; &quot;Win&quot;; &quot;Loss&quot;);&quot;&quot;)">
            <text:p/>
          </table:table-cell>
          <table:table-cell table:formula="of:=IF([.O321]=&quot;&quot;; &quot;&quot;; CONCATENATE(DATEDIF([.G321];[.O321];&quot;d&quot;); IF(DATEDIF([.G321];[.O32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21]); &quot;&quot;; IF([.$F321]=&quot;Long&quot;; ([.W321]-[.$I321])*[.$H321]/[.$K321]; ([.$I321]-[.W321])*[.$H321]/[.$K321])-[.$P321]); &quot;&quot;)">
            <text:p/>
          </table:table-cell>
          <table:table-cell table:style-name="Default"/>
          <table:table-cell table:style-name="ce205" table:formula="of:=IFERROR(IF(ISBLANK([.Y321]); &quot;&quot;; IF([.$F321]=&quot;Long&quot;; ([.Y321]-[.$I321])*[.$H321]/[.$K321]; ([.$I321]-[.Y321])*[.$H321]/[.$K321])-[.$P321]); &quot;&quot;)">
            <text:p/>
          </table:table-cell>
          <table:table-cell table:style-name="Default"/>
          <table:table-cell table:style-name="ce205" table:formula="of:=IFERROR(IF(ISBLANK([.AA321]); &quot;&quot;; IF([.$F321]=&quot;Long&quot;; ([.AA321]-[.$I321])*[.$H321]/[.$K321]; ([.$I321]-[.AA321])*[.$H321]/[.$K321])-[.$P321]); &quot;&quot;)">
            <text:p/>
          </table:table-cell>
          <table:table-cell/>
          <table:table-cell table:formula="of:=IF(ISBLANK([.O321]); &quot;&quot;; DAY([.O321]))">
            <text:p/>
          </table:table-cell>
          <table:table-cell table:formula="of:=IF(ISBLANK([.G321]); &quot;&quot;; WEEKDAY([.G321]; 2))">
            <text:p/>
          </table:table-cell>
          <table:table-cell table:formula="of:=IF(ISBLANK([.O321]); &quot;&quot;; WEEKDAY([.O321]; 2))">
            <text:p/>
          </table:table-cell>
          <table:table-cell table:formula="of:=IF(ISBLANK([.O321]); &quot;&quot;; WEEKNUM([.O321]))">
            <text:p/>
          </table:table-cell>
          <table:table-cell table:formula="of:=IF(ISBLANK([.O321]); &quot;&quot;; MONTH([.O321]))">
            <text:p/>
          </table:table-cell>
          <table:table-cell table:formula="of:=IF(OR(ISBLANK([.G321]); ISBLANK([.O321])); &quot;&quot;; IFERROR(DATEDIF([.G321];[.O321];&quot;d&quot;); &quot;&quot;))">
            <text:p/>
          </table:table-cell>
          <table:table-cell table:formula="of:=IFERROR([.AJ320]+[.P321]; &quot;&quot;)">
            <text:p/>
          </table:table-cell>
          <table:table-cell table:formula="of:=IFERROR([.AK320]+[.Q32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20" calcext:value-type="float">
            <text:p>32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22]=&quot;Long&quot;; [.I322]-[Overview.$C$4]/[.H322]; IF([.F322]=&quot;Short&quot;; [.I322]+[Overview.$C$4]/[.H322]; &quot;&quot;)); &quot;&quot;)">
            <text:p/>
          </table:table-cell>
          <table:table-cell table:style-name="ce157" table:formula="of:=IFERROR(ABS([.J322]-[.I322])*[.H322]; &quot;&quot;)">
            <text:p/>
          </table:table-cell>
          <table:table-cell table:formula="of:=IFERROR(IF([.F322]=&quot;Long&quot;; [.I322]+[Overview.$C$4]/[.H322]*[Overview.$C$6]; IF([.F322]=&quot;Short&quot;; [.I322]-[Overview.$C$4]/[.H322]*[Overview.$C$6]; &quot;&quot;)); &quot;&quot;)">
            <text:p/>
          </table:table-cell>
          <table:table-cell table:number-columns-repeated="3"/>
          <table:table-cell table:formula="of:=IFERROR([.Q322]/[.K322]; &quot;&quot;)">
            <text:p/>
          </table:table-cell>
          <table:table-cell table:formula="of:=IFERROR(IF(AND([.F322]=&quot;Long&quot;; [.M322]=[.H322]); [.H322]*([.N322]-[.I322]); IF(AND([.F322]=&quot;Short&quot;; [.M322]=[.H322]); [.H322]*([.I322]-[.N322]); &quot;&quot;)); &quot;&quot;)">
            <text:p/>
          </table:table-cell>
          <table:table-cell table:formula="of:=IF(ISNUMBER([.Q322]); IF([.Q322]&gt;0; &quot;Win&quot;; &quot;Loss&quot;);&quot;&quot;)">
            <text:p/>
          </table:table-cell>
          <table:table-cell table:formula="of:=IF([.O322]=&quot;&quot;; &quot;&quot;; CONCATENATE(DATEDIF([.G322];[.O322];&quot;d&quot;); IF(DATEDIF([.G322];[.O32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22]); &quot;&quot;; IF([.$F322]=&quot;Long&quot;; ([.W322]-[.$I322])*[.$H322]/[.$K322]; ([.$I322]-[.W322])*[.$H322]/[.$K322])-[.$P322]); &quot;&quot;)">
            <text:p/>
          </table:table-cell>
          <table:table-cell table:style-name="Default"/>
          <table:table-cell table:style-name="ce205" table:formula="of:=IFERROR(IF(ISBLANK([.Y322]); &quot;&quot;; IF([.$F322]=&quot;Long&quot;; ([.Y322]-[.$I322])*[.$H322]/[.$K322]; ([.$I322]-[.Y322])*[.$H322]/[.$K322])-[.$P322]); &quot;&quot;)">
            <text:p/>
          </table:table-cell>
          <table:table-cell table:style-name="Default"/>
          <table:table-cell table:style-name="ce205" table:formula="of:=IFERROR(IF(ISBLANK([.AA322]); &quot;&quot;; IF([.$F322]=&quot;Long&quot;; ([.AA322]-[.$I322])*[.$H322]/[.$K322]; ([.$I322]-[.AA322])*[.$H322]/[.$K322])-[.$P322]); &quot;&quot;)">
            <text:p/>
          </table:table-cell>
          <table:table-cell/>
          <table:table-cell table:formula="of:=IF(ISBLANK([.O322]); &quot;&quot;; DAY([.O322]))">
            <text:p/>
          </table:table-cell>
          <table:table-cell table:formula="of:=IF(ISBLANK([.G322]); &quot;&quot;; WEEKDAY([.G322]; 2))">
            <text:p/>
          </table:table-cell>
          <table:table-cell table:formula="of:=IF(ISBLANK([.O322]); &quot;&quot;; WEEKDAY([.O322]; 2))">
            <text:p/>
          </table:table-cell>
          <table:table-cell table:formula="of:=IF(ISBLANK([.O322]); &quot;&quot;; WEEKNUM([.O322]))">
            <text:p/>
          </table:table-cell>
          <table:table-cell table:formula="of:=IF(ISBLANK([.O322]); &quot;&quot;; MONTH([.O322]))">
            <text:p/>
          </table:table-cell>
          <table:table-cell table:formula="of:=IF(OR(ISBLANK([.G322]); ISBLANK([.O322])); &quot;&quot;; IFERROR(DATEDIF([.G322];[.O322];&quot;d&quot;); &quot;&quot;))">
            <text:p/>
          </table:table-cell>
          <table:table-cell table:formula="of:=IFERROR([.AJ321]+[.P322]; &quot;&quot;)">
            <text:p/>
          </table:table-cell>
          <table:table-cell table:formula="of:=IFERROR([.AK321]+[.Q32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21" calcext:value-type="float">
            <text:p>32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23]=&quot;Long&quot;; [.I323]-[Overview.$C$4]/[.H323]; IF([.F323]=&quot;Short&quot;; [.I323]+[Overview.$C$4]/[.H323]; &quot;&quot;)); &quot;&quot;)">
            <text:p/>
          </table:table-cell>
          <table:table-cell table:style-name="ce157" table:formula="of:=IFERROR(ABS([.J323]-[.I323])*[.H323]; &quot;&quot;)">
            <text:p/>
          </table:table-cell>
          <table:table-cell table:formula="of:=IFERROR(IF([.F323]=&quot;Long&quot;; [.I323]+[Overview.$C$4]/[.H323]*[Overview.$C$6]; IF([.F323]=&quot;Short&quot;; [.I323]-[Overview.$C$4]/[.H323]*[Overview.$C$6]; &quot;&quot;)); &quot;&quot;)">
            <text:p/>
          </table:table-cell>
          <table:table-cell table:number-columns-repeated="3"/>
          <table:table-cell table:formula="of:=IFERROR([.Q323]/[.K323]; &quot;&quot;)">
            <text:p/>
          </table:table-cell>
          <table:table-cell table:formula="of:=IFERROR(IF(AND([.F323]=&quot;Long&quot;; [.M323]=[.H323]); [.H323]*([.N323]-[.I323]); IF(AND([.F323]=&quot;Short&quot;; [.M323]=[.H323]); [.H323]*([.I323]-[.N323]); &quot;&quot;)); &quot;&quot;)">
            <text:p/>
          </table:table-cell>
          <table:table-cell table:formula="of:=IF(ISNUMBER([.Q323]); IF([.Q323]&gt;0; &quot;Win&quot;; &quot;Loss&quot;);&quot;&quot;)">
            <text:p/>
          </table:table-cell>
          <table:table-cell table:formula="of:=IF([.O323]=&quot;&quot;; &quot;&quot;; CONCATENATE(DATEDIF([.G323];[.O323];&quot;d&quot;); IF(DATEDIF([.G323];[.O32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23]); &quot;&quot;; IF([.$F323]=&quot;Long&quot;; ([.W323]-[.$I323])*[.$H323]/[.$K323]; ([.$I323]-[.W323])*[.$H323]/[.$K323])-[.$P323]); &quot;&quot;)">
            <text:p/>
          </table:table-cell>
          <table:table-cell table:style-name="Default"/>
          <table:table-cell table:style-name="ce205" table:formula="of:=IFERROR(IF(ISBLANK([.Y323]); &quot;&quot;; IF([.$F323]=&quot;Long&quot;; ([.Y323]-[.$I323])*[.$H323]/[.$K323]; ([.$I323]-[.Y323])*[.$H323]/[.$K323])-[.$P323]); &quot;&quot;)">
            <text:p/>
          </table:table-cell>
          <table:table-cell table:style-name="Default"/>
          <table:table-cell table:style-name="ce205" table:formula="of:=IFERROR(IF(ISBLANK([.AA323]); &quot;&quot;; IF([.$F323]=&quot;Long&quot;; ([.AA323]-[.$I323])*[.$H323]/[.$K323]; ([.$I323]-[.AA323])*[.$H323]/[.$K323])-[.$P323]); &quot;&quot;)">
            <text:p/>
          </table:table-cell>
          <table:table-cell/>
          <table:table-cell table:formula="of:=IF(ISBLANK([.O323]); &quot;&quot;; DAY([.O323]))">
            <text:p/>
          </table:table-cell>
          <table:table-cell table:formula="of:=IF(ISBLANK([.G323]); &quot;&quot;; WEEKDAY([.G323]; 2))">
            <text:p/>
          </table:table-cell>
          <table:table-cell table:formula="of:=IF(ISBLANK([.O323]); &quot;&quot;; WEEKDAY([.O323]; 2))">
            <text:p/>
          </table:table-cell>
          <table:table-cell table:formula="of:=IF(ISBLANK([.O323]); &quot;&quot;; WEEKNUM([.O323]))">
            <text:p/>
          </table:table-cell>
          <table:table-cell table:formula="of:=IF(ISBLANK([.O323]); &quot;&quot;; MONTH([.O323]))">
            <text:p/>
          </table:table-cell>
          <table:table-cell table:formula="of:=IF(OR(ISBLANK([.G323]); ISBLANK([.O323])); &quot;&quot;; IFERROR(DATEDIF([.G323];[.O323];&quot;d&quot;); &quot;&quot;))">
            <text:p/>
          </table:table-cell>
          <table:table-cell table:formula="of:=IFERROR([.AJ322]+[.P323]; &quot;&quot;)">
            <text:p/>
          </table:table-cell>
          <table:table-cell table:formula="of:=IFERROR([.AK322]+[.Q32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24]=&quot;Long&quot;; [.I324]-[Overview.$C$4]/[.H324]; IF([.F324]=&quot;Short&quot;; [.I324]+[Overview.$C$4]/[.H324]; &quot;&quot;)); &quot;&quot;)">
            <text:p/>
          </table:table-cell>
          <table:table-cell table:style-name="ce157" table:formula="of:=IFERROR(ABS([.J324]-[.I324])*[.H324]; &quot;&quot;)">
            <text:p/>
          </table:table-cell>
          <table:table-cell table:formula="of:=IFERROR(IF([.F324]=&quot;Long&quot;; [.I324]+[Overview.$C$4]/[.H324]*[Overview.$C$6]; IF([.F324]=&quot;Short&quot;; [.I324]-[Overview.$C$4]/[.H324]*[Overview.$C$6]; &quot;&quot;)); &quot;&quot;)">
            <text:p/>
          </table:table-cell>
          <table:table-cell table:number-columns-repeated="3"/>
          <table:table-cell table:formula="of:=IFERROR([.Q324]/[.K324]; &quot;&quot;)">
            <text:p/>
          </table:table-cell>
          <table:table-cell table:formula="of:=IFERROR(IF(AND([.F324]=&quot;Long&quot;; [.M324]=[.H324]); [.H324]*([.N324]-[.I324]); IF(AND([.F324]=&quot;Short&quot;; [.M324]=[.H324]); [.H324]*([.I324]-[.N324]); &quot;&quot;)); &quot;&quot;)">
            <text:p/>
          </table:table-cell>
          <table:table-cell table:formula="of:=IF(ISNUMBER([.Q324]); IF([.Q324]&gt;0; &quot;Win&quot;; &quot;Loss&quot;);&quot;&quot;)">
            <text:p/>
          </table:table-cell>
          <table:table-cell table:formula="of:=IF([.O324]=&quot;&quot;; &quot;&quot;; CONCATENATE(DATEDIF([.G324];[.O324];&quot;d&quot;); IF(DATEDIF([.G324];[.O32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24]); &quot;&quot;; IF([.$F324]=&quot;Long&quot;; ([.W324]-[.$I324])*[.$H324]/[.$K324]; ([.$I324]-[.W324])*[.$H324]/[.$K324])-[.$P324]); &quot;&quot;)">
            <text:p/>
          </table:table-cell>
          <table:table-cell table:style-name="Default"/>
          <table:table-cell table:style-name="ce205" table:formula="of:=IFERROR(IF(ISBLANK([.Y324]); &quot;&quot;; IF([.$F324]=&quot;Long&quot;; ([.Y324]-[.$I324])*[.$H324]/[.$K324]; ([.$I324]-[.Y324])*[.$H324]/[.$K324])-[.$P324]); &quot;&quot;)">
            <text:p/>
          </table:table-cell>
          <table:table-cell table:style-name="Default"/>
          <table:table-cell table:style-name="ce205" table:formula="of:=IFERROR(IF(ISBLANK([.AA324]); &quot;&quot;; IF([.$F324]=&quot;Long&quot;; ([.AA324]-[.$I324])*[.$H324]/[.$K324]; ([.$I324]-[.AA324])*[.$H324]/[.$K324])-[.$P324]); &quot;&quot;)">
            <text:p/>
          </table:table-cell>
          <table:table-cell/>
          <table:table-cell table:formula="of:=IF(ISBLANK([.O324]); &quot;&quot;; DAY([.O324]))">
            <text:p/>
          </table:table-cell>
          <table:table-cell table:formula="of:=IF(ISBLANK([.G324]); &quot;&quot;; WEEKDAY([.G324]; 2))">
            <text:p/>
          </table:table-cell>
          <table:table-cell table:formula="of:=IF(ISBLANK([.O324]); &quot;&quot;; WEEKDAY([.O324]; 2))">
            <text:p/>
          </table:table-cell>
          <table:table-cell table:formula="of:=IF(ISBLANK([.O324]); &quot;&quot;; WEEKNUM([.O324]))">
            <text:p/>
          </table:table-cell>
          <table:table-cell table:formula="of:=IF(ISBLANK([.O324]); &quot;&quot;; MONTH([.O324]))">
            <text:p/>
          </table:table-cell>
          <table:table-cell table:formula="of:=IF(OR(ISBLANK([.G324]); ISBLANK([.O324])); &quot;&quot;; IFERROR(DATEDIF([.G324];[.O324];&quot;d&quot;); &quot;&quot;))">
            <text:p/>
          </table:table-cell>
          <table:table-cell table:formula="of:=IFERROR([.AJ323]+[.P324]; &quot;&quot;)">
            <text:p/>
          </table:table-cell>
          <table:table-cell table:formula="of:=IFERROR([.AK323]+[.Q32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25]=&quot;Long&quot;; [.I325]-[Overview.$C$4]/[.H325]; IF([.F325]=&quot;Short&quot;; [.I325]+[Overview.$C$4]/[.H325]; &quot;&quot;)); &quot;&quot;)">
            <text:p/>
          </table:table-cell>
          <table:table-cell table:style-name="ce157" table:formula="of:=IFERROR(ABS([.J325]-[.I325])*[.H325]; &quot;&quot;)">
            <text:p/>
          </table:table-cell>
          <table:table-cell table:formula="of:=IFERROR(IF([.F325]=&quot;Long&quot;; [.I325]+[Overview.$C$4]/[.H325]*[Overview.$C$6]; IF([.F325]=&quot;Short&quot;; [.I325]-[Overview.$C$4]/[.H325]*[Overview.$C$6]; &quot;&quot;)); &quot;&quot;)">
            <text:p/>
          </table:table-cell>
          <table:table-cell table:number-columns-repeated="3"/>
          <table:table-cell table:formula="of:=IFERROR([.Q325]/[.K325]; &quot;&quot;)">
            <text:p/>
          </table:table-cell>
          <table:table-cell table:formula="of:=IFERROR(IF(AND([.F325]=&quot;Long&quot;; [.M325]=[.H325]); [.H325]*([.N325]-[.I325]); IF(AND([.F325]=&quot;Short&quot;; [.M325]=[.H325]); [.H325]*([.I325]-[.N325]); &quot;&quot;)); &quot;&quot;)">
            <text:p/>
          </table:table-cell>
          <table:table-cell table:formula="of:=IF(ISNUMBER([.Q325]); IF([.Q325]&gt;0; &quot;Win&quot;; &quot;Loss&quot;);&quot;&quot;)">
            <text:p/>
          </table:table-cell>
          <table:table-cell table:formula="of:=IF([.O325]=&quot;&quot;; &quot;&quot;; CONCATENATE(DATEDIF([.G325];[.O325];&quot;d&quot;); IF(DATEDIF([.G325];[.O32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25]); &quot;&quot;; IF([.$F325]=&quot;Long&quot;; ([.W325]-[.$I325])*[.$H325]/[.$K325]; ([.$I325]-[.W325])*[.$H325]/[.$K325])-[.$P325]); &quot;&quot;)">
            <text:p/>
          </table:table-cell>
          <table:table-cell table:style-name="Default"/>
          <table:table-cell table:style-name="ce205" table:formula="of:=IFERROR(IF(ISBLANK([.Y325]); &quot;&quot;; IF([.$F325]=&quot;Long&quot;; ([.Y325]-[.$I325])*[.$H325]/[.$K325]; ([.$I325]-[.Y325])*[.$H325]/[.$K325])-[.$P325]); &quot;&quot;)">
            <text:p/>
          </table:table-cell>
          <table:table-cell table:style-name="Default"/>
          <table:table-cell table:style-name="ce205" table:formula="of:=IFERROR(IF(ISBLANK([.AA325]); &quot;&quot;; IF([.$F325]=&quot;Long&quot;; ([.AA325]-[.$I325])*[.$H325]/[.$K325]; ([.$I325]-[.AA325])*[.$H325]/[.$K325])-[.$P325]); &quot;&quot;)">
            <text:p/>
          </table:table-cell>
          <table:table-cell/>
          <table:table-cell table:formula="of:=IF(ISBLANK([.O325]); &quot;&quot;; DAY([.O325]))">
            <text:p/>
          </table:table-cell>
          <table:table-cell table:formula="of:=IF(ISBLANK([.G325]); &quot;&quot;; WEEKDAY([.G325]; 2))">
            <text:p/>
          </table:table-cell>
          <table:table-cell table:formula="of:=IF(ISBLANK([.O325]); &quot;&quot;; WEEKDAY([.O325]; 2))">
            <text:p/>
          </table:table-cell>
          <table:table-cell table:formula="of:=IF(ISBLANK([.O325]); &quot;&quot;; WEEKNUM([.O325]))">
            <text:p/>
          </table:table-cell>
          <table:table-cell table:formula="of:=IF(ISBLANK([.O325]); &quot;&quot;; MONTH([.O325]))">
            <text:p/>
          </table:table-cell>
          <table:table-cell table:formula="of:=IF(OR(ISBLANK([.G325]); ISBLANK([.O325])); &quot;&quot;; IFERROR(DATEDIF([.G325];[.O325];&quot;d&quot;); &quot;&quot;))">
            <text:p/>
          </table:table-cell>
          <table:table-cell table:formula="of:=IFERROR([.AJ324]+[.P325]; &quot;&quot;)">
            <text:p/>
          </table:table-cell>
          <table:table-cell table:formula="of:=IFERROR([.AK324]+[.Q32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26]=&quot;Long&quot;; [.I326]-[Overview.$C$4]/[.H326]; IF([.F326]=&quot;Short&quot;; [.I326]+[Overview.$C$4]/[.H326]; &quot;&quot;)); &quot;&quot;)">
            <text:p/>
          </table:table-cell>
          <table:table-cell table:style-name="ce157" table:formula="of:=IFERROR(ABS([.J326]-[.I326])*[.H326]; &quot;&quot;)">
            <text:p/>
          </table:table-cell>
          <table:table-cell table:formula="of:=IFERROR(IF([.F326]=&quot;Long&quot;; [.I326]+[Overview.$C$4]/[.H326]*[Overview.$C$6]; IF([.F326]=&quot;Short&quot;; [.I326]-[Overview.$C$4]/[.H326]*[Overview.$C$6]; &quot;&quot;)); &quot;&quot;)">
            <text:p/>
          </table:table-cell>
          <table:table-cell table:number-columns-repeated="3"/>
          <table:table-cell table:formula="of:=IFERROR([.Q326]/[.K326]; &quot;&quot;)">
            <text:p/>
          </table:table-cell>
          <table:table-cell table:formula="of:=IFERROR(IF(AND([.F326]=&quot;Long&quot;; [.M326]=[.H326]); [.H326]*([.N326]-[.I326]); IF(AND([.F326]=&quot;Short&quot;; [.M326]=[.H326]); [.H326]*([.I326]-[.N326]); &quot;&quot;)); &quot;&quot;)">
            <text:p/>
          </table:table-cell>
          <table:table-cell table:formula="of:=IF(ISNUMBER([.Q326]); IF([.Q326]&gt;0; &quot;Win&quot;; &quot;Loss&quot;);&quot;&quot;)">
            <text:p/>
          </table:table-cell>
          <table:table-cell table:formula="of:=IF([.O326]=&quot;&quot;; &quot;&quot;; CONCATENATE(DATEDIF([.G326];[.O326];&quot;d&quot;); IF(DATEDIF([.G326];[.O32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26]); &quot;&quot;; IF([.$F326]=&quot;Long&quot;; ([.W326]-[.$I326])*[.$H326]/[.$K326]; ([.$I326]-[.W326])*[.$H326]/[.$K326])-[.$P326]); &quot;&quot;)">
            <text:p/>
          </table:table-cell>
          <table:table-cell table:style-name="Default"/>
          <table:table-cell table:style-name="ce205" table:formula="of:=IFERROR(IF(ISBLANK([.Y326]); &quot;&quot;; IF([.$F326]=&quot;Long&quot;; ([.Y326]-[.$I326])*[.$H326]/[.$K326]; ([.$I326]-[.Y326])*[.$H326]/[.$K326])-[.$P326]); &quot;&quot;)">
            <text:p/>
          </table:table-cell>
          <table:table-cell table:style-name="Default"/>
          <table:table-cell table:style-name="ce205" table:formula="of:=IFERROR(IF(ISBLANK([.AA326]); &quot;&quot;; IF([.$F326]=&quot;Long&quot;; ([.AA326]-[.$I326])*[.$H326]/[.$K326]; ([.$I326]-[.AA326])*[.$H326]/[.$K326])-[.$P326]); &quot;&quot;)">
            <text:p/>
          </table:table-cell>
          <table:table-cell/>
          <table:table-cell table:formula="of:=IF(ISBLANK([.O326]); &quot;&quot;; DAY([.O326]))">
            <text:p/>
          </table:table-cell>
          <table:table-cell table:formula="of:=IF(ISBLANK([.G326]); &quot;&quot;; WEEKDAY([.G326]; 2))">
            <text:p/>
          </table:table-cell>
          <table:table-cell table:formula="of:=IF(ISBLANK([.O326]); &quot;&quot;; WEEKDAY([.O326]; 2))">
            <text:p/>
          </table:table-cell>
          <table:table-cell table:formula="of:=IF(ISBLANK([.O326]); &quot;&quot;; WEEKNUM([.O326]))">
            <text:p/>
          </table:table-cell>
          <table:table-cell table:formula="of:=IF(ISBLANK([.O326]); &quot;&quot;; MONTH([.O326]))">
            <text:p/>
          </table:table-cell>
          <table:table-cell table:formula="of:=IF(OR(ISBLANK([.G326]); ISBLANK([.O326])); &quot;&quot;; IFERROR(DATEDIF([.G326];[.O326];&quot;d&quot;); &quot;&quot;))">
            <text:p/>
          </table:table-cell>
          <table:table-cell table:formula="of:=IFERROR([.AJ325]+[.P326]; &quot;&quot;)">
            <text:p/>
          </table:table-cell>
          <table:table-cell table:formula="of:=IFERROR([.AK325]+[.Q32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25" calcext:value-type="float">
            <text:p>32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27]=&quot;Long&quot;; [.I327]-[Overview.$C$4]/[.H327]; IF([.F327]=&quot;Short&quot;; [.I327]+[Overview.$C$4]/[.H327]; &quot;&quot;)); &quot;&quot;)">
            <text:p/>
          </table:table-cell>
          <table:table-cell table:style-name="ce157" table:formula="of:=IFERROR(ABS([.J327]-[.I327])*[.H327]; &quot;&quot;)">
            <text:p/>
          </table:table-cell>
          <table:table-cell table:formula="of:=IFERROR(IF([.F327]=&quot;Long&quot;; [.I327]+[Overview.$C$4]/[.H327]*[Overview.$C$6]; IF([.F327]=&quot;Short&quot;; [.I327]-[Overview.$C$4]/[.H327]*[Overview.$C$6]; &quot;&quot;)); &quot;&quot;)">
            <text:p/>
          </table:table-cell>
          <table:table-cell table:number-columns-repeated="3"/>
          <table:table-cell table:formula="of:=IFERROR([.Q327]/[.K327]; &quot;&quot;)">
            <text:p/>
          </table:table-cell>
          <table:table-cell table:formula="of:=IFERROR(IF(AND([.F327]=&quot;Long&quot;; [.M327]=[.H327]); [.H327]*([.N327]-[.I327]); IF(AND([.F327]=&quot;Short&quot;; [.M327]=[.H327]); [.H327]*([.I327]-[.N327]); &quot;&quot;)); &quot;&quot;)">
            <text:p/>
          </table:table-cell>
          <table:table-cell table:formula="of:=IF(ISNUMBER([.Q327]); IF([.Q327]&gt;0; &quot;Win&quot;; &quot;Loss&quot;);&quot;&quot;)">
            <text:p/>
          </table:table-cell>
          <table:table-cell table:formula="of:=IF([.O327]=&quot;&quot;; &quot;&quot;; CONCATENATE(DATEDIF([.G327];[.O327];&quot;d&quot;); IF(DATEDIF([.G327];[.O32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27]); &quot;&quot;; IF([.$F327]=&quot;Long&quot;; ([.W327]-[.$I327])*[.$H327]/[.$K327]; ([.$I327]-[.W327])*[.$H327]/[.$K327])-[.$P327]); &quot;&quot;)">
            <text:p/>
          </table:table-cell>
          <table:table-cell table:style-name="Default"/>
          <table:table-cell table:style-name="ce205" table:formula="of:=IFERROR(IF(ISBLANK([.Y327]); &quot;&quot;; IF([.$F327]=&quot;Long&quot;; ([.Y327]-[.$I327])*[.$H327]/[.$K327]; ([.$I327]-[.Y327])*[.$H327]/[.$K327])-[.$P327]); &quot;&quot;)">
            <text:p/>
          </table:table-cell>
          <table:table-cell table:style-name="Default"/>
          <table:table-cell table:style-name="ce205" table:formula="of:=IFERROR(IF(ISBLANK([.AA327]); &quot;&quot;; IF([.$F327]=&quot;Long&quot;; ([.AA327]-[.$I327])*[.$H327]/[.$K327]; ([.$I327]-[.AA327])*[.$H327]/[.$K327])-[.$P327]); &quot;&quot;)">
            <text:p/>
          </table:table-cell>
          <table:table-cell/>
          <table:table-cell table:formula="of:=IF(ISBLANK([.O327]); &quot;&quot;; DAY([.O327]))">
            <text:p/>
          </table:table-cell>
          <table:table-cell table:formula="of:=IF(ISBLANK([.G327]); &quot;&quot;; WEEKDAY([.G327]; 2))">
            <text:p/>
          </table:table-cell>
          <table:table-cell table:formula="of:=IF(ISBLANK([.O327]); &quot;&quot;; WEEKDAY([.O327]; 2))">
            <text:p/>
          </table:table-cell>
          <table:table-cell table:formula="of:=IF(ISBLANK([.O327]); &quot;&quot;; WEEKNUM([.O327]))">
            <text:p/>
          </table:table-cell>
          <table:table-cell table:formula="of:=IF(ISBLANK([.O327]); &quot;&quot;; MONTH([.O327]))">
            <text:p/>
          </table:table-cell>
          <table:table-cell table:formula="of:=IF(OR(ISBLANK([.G327]); ISBLANK([.O327])); &quot;&quot;; IFERROR(DATEDIF([.G327];[.O327];&quot;d&quot;); &quot;&quot;))">
            <text:p/>
          </table:table-cell>
          <table:table-cell table:formula="of:=IFERROR([.AJ326]+[.P327]; &quot;&quot;)">
            <text:p/>
          </table:table-cell>
          <table:table-cell table:formula="of:=IFERROR([.AK326]+[.Q32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28]=&quot;Long&quot;; [.I328]-[Overview.$C$4]/[.H328]; IF([.F328]=&quot;Short&quot;; [.I328]+[Overview.$C$4]/[.H328]; &quot;&quot;)); &quot;&quot;)">
            <text:p/>
          </table:table-cell>
          <table:table-cell table:style-name="ce157" table:formula="of:=IFERROR(ABS([.J328]-[.I328])*[.H328]; &quot;&quot;)">
            <text:p/>
          </table:table-cell>
          <table:table-cell table:formula="of:=IFERROR(IF([.F328]=&quot;Long&quot;; [.I328]+[Overview.$C$4]/[.H328]*[Overview.$C$6]; IF([.F328]=&quot;Short&quot;; [.I328]-[Overview.$C$4]/[.H328]*[Overview.$C$6]; &quot;&quot;)); &quot;&quot;)">
            <text:p/>
          </table:table-cell>
          <table:table-cell table:number-columns-repeated="3"/>
          <table:table-cell table:formula="of:=IFERROR([.Q328]/[.K328]; &quot;&quot;)">
            <text:p/>
          </table:table-cell>
          <table:table-cell table:formula="of:=IFERROR(IF(AND([.F328]=&quot;Long&quot;; [.M328]=[.H328]); [.H328]*([.N328]-[.I328]); IF(AND([.F328]=&quot;Short&quot;; [.M328]=[.H328]); [.H328]*([.I328]-[.N328]); &quot;&quot;)); &quot;&quot;)">
            <text:p/>
          </table:table-cell>
          <table:table-cell table:formula="of:=IF(ISNUMBER([.Q328]); IF([.Q328]&gt;0; &quot;Win&quot;; &quot;Loss&quot;);&quot;&quot;)">
            <text:p/>
          </table:table-cell>
          <table:table-cell table:formula="of:=IF([.O328]=&quot;&quot;; &quot;&quot;; CONCATENATE(DATEDIF([.G328];[.O328];&quot;d&quot;); IF(DATEDIF([.G328];[.O32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28]); &quot;&quot;; IF([.$F328]=&quot;Long&quot;; ([.W328]-[.$I328])*[.$H328]/[.$K328]; ([.$I328]-[.W328])*[.$H328]/[.$K328])-[.$P328]); &quot;&quot;)">
            <text:p/>
          </table:table-cell>
          <table:table-cell table:style-name="Default"/>
          <table:table-cell table:style-name="ce205" table:formula="of:=IFERROR(IF(ISBLANK([.Y328]); &quot;&quot;; IF([.$F328]=&quot;Long&quot;; ([.Y328]-[.$I328])*[.$H328]/[.$K328]; ([.$I328]-[.Y328])*[.$H328]/[.$K328])-[.$P328]); &quot;&quot;)">
            <text:p/>
          </table:table-cell>
          <table:table-cell table:style-name="Default"/>
          <table:table-cell table:style-name="ce205" table:formula="of:=IFERROR(IF(ISBLANK([.AA328]); &quot;&quot;; IF([.$F328]=&quot;Long&quot;; ([.AA328]-[.$I328])*[.$H328]/[.$K328]; ([.$I328]-[.AA328])*[.$H328]/[.$K328])-[.$P328]); &quot;&quot;)">
            <text:p/>
          </table:table-cell>
          <table:table-cell/>
          <table:table-cell table:formula="of:=IF(ISBLANK([.O328]); &quot;&quot;; DAY([.O328]))">
            <text:p/>
          </table:table-cell>
          <table:table-cell table:formula="of:=IF(ISBLANK([.G328]); &quot;&quot;; WEEKDAY([.G328]; 2))">
            <text:p/>
          </table:table-cell>
          <table:table-cell table:formula="of:=IF(ISBLANK([.O328]); &quot;&quot;; WEEKDAY([.O328]; 2))">
            <text:p/>
          </table:table-cell>
          <table:table-cell table:formula="of:=IF(ISBLANK([.O328]); &quot;&quot;; WEEKNUM([.O328]))">
            <text:p/>
          </table:table-cell>
          <table:table-cell table:formula="of:=IF(ISBLANK([.O328]); &quot;&quot;; MONTH([.O328]))">
            <text:p/>
          </table:table-cell>
          <table:table-cell table:formula="of:=IF(OR(ISBLANK([.G328]); ISBLANK([.O328])); &quot;&quot;; IFERROR(DATEDIF([.G328];[.O328];&quot;d&quot;); &quot;&quot;))">
            <text:p/>
          </table:table-cell>
          <table:table-cell table:formula="of:=IFERROR([.AJ327]+[.P328]; &quot;&quot;)">
            <text:p/>
          </table:table-cell>
          <table:table-cell table:formula="of:=IFERROR([.AK327]+[.Q32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29]=&quot;Long&quot;; [.I329]-[Overview.$C$4]/[.H329]; IF([.F329]=&quot;Short&quot;; [.I329]+[Overview.$C$4]/[.H329]; &quot;&quot;)); &quot;&quot;)">
            <text:p/>
          </table:table-cell>
          <table:table-cell table:style-name="ce157" table:formula="of:=IFERROR(ABS([.J329]-[.I329])*[.H329]; &quot;&quot;)">
            <text:p/>
          </table:table-cell>
          <table:table-cell table:formula="of:=IFERROR(IF([.F329]=&quot;Long&quot;; [.I329]+[Overview.$C$4]/[.H329]*[Overview.$C$6]; IF([.F329]=&quot;Short&quot;; [.I329]-[Overview.$C$4]/[.H329]*[Overview.$C$6]; &quot;&quot;)); &quot;&quot;)">
            <text:p/>
          </table:table-cell>
          <table:table-cell table:number-columns-repeated="3"/>
          <table:table-cell table:formula="of:=IFERROR([.Q329]/[.K329]; &quot;&quot;)">
            <text:p/>
          </table:table-cell>
          <table:table-cell table:formula="of:=IFERROR(IF(AND([.F329]=&quot;Long&quot;; [.M329]=[.H329]); [.H329]*([.N329]-[.I329]); IF(AND([.F329]=&quot;Short&quot;; [.M329]=[.H329]); [.H329]*([.I329]-[.N329]); &quot;&quot;)); &quot;&quot;)">
            <text:p/>
          </table:table-cell>
          <table:table-cell table:formula="of:=IF(ISNUMBER([.Q329]); IF([.Q329]&gt;0; &quot;Win&quot;; &quot;Loss&quot;);&quot;&quot;)">
            <text:p/>
          </table:table-cell>
          <table:table-cell table:formula="of:=IF([.O329]=&quot;&quot;; &quot;&quot;; CONCATENATE(DATEDIF([.G329];[.O329];&quot;d&quot;); IF(DATEDIF([.G329];[.O32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29]); &quot;&quot;; IF([.$F329]=&quot;Long&quot;; ([.W329]-[.$I329])*[.$H329]/[.$K329]; ([.$I329]-[.W329])*[.$H329]/[.$K329])-[.$P329]); &quot;&quot;)">
            <text:p/>
          </table:table-cell>
          <table:table-cell table:style-name="Default"/>
          <table:table-cell table:style-name="ce205" table:formula="of:=IFERROR(IF(ISBLANK([.Y329]); &quot;&quot;; IF([.$F329]=&quot;Long&quot;; ([.Y329]-[.$I329])*[.$H329]/[.$K329]; ([.$I329]-[.Y329])*[.$H329]/[.$K329])-[.$P329]); &quot;&quot;)">
            <text:p/>
          </table:table-cell>
          <table:table-cell table:style-name="Default"/>
          <table:table-cell table:style-name="ce205" table:formula="of:=IFERROR(IF(ISBLANK([.AA329]); &quot;&quot;; IF([.$F329]=&quot;Long&quot;; ([.AA329]-[.$I329])*[.$H329]/[.$K329]; ([.$I329]-[.AA329])*[.$H329]/[.$K329])-[.$P329]); &quot;&quot;)">
            <text:p/>
          </table:table-cell>
          <table:table-cell/>
          <table:table-cell table:formula="of:=IF(ISBLANK([.O329]); &quot;&quot;; DAY([.O329]))">
            <text:p/>
          </table:table-cell>
          <table:table-cell table:formula="of:=IF(ISBLANK([.G329]); &quot;&quot;; WEEKDAY([.G329]; 2))">
            <text:p/>
          </table:table-cell>
          <table:table-cell table:formula="of:=IF(ISBLANK([.O329]); &quot;&quot;; WEEKDAY([.O329]; 2))">
            <text:p/>
          </table:table-cell>
          <table:table-cell table:formula="of:=IF(ISBLANK([.O329]); &quot;&quot;; WEEKNUM([.O329]))">
            <text:p/>
          </table:table-cell>
          <table:table-cell table:formula="of:=IF(ISBLANK([.O329]); &quot;&quot;; MONTH([.O329]))">
            <text:p/>
          </table:table-cell>
          <table:table-cell table:formula="of:=IF(OR(ISBLANK([.G329]); ISBLANK([.O329])); &quot;&quot;; IFERROR(DATEDIF([.G329];[.O329];&quot;d&quot;); &quot;&quot;))">
            <text:p/>
          </table:table-cell>
          <table:table-cell table:formula="of:=IFERROR([.AJ328]+[.P329]; &quot;&quot;)">
            <text:p/>
          </table:table-cell>
          <table:table-cell table:formula="of:=IFERROR([.AK328]+[.Q32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28" calcext:value-type="float">
            <text:p>32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30]=&quot;Long&quot;; [.I330]-[Overview.$C$4]/[.H330]; IF([.F330]=&quot;Short&quot;; [.I330]+[Overview.$C$4]/[.H330]; &quot;&quot;)); &quot;&quot;)">
            <text:p/>
          </table:table-cell>
          <table:table-cell table:style-name="ce157" table:formula="of:=IFERROR(ABS([.J330]-[.I330])*[.H330]; &quot;&quot;)">
            <text:p/>
          </table:table-cell>
          <table:table-cell table:formula="of:=IFERROR(IF([.F330]=&quot;Long&quot;; [.I330]+[Overview.$C$4]/[.H330]*[Overview.$C$6]; IF([.F330]=&quot;Short&quot;; [.I330]-[Overview.$C$4]/[.H330]*[Overview.$C$6]; &quot;&quot;)); &quot;&quot;)">
            <text:p/>
          </table:table-cell>
          <table:table-cell table:number-columns-repeated="3"/>
          <table:table-cell table:formula="of:=IFERROR([.Q330]/[.K330]; &quot;&quot;)">
            <text:p/>
          </table:table-cell>
          <table:table-cell table:formula="of:=IFERROR(IF(AND([.F330]=&quot;Long&quot;; [.M330]=[.H330]); [.H330]*([.N330]-[.I330]); IF(AND([.F330]=&quot;Short&quot;; [.M330]=[.H330]); [.H330]*([.I330]-[.N330]); &quot;&quot;)); &quot;&quot;)">
            <text:p/>
          </table:table-cell>
          <table:table-cell table:formula="of:=IF(ISNUMBER([.Q330]); IF([.Q330]&gt;0; &quot;Win&quot;; &quot;Loss&quot;);&quot;&quot;)">
            <text:p/>
          </table:table-cell>
          <table:table-cell table:formula="of:=IF([.O330]=&quot;&quot;; &quot;&quot;; CONCATENATE(DATEDIF([.G330];[.O330];&quot;d&quot;); IF(DATEDIF([.G330];[.O33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30]); &quot;&quot;; IF([.$F330]=&quot;Long&quot;; ([.W330]-[.$I330])*[.$H330]/[.$K330]; ([.$I330]-[.W330])*[.$H330]/[.$K330])-[.$P330]); &quot;&quot;)">
            <text:p/>
          </table:table-cell>
          <table:table-cell table:style-name="Default"/>
          <table:table-cell table:style-name="ce205" table:formula="of:=IFERROR(IF(ISBLANK([.Y330]); &quot;&quot;; IF([.$F330]=&quot;Long&quot;; ([.Y330]-[.$I330])*[.$H330]/[.$K330]; ([.$I330]-[.Y330])*[.$H330]/[.$K330])-[.$P330]); &quot;&quot;)">
            <text:p/>
          </table:table-cell>
          <table:table-cell table:style-name="Default"/>
          <table:table-cell table:style-name="ce205" table:formula="of:=IFERROR(IF(ISBLANK([.AA330]); &quot;&quot;; IF([.$F330]=&quot;Long&quot;; ([.AA330]-[.$I330])*[.$H330]/[.$K330]; ([.$I330]-[.AA330])*[.$H330]/[.$K330])-[.$P330]); &quot;&quot;)">
            <text:p/>
          </table:table-cell>
          <table:table-cell/>
          <table:table-cell table:formula="of:=IF(ISBLANK([.O330]); &quot;&quot;; DAY([.O330]))">
            <text:p/>
          </table:table-cell>
          <table:table-cell table:formula="of:=IF(ISBLANK([.G330]); &quot;&quot;; WEEKDAY([.G330]; 2))">
            <text:p/>
          </table:table-cell>
          <table:table-cell table:formula="of:=IF(ISBLANK([.O330]); &quot;&quot;; WEEKDAY([.O330]; 2))">
            <text:p/>
          </table:table-cell>
          <table:table-cell table:formula="of:=IF(ISBLANK([.O330]); &quot;&quot;; WEEKNUM([.O330]))">
            <text:p/>
          </table:table-cell>
          <table:table-cell table:formula="of:=IF(ISBLANK([.O330]); &quot;&quot;; MONTH([.O330]))">
            <text:p/>
          </table:table-cell>
          <table:table-cell table:formula="of:=IF(OR(ISBLANK([.G330]); ISBLANK([.O330])); &quot;&quot;; IFERROR(DATEDIF([.G330];[.O330];&quot;d&quot;); &quot;&quot;))">
            <text:p/>
          </table:table-cell>
          <table:table-cell table:formula="of:=IFERROR([.AJ329]+[.P330]; &quot;&quot;)">
            <text:p/>
          </table:table-cell>
          <table:table-cell table:formula="of:=IFERROR([.AK329]+[.Q33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29" calcext:value-type="float">
            <text:p>32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31]=&quot;Long&quot;; [.I331]-[Overview.$C$4]/[.H331]; IF([.F331]=&quot;Short&quot;; [.I331]+[Overview.$C$4]/[.H331]; &quot;&quot;)); &quot;&quot;)">
            <text:p/>
          </table:table-cell>
          <table:table-cell table:style-name="ce157" table:formula="of:=IFERROR(ABS([.J331]-[.I331])*[.H331]; &quot;&quot;)">
            <text:p/>
          </table:table-cell>
          <table:table-cell table:formula="of:=IFERROR(IF([.F331]=&quot;Long&quot;; [.I331]+[Overview.$C$4]/[.H331]*[Overview.$C$6]; IF([.F331]=&quot;Short&quot;; [.I331]-[Overview.$C$4]/[.H331]*[Overview.$C$6]; &quot;&quot;)); &quot;&quot;)">
            <text:p/>
          </table:table-cell>
          <table:table-cell table:number-columns-repeated="3"/>
          <table:table-cell table:formula="of:=IFERROR([.Q331]/[.K331]; &quot;&quot;)">
            <text:p/>
          </table:table-cell>
          <table:table-cell table:formula="of:=IFERROR(IF(AND([.F331]=&quot;Long&quot;; [.M331]=[.H331]); [.H331]*([.N331]-[.I331]); IF(AND([.F331]=&quot;Short&quot;; [.M331]=[.H331]); [.H331]*([.I331]-[.N331]); &quot;&quot;)); &quot;&quot;)">
            <text:p/>
          </table:table-cell>
          <table:table-cell table:formula="of:=IF(ISNUMBER([.Q331]); IF([.Q331]&gt;0; &quot;Win&quot;; &quot;Loss&quot;);&quot;&quot;)">
            <text:p/>
          </table:table-cell>
          <table:table-cell table:formula="of:=IF([.O331]=&quot;&quot;; &quot;&quot;; CONCATENATE(DATEDIF([.G331];[.O331];&quot;d&quot;); IF(DATEDIF([.G331];[.O33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31]); &quot;&quot;; IF([.$F331]=&quot;Long&quot;; ([.W331]-[.$I331])*[.$H331]/[.$K331]; ([.$I331]-[.W331])*[.$H331]/[.$K331])-[.$P331]); &quot;&quot;)">
            <text:p/>
          </table:table-cell>
          <table:table-cell table:style-name="Default"/>
          <table:table-cell table:style-name="ce205" table:formula="of:=IFERROR(IF(ISBLANK([.Y331]); &quot;&quot;; IF([.$F331]=&quot;Long&quot;; ([.Y331]-[.$I331])*[.$H331]/[.$K331]; ([.$I331]-[.Y331])*[.$H331]/[.$K331])-[.$P331]); &quot;&quot;)">
            <text:p/>
          </table:table-cell>
          <table:table-cell table:style-name="Default"/>
          <table:table-cell table:style-name="ce205" table:formula="of:=IFERROR(IF(ISBLANK([.AA331]); &quot;&quot;; IF([.$F331]=&quot;Long&quot;; ([.AA331]-[.$I331])*[.$H331]/[.$K331]; ([.$I331]-[.AA331])*[.$H331]/[.$K331])-[.$P331]); &quot;&quot;)">
            <text:p/>
          </table:table-cell>
          <table:table-cell/>
          <table:table-cell table:formula="of:=IF(ISBLANK([.O331]); &quot;&quot;; DAY([.O331]))">
            <text:p/>
          </table:table-cell>
          <table:table-cell table:formula="of:=IF(ISBLANK([.G331]); &quot;&quot;; WEEKDAY([.G331]; 2))">
            <text:p/>
          </table:table-cell>
          <table:table-cell table:formula="of:=IF(ISBLANK([.O331]); &quot;&quot;; WEEKDAY([.O331]; 2))">
            <text:p/>
          </table:table-cell>
          <table:table-cell table:formula="of:=IF(ISBLANK([.O331]); &quot;&quot;; WEEKNUM([.O331]))">
            <text:p/>
          </table:table-cell>
          <table:table-cell table:formula="of:=IF(ISBLANK([.O331]); &quot;&quot;; MONTH([.O331]))">
            <text:p/>
          </table:table-cell>
          <table:table-cell table:formula="of:=IF(OR(ISBLANK([.G331]); ISBLANK([.O331])); &quot;&quot;; IFERROR(DATEDIF([.G331];[.O331];&quot;d&quot;); &quot;&quot;))">
            <text:p/>
          </table:table-cell>
          <table:table-cell table:formula="of:=IFERROR([.AJ330]+[.P331]; &quot;&quot;)">
            <text:p/>
          </table:table-cell>
          <table:table-cell table:formula="of:=IFERROR([.AK330]+[.Q33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32]=&quot;Long&quot;; [.I332]-[Overview.$C$4]/[.H332]; IF([.F332]=&quot;Short&quot;; [.I332]+[Overview.$C$4]/[.H332]; &quot;&quot;)); &quot;&quot;)">
            <text:p/>
          </table:table-cell>
          <table:table-cell table:style-name="ce157" table:formula="of:=IFERROR(ABS([.J332]-[.I332])*[.H332]; &quot;&quot;)">
            <text:p/>
          </table:table-cell>
          <table:table-cell table:formula="of:=IFERROR(IF([.F332]=&quot;Long&quot;; [.I332]+[Overview.$C$4]/[.H332]*[Overview.$C$6]; IF([.F332]=&quot;Short&quot;; [.I332]-[Overview.$C$4]/[.H332]*[Overview.$C$6]; &quot;&quot;)); &quot;&quot;)">
            <text:p/>
          </table:table-cell>
          <table:table-cell table:number-columns-repeated="3"/>
          <table:table-cell table:formula="of:=IFERROR([.Q332]/[.K332]; &quot;&quot;)">
            <text:p/>
          </table:table-cell>
          <table:table-cell table:formula="of:=IFERROR(IF(AND([.F332]=&quot;Long&quot;; [.M332]=[.H332]); [.H332]*([.N332]-[.I332]); IF(AND([.F332]=&quot;Short&quot;; [.M332]=[.H332]); [.H332]*([.I332]-[.N332]); &quot;&quot;)); &quot;&quot;)">
            <text:p/>
          </table:table-cell>
          <table:table-cell table:formula="of:=IF(ISNUMBER([.Q332]); IF([.Q332]&gt;0; &quot;Win&quot;; &quot;Loss&quot;);&quot;&quot;)">
            <text:p/>
          </table:table-cell>
          <table:table-cell table:formula="of:=IF([.O332]=&quot;&quot;; &quot;&quot;; CONCATENATE(DATEDIF([.G332];[.O332];&quot;d&quot;); IF(DATEDIF([.G332];[.O33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32]); &quot;&quot;; IF([.$F332]=&quot;Long&quot;; ([.W332]-[.$I332])*[.$H332]/[.$K332]; ([.$I332]-[.W332])*[.$H332]/[.$K332])-[.$P332]); &quot;&quot;)">
            <text:p/>
          </table:table-cell>
          <table:table-cell table:style-name="Default"/>
          <table:table-cell table:style-name="ce205" table:formula="of:=IFERROR(IF(ISBLANK([.Y332]); &quot;&quot;; IF([.$F332]=&quot;Long&quot;; ([.Y332]-[.$I332])*[.$H332]/[.$K332]; ([.$I332]-[.Y332])*[.$H332]/[.$K332])-[.$P332]); &quot;&quot;)">
            <text:p/>
          </table:table-cell>
          <table:table-cell table:style-name="Default"/>
          <table:table-cell table:style-name="ce205" table:formula="of:=IFERROR(IF(ISBLANK([.AA332]); &quot;&quot;; IF([.$F332]=&quot;Long&quot;; ([.AA332]-[.$I332])*[.$H332]/[.$K332]; ([.$I332]-[.AA332])*[.$H332]/[.$K332])-[.$P332]); &quot;&quot;)">
            <text:p/>
          </table:table-cell>
          <table:table-cell/>
          <table:table-cell table:formula="of:=IF(ISBLANK([.O332]); &quot;&quot;; DAY([.O332]))">
            <text:p/>
          </table:table-cell>
          <table:table-cell table:formula="of:=IF(ISBLANK([.G332]); &quot;&quot;; WEEKDAY([.G332]; 2))">
            <text:p/>
          </table:table-cell>
          <table:table-cell table:formula="of:=IF(ISBLANK([.O332]); &quot;&quot;; WEEKDAY([.O332]; 2))">
            <text:p/>
          </table:table-cell>
          <table:table-cell table:formula="of:=IF(ISBLANK([.O332]); &quot;&quot;; WEEKNUM([.O332]))">
            <text:p/>
          </table:table-cell>
          <table:table-cell table:formula="of:=IF(ISBLANK([.O332]); &quot;&quot;; MONTH([.O332]))">
            <text:p/>
          </table:table-cell>
          <table:table-cell table:formula="of:=IF(OR(ISBLANK([.G332]); ISBLANK([.O332])); &quot;&quot;; IFERROR(DATEDIF([.G332];[.O332];&quot;d&quot;); &quot;&quot;))">
            <text:p/>
          </table:table-cell>
          <table:table-cell table:formula="of:=IFERROR([.AJ331]+[.P332]; &quot;&quot;)">
            <text:p/>
          </table:table-cell>
          <table:table-cell table:formula="of:=IFERROR([.AK331]+[.Q33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33]=&quot;Long&quot;; [.I333]-[Overview.$C$4]/[.H333]; IF([.F333]=&quot;Short&quot;; [.I333]+[Overview.$C$4]/[.H333]; &quot;&quot;)); &quot;&quot;)">
            <text:p/>
          </table:table-cell>
          <table:table-cell table:style-name="ce157" table:formula="of:=IFERROR(ABS([.J333]-[.I333])*[.H333]; &quot;&quot;)">
            <text:p/>
          </table:table-cell>
          <table:table-cell table:formula="of:=IFERROR(IF([.F333]=&quot;Long&quot;; [.I333]+[Overview.$C$4]/[.H333]*[Overview.$C$6]; IF([.F333]=&quot;Short&quot;; [.I333]-[Overview.$C$4]/[.H333]*[Overview.$C$6]; &quot;&quot;)); &quot;&quot;)">
            <text:p/>
          </table:table-cell>
          <table:table-cell table:number-columns-repeated="3"/>
          <table:table-cell table:formula="of:=IFERROR([.Q333]/[.K333]; &quot;&quot;)">
            <text:p/>
          </table:table-cell>
          <table:table-cell table:formula="of:=IFERROR(IF(AND([.F333]=&quot;Long&quot;; [.M333]=[.H333]); [.H333]*([.N333]-[.I333]); IF(AND([.F333]=&quot;Short&quot;; [.M333]=[.H333]); [.H333]*([.I333]-[.N333]); &quot;&quot;)); &quot;&quot;)">
            <text:p/>
          </table:table-cell>
          <table:table-cell table:formula="of:=IF(ISNUMBER([.Q333]); IF([.Q333]&gt;0; &quot;Win&quot;; &quot;Loss&quot;);&quot;&quot;)">
            <text:p/>
          </table:table-cell>
          <table:table-cell table:formula="of:=IF([.O333]=&quot;&quot;; &quot;&quot;; CONCATENATE(DATEDIF([.G333];[.O333];&quot;d&quot;); IF(DATEDIF([.G333];[.O33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33]); &quot;&quot;; IF([.$F333]=&quot;Long&quot;; ([.W333]-[.$I333])*[.$H333]/[.$K333]; ([.$I333]-[.W333])*[.$H333]/[.$K333])-[.$P333]); &quot;&quot;)">
            <text:p/>
          </table:table-cell>
          <table:table-cell table:style-name="Default"/>
          <table:table-cell table:style-name="ce205" table:formula="of:=IFERROR(IF(ISBLANK([.Y333]); &quot;&quot;; IF([.$F333]=&quot;Long&quot;; ([.Y333]-[.$I333])*[.$H333]/[.$K333]; ([.$I333]-[.Y333])*[.$H333]/[.$K333])-[.$P333]); &quot;&quot;)">
            <text:p/>
          </table:table-cell>
          <table:table-cell table:style-name="Default"/>
          <table:table-cell table:style-name="ce205" table:formula="of:=IFERROR(IF(ISBLANK([.AA333]); &quot;&quot;; IF([.$F333]=&quot;Long&quot;; ([.AA333]-[.$I333])*[.$H333]/[.$K333]; ([.$I333]-[.AA333])*[.$H333]/[.$K333])-[.$P333]); &quot;&quot;)">
            <text:p/>
          </table:table-cell>
          <table:table-cell/>
          <table:table-cell table:formula="of:=IF(ISBLANK([.O333]); &quot;&quot;; DAY([.O333]))">
            <text:p/>
          </table:table-cell>
          <table:table-cell table:formula="of:=IF(ISBLANK([.G333]); &quot;&quot;; WEEKDAY([.G333]; 2))">
            <text:p/>
          </table:table-cell>
          <table:table-cell table:formula="of:=IF(ISBLANK([.O333]); &quot;&quot;; WEEKDAY([.O333]; 2))">
            <text:p/>
          </table:table-cell>
          <table:table-cell table:formula="of:=IF(ISBLANK([.O333]); &quot;&quot;; WEEKNUM([.O333]))">
            <text:p/>
          </table:table-cell>
          <table:table-cell table:formula="of:=IF(ISBLANK([.O333]); &quot;&quot;; MONTH([.O333]))">
            <text:p/>
          </table:table-cell>
          <table:table-cell table:formula="of:=IF(OR(ISBLANK([.G333]); ISBLANK([.O333])); &quot;&quot;; IFERROR(DATEDIF([.G333];[.O333];&quot;d&quot;); &quot;&quot;))">
            <text:p/>
          </table:table-cell>
          <table:table-cell table:formula="of:=IFERROR([.AJ332]+[.P333]; &quot;&quot;)">
            <text:p/>
          </table:table-cell>
          <table:table-cell table:formula="of:=IFERROR([.AK332]+[.Q33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34]=&quot;Long&quot;; [.I334]-[Overview.$C$4]/[.H334]; IF([.F334]=&quot;Short&quot;; [.I334]+[Overview.$C$4]/[.H334]; &quot;&quot;)); &quot;&quot;)">
            <text:p/>
          </table:table-cell>
          <table:table-cell table:style-name="ce157" table:formula="of:=IFERROR(ABS([.J334]-[.I334])*[.H334]; &quot;&quot;)">
            <text:p/>
          </table:table-cell>
          <table:table-cell table:formula="of:=IFERROR(IF([.F334]=&quot;Long&quot;; [.I334]+[Overview.$C$4]/[.H334]*[Overview.$C$6]; IF([.F334]=&quot;Short&quot;; [.I334]-[Overview.$C$4]/[.H334]*[Overview.$C$6]; &quot;&quot;)); &quot;&quot;)">
            <text:p/>
          </table:table-cell>
          <table:table-cell table:number-columns-repeated="3"/>
          <table:table-cell table:formula="of:=IFERROR([.Q334]/[.K334]; &quot;&quot;)">
            <text:p/>
          </table:table-cell>
          <table:table-cell table:formula="of:=IFERROR(IF(AND([.F334]=&quot;Long&quot;; [.M334]=[.H334]); [.H334]*([.N334]-[.I334]); IF(AND([.F334]=&quot;Short&quot;; [.M334]=[.H334]); [.H334]*([.I334]-[.N334]); &quot;&quot;)); &quot;&quot;)">
            <text:p/>
          </table:table-cell>
          <table:table-cell table:formula="of:=IF(ISNUMBER([.Q334]); IF([.Q334]&gt;0; &quot;Win&quot;; &quot;Loss&quot;);&quot;&quot;)">
            <text:p/>
          </table:table-cell>
          <table:table-cell table:formula="of:=IF([.O334]=&quot;&quot;; &quot;&quot;; CONCATENATE(DATEDIF([.G334];[.O334];&quot;d&quot;); IF(DATEDIF([.G334];[.O33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34]); &quot;&quot;; IF([.$F334]=&quot;Long&quot;; ([.W334]-[.$I334])*[.$H334]/[.$K334]; ([.$I334]-[.W334])*[.$H334]/[.$K334])-[.$P334]); &quot;&quot;)">
            <text:p/>
          </table:table-cell>
          <table:table-cell table:style-name="Default"/>
          <table:table-cell table:style-name="ce205" table:formula="of:=IFERROR(IF(ISBLANK([.Y334]); &quot;&quot;; IF([.$F334]=&quot;Long&quot;; ([.Y334]-[.$I334])*[.$H334]/[.$K334]; ([.$I334]-[.Y334])*[.$H334]/[.$K334])-[.$P334]); &quot;&quot;)">
            <text:p/>
          </table:table-cell>
          <table:table-cell table:style-name="Default"/>
          <table:table-cell table:style-name="ce205" table:formula="of:=IFERROR(IF(ISBLANK([.AA334]); &quot;&quot;; IF([.$F334]=&quot;Long&quot;; ([.AA334]-[.$I334])*[.$H334]/[.$K334]; ([.$I334]-[.AA334])*[.$H334]/[.$K334])-[.$P334]); &quot;&quot;)">
            <text:p/>
          </table:table-cell>
          <table:table-cell/>
          <table:table-cell table:formula="of:=IF(ISBLANK([.O334]); &quot;&quot;; DAY([.O334]))">
            <text:p/>
          </table:table-cell>
          <table:table-cell table:formula="of:=IF(ISBLANK([.G334]); &quot;&quot;; WEEKDAY([.G334]; 2))">
            <text:p/>
          </table:table-cell>
          <table:table-cell table:formula="of:=IF(ISBLANK([.O334]); &quot;&quot;; WEEKDAY([.O334]; 2))">
            <text:p/>
          </table:table-cell>
          <table:table-cell table:formula="of:=IF(ISBLANK([.O334]); &quot;&quot;; WEEKNUM([.O334]))">
            <text:p/>
          </table:table-cell>
          <table:table-cell table:formula="of:=IF(ISBLANK([.O334]); &quot;&quot;; MONTH([.O334]))">
            <text:p/>
          </table:table-cell>
          <table:table-cell table:formula="of:=IF(OR(ISBLANK([.G334]); ISBLANK([.O334])); &quot;&quot;; IFERROR(DATEDIF([.G334];[.O334];&quot;d&quot;); &quot;&quot;))">
            <text:p/>
          </table:table-cell>
          <table:table-cell table:formula="of:=IFERROR([.AJ333]+[.P334]; &quot;&quot;)">
            <text:p/>
          </table:table-cell>
          <table:table-cell table:formula="of:=IFERROR([.AK333]+[.Q33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33" calcext:value-type="float">
            <text:p>33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35]=&quot;Long&quot;; [.I335]-[Overview.$C$4]/[.H335]; IF([.F335]=&quot;Short&quot;; [.I335]+[Overview.$C$4]/[.H335]; &quot;&quot;)); &quot;&quot;)">
            <text:p/>
          </table:table-cell>
          <table:table-cell table:style-name="ce157" table:formula="of:=IFERROR(ABS([.J335]-[.I335])*[.H335]; &quot;&quot;)">
            <text:p/>
          </table:table-cell>
          <table:table-cell table:formula="of:=IFERROR(IF([.F335]=&quot;Long&quot;; [.I335]+[Overview.$C$4]/[.H335]*[Overview.$C$6]; IF([.F335]=&quot;Short&quot;; [.I335]-[Overview.$C$4]/[.H335]*[Overview.$C$6]; &quot;&quot;)); &quot;&quot;)">
            <text:p/>
          </table:table-cell>
          <table:table-cell table:number-columns-repeated="3"/>
          <table:table-cell table:formula="of:=IFERROR([.Q335]/[.K335]; &quot;&quot;)">
            <text:p/>
          </table:table-cell>
          <table:table-cell table:formula="of:=IFERROR(IF(AND([.F335]=&quot;Long&quot;; [.M335]=[.H335]); [.H335]*([.N335]-[.I335]); IF(AND([.F335]=&quot;Short&quot;; [.M335]=[.H335]); [.H335]*([.I335]-[.N335]); &quot;&quot;)); &quot;&quot;)">
            <text:p/>
          </table:table-cell>
          <table:table-cell table:formula="of:=IF(ISNUMBER([.Q335]); IF([.Q335]&gt;0; &quot;Win&quot;; &quot;Loss&quot;);&quot;&quot;)">
            <text:p/>
          </table:table-cell>
          <table:table-cell table:formula="of:=IF([.O335]=&quot;&quot;; &quot;&quot;; CONCATENATE(DATEDIF([.G335];[.O335];&quot;d&quot;); IF(DATEDIF([.G335];[.O33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35]); &quot;&quot;; IF([.$F335]=&quot;Long&quot;; ([.W335]-[.$I335])*[.$H335]/[.$K335]; ([.$I335]-[.W335])*[.$H335]/[.$K335])-[.$P335]); &quot;&quot;)">
            <text:p/>
          </table:table-cell>
          <table:table-cell table:style-name="Default"/>
          <table:table-cell table:style-name="ce205" table:formula="of:=IFERROR(IF(ISBLANK([.Y335]); &quot;&quot;; IF([.$F335]=&quot;Long&quot;; ([.Y335]-[.$I335])*[.$H335]/[.$K335]; ([.$I335]-[.Y335])*[.$H335]/[.$K335])-[.$P335]); &quot;&quot;)">
            <text:p/>
          </table:table-cell>
          <table:table-cell table:style-name="Default"/>
          <table:table-cell table:style-name="ce205" table:formula="of:=IFERROR(IF(ISBLANK([.AA335]); &quot;&quot;; IF([.$F335]=&quot;Long&quot;; ([.AA335]-[.$I335])*[.$H335]/[.$K335]; ([.$I335]-[.AA335])*[.$H335]/[.$K335])-[.$P335]); &quot;&quot;)">
            <text:p/>
          </table:table-cell>
          <table:table-cell/>
          <table:table-cell table:formula="of:=IF(ISBLANK([.O335]); &quot;&quot;; DAY([.O335]))">
            <text:p/>
          </table:table-cell>
          <table:table-cell table:formula="of:=IF(ISBLANK([.G335]); &quot;&quot;; WEEKDAY([.G335]; 2))">
            <text:p/>
          </table:table-cell>
          <table:table-cell table:formula="of:=IF(ISBLANK([.O335]); &quot;&quot;; WEEKDAY([.O335]; 2))">
            <text:p/>
          </table:table-cell>
          <table:table-cell table:formula="of:=IF(ISBLANK([.O335]); &quot;&quot;; WEEKNUM([.O335]))">
            <text:p/>
          </table:table-cell>
          <table:table-cell table:formula="of:=IF(ISBLANK([.O335]); &quot;&quot;; MONTH([.O335]))">
            <text:p/>
          </table:table-cell>
          <table:table-cell table:formula="of:=IF(OR(ISBLANK([.G335]); ISBLANK([.O335])); &quot;&quot;; IFERROR(DATEDIF([.G335];[.O335];&quot;d&quot;); &quot;&quot;))">
            <text:p/>
          </table:table-cell>
          <table:table-cell table:formula="of:=IFERROR([.AJ334]+[.P335]; &quot;&quot;)">
            <text:p/>
          </table:table-cell>
          <table:table-cell table:formula="of:=IFERROR([.AK334]+[.Q33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34" calcext:value-type="float">
            <text:p>33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36]=&quot;Long&quot;; [.I336]-[Overview.$C$4]/[.H336]; IF([.F336]=&quot;Short&quot;; [.I336]+[Overview.$C$4]/[.H336]; &quot;&quot;)); &quot;&quot;)">
            <text:p/>
          </table:table-cell>
          <table:table-cell table:style-name="ce157" table:formula="of:=IFERROR(ABS([.J336]-[.I336])*[.H336]; &quot;&quot;)">
            <text:p/>
          </table:table-cell>
          <table:table-cell table:formula="of:=IFERROR(IF([.F336]=&quot;Long&quot;; [.I336]+[Overview.$C$4]/[.H336]*[Overview.$C$6]; IF([.F336]=&quot;Short&quot;; [.I336]-[Overview.$C$4]/[.H336]*[Overview.$C$6]; &quot;&quot;)); &quot;&quot;)">
            <text:p/>
          </table:table-cell>
          <table:table-cell table:number-columns-repeated="3"/>
          <table:table-cell table:formula="of:=IFERROR([.Q336]/[.K336]; &quot;&quot;)">
            <text:p/>
          </table:table-cell>
          <table:table-cell table:formula="of:=IFERROR(IF(AND([.F336]=&quot;Long&quot;; [.M336]=[.H336]); [.H336]*([.N336]-[.I336]); IF(AND([.F336]=&quot;Short&quot;; [.M336]=[.H336]); [.H336]*([.I336]-[.N336]); &quot;&quot;)); &quot;&quot;)">
            <text:p/>
          </table:table-cell>
          <table:table-cell table:formula="of:=IF(ISNUMBER([.Q336]); IF([.Q336]&gt;0; &quot;Win&quot;; &quot;Loss&quot;);&quot;&quot;)">
            <text:p/>
          </table:table-cell>
          <table:table-cell table:formula="of:=IF([.O336]=&quot;&quot;; &quot;&quot;; CONCATENATE(DATEDIF([.G336];[.O336];&quot;d&quot;); IF(DATEDIF([.G336];[.O33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36]); &quot;&quot;; IF([.$F336]=&quot;Long&quot;; ([.W336]-[.$I336])*[.$H336]/[.$K336]; ([.$I336]-[.W336])*[.$H336]/[.$K336])-[.$P336]); &quot;&quot;)">
            <text:p/>
          </table:table-cell>
          <table:table-cell table:style-name="Default"/>
          <table:table-cell table:style-name="ce205" table:formula="of:=IFERROR(IF(ISBLANK([.Y336]); &quot;&quot;; IF([.$F336]=&quot;Long&quot;; ([.Y336]-[.$I336])*[.$H336]/[.$K336]; ([.$I336]-[.Y336])*[.$H336]/[.$K336])-[.$P336]); &quot;&quot;)">
            <text:p/>
          </table:table-cell>
          <table:table-cell table:style-name="Default"/>
          <table:table-cell table:style-name="ce205" table:formula="of:=IFERROR(IF(ISBLANK([.AA336]); &quot;&quot;; IF([.$F336]=&quot;Long&quot;; ([.AA336]-[.$I336])*[.$H336]/[.$K336]; ([.$I336]-[.AA336])*[.$H336]/[.$K336])-[.$P336]); &quot;&quot;)">
            <text:p/>
          </table:table-cell>
          <table:table-cell/>
          <table:table-cell table:formula="of:=IF(ISBLANK([.O336]); &quot;&quot;; DAY([.O336]))">
            <text:p/>
          </table:table-cell>
          <table:table-cell table:formula="of:=IF(ISBLANK([.G336]); &quot;&quot;; WEEKDAY([.G336]; 2))">
            <text:p/>
          </table:table-cell>
          <table:table-cell table:formula="of:=IF(ISBLANK([.O336]); &quot;&quot;; WEEKDAY([.O336]; 2))">
            <text:p/>
          </table:table-cell>
          <table:table-cell table:formula="of:=IF(ISBLANK([.O336]); &quot;&quot;; WEEKNUM([.O336]))">
            <text:p/>
          </table:table-cell>
          <table:table-cell table:formula="of:=IF(ISBLANK([.O336]); &quot;&quot;; MONTH([.O336]))">
            <text:p/>
          </table:table-cell>
          <table:table-cell table:formula="of:=IF(OR(ISBLANK([.G336]); ISBLANK([.O336])); &quot;&quot;; IFERROR(DATEDIF([.G336];[.O336];&quot;d&quot;); &quot;&quot;))">
            <text:p/>
          </table:table-cell>
          <table:table-cell table:formula="of:=IFERROR([.AJ335]+[.P336]; &quot;&quot;)">
            <text:p/>
          </table:table-cell>
          <table:table-cell table:formula="of:=IFERROR([.AK335]+[.Q33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37]=&quot;Long&quot;; [.I337]-[Overview.$C$4]/[.H337]; IF([.F337]=&quot;Short&quot;; [.I337]+[Overview.$C$4]/[.H337]; &quot;&quot;)); &quot;&quot;)">
            <text:p/>
          </table:table-cell>
          <table:table-cell table:style-name="ce157" table:formula="of:=IFERROR(ABS([.J337]-[.I337])*[.H337]; &quot;&quot;)">
            <text:p/>
          </table:table-cell>
          <table:table-cell table:formula="of:=IFERROR(IF([.F337]=&quot;Long&quot;; [.I337]+[Overview.$C$4]/[.H337]*[Overview.$C$6]; IF([.F337]=&quot;Short&quot;; [.I337]-[Overview.$C$4]/[.H337]*[Overview.$C$6]; &quot;&quot;)); &quot;&quot;)">
            <text:p/>
          </table:table-cell>
          <table:table-cell table:number-columns-repeated="3"/>
          <table:table-cell table:formula="of:=IFERROR([.Q337]/[.K337]; &quot;&quot;)">
            <text:p/>
          </table:table-cell>
          <table:table-cell table:formula="of:=IFERROR(IF(AND([.F337]=&quot;Long&quot;; [.M337]=[.H337]); [.H337]*([.N337]-[.I337]); IF(AND([.F337]=&quot;Short&quot;; [.M337]=[.H337]); [.H337]*([.I337]-[.N337]); &quot;&quot;)); &quot;&quot;)">
            <text:p/>
          </table:table-cell>
          <table:table-cell table:formula="of:=IF(ISNUMBER([.Q337]); IF([.Q337]&gt;0; &quot;Win&quot;; &quot;Loss&quot;);&quot;&quot;)">
            <text:p/>
          </table:table-cell>
          <table:table-cell table:formula="of:=IF([.O337]=&quot;&quot;; &quot;&quot;; CONCATENATE(DATEDIF([.G337];[.O337];&quot;d&quot;); IF(DATEDIF([.G337];[.O33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37]); &quot;&quot;; IF([.$F337]=&quot;Long&quot;; ([.W337]-[.$I337])*[.$H337]/[.$K337]; ([.$I337]-[.W337])*[.$H337]/[.$K337])-[.$P337]); &quot;&quot;)">
            <text:p/>
          </table:table-cell>
          <table:table-cell table:style-name="Default"/>
          <table:table-cell table:style-name="ce205" table:formula="of:=IFERROR(IF(ISBLANK([.Y337]); &quot;&quot;; IF([.$F337]=&quot;Long&quot;; ([.Y337]-[.$I337])*[.$H337]/[.$K337]; ([.$I337]-[.Y337])*[.$H337]/[.$K337])-[.$P337]); &quot;&quot;)">
            <text:p/>
          </table:table-cell>
          <table:table-cell table:style-name="Default"/>
          <table:table-cell table:style-name="ce205" table:formula="of:=IFERROR(IF(ISBLANK([.AA337]); &quot;&quot;; IF([.$F337]=&quot;Long&quot;; ([.AA337]-[.$I337])*[.$H337]/[.$K337]; ([.$I337]-[.AA337])*[.$H337]/[.$K337])-[.$P337]); &quot;&quot;)">
            <text:p/>
          </table:table-cell>
          <table:table-cell/>
          <table:table-cell table:formula="of:=IF(ISBLANK([.O337]); &quot;&quot;; DAY([.O337]))">
            <text:p/>
          </table:table-cell>
          <table:table-cell table:formula="of:=IF(ISBLANK([.G337]); &quot;&quot;; WEEKDAY([.G337]; 2))">
            <text:p/>
          </table:table-cell>
          <table:table-cell table:formula="of:=IF(ISBLANK([.O337]); &quot;&quot;; WEEKDAY([.O337]; 2))">
            <text:p/>
          </table:table-cell>
          <table:table-cell table:formula="of:=IF(ISBLANK([.O337]); &quot;&quot;; WEEKNUM([.O337]))">
            <text:p/>
          </table:table-cell>
          <table:table-cell table:formula="of:=IF(ISBLANK([.O337]); &quot;&quot;; MONTH([.O337]))">
            <text:p/>
          </table:table-cell>
          <table:table-cell table:formula="of:=IF(OR(ISBLANK([.G337]); ISBLANK([.O337])); &quot;&quot;; IFERROR(DATEDIF([.G337];[.O337];&quot;d&quot;); &quot;&quot;))">
            <text:p/>
          </table:table-cell>
          <table:table-cell table:formula="of:=IFERROR([.AJ336]+[.P337]; &quot;&quot;)">
            <text:p/>
          </table:table-cell>
          <table:table-cell table:formula="of:=IFERROR([.AK336]+[.Q33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38]=&quot;Long&quot;; [.I338]-[Overview.$C$4]/[.H338]; IF([.F338]=&quot;Short&quot;; [.I338]+[Overview.$C$4]/[.H338]; &quot;&quot;)); &quot;&quot;)">
            <text:p/>
          </table:table-cell>
          <table:table-cell table:style-name="ce157" table:formula="of:=IFERROR(ABS([.J338]-[.I338])*[.H338]; &quot;&quot;)">
            <text:p/>
          </table:table-cell>
          <table:table-cell table:formula="of:=IFERROR(IF([.F338]=&quot;Long&quot;; [.I338]+[Overview.$C$4]/[.H338]*[Overview.$C$6]; IF([.F338]=&quot;Short&quot;; [.I338]-[Overview.$C$4]/[.H338]*[Overview.$C$6]; &quot;&quot;)); &quot;&quot;)">
            <text:p/>
          </table:table-cell>
          <table:table-cell table:number-columns-repeated="3"/>
          <table:table-cell table:formula="of:=IFERROR([.Q338]/[.K338]; &quot;&quot;)">
            <text:p/>
          </table:table-cell>
          <table:table-cell table:formula="of:=IFERROR(IF(AND([.F338]=&quot;Long&quot;; [.M338]=[.H338]); [.H338]*([.N338]-[.I338]); IF(AND([.F338]=&quot;Short&quot;; [.M338]=[.H338]); [.H338]*([.I338]-[.N338]); &quot;&quot;)); &quot;&quot;)">
            <text:p/>
          </table:table-cell>
          <table:table-cell table:formula="of:=IF(ISNUMBER([.Q338]); IF([.Q338]&gt;0; &quot;Win&quot;; &quot;Loss&quot;);&quot;&quot;)">
            <text:p/>
          </table:table-cell>
          <table:table-cell table:formula="of:=IF([.O338]=&quot;&quot;; &quot;&quot;; CONCATENATE(DATEDIF([.G338];[.O338];&quot;d&quot;); IF(DATEDIF([.G338];[.O33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38]); &quot;&quot;; IF([.$F338]=&quot;Long&quot;; ([.W338]-[.$I338])*[.$H338]/[.$K338]; ([.$I338]-[.W338])*[.$H338]/[.$K338])-[.$P338]); &quot;&quot;)">
            <text:p/>
          </table:table-cell>
          <table:table-cell table:style-name="Default"/>
          <table:table-cell table:style-name="ce205" table:formula="of:=IFERROR(IF(ISBLANK([.Y338]); &quot;&quot;; IF([.$F338]=&quot;Long&quot;; ([.Y338]-[.$I338])*[.$H338]/[.$K338]; ([.$I338]-[.Y338])*[.$H338]/[.$K338])-[.$P338]); &quot;&quot;)">
            <text:p/>
          </table:table-cell>
          <table:table-cell table:style-name="Default"/>
          <table:table-cell table:style-name="ce205" table:formula="of:=IFERROR(IF(ISBLANK([.AA338]); &quot;&quot;; IF([.$F338]=&quot;Long&quot;; ([.AA338]-[.$I338])*[.$H338]/[.$K338]; ([.$I338]-[.AA338])*[.$H338]/[.$K338])-[.$P338]); &quot;&quot;)">
            <text:p/>
          </table:table-cell>
          <table:table-cell/>
          <table:table-cell table:formula="of:=IF(ISBLANK([.O338]); &quot;&quot;; DAY([.O338]))">
            <text:p/>
          </table:table-cell>
          <table:table-cell table:formula="of:=IF(ISBLANK([.G338]); &quot;&quot;; WEEKDAY([.G338]; 2))">
            <text:p/>
          </table:table-cell>
          <table:table-cell table:formula="of:=IF(ISBLANK([.O338]); &quot;&quot;; WEEKDAY([.O338]; 2))">
            <text:p/>
          </table:table-cell>
          <table:table-cell table:formula="of:=IF(ISBLANK([.O338]); &quot;&quot;; WEEKNUM([.O338]))">
            <text:p/>
          </table:table-cell>
          <table:table-cell table:formula="of:=IF(ISBLANK([.O338]); &quot;&quot;; MONTH([.O338]))">
            <text:p/>
          </table:table-cell>
          <table:table-cell table:formula="of:=IF(OR(ISBLANK([.G338]); ISBLANK([.O338])); &quot;&quot;; IFERROR(DATEDIF([.G338];[.O338];&quot;d&quot;); &quot;&quot;))">
            <text:p/>
          </table:table-cell>
          <table:table-cell table:formula="of:=IFERROR([.AJ337]+[.P338]; &quot;&quot;)">
            <text:p/>
          </table:table-cell>
          <table:table-cell table:formula="of:=IFERROR([.AK337]+[.Q33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37" calcext:value-type="float">
            <text:p>33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39]=&quot;Long&quot;; [.I339]-[Overview.$C$4]/[.H339]; IF([.F339]=&quot;Short&quot;; [.I339]+[Overview.$C$4]/[.H339]; &quot;&quot;)); &quot;&quot;)">
            <text:p/>
          </table:table-cell>
          <table:table-cell table:style-name="ce157" table:formula="of:=IFERROR(ABS([.J339]-[.I339])*[.H339]; &quot;&quot;)">
            <text:p/>
          </table:table-cell>
          <table:table-cell table:formula="of:=IFERROR(IF([.F339]=&quot;Long&quot;; [.I339]+[Overview.$C$4]/[.H339]*[Overview.$C$6]; IF([.F339]=&quot;Short&quot;; [.I339]-[Overview.$C$4]/[.H339]*[Overview.$C$6]; &quot;&quot;)); &quot;&quot;)">
            <text:p/>
          </table:table-cell>
          <table:table-cell table:number-columns-repeated="3"/>
          <table:table-cell table:formula="of:=IFERROR([.Q339]/[.K339]; &quot;&quot;)">
            <text:p/>
          </table:table-cell>
          <table:table-cell table:formula="of:=IFERROR(IF(AND([.F339]=&quot;Long&quot;; [.M339]=[.H339]); [.H339]*([.N339]-[.I339]); IF(AND([.F339]=&quot;Short&quot;; [.M339]=[.H339]); [.H339]*([.I339]-[.N339]); &quot;&quot;)); &quot;&quot;)">
            <text:p/>
          </table:table-cell>
          <table:table-cell table:formula="of:=IF(ISNUMBER([.Q339]); IF([.Q339]&gt;0; &quot;Win&quot;; &quot;Loss&quot;);&quot;&quot;)">
            <text:p/>
          </table:table-cell>
          <table:table-cell table:formula="of:=IF([.O339]=&quot;&quot;; &quot;&quot;; CONCATENATE(DATEDIF([.G339];[.O339];&quot;d&quot;); IF(DATEDIF([.G339];[.O33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39]); &quot;&quot;; IF([.$F339]=&quot;Long&quot;; ([.W339]-[.$I339])*[.$H339]/[.$K339]; ([.$I339]-[.W339])*[.$H339]/[.$K339])-[.$P339]); &quot;&quot;)">
            <text:p/>
          </table:table-cell>
          <table:table-cell table:style-name="Default"/>
          <table:table-cell table:style-name="ce205" table:formula="of:=IFERROR(IF(ISBLANK([.Y339]); &quot;&quot;; IF([.$F339]=&quot;Long&quot;; ([.Y339]-[.$I339])*[.$H339]/[.$K339]; ([.$I339]-[.Y339])*[.$H339]/[.$K339])-[.$P339]); &quot;&quot;)">
            <text:p/>
          </table:table-cell>
          <table:table-cell table:style-name="Default"/>
          <table:table-cell table:style-name="ce205" table:formula="of:=IFERROR(IF(ISBLANK([.AA339]); &quot;&quot;; IF([.$F339]=&quot;Long&quot;; ([.AA339]-[.$I339])*[.$H339]/[.$K339]; ([.$I339]-[.AA339])*[.$H339]/[.$K339])-[.$P339]); &quot;&quot;)">
            <text:p/>
          </table:table-cell>
          <table:table-cell/>
          <table:table-cell table:formula="of:=IF(ISBLANK([.O339]); &quot;&quot;; DAY([.O339]))">
            <text:p/>
          </table:table-cell>
          <table:table-cell table:formula="of:=IF(ISBLANK([.G339]); &quot;&quot;; WEEKDAY([.G339]; 2))">
            <text:p/>
          </table:table-cell>
          <table:table-cell table:formula="of:=IF(ISBLANK([.O339]); &quot;&quot;; WEEKDAY([.O339]; 2))">
            <text:p/>
          </table:table-cell>
          <table:table-cell table:formula="of:=IF(ISBLANK([.O339]); &quot;&quot;; WEEKNUM([.O339]))">
            <text:p/>
          </table:table-cell>
          <table:table-cell table:formula="of:=IF(ISBLANK([.O339]); &quot;&quot;; MONTH([.O339]))">
            <text:p/>
          </table:table-cell>
          <table:table-cell table:formula="of:=IF(OR(ISBLANK([.G339]); ISBLANK([.O339])); &quot;&quot;; IFERROR(DATEDIF([.G339];[.O339];&quot;d&quot;); &quot;&quot;))">
            <text:p/>
          </table:table-cell>
          <table:table-cell table:formula="of:=IFERROR([.AJ338]+[.P339]; &quot;&quot;)">
            <text:p/>
          </table:table-cell>
          <table:table-cell table:formula="of:=IFERROR([.AK338]+[.Q33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40]=&quot;Long&quot;; [.I340]-[Overview.$C$4]/[.H340]; IF([.F340]=&quot;Short&quot;; [.I340]+[Overview.$C$4]/[.H340]; &quot;&quot;)); &quot;&quot;)">
            <text:p/>
          </table:table-cell>
          <table:table-cell table:style-name="ce157" table:formula="of:=IFERROR(ABS([.J340]-[.I340])*[.H340]; &quot;&quot;)">
            <text:p/>
          </table:table-cell>
          <table:table-cell table:formula="of:=IFERROR(IF([.F340]=&quot;Long&quot;; [.I340]+[Overview.$C$4]/[.H340]*[Overview.$C$6]; IF([.F340]=&quot;Short&quot;; [.I340]-[Overview.$C$4]/[.H340]*[Overview.$C$6]; &quot;&quot;)); &quot;&quot;)">
            <text:p/>
          </table:table-cell>
          <table:table-cell table:number-columns-repeated="3"/>
          <table:table-cell table:formula="of:=IFERROR([.Q340]/[.K340]; &quot;&quot;)">
            <text:p/>
          </table:table-cell>
          <table:table-cell table:formula="of:=IFERROR(IF(AND([.F340]=&quot;Long&quot;; [.M340]=[.H340]); [.H340]*([.N340]-[.I340]); IF(AND([.F340]=&quot;Short&quot;; [.M340]=[.H340]); [.H340]*([.I340]-[.N340]); &quot;&quot;)); &quot;&quot;)">
            <text:p/>
          </table:table-cell>
          <table:table-cell table:formula="of:=IF(ISNUMBER([.Q340]); IF([.Q340]&gt;0; &quot;Win&quot;; &quot;Loss&quot;);&quot;&quot;)">
            <text:p/>
          </table:table-cell>
          <table:table-cell table:formula="of:=IF([.O340]=&quot;&quot;; &quot;&quot;; CONCATENATE(DATEDIF([.G340];[.O340];&quot;d&quot;); IF(DATEDIF([.G340];[.O34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40]); &quot;&quot;; IF([.$F340]=&quot;Long&quot;; ([.W340]-[.$I340])*[.$H340]/[.$K340]; ([.$I340]-[.W340])*[.$H340]/[.$K340])-[.$P340]); &quot;&quot;)">
            <text:p/>
          </table:table-cell>
          <table:table-cell table:style-name="Default"/>
          <table:table-cell table:style-name="ce205" table:formula="of:=IFERROR(IF(ISBLANK([.Y340]); &quot;&quot;; IF([.$F340]=&quot;Long&quot;; ([.Y340]-[.$I340])*[.$H340]/[.$K340]; ([.$I340]-[.Y340])*[.$H340]/[.$K340])-[.$P340]); &quot;&quot;)">
            <text:p/>
          </table:table-cell>
          <table:table-cell table:style-name="Default"/>
          <table:table-cell table:style-name="ce205" table:formula="of:=IFERROR(IF(ISBLANK([.AA340]); &quot;&quot;; IF([.$F340]=&quot;Long&quot;; ([.AA340]-[.$I340])*[.$H340]/[.$K340]; ([.$I340]-[.AA340])*[.$H340]/[.$K340])-[.$P340]); &quot;&quot;)">
            <text:p/>
          </table:table-cell>
          <table:table-cell/>
          <table:table-cell table:formula="of:=IF(ISBLANK([.O340]); &quot;&quot;; DAY([.O340]))">
            <text:p/>
          </table:table-cell>
          <table:table-cell table:formula="of:=IF(ISBLANK([.G340]); &quot;&quot;; WEEKDAY([.G340]; 2))">
            <text:p/>
          </table:table-cell>
          <table:table-cell table:formula="of:=IF(ISBLANK([.O340]); &quot;&quot;; WEEKDAY([.O340]; 2))">
            <text:p/>
          </table:table-cell>
          <table:table-cell table:formula="of:=IF(ISBLANK([.O340]); &quot;&quot;; WEEKNUM([.O340]))">
            <text:p/>
          </table:table-cell>
          <table:table-cell table:formula="of:=IF(ISBLANK([.O340]); &quot;&quot;; MONTH([.O340]))">
            <text:p/>
          </table:table-cell>
          <table:table-cell table:formula="of:=IF(OR(ISBLANK([.G340]); ISBLANK([.O340])); &quot;&quot;; IFERROR(DATEDIF([.G340];[.O340];&quot;d&quot;); &quot;&quot;))">
            <text:p/>
          </table:table-cell>
          <table:table-cell table:formula="of:=IFERROR([.AJ339]+[.P340]; &quot;&quot;)">
            <text:p/>
          </table:table-cell>
          <table:table-cell table:formula="of:=IFERROR([.AK339]+[.Q34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41]=&quot;Long&quot;; [.I341]-[Overview.$C$4]/[.H341]; IF([.F341]=&quot;Short&quot;; [.I341]+[Overview.$C$4]/[.H341]; &quot;&quot;)); &quot;&quot;)">
            <text:p/>
          </table:table-cell>
          <table:table-cell table:style-name="ce157" table:formula="of:=IFERROR(ABS([.J341]-[.I341])*[.H341]; &quot;&quot;)">
            <text:p/>
          </table:table-cell>
          <table:table-cell table:formula="of:=IFERROR(IF([.F341]=&quot;Long&quot;; [.I341]+[Overview.$C$4]/[.H341]*[Overview.$C$6]; IF([.F341]=&quot;Short&quot;; [.I341]-[Overview.$C$4]/[.H341]*[Overview.$C$6]; &quot;&quot;)); &quot;&quot;)">
            <text:p/>
          </table:table-cell>
          <table:table-cell table:number-columns-repeated="3"/>
          <table:table-cell table:formula="of:=IFERROR([.Q341]/[.K341]; &quot;&quot;)">
            <text:p/>
          </table:table-cell>
          <table:table-cell table:formula="of:=IFERROR(IF(AND([.F341]=&quot;Long&quot;; [.M341]=[.H341]); [.H341]*([.N341]-[.I341]); IF(AND([.F341]=&quot;Short&quot;; [.M341]=[.H341]); [.H341]*([.I341]-[.N341]); &quot;&quot;)); &quot;&quot;)">
            <text:p/>
          </table:table-cell>
          <table:table-cell table:formula="of:=IF(ISNUMBER([.Q341]); IF([.Q341]&gt;0; &quot;Win&quot;; &quot;Loss&quot;);&quot;&quot;)">
            <text:p/>
          </table:table-cell>
          <table:table-cell table:formula="of:=IF([.O341]=&quot;&quot;; &quot;&quot;; CONCATENATE(DATEDIF([.G341];[.O341];&quot;d&quot;); IF(DATEDIF([.G341];[.O34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41]); &quot;&quot;; IF([.$F341]=&quot;Long&quot;; ([.W341]-[.$I341])*[.$H341]/[.$K341]; ([.$I341]-[.W341])*[.$H341]/[.$K341])-[.$P341]); &quot;&quot;)">
            <text:p/>
          </table:table-cell>
          <table:table-cell table:style-name="Default"/>
          <table:table-cell table:style-name="ce205" table:formula="of:=IFERROR(IF(ISBLANK([.Y341]); &quot;&quot;; IF([.$F341]=&quot;Long&quot;; ([.Y341]-[.$I341])*[.$H341]/[.$K341]; ([.$I341]-[.Y341])*[.$H341]/[.$K341])-[.$P341]); &quot;&quot;)">
            <text:p/>
          </table:table-cell>
          <table:table-cell table:style-name="Default"/>
          <table:table-cell table:style-name="ce205" table:formula="of:=IFERROR(IF(ISBLANK([.AA341]); &quot;&quot;; IF([.$F341]=&quot;Long&quot;; ([.AA341]-[.$I341])*[.$H341]/[.$K341]; ([.$I341]-[.AA341])*[.$H341]/[.$K341])-[.$P341]); &quot;&quot;)">
            <text:p/>
          </table:table-cell>
          <table:table-cell/>
          <table:table-cell table:formula="of:=IF(ISBLANK([.O341]); &quot;&quot;; DAY([.O341]))">
            <text:p/>
          </table:table-cell>
          <table:table-cell table:formula="of:=IF(ISBLANK([.G341]); &quot;&quot;; WEEKDAY([.G341]; 2))">
            <text:p/>
          </table:table-cell>
          <table:table-cell table:formula="of:=IF(ISBLANK([.O341]); &quot;&quot;; WEEKDAY([.O341]; 2))">
            <text:p/>
          </table:table-cell>
          <table:table-cell table:formula="of:=IF(ISBLANK([.O341]); &quot;&quot;; WEEKNUM([.O341]))">
            <text:p/>
          </table:table-cell>
          <table:table-cell table:formula="of:=IF(ISBLANK([.O341]); &quot;&quot;; MONTH([.O341]))">
            <text:p/>
          </table:table-cell>
          <table:table-cell table:formula="of:=IF(OR(ISBLANK([.G341]); ISBLANK([.O341])); &quot;&quot;; IFERROR(DATEDIF([.G341];[.O341];&quot;d&quot;); &quot;&quot;))">
            <text:p/>
          </table:table-cell>
          <table:table-cell table:formula="of:=IFERROR([.AJ340]+[.P341]; &quot;&quot;)">
            <text:p/>
          </table:table-cell>
          <table:table-cell table:formula="of:=IFERROR([.AK340]+[.Q34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42]=&quot;Long&quot;; [.I342]-[Overview.$C$4]/[.H342]; IF([.F342]=&quot;Short&quot;; [.I342]+[Overview.$C$4]/[.H342]; &quot;&quot;)); &quot;&quot;)">
            <text:p/>
          </table:table-cell>
          <table:table-cell table:style-name="ce157" table:formula="of:=IFERROR(ABS([.J342]-[.I342])*[.H342]; &quot;&quot;)">
            <text:p/>
          </table:table-cell>
          <table:table-cell table:formula="of:=IFERROR(IF([.F342]=&quot;Long&quot;; [.I342]+[Overview.$C$4]/[.H342]*[Overview.$C$6]; IF([.F342]=&quot;Short&quot;; [.I342]-[Overview.$C$4]/[.H342]*[Overview.$C$6]; &quot;&quot;)); &quot;&quot;)">
            <text:p/>
          </table:table-cell>
          <table:table-cell table:number-columns-repeated="3"/>
          <table:table-cell table:formula="of:=IFERROR([.Q342]/[.K342]; &quot;&quot;)">
            <text:p/>
          </table:table-cell>
          <table:table-cell table:formula="of:=IFERROR(IF(AND([.F342]=&quot;Long&quot;; [.M342]=[.H342]); [.H342]*([.N342]-[.I342]); IF(AND([.F342]=&quot;Short&quot;; [.M342]=[.H342]); [.H342]*([.I342]-[.N342]); &quot;&quot;)); &quot;&quot;)">
            <text:p/>
          </table:table-cell>
          <table:table-cell table:formula="of:=IF(ISNUMBER([.Q342]); IF([.Q342]&gt;0; &quot;Win&quot;; &quot;Loss&quot;);&quot;&quot;)">
            <text:p/>
          </table:table-cell>
          <table:table-cell table:formula="of:=IF([.O342]=&quot;&quot;; &quot;&quot;; CONCATENATE(DATEDIF([.G342];[.O342];&quot;d&quot;); IF(DATEDIF([.G342];[.O34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42]); &quot;&quot;; IF([.$F342]=&quot;Long&quot;; ([.W342]-[.$I342])*[.$H342]/[.$K342]; ([.$I342]-[.W342])*[.$H342]/[.$K342])-[.$P342]); &quot;&quot;)">
            <text:p/>
          </table:table-cell>
          <table:table-cell table:style-name="Default"/>
          <table:table-cell table:style-name="ce205" table:formula="of:=IFERROR(IF(ISBLANK([.Y342]); &quot;&quot;; IF([.$F342]=&quot;Long&quot;; ([.Y342]-[.$I342])*[.$H342]/[.$K342]; ([.$I342]-[.Y342])*[.$H342]/[.$K342])-[.$P342]); &quot;&quot;)">
            <text:p/>
          </table:table-cell>
          <table:table-cell table:style-name="Default"/>
          <table:table-cell table:style-name="ce205" table:formula="of:=IFERROR(IF(ISBLANK([.AA342]); &quot;&quot;; IF([.$F342]=&quot;Long&quot;; ([.AA342]-[.$I342])*[.$H342]/[.$K342]; ([.$I342]-[.AA342])*[.$H342]/[.$K342])-[.$P342]); &quot;&quot;)">
            <text:p/>
          </table:table-cell>
          <table:table-cell/>
          <table:table-cell table:formula="of:=IF(ISBLANK([.O342]); &quot;&quot;; DAY([.O342]))">
            <text:p/>
          </table:table-cell>
          <table:table-cell table:formula="of:=IF(ISBLANK([.G342]); &quot;&quot;; WEEKDAY([.G342]; 2))">
            <text:p/>
          </table:table-cell>
          <table:table-cell table:formula="of:=IF(ISBLANK([.O342]); &quot;&quot;; WEEKDAY([.O342]; 2))">
            <text:p/>
          </table:table-cell>
          <table:table-cell table:formula="of:=IF(ISBLANK([.O342]); &quot;&quot;; WEEKNUM([.O342]))">
            <text:p/>
          </table:table-cell>
          <table:table-cell table:formula="of:=IF(ISBLANK([.O342]); &quot;&quot;; MONTH([.O342]))">
            <text:p/>
          </table:table-cell>
          <table:table-cell table:formula="of:=IF(OR(ISBLANK([.G342]); ISBLANK([.O342])); &quot;&quot;; IFERROR(DATEDIF([.G342];[.O342];&quot;d&quot;); &quot;&quot;))">
            <text:p/>
          </table:table-cell>
          <table:table-cell table:formula="of:=IFERROR([.AJ341]+[.P342]; &quot;&quot;)">
            <text:p/>
          </table:table-cell>
          <table:table-cell table:formula="of:=IFERROR([.AK341]+[.Q34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43]=&quot;Long&quot;; [.I343]-[Overview.$C$4]/[.H343]; IF([.F343]=&quot;Short&quot;; [.I343]+[Overview.$C$4]/[.H343]; &quot;&quot;)); &quot;&quot;)">
            <text:p/>
          </table:table-cell>
          <table:table-cell table:style-name="ce157" table:formula="of:=IFERROR(ABS([.J343]-[.I343])*[.H343]; &quot;&quot;)">
            <text:p/>
          </table:table-cell>
          <table:table-cell table:formula="of:=IFERROR(IF([.F343]=&quot;Long&quot;; [.I343]+[Overview.$C$4]/[.H343]*[Overview.$C$6]; IF([.F343]=&quot;Short&quot;; [.I343]-[Overview.$C$4]/[.H343]*[Overview.$C$6]; &quot;&quot;)); &quot;&quot;)">
            <text:p/>
          </table:table-cell>
          <table:table-cell table:number-columns-repeated="3"/>
          <table:table-cell table:formula="of:=IFERROR([.Q343]/[.K343]; &quot;&quot;)">
            <text:p/>
          </table:table-cell>
          <table:table-cell table:formula="of:=IFERROR(IF(AND([.F343]=&quot;Long&quot;; [.M343]=[.H343]); [.H343]*([.N343]-[.I343]); IF(AND([.F343]=&quot;Short&quot;; [.M343]=[.H343]); [.H343]*([.I343]-[.N343]); &quot;&quot;)); &quot;&quot;)">
            <text:p/>
          </table:table-cell>
          <table:table-cell table:formula="of:=IF(ISNUMBER([.Q343]); IF([.Q343]&gt;0; &quot;Win&quot;; &quot;Loss&quot;);&quot;&quot;)">
            <text:p/>
          </table:table-cell>
          <table:table-cell table:formula="of:=IF([.O343]=&quot;&quot;; &quot;&quot;; CONCATENATE(DATEDIF([.G343];[.O343];&quot;d&quot;); IF(DATEDIF([.G343];[.O34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43]); &quot;&quot;; IF([.$F343]=&quot;Long&quot;; ([.W343]-[.$I343])*[.$H343]/[.$K343]; ([.$I343]-[.W343])*[.$H343]/[.$K343])-[.$P343]); &quot;&quot;)">
            <text:p/>
          </table:table-cell>
          <table:table-cell table:style-name="Default"/>
          <table:table-cell table:style-name="ce205" table:formula="of:=IFERROR(IF(ISBLANK([.Y343]); &quot;&quot;; IF([.$F343]=&quot;Long&quot;; ([.Y343]-[.$I343])*[.$H343]/[.$K343]; ([.$I343]-[.Y343])*[.$H343]/[.$K343])-[.$P343]); &quot;&quot;)">
            <text:p/>
          </table:table-cell>
          <table:table-cell table:style-name="Default"/>
          <table:table-cell table:style-name="ce205" table:formula="of:=IFERROR(IF(ISBLANK([.AA343]); &quot;&quot;; IF([.$F343]=&quot;Long&quot;; ([.AA343]-[.$I343])*[.$H343]/[.$K343]; ([.$I343]-[.AA343])*[.$H343]/[.$K343])-[.$P343]); &quot;&quot;)">
            <text:p/>
          </table:table-cell>
          <table:table-cell/>
          <table:table-cell table:formula="of:=IF(ISBLANK([.O343]); &quot;&quot;; DAY([.O343]))">
            <text:p/>
          </table:table-cell>
          <table:table-cell table:formula="of:=IF(ISBLANK([.G343]); &quot;&quot;; WEEKDAY([.G343]; 2))">
            <text:p/>
          </table:table-cell>
          <table:table-cell table:formula="of:=IF(ISBLANK([.O343]); &quot;&quot;; WEEKDAY([.O343]; 2))">
            <text:p/>
          </table:table-cell>
          <table:table-cell table:formula="of:=IF(ISBLANK([.O343]); &quot;&quot;; WEEKNUM([.O343]))">
            <text:p/>
          </table:table-cell>
          <table:table-cell table:formula="of:=IF(ISBLANK([.O343]); &quot;&quot;; MONTH([.O343]))">
            <text:p/>
          </table:table-cell>
          <table:table-cell table:formula="of:=IF(OR(ISBLANK([.G343]); ISBLANK([.O343])); &quot;&quot;; IFERROR(DATEDIF([.G343];[.O343];&quot;d&quot;); &quot;&quot;))">
            <text:p/>
          </table:table-cell>
          <table:table-cell table:formula="of:=IFERROR([.AJ342]+[.P343]; &quot;&quot;)">
            <text:p/>
          </table:table-cell>
          <table:table-cell table:formula="of:=IFERROR([.AK342]+[.Q34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44]=&quot;Long&quot;; [.I344]-[Overview.$C$4]/[.H344]; IF([.F344]=&quot;Short&quot;; [.I344]+[Overview.$C$4]/[.H344]; &quot;&quot;)); &quot;&quot;)">
            <text:p/>
          </table:table-cell>
          <table:table-cell table:style-name="ce157" table:formula="of:=IFERROR(ABS([.J344]-[.I344])*[.H344]; &quot;&quot;)">
            <text:p/>
          </table:table-cell>
          <table:table-cell table:formula="of:=IFERROR(IF([.F344]=&quot;Long&quot;; [.I344]+[Overview.$C$4]/[.H344]*[Overview.$C$6]; IF([.F344]=&quot;Short&quot;; [.I344]-[Overview.$C$4]/[.H344]*[Overview.$C$6]; &quot;&quot;)); &quot;&quot;)">
            <text:p/>
          </table:table-cell>
          <table:table-cell table:number-columns-repeated="3"/>
          <table:table-cell table:formula="of:=IFERROR([.Q344]/[.K344]; &quot;&quot;)">
            <text:p/>
          </table:table-cell>
          <table:table-cell table:formula="of:=IFERROR(IF(AND([.F344]=&quot;Long&quot;; [.M344]=[.H344]); [.H344]*([.N344]-[.I344]); IF(AND([.F344]=&quot;Short&quot;; [.M344]=[.H344]); [.H344]*([.I344]-[.N344]); &quot;&quot;)); &quot;&quot;)">
            <text:p/>
          </table:table-cell>
          <table:table-cell table:formula="of:=IF(ISNUMBER([.Q344]); IF([.Q344]&gt;0; &quot;Win&quot;; &quot;Loss&quot;);&quot;&quot;)">
            <text:p/>
          </table:table-cell>
          <table:table-cell table:formula="of:=IF([.O344]=&quot;&quot;; &quot;&quot;; CONCATENATE(DATEDIF([.G344];[.O344];&quot;d&quot;); IF(DATEDIF([.G344];[.O34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44]); &quot;&quot;; IF([.$F344]=&quot;Long&quot;; ([.W344]-[.$I344])*[.$H344]/[.$K344]; ([.$I344]-[.W344])*[.$H344]/[.$K344])-[.$P344]); &quot;&quot;)">
            <text:p/>
          </table:table-cell>
          <table:table-cell table:style-name="Default"/>
          <table:table-cell table:style-name="ce205" table:formula="of:=IFERROR(IF(ISBLANK([.Y344]); &quot;&quot;; IF([.$F344]=&quot;Long&quot;; ([.Y344]-[.$I344])*[.$H344]/[.$K344]; ([.$I344]-[.Y344])*[.$H344]/[.$K344])-[.$P344]); &quot;&quot;)">
            <text:p/>
          </table:table-cell>
          <table:table-cell table:style-name="Default"/>
          <table:table-cell table:style-name="ce205" table:formula="of:=IFERROR(IF(ISBLANK([.AA344]); &quot;&quot;; IF([.$F344]=&quot;Long&quot;; ([.AA344]-[.$I344])*[.$H344]/[.$K344]; ([.$I344]-[.AA344])*[.$H344]/[.$K344])-[.$P344]); &quot;&quot;)">
            <text:p/>
          </table:table-cell>
          <table:table-cell/>
          <table:table-cell table:formula="of:=IF(ISBLANK([.O344]); &quot;&quot;; DAY([.O344]))">
            <text:p/>
          </table:table-cell>
          <table:table-cell table:formula="of:=IF(ISBLANK([.G344]); &quot;&quot;; WEEKDAY([.G344]; 2))">
            <text:p/>
          </table:table-cell>
          <table:table-cell table:formula="of:=IF(ISBLANK([.O344]); &quot;&quot;; WEEKDAY([.O344]; 2))">
            <text:p/>
          </table:table-cell>
          <table:table-cell table:formula="of:=IF(ISBLANK([.O344]); &quot;&quot;; WEEKNUM([.O344]))">
            <text:p/>
          </table:table-cell>
          <table:table-cell table:formula="of:=IF(ISBLANK([.O344]); &quot;&quot;; MONTH([.O344]))">
            <text:p/>
          </table:table-cell>
          <table:table-cell table:formula="of:=IF(OR(ISBLANK([.G344]); ISBLANK([.O344])); &quot;&quot;; IFERROR(DATEDIF([.G344];[.O344];&quot;d&quot;); &quot;&quot;))">
            <text:p/>
          </table:table-cell>
          <table:table-cell table:formula="of:=IFERROR([.AJ343]+[.P344]; &quot;&quot;)">
            <text:p/>
          </table:table-cell>
          <table:table-cell table:formula="of:=IFERROR([.AK343]+[.Q34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43" calcext:value-type="float">
            <text:p>34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45]=&quot;Long&quot;; [.I345]-[Overview.$C$4]/[.H345]; IF([.F345]=&quot;Short&quot;; [.I345]+[Overview.$C$4]/[.H345]; &quot;&quot;)); &quot;&quot;)">
            <text:p/>
          </table:table-cell>
          <table:table-cell table:style-name="ce157" table:formula="of:=IFERROR(ABS([.J345]-[.I345])*[.H345]; &quot;&quot;)">
            <text:p/>
          </table:table-cell>
          <table:table-cell table:formula="of:=IFERROR(IF([.F345]=&quot;Long&quot;; [.I345]+[Overview.$C$4]/[.H345]*[Overview.$C$6]; IF([.F345]=&quot;Short&quot;; [.I345]-[Overview.$C$4]/[.H345]*[Overview.$C$6]; &quot;&quot;)); &quot;&quot;)">
            <text:p/>
          </table:table-cell>
          <table:table-cell table:number-columns-repeated="3"/>
          <table:table-cell table:formula="of:=IFERROR([.Q345]/[.K345]; &quot;&quot;)">
            <text:p/>
          </table:table-cell>
          <table:table-cell table:formula="of:=IFERROR(IF(AND([.F345]=&quot;Long&quot;; [.M345]=[.H345]); [.H345]*([.N345]-[.I345]); IF(AND([.F345]=&quot;Short&quot;; [.M345]=[.H345]); [.H345]*([.I345]-[.N345]); &quot;&quot;)); &quot;&quot;)">
            <text:p/>
          </table:table-cell>
          <table:table-cell table:formula="of:=IF(ISNUMBER([.Q345]); IF([.Q345]&gt;0; &quot;Win&quot;; &quot;Loss&quot;);&quot;&quot;)">
            <text:p/>
          </table:table-cell>
          <table:table-cell table:formula="of:=IF([.O345]=&quot;&quot;; &quot;&quot;; CONCATENATE(DATEDIF([.G345];[.O345];&quot;d&quot;); IF(DATEDIF([.G345];[.O34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45]); &quot;&quot;; IF([.$F345]=&quot;Long&quot;; ([.W345]-[.$I345])*[.$H345]/[.$K345]; ([.$I345]-[.W345])*[.$H345]/[.$K345])-[.$P345]); &quot;&quot;)">
            <text:p/>
          </table:table-cell>
          <table:table-cell table:style-name="Default"/>
          <table:table-cell table:style-name="ce205" table:formula="of:=IFERROR(IF(ISBLANK([.Y345]); &quot;&quot;; IF([.$F345]=&quot;Long&quot;; ([.Y345]-[.$I345])*[.$H345]/[.$K345]; ([.$I345]-[.Y345])*[.$H345]/[.$K345])-[.$P345]); &quot;&quot;)">
            <text:p/>
          </table:table-cell>
          <table:table-cell table:style-name="Default"/>
          <table:table-cell table:style-name="ce205" table:formula="of:=IFERROR(IF(ISBLANK([.AA345]); &quot;&quot;; IF([.$F345]=&quot;Long&quot;; ([.AA345]-[.$I345])*[.$H345]/[.$K345]; ([.$I345]-[.AA345])*[.$H345]/[.$K345])-[.$P345]); &quot;&quot;)">
            <text:p/>
          </table:table-cell>
          <table:table-cell/>
          <table:table-cell table:formula="of:=IF(ISBLANK([.O345]); &quot;&quot;; DAY([.O345]))">
            <text:p/>
          </table:table-cell>
          <table:table-cell table:formula="of:=IF(ISBLANK([.G345]); &quot;&quot;; WEEKDAY([.G345]; 2))">
            <text:p/>
          </table:table-cell>
          <table:table-cell table:formula="of:=IF(ISBLANK([.O345]); &quot;&quot;; WEEKDAY([.O345]; 2))">
            <text:p/>
          </table:table-cell>
          <table:table-cell table:formula="of:=IF(ISBLANK([.O345]); &quot;&quot;; WEEKNUM([.O345]))">
            <text:p/>
          </table:table-cell>
          <table:table-cell table:formula="of:=IF(ISBLANK([.O345]); &quot;&quot;; MONTH([.O345]))">
            <text:p/>
          </table:table-cell>
          <table:table-cell table:formula="of:=IF(OR(ISBLANK([.G345]); ISBLANK([.O345])); &quot;&quot;; IFERROR(DATEDIF([.G345];[.O345];&quot;d&quot;); &quot;&quot;))">
            <text:p/>
          </table:table-cell>
          <table:table-cell table:formula="of:=IFERROR([.AJ344]+[.P345]; &quot;&quot;)">
            <text:p/>
          </table:table-cell>
          <table:table-cell table:formula="of:=IFERROR([.AK344]+[.Q34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46]=&quot;Long&quot;; [.I346]-[Overview.$C$4]/[.H346]; IF([.F346]=&quot;Short&quot;; [.I346]+[Overview.$C$4]/[.H346]; &quot;&quot;)); &quot;&quot;)">
            <text:p/>
          </table:table-cell>
          <table:table-cell table:style-name="ce157" table:formula="of:=IFERROR(ABS([.J346]-[.I346])*[.H346]; &quot;&quot;)">
            <text:p/>
          </table:table-cell>
          <table:table-cell table:formula="of:=IFERROR(IF([.F346]=&quot;Long&quot;; [.I346]+[Overview.$C$4]/[.H346]*[Overview.$C$6]; IF([.F346]=&quot;Short&quot;; [.I346]-[Overview.$C$4]/[.H346]*[Overview.$C$6]; &quot;&quot;)); &quot;&quot;)">
            <text:p/>
          </table:table-cell>
          <table:table-cell table:number-columns-repeated="3"/>
          <table:table-cell table:formula="of:=IFERROR([.Q346]/[.K346]; &quot;&quot;)">
            <text:p/>
          </table:table-cell>
          <table:table-cell table:formula="of:=IFERROR(IF(AND([.F346]=&quot;Long&quot;; [.M346]=[.H346]); [.H346]*([.N346]-[.I346]); IF(AND([.F346]=&quot;Short&quot;; [.M346]=[.H346]); [.H346]*([.I346]-[.N346]); &quot;&quot;)); &quot;&quot;)">
            <text:p/>
          </table:table-cell>
          <table:table-cell table:formula="of:=IF(ISNUMBER([.Q346]); IF([.Q346]&gt;0; &quot;Win&quot;; &quot;Loss&quot;);&quot;&quot;)">
            <text:p/>
          </table:table-cell>
          <table:table-cell table:formula="of:=IF([.O346]=&quot;&quot;; &quot;&quot;; CONCATENATE(DATEDIF([.G346];[.O346];&quot;d&quot;); IF(DATEDIF([.G346];[.O34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46]); &quot;&quot;; IF([.$F346]=&quot;Long&quot;; ([.W346]-[.$I346])*[.$H346]/[.$K346]; ([.$I346]-[.W346])*[.$H346]/[.$K346])-[.$P346]); &quot;&quot;)">
            <text:p/>
          </table:table-cell>
          <table:table-cell table:style-name="Default"/>
          <table:table-cell table:style-name="ce205" table:formula="of:=IFERROR(IF(ISBLANK([.Y346]); &quot;&quot;; IF([.$F346]=&quot;Long&quot;; ([.Y346]-[.$I346])*[.$H346]/[.$K346]; ([.$I346]-[.Y346])*[.$H346]/[.$K346])-[.$P346]); &quot;&quot;)">
            <text:p/>
          </table:table-cell>
          <table:table-cell table:style-name="Default"/>
          <table:table-cell table:style-name="ce205" table:formula="of:=IFERROR(IF(ISBLANK([.AA346]); &quot;&quot;; IF([.$F346]=&quot;Long&quot;; ([.AA346]-[.$I346])*[.$H346]/[.$K346]; ([.$I346]-[.AA346])*[.$H346]/[.$K346])-[.$P346]); &quot;&quot;)">
            <text:p/>
          </table:table-cell>
          <table:table-cell/>
          <table:table-cell table:formula="of:=IF(ISBLANK([.O346]); &quot;&quot;; DAY([.O346]))">
            <text:p/>
          </table:table-cell>
          <table:table-cell table:formula="of:=IF(ISBLANK([.G346]); &quot;&quot;; WEEKDAY([.G346]; 2))">
            <text:p/>
          </table:table-cell>
          <table:table-cell table:formula="of:=IF(ISBLANK([.O346]); &quot;&quot;; WEEKDAY([.O346]; 2))">
            <text:p/>
          </table:table-cell>
          <table:table-cell table:formula="of:=IF(ISBLANK([.O346]); &quot;&quot;; WEEKNUM([.O346]))">
            <text:p/>
          </table:table-cell>
          <table:table-cell table:formula="of:=IF(ISBLANK([.O346]); &quot;&quot;; MONTH([.O346]))">
            <text:p/>
          </table:table-cell>
          <table:table-cell table:formula="of:=IF(OR(ISBLANK([.G346]); ISBLANK([.O346])); &quot;&quot;; IFERROR(DATEDIF([.G346];[.O346];&quot;d&quot;); &quot;&quot;))">
            <text:p/>
          </table:table-cell>
          <table:table-cell table:formula="of:=IFERROR([.AJ345]+[.P346]; &quot;&quot;)">
            <text:p/>
          </table:table-cell>
          <table:table-cell table:formula="of:=IFERROR([.AK345]+[.Q34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47]=&quot;Long&quot;; [.I347]-[Overview.$C$4]/[.H347]; IF([.F347]=&quot;Short&quot;; [.I347]+[Overview.$C$4]/[.H347]; &quot;&quot;)); &quot;&quot;)">
            <text:p/>
          </table:table-cell>
          <table:table-cell table:style-name="ce157" table:formula="of:=IFERROR(ABS([.J347]-[.I347])*[.H347]; &quot;&quot;)">
            <text:p/>
          </table:table-cell>
          <table:table-cell table:formula="of:=IFERROR(IF([.F347]=&quot;Long&quot;; [.I347]+[Overview.$C$4]/[.H347]*[Overview.$C$6]; IF([.F347]=&quot;Short&quot;; [.I347]-[Overview.$C$4]/[.H347]*[Overview.$C$6]; &quot;&quot;)); &quot;&quot;)">
            <text:p/>
          </table:table-cell>
          <table:table-cell table:number-columns-repeated="3"/>
          <table:table-cell table:formula="of:=IFERROR([.Q347]/[.K347]; &quot;&quot;)">
            <text:p/>
          </table:table-cell>
          <table:table-cell table:formula="of:=IFERROR(IF(AND([.F347]=&quot;Long&quot;; [.M347]=[.H347]); [.H347]*([.N347]-[.I347]); IF(AND([.F347]=&quot;Short&quot;; [.M347]=[.H347]); [.H347]*([.I347]-[.N347]); &quot;&quot;)); &quot;&quot;)">
            <text:p/>
          </table:table-cell>
          <table:table-cell table:formula="of:=IF(ISNUMBER([.Q347]); IF([.Q347]&gt;0; &quot;Win&quot;; &quot;Loss&quot;);&quot;&quot;)">
            <text:p/>
          </table:table-cell>
          <table:table-cell table:formula="of:=IF([.O347]=&quot;&quot;; &quot;&quot;; CONCATENATE(DATEDIF([.G347];[.O347];&quot;d&quot;); IF(DATEDIF([.G347];[.O34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47]); &quot;&quot;; IF([.$F347]=&quot;Long&quot;; ([.W347]-[.$I347])*[.$H347]/[.$K347]; ([.$I347]-[.W347])*[.$H347]/[.$K347])-[.$P347]); &quot;&quot;)">
            <text:p/>
          </table:table-cell>
          <table:table-cell table:style-name="Default"/>
          <table:table-cell table:style-name="ce205" table:formula="of:=IFERROR(IF(ISBLANK([.Y347]); &quot;&quot;; IF([.$F347]=&quot;Long&quot;; ([.Y347]-[.$I347])*[.$H347]/[.$K347]; ([.$I347]-[.Y347])*[.$H347]/[.$K347])-[.$P347]); &quot;&quot;)">
            <text:p/>
          </table:table-cell>
          <table:table-cell table:style-name="Default"/>
          <table:table-cell table:style-name="ce205" table:formula="of:=IFERROR(IF(ISBLANK([.AA347]); &quot;&quot;; IF([.$F347]=&quot;Long&quot;; ([.AA347]-[.$I347])*[.$H347]/[.$K347]; ([.$I347]-[.AA347])*[.$H347]/[.$K347])-[.$P347]); &quot;&quot;)">
            <text:p/>
          </table:table-cell>
          <table:table-cell/>
          <table:table-cell table:formula="of:=IF(ISBLANK([.O347]); &quot;&quot;; DAY([.O347]))">
            <text:p/>
          </table:table-cell>
          <table:table-cell table:formula="of:=IF(ISBLANK([.G347]); &quot;&quot;; WEEKDAY([.G347]; 2))">
            <text:p/>
          </table:table-cell>
          <table:table-cell table:formula="of:=IF(ISBLANK([.O347]); &quot;&quot;; WEEKDAY([.O347]; 2))">
            <text:p/>
          </table:table-cell>
          <table:table-cell table:formula="of:=IF(ISBLANK([.O347]); &quot;&quot;; WEEKNUM([.O347]))">
            <text:p/>
          </table:table-cell>
          <table:table-cell table:formula="of:=IF(ISBLANK([.O347]); &quot;&quot;; MONTH([.O347]))">
            <text:p/>
          </table:table-cell>
          <table:table-cell table:formula="of:=IF(OR(ISBLANK([.G347]); ISBLANK([.O347])); &quot;&quot;; IFERROR(DATEDIF([.G347];[.O347];&quot;d&quot;); &quot;&quot;))">
            <text:p/>
          </table:table-cell>
          <table:table-cell table:formula="of:=IFERROR([.AJ346]+[.P347]; &quot;&quot;)">
            <text:p/>
          </table:table-cell>
          <table:table-cell table:formula="of:=IFERROR([.AK346]+[.Q34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46" calcext:value-type="float">
            <text:p>34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48]=&quot;Long&quot;; [.I348]-[Overview.$C$4]/[.H348]; IF([.F348]=&quot;Short&quot;; [.I348]+[Overview.$C$4]/[.H348]; &quot;&quot;)); &quot;&quot;)">
            <text:p/>
          </table:table-cell>
          <table:table-cell table:style-name="ce157" table:formula="of:=IFERROR(ABS([.J348]-[.I348])*[.H348]; &quot;&quot;)">
            <text:p/>
          </table:table-cell>
          <table:table-cell table:formula="of:=IFERROR(IF([.F348]=&quot;Long&quot;; [.I348]+[Overview.$C$4]/[.H348]*[Overview.$C$6]; IF([.F348]=&quot;Short&quot;; [.I348]-[Overview.$C$4]/[.H348]*[Overview.$C$6]; &quot;&quot;)); &quot;&quot;)">
            <text:p/>
          </table:table-cell>
          <table:table-cell table:number-columns-repeated="3"/>
          <table:table-cell table:formula="of:=IFERROR([.Q348]/[.K348]; &quot;&quot;)">
            <text:p/>
          </table:table-cell>
          <table:table-cell table:formula="of:=IFERROR(IF(AND([.F348]=&quot;Long&quot;; [.M348]=[.H348]); [.H348]*([.N348]-[.I348]); IF(AND([.F348]=&quot;Short&quot;; [.M348]=[.H348]); [.H348]*([.I348]-[.N348]); &quot;&quot;)); &quot;&quot;)">
            <text:p/>
          </table:table-cell>
          <table:table-cell table:formula="of:=IF(ISNUMBER([.Q348]); IF([.Q348]&gt;0; &quot;Win&quot;; &quot;Loss&quot;);&quot;&quot;)">
            <text:p/>
          </table:table-cell>
          <table:table-cell table:formula="of:=IF([.O348]=&quot;&quot;; &quot;&quot;; CONCATENATE(DATEDIF([.G348];[.O348];&quot;d&quot;); IF(DATEDIF([.G348];[.O34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48]); &quot;&quot;; IF([.$F348]=&quot;Long&quot;; ([.W348]-[.$I348])*[.$H348]/[.$K348]; ([.$I348]-[.W348])*[.$H348]/[.$K348])-[.$P348]); &quot;&quot;)">
            <text:p/>
          </table:table-cell>
          <table:table-cell table:style-name="Default"/>
          <table:table-cell table:style-name="ce205" table:formula="of:=IFERROR(IF(ISBLANK([.Y348]); &quot;&quot;; IF([.$F348]=&quot;Long&quot;; ([.Y348]-[.$I348])*[.$H348]/[.$K348]; ([.$I348]-[.Y348])*[.$H348]/[.$K348])-[.$P348]); &quot;&quot;)">
            <text:p/>
          </table:table-cell>
          <table:table-cell table:style-name="Default"/>
          <table:table-cell table:style-name="ce205" table:formula="of:=IFERROR(IF(ISBLANK([.AA348]); &quot;&quot;; IF([.$F348]=&quot;Long&quot;; ([.AA348]-[.$I348])*[.$H348]/[.$K348]; ([.$I348]-[.AA348])*[.$H348]/[.$K348])-[.$P348]); &quot;&quot;)">
            <text:p/>
          </table:table-cell>
          <table:table-cell/>
          <table:table-cell table:formula="of:=IF(ISBLANK([.O348]); &quot;&quot;; DAY([.O348]))">
            <text:p/>
          </table:table-cell>
          <table:table-cell table:formula="of:=IF(ISBLANK([.G348]); &quot;&quot;; WEEKDAY([.G348]; 2))">
            <text:p/>
          </table:table-cell>
          <table:table-cell table:formula="of:=IF(ISBLANK([.O348]); &quot;&quot;; WEEKDAY([.O348]; 2))">
            <text:p/>
          </table:table-cell>
          <table:table-cell table:formula="of:=IF(ISBLANK([.O348]); &quot;&quot;; WEEKNUM([.O348]))">
            <text:p/>
          </table:table-cell>
          <table:table-cell table:formula="of:=IF(ISBLANK([.O348]); &quot;&quot;; MONTH([.O348]))">
            <text:p/>
          </table:table-cell>
          <table:table-cell table:formula="of:=IF(OR(ISBLANK([.G348]); ISBLANK([.O348])); &quot;&quot;; IFERROR(DATEDIF([.G348];[.O348];&quot;d&quot;); &quot;&quot;))">
            <text:p/>
          </table:table-cell>
          <table:table-cell table:formula="of:=IFERROR([.AJ347]+[.P348]; &quot;&quot;)">
            <text:p/>
          </table:table-cell>
          <table:table-cell table:formula="of:=IFERROR([.AK347]+[.Q34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47" calcext:value-type="float">
            <text:p>34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49]=&quot;Long&quot;; [.I349]-[Overview.$C$4]/[.H349]; IF([.F349]=&quot;Short&quot;; [.I349]+[Overview.$C$4]/[.H349]; &quot;&quot;)); &quot;&quot;)">
            <text:p/>
          </table:table-cell>
          <table:table-cell table:style-name="ce157" table:formula="of:=IFERROR(ABS([.J349]-[.I349])*[.H349]; &quot;&quot;)">
            <text:p/>
          </table:table-cell>
          <table:table-cell table:formula="of:=IFERROR(IF([.F349]=&quot;Long&quot;; [.I349]+[Overview.$C$4]/[.H349]*[Overview.$C$6]; IF([.F349]=&quot;Short&quot;; [.I349]-[Overview.$C$4]/[.H349]*[Overview.$C$6]; &quot;&quot;)); &quot;&quot;)">
            <text:p/>
          </table:table-cell>
          <table:table-cell table:number-columns-repeated="3"/>
          <table:table-cell table:formula="of:=IFERROR([.Q349]/[.K349]; &quot;&quot;)">
            <text:p/>
          </table:table-cell>
          <table:table-cell table:formula="of:=IFERROR(IF(AND([.F349]=&quot;Long&quot;; [.M349]=[.H349]); [.H349]*([.N349]-[.I349]); IF(AND([.F349]=&quot;Short&quot;; [.M349]=[.H349]); [.H349]*([.I349]-[.N349]); &quot;&quot;)); &quot;&quot;)">
            <text:p/>
          </table:table-cell>
          <table:table-cell table:formula="of:=IF(ISNUMBER([.Q349]); IF([.Q349]&gt;0; &quot;Win&quot;; &quot;Loss&quot;);&quot;&quot;)">
            <text:p/>
          </table:table-cell>
          <table:table-cell table:formula="of:=IF([.O349]=&quot;&quot;; &quot;&quot;; CONCATENATE(DATEDIF([.G349];[.O349];&quot;d&quot;); IF(DATEDIF([.G349];[.O34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49]); &quot;&quot;; IF([.$F349]=&quot;Long&quot;; ([.W349]-[.$I349])*[.$H349]/[.$K349]; ([.$I349]-[.W349])*[.$H349]/[.$K349])-[.$P349]); &quot;&quot;)">
            <text:p/>
          </table:table-cell>
          <table:table-cell table:style-name="Default"/>
          <table:table-cell table:style-name="ce205" table:formula="of:=IFERROR(IF(ISBLANK([.Y349]); &quot;&quot;; IF([.$F349]=&quot;Long&quot;; ([.Y349]-[.$I349])*[.$H349]/[.$K349]; ([.$I349]-[.Y349])*[.$H349]/[.$K349])-[.$P349]); &quot;&quot;)">
            <text:p/>
          </table:table-cell>
          <table:table-cell table:style-name="Default"/>
          <table:table-cell table:style-name="ce205" table:formula="of:=IFERROR(IF(ISBLANK([.AA349]); &quot;&quot;; IF([.$F349]=&quot;Long&quot;; ([.AA349]-[.$I349])*[.$H349]/[.$K349]; ([.$I349]-[.AA349])*[.$H349]/[.$K349])-[.$P349]); &quot;&quot;)">
            <text:p/>
          </table:table-cell>
          <table:table-cell/>
          <table:table-cell table:formula="of:=IF(ISBLANK([.O349]); &quot;&quot;; DAY([.O349]))">
            <text:p/>
          </table:table-cell>
          <table:table-cell table:formula="of:=IF(ISBLANK([.G349]); &quot;&quot;; WEEKDAY([.G349]; 2))">
            <text:p/>
          </table:table-cell>
          <table:table-cell table:formula="of:=IF(ISBLANK([.O349]); &quot;&quot;; WEEKDAY([.O349]; 2))">
            <text:p/>
          </table:table-cell>
          <table:table-cell table:formula="of:=IF(ISBLANK([.O349]); &quot;&quot;; WEEKNUM([.O349]))">
            <text:p/>
          </table:table-cell>
          <table:table-cell table:formula="of:=IF(ISBLANK([.O349]); &quot;&quot;; MONTH([.O349]))">
            <text:p/>
          </table:table-cell>
          <table:table-cell table:formula="of:=IF(OR(ISBLANK([.G349]); ISBLANK([.O349])); &quot;&quot;; IFERROR(DATEDIF([.G349];[.O349];&quot;d&quot;); &quot;&quot;))">
            <text:p/>
          </table:table-cell>
          <table:table-cell table:formula="of:=IFERROR([.AJ348]+[.P349]; &quot;&quot;)">
            <text:p/>
          </table:table-cell>
          <table:table-cell table:formula="of:=IFERROR([.AK348]+[.Q34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50]=&quot;Long&quot;; [.I350]-[Overview.$C$4]/[.H350]; IF([.F350]=&quot;Short&quot;; [.I350]+[Overview.$C$4]/[.H350]; &quot;&quot;)); &quot;&quot;)">
            <text:p/>
          </table:table-cell>
          <table:table-cell table:style-name="ce157" table:formula="of:=IFERROR(ABS([.J350]-[.I350])*[.H350]; &quot;&quot;)">
            <text:p/>
          </table:table-cell>
          <table:table-cell table:formula="of:=IFERROR(IF([.F350]=&quot;Long&quot;; [.I350]+[Overview.$C$4]/[.H350]*[Overview.$C$6]; IF([.F350]=&quot;Short&quot;; [.I350]-[Overview.$C$4]/[.H350]*[Overview.$C$6]; &quot;&quot;)); &quot;&quot;)">
            <text:p/>
          </table:table-cell>
          <table:table-cell table:number-columns-repeated="3"/>
          <table:table-cell table:formula="of:=IFERROR([.Q350]/[.K350]; &quot;&quot;)">
            <text:p/>
          </table:table-cell>
          <table:table-cell table:formula="of:=IFERROR(IF(AND([.F350]=&quot;Long&quot;; [.M350]=[.H350]); [.H350]*([.N350]-[.I350]); IF(AND([.F350]=&quot;Short&quot;; [.M350]=[.H350]); [.H350]*([.I350]-[.N350]); &quot;&quot;)); &quot;&quot;)">
            <text:p/>
          </table:table-cell>
          <table:table-cell table:formula="of:=IF(ISNUMBER([.Q350]); IF([.Q350]&gt;0; &quot;Win&quot;; &quot;Loss&quot;);&quot;&quot;)">
            <text:p/>
          </table:table-cell>
          <table:table-cell table:formula="of:=IF([.O350]=&quot;&quot;; &quot;&quot;; CONCATENATE(DATEDIF([.G350];[.O350];&quot;d&quot;); IF(DATEDIF([.G350];[.O35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50]); &quot;&quot;; IF([.$F350]=&quot;Long&quot;; ([.W350]-[.$I350])*[.$H350]/[.$K350]; ([.$I350]-[.W350])*[.$H350]/[.$K350])-[.$P350]); &quot;&quot;)">
            <text:p/>
          </table:table-cell>
          <table:table-cell table:style-name="Default"/>
          <table:table-cell table:style-name="ce205" table:formula="of:=IFERROR(IF(ISBLANK([.Y350]); &quot;&quot;; IF([.$F350]=&quot;Long&quot;; ([.Y350]-[.$I350])*[.$H350]/[.$K350]; ([.$I350]-[.Y350])*[.$H350]/[.$K350])-[.$P350]); &quot;&quot;)">
            <text:p/>
          </table:table-cell>
          <table:table-cell table:style-name="Default"/>
          <table:table-cell table:style-name="ce205" table:formula="of:=IFERROR(IF(ISBLANK([.AA350]); &quot;&quot;; IF([.$F350]=&quot;Long&quot;; ([.AA350]-[.$I350])*[.$H350]/[.$K350]; ([.$I350]-[.AA350])*[.$H350]/[.$K350])-[.$P350]); &quot;&quot;)">
            <text:p/>
          </table:table-cell>
          <table:table-cell/>
          <table:table-cell table:formula="of:=IF(ISBLANK([.O350]); &quot;&quot;; DAY([.O350]))">
            <text:p/>
          </table:table-cell>
          <table:table-cell table:formula="of:=IF(ISBLANK([.G350]); &quot;&quot;; WEEKDAY([.G350]; 2))">
            <text:p/>
          </table:table-cell>
          <table:table-cell table:formula="of:=IF(ISBLANK([.O350]); &quot;&quot;; WEEKDAY([.O350]; 2))">
            <text:p/>
          </table:table-cell>
          <table:table-cell table:formula="of:=IF(ISBLANK([.O350]); &quot;&quot;; WEEKNUM([.O350]))">
            <text:p/>
          </table:table-cell>
          <table:table-cell table:formula="of:=IF(ISBLANK([.O350]); &quot;&quot;; MONTH([.O350]))">
            <text:p/>
          </table:table-cell>
          <table:table-cell table:formula="of:=IF(OR(ISBLANK([.G350]); ISBLANK([.O350])); &quot;&quot;; IFERROR(DATEDIF([.G350];[.O350];&quot;d&quot;); &quot;&quot;))">
            <text:p/>
          </table:table-cell>
          <table:table-cell table:formula="of:=IFERROR([.AJ349]+[.P350]; &quot;&quot;)">
            <text:p/>
          </table:table-cell>
          <table:table-cell table:formula="of:=IFERROR([.AK349]+[.Q35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49" calcext:value-type="float">
            <text:p>34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51]=&quot;Long&quot;; [.I351]-[Overview.$C$4]/[.H351]; IF([.F351]=&quot;Short&quot;; [.I351]+[Overview.$C$4]/[.H351]; &quot;&quot;)); &quot;&quot;)">
            <text:p/>
          </table:table-cell>
          <table:table-cell table:style-name="ce157" table:formula="of:=IFERROR(ABS([.J351]-[.I351])*[.H351]; &quot;&quot;)">
            <text:p/>
          </table:table-cell>
          <table:table-cell table:formula="of:=IFERROR(IF([.F351]=&quot;Long&quot;; [.I351]+[Overview.$C$4]/[.H351]*[Overview.$C$6]; IF([.F351]=&quot;Short&quot;; [.I351]-[Overview.$C$4]/[.H351]*[Overview.$C$6]; &quot;&quot;)); &quot;&quot;)">
            <text:p/>
          </table:table-cell>
          <table:table-cell table:number-columns-repeated="3"/>
          <table:table-cell table:formula="of:=IFERROR([.Q351]/[.K351]; &quot;&quot;)">
            <text:p/>
          </table:table-cell>
          <table:table-cell table:formula="of:=IFERROR(IF(AND([.F351]=&quot;Long&quot;; [.M351]=[.H351]); [.H351]*([.N351]-[.I351]); IF(AND([.F351]=&quot;Short&quot;; [.M351]=[.H351]); [.H351]*([.I351]-[.N351]); &quot;&quot;)); &quot;&quot;)">
            <text:p/>
          </table:table-cell>
          <table:table-cell table:formula="of:=IF(ISNUMBER([.Q351]); IF([.Q351]&gt;0; &quot;Win&quot;; &quot;Loss&quot;);&quot;&quot;)">
            <text:p/>
          </table:table-cell>
          <table:table-cell table:formula="of:=IF([.O351]=&quot;&quot;; &quot;&quot;; CONCATENATE(DATEDIF([.G351];[.O351];&quot;d&quot;); IF(DATEDIF([.G351];[.O35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51]); &quot;&quot;; IF([.$F351]=&quot;Long&quot;; ([.W351]-[.$I351])*[.$H351]/[.$K351]; ([.$I351]-[.W351])*[.$H351]/[.$K351])-[.$P351]); &quot;&quot;)">
            <text:p/>
          </table:table-cell>
          <table:table-cell table:style-name="Default"/>
          <table:table-cell table:style-name="ce205" table:formula="of:=IFERROR(IF(ISBLANK([.Y351]); &quot;&quot;; IF([.$F351]=&quot;Long&quot;; ([.Y351]-[.$I351])*[.$H351]/[.$K351]; ([.$I351]-[.Y351])*[.$H351]/[.$K351])-[.$P351]); &quot;&quot;)">
            <text:p/>
          </table:table-cell>
          <table:table-cell table:style-name="Default"/>
          <table:table-cell table:style-name="ce205" table:formula="of:=IFERROR(IF(ISBLANK([.AA351]); &quot;&quot;; IF([.$F351]=&quot;Long&quot;; ([.AA351]-[.$I351])*[.$H351]/[.$K351]; ([.$I351]-[.AA351])*[.$H351]/[.$K351])-[.$P351]); &quot;&quot;)">
            <text:p/>
          </table:table-cell>
          <table:table-cell/>
          <table:table-cell table:formula="of:=IF(ISBLANK([.O351]); &quot;&quot;; DAY([.O351]))">
            <text:p/>
          </table:table-cell>
          <table:table-cell table:formula="of:=IF(ISBLANK([.G351]); &quot;&quot;; WEEKDAY([.G351]; 2))">
            <text:p/>
          </table:table-cell>
          <table:table-cell table:formula="of:=IF(ISBLANK([.O351]); &quot;&quot;; WEEKDAY([.O351]; 2))">
            <text:p/>
          </table:table-cell>
          <table:table-cell table:formula="of:=IF(ISBLANK([.O351]); &quot;&quot;; WEEKNUM([.O351]))">
            <text:p/>
          </table:table-cell>
          <table:table-cell table:formula="of:=IF(ISBLANK([.O351]); &quot;&quot;; MONTH([.O351]))">
            <text:p/>
          </table:table-cell>
          <table:table-cell table:formula="of:=IF(OR(ISBLANK([.G351]); ISBLANK([.O351])); &quot;&quot;; IFERROR(DATEDIF([.G351];[.O351];&quot;d&quot;); &quot;&quot;))">
            <text:p/>
          </table:table-cell>
          <table:table-cell table:formula="of:=IFERROR([.AJ350]+[.P351]; &quot;&quot;)">
            <text:p/>
          </table:table-cell>
          <table:table-cell table:formula="of:=IFERROR([.AK350]+[.Q35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52]=&quot;Long&quot;; [.I352]-[Overview.$C$4]/[.H352]; IF([.F352]=&quot;Short&quot;; [.I352]+[Overview.$C$4]/[.H352]; &quot;&quot;)); &quot;&quot;)">
            <text:p/>
          </table:table-cell>
          <table:table-cell table:style-name="ce157" table:formula="of:=IFERROR(ABS([.J352]-[.I352])*[.H352]; &quot;&quot;)">
            <text:p/>
          </table:table-cell>
          <table:table-cell table:formula="of:=IFERROR(IF([.F352]=&quot;Long&quot;; [.I352]+[Overview.$C$4]/[.H352]*[Overview.$C$6]; IF([.F352]=&quot;Short&quot;; [.I352]-[Overview.$C$4]/[.H352]*[Overview.$C$6]; &quot;&quot;)); &quot;&quot;)">
            <text:p/>
          </table:table-cell>
          <table:table-cell table:number-columns-repeated="3"/>
          <table:table-cell table:formula="of:=IFERROR([.Q352]/[.K352]; &quot;&quot;)">
            <text:p/>
          </table:table-cell>
          <table:table-cell table:formula="of:=IFERROR(IF(AND([.F352]=&quot;Long&quot;; [.M352]=[.H352]); [.H352]*([.N352]-[.I352]); IF(AND([.F352]=&quot;Short&quot;; [.M352]=[.H352]); [.H352]*([.I352]-[.N352]); &quot;&quot;)); &quot;&quot;)">
            <text:p/>
          </table:table-cell>
          <table:table-cell table:formula="of:=IF(ISNUMBER([.Q352]); IF([.Q352]&gt;0; &quot;Win&quot;; &quot;Loss&quot;);&quot;&quot;)">
            <text:p/>
          </table:table-cell>
          <table:table-cell table:formula="of:=IF([.O352]=&quot;&quot;; &quot;&quot;; CONCATENATE(DATEDIF([.G352];[.O352];&quot;d&quot;); IF(DATEDIF([.G352];[.O35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52]); &quot;&quot;; IF([.$F352]=&quot;Long&quot;; ([.W352]-[.$I352])*[.$H352]/[.$K352]; ([.$I352]-[.W352])*[.$H352]/[.$K352])-[.$P352]); &quot;&quot;)">
            <text:p/>
          </table:table-cell>
          <table:table-cell table:style-name="Default"/>
          <table:table-cell table:style-name="ce205" table:formula="of:=IFERROR(IF(ISBLANK([.Y352]); &quot;&quot;; IF([.$F352]=&quot;Long&quot;; ([.Y352]-[.$I352])*[.$H352]/[.$K352]; ([.$I352]-[.Y352])*[.$H352]/[.$K352])-[.$P352]); &quot;&quot;)">
            <text:p/>
          </table:table-cell>
          <table:table-cell table:style-name="Default"/>
          <table:table-cell table:style-name="ce205" table:formula="of:=IFERROR(IF(ISBLANK([.AA352]); &quot;&quot;; IF([.$F352]=&quot;Long&quot;; ([.AA352]-[.$I352])*[.$H352]/[.$K352]; ([.$I352]-[.AA352])*[.$H352]/[.$K352])-[.$P352]); &quot;&quot;)">
            <text:p/>
          </table:table-cell>
          <table:table-cell/>
          <table:table-cell table:formula="of:=IF(ISBLANK([.O352]); &quot;&quot;; DAY([.O352]))">
            <text:p/>
          </table:table-cell>
          <table:table-cell table:formula="of:=IF(ISBLANK([.G352]); &quot;&quot;; WEEKDAY([.G352]; 2))">
            <text:p/>
          </table:table-cell>
          <table:table-cell table:formula="of:=IF(ISBLANK([.O352]); &quot;&quot;; WEEKDAY([.O352]; 2))">
            <text:p/>
          </table:table-cell>
          <table:table-cell table:formula="of:=IF(ISBLANK([.O352]); &quot;&quot;; WEEKNUM([.O352]))">
            <text:p/>
          </table:table-cell>
          <table:table-cell table:formula="of:=IF(ISBLANK([.O352]); &quot;&quot;; MONTH([.O352]))">
            <text:p/>
          </table:table-cell>
          <table:table-cell table:formula="of:=IF(OR(ISBLANK([.G352]); ISBLANK([.O352])); &quot;&quot;; IFERROR(DATEDIF([.G352];[.O352];&quot;d&quot;); &quot;&quot;))">
            <text:p/>
          </table:table-cell>
          <table:table-cell table:formula="of:=IFERROR([.AJ351]+[.P352]; &quot;&quot;)">
            <text:p/>
          </table:table-cell>
          <table:table-cell table:formula="of:=IFERROR([.AK351]+[.Q35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53]=&quot;Long&quot;; [.I353]-[Overview.$C$4]/[.H353]; IF([.F353]=&quot;Short&quot;; [.I353]+[Overview.$C$4]/[.H353]; &quot;&quot;)); &quot;&quot;)">
            <text:p/>
          </table:table-cell>
          <table:table-cell table:style-name="ce157" table:formula="of:=IFERROR(ABS([.J353]-[.I353])*[.H353]; &quot;&quot;)">
            <text:p/>
          </table:table-cell>
          <table:table-cell table:formula="of:=IFERROR(IF([.F353]=&quot;Long&quot;; [.I353]+[Overview.$C$4]/[.H353]*[Overview.$C$6]; IF([.F353]=&quot;Short&quot;; [.I353]-[Overview.$C$4]/[.H353]*[Overview.$C$6]; &quot;&quot;)); &quot;&quot;)">
            <text:p/>
          </table:table-cell>
          <table:table-cell table:number-columns-repeated="3"/>
          <table:table-cell table:formula="of:=IFERROR([.Q353]/[.K353]; &quot;&quot;)">
            <text:p/>
          </table:table-cell>
          <table:table-cell table:formula="of:=IFERROR(IF(AND([.F353]=&quot;Long&quot;; [.M353]=[.H353]); [.H353]*([.N353]-[.I353]); IF(AND([.F353]=&quot;Short&quot;; [.M353]=[.H353]); [.H353]*([.I353]-[.N353]); &quot;&quot;)); &quot;&quot;)">
            <text:p/>
          </table:table-cell>
          <table:table-cell table:formula="of:=IF(ISNUMBER([.Q353]); IF([.Q353]&gt;0; &quot;Win&quot;; &quot;Loss&quot;);&quot;&quot;)">
            <text:p/>
          </table:table-cell>
          <table:table-cell table:formula="of:=IF([.O353]=&quot;&quot;; &quot;&quot;; CONCATENATE(DATEDIF([.G353];[.O353];&quot;d&quot;); IF(DATEDIF([.G353];[.O35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53]); &quot;&quot;; IF([.$F353]=&quot;Long&quot;; ([.W353]-[.$I353])*[.$H353]/[.$K353]; ([.$I353]-[.W353])*[.$H353]/[.$K353])-[.$P353]); &quot;&quot;)">
            <text:p/>
          </table:table-cell>
          <table:table-cell table:style-name="Default"/>
          <table:table-cell table:style-name="ce205" table:formula="of:=IFERROR(IF(ISBLANK([.Y353]); &quot;&quot;; IF([.$F353]=&quot;Long&quot;; ([.Y353]-[.$I353])*[.$H353]/[.$K353]; ([.$I353]-[.Y353])*[.$H353]/[.$K353])-[.$P353]); &quot;&quot;)">
            <text:p/>
          </table:table-cell>
          <table:table-cell table:style-name="Default"/>
          <table:table-cell table:style-name="ce205" table:formula="of:=IFERROR(IF(ISBLANK([.AA353]); &quot;&quot;; IF([.$F353]=&quot;Long&quot;; ([.AA353]-[.$I353])*[.$H353]/[.$K353]; ([.$I353]-[.AA353])*[.$H353]/[.$K353])-[.$P353]); &quot;&quot;)">
            <text:p/>
          </table:table-cell>
          <table:table-cell/>
          <table:table-cell table:formula="of:=IF(ISBLANK([.O353]); &quot;&quot;; DAY([.O353]))">
            <text:p/>
          </table:table-cell>
          <table:table-cell table:formula="of:=IF(ISBLANK([.G353]); &quot;&quot;; WEEKDAY([.G353]; 2))">
            <text:p/>
          </table:table-cell>
          <table:table-cell table:formula="of:=IF(ISBLANK([.O353]); &quot;&quot;; WEEKDAY([.O353]; 2))">
            <text:p/>
          </table:table-cell>
          <table:table-cell table:formula="of:=IF(ISBLANK([.O353]); &quot;&quot;; WEEKNUM([.O353]))">
            <text:p/>
          </table:table-cell>
          <table:table-cell table:formula="of:=IF(ISBLANK([.O353]); &quot;&quot;; MONTH([.O353]))">
            <text:p/>
          </table:table-cell>
          <table:table-cell table:formula="of:=IF(OR(ISBLANK([.G353]); ISBLANK([.O353])); &quot;&quot;; IFERROR(DATEDIF([.G353];[.O353];&quot;d&quot;); &quot;&quot;))">
            <text:p/>
          </table:table-cell>
          <table:table-cell table:formula="of:=IFERROR([.AJ352]+[.P353]; &quot;&quot;)">
            <text:p/>
          </table:table-cell>
          <table:table-cell table:formula="of:=IFERROR([.AK352]+[.Q35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54]=&quot;Long&quot;; [.I354]-[Overview.$C$4]/[.H354]; IF([.F354]=&quot;Short&quot;; [.I354]+[Overview.$C$4]/[.H354]; &quot;&quot;)); &quot;&quot;)">
            <text:p/>
          </table:table-cell>
          <table:table-cell table:style-name="ce157" table:formula="of:=IFERROR(ABS([.J354]-[.I354])*[.H354]; &quot;&quot;)">
            <text:p/>
          </table:table-cell>
          <table:table-cell table:formula="of:=IFERROR(IF([.F354]=&quot;Long&quot;; [.I354]+[Overview.$C$4]/[.H354]*[Overview.$C$6]; IF([.F354]=&quot;Short&quot;; [.I354]-[Overview.$C$4]/[.H354]*[Overview.$C$6]; &quot;&quot;)); &quot;&quot;)">
            <text:p/>
          </table:table-cell>
          <table:table-cell table:number-columns-repeated="3"/>
          <table:table-cell table:formula="of:=IFERROR([.Q354]/[.K354]; &quot;&quot;)">
            <text:p/>
          </table:table-cell>
          <table:table-cell table:formula="of:=IFERROR(IF(AND([.F354]=&quot;Long&quot;; [.M354]=[.H354]); [.H354]*([.N354]-[.I354]); IF(AND([.F354]=&quot;Short&quot;; [.M354]=[.H354]); [.H354]*([.I354]-[.N354]); &quot;&quot;)); &quot;&quot;)">
            <text:p/>
          </table:table-cell>
          <table:table-cell table:formula="of:=IF(ISNUMBER([.Q354]); IF([.Q354]&gt;0; &quot;Win&quot;; &quot;Loss&quot;);&quot;&quot;)">
            <text:p/>
          </table:table-cell>
          <table:table-cell table:formula="of:=IF([.O354]=&quot;&quot;; &quot;&quot;; CONCATENATE(DATEDIF([.G354];[.O354];&quot;d&quot;); IF(DATEDIF([.G354];[.O35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54]); &quot;&quot;; IF([.$F354]=&quot;Long&quot;; ([.W354]-[.$I354])*[.$H354]/[.$K354]; ([.$I354]-[.W354])*[.$H354]/[.$K354])-[.$P354]); &quot;&quot;)">
            <text:p/>
          </table:table-cell>
          <table:table-cell table:style-name="Default"/>
          <table:table-cell table:style-name="ce205" table:formula="of:=IFERROR(IF(ISBLANK([.Y354]); &quot;&quot;; IF([.$F354]=&quot;Long&quot;; ([.Y354]-[.$I354])*[.$H354]/[.$K354]; ([.$I354]-[.Y354])*[.$H354]/[.$K354])-[.$P354]); &quot;&quot;)">
            <text:p/>
          </table:table-cell>
          <table:table-cell table:style-name="Default"/>
          <table:table-cell table:style-name="ce205" table:formula="of:=IFERROR(IF(ISBLANK([.AA354]); &quot;&quot;; IF([.$F354]=&quot;Long&quot;; ([.AA354]-[.$I354])*[.$H354]/[.$K354]; ([.$I354]-[.AA354])*[.$H354]/[.$K354])-[.$P354]); &quot;&quot;)">
            <text:p/>
          </table:table-cell>
          <table:table-cell/>
          <table:table-cell table:formula="of:=IF(ISBLANK([.O354]); &quot;&quot;; DAY([.O354]))">
            <text:p/>
          </table:table-cell>
          <table:table-cell table:formula="of:=IF(ISBLANK([.G354]); &quot;&quot;; WEEKDAY([.G354]; 2))">
            <text:p/>
          </table:table-cell>
          <table:table-cell table:formula="of:=IF(ISBLANK([.O354]); &quot;&quot;; WEEKDAY([.O354]; 2))">
            <text:p/>
          </table:table-cell>
          <table:table-cell table:formula="of:=IF(ISBLANK([.O354]); &quot;&quot;; WEEKNUM([.O354]))">
            <text:p/>
          </table:table-cell>
          <table:table-cell table:formula="of:=IF(ISBLANK([.O354]); &quot;&quot;; MONTH([.O354]))">
            <text:p/>
          </table:table-cell>
          <table:table-cell table:formula="of:=IF(OR(ISBLANK([.G354]); ISBLANK([.O354])); &quot;&quot;; IFERROR(DATEDIF([.G354];[.O354];&quot;d&quot;); &quot;&quot;))">
            <text:p/>
          </table:table-cell>
          <table:table-cell table:formula="of:=IFERROR([.AJ353]+[.P354]; &quot;&quot;)">
            <text:p/>
          </table:table-cell>
          <table:table-cell table:formula="of:=IFERROR([.AK353]+[.Q35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53" calcext:value-type="float">
            <text:p>35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55]=&quot;Long&quot;; [.I355]-[Overview.$C$4]/[.H355]; IF([.F355]=&quot;Short&quot;; [.I355]+[Overview.$C$4]/[.H355]; &quot;&quot;)); &quot;&quot;)">
            <text:p/>
          </table:table-cell>
          <table:table-cell table:style-name="ce157" table:formula="of:=IFERROR(ABS([.J355]-[.I355])*[.H355]; &quot;&quot;)">
            <text:p/>
          </table:table-cell>
          <table:table-cell table:formula="of:=IFERROR(IF([.F355]=&quot;Long&quot;; [.I355]+[Overview.$C$4]/[.H355]*[Overview.$C$6]; IF([.F355]=&quot;Short&quot;; [.I355]-[Overview.$C$4]/[.H355]*[Overview.$C$6]; &quot;&quot;)); &quot;&quot;)">
            <text:p/>
          </table:table-cell>
          <table:table-cell table:number-columns-repeated="3"/>
          <table:table-cell table:formula="of:=IFERROR([.Q355]/[.K355]; &quot;&quot;)">
            <text:p/>
          </table:table-cell>
          <table:table-cell table:formula="of:=IFERROR(IF(AND([.F355]=&quot;Long&quot;; [.M355]=[.H355]); [.H355]*([.N355]-[.I355]); IF(AND([.F355]=&quot;Short&quot;; [.M355]=[.H355]); [.H355]*([.I355]-[.N355]); &quot;&quot;)); &quot;&quot;)">
            <text:p/>
          </table:table-cell>
          <table:table-cell table:formula="of:=IF(ISNUMBER([.Q355]); IF([.Q355]&gt;0; &quot;Win&quot;; &quot;Loss&quot;);&quot;&quot;)">
            <text:p/>
          </table:table-cell>
          <table:table-cell table:formula="of:=IF([.O355]=&quot;&quot;; &quot;&quot;; CONCATENATE(DATEDIF([.G355];[.O355];&quot;d&quot;); IF(DATEDIF([.G355];[.O35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55]); &quot;&quot;; IF([.$F355]=&quot;Long&quot;; ([.W355]-[.$I355])*[.$H355]/[.$K355]; ([.$I355]-[.W355])*[.$H355]/[.$K355])-[.$P355]); &quot;&quot;)">
            <text:p/>
          </table:table-cell>
          <table:table-cell table:style-name="Default"/>
          <table:table-cell table:style-name="ce205" table:formula="of:=IFERROR(IF(ISBLANK([.Y355]); &quot;&quot;; IF([.$F355]=&quot;Long&quot;; ([.Y355]-[.$I355])*[.$H355]/[.$K355]; ([.$I355]-[.Y355])*[.$H355]/[.$K355])-[.$P355]); &quot;&quot;)">
            <text:p/>
          </table:table-cell>
          <table:table-cell table:style-name="Default"/>
          <table:table-cell table:style-name="ce205" table:formula="of:=IFERROR(IF(ISBLANK([.AA355]); &quot;&quot;; IF([.$F355]=&quot;Long&quot;; ([.AA355]-[.$I355])*[.$H355]/[.$K355]; ([.$I355]-[.AA355])*[.$H355]/[.$K355])-[.$P355]); &quot;&quot;)">
            <text:p/>
          </table:table-cell>
          <table:table-cell/>
          <table:table-cell table:formula="of:=IF(ISBLANK([.O355]); &quot;&quot;; DAY([.O355]))">
            <text:p/>
          </table:table-cell>
          <table:table-cell table:formula="of:=IF(ISBLANK([.G355]); &quot;&quot;; WEEKDAY([.G355]; 2))">
            <text:p/>
          </table:table-cell>
          <table:table-cell table:formula="of:=IF(ISBLANK([.O355]); &quot;&quot;; WEEKDAY([.O355]; 2))">
            <text:p/>
          </table:table-cell>
          <table:table-cell table:formula="of:=IF(ISBLANK([.O355]); &quot;&quot;; WEEKNUM([.O355]))">
            <text:p/>
          </table:table-cell>
          <table:table-cell table:formula="of:=IF(ISBLANK([.O355]); &quot;&quot;; MONTH([.O355]))">
            <text:p/>
          </table:table-cell>
          <table:table-cell table:formula="of:=IF(OR(ISBLANK([.G355]); ISBLANK([.O355])); &quot;&quot;; IFERROR(DATEDIF([.G355];[.O355];&quot;d&quot;); &quot;&quot;))">
            <text:p/>
          </table:table-cell>
          <table:table-cell table:formula="of:=IFERROR([.AJ354]+[.P355]; &quot;&quot;)">
            <text:p/>
          </table:table-cell>
          <table:table-cell table:formula="of:=IFERROR([.AK354]+[.Q35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56]=&quot;Long&quot;; [.I356]-[Overview.$C$4]/[.H356]; IF([.F356]=&quot;Short&quot;; [.I356]+[Overview.$C$4]/[.H356]; &quot;&quot;)); &quot;&quot;)">
            <text:p/>
          </table:table-cell>
          <table:table-cell table:style-name="ce157" table:formula="of:=IFERROR(ABS([.J356]-[.I356])*[.H356]; &quot;&quot;)">
            <text:p/>
          </table:table-cell>
          <table:table-cell table:formula="of:=IFERROR(IF([.F356]=&quot;Long&quot;; [.I356]+[Overview.$C$4]/[.H356]*[Overview.$C$6]; IF([.F356]=&quot;Short&quot;; [.I356]-[Overview.$C$4]/[.H356]*[Overview.$C$6]; &quot;&quot;)); &quot;&quot;)">
            <text:p/>
          </table:table-cell>
          <table:table-cell table:number-columns-repeated="3"/>
          <table:table-cell table:formula="of:=IFERROR([.Q356]/[.K356]; &quot;&quot;)">
            <text:p/>
          </table:table-cell>
          <table:table-cell table:formula="of:=IFERROR(IF(AND([.F356]=&quot;Long&quot;; [.M356]=[.H356]); [.H356]*([.N356]-[.I356]); IF(AND([.F356]=&quot;Short&quot;; [.M356]=[.H356]); [.H356]*([.I356]-[.N356]); &quot;&quot;)); &quot;&quot;)">
            <text:p/>
          </table:table-cell>
          <table:table-cell table:formula="of:=IF(ISNUMBER([.Q356]); IF([.Q356]&gt;0; &quot;Win&quot;; &quot;Loss&quot;);&quot;&quot;)">
            <text:p/>
          </table:table-cell>
          <table:table-cell table:formula="of:=IF([.O356]=&quot;&quot;; &quot;&quot;; CONCATENATE(DATEDIF([.G356];[.O356];&quot;d&quot;); IF(DATEDIF([.G356];[.O35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56]); &quot;&quot;; IF([.$F356]=&quot;Long&quot;; ([.W356]-[.$I356])*[.$H356]/[.$K356]; ([.$I356]-[.W356])*[.$H356]/[.$K356])-[.$P356]); &quot;&quot;)">
            <text:p/>
          </table:table-cell>
          <table:table-cell table:style-name="Default"/>
          <table:table-cell table:style-name="ce205" table:formula="of:=IFERROR(IF(ISBLANK([.Y356]); &quot;&quot;; IF([.$F356]=&quot;Long&quot;; ([.Y356]-[.$I356])*[.$H356]/[.$K356]; ([.$I356]-[.Y356])*[.$H356]/[.$K356])-[.$P356]); &quot;&quot;)">
            <text:p/>
          </table:table-cell>
          <table:table-cell table:style-name="Default"/>
          <table:table-cell table:style-name="ce205" table:formula="of:=IFERROR(IF(ISBLANK([.AA356]); &quot;&quot;; IF([.$F356]=&quot;Long&quot;; ([.AA356]-[.$I356])*[.$H356]/[.$K356]; ([.$I356]-[.AA356])*[.$H356]/[.$K356])-[.$P356]); &quot;&quot;)">
            <text:p/>
          </table:table-cell>
          <table:table-cell/>
          <table:table-cell table:formula="of:=IF(ISBLANK([.O356]); &quot;&quot;; DAY([.O356]))">
            <text:p/>
          </table:table-cell>
          <table:table-cell table:formula="of:=IF(ISBLANK([.G356]); &quot;&quot;; WEEKDAY([.G356]; 2))">
            <text:p/>
          </table:table-cell>
          <table:table-cell table:formula="of:=IF(ISBLANK([.O356]); &quot;&quot;; WEEKDAY([.O356]; 2))">
            <text:p/>
          </table:table-cell>
          <table:table-cell table:formula="of:=IF(ISBLANK([.O356]); &quot;&quot;; WEEKNUM([.O356]))">
            <text:p/>
          </table:table-cell>
          <table:table-cell table:formula="of:=IF(ISBLANK([.O356]); &quot;&quot;; MONTH([.O356]))">
            <text:p/>
          </table:table-cell>
          <table:table-cell table:formula="of:=IF(OR(ISBLANK([.G356]); ISBLANK([.O356])); &quot;&quot;; IFERROR(DATEDIF([.G356];[.O356];&quot;d&quot;); &quot;&quot;))">
            <text:p/>
          </table:table-cell>
          <table:table-cell table:formula="of:=IFERROR([.AJ355]+[.P356]; &quot;&quot;)">
            <text:p/>
          </table:table-cell>
          <table:table-cell table:formula="of:=IFERROR([.AK355]+[.Q35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55" calcext:value-type="float">
            <text:p>35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57]=&quot;Long&quot;; [.I357]-[Overview.$C$4]/[.H357]; IF([.F357]=&quot;Short&quot;; [.I357]+[Overview.$C$4]/[.H357]; &quot;&quot;)); &quot;&quot;)">
            <text:p/>
          </table:table-cell>
          <table:table-cell table:style-name="ce157" table:formula="of:=IFERROR(ABS([.J357]-[.I357])*[.H357]; &quot;&quot;)">
            <text:p/>
          </table:table-cell>
          <table:table-cell table:formula="of:=IFERROR(IF([.F357]=&quot;Long&quot;; [.I357]+[Overview.$C$4]/[.H357]*[Overview.$C$6]; IF([.F357]=&quot;Short&quot;; [.I357]-[Overview.$C$4]/[.H357]*[Overview.$C$6]; &quot;&quot;)); &quot;&quot;)">
            <text:p/>
          </table:table-cell>
          <table:table-cell table:number-columns-repeated="3"/>
          <table:table-cell table:formula="of:=IFERROR([.Q357]/[.K357]; &quot;&quot;)">
            <text:p/>
          </table:table-cell>
          <table:table-cell table:formula="of:=IFERROR(IF(AND([.F357]=&quot;Long&quot;; [.M357]=[.H357]); [.H357]*([.N357]-[.I357]); IF(AND([.F357]=&quot;Short&quot;; [.M357]=[.H357]); [.H357]*([.I357]-[.N357]); &quot;&quot;)); &quot;&quot;)">
            <text:p/>
          </table:table-cell>
          <table:table-cell table:formula="of:=IF(ISNUMBER([.Q357]); IF([.Q357]&gt;0; &quot;Win&quot;; &quot;Loss&quot;);&quot;&quot;)">
            <text:p/>
          </table:table-cell>
          <table:table-cell table:formula="of:=IF([.O357]=&quot;&quot;; &quot;&quot;; CONCATENATE(DATEDIF([.G357];[.O357];&quot;d&quot;); IF(DATEDIF([.G357];[.O35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57]); &quot;&quot;; IF([.$F357]=&quot;Long&quot;; ([.W357]-[.$I357])*[.$H357]/[.$K357]; ([.$I357]-[.W357])*[.$H357]/[.$K357])-[.$P357]); &quot;&quot;)">
            <text:p/>
          </table:table-cell>
          <table:table-cell table:style-name="Default"/>
          <table:table-cell table:style-name="ce205" table:formula="of:=IFERROR(IF(ISBLANK([.Y357]); &quot;&quot;; IF([.$F357]=&quot;Long&quot;; ([.Y357]-[.$I357])*[.$H357]/[.$K357]; ([.$I357]-[.Y357])*[.$H357]/[.$K357])-[.$P357]); &quot;&quot;)">
            <text:p/>
          </table:table-cell>
          <table:table-cell table:style-name="Default"/>
          <table:table-cell table:style-name="ce205" table:formula="of:=IFERROR(IF(ISBLANK([.AA357]); &quot;&quot;; IF([.$F357]=&quot;Long&quot;; ([.AA357]-[.$I357])*[.$H357]/[.$K357]; ([.$I357]-[.AA357])*[.$H357]/[.$K357])-[.$P357]); &quot;&quot;)">
            <text:p/>
          </table:table-cell>
          <table:table-cell/>
          <table:table-cell table:formula="of:=IF(ISBLANK([.O357]); &quot;&quot;; DAY([.O357]))">
            <text:p/>
          </table:table-cell>
          <table:table-cell table:formula="of:=IF(ISBLANK([.G357]); &quot;&quot;; WEEKDAY([.G357]; 2))">
            <text:p/>
          </table:table-cell>
          <table:table-cell table:formula="of:=IF(ISBLANK([.O357]); &quot;&quot;; WEEKDAY([.O357]; 2))">
            <text:p/>
          </table:table-cell>
          <table:table-cell table:formula="of:=IF(ISBLANK([.O357]); &quot;&quot;; WEEKNUM([.O357]))">
            <text:p/>
          </table:table-cell>
          <table:table-cell table:formula="of:=IF(ISBLANK([.O357]); &quot;&quot;; MONTH([.O357]))">
            <text:p/>
          </table:table-cell>
          <table:table-cell table:formula="of:=IF(OR(ISBLANK([.G357]); ISBLANK([.O357])); &quot;&quot;; IFERROR(DATEDIF([.G357];[.O357];&quot;d&quot;); &quot;&quot;))">
            <text:p/>
          </table:table-cell>
          <table:table-cell table:formula="of:=IFERROR([.AJ356]+[.P357]; &quot;&quot;)">
            <text:p/>
          </table:table-cell>
          <table:table-cell table:formula="of:=IFERROR([.AK356]+[.Q35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58]=&quot;Long&quot;; [.I358]-[Overview.$C$4]/[.H358]; IF([.F358]=&quot;Short&quot;; [.I358]+[Overview.$C$4]/[.H358]; &quot;&quot;)); &quot;&quot;)">
            <text:p/>
          </table:table-cell>
          <table:table-cell table:style-name="ce157" table:formula="of:=IFERROR(ABS([.J358]-[.I358])*[.H358]; &quot;&quot;)">
            <text:p/>
          </table:table-cell>
          <table:table-cell table:formula="of:=IFERROR(IF([.F358]=&quot;Long&quot;; [.I358]+[Overview.$C$4]/[.H358]*[Overview.$C$6]; IF([.F358]=&quot;Short&quot;; [.I358]-[Overview.$C$4]/[.H358]*[Overview.$C$6]; &quot;&quot;)); &quot;&quot;)">
            <text:p/>
          </table:table-cell>
          <table:table-cell table:number-columns-repeated="3"/>
          <table:table-cell table:formula="of:=IFERROR([.Q358]/[.K358]; &quot;&quot;)">
            <text:p/>
          </table:table-cell>
          <table:table-cell table:formula="of:=IFERROR(IF(AND([.F358]=&quot;Long&quot;; [.M358]=[.H358]); [.H358]*([.N358]-[.I358]); IF(AND([.F358]=&quot;Short&quot;; [.M358]=[.H358]); [.H358]*([.I358]-[.N358]); &quot;&quot;)); &quot;&quot;)">
            <text:p/>
          </table:table-cell>
          <table:table-cell table:formula="of:=IF(ISNUMBER([.Q358]); IF([.Q358]&gt;0; &quot;Win&quot;; &quot;Loss&quot;);&quot;&quot;)">
            <text:p/>
          </table:table-cell>
          <table:table-cell table:formula="of:=IF([.O358]=&quot;&quot;; &quot;&quot;; CONCATENATE(DATEDIF([.G358];[.O358];&quot;d&quot;); IF(DATEDIF([.G358];[.O35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58]); &quot;&quot;; IF([.$F358]=&quot;Long&quot;; ([.W358]-[.$I358])*[.$H358]/[.$K358]; ([.$I358]-[.W358])*[.$H358]/[.$K358])-[.$P358]); &quot;&quot;)">
            <text:p/>
          </table:table-cell>
          <table:table-cell table:style-name="Default"/>
          <table:table-cell table:style-name="ce205" table:formula="of:=IFERROR(IF(ISBLANK([.Y358]); &quot;&quot;; IF([.$F358]=&quot;Long&quot;; ([.Y358]-[.$I358])*[.$H358]/[.$K358]; ([.$I358]-[.Y358])*[.$H358]/[.$K358])-[.$P358]); &quot;&quot;)">
            <text:p/>
          </table:table-cell>
          <table:table-cell table:style-name="Default"/>
          <table:table-cell table:style-name="ce205" table:formula="of:=IFERROR(IF(ISBLANK([.AA358]); &quot;&quot;; IF([.$F358]=&quot;Long&quot;; ([.AA358]-[.$I358])*[.$H358]/[.$K358]; ([.$I358]-[.AA358])*[.$H358]/[.$K358])-[.$P358]); &quot;&quot;)">
            <text:p/>
          </table:table-cell>
          <table:table-cell/>
          <table:table-cell table:formula="of:=IF(ISBLANK([.O358]); &quot;&quot;; DAY([.O358]))">
            <text:p/>
          </table:table-cell>
          <table:table-cell table:formula="of:=IF(ISBLANK([.G358]); &quot;&quot;; WEEKDAY([.G358]; 2))">
            <text:p/>
          </table:table-cell>
          <table:table-cell table:formula="of:=IF(ISBLANK([.O358]); &quot;&quot;; WEEKDAY([.O358]; 2))">
            <text:p/>
          </table:table-cell>
          <table:table-cell table:formula="of:=IF(ISBLANK([.O358]); &quot;&quot;; WEEKNUM([.O358]))">
            <text:p/>
          </table:table-cell>
          <table:table-cell table:formula="of:=IF(ISBLANK([.O358]); &quot;&quot;; MONTH([.O358]))">
            <text:p/>
          </table:table-cell>
          <table:table-cell table:formula="of:=IF(OR(ISBLANK([.G358]); ISBLANK([.O358])); &quot;&quot;; IFERROR(DATEDIF([.G358];[.O358];&quot;d&quot;); &quot;&quot;))">
            <text:p/>
          </table:table-cell>
          <table:table-cell table:formula="of:=IFERROR([.AJ357]+[.P358]; &quot;&quot;)">
            <text:p/>
          </table:table-cell>
          <table:table-cell table:formula="of:=IFERROR([.AK357]+[.Q35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59]=&quot;Long&quot;; [.I359]-[Overview.$C$4]/[.H359]; IF([.F359]=&quot;Short&quot;; [.I359]+[Overview.$C$4]/[.H359]; &quot;&quot;)); &quot;&quot;)">
            <text:p/>
          </table:table-cell>
          <table:table-cell table:style-name="ce157" table:formula="of:=IFERROR(ABS([.J359]-[.I359])*[.H359]; &quot;&quot;)">
            <text:p/>
          </table:table-cell>
          <table:table-cell table:formula="of:=IFERROR(IF([.F359]=&quot;Long&quot;; [.I359]+[Overview.$C$4]/[.H359]*[Overview.$C$6]; IF([.F359]=&quot;Short&quot;; [.I359]-[Overview.$C$4]/[.H359]*[Overview.$C$6]; &quot;&quot;)); &quot;&quot;)">
            <text:p/>
          </table:table-cell>
          <table:table-cell table:number-columns-repeated="3"/>
          <table:table-cell table:formula="of:=IFERROR([.Q359]/[.K359]; &quot;&quot;)">
            <text:p/>
          </table:table-cell>
          <table:table-cell table:formula="of:=IFERROR(IF(AND([.F359]=&quot;Long&quot;; [.M359]=[.H359]); [.H359]*([.N359]-[.I359]); IF(AND([.F359]=&quot;Short&quot;; [.M359]=[.H359]); [.H359]*([.I359]-[.N359]); &quot;&quot;)); &quot;&quot;)">
            <text:p/>
          </table:table-cell>
          <table:table-cell table:formula="of:=IF(ISNUMBER([.Q359]); IF([.Q359]&gt;0; &quot;Win&quot;; &quot;Loss&quot;);&quot;&quot;)">
            <text:p/>
          </table:table-cell>
          <table:table-cell table:formula="of:=IF([.O359]=&quot;&quot;; &quot;&quot;; CONCATENATE(DATEDIF([.G359];[.O359];&quot;d&quot;); IF(DATEDIF([.G359];[.O35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59]); &quot;&quot;; IF([.$F359]=&quot;Long&quot;; ([.W359]-[.$I359])*[.$H359]/[.$K359]; ([.$I359]-[.W359])*[.$H359]/[.$K359])-[.$P359]); &quot;&quot;)">
            <text:p/>
          </table:table-cell>
          <table:table-cell table:style-name="Default"/>
          <table:table-cell table:style-name="ce205" table:formula="of:=IFERROR(IF(ISBLANK([.Y359]); &quot;&quot;; IF([.$F359]=&quot;Long&quot;; ([.Y359]-[.$I359])*[.$H359]/[.$K359]; ([.$I359]-[.Y359])*[.$H359]/[.$K359])-[.$P359]); &quot;&quot;)">
            <text:p/>
          </table:table-cell>
          <table:table-cell table:style-name="Default"/>
          <table:table-cell table:style-name="ce205" table:formula="of:=IFERROR(IF(ISBLANK([.AA359]); &quot;&quot;; IF([.$F359]=&quot;Long&quot;; ([.AA359]-[.$I359])*[.$H359]/[.$K359]; ([.$I359]-[.AA359])*[.$H359]/[.$K359])-[.$P359]); &quot;&quot;)">
            <text:p/>
          </table:table-cell>
          <table:table-cell/>
          <table:table-cell table:formula="of:=IF(ISBLANK([.O359]); &quot;&quot;; DAY([.O359]))">
            <text:p/>
          </table:table-cell>
          <table:table-cell table:formula="of:=IF(ISBLANK([.G359]); &quot;&quot;; WEEKDAY([.G359]; 2))">
            <text:p/>
          </table:table-cell>
          <table:table-cell table:formula="of:=IF(ISBLANK([.O359]); &quot;&quot;; WEEKDAY([.O359]; 2))">
            <text:p/>
          </table:table-cell>
          <table:table-cell table:formula="of:=IF(ISBLANK([.O359]); &quot;&quot;; WEEKNUM([.O359]))">
            <text:p/>
          </table:table-cell>
          <table:table-cell table:formula="of:=IF(ISBLANK([.O359]); &quot;&quot;; MONTH([.O359]))">
            <text:p/>
          </table:table-cell>
          <table:table-cell table:formula="of:=IF(OR(ISBLANK([.G359]); ISBLANK([.O359])); &quot;&quot;; IFERROR(DATEDIF([.G359];[.O359];&quot;d&quot;); &quot;&quot;))">
            <text:p/>
          </table:table-cell>
          <table:table-cell table:formula="of:=IFERROR([.AJ358]+[.P359]; &quot;&quot;)">
            <text:p/>
          </table:table-cell>
          <table:table-cell table:formula="of:=IFERROR([.AK358]+[.Q35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58" calcext:value-type="float">
            <text:p>35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60]=&quot;Long&quot;; [.I360]-[Overview.$C$4]/[.H360]; IF([.F360]=&quot;Short&quot;; [.I360]+[Overview.$C$4]/[.H360]; &quot;&quot;)); &quot;&quot;)">
            <text:p/>
          </table:table-cell>
          <table:table-cell table:style-name="ce157" table:formula="of:=IFERROR(ABS([.J360]-[.I360])*[.H360]; &quot;&quot;)">
            <text:p/>
          </table:table-cell>
          <table:table-cell table:formula="of:=IFERROR(IF([.F360]=&quot;Long&quot;; [.I360]+[Overview.$C$4]/[.H360]*[Overview.$C$6]; IF([.F360]=&quot;Short&quot;; [.I360]-[Overview.$C$4]/[.H360]*[Overview.$C$6]; &quot;&quot;)); &quot;&quot;)">
            <text:p/>
          </table:table-cell>
          <table:table-cell table:number-columns-repeated="3"/>
          <table:table-cell table:formula="of:=IFERROR([.Q360]/[.K360]; &quot;&quot;)">
            <text:p/>
          </table:table-cell>
          <table:table-cell table:formula="of:=IFERROR(IF(AND([.F360]=&quot;Long&quot;; [.M360]=[.H360]); [.H360]*([.N360]-[.I360]); IF(AND([.F360]=&quot;Short&quot;; [.M360]=[.H360]); [.H360]*([.I360]-[.N360]); &quot;&quot;)); &quot;&quot;)">
            <text:p/>
          </table:table-cell>
          <table:table-cell table:formula="of:=IF(ISNUMBER([.Q360]); IF([.Q360]&gt;0; &quot;Win&quot;; &quot;Loss&quot;);&quot;&quot;)">
            <text:p/>
          </table:table-cell>
          <table:table-cell table:formula="of:=IF([.O360]=&quot;&quot;; &quot;&quot;; CONCATENATE(DATEDIF([.G360];[.O360];&quot;d&quot;); IF(DATEDIF([.G360];[.O36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60]); &quot;&quot;; IF([.$F360]=&quot;Long&quot;; ([.W360]-[.$I360])*[.$H360]/[.$K360]; ([.$I360]-[.W360])*[.$H360]/[.$K360])-[.$P360]); &quot;&quot;)">
            <text:p/>
          </table:table-cell>
          <table:table-cell table:style-name="Default"/>
          <table:table-cell table:style-name="ce205" table:formula="of:=IFERROR(IF(ISBLANK([.Y360]); &quot;&quot;; IF([.$F360]=&quot;Long&quot;; ([.Y360]-[.$I360])*[.$H360]/[.$K360]; ([.$I360]-[.Y360])*[.$H360]/[.$K360])-[.$P360]); &quot;&quot;)">
            <text:p/>
          </table:table-cell>
          <table:table-cell table:style-name="Default"/>
          <table:table-cell table:style-name="ce205" table:formula="of:=IFERROR(IF(ISBLANK([.AA360]); &quot;&quot;; IF([.$F360]=&quot;Long&quot;; ([.AA360]-[.$I360])*[.$H360]/[.$K360]; ([.$I360]-[.AA360])*[.$H360]/[.$K360])-[.$P360]); &quot;&quot;)">
            <text:p/>
          </table:table-cell>
          <table:table-cell/>
          <table:table-cell table:formula="of:=IF(ISBLANK([.O360]); &quot;&quot;; DAY([.O360]))">
            <text:p/>
          </table:table-cell>
          <table:table-cell table:formula="of:=IF(ISBLANK([.G360]); &quot;&quot;; WEEKDAY([.G360]; 2))">
            <text:p/>
          </table:table-cell>
          <table:table-cell table:formula="of:=IF(ISBLANK([.O360]); &quot;&quot;; WEEKDAY([.O360]; 2))">
            <text:p/>
          </table:table-cell>
          <table:table-cell table:formula="of:=IF(ISBLANK([.O360]); &quot;&quot;; WEEKNUM([.O360]))">
            <text:p/>
          </table:table-cell>
          <table:table-cell table:formula="of:=IF(ISBLANK([.O360]); &quot;&quot;; MONTH([.O360]))">
            <text:p/>
          </table:table-cell>
          <table:table-cell table:formula="of:=IF(OR(ISBLANK([.G360]); ISBLANK([.O360])); &quot;&quot;; IFERROR(DATEDIF([.G360];[.O360];&quot;d&quot;); &quot;&quot;))">
            <text:p/>
          </table:table-cell>
          <table:table-cell table:formula="of:=IFERROR([.AJ359]+[.P360]; &quot;&quot;)">
            <text:p/>
          </table:table-cell>
          <table:table-cell table:formula="of:=IFERROR([.AK359]+[.Q36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61]=&quot;Long&quot;; [.I361]-[Overview.$C$4]/[.H361]; IF([.F361]=&quot;Short&quot;; [.I361]+[Overview.$C$4]/[.H361]; &quot;&quot;)); &quot;&quot;)">
            <text:p/>
          </table:table-cell>
          <table:table-cell table:style-name="ce157" table:formula="of:=IFERROR(ABS([.J361]-[.I361])*[.H361]; &quot;&quot;)">
            <text:p/>
          </table:table-cell>
          <table:table-cell table:formula="of:=IFERROR(IF([.F361]=&quot;Long&quot;; [.I361]+[Overview.$C$4]/[.H361]*[Overview.$C$6]; IF([.F361]=&quot;Short&quot;; [.I361]-[Overview.$C$4]/[.H361]*[Overview.$C$6]; &quot;&quot;)); &quot;&quot;)">
            <text:p/>
          </table:table-cell>
          <table:table-cell table:number-columns-repeated="3"/>
          <table:table-cell table:formula="of:=IFERROR([.Q361]/[.K361]; &quot;&quot;)">
            <text:p/>
          </table:table-cell>
          <table:table-cell table:formula="of:=IFERROR(IF(AND([.F361]=&quot;Long&quot;; [.M361]=[.H361]); [.H361]*([.N361]-[.I361]); IF(AND([.F361]=&quot;Short&quot;; [.M361]=[.H361]); [.H361]*([.I361]-[.N361]); &quot;&quot;)); &quot;&quot;)">
            <text:p/>
          </table:table-cell>
          <table:table-cell table:formula="of:=IF(ISNUMBER([.Q361]); IF([.Q361]&gt;0; &quot;Win&quot;; &quot;Loss&quot;);&quot;&quot;)">
            <text:p/>
          </table:table-cell>
          <table:table-cell table:formula="of:=IF([.O361]=&quot;&quot;; &quot;&quot;; CONCATENATE(DATEDIF([.G361];[.O361];&quot;d&quot;); IF(DATEDIF([.G361];[.O36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61]); &quot;&quot;; IF([.$F361]=&quot;Long&quot;; ([.W361]-[.$I361])*[.$H361]/[.$K361]; ([.$I361]-[.W361])*[.$H361]/[.$K361])-[.$P361]); &quot;&quot;)">
            <text:p/>
          </table:table-cell>
          <table:table-cell table:style-name="Default"/>
          <table:table-cell table:style-name="ce205" table:formula="of:=IFERROR(IF(ISBLANK([.Y361]); &quot;&quot;; IF([.$F361]=&quot;Long&quot;; ([.Y361]-[.$I361])*[.$H361]/[.$K361]; ([.$I361]-[.Y361])*[.$H361]/[.$K361])-[.$P361]); &quot;&quot;)">
            <text:p/>
          </table:table-cell>
          <table:table-cell table:style-name="Default"/>
          <table:table-cell table:style-name="ce205" table:formula="of:=IFERROR(IF(ISBLANK([.AA361]); &quot;&quot;; IF([.$F361]=&quot;Long&quot;; ([.AA361]-[.$I361])*[.$H361]/[.$K361]; ([.$I361]-[.AA361])*[.$H361]/[.$K361])-[.$P361]); &quot;&quot;)">
            <text:p/>
          </table:table-cell>
          <table:table-cell/>
          <table:table-cell table:formula="of:=IF(ISBLANK([.O361]); &quot;&quot;; DAY([.O361]))">
            <text:p/>
          </table:table-cell>
          <table:table-cell table:formula="of:=IF(ISBLANK([.G361]); &quot;&quot;; WEEKDAY([.G361]; 2))">
            <text:p/>
          </table:table-cell>
          <table:table-cell table:formula="of:=IF(ISBLANK([.O361]); &quot;&quot;; WEEKDAY([.O361]; 2))">
            <text:p/>
          </table:table-cell>
          <table:table-cell table:formula="of:=IF(ISBLANK([.O361]); &quot;&quot;; WEEKNUM([.O361]))">
            <text:p/>
          </table:table-cell>
          <table:table-cell table:formula="of:=IF(ISBLANK([.O361]); &quot;&quot;; MONTH([.O361]))">
            <text:p/>
          </table:table-cell>
          <table:table-cell table:formula="of:=IF(OR(ISBLANK([.G361]); ISBLANK([.O361])); &quot;&quot;; IFERROR(DATEDIF([.G361];[.O361];&quot;d&quot;); &quot;&quot;))">
            <text:p/>
          </table:table-cell>
          <table:table-cell table:formula="of:=IFERROR([.AJ360]+[.P361]; &quot;&quot;)">
            <text:p/>
          </table:table-cell>
          <table:table-cell table:formula="of:=IFERROR([.AK360]+[.Q36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62]=&quot;Long&quot;; [.I362]-[Overview.$C$4]/[.H362]; IF([.F362]=&quot;Short&quot;; [.I362]+[Overview.$C$4]/[.H362]; &quot;&quot;)); &quot;&quot;)">
            <text:p/>
          </table:table-cell>
          <table:table-cell table:style-name="ce157" table:formula="of:=IFERROR(ABS([.J362]-[.I362])*[.H362]; &quot;&quot;)">
            <text:p/>
          </table:table-cell>
          <table:table-cell table:formula="of:=IFERROR(IF([.F362]=&quot;Long&quot;; [.I362]+[Overview.$C$4]/[.H362]*[Overview.$C$6]; IF([.F362]=&quot;Short&quot;; [.I362]-[Overview.$C$4]/[.H362]*[Overview.$C$6]; &quot;&quot;)); &quot;&quot;)">
            <text:p/>
          </table:table-cell>
          <table:table-cell table:number-columns-repeated="3"/>
          <table:table-cell table:formula="of:=IFERROR([.Q362]/[.K362]; &quot;&quot;)">
            <text:p/>
          </table:table-cell>
          <table:table-cell table:formula="of:=IFERROR(IF(AND([.F362]=&quot;Long&quot;; [.M362]=[.H362]); [.H362]*([.N362]-[.I362]); IF(AND([.F362]=&quot;Short&quot;; [.M362]=[.H362]); [.H362]*([.I362]-[.N362]); &quot;&quot;)); &quot;&quot;)">
            <text:p/>
          </table:table-cell>
          <table:table-cell table:formula="of:=IF(ISNUMBER([.Q362]); IF([.Q362]&gt;0; &quot;Win&quot;; &quot;Loss&quot;);&quot;&quot;)">
            <text:p/>
          </table:table-cell>
          <table:table-cell table:formula="of:=IF([.O362]=&quot;&quot;; &quot;&quot;; CONCATENATE(DATEDIF([.G362];[.O362];&quot;d&quot;); IF(DATEDIF([.G362];[.O36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62]); &quot;&quot;; IF([.$F362]=&quot;Long&quot;; ([.W362]-[.$I362])*[.$H362]/[.$K362]; ([.$I362]-[.W362])*[.$H362]/[.$K362])-[.$P362]); &quot;&quot;)">
            <text:p/>
          </table:table-cell>
          <table:table-cell table:style-name="Default"/>
          <table:table-cell table:style-name="ce205" table:formula="of:=IFERROR(IF(ISBLANK([.Y362]); &quot;&quot;; IF([.$F362]=&quot;Long&quot;; ([.Y362]-[.$I362])*[.$H362]/[.$K362]; ([.$I362]-[.Y362])*[.$H362]/[.$K362])-[.$P362]); &quot;&quot;)">
            <text:p/>
          </table:table-cell>
          <table:table-cell table:style-name="Default"/>
          <table:table-cell table:style-name="ce205" table:formula="of:=IFERROR(IF(ISBLANK([.AA362]); &quot;&quot;; IF([.$F362]=&quot;Long&quot;; ([.AA362]-[.$I362])*[.$H362]/[.$K362]; ([.$I362]-[.AA362])*[.$H362]/[.$K362])-[.$P362]); &quot;&quot;)">
            <text:p/>
          </table:table-cell>
          <table:table-cell/>
          <table:table-cell table:formula="of:=IF(ISBLANK([.O362]); &quot;&quot;; DAY([.O362]))">
            <text:p/>
          </table:table-cell>
          <table:table-cell table:formula="of:=IF(ISBLANK([.G362]); &quot;&quot;; WEEKDAY([.G362]; 2))">
            <text:p/>
          </table:table-cell>
          <table:table-cell table:formula="of:=IF(ISBLANK([.O362]); &quot;&quot;; WEEKDAY([.O362]; 2))">
            <text:p/>
          </table:table-cell>
          <table:table-cell table:formula="of:=IF(ISBLANK([.O362]); &quot;&quot;; WEEKNUM([.O362]))">
            <text:p/>
          </table:table-cell>
          <table:table-cell table:formula="of:=IF(ISBLANK([.O362]); &quot;&quot;; MONTH([.O362]))">
            <text:p/>
          </table:table-cell>
          <table:table-cell table:formula="of:=IF(OR(ISBLANK([.G362]); ISBLANK([.O362])); &quot;&quot;; IFERROR(DATEDIF([.G362];[.O362];&quot;d&quot;); &quot;&quot;))">
            <text:p/>
          </table:table-cell>
          <table:table-cell table:formula="of:=IFERROR([.AJ361]+[.P362]; &quot;&quot;)">
            <text:p/>
          </table:table-cell>
          <table:table-cell table:formula="of:=IFERROR([.AK361]+[.Q36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61" calcext:value-type="float">
            <text:p>36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63]=&quot;Long&quot;; [.I363]-[Overview.$C$4]/[.H363]; IF([.F363]=&quot;Short&quot;; [.I363]+[Overview.$C$4]/[.H363]; &quot;&quot;)); &quot;&quot;)">
            <text:p/>
          </table:table-cell>
          <table:table-cell table:style-name="ce157" table:formula="of:=IFERROR(ABS([.J363]-[.I363])*[.H363]; &quot;&quot;)">
            <text:p/>
          </table:table-cell>
          <table:table-cell table:formula="of:=IFERROR(IF([.F363]=&quot;Long&quot;; [.I363]+[Overview.$C$4]/[.H363]*[Overview.$C$6]; IF([.F363]=&quot;Short&quot;; [.I363]-[Overview.$C$4]/[.H363]*[Overview.$C$6]; &quot;&quot;)); &quot;&quot;)">
            <text:p/>
          </table:table-cell>
          <table:table-cell table:number-columns-repeated="3"/>
          <table:table-cell table:formula="of:=IFERROR([.Q363]/[.K363]; &quot;&quot;)">
            <text:p/>
          </table:table-cell>
          <table:table-cell table:formula="of:=IFERROR(IF(AND([.F363]=&quot;Long&quot;; [.M363]=[.H363]); [.H363]*([.N363]-[.I363]); IF(AND([.F363]=&quot;Short&quot;; [.M363]=[.H363]); [.H363]*([.I363]-[.N363]); &quot;&quot;)); &quot;&quot;)">
            <text:p/>
          </table:table-cell>
          <table:table-cell table:formula="of:=IF(ISNUMBER([.Q363]); IF([.Q363]&gt;0; &quot;Win&quot;; &quot;Loss&quot;);&quot;&quot;)">
            <text:p/>
          </table:table-cell>
          <table:table-cell table:formula="of:=IF([.O363]=&quot;&quot;; &quot;&quot;; CONCATENATE(DATEDIF([.G363];[.O363];&quot;d&quot;); IF(DATEDIF([.G363];[.O36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63]); &quot;&quot;; IF([.$F363]=&quot;Long&quot;; ([.W363]-[.$I363])*[.$H363]/[.$K363]; ([.$I363]-[.W363])*[.$H363]/[.$K363])-[.$P363]); &quot;&quot;)">
            <text:p/>
          </table:table-cell>
          <table:table-cell table:style-name="Default"/>
          <table:table-cell table:style-name="ce205" table:formula="of:=IFERROR(IF(ISBLANK([.Y363]); &quot;&quot;; IF([.$F363]=&quot;Long&quot;; ([.Y363]-[.$I363])*[.$H363]/[.$K363]; ([.$I363]-[.Y363])*[.$H363]/[.$K363])-[.$P363]); &quot;&quot;)">
            <text:p/>
          </table:table-cell>
          <table:table-cell table:style-name="Default"/>
          <table:table-cell table:style-name="ce205" table:formula="of:=IFERROR(IF(ISBLANK([.AA363]); &quot;&quot;; IF([.$F363]=&quot;Long&quot;; ([.AA363]-[.$I363])*[.$H363]/[.$K363]; ([.$I363]-[.AA363])*[.$H363]/[.$K363])-[.$P363]); &quot;&quot;)">
            <text:p/>
          </table:table-cell>
          <table:table-cell/>
          <table:table-cell table:formula="of:=IF(ISBLANK([.O363]); &quot;&quot;; DAY([.O363]))">
            <text:p/>
          </table:table-cell>
          <table:table-cell table:formula="of:=IF(ISBLANK([.G363]); &quot;&quot;; WEEKDAY([.G363]; 2))">
            <text:p/>
          </table:table-cell>
          <table:table-cell table:formula="of:=IF(ISBLANK([.O363]); &quot;&quot;; WEEKDAY([.O363]; 2))">
            <text:p/>
          </table:table-cell>
          <table:table-cell table:formula="of:=IF(ISBLANK([.O363]); &quot;&quot;; WEEKNUM([.O363]))">
            <text:p/>
          </table:table-cell>
          <table:table-cell table:formula="of:=IF(ISBLANK([.O363]); &quot;&quot;; MONTH([.O363]))">
            <text:p/>
          </table:table-cell>
          <table:table-cell table:formula="of:=IF(OR(ISBLANK([.G363]); ISBLANK([.O363])); &quot;&quot;; IFERROR(DATEDIF([.G363];[.O363];&quot;d&quot;); &quot;&quot;))">
            <text:p/>
          </table:table-cell>
          <table:table-cell table:formula="of:=IFERROR([.AJ362]+[.P363]; &quot;&quot;)">
            <text:p/>
          </table:table-cell>
          <table:table-cell table:formula="of:=IFERROR([.AK362]+[.Q36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64]=&quot;Long&quot;; [.I364]-[Overview.$C$4]/[.H364]; IF([.F364]=&quot;Short&quot;; [.I364]+[Overview.$C$4]/[.H364]; &quot;&quot;)); &quot;&quot;)">
            <text:p/>
          </table:table-cell>
          <table:table-cell table:style-name="ce157" table:formula="of:=IFERROR(ABS([.J364]-[.I364])*[.H364]; &quot;&quot;)">
            <text:p/>
          </table:table-cell>
          <table:table-cell table:formula="of:=IFERROR(IF([.F364]=&quot;Long&quot;; [.I364]+[Overview.$C$4]/[.H364]*[Overview.$C$6]; IF([.F364]=&quot;Short&quot;; [.I364]-[Overview.$C$4]/[.H364]*[Overview.$C$6]; &quot;&quot;)); &quot;&quot;)">
            <text:p/>
          </table:table-cell>
          <table:table-cell table:number-columns-repeated="3"/>
          <table:table-cell table:formula="of:=IFERROR([.Q364]/[.K364]; &quot;&quot;)">
            <text:p/>
          </table:table-cell>
          <table:table-cell table:formula="of:=IFERROR(IF(AND([.F364]=&quot;Long&quot;; [.M364]=[.H364]); [.H364]*([.N364]-[.I364]); IF(AND([.F364]=&quot;Short&quot;; [.M364]=[.H364]); [.H364]*([.I364]-[.N364]); &quot;&quot;)); &quot;&quot;)">
            <text:p/>
          </table:table-cell>
          <table:table-cell table:formula="of:=IF(ISNUMBER([.Q364]); IF([.Q364]&gt;0; &quot;Win&quot;; &quot;Loss&quot;);&quot;&quot;)">
            <text:p/>
          </table:table-cell>
          <table:table-cell table:formula="of:=IF([.O364]=&quot;&quot;; &quot;&quot;; CONCATENATE(DATEDIF([.G364];[.O364];&quot;d&quot;); IF(DATEDIF([.G364];[.O36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64]); &quot;&quot;; IF([.$F364]=&quot;Long&quot;; ([.W364]-[.$I364])*[.$H364]/[.$K364]; ([.$I364]-[.W364])*[.$H364]/[.$K364])-[.$P364]); &quot;&quot;)">
            <text:p/>
          </table:table-cell>
          <table:table-cell table:style-name="Default"/>
          <table:table-cell table:style-name="ce205" table:formula="of:=IFERROR(IF(ISBLANK([.Y364]); &quot;&quot;; IF([.$F364]=&quot;Long&quot;; ([.Y364]-[.$I364])*[.$H364]/[.$K364]; ([.$I364]-[.Y364])*[.$H364]/[.$K364])-[.$P364]); &quot;&quot;)">
            <text:p/>
          </table:table-cell>
          <table:table-cell table:style-name="Default"/>
          <table:table-cell table:style-name="ce205" table:formula="of:=IFERROR(IF(ISBLANK([.AA364]); &quot;&quot;; IF([.$F364]=&quot;Long&quot;; ([.AA364]-[.$I364])*[.$H364]/[.$K364]; ([.$I364]-[.AA364])*[.$H364]/[.$K364])-[.$P364]); &quot;&quot;)">
            <text:p/>
          </table:table-cell>
          <table:table-cell/>
          <table:table-cell table:formula="of:=IF(ISBLANK([.O364]); &quot;&quot;; DAY([.O364]))">
            <text:p/>
          </table:table-cell>
          <table:table-cell table:formula="of:=IF(ISBLANK([.G364]); &quot;&quot;; WEEKDAY([.G364]; 2))">
            <text:p/>
          </table:table-cell>
          <table:table-cell table:formula="of:=IF(ISBLANK([.O364]); &quot;&quot;; WEEKDAY([.O364]; 2))">
            <text:p/>
          </table:table-cell>
          <table:table-cell table:formula="of:=IF(ISBLANK([.O364]); &quot;&quot;; WEEKNUM([.O364]))">
            <text:p/>
          </table:table-cell>
          <table:table-cell table:formula="of:=IF(ISBLANK([.O364]); &quot;&quot;; MONTH([.O364]))">
            <text:p/>
          </table:table-cell>
          <table:table-cell table:formula="of:=IF(OR(ISBLANK([.G364]); ISBLANK([.O364])); &quot;&quot;; IFERROR(DATEDIF([.G364];[.O364];&quot;d&quot;); &quot;&quot;))">
            <text:p/>
          </table:table-cell>
          <table:table-cell table:formula="of:=IFERROR([.AJ363]+[.P364]; &quot;&quot;)">
            <text:p/>
          </table:table-cell>
          <table:table-cell table:formula="of:=IFERROR([.AK363]+[.Q36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65]=&quot;Long&quot;; [.I365]-[Overview.$C$4]/[.H365]; IF([.F365]=&quot;Short&quot;; [.I365]+[Overview.$C$4]/[.H365]; &quot;&quot;)); &quot;&quot;)">
            <text:p/>
          </table:table-cell>
          <table:table-cell table:style-name="ce157" table:formula="of:=IFERROR(ABS([.J365]-[.I365])*[.H365]; &quot;&quot;)">
            <text:p/>
          </table:table-cell>
          <table:table-cell table:formula="of:=IFERROR(IF([.F365]=&quot;Long&quot;; [.I365]+[Overview.$C$4]/[.H365]*[Overview.$C$6]; IF([.F365]=&quot;Short&quot;; [.I365]-[Overview.$C$4]/[.H365]*[Overview.$C$6]; &quot;&quot;)); &quot;&quot;)">
            <text:p/>
          </table:table-cell>
          <table:table-cell table:number-columns-repeated="3"/>
          <table:table-cell table:formula="of:=IFERROR([.Q365]/[.K365]; &quot;&quot;)">
            <text:p/>
          </table:table-cell>
          <table:table-cell table:formula="of:=IFERROR(IF(AND([.F365]=&quot;Long&quot;; [.M365]=[.H365]); [.H365]*([.N365]-[.I365]); IF(AND([.F365]=&quot;Short&quot;; [.M365]=[.H365]); [.H365]*([.I365]-[.N365]); &quot;&quot;)); &quot;&quot;)">
            <text:p/>
          </table:table-cell>
          <table:table-cell table:formula="of:=IF(ISNUMBER([.Q365]); IF([.Q365]&gt;0; &quot;Win&quot;; &quot;Loss&quot;);&quot;&quot;)">
            <text:p/>
          </table:table-cell>
          <table:table-cell table:formula="of:=IF([.O365]=&quot;&quot;; &quot;&quot;; CONCATENATE(DATEDIF([.G365];[.O365];&quot;d&quot;); IF(DATEDIF([.G365];[.O36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65]); &quot;&quot;; IF([.$F365]=&quot;Long&quot;; ([.W365]-[.$I365])*[.$H365]/[.$K365]; ([.$I365]-[.W365])*[.$H365]/[.$K365])-[.$P365]); &quot;&quot;)">
            <text:p/>
          </table:table-cell>
          <table:table-cell table:style-name="Default"/>
          <table:table-cell table:style-name="ce205" table:formula="of:=IFERROR(IF(ISBLANK([.Y365]); &quot;&quot;; IF([.$F365]=&quot;Long&quot;; ([.Y365]-[.$I365])*[.$H365]/[.$K365]; ([.$I365]-[.Y365])*[.$H365]/[.$K365])-[.$P365]); &quot;&quot;)">
            <text:p/>
          </table:table-cell>
          <table:table-cell table:style-name="Default"/>
          <table:table-cell table:style-name="ce205" table:formula="of:=IFERROR(IF(ISBLANK([.AA365]); &quot;&quot;; IF([.$F365]=&quot;Long&quot;; ([.AA365]-[.$I365])*[.$H365]/[.$K365]; ([.$I365]-[.AA365])*[.$H365]/[.$K365])-[.$P365]); &quot;&quot;)">
            <text:p/>
          </table:table-cell>
          <table:table-cell/>
          <table:table-cell table:formula="of:=IF(ISBLANK([.O365]); &quot;&quot;; DAY([.O365]))">
            <text:p/>
          </table:table-cell>
          <table:table-cell table:formula="of:=IF(ISBLANK([.G365]); &quot;&quot;; WEEKDAY([.G365]; 2))">
            <text:p/>
          </table:table-cell>
          <table:table-cell table:formula="of:=IF(ISBLANK([.O365]); &quot;&quot;; WEEKDAY([.O365]; 2))">
            <text:p/>
          </table:table-cell>
          <table:table-cell table:formula="of:=IF(ISBLANK([.O365]); &quot;&quot;; WEEKNUM([.O365]))">
            <text:p/>
          </table:table-cell>
          <table:table-cell table:formula="of:=IF(ISBLANK([.O365]); &quot;&quot;; MONTH([.O365]))">
            <text:p/>
          </table:table-cell>
          <table:table-cell table:formula="of:=IF(OR(ISBLANK([.G365]); ISBLANK([.O365])); &quot;&quot;; IFERROR(DATEDIF([.G365];[.O365];&quot;d&quot;); &quot;&quot;))">
            <text:p/>
          </table:table-cell>
          <table:table-cell table:formula="of:=IFERROR([.AJ364]+[.P365]; &quot;&quot;)">
            <text:p/>
          </table:table-cell>
          <table:table-cell table:formula="of:=IFERROR([.AK364]+[.Q36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66]=&quot;Long&quot;; [.I366]-[Overview.$C$4]/[.H366]; IF([.F366]=&quot;Short&quot;; [.I366]+[Overview.$C$4]/[.H366]; &quot;&quot;)); &quot;&quot;)">
            <text:p/>
          </table:table-cell>
          <table:table-cell table:style-name="ce157" table:formula="of:=IFERROR(ABS([.J366]-[.I366])*[.H366]; &quot;&quot;)">
            <text:p/>
          </table:table-cell>
          <table:table-cell table:formula="of:=IFERROR(IF([.F366]=&quot;Long&quot;; [.I366]+[Overview.$C$4]/[.H366]*[Overview.$C$6]; IF([.F366]=&quot;Short&quot;; [.I366]-[Overview.$C$4]/[.H366]*[Overview.$C$6]; &quot;&quot;)); &quot;&quot;)">
            <text:p/>
          </table:table-cell>
          <table:table-cell table:number-columns-repeated="3"/>
          <table:table-cell table:formula="of:=IFERROR([.Q366]/[.K366]; &quot;&quot;)">
            <text:p/>
          </table:table-cell>
          <table:table-cell table:formula="of:=IFERROR(IF(AND([.F366]=&quot;Long&quot;; [.M366]=[.H366]); [.H366]*([.N366]-[.I366]); IF(AND([.F366]=&quot;Short&quot;; [.M366]=[.H366]); [.H366]*([.I366]-[.N366]); &quot;&quot;)); &quot;&quot;)">
            <text:p/>
          </table:table-cell>
          <table:table-cell table:formula="of:=IF(ISNUMBER([.Q366]); IF([.Q366]&gt;0; &quot;Win&quot;; &quot;Loss&quot;);&quot;&quot;)">
            <text:p/>
          </table:table-cell>
          <table:table-cell table:formula="of:=IF([.O366]=&quot;&quot;; &quot;&quot;; CONCATENATE(DATEDIF([.G366];[.O366];&quot;d&quot;); IF(DATEDIF([.G366];[.O36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66]); &quot;&quot;; IF([.$F366]=&quot;Long&quot;; ([.W366]-[.$I366])*[.$H366]/[.$K366]; ([.$I366]-[.W366])*[.$H366]/[.$K366])-[.$P366]); &quot;&quot;)">
            <text:p/>
          </table:table-cell>
          <table:table-cell table:style-name="Default"/>
          <table:table-cell table:style-name="ce205" table:formula="of:=IFERROR(IF(ISBLANK([.Y366]); &quot;&quot;; IF([.$F366]=&quot;Long&quot;; ([.Y366]-[.$I366])*[.$H366]/[.$K366]; ([.$I366]-[.Y366])*[.$H366]/[.$K366])-[.$P366]); &quot;&quot;)">
            <text:p/>
          </table:table-cell>
          <table:table-cell table:style-name="Default"/>
          <table:table-cell table:style-name="ce205" table:formula="of:=IFERROR(IF(ISBLANK([.AA366]); &quot;&quot;; IF([.$F366]=&quot;Long&quot;; ([.AA366]-[.$I366])*[.$H366]/[.$K366]; ([.$I366]-[.AA366])*[.$H366]/[.$K366])-[.$P366]); &quot;&quot;)">
            <text:p/>
          </table:table-cell>
          <table:table-cell/>
          <table:table-cell table:formula="of:=IF(ISBLANK([.O366]); &quot;&quot;; DAY([.O366]))">
            <text:p/>
          </table:table-cell>
          <table:table-cell table:formula="of:=IF(ISBLANK([.G366]); &quot;&quot;; WEEKDAY([.G366]; 2))">
            <text:p/>
          </table:table-cell>
          <table:table-cell table:formula="of:=IF(ISBLANK([.O366]); &quot;&quot;; WEEKDAY([.O366]; 2))">
            <text:p/>
          </table:table-cell>
          <table:table-cell table:formula="of:=IF(ISBLANK([.O366]); &quot;&quot;; WEEKNUM([.O366]))">
            <text:p/>
          </table:table-cell>
          <table:table-cell table:formula="of:=IF(ISBLANK([.O366]); &quot;&quot;; MONTH([.O366]))">
            <text:p/>
          </table:table-cell>
          <table:table-cell table:formula="of:=IF(OR(ISBLANK([.G366]); ISBLANK([.O366])); &quot;&quot;; IFERROR(DATEDIF([.G366];[.O366];&quot;d&quot;); &quot;&quot;))">
            <text:p/>
          </table:table-cell>
          <table:table-cell table:formula="of:=IFERROR([.AJ365]+[.P366]; &quot;&quot;)">
            <text:p/>
          </table:table-cell>
          <table:table-cell table:formula="of:=IFERROR([.AK365]+[.Q36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67]=&quot;Long&quot;; [.I367]-[Overview.$C$4]/[.H367]; IF([.F367]=&quot;Short&quot;; [.I367]+[Overview.$C$4]/[.H367]; &quot;&quot;)); &quot;&quot;)">
            <text:p/>
          </table:table-cell>
          <table:table-cell table:style-name="ce157" table:formula="of:=IFERROR(ABS([.J367]-[.I367])*[.H367]; &quot;&quot;)">
            <text:p/>
          </table:table-cell>
          <table:table-cell table:formula="of:=IFERROR(IF([.F367]=&quot;Long&quot;; [.I367]+[Overview.$C$4]/[.H367]*[Overview.$C$6]; IF([.F367]=&quot;Short&quot;; [.I367]-[Overview.$C$4]/[.H367]*[Overview.$C$6]; &quot;&quot;)); &quot;&quot;)">
            <text:p/>
          </table:table-cell>
          <table:table-cell table:number-columns-repeated="3"/>
          <table:table-cell table:formula="of:=IFERROR([.Q367]/[.K367]; &quot;&quot;)">
            <text:p/>
          </table:table-cell>
          <table:table-cell table:formula="of:=IFERROR(IF(AND([.F367]=&quot;Long&quot;; [.M367]=[.H367]); [.H367]*([.N367]-[.I367]); IF(AND([.F367]=&quot;Short&quot;; [.M367]=[.H367]); [.H367]*([.I367]-[.N367]); &quot;&quot;)); &quot;&quot;)">
            <text:p/>
          </table:table-cell>
          <table:table-cell table:formula="of:=IF(ISNUMBER([.Q367]); IF([.Q367]&gt;0; &quot;Win&quot;; &quot;Loss&quot;);&quot;&quot;)">
            <text:p/>
          </table:table-cell>
          <table:table-cell table:formula="of:=IF([.O367]=&quot;&quot;; &quot;&quot;; CONCATENATE(DATEDIF([.G367];[.O367];&quot;d&quot;); IF(DATEDIF([.G367];[.O36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67]); &quot;&quot;; IF([.$F367]=&quot;Long&quot;; ([.W367]-[.$I367])*[.$H367]/[.$K367]; ([.$I367]-[.W367])*[.$H367]/[.$K367])-[.$P367]); &quot;&quot;)">
            <text:p/>
          </table:table-cell>
          <table:table-cell table:style-name="Default"/>
          <table:table-cell table:style-name="ce205" table:formula="of:=IFERROR(IF(ISBLANK([.Y367]); &quot;&quot;; IF([.$F367]=&quot;Long&quot;; ([.Y367]-[.$I367])*[.$H367]/[.$K367]; ([.$I367]-[.Y367])*[.$H367]/[.$K367])-[.$P367]); &quot;&quot;)">
            <text:p/>
          </table:table-cell>
          <table:table-cell table:style-name="Default"/>
          <table:table-cell table:style-name="ce205" table:formula="of:=IFERROR(IF(ISBLANK([.AA367]); &quot;&quot;; IF([.$F367]=&quot;Long&quot;; ([.AA367]-[.$I367])*[.$H367]/[.$K367]; ([.$I367]-[.AA367])*[.$H367]/[.$K367])-[.$P367]); &quot;&quot;)">
            <text:p/>
          </table:table-cell>
          <table:table-cell/>
          <table:table-cell table:formula="of:=IF(ISBLANK([.O367]); &quot;&quot;; DAY([.O367]))">
            <text:p/>
          </table:table-cell>
          <table:table-cell table:formula="of:=IF(ISBLANK([.G367]); &quot;&quot;; WEEKDAY([.G367]; 2))">
            <text:p/>
          </table:table-cell>
          <table:table-cell table:formula="of:=IF(ISBLANK([.O367]); &quot;&quot;; WEEKDAY([.O367]; 2))">
            <text:p/>
          </table:table-cell>
          <table:table-cell table:formula="of:=IF(ISBLANK([.O367]); &quot;&quot;; WEEKNUM([.O367]))">
            <text:p/>
          </table:table-cell>
          <table:table-cell table:formula="of:=IF(ISBLANK([.O367]); &quot;&quot;; MONTH([.O367]))">
            <text:p/>
          </table:table-cell>
          <table:table-cell table:formula="of:=IF(OR(ISBLANK([.G367]); ISBLANK([.O367])); &quot;&quot;; IFERROR(DATEDIF([.G367];[.O367];&quot;d&quot;); &quot;&quot;))">
            <text:p/>
          </table:table-cell>
          <table:table-cell table:formula="of:=IFERROR([.AJ366]+[.P367]; &quot;&quot;)">
            <text:p/>
          </table:table-cell>
          <table:table-cell table:formula="of:=IFERROR([.AK366]+[.Q36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68]=&quot;Long&quot;; [.I368]-[Overview.$C$4]/[.H368]; IF([.F368]=&quot;Short&quot;; [.I368]+[Overview.$C$4]/[.H368]; &quot;&quot;)); &quot;&quot;)">
            <text:p/>
          </table:table-cell>
          <table:table-cell table:style-name="ce157" table:formula="of:=IFERROR(ABS([.J368]-[.I368])*[.H368]; &quot;&quot;)">
            <text:p/>
          </table:table-cell>
          <table:table-cell table:formula="of:=IFERROR(IF([.F368]=&quot;Long&quot;; [.I368]+[Overview.$C$4]/[.H368]*[Overview.$C$6]; IF([.F368]=&quot;Short&quot;; [.I368]-[Overview.$C$4]/[.H368]*[Overview.$C$6]; &quot;&quot;)); &quot;&quot;)">
            <text:p/>
          </table:table-cell>
          <table:table-cell table:number-columns-repeated="3"/>
          <table:table-cell table:formula="of:=IFERROR([.Q368]/[.K368]; &quot;&quot;)">
            <text:p/>
          </table:table-cell>
          <table:table-cell table:formula="of:=IFERROR(IF(AND([.F368]=&quot;Long&quot;; [.M368]=[.H368]); [.H368]*([.N368]-[.I368]); IF(AND([.F368]=&quot;Short&quot;; [.M368]=[.H368]); [.H368]*([.I368]-[.N368]); &quot;&quot;)); &quot;&quot;)">
            <text:p/>
          </table:table-cell>
          <table:table-cell table:formula="of:=IF(ISNUMBER([.Q368]); IF([.Q368]&gt;0; &quot;Win&quot;; &quot;Loss&quot;);&quot;&quot;)">
            <text:p/>
          </table:table-cell>
          <table:table-cell table:formula="of:=IF([.O368]=&quot;&quot;; &quot;&quot;; CONCATENATE(DATEDIF([.G368];[.O368];&quot;d&quot;); IF(DATEDIF([.G368];[.O36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68]); &quot;&quot;; IF([.$F368]=&quot;Long&quot;; ([.W368]-[.$I368])*[.$H368]/[.$K368]; ([.$I368]-[.W368])*[.$H368]/[.$K368])-[.$P368]); &quot;&quot;)">
            <text:p/>
          </table:table-cell>
          <table:table-cell table:style-name="Default"/>
          <table:table-cell table:style-name="ce205" table:formula="of:=IFERROR(IF(ISBLANK([.Y368]); &quot;&quot;; IF([.$F368]=&quot;Long&quot;; ([.Y368]-[.$I368])*[.$H368]/[.$K368]; ([.$I368]-[.Y368])*[.$H368]/[.$K368])-[.$P368]); &quot;&quot;)">
            <text:p/>
          </table:table-cell>
          <table:table-cell table:style-name="Default"/>
          <table:table-cell table:style-name="ce205" table:formula="of:=IFERROR(IF(ISBLANK([.AA368]); &quot;&quot;; IF([.$F368]=&quot;Long&quot;; ([.AA368]-[.$I368])*[.$H368]/[.$K368]; ([.$I368]-[.AA368])*[.$H368]/[.$K368])-[.$P368]); &quot;&quot;)">
            <text:p/>
          </table:table-cell>
          <table:table-cell/>
          <table:table-cell table:formula="of:=IF(ISBLANK([.O368]); &quot;&quot;; DAY([.O368]))">
            <text:p/>
          </table:table-cell>
          <table:table-cell table:formula="of:=IF(ISBLANK([.G368]); &quot;&quot;; WEEKDAY([.G368]; 2))">
            <text:p/>
          </table:table-cell>
          <table:table-cell table:formula="of:=IF(ISBLANK([.O368]); &quot;&quot;; WEEKDAY([.O368]; 2))">
            <text:p/>
          </table:table-cell>
          <table:table-cell table:formula="of:=IF(ISBLANK([.O368]); &quot;&quot;; WEEKNUM([.O368]))">
            <text:p/>
          </table:table-cell>
          <table:table-cell table:formula="of:=IF(ISBLANK([.O368]); &quot;&quot;; MONTH([.O368]))">
            <text:p/>
          </table:table-cell>
          <table:table-cell table:formula="of:=IF(OR(ISBLANK([.G368]); ISBLANK([.O368])); &quot;&quot;; IFERROR(DATEDIF([.G368];[.O368];&quot;d&quot;); &quot;&quot;))">
            <text:p/>
          </table:table-cell>
          <table:table-cell table:formula="of:=IFERROR([.AJ367]+[.P368]; &quot;&quot;)">
            <text:p/>
          </table:table-cell>
          <table:table-cell table:formula="of:=IFERROR([.AK367]+[.Q36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67" calcext:value-type="float">
            <text:p>36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69]=&quot;Long&quot;; [.I369]-[Overview.$C$4]/[.H369]; IF([.F369]=&quot;Short&quot;; [.I369]+[Overview.$C$4]/[.H369]; &quot;&quot;)); &quot;&quot;)">
            <text:p/>
          </table:table-cell>
          <table:table-cell table:style-name="ce157" table:formula="of:=IFERROR(ABS([.J369]-[.I369])*[.H369]; &quot;&quot;)">
            <text:p/>
          </table:table-cell>
          <table:table-cell table:formula="of:=IFERROR(IF([.F369]=&quot;Long&quot;; [.I369]+[Overview.$C$4]/[.H369]*[Overview.$C$6]; IF([.F369]=&quot;Short&quot;; [.I369]-[Overview.$C$4]/[.H369]*[Overview.$C$6]; &quot;&quot;)); &quot;&quot;)">
            <text:p/>
          </table:table-cell>
          <table:table-cell table:number-columns-repeated="3"/>
          <table:table-cell table:formula="of:=IFERROR([.Q369]/[.K369]; &quot;&quot;)">
            <text:p/>
          </table:table-cell>
          <table:table-cell table:formula="of:=IFERROR(IF(AND([.F369]=&quot;Long&quot;; [.M369]=[.H369]); [.H369]*([.N369]-[.I369]); IF(AND([.F369]=&quot;Short&quot;; [.M369]=[.H369]); [.H369]*([.I369]-[.N369]); &quot;&quot;)); &quot;&quot;)">
            <text:p/>
          </table:table-cell>
          <table:table-cell table:formula="of:=IF(ISNUMBER([.Q369]); IF([.Q369]&gt;0; &quot;Win&quot;; &quot;Loss&quot;);&quot;&quot;)">
            <text:p/>
          </table:table-cell>
          <table:table-cell table:formula="of:=IF([.O369]=&quot;&quot;; &quot;&quot;; CONCATENATE(DATEDIF([.G369];[.O369];&quot;d&quot;); IF(DATEDIF([.G369];[.O36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69]); &quot;&quot;; IF([.$F369]=&quot;Long&quot;; ([.W369]-[.$I369])*[.$H369]/[.$K369]; ([.$I369]-[.W369])*[.$H369]/[.$K369])-[.$P369]); &quot;&quot;)">
            <text:p/>
          </table:table-cell>
          <table:table-cell table:style-name="Default"/>
          <table:table-cell table:style-name="ce205" table:formula="of:=IFERROR(IF(ISBLANK([.Y369]); &quot;&quot;; IF([.$F369]=&quot;Long&quot;; ([.Y369]-[.$I369])*[.$H369]/[.$K369]; ([.$I369]-[.Y369])*[.$H369]/[.$K369])-[.$P369]); &quot;&quot;)">
            <text:p/>
          </table:table-cell>
          <table:table-cell table:style-name="Default"/>
          <table:table-cell table:style-name="ce205" table:formula="of:=IFERROR(IF(ISBLANK([.AA369]); &quot;&quot;; IF([.$F369]=&quot;Long&quot;; ([.AA369]-[.$I369])*[.$H369]/[.$K369]; ([.$I369]-[.AA369])*[.$H369]/[.$K369])-[.$P369]); &quot;&quot;)">
            <text:p/>
          </table:table-cell>
          <table:table-cell/>
          <table:table-cell table:formula="of:=IF(ISBLANK([.O369]); &quot;&quot;; DAY([.O369]))">
            <text:p/>
          </table:table-cell>
          <table:table-cell table:formula="of:=IF(ISBLANK([.G369]); &quot;&quot;; WEEKDAY([.G369]; 2))">
            <text:p/>
          </table:table-cell>
          <table:table-cell table:formula="of:=IF(ISBLANK([.O369]); &quot;&quot;; WEEKDAY([.O369]; 2))">
            <text:p/>
          </table:table-cell>
          <table:table-cell table:formula="of:=IF(ISBLANK([.O369]); &quot;&quot;; WEEKNUM([.O369]))">
            <text:p/>
          </table:table-cell>
          <table:table-cell table:formula="of:=IF(ISBLANK([.O369]); &quot;&quot;; MONTH([.O369]))">
            <text:p/>
          </table:table-cell>
          <table:table-cell table:formula="of:=IF(OR(ISBLANK([.G369]); ISBLANK([.O369])); &quot;&quot;; IFERROR(DATEDIF([.G369];[.O369];&quot;d&quot;); &quot;&quot;))">
            <text:p/>
          </table:table-cell>
          <table:table-cell table:formula="of:=IFERROR([.AJ368]+[.P369]; &quot;&quot;)">
            <text:p/>
          </table:table-cell>
          <table:table-cell table:formula="of:=IFERROR([.AK368]+[.Q36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70]=&quot;Long&quot;; [.I370]-[Overview.$C$4]/[.H370]; IF([.F370]=&quot;Short&quot;; [.I370]+[Overview.$C$4]/[.H370]; &quot;&quot;)); &quot;&quot;)">
            <text:p/>
          </table:table-cell>
          <table:table-cell table:style-name="ce157" table:formula="of:=IFERROR(ABS([.J370]-[.I370])*[.H370]; &quot;&quot;)">
            <text:p/>
          </table:table-cell>
          <table:table-cell table:formula="of:=IFERROR(IF([.F370]=&quot;Long&quot;; [.I370]+[Overview.$C$4]/[.H370]*[Overview.$C$6]; IF([.F370]=&quot;Short&quot;; [.I370]-[Overview.$C$4]/[.H370]*[Overview.$C$6]; &quot;&quot;)); &quot;&quot;)">
            <text:p/>
          </table:table-cell>
          <table:table-cell table:number-columns-repeated="3"/>
          <table:table-cell table:formula="of:=IFERROR([.Q370]/[.K370]; &quot;&quot;)">
            <text:p/>
          </table:table-cell>
          <table:table-cell table:formula="of:=IFERROR(IF(AND([.F370]=&quot;Long&quot;; [.M370]=[.H370]); [.H370]*([.N370]-[.I370]); IF(AND([.F370]=&quot;Short&quot;; [.M370]=[.H370]); [.H370]*([.I370]-[.N370]); &quot;&quot;)); &quot;&quot;)">
            <text:p/>
          </table:table-cell>
          <table:table-cell table:formula="of:=IF(ISNUMBER([.Q370]); IF([.Q370]&gt;0; &quot;Win&quot;; &quot;Loss&quot;);&quot;&quot;)">
            <text:p/>
          </table:table-cell>
          <table:table-cell table:formula="of:=IF([.O370]=&quot;&quot;; &quot;&quot;; CONCATENATE(DATEDIF([.G370];[.O370];&quot;d&quot;); IF(DATEDIF([.G370];[.O37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70]); &quot;&quot;; IF([.$F370]=&quot;Long&quot;; ([.W370]-[.$I370])*[.$H370]/[.$K370]; ([.$I370]-[.W370])*[.$H370]/[.$K370])-[.$P370]); &quot;&quot;)">
            <text:p/>
          </table:table-cell>
          <table:table-cell table:style-name="Default"/>
          <table:table-cell table:style-name="ce205" table:formula="of:=IFERROR(IF(ISBLANK([.Y370]); &quot;&quot;; IF([.$F370]=&quot;Long&quot;; ([.Y370]-[.$I370])*[.$H370]/[.$K370]; ([.$I370]-[.Y370])*[.$H370]/[.$K370])-[.$P370]); &quot;&quot;)">
            <text:p/>
          </table:table-cell>
          <table:table-cell table:style-name="Default"/>
          <table:table-cell table:style-name="ce205" table:formula="of:=IFERROR(IF(ISBLANK([.AA370]); &quot;&quot;; IF([.$F370]=&quot;Long&quot;; ([.AA370]-[.$I370])*[.$H370]/[.$K370]; ([.$I370]-[.AA370])*[.$H370]/[.$K370])-[.$P370]); &quot;&quot;)">
            <text:p/>
          </table:table-cell>
          <table:table-cell/>
          <table:table-cell table:formula="of:=IF(ISBLANK([.O370]); &quot;&quot;; DAY([.O370]))">
            <text:p/>
          </table:table-cell>
          <table:table-cell table:formula="of:=IF(ISBLANK([.G370]); &quot;&quot;; WEEKDAY([.G370]; 2))">
            <text:p/>
          </table:table-cell>
          <table:table-cell table:formula="of:=IF(ISBLANK([.O370]); &quot;&quot;; WEEKDAY([.O370]; 2))">
            <text:p/>
          </table:table-cell>
          <table:table-cell table:formula="of:=IF(ISBLANK([.O370]); &quot;&quot;; WEEKNUM([.O370]))">
            <text:p/>
          </table:table-cell>
          <table:table-cell table:formula="of:=IF(ISBLANK([.O370]); &quot;&quot;; MONTH([.O370]))">
            <text:p/>
          </table:table-cell>
          <table:table-cell table:formula="of:=IF(OR(ISBLANK([.G370]); ISBLANK([.O370])); &quot;&quot;; IFERROR(DATEDIF([.G370];[.O370];&quot;d&quot;); &quot;&quot;))">
            <text:p/>
          </table:table-cell>
          <table:table-cell table:formula="of:=IFERROR([.AJ369]+[.P370]; &quot;&quot;)">
            <text:p/>
          </table:table-cell>
          <table:table-cell table:formula="of:=IFERROR([.AK369]+[.Q37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71]=&quot;Long&quot;; [.I371]-[Overview.$C$4]/[.H371]; IF([.F371]=&quot;Short&quot;; [.I371]+[Overview.$C$4]/[.H371]; &quot;&quot;)); &quot;&quot;)">
            <text:p/>
          </table:table-cell>
          <table:table-cell table:style-name="ce157" table:formula="of:=IFERROR(ABS([.J371]-[.I371])*[.H371]; &quot;&quot;)">
            <text:p/>
          </table:table-cell>
          <table:table-cell table:formula="of:=IFERROR(IF([.F371]=&quot;Long&quot;; [.I371]+[Overview.$C$4]/[.H371]*[Overview.$C$6]; IF([.F371]=&quot;Short&quot;; [.I371]-[Overview.$C$4]/[.H371]*[Overview.$C$6]; &quot;&quot;)); &quot;&quot;)">
            <text:p/>
          </table:table-cell>
          <table:table-cell table:number-columns-repeated="3"/>
          <table:table-cell table:formula="of:=IFERROR([.Q371]/[.K371]; &quot;&quot;)">
            <text:p/>
          </table:table-cell>
          <table:table-cell table:formula="of:=IFERROR(IF(AND([.F371]=&quot;Long&quot;; [.M371]=[.H371]); [.H371]*([.N371]-[.I371]); IF(AND([.F371]=&quot;Short&quot;; [.M371]=[.H371]); [.H371]*([.I371]-[.N371]); &quot;&quot;)); &quot;&quot;)">
            <text:p/>
          </table:table-cell>
          <table:table-cell table:formula="of:=IF(ISNUMBER([.Q371]); IF([.Q371]&gt;0; &quot;Win&quot;; &quot;Loss&quot;);&quot;&quot;)">
            <text:p/>
          </table:table-cell>
          <table:table-cell table:formula="of:=IF([.O371]=&quot;&quot;; &quot;&quot;; CONCATENATE(DATEDIF([.G371];[.O371];&quot;d&quot;); IF(DATEDIF([.G371];[.O37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71]); &quot;&quot;; IF([.$F371]=&quot;Long&quot;; ([.W371]-[.$I371])*[.$H371]/[.$K371]; ([.$I371]-[.W371])*[.$H371]/[.$K371])-[.$P371]); &quot;&quot;)">
            <text:p/>
          </table:table-cell>
          <table:table-cell table:style-name="Default"/>
          <table:table-cell table:style-name="ce205" table:formula="of:=IFERROR(IF(ISBLANK([.Y371]); &quot;&quot;; IF([.$F371]=&quot;Long&quot;; ([.Y371]-[.$I371])*[.$H371]/[.$K371]; ([.$I371]-[.Y371])*[.$H371]/[.$K371])-[.$P371]); &quot;&quot;)">
            <text:p/>
          </table:table-cell>
          <table:table-cell table:style-name="Default"/>
          <table:table-cell table:style-name="ce205" table:formula="of:=IFERROR(IF(ISBLANK([.AA371]); &quot;&quot;; IF([.$F371]=&quot;Long&quot;; ([.AA371]-[.$I371])*[.$H371]/[.$K371]; ([.$I371]-[.AA371])*[.$H371]/[.$K371])-[.$P371]); &quot;&quot;)">
            <text:p/>
          </table:table-cell>
          <table:table-cell/>
          <table:table-cell table:formula="of:=IF(ISBLANK([.O371]); &quot;&quot;; DAY([.O371]))">
            <text:p/>
          </table:table-cell>
          <table:table-cell table:formula="of:=IF(ISBLANK([.G371]); &quot;&quot;; WEEKDAY([.G371]; 2))">
            <text:p/>
          </table:table-cell>
          <table:table-cell table:formula="of:=IF(ISBLANK([.O371]); &quot;&quot;; WEEKDAY([.O371]; 2))">
            <text:p/>
          </table:table-cell>
          <table:table-cell table:formula="of:=IF(ISBLANK([.O371]); &quot;&quot;; WEEKNUM([.O371]))">
            <text:p/>
          </table:table-cell>
          <table:table-cell table:formula="of:=IF(ISBLANK([.O371]); &quot;&quot;; MONTH([.O371]))">
            <text:p/>
          </table:table-cell>
          <table:table-cell table:formula="of:=IF(OR(ISBLANK([.G371]); ISBLANK([.O371])); &quot;&quot;; IFERROR(DATEDIF([.G371];[.O371];&quot;d&quot;); &quot;&quot;))">
            <text:p/>
          </table:table-cell>
          <table:table-cell table:formula="of:=IFERROR([.AJ370]+[.P371]; &quot;&quot;)">
            <text:p/>
          </table:table-cell>
          <table:table-cell table:formula="of:=IFERROR([.AK370]+[.Q37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70" calcext:value-type="float">
            <text:p>37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72]=&quot;Long&quot;; [.I372]-[Overview.$C$4]/[.H372]; IF([.F372]=&quot;Short&quot;; [.I372]+[Overview.$C$4]/[.H372]; &quot;&quot;)); &quot;&quot;)">
            <text:p/>
          </table:table-cell>
          <table:table-cell table:style-name="ce157" table:formula="of:=IFERROR(ABS([.J372]-[.I372])*[.H372]; &quot;&quot;)">
            <text:p/>
          </table:table-cell>
          <table:table-cell table:formula="of:=IFERROR(IF([.F372]=&quot;Long&quot;; [.I372]+[Overview.$C$4]/[.H372]*[Overview.$C$6]; IF([.F372]=&quot;Short&quot;; [.I372]-[Overview.$C$4]/[.H372]*[Overview.$C$6]; &quot;&quot;)); &quot;&quot;)">
            <text:p/>
          </table:table-cell>
          <table:table-cell table:number-columns-repeated="3"/>
          <table:table-cell table:formula="of:=IFERROR([.Q372]/[.K372]; &quot;&quot;)">
            <text:p/>
          </table:table-cell>
          <table:table-cell table:formula="of:=IFERROR(IF(AND([.F372]=&quot;Long&quot;; [.M372]=[.H372]); [.H372]*([.N372]-[.I372]); IF(AND([.F372]=&quot;Short&quot;; [.M372]=[.H372]); [.H372]*([.I372]-[.N372]); &quot;&quot;)); &quot;&quot;)">
            <text:p/>
          </table:table-cell>
          <table:table-cell table:formula="of:=IF(ISNUMBER([.Q372]); IF([.Q372]&gt;0; &quot;Win&quot;; &quot;Loss&quot;);&quot;&quot;)">
            <text:p/>
          </table:table-cell>
          <table:table-cell table:formula="of:=IF([.O372]=&quot;&quot;; &quot;&quot;; CONCATENATE(DATEDIF([.G372];[.O372];&quot;d&quot;); IF(DATEDIF([.G372];[.O37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72]); &quot;&quot;; IF([.$F372]=&quot;Long&quot;; ([.W372]-[.$I372])*[.$H372]/[.$K372]; ([.$I372]-[.W372])*[.$H372]/[.$K372])-[.$P372]); &quot;&quot;)">
            <text:p/>
          </table:table-cell>
          <table:table-cell table:style-name="Default"/>
          <table:table-cell table:style-name="ce205" table:formula="of:=IFERROR(IF(ISBLANK([.Y372]); &quot;&quot;; IF([.$F372]=&quot;Long&quot;; ([.Y372]-[.$I372])*[.$H372]/[.$K372]; ([.$I372]-[.Y372])*[.$H372]/[.$K372])-[.$P372]); &quot;&quot;)">
            <text:p/>
          </table:table-cell>
          <table:table-cell table:style-name="Default"/>
          <table:table-cell table:style-name="ce205" table:formula="of:=IFERROR(IF(ISBLANK([.AA372]); &quot;&quot;; IF([.$F372]=&quot;Long&quot;; ([.AA372]-[.$I372])*[.$H372]/[.$K372]; ([.$I372]-[.AA372])*[.$H372]/[.$K372])-[.$P372]); &quot;&quot;)">
            <text:p/>
          </table:table-cell>
          <table:table-cell/>
          <table:table-cell table:formula="of:=IF(ISBLANK([.O372]); &quot;&quot;; DAY([.O372]))">
            <text:p/>
          </table:table-cell>
          <table:table-cell table:formula="of:=IF(ISBLANK([.G372]); &quot;&quot;; WEEKDAY([.G372]; 2))">
            <text:p/>
          </table:table-cell>
          <table:table-cell table:formula="of:=IF(ISBLANK([.O372]); &quot;&quot;; WEEKDAY([.O372]; 2))">
            <text:p/>
          </table:table-cell>
          <table:table-cell table:formula="of:=IF(ISBLANK([.O372]); &quot;&quot;; WEEKNUM([.O372]))">
            <text:p/>
          </table:table-cell>
          <table:table-cell table:formula="of:=IF(ISBLANK([.O372]); &quot;&quot;; MONTH([.O372]))">
            <text:p/>
          </table:table-cell>
          <table:table-cell table:formula="of:=IF(OR(ISBLANK([.G372]); ISBLANK([.O372])); &quot;&quot;; IFERROR(DATEDIF([.G372];[.O372];&quot;d&quot;); &quot;&quot;))">
            <text:p/>
          </table:table-cell>
          <table:table-cell table:formula="of:=IFERROR([.AJ371]+[.P372]; &quot;&quot;)">
            <text:p/>
          </table:table-cell>
          <table:table-cell table:formula="of:=IFERROR([.AK371]+[.Q37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71" calcext:value-type="float">
            <text:p>37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73]=&quot;Long&quot;; [.I373]-[Overview.$C$4]/[.H373]; IF([.F373]=&quot;Short&quot;; [.I373]+[Overview.$C$4]/[.H373]; &quot;&quot;)); &quot;&quot;)">
            <text:p/>
          </table:table-cell>
          <table:table-cell table:style-name="ce157" table:formula="of:=IFERROR(ABS([.J373]-[.I373])*[.H373]; &quot;&quot;)">
            <text:p/>
          </table:table-cell>
          <table:table-cell table:formula="of:=IFERROR(IF([.F373]=&quot;Long&quot;; [.I373]+[Overview.$C$4]/[.H373]*[Overview.$C$6]; IF([.F373]=&quot;Short&quot;; [.I373]-[Overview.$C$4]/[.H373]*[Overview.$C$6]; &quot;&quot;)); &quot;&quot;)">
            <text:p/>
          </table:table-cell>
          <table:table-cell table:number-columns-repeated="3"/>
          <table:table-cell table:formula="of:=IFERROR([.Q373]/[.K373]; &quot;&quot;)">
            <text:p/>
          </table:table-cell>
          <table:table-cell table:formula="of:=IFERROR(IF(AND([.F373]=&quot;Long&quot;; [.M373]=[.H373]); [.H373]*([.N373]-[.I373]); IF(AND([.F373]=&quot;Short&quot;; [.M373]=[.H373]); [.H373]*([.I373]-[.N373]); &quot;&quot;)); &quot;&quot;)">
            <text:p/>
          </table:table-cell>
          <table:table-cell table:formula="of:=IF(ISNUMBER([.Q373]); IF([.Q373]&gt;0; &quot;Win&quot;; &quot;Loss&quot;);&quot;&quot;)">
            <text:p/>
          </table:table-cell>
          <table:table-cell table:formula="of:=IF([.O373]=&quot;&quot;; &quot;&quot;; CONCATENATE(DATEDIF([.G373];[.O373];&quot;d&quot;); IF(DATEDIF([.G373];[.O37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73]); &quot;&quot;; IF([.$F373]=&quot;Long&quot;; ([.W373]-[.$I373])*[.$H373]/[.$K373]; ([.$I373]-[.W373])*[.$H373]/[.$K373])-[.$P373]); &quot;&quot;)">
            <text:p/>
          </table:table-cell>
          <table:table-cell table:style-name="Default"/>
          <table:table-cell table:style-name="ce205" table:formula="of:=IFERROR(IF(ISBLANK([.Y373]); &quot;&quot;; IF([.$F373]=&quot;Long&quot;; ([.Y373]-[.$I373])*[.$H373]/[.$K373]; ([.$I373]-[.Y373])*[.$H373]/[.$K373])-[.$P373]); &quot;&quot;)">
            <text:p/>
          </table:table-cell>
          <table:table-cell table:style-name="Default"/>
          <table:table-cell table:style-name="ce205" table:formula="of:=IFERROR(IF(ISBLANK([.AA373]); &quot;&quot;; IF([.$F373]=&quot;Long&quot;; ([.AA373]-[.$I373])*[.$H373]/[.$K373]; ([.$I373]-[.AA373])*[.$H373]/[.$K373])-[.$P373]); &quot;&quot;)">
            <text:p/>
          </table:table-cell>
          <table:table-cell/>
          <table:table-cell table:formula="of:=IF(ISBLANK([.O373]); &quot;&quot;; DAY([.O373]))">
            <text:p/>
          </table:table-cell>
          <table:table-cell table:formula="of:=IF(ISBLANK([.G373]); &quot;&quot;; WEEKDAY([.G373]; 2))">
            <text:p/>
          </table:table-cell>
          <table:table-cell table:formula="of:=IF(ISBLANK([.O373]); &quot;&quot;; WEEKDAY([.O373]; 2))">
            <text:p/>
          </table:table-cell>
          <table:table-cell table:formula="of:=IF(ISBLANK([.O373]); &quot;&quot;; WEEKNUM([.O373]))">
            <text:p/>
          </table:table-cell>
          <table:table-cell table:formula="of:=IF(ISBLANK([.O373]); &quot;&quot;; MONTH([.O373]))">
            <text:p/>
          </table:table-cell>
          <table:table-cell table:formula="of:=IF(OR(ISBLANK([.G373]); ISBLANK([.O373])); &quot;&quot;; IFERROR(DATEDIF([.G373];[.O373];&quot;d&quot;); &quot;&quot;))">
            <text:p/>
          </table:table-cell>
          <table:table-cell table:formula="of:=IFERROR([.AJ372]+[.P373]; &quot;&quot;)">
            <text:p/>
          </table:table-cell>
          <table:table-cell table:formula="of:=IFERROR([.AK372]+[.Q37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74]=&quot;Long&quot;; [.I374]-[Overview.$C$4]/[.H374]; IF([.F374]=&quot;Short&quot;; [.I374]+[Overview.$C$4]/[.H374]; &quot;&quot;)); &quot;&quot;)">
            <text:p/>
          </table:table-cell>
          <table:table-cell table:style-name="ce157" table:formula="of:=IFERROR(ABS([.J374]-[.I374])*[.H374]; &quot;&quot;)">
            <text:p/>
          </table:table-cell>
          <table:table-cell table:formula="of:=IFERROR(IF([.F374]=&quot;Long&quot;; [.I374]+[Overview.$C$4]/[.H374]*[Overview.$C$6]; IF([.F374]=&quot;Short&quot;; [.I374]-[Overview.$C$4]/[.H374]*[Overview.$C$6]; &quot;&quot;)); &quot;&quot;)">
            <text:p/>
          </table:table-cell>
          <table:table-cell table:number-columns-repeated="3"/>
          <table:table-cell table:formula="of:=IFERROR([.Q374]/[.K374]; &quot;&quot;)">
            <text:p/>
          </table:table-cell>
          <table:table-cell table:formula="of:=IFERROR(IF(AND([.F374]=&quot;Long&quot;; [.M374]=[.H374]); [.H374]*([.N374]-[.I374]); IF(AND([.F374]=&quot;Short&quot;; [.M374]=[.H374]); [.H374]*([.I374]-[.N374]); &quot;&quot;)); &quot;&quot;)">
            <text:p/>
          </table:table-cell>
          <table:table-cell table:formula="of:=IF(ISNUMBER([.Q374]); IF([.Q374]&gt;0; &quot;Win&quot;; &quot;Loss&quot;);&quot;&quot;)">
            <text:p/>
          </table:table-cell>
          <table:table-cell table:formula="of:=IF([.O374]=&quot;&quot;; &quot;&quot;; CONCATENATE(DATEDIF([.G374];[.O374];&quot;d&quot;); IF(DATEDIF([.G374];[.O37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74]); &quot;&quot;; IF([.$F374]=&quot;Long&quot;; ([.W374]-[.$I374])*[.$H374]/[.$K374]; ([.$I374]-[.W374])*[.$H374]/[.$K374])-[.$P374]); &quot;&quot;)">
            <text:p/>
          </table:table-cell>
          <table:table-cell table:style-name="Default"/>
          <table:table-cell table:style-name="ce205" table:formula="of:=IFERROR(IF(ISBLANK([.Y374]); &quot;&quot;; IF([.$F374]=&quot;Long&quot;; ([.Y374]-[.$I374])*[.$H374]/[.$K374]; ([.$I374]-[.Y374])*[.$H374]/[.$K374])-[.$P374]); &quot;&quot;)">
            <text:p/>
          </table:table-cell>
          <table:table-cell table:style-name="Default"/>
          <table:table-cell table:style-name="ce205" table:formula="of:=IFERROR(IF(ISBLANK([.AA374]); &quot;&quot;; IF([.$F374]=&quot;Long&quot;; ([.AA374]-[.$I374])*[.$H374]/[.$K374]; ([.$I374]-[.AA374])*[.$H374]/[.$K374])-[.$P374]); &quot;&quot;)">
            <text:p/>
          </table:table-cell>
          <table:table-cell/>
          <table:table-cell table:formula="of:=IF(ISBLANK([.O374]); &quot;&quot;; DAY([.O374]))">
            <text:p/>
          </table:table-cell>
          <table:table-cell table:formula="of:=IF(ISBLANK([.G374]); &quot;&quot;; WEEKDAY([.G374]; 2))">
            <text:p/>
          </table:table-cell>
          <table:table-cell table:formula="of:=IF(ISBLANK([.O374]); &quot;&quot;; WEEKDAY([.O374]; 2))">
            <text:p/>
          </table:table-cell>
          <table:table-cell table:formula="of:=IF(ISBLANK([.O374]); &quot;&quot;; WEEKNUM([.O374]))">
            <text:p/>
          </table:table-cell>
          <table:table-cell table:formula="of:=IF(ISBLANK([.O374]); &quot;&quot;; MONTH([.O374]))">
            <text:p/>
          </table:table-cell>
          <table:table-cell table:formula="of:=IF(OR(ISBLANK([.G374]); ISBLANK([.O374])); &quot;&quot;; IFERROR(DATEDIF([.G374];[.O374];&quot;d&quot;); &quot;&quot;))">
            <text:p/>
          </table:table-cell>
          <table:table-cell table:formula="of:=IFERROR([.AJ373]+[.P374]; &quot;&quot;)">
            <text:p/>
          </table:table-cell>
          <table:table-cell table:formula="of:=IFERROR([.AK373]+[.Q37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75]=&quot;Long&quot;; [.I375]-[Overview.$C$4]/[.H375]; IF([.F375]=&quot;Short&quot;; [.I375]+[Overview.$C$4]/[.H375]; &quot;&quot;)); &quot;&quot;)">
            <text:p/>
          </table:table-cell>
          <table:table-cell table:style-name="ce157" table:formula="of:=IFERROR(ABS([.J375]-[.I375])*[.H375]; &quot;&quot;)">
            <text:p/>
          </table:table-cell>
          <table:table-cell table:formula="of:=IFERROR(IF([.F375]=&quot;Long&quot;; [.I375]+[Overview.$C$4]/[.H375]*[Overview.$C$6]; IF([.F375]=&quot;Short&quot;; [.I375]-[Overview.$C$4]/[.H375]*[Overview.$C$6]; &quot;&quot;)); &quot;&quot;)">
            <text:p/>
          </table:table-cell>
          <table:table-cell table:number-columns-repeated="3"/>
          <table:table-cell table:formula="of:=IFERROR([.Q375]/[.K375]; &quot;&quot;)">
            <text:p/>
          </table:table-cell>
          <table:table-cell table:formula="of:=IFERROR(IF(AND([.F375]=&quot;Long&quot;; [.M375]=[.H375]); [.H375]*([.N375]-[.I375]); IF(AND([.F375]=&quot;Short&quot;; [.M375]=[.H375]); [.H375]*([.I375]-[.N375]); &quot;&quot;)); &quot;&quot;)">
            <text:p/>
          </table:table-cell>
          <table:table-cell table:formula="of:=IF(ISNUMBER([.Q375]); IF([.Q375]&gt;0; &quot;Win&quot;; &quot;Loss&quot;);&quot;&quot;)">
            <text:p/>
          </table:table-cell>
          <table:table-cell table:formula="of:=IF([.O375]=&quot;&quot;; &quot;&quot;; CONCATENATE(DATEDIF([.G375];[.O375];&quot;d&quot;); IF(DATEDIF([.G375];[.O37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75]); &quot;&quot;; IF([.$F375]=&quot;Long&quot;; ([.W375]-[.$I375])*[.$H375]/[.$K375]; ([.$I375]-[.W375])*[.$H375]/[.$K375])-[.$P375]); &quot;&quot;)">
            <text:p/>
          </table:table-cell>
          <table:table-cell table:style-name="Default"/>
          <table:table-cell table:style-name="ce205" table:formula="of:=IFERROR(IF(ISBLANK([.Y375]); &quot;&quot;; IF([.$F375]=&quot;Long&quot;; ([.Y375]-[.$I375])*[.$H375]/[.$K375]; ([.$I375]-[.Y375])*[.$H375]/[.$K375])-[.$P375]); &quot;&quot;)">
            <text:p/>
          </table:table-cell>
          <table:table-cell table:style-name="Default"/>
          <table:table-cell table:style-name="ce205" table:formula="of:=IFERROR(IF(ISBLANK([.AA375]); &quot;&quot;; IF([.$F375]=&quot;Long&quot;; ([.AA375]-[.$I375])*[.$H375]/[.$K375]; ([.$I375]-[.AA375])*[.$H375]/[.$K375])-[.$P375]); &quot;&quot;)">
            <text:p/>
          </table:table-cell>
          <table:table-cell/>
          <table:table-cell table:formula="of:=IF(ISBLANK([.O375]); &quot;&quot;; DAY([.O375]))">
            <text:p/>
          </table:table-cell>
          <table:table-cell table:formula="of:=IF(ISBLANK([.G375]); &quot;&quot;; WEEKDAY([.G375]; 2))">
            <text:p/>
          </table:table-cell>
          <table:table-cell table:formula="of:=IF(ISBLANK([.O375]); &quot;&quot;; WEEKDAY([.O375]; 2))">
            <text:p/>
          </table:table-cell>
          <table:table-cell table:formula="of:=IF(ISBLANK([.O375]); &quot;&quot;; WEEKNUM([.O375]))">
            <text:p/>
          </table:table-cell>
          <table:table-cell table:formula="of:=IF(ISBLANK([.O375]); &quot;&quot;; MONTH([.O375]))">
            <text:p/>
          </table:table-cell>
          <table:table-cell table:formula="of:=IF(OR(ISBLANK([.G375]); ISBLANK([.O375])); &quot;&quot;; IFERROR(DATEDIF([.G375];[.O375];&quot;d&quot;); &quot;&quot;))">
            <text:p/>
          </table:table-cell>
          <table:table-cell table:formula="of:=IFERROR([.AJ374]+[.P375]; &quot;&quot;)">
            <text:p/>
          </table:table-cell>
          <table:table-cell table:formula="of:=IFERROR([.AK374]+[.Q37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76]=&quot;Long&quot;; [.I376]-[Overview.$C$4]/[.H376]; IF([.F376]=&quot;Short&quot;; [.I376]+[Overview.$C$4]/[.H376]; &quot;&quot;)); &quot;&quot;)">
            <text:p/>
          </table:table-cell>
          <table:table-cell table:style-name="ce157" table:formula="of:=IFERROR(ABS([.J376]-[.I376])*[.H376]; &quot;&quot;)">
            <text:p/>
          </table:table-cell>
          <table:table-cell table:formula="of:=IFERROR(IF([.F376]=&quot;Long&quot;; [.I376]+[Overview.$C$4]/[.H376]*[Overview.$C$6]; IF([.F376]=&quot;Short&quot;; [.I376]-[Overview.$C$4]/[.H376]*[Overview.$C$6]; &quot;&quot;)); &quot;&quot;)">
            <text:p/>
          </table:table-cell>
          <table:table-cell table:number-columns-repeated="3"/>
          <table:table-cell table:formula="of:=IFERROR([.Q376]/[.K376]; &quot;&quot;)">
            <text:p/>
          </table:table-cell>
          <table:table-cell table:formula="of:=IFERROR(IF(AND([.F376]=&quot;Long&quot;; [.M376]=[.H376]); [.H376]*([.N376]-[.I376]); IF(AND([.F376]=&quot;Short&quot;; [.M376]=[.H376]); [.H376]*([.I376]-[.N376]); &quot;&quot;)); &quot;&quot;)">
            <text:p/>
          </table:table-cell>
          <table:table-cell table:formula="of:=IF(ISNUMBER([.Q376]); IF([.Q376]&gt;0; &quot;Win&quot;; &quot;Loss&quot;);&quot;&quot;)">
            <text:p/>
          </table:table-cell>
          <table:table-cell table:formula="of:=IF([.O376]=&quot;&quot;; &quot;&quot;; CONCATENATE(DATEDIF([.G376];[.O376];&quot;d&quot;); IF(DATEDIF([.G376];[.O37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76]); &quot;&quot;; IF([.$F376]=&quot;Long&quot;; ([.W376]-[.$I376])*[.$H376]/[.$K376]; ([.$I376]-[.W376])*[.$H376]/[.$K376])-[.$P376]); &quot;&quot;)">
            <text:p/>
          </table:table-cell>
          <table:table-cell table:style-name="Default"/>
          <table:table-cell table:style-name="ce205" table:formula="of:=IFERROR(IF(ISBLANK([.Y376]); &quot;&quot;; IF([.$F376]=&quot;Long&quot;; ([.Y376]-[.$I376])*[.$H376]/[.$K376]; ([.$I376]-[.Y376])*[.$H376]/[.$K376])-[.$P376]); &quot;&quot;)">
            <text:p/>
          </table:table-cell>
          <table:table-cell table:style-name="Default"/>
          <table:table-cell table:style-name="ce205" table:formula="of:=IFERROR(IF(ISBLANK([.AA376]); &quot;&quot;; IF([.$F376]=&quot;Long&quot;; ([.AA376]-[.$I376])*[.$H376]/[.$K376]; ([.$I376]-[.AA376])*[.$H376]/[.$K376])-[.$P376]); &quot;&quot;)">
            <text:p/>
          </table:table-cell>
          <table:table-cell/>
          <table:table-cell table:formula="of:=IF(ISBLANK([.O376]); &quot;&quot;; DAY([.O376]))">
            <text:p/>
          </table:table-cell>
          <table:table-cell table:formula="of:=IF(ISBLANK([.G376]); &quot;&quot;; WEEKDAY([.G376]; 2))">
            <text:p/>
          </table:table-cell>
          <table:table-cell table:formula="of:=IF(ISBLANK([.O376]); &quot;&quot;; WEEKDAY([.O376]; 2))">
            <text:p/>
          </table:table-cell>
          <table:table-cell table:formula="of:=IF(ISBLANK([.O376]); &quot;&quot;; WEEKNUM([.O376]))">
            <text:p/>
          </table:table-cell>
          <table:table-cell table:formula="of:=IF(ISBLANK([.O376]); &quot;&quot;; MONTH([.O376]))">
            <text:p/>
          </table:table-cell>
          <table:table-cell table:formula="of:=IF(OR(ISBLANK([.G376]); ISBLANK([.O376])); &quot;&quot;; IFERROR(DATEDIF([.G376];[.O376];&quot;d&quot;); &quot;&quot;))">
            <text:p/>
          </table:table-cell>
          <table:table-cell table:formula="of:=IFERROR([.AJ375]+[.P376]; &quot;&quot;)">
            <text:p/>
          </table:table-cell>
          <table:table-cell table:formula="of:=IFERROR([.AK375]+[.Q37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75" calcext:value-type="float">
            <text:p>37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77]=&quot;Long&quot;; [.I377]-[Overview.$C$4]/[.H377]; IF([.F377]=&quot;Short&quot;; [.I377]+[Overview.$C$4]/[.H377]; &quot;&quot;)); &quot;&quot;)">
            <text:p/>
          </table:table-cell>
          <table:table-cell table:style-name="ce157" table:formula="of:=IFERROR(ABS([.J377]-[.I377])*[.H377]; &quot;&quot;)">
            <text:p/>
          </table:table-cell>
          <table:table-cell table:formula="of:=IFERROR(IF([.F377]=&quot;Long&quot;; [.I377]+[Overview.$C$4]/[.H377]*[Overview.$C$6]; IF([.F377]=&quot;Short&quot;; [.I377]-[Overview.$C$4]/[.H377]*[Overview.$C$6]; &quot;&quot;)); &quot;&quot;)">
            <text:p/>
          </table:table-cell>
          <table:table-cell table:number-columns-repeated="3"/>
          <table:table-cell table:formula="of:=IFERROR([.Q377]/[.K377]; &quot;&quot;)">
            <text:p/>
          </table:table-cell>
          <table:table-cell table:formula="of:=IFERROR(IF(AND([.F377]=&quot;Long&quot;; [.M377]=[.H377]); [.H377]*([.N377]-[.I377]); IF(AND([.F377]=&quot;Short&quot;; [.M377]=[.H377]); [.H377]*([.I377]-[.N377]); &quot;&quot;)); &quot;&quot;)">
            <text:p/>
          </table:table-cell>
          <table:table-cell table:formula="of:=IF(ISNUMBER([.Q377]); IF([.Q377]&gt;0; &quot;Win&quot;; &quot;Loss&quot;);&quot;&quot;)">
            <text:p/>
          </table:table-cell>
          <table:table-cell table:formula="of:=IF([.O377]=&quot;&quot;; &quot;&quot;; CONCATENATE(DATEDIF([.G377];[.O377];&quot;d&quot;); IF(DATEDIF([.G377];[.O37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77]); &quot;&quot;; IF([.$F377]=&quot;Long&quot;; ([.W377]-[.$I377])*[.$H377]/[.$K377]; ([.$I377]-[.W377])*[.$H377]/[.$K377])-[.$P377]); &quot;&quot;)">
            <text:p/>
          </table:table-cell>
          <table:table-cell table:style-name="Default"/>
          <table:table-cell table:style-name="ce205" table:formula="of:=IFERROR(IF(ISBLANK([.Y377]); &quot;&quot;; IF([.$F377]=&quot;Long&quot;; ([.Y377]-[.$I377])*[.$H377]/[.$K377]; ([.$I377]-[.Y377])*[.$H377]/[.$K377])-[.$P377]); &quot;&quot;)">
            <text:p/>
          </table:table-cell>
          <table:table-cell table:style-name="Default"/>
          <table:table-cell table:style-name="ce205" table:formula="of:=IFERROR(IF(ISBLANK([.AA377]); &quot;&quot;; IF([.$F377]=&quot;Long&quot;; ([.AA377]-[.$I377])*[.$H377]/[.$K377]; ([.$I377]-[.AA377])*[.$H377]/[.$K377])-[.$P377]); &quot;&quot;)">
            <text:p/>
          </table:table-cell>
          <table:table-cell/>
          <table:table-cell table:formula="of:=IF(ISBLANK([.O377]); &quot;&quot;; DAY([.O377]))">
            <text:p/>
          </table:table-cell>
          <table:table-cell table:formula="of:=IF(ISBLANK([.G377]); &quot;&quot;; WEEKDAY([.G377]; 2))">
            <text:p/>
          </table:table-cell>
          <table:table-cell table:formula="of:=IF(ISBLANK([.O377]); &quot;&quot;; WEEKDAY([.O377]; 2))">
            <text:p/>
          </table:table-cell>
          <table:table-cell table:formula="of:=IF(ISBLANK([.O377]); &quot;&quot;; WEEKNUM([.O377]))">
            <text:p/>
          </table:table-cell>
          <table:table-cell table:formula="of:=IF(ISBLANK([.O377]); &quot;&quot;; MONTH([.O377]))">
            <text:p/>
          </table:table-cell>
          <table:table-cell table:formula="of:=IF(OR(ISBLANK([.G377]); ISBLANK([.O377])); &quot;&quot;; IFERROR(DATEDIF([.G377];[.O377];&quot;d&quot;); &quot;&quot;))">
            <text:p/>
          </table:table-cell>
          <table:table-cell table:formula="of:=IFERROR([.AJ376]+[.P377]; &quot;&quot;)">
            <text:p/>
          </table:table-cell>
          <table:table-cell table:formula="of:=IFERROR([.AK376]+[.Q37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76" calcext:value-type="float">
            <text:p>37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78]=&quot;Long&quot;; [.I378]-[Overview.$C$4]/[.H378]; IF([.F378]=&quot;Short&quot;; [.I378]+[Overview.$C$4]/[.H378]; &quot;&quot;)); &quot;&quot;)">
            <text:p/>
          </table:table-cell>
          <table:table-cell table:style-name="ce157" table:formula="of:=IFERROR(ABS([.J378]-[.I378])*[.H378]; &quot;&quot;)">
            <text:p/>
          </table:table-cell>
          <table:table-cell table:formula="of:=IFERROR(IF([.F378]=&quot;Long&quot;; [.I378]+[Overview.$C$4]/[.H378]*[Overview.$C$6]; IF([.F378]=&quot;Short&quot;; [.I378]-[Overview.$C$4]/[.H378]*[Overview.$C$6]; &quot;&quot;)); &quot;&quot;)">
            <text:p/>
          </table:table-cell>
          <table:table-cell table:number-columns-repeated="3"/>
          <table:table-cell table:formula="of:=IFERROR([.Q378]/[.K378]; &quot;&quot;)">
            <text:p/>
          </table:table-cell>
          <table:table-cell table:formula="of:=IFERROR(IF(AND([.F378]=&quot;Long&quot;; [.M378]=[.H378]); [.H378]*([.N378]-[.I378]); IF(AND([.F378]=&quot;Short&quot;; [.M378]=[.H378]); [.H378]*([.I378]-[.N378]); &quot;&quot;)); &quot;&quot;)">
            <text:p/>
          </table:table-cell>
          <table:table-cell table:formula="of:=IF(ISNUMBER([.Q378]); IF([.Q378]&gt;0; &quot;Win&quot;; &quot;Loss&quot;);&quot;&quot;)">
            <text:p/>
          </table:table-cell>
          <table:table-cell table:formula="of:=IF([.O378]=&quot;&quot;; &quot;&quot;; CONCATENATE(DATEDIF([.G378];[.O378];&quot;d&quot;); IF(DATEDIF([.G378];[.O37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78]); &quot;&quot;; IF([.$F378]=&quot;Long&quot;; ([.W378]-[.$I378])*[.$H378]/[.$K378]; ([.$I378]-[.W378])*[.$H378]/[.$K378])-[.$P378]); &quot;&quot;)">
            <text:p/>
          </table:table-cell>
          <table:table-cell table:style-name="Default"/>
          <table:table-cell table:style-name="ce205" table:formula="of:=IFERROR(IF(ISBLANK([.Y378]); &quot;&quot;; IF([.$F378]=&quot;Long&quot;; ([.Y378]-[.$I378])*[.$H378]/[.$K378]; ([.$I378]-[.Y378])*[.$H378]/[.$K378])-[.$P378]); &quot;&quot;)">
            <text:p/>
          </table:table-cell>
          <table:table-cell table:style-name="Default"/>
          <table:table-cell table:style-name="ce205" table:formula="of:=IFERROR(IF(ISBLANK([.AA378]); &quot;&quot;; IF([.$F378]=&quot;Long&quot;; ([.AA378]-[.$I378])*[.$H378]/[.$K378]; ([.$I378]-[.AA378])*[.$H378]/[.$K378])-[.$P378]); &quot;&quot;)">
            <text:p/>
          </table:table-cell>
          <table:table-cell/>
          <table:table-cell table:formula="of:=IF(ISBLANK([.O378]); &quot;&quot;; DAY([.O378]))">
            <text:p/>
          </table:table-cell>
          <table:table-cell table:formula="of:=IF(ISBLANK([.G378]); &quot;&quot;; WEEKDAY([.G378]; 2))">
            <text:p/>
          </table:table-cell>
          <table:table-cell table:formula="of:=IF(ISBLANK([.O378]); &quot;&quot;; WEEKDAY([.O378]; 2))">
            <text:p/>
          </table:table-cell>
          <table:table-cell table:formula="of:=IF(ISBLANK([.O378]); &quot;&quot;; WEEKNUM([.O378]))">
            <text:p/>
          </table:table-cell>
          <table:table-cell table:formula="of:=IF(ISBLANK([.O378]); &quot;&quot;; MONTH([.O378]))">
            <text:p/>
          </table:table-cell>
          <table:table-cell table:formula="of:=IF(OR(ISBLANK([.G378]); ISBLANK([.O378])); &quot;&quot;; IFERROR(DATEDIF([.G378];[.O378];&quot;d&quot;); &quot;&quot;))">
            <text:p/>
          </table:table-cell>
          <table:table-cell table:formula="of:=IFERROR([.AJ377]+[.P378]; &quot;&quot;)">
            <text:p/>
          </table:table-cell>
          <table:table-cell table:formula="of:=IFERROR([.AK377]+[.Q37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77" calcext:value-type="float">
            <text:p>37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79]=&quot;Long&quot;; [.I379]-[Overview.$C$4]/[.H379]; IF([.F379]=&quot;Short&quot;; [.I379]+[Overview.$C$4]/[.H379]; &quot;&quot;)); &quot;&quot;)">
            <text:p/>
          </table:table-cell>
          <table:table-cell table:style-name="ce157" table:formula="of:=IFERROR(ABS([.J379]-[.I379])*[.H379]; &quot;&quot;)">
            <text:p/>
          </table:table-cell>
          <table:table-cell table:formula="of:=IFERROR(IF([.F379]=&quot;Long&quot;; [.I379]+[Overview.$C$4]/[.H379]*[Overview.$C$6]; IF([.F379]=&quot;Short&quot;; [.I379]-[Overview.$C$4]/[.H379]*[Overview.$C$6]; &quot;&quot;)); &quot;&quot;)">
            <text:p/>
          </table:table-cell>
          <table:table-cell table:number-columns-repeated="3"/>
          <table:table-cell table:formula="of:=IFERROR([.Q379]/[.K379]; &quot;&quot;)">
            <text:p/>
          </table:table-cell>
          <table:table-cell table:formula="of:=IFERROR(IF(AND([.F379]=&quot;Long&quot;; [.M379]=[.H379]); [.H379]*([.N379]-[.I379]); IF(AND([.F379]=&quot;Short&quot;; [.M379]=[.H379]); [.H379]*([.I379]-[.N379]); &quot;&quot;)); &quot;&quot;)">
            <text:p/>
          </table:table-cell>
          <table:table-cell table:formula="of:=IF(ISNUMBER([.Q379]); IF([.Q379]&gt;0; &quot;Win&quot;; &quot;Loss&quot;);&quot;&quot;)">
            <text:p/>
          </table:table-cell>
          <table:table-cell table:formula="of:=IF([.O379]=&quot;&quot;; &quot;&quot;; CONCATENATE(DATEDIF([.G379];[.O379];&quot;d&quot;); IF(DATEDIF([.G379];[.O37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79]); &quot;&quot;; IF([.$F379]=&quot;Long&quot;; ([.W379]-[.$I379])*[.$H379]/[.$K379]; ([.$I379]-[.W379])*[.$H379]/[.$K379])-[.$P379]); &quot;&quot;)">
            <text:p/>
          </table:table-cell>
          <table:table-cell table:style-name="Default"/>
          <table:table-cell table:style-name="ce205" table:formula="of:=IFERROR(IF(ISBLANK([.Y379]); &quot;&quot;; IF([.$F379]=&quot;Long&quot;; ([.Y379]-[.$I379])*[.$H379]/[.$K379]; ([.$I379]-[.Y379])*[.$H379]/[.$K379])-[.$P379]); &quot;&quot;)">
            <text:p/>
          </table:table-cell>
          <table:table-cell table:style-name="Default"/>
          <table:table-cell table:style-name="ce205" table:formula="of:=IFERROR(IF(ISBLANK([.AA379]); &quot;&quot;; IF([.$F379]=&quot;Long&quot;; ([.AA379]-[.$I379])*[.$H379]/[.$K379]; ([.$I379]-[.AA379])*[.$H379]/[.$K379])-[.$P379]); &quot;&quot;)">
            <text:p/>
          </table:table-cell>
          <table:table-cell/>
          <table:table-cell table:formula="of:=IF(ISBLANK([.O379]); &quot;&quot;; DAY([.O379]))">
            <text:p/>
          </table:table-cell>
          <table:table-cell table:formula="of:=IF(ISBLANK([.G379]); &quot;&quot;; WEEKDAY([.G379]; 2))">
            <text:p/>
          </table:table-cell>
          <table:table-cell table:formula="of:=IF(ISBLANK([.O379]); &quot;&quot;; WEEKDAY([.O379]; 2))">
            <text:p/>
          </table:table-cell>
          <table:table-cell table:formula="of:=IF(ISBLANK([.O379]); &quot;&quot;; WEEKNUM([.O379]))">
            <text:p/>
          </table:table-cell>
          <table:table-cell table:formula="of:=IF(ISBLANK([.O379]); &quot;&quot;; MONTH([.O379]))">
            <text:p/>
          </table:table-cell>
          <table:table-cell table:formula="of:=IF(OR(ISBLANK([.G379]); ISBLANK([.O379])); &quot;&quot;; IFERROR(DATEDIF([.G379];[.O379];&quot;d&quot;); &quot;&quot;))">
            <text:p/>
          </table:table-cell>
          <table:table-cell table:formula="of:=IFERROR([.AJ378]+[.P379]; &quot;&quot;)">
            <text:p/>
          </table:table-cell>
          <table:table-cell table:formula="of:=IFERROR([.AK378]+[.Q37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80]=&quot;Long&quot;; [.I380]-[Overview.$C$4]/[.H380]; IF([.F380]=&quot;Short&quot;; [.I380]+[Overview.$C$4]/[.H380]; &quot;&quot;)); &quot;&quot;)">
            <text:p/>
          </table:table-cell>
          <table:table-cell table:style-name="ce157" table:formula="of:=IFERROR(ABS([.J380]-[.I380])*[.H380]; &quot;&quot;)">
            <text:p/>
          </table:table-cell>
          <table:table-cell table:formula="of:=IFERROR(IF([.F380]=&quot;Long&quot;; [.I380]+[Overview.$C$4]/[.H380]*[Overview.$C$6]; IF([.F380]=&quot;Short&quot;; [.I380]-[Overview.$C$4]/[.H380]*[Overview.$C$6]; &quot;&quot;)); &quot;&quot;)">
            <text:p/>
          </table:table-cell>
          <table:table-cell table:number-columns-repeated="3"/>
          <table:table-cell table:formula="of:=IFERROR([.Q380]/[.K380]; &quot;&quot;)">
            <text:p/>
          </table:table-cell>
          <table:table-cell table:formula="of:=IFERROR(IF(AND([.F380]=&quot;Long&quot;; [.M380]=[.H380]); [.H380]*([.N380]-[.I380]); IF(AND([.F380]=&quot;Short&quot;; [.M380]=[.H380]); [.H380]*([.I380]-[.N380]); &quot;&quot;)); &quot;&quot;)">
            <text:p/>
          </table:table-cell>
          <table:table-cell table:formula="of:=IF(ISNUMBER([.Q380]); IF([.Q380]&gt;0; &quot;Win&quot;; &quot;Loss&quot;);&quot;&quot;)">
            <text:p/>
          </table:table-cell>
          <table:table-cell table:formula="of:=IF([.O380]=&quot;&quot;; &quot;&quot;; CONCATENATE(DATEDIF([.G380];[.O380];&quot;d&quot;); IF(DATEDIF([.G380];[.O38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80]); &quot;&quot;; IF([.$F380]=&quot;Long&quot;; ([.W380]-[.$I380])*[.$H380]/[.$K380]; ([.$I380]-[.W380])*[.$H380]/[.$K380])-[.$P380]); &quot;&quot;)">
            <text:p/>
          </table:table-cell>
          <table:table-cell table:style-name="Default"/>
          <table:table-cell table:style-name="ce205" table:formula="of:=IFERROR(IF(ISBLANK([.Y380]); &quot;&quot;; IF([.$F380]=&quot;Long&quot;; ([.Y380]-[.$I380])*[.$H380]/[.$K380]; ([.$I380]-[.Y380])*[.$H380]/[.$K380])-[.$P380]); &quot;&quot;)">
            <text:p/>
          </table:table-cell>
          <table:table-cell table:style-name="Default"/>
          <table:table-cell table:style-name="ce205" table:formula="of:=IFERROR(IF(ISBLANK([.AA380]); &quot;&quot;; IF([.$F380]=&quot;Long&quot;; ([.AA380]-[.$I380])*[.$H380]/[.$K380]; ([.$I380]-[.AA380])*[.$H380]/[.$K380])-[.$P380]); &quot;&quot;)">
            <text:p/>
          </table:table-cell>
          <table:table-cell/>
          <table:table-cell table:formula="of:=IF(ISBLANK([.O380]); &quot;&quot;; DAY([.O380]))">
            <text:p/>
          </table:table-cell>
          <table:table-cell table:formula="of:=IF(ISBLANK([.G380]); &quot;&quot;; WEEKDAY([.G380]; 2))">
            <text:p/>
          </table:table-cell>
          <table:table-cell table:formula="of:=IF(ISBLANK([.O380]); &quot;&quot;; WEEKDAY([.O380]; 2))">
            <text:p/>
          </table:table-cell>
          <table:table-cell table:formula="of:=IF(ISBLANK([.O380]); &quot;&quot;; WEEKNUM([.O380]))">
            <text:p/>
          </table:table-cell>
          <table:table-cell table:formula="of:=IF(ISBLANK([.O380]); &quot;&quot;; MONTH([.O380]))">
            <text:p/>
          </table:table-cell>
          <table:table-cell table:formula="of:=IF(OR(ISBLANK([.G380]); ISBLANK([.O380])); &quot;&quot;; IFERROR(DATEDIF([.G380];[.O380];&quot;d&quot;); &quot;&quot;))">
            <text:p/>
          </table:table-cell>
          <table:table-cell table:formula="of:=IFERROR([.AJ379]+[.P380]; &quot;&quot;)">
            <text:p/>
          </table:table-cell>
          <table:table-cell table:formula="of:=IFERROR([.AK379]+[.Q38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81]=&quot;Long&quot;; [.I381]-[Overview.$C$4]/[.H381]; IF([.F381]=&quot;Short&quot;; [.I381]+[Overview.$C$4]/[.H381]; &quot;&quot;)); &quot;&quot;)">
            <text:p/>
          </table:table-cell>
          <table:table-cell table:style-name="ce157" table:formula="of:=IFERROR(ABS([.J381]-[.I381])*[.H381]; &quot;&quot;)">
            <text:p/>
          </table:table-cell>
          <table:table-cell table:formula="of:=IFERROR(IF([.F381]=&quot;Long&quot;; [.I381]+[Overview.$C$4]/[.H381]*[Overview.$C$6]; IF([.F381]=&quot;Short&quot;; [.I381]-[Overview.$C$4]/[.H381]*[Overview.$C$6]; &quot;&quot;)); &quot;&quot;)">
            <text:p/>
          </table:table-cell>
          <table:table-cell table:number-columns-repeated="3"/>
          <table:table-cell table:formula="of:=IFERROR([.Q381]/[.K381]; &quot;&quot;)">
            <text:p/>
          </table:table-cell>
          <table:table-cell table:formula="of:=IFERROR(IF(AND([.F381]=&quot;Long&quot;; [.M381]=[.H381]); [.H381]*([.N381]-[.I381]); IF(AND([.F381]=&quot;Short&quot;; [.M381]=[.H381]); [.H381]*([.I381]-[.N381]); &quot;&quot;)); &quot;&quot;)">
            <text:p/>
          </table:table-cell>
          <table:table-cell table:formula="of:=IF(ISNUMBER([.Q381]); IF([.Q381]&gt;0; &quot;Win&quot;; &quot;Loss&quot;);&quot;&quot;)">
            <text:p/>
          </table:table-cell>
          <table:table-cell table:formula="of:=IF([.O381]=&quot;&quot;; &quot;&quot;; CONCATENATE(DATEDIF([.G381];[.O381];&quot;d&quot;); IF(DATEDIF([.G381];[.O38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81]); &quot;&quot;; IF([.$F381]=&quot;Long&quot;; ([.W381]-[.$I381])*[.$H381]/[.$K381]; ([.$I381]-[.W381])*[.$H381]/[.$K381])-[.$P381]); &quot;&quot;)">
            <text:p/>
          </table:table-cell>
          <table:table-cell table:style-name="Default"/>
          <table:table-cell table:style-name="ce205" table:formula="of:=IFERROR(IF(ISBLANK([.Y381]); &quot;&quot;; IF([.$F381]=&quot;Long&quot;; ([.Y381]-[.$I381])*[.$H381]/[.$K381]; ([.$I381]-[.Y381])*[.$H381]/[.$K381])-[.$P381]); &quot;&quot;)">
            <text:p/>
          </table:table-cell>
          <table:table-cell table:style-name="Default"/>
          <table:table-cell table:style-name="ce205" table:formula="of:=IFERROR(IF(ISBLANK([.AA381]); &quot;&quot;; IF([.$F381]=&quot;Long&quot;; ([.AA381]-[.$I381])*[.$H381]/[.$K381]; ([.$I381]-[.AA381])*[.$H381]/[.$K381])-[.$P381]); &quot;&quot;)">
            <text:p/>
          </table:table-cell>
          <table:table-cell/>
          <table:table-cell table:formula="of:=IF(ISBLANK([.O381]); &quot;&quot;; DAY([.O381]))">
            <text:p/>
          </table:table-cell>
          <table:table-cell table:formula="of:=IF(ISBLANK([.G381]); &quot;&quot;; WEEKDAY([.G381]; 2))">
            <text:p/>
          </table:table-cell>
          <table:table-cell table:formula="of:=IF(ISBLANK([.O381]); &quot;&quot;; WEEKDAY([.O381]; 2))">
            <text:p/>
          </table:table-cell>
          <table:table-cell table:formula="of:=IF(ISBLANK([.O381]); &quot;&quot;; WEEKNUM([.O381]))">
            <text:p/>
          </table:table-cell>
          <table:table-cell table:formula="of:=IF(ISBLANK([.O381]); &quot;&quot;; MONTH([.O381]))">
            <text:p/>
          </table:table-cell>
          <table:table-cell table:formula="of:=IF(OR(ISBLANK([.G381]); ISBLANK([.O381])); &quot;&quot;; IFERROR(DATEDIF([.G381];[.O381];&quot;d&quot;); &quot;&quot;))">
            <text:p/>
          </table:table-cell>
          <table:table-cell table:formula="of:=IFERROR([.AJ380]+[.P381]; &quot;&quot;)">
            <text:p/>
          </table:table-cell>
          <table:table-cell table:formula="of:=IFERROR([.AK380]+[.Q38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82]=&quot;Long&quot;; [.I382]-[Overview.$C$4]/[.H382]; IF([.F382]=&quot;Short&quot;; [.I382]+[Overview.$C$4]/[.H382]; &quot;&quot;)); &quot;&quot;)">
            <text:p/>
          </table:table-cell>
          <table:table-cell table:style-name="ce157" table:formula="of:=IFERROR(ABS([.J382]-[.I382])*[.H382]; &quot;&quot;)">
            <text:p/>
          </table:table-cell>
          <table:table-cell table:formula="of:=IFERROR(IF([.F382]=&quot;Long&quot;; [.I382]+[Overview.$C$4]/[.H382]*[Overview.$C$6]; IF([.F382]=&quot;Short&quot;; [.I382]-[Overview.$C$4]/[.H382]*[Overview.$C$6]; &quot;&quot;)); &quot;&quot;)">
            <text:p/>
          </table:table-cell>
          <table:table-cell table:number-columns-repeated="3"/>
          <table:table-cell table:formula="of:=IFERROR([.Q382]/[.K382]; &quot;&quot;)">
            <text:p/>
          </table:table-cell>
          <table:table-cell table:formula="of:=IFERROR(IF(AND([.F382]=&quot;Long&quot;; [.M382]=[.H382]); [.H382]*([.N382]-[.I382]); IF(AND([.F382]=&quot;Short&quot;; [.M382]=[.H382]); [.H382]*([.I382]-[.N382]); &quot;&quot;)); &quot;&quot;)">
            <text:p/>
          </table:table-cell>
          <table:table-cell table:formula="of:=IF(ISNUMBER([.Q382]); IF([.Q382]&gt;0; &quot;Win&quot;; &quot;Loss&quot;);&quot;&quot;)">
            <text:p/>
          </table:table-cell>
          <table:table-cell table:formula="of:=IF([.O382]=&quot;&quot;; &quot;&quot;; CONCATENATE(DATEDIF([.G382];[.O382];&quot;d&quot;); IF(DATEDIF([.G382];[.O38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82]); &quot;&quot;; IF([.$F382]=&quot;Long&quot;; ([.W382]-[.$I382])*[.$H382]/[.$K382]; ([.$I382]-[.W382])*[.$H382]/[.$K382])-[.$P382]); &quot;&quot;)">
            <text:p/>
          </table:table-cell>
          <table:table-cell table:style-name="Default"/>
          <table:table-cell table:style-name="ce205" table:formula="of:=IFERROR(IF(ISBLANK([.Y382]); &quot;&quot;; IF([.$F382]=&quot;Long&quot;; ([.Y382]-[.$I382])*[.$H382]/[.$K382]; ([.$I382]-[.Y382])*[.$H382]/[.$K382])-[.$P382]); &quot;&quot;)">
            <text:p/>
          </table:table-cell>
          <table:table-cell table:style-name="Default"/>
          <table:table-cell table:style-name="ce205" table:formula="of:=IFERROR(IF(ISBLANK([.AA382]); &quot;&quot;; IF([.$F382]=&quot;Long&quot;; ([.AA382]-[.$I382])*[.$H382]/[.$K382]; ([.$I382]-[.AA382])*[.$H382]/[.$K382])-[.$P382]); &quot;&quot;)">
            <text:p/>
          </table:table-cell>
          <table:table-cell/>
          <table:table-cell table:formula="of:=IF(ISBLANK([.O382]); &quot;&quot;; DAY([.O382]))">
            <text:p/>
          </table:table-cell>
          <table:table-cell table:formula="of:=IF(ISBLANK([.G382]); &quot;&quot;; WEEKDAY([.G382]; 2))">
            <text:p/>
          </table:table-cell>
          <table:table-cell table:formula="of:=IF(ISBLANK([.O382]); &quot;&quot;; WEEKDAY([.O382]; 2))">
            <text:p/>
          </table:table-cell>
          <table:table-cell table:formula="of:=IF(ISBLANK([.O382]); &quot;&quot;; WEEKNUM([.O382]))">
            <text:p/>
          </table:table-cell>
          <table:table-cell table:formula="of:=IF(ISBLANK([.O382]); &quot;&quot;; MONTH([.O382]))">
            <text:p/>
          </table:table-cell>
          <table:table-cell table:formula="of:=IF(OR(ISBLANK([.G382]); ISBLANK([.O382])); &quot;&quot;; IFERROR(DATEDIF([.G382];[.O382];&quot;d&quot;); &quot;&quot;))">
            <text:p/>
          </table:table-cell>
          <table:table-cell table:formula="of:=IFERROR([.AJ381]+[.P382]; &quot;&quot;)">
            <text:p/>
          </table:table-cell>
          <table:table-cell table:formula="of:=IFERROR([.AK381]+[.Q38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83]=&quot;Long&quot;; [.I383]-[Overview.$C$4]/[.H383]; IF([.F383]=&quot;Short&quot;; [.I383]+[Overview.$C$4]/[.H383]; &quot;&quot;)); &quot;&quot;)">
            <text:p/>
          </table:table-cell>
          <table:table-cell table:style-name="ce157" table:formula="of:=IFERROR(ABS([.J383]-[.I383])*[.H383]; &quot;&quot;)">
            <text:p/>
          </table:table-cell>
          <table:table-cell table:formula="of:=IFERROR(IF([.F383]=&quot;Long&quot;; [.I383]+[Overview.$C$4]/[.H383]*[Overview.$C$6]; IF([.F383]=&quot;Short&quot;; [.I383]-[Overview.$C$4]/[.H383]*[Overview.$C$6]; &quot;&quot;)); &quot;&quot;)">
            <text:p/>
          </table:table-cell>
          <table:table-cell table:number-columns-repeated="3"/>
          <table:table-cell table:formula="of:=IFERROR([.Q383]/[.K383]; &quot;&quot;)">
            <text:p/>
          </table:table-cell>
          <table:table-cell table:formula="of:=IFERROR(IF(AND([.F383]=&quot;Long&quot;; [.M383]=[.H383]); [.H383]*([.N383]-[.I383]); IF(AND([.F383]=&quot;Short&quot;; [.M383]=[.H383]); [.H383]*([.I383]-[.N383]); &quot;&quot;)); &quot;&quot;)">
            <text:p/>
          </table:table-cell>
          <table:table-cell table:formula="of:=IF(ISNUMBER([.Q383]); IF([.Q383]&gt;0; &quot;Win&quot;; &quot;Loss&quot;);&quot;&quot;)">
            <text:p/>
          </table:table-cell>
          <table:table-cell table:formula="of:=IF([.O383]=&quot;&quot;; &quot;&quot;; CONCATENATE(DATEDIF([.G383];[.O383];&quot;d&quot;); IF(DATEDIF([.G383];[.O38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83]); &quot;&quot;; IF([.$F383]=&quot;Long&quot;; ([.W383]-[.$I383])*[.$H383]/[.$K383]; ([.$I383]-[.W383])*[.$H383]/[.$K383])-[.$P383]); &quot;&quot;)">
            <text:p/>
          </table:table-cell>
          <table:table-cell table:style-name="Default"/>
          <table:table-cell table:style-name="ce205" table:formula="of:=IFERROR(IF(ISBLANK([.Y383]); &quot;&quot;; IF([.$F383]=&quot;Long&quot;; ([.Y383]-[.$I383])*[.$H383]/[.$K383]; ([.$I383]-[.Y383])*[.$H383]/[.$K383])-[.$P383]); &quot;&quot;)">
            <text:p/>
          </table:table-cell>
          <table:table-cell table:style-name="Default"/>
          <table:table-cell table:style-name="ce205" table:formula="of:=IFERROR(IF(ISBLANK([.AA383]); &quot;&quot;; IF([.$F383]=&quot;Long&quot;; ([.AA383]-[.$I383])*[.$H383]/[.$K383]; ([.$I383]-[.AA383])*[.$H383]/[.$K383])-[.$P383]); &quot;&quot;)">
            <text:p/>
          </table:table-cell>
          <table:table-cell/>
          <table:table-cell table:formula="of:=IF(ISBLANK([.O383]); &quot;&quot;; DAY([.O383]))">
            <text:p/>
          </table:table-cell>
          <table:table-cell table:formula="of:=IF(ISBLANK([.G383]); &quot;&quot;; WEEKDAY([.G383]; 2))">
            <text:p/>
          </table:table-cell>
          <table:table-cell table:formula="of:=IF(ISBLANK([.O383]); &quot;&quot;; WEEKDAY([.O383]; 2))">
            <text:p/>
          </table:table-cell>
          <table:table-cell table:formula="of:=IF(ISBLANK([.O383]); &quot;&quot;; WEEKNUM([.O383]))">
            <text:p/>
          </table:table-cell>
          <table:table-cell table:formula="of:=IF(ISBLANK([.O383]); &quot;&quot;; MONTH([.O383]))">
            <text:p/>
          </table:table-cell>
          <table:table-cell table:formula="of:=IF(OR(ISBLANK([.G383]); ISBLANK([.O383])); &quot;&quot;; IFERROR(DATEDIF([.G383];[.O383];&quot;d&quot;); &quot;&quot;))">
            <text:p/>
          </table:table-cell>
          <table:table-cell table:formula="of:=IFERROR([.AJ382]+[.P383]; &quot;&quot;)">
            <text:p/>
          </table:table-cell>
          <table:table-cell table:formula="of:=IFERROR([.AK382]+[.Q38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84]=&quot;Long&quot;; [.I384]-[Overview.$C$4]/[.H384]; IF([.F384]=&quot;Short&quot;; [.I384]+[Overview.$C$4]/[.H384]; &quot;&quot;)); &quot;&quot;)">
            <text:p/>
          </table:table-cell>
          <table:table-cell table:style-name="ce157" table:formula="of:=IFERROR(ABS([.J384]-[.I384])*[.H384]; &quot;&quot;)">
            <text:p/>
          </table:table-cell>
          <table:table-cell table:formula="of:=IFERROR(IF([.F384]=&quot;Long&quot;; [.I384]+[Overview.$C$4]/[.H384]*[Overview.$C$6]; IF([.F384]=&quot;Short&quot;; [.I384]-[Overview.$C$4]/[.H384]*[Overview.$C$6]; &quot;&quot;)); &quot;&quot;)">
            <text:p/>
          </table:table-cell>
          <table:table-cell table:number-columns-repeated="3"/>
          <table:table-cell table:formula="of:=IFERROR([.Q384]/[.K384]; &quot;&quot;)">
            <text:p/>
          </table:table-cell>
          <table:table-cell table:formula="of:=IFERROR(IF(AND([.F384]=&quot;Long&quot;; [.M384]=[.H384]); [.H384]*([.N384]-[.I384]); IF(AND([.F384]=&quot;Short&quot;; [.M384]=[.H384]); [.H384]*([.I384]-[.N384]); &quot;&quot;)); &quot;&quot;)">
            <text:p/>
          </table:table-cell>
          <table:table-cell table:formula="of:=IF(ISNUMBER([.Q384]); IF([.Q384]&gt;0; &quot;Win&quot;; &quot;Loss&quot;);&quot;&quot;)">
            <text:p/>
          </table:table-cell>
          <table:table-cell table:formula="of:=IF([.O384]=&quot;&quot;; &quot;&quot;; CONCATENATE(DATEDIF([.G384];[.O384];&quot;d&quot;); IF(DATEDIF([.G384];[.O38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84]); &quot;&quot;; IF([.$F384]=&quot;Long&quot;; ([.W384]-[.$I384])*[.$H384]/[.$K384]; ([.$I384]-[.W384])*[.$H384]/[.$K384])-[.$P384]); &quot;&quot;)">
            <text:p/>
          </table:table-cell>
          <table:table-cell table:style-name="Default"/>
          <table:table-cell table:style-name="ce205" table:formula="of:=IFERROR(IF(ISBLANK([.Y384]); &quot;&quot;; IF([.$F384]=&quot;Long&quot;; ([.Y384]-[.$I384])*[.$H384]/[.$K384]; ([.$I384]-[.Y384])*[.$H384]/[.$K384])-[.$P384]); &quot;&quot;)">
            <text:p/>
          </table:table-cell>
          <table:table-cell table:style-name="Default"/>
          <table:table-cell table:style-name="ce205" table:formula="of:=IFERROR(IF(ISBLANK([.AA384]); &quot;&quot;; IF([.$F384]=&quot;Long&quot;; ([.AA384]-[.$I384])*[.$H384]/[.$K384]; ([.$I384]-[.AA384])*[.$H384]/[.$K384])-[.$P384]); &quot;&quot;)">
            <text:p/>
          </table:table-cell>
          <table:table-cell/>
          <table:table-cell table:formula="of:=IF(ISBLANK([.O384]); &quot;&quot;; DAY([.O384]))">
            <text:p/>
          </table:table-cell>
          <table:table-cell table:formula="of:=IF(ISBLANK([.G384]); &quot;&quot;; WEEKDAY([.G384]; 2))">
            <text:p/>
          </table:table-cell>
          <table:table-cell table:formula="of:=IF(ISBLANK([.O384]); &quot;&quot;; WEEKDAY([.O384]; 2))">
            <text:p/>
          </table:table-cell>
          <table:table-cell table:formula="of:=IF(ISBLANK([.O384]); &quot;&quot;; WEEKNUM([.O384]))">
            <text:p/>
          </table:table-cell>
          <table:table-cell table:formula="of:=IF(ISBLANK([.O384]); &quot;&quot;; MONTH([.O384]))">
            <text:p/>
          </table:table-cell>
          <table:table-cell table:formula="of:=IF(OR(ISBLANK([.G384]); ISBLANK([.O384])); &quot;&quot;; IFERROR(DATEDIF([.G384];[.O384];&quot;d&quot;); &quot;&quot;))">
            <text:p/>
          </table:table-cell>
          <table:table-cell table:formula="of:=IFERROR([.AJ383]+[.P384]; &quot;&quot;)">
            <text:p/>
          </table:table-cell>
          <table:table-cell table:formula="of:=IFERROR([.AK383]+[.Q38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85]=&quot;Long&quot;; [.I385]-[Overview.$C$4]/[.H385]; IF([.F385]=&quot;Short&quot;; [.I385]+[Overview.$C$4]/[.H385]; &quot;&quot;)); &quot;&quot;)">
            <text:p/>
          </table:table-cell>
          <table:table-cell table:style-name="ce157" table:formula="of:=IFERROR(ABS([.J385]-[.I385])*[.H385]; &quot;&quot;)">
            <text:p/>
          </table:table-cell>
          <table:table-cell table:formula="of:=IFERROR(IF([.F385]=&quot;Long&quot;; [.I385]+[Overview.$C$4]/[.H385]*[Overview.$C$6]; IF([.F385]=&quot;Short&quot;; [.I385]-[Overview.$C$4]/[.H385]*[Overview.$C$6]; &quot;&quot;)); &quot;&quot;)">
            <text:p/>
          </table:table-cell>
          <table:table-cell table:number-columns-repeated="3"/>
          <table:table-cell table:formula="of:=IFERROR([.Q385]/[.K385]; &quot;&quot;)">
            <text:p/>
          </table:table-cell>
          <table:table-cell table:formula="of:=IFERROR(IF(AND([.F385]=&quot;Long&quot;; [.M385]=[.H385]); [.H385]*([.N385]-[.I385]); IF(AND([.F385]=&quot;Short&quot;; [.M385]=[.H385]); [.H385]*([.I385]-[.N385]); &quot;&quot;)); &quot;&quot;)">
            <text:p/>
          </table:table-cell>
          <table:table-cell table:formula="of:=IF(ISNUMBER([.Q385]); IF([.Q385]&gt;0; &quot;Win&quot;; &quot;Loss&quot;);&quot;&quot;)">
            <text:p/>
          </table:table-cell>
          <table:table-cell table:formula="of:=IF([.O385]=&quot;&quot;; &quot;&quot;; CONCATENATE(DATEDIF([.G385];[.O385];&quot;d&quot;); IF(DATEDIF([.G385];[.O38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85]); &quot;&quot;; IF([.$F385]=&quot;Long&quot;; ([.W385]-[.$I385])*[.$H385]/[.$K385]; ([.$I385]-[.W385])*[.$H385]/[.$K385])-[.$P385]); &quot;&quot;)">
            <text:p/>
          </table:table-cell>
          <table:table-cell table:style-name="Default"/>
          <table:table-cell table:style-name="ce205" table:formula="of:=IFERROR(IF(ISBLANK([.Y385]); &quot;&quot;; IF([.$F385]=&quot;Long&quot;; ([.Y385]-[.$I385])*[.$H385]/[.$K385]; ([.$I385]-[.Y385])*[.$H385]/[.$K385])-[.$P385]); &quot;&quot;)">
            <text:p/>
          </table:table-cell>
          <table:table-cell table:style-name="Default"/>
          <table:table-cell table:style-name="ce205" table:formula="of:=IFERROR(IF(ISBLANK([.AA385]); &quot;&quot;; IF([.$F385]=&quot;Long&quot;; ([.AA385]-[.$I385])*[.$H385]/[.$K385]; ([.$I385]-[.AA385])*[.$H385]/[.$K385])-[.$P385]); &quot;&quot;)">
            <text:p/>
          </table:table-cell>
          <table:table-cell/>
          <table:table-cell table:formula="of:=IF(ISBLANK([.O385]); &quot;&quot;; DAY([.O385]))">
            <text:p/>
          </table:table-cell>
          <table:table-cell table:formula="of:=IF(ISBLANK([.G385]); &quot;&quot;; WEEKDAY([.G385]; 2))">
            <text:p/>
          </table:table-cell>
          <table:table-cell table:formula="of:=IF(ISBLANK([.O385]); &quot;&quot;; WEEKDAY([.O385]; 2))">
            <text:p/>
          </table:table-cell>
          <table:table-cell table:formula="of:=IF(ISBLANK([.O385]); &quot;&quot;; WEEKNUM([.O385]))">
            <text:p/>
          </table:table-cell>
          <table:table-cell table:formula="of:=IF(ISBLANK([.O385]); &quot;&quot;; MONTH([.O385]))">
            <text:p/>
          </table:table-cell>
          <table:table-cell table:formula="of:=IF(OR(ISBLANK([.G385]); ISBLANK([.O385])); &quot;&quot;; IFERROR(DATEDIF([.G385];[.O385];&quot;d&quot;); &quot;&quot;))">
            <text:p/>
          </table:table-cell>
          <table:table-cell table:formula="of:=IFERROR([.AJ384]+[.P385]; &quot;&quot;)">
            <text:p/>
          </table:table-cell>
          <table:table-cell table:formula="of:=IFERROR([.AK384]+[.Q38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86]=&quot;Long&quot;; [.I386]-[Overview.$C$4]/[.H386]; IF([.F386]=&quot;Short&quot;; [.I386]+[Overview.$C$4]/[.H386]; &quot;&quot;)); &quot;&quot;)">
            <text:p/>
          </table:table-cell>
          <table:table-cell table:style-name="ce157" table:formula="of:=IFERROR(ABS([.J386]-[.I386])*[.H386]; &quot;&quot;)">
            <text:p/>
          </table:table-cell>
          <table:table-cell table:formula="of:=IFERROR(IF([.F386]=&quot;Long&quot;; [.I386]+[Overview.$C$4]/[.H386]*[Overview.$C$6]; IF([.F386]=&quot;Short&quot;; [.I386]-[Overview.$C$4]/[.H386]*[Overview.$C$6]; &quot;&quot;)); &quot;&quot;)">
            <text:p/>
          </table:table-cell>
          <table:table-cell table:number-columns-repeated="3"/>
          <table:table-cell table:formula="of:=IFERROR([.Q386]/[.K386]; &quot;&quot;)">
            <text:p/>
          </table:table-cell>
          <table:table-cell table:formula="of:=IFERROR(IF(AND([.F386]=&quot;Long&quot;; [.M386]=[.H386]); [.H386]*([.N386]-[.I386]); IF(AND([.F386]=&quot;Short&quot;; [.M386]=[.H386]); [.H386]*([.I386]-[.N386]); &quot;&quot;)); &quot;&quot;)">
            <text:p/>
          </table:table-cell>
          <table:table-cell table:formula="of:=IF(ISNUMBER([.Q386]); IF([.Q386]&gt;0; &quot;Win&quot;; &quot;Loss&quot;);&quot;&quot;)">
            <text:p/>
          </table:table-cell>
          <table:table-cell table:formula="of:=IF([.O386]=&quot;&quot;; &quot;&quot;; CONCATENATE(DATEDIF([.G386];[.O386];&quot;d&quot;); IF(DATEDIF([.G386];[.O38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86]); &quot;&quot;; IF([.$F386]=&quot;Long&quot;; ([.W386]-[.$I386])*[.$H386]/[.$K386]; ([.$I386]-[.W386])*[.$H386]/[.$K386])-[.$P386]); &quot;&quot;)">
            <text:p/>
          </table:table-cell>
          <table:table-cell table:style-name="Default"/>
          <table:table-cell table:style-name="ce205" table:formula="of:=IFERROR(IF(ISBLANK([.Y386]); &quot;&quot;; IF([.$F386]=&quot;Long&quot;; ([.Y386]-[.$I386])*[.$H386]/[.$K386]; ([.$I386]-[.Y386])*[.$H386]/[.$K386])-[.$P386]); &quot;&quot;)">
            <text:p/>
          </table:table-cell>
          <table:table-cell table:style-name="Default"/>
          <table:table-cell table:style-name="ce205" table:formula="of:=IFERROR(IF(ISBLANK([.AA386]); &quot;&quot;; IF([.$F386]=&quot;Long&quot;; ([.AA386]-[.$I386])*[.$H386]/[.$K386]; ([.$I386]-[.AA386])*[.$H386]/[.$K386])-[.$P386]); &quot;&quot;)">
            <text:p/>
          </table:table-cell>
          <table:table-cell/>
          <table:table-cell table:formula="of:=IF(ISBLANK([.O386]); &quot;&quot;; DAY([.O386]))">
            <text:p/>
          </table:table-cell>
          <table:table-cell table:formula="of:=IF(ISBLANK([.G386]); &quot;&quot;; WEEKDAY([.G386]; 2))">
            <text:p/>
          </table:table-cell>
          <table:table-cell table:formula="of:=IF(ISBLANK([.O386]); &quot;&quot;; WEEKDAY([.O386]; 2))">
            <text:p/>
          </table:table-cell>
          <table:table-cell table:formula="of:=IF(ISBLANK([.O386]); &quot;&quot;; WEEKNUM([.O386]))">
            <text:p/>
          </table:table-cell>
          <table:table-cell table:formula="of:=IF(ISBLANK([.O386]); &quot;&quot;; MONTH([.O386]))">
            <text:p/>
          </table:table-cell>
          <table:table-cell table:formula="of:=IF(OR(ISBLANK([.G386]); ISBLANK([.O386])); &quot;&quot;; IFERROR(DATEDIF([.G386];[.O386];&quot;d&quot;); &quot;&quot;))">
            <text:p/>
          </table:table-cell>
          <table:table-cell table:formula="of:=IFERROR([.AJ385]+[.P386]; &quot;&quot;)">
            <text:p/>
          </table:table-cell>
          <table:table-cell table:formula="of:=IFERROR([.AK385]+[.Q38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85" calcext:value-type="float">
            <text:p>38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87]=&quot;Long&quot;; [.I387]-[Overview.$C$4]/[.H387]; IF([.F387]=&quot;Short&quot;; [.I387]+[Overview.$C$4]/[.H387]; &quot;&quot;)); &quot;&quot;)">
            <text:p/>
          </table:table-cell>
          <table:table-cell table:style-name="ce157" table:formula="of:=IFERROR(ABS([.J387]-[.I387])*[.H387]; &quot;&quot;)">
            <text:p/>
          </table:table-cell>
          <table:table-cell table:formula="of:=IFERROR(IF([.F387]=&quot;Long&quot;; [.I387]+[Overview.$C$4]/[.H387]*[Overview.$C$6]; IF([.F387]=&quot;Short&quot;; [.I387]-[Overview.$C$4]/[.H387]*[Overview.$C$6]; &quot;&quot;)); &quot;&quot;)">
            <text:p/>
          </table:table-cell>
          <table:table-cell table:number-columns-repeated="3"/>
          <table:table-cell table:formula="of:=IFERROR([.Q387]/[.K387]; &quot;&quot;)">
            <text:p/>
          </table:table-cell>
          <table:table-cell table:formula="of:=IFERROR(IF(AND([.F387]=&quot;Long&quot;; [.M387]=[.H387]); [.H387]*([.N387]-[.I387]); IF(AND([.F387]=&quot;Short&quot;; [.M387]=[.H387]); [.H387]*([.I387]-[.N387]); &quot;&quot;)); &quot;&quot;)">
            <text:p/>
          </table:table-cell>
          <table:table-cell table:formula="of:=IF(ISNUMBER([.Q387]); IF([.Q387]&gt;0; &quot;Win&quot;; &quot;Loss&quot;);&quot;&quot;)">
            <text:p/>
          </table:table-cell>
          <table:table-cell table:formula="of:=IF([.O387]=&quot;&quot;; &quot;&quot;; CONCATENATE(DATEDIF([.G387];[.O387];&quot;d&quot;); IF(DATEDIF([.G387];[.O38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87]); &quot;&quot;; IF([.$F387]=&quot;Long&quot;; ([.W387]-[.$I387])*[.$H387]/[.$K387]; ([.$I387]-[.W387])*[.$H387]/[.$K387])-[.$P387]); &quot;&quot;)">
            <text:p/>
          </table:table-cell>
          <table:table-cell table:style-name="Default"/>
          <table:table-cell table:style-name="ce205" table:formula="of:=IFERROR(IF(ISBLANK([.Y387]); &quot;&quot;; IF([.$F387]=&quot;Long&quot;; ([.Y387]-[.$I387])*[.$H387]/[.$K387]; ([.$I387]-[.Y387])*[.$H387]/[.$K387])-[.$P387]); &quot;&quot;)">
            <text:p/>
          </table:table-cell>
          <table:table-cell table:style-name="Default"/>
          <table:table-cell table:style-name="ce205" table:formula="of:=IFERROR(IF(ISBLANK([.AA387]); &quot;&quot;; IF([.$F387]=&quot;Long&quot;; ([.AA387]-[.$I387])*[.$H387]/[.$K387]; ([.$I387]-[.AA387])*[.$H387]/[.$K387])-[.$P387]); &quot;&quot;)">
            <text:p/>
          </table:table-cell>
          <table:table-cell/>
          <table:table-cell table:formula="of:=IF(ISBLANK([.O387]); &quot;&quot;; DAY([.O387]))">
            <text:p/>
          </table:table-cell>
          <table:table-cell table:formula="of:=IF(ISBLANK([.G387]); &quot;&quot;; WEEKDAY([.G387]; 2))">
            <text:p/>
          </table:table-cell>
          <table:table-cell table:formula="of:=IF(ISBLANK([.O387]); &quot;&quot;; WEEKDAY([.O387]; 2))">
            <text:p/>
          </table:table-cell>
          <table:table-cell table:formula="of:=IF(ISBLANK([.O387]); &quot;&quot;; WEEKNUM([.O387]))">
            <text:p/>
          </table:table-cell>
          <table:table-cell table:formula="of:=IF(ISBLANK([.O387]); &quot;&quot;; MONTH([.O387]))">
            <text:p/>
          </table:table-cell>
          <table:table-cell table:formula="of:=IF(OR(ISBLANK([.G387]); ISBLANK([.O387])); &quot;&quot;; IFERROR(DATEDIF([.G387];[.O387];&quot;d&quot;); &quot;&quot;))">
            <text:p/>
          </table:table-cell>
          <table:table-cell table:formula="of:=IFERROR([.AJ386]+[.P387]; &quot;&quot;)">
            <text:p/>
          </table:table-cell>
          <table:table-cell table:formula="of:=IFERROR([.AK386]+[.Q38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88]=&quot;Long&quot;; [.I388]-[Overview.$C$4]/[.H388]; IF([.F388]=&quot;Short&quot;; [.I388]+[Overview.$C$4]/[.H388]; &quot;&quot;)); &quot;&quot;)">
            <text:p/>
          </table:table-cell>
          <table:table-cell table:style-name="ce157" table:formula="of:=IFERROR(ABS([.J388]-[.I388])*[.H388]; &quot;&quot;)">
            <text:p/>
          </table:table-cell>
          <table:table-cell table:formula="of:=IFERROR(IF([.F388]=&quot;Long&quot;; [.I388]+[Overview.$C$4]/[.H388]*[Overview.$C$6]; IF([.F388]=&quot;Short&quot;; [.I388]-[Overview.$C$4]/[.H388]*[Overview.$C$6]; &quot;&quot;)); &quot;&quot;)">
            <text:p/>
          </table:table-cell>
          <table:table-cell table:number-columns-repeated="3"/>
          <table:table-cell table:formula="of:=IFERROR([.Q388]/[.K388]; &quot;&quot;)">
            <text:p/>
          </table:table-cell>
          <table:table-cell table:formula="of:=IFERROR(IF(AND([.F388]=&quot;Long&quot;; [.M388]=[.H388]); [.H388]*([.N388]-[.I388]); IF(AND([.F388]=&quot;Short&quot;; [.M388]=[.H388]); [.H388]*([.I388]-[.N388]); &quot;&quot;)); &quot;&quot;)">
            <text:p/>
          </table:table-cell>
          <table:table-cell table:formula="of:=IF(ISNUMBER([.Q388]); IF([.Q388]&gt;0; &quot;Win&quot;; &quot;Loss&quot;);&quot;&quot;)">
            <text:p/>
          </table:table-cell>
          <table:table-cell table:formula="of:=IF([.O388]=&quot;&quot;; &quot;&quot;; CONCATENATE(DATEDIF([.G388];[.O388];&quot;d&quot;); IF(DATEDIF([.G388];[.O38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88]); &quot;&quot;; IF([.$F388]=&quot;Long&quot;; ([.W388]-[.$I388])*[.$H388]/[.$K388]; ([.$I388]-[.W388])*[.$H388]/[.$K388])-[.$P388]); &quot;&quot;)">
            <text:p/>
          </table:table-cell>
          <table:table-cell table:style-name="Default"/>
          <table:table-cell table:style-name="ce205" table:formula="of:=IFERROR(IF(ISBLANK([.Y388]); &quot;&quot;; IF([.$F388]=&quot;Long&quot;; ([.Y388]-[.$I388])*[.$H388]/[.$K388]; ([.$I388]-[.Y388])*[.$H388]/[.$K388])-[.$P388]); &quot;&quot;)">
            <text:p/>
          </table:table-cell>
          <table:table-cell table:style-name="Default"/>
          <table:table-cell table:style-name="ce205" table:formula="of:=IFERROR(IF(ISBLANK([.AA388]); &quot;&quot;; IF([.$F388]=&quot;Long&quot;; ([.AA388]-[.$I388])*[.$H388]/[.$K388]; ([.$I388]-[.AA388])*[.$H388]/[.$K388])-[.$P388]); &quot;&quot;)">
            <text:p/>
          </table:table-cell>
          <table:table-cell/>
          <table:table-cell table:formula="of:=IF(ISBLANK([.O388]); &quot;&quot;; DAY([.O388]))">
            <text:p/>
          </table:table-cell>
          <table:table-cell table:formula="of:=IF(ISBLANK([.G388]); &quot;&quot;; WEEKDAY([.G388]; 2))">
            <text:p/>
          </table:table-cell>
          <table:table-cell table:formula="of:=IF(ISBLANK([.O388]); &quot;&quot;; WEEKDAY([.O388]; 2))">
            <text:p/>
          </table:table-cell>
          <table:table-cell table:formula="of:=IF(ISBLANK([.O388]); &quot;&quot;; WEEKNUM([.O388]))">
            <text:p/>
          </table:table-cell>
          <table:table-cell table:formula="of:=IF(ISBLANK([.O388]); &quot;&quot;; MONTH([.O388]))">
            <text:p/>
          </table:table-cell>
          <table:table-cell table:formula="of:=IF(OR(ISBLANK([.G388]); ISBLANK([.O388])); &quot;&quot;; IFERROR(DATEDIF([.G388];[.O388];&quot;d&quot;); &quot;&quot;))">
            <text:p/>
          </table:table-cell>
          <table:table-cell table:formula="of:=IFERROR([.AJ387]+[.P388]; &quot;&quot;)">
            <text:p/>
          </table:table-cell>
          <table:table-cell table:formula="of:=IFERROR([.AK387]+[.Q38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87" calcext:value-type="float">
            <text:p>38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89]=&quot;Long&quot;; [.I389]-[Overview.$C$4]/[.H389]; IF([.F389]=&quot;Short&quot;; [.I389]+[Overview.$C$4]/[.H389]; &quot;&quot;)); &quot;&quot;)">
            <text:p/>
          </table:table-cell>
          <table:table-cell table:style-name="ce157" table:formula="of:=IFERROR(ABS([.J389]-[.I389])*[.H389]; &quot;&quot;)">
            <text:p/>
          </table:table-cell>
          <table:table-cell table:formula="of:=IFERROR(IF([.F389]=&quot;Long&quot;; [.I389]+[Overview.$C$4]/[.H389]*[Overview.$C$6]; IF([.F389]=&quot;Short&quot;; [.I389]-[Overview.$C$4]/[.H389]*[Overview.$C$6]; &quot;&quot;)); &quot;&quot;)">
            <text:p/>
          </table:table-cell>
          <table:table-cell table:number-columns-repeated="3"/>
          <table:table-cell table:formula="of:=IFERROR([.Q389]/[.K389]; &quot;&quot;)">
            <text:p/>
          </table:table-cell>
          <table:table-cell table:formula="of:=IFERROR(IF(AND([.F389]=&quot;Long&quot;; [.M389]=[.H389]); [.H389]*([.N389]-[.I389]); IF(AND([.F389]=&quot;Short&quot;; [.M389]=[.H389]); [.H389]*([.I389]-[.N389]); &quot;&quot;)); &quot;&quot;)">
            <text:p/>
          </table:table-cell>
          <table:table-cell table:formula="of:=IF(ISNUMBER([.Q389]); IF([.Q389]&gt;0; &quot;Win&quot;; &quot;Loss&quot;);&quot;&quot;)">
            <text:p/>
          </table:table-cell>
          <table:table-cell table:formula="of:=IF([.O389]=&quot;&quot;; &quot;&quot;; CONCATENATE(DATEDIF([.G389];[.O389];&quot;d&quot;); IF(DATEDIF([.G389];[.O38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89]); &quot;&quot;; IF([.$F389]=&quot;Long&quot;; ([.W389]-[.$I389])*[.$H389]/[.$K389]; ([.$I389]-[.W389])*[.$H389]/[.$K389])-[.$P389]); &quot;&quot;)">
            <text:p/>
          </table:table-cell>
          <table:table-cell table:style-name="Default"/>
          <table:table-cell table:style-name="ce205" table:formula="of:=IFERROR(IF(ISBLANK([.Y389]); &quot;&quot;; IF([.$F389]=&quot;Long&quot;; ([.Y389]-[.$I389])*[.$H389]/[.$K389]; ([.$I389]-[.Y389])*[.$H389]/[.$K389])-[.$P389]); &quot;&quot;)">
            <text:p/>
          </table:table-cell>
          <table:table-cell table:style-name="Default"/>
          <table:table-cell table:style-name="ce205" table:formula="of:=IFERROR(IF(ISBLANK([.AA389]); &quot;&quot;; IF([.$F389]=&quot;Long&quot;; ([.AA389]-[.$I389])*[.$H389]/[.$K389]; ([.$I389]-[.AA389])*[.$H389]/[.$K389])-[.$P389]); &quot;&quot;)">
            <text:p/>
          </table:table-cell>
          <table:table-cell/>
          <table:table-cell table:formula="of:=IF(ISBLANK([.O389]); &quot;&quot;; DAY([.O389]))">
            <text:p/>
          </table:table-cell>
          <table:table-cell table:formula="of:=IF(ISBLANK([.G389]); &quot;&quot;; WEEKDAY([.G389]; 2))">
            <text:p/>
          </table:table-cell>
          <table:table-cell table:formula="of:=IF(ISBLANK([.O389]); &quot;&quot;; WEEKDAY([.O389]; 2))">
            <text:p/>
          </table:table-cell>
          <table:table-cell table:formula="of:=IF(ISBLANK([.O389]); &quot;&quot;; WEEKNUM([.O389]))">
            <text:p/>
          </table:table-cell>
          <table:table-cell table:formula="of:=IF(ISBLANK([.O389]); &quot;&quot;; MONTH([.O389]))">
            <text:p/>
          </table:table-cell>
          <table:table-cell table:formula="of:=IF(OR(ISBLANK([.G389]); ISBLANK([.O389])); &quot;&quot;; IFERROR(DATEDIF([.G389];[.O389];&quot;d&quot;); &quot;&quot;))">
            <text:p/>
          </table:table-cell>
          <table:table-cell table:formula="of:=IFERROR([.AJ388]+[.P389]; &quot;&quot;)">
            <text:p/>
          </table:table-cell>
          <table:table-cell table:formula="of:=IFERROR([.AK388]+[.Q38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90]=&quot;Long&quot;; [.I390]-[Overview.$C$4]/[.H390]; IF([.F390]=&quot;Short&quot;; [.I390]+[Overview.$C$4]/[.H390]; &quot;&quot;)); &quot;&quot;)">
            <text:p/>
          </table:table-cell>
          <table:table-cell table:style-name="ce157" table:formula="of:=IFERROR(ABS([.J390]-[.I390])*[.H390]; &quot;&quot;)">
            <text:p/>
          </table:table-cell>
          <table:table-cell table:formula="of:=IFERROR(IF([.F390]=&quot;Long&quot;; [.I390]+[Overview.$C$4]/[.H390]*[Overview.$C$6]; IF([.F390]=&quot;Short&quot;; [.I390]-[Overview.$C$4]/[.H390]*[Overview.$C$6]; &quot;&quot;)); &quot;&quot;)">
            <text:p/>
          </table:table-cell>
          <table:table-cell table:number-columns-repeated="3"/>
          <table:table-cell table:formula="of:=IFERROR([.Q390]/[.K390]; &quot;&quot;)">
            <text:p/>
          </table:table-cell>
          <table:table-cell table:formula="of:=IFERROR(IF(AND([.F390]=&quot;Long&quot;; [.M390]=[.H390]); [.H390]*([.N390]-[.I390]); IF(AND([.F390]=&quot;Short&quot;; [.M390]=[.H390]); [.H390]*([.I390]-[.N390]); &quot;&quot;)); &quot;&quot;)">
            <text:p/>
          </table:table-cell>
          <table:table-cell table:formula="of:=IF(ISNUMBER([.Q390]); IF([.Q390]&gt;0; &quot;Win&quot;; &quot;Loss&quot;);&quot;&quot;)">
            <text:p/>
          </table:table-cell>
          <table:table-cell table:formula="of:=IF([.O390]=&quot;&quot;; &quot;&quot;; CONCATENATE(DATEDIF([.G390];[.O390];&quot;d&quot;); IF(DATEDIF([.G390];[.O39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90]); &quot;&quot;; IF([.$F390]=&quot;Long&quot;; ([.W390]-[.$I390])*[.$H390]/[.$K390]; ([.$I390]-[.W390])*[.$H390]/[.$K390])-[.$P390]); &quot;&quot;)">
            <text:p/>
          </table:table-cell>
          <table:table-cell table:style-name="Default"/>
          <table:table-cell table:style-name="ce205" table:formula="of:=IFERROR(IF(ISBLANK([.Y390]); &quot;&quot;; IF([.$F390]=&quot;Long&quot;; ([.Y390]-[.$I390])*[.$H390]/[.$K390]; ([.$I390]-[.Y390])*[.$H390]/[.$K390])-[.$P390]); &quot;&quot;)">
            <text:p/>
          </table:table-cell>
          <table:table-cell table:style-name="Default"/>
          <table:table-cell table:style-name="ce205" table:formula="of:=IFERROR(IF(ISBLANK([.AA390]); &quot;&quot;; IF([.$F390]=&quot;Long&quot;; ([.AA390]-[.$I390])*[.$H390]/[.$K390]; ([.$I390]-[.AA390])*[.$H390]/[.$K390])-[.$P390]); &quot;&quot;)">
            <text:p/>
          </table:table-cell>
          <table:table-cell/>
          <table:table-cell table:formula="of:=IF(ISBLANK([.O390]); &quot;&quot;; DAY([.O390]))">
            <text:p/>
          </table:table-cell>
          <table:table-cell table:formula="of:=IF(ISBLANK([.G390]); &quot;&quot;; WEEKDAY([.G390]; 2))">
            <text:p/>
          </table:table-cell>
          <table:table-cell table:formula="of:=IF(ISBLANK([.O390]); &quot;&quot;; WEEKDAY([.O390]; 2))">
            <text:p/>
          </table:table-cell>
          <table:table-cell table:formula="of:=IF(ISBLANK([.O390]); &quot;&quot;; WEEKNUM([.O390]))">
            <text:p/>
          </table:table-cell>
          <table:table-cell table:formula="of:=IF(ISBLANK([.O390]); &quot;&quot;; MONTH([.O390]))">
            <text:p/>
          </table:table-cell>
          <table:table-cell table:formula="of:=IF(OR(ISBLANK([.G390]); ISBLANK([.O390])); &quot;&quot;; IFERROR(DATEDIF([.G390];[.O390];&quot;d&quot;); &quot;&quot;))">
            <text:p/>
          </table:table-cell>
          <table:table-cell table:formula="of:=IFERROR([.AJ389]+[.P390]; &quot;&quot;)">
            <text:p/>
          </table:table-cell>
          <table:table-cell table:formula="of:=IFERROR([.AK389]+[.Q39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91]=&quot;Long&quot;; [.I391]-[Overview.$C$4]/[.H391]; IF([.F391]=&quot;Short&quot;; [.I391]+[Overview.$C$4]/[.H391]; &quot;&quot;)); &quot;&quot;)">
            <text:p/>
          </table:table-cell>
          <table:table-cell table:style-name="ce157" table:formula="of:=IFERROR(ABS([.J391]-[.I391])*[.H391]; &quot;&quot;)">
            <text:p/>
          </table:table-cell>
          <table:table-cell table:formula="of:=IFERROR(IF([.F391]=&quot;Long&quot;; [.I391]+[Overview.$C$4]/[.H391]*[Overview.$C$6]; IF([.F391]=&quot;Short&quot;; [.I391]-[Overview.$C$4]/[.H391]*[Overview.$C$6]; &quot;&quot;)); &quot;&quot;)">
            <text:p/>
          </table:table-cell>
          <table:table-cell table:number-columns-repeated="3"/>
          <table:table-cell table:formula="of:=IFERROR([.Q391]/[.K391]; &quot;&quot;)">
            <text:p/>
          </table:table-cell>
          <table:table-cell table:formula="of:=IFERROR(IF(AND([.F391]=&quot;Long&quot;; [.M391]=[.H391]); [.H391]*([.N391]-[.I391]); IF(AND([.F391]=&quot;Short&quot;; [.M391]=[.H391]); [.H391]*([.I391]-[.N391]); &quot;&quot;)); &quot;&quot;)">
            <text:p/>
          </table:table-cell>
          <table:table-cell table:formula="of:=IF(ISNUMBER([.Q391]); IF([.Q391]&gt;0; &quot;Win&quot;; &quot;Loss&quot;);&quot;&quot;)">
            <text:p/>
          </table:table-cell>
          <table:table-cell table:formula="of:=IF([.O391]=&quot;&quot;; &quot;&quot;; CONCATENATE(DATEDIF([.G391];[.O391];&quot;d&quot;); IF(DATEDIF([.G391];[.O39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91]); &quot;&quot;; IF([.$F391]=&quot;Long&quot;; ([.W391]-[.$I391])*[.$H391]/[.$K391]; ([.$I391]-[.W391])*[.$H391]/[.$K391])-[.$P391]); &quot;&quot;)">
            <text:p/>
          </table:table-cell>
          <table:table-cell table:style-name="Default"/>
          <table:table-cell table:style-name="ce205" table:formula="of:=IFERROR(IF(ISBLANK([.Y391]); &quot;&quot;; IF([.$F391]=&quot;Long&quot;; ([.Y391]-[.$I391])*[.$H391]/[.$K391]; ([.$I391]-[.Y391])*[.$H391]/[.$K391])-[.$P391]); &quot;&quot;)">
            <text:p/>
          </table:table-cell>
          <table:table-cell table:style-name="Default"/>
          <table:table-cell table:style-name="ce205" table:formula="of:=IFERROR(IF(ISBLANK([.AA391]); &quot;&quot;; IF([.$F391]=&quot;Long&quot;; ([.AA391]-[.$I391])*[.$H391]/[.$K391]; ([.$I391]-[.AA391])*[.$H391]/[.$K391])-[.$P391]); &quot;&quot;)">
            <text:p/>
          </table:table-cell>
          <table:table-cell/>
          <table:table-cell table:formula="of:=IF(ISBLANK([.O391]); &quot;&quot;; DAY([.O391]))">
            <text:p/>
          </table:table-cell>
          <table:table-cell table:formula="of:=IF(ISBLANK([.G391]); &quot;&quot;; WEEKDAY([.G391]; 2))">
            <text:p/>
          </table:table-cell>
          <table:table-cell table:formula="of:=IF(ISBLANK([.O391]); &quot;&quot;; WEEKDAY([.O391]; 2))">
            <text:p/>
          </table:table-cell>
          <table:table-cell table:formula="of:=IF(ISBLANK([.O391]); &quot;&quot;; WEEKNUM([.O391]))">
            <text:p/>
          </table:table-cell>
          <table:table-cell table:formula="of:=IF(ISBLANK([.O391]); &quot;&quot;; MONTH([.O391]))">
            <text:p/>
          </table:table-cell>
          <table:table-cell table:formula="of:=IF(OR(ISBLANK([.G391]); ISBLANK([.O391])); &quot;&quot;; IFERROR(DATEDIF([.G391];[.O391];&quot;d&quot;); &quot;&quot;))">
            <text:p/>
          </table:table-cell>
          <table:table-cell table:formula="of:=IFERROR([.AJ390]+[.P391]; &quot;&quot;)">
            <text:p/>
          </table:table-cell>
          <table:table-cell table:formula="of:=IFERROR([.AK390]+[.Q39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92]=&quot;Long&quot;; [.I392]-[Overview.$C$4]/[.H392]; IF([.F392]=&quot;Short&quot;; [.I392]+[Overview.$C$4]/[.H392]; &quot;&quot;)); &quot;&quot;)">
            <text:p/>
          </table:table-cell>
          <table:table-cell table:style-name="ce157" table:formula="of:=IFERROR(ABS([.J392]-[.I392])*[.H392]; &quot;&quot;)">
            <text:p/>
          </table:table-cell>
          <table:table-cell table:formula="of:=IFERROR(IF([.F392]=&quot;Long&quot;; [.I392]+[Overview.$C$4]/[.H392]*[Overview.$C$6]; IF([.F392]=&quot;Short&quot;; [.I392]-[Overview.$C$4]/[.H392]*[Overview.$C$6]; &quot;&quot;)); &quot;&quot;)">
            <text:p/>
          </table:table-cell>
          <table:table-cell table:number-columns-repeated="3"/>
          <table:table-cell table:formula="of:=IFERROR([.Q392]/[.K392]; &quot;&quot;)">
            <text:p/>
          </table:table-cell>
          <table:table-cell table:formula="of:=IFERROR(IF(AND([.F392]=&quot;Long&quot;; [.M392]=[.H392]); [.H392]*([.N392]-[.I392]); IF(AND([.F392]=&quot;Short&quot;; [.M392]=[.H392]); [.H392]*([.I392]-[.N392]); &quot;&quot;)); &quot;&quot;)">
            <text:p/>
          </table:table-cell>
          <table:table-cell table:formula="of:=IF(ISNUMBER([.Q392]); IF([.Q392]&gt;0; &quot;Win&quot;; &quot;Loss&quot;);&quot;&quot;)">
            <text:p/>
          </table:table-cell>
          <table:table-cell table:formula="of:=IF([.O392]=&quot;&quot;; &quot;&quot;; CONCATENATE(DATEDIF([.G392];[.O392];&quot;d&quot;); IF(DATEDIF([.G392];[.O39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92]); &quot;&quot;; IF([.$F392]=&quot;Long&quot;; ([.W392]-[.$I392])*[.$H392]/[.$K392]; ([.$I392]-[.W392])*[.$H392]/[.$K392])-[.$P392]); &quot;&quot;)">
            <text:p/>
          </table:table-cell>
          <table:table-cell table:style-name="Default"/>
          <table:table-cell table:style-name="ce205" table:formula="of:=IFERROR(IF(ISBLANK([.Y392]); &quot;&quot;; IF([.$F392]=&quot;Long&quot;; ([.Y392]-[.$I392])*[.$H392]/[.$K392]; ([.$I392]-[.Y392])*[.$H392]/[.$K392])-[.$P392]); &quot;&quot;)">
            <text:p/>
          </table:table-cell>
          <table:table-cell table:style-name="Default"/>
          <table:table-cell table:style-name="ce205" table:formula="of:=IFERROR(IF(ISBLANK([.AA392]); &quot;&quot;; IF([.$F392]=&quot;Long&quot;; ([.AA392]-[.$I392])*[.$H392]/[.$K392]; ([.$I392]-[.AA392])*[.$H392]/[.$K392])-[.$P392]); &quot;&quot;)">
            <text:p/>
          </table:table-cell>
          <table:table-cell/>
          <table:table-cell table:formula="of:=IF(ISBLANK([.O392]); &quot;&quot;; DAY([.O392]))">
            <text:p/>
          </table:table-cell>
          <table:table-cell table:formula="of:=IF(ISBLANK([.G392]); &quot;&quot;; WEEKDAY([.G392]; 2))">
            <text:p/>
          </table:table-cell>
          <table:table-cell table:formula="of:=IF(ISBLANK([.O392]); &quot;&quot;; WEEKDAY([.O392]; 2))">
            <text:p/>
          </table:table-cell>
          <table:table-cell table:formula="of:=IF(ISBLANK([.O392]); &quot;&quot;; WEEKNUM([.O392]))">
            <text:p/>
          </table:table-cell>
          <table:table-cell table:formula="of:=IF(ISBLANK([.O392]); &quot;&quot;; MONTH([.O392]))">
            <text:p/>
          </table:table-cell>
          <table:table-cell table:formula="of:=IF(OR(ISBLANK([.G392]); ISBLANK([.O392])); &quot;&quot;; IFERROR(DATEDIF([.G392];[.O392];&quot;d&quot;); &quot;&quot;))">
            <text:p/>
          </table:table-cell>
          <table:table-cell table:formula="of:=IFERROR([.AJ391]+[.P392]; &quot;&quot;)">
            <text:p/>
          </table:table-cell>
          <table:table-cell table:formula="of:=IFERROR([.AK391]+[.Q39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91" calcext:value-type="float">
            <text:p>39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93]=&quot;Long&quot;; [.I393]-[Overview.$C$4]/[.H393]; IF([.F393]=&quot;Short&quot;; [.I393]+[Overview.$C$4]/[.H393]; &quot;&quot;)); &quot;&quot;)">
            <text:p/>
          </table:table-cell>
          <table:table-cell table:style-name="ce157" table:formula="of:=IFERROR(ABS([.J393]-[.I393])*[.H393]; &quot;&quot;)">
            <text:p/>
          </table:table-cell>
          <table:table-cell table:formula="of:=IFERROR(IF([.F393]=&quot;Long&quot;; [.I393]+[Overview.$C$4]/[.H393]*[Overview.$C$6]; IF([.F393]=&quot;Short&quot;; [.I393]-[Overview.$C$4]/[.H393]*[Overview.$C$6]; &quot;&quot;)); &quot;&quot;)">
            <text:p/>
          </table:table-cell>
          <table:table-cell table:number-columns-repeated="3"/>
          <table:table-cell table:formula="of:=IFERROR([.Q393]/[.K393]; &quot;&quot;)">
            <text:p/>
          </table:table-cell>
          <table:table-cell table:formula="of:=IFERROR(IF(AND([.F393]=&quot;Long&quot;; [.M393]=[.H393]); [.H393]*([.N393]-[.I393]); IF(AND([.F393]=&quot;Short&quot;; [.M393]=[.H393]); [.H393]*([.I393]-[.N393]); &quot;&quot;)); &quot;&quot;)">
            <text:p/>
          </table:table-cell>
          <table:table-cell table:formula="of:=IF(ISNUMBER([.Q393]); IF([.Q393]&gt;0; &quot;Win&quot;; &quot;Loss&quot;);&quot;&quot;)">
            <text:p/>
          </table:table-cell>
          <table:table-cell table:formula="of:=IF([.O393]=&quot;&quot;; &quot;&quot;; CONCATENATE(DATEDIF([.G393];[.O393];&quot;d&quot;); IF(DATEDIF([.G393];[.O39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93]); &quot;&quot;; IF([.$F393]=&quot;Long&quot;; ([.W393]-[.$I393])*[.$H393]/[.$K393]; ([.$I393]-[.W393])*[.$H393]/[.$K393])-[.$P393]); &quot;&quot;)">
            <text:p/>
          </table:table-cell>
          <table:table-cell table:style-name="Default"/>
          <table:table-cell table:style-name="ce205" table:formula="of:=IFERROR(IF(ISBLANK([.Y393]); &quot;&quot;; IF([.$F393]=&quot;Long&quot;; ([.Y393]-[.$I393])*[.$H393]/[.$K393]; ([.$I393]-[.Y393])*[.$H393]/[.$K393])-[.$P393]); &quot;&quot;)">
            <text:p/>
          </table:table-cell>
          <table:table-cell table:style-name="Default"/>
          <table:table-cell table:style-name="ce205" table:formula="of:=IFERROR(IF(ISBLANK([.AA393]); &quot;&quot;; IF([.$F393]=&quot;Long&quot;; ([.AA393]-[.$I393])*[.$H393]/[.$K393]; ([.$I393]-[.AA393])*[.$H393]/[.$K393])-[.$P393]); &quot;&quot;)">
            <text:p/>
          </table:table-cell>
          <table:table-cell/>
          <table:table-cell table:formula="of:=IF(ISBLANK([.O393]); &quot;&quot;; DAY([.O393]))">
            <text:p/>
          </table:table-cell>
          <table:table-cell table:formula="of:=IF(ISBLANK([.G393]); &quot;&quot;; WEEKDAY([.G393]; 2))">
            <text:p/>
          </table:table-cell>
          <table:table-cell table:formula="of:=IF(ISBLANK([.O393]); &quot;&quot;; WEEKDAY([.O393]; 2))">
            <text:p/>
          </table:table-cell>
          <table:table-cell table:formula="of:=IF(ISBLANK([.O393]); &quot;&quot;; WEEKNUM([.O393]))">
            <text:p/>
          </table:table-cell>
          <table:table-cell table:formula="of:=IF(ISBLANK([.O393]); &quot;&quot;; MONTH([.O393]))">
            <text:p/>
          </table:table-cell>
          <table:table-cell table:formula="of:=IF(OR(ISBLANK([.G393]); ISBLANK([.O393])); &quot;&quot;; IFERROR(DATEDIF([.G393];[.O393];&quot;d&quot;); &quot;&quot;))">
            <text:p/>
          </table:table-cell>
          <table:table-cell table:formula="of:=IFERROR([.AJ392]+[.P393]; &quot;&quot;)">
            <text:p/>
          </table:table-cell>
          <table:table-cell table:formula="of:=IFERROR([.AK392]+[.Q39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94]=&quot;Long&quot;; [.I394]-[Overview.$C$4]/[.H394]; IF([.F394]=&quot;Short&quot;; [.I394]+[Overview.$C$4]/[.H394]; &quot;&quot;)); &quot;&quot;)">
            <text:p/>
          </table:table-cell>
          <table:table-cell table:style-name="ce157" table:formula="of:=IFERROR(ABS([.J394]-[.I394])*[.H394]; &quot;&quot;)">
            <text:p/>
          </table:table-cell>
          <table:table-cell table:formula="of:=IFERROR(IF([.F394]=&quot;Long&quot;; [.I394]+[Overview.$C$4]/[.H394]*[Overview.$C$6]; IF([.F394]=&quot;Short&quot;; [.I394]-[Overview.$C$4]/[.H394]*[Overview.$C$6]; &quot;&quot;)); &quot;&quot;)">
            <text:p/>
          </table:table-cell>
          <table:table-cell table:number-columns-repeated="3"/>
          <table:table-cell table:formula="of:=IFERROR([.Q394]/[.K394]; &quot;&quot;)">
            <text:p/>
          </table:table-cell>
          <table:table-cell table:formula="of:=IFERROR(IF(AND([.F394]=&quot;Long&quot;; [.M394]=[.H394]); [.H394]*([.N394]-[.I394]); IF(AND([.F394]=&quot;Short&quot;; [.M394]=[.H394]); [.H394]*([.I394]-[.N394]); &quot;&quot;)); &quot;&quot;)">
            <text:p/>
          </table:table-cell>
          <table:table-cell table:formula="of:=IF(ISNUMBER([.Q394]); IF([.Q394]&gt;0; &quot;Win&quot;; &quot;Loss&quot;);&quot;&quot;)">
            <text:p/>
          </table:table-cell>
          <table:table-cell table:formula="of:=IF([.O394]=&quot;&quot;; &quot;&quot;; CONCATENATE(DATEDIF([.G394];[.O394];&quot;d&quot;); IF(DATEDIF([.G394];[.O39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94]); &quot;&quot;; IF([.$F394]=&quot;Long&quot;; ([.W394]-[.$I394])*[.$H394]/[.$K394]; ([.$I394]-[.W394])*[.$H394]/[.$K394])-[.$P394]); &quot;&quot;)">
            <text:p/>
          </table:table-cell>
          <table:table-cell table:style-name="Default"/>
          <table:table-cell table:style-name="ce205" table:formula="of:=IFERROR(IF(ISBLANK([.Y394]); &quot;&quot;; IF([.$F394]=&quot;Long&quot;; ([.Y394]-[.$I394])*[.$H394]/[.$K394]; ([.$I394]-[.Y394])*[.$H394]/[.$K394])-[.$P394]); &quot;&quot;)">
            <text:p/>
          </table:table-cell>
          <table:table-cell table:style-name="Default"/>
          <table:table-cell table:style-name="ce205" table:formula="of:=IFERROR(IF(ISBLANK([.AA394]); &quot;&quot;; IF([.$F394]=&quot;Long&quot;; ([.AA394]-[.$I394])*[.$H394]/[.$K394]; ([.$I394]-[.AA394])*[.$H394]/[.$K394])-[.$P394]); &quot;&quot;)">
            <text:p/>
          </table:table-cell>
          <table:table-cell/>
          <table:table-cell table:formula="of:=IF(ISBLANK([.O394]); &quot;&quot;; DAY([.O394]))">
            <text:p/>
          </table:table-cell>
          <table:table-cell table:formula="of:=IF(ISBLANK([.G394]); &quot;&quot;; WEEKDAY([.G394]; 2))">
            <text:p/>
          </table:table-cell>
          <table:table-cell table:formula="of:=IF(ISBLANK([.O394]); &quot;&quot;; WEEKDAY([.O394]; 2))">
            <text:p/>
          </table:table-cell>
          <table:table-cell table:formula="of:=IF(ISBLANK([.O394]); &quot;&quot;; WEEKNUM([.O394]))">
            <text:p/>
          </table:table-cell>
          <table:table-cell table:formula="of:=IF(ISBLANK([.O394]); &quot;&quot;; MONTH([.O394]))">
            <text:p/>
          </table:table-cell>
          <table:table-cell table:formula="of:=IF(OR(ISBLANK([.G394]); ISBLANK([.O394])); &quot;&quot;; IFERROR(DATEDIF([.G394];[.O394];&quot;d&quot;); &quot;&quot;))">
            <text:p/>
          </table:table-cell>
          <table:table-cell table:formula="of:=IFERROR([.AJ393]+[.P394]; &quot;&quot;)">
            <text:p/>
          </table:table-cell>
          <table:table-cell table:formula="of:=IFERROR([.AK393]+[.Q39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93" calcext:value-type="float">
            <text:p>39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95]=&quot;Long&quot;; [.I395]-[Overview.$C$4]/[.H395]; IF([.F395]=&quot;Short&quot;; [.I395]+[Overview.$C$4]/[.H395]; &quot;&quot;)); &quot;&quot;)">
            <text:p/>
          </table:table-cell>
          <table:table-cell table:style-name="ce157" table:formula="of:=IFERROR(ABS([.J395]-[.I395])*[.H395]; &quot;&quot;)">
            <text:p/>
          </table:table-cell>
          <table:table-cell table:formula="of:=IFERROR(IF([.F395]=&quot;Long&quot;; [.I395]+[Overview.$C$4]/[.H395]*[Overview.$C$6]; IF([.F395]=&quot;Short&quot;; [.I395]-[Overview.$C$4]/[.H395]*[Overview.$C$6]; &quot;&quot;)); &quot;&quot;)">
            <text:p/>
          </table:table-cell>
          <table:table-cell table:number-columns-repeated="3"/>
          <table:table-cell table:formula="of:=IFERROR([.Q395]/[.K395]; &quot;&quot;)">
            <text:p/>
          </table:table-cell>
          <table:table-cell table:formula="of:=IFERROR(IF(AND([.F395]=&quot;Long&quot;; [.M395]=[.H395]); [.H395]*([.N395]-[.I395]); IF(AND([.F395]=&quot;Short&quot;; [.M395]=[.H395]); [.H395]*([.I395]-[.N395]); &quot;&quot;)); &quot;&quot;)">
            <text:p/>
          </table:table-cell>
          <table:table-cell table:formula="of:=IF(ISNUMBER([.Q395]); IF([.Q395]&gt;0; &quot;Win&quot;; &quot;Loss&quot;);&quot;&quot;)">
            <text:p/>
          </table:table-cell>
          <table:table-cell table:formula="of:=IF([.O395]=&quot;&quot;; &quot;&quot;; CONCATENATE(DATEDIF([.G395];[.O395];&quot;d&quot;); IF(DATEDIF([.G395];[.O39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95]); &quot;&quot;; IF([.$F395]=&quot;Long&quot;; ([.W395]-[.$I395])*[.$H395]/[.$K395]; ([.$I395]-[.W395])*[.$H395]/[.$K395])-[.$P395]); &quot;&quot;)">
            <text:p/>
          </table:table-cell>
          <table:table-cell table:style-name="Default"/>
          <table:table-cell table:style-name="ce205" table:formula="of:=IFERROR(IF(ISBLANK([.Y395]); &quot;&quot;; IF([.$F395]=&quot;Long&quot;; ([.Y395]-[.$I395])*[.$H395]/[.$K395]; ([.$I395]-[.Y395])*[.$H395]/[.$K395])-[.$P395]); &quot;&quot;)">
            <text:p/>
          </table:table-cell>
          <table:table-cell table:style-name="Default"/>
          <table:table-cell table:style-name="ce205" table:formula="of:=IFERROR(IF(ISBLANK([.AA395]); &quot;&quot;; IF([.$F395]=&quot;Long&quot;; ([.AA395]-[.$I395])*[.$H395]/[.$K395]; ([.$I395]-[.AA395])*[.$H395]/[.$K395])-[.$P395]); &quot;&quot;)">
            <text:p/>
          </table:table-cell>
          <table:table-cell/>
          <table:table-cell table:formula="of:=IF(ISBLANK([.O395]); &quot;&quot;; DAY([.O395]))">
            <text:p/>
          </table:table-cell>
          <table:table-cell table:formula="of:=IF(ISBLANK([.G395]); &quot;&quot;; WEEKDAY([.G395]; 2))">
            <text:p/>
          </table:table-cell>
          <table:table-cell table:formula="of:=IF(ISBLANK([.O395]); &quot;&quot;; WEEKDAY([.O395]; 2))">
            <text:p/>
          </table:table-cell>
          <table:table-cell table:formula="of:=IF(ISBLANK([.O395]); &quot;&quot;; WEEKNUM([.O395]))">
            <text:p/>
          </table:table-cell>
          <table:table-cell table:formula="of:=IF(ISBLANK([.O395]); &quot;&quot;; MONTH([.O395]))">
            <text:p/>
          </table:table-cell>
          <table:table-cell table:formula="of:=IF(OR(ISBLANK([.G395]); ISBLANK([.O395])); &quot;&quot;; IFERROR(DATEDIF([.G395];[.O395];&quot;d&quot;); &quot;&quot;))">
            <text:p/>
          </table:table-cell>
          <table:table-cell table:formula="of:=IFERROR([.AJ394]+[.P395]; &quot;&quot;)">
            <text:p/>
          </table:table-cell>
          <table:table-cell table:formula="of:=IFERROR([.AK394]+[.Q39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96]=&quot;Long&quot;; [.I396]-[Overview.$C$4]/[.H396]; IF([.F396]=&quot;Short&quot;; [.I396]+[Overview.$C$4]/[.H396]; &quot;&quot;)); &quot;&quot;)">
            <text:p/>
          </table:table-cell>
          <table:table-cell table:style-name="ce157" table:formula="of:=IFERROR(ABS([.J396]-[.I396])*[.H396]; &quot;&quot;)">
            <text:p/>
          </table:table-cell>
          <table:table-cell table:formula="of:=IFERROR(IF([.F396]=&quot;Long&quot;; [.I396]+[Overview.$C$4]/[.H396]*[Overview.$C$6]; IF([.F396]=&quot;Short&quot;; [.I396]-[Overview.$C$4]/[.H396]*[Overview.$C$6]; &quot;&quot;)); &quot;&quot;)">
            <text:p/>
          </table:table-cell>
          <table:table-cell table:number-columns-repeated="3"/>
          <table:table-cell table:formula="of:=IFERROR([.Q396]/[.K396]; &quot;&quot;)">
            <text:p/>
          </table:table-cell>
          <table:table-cell table:formula="of:=IFERROR(IF(AND([.F396]=&quot;Long&quot;; [.M396]=[.H396]); [.H396]*([.N396]-[.I396]); IF(AND([.F396]=&quot;Short&quot;; [.M396]=[.H396]); [.H396]*([.I396]-[.N396]); &quot;&quot;)); &quot;&quot;)">
            <text:p/>
          </table:table-cell>
          <table:table-cell table:formula="of:=IF(ISNUMBER([.Q396]); IF([.Q396]&gt;0; &quot;Win&quot;; &quot;Loss&quot;);&quot;&quot;)">
            <text:p/>
          </table:table-cell>
          <table:table-cell table:formula="of:=IF([.O396]=&quot;&quot;; &quot;&quot;; CONCATENATE(DATEDIF([.G396];[.O396];&quot;d&quot;); IF(DATEDIF([.G396];[.O39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96]); &quot;&quot;; IF([.$F396]=&quot;Long&quot;; ([.W396]-[.$I396])*[.$H396]/[.$K396]; ([.$I396]-[.W396])*[.$H396]/[.$K396])-[.$P396]); &quot;&quot;)">
            <text:p/>
          </table:table-cell>
          <table:table-cell table:style-name="Default"/>
          <table:table-cell table:style-name="ce205" table:formula="of:=IFERROR(IF(ISBLANK([.Y396]); &quot;&quot;; IF([.$F396]=&quot;Long&quot;; ([.Y396]-[.$I396])*[.$H396]/[.$K396]; ([.$I396]-[.Y396])*[.$H396]/[.$K396])-[.$P396]); &quot;&quot;)">
            <text:p/>
          </table:table-cell>
          <table:table-cell table:style-name="Default"/>
          <table:table-cell table:style-name="ce205" table:formula="of:=IFERROR(IF(ISBLANK([.AA396]); &quot;&quot;; IF([.$F396]=&quot;Long&quot;; ([.AA396]-[.$I396])*[.$H396]/[.$K396]; ([.$I396]-[.AA396])*[.$H396]/[.$K396])-[.$P396]); &quot;&quot;)">
            <text:p/>
          </table:table-cell>
          <table:table-cell/>
          <table:table-cell table:formula="of:=IF(ISBLANK([.O396]); &quot;&quot;; DAY([.O396]))">
            <text:p/>
          </table:table-cell>
          <table:table-cell table:formula="of:=IF(ISBLANK([.G396]); &quot;&quot;; WEEKDAY([.G396]; 2))">
            <text:p/>
          </table:table-cell>
          <table:table-cell table:formula="of:=IF(ISBLANK([.O396]); &quot;&quot;; WEEKDAY([.O396]; 2))">
            <text:p/>
          </table:table-cell>
          <table:table-cell table:formula="of:=IF(ISBLANK([.O396]); &quot;&quot;; WEEKNUM([.O396]))">
            <text:p/>
          </table:table-cell>
          <table:table-cell table:formula="of:=IF(ISBLANK([.O396]); &quot;&quot;; MONTH([.O396]))">
            <text:p/>
          </table:table-cell>
          <table:table-cell table:formula="of:=IF(OR(ISBLANK([.G396]); ISBLANK([.O396])); &quot;&quot;; IFERROR(DATEDIF([.G396];[.O396];&quot;d&quot;); &quot;&quot;))">
            <text:p/>
          </table:table-cell>
          <table:table-cell table:formula="of:=IFERROR([.AJ395]+[.P396]; &quot;&quot;)">
            <text:p/>
          </table:table-cell>
          <table:table-cell table:formula="of:=IFERROR([.AK395]+[.Q39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95" calcext:value-type="float">
            <text:p>39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97]=&quot;Long&quot;; [.I397]-[Overview.$C$4]/[.H397]; IF([.F397]=&quot;Short&quot;; [.I397]+[Overview.$C$4]/[.H397]; &quot;&quot;)); &quot;&quot;)">
            <text:p/>
          </table:table-cell>
          <table:table-cell table:style-name="ce157" table:formula="of:=IFERROR(ABS([.J397]-[.I397])*[.H397]; &quot;&quot;)">
            <text:p/>
          </table:table-cell>
          <table:table-cell table:formula="of:=IFERROR(IF([.F397]=&quot;Long&quot;; [.I397]+[Overview.$C$4]/[.H397]*[Overview.$C$6]; IF([.F397]=&quot;Short&quot;; [.I397]-[Overview.$C$4]/[.H397]*[Overview.$C$6]; &quot;&quot;)); &quot;&quot;)">
            <text:p/>
          </table:table-cell>
          <table:table-cell table:number-columns-repeated="3"/>
          <table:table-cell table:formula="of:=IFERROR([.Q397]/[.K397]; &quot;&quot;)">
            <text:p/>
          </table:table-cell>
          <table:table-cell table:formula="of:=IFERROR(IF(AND([.F397]=&quot;Long&quot;; [.M397]=[.H397]); [.H397]*([.N397]-[.I397]); IF(AND([.F397]=&quot;Short&quot;; [.M397]=[.H397]); [.H397]*([.I397]-[.N397]); &quot;&quot;)); &quot;&quot;)">
            <text:p/>
          </table:table-cell>
          <table:table-cell table:formula="of:=IF(ISNUMBER([.Q397]); IF([.Q397]&gt;0; &quot;Win&quot;; &quot;Loss&quot;);&quot;&quot;)">
            <text:p/>
          </table:table-cell>
          <table:table-cell table:formula="of:=IF([.O397]=&quot;&quot;; &quot;&quot;; CONCATENATE(DATEDIF([.G397];[.O397];&quot;d&quot;); IF(DATEDIF([.G397];[.O39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97]); &quot;&quot;; IF([.$F397]=&quot;Long&quot;; ([.W397]-[.$I397])*[.$H397]/[.$K397]; ([.$I397]-[.W397])*[.$H397]/[.$K397])-[.$P397]); &quot;&quot;)">
            <text:p/>
          </table:table-cell>
          <table:table-cell table:style-name="Default"/>
          <table:table-cell table:style-name="ce205" table:formula="of:=IFERROR(IF(ISBLANK([.Y397]); &quot;&quot;; IF([.$F397]=&quot;Long&quot;; ([.Y397]-[.$I397])*[.$H397]/[.$K397]; ([.$I397]-[.Y397])*[.$H397]/[.$K397])-[.$P397]); &quot;&quot;)">
            <text:p/>
          </table:table-cell>
          <table:table-cell table:style-name="Default"/>
          <table:table-cell table:style-name="ce205" table:formula="of:=IFERROR(IF(ISBLANK([.AA397]); &quot;&quot;; IF([.$F397]=&quot;Long&quot;; ([.AA397]-[.$I397])*[.$H397]/[.$K397]; ([.$I397]-[.AA397])*[.$H397]/[.$K397])-[.$P397]); &quot;&quot;)">
            <text:p/>
          </table:table-cell>
          <table:table-cell/>
          <table:table-cell table:formula="of:=IF(ISBLANK([.O397]); &quot;&quot;; DAY([.O397]))">
            <text:p/>
          </table:table-cell>
          <table:table-cell table:formula="of:=IF(ISBLANK([.G397]); &quot;&quot;; WEEKDAY([.G397]; 2))">
            <text:p/>
          </table:table-cell>
          <table:table-cell table:formula="of:=IF(ISBLANK([.O397]); &quot;&quot;; WEEKDAY([.O397]; 2))">
            <text:p/>
          </table:table-cell>
          <table:table-cell table:formula="of:=IF(ISBLANK([.O397]); &quot;&quot;; WEEKNUM([.O397]))">
            <text:p/>
          </table:table-cell>
          <table:table-cell table:formula="of:=IF(ISBLANK([.O397]); &quot;&quot;; MONTH([.O397]))">
            <text:p/>
          </table:table-cell>
          <table:table-cell table:formula="of:=IF(OR(ISBLANK([.G397]); ISBLANK([.O397])); &quot;&quot;; IFERROR(DATEDIF([.G397];[.O397];&quot;d&quot;); &quot;&quot;))">
            <text:p/>
          </table:table-cell>
          <table:table-cell table:formula="of:=IFERROR([.AJ396]+[.P397]; &quot;&quot;)">
            <text:p/>
          </table:table-cell>
          <table:table-cell table:formula="of:=IFERROR([.AK396]+[.Q39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98]=&quot;Long&quot;; [.I398]-[Overview.$C$4]/[.H398]; IF([.F398]=&quot;Short&quot;; [.I398]+[Overview.$C$4]/[.H398]; &quot;&quot;)); &quot;&quot;)">
            <text:p/>
          </table:table-cell>
          <table:table-cell table:style-name="ce157" table:formula="of:=IFERROR(ABS([.J398]-[.I398])*[.H398]; &quot;&quot;)">
            <text:p/>
          </table:table-cell>
          <table:table-cell table:formula="of:=IFERROR(IF([.F398]=&quot;Long&quot;; [.I398]+[Overview.$C$4]/[.H398]*[Overview.$C$6]; IF([.F398]=&quot;Short&quot;; [.I398]-[Overview.$C$4]/[.H398]*[Overview.$C$6]; &quot;&quot;)); &quot;&quot;)">
            <text:p/>
          </table:table-cell>
          <table:table-cell table:number-columns-repeated="3"/>
          <table:table-cell table:formula="of:=IFERROR([.Q398]/[.K398]; &quot;&quot;)">
            <text:p/>
          </table:table-cell>
          <table:table-cell table:formula="of:=IFERROR(IF(AND([.F398]=&quot;Long&quot;; [.M398]=[.H398]); [.H398]*([.N398]-[.I398]); IF(AND([.F398]=&quot;Short&quot;; [.M398]=[.H398]); [.H398]*([.I398]-[.N398]); &quot;&quot;)); &quot;&quot;)">
            <text:p/>
          </table:table-cell>
          <table:table-cell table:formula="of:=IF(ISNUMBER([.Q398]); IF([.Q398]&gt;0; &quot;Win&quot;; &quot;Loss&quot;);&quot;&quot;)">
            <text:p/>
          </table:table-cell>
          <table:table-cell table:formula="of:=IF([.O398]=&quot;&quot;; &quot;&quot;; CONCATENATE(DATEDIF([.G398];[.O398];&quot;d&quot;); IF(DATEDIF([.G398];[.O39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98]); &quot;&quot;; IF([.$F398]=&quot;Long&quot;; ([.W398]-[.$I398])*[.$H398]/[.$K398]; ([.$I398]-[.W398])*[.$H398]/[.$K398])-[.$P398]); &quot;&quot;)">
            <text:p/>
          </table:table-cell>
          <table:table-cell table:style-name="Default"/>
          <table:table-cell table:style-name="ce205" table:formula="of:=IFERROR(IF(ISBLANK([.Y398]); &quot;&quot;; IF([.$F398]=&quot;Long&quot;; ([.Y398]-[.$I398])*[.$H398]/[.$K398]; ([.$I398]-[.Y398])*[.$H398]/[.$K398])-[.$P398]); &quot;&quot;)">
            <text:p/>
          </table:table-cell>
          <table:table-cell table:style-name="Default"/>
          <table:table-cell table:style-name="ce205" table:formula="of:=IFERROR(IF(ISBLANK([.AA398]); &quot;&quot;; IF([.$F398]=&quot;Long&quot;; ([.AA398]-[.$I398])*[.$H398]/[.$K398]; ([.$I398]-[.AA398])*[.$H398]/[.$K398])-[.$P398]); &quot;&quot;)">
            <text:p/>
          </table:table-cell>
          <table:table-cell/>
          <table:table-cell table:formula="of:=IF(ISBLANK([.O398]); &quot;&quot;; DAY([.O398]))">
            <text:p/>
          </table:table-cell>
          <table:table-cell table:formula="of:=IF(ISBLANK([.G398]); &quot;&quot;; WEEKDAY([.G398]; 2))">
            <text:p/>
          </table:table-cell>
          <table:table-cell table:formula="of:=IF(ISBLANK([.O398]); &quot;&quot;; WEEKDAY([.O398]; 2))">
            <text:p/>
          </table:table-cell>
          <table:table-cell table:formula="of:=IF(ISBLANK([.O398]); &quot;&quot;; WEEKNUM([.O398]))">
            <text:p/>
          </table:table-cell>
          <table:table-cell table:formula="of:=IF(ISBLANK([.O398]); &quot;&quot;; MONTH([.O398]))">
            <text:p/>
          </table:table-cell>
          <table:table-cell table:formula="of:=IF(OR(ISBLANK([.G398]); ISBLANK([.O398])); &quot;&quot;; IFERROR(DATEDIF([.G398];[.O398];&quot;d&quot;); &quot;&quot;))">
            <text:p/>
          </table:table-cell>
          <table:table-cell table:formula="of:=IFERROR([.AJ397]+[.P398]; &quot;&quot;)">
            <text:p/>
          </table:table-cell>
          <table:table-cell table:formula="of:=IFERROR([.AK397]+[.Q39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97" calcext:value-type="float">
            <text:p>39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399]=&quot;Long&quot;; [.I399]-[Overview.$C$4]/[.H399]; IF([.F399]=&quot;Short&quot;; [.I399]+[Overview.$C$4]/[.H399]; &quot;&quot;)); &quot;&quot;)">
            <text:p/>
          </table:table-cell>
          <table:table-cell table:style-name="ce157" table:formula="of:=IFERROR(ABS([.J399]-[.I399])*[.H399]; &quot;&quot;)">
            <text:p/>
          </table:table-cell>
          <table:table-cell table:formula="of:=IFERROR(IF([.F399]=&quot;Long&quot;; [.I399]+[Overview.$C$4]/[.H399]*[Overview.$C$6]; IF([.F399]=&quot;Short&quot;; [.I399]-[Overview.$C$4]/[.H399]*[Overview.$C$6]; &quot;&quot;)); &quot;&quot;)">
            <text:p/>
          </table:table-cell>
          <table:table-cell table:number-columns-repeated="3"/>
          <table:table-cell table:formula="of:=IFERROR([.Q399]/[.K399]; &quot;&quot;)">
            <text:p/>
          </table:table-cell>
          <table:table-cell table:formula="of:=IFERROR(IF(AND([.F399]=&quot;Long&quot;; [.M399]=[.H399]); [.H399]*([.N399]-[.I399]); IF(AND([.F399]=&quot;Short&quot;; [.M399]=[.H399]); [.H399]*([.I399]-[.N399]); &quot;&quot;)); &quot;&quot;)">
            <text:p/>
          </table:table-cell>
          <table:table-cell table:formula="of:=IF(ISNUMBER([.Q399]); IF([.Q399]&gt;0; &quot;Win&quot;; &quot;Loss&quot;);&quot;&quot;)">
            <text:p/>
          </table:table-cell>
          <table:table-cell table:formula="of:=IF([.O399]=&quot;&quot;; &quot;&quot;; CONCATENATE(DATEDIF([.G399];[.O399];&quot;d&quot;); IF(DATEDIF([.G399];[.O39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399]); &quot;&quot;; IF([.$F399]=&quot;Long&quot;; ([.W399]-[.$I399])*[.$H399]/[.$K399]; ([.$I399]-[.W399])*[.$H399]/[.$K399])-[.$P399]); &quot;&quot;)">
            <text:p/>
          </table:table-cell>
          <table:table-cell table:style-name="Default"/>
          <table:table-cell table:style-name="ce205" table:formula="of:=IFERROR(IF(ISBLANK([.Y399]); &quot;&quot;; IF([.$F399]=&quot;Long&quot;; ([.Y399]-[.$I399])*[.$H399]/[.$K399]; ([.$I399]-[.Y399])*[.$H399]/[.$K399])-[.$P399]); &quot;&quot;)">
            <text:p/>
          </table:table-cell>
          <table:table-cell table:style-name="Default"/>
          <table:table-cell table:style-name="ce205" table:formula="of:=IFERROR(IF(ISBLANK([.AA399]); &quot;&quot;; IF([.$F399]=&quot;Long&quot;; ([.AA399]-[.$I399])*[.$H399]/[.$K399]; ([.$I399]-[.AA399])*[.$H399]/[.$K399])-[.$P399]); &quot;&quot;)">
            <text:p/>
          </table:table-cell>
          <table:table-cell/>
          <table:table-cell table:formula="of:=IF(ISBLANK([.O399]); &quot;&quot;; DAY([.O399]))">
            <text:p/>
          </table:table-cell>
          <table:table-cell table:formula="of:=IF(ISBLANK([.G399]); &quot;&quot;; WEEKDAY([.G399]; 2))">
            <text:p/>
          </table:table-cell>
          <table:table-cell table:formula="of:=IF(ISBLANK([.O399]); &quot;&quot;; WEEKDAY([.O399]; 2))">
            <text:p/>
          </table:table-cell>
          <table:table-cell table:formula="of:=IF(ISBLANK([.O399]); &quot;&quot;; WEEKNUM([.O399]))">
            <text:p/>
          </table:table-cell>
          <table:table-cell table:formula="of:=IF(ISBLANK([.O399]); &quot;&quot;; MONTH([.O399]))">
            <text:p/>
          </table:table-cell>
          <table:table-cell table:formula="of:=IF(OR(ISBLANK([.G399]); ISBLANK([.O399])); &quot;&quot;; IFERROR(DATEDIF([.G399];[.O399];&quot;d&quot;); &quot;&quot;))">
            <text:p/>
          </table:table-cell>
          <table:table-cell table:formula="of:=IFERROR([.AJ398]+[.P399]; &quot;&quot;)">
            <text:p/>
          </table:table-cell>
          <table:table-cell table:formula="of:=IFERROR([.AK398]+[.Q39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00]=&quot;Long&quot;; [.I400]-[Overview.$C$4]/[.H400]; IF([.F400]=&quot;Short&quot;; [.I400]+[Overview.$C$4]/[.H400]; &quot;&quot;)); &quot;&quot;)">
            <text:p/>
          </table:table-cell>
          <table:table-cell table:style-name="ce157" table:formula="of:=IFERROR(ABS([.J400]-[.I400])*[.H400]; &quot;&quot;)">
            <text:p/>
          </table:table-cell>
          <table:table-cell table:formula="of:=IFERROR(IF([.F400]=&quot;Long&quot;; [.I400]+[Overview.$C$4]/[.H400]*[Overview.$C$6]; IF([.F400]=&quot;Short&quot;; [.I400]-[Overview.$C$4]/[.H400]*[Overview.$C$6]; &quot;&quot;)); &quot;&quot;)">
            <text:p/>
          </table:table-cell>
          <table:table-cell table:number-columns-repeated="3"/>
          <table:table-cell table:formula="of:=IFERROR([.Q400]/[.K400]; &quot;&quot;)">
            <text:p/>
          </table:table-cell>
          <table:table-cell table:formula="of:=IFERROR(IF(AND([.F400]=&quot;Long&quot;; [.M400]=[.H400]); [.H400]*([.N400]-[.I400]); IF(AND([.F400]=&quot;Short&quot;; [.M400]=[.H400]); [.H400]*([.I400]-[.N400]); &quot;&quot;)); &quot;&quot;)">
            <text:p/>
          </table:table-cell>
          <table:table-cell table:formula="of:=IF(ISNUMBER([.Q400]); IF([.Q400]&gt;0; &quot;Win&quot;; &quot;Loss&quot;);&quot;&quot;)">
            <text:p/>
          </table:table-cell>
          <table:table-cell table:formula="of:=IF([.O400]=&quot;&quot;; &quot;&quot;; CONCATENATE(DATEDIF([.G400];[.O400];&quot;d&quot;); IF(DATEDIF([.G400];[.O40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00]); &quot;&quot;; IF([.$F400]=&quot;Long&quot;; ([.W400]-[.$I400])*[.$H400]/[.$K400]; ([.$I400]-[.W400])*[.$H400]/[.$K400])-[.$P400]); &quot;&quot;)">
            <text:p/>
          </table:table-cell>
          <table:table-cell table:style-name="Default"/>
          <table:table-cell table:style-name="ce205" table:formula="of:=IFERROR(IF(ISBLANK([.Y400]); &quot;&quot;; IF([.$F400]=&quot;Long&quot;; ([.Y400]-[.$I400])*[.$H400]/[.$K400]; ([.$I400]-[.Y400])*[.$H400]/[.$K400])-[.$P400]); &quot;&quot;)">
            <text:p/>
          </table:table-cell>
          <table:table-cell table:style-name="Default"/>
          <table:table-cell table:style-name="ce205" table:formula="of:=IFERROR(IF(ISBLANK([.AA400]); &quot;&quot;; IF([.$F400]=&quot;Long&quot;; ([.AA400]-[.$I400])*[.$H400]/[.$K400]; ([.$I400]-[.AA400])*[.$H400]/[.$K400])-[.$P400]); &quot;&quot;)">
            <text:p/>
          </table:table-cell>
          <table:table-cell/>
          <table:table-cell table:formula="of:=IF(ISBLANK([.O400]); &quot;&quot;; DAY([.O400]))">
            <text:p/>
          </table:table-cell>
          <table:table-cell table:formula="of:=IF(ISBLANK([.G400]); &quot;&quot;; WEEKDAY([.G400]; 2))">
            <text:p/>
          </table:table-cell>
          <table:table-cell table:formula="of:=IF(ISBLANK([.O400]); &quot;&quot;; WEEKDAY([.O400]; 2))">
            <text:p/>
          </table:table-cell>
          <table:table-cell table:formula="of:=IF(ISBLANK([.O400]); &quot;&quot;; WEEKNUM([.O400]))">
            <text:p/>
          </table:table-cell>
          <table:table-cell table:formula="of:=IF(ISBLANK([.O400]); &quot;&quot;; MONTH([.O400]))">
            <text:p/>
          </table:table-cell>
          <table:table-cell table:formula="of:=IF(OR(ISBLANK([.G400]); ISBLANK([.O400])); &quot;&quot;; IFERROR(DATEDIF([.G400];[.O400];&quot;d&quot;); &quot;&quot;))">
            <text:p/>
          </table:table-cell>
          <table:table-cell table:formula="of:=IFERROR([.AJ399]+[.P400]; &quot;&quot;)">
            <text:p/>
          </table:table-cell>
          <table:table-cell table:formula="of:=IFERROR([.AK399]+[.Q40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399" calcext:value-type="float">
            <text:p>39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01]=&quot;Long&quot;; [.I401]-[Overview.$C$4]/[.H401]; IF([.F401]=&quot;Short&quot;; [.I401]+[Overview.$C$4]/[.H401]; &quot;&quot;)); &quot;&quot;)">
            <text:p/>
          </table:table-cell>
          <table:table-cell table:style-name="ce157" table:formula="of:=IFERROR(ABS([.J401]-[.I401])*[.H401]; &quot;&quot;)">
            <text:p/>
          </table:table-cell>
          <table:table-cell table:formula="of:=IFERROR(IF([.F401]=&quot;Long&quot;; [.I401]+[Overview.$C$4]/[.H401]*[Overview.$C$6]; IF([.F401]=&quot;Short&quot;; [.I401]-[Overview.$C$4]/[.H401]*[Overview.$C$6]; &quot;&quot;)); &quot;&quot;)">
            <text:p/>
          </table:table-cell>
          <table:table-cell table:number-columns-repeated="3"/>
          <table:table-cell table:formula="of:=IFERROR([.Q401]/[.K401]; &quot;&quot;)">
            <text:p/>
          </table:table-cell>
          <table:table-cell table:formula="of:=IFERROR(IF(AND([.F401]=&quot;Long&quot;; [.M401]=[.H401]); [.H401]*([.N401]-[.I401]); IF(AND([.F401]=&quot;Short&quot;; [.M401]=[.H401]); [.H401]*([.I401]-[.N401]); &quot;&quot;)); &quot;&quot;)">
            <text:p/>
          </table:table-cell>
          <table:table-cell table:formula="of:=IF(ISNUMBER([.Q401]); IF([.Q401]&gt;0; &quot;Win&quot;; &quot;Loss&quot;);&quot;&quot;)">
            <text:p/>
          </table:table-cell>
          <table:table-cell table:formula="of:=IF([.O401]=&quot;&quot;; &quot;&quot;; CONCATENATE(DATEDIF([.G401];[.O401];&quot;d&quot;); IF(DATEDIF([.G401];[.O40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01]); &quot;&quot;; IF([.$F401]=&quot;Long&quot;; ([.W401]-[.$I401])*[.$H401]/[.$K401]; ([.$I401]-[.W401])*[.$H401]/[.$K401])-[.$P401]); &quot;&quot;)">
            <text:p/>
          </table:table-cell>
          <table:table-cell table:style-name="Default"/>
          <table:table-cell table:style-name="ce205" table:formula="of:=IFERROR(IF(ISBLANK([.Y401]); &quot;&quot;; IF([.$F401]=&quot;Long&quot;; ([.Y401]-[.$I401])*[.$H401]/[.$K401]; ([.$I401]-[.Y401])*[.$H401]/[.$K401])-[.$P401]); &quot;&quot;)">
            <text:p/>
          </table:table-cell>
          <table:table-cell table:style-name="Default"/>
          <table:table-cell table:style-name="ce205" table:formula="of:=IFERROR(IF(ISBLANK([.AA401]); &quot;&quot;; IF([.$F401]=&quot;Long&quot;; ([.AA401]-[.$I401])*[.$H401]/[.$K401]; ([.$I401]-[.AA401])*[.$H401]/[.$K401])-[.$P401]); &quot;&quot;)">
            <text:p/>
          </table:table-cell>
          <table:table-cell/>
          <table:table-cell table:formula="of:=IF(ISBLANK([.O401]); &quot;&quot;; DAY([.O401]))">
            <text:p/>
          </table:table-cell>
          <table:table-cell table:formula="of:=IF(ISBLANK([.G401]); &quot;&quot;; WEEKDAY([.G401]; 2))">
            <text:p/>
          </table:table-cell>
          <table:table-cell table:formula="of:=IF(ISBLANK([.O401]); &quot;&quot;; WEEKDAY([.O401]; 2))">
            <text:p/>
          </table:table-cell>
          <table:table-cell table:formula="of:=IF(ISBLANK([.O401]); &quot;&quot;; WEEKNUM([.O401]))">
            <text:p/>
          </table:table-cell>
          <table:table-cell table:formula="of:=IF(ISBLANK([.O401]); &quot;&quot;; MONTH([.O401]))">
            <text:p/>
          </table:table-cell>
          <table:table-cell table:formula="of:=IF(OR(ISBLANK([.G401]); ISBLANK([.O401])); &quot;&quot;; IFERROR(DATEDIF([.G401];[.O401];&quot;d&quot;); &quot;&quot;))">
            <text:p/>
          </table:table-cell>
          <table:table-cell table:formula="of:=IFERROR([.AJ400]+[.P401]; &quot;&quot;)">
            <text:p/>
          </table:table-cell>
          <table:table-cell table:formula="of:=IFERROR([.AK400]+[.Q40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02]=&quot;Long&quot;; [.I402]-[Overview.$C$4]/[.H402]; IF([.F402]=&quot;Short&quot;; [.I402]+[Overview.$C$4]/[.H402]; &quot;&quot;)); &quot;&quot;)">
            <text:p/>
          </table:table-cell>
          <table:table-cell table:style-name="ce157" table:formula="of:=IFERROR(ABS([.J402]-[.I402])*[.H402]; &quot;&quot;)">
            <text:p/>
          </table:table-cell>
          <table:table-cell table:formula="of:=IFERROR(IF([.F402]=&quot;Long&quot;; [.I402]+[Overview.$C$4]/[.H402]*[Overview.$C$6]; IF([.F402]=&quot;Short&quot;; [.I402]-[Overview.$C$4]/[.H402]*[Overview.$C$6]; &quot;&quot;)); &quot;&quot;)">
            <text:p/>
          </table:table-cell>
          <table:table-cell table:number-columns-repeated="3"/>
          <table:table-cell table:formula="of:=IFERROR([.Q402]/[.K402]; &quot;&quot;)">
            <text:p/>
          </table:table-cell>
          <table:table-cell table:formula="of:=IFERROR(IF(AND([.F402]=&quot;Long&quot;; [.M402]=[.H402]); [.H402]*([.N402]-[.I402]); IF(AND([.F402]=&quot;Short&quot;; [.M402]=[.H402]); [.H402]*([.I402]-[.N402]); &quot;&quot;)); &quot;&quot;)">
            <text:p/>
          </table:table-cell>
          <table:table-cell table:formula="of:=IF(ISNUMBER([.Q402]); IF([.Q402]&gt;0; &quot;Win&quot;; &quot;Loss&quot;);&quot;&quot;)">
            <text:p/>
          </table:table-cell>
          <table:table-cell table:formula="of:=IF([.O402]=&quot;&quot;; &quot;&quot;; CONCATENATE(DATEDIF([.G402];[.O402];&quot;d&quot;); IF(DATEDIF([.G402];[.O40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02]); &quot;&quot;; IF([.$F402]=&quot;Long&quot;; ([.W402]-[.$I402])*[.$H402]/[.$K402]; ([.$I402]-[.W402])*[.$H402]/[.$K402])-[.$P402]); &quot;&quot;)">
            <text:p/>
          </table:table-cell>
          <table:table-cell table:style-name="Default"/>
          <table:table-cell table:style-name="ce205" table:formula="of:=IFERROR(IF(ISBLANK([.Y402]); &quot;&quot;; IF([.$F402]=&quot;Long&quot;; ([.Y402]-[.$I402])*[.$H402]/[.$K402]; ([.$I402]-[.Y402])*[.$H402]/[.$K402])-[.$P402]); &quot;&quot;)">
            <text:p/>
          </table:table-cell>
          <table:table-cell table:style-name="Default"/>
          <table:table-cell table:style-name="ce205" table:formula="of:=IFERROR(IF(ISBLANK([.AA402]); &quot;&quot;; IF([.$F402]=&quot;Long&quot;; ([.AA402]-[.$I402])*[.$H402]/[.$K402]; ([.$I402]-[.AA402])*[.$H402]/[.$K402])-[.$P402]); &quot;&quot;)">
            <text:p/>
          </table:table-cell>
          <table:table-cell/>
          <table:table-cell table:formula="of:=IF(ISBLANK([.O402]); &quot;&quot;; DAY([.O402]))">
            <text:p/>
          </table:table-cell>
          <table:table-cell table:formula="of:=IF(ISBLANK([.G402]); &quot;&quot;; WEEKDAY([.G402]; 2))">
            <text:p/>
          </table:table-cell>
          <table:table-cell table:formula="of:=IF(ISBLANK([.O402]); &quot;&quot;; WEEKDAY([.O402]; 2))">
            <text:p/>
          </table:table-cell>
          <table:table-cell table:formula="of:=IF(ISBLANK([.O402]); &quot;&quot;; WEEKNUM([.O402]))">
            <text:p/>
          </table:table-cell>
          <table:table-cell table:formula="of:=IF(ISBLANK([.O402]); &quot;&quot;; MONTH([.O402]))">
            <text:p/>
          </table:table-cell>
          <table:table-cell table:formula="of:=IF(OR(ISBLANK([.G402]); ISBLANK([.O402])); &quot;&quot;; IFERROR(DATEDIF([.G402];[.O402];&quot;d&quot;); &quot;&quot;))">
            <text:p/>
          </table:table-cell>
          <table:table-cell table:formula="of:=IFERROR([.AJ401]+[.P402]; &quot;&quot;)">
            <text:p/>
          </table:table-cell>
          <table:table-cell table:formula="of:=IFERROR([.AK401]+[.Q40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03]=&quot;Long&quot;; [.I403]-[Overview.$C$4]/[.H403]; IF([.F403]=&quot;Short&quot;; [.I403]+[Overview.$C$4]/[.H403]; &quot;&quot;)); &quot;&quot;)">
            <text:p/>
          </table:table-cell>
          <table:table-cell table:style-name="ce157" table:formula="of:=IFERROR(ABS([.J403]-[.I403])*[.H403]; &quot;&quot;)">
            <text:p/>
          </table:table-cell>
          <table:table-cell table:formula="of:=IFERROR(IF([.F403]=&quot;Long&quot;; [.I403]+[Overview.$C$4]/[.H403]*[Overview.$C$6]; IF([.F403]=&quot;Short&quot;; [.I403]-[Overview.$C$4]/[.H403]*[Overview.$C$6]; &quot;&quot;)); &quot;&quot;)">
            <text:p/>
          </table:table-cell>
          <table:table-cell table:number-columns-repeated="3"/>
          <table:table-cell table:formula="of:=IFERROR([.Q403]/[.K403]; &quot;&quot;)">
            <text:p/>
          </table:table-cell>
          <table:table-cell table:formula="of:=IFERROR(IF(AND([.F403]=&quot;Long&quot;; [.M403]=[.H403]); [.H403]*([.N403]-[.I403]); IF(AND([.F403]=&quot;Short&quot;; [.M403]=[.H403]); [.H403]*([.I403]-[.N403]); &quot;&quot;)); &quot;&quot;)">
            <text:p/>
          </table:table-cell>
          <table:table-cell table:formula="of:=IF(ISNUMBER([.Q403]); IF([.Q403]&gt;0; &quot;Win&quot;; &quot;Loss&quot;);&quot;&quot;)">
            <text:p/>
          </table:table-cell>
          <table:table-cell table:formula="of:=IF([.O403]=&quot;&quot;; &quot;&quot;; CONCATENATE(DATEDIF([.G403];[.O403];&quot;d&quot;); IF(DATEDIF([.G403];[.O40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03]); &quot;&quot;; IF([.$F403]=&quot;Long&quot;; ([.W403]-[.$I403])*[.$H403]/[.$K403]; ([.$I403]-[.W403])*[.$H403]/[.$K403])-[.$P403]); &quot;&quot;)">
            <text:p/>
          </table:table-cell>
          <table:table-cell table:style-name="Default"/>
          <table:table-cell table:style-name="ce205" table:formula="of:=IFERROR(IF(ISBLANK([.Y403]); &quot;&quot;; IF([.$F403]=&quot;Long&quot;; ([.Y403]-[.$I403])*[.$H403]/[.$K403]; ([.$I403]-[.Y403])*[.$H403]/[.$K403])-[.$P403]); &quot;&quot;)">
            <text:p/>
          </table:table-cell>
          <table:table-cell table:style-name="Default"/>
          <table:table-cell table:style-name="ce205" table:formula="of:=IFERROR(IF(ISBLANK([.AA403]); &quot;&quot;; IF([.$F403]=&quot;Long&quot;; ([.AA403]-[.$I403])*[.$H403]/[.$K403]; ([.$I403]-[.AA403])*[.$H403]/[.$K403])-[.$P403]); &quot;&quot;)">
            <text:p/>
          </table:table-cell>
          <table:table-cell/>
          <table:table-cell table:formula="of:=IF(ISBLANK([.O403]); &quot;&quot;; DAY([.O403]))">
            <text:p/>
          </table:table-cell>
          <table:table-cell table:formula="of:=IF(ISBLANK([.G403]); &quot;&quot;; WEEKDAY([.G403]; 2))">
            <text:p/>
          </table:table-cell>
          <table:table-cell table:formula="of:=IF(ISBLANK([.O403]); &quot;&quot;; WEEKDAY([.O403]; 2))">
            <text:p/>
          </table:table-cell>
          <table:table-cell table:formula="of:=IF(ISBLANK([.O403]); &quot;&quot;; WEEKNUM([.O403]))">
            <text:p/>
          </table:table-cell>
          <table:table-cell table:formula="of:=IF(ISBLANK([.O403]); &quot;&quot;; MONTH([.O403]))">
            <text:p/>
          </table:table-cell>
          <table:table-cell table:formula="of:=IF(OR(ISBLANK([.G403]); ISBLANK([.O403])); &quot;&quot;; IFERROR(DATEDIF([.G403];[.O403];&quot;d&quot;); &quot;&quot;))">
            <text:p/>
          </table:table-cell>
          <table:table-cell table:formula="of:=IFERROR([.AJ402]+[.P403]; &quot;&quot;)">
            <text:p/>
          </table:table-cell>
          <table:table-cell table:formula="of:=IFERROR([.AK402]+[.Q40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04]=&quot;Long&quot;; [.I404]-[Overview.$C$4]/[.H404]; IF([.F404]=&quot;Short&quot;; [.I404]+[Overview.$C$4]/[.H404]; &quot;&quot;)); &quot;&quot;)">
            <text:p/>
          </table:table-cell>
          <table:table-cell table:style-name="ce157" table:formula="of:=IFERROR(ABS([.J404]-[.I404])*[.H404]; &quot;&quot;)">
            <text:p/>
          </table:table-cell>
          <table:table-cell table:formula="of:=IFERROR(IF([.F404]=&quot;Long&quot;; [.I404]+[Overview.$C$4]/[.H404]*[Overview.$C$6]; IF([.F404]=&quot;Short&quot;; [.I404]-[Overview.$C$4]/[.H404]*[Overview.$C$6]; &quot;&quot;)); &quot;&quot;)">
            <text:p/>
          </table:table-cell>
          <table:table-cell table:number-columns-repeated="3"/>
          <table:table-cell table:formula="of:=IFERROR([.Q404]/[.K404]; &quot;&quot;)">
            <text:p/>
          </table:table-cell>
          <table:table-cell table:formula="of:=IFERROR(IF(AND([.F404]=&quot;Long&quot;; [.M404]=[.H404]); [.H404]*([.N404]-[.I404]); IF(AND([.F404]=&quot;Short&quot;; [.M404]=[.H404]); [.H404]*([.I404]-[.N404]); &quot;&quot;)); &quot;&quot;)">
            <text:p/>
          </table:table-cell>
          <table:table-cell table:formula="of:=IF(ISNUMBER([.Q404]); IF([.Q404]&gt;0; &quot;Win&quot;; &quot;Loss&quot;);&quot;&quot;)">
            <text:p/>
          </table:table-cell>
          <table:table-cell table:formula="of:=IF([.O404]=&quot;&quot;; &quot;&quot;; CONCATENATE(DATEDIF([.G404];[.O404];&quot;d&quot;); IF(DATEDIF([.G404];[.O40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04]); &quot;&quot;; IF([.$F404]=&quot;Long&quot;; ([.W404]-[.$I404])*[.$H404]/[.$K404]; ([.$I404]-[.W404])*[.$H404]/[.$K404])-[.$P404]); &quot;&quot;)">
            <text:p/>
          </table:table-cell>
          <table:table-cell table:style-name="Default"/>
          <table:table-cell table:style-name="ce205" table:formula="of:=IFERROR(IF(ISBLANK([.Y404]); &quot;&quot;; IF([.$F404]=&quot;Long&quot;; ([.Y404]-[.$I404])*[.$H404]/[.$K404]; ([.$I404]-[.Y404])*[.$H404]/[.$K404])-[.$P404]); &quot;&quot;)">
            <text:p/>
          </table:table-cell>
          <table:table-cell table:style-name="Default"/>
          <table:table-cell table:style-name="ce205" table:formula="of:=IFERROR(IF(ISBLANK([.AA404]); &quot;&quot;; IF([.$F404]=&quot;Long&quot;; ([.AA404]-[.$I404])*[.$H404]/[.$K404]; ([.$I404]-[.AA404])*[.$H404]/[.$K404])-[.$P404]); &quot;&quot;)">
            <text:p/>
          </table:table-cell>
          <table:table-cell/>
          <table:table-cell table:formula="of:=IF(ISBLANK([.O404]); &quot;&quot;; DAY([.O404]))">
            <text:p/>
          </table:table-cell>
          <table:table-cell table:formula="of:=IF(ISBLANK([.G404]); &quot;&quot;; WEEKDAY([.G404]; 2))">
            <text:p/>
          </table:table-cell>
          <table:table-cell table:formula="of:=IF(ISBLANK([.O404]); &quot;&quot;; WEEKDAY([.O404]; 2))">
            <text:p/>
          </table:table-cell>
          <table:table-cell table:formula="of:=IF(ISBLANK([.O404]); &quot;&quot;; WEEKNUM([.O404]))">
            <text:p/>
          </table:table-cell>
          <table:table-cell table:formula="of:=IF(ISBLANK([.O404]); &quot;&quot;; MONTH([.O404]))">
            <text:p/>
          </table:table-cell>
          <table:table-cell table:formula="of:=IF(OR(ISBLANK([.G404]); ISBLANK([.O404])); &quot;&quot;; IFERROR(DATEDIF([.G404];[.O404];&quot;d&quot;); &quot;&quot;))">
            <text:p/>
          </table:table-cell>
          <table:table-cell table:formula="of:=IFERROR([.AJ403]+[.P404]; &quot;&quot;)">
            <text:p/>
          </table:table-cell>
          <table:table-cell table:formula="of:=IFERROR([.AK403]+[.Q40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03" calcext:value-type="float">
            <text:p>40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05]=&quot;Long&quot;; [.I405]-[Overview.$C$4]/[.H405]; IF([.F405]=&quot;Short&quot;; [.I405]+[Overview.$C$4]/[.H405]; &quot;&quot;)); &quot;&quot;)">
            <text:p/>
          </table:table-cell>
          <table:table-cell table:style-name="ce157" table:formula="of:=IFERROR(ABS([.J405]-[.I405])*[.H405]; &quot;&quot;)">
            <text:p/>
          </table:table-cell>
          <table:table-cell table:formula="of:=IFERROR(IF([.F405]=&quot;Long&quot;; [.I405]+[Overview.$C$4]/[.H405]*[Overview.$C$6]; IF([.F405]=&quot;Short&quot;; [.I405]-[Overview.$C$4]/[.H405]*[Overview.$C$6]; &quot;&quot;)); &quot;&quot;)">
            <text:p/>
          </table:table-cell>
          <table:table-cell table:number-columns-repeated="3"/>
          <table:table-cell table:formula="of:=IFERROR([.Q405]/[.K405]; &quot;&quot;)">
            <text:p/>
          </table:table-cell>
          <table:table-cell table:formula="of:=IFERROR(IF(AND([.F405]=&quot;Long&quot;; [.M405]=[.H405]); [.H405]*([.N405]-[.I405]); IF(AND([.F405]=&quot;Short&quot;; [.M405]=[.H405]); [.H405]*([.I405]-[.N405]); &quot;&quot;)); &quot;&quot;)">
            <text:p/>
          </table:table-cell>
          <table:table-cell table:formula="of:=IF(ISNUMBER([.Q405]); IF([.Q405]&gt;0; &quot;Win&quot;; &quot;Loss&quot;);&quot;&quot;)">
            <text:p/>
          </table:table-cell>
          <table:table-cell table:formula="of:=IF([.O405]=&quot;&quot;; &quot;&quot;; CONCATENATE(DATEDIF([.G405];[.O405];&quot;d&quot;); IF(DATEDIF([.G405];[.O40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05]); &quot;&quot;; IF([.$F405]=&quot;Long&quot;; ([.W405]-[.$I405])*[.$H405]/[.$K405]; ([.$I405]-[.W405])*[.$H405]/[.$K405])-[.$P405]); &quot;&quot;)">
            <text:p/>
          </table:table-cell>
          <table:table-cell table:style-name="Default"/>
          <table:table-cell table:style-name="ce205" table:formula="of:=IFERROR(IF(ISBLANK([.Y405]); &quot;&quot;; IF([.$F405]=&quot;Long&quot;; ([.Y405]-[.$I405])*[.$H405]/[.$K405]; ([.$I405]-[.Y405])*[.$H405]/[.$K405])-[.$P405]); &quot;&quot;)">
            <text:p/>
          </table:table-cell>
          <table:table-cell table:style-name="Default"/>
          <table:table-cell table:style-name="ce205" table:formula="of:=IFERROR(IF(ISBLANK([.AA405]); &quot;&quot;; IF([.$F405]=&quot;Long&quot;; ([.AA405]-[.$I405])*[.$H405]/[.$K405]; ([.$I405]-[.AA405])*[.$H405]/[.$K405])-[.$P405]); &quot;&quot;)">
            <text:p/>
          </table:table-cell>
          <table:table-cell/>
          <table:table-cell table:formula="of:=IF(ISBLANK([.O405]); &quot;&quot;; DAY([.O405]))">
            <text:p/>
          </table:table-cell>
          <table:table-cell table:formula="of:=IF(ISBLANK([.G405]); &quot;&quot;; WEEKDAY([.G405]; 2))">
            <text:p/>
          </table:table-cell>
          <table:table-cell table:formula="of:=IF(ISBLANK([.O405]); &quot;&quot;; WEEKDAY([.O405]; 2))">
            <text:p/>
          </table:table-cell>
          <table:table-cell table:formula="of:=IF(ISBLANK([.O405]); &quot;&quot;; WEEKNUM([.O405]))">
            <text:p/>
          </table:table-cell>
          <table:table-cell table:formula="of:=IF(ISBLANK([.O405]); &quot;&quot;; MONTH([.O405]))">
            <text:p/>
          </table:table-cell>
          <table:table-cell table:formula="of:=IF(OR(ISBLANK([.G405]); ISBLANK([.O405])); &quot;&quot;; IFERROR(DATEDIF([.G405];[.O405];&quot;d&quot;); &quot;&quot;))">
            <text:p/>
          </table:table-cell>
          <table:table-cell table:formula="of:=IFERROR([.AJ404]+[.P405]; &quot;&quot;)">
            <text:p/>
          </table:table-cell>
          <table:table-cell table:formula="of:=IFERROR([.AK404]+[.Q40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06]=&quot;Long&quot;; [.I406]-[Overview.$C$4]/[.H406]; IF([.F406]=&quot;Short&quot;; [.I406]+[Overview.$C$4]/[.H406]; &quot;&quot;)); &quot;&quot;)">
            <text:p/>
          </table:table-cell>
          <table:table-cell table:style-name="ce157" table:formula="of:=IFERROR(ABS([.J406]-[.I406])*[.H406]; &quot;&quot;)">
            <text:p/>
          </table:table-cell>
          <table:table-cell table:formula="of:=IFERROR(IF([.F406]=&quot;Long&quot;; [.I406]+[Overview.$C$4]/[.H406]*[Overview.$C$6]; IF([.F406]=&quot;Short&quot;; [.I406]-[Overview.$C$4]/[.H406]*[Overview.$C$6]; &quot;&quot;)); &quot;&quot;)">
            <text:p/>
          </table:table-cell>
          <table:table-cell table:number-columns-repeated="3"/>
          <table:table-cell table:formula="of:=IFERROR([.Q406]/[.K406]; &quot;&quot;)">
            <text:p/>
          </table:table-cell>
          <table:table-cell table:formula="of:=IFERROR(IF(AND([.F406]=&quot;Long&quot;; [.M406]=[.H406]); [.H406]*([.N406]-[.I406]); IF(AND([.F406]=&quot;Short&quot;; [.M406]=[.H406]); [.H406]*([.I406]-[.N406]); &quot;&quot;)); &quot;&quot;)">
            <text:p/>
          </table:table-cell>
          <table:table-cell table:formula="of:=IF(ISNUMBER([.Q406]); IF([.Q406]&gt;0; &quot;Win&quot;; &quot;Loss&quot;);&quot;&quot;)">
            <text:p/>
          </table:table-cell>
          <table:table-cell table:formula="of:=IF([.O406]=&quot;&quot;; &quot;&quot;; CONCATENATE(DATEDIF([.G406];[.O406];&quot;d&quot;); IF(DATEDIF([.G406];[.O40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06]); &quot;&quot;; IF([.$F406]=&quot;Long&quot;; ([.W406]-[.$I406])*[.$H406]/[.$K406]; ([.$I406]-[.W406])*[.$H406]/[.$K406])-[.$P406]); &quot;&quot;)">
            <text:p/>
          </table:table-cell>
          <table:table-cell table:style-name="Default"/>
          <table:table-cell table:style-name="ce205" table:formula="of:=IFERROR(IF(ISBLANK([.Y406]); &quot;&quot;; IF([.$F406]=&quot;Long&quot;; ([.Y406]-[.$I406])*[.$H406]/[.$K406]; ([.$I406]-[.Y406])*[.$H406]/[.$K406])-[.$P406]); &quot;&quot;)">
            <text:p/>
          </table:table-cell>
          <table:table-cell table:style-name="Default"/>
          <table:table-cell table:style-name="ce205" table:formula="of:=IFERROR(IF(ISBLANK([.AA406]); &quot;&quot;; IF([.$F406]=&quot;Long&quot;; ([.AA406]-[.$I406])*[.$H406]/[.$K406]; ([.$I406]-[.AA406])*[.$H406]/[.$K406])-[.$P406]); &quot;&quot;)">
            <text:p/>
          </table:table-cell>
          <table:table-cell/>
          <table:table-cell table:formula="of:=IF(ISBLANK([.O406]); &quot;&quot;; DAY([.O406]))">
            <text:p/>
          </table:table-cell>
          <table:table-cell table:formula="of:=IF(ISBLANK([.G406]); &quot;&quot;; WEEKDAY([.G406]; 2))">
            <text:p/>
          </table:table-cell>
          <table:table-cell table:formula="of:=IF(ISBLANK([.O406]); &quot;&quot;; WEEKDAY([.O406]; 2))">
            <text:p/>
          </table:table-cell>
          <table:table-cell table:formula="of:=IF(ISBLANK([.O406]); &quot;&quot;; WEEKNUM([.O406]))">
            <text:p/>
          </table:table-cell>
          <table:table-cell table:formula="of:=IF(ISBLANK([.O406]); &quot;&quot;; MONTH([.O406]))">
            <text:p/>
          </table:table-cell>
          <table:table-cell table:formula="of:=IF(OR(ISBLANK([.G406]); ISBLANK([.O406])); &quot;&quot;; IFERROR(DATEDIF([.G406];[.O406];&quot;d&quot;); &quot;&quot;))">
            <text:p/>
          </table:table-cell>
          <table:table-cell table:formula="of:=IFERROR([.AJ405]+[.P406]; &quot;&quot;)">
            <text:p/>
          </table:table-cell>
          <table:table-cell table:formula="of:=IFERROR([.AK405]+[.Q40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05" calcext:value-type="float">
            <text:p>40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07]=&quot;Long&quot;; [.I407]-[Overview.$C$4]/[.H407]; IF([.F407]=&quot;Short&quot;; [.I407]+[Overview.$C$4]/[.H407]; &quot;&quot;)); &quot;&quot;)">
            <text:p/>
          </table:table-cell>
          <table:table-cell table:style-name="ce157" table:formula="of:=IFERROR(ABS([.J407]-[.I407])*[.H407]; &quot;&quot;)">
            <text:p/>
          </table:table-cell>
          <table:table-cell table:formula="of:=IFERROR(IF([.F407]=&quot;Long&quot;; [.I407]+[Overview.$C$4]/[.H407]*[Overview.$C$6]; IF([.F407]=&quot;Short&quot;; [.I407]-[Overview.$C$4]/[.H407]*[Overview.$C$6]; &quot;&quot;)); &quot;&quot;)">
            <text:p/>
          </table:table-cell>
          <table:table-cell table:number-columns-repeated="3"/>
          <table:table-cell table:formula="of:=IFERROR([.Q407]/[.K407]; &quot;&quot;)">
            <text:p/>
          </table:table-cell>
          <table:table-cell table:formula="of:=IFERROR(IF(AND([.F407]=&quot;Long&quot;; [.M407]=[.H407]); [.H407]*([.N407]-[.I407]); IF(AND([.F407]=&quot;Short&quot;; [.M407]=[.H407]); [.H407]*([.I407]-[.N407]); &quot;&quot;)); &quot;&quot;)">
            <text:p/>
          </table:table-cell>
          <table:table-cell table:formula="of:=IF(ISNUMBER([.Q407]); IF([.Q407]&gt;0; &quot;Win&quot;; &quot;Loss&quot;);&quot;&quot;)">
            <text:p/>
          </table:table-cell>
          <table:table-cell table:formula="of:=IF([.O407]=&quot;&quot;; &quot;&quot;; CONCATENATE(DATEDIF([.G407];[.O407];&quot;d&quot;); IF(DATEDIF([.G407];[.O40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07]); &quot;&quot;; IF([.$F407]=&quot;Long&quot;; ([.W407]-[.$I407])*[.$H407]/[.$K407]; ([.$I407]-[.W407])*[.$H407]/[.$K407])-[.$P407]); &quot;&quot;)">
            <text:p/>
          </table:table-cell>
          <table:table-cell table:style-name="Default"/>
          <table:table-cell table:style-name="ce205" table:formula="of:=IFERROR(IF(ISBLANK([.Y407]); &quot;&quot;; IF([.$F407]=&quot;Long&quot;; ([.Y407]-[.$I407])*[.$H407]/[.$K407]; ([.$I407]-[.Y407])*[.$H407]/[.$K407])-[.$P407]); &quot;&quot;)">
            <text:p/>
          </table:table-cell>
          <table:table-cell table:style-name="Default"/>
          <table:table-cell table:style-name="ce205" table:formula="of:=IFERROR(IF(ISBLANK([.AA407]); &quot;&quot;; IF([.$F407]=&quot;Long&quot;; ([.AA407]-[.$I407])*[.$H407]/[.$K407]; ([.$I407]-[.AA407])*[.$H407]/[.$K407])-[.$P407]); &quot;&quot;)">
            <text:p/>
          </table:table-cell>
          <table:table-cell/>
          <table:table-cell table:formula="of:=IF(ISBLANK([.O407]); &quot;&quot;; DAY([.O407]))">
            <text:p/>
          </table:table-cell>
          <table:table-cell table:formula="of:=IF(ISBLANK([.G407]); &quot;&quot;; WEEKDAY([.G407]; 2))">
            <text:p/>
          </table:table-cell>
          <table:table-cell table:formula="of:=IF(ISBLANK([.O407]); &quot;&quot;; WEEKDAY([.O407]; 2))">
            <text:p/>
          </table:table-cell>
          <table:table-cell table:formula="of:=IF(ISBLANK([.O407]); &quot;&quot;; WEEKNUM([.O407]))">
            <text:p/>
          </table:table-cell>
          <table:table-cell table:formula="of:=IF(ISBLANK([.O407]); &quot;&quot;; MONTH([.O407]))">
            <text:p/>
          </table:table-cell>
          <table:table-cell table:formula="of:=IF(OR(ISBLANK([.G407]); ISBLANK([.O407])); &quot;&quot;; IFERROR(DATEDIF([.G407];[.O407];&quot;d&quot;); &quot;&quot;))">
            <text:p/>
          </table:table-cell>
          <table:table-cell table:formula="of:=IFERROR([.AJ406]+[.P407]; &quot;&quot;)">
            <text:p/>
          </table:table-cell>
          <table:table-cell table:formula="of:=IFERROR([.AK406]+[.Q40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06" calcext:value-type="float">
            <text:p>40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08]=&quot;Long&quot;; [.I408]-[Overview.$C$4]/[.H408]; IF([.F408]=&quot;Short&quot;; [.I408]+[Overview.$C$4]/[.H408]; &quot;&quot;)); &quot;&quot;)">
            <text:p/>
          </table:table-cell>
          <table:table-cell table:style-name="ce157" table:formula="of:=IFERROR(ABS([.J408]-[.I408])*[.H408]; &quot;&quot;)">
            <text:p/>
          </table:table-cell>
          <table:table-cell table:formula="of:=IFERROR(IF([.F408]=&quot;Long&quot;; [.I408]+[Overview.$C$4]/[.H408]*[Overview.$C$6]; IF([.F408]=&quot;Short&quot;; [.I408]-[Overview.$C$4]/[.H408]*[Overview.$C$6]; &quot;&quot;)); &quot;&quot;)">
            <text:p/>
          </table:table-cell>
          <table:table-cell table:number-columns-repeated="3"/>
          <table:table-cell table:formula="of:=IFERROR([.Q408]/[.K408]; &quot;&quot;)">
            <text:p/>
          </table:table-cell>
          <table:table-cell table:formula="of:=IFERROR(IF(AND([.F408]=&quot;Long&quot;; [.M408]=[.H408]); [.H408]*([.N408]-[.I408]); IF(AND([.F408]=&quot;Short&quot;; [.M408]=[.H408]); [.H408]*([.I408]-[.N408]); &quot;&quot;)); &quot;&quot;)">
            <text:p/>
          </table:table-cell>
          <table:table-cell table:formula="of:=IF(ISNUMBER([.Q408]); IF([.Q408]&gt;0; &quot;Win&quot;; &quot;Loss&quot;);&quot;&quot;)">
            <text:p/>
          </table:table-cell>
          <table:table-cell table:formula="of:=IF([.O408]=&quot;&quot;; &quot;&quot;; CONCATENATE(DATEDIF([.G408];[.O408];&quot;d&quot;); IF(DATEDIF([.G408];[.O40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08]); &quot;&quot;; IF([.$F408]=&quot;Long&quot;; ([.W408]-[.$I408])*[.$H408]/[.$K408]; ([.$I408]-[.W408])*[.$H408]/[.$K408])-[.$P408]); &quot;&quot;)">
            <text:p/>
          </table:table-cell>
          <table:table-cell table:style-name="Default"/>
          <table:table-cell table:style-name="ce205" table:formula="of:=IFERROR(IF(ISBLANK([.Y408]); &quot;&quot;; IF([.$F408]=&quot;Long&quot;; ([.Y408]-[.$I408])*[.$H408]/[.$K408]; ([.$I408]-[.Y408])*[.$H408]/[.$K408])-[.$P408]); &quot;&quot;)">
            <text:p/>
          </table:table-cell>
          <table:table-cell table:style-name="Default"/>
          <table:table-cell table:style-name="ce205" table:formula="of:=IFERROR(IF(ISBLANK([.AA408]); &quot;&quot;; IF([.$F408]=&quot;Long&quot;; ([.AA408]-[.$I408])*[.$H408]/[.$K408]; ([.$I408]-[.AA408])*[.$H408]/[.$K408])-[.$P408]); &quot;&quot;)">
            <text:p/>
          </table:table-cell>
          <table:table-cell/>
          <table:table-cell table:formula="of:=IF(ISBLANK([.O408]); &quot;&quot;; DAY([.O408]))">
            <text:p/>
          </table:table-cell>
          <table:table-cell table:formula="of:=IF(ISBLANK([.G408]); &quot;&quot;; WEEKDAY([.G408]; 2))">
            <text:p/>
          </table:table-cell>
          <table:table-cell table:formula="of:=IF(ISBLANK([.O408]); &quot;&quot;; WEEKDAY([.O408]; 2))">
            <text:p/>
          </table:table-cell>
          <table:table-cell table:formula="of:=IF(ISBLANK([.O408]); &quot;&quot;; WEEKNUM([.O408]))">
            <text:p/>
          </table:table-cell>
          <table:table-cell table:formula="of:=IF(ISBLANK([.O408]); &quot;&quot;; MONTH([.O408]))">
            <text:p/>
          </table:table-cell>
          <table:table-cell table:formula="of:=IF(OR(ISBLANK([.G408]); ISBLANK([.O408])); &quot;&quot;; IFERROR(DATEDIF([.G408];[.O408];&quot;d&quot;); &quot;&quot;))">
            <text:p/>
          </table:table-cell>
          <table:table-cell table:formula="of:=IFERROR([.AJ407]+[.P408]; &quot;&quot;)">
            <text:p/>
          </table:table-cell>
          <table:table-cell table:formula="of:=IFERROR([.AK407]+[.Q40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07" calcext:value-type="float">
            <text:p>40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09]=&quot;Long&quot;; [.I409]-[Overview.$C$4]/[.H409]; IF([.F409]=&quot;Short&quot;; [.I409]+[Overview.$C$4]/[.H409]; &quot;&quot;)); &quot;&quot;)">
            <text:p/>
          </table:table-cell>
          <table:table-cell table:style-name="ce157" table:formula="of:=IFERROR(ABS([.J409]-[.I409])*[.H409]; &quot;&quot;)">
            <text:p/>
          </table:table-cell>
          <table:table-cell table:formula="of:=IFERROR(IF([.F409]=&quot;Long&quot;; [.I409]+[Overview.$C$4]/[.H409]*[Overview.$C$6]; IF([.F409]=&quot;Short&quot;; [.I409]-[Overview.$C$4]/[.H409]*[Overview.$C$6]; &quot;&quot;)); &quot;&quot;)">
            <text:p/>
          </table:table-cell>
          <table:table-cell table:number-columns-repeated="3"/>
          <table:table-cell table:formula="of:=IFERROR([.Q409]/[.K409]; &quot;&quot;)">
            <text:p/>
          </table:table-cell>
          <table:table-cell table:formula="of:=IFERROR(IF(AND([.F409]=&quot;Long&quot;; [.M409]=[.H409]); [.H409]*([.N409]-[.I409]); IF(AND([.F409]=&quot;Short&quot;; [.M409]=[.H409]); [.H409]*([.I409]-[.N409]); &quot;&quot;)); &quot;&quot;)">
            <text:p/>
          </table:table-cell>
          <table:table-cell table:formula="of:=IF(ISNUMBER([.Q409]); IF([.Q409]&gt;0; &quot;Win&quot;; &quot;Loss&quot;);&quot;&quot;)">
            <text:p/>
          </table:table-cell>
          <table:table-cell table:formula="of:=IF([.O409]=&quot;&quot;; &quot;&quot;; CONCATENATE(DATEDIF([.G409];[.O409];&quot;d&quot;); IF(DATEDIF([.G409];[.O40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09]); &quot;&quot;; IF([.$F409]=&quot;Long&quot;; ([.W409]-[.$I409])*[.$H409]/[.$K409]; ([.$I409]-[.W409])*[.$H409]/[.$K409])-[.$P409]); &quot;&quot;)">
            <text:p/>
          </table:table-cell>
          <table:table-cell table:style-name="Default"/>
          <table:table-cell table:style-name="ce205" table:formula="of:=IFERROR(IF(ISBLANK([.Y409]); &quot;&quot;; IF([.$F409]=&quot;Long&quot;; ([.Y409]-[.$I409])*[.$H409]/[.$K409]; ([.$I409]-[.Y409])*[.$H409]/[.$K409])-[.$P409]); &quot;&quot;)">
            <text:p/>
          </table:table-cell>
          <table:table-cell table:style-name="Default"/>
          <table:table-cell table:style-name="ce205" table:formula="of:=IFERROR(IF(ISBLANK([.AA409]); &quot;&quot;; IF([.$F409]=&quot;Long&quot;; ([.AA409]-[.$I409])*[.$H409]/[.$K409]; ([.$I409]-[.AA409])*[.$H409]/[.$K409])-[.$P409]); &quot;&quot;)">
            <text:p/>
          </table:table-cell>
          <table:table-cell/>
          <table:table-cell table:formula="of:=IF(ISBLANK([.O409]); &quot;&quot;; DAY([.O409]))">
            <text:p/>
          </table:table-cell>
          <table:table-cell table:formula="of:=IF(ISBLANK([.G409]); &quot;&quot;; WEEKDAY([.G409]; 2))">
            <text:p/>
          </table:table-cell>
          <table:table-cell table:formula="of:=IF(ISBLANK([.O409]); &quot;&quot;; WEEKDAY([.O409]; 2))">
            <text:p/>
          </table:table-cell>
          <table:table-cell table:formula="of:=IF(ISBLANK([.O409]); &quot;&quot;; WEEKNUM([.O409]))">
            <text:p/>
          </table:table-cell>
          <table:table-cell table:formula="of:=IF(ISBLANK([.O409]); &quot;&quot;; MONTH([.O409]))">
            <text:p/>
          </table:table-cell>
          <table:table-cell table:formula="of:=IF(OR(ISBLANK([.G409]); ISBLANK([.O409])); &quot;&quot;; IFERROR(DATEDIF([.G409];[.O409];&quot;d&quot;); &quot;&quot;))">
            <text:p/>
          </table:table-cell>
          <table:table-cell table:formula="of:=IFERROR([.AJ408]+[.P409]; &quot;&quot;)">
            <text:p/>
          </table:table-cell>
          <table:table-cell table:formula="of:=IFERROR([.AK408]+[.Q40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08" calcext:value-type="float">
            <text:p>40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10]=&quot;Long&quot;; [.I410]-[Overview.$C$4]/[.H410]; IF([.F410]=&quot;Short&quot;; [.I410]+[Overview.$C$4]/[.H410]; &quot;&quot;)); &quot;&quot;)">
            <text:p/>
          </table:table-cell>
          <table:table-cell table:style-name="ce157" table:formula="of:=IFERROR(ABS([.J410]-[.I410])*[.H410]; &quot;&quot;)">
            <text:p/>
          </table:table-cell>
          <table:table-cell table:formula="of:=IFERROR(IF([.F410]=&quot;Long&quot;; [.I410]+[Overview.$C$4]/[.H410]*[Overview.$C$6]; IF([.F410]=&quot;Short&quot;; [.I410]-[Overview.$C$4]/[.H410]*[Overview.$C$6]; &quot;&quot;)); &quot;&quot;)">
            <text:p/>
          </table:table-cell>
          <table:table-cell table:number-columns-repeated="3"/>
          <table:table-cell table:formula="of:=IFERROR([.Q410]/[.K410]; &quot;&quot;)">
            <text:p/>
          </table:table-cell>
          <table:table-cell table:formula="of:=IFERROR(IF(AND([.F410]=&quot;Long&quot;; [.M410]=[.H410]); [.H410]*([.N410]-[.I410]); IF(AND([.F410]=&quot;Short&quot;; [.M410]=[.H410]); [.H410]*([.I410]-[.N410]); &quot;&quot;)); &quot;&quot;)">
            <text:p/>
          </table:table-cell>
          <table:table-cell table:formula="of:=IF(ISNUMBER([.Q410]); IF([.Q410]&gt;0; &quot;Win&quot;; &quot;Loss&quot;);&quot;&quot;)">
            <text:p/>
          </table:table-cell>
          <table:table-cell table:formula="of:=IF([.O410]=&quot;&quot;; &quot;&quot;; CONCATENATE(DATEDIF([.G410];[.O410];&quot;d&quot;); IF(DATEDIF([.G410];[.O41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10]); &quot;&quot;; IF([.$F410]=&quot;Long&quot;; ([.W410]-[.$I410])*[.$H410]/[.$K410]; ([.$I410]-[.W410])*[.$H410]/[.$K410])-[.$P410]); &quot;&quot;)">
            <text:p/>
          </table:table-cell>
          <table:table-cell table:style-name="Default"/>
          <table:table-cell table:style-name="ce205" table:formula="of:=IFERROR(IF(ISBLANK([.Y410]); &quot;&quot;; IF([.$F410]=&quot;Long&quot;; ([.Y410]-[.$I410])*[.$H410]/[.$K410]; ([.$I410]-[.Y410])*[.$H410]/[.$K410])-[.$P410]); &quot;&quot;)">
            <text:p/>
          </table:table-cell>
          <table:table-cell table:style-name="Default"/>
          <table:table-cell table:style-name="ce205" table:formula="of:=IFERROR(IF(ISBLANK([.AA410]); &quot;&quot;; IF([.$F410]=&quot;Long&quot;; ([.AA410]-[.$I410])*[.$H410]/[.$K410]; ([.$I410]-[.AA410])*[.$H410]/[.$K410])-[.$P410]); &quot;&quot;)">
            <text:p/>
          </table:table-cell>
          <table:table-cell/>
          <table:table-cell table:formula="of:=IF(ISBLANK([.O410]); &quot;&quot;; DAY([.O410]))">
            <text:p/>
          </table:table-cell>
          <table:table-cell table:formula="of:=IF(ISBLANK([.G410]); &quot;&quot;; WEEKDAY([.G410]; 2))">
            <text:p/>
          </table:table-cell>
          <table:table-cell table:formula="of:=IF(ISBLANK([.O410]); &quot;&quot;; WEEKDAY([.O410]; 2))">
            <text:p/>
          </table:table-cell>
          <table:table-cell table:formula="of:=IF(ISBLANK([.O410]); &quot;&quot;; WEEKNUM([.O410]))">
            <text:p/>
          </table:table-cell>
          <table:table-cell table:formula="of:=IF(ISBLANK([.O410]); &quot;&quot;; MONTH([.O410]))">
            <text:p/>
          </table:table-cell>
          <table:table-cell table:formula="of:=IF(OR(ISBLANK([.G410]); ISBLANK([.O410])); &quot;&quot;; IFERROR(DATEDIF([.G410];[.O410];&quot;d&quot;); &quot;&quot;))">
            <text:p/>
          </table:table-cell>
          <table:table-cell table:formula="of:=IFERROR([.AJ409]+[.P410]; &quot;&quot;)">
            <text:p/>
          </table:table-cell>
          <table:table-cell table:formula="of:=IFERROR([.AK409]+[.Q41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09" calcext:value-type="float">
            <text:p>40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11]=&quot;Long&quot;; [.I411]-[Overview.$C$4]/[.H411]; IF([.F411]=&quot;Short&quot;; [.I411]+[Overview.$C$4]/[.H411]; &quot;&quot;)); &quot;&quot;)">
            <text:p/>
          </table:table-cell>
          <table:table-cell table:style-name="ce157" table:formula="of:=IFERROR(ABS([.J411]-[.I411])*[.H411]; &quot;&quot;)">
            <text:p/>
          </table:table-cell>
          <table:table-cell table:formula="of:=IFERROR(IF([.F411]=&quot;Long&quot;; [.I411]+[Overview.$C$4]/[.H411]*[Overview.$C$6]; IF([.F411]=&quot;Short&quot;; [.I411]-[Overview.$C$4]/[.H411]*[Overview.$C$6]; &quot;&quot;)); &quot;&quot;)">
            <text:p/>
          </table:table-cell>
          <table:table-cell table:number-columns-repeated="3"/>
          <table:table-cell table:formula="of:=IFERROR([.Q411]/[.K411]; &quot;&quot;)">
            <text:p/>
          </table:table-cell>
          <table:table-cell table:formula="of:=IFERROR(IF(AND([.F411]=&quot;Long&quot;; [.M411]=[.H411]); [.H411]*([.N411]-[.I411]); IF(AND([.F411]=&quot;Short&quot;; [.M411]=[.H411]); [.H411]*([.I411]-[.N411]); &quot;&quot;)); &quot;&quot;)">
            <text:p/>
          </table:table-cell>
          <table:table-cell table:formula="of:=IF(ISNUMBER([.Q411]); IF([.Q411]&gt;0; &quot;Win&quot;; &quot;Loss&quot;);&quot;&quot;)">
            <text:p/>
          </table:table-cell>
          <table:table-cell table:formula="of:=IF([.O411]=&quot;&quot;; &quot;&quot;; CONCATENATE(DATEDIF([.G411];[.O411];&quot;d&quot;); IF(DATEDIF([.G411];[.O41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11]); &quot;&quot;; IF([.$F411]=&quot;Long&quot;; ([.W411]-[.$I411])*[.$H411]/[.$K411]; ([.$I411]-[.W411])*[.$H411]/[.$K411])-[.$P411]); &quot;&quot;)">
            <text:p/>
          </table:table-cell>
          <table:table-cell table:style-name="Default"/>
          <table:table-cell table:style-name="ce205" table:formula="of:=IFERROR(IF(ISBLANK([.Y411]); &quot;&quot;; IF([.$F411]=&quot;Long&quot;; ([.Y411]-[.$I411])*[.$H411]/[.$K411]; ([.$I411]-[.Y411])*[.$H411]/[.$K411])-[.$P411]); &quot;&quot;)">
            <text:p/>
          </table:table-cell>
          <table:table-cell table:style-name="Default"/>
          <table:table-cell table:style-name="ce205" table:formula="of:=IFERROR(IF(ISBLANK([.AA411]); &quot;&quot;; IF([.$F411]=&quot;Long&quot;; ([.AA411]-[.$I411])*[.$H411]/[.$K411]; ([.$I411]-[.AA411])*[.$H411]/[.$K411])-[.$P411]); &quot;&quot;)">
            <text:p/>
          </table:table-cell>
          <table:table-cell/>
          <table:table-cell table:formula="of:=IF(ISBLANK([.O411]); &quot;&quot;; DAY([.O411]))">
            <text:p/>
          </table:table-cell>
          <table:table-cell table:formula="of:=IF(ISBLANK([.G411]); &quot;&quot;; WEEKDAY([.G411]; 2))">
            <text:p/>
          </table:table-cell>
          <table:table-cell table:formula="of:=IF(ISBLANK([.O411]); &quot;&quot;; WEEKDAY([.O411]; 2))">
            <text:p/>
          </table:table-cell>
          <table:table-cell table:formula="of:=IF(ISBLANK([.O411]); &quot;&quot;; WEEKNUM([.O411]))">
            <text:p/>
          </table:table-cell>
          <table:table-cell table:formula="of:=IF(ISBLANK([.O411]); &quot;&quot;; MONTH([.O411]))">
            <text:p/>
          </table:table-cell>
          <table:table-cell table:formula="of:=IF(OR(ISBLANK([.G411]); ISBLANK([.O411])); &quot;&quot;; IFERROR(DATEDIF([.G411];[.O411];&quot;d&quot;); &quot;&quot;))">
            <text:p/>
          </table:table-cell>
          <table:table-cell table:formula="of:=IFERROR([.AJ410]+[.P411]; &quot;&quot;)">
            <text:p/>
          </table:table-cell>
          <table:table-cell table:formula="of:=IFERROR([.AK410]+[.Q41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10" calcext:value-type="float">
            <text:p>41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12]=&quot;Long&quot;; [.I412]-[Overview.$C$4]/[.H412]; IF([.F412]=&quot;Short&quot;; [.I412]+[Overview.$C$4]/[.H412]; &quot;&quot;)); &quot;&quot;)">
            <text:p/>
          </table:table-cell>
          <table:table-cell table:style-name="ce157" table:formula="of:=IFERROR(ABS([.J412]-[.I412])*[.H412]; &quot;&quot;)">
            <text:p/>
          </table:table-cell>
          <table:table-cell table:formula="of:=IFERROR(IF([.F412]=&quot;Long&quot;; [.I412]+[Overview.$C$4]/[.H412]*[Overview.$C$6]; IF([.F412]=&quot;Short&quot;; [.I412]-[Overview.$C$4]/[.H412]*[Overview.$C$6]; &quot;&quot;)); &quot;&quot;)">
            <text:p/>
          </table:table-cell>
          <table:table-cell table:number-columns-repeated="3"/>
          <table:table-cell table:formula="of:=IFERROR([.Q412]/[.K412]; &quot;&quot;)">
            <text:p/>
          </table:table-cell>
          <table:table-cell table:formula="of:=IFERROR(IF(AND([.F412]=&quot;Long&quot;; [.M412]=[.H412]); [.H412]*([.N412]-[.I412]); IF(AND([.F412]=&quot;Short&quot;; [.M412]=[.H412]); [.H412]*([.I412]-[.N412]); &quot;&quot;)); &quot;&quot;)">
            <text:p/>
          </table:table-cell>
          <table:table-cell table:formula="of:=IF(ISNUMBER([.Q412]); IF([.Q412]&gt;0; &quot;Win&quot;; &quot;Loss&quot;);&quot;&quot;)">
            <text:p/>
          </table:table-cell>
          <table:table-cell table:formula="of:=IF([.O412]=&quot;&quot;; &quot;&quot;; CONCATENATE(DATEDIF([.G412];[.O412];&quot;d&quot;); IF(DATEDIF([.G412];[.O41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12]); &quot;&quot;; IF([.$F412]=&quot;Long&quot;; ([.W412]-[.$I412])*[.$H412]/[.$K412]; ([.$I412]-[.W412])*[.$H412]/[.$K412])-[.$P412]); &quot;&quot;)">
            <text:p/>
          </table:table-cell>
          <table:table-cell table:style-name="Default"/>
          <table:table-cell table:style-name="ce205" table:formula="of:=IFERROR(IF(ISBLANK([.Y412]); &quot;&quot;; IF([.$F412]=&quot;Long&quot;; ([.Y412]-[.$I412])*[.$H412]/[.$K412]; ([.$I412]-[.Y412])*[.$H412]/[.$K412])-[.$P412]); &quot;&quot;)">
            <text:p/>
          </table:table-cell>
          <table:table-cell table:style-name="Default"/>
          <table:table-cell table:style-name="ce205" table:formula="of:=IFERROR(IF(ISBLANK([.AA412]); &quot;&quot;; IF([.$F412]=&quot;Long&quot;; ([.AA412]-[.$I412])*[.$H412]/[.$K412]; ([.$I412]-[.AA412])*[.$H412]/[.$K412])-[.$P412]); &quot;&quot;)">
            <text:p/>
          </table:table-cell>
          <table:table-cell/>
          <table:table-cell table:formula="of:=IF(ISBLANK([.O412]); &quot;&quot;; DAY([.O412]))">
            <text:p/>
          </table:table-cell>
          <table:table-cell table:formula="of:=IF(ISBLANK([.G412]); &quot;&quot;; WEEKDAY([.G412]; 2))">
            <text:p/>
          </table:table-cell>
          <table:table-cell table:formula="of:=IF(ISBLANK([.O412]); &quot;&quot;; WEEKDAY([.O412]; 2))">
            <text:p/>
          </table:table-cell>
          <table:table-cell table:formula="of:=IF(ISBLANK([.O412]); &quot;&quot;; WEEKNUM([.O412]))">
            <text:p/>
          </table:table-cell>
          <table:table-cell table:formula="of:=IF(ISBLANK([.O412]); &quot;&quot;; MONTH([.O412]))">
            <text:p/>
          </table:table-cell>
          <table:table-cell table:formula="of:=IF(OR(ISBLANK([.G412]); ISBLANK([.O412])); &quot;&quot;; IFERROR(DATEDIF([.G412];[.O412];&quot;d&quot;); &quot;&quot;))">
            <text:p/>
          </table:table-cell>
          <table:table-cell table:formula="of:=IFERROR([.AJ411]+[.P412]; &quot;&quot;)">
            <text:p/>
          </table:table-cell>
          <table:table-cell table:formula="of:=IFERROR([.AK411]+[.Q41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11" calcext:value-type="float">
            <text:p>41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13]=&quot;Long&quot;; [.I413]-[Overview.$C$4]/[.H413]; IF([.F413]=&quot;Short&quot;; [.I413]+[Overview.$C$4]/[.H413]; &quot;&quot;)); &quot;&quot;)">
            <text:p/>
          </table:table-cell>
          <table:table-cell table:style-name="ce157" table:formula="of:=IFERROR(ABS([.J413]-[.I413])*[.H413]; &quot;&quot;)">
            <text:p/>
          </table:table-cell>
          <table:table-cell table:formula="of:=IFERROR(IF([.F413]=&quot;Long&quot;; [.I413]+[Overview.$C$4]/[.H413]*[Overview.$C$6]; IF([.F413]=&quot;Short&quot;; [.I413]-[Overview.$C$4]/[.H413]*[Overview.$C$6]; &quot;&quot;)); &quot;&quot;)">
            <text:p/>
          </table:table-cell>
          <table:table-cell table:number-columns-repeated="3"/>
          <table:table-cell table:formula="of:=IFERROR([.Q413]/[.K413]; &quot;&quot;)">
            <text:p/>
          </table:table-cell>
          <table:table-cell table:formula="of:=IFERROR(IF(AND([.F413]=&quot;Long&quot;; [.M413]=[.H413]); [.H413]*([.N413]-[.I413]); IF(AND([.F413]=&quot;Short&quot;; [.M413]=[.H413]); [.H413]*([.I413]-[.N413]); &quot;&quot;)); &quot;&quot;)">
            <text:p/>
          </table:table-cell>
          <table:table-cell table:formula="of:=IF(ISNUMBER([.Q413]); IF([.Q413]&gt;0; &quot;Win&quot;; &quot;Loss&quot;);&quot;&quot;)">
            <text:p/>
          </table:table-cell>
          <table:table-cell table:formula="of:=IF([.O413]=&quot;&quot;; &quot;&quot;; CONCATENATE(DATEDIF([.G413];[.O413];&quot;d&quot;); IF(DATEDIF([.G413];[.O41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13]); &quot;&quot;; IF([.$F413]=&quot;Long&quot;; ([.W413]-[.$I413])*[.$H413]/[.$K413]; ([.$I413]-[.W413])*[.$H413]/[.$K413])-[.$P413]); &quot;&quot;)">
            <text:p/>
          </table:table-cell>
          <table:table-cell table:style-name="Default"/>
          <table:table-cell table:style-name="ce205" table:formula="of:=IFERROR(IF(ISBLANK([.Y413]); &quot;&quot;; IF([.$F413]=&quot;Long&quot;; ([.Y413]-[.$I413])*[.$H413]/[.$K413]; ([.$I413]-[.Y413])*[.$H413]/[.$K413])-[.$P413]); &quot;&quot;)">
            <text:p/>
          </table:table-cell>
          <table:table-cell table:style-name="Default"/>
          <table:table-cell table:style-name="ce205" table:formula="of:=IFERROR(IF(ISBLANK([.AA413]); &quot;&quot;; IF([.$F413]=&quot;Long&quot;; ([.AA413]-[.$I413])*[.$H413]/[.$K413]; ([.$I413]-[.AA413])*[.$H413]/[.$K413])-[.$P413]); &quot;&quot;)">
            <text:p/>
          </table:table-cell>
          <table:table-cell/>
          <table:table-cell table:formula="of:=IF(ISBLANK([.O413]); &quot;&quot;; DAY([.O413]))">
            <text:p/>
          </table:table-cell>
          <table:table-cell table:formula="of:=IF(ISBLANK([.G413]); &quot;&quot;; WEEKDAY([.G413]; 2))">
            <text:p/>
          </table:table-cell>
          <table:table-cell table:formula="of:=IF(ISBLANK([.O413]); &quot;&quot;; WEEKDAY([.O413]; 2))">
            <text:p/>
          </table:table-cell>
          <table:table-cell table:formula="of:=IF(ISBLANK([.O413]); &quot;&quot;; WEEKNUM([.O413]))">
            <text:p/>
          </table:table-cell>
          <table:table-cell table:formula="of:=IF(ISBLANK([.O413]); &quot;&quot;; MONTH([.O413]))">
            <text:p/>
          </table:table-cell>
          <table:table-cell table:formula="of:=IF(OR(ISBLANK([.G413]); ISBLANK([.O413])); &quot;&quot;; IFERROR(DATEDIF([.G413];[.O413];&quot;d&quot;); &quot;&quot;))">
            <text:p/>
          </table:table-cell>
          <table:table-cell table:formula="of:=IFERROR([.AJ412]+[.P413]; &quot;&quot;)">
            <text:p/>
          </table:table-cell>
          <table:table-cell table:formula="of:=IFERROR([.AK412]+[.Q41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12" calcext:value-type="float">
            <text:p>41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14]=&quot;Long&quot;; [.I414]-[Overview.$C$4]/[.H414]; IF([.F414]=&quot;Short&quot;; [.I414]+[Overview.$C$4]/[.H414]; &quot;&quot;)); &quot;&quot;)">
            <text:p/>
          </table:table-cell>
          <table:table-cell table:style-name="ce157" table:formula="of:=IFERROR(ABS([.J414]-[.I414])*[.H414]; &quot;&quot;)">
            <text:p/>
          </table:table-cell>
          <table:table-cell table:formula="of:=IFERROR(IF([.F414]=&quot;Long&quot;; [.I414]+[Overview.$C$4]/[.H414]*[Overview.$C$6]; IF([.F414]=&quot;Short&quot;; [.I414]-[Overview.$C$4]/[.H414]*[Overview.$C$6]; &quot;&quot;)); &quot;&quot;)">
            <text:p/>
          </table:table-cell>
          <table:table-cell table:number-columns-repeated="3"/>
          <table:table-cell table:formula="of:=IFERROR([.Q414]/[.K414]; &quot;&quot;)">
            <text:p/>
          </table:table-cell>
          <table:table-cell table:formula="of:=IFERROR(IF(AND([.F414]=&quot;Long&quot;; [.M414]=[.H414]); [.H414]*([.N414]-[.I414]); IF(AND([.F414]=&quot;Short&quot;; [.M414]=[.H414]); [.H414]*([.I414]-[.N414]); &quot;&quot;)); &quot;&quot;)">
            <text:p/>
          </table:table-cell>
          <table:table-cell table:formula="of:=IF(ISNUMBER([.Q414]); IF([.Q414]&gt;0; &quot;Win&quot;; &quot;Loss&quot;);&quot;&quot;)">
            <text:p/>
          </table:table-cell>
          <table:table-cell table:formula="of:=IF([.O414]=&quot;&quot;; &quot;&quot;; CONCATENATE(DATEDIF([.G414];[.O414];&quot;d&quot;); IF(DATEDIF([.G414];[.O41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14]); &quot;&quot;; IF([.$F414]=&quot;Long&quot;; ([.W414]-[.$I414])*[.$H414]/[.$K414]; ([.$I414]-[.W414])*[.$H414]/[.$K414])-[.$P414]); &quot;&quot;)">
            <text:p/>
          </table:table-cell>
          <table:table-cell table:style-name="Default"/>
          <table:table-cell table:style-name="ce205" table:formula="of:=IFERROR(IF(ISBLANK([.Y414]); &quot;&quot;; IF([.$F414]=&quot;Long&quot;; ([.Y414]-[.$I414])*[.$H414]/[.$K414]; ([.$I414]-[.Y414])*[.$H414]/[.$K414])-[.$P414]); &quot;&quot;)">
            <text:p/>
          </table:table-cell>
          <table:table-cell table:style-name="Default"/>
          <table:table-cell table:style-name="ce205" table:formula="of:=IFERROR(IF(ISBLANK([.AA414]); &quot;&quot;; IF([.$F414]=&quot;Long&quot;; ([.AA414]-[.$I414])*[.$H414]/[.$K414]; ([.$I414]-[.AA414])*[.$H414]/[.$K414])-[.$P414]); &quot;&quot;)">
            <text:p/>
          </table:table-cell>
          <table:table-cell/>
          <table:table-cell table:formula="of:=IF(ISBLANK([.O414]); &quot;&quot;; DAY([.O414]))">
            <text:p/>
          </table:table-cell>
          <table:table-cell table:formula="of:=IF(ISBLANK([.G414]); &quot;&quot;; WEEKDAY([.G414]; 2))">
            <text:p/>
          </table:table-cell>
          <table:table-cell table:formula="of:=IF(ISBLANK([.O414]); &quot;&quot;; WEEKDAY([.O414]; 2))">
            <text:p/>
          </table:table-cell>
          <table:table-cell table:formula="of:=IF(ISBLANK([.O414]); &quot;&quot;; WEEKNUM([.O414]))">
            <text:p/>
          </table:table-cell>
          <table:table-cell table:formula="of:=IF(ISBLANK([.O414]); &quot;&quot;; MONTH([.O414]))">
            <text:p/>
          </table:table-cell>
          <table:table-cell table:formula="of:=IF(OR(ISBLANK([.G414]); ISBLANK([.O414])); &quot;&quot;; IFERROR(DATEDIF([.G414];[.O414];&quot;d&quot;); &quot;&quot;))">
            <text:p/>
          </table:table-cell>
          <table:table-cell table:formula="of:=IFERROR([.AJ413]+[.P414]; &quot;&quot;)">
            <text:p/>
          </table:table-cell>
          <table:table-cell table:formula="of:=IFERROR([.AK413]+[.Q41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13" calcext:value-type="float">
            <text:p>41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15]=&quot;Long&quot;; [.I415]-[Overview.$C$4]/[.H415]; IF([.F415]=&quot;Short&quot;; [.I415]+[Overview.$C$4]/[.H415]; &quot;&quot;)); &quot;&quot;)">
            <text:p/>
          </table:table-cell>
          <table:table-cell table:style-name="ce157" table:formula="of:=IFERROR(ABS([.J415]-[.I415])*[.H415]; &quot;&quot;)">
            <text:p/>
          </table:table-cell>
          <table:table-cell table:formula="of:=IFERROR(IF([.F415]=&quot;Long&quot;; [.I415]+[Overview.$C$4]/[.H415]*[Overview.$C$6]; IF([.F415]=&quot;Short&quot;; [.I415]-[Overview.$C$4]/[.H415]*[Overview.$C$6]; &quot;&quot;)); &quot;&quot;)">
            <text:p/>
          </table:table-cell>
          <table:table-cell table:number-columns-repeated="3"/>
          <table:table-cell table:formula="of:=IFERROR([.Q415]/[.K415]; &quot;&quot;)">
            <text:p/>
          </table:table-cell>
          <table:table-cell table:formula="of:=IFERROR(IF(AND([.F415]=&quot;Long&quot;; [.M415]=[.H415]); [.H415]*([.N415]-[.I415]); IF(AND([.F415]=&quot;Short&quot;; [.M415]=[.H415]); [.H415]*([.I415]-[.N415]); &quot;&quot;)); &quot;&quot;)">
            <text:p/>
          </table:table-cell>
          <table:table-cell table:formula="of:=IF(ISNUMBER([.Q415]); IF([.Q415]&gt;0; &quot;Win&quot;; &quot;Loss&quot;);&quot;&quot;)">
            <text:p/>
          </table:table-cell>
          <table:table-cell table:formula="of:=IF([.O415]=&quot;&quot;; &quot;&quot;; CONCATENATE(DATEDIF([.G415];[.O415];&quot;d&quot;); IF(DATEDIF([.G415];[.O41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15]); &quot;&quot;; IF([.$F415]=&quot;Long&quot;; ([.W415]-[.$I415])*[.$H415]/[.$K415]; ([.$I415]-[.W415])*[.$H415]/[.$K415])-[.$P415]); &quot;&quot;)">
            <text:p/>
          </table:table-cell>
          <table:table-cell table:style-name="Default"/>
          <table:table-cell table:style-name="ce205" table:formula="of:=IFERROR(IF(ISBLANK([.Y415]); &quot;&quot;; IF([.$F415]=&quot;Long&quot;; ([.Y415]-[.$I415])*[.$H415]/[.$K415]; ([.$I415]-[.Y415])*[.$H415]/[.$K415])-[.$P415]); &quot;&quot;)">
            <text:p/>
          </table:table-cell>
          <table:table-cell table:style-name="Default"/>
          <table:table-cell table:style-name="ce205" table:formula="of:=IFERROR(IF(ISBLANK([.AA415]); &quot;&quot;; IF([.$F415]=&quot;Long&quot;; ([.AA415]-[.$I415])*[.$H415]/[.$K415]; ([.$I415]-[.AA415])*[.$H415]/[.$K415])-[.$P415]); &quot;&quot;)">
            <text:p/>
          </table:table-cell>
          <table:table-cell/>
          <table:table-cell table:formula="of:=IF(ISBLANK([.O415]); &quot;&quot;; DAY([.O415]))">
            <text:p/>
          </table:table-cell>
          <table:table-cell table:formula="of:=IF(ISBLANK([.G415]); &quot;&quot;; WEEKDAY([.G415]; 2))">
            <text:p/>
          </table:table-cell>
          <table:table-cell table:formula="of:=IF(ISBLANK([.O415]); &quot;&quot;; WEEKDAY([.O415]; 2))">
            <text:p/>
          </table:table-cell>
          <table:table-cell table:formula="of:=IF(ISBLANK([.O415]); &quot;&quot;; WEEKNUM([.O415]))">
            <text:p/>
          </table:table-cell>
          <table:table-cell table:formula="of:=IF(ISBLANK([.O415]); &quot;&quot;; MONTH([.O415]))">
            <text:p/>
          </table:table-cell>
          <table:table-cell table:formula="of:=IF(OR(ISBLANK([.G415]); ISBLANK([.O415])); &quot;&quot;; IFERROR(DATEDIF([.G415];[.O415];&quot;d&quot;); &quot;&quot;))">
            <text:p/>
          </table:table-cell>
          <table:table-cell table:formula="of:=IFERROR([.AJ414]+[.P415]; &quot;&quot;)">
            <text:p/>
          </table:table-cell>
          <table:table-cell table:formula="of:=IFERROR([.AK414]+[.Q41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14" calcext:value-type="float">
            <text:p>41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16]=&quot;Long&quot;; [.I416]-[Overview.$C$4]/[.H416]; IF([.F416]=&quot;Short&quot;; [.I416]+[Overview.$C$4]/[.H416]; &quot;&quot;)); &quot;&quot;)">
            <text:p/>
          </table:table-cell>
          <table:table-cell table:style-name="ce157" table:formula="of:=IFERROR(ABS([.J416]-[.I416])*[.H416]; &quot;&quot;)">
            <text:p/>
          </table:table-cell>
          <table:table-cell table:formula="of:=IFERROR(IF([.F416]=&quot;Long&quot;; [.I416]+[Overview.$C$4]/[.H416]*[Overview.$C$6]; IF([.F416]=&quot;Short&quot;; [.I416]-[Overview.$C$4]/[.H416]*[Overview.$C$6]; &quot;&quot;)); &quot;&quot;)">
            <text:p/>
          </table:table-cell>
          <table:table-cell table:number-columns-repeated="3"/>
          <table:table-cell table:formula="of:=IFERROR([.Q416]/[.K416]; &quot;&quot;)">
            <text:p/>
          </table:table-cell>
          <table:table-cell table:formula="of:=IFERROR(IF(AND([.F416]=&quot;Long&quot;; [.M416]=[.H416]); [.H416]*([.N416]-[.I416]); IF(AND([.F416]=&quot;Short&quot;; [.M416]=[.H416]); [.H416]*([.I416]-[.N416]); &quot;&quot;)); &quot;&quot;)">
            <text:p/>
          </table:table-cell>
          <table:table-cell table:formula="of:=IF(ISNUMBER([.Q416]); IF([.Q416]&gt;0; &quot;Win&quot;; &quot;Loss&quot;);&quot;&quot;)">
            <text:p/>
          </table:table-cell>
          <table:table-cell table:formula="of:=IF([.O416]=&quot;&quot;; &quot;&quot;; CONCATENATE(DATEDIF([.G416];[.O416];&quot;d&quot;); IF(DATEDIF([.G416];[.O41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16]); &quot;&quot;; IF([.$F416]=&quot;Long&quot;; ([.W416]-[.$I416])*[.$H416]/[.$K416]; ([.$I416]-[.W416])*[.$H416]/[.$K416])-[.$P416]); &quot;&quot;)">
            <text:p/>
          </table:table-cell>
          <table:table-cell table:style-name="Default"/>
          <table:table-cell table:style-name="ce205" table:formula="of:=IFERROR(IF(ISBLANK([.Y416]); &quot;&quot;; IF([.$F416]=&quot;Long&quot;; ([.Y416]-[.$I416])*[.$H416]/[.$K416]; ([.$I416]-[.Y416])*[.$H416]/[.$K416])-[.$P416]); &quot;&quot;)">
            <text:p/>
          </table:table-cell>
          <table:table-cell table:style-name="Default"/>
          <table:table-cell table:style-name="ce205" table:formula="of:=IFERROR(IF(ISBLANK([.AA416]); &quot;&quot;; IF([.$F416]=&quot;Long&quot;; ([.AA416]-[.$I416])*[.$H416]/[.$K416]; ([.$I416]-[.AA416])*[.$H416]/[.$K416])-[.$P416]); &quot;&quot;)">
            <text:p/>
          </table:table-cell>
          <table:table-cell/>
          <table:table-cell table:formula="of:=IF(ISBLANK([.O416]); &quot;&quot;; DAY([.O416]))">
            <text:p/>
          </table:table-cell>
          <table:table-cell table:formula="of:=IF(ISBLANK([.G416]); &quot;&quot;; WEEKDAY([.G416]; 2))">
            <text:p/>
          </table:table-cell>
          <table:table-cell table:formula="of:=IF(ISBLANK([.O416]); &quot;&quot;; WEEKDAY([.O416]; 2))">
            <text:p/>
          </table:table-cell>
          <table:table-cell table:formula="of:=IF(ISBLANK([.O416]); &quot;&quot;; WEEKNUM([.O416]))">
            <text:p/>
          </table:table-cell>
          <table:table-cell table:formula="of:=IF(ISBLANK([.O416]); &quot;&quot;; MONTH([.O416]))">
            <text:p/>
          </table:table-cell>
          <table:table-cell table:formula="of:=IF(OR(ISBLANK([.G416]); ISBLANK([.O416])); &quot;&quot;; IFERROR(DATEDIF([.G416];[.O416];&quot;d&quot;); &quot;&quot;))">
            <text:p/>
          </table:table-cell>
          <table:table-cell table:formula="of:=IFERROR([.AJ415]+[.P416]; &quot;&quot;)">
            <text:p/>
          </table:table-cell>
          <table:table-cell table:formula="of:=IFERROR([.AK415]+[.Q41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15" calcext:value-type="float">
            <text:p>41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17]=&quot;Long&quot;; [.I417]-[Overview.$C$4]/[.H417]; IF([.F417]=&quot;Short&quot;; [.I417]+[Overview.$C$4]/[.H417]; &quot;&quot;)); &quot;&quot;)">
            <text:p/>
          </table:table-cell>
          <table:table-cell table:style-name="ce157" table:formula="of:=IFERROR(ABS([.J417]-[.I417])*[.H417]; &quot;&quot;)">
            <text:p/>
          </table:table-cell>
          <table:table-cell table:formula="of:=IFERROR(IF([.F417]=&quot;Long&quot;; [.I417]+[Overview.$C$4]/[.H417]*[Overview.$C$6]; IF([.F417]=&quot;Short&quot;; [.I417]-[Overview.$C$4]/[.H417]*[Overview.$C$6]; &quot;&quot;)); &quot;&quot;)">
            <text:p/>
          </table:table-cell>
          <table:table-cell table:number-columns-repeated="3"/>
          <table:table-cell table:formula="of:=IFERROR([.Q417]/[.K417]; &quot;&quot;)">
            <text:p/>
          </table:table-cell>
          <table:table-cell table:formula="of:=IFERROR(IF(AND([.F417]=&quot;Long&quot;; [.M417]=[.H417]); [.H417]*([.N417]-[.I417]); IF(AND([.F417]=&quot;Short&quot;; [.M417]=[.H417]); [.H417]*([.I417]-[.N417]); &quot;&quot;)); &quot;&quot;)">
            <text:p/>
          </table:table-cell>
          <table:table-cell table:formula="of:=IF(ISNUMBER([.Q417]); IF([.Q417]&gt;0; &quot;Win&quot;; &quot;Loss&quot;);&quot;&quot;)">
            <text:p/>
          </table:table-cell>
          <table:table-cell table:formula="of:=IF([.O417]=&quot;&quot;; &quot;&quot;; CONCATENATE(DATEDIF([.G417];[.O417];&quot;d&quot;); IF(DATEDIF([.G417];[.O41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17]); &quot;&quot;; IF([.$F417]=&quot;Long&quot;; ([.W417]-[.$I417])*[.$H417]/[.$K417]; ([.$I417]-[.W417])*[.$H417]/[.$K417])-[.$P417]); &quot;&quot;)">
            <text:p/>
          </table:table-cell>
          <table:table-cell table:style-name="Default"/>
          <table:table-cell table:style-name="ce205" table:formula="of:=IFERROR(IF(ISBLANK([.Y417]); &quot;&quot;; IF([.$F417]=&quot;Long&quot;; ([.Y417]-[.$I417])*[.$H417]/[.$K417]; ([.$I417]-[.Y417])*[.$H417]/[.$K417])-[.$P417]); &quot;&quot;)">
            <text:p/>
          </table:table-cell>
          <table:table-cell table:style-name="Default"/>
          <table:table-cell table:style-name="ce205" table:formula="of:=IFERROR(IF(ISBLANK([.AA417]); &quot;&quot;; IF([.$F417]=&quot;Long&quot;; ([.AA417]-[.$I417])*[.$H417]/[.$K417]; ([.$I417]-[.AA417])*[.$H417]/[.$K417])-[.$P417]); &quot;&quot;)">
            <text:p/>
          </table:table-cell>
          <table:table-cell/>
          <table:table-cell table:formula="of:=IF(ISBLANK([.O417]); &quot;&quot;; DAY([.O417]))">
            <text:p/>
          </table:table-cell>
          <table:table-cell table:formula="of:=IF(ISBLANK([.G417]); &quot;&quot;; WEEKDAY([.G417]; 2))">
            <text:p/>
          </table:table-cell>
          <table:table-cell table:formula="of:=IF(ISBLANK([.O417]); &quot;&quot;; WEEKDAY([.O417]; 2))">
            <text:p/>
          </table:table-cell>
          <table:table-cell table:formula="of:=IF(ISBLANK([.O417]); &quot;&quot;; WEEKNUM([.O417]))">
            <text:p/>
          </table:table-cell>
          <table:table-cell table:formula="of:=IF(ISBLANK([.O417]); &quot;&quot;; MONTH([.O417]))">
            <text:p/>
          </table:table-cell>
          <table:table-cell table:formula="of:=IF(OR(ISBLANK([.G417]); ISBLANK([.O417])); &quot;&quot;; IFERROR(DATEDIF([.G417];[.O417];&quot;d&quot;); &quot;&quot;))">
            <text:p/>
          </table:table-cell>
          <table:table-cell table:formula="of:=IFERROR([.AJ416]+[.P417]; &quot;&quot;)">
            <text:p/>
          </table:table-cell>
          <table:table-cell table:formula="of:=IFERROR([.AK416]+[.Q41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16" calcext:value-type="float">
            <text:p>41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18]=&quot;Long&quot;; [.I418]-[Overview.$C$4]/[.H418]; IF([.F418]=&quot;Short&quot;; [.I418]+[Overview.$C$4]/[.H418]; &quot;&quot;)); &quot;&quot;)">
            <text:p/>
          </table:table-cell>
          <table:table-cell table:style-name="ce157" table:formula="of:=IFERROR(ABS([.J418]-[.I418])*[.H418]; &quot;&quot;)">
            <text:p/>
          </table:table-cell>
          <table:table-cell table:formula="of:=IFERROR(IF([.F418]=&quot;Long&quot;; [.I418]+[Overview.$C$4]/[.H418]*[Overview.$C$6]; IF([.F418]=&quot;Short&quot;; [.I418]-[Overview.$C$4]/[.H418]*[Overview.$C$6]; &quot;&quot;)); &quot;&quot;)">
            <text:p/>
          </table:table-cell>
          <table:table-cell table:number-columns-repeated="3"/>
          <table:table-cell table:formula="of:=IFERROR([.Q418]/[.K418]; &quot;&quot;)">
            <text:p/>
          </table:table-cell>
          <table:table-cell table:formula="of:=IFERROR(IF(AND([.F418]=&quot;Long&quot;; [.M418]=[.H418]); [.H418]*([.N418]-[.I418]); IF(AND([.F418]=&quot;Short&quot;; [.M418]=[.H418]); [.H418]*([.I418]-[.N418]); &quot;&quot;)); &quot;&quot;)">
            <text:p/>
          </table:table-cell>
          <table:table-cell table:formula="of:=IF(ISNUMBER([.Q418]); IF([.Q418]&gt;0; &quot;Win&quot;; &quot;Loss&quot;);&quot;&quot;)">
            <text:p/>
          </table:table-cell>
          <table:table-cell table:formula="of:=IF([.O418]=&quot;&quot;; &quot;&quot;; CONCATENATE(DATEDIF([.G418];[.O418];&quot;d&quot;); IF(DATEDIF([.G418];[.O41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18]); &quot;&quot;; IF([.$F418]=&quot;Long&quot;; ([.W418]-[.$I418])*[.$H418]/[.$K418]; ([.$I418]-[.W418])*[.$H418]/[.$K418])-[.$P418]); &quot;&quot;)">
            <text:p/>
          </table:table-cell>
          <table:table-cell table:style-name="Default"/>
          <table:table-cell table:style-name="ce205" table:formula="of:=IFERROR(IF(ISBLANK([.Y418]); &quot;&quot;; IF([.$F418]=&quot;Long&quot;; ([.Y418]-[.$I418])*[.$H418]/[.$K418]; ([.$I418]-[.Y418])*[.$H418]/[.$K418])-[.$P418]); &quot;&quot;)">
            <text:p/>
          </table:table-cell>
          <table:table-cell table:style-name="Default"/>
          <table:table-cell table:style-name="ce205" table:formula="of:=IFERROR(IF(ISBLANK([.AA418]); &quot;&quot;; IF([.$F418]=&quot;Long&quot;; ([.AA418]-[.$I418])*[.$H418]/[.$K418]; ([.$I418]-[.AA418])*[.$H418]/[.$K418])-[.$P418]); &quot;&quot;)">
            <text:p/>
          </table:table-cell>
          <table:table-cell/>
          <table:table-cell table:formula="of:=IF(ISBLANK([.O418]); &quot;&quot;; DAY([.O418]))">
            <text:p/>
          </table:table-cell>
          <table:table-cell table:formula="of:=IF(ISBLANK([.G418]); &quot;&quot;; WEEKDAY([.G418]; 2))">
            <text:p/>
          </table:table-cell>
          <table:table-cell table:formula="of:=IF(ISBLANK([.O418]); &quot;&quot;; WEEKDAY([.O418]; 2))">
            <text:p/>
          </table:table-cell>
          <table:table-cell table:formula="of:=IF(ISBLANK([.O418]); &quot;&quot;; WEEKNUM([.O418]))">
            <text:p/>
          </table:table-cell>
          <table:table-cell table:formula="of:=IF(ISBLANK([.O418]); &quot;&quot;; MONTH([.O418]))">
            <text:p/>
          </table:table-cell>
          <table:table-cell table:formula="of:=IF(OR(ISBLANK([.G418]); ISBLANK([.O418])); &quot;&quot;; IFERROR(DATEDIF([.G418];[.O418];&quot;d&quot;); &quot;&quot;))">
            <text:p/>
          </table:table-cell>
          <table:table-cell table:formula="of:=IFERROR([.AJ417]+[.P418]; &quot;&quot;)">
            <text:p/>
          </table:table-cell>
          <table:table-cell table:formula="of:=IFERROR([.AK417]+[.Q41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17" calcext:value-type="float">
            <text:p>41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19]=&quot;Long&quot;; [.I419]-[Overview.$C$4]/[.H419]; IF([.F419]=&quot;Short&quot;; [.I419]+[Overview.$C$4]/[.H419]; &quot;&quot;)); &quot;&quot;)">
            <text:p/>
          </table:table-cell>
          <table:table-cell table:style-name="ce157" table:formula="of:=IFERROR(ABS([.J419]-[.I419])*[.H419]; &quot;&quot;)">
            <text:p/>
          </table:table-cell>
          <table:table-cell table:formula="of:=IFERROR(IF([.F419]=&quot;Long&quot;; [.I419]+[Overview.$C$4]/[.H419]*[Overview.$C$6]; IF([.F419]=&quot;Short&quot;; [.I419]-[Overview.$C$4]/[.H419]*[Overview.$C$6]; &quot;&quot;)); &quot;&quot;)">
            <text:p/>
          </table:table-cell>
          <table:table-cell table:number-columns-repeated="3"/>
          <table:table-cell table:formula="of:=IFERROR([.Q419]/[.K419]; &quot;&quot;)">
            <text:p/>
          </table:table-cell>
          <table:table-cell table:formula="of:=IFERROR(IF(AND([.F419]=&quot;Long&quot;; [.M419]=[.H419]); [.H419]*([.N419]-[.I419]); IF(AND([.F419]=&quot;Short&quot;; [.M419]=[.H419]); [.H419]*([.I419]-[.N419]); &quot;&quot;)); &quot;&quot;)">
            <text:p/>
          </table:table-cell>
          <table:table-cell table:formula="of:=IF(ISNUMBER([.Q419]); IF([.Q419]&gt;0; &quot;Win&quot;; &quot;Loss&quot;);&quot;&quot;)">
            <text:p/>
          </table:table-cell>
          <table:table-cell table:formula="of:=IF([.O419]=&quot;&quot;; &quot;&quot;; CONCATENATE(DATEDIF([.G419];[.O419];&quot;d&quot;); IF(DATEDIF([.G419];[.O41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19]); &quot;&quot;; IF([.$F419]=&quot;Long&quot;; ([.W419]-[.$I419])*[.$H419]/[.$K419]; ([.$I419]-[.W419])*[.$H419]/[.$K419])-[.$P419]); &quot;&quot;)">
            <text:p/>
          </table:table-cell>
          <table:table-cell table:style-name="Default"/>
          <table:table-cell table:style-name="ce205" table:formula="of:=IFERROR(IF(ISBLANK([.Y419]); &quot;&quot;; IF([.$F419]=&quot;Long&quot;; ([.Y419]-[.$I419])*[.$H419]/[.$K419]; ([.$I419]-[.Y419])*[.$H419]/[.$K419])-[.$P419]); &quot;&quot;)">
            <text:p/>
          </table:table-cell>
          <table:table-cell table:style-name="Default"/>
          <table:table-cell table:style-name="ce205" table:formula="of:=IFERROR(IF(ISBLANK([.AA419]); &quot;&quot;; IF([.$F419]=&quot;Long&quot;; ([.AA419]-[.$I419])*[.$H419]/[.$K419]; ([.$I419]-[.AA419])*[.$H419]/[.$K419])-[.$P419]); &quot;&quot;)">
            <text:p/>
          </table:table-cell>
          <table:table-cell/>
          <table:table-cell table:formula="of:=IF(ISBLANK([.O419]); &quot;&quot;; DAY([.O419]))">
            <text:p/>
          </table:table-cell>
          <table:table-cell table:formula="of:=IF(ISBLANK([.G419]); &quot;&quot;; WEEKDAY([.G419]; 2))">
            <text:p/>
          </table:table-cell>
          <table:table-cell table:formula="of:=IF(ISBLANK([.O419]); &quot;&quot;; WEEKDAY([.O419]; 2))">
            <text:p/>
          </table:table-cell>
          <table:table-cell table:formula="of:=IF(ISBLANK([.O419]); &quot;&quot;; WEEKNUM([.O419]))">
            <text:p/>
          </table:table-cell>
          <table:table-cell table:formula="of:=IF(ISBLANK([.O419]); &quot;&quot;; MONTH([.O419]))">
            <text:p/>
          </table:table-cell>
          <table:table-cell table:formula="of:=IF(OR(ISBLANK([.G419]); ISBLANK([.O419])); &quot;&quot;; IFERROR(DATEDIF([.G419];[.O419];&quot;d&quot;); &quot;&quot;))">
            <text:p/>
          </table:table-cell>
          <table:table-cell table:formula="of:=IFERROR([.AJ418]+[.P419]; &quot;&quot;)">
            <text:p/>
          </table:table-cell>
          <table:table-cell table:formula="of:=IFERROR([.AK418]+[.Q41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20]=&quot;Long&quot;; [.I420]-[Overview.$C$4]/[.H420]; IF([.F420]=&quot;Short&quot;; [.I420]+[Overview.$C$4]/[.H420]; &quot;&quot;)); &quot;&quot;)">
            <text:p/>
          </table:table-cell>
          <table:table-cell table:style-name="ce157" table:formula="of:=IFERROR(ABS([.J420]-[.I420])*[.H420]; &quot;&quot;)">
            <text:p/>
          </table:table-cell>
          <table:table-cell table:formula="of:=IFERROR(IF([.F420]=&quot;Long&quot;; [.I420]+[Overview.$C$4]/[.H420]*[Overview.$C$6]; IF([.F420]=&quot;Short&quot;; [.I420]-[Overview.$C$4]/[.H420]*[Overview.$C$6]; &quot;&quot;)); &quot;&quot;)">
            <text:p/>
          </table:table-cell>
          <table:table-cell table:number-columns-repeated="3"/>
          <table:table-cell table:formula="of:=IFERROR([.Q420]/[.K420]; &quot;&quot;)">
            <text:p/>
          </table:table-cell>
          <table:table-cell table:formula="of:=IFERROR(IF(AND([.F420]=&quot;Long&quot;; [.M420]=[.H420]); [.H420]*([.N420]-[.I420]); IF(AND([.F420]=&quot;Short&quot;; [.M420]=[.H420]); [.H420]*([.I420]-[.N420]); &quot;&quot;)); &quot;&quot;)">
            <text:p/>
          </table:table-cell>
          <table:table-cell table:formula="of:=IF(ISNUMBER([.Q420]); IF([.Q420]&gt;0; &quot;Win&quot;; &quot;Loss&quot;);&quot;&quot;)">
            <text:p/>
          </table:table-cell>
          <table:table-cell table:formula="of:=IF([.O420]=&quot;&quot;; &quot;&quot;; CONCATENATE(DATEDIF([.G420];[.O420];&quot;d&quot;); IF(DATEDIF([.G420];[.O42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20]); &quot;&quot;; IF([.$F420]=&quot;Long&quot;; ([.W420]-[.$I420])*[.$H420]/[.$K420]; ([.$I420]-[.W420])*[.$H420]/[.$K420])-[.$P420]); &quot;&quot;)">
            <text:p/>
          </table:table-cell>
          <table:table-cell table:style-name="Default"/>
          <table:table-cell table:style-name="ce205" table:formula="of:=IFERROR(IF(ISBLANK([.Y420]); &quot;&quot;; IF([.$F420]=&quot;Long&quot;; ([.Y420]-[.$I420])*[.$H420]/[.$K420]; ([.$I420]-[.Y420])*[.$H420]/[.$K420])-[.$P420]); &quot;&quot;)">
            <text:p/>
          </table:table-cell>
          <table:table-cell table:style-name="Default"/>
          <table:table-cell table:style-name="ce205" table:formula="of:=IFERROR(IF(ISBLANK([.AA420]); &quot;&quot;; IF([.$F420]=&quot;Long&quot;; ([.AA420]-[.$I420])*[.$H420]/[.$K420]; ([.$I420]-[.AA420])*[.$H420]/[.$K420])-[.$P420]); &quot;&quot;)">
            <text:p/>
          </table:table-cell>
          <table:table-cell/>
          <table:table-cell table:formula="of:=IF(ISBLANK([.O420]); &quot;&quot;; DAY([.O420]))">
            <text:p/>
          </table:table-cell>
          <table:table-cell table:formula="of:=IF(ISBLANK([.G420]); &quot;&quot;; WEEKDAY([.G420]; 2))">
            <text:p/>
          </table:table-cell>
          <table:table-cell table:formula="of:=IF(ISBLANK([.O420]); &quot;&quot;; WEEKDAY([.O420]; 2))">
            <text:p/>
          </table:table-cell>
          <table:table-cell table:formula="of:=IF(ISBLANK([.O420]); &quot;&quot;; WEEKNUM([.O420]))">
            <text:p/>
          </table:table-cell>
          <table:table-cell table:formula="of:=IF(ISBLANK([.O420]); &quot;&quot;; MONTH([.O420]))">
            <text:p/>
          </table:table-cell>
          <table:table-cell table:formula="of:=IF(OR(ISBLANK([.G420]); ISBLANK([.O420])); &quot;&quot;; IFERROR(DATEDIF([.G420];[.O420];&quot;d&quot;); &quot;&quot;))">
            <text:p/>
          </table:table-cell>
          <table:table-cell table:formula="of:=IFERROR([.AJ419]+[.P420]; &quot;&quot;)">
            <text:p/>
          </table:table-cell>
          <table:table-cell table:formula="of:=IFERROR([.AK419]+[.Q42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19" calcext:value-type="float">
            <text:p>41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21]=&quot;Long&quot;; [.I421]-[Overview.$C$4]/[.H421]; IF([.F421]=&quot;Short&quot;; [.I421]+[Overview.$C$4]/[.H421]; &quot;&quot;)); &quot;&quot;)">
            <text:p/>
          </table:table-cell>
          <table:table-cell table:style-name="ce157" table:formula="of:=IFERROR(ABS([.J421]-[.I421])*[.H421]; &quot;&quot;)">
            <text:p/>
          </table:table-cell>
          <table:table-cell table:formula="of:=IFERROR(IF([.F421]=&quot;Long&quot;; [.I421]+[Overview.$C$4]/[.H421]*[Overview.$C$6]; IF([.F421]=&quot;Short&quot;; [.I421]-[Overview.$C$4]/[.H421]*[Overview.$C$6]; &quot;&quot;)); &quot;&quot;)">
            <text:p/>
          </table:table-cell>
          <table:table-cell table:number-columns-repeated="3"/>
          <table:table-cell table:formula="of:=IFERROR([.Q421]/[.K421]; &quot;&quot;)">
            <text:p/>
          </table:table-cell>
          <table:table-cell table:formula="of:=IFERROR(IF(AND([.F421]=&quot;Long&quot;; [.M421]=[.H421]); [.H421]*([.N421]-[.I421]); IF(AND([.F421]=&quot;Short&quot;; [.M421]=[.H421]); [.H421]*([.I421]-[.N421]); &quot;&quot;)); &quot;&quot;)">
            <text:p/>
          </table:table-cell>
          <table:table-cell table:formula="of:=IF(ISNUMBER([.Q421]); IF([.Q421]&gt;0; &quot;Win&quot;; &quot;Loss&quot;);&quot;&quot;)">
            <text:p/>
          </table:table-cell>
          <table:table-cell table:formula="of:=IF([.O421]=&quot;&quot;; &quot;&quot;; CONCATENATE(DATEDIF([.G421];[.O421];&quot;d&quot;); IF(DATEDIF([.G421];[.O42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21]); &quot;&quot;; IF([.$F421]=&quot;Long&quot;; ([.W421]-[.$I421])*[.$H421]/[.$K421]; ([.$I421]-[.W421])*[.$H421]/[.$K421])-[.$P421]); &quot;&quot;)">
            <text:p/>
          </table:table-cell>
          <table:table-cell table:style-name="Default"/>
          <table:table-cell table:style-name="ce205" table:formula="of:=IFERROR(IF(ISBLANK([.Y421]); &quot;&quot;; IF([.$F421]=&quot;Long&quot;; ([.Y421]-[.$I421])*[.$H421]/[.$K421]; ([.$I421]-[.Y421])*[.$H421]/[.$K421])-[.$P421]); &quot;&quot;)">
            <text:p/>
          </table:table-cell>
          <table:table-cell table:style-name="Default"/>
          <table:table-cell table:style-name="ce205" table:formula="of:=IFERROR(IF(ISBLANK([.AA421]); &quot;&quot;; IF([.$F421]=&quot;Long&quot;; ([.AA421]-[.$I421])*[.$H421]/[.$K421]; ([.$I421]-[.AA421])*[.$H421]/[.$K421])-[.$P421]); &quot;&quot;)">
            <text:p/>
          </table:table-cell>
          <table:table-cell/>
          <table:table-cell table:formula="of:=IF(ISBLANK([.O421]); &quot;&quot;; DAY([.O421]))">
            <text:p/>
          </table:table-cell>
          <table:table-cell table:formula="of:=IF(ISBLANK([.G421]); &quot;&quot;; WEEKDAY([.G421]; 2))">
            <text:p/>
          </table:table-cell>
          <table:table-cell table:formula="of:=IF(ISBLANK([.O421]); &quot;&quot;; WEEKDAY([.O421]; 2))">
            <text:p/>
          </table:table-cell>
          <table:table-cell table:formula="of:=IF(ISBLANK([.O421]); &quot;&quot;; WEEKNUM([.O421]))">
            <text:p/>
          </table:table-cell>
          <table:table-cell table:formula="of:=IF(ISBLANK([.O421]); &quot;&quot;; MONTH([.O421]))">
            <text:p/>
          </table:table-cell>
          <table:table-cell table:formula="of:=IF(OR(ISBLANK([.G421]); ISBLANK([.O421])); &quot;&quot;; IFERROR(DATEDIF([.G421];[.O421];&quot;d&quot;); &quot;&quot;))">
            <text:p/>
          </table:table-cell>
          <table:table-cell table:formula="of:=IFERROR([.AJ420]+[.P421]; &quot;&quot;)">
            <text:p/>
          </table:table-cell>
          <table:table-cell table:formula="of:=IFERROR([.AK420]+[.Q42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20" calcext:value-type="float">
            <text:p>42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22]=&quot;Long&quot;; [.I422]-[Overview.$C$4]/[.H422]; IF([.F422]=&quot;Short&quot;; [.I422]+[Overview.$C$4]/[.H422]; &quot;&quot;)); &quot;&quot;)">
            <text:p/>
          </table:table-cell>
          <table:table-cell table:style-name="ce157" table:formula="of:=IFERROR(ABS([.J422]-[.I422])*[.H422]; &quot;&quot;)">
            <text:p/>
          </table:table-cell>
          <table:table-cell table:formula="of:=IFERROR(IF([.F422]=&quot;Long&quot;; [.I422]+[Overview.$C$4]/[.H422]*[Overview.$C$6]; IF([.F422]=&quot;Short&quot;; [.I422]-[Overview.$C$4]/[.H422]*[Overview.$C$6]; &quot;&quot;)); &quot;&quot;)">
            <text:p/>
          </table:table-cell>
          <table:table-cell table:number-columns-repeated="3"/>
          <table:table-cell table:formula="of:=IFERROR([.Q422]/[.K422]; &quot;&quot;)">
            <text:p/>
          </table:table-cell>
          <table:table-cell table:formula="of:=IFERROR(IF(AND([.F422]=&quot;Long&quot;; [.M422]=[.H422]); [.H422]*([.N422]-[.I422]); IF(AND([.F422]=&quot;Short&quot;; [.M422]=[.H422]); [.H422]*([.I422]-[.N422]); &quot;&quot;)); &quot;&quot;)">
            <text:p/>
          </table:table-cell>
          <table:table-cell table:formula="of:=IF(ISNUMBER([.Q422]); IF([.Q422]&gt;0; &quot;Win&quot;; &quot;Loss&quot;);&quot;&quot;)">
            <text:p/>
          </table:table-cell>
          <table:table-cell table:formula="of:=IF([.O422]=&quot;&quot;; &quot;&quot;; CONCATENATE(DATEDIF([.G422];[.O422];&quot;d&quot;); IF(DATEDIF([.G422];[.O42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22]); &quot;&quot;; IF([.$F422]=&quot;Long&quot;; ([.W422]-[.$I422])*[.$H422]/[.$K422]; ([.$I422]-[.W422])*[.$H422]/[.$K422])-[.$P422]); &quot;&quot;)">
            <text:p/>
          </table:table-cell>
          <table:table-cell table:style-name="Default"/>
          <table:table-cell table:style-name="ce205" table:formula="of:=IFERROR(IF(ISBLANK([.Y422]); &quot;&quot;; IF([.$F422]=&quot;Long&quot;; ([.Y422]-[.$I422])*[.$H422]/[.$K422]; ([.$I422]-[.Y422])*[.$H422]/[.$K422])-[.$P422]); &quot;&quot;)">
            <text:p/>
          </table:table-cell>
          <table:table-cell table:style-name="Default"/>
          <table:table-cell table:style-name="ce205" table:formula="of:=IFERROR(IF(ISBLANK([.AA422]); &quot;&quot;; IF([.$F422]=&quot;Long&quot;; ([.AA422]-[.$I422])*[.$H422]/[.$K422]; ([.$I422]-[.AA422])*[.$H422]/[.$K422])-[.$P422]); &quot;&quot;)">
            <text:p/>
          </table:table-cell>
          <table:table-cell/>
          <table:table-cell table:formula="of:=IF(ISBLANK([.O422]); &quot;&quot;; DAY([.O422]))">
            <text:p/>
          </table:table-cell>
          <table:table-cell table:formula="of:=IF(ISBLANK([.G422]); &quot;&quot;; WEEKDAY([.G422]; 2))">
            <text:p/>
          </table:table-cell>
          <table:table-cell table:formula="of:=IF(ISBLANK([.O422]); &quot;&quot;; WEEKDAY([.O422]; 2))">
            <text:p/>
          </table:table-cell>
          <table:table-cell table:formula="of:=IF(ISBLANK([.O422]); &quot;&quot;; WEEKNUM([.O422]))">
            <text:p/>
          </table:table-cell>
          <table:table-cell table:formula="of:=IF(ISBLANK([.O422]); &quot;&quot;; MONTH([.O422]))">
            <text:p/>
          </table:table-cell>
          <table:table-cell table:formula="of:=IF(OR(ISBLANK([.G422]); ISBLANK([.O422])); &quot;&quot;; IFERROR(DATEDIF([.G422];[.O422];&quot;d&quot;); &quot;&quot;))">
            <text:p/>
          </table:table-cell>
          <table:table-cell table:formula="of:=IFERROR([.AJ421]+[.P422]; &quot;&quot;)">
            <text:p/>
          </table:table-cell>
          <table:table-cell table:formula="of:=IFERROR([.AK421]+[.Q42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21" calcext:value-type="float">
            <text:p>42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23]=&quot;Long&quot;; [.I423]-[Overview.$C$4]/[.H423]; IF([.F423]=&quot;Short&quot;; [.I423]+[Overview.$C$4]/[.H423]; &quot;&quot;)); &quot;&quot;)">
            <text:p/>
          </table:table-cell>
          <table:table-cell table:style-name="ce157" table:formula="of:=IFERROR(ABS([.J423]-[.I423])*[.H423]; &quot;&quot;)">
            <text:p/>
          </table:table-cell>
          <table:table-cell table:formula="of:=IFERROR(IF([.F423]=&quot;Long&quot;; [.I423]+[Overview.$C$4]/[.H423]*[Overview.$C$6]; IF([.F423]=&quot;Short&quot;; [.I423]-[Overview.$C$4]/[.H423]*[Overview.$C$6]; &quot;&quot;)); &quot;&quot;)">
            <text:p/>
          </table:table-cell>
          <table:table-cell table:number-columns-repeated="3"/>
          <table:table-cell table:formula="of:=IFERROR([.Q423]/[.K423]; &quot;&quot;)">
            <text:p/>
          </table:table-cell>
          <table:table-cell table:formula="of:=IFERROR(IF(AND([.F423]=&quot;Long&quot;; [.M423]=[.H423]); [.H423]*([.N423]-[.I423]); IF(AND([.F423]=&quot;Short&quot;; [.M423]=[.H423]); [.H423]*([.I423]-[.N423]); &quot;&quot;)); &quot;&quot;)">
            <text:p/>
          </table:table-cell>
          <table:table-cell table:formula="of:=IF(ISNUMBER([.Q423]); IF([.Q423]&gt;0; &quot;Win&quot;; &quot;Loss&quot;);&quot;&quot;)">
            <text:p/>
          </table:table-cell>
          <table:table-cell table:formula="of:=IF([.O423]=&quot;&quot;; &quot;&quot;; CONCATENATE(DATEDIF([.G423];[.O423];&quot;d&quot;); IF(DATEDIF([.G423];[.O42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23]); &quot;&quot;; IF([.$F423]=&quot;Long&quot;; ([.W423]-[.$I423])*[.$H423]/[.$K423]; ([.$I423]-[.W423])*[.$H423]/[.$K423])-[.$P423]); &quot;&quot;)">
            <text:p/>
          </table:table-cell>
          <table:table-cell table:style-name="Default"/>
          <table:table-cell table:style-name="ce205" table:formula="of:=IFERROR(IF(ISBLANK([.Y423]); &quot;&quot;; IF([.$F423]=&quot;Long&quot;; ([.Y423]-[.$I423])*[.$H423]/[.$K423]; ([.$I423]-[.Y423])*[.$H423]/[.$K423])-[.$P423]); &quot;&quot;)">
            <text:p/>
          </table:table-cell>
          <table:table-cell table:style-name="Default"/>
          <table:table-cell table:style-name="ce205" table:formula="of:=IFERROR(IF(ISBLANK([.AA423]); &quot;&quot;; IF([.$F423]=&quot;Long&quot;; ([.AA423]-[.$I423])*[.$H423]/[.$K423]; ([.$I423]-[.AA423])*[.$H423]/[.$K423])-[.$P423]); &quot;&quot;)">
            <text:p/>
          </table:table-cell>
          <table:table-cell/>
          <table:table-cell table:formula="of:=IF(ISBLANK([.O423]); &quot;&quot;; DAY([.O423]))">
            <text:p/>
          </table:table-cell>
          <table:table-cell table:formula="of:=IF(ISBLANK([.G423]); &quot;&quot;; WEEKDAY([.G423]; 2))">
            <text:p/>
          </table:table-cell>
          <table:table-cell table:formula="of:=IF(ISBLANK([.O423]); &quot;&quot;; WEEKDAY([.O423]; 2))">
            <text:p/>
          </table:table-cell>
          <table:table-cell table:formula="of:=IF(ISBLANK([.O423]); &quot;&quot;; WEEKNUM([.O423]))">
            <text:p/>
          </table:table-cell>
          <table:table-cell table:formula="of:=IF(ISBLANK([.O423]); &quot;&quot;; MONTH([.O423]))">
            <text:p/>
          </table:table-cell>
          <table:table-cell table:formula="of:=IF(OR(ISBLANK([.G423]); ISBLANK([.O423])); &quot;&quot;; IFERROR(DATEDIF([.G423];[.O423];&quot;d&quot;); &quot;&quot;))">
            <text:p/>
          </table:table-cell>
          <table:table-cell table:formula="of:=IFERROR([.AJ422]+[.P423]; &quot;&quot;)">
            <text:p/>
          </table:table-cell>
          <table:table-cell table:formula="of:=IFERROR([.AK422]+[.Q42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22" calcext:value-type="float">
            <text:p>42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24]=&quot;Long&quot;; [.I424]-[Overview.$C$4]/[.H424]; IF([.F424]=&quot;Short&quot;; [.I424]+[Overview.$C$4]/[.H424]; &quot;&quot;)); &quot;&quot;)">
            <text:p/>
          </table:table-cell>
          <table:table-cell table:style-name="ce157" table:formula="of:=IFERROR(ABS([.J424]-[.I424])*[.H424]; &quot;&quot;)">
            <text:p/>
          </table:table-cell>
          <table:table-cell table:formula="of:=IFERROR(IF([.F424]=&quot;Long&quot;; [.I424]+[Overview.$C$4]/[.H424]*[Overview.$C$6]; IF([.F424]=&quot;Short&quot;; [.I424]-[Overview.$C$4]/[.H424]*[Overview.$C$6]; &quot;&quot;)); &quot;&quot;)">
            <text:p/>
          </table:table-cell>
          <table:table-cell table:number-columns-repeated="3"/>
          <table:table-cell table:formula="of:=IFERROR([.Q424]/[.K424]; &quot;&quot;)">
            <text:p/>
          </table:table-cell>
          <table:table-cell table:formula="of:=IFERROR(IF(AND([.F424]=&quot;Long&quot;; [.M424]=[.H424]); [.H424]*([.N424]-[.I424]); IF(AND([.F424]=&quot;Short&quot;; [.M424]=[.H424]); [.H424]*([.I424]-[.N424]); &quot;&quot;)); &quot;&quot;)">
            <text:p/>
          </table:table-cell>
          <table:table-cell table:formula="of:=IF(ISNUMBER([.Q424]); IF([.Q424]&gt;0; &quot;Win&quot;; &quot;Loss&quot;);&quot;&quot;)">
            <text:p/>
          </table:table-cell>
          <table:table-cell table:formula="of:=IF([.O424]=&quot;&quot;; &quot;&quot;; CONCATENATE(DATEDIF([.G424];[.O424];&quot;d&quot;); IF(DATEDIF([.G424];[.O42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24]); &quot;&quot;; IF([.$F424]=&quot;Long&quot;; ([.W424]-[.$I424])*[.$H424]/[.$K424]; ([.$I424]-[.W424])*[.$H424]/[.$K424])-[.$P424]); &quot;&quot;)">
            <text:p/>
          </table:table-cell>
          <table:table-cell table:style-name="Default"/>
          <table:table-cell table:style-name="ce205" table:formula="of:=IFERROR(IF(ISBLANK([.Y424]); &quot;&quot;; IF([.$F424]=&quot;Long&quot;; ([.Y424]-[.$I424])*[.$H424]/[.$K424]; ([.$I424]-[.Y424])*[.$H424]/[.$K424])-[.$P424]); &quot;&quot;)">
            <text:p/>
          </table:table-cell>
          <table:table-cell table:style-name="Default"/>
          <table:table-cell table:style-name="ce205" table:formula="of:=IFERROR(IF(ISBLANK([.AA424]); &quot;&quot;; IF([.$F424]=&quot;Long&quot;; ([.AA424]-[.$I424])*[.$H424]/[.$K424]; ([.$I424]-[.AA424])*[.$H424]/[.$K424])-[.$P424]); &quot;&quot;)">
            <text:p/>
          </table:table-cell>
          <table:table-cell/>
          <table:table-cell table:formula="of:=IF(ISBLANK([.O424]); &quot;&quot;; DAY([.O424]))">
            <text:p/>
          </table:table-cell>
          <table:table-cell table:formula="of:=IF(ISBLANK([.G424]); &quot;&quot;; WEEKDAY([.G424]; 2))">
            <text:p/>
          </table:table-cell>
          <table:table-cell table:formula="of:=IF(ISBLANK([.O424]); &quot;&quot;; WEEKDAY([.O424]; 2))">
            <text:p/>
          </table:table-cell>
          <table:table-cell table:formula="of:=IF(ISBLANK([.O424]); &quot;&quot;; WEEKNUM([.O424]))">
            <text:p/>
          </table:table-cell>
          <table:table-cell table:formula="of:=IF(ISBLANK([.O424]); &quot;&quot;; MONTH([.O424]))">
            <text:p/>
          </table:table-cell>
          <table:table-cell table:formula="of:=IF(OR(ISBLANK([.G424]); ISBLANK([.O424])); &quot;&quot;; IFERROR(DATEDIF([.G424];[.O424];&quot;d&quot;); &quot;&quot;))">
            <text:p/>
          </table:table-cell>
          <table:table-cell table:formula="of:=IFERROR([.AJ423]+[.P424]; &quot;&quot;)">
            <text:p/>
          </table:table-cell>
          <table:table-cell table:formula="of:=IFERROR([.AK423]+[.Q42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23" calcext:value-type="float">
            <text:p>42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25]=&quot;Long&quot;; [.I425]-[Overview.$C$4]/[.H425]; IF([.F425]=&quot;Short&quot;; [.I425]+[Overview.$C$4]/[.H425]; &quot;&quot;)); &quot;&quot;)">
            <text:p/>
          </table:table-cell>
          <table:table-cell table:style-name="ce157" table:formula="of:=IFERROR(ABS([.J425]-[.I425])*[.H425]; &quot;&quot;)">
            <text:p/>
          </table:table-cell>
          <table:table-cell table:formula="of:=IFERROR(IF([.F425]=&quot;Long&quot;; [.I425]+[Overview.$C$4]/[.H425]*[Overview.$C$6]; IF([.F425]=&quot;Short&quot;; [.I425]-[Overview.$C$4]/[.H425]*[Overview.$C$6]; &quot;&quot;)); &quot;&quot;)">
            <text:p/>
          </table:table-cell>
          <table:table-cell table:number-columns-repeated="3"/>
          <table:table-cell table:formula="of:=IFERROR([.Q425]/[.K425]; &quot;&quot;)">
            <text:p/>
          </table:table-cell>
          <table:table-cell table:formula="of:=IFERROR(IF(AND([.F425]=&quot;Long&quot;; [.M425]=[.H425]); [.H425]*([.N425]-[.I425]); IF(AND([.F425]=&quot;Short&quot;; [.M425]=[.H425]); [.H425]*([.I425]-[.N425]); &quot;&quot;)); &quot;&quot;)">
            <text:p/>
          </table:table-cell>
          <table:table-cell table:formula="of:=IF(ISNUMBER([.Q425]); IF([.Q425]&gt;0; &quot;Win&quot;; &quot;Loss&quot;);&quot;&quot;)">
            <text:p/>
          </table:table-cell>
          <table:table-cell table:formula="of:=IF([.O425]=&quot;&quot;; &quot;&quot;; CONCATENATE(DATEDIF([.G425];[.O425];&quot;d&quot;); IF(DATEDIF([.G425];[.O42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25]); &quot;&quot;; IF([.$F425]=&quot;Long&quot;; ([.W425]-[.$I425])*[.$H425]/[.$K425]; ([.$I425]-[.W425])*[.$H425]/[.$K425])-[.$P425]); &quot;&quot;)">
            <text:p/>
          </table:table-cell>
          <table:table-cell table:style-name="Default"/>
          <table:table-cell table:style-name="ce205" table:formula="of:=IFERROR(IF(ISBLANK([.Y425]); &quot;&quot;; IF([.$F425]=&quot;Long&quot;; ([.Y425]-[.$I425])*[.$H425]/[.$K425]; ([.$I425]-[.Y425])*[.$H425]/[.$K425])-[.$P425]); &quot;&quot;)">
            <text:p/>
          </table:table-cell>
          <table:table-cell table:style-name="Default"/>
          <table:table-cell table:style-name="ce205" table:formula="of:=IFERROR(IF(ISBLANK([.AA425]); &quot;&quot;; IF([.$F425]=&quot;Long&quot;; ([.AA425]-[.$I425])*[.$H425]/[.$K425]; ([.$I425]-[.AA425])*[.$H425]/[.$K425])-[.$P425]); &quot;&quot;)">
            <text:p/>
          </table:table-cell>
          <table:table-cell/>
          <table:table-cell table:formula="of:=IF(ISBLANK([.O425]); &quot;&quot;; DAY([.O425]))">
            <text:p/>
          </table:table-cell>
          <table:table-cell table:formula="of:=IF(ISBLANK([.G425]); &quot;&quot;; WEEKDAY([.G425]; 2))">
            <text:p/>
          </table:table-cell>
          <table:table-cell table:formula="of:=IF(ISBLANK([.O425]); &quot;&quot;; WEEKDAY([.O425]; 2))">
            <text:p/>
          </table:table-cell>
          <table:table-cell table:formula="of:=IF(ISBLANK([.O425]); &quot;&quot;; WEEKNUM([.O425]))">
            <text:p/>
          </table:table-cell>
          <table:table-cell table:formula="of:=IF(ISBLANK([.O425]); &quot;&quot;; MONTH([.O425]))">
            <text:p/>
          </table:table-cell>
          <table:table-cell table:formula="of:=IF(OR(ISBLANK([.G425]); ISBLANK([.O425])); &quot;&quot;; IFERROR(DATEDIF([.G425];[.O425];&quot;d&quot;); &quot;&quot;))">
            <text:p/>
          </table:table-cell>
          <table:table-cell table:formula="of:=IFERROR([.AJ424]+[.P425]; &quot;&quot;)">
            <text:p/>
          </table:table-cell>
          <table:table-cell table:formula="of:=IFERROR([.AK424]+[.Q42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26]=&quot;Long&quot;; [.I426]-[Overview.$C$4]/[.H426]; IF([.F426]=&quot;Short&quot;; [.I426]+[Overview.$C$4]/[.H426]; &quot;&quot;)); &quot;&quot;)">
            <text:p/>
          </table:table-cell>
          <table:table-cell table:style-name="ce157" table:formula="of:=IFERROR(ABS([.J426]-[.I426])*[.H426]; &quot;&quot;)">
            <text:p/>
          </table:table-cell>
          <table:table-cell table:formula="of:=IFERROR(IF([.F426]=&quot;Long&quot;; [.I426]+[Overview.$C$4]/[.H426]*[Overview.$C$6]; IF([.F426]=&quot;Short&quot;; [.I426]-[Overview.$C$4]/[.H426]*[Overview.$C$6]; &quot;&quot;)); &quot;&quot;)">
            <text:p/>
          </table:table-cell>
          <table:table-cell table:number-columns-repeated="3"/>
          <table:table-cell table:formula="of:=IFERROR([.Q426]/[.K426]; &quot;&quot;)">
            <text:p/>
          </table:table-cell>
          <table:table-cell table:formula="of:=IFERROR(IF(AND([.F426]=&quot;Long&quot;; [.M426]=[.H426]); [.H426]*([.N426]-[.I426]); IF(AND([.F426]=&quot;Short&quot;; [.M426]=[.H426]); [.H426]*([.I426]-[.N426]); &quot;&quot;)); &quot;&quot;)">
            <text:p/>
          </table:table-cell>
          <table:table-cell table:formula="of:=IF(ISNUMBER([.Q426]); IF([.Q426]&gt;0; &quot;Win&quot;; &quot;Loss&quot;);&quot;&quot;)">
            <text:p/>
          </table:table-cell>
          <table:table-cell table:formula="of:=IF([.O426]=&quot;&quot;; &quot;&quot;; CONCATENATE(DATEDIF([.G426];[.O426];&quot;d&quot;); IF(DATEDIF([.G426];[.O42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26]); &quot;&quot;; IF([.$F426]=&quot;Long&quot;; ([.W426]-[.$I426])*[.$H426]/[.$K426]; ([.$I426]-[.W426])*[.$H426]/[.$K426])-[.$P426]); &quot;&quot;)">
            <text:p/>
          </table:table-cell>
          <table:table-cell table:style-name="Default"/>
          <table:table-cell table:style-name="ce205" table:formula="of:=IFERROR(IF(ISBLANK([.Y426]); &quot;&quot;; IF([.$F426]=&quot;Long&quot;; ([.Y426]-[.$I426])*[.$H426]/[.$K426]; ([.$I426]-[.Y426])*[.$H426]/[.$K426])-[.$P426]); &quot;&quot;)">
            <text:p/>
          </table:table-cell>
          <table:table-cell table:style-name="Default"/>
          <table:table-cell table:style-name="ce205" table:formula="of:=IFERROR(IF(ISBLANK([.AA426]); &quot;&quot;; IF([.$F426]=&quot;Long&quot;; ([.AA426]-[.$I426])*[.$H426]/[.$K426]; ([.$I426]-[.AA426])*[.$H426]/[.$K426])-[.$P426]); &quot;&quot;)">
            <text:p/>
          </table:table-cell>
          <table:table-cell/>
          <table:table-cell table:formula="of:=IF(ISBLANK([.O426]); &quot;&quot;; DAY([.O426]))">
            <text:p/>
          </table:table-cell>
          <table:table-cell table:formula="of:=IF(ISBLANK([.G426]); &quot;&quot;; WEEKDAY([.G426]; 2))">
            <text:p/>
          </table:table-cell>
          <table:table-cell table:formula="of:=IF(ISBLANK([.O426]); &quot;&quot;; WEEKDAY([.O426]; 2))">
            <text:p/>
          </table:table-cell>
          <table:table-cell table:formula="of:=IF(ISBLANK([.O426]); &quot;&quot;; WEEKNUM([.O426]))">
            <text:p/>
          </table:table-cell>
          <table:table-cell table:formula="of:=IF(ISBLANK([.O426]); &quot;&quot;; MONTH([.O426]))">
            <text:p/>
          </table:table-cell>
          <table:table-cell table:formula="of:=IF(OR(ISBLANK([.G426]); ISBLANK([.O426])); &quot;&quot;; IFERROR(DATEDIF([.G426];[.O426];&quot;d&quot;); &quot;&quot;))">
            <text:p/>
          </table:table-cell>
          <table:table-cell table:formula="of:=IFERROR([.AJ425]+[.P426]; &quot;&quot;)">
            <text:p/>
          </table:table-cell>
          <table:table-cell table:formula="of:=IFERROR([.AK425]+[.Q42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27]=&quot;Long&quot;; [.I427]-[Overview.$C$4]/[.H427]; IF([.F427]=&quot;Short&quot;; [.I427]+[Overview.$C$4]/[.H427]; &quot;&quot;)); &quot;&quot;)">
            <text:p/>
          </table:table-cell>
          <table:table-cell table:style-name="ce157" table:formula="of:=IFERROR(ABS([.J427]-[.I427])*[.H427]; &quot;&quot;)">
            <text:p/>
          </table:table-cell>
          <table:table-cell table:formula="of:=IFERROR(IF([.F427]=&quot;Long&quot;; [.I427]+[Overview.$C$4]/[.H427]*[Overview.$C$6]; IF([.F427]=&quot;Short&quot;; [.I427]-[Overview.$C$4]/[.H427]*[Overview.$C$6]; &quot;&quot;)); &quot;&quot;)">
            <text:p/>
          </table:table-cell>
          <table:table-cell table:number-columns-repeated="3"/>
          <table:table-cell table:formula="of:=IFERROR([.Q427]/[.K427]; &quot;&quot;)">
            <text:p/>
          </table:table-cell>
          <table:table-cell table:formula="of:=IFERROR(IF(AND([.F427]=&quot;Long&quot;; [.M427]=[.H427]); [.H427]*([.N427]-[.I427]); IF(AND([.F427]=&quot;Short&quot;; [.M427]=[.H427]); [.H427]*([.I427]-[.N427]); &quot;&quot;)); &quot;&quot;)">
            <text:p/>
          </table:table-cell>
          <table:table-cell table:formula="of:=IF(ISNUMBER([.Q427]); IF([.Q427]&gt;0; &quot;Win&quot;; &quot;Loss&quot;);&quot;&quot;)">
            <text:p/>
          </table:table-cell>
          <table:table-cell table:formula="of:=IF([.O427]=&quot;&quot;; &quot;&quot;; CONCATENATE(DATEDIF([.G427];[.O427];&quot;d&quot;); IF(DATEDIF([.G427];[.O42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27]); &quot;&quot;; IF([.$F427]=&quot;Long&quot;; ([.W427]-[.$I427])*[.$H427]/[.$K427]; ([.$I427]-[.W427])*[.$H427]/[.$K427])-[.$P427]); &quot;&quot;)">
            <text:p/>
          </table:table-cell>
          <table:table-cell table:style-name="Default"/>
          <table:table-cell table:style-name="ce205" table:formula="of:=IFERROR(IF(ISBLANK([.Y427]); &quot;&quot;; IF([.$F427]=&quot;Long&quot;; ([.Y427]-[.$I427])*[.$H427]/[.$K427]; ([.$I427]-[.Y427])*[.$H427]/[.$K427])-[.$P427]); &quot;&quot;)">
            <text:p/>
          </table:table-cell>
          <table:table-cell table:style-name="Default"/>
          <table:table-cell table:style-name="ce205" table:formula="of:=IFERROR(IF(ISBLANK([.AA427]); &quot;&quot;; IF([.$F427]=&quot;Long&quot;; ([.AA427]-[.$I427])*[.$H427]/[.$K427]; ([.$I427]-[.AA427])*[.$H427]/[.$K427])-[.$P427]); &quot;&quot;)">
            <text:p/>
          </table:table-cell>
          <table:table-cell/>
          <table:table-cell table:formula="of:=IF(ISBLANK([.O427]); &quot;&quot;; DAY([.O427]))">
            <text:p/>
          </table:table-cell>
          <table:table-cell table:formula="of:=IF(ISBLANK([.G427]); &quot;&quot;; WEEKDAY([.G427]; 2))">
            <text:p/>
          </table:table-cell>
          <table:table-cell table:formula="of:=IF(ISBLANK([.O427]); &quot;&quot;; WEEKDAY([.O427]; 2))">
            <text:p/>
          </table:table-cell>
          <table:table-cell table:formula="of:=IF(ISBLANK([.O427]); &quot;&quot;; WEEKNUM([.O427]))">
            <text:p/>
          </table:table-cell>
          <table:table-cell table:formula="of:=IF(ISBLANK([.O427]); &quot;&quot;; MONTH([.O427]))">
            <text:p/>
          </table:table-cell>
          <table:table-cell table:formula="of:=IF(OR(ISBLANK([.G427]); ISBLANK([.O427])); &quot;&quot;; IFERROR(DATEDIF([.G427];[.O427];&quot;d&quot;); &quot;&quot;))">
            <text:p/>
          </table:table-cell>
          <table:table-cell table:formula="of:=IFERROR([.AJ426]+[.P427]; &quot;&quot;)">
            <text:p/>
          </table:table-cell>
          <table:table-cell table:formula="of:=IFERROR([.AK426]+[.Q42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28]=&quot;Long&quot;; [.I428]-[Overview.$C$4]/[.H428]; IF([.F428]=&quot;Short&quot;; [.I428]+[Overview.$C$4]/[.H428]; &quot;&quot;)); &quot;&quot;)">
            <text:p/>
          </table:table-cell>
          <table:table-cell table:style-name="ce157" table:formula="of:=IFERROR(ABS([.J428]-[.I428])*[.H428]; &quot;&quot;)">
            <text:p/>
          </table:table-cell>
          <table:table-cell table:formula="of:=IFERROR(IF([.F428]=&quot;Long&quot;; [.I428]+[Overview.$C$4]/[.H428]*[Overview.$C$6]; IF([.F428]=&quot;Short&quot;; [.I428]-[Overview.$C$4]/[.H428]*[Overview.$C$6]; &quot;&quot;)); &quot;&quot;)">
            <text:p/>
          </table:table-cell>
          <table:table-cell table:number-columns-repeated="3"/>
          <table:table-cell table:formula="of:=IFERROR([.Q428]/[.K428]; &quot;&quot;)">
            <text:p/>
          </table:table-cell>
          <table:table-cell table:formula="of:=IFERROR(IF(AND([.F428]=&quot;Long&quot;; [.M428]=[.H428]); [.H428]*([.N428]-[.I428]); IF(AND([.F428]=&quot;Short&quot;; [.M428]=[.H428]); [.H428]*([.I428]-[.N428]); &quot;&quot;)); &quot;&quot;)">
            <text:p/>
          </table:table-cell>
          <table:table-cell table:formula="of:=IF(ISNUMBER([.Q428]); IF([.Q428]&gt;0; &quot;Win&quot;; &quot;Loss&quot;);&quot;&quot;)">
            <text:p/>
          </table:table-cell>
          <table:table-cell table:formula="of:=IF([.O428]=&quot;&quot;; &quot;&quot;; CONCATENATE(DATEDIF([.G428];[.O428];&quot;d&quot;); IF(DATEDIF([.G428];[.O42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28]); &quot;&quot;; IF([.$F428]=&quot;Long&quot;; ([.W428]-[.$I428])*[.$H428]/[.$K428]; ([.$I428]-[.W428])*[.$H428]/[.$K428])-[.$P428]); &quot;&quot;)">
            <text:p/>
          </table:table-cell>
          <table:table-cell table:style-name="Default"/>
          <table:table-cell table:style-name="ce205" table:formula="of:=IFERROR(IF(ISBLANK([.Y428]); &quot;&quot;; IF([.$F428]=&quot;Long&quot;; ([.Y428]-[.$I428])*[.$H428]/[.$K428]; ([.$I428]-[.Y428])*[.$H428]/[.$K428])-[.$P428]); &quot;&quot;)">
            <text:p/>
          </table:table-cell>
          <table:table-cell table:style-name="Default"/>
          <table:table-cell table:style-name="ce205" table:formula="of:=IFERROR(IF(ISBLANK([.AA428]); &quot;&quot;; IF([.$F428]=&quot;Long&quot;; ([.AA428]-[.$I428])*[.$H428]/[.$K428]; ([.$I428]-[.AA428])*[.$H428]/[.$K428])-[.$P428]); &quot;&quot;)">
            <text:p/>
          </table:table-cell>
          <table:table-cell/>
          <table:table-cell table:formula="of:=IF(ISBLANK([.O428]); &quot;&quot;; DAY([.O428]))">
            <text:p/>
          </table:table-cell>
          <table:table-cell table:formula="of:=IF(ISBLANK([.G428]); &quot;&quot;; WEEKDAY([.G428]; 2))">
            <text:p/>
          </table:table-cell>
          <table:table-cell table:formula="of:=IF(ISBLANK([.O428]); &quot;&quot;; WEEKDAY([.O428]; 2))">
            <text:p/>
          </table:table-cell>
          <table:table-cell table:formula="of:=IF(ISBLANK([.O428]); &quot;&quot;; WEEKNUM([.O428]))">
            <text:p/>
          </table:table-cell>
          <table:table-cell table:formula="of:=IF(ISBLANK([.O428]); &quot;&quot;; MONTH([.O428]))">
            <text:p/>
          </table:table-cell>
          <table:table-cell table:formula="of:=IF(OR(ISBLANK([.G428]); ISBLANK([.O428])); &quot;&quot;; IFERROR(DATEDIF([.G428];[.O428];&quot;d&quot;); &quot;&quot;))">
            <text:p/>
          </table:table-cell>
          <table:table-cell table:formula="of:=IFERROR([.AJ427]+[.P428]; &quot;&quot;)">
            <text:p/>
          </table:table-cell>
          <table:table-cell table:formula="of:=IFERROR([.AK427]+[.Q42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29]=&quot;Long&quot;; [.I429]-[Overview.$C$4]/[.H429]; IF([.F429]=&quot;Short&quot;; [.I429]+[Overview.$C$4]/[.H429]; &quot;&quot;)); &quot;&quot;)">
            <text:p/>
          </table:table-cell>
          <table:table-cell table:style-name="ce157" table:formula="of:=IFERROR(ABS([.J429]-[.I429])*[.H429]; &quot;&quot;)">
            <text:p/>
          </table:table-cell>
          <table:table-cell table:formula="of:=IFERROR(IF([.F429]=&quot;Long&quot;; [.I429]+[Overview.$C$4]/[.H429]*[Overview.$C$6]; IF([.F429]=&quot;Short&quot;; [.I429]-[Overview.$C$4]/[.H429]*[Overview.$C$6]; &quot;&quot;)); &quot;&quot;)">
            <text:p/>
          </table:table-cell>
          <table:table-cell table:number-columns-repeated="3"/>
          <table:table-cell table:formula="of:=IFERROR([.Q429]/[.K429]; &quot;&quot;)">
            <text:p/>
          </table:table-cell>
          <table:table-cell table:formula="of:=IFERROR(IF(AND([.F429]=&quot;Long&quot;; [.M429]=[.H429]); [.H429]*([.N429]-[.I429]); IF(AND([.F429]=&quot;Short&quot;; [.M429]=[.H429]); [.H429]*([.I429]-[.N429]); &quot;&quot;)); &quot;&quot;)">
            <text:p/>
          </table:table-cell>
          <table:table-cell table:formula="of:=IF(ISNUMBER([.Q429]); IF([.Q429]&gt;0; &quot;Win&quot;; &quot;Loss&quot;);&quot;&quot;)">
            <text:p/>
          </table:table-cell>
          <table:table-cell table:formula="of:=IF([.O429]=&quot;&quot;; &quot;&quot;; CONCATENATE(DATEDIF([.G429];[.O429];&quot;d&quot;); IF(DATEDIF([.G429];[.O42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29]); &quot;&quot;; IF([.$F429]=&quot;Long&quot;; ([.W429]-[.$I429])*[.$H429]/[.$K429]; ([.$I429]-[.W429])*[.$H429]/[.$K429])-[.$P429]); &quot;&quot;)">
            <text:p/>
          </table:table-cell>
          <table:table-cell table:style-name="Default"/>
          <table:table-cell table:style-name="ce205" table:formula="of:=IFERROR(IF(ISBLANK([.Y429]); &quot;&quot;; IF([.$F429]=&quot;Long&quot;; ([.Y429]-[.$I429])*[.$H429]/[.$K429]; ([.$I429]-[.Y429])*[.$H429]/[.$K429])-[.$P429]); &quot;&quot;)">
            <text:p/>
          </table:table-cell>
          <table:table-cell table:style-name="Default"/>
          <table:table-cell table:style-name="ce205" table:formula="of:=IFERROR(IF(ISBLANK([.AA429]); &quot;&quot;; IF([.$F429]=&quot;Long&quot;; ([.AA429]-[.$I429])*[.$H429]/[.$K429]; ([.$I429]-[.AA429])*[.$H429]/[.$K429])-[.$P429]); &quot;&quot;)">
            <text:p/>
          </table:table-cell>
          <table:table-cell/>
          <table:table-cell table:formula="of:=IF(ISBLANK([.O429]); &quot;&quot;; DAY([.O429]))">
            <text:p/>
          </table:table-cell>
          <table:table-cell table:formula="of:=IF(ISBLANK([.G429]); &quot;&quot;; WEEKDAY([.G429]; 2))">
            <text:p/>
          </table:table-cell>
          <table:table-cell table:formula="of:=IF(ISBLANK([.O429]); &quot;&quot;; WEEKDAY([.O429]; 2))">
            <text:p/>
          </table:table-cell>
          <table:table-cell table:formula="of:=IF(ISBLANK([.O429]); &quot;&quot;; WEEKNUM([.O429]))">
            <text:p/>
          </table:table-cell>
          <table:table-cell table:formula="of:=IF(ISBLANK([.O429]); &quot;&quot;; MONTH([.O429]))">
            <text:p/>
          </table:table-cell>
          <table:table-cell table:formula="of:=IF(OR(ISBLANK([.G429]); ISBLANK([.O429])); &quot;&quot;; IFERROR(DATEDIF([.G429];[.O429];&quot;d&quot;); &quot;&quot;))">
            <text:p/>
          </table:table-cell>
          <table:table-cell table:formula="of:=IFERROR([.AJ428]+[.P429]; &quot;&quot;)">
            <text:p/>
          </table:table-cell>
          <table:table-cell table:formula="of:=IFERROR([.AK428]+[.Q42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30]=&quot;Long&quot;; [.I430]-[Overview.$C$4]/[.H430]; IF([.F430]=&quot;Short&quot;; [.I430]+[Overview.$C$4]/[.H430]; &quot;&quot;)); &quot;&quot;)">
            <text:p/>
          </table:table-cell>
          <table:table-cell table:style-name="ce157" table:formula="of:=IFERROR(ABS([.J430]-[.I430])*[.H430]; &quot;&quot;)">
            <text:p/>
          </table:table-cell>
          <table:table-cell table:formula="of:=IFERROR(IF([.F430]=&quot;Long&quot;; [.I430]+[Overview.$C$4]/[.H430]*[Overview.$C$6]; IF([.F430]=&quot;Short&quot;; [.I430]-[Overview.$C$4]/[.H430]*[Overview.$C$6]; &quot;&quot;)); &quot;&quot;)">
            <text:p/>
          </table:table-cell>
          <table:table-cell table:number-columns-repeated="3"/>
          <table:table-cell table:formula="of:=IFERROR([.Q430]/[.K430]; &quot;&quot;)">
            <text:p/>
          </table:table-cell>
          <table:table-cell table:formula="of:=IFERROR(IF(AND([.F430]=&quot;Long&quot;; [.M430]=[.H430]); [.H430]*([.N430]-[.I430]); IF(AND([.F430]=&quot;Short&quot;; [.M430]=[.H430]); [.H430]*([.I430]-[.N430]); &quot;&quot;)); &quot;&quot;)">
            <text:p/>
          </table:table-cell>
          <table:table-cell table:formula="of:=IF(ISNUMBER([.Q430]); IF([.Q430]&gt;0; &quot;Win&quot;; &quot;Loss&quot;);&quot;&quot;)">
            <text:p/>
          </table:table-cell>
          <table:table-cell table:formula="of:=IF([.O430]=&quot;&quot;; &quot;&quot;; CONCATENATE(DATEDIF([.G430];[.O430];&quot;d&quot;); IF(DATEDIF([.G430];[.O43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30]); &quot;&quot;; IF([.$F430]=&quot;Long&quot;; ([.W430]-[.$I430])*[.$H430]/[.$K430]; ([.$I430]-[.W430])*[.$H430]/[.$K430])-[.$P430]); &quot;&quot;)">
            <text:p/>
          </table:table-cell>
          <table:table-cell table:style-name="Default"/>
          <table:table-cell table:style-name="ce205" table:formula="of:=IFERROR(IF(ISBLANK([.Y430]); &quot;&quot;; IF([.$F430]=&quot;Long&quot;; ([.Y430]-[.$I430])*[.$H430]/[.$K430]; ([.$I430]-[.Y430])*[.$H430]/[.$K430])-[.$P430]); &quot;&quot;)">
            <text:p/>
          </table:table-cell>
          <table:table-cell table:style-name="Default"/>
          <table:table-cell table:style-name="ce205" table:formula="of:=IFERROR(IF(ISBLANK([.AA430]); &quot;&quot;; IF([.$F430]=&quot;Long&quot;; ([.AA430]-[.$I430])*[.$H430]/[.$K430]; ([.$I430]-[.AA430])*[.$H430]/[.$K430])-[.$P430]); &quot;&quot;)">
            <text:p/>
          </table:table-cell>
          <table:table-cell/>
          <table:table-cell table:formula="of:=IF(ISBLANK([.O430]); &quot;&quot;; DAY([.O430]))">
            <text:p/>
          </table:table-cell>
          <table:table-cell table:formula="of:=IF(ISBLANK([.G430]); &quot;&quot;; WEEKDAY([.G430]; 2))">
            <text:p/>
          </table:table-cell>
          <table:table-cell table:formula="of:=IF(ISBLANK([.O430]); &quot;&quot;; WEEKDAY([.O430]; 2))">
            <text:p/>
          </table:table-cell>
          <table:table-cell table:formula="of:=IF(ISBLANK([.O430]); &quot;&quot;; WEEKNUM([.O430]))">
            <text:p/>
          </table:table-cell>
          <table:table-cell table:formula="of:=IF(ISBLANK([.O430]); &quot;&quot;; MONTH([.O430]))">
            <text:p/>
          </table:table-cell>
          <table:table-cell table:formula="of:=IF(OR(ISBLANK([.G430]); ISBLANK([.O430])); &quot;&quot;; IFERROR(DATEDIF([.G430];[.O430];&quot;d&quot;); &quot;&quot;))">
            <text:p/>
          </table:table-cell>
          <table:table-cell table:formula="of:=IFERROR([.AJ429]+[.P430]; &quot;&quot;)">
            <text:p/>
          </table:table-cell>
          <table:table-cell table:formula="of:=IFERROR([.AK429]+[.Q43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31]=&quot;Long&quot;; [.I431]-[Overview.$C$4]/[.H431]; IF([.F431]=&quot;Short&quot;; [.I431]+[Overview.$C$4]/[.H431]; &quot;&quot;)); &quot;&quot;)">
            <text:p/>
          </table:table-cell>
          <table:table-cell table:style-name="ce157" table:formula="of:=IFERROR(ABS([.J431]-[.I431])*[.H431]; &quot;&quot;)">
            <text:p/>
          </table:table-cell>
          <table:table-cell table:formula="of:=IFERROR(IF([.F431]=&quot;Long&quot;; [.I431]+[Overview.$C$4]/[.H431]*[Overview.$C$6]; IF([.F431]=&quot;Short&quot;; [.I431]-[Overview.$C$4]/[.H431]*[Overview.$C$6]; &quot;&quot;)); &quot;&quot;)">
            <text:p/>
          </table:table-cell>
          <table:table-cell table:number-columns-repeated="3"/>
          <table:table-cell table:formula="of:=IFERROR([.Q431]/[.K431]; &quot;&quot;)">
            <text:p/>
          </table:table-cell>
          <table:table-cell table:formula="of:=IFERROR(IF(AND([.F431]=&quot;Long&quot;; [.M431]=[.H431]); [.H431]*([.N431]-[.I431]); IF(AND([.F431]=&quot;Short&quot;; [.M431]=[.H431]); [.H431]*([.I431]-[.N431]); &quot;&quot;)); &quot;&quot;)">
            <text:p/>
          </table:table-cell>
          <table:table-cell table:formula="of:=IF(ISNUMBER([.Q431]); IF([.Q431]&gt;0; &quot;Win&quot;; &quot;Loss&quot;);&quot;&quot;)">
            <text:p/>
          </table:table-cell>
          <table:table-cell table:formula="of:=IF([.O431]=&quot;&quot;; &quot;&quot;; CONCATENATE(DATEDIF([.G431];[.O431];&quot;d&quot;); IF(DATEDIF([.G431];[.O43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31]); &quot;&quot;; IF([.$F431]=&quot;Long&quot;; ([.W431]-[.$I431])*[.$H431]/[.$K431]; ([.$I431]-[.W431])*[.$H431]/[.$K431])-[.$P431]); &quot;&quot;)">
            <text:p/>
          </table:table-cell>
          <table:table-cell table:style-name="Default"/>
          <table:table-cell table:style-name="ce205" table:formula="of:=IFERROR(IF(ISBLANK([.Y431]); &quot;&quot;; IF([.$F431]=&quot;Long&quot;; ([.Y431]-[.$I431])*[.$H431]/[.$K431]; ([.$I431]-[.Y431])*[.$H431]/[.$K431])-[.$P431]); &quot;&quot;)">
            <text:p/>
          </table:table-cell>
          <table:table-cell table:style-name="Default"/>
          <table:table-cell table:style-name="ce205" table:formula="of:=IFERROR(IF(ISBLANK([.AA431]); &quot;&quot;; IF([.$F431]=&quot;Long&quot;; ([.AA431]-[.$I431])*[.$H431]/[.$K431]; ([.$I431]-[.AA431])*[.$H431]/[.$K431])-[.$P431]); &quot;&quot;)">
            <text:p/>
          </table:table-cell>
          <table:table-cell/>
          <table:table-cell table:formula="of:=IF(ISBLANK([.O431]); &quot;&quot;; DAY([.O431]))">
            <text:p/>
          </table:table-cell>
          <table:table-cell table:formula="of:=IF(ISBLANK([.G431]); &quot;&quot;; WEEKDAY([.G431]; 2))">
            <text:p/>
          </table:table-cell>
          <table:table-cell table:formula="of:=IF(ISBLANK([.O431]); &quot;&quot;; WEEKDAY([.O431]; 2))">
            <text:p/>
          </table:table-cell>
          <table:table-cell table:formula="of:=IF(ISBLANK([.O431]); &quot;&quot;; WEEKNUM([.O431]))">
            <text:p/>
          </table:table-cell>
          <table:table-cell table:formula="of:=IF(ISBLANK([.O431]); &quot;&quot;; MONTH([.O431]))">
            <text:p/>
          </table:table-cell>
          <table:table-cell table:formula="of:=IF(OR(ISBLANK([.G431]); ISBLANK([.O431])); &quot;&quot;; IFERROR(DATEDIF([.G431];[.O431];&quot;d&quot;); &quot;&quot;))">
            <text:p/>
          </table:table-cell>
          <table:table-cell table:formula="of:=IFERROR([.AJ430]+[.P431]; &quot;&quot;)">
            <text:p/>
          </table:table-cell>
          <table:table-cell table:formula="of:=IFERROR([.AK430]+[.Q43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32]=&quot;Long&quot;; [.I432]-[Overview.$C$4]/[.H432]; IF([.F432]=&quot;Short&quot;; [.I432]+[Overview.$C$4]/[.H432]; &quot;&quot;)); &quot;&quot;)">
            <text:p/>
          </table:table-cell>
          <table:table-cell table:style-name="ce157" table:formula="of:=IFERROR(ABS([.J432]-[.I432])*[.H432]; &quot;&quot;)">
            <text:p/>
          </table:table-cell>
          <table:table-cell table:formula="of:=IFERROR(IF([.F432]=&quot;Long&quot;; [.I432]+[Overview.$C$4]/[.H432]*[Overview.$C$6]; IF([.F432]=&quot;Short&quot;; [.I432]-[Overview.$C$4]/[.H432]*[Overview.$C$6]; &quot;&quot;)); &quot;&quot;)">
            <text:p/>
          </table:table-cell>
          <table:table-cell table:number-columns-repeated="3"/>
          <table:table-cell table:formula="of:=IFERROR([.Q432]/[.K432]; &quot;&quot;)">
            <text:p/>
          </table:table-cell>
          <table:table-cell table:formula="of:=IFERROR(IF(AND([.F432]=&quot;Long&quot;; [.M432]=[.H432]); [.H432]*([.N432]-[.I432]); IF(AND([.F432]=&quot;Short&quot;; [.M432]=[.H432]); [.H432]*([.I432]-[.N432]); &quot;&quot;)); &quot;&quot;)">
            <text:p/>
          </table:table-cell>
          <table:table-cell table:formula="of:=IF(ISNUMBER([.Q432]); IF([.Q432]&gt;0; &quot;Win&quot;; &quot;Loss&quot;);&quot;&quot;)">
            <text:p/>
          </table:table-cell>
          <table:table-cell table:formula="of:=IF([.O432]=&quot;&quot;; &quot;&quot;; CONCATENATE(DATEDIF([.G432];[.O432];&quot;d&quot;); IF(DATEDIF([.G432];[.O43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32]); &quot;&quot;; IF([.$F432]=&quot;Long&quot;; ([.W432]-[.$I432])*[.$H432]/[.$K432]; ([.$I432]-[.W432])*[.$H432]/[.$K432])-[.$P432]); &quot;&quot;)">
            <text:p/>
          </table:table-cell>
          <table:table-cell table:style-name="Default"/>
          <table:table-cell table:style-name="ce205" table:formula="of:=IFERROR(IF(ISBLANK([.Y432]); &quot;&quot;; IF([.$F432]=&quot;Long&quot;; ([.Y432]-[.$I432])*[.$H432]/[.$K432]; ([.$I432]-[.Y432])*[.$H432]/[.$K432])-[.$P432]); &quot;&quot;)">
            <text:p/>
          </table:table-cell>
          <table:table-cell table:style-name="Default"/>
          <table:table-cell table:style-name="ce205" table:formula="of:=IFERROR(IF(ISBLANK([.AA432]); &quot;&quot;; IF([.$F432]=&quot;Long&quot;; ([.AA432]-[.$I432])*[.$H432]/[.$K432]; ([.$I432]-[.AA432])*[.$H432]/[.$K432])-[.$P432]); &quot;&quot;)">
            <text:p/>
          </table:table-cell>
          <table:table-cell/>
          <table:table-cell table:formula="of:=IF(ISBLANK([.O432]); &quot;&quot;; DAY([.O432]))">
            <text:p/>
          </table:table-cell>
          <table:table-cell table:formula="of:=IF(ISBLANK([.G432]); &quot;&quot;; WEEKDAY([.G432]; 2))">
            <text:p/>
          </table:table-cell>
          <table:table-cell table:formula="of:=IF(ISBLANK([.O432]); &quot;&quot;; WEEKDAY([.O432]; 2))">
            <text:p/>
          </table:table-cell>
          <table:table-cell table:formula="of:=IF(ISBLANK([.O432]); &quot;&quot;; WEEKNUM([.O432]))">
            <text:p/>
          </table:table-cell>
          <table:table-cell table:formula="of:=IF(ISBLANK([.O432]); &quot;&quot;; MONTH([.O432]))">
            <text:p/>
          </table:table-cell>
          <table:table-cell table:formula="of:=IF(OR(ISBLANK([.G432]); ISBLANK([.O432])); &quot;&quot;; IFERROR(DATEDIF([.G432];[.O432];&quot;d&quot;); &quot;&quot;))">
            <text:p/>
          </table:table-cell>
          <table:table-cell table:formula="of:=IFERROR([.AJ431]+[.P432]; &quot;&quot;)">
            <text:p/>
          </table:table-cell>
          <table:table-cell table:formula="of:=IFERROR([.AK431]+[.Q43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33]=&quot;Long&quot;; [.I433]-[Overview.$C$4]/[.H433]; IF([.F433]=&quot;Short&quot;; [.I433]+[Overview.$C$4]/[.H433]; &quot;&quot;)); &quot;&quot;)">
            <text:p/>
          </table:table-cell>
          <table:table-cell table:style-name="ce157" table:formula="of:=IFERROR(ABS([.J433]-[.I433])*[.H433]; &quot;&quot;)">
            <text:p/>
          </table:table-cell>
          <table:table-cell table:formula="of:=IFERROR(IF([.F433]=&quot;Long&quot;; [.I433]+[Overview.$C$4]/[.H433]*[Overview.$C$6]; IF([.F433]=&quot;Short&quot;; [.I433]-[Overview.$C$4]/[.H433]*[Overview.$C$6]; &quot;&quot;)); &quot;&quot;)">
            <text:p/>
          </table:table-cell>
          <table:table-cell table:number-columns-repeated="3"/>
          <table:table-cell table:formula="of:=IFERROR([.Q433]/[.K433]; &quot;&quot;)">
            <text:p/>
          </table:table-cell>
          <table:table-cell table:formula="of:=IFERROR(IF(AND([.F433]=&quot;Long&quot;; [.M433]=[.H433]); [.H433]*([.N433]-[.I433]); IF(AND([.F433]=&quot;Short&quot;; [.M433]=[.H433]); [.H433]*([.I433]-[.N433]); &quot;&quot;)); &quot;&quot;)">
            <text:p/>
          </table:table-cell>
          <table:table-cell table:formula="of:=IF(ISNUMBER([.Q433]); IF([.Q433]&gt;0; &quot;Win&quot;; &quot;Loss&quot;);&quot;&quot;)">
            <text:p/>
          </table:table-cell>
          <table:table-cell table:formula="of:=IF([.O433]=&quot;&quot;; &quot;&quot;; CONCATENATE(DATEDIF([.G433];[.O433];&quot;d&quot;); IF(DATEDIF([.G433];[.O43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33]); &quot;&quot;; IF([.$F433]=&quot;Long&quot;; ([.W433]-[.$I433])*[.$H433]/[.$K433]; ([.$I433]-[.W433])*[.$H433]/[.$K433])-[.$P433]); &quot;&quot;)">
            <text:p/>
          </table:table-cell>
          <table:table-cell table:style-name="Default"/>
          <table:table-cell table:style-name="ce205" table:formula="of:=IFERROR(IF(ISBLANK([.Y433]); &quot;&quot;; IF([.$F433]=&quot;Long&quot;; ([.Y433]-[.$I433])*[.$H433]/[.$K433]; ([.$I433]-[.Y433])*[.$H433]/[.$K433])-[.$P433]); &quot;&quot;)">
            <text:p/>
          </table:table-cell>
          <table:table-cell table:style-name="Default"/>
          <table:table-cell table:style-name="ce205" table:formula="of:=IFERROR(IF(ISBLANK([.AA433]); &quot;&quot;; IF([.$F433]=&quot;Long&quot;; ([.AA433]-[.$I433])*[.$H433]/[.$K433]; ([.$I433]-[.AA433])*[.$H433]/[.$K433])-[.$P433]); &quot;&quot;)">
            <text:p/>
          </table:table-cell>
          <table:table-cell/>
          <table:table-cell table:formula="of:=IF(ISBLANK([.O433]); &quot;&quot;; DAY([.O433]))">
            <text:p/>
          </table:table-cell>
          <table:table-cell table:formula="of:=IF(ISBLANK([.G433]); &quot;&quot;; WEEKDAY([.G433]; 2))">
            <text:p/>
          </table:table-cell>
          <table:table-cell table:formula="of:=IF(ISBLANK([.O433]); &quot;&quot;; WEEKDAY([.O433]; 2))">
            <text:p/>
          </table:table-cell>
          <table:table-cell table:formula="of:=IF(ISBLANK([.O433]); &quot;&quot;; WEEKNUM([.O433]))">
            <text:p/>
          </table:table-cell>
          <table:table-cell table:formula="of:=IF(ISBLANK([.O433]); &quot;&quot;; MONTH([.O433]))">
            <text:p/>
          </table:table-cell>
          <table:table-cell table:formula="of:=IF(OR(ISBLANK([.G433]); ISBLANK([.O433])); &quot;&quot;; IFERROR(DATEDIF([.G433];[.O433];&quot;d&quot;); &quot;&quot;))">
            <text:p/>
          </table:table-cell>
          <table:table-cell table:formula="of:=IFERROR([.AJ432]+[.P433]; &quot;&quot;)">
            <text:p/>
          </table:table-cell>
          <table:table-cell table:formula="of:=IFERROR([.AK432]+[.Q43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34]=&quot;Long&quot;; [.I434]-[Overview.$C$4]/[.H434]; IF([.F434]=&quot;Short&quot;; [.I434]+[Overview.$C$4]/[.H434]; &quot;&quot;)); &quot;&quot;)">
            <text:p/>
          </table:table-cell>
          <table:table-cell table:style-name="ce157" table:formula="of:=IFERROR(ABS([.J434]-[.I434])*[.H434]; &quot;&quot;)">
            <text:p/>
          </table:table-cell>
          <table:table-cell table:formula="of:=IFERROR(IF([.F434]=&quot;Long&quot;; [.I434]+[Overview.$C$4]/[.H434]*[Overview.$C$6]; IF([.F434]=&quot;Short&quot;; [.I434]-[Overview.$C$4]/[.H434]*[Overview.$C$6]; &quot;&quot;)); &quot;&quot;)">
            <text:p/>
          </table:table-cell>
          <table:table-cell table:number-columns-repeated="3"/>
          <table:table-cell table:formula="of:=IFERROR([.Q434]/[.K434]; &quot;&quot;)">
            <text:p/>
          </table:table-cell>
          <table:table-cell table:formula="of:=IFERROR(IF(AND([.F434]=&quot;Long&quot;; [.M434]=[.H434]); [.H434]*([.N434]-[.I434]); IF(AND([.F434]=&quot;Short&quot;; [.M434]=[.H434]); [.H434]*([.I434]-[.N434]); &quot;&quot;)); &quot;&quot;)">
            <text:p/>
          </table:table-cell>
          <table:table-cell table:formula="of:=IF(ISNUMBER([.Q434]); IF([.Q434]&gt;0; &quot;Win&quot;; &quot;Loss&quot;);&quot;&quot;)">
            <text:p/>
          </table:table-cell>
          <table:table-cell table:formula="of:=IF([.O434]=&quot;&quot;; &quot;&quot;; CONCATENATE(DATEDIF([.G434];[.O434];&quot;d&quot;); IF(DATEDIF([.G434];[.O43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34]); &quot;&quot;; IF([.$F434]=&quot;Long&quot;; ([.W434]-[.$I434])*[.$H434]/[.$K434]; ([.$I434]-[.W434])*[.$H434]/[.$K434])-[.$P434]); &quot;&quot;)">
            <text:p/>
          </table:table-cell>
          <table:table-cell table:style-name="Default"/>
          <table:table-cell table:style-name="ce205" table:formula="of:=IFERROR(IF(ISBLANK([.Y434]); &quot;&quot;; IF([.$F434]=&quot;Long&quot;; ([.Y434]-[.$I434])*[.$H434]/[.$K434]; ([.$I434]-[.Y434])*[.$H434]/[.$K434])-[.$P434]); &quot;&quot;)">
            <text:p/>
          </table:table-cell>
          <table:table-cell table:style-name="Default"/>
          <table:table-cell table:style-name="ce205" table:formula="of:=IFERROR(IF(ISBLANK([.AA434]); &quot;&quot;; IF([.$F434]=&quot;Long&quot;; ([.AA434]-[.$I434])*[.$H434]/[.$K434]; ([.$I434]-[.AA434])*[.$H434]/[.$K434])-[.$P434]); &quot;&quot;)">
            <text:p/>
          </table:table-cell>
          <table:table-cell/>
          <table:table-cell table:formula="of:=IF(ISBLANK([.O434]); &quot;&quot;; DAY([.O434]))">
            <text:p/>
          </table:table-cell>
          <table:table-cell table:formula="of:=IF(ISBLANK([.G434]); &quot;&quot;; WEEKDAY([.G434]; 2))">
            <text:p/>
          </table:table-cell>
          <table:table-cell table:formula="of:=IF(ISBLANK([.O434]); &quot;&quot;; WEEKDAY([.O434]; 2))">
            <text:p/>
          </table:table-cell>
          <table:table-cell table:formula="of:=IF(ISBLANK([.O434]); &quot;&quot;; WEEKNUM([.O434]))">
            <text:p/>
          </table:table-cell>
          <table:table-cell table:formula="of:=IF(ISBLANK([.O434]); &quot;&quot;; MONTH([.O434]))">
            <text:p/>
          </table:table-cell>
          <table:table-cell table:formula="of:=IF(OR(ISBLANK([.G434]); ISBLANK([.O434])); &quot;&quot;; IFERROR(DATEDIF([.G434];[.O434];&quot;d&quot;); &quot;&quot;))">
            <text:p/>
          </table:table-cell>
          <table:table-cell table:formula="of:=IFERROR([.AJ433]+[.P434]; &quot;&quot;)">
            <text:p/>
          </table:table-cell>
          <table:table-cell table:formula="of:=IFERROR([.AK433]+[.Q43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35]=&quot;Long&quot;; [.I435]-[Overview.$C$4]/[.H435]; IF([.F435]=&quot;Short&quot;; [.I435]+[Overview.$C$4]/[.H435]; &quot;&quot;)); &quot;&quot;)">
            <text:p/>
          </table:table-cell>
          <table:table-cell table:style-name="ce157" table:formula="of:=IFERROR(ABS([.J435]-[.I435])*[.H435]; &quot;&quot;)">
            <text:p/>
          </table:table-cell>
          <table:table-cell table:formula="of:=IFERROR(IF([.F435]=&quot;Long&quot;; [.I435]+[Overview.$C$4]/[.H435]*[Overview.$C$6]; IF([.F435]=&quot;Short&quot;; [.I435]-[Overview.$C$4]/[.H435]*[Overview.$C$6]; &quot;&quot;)); &quot;&quot;)">
            <text:p/>
          </table:table-cell>
          <table:table-cell table:number-columns-repeated="3"/>
          <table:table-cell table:formula="of:=IFERROR([.Q435]/[.K435]; &quot;&quot;)">
            <text:p/>
          </table:table-cell>
          <table:table-cell table:formula="of:=IFERROR(IF(AND([.F435]=&quot;Long&quot;; [.M435]=[.H435]); [.H435]*([.N435]-[.I435]); IF(AND([.F435]=&quot;Short&quot;; [.M435]=[.H435]); [.H435]*([.I435]-[.N435]); &quot;&quot;)); &quot;&quot;)">
            <text:p/>
          </table:table-cell>
          <table:table-cell table:formula="of:=IF(ISNUMBER([.Q435]); IF([.Q435]&gt;0; &quot;Win&quot;; &quot;Loss&quot;);&quot;&quot;)">
            <text:p/>
          </table:table-cell>
          <table:table-cell table:formula="of:=IF([.O435]=&quot;&quot;; &quot;&quot;; CONCATENATE(DATEDIF([.G435];[.O435];&quot;d&quot;); IF(DATEDIF([.G435];[.O43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35]); &quot;&quot;; IF([.$F435]=&quot;Long&quot;; ([.W435]-[.$I435])*[.$H435]/[.$K435]; ([.$I435]-[.W435])*[.$H435]/[.$K435])-[.$P435]); &quot;&quot;)">
            <text:p/>
          </table:table-cell>
          <table:table-cell table:style-name="Default"/>
          <table:table-cell table:style-name="ce205" table:formula="of:=IFERROR(IF(ISBLANK([.Y435]); &quot;&quot;; IF([.$F435]=&quot;Long&quot;; ([.Y435]-[.$I435])*[.$H435]/[.$K435]; ([.$I435]-[.Y435])*[.$H435]/[.$K435])-[.$P435]); &quot;&quot;)">
            <text:p/>
          </table:table-cell>
          <table:table-cell table:style-name="Default"/>
          <table:table-cell table:style-name="ce205" table:formula="of:=IFERROR(IF(ISBLANK([.AA435]); &quot;&quot;; IF([.$F435]=&quot;Long&quot;; ([.AA435]-[.$I435])*[.$H435]/[.$K435]; ([.$I435]-[.AA435])*[.$H435]/[.$K435])-[.$P435]); &quot;&quot;)">
            <text:p/>
          </table:table-cell>
          <table:table-cell/>
          <table:table-cell table:formula="of:=IF(ISBLANK([.O435]); &quot;&quot;; DAY([.O435]))">
            <text:p/>
          </table:table-cell>
          <table:table-cell table:formula="of:=IF(ISBLANK([.G435]); &quot;&quot;; WEEKDAY([.G435]; 2))">
            <text:p/>
          </table:table-cell>
          <table:table-cell table:formula="of:=IF(ISBLANK([.O435]); &quot;&quot;; WEEKDAY([.O435]; 2))">
            <text:p/>
          </table:table-cell>
          <table:table-cell table:formula="of:=IF(ISBLANK([.O435]); &quot;&quot;; WEEKNUM([.O435]))">
            <text:p/>
          </table:table-cell>
          <table:table-cell table:formula="of:=IF(ISBLANK([.O435]); &quot;&quot;; MONTH([.O435]))">
            <text:p/>
          </table:table-cell>
          <table:table-cell table:formula="of:=IF(OR(ISBLANK([.G435]); ISBLANK([.O435])); &quot;&quot;; IFERROR(DATEDIF([.G435];[.O435];&quot;d&quot;); &quot;&quot;))">
            <text:p/>
          </table:table-cell>
          <table:table-cell table:formula="of:=IFERROR([.AJ434]+[.P435]; &quot;&quot;)">
            <text:p/>
          </table:table-cell>
          <table:table-cell table:formula="of:=IFERROR([.AK434]+[.Q43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36]=&quot;Long&quot;; [.I436]-[Overview.$C$4]/[.H436]; IF([.F436]=&quot;Short&quot;; [.I436]+[Overview.$C$4]/[.H436]; &quot;&quot;)); &quot;&quot;)">
            <text:p/>
          </table:table-cell>
          <table:table-cell table:style-name="ce157" table:formula="of:=IFERROR(ABS([.J436]-[.I436])*[.H436]; &quot;&quot;)">
            <text:p/>
          </table:table-cell>
          <table:table-cell table:formula="of:=IFERROR(IF([.F436]=&quot;Long&quot;; [.I436]+[Overview.$C$4]/[.H436]*[Overview.$C$6]; IF([.F436]=&quot;Short&quot;; [.I436]-[Overview.$C$4]/[.H436]*[Overview.$C$6]; &quot;&quot;)); &quot;&quot;)">
            <text:p/>
          </table:table-cell>
          <table:table-cell table:number-columns-repeated="3"/>
          <table:table-cell table:formula="of:=IFERROR([.Q436]/[.K436]; &quot;&quot;)">
            <text:p/>
          </table:table-cell>
          <table:table-cell table:formula="of:=IFERROR(IF(AND([.F436]=&quot;Long&quot;; [.M436]=[.H436]); [.H436]*([.N436]-[.I436]); IF(AND([.F436]=&quot;Short&quot;; [.M436]=[.H436]); [.H436]*([.I436]-[.N436]); &quot;&quot;)); &quot;&quot;)">
            <text:p/>
          </table:table-cell>
          <table:table-cell table:formula="of:=IF(ISNUMBER([.Q436]); IF([.Q436]&gt;0; &quot;Win&quot;; &quot;Loss&quot;);&quot;&quot;)">
            <text:p/>
          </table:table-cell>
          <table:table-cell table:formula="of:=IF([.O436]=&quot;&quot;; &quot;&quot;; CONCATENATE(DATEDIF([.G436];[.O436];&quot;d&quot;); IF(DATEDIF([.G436];[.O43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36]); &quot;&quot;; IF([.$F436]=&quot;Long&quot;; ([.W436]-[.$I436])*[.$H436]/[.$K436]; ([.$I436]-[.W436])*[.$H436]/[.$K436])-[.$P436]); &quot;&quot;)">
            <text:p/>
          </table:table-cell>
          <table:table-cell table:style-name="Default"/>
          <table:table-cell table:style-name="ce205" table:formula="of:=IFERROR(IF(ISBLANK([.Y436]); &quot;&quot;; IF([.$F436]=&quot;Long&quot;; ([.Y436]-[.$I436])*[.$H436]/[.$K436]; ([.$I436]-[.Y436])*[.$H436]/[.$K436])-[.$P436]); &quot;&quot;)">
            <text:p/>
          </table:table-cell>
          <table:table-cell table:style-name="Default"/>
          <table:table-cell table:style-name="ce205" table:formula="of:=IFERROR(IF(ISBLANK([.AA436]); &quot;&quot;; IF([.$F436]=&quot;Long&quot;; ([.AA436]-[.$I436])*[.$H436]/[.$K436]; ([.$I436]-[.AA436])*[.$H436]/[.$K436])-[.$P436]); &quot;&quot;)">
            <text:p/>
          </table:table-cell>
          <table:table-cell/>
          <table:table-cell table:formula="of:=IF(ISBLANK([.O436]); &quot;&quot;; DAY([.O436]))">
            <text:p/>
          </table:table-cell>
          <table:table-cell table:formula="of:=IF(ISBLANK([.G436]); &quot;&quot;; WEEKDAY([.G436]; 2))">
            <text:p/>
          </table:table-cell>
          <table:table-cell table:formula="of:=IF(ISBLANK([.O436]); &quot;&quot;; WEEKDAY([.O436]; 2))">
            <text:p/>
          </table:table-cell>
          <table:table-cell table:formula="of:=IF(ISBLANK([.O436]); &quot;&quot;; WEEKNUM([.O436]))">
            <text:p/>
          </table:table-cell>
          <table:table-cell table:formula="of:=IF(ISBLANK([.O436]); &quot;&quot;; MONTH([.O436]))">
            <text:p/>
          </table:table-cell>
          <table:table-cell table:formula="of:=IF(OR(ISBLANK([.G436]); ISBLANK([.O436])); &quot;&quot;; IFERROR(DATEDIF([.G436];[.O436];&quot;d&quot;); &quot;&quot;))">
            <text:p/>
          </table:table-cell>
          <table:table-cell table:formula="of:=IFERROR([.AJ435]+[.P436]; &quot;&quot;)">
            <text:p/>
          </table:table-cell>
          <table:table-cell table:formula="of:=IFERROR([.AK435]+[.Q43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37]=&quot;Long&quot;; [.I437]-[Overview.$C$4]/[.H437]; IF([.F437]=&quot;Short&quot;; [.I437]+[Overview.$C$4]/[.H437]; &quot;&quot;)); &quot;&quot;)">
            <text:p/>
          </table:table-cell>
          <table:table-cell table:style-name="ce157" table:formula="of:=IFERROR(ABS([.J437]-[.I437])*[.H437]; &quot;&quot;)">
            <text:p/>
          </table:table-cell>
          <table:table-cell table:formula="of:=IFERROR(IF([.F437]=&quot;Long&quot;; [.I437]+[Overview.$C$4]/[.H437]*[Overview.$C$6]; IF([.F437]=&quot;Short&quot;; [.I437]-[Overview.$C$4]/[.H437]*[Overview.$C$6]; &quot;&quot;)); &quot;&quot;)">
            <text:p/>
          </table:table-cell>
          <table:table-cell table:number-columns-repeated="3"/>
          <table:table-cell table:formula="of:=IFERROR([.Q437]/[.K437]; &quot;&quot;)">
            <text:p/>
          </table:table-cell>
          <table:table-cell table:formula="of:=IFERROR(IF(AND([.F437]=&quot;Long&quot;; [.M437]=[.H437]); [.H437]*([.N437]-[.I437]); IF(AND([.F437]=&quot;Short&quot;; [.M437]=[.H437]); [.H437]*([.I437]-[.N437]); &quot;&quot;)); &quot;&quot;)">
            <text:p/>
          </table:table-cell>
          <table:table-cell table:formula="of:=IF(ISNUMBER([.Q437]); IF([.Q437]&gt;0; &quot;Win&quot;; &quot;Loss&quot;);&quot;&quot;)">
            <text:p/>
          </table:table-cell>
          <table:table-cell table:formula="of:=IF([.O437]=&quot;&quot;; &quot;&quot;; CONCATENATE(DATEDIF([.G437];[.O437];&quot;d&quot;); IF(DATEDIF([.G437];[.O43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37]); &quot;&quot;; IF([.$F437]=&quot;Long&quot;; ([.W437]-[.$I437])*[.$H437]/[.$K437]; ([.$I437]-[.W437])*[.$H437]/[.$K437])-[.$P437]); &quot;&quot;)">
            <text:p/>
          </table:table-cell>
          <table:table-cell table:style-name="Default"/>
          <table:table-cell table:style-name="ce205" table:formula="of:=IFERROR(IF(ISBLANK([.Y437]); &quot;&quot;; IF([.$F437]=&quot;Long&quot;; ([.Y437]-[.$I437])*[.$H437]/[.$K437]; ([.$I437]-[.Y437])*[.$H437]/[.$K437])-[.$P437]); &quot;&quot;)">
            <text:p/>
          </table:table-cell>
          <table:table-cell table:style-name="Default"/>
          <table:table-cell table:style-name="ce205" table:formula="of:=IFERROR(IF(ISBLANK([.AA437]); &quot;&quot;; IF([.$F437]=&quot;Long&quot;; ([.AA437]-[.$I437])*[.$H437]/[.$K437]; ([.$I437]-[.AA437])*[.$H437]/[.$K437])-[.$P437]); &quot;&quot;)">
            <text:p/>
          </table:table-cell>
          <table:table-cell/>
          <table:table-cell table:formula="of:=IF(ISBLANK([.O437]); &quot;&quot;; DAY([.O437]))">
            <text:p/>
          </table:table-cell>
          <table:table-cell table:formula="of:=IF(ISBLANK([.G437]); &quot;&quot;; WEEKDAY([.G437]; 2))">
            <text:p/>
          </table:table-cell>
          <table:table-cell table:formula="of:=IF(ISBLANK([.O437]); &quot;&quot;; WEEKDAY([.O437]; 2))">
            <text:p/>
          </table:table-cell>
          <table:table-cell table:formula="of:=IF(ISBLANK([.O437]); &quot;&quot;; WEEKNUM([.O437]))">
            <text:p/>
          </table:table-cell>
          <table:table-cell table:formula="of:=IF(ISBLANK([.O437]); &quot;&quot;; MONTH([.O437]))">
            <text:p/>
          </table:table-cell>
          <table:table-cell table:formula="of:=IF(OR(ISBLANK([.G437]); ISBLANK([.O437])); &quot;&quot;; IFERROR(DATEDIF([.G437];[.O437];&quot;d&quot;); &quot;&quot;))">
            <text:p/>
          </table:table-cell>
          <table:table-cell table:formula="of:=IFERROR([.AJ436]+[.P437]; &quot;&quot;)">
            <text:p/>
          </table:table-cell>
          <table:table-cell table:formula="of:=IFERROR([.AK436]+[.Q43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38]=&quot;Long&quot;; [.I438]-[Overview.$C$4]/[.H438]; IF([.F438]=&quot;Short&quot;; [.I438]+[Overview.$C$4]/[.H438]; &quot;&quot;)); &quot;&quot;)">
            <text:p/>
          </table:table-cell>
          <table:table-cell table:style-name="ce157" table:formula="of:=IFERROR(ABS([.J438]-[.I438])*[.H438]; &quot;&quot;)">
            <text:p/>
          </table:table-cell>
          <table:table-cell table:formula="of:=IFERROR(IF([.F438]=&quot;Long&quot;; [.I438]+[Overview.$C$4]/[.H438]*[Overview.$C$6]; IF([.F438]=&quot;Short&quot;; [.I438]-[Overview.$C$4]/[.H438]*[Overview.$C$6]; &quot;&quot;)); &quot;&quot;)">
            <text:p/>
          </table:table-cell>
          <table:table-cell table:number-columns-repeated="3"/>
          <table:table-cell table:formula="of:=IFERROR([.Q438]/[.K438]; &quot;&quot;)">
            <text:p/>
          </table:table-cell>
          <table:table-cell table:formula="of:=IFERROR(IF(AND([.F438]=&quot;Long&quot;; [.M438]=[.H438]); [.H438]*([.N438]-[.I438]); IF(AND([.F438]=&quot;Short&quot;; [.M438]=[.H438]); [.H438]*([.I438]-[.N438]); &quot;&quot;)); &quot;&quot;)">
            <text:p/>
          </table:table-cell>
          <table:table-cell table:formula="of:=IF(ISNUMBER([.Q438]); IF([.Q438]&gt;0; &quot;Win&quot;; &quot;Loss&quot;);&quot;&quot;)">
            <text:p/>
          </table:table-cell>
          <table:table-cell table:formula="of:=IF([.O438]=&quot;&quot;; &quot;&quot;; CONCATENATE(DATEDIF([.G438];[.O438];&quot;d&quot;); IF(DATEDIF([.G438];[.O43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38]); &quot;&quot;; IF([.$F438]=&quot;Long&quot;; ([.W438]-[.$I438])*[.$H438]/[.$K438]; ([.$I438]-[.W438])*[.$H438]/[.$K438])-[.$P438]); &quot;&quot;)">
            <text:p/>
          </table:table-cell>
          <table:table-cell table:style-name="Default"/>
          <table:table-cell table:style-name="ce205" table:formula="of:=IFERROR(IF(ISBLANK([.Y438]); &quot;&quot;; IF([.$F438]=&quot;Long&quot;; ([.Y438]-[.$I438])*[.$H438]/[.$K438]; ([.$I438]-[.Y438])*[.$H438]/[.$K438])-[.$P438]); &quot;&quot;)">
            <text:p/>
          </table:table-cell>
          <table:table-cell table:style-name="Default"/>
          <table:table-cell table:style-name="ce205" table:formula="of:=IFERROR(IF(ISBLANK([.AA438]); &quot;&quot;; IF([.$F438]=&quot;Long&quot;; ([.AA438]-[.$I438])*[.$H438]/[.$K438]; ([.$I438]-[.AA438])*[.$H438]/[.$K438])-[.$P438]); &quot;&quot;)">
            <text:p/>
          </table:table-cell>
          <table:table-cell/>
          <table:table-cell table:formula="of:=IF(ISBLANK([.O438]); &quot;&quot;; DAY([.O438]))">
            <text:p/>
          </table:table-cell>
          <table:table-cell table:formula="of:=IF(ISBLANK([.G438]); &quot;&quot;; WEEKDAY([.G438]; 2))">
            <text:p/>
          </table:table-cell>
          <table:table-cell table:formula="of:=IF(ISBLANK([.O438]); &quot;&quot;; WEEKDAY([.O438]; 2))">
            <text:p/>
          </table:table-cell>
          <table:table-cell table:formula="of:=IF(ISBLANK([.O438]); &quot;&quot;; WEEKNUM([.O438]))">
            <text:p/>
          </table:table-cell>
          <table:table-cell table:formula="of:=IF(ISBLANK([.O438]); &quot;&quot;; MONTH([.O438]))">
            <text:p/>
          </table:table-cell>
          <table:table-cell table:formula="of:=IF(OR(ISBLANK([.G438]); ISBLANK([.O438])); &quot;&quot;; IFERROR(DATEDIF([.G438];[.O438];&quot;d&quot;); &quot;&quot;))">
            <text:p/>
          </table:table-cell>
          <table:table-cell table:formula="of:=IFERROR([.AJ437]+[.P438]; &quot;&quot;)">
            <text:p/>
          </table:table-cell>
          <table:table-cell table:formula="of:=IFERROR([.AK437]+[.Q43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37" calcext:value-type="float">
            <text:p>43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39]=&quot;Long&quot;; [.I439]-[Overview.$C$4]/[.H439]; IF([.F439]=&quot;Short&quot;; [.I439]+[Overview.$C$4]/[.H439]; &quot;&quot;)); &quot;&quot;)">
            <text:p/>
          </table:table-cell>
          <table:table-cell table:style-name="ce157" table:formula="of:=IFERROR(ABS([.J439]-[.I439])*[.H439]; &quot;&quot;)">
            <text:p/>
          </table:table-cell>
          <table:table-cell table:formula="of:=IFERROR(IF([.F439]=&quot;Long&quot;; [.I439]+[Overview.$C$4]/[.H439]*[Overview.$C$6]; IF([.F439]=&quot;Short&quot;; [.I439]-[Overview.$C$4]/[.H439]*[Overview.$C$6]; &quot;&quot;)); &quot;&quot;)">
            <text:p/>
          </table:table-cell>
          <table:table-cell table:number-columns-repeated="3"/>
          <table:table-cell table:formula="of:=IFERROR([.Q439]/[.K439]; &quot;&quot;)">
            <text:p/>
          </table:table-cell>
          <table:table-cell table:formula="of:=IFERROR(IF(AND([.F439]=&quot;Long&quot;; [.M439]=[.H439]); [.H439]*([.N439]-[.I439]); IF(AND([.F439]=&quot;Short&quot;; [.M439]=[.H439]); [.H439]*([.I439]-[.N439]); &quot;&quot;)); &quot;&quot;)">
            <text:p/>
          </table:table-cell>
          <table:table-cell table:formula="of:=IF(ISNUMBER([.Q439]); IF([.Q439]&gt;0; &quot;Win&quot;; &quot;Loss&quot;);&quot;&quot;)">
            <text:p/>
          </table:table-cell>
          <table:table-cell table:formula="of:=IF([.O439]=&quot;&quot;; &quot;&quot;; CONCATENATE(DATEDIF([.G439];[.O439];&quot;d&quot;); IF(DATEDIF([.G439];[.O43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39]); &quot;&quot;; IF([.$F439]=&quot;Long&quot;; ([.W439]-[.$I439])*[.$H439]/[.$K439]; ([.$I439]-[.W439])*[.$H439]/[.$K439])-[.$P439]); &quot;&quot;)">
            <text:p/>
          </table:table-cell>
          <table:table-cell table:style-name="Default"/>
          <table:table-cell table:style-name="ce205" table:formula="of:=IFERROR(IF(ISBLANK([.Y439]); &quot;&quot;; IF([.$F439]=&quot;Long&quot;; ([.Y439]-[.$I439])*[.$H439]/[.$K439]; ([.$I439]-[.Y439])*[.$H439]/[.$K439])-[.$P439]); &quot;&quot;)">
            <text:p/>
          </table:table-cell>
          <table:table-cell table:style-name="Default"/>
          <table:table-cell table:style-name="ce205" table:formula="of:=IFERROR(IF(ISBLANK([.AA439]); &quot;&quot;; IF([.$F439]=&quot;Long&quot;; ([.AA439]-[.$I439])*[.$H439]/[.$K439]; ([.$I439]-[.AA439])*[.$H439]/[.$K439])-[.$P439]); &quot;&quot;)">
            <text:p/>
          </table:table-cell>
          <table:table-cell/>
          <table:table-cell table:formula="of:=IF(ISBLANK([.O439]); &quot;&quot;; DAY([.O439]))">
            <text:p/>
          </table:table-cell>
          <table:table-cell table:formula="of:=IF(ISBLANK([.G439]); &quot;&quot;; WEEKDAY([.G439]; 2))">
            <text:p/>
          </table:table-cell>
          <table:table-cell table:formula="of:=IF(ISBLANK([.O439]); &quot;&quot;; WEEKDAY([.O439]; 2))">
            <text:p/>
          </table:table-cell>
          <table:table-cell table:formula="of:=IF(ISBLANK([.O439]); &quot;&quot;; WEEKNUM([.O439]))">
            <text:p/>
          </table:table-cell>
          <table:table-cell table:formula="of:=IF(ISBLANK([.O439]); &quot;&quot;; MONTH([.O439]))">
            <text:p/>
          </table:table-cell>
          <table:table-cell table:formula="of:=IF(OR(ISBLANK([.G439]); ISBLANK([.O439])); &quot;&quot;; IFERROR(DATEDIF([.G439];[.O439];&quot;d&quot;); &quot;&quot;))">
            <text:p/>
          </table:table-cell>
          <table:table-cell table:formula="of:=IFERROR([.AJ438]+[.P439]; &quot;&quot;)">
            <text:p/>
          </table:table-cell>
          <table:table-cell table:formula="of:=IFERROR([.AK438]+[.Q43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38" calcext:value-type="float">
            <text:p>43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40]=&quot;Long&quot;; [.I440]-[Overview.$C$4]/[.H440]; IF([.F440]=&quot;Short&quot;; [.I440]+[Overview.$C$4]/[.H440]; &quot;&quot;)); &quot;&quot;)">
            <text:p/>
          </table:table-cell>
          <table:table-cell table:style-name="ce157" table:formula="of:=IFERROR(ABS([.J440]-[.I440])*[.H440]; &quot;&quot;)">
            <text:p/>
          </table:table-cell>
          <table:table-cell table:formula="of:=IFERROR(IF([.F440]=&quot;Long&quot;; [.I440]+[Overview.$C$4]/[.H440]*[Overview.$C$6]; IF([.F440]=&quot;Short&quot;; [.I440]-[Overview.$C$4]/[.H440]*[Overview.$C$6]; &quot;&quot;)); &quot;&quot;)">
            <text:p/>
          </table:table-cell>
          <table:table-cell table:number-columns-repeated="3"/>
          <table:table-cell table:formula="of:=IFERROR([.Q440]/[.K440]; &quot;&quot;)">
            <text:p/>
          </table:table-cell>
          <table:table-cell table:formula="of:=IFERROR(IF(AND([.F440]=&quot;Long&quot;; [.M440]=[.H440]); [.H440]*([.N440]-[.I440]); IF(AND([.F440]=&quot;Short&quot;; [.M440]=[.H440]); [.H440]*([.I440]-[.N440]); &quot;&quot;)); &quot;&quot;)">
            <text:p/>
          </table:table-cell>
          <table:table-cell table:formula="of:=IF(ISNUMBER([.Q440]); IF([.Q440]&gt;0; &quot;Win&quot;; &quot;Loss&quot;);&quot;&quot;)">
            <text:p/>
          </table:table-cell>
          <table:table-cell table:formula="of:=IF([.O440]=&quot;&quot;; &quot;&quot;; CONCATENATE(DATEDIF([.G440];[.O440];&quot;d&quot;); IF(DATEDIF([.G440];[.O44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40]); &quot;&quot;; IF([.$F440]=&quot;Long&quot;; ([.W440]-[.$I440])*[.$H440]/[.$K440]; ([.$I440]-[.W440])*[.$H440]/[.$K440])-[.$P440]); &quot;&quot;)">
            <text:p/>
          </table:table-cell>
          <table:table-cell table:style-name="Default"/>
          <table:table-cell table:style-name="ce205" table:formula="of:=IFERROR(IF(ISBLANK([.Y440]); &quot;&quot;; IF([.$F440]=&quot;Long&quot;; ([.Y440]-[.$I440])*[.$H440]/[.$K440]; ([.$I440]-[.Y440])*[.$H440]/[.$K440])-[.$P440]); &quot;&quot;)">
            <text:p/>
          </table:table-cell>
          <table:table-cell table:style-name="Default"/>
          <table:table-cell table:style-name="ce205" table:formula="of:=IFERROR(IF(ISBLANK([.AA440]); &quot;&quot;; IF([.$F440]=&quot;Long&quot;; ([.AA440]-[.$I440])*[.$H440]/[.$K440]; ([.$I440]-[.AA440])*[.$H440]/[.$K440])-[.$P440]); &quot;&quot;)">
            <text:p/>
          </table:table-cell>
          <table:table-cell/>
          <table:table-cell table:formula="of:=IF(ISBLANK([.O440]); &quot;&quot;; DAY([.O440]))">
            <text:p/>
          </table:table-cell>
          <table:table-cell table:formula="of:=IF(ISBLANK([.G440]); &quot;&quot;; WEEKDAY([.G440]; 2))">
            <text:p/>
          </table:table-cell>
          <table:table-cell table:formula="of:=IF(ISBLANK([.O440]); &quot;&quot;; WEEKDAY([.O440]; 2))">
            <text:p/>
          </table:table-cell>
          <table:table-cell table:formula="of:=IF(ISBLANK([.O440]); &quot;&quot;; WEEKNUM([.O440]))">
            <text:p/>
          </table:table-cell>
          <table:table-cell table:formula="of:=IF(ISBLANK([.O440]); &quot;&quot;; MONTH([.O440]))">
            <text:p/>
          </table:table-cell>
          <table:table-cell table:formula="of:=IF(OR(ISBLANK([.G440]); ISBLANK([.O440])); &quot;&quot;; IFERROR(DATEDIF([.G440];[.O440];&quot;d&quot;); &quot;&quot;))">
            <text:p/>
          </table:table-cell>
          <table:table-cell table:formula="of:=IFERROR([.AJ439]+[.P440]; &quot;&quot;)">
            <text:p/>
          </table:table-cell>
          <table:table-cell table:formula="of:=IFERROR([.AK439]+[.Q44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41]=&quot;Long&quot;; [.I441]-[Overview.$C$4]/[.H441]; IF([.F441]=&quot;Short&quot;; [.I441]+[Overview.$C$4]/[.H441]; &quot;&quot;)); &quot;&quot;)">
            <text:p/>
          </table:table-cell>
          <table:table-cell table:style-name="ce157" table:formula="of:=IFERROR(ABS([.J441]-[.I441])*[.H441]; &quot;&quot;)">
            <text:p/>
          </table:table-cell>
          <table:table-cell table:formula="of:=IFERROR(IF([.F441]=&quot;Long&quot;; [.I441]+[Overview.$C$4]/[.H441]*[Overview.$C$6]; IF([.F441]=&quot;Short&quot;; [.I441]-[Overview.$C$4]/[.H441]*[Overview.$C$6]; &quot;&quot;)); &quot;&quot;)">
            <text:p/>
          </table:table-cell>
          <table:table-cell table:number-columns-repeated="3"/>
          <table:table-cell table:formula="of:=IFERROR([.Q441]/[.K441]; &quot;&quot;)">
            <text:p/>
          </table:table-cell>
          <table:table-cell table:formula="of:=IFERROR(IF(AND([.F441]=&quot;Long&quot;; [.M441]=[.H441]); [.H441]*([.N441]-[.I441]); IF(AND([.F441]=&quot;Short&quot;; [.M441]=[.H441]); [.H441]*([.I441]-[.N441]); &quot;&quot;)); &quot;&quot;)">
            <text:p/>
          </table:table-cell>
          <table:table-cell table:formula="of:=IF(ISNUMBER([.Q441]); IF([.Q441]&gt;0; &quot;Win&quot;; &quot;Loss&quot;);&quot;&quot;)">
            <text:p/>
          </table:table-cell>
          <table:table-cell table:formula="of:=IF([.O441]=&quot;&quot;; &quot;&quot;; CONCATENATE(DATEDIF([.G441];[.O441];&quot;d&quot;); IF(DATEDIF([.G441];[.O44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41]); &quot;&quot;; IF([.$F441]=&quot;Long&quot;; ([.W441]-[.$I441])*[.$H441]/[.$K441]; ([.$I441]-[.W441])*[.$H441]/[.$K441])-[.$P441]); &quot;&quot;)">
            <text:p/>
          </table:table-cell>
          <table:table-cell table:style-name="Default"/>
          <table:table-cell table:style-name="ce205" table:formula="of:=IFERROR(IF(ISBLANK([.Y441]); &quot;&quot;; IF([.$F441]=&quot;Long&quot;; ([.Y441]-[.$I441])*[.$H441]/[.$K441]; ([.$I441]-[.Y441])*[.$H441]/[.$K441])-[.$P441]); &quot;&quot;)">
            <text:p/>
          </table:table-cell>
          <table:table-cell table:style-name="Default"/>
          <table:table-cell table:style-name="ce205" table:formula="of:=IFERROR(IF(ISBLANK([.AA441]); &quot;&quot;; IF([.$F441]=&quot;Long&quot;; ([.AA441]-[.$I441])*[.$H441]/[.$K441]; ([.$I441]-[.AA441])*[.$H441]/[.$K441])-[.$P441]); &quot;&quot;)">
            <text:p/>
          </table:table-cell>
          <table:table-cell/>
          <table:table-cell table:formula="of:=IF(ISBLANK([.O441]); &quot;&quot;; DAY([.O441]))">
            <text:p/>
          </table:table-cell>
          <table:table-cell table:formula="of:=IF(ISBLANK([.G441]); &quot;&quot;; WEEKDAY([.G441]; 2))">
            <text:p/>
          </table:table-cell>
          <table:table-cell table:formula="of:=IF(ISBLANK([.O441]); &quot;&quot;; WEEKDAY([.O441]; 2))">
            <text:p/>
          </table:table-cell>
          <table:table-cell table:formula="of:=IF(ISBLANK([.O441]); &quot;&quot;; WEEKNUM([.O441]))">
            <text:p/>
          </table:table-cell>
          <table:table-cell table:formula="of:=IF(ISBLANK([.O441]); &quot;&quot;; MONTH([.O441]))">
            <text:p/>
          </table:table-cell>
          <table:table-cell table:formula="of:=IF(OR(ISBLANK([.G441]); ISBLANK([.O441])); &quot;&quot;; IFERROR(DATEDIF([.G441];[.O441];&quot;d&quot;); &quot;&quot;))">
            <text:p/>
          </table:table-cell>
          <table:table-cell table:formula="of:=IFERROR([.AJ440]+[.P441]; &quot;&quot;)">
            <text:p/>
          </table:table-cell>
          <table:table-cell table:formula="of:=IFERROR([.AK440]+[.Q44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42]=&quot;Long&quot;; [.I442]-[Overview.$C$4]/[.H442]; IF([.F442]=&quot;Short&quot;; [.I442]+[Overview.$C$4]/[.H442]; &quot;&quot;)); &quot;&quot;)">
            <text:p/>
          </table:table-cell>
          <table:table-cell table:style-name="ce157" table:formula="of:=IFERROR(ABS([.J442]-[.I442])*[.H442]; &quot;&quot;)">
            <text:p/>
          </table:table-cell>
          <table:table-cell table:formula="of:=IFERROR(IF([.F442]=&quot;Long&quot;; [.I442]+[Overview.$C$4]/[.H442]*[Overview.$C$6]; IF([.F442]=&quot;Short&quot;; [.I442]-[Overview.$C$4]/[.H442]*[Overview.$C$6]; &quot;&quot;)); &quot;&quot;)">
            <text:p/>
          </table:table-cell>
          <table:table-cell table:number-columns-repeated="3"/>
          <table:table-cell table:formula="of:=IFERROR([.Q442]/[.K442]; &quot;&quot;)">
            <text:p/>
          </table:table-cell>
          <table:table-cell table:formula="of:=IFERROR(IF(AND([.F442]=&quot;Long&quot;; [.M442]=[.H442]); [.H442]*([.N442]-[.I442]); IF(AND([.F442]=&quot;Short&quot;; [.M442]=[.H442]); [.H442]*([.I442]-[.N442]); &quot;&quot;)); &quot;&quot;)">
            <text:p/>
          </table:table-cell>
          <table:table-cell table:formula="of:=IF(ISNUMBER([.Q442]); IF([.Q442]&gt;0; &quot;Win&quot;; &quot;Loss&quot;);&quot;&quot;)">
            <text:p/>
          </table:table-cell>
          <table:table-cell table:formula="of:=IF([.O442]=&quot;&quot;; &quot;&quot;; CONCATENATE(DATEDIF([.G442];[.O442];&quot;d&quot;); IF(DATEDIF([.G442];[.O44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42]); &quot;&quot;; IF([.$F442]=&quot;Long&quot;; ([.W442]-[.$I442])*[.$H442]/[.$K442]; ([.$I442]-[.W442])*[.$H442]/[.$K442])-[.$P442]); &quot;&quot;)">
            <text:p/>
          </table:table-cell>
          <table:table-cell table:style-name="Default"/>
          <table:table-cell table:style-name="ce205" table:formula="of:=IFERROR(IF(ISBLANK([.Y442]); &quot;&quot;; IF([.$F442]=&quot;Long&quot;; ([.Y442]-[.$I442])*[.$H442]/[.$K442]; ([.$I442]-[.Y442])*[.$H442]/[.$K442])-[.$P442]); &quot;&quot;)">
            <text:p/>
          </table:table-cell>
          <table:table-cell table:style-name="Default"/>
          <table:table-cell table:style-name="ce205" table:formula="of:=IFERROR(IF(ISBLANK([.AA442]); &quot;&quot;; IF([.$F442]=&quot;Long&quot;; ([.AA442]-[.$I442])*[.$H442]/[.$K442]; ([.$I442]-[.AA442])*[.$H442]/[.$K442])-[.$P442]); &quot;&quot;)">
            <text:p/>
          </table:table-cell>
          <table:table-cell/>
          <table:table-cell table:formula="of:=IF(ISBLANK([.O442]); &quot;&quot;; DAY([.O442]))">
            <text:p/>
          </table:table-cell>
          <table:table-cell table:formula="of:=IF(ISBLANK([.G442]); &quot;&quot;; WEEKDAY([.G442]; 2))">
            <text:p/>
          </table:table-cell>
          <table:table-cell table:formula="of:=IF(ISBLANK([.O442]); &quot;&quot;; WEEKDAY([.O442]; 2))">
            <text:p/>
          </table:table-cell>
          <table:table-cell table:formula="of:=IF(ISBLANK([.O442]); &quot;&quot;; WEEKNUM([.O442]))">
            <text:p/>
          </table:table-cell>
          <table:table-cell table:formula="of:=IF(ISBLANK([.O442]); &quot;&quot;; MONTH([.O442]))">
            <text:p/>
          </table:table-cell>
          <table:table-cell table:formula="of:=IF(OR(ISBLANK([.G442]); ISBLANK([.O442])); &quot;&quot;; IFERROR(DATEDIF([.G442];[.O442];&quot;d&quot;); &quot;&quot;))">
            <text:p/>
          </table:table-cell>
          <table:table-cell table:formula="of:=IFERROR([.AJ441]+[.P442]; &quot;&quot;)">
            <text:p/>
          </table:table-cell>
          <table:table-cell table:formula="of:=IFERROR([.AK441]+[.Q44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43]=&quot;Long&quot;; [.I443]-[Overview.$C$4]/[.H443]; IF([.F443]=&quot;Short&quot;; [.I443]+[Overview.$C$4]/[.H443]; &quot;&quot;)); &quot;&quot;)">
            <text:p/>
          </table:table-cell>
          <table:table-cell table:style-name="ce157" table:formula="of:=IFERROR(ABS([.J443]-[.I443])*[.H443]; &quot;&quot;)">
            <text:p/>
          </table:table-cell>
          <table:table-cell table:formula="of:=IFERROR(IF([.F443]=&quot;Long&quot;; [.I443]+[Overview.$C$4]/[.H443]*[Overview.$C$6]; IF([.F443]=&quot;Short&quot;; [.I443]-[Overview.$C$4]/[.H443]*[Overview.$C$6]; &quot;&quot;)); &quot;&quot;)">
            <text:p/>
          </table:table-cell>
          <table:table-cell table:number-columns-repeated="3"/>
          <table:table-cell table:formula="of:=IFERROR([.Q443]/[.K443]; &quot;&quot;)">
            <text:p/>
          </table:table-cell>
          <table:table-cell table:formula="of:=IFERROR(IF(AND([.F443]=&quot;Long&quot;; [.M443]=[.H443]); [.H443]*([.N443]-[.I443]); IF(AND([.F443]=&quot;Short&quot;; [.M443]=[.H443]); [.H443]*([.I443]-[.N443]); &quot;&quot;)); &quot;&quot;)">
            <text:p/>
          </table:table-cell>
          <table:table-cell table:formula="of:=IF(ISNUMBER([.Q443]); IF([.Q443]&gt;0; &quot;Win&quot;; &quot;Loss&quot;);&quot;&quot;)">
            <text:p/>
          </table:table-cell>
          <table:table-cell table:formula="of:=IF([.O443]=&quot;&quot;; &quot;&quot;; CONCATENATE(DATEDIF([.G443];[.O443];&quot;d&quot;); IF(DATEDIF([.G443];[.O44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43]); &quot;&quot;; IF([.$F443]=&quot;Long&quot;; ([.W443]-[.$I443])*[.$H443]/[.$K443]; ([.$I443]-[.W443])*[.$H443]/[.$K443])-[.$P443]); &quot;&quot;)">
            <text:p/>
          </table:table-cell>
          <table:table-cell table:style-name="Default"/>
          <table:table-cell table:style-name="ce205" table:formula="of:=IFERROR(IF(ISBLANK([.Y443]); &quot;&quot;; IF([.$F443]=&quot;Long&quot;; ([.Y443]-[.$I443])*[.$H443]/[.$K443]; ([.$I443]-[.Y443])*[.$H443]/[.$K443])-[.$P443]); &quot;&quot;)">
            <text:p/>
          </table:table-cell>
          <table:table-cell table:style-name="Default"/>
          <table:table-cell table:style-name="ce205" table:formula="of:=IFERROR(IF(ISBLANK([.AA443]); &quot;&quot;; IF([.$F443]=&quot;Long&quot;; ([.AA443]-[.$I443])*[.$H443]/[.$K443]; ([.$I443]-[.AA443])*[.$H443]/[.$K443])-[.$P443]); &quot;&quot;)">
            <text:p/>
          </table:table-cell>
          <table:table-cell/>
          <table:table-cell table:formula="of:=IF(ISBLANK([.O443]); &quot;&quot;; DAY([.O443]))">
            <text:p/>
          </table:table-cell>
          <table:table-cell table:formula="of:=IF(ISBLANK([.G443]); &quot;&quot;; WEEKDAY([.G443]; 2))">
            <text:p/>
          </table:table-cell>
          <table:table-cell table:formula="of:=IF(ISBLANK([.O443]); &quot;&quot;; WEEKDAY([.O443]; 2))">
            <text:p/>
          </table:table-cell>
          <table:table-cell table:formula="of:=IF(ISBLANK([.O443]); &quot;&quot;; WEEKNUM([.O443]))">
            <text:p/>
          </table:table-cell>
          <table:table-cell table:formula="of:=IF(ISBLANK([.O443]); &quot;&quot;; MONTH([.O443]))">
            <text:p/>
          </table:table-cell>
          <table:table-cell table:formula="of:=IF(OR(ISBLANK([.G443]); ISBLANK([.O443])); &quot;&quot;; IFERROR(DATEDIF([.G443];[.O443];&quot;d&quot;); &quot;&quot;))">
            <text:p/>
          </table:table-cell>
          <table:table-cell table:formula="of:=IFERROR([.AJ442]+[.P443]; &quot;&quot;)">
            <text:p/>
          </table:table-cell>
          <table:table-cell table:formula="of:=IFERROR([.AK442]+[.Q44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44]=&quot;Long&quot;; [.I444]-[Overview.$C$4]/[.H444]; IF([.F444]=&quot;Short&quot;; [.I444]+[Overview.$C$4]/[.H444]; &quot;&quot;)); &quot;&quot;)">
            <text:p/>
          </table:table-cell>
          <table:table-cell table:style-name="ce157" table:formula="of:=IFERROR(ABS([.J444]-[.I444])*[.H444]; &quot;&quot;)">
            <text:p/>
          </table:table-cell>
          <table:table-cell table:formula="of:=IFERROR(IF([.F444]=&quot;Long&quot;; [.I444]+[Overview.$C$4]/[.H444]*[Overview.$C$6]; IF([.F444]=&quot;Short&quot;; [.I444]-[Overview.$C$4]/[.H444]*[Overview.$C$6]; &quot;&quot;)); &quot;&quot;)">
            <text:p/>
          </table:table-cell>
          <table:table-cell table:number-columns-repeated="3"/>
          <table:table-cell table:formula="of:=IFERROR([.Q444]/[.K444]; &quot;&quot;)">
            <text:p/>
          </table:table-cell>
          <table:table-cell table:formula="of:=IFERROR(IF(AND([.F444]=&quot;Long&quot;; [.M444]=[.H444]); [.H444]*([.N444]-[.I444]); IF(AND([.F444]=&quot;Short&quot;; [.M444]=[.H444]); [.H444]*([.I444]-[.N444]); &quot;&quot;)); &quot;&quot;)">
            <text:p/>
          </table:table-cell>
          <table:table-cell table:formula="of:=IF(ISNUMBER([.Q444]); IF([.Q444]&gt;0; &quot;Win&quot;; &quot;Loss&quot;);&quot;&quot;)">
            <text:p/>
          </table:table-cell>
          <table:table-cell table:formula="of:=IF([.O444]=&quot;&quot;; &quot;&quot;; CONCATENATE(DATEDIF([.G444];[.O444];&quot;d&quot;); IF(DATEDIF([.G444];[.O44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44]); &quot;&quot;; IF([.$F444]=&quot;Long&quot;; ([.W444]-[.$I444])*[.$H444]/[.$K444]; ([.$I444]-[.W444])*[.$H444]/[.$K444])-[.$P444]); &quot;&quot;)">
            <text:p/>
          </table:table-cell>
          <table:table-cell table:style-name="Default"/>
          <table:table-cell table:style-name="ce205" table:formula="of:=IFERROR(IF(ISBLANK([.Y444]); &quot;&quot;; IF([.$F444]=&quot;Long&quot;; ([.Y444]-[.$I444])*[.$H444]/[.$K444]; ([.$I444]-[.Y444])*[.$H444]/[.$K444])-[.$P444]); &quot;&quot;)">
            <text:p/>
          </table:table-cell>
          <table:table-cell table:style-name="Default"/>
          <table:table-cell table:style-name="ce205" table:formula="of:=IFERROR(IF(ISBLANK([.AA444]); &quot;&quot;; IF([.$F444]=&quot;Long&quot;; ([.AA444]-[.$I444])*[.$H444]/[.$K444]; ([.$I444]-[.AA444])*[.$H444]/[.$K444])-[.$P444]); &quot;&quot;)">
            <text:p/>
          </table:table-cell>
          <table:table-cell/>
          <table:table-cell table:formula="of:=IF(ISBLANK([.O444]); &quot;&quot;; DAY([.O444]))">
            <text:p/>
          </table:table-cell>
          <table:table-cell table:formula="of:=IF(ISBLANK([.G444]); &quot;&quot;; WEEKDAY([.G444]; 2))">
            <text:p/>
          </table:table-cell>
          <table:table-cell table:formula="of:=IF(ISBLANK([.O444]); &quot;&quot;; WEEKDAY([.O444]; 2))">
            <text:p/>
          </table:table-cell>
          <table:table-cell table:formula="of:=IF(ISBLANK([.O444]); &quot;&quot;; WEEKNUM([.O444]))">
            <text:p/>
          </table:table-cell>
          <table:table-cell table:formula="of:=IF(ISBLANK([.O444]); &quot;&quot;; MONTH([.O444]))">
            <text:p/>
          </table:table-cell>
          <table:table-cell table:formula="of:=IF(OR(ISBLANK([.G444]); ISBLANK([.O444])); &quot;&quot;; IFERROR(DATEDIF([.G444];[.O444];&quot;d&quot;); &quot;&quot;))">
            <text:p/>
          </table:table-cell>
          <table:table-cell table:formula="of:=IFERROR([.AJ443]+[.P444]; &quot;&quot;)">
            <text:p/>
          </table:table-cell>
          <table:table-cell table:formula="of:=IFERROR([.AK443]+[.Q44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45]=&quot;Long&quot;; [.I445]-[Overview.$C$4]/[.H445]; IF([.F445]=&quot;Short&quot;; [.I445]+[Overview.$C$4]/[.H445]; &quot;&quot;)); &quot;&quot;)">
            <text:p/>
          </table:table-cell>
          <table:table-cell table:style-name="ce157" table:formula="of:=IFERROR(ABS([.J445]-[.I445])*[.H445]; &quot;&quot;)">
            <text:p/>
          </table:table-cell>
          <table:table-cell table:formula="of:=IFERROR(IF([.F445]=&quot;Long&quot;; [.I445]+[Overview.$C$4]/[.H445]*[Overview.$C$6]; IF([.F445]=&quot;Short&quot;; [.I445]-[Overview.$C$4]/[.H445]*[Overview.$C$6]; &quot;&quot;)); &quot;&quot;)">
            <text:p/>
          </table:table-cell>
          <table:table-cell table:number-columns-repeated="3"/>
          <table:table-cell table:formula="of:=IFERROR([.Q445]/[.K445]; &quot;&quot;)">
            <text:p/>
          </table:table-cell>
          <table:table-cell table:formula="of:=IFERROR(IF(AND([.F445]=&quot;Long&quot;; [.M445]=[.H445]); [.H445]*([.N445]-[.I445]); IF(AND([.F445]=&quot;Short&quot;; [.M445]=[.H445]); [.H445]*([.I445]-[.N445]); &quot;&quot;)); &quot;&quot;)">
            <text:p/>
          </table:table-cell>
          <table:table-cell table:formula="of:=IF(ISNUMBER([.Q445]); IF([.Q445]&gt;0; &quot;Win&quot;; &quot;Loss&quot;);&quot;&quot;)">
            <text:p/>
          </table:table-cell>
          <table:table-cell table:formula="of:=IF([.O445]=&quot;&quot;; &quot;&quot;; CONCATENATE(DATEDIF([.G445];[.O445];&quot;d&quot;); IF(DATEDIF([.G445];[.O44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45]); &quot;&quot;; IF([.$F445]=&quot;Long&quot;; ([.W445]-[.$I445])*[.$H445]/[.$K445]; ([.$I445]-[.W445])*[.$H445]/[.$K445])-[.$P445]); &quot;&quot;)">
            <text:p/>
          </table:table-cell>
          <table:table-cell table:style-name="Default"/>
          <table:table-cell table:style-name="ce205" table:formula="of:=IFERROR(IF(ISBLANK([.Y445]); &quot;&quot;; IF([.$F445]=&quot;Long&quot;; ([.Y445]-[.$I445])*[.$H445]/[.$K445]; ([.$I445]-[.Y445])*[.$H445]/[.$K445])-[.$P445]); &quot;&quot;)">
            <text:p/>
          </table:table-cell>
          <table:table-cell table:style-name="Default"/>
          <table:table-cell table:style-name="ce205" table:formula="of:=IFERROR(IF(ISBLANK([.AA445]); &quot;&quot;; IF([.$F445]=&quot;Long&quot;; ([.AA445]-[.$I445])*[.$H445]/[.$K445]; ([.$I445]-[.AA445])*[.$H445]/[.$K445])-[.$P445]); &quot;&quot;)">
            <text:p/>
          </table:table-cell>
          <table:table-cell/>
          <table:table-cell table:formula="of:=IF(ISBLANK([.O445]); &quot;&quot;; DAY([.O445]))">
            <text:p/>
          </table:table-cell>
          <table:table-cell table:formula="of:=IF(ISBLANK([.G445]); &quot;&quot;; WEEKDAY([.G445]; 2))">
            <text:p/>
          </table:table-cell>
          <table:table-cell table:formula="of:=IF(ISBLANK([.O445]); &quot;&quot;; WEEKDAY([.O445]; 2))">
            <text:p/>
          </table:table-cell>
          <table:table-cell table:formula="of:=IF(ISBLANK([.O445]); &quot;&quot;; WEEKNUM([.O445]))">
            <text:p/>
          </table:table-cell>
          <table:table-cell table:formula="of:=IF(ISBLANK([.O445]); &quot;&quot;; MONTH([.O445]))">
            <text:p/>
          </table:table-cell>
          <table:table-cell table:formula="of:=IF(OR(ISBLANK([.G445]); ISBLANK([.O445])); &quot;&quot;; IFERROR(DATEDIF([.G445];[.O445];&quot;d&quot;); &quot;&quot;))">
            <text:p/>
          </table:table-cell>
          <table:table-cell table:formula="of:=IFERROR([.AJ444]+[.P445]; &quot;&quot;)">
            <text:p/>
          </table:table-cell>
          <table:table-cell table:formula="of:=IFERROR([.AK444]+[.Q44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46]=&quot;Long&quot;; [.I446]-[Overview.$C$4]/[.H446]; IF([.F446]=&quot;Short&quot;; [.I446]+[Overview.$C$4]/[.H446]; &quot;&quot;)); &quot;&quot;)">
            <text:p/>
          </table:table-cell>
          <table:table-cell table:style-name="ce157" table:formula="of:=IFERROR(ABS([.J446]-[.I446])*[.H446]; &quot;&quot;)">
            <text:p/>
          </table:table-cell>
          <table:table-cell table:formula="of:=IFERROR(IF([.F446]=&quot;Long&quot;; [.I446]+[Overview.$C$4]/[.H446]*[Overview.$C$6]; IF([.F446]=&quot;Short&quot;; [.I446]-[Overview.$C$4]/[.H446]*[Overview.$C$6]; &quot;&quot;)); &quot;&quot;)">
            <text:p/>
          </table:table-cell>
          <table:table-cell table:number-columns-repeated="3"/>
          <table:table-cell table:formula="of:=IFERROR([.Q446]/[.K446]; &quot;&quot;)">
            <text:p/>
          </table:table-cell>
          <table:table-cell table:formula="of:=IFERROR(IF(AND([.F446]=&quot;Long&quot;; [.M446]=[.H446]); [.H446]*([.N446]-[.I446]); IF(AND([.F446]=&quot;Short&quot;; [.M446]=[.H446]); [.H446]*([.I446]-[.N446]); &quot;&quot;)); &quot;&quot;)">
            <text:p/>
          </table:table-cell>
          <table:table-cell table:formula="of:=IF(ISNUMBER([.Q446]); IF([.Q446]&gt;0; &quot;Win&quot;; &quot;Loss&quot;);&quot;&quot;)">
            <text:p/>
          </table:table-cell>
          <table:table-cell table:formula="of:=IF([.O446]=&quot;&quot;; &quot;&quot;; CONCATENATE(DATEDIF([.G446];[.O446];&quot;d&quot;); IF(DATEDIF([.G446];[.O44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46]); &quot;&quot;; IF([.$F446]=&quot;Long&quot;; ([.W446]-[.$I446])*[.$H446]/[.$K446]; ([.$I446]-[.W446])*[.$H446]/[.$K446])-[.$P446]); &quot;&quot;)">
            <text:p/>
          </table:table-cell>
          <table:table-cell table:style-name="Default"/>
          <table:table-cell table:style-name="ce205" table:formula="of:=IFERROR(IF(ISBLANK([.Y446]); &quot;&quot;; IF([.$F446]=&quot;Long&quot;; ([.Y446]-[.$I446])*[.$H446]/[.$K446]; ([.$I446]-[.Y446])*[.$H446]/[.$K446])-[.$P446]); &quot;&quot;)">
            <text:p/>
          </table:table-cell>
          <table:table-cell table:style-name="Default"/>
          <table:table-cell table:style-name="ce205" table:formula="of:=IFERROR(IF(ISBLANK([.AA446]); &quot;&quot;; IF([.$F446]=&quot;Long&quot;; ([.AA446]-[.$I446])*[.$H446]/[.$K446]; ([.$I446]-[.AA446])*[.$H446]/[.$K446])-[.$P446]); &quot;&quot;)">
            <text:p/>
          </table:table-cell>
          <table:table-cell/>
          <table:table-cell table:formula="of:=IF(ISBLANK([.O446]); &quot;&quot;; DAY([.O446]))">
            <text:p/>
          </table:table-cell>
          <table:table-cell table:formula="of:=IF(ISBLANK([.G446]); &quot;&quot;; WEEKDAY([.G446]; 2))">
            <text:p/>
          </table:table-cell>
          <table:table-cell table:formula="of:=IF(ISBLANK([.O446]); &quot;&quot;; WEEKDAY([.O446]; 2))">
            <text:p/>
          </table:table-cell>
          <table:table-cell table:formula="of:=IF(ISBLANK([.O446]); &quot;&quot;; WEEKNUM([.O446]))">
            <text:p/>
          </table:table-cell>
          <table:table-cell table:formula="of:=IF(ISBLANK([.O446]); &quot;&quot;; MONTH([.O446]))">
            <text:p/>
          </table:table-cell>
          <table:table-cell table:formula="of:=IF(OR(ISBLANK([.G446]); ISBLANK([.O446])); &quot;&quot;; IFERROR(DATEDIF([.G446];[.O446];&quot;d&quot;); &quot;&quot;))">
            <text:p/>
          </table:table-cell>
          <table:table-cell table:formula="of:=IFERROR([.AJ445]+[.P446]; &quot;&quot;)">
            <text:p/>
          </table:table-cell>
          <table:table-cell table:formula="of:=IFERROR([.AK445]+[.Q44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47]=&quot;Long&quot;; [.I447]-[Overview.$C$4]/[.H447]; IF([.F447]=&quot;Short&quot;; [.I447]+[Overview.$C$4]/[.H447]; &quot;&quot;)); &quot;&quot;)">
            <text:p/>
          </table:table-cell>
          <table:table-cell table:style-name="ce157" table:formula="of:=IFERROR(ABS([.J447]-[.I447])*[.H447]; &quot;&quot;)">
            <text:p/>
          </table:table-cell>
          <table:table-cell table:formula="of:=IFERROR(IF([.F447]=&quot;Long&quot;; [.I447]+[Overview.$C$4]/[.H447]*[Overview.$C$6]; IF([.F447]=&quot;Short&quot;; [.I447]-[Overview.$C$4]/[.H447]*[Overview.$C$6]; &quot;&quot;)); &quot;&quot;)">
            <text:p/>
          </table:table-cell>
          <table:table-cell table:number-columns-repeated="3"/>
          <table:table-cell table:formula="of:=IFERROR([.Q447]/[.K447]; &quot;&quot;)">
            <text:p/>
          </table:table-cell>
          <table:table-cell table:formula="of:=IFERROR(IF(AND([.F447]=&quot;Long&quot;; [.M447]=[.H447]); [.H447]*([.N447]-[.I447]); IF(AND([.F447]=&quot;Short&quot;; [.M447]=[.H447]); [.H447]*([.I447]-[.N447]); &quot;&quot;)); &quot;&quot;)">
            <text:p/>
          </table:table-cell>
          <table:table-cell table:formula="of:=IF(ISNUMBER([.Q447]); IF([.Q447]&gt;0; &quot;Win&quot;; &quot;Loss&quot;);&quot;&quot;)">
            <text:p/>
          </table:table-cell>
          <table:table-cell table:formula="of:=IF([.O447]=&quot;&quot;; &quot;&quot;; CONCATENATE(DATEDIF([.G447];[.O447];&quot;d&quot;); IF(DATEDIF([.G447];[.O44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47]); &quot;&quot;; IF([.$F447]=&quot;Long&quot;; ([.W447]-[.$I447])*[.$H447]/[.$K447]; ([.$I447]-[.W447])*[.$H447]/[.$K447])-[.$P447]); &quot;&quot;)">
            <text:p/>
          </table:table-cell>
          <table:table-cell table:style-name="Default"/>
          <table:table-cell table:style-name="ce205" table:formula="of:=IFERROR(IF(ISBLANK([.Y447]); &quot;&quot;; IF([.$F447]=&quot;Long&quot;; ([.Y447]-[.$I447])*[.$H447]/[.$K447]; ([.$I447]-[.Y447])*[.$H447]/[.$K447])-[.$P447]); &quot;&quot;)">
            <text:p/>
          </table:table-cell>
          <table:table-cell table:style-name="Default"/>
          <table:table-cell table:style-name="ce205" table:formula="of:=IFERROR(IF(ISBLANK([.AA447]); &quot;&quot;; IF([.$F447]=&quot;Long&quot;; ([.AA447]-[.$I447])*[.$H447]/[.$K447]; ([.$I447]-[.AA447])*[.$H447]/[.$K447])-[.$P447]); &quot;&quot;)">
            <text:p/>
          </table:table-cell>
          <table:table-cell/>
          <table:table-cell table:formula="of:=IF(ISBLANK([.O447]); &quot;&quot;; DAY([.O447]))">
            <text:p/>
          </table:table-cell>
          <table:table-cell table:formula="of:=IF(ISBLANK([.G447]); &quot;&quot;; WEEKDAY([.G447]; 2))">
            <text:p/>
          </table:table-cell>
          <table:table-cell table:formula="of:=IF(ISBLANK([.O447]); &quot;&quot;; WEEKDAY([.O447]; 2))">
            <text:p/>
          </table:table-cell>
          <table:table-cell table:formula="of:=IF(ISBLANK([.O447]); &quot;&quot;; WEEKNUM([.O447]))">
            <text:p/>
          </table:table-cell>
          <table:table-cell table:formula="of:=IF(ISBLANK([.O447]); &quot;&quot;; MONTH([.O447]))">
            <text:p/>
          </table:table-cell>
          <table:table-cell table:formula="of:=IF(OR(ISBLANK([.G447]); ISBLANK([.O447])); &quot;&quot;; IFERROR(DATEDIF([.G447];[.O447];&quot;d&quot;); &quot;&quot;))">
            <text:p/>
          </table:table-cell>
          <table:table-cell table:formula="of:=IFERROR([.AJ446]+[.P447]; &quot;&quot;)">
            <text:p/>
          </table:table-cell>
          <table:table-cell table:formula="of:=IFERROR([.AK446]+[.Q44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48]=&quot;Long&quot;; [.I448]-[Overview.$C$4]/[.H448]; IF([.F448]=&quot;Short&quot;; [.I448]+[Overview.$C$4]/[.H448]; &quot;&quot;)); &quot;&quot;)">
            <text:p/>
          </table:table-cell>
          <table:table-cell table:style-name="ce157" table:formula="of:=IFERROR(ABS([.J448]-[.I448])*[.H448]; &quot;&quot;)">
            <text:p/>
          </table:table-cell>
          <table:table-cell table:formula="of:=IFERROR(IF([.F448]=&quot;Long&quot;; [.I448]+[Overview.$C$4]/[.H448]*[Overview.$C$6]; IF([.F448]=&quot;Short&quot;; [.I448]-[Overview.$C$4]/[.H448]*[Overview.$C$6]; &quot;&quot;)); &quot;&quot;)">
            <text:p/>
          </table:table-cell>
          <table:table-cell table:number-columns-repeated="3"/>
          <table:table-cell table:formula="of:=IFERROR([.Q448]/[.K448]; &quot;&quot;)">
            <text:p/>
          </table:table-cell>
          <table:table-cell table:formula="of:=IFERROR(IF(AND([.F448]=&quot;Long&quot;; [.M448]=[.H448]); [.H448]*([.N448]-[.I448]); IF(AND([.F448]=&quot;Short&quot;; [.M448]=[.H448]); [.H448]*([.I448]-[.N448]); &quot;&quot;)); &quot;&quot;)">
            <text:p/>
          </table:table-cell>
          <table:table-cell table:formula="of:=IF(ISNUMBER([.Q448]); IF([.Q448]&gt;0; &quot;Win&quot;; &quot;Loss&quot;);&quot;&quot;)">
            <text:p/>
          </table:table-cell>
          <table:table-cell table:formula="of:=IF([.O448]=&quot;&quot;; &quot;&quot;; CONCATENATE(DATEDIF([.G448];[.O448];&quot;d&quot;); IF(DATEDIF([.G448];[.O44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48]); &quot;&quot;; IF([.$F448]=&quot;Long&quot;; ([.W448]-[.$I448])*[.$H448]/[.$K448]; ([.$I448]-[.W448])*[.$H448]/[.$K448])-[.$P448]); &quot;&quot;)">
            <text:p/>
          </table:table-cell>
          <table:table-cell table:style-name="Default"/>
          <table:table-cell table:style-name="ce205" table:formula="of:=IFERROR(IF(ISBLANK([.Y448]); &quot;&quot;; IF([.$F448]=&quot;Long&quot;; ([.Y448]-[.$I448])*[.$H448]/[.$K448]; ([.$I448]-[.Y448])*[.$H448]/[.$K448])-[.$P448]); &quot;&quot;)">
            <text:p/>
          </table:table-cell>
          <table:table-cell table:style-name="Default"/>
          <table:table-cell table:style-name="ce205" table:formula="of:=IFERROR(IF(ISBLANK([.AA448]); &quot;&quot;; IF([.$F448]=&quot;Long&quot;; ([.AA448]-[.$I448])*[.$H448]/[.$K448]; ([.$I448]-[.AA448])*[.$H448]/[.$K448])-[.$P448]); &quot;&quot;)">
            <text:p/>
          </table:table-cell>
          <table:table-cell/>
          <table:table-cell table:formula="of:=IF(ISBLANK([.O448]); &quot;&quot;; DAY([.O448]))">
            <text:p/>
          </table:table-cell>
          <table:table-cell table:formula="of:=IF(ISBLANK([.G448]); &quot;&quot;; WEEKDAY([.G448]; 2))">
            <text:p/>
          </table:table-cell>
          <table:table-cell table:formula="of:=IF(ISBLANK([.O448]); &quot;&quot;; WEEKDAY([.O448]; 2))">
            <text:p/>
          </table:table-cell>
          <table:table-cell table:formula="of:=IF(ISBLANK([.O448]); &quot;&quot;; WEEKNUM([.O448]))">
            <text:p/>
          </table:table-cell>
          <table:table-cell table:formula="of:=IF(ISBLANK([.O448]); &quot;&quot;; MONTH([.O448]))">
            <text:p/>
          </table:table-cell>
          <table:table-cell table:formula="of:=IF(OR(ISBLANK([.G448]); ISBLANK([.O448])); &quot;&quot;; IFERROR(DATEDIF([.G448];[.O448];&quot;d&quot;); &quot;&quot;))">
            <text:p/>
          </table:table-cell>
          <table:table-cell table:formula="of:=IFERROR([.AJ447]+[.P448]; &quot;&quot;)">
            <text:p/>
          </table:table-cell>
          <table:table-cell table:formula="of:=IFERROR([.AK447]+[.Q44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49]=&quot;Long&quot;; [.I449]-[Overview.$C$4]/[.H449]; IF([.F449]=&quot;Short&quot;; [.I449]+[Overview.$C$4]/[.H449]; &quot;&quot;)); &quot;&quot;)">
            <text:p/>
          </table:table-cell>
          <table:table-cell table:style-name="ce157" table:formula="of:=IFERROR(ABS([.J449]-[.I449])*[.H449]; &quot;&quot;)">
            <text:p/>
          </table:table-cell>
          <table:table-cell table:formula="of:=IFERROR(IF([.F449]=&quot;Long&quot;; [.I449]+[Overview.$C$4]/[.H449]*[Overview.$C$6]; IF([.F449]=&quot;Short&quot;; [.I449]-[Overview.$C$4]/[.H449]*[Overview.$C$6]; &quot;&quot;)); &quot;&quot;)">
            <text:p/>
          </table:table-cell>
          <table:table-cell table:number-columns-repeated="3"/>
          <table:table-cell table:formula="of:=IFERROR([.Q449]/[.K449]; &quot;&quot;)">
            <text:p/>
          </table:table-cell>
          <table:table-cell table:formula="of:=IFERROR(IF(AND([.F449]=&quot;Long&quot;; [.M449]=[.H449]); [.H449]*([.N449]-[.I449]); IF(AND([.F449]=&quot;Short&quot;; [.M449]=[.H449]); [.H449]*([.I449]-[.N449]); &quot;&quot;)); &quot;&quot;)">
            <text:p/>
          </table:table-cell>
          <table:table-cell table:formula="of:=IF(ISNUMBER([.Q449]); IF([.Q449]&gt;0; &quot;Win&quot;; &quot;Loss&quot;);&quot;&quot;)">
            <text:p/>
          </table:table-cell>
          <table:table-cell table:formula="of:=IF([.O449]=&quot;&quot;; &quot;&quot;; CONCATENATE(DATEDIF([.G449];[.O449];&quot;d&quot;); IF(DATEDIF([.G449];[.O44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49]); &quot;&quot;; IF([.$F449]=&quot;Long&quot;; ([.W449]-[.$I449])*[.$H449]/[.$K449]; ([.$I449]-[.W449])*[.$H449]/[.$K449])-[.$P449]); &quot;&quot;)">
            <text:p/>
          </table:table-cell>
          <table:table-cell table:style-name="Default"/>
          <table:table-cell table:style-name="ce205" table:formula="of:=IFERROR(IF(ISBLANK([.Y449]); &quot;&quot;; IF([.$F449]=&quot;Long&quot;; ([.Y449]-[.$I449])*[.$H449]/[.$K449]; ([.$I449]-[.Y449])*[.$H449]/[.$K449])-[.$P449]); &quot;&quot;)">
            <text:p/>
          </table:table-cell>
          <table:table-cell table:style-name="Default"/>
          <table:table-cell table:style-name="ce205" table:formula="of:=IFERROR(IF(ISBLANK([.AA449]); &quot;&quot;; IF([.$F449]=&quot;Long&quot;; ([.AA449]-[.$I449])*[.$H449]/[.$K449]; ([.$I449]-[.AA449])*[.$H449]/[.$K449])-[.$P449]); &quot;&quot;)">
            <text:p/>
          </table:table-cell>
          <table:table-cell/>
          <table:table-cell table:formula="of:=IF(ISBLANK([.O449]); &quot;&quot;; DAY([.O449]))">
            <text:p/>
          </table:table-cell>
          <table:table-cell table:formula="of:=IF(ISBLANK([.G449]); &quot;&quot;; WEEKDAY([.G449]; 2))">
            <text:p/>
          </table:table-cell>
          <table:table-cell table:formula="of:=IF(ISBLANK([.O449]); &quot;&quot;; WEEKDAY([.O449]; 2))">
            <text:p/>
          </table:table-cell>
          <table:table-cell table:formula="of:=IF(ISBLANK([.O449]); &quot;&quot;; WEEKNUM([.O449]))">
            <text:p/>
          </table:table-cell>
          <table:table-cell table:formula="of:=IF(ISBLANK([.O449]); &quot;&quot;; MONTH([.O449]))">
            <text:p/>
          </table:table-cell>
          <table:table-cell table:formula="of:=IF(OR(ISBLANK([.G449]); ISBLANK([.O449])); &quot;&quot;; IFERROR(DATEDIF([.G449];[.O449];&quot;d&quot;); &quot;&quot;))">
            <text:p/>
          </table:table-cell>
          <table:table-cell table:formula="of:=IFERROR([.AJ448]+[.P449]; &quot;&quot;)">
            <text:p/>
          </table:table-cell>
          <table:table-cell table:formula="of:=IFERROR([.AK448]+[.Q44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50]=&quot;Long&quot;; [.I450]-[Overview.$C$4]/[.H450]; IF([.F450]=&quot;Short&quot;; [.I450]+[Overview.$C$4]/[.H450]; &quot;&quot;)); &quot;&quot;)">
            <text:p/>
          </table:table-cell>
          <table:table-cell table:style-name="ce157" table:formula="of:=IFERROR(ABS([.J450]-[.I450])*[.H450]; &quot;&quot;)">
            <text:p/>
          </table:table-cell>
          <table:table-cell table:formula="of:=IFERROR(IF([.F450]=&quot;Long&quot;; [.I450]+[Overview.$C$4]/[.H450]*[Overview.$C$6]; IF([.F450]=&quot;Short&quot;; [.I450]-[Overview.$C$4]/[.H450]*[Overview.$C$6]; &quot;&quot;)); &quot;&quot;)">
            <text:p/>
          </table:table-cell>
          <table:table-cell table:number-columns-repeated="3"/>
          <table:table-cell table:formula="of:=IFERROR([.Q450]/[.K450]; &quot;&quot;)">
            <text:p/>
          </table:table-cell>
          <table:table-cell table:formula="of:=IFERROR(IF(AND([.F450]=&quot;Long&quot;; [.M450]=[.H450]); [.H450]*([.N450]-[.I450]); IF(AND([.F450]=&quot;Short&quot;; [.M450]=[.H450]); [.H450]*([.I450]-[.N450]); &quot;&quot;)); &quot;&quot;)">
            <text:p/>
          </table:table-cell>
          <table:table-cell table:formula="of:=IF(ISNUMBER([.Q450]); IF([.Q450]&gt;0; &quot;Win&quot;; &quot;Loss&quot;);&quot;&quot;)">
            <text:p/>
          </table:table-cell>
          <table:table-cell table:formula="of:=IF([.O450]=&quot;&quot;; &quot;&quot;; CONCATENATE(DATEDIF([.G450];[.O450];&quot;d&quot;); IF(DATEDIF([.G450];[.O45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50]); &quot;&quot;; IF([.$F450]=&quot;Long&quot;; ([.W450]-[.$I450])*[.$H450]/[.$K450]; ([.$I450]-[.W450])*[.$H450]/[.$K450])-[.$P450]); &quot;&quot;)">
            <text:p/>
          </table:table-cell>
          <table:table-cell table:style-name="Default"/>
          <table:table-cell table:style-name="ce205" table:formula="of:=IFERROR(IF(ISBLANK([.Y450]); &quot;&quot;; IF([.$F450]=&quot;Long&quot;; ([.Y450]-[.$I450])*[.$H450]/[.$K450]; ([.$I450]-[.Y450])*[.$H450]/[.$K450])-[.$P450]); &quot;&quot;)">
            <text:p/>
          </table:table-cell>
          <table:table-cell table:style-name="Default"/>
          <table:table-cell table:style-name="ce205" table:formula="of:=IFERROR(IF(ISBLANK([.AA450]); &quot;&quot;; IF([.$F450]=&quot;Long&quot;; ([.AA450]-[.$I450])*[.$H450]/[.$K450]; ([.$I450]-[.AA450])*[.$H450]/[.$K450])-[.$P450]); &quot;&quot;)">
            <text:p/>
          </table:table-cell>
          <table:table-cell/>
          <table:table-cell table:formula="of:=IF(ISBLANK([.O450]); &quot;&quot;; DAY([.O450]))">
            <text:p/>
          </table:table-cell>
          <table:table-cell table:formula="of:=IF(ISBLANK([.G450]); &quot;&quot;; WEEKDAY([.G450]; 2))">
            <text:p/>
          </table:table-cell>
          <table:table-cell table:formula="of:=IF(ISBLANK([.O450]); &quot;&quot;; WEEKDAY([.O450]; 2))">
            <text:p/>
          </table:table-cell>
          <table:table-cell table:formula="of:=IF(ISBLANK([.O450]); &quot;&quot;; WEEKNUM([.O450]))">
            <text:p/>
          </table:table-cell>
          <table:table-cell table:formula="of:=IF(ISBLANK([.O450]); &quot;&quot;; MONTH([.O450]))">
            <text:p/>
          </table:table-cell>
          <table:table-cell table:formula="of:=IF(OR(ISBLANK([.G450]); ISBLANK([.O450])); &quot;&quot;; IFERROR(DATEDIF([.G450];[.O450];&quot;d&quot;); &quot;&quot;))">
            <text:p/>
          </table:table-cell>
          <table:table-cell table:formula="of:=IFERROR([.AJ449]+[.P450]; &quot;&quot;)">
            <text:p/>
          </table:table-cell>
          <table:table-cell table:formula="of:=IFERROR([.AK449]+[.Q45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51]=&quot;Long&quot;; [.I451]-[Overview.$C$4]/[.H451]; IF([.F451]=&quot;Short&quot;; [.I451]+[Overview.$C$4]/[.H451]; &quot;&quot;)); &quot;&quot;)">
            <text:p/>
          </table:table-cell>
          <table:table-cell table:style-name="ce157" table:formula="of:=IFERROR(ABS([.J451]-[.I451])*[.H451]; &quot;&quot;)">
            <text:p/>
          </table:table-cell>
          <table:table-cell table:formula="of:=IFERROR(IF([.F451]=&quot;Long&quot;; [.I451]+[Overview.$C$4]/[.H451]*[Overview.$C$6]; IF([.F451]=&quot;Short&quot;; [.I451]-[Overview.$C$4]/[.H451]*[Overview.$C$6]; &quot;&quot;)); &quot;&quot;)">
            <text:p/>
          </table:table-cell>
          <table:table-cell table:number-columns-repeated="3"/>
          <table:table-cell table:formula="of:=IFERROR([.Q451]/[.K451]; &quot;&quot;)">
            <text:p/>
          </table:table-cell>
          <table:table-cell table:formula="of:=IFERROR(IF(AND([.F451]=&quot;Long&quot;; [.M451]=[.H451]); [.H451]*([.N451]-[.I451]); IF(AND([.F451]=&quot;Short&quot;; [.M451]=[.H451]); [.H451]*([.I451]-[.N451]); &quot;&quot;)); &quot;&quot;)">
            <text:p/>
          </table:table-cell>
          <table:table-cell table:formula="of:=IF(ISNUMBER([.Q451]); IF([.Q451]&gt;0; &quot;Win&quot;; &quot;Loss&quot;);&quot;&quot;)">
            <text:p/>
          </table:table-cell>
          <table:table-cell table:formula="of:=IF([.O451]=&quot;&quot;; &quot;&quot;; CONCATENATE(DATEDIF([.G451];[.O451];&quot;d&quot;); IF(DATEDIF([.G451];[.O45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51]); &quot;&quot;; IF([.$F451]=&quot;Long&quot;; ([.W451]-[.$I451])*[.$H451]/[.$K451]; ([.$I451]-[.W451])*[.$H451]/[.$K451])-[.$P451]); &quot;&quot;)">
            <text:p/>
          </table:table-cell>
          <table:table-cell table:style-name="Default"/>
          <table:table-cell table:style-name="ce205" table:formula="of:=IFERROR(IF(ISBLANK([.Y451]); &quot;&quot;; IF([.$F451]=&quot;Long&quot;; ([.Y451]-[.$I451])*[.$H451]/[.$K451]; ([.$I451]-[.Y451])*[.$H451]/[.$K451])-[.$P451]); &quot;&quot;)">
            <text:p/>
          </table:table-cell>
          <table:table-cell table:style-name="Default"/>
          <table:table-cell table:style-name="ce205" table:formula="of:=IFERROR(IF(ISBLANK([.AA451]); &quot;&quot;; IF([.$F451]=&quot;Long&quot;; ([.AA451]-[.$I451])*[.$H451]/[.$K451]; ([.$I451]-[.AA451])*[.$H451]/[.$K451])-[.$P451]); &quot;&quot;)">
            <text:p/>
          </table:table-cell>
          <table:table-cell/>
          <table:table-cell table:formula="of:=IF(ISBLANK([.O451]); &quot;&quot;; DAY([.O451]))">
            <text:p/>
          </table:table-cell>
          <table:table-cell table:formula="of:=IF(ISBLANK([.G451]); &quot;&quot;; WEEKDAY([.G451]; 2))">
            <text:p/>
          </table:table-cell>
          <table:table-cell table:formula="of:=IF(ISBLANK([.O451]); &quot;&quot;; WEEKDAY([.O451]; 2))">
            <text:p/>
          </table:table-cell>
          <table:table-cell table:formula="of:=IF(ISBLANK([.O451]); &quot;&quot;; WEEKNUM([.O451]))">
            <text:p/>
          </table:table-cell>
          <table:table-cell table:formula="of:=IF(ISBLANK([.O451]); &quot;&quot;; MONTH([.O451]))">
            <text:p/>
          </table:table-cell>
          <table:table-cell table:formula="of:=IF(OR(ISBLANK([.G451]); ISBLANK([.O451])); &quot;&quot;; IFERROR(DATEDIF([.G451];[.O451];&quot;d&quot;); &quot;&quot;))">
            <text:p/>
          </table:table-cell>
          <table:table-cell table:formula="of:=IFERROR([.AJ450]+[.P451]; &quot;&quot;)">
            <text:p/>
          </table:table-cell>
          <table:table-cell table:formula="of:=IFERROR([.AK450]+[.Q45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52]=&quot;Long&quot;; [.I452]-[Overview.$C$4]/[.H452]; IF([.F452]=&quot;Short&quot;; [.I452]+[Overview.$C$4]/[.H452]; &quot;&quot;)); &quot;&quot;)">
            <text:p/>
          </table:table-cell>
          <table:table-cell table:style-name="ce157" table:formula="of:=IFERROR(ABS([.J452]-[.I452])*[.H452]; &quot;&quot;)">
            <text:p/>
          </table:table-cell>
          <table:table-cell table:formula="of:=IFERROR(IF([.F452]=&quot;Long&quot;; [.I452]+[Overview.$C$4]/[.H452]*[Overview.$C$6]; IF([.F452]=&quot;Short&quot;; [.I452]-[Overview.$C$4]/[.H452]*[Overview.$C$6]; &quot;&quot;)); &quot;&quot;)">
            <text:p/>
          </table:table-cell>
          <table:table-cell table:number-columns-repeated="3"/>
          <table:table-cell table:formula="of:=IFERROR([.Q452]/[.K452]; &quot;&quot;)">
            <text:p/>
          </table:table-cell>
          <table:table-cell table:formula="of:=IFERROR(IF(AND([.F452]=&quot;Long&quot;; [.M452]=[.H452]); [.H452]*([.N452]-[.I452]); IF(AND([.F452]=&quot;Short&quot;; [.M452]=[.H452]); [.H452]*([.I452]-[.N452]); &quot;&quot;)); &quot;&quot;)">
            <text:p/>
          </table:table-cell>
          <table:table-cell table:formula="of:=IF(ISNUMBER([.Q452]); IF([.Q452]&gt;0; &quot;Win&quot;; &quot;Loss&quot;);&quot;&quot;)">
            <text:p/>
          </table:table-cell>
          <table:table-cell table:formula="of:=IF([.O452]=&quot;&quot;; &quot;&quot;; CONCATENATE(DATEDIF([.G452];[.O452];&quot;d&quot;); IF(DATEDIF([.G452];[.O45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52]); &quot;&quot;; IF([.$F452]=&quot;Long&quot;; ([.W452]-[.$I452])*[.$H452]/[.$K452]; ([.$I452]-[.W452])*[.$H452]/[.$K452])-[.$P452]); &quot;&quot;)">
            <text:p/>
          </table:table-cell>
          <table:table-cell table:style-name="Default"/>
          <table:table-cell table:style-name="ce205" table:formula="of:=IFERROR(IF(ISBLANK([.Y452]); &quot;&quot;; IF([.$F452]=&quot;Long&quot;; ([.Y452]-[.$I452])*[.$H452]/[.$K452]; ([.$I452]-[.Y452])*[.$H452]/[.$K452])-[.$P452]); &quot;&quot;)">
            <text:p/>
          </table:table-cell>
          <table:table-cell table:style-name="Default"/>
          <table:table-cell table:style-name="ce205" table:formula="of:=IFERROR(IF(ISBLANK([.AA452]); &quot;&quot;; IF([.$F452]=&quot;Long&quot;; ([.AA452]-[.$I452])*[.$H452]/[.$K452]; ([.$I452]-[.AA452])*[.$H452]/[.$K452])-[.$P452]); &quot;&quot;)">
            <text:p/>
          </table:table-cell>
          <table:table-cell/>
          <table:table-cell table:formula="of:=IF(ISBLANK([.O452]); &quot;&quot;; DAY([.O452]))">
            <text:p/>
          </table:table-cell>
          <table:table-cell table:formula="of:=IF(ISBLANK([.G452]); &quot;&quot;; WEEKDAY([.G452]; 2))">
            <text:p/>
          </table:table-cell>
          <table:table-cell table:formula="of:=IF(ISBLANK([.O452]); &quot;&quot;; WEEKDAY([.O452]; 2))">
            <text:p/>
          </table:table-cell>
          <table:table-cell table:formula="of:=IF(ISBLANK([.O452]); &quot;&quot;; WEEKNUM([.O452]))">
            <text:p/>
          </table:table-cell>
          <table:table-cell table:formula="of:=IF(ISBLANK([.O452]); &quot;&quot;; MONTH([.O452]))">
            <text:p/>
          </table:table-cell>
          <table:table-cell table:formula="of:=IF(OR(ISBLANK([.G452]); ISBLANK([.O452])); &quot;&quot;; IFERROR(DATEDIF([.G452];[.O452];&quot;d&quot;); &quot;&quot;))">
            <text:p/>
          </table:table-cell>
          <table:table-cell table:formula="of:=IFERROR([.AJ451]+[.P452]; &quot;&quot;)">
            <text:p/>
          </table:table-cell>
          <table:table-cell table:formula="of:=IFERROR([.AK451]+[.Q45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53]=&quot;Long&quot;; [.I453]-[Overview.$C$4]/[.H453]; IF([.F453]=&quot;Short&quot;; [.I453]+[Overview.$C$4]/[.H453]; &quot;&quot;)); &quot;&quot;)">
            <text:p/>
          </table:table-cell>
          <table:table-cell table:style-name="ce157" table:formula="of:=IFERROR(ABS([.J453]-[.I453])*[.H453]; &quot;&quot;)">
            <text:p/>
          </table:table-cell>
          <table:table-cell table:formula="of:=IFERROR(IF([.F453]=&quot;Long&quot;; [.I453]+[Overview.$C$4]/[.H453]*[Overview.$C$6]; IF([.F453]=&quot;Short&quot;; [.I453]-[Overview.$C$4]/[.H453]*[Overview.$C$6]; &quot;&quot;)); &quot;&quot;)">
            <text:p/>
          </table:table-cell>
          <table:table-cell table:number-columns-repeated="3"/>
          <table:table-cell table:formula="of:=IFERROR([.Q453]/[.K453]; &quot;&quot;)">
            <text:p/>
          </table:table-cell>
          <table:table-cell table:formula="of:=IFERROR(IF(AND([.F453]=&quot;Long&quot;; [.M453]=[.H453]); [.H453]*([.N453]-[.I453]); IF(AND([.F453]=&quot;Short&quot;; [.M453]=[.H453]); [.H453]*([.I453]-[.N453]); &quot;&quot;)); &quot;&quot;)">
            <text:p/>
          </table:table-cell>
          <table:table-cell table:formula="of:=IF(ISNUMBER([.Q453]); IF([.Q453]&gt;0; &quot;Win&quot;; &quot;Loss&quot;);&quot;&quot;)">
            <text:p/>
          </table:table-cell>
          <table:table-cell table:formula="of:=IF([.O453]=&quot;&quot;; &quot;&quot;; CONCATENATE(DATEDIF([.G453];[.O453];&quot;d&quot;); IF(DATEDIF([.G453];[.O45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53]); &quot;&quot;; IF([.$F453]=&quot;Long&quot;; ([.W453]-[.$I453])*[.$H453]/[.$K453]; ([.$I453]-[.W453])*[.$H453]/[.$K453])-[.$P453]); &quot;&quot;)">
            <text:p/>
          </table:table-cell>
          <table:table-cell table:style-name="Default"/>
          <table:table-cell table:style-name="ce205" table:formula="of:=IFERROR(IF(ISBLANK([.Y453]); &quot;&quot;; IF([.$F453]=&quot;Long&quot;; ([.Y453]-[.$I453])*[.$H453]/[.$K453]; ([.$I453]-[.Y453])*[.$H453]/[.$K453])-[.$P453]); &quot;&quot;)">
            <text:p/>
          </table:table-cell>
          <table:table-cell table:style-name="Default"/>
          <table:table-cell table:style-name="ce205" table:formula="of:=IFERROR(IF(ISBLANK([.AA453]); &quot;&quot;; IF([.$F453]=&quot;Long&quot;; ([.AA453]-[.$I453])*[.$H453]/[.$K453]; ([.$I453]-[.AA453])*[.$H453]/[.$K453])-[.$P453]); &quot;&quot;)">
            <text:p/>
          </table:table-cell>
          <table:table-cell/>
          <table:table-cell table:formula="of:=IF(ISBLANK([.O453]); &quot;&quot;; DAY([.O453]))">
            <text:p/>
          </table:table-cell>
          <table:table-cell table:formula="of:=IF(ISBLANK([.G453]); &quot;&quot;; WEEKDAY([.G453]; 2))">
            <text:p/>
          </table:table-cell>
          <table:table-cell table:formula="of:=IF(ISBLANK([.O453]); &quot;&quot;; WEEKDAY([.O453]; 2))">
            <text:p/>
          </table:table-cell>
          <table:table-cell table:formula="of:=IF(ISBLANK([.O453]); &quot;&quot;; WEEKNUM([.O453]))">
            <text:p/>
          </table:table-cell>
          <table:table-cell table:formula="of:=IF(ISBLANK([.O453]); &quot;&quot;; MONTH([.O453]))">
            <text:p/>
          </table:table-cell>
          <table:table-cell table:formula="of:=IF(OR(ISBLANK([.G453]); ISBLANK([.O453])); &quot;&quot;; IFERROR(DATEDIF([.G453];[.O453];&quot;d&quot;); &quot;&quot;))">
            <text:p/>
          </table:table-cell>
          <table:table-cell table:formula="of:=IFERROR([.AJ452]+[.P453]; &quot;&quot;)">
            <text:p/>
          </table:table-cell>
          <table:table-cell table:formula="of:=IFERROR([.AK452]+[.Q45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54]=&quot;Long&quot;; [.I454]-[Overview.$C$4]/[.H454]; IF([.F454]=&quot;Short&quot;; [.I454]+[Overview.$C$4]/[.H454]; &quot;&quot;)); &quot;&quot;)">
            <text:p/>
          </table:table-cell>
          <table:table-cell table:style-name="ce157" table:formula="of:=IFERROR(ABS([.J454]-[.I454])*[.H454]; &quot;&quot;)">
            <text:p/>
          </table:table-cell>
          <table:table-cell table:formula="of:=IFERROR(IF([.F454]=&quot;Long&quot;; [.I454]+[Overview.$C$4]/[.H454]*[Overview.$C$6]; IF([.F454]=&quot;Short&quot;; [.I454]-[Overview.$C$4]/[.H454]*[Overview.$C$6]; &quot;&quot;)); &quot;&quot;)">
            <text:p/>
          </table:table-cell>
          <table:table-cell table:number-columns-repeated="3"/>
          <table:table-cell table:formula="of:=IFERROR([.Q454]/[.K454]; &quot;&quot;)">
            <text:p/>
          </table:table-cell>
          <table:table-cell table:formula="of:=IFERROR(IF(AND([.F454]=&quot;Long&quot;; [.M454]=[.H454]); [.H454]*([.N454]-[.I454]); IF(AND([.F454]=&quot;Short&quot;; [.M454]=[.H454]); [.H454]*([.I454]-[.N454]); &quot;&quot;)); &quot;&quot;)">
            <text:p/>
          </table:table-cell>
          <table:table-cell table:formula="of:=IF(ISNUMBER([.Q454]); IF([.Q454]&gt;0; &quot;Win&quot;; &quot;Loss&quot;);&quot;&quot;)">
            <text:p/>
          </table:table-cell>
          <table:table-cell table:formula="of:=IF([.O454]=&quot;&quot;; &quot;&quot;; CONCATENATE(DATEDIF([.G454];[.O454];&quot;d&quot;); IF(DATEDIF([.G454];[.O45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54]); &quot;&quot;; IF([.$F454]=&quot;Long&quot;; ([.W454]-[.$I454])*[.$H454]/[.$K454]; ([.$I454]-[.W454])*[.$H454]/[.$K454])-[.$P454]); &quot;&quot;)">
            <text:p/>
          </table:table-cell>
          <table:table-cell table:style-name="Default"/>
          <table:table-cell table:style-name="ce205" table:formula="of:=IFERROR(IF(ISBLANK([.Y454]); &quot;&quot;; IF([.$F454]=&quot;Long&quot;; ([.Y454]-[.$I454])*[.$H454]/[.$K454]; ([.$I454]-[.Y454])*[.$H454]/[.$K454])-[.$P454]); &quot;&quot;)">
            <text:p/>
          </table:table-cell>
          <table:table-cell table:style-name="Default"/>
          <table:table-cell table:style-name="ce205" table:formula="of:=IFERROR(IF(ISBLANK([.AA454]); &quot;&quot;; IF([.$F454]=&quot;Long&quot;; ([.AA454]-[.$I454])*[.$H454]/[.$K454]; ([.$I454]-[.AA454])*[.$H454]/[.$K454])-[.$P454]); &quot;&quot;)">
            <text:p/>
          </table:table-cell>
          <table:table-cell/>
          <table:table-cell table:formula="of:=IF(ISBLANK([.O454]); &quot;&quot;; DAY([.O454]))">
            <text:p/>
          </table:table-cell>
          <table:table-cell table:formula="of:=IF(ISBLANK([.G454]); &quot;&quot;; WEEKDAY([.G454]; 2))">
            <text:p/>
          </table:table-cell>
          <table:table-cell table:formula="of:=IF(ISBLANK([.O454]); &quot;&quot;; WEEKDAY([.O454]; 2))">
            <text:p/>
          </table:table-cell>
          <table:table-cell table:formula="of:=IF(ISBLANK([.O454]); &quot;&quot;; WEEKNUM([.O454]))">
            <text:p/>
          </table:table-cell>
          <table:table-cell table:formula="of:=IF(ISBLANK([.O454]); &quot;&quot;; MONTH([.O454]))">
            <text:p/>
          </table:table-cell>
          <table:table-cell table:formula="of:=IF(OR(ISBLANK([.G454]); ISBLANK([.O454])); &quot;&quot;; IFERROR(DATEDIF([.G454];[.O454];&quot;d&quot;); &quot;&quot;))">
            <text:p/>
          </table:table-cell>
          <table:table-cell table:formula="of:=IFERROR([.AJ453]+[.P454]; &quot;&quot;)">
            <text:p/>
          </table:table-cell>
          <table:table-cell table:formula="of:=IFERROR([.AK453]+[.Q45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55]=&quot;Long&quot;; [.I455]-[Overview.$C$4]/[.H455]; IF([.F455]=&quot;Short&quot;; [.I455]+[Overview.$C$4]/[.H455]; &quot;&quot;)); &quot;&quot;)">
            <text:p/>
          </table:table-cell>
          <table:table-cell table:style-name="ce157" table:formula="of:=IFERROR(ABS([.J455]-[.I455])*[.H455]; &quot;&quot;)">
            <text:p/>
          </table:table-cell>
          <table:table-cell table:formula="of:=IFERROR(IF([.F455]=&quot;Long&quot;; [.I455]+[Overview.$C$4]/[.H455]*[Overview.$C$6]; IF([.F455]=&quot;Short&quot;; [.I455]-[Overview.$C$4]/[.H455]*[Overview.$C$6]; &quot;&quot;)); &quot;&quot;)">
            <text:p/>
          </table:table-cell>
          <table:table-cell table:number-columns-repeated="3"/>
          <table:table-cell table:formula="of:=IFERROR([.Q455]/[.K455]; &quot;&quot;)">
            <text:p/>
          </table:table-cell>
          <table:table-cell table:formula="of:=IFERROR(IF(AND([.F455]=&quot;Long&quot;; [.M455]=[.H455]); [.H455]*([.N455]-[.I455]); IF(AND([.F455]=&quot;Short&quot;; [.M455]=[.H455]); [.H455]*([.I455]-[.N455]); &quot;&quot;)); &quot;&quot;)">
            <text:p/>
          </table:table-cell>
          <table:table-cell table:formula="of:=IF(ISNUMBER([.Q455]); IF([.Q455]&gt;0; &quot;Win&quot;; &quot;Loss&quot;);&quot;&quot;)">
            <text:p/>
          </table:table-cell>
          <table:table-cell table:formula="of:=IF([.O455]=&quot;&quot;; &quot;&quot;; CONCATENATE(DATEDIF([.G455];[.O455];&quot;d&quot;); IF(DATEDIF([.G455];[.O45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55]); &quot;&quot;; IF([.$F455]=&quot;Long&quot;; ([.W455]-[.$I455])*[.$H455]/[.$K455]; ([.$I455]-[.W455])*[.$H455]/[.$K455])-[.$P455]); &quot;&quot;)">
            <text:p/>
          </table:table-cell>
          <table:table-cell table:style-name="Default"/>
          <table:table-cell table:style-name="ce205" table:formula="of:=IFERROR(IF(ISBLANK([.Y455]); &quot;&quot;; IF([.$F455]=&quot;Long&quot;; ([.Y455]-[.$I455])*[.$H455]/[.$K455]; ([.$I455]-[.Y455])*[.$H455]/[.$K455])-[.$P455]); &quot;&quot;)">
            <text:p/>
          </table:table-cell>
          <table:table-cell table:style-name="Default"/>
          <table:table-cell table:style-name="ce205" table:formula="of:=IFERROR(IF(ISBLANK([.AA455]); &quot;&quot;; IF([.$F455]=&quot;Long&quot;; ([.AA455]-[.$I455])*[.$H455]/[.$K455]; ([.$I455]-[.AA455])*[.$H455]/[.$K455])-[.$P455]); &quot;&quot;)">
            <text:p/>
          </table:table-cell>
          <table:table-cell/>
          <table:table-cell table:formula="of:=IF(ISBLANK([.O455]); &quot;&quot;; DAY([.O455]))">
            <text:p/>
          </table:table-cell>
          <table:table-cell table:formula="of:=IF(ISBLANK([.G455]); &quot;&quot;; WEEKDAY([.G455]; 2))">
            <text:p/>
          </table:table-cell>
          <table:table-cell table:formula="of:=IF(ISBLANK([.O455]); &quot;&quot;; WEEKDAY([.O455]; 2))">
            <text:p/>
          </table:table-cell>
          <table:table-cell table:formula="of:=IF(ISBLANK([.O455]); &quot;&quot;; WEEKNUM([.O455]))">
            <text:p/>
          </table:table-cell>
          <table:table-cell table:formula="of:=IF(ISBLANK([.O455]); &quot;&quot;; MONTH([.O455]))">
            <text:p/>
          </table:table-cell>
          <table:table-cell table:formula="of:=IF(OR(ISBLANK([.G455]); ISBLANK([.O455])); &quot;&quot;; IFERROR(DATEDIF([.G455];[.O455];&quot;d&quot;); &quot;&quot;))">
            <text:p/>
          </table:table-cell>
          <table:table-cell table:formula="of:=IFERROR([.AJ454]+[.P455]; &quot;&quot;)">
            <text:p/>
          </table:table-cell>
          <table:table-cell table:formula="of:=IFERROR([.AK454]+[.Q45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56]=&quot;Long&quot;; [.I456]-[Overview.$C$4]/[.H456]; IF([.F456]=&quot;Short&quot;; [.I456]+[Overview.$C$4]/[.H456]; &quot;&quot;)); &quot;&quot;)">
            <text:p/>
          </table:table-cell>
          <table:table-cell table:style-name="ce157" table:formula="of:=IFERROR(ABS([.J456]-[.I456])*[.H456]; &quot;&quot;)">
            <text:p/>
          </table:table-cell>
          <table:table-cell table:formula="of:=IFERROR(IF([.F456]=&quot;Long&quot;; [.I456]+[Overview.$C$4]/[.H456]*[Overview.$C$6]; IF([.F456]=&quot;Short&quot;; [.I456]-[Overview.$C$4]/[.H456]*[Overview.$C$6]; &quot;&quot;)); &quot;&quot;)">
            <text:p/>
          </table:table-cell>
          <table:table-cell table:number-columns-repeated="3"/>
          <table:table-cell table:formula="of:=IFERROR([.Q456]/[.K456]; &quot;&quot;)">
            <text:p/>
          </table:table-cell>
          <table:table-cell table:formula="of:=IFERROR(IF(AND([.F456]=&quot;Long&quot;; [.M456]=[.H456]); [.H456]*([.N456]-[.I456]); IF(AND([.F456]=&quot;Short&quot;; [.M456]=[.H456]); [.H456]*([.I456]-[.N456]); &quot;&quot;)); &quot;&quot;)">
            <text:p/>
          </table:table-cell>
          <table:table-cell table:formula="of:=IF(ISNUMBER([.Q456]); IF([.Q456]&gt;0; &quot;Win&quot;; &quot;Loss&quot;);&quot;&quot;)">
            <text:p/>
          </table:table-cell>
          <table:table-cell table:formula="of:=IF([.O456]=&quot;&quot;; &quot;&quot;; CONCATENATE(DATEDIF([.G456];[.O456];&quot;d&quot;); IF(DATEDIF([.G456];[.O45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56]); &quot;&quot;; IF([.$F456]=&quot;Long&quot;; ([.W456]-[.$I456])*[.$H456]/[.$K456]; ([.$I456]-[.W456])*[.$H456]/[.$K456])-[.$P456]); &quot;&quot;)">
            <text:p/>
          </table:table-cell>
          <table:table-cell table:style-name="Default"/>
          <table:table-cell table:style-name="ce205" table:formula="of:=IFERROR(IF(ISBLANK([.Y456]); &quot;&quot;; IF([.$F456]=&quot;Long&quot;; ([.Y456]-[.$I456])*[.$H456]/[.$K456]; ([.$I456]-[.Y456])*[.$H456]/[.$K456])-[.$P456]); &quot;&quot;)">
            <text:p/>
          </table:table-cell>
          <table:table-cell table:style-name="Default"/>
          <table:table-cell table:style-name="ce205" table:formula="of:=IFERROR(IF(ISBLANK([.AA456]); &quot;&quot;; IF([.$F456]=&quot;Long&quot;; ([.AA456]-[.$I456])*[.$H456]/[.$K456]; ([.$I456]-[.AA456])*[.$H456]/[.$K456])-[.$P456]); &quot;&quot;)">
            <text:p/>
          </table:table-cell>
          <table:table-cell/>
          <table:table-cell table:formula="of:=IF(ISBLANK([.O456]); &quot;&quot;; DAY([.O456]))">
            <text:p/>
          </table:table-cell>
          <table:table-cell table:formula="of:=IF(ISBLANK([.G456]); &quot;&quot;; WEEKDAY([.G456]; 2))">
            <text:p/>
          </table:table-cell>
          <table:table-cell table:formula="of:=IF(ISBLANK([.O456]); &quot;&quot;; WEEKDAY([.O456]; 2))">
            <text:p/>
          </table:table-cell>
          <table:table-cell table:formula="of:=IF(ISBLANK([.O456]); &quot;&quot;; WEEKNUM([.O456]))">
            <text:p/>
          </table:table-cell>
          <table:table-cell table:formula="of:=IF(ISBLANK([.O456]); &quot;&quot;; MONTH([.O456]))">
            <text:p/>
          </table:table-cell>
          <table:table-cell table:formula="of:=IF(OR(ISBLANK([.G456]); ISBLANK([.O456])); &quot;&quot;; IFERROR(DATEDIF([.G456];[.O456];&quot;d&quot;); &quot;&quot;))">
            <text:p/>
          </table:table-cell>
          <table:table-cell table:formula="of:=IFERROR([.AJ455]+[.P456]; &quot;&quot;)">
            <text:p/>
          </table:table-cell>
          <table:table-cell table:formula="of:=IFERROR([.AK455]+[.Q45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57]=&quot;Long&quot;; [.I457]-[Overview.$C$4]/[.H457]; IF([.F457]=&quot;Short&quot;; [.I457]+[Overview.$C$4]/[.H457]; &quot;&quot;)); &quot;&quot;)">
            <text:p/>
          </table:table-cell>
          <table:table-cell table:style-name="ce157" table:formula="of:=IFERROR(ABS([.J457]-[.I457])*[.H457]; &quot;&quot;)">
            <text:p/>
          </table:table-cell>
          <table:table-cell table:formula="of:=IFERROR(IF([.F457]=&quot;Long&quot;; [.I457]+[Overview.$C$4]/[.H457]*[Overview.$C$6]; IF([.F457]=&quot;Short&quot;; [.I457]-[Overview.$C$4]/[.H457]*[Overview.$C$6]; &quot;&quot;)); &quot;&quot;)">
            <text:p/>
          </table:table-cell>
          <table:table-cell table:number-columns-repeated="3"/>
          <table:table-cell table:formula="of:=IFERROR([.Q457]/[.K457]; &quot;&quot;)">
            <text:p/>
          </table:table-cell>
          <table:table-cell table:formula="of:=IFERROR(IF(AND([.F457]=&quot;Long&quot;; [.M457]=[.H457]); [.H457]*([.N457]-[.I457]); IF(AND([.F457]=&quot;Short&quot;; [.M457]=[.H457]); [.H457]*([.I457]-[.N457]); &quot;&quot;)); &quot;&quot;)">
            <text:p/>
          </table:table-cell>
          <table:table-cell table:formula="of:=IF(ISNUMBER([.Q457]); IF([.Q457]&gt;0; &quot;Win&quot;; &quot;Loss&quot;);&quot;&quot;)">
            <text:p/>
          </table:table-cell>
          <table:table-cell table:formula="of:=IF([.O457]=&quot;&quot;; &quot;&quot;; CONCATENATE(DATEDIF([.G457];[.O457];&quot;d&quot;); IF(DATEDIF([.G457];[.O45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57]); &quot;&quot;; IF([.$F457]=&quot;Long&quot;; ([.W457]-[.$I457])*[.$H457]/[.$K457]; ([.$I457]-[.W457])*[.$H457]/[.$K457])-[.$P457]); &quot;&quot;)">
            <text:p/>
          </table:table-cell>
          <table:table-cell table:style-name="Default"/>
          <table:table-cell table:style-name="ce205" table:formula="of:=IFERROR(IF(ISBLANK([.Y457]); &quot;&quot;; IF([.$F457]=&quot;Long&quot;; ([.Y457]-[.$I457])*[.$H457]/[.$K457]; ([.$I457]-[.Y457])*[.$H457]/[.$K457])-[.$P457]); &quot;&quot;)">
            <text:p/>
          </table:table-cell>
          <table:table-cell table:style-name="Default"/>
          <table:table-cell table:style-name="ce205" table:formula="of:=IFERROR(IF(ISBLANK([.AA457]); &quot;&quot;; IF([.$F457]=&quot;Long&quot;; ([.AA457]-[.$I457])*[.$H457]/[.$K457]; ([.$I457]-[.AA457])*[.$H457]/[.$K457])-[.$P457]); &quot;&quot;)">
            <text:p/>
          </table:table-cell>
          <table:table-cell/>
          <table:table-cell table:formula="of:=IF(ISBLANK([.O457]); &quot;&quot;; DAY([.O457]))">
            <text:p/>
          </table:table-cell>
          <table:table-cell table:formula="of:=IF(ISBLANK([.G457]); &quot;&quot;; WEEKDAY([.G457]; 2))">
            <text:p/>
          </table:table-cell>
          <table:table-cell table:formula="of:=IF(ISBLANK([.O457]); &quot;&quot;; WEEKDAY([.O457]; 2))">
            <text:p/>
          </table:table-cell>
          <table:table-cell table:formula="of:=IF(ISBLANK([.O457]); &quot;&quot;; WEEKNUM([.O457]))">
            <text:p/>
          </table:table-cell>
          <table:table-cell table:formula="of:=IF(ISBLANK([.O457]); &quot;&quot;; MONTH([.O457]))">
            <text:p/>
          </table:table-cell>
          <table:table-cell table:formula="of:=IF(OR(ISBLANK([.G457]); ISBLANK([.O457])); &quot;&quot;; IFERROR(DATEDIF([.G457];[.O457];&quot;d&quot;); &quot;&quot;))">
            <text:p/>
          </table:table-cell>
          <table:table-cell table:formula="of:=IFERROR([.AJ456]+[.P457]; &quot;&quot;)">
            <text:p/>
          </table:table-cell>
          <table:table-cell table:formula="of:=IFERROR([.AK456]+[.Q45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58]=&quot;Long&quot;; [.I458]-[Overview.$C$4]/[.H458]; IF([.F458]=&quot;Short&quot;; [.I458]+[Overview.$C$4]/[.H458]; &quot;&quot;)); &quot;&quot;)">
            <text:p/>
          </table:table-cell>
          <table:table-cell table:style-name="ce157" table:formula="of:=IFERROR(ABS([.J458]-[.I458])*[.H458]; &quot;&quot;)">
            <text:p/>
          </table:table-cell>
          <table:table-cell table:formula="of:=IFERROR(IF([.F458]=&quot;Long&quot;; [.I458]+[Overview.$C$4]/[.H458]*[Overview.$C$6]; IF([.F458]=&quot;Short&quot;; [.I458]-[Overview.$C$4]/[.H458]*[Overview.$C$6]; &quot;&quot;)); &quot;&quot;)">
            <text:p/>
          </table:table-cell>
          <table:table-cell table:number-columns-repeated="3"/>
          <table:table-cell table:formula="of:=IFERROR([.Q458]/[.K458]; &quot;&quot;)">
            <text:p/>
          </table:table-cell>
          <table:table-cell table:formula="of:=IFERROR(IF(AND([.F458]=&quot;Long&quot;; [.M458]=[.H458]); [.H458]*([.N458]-[.I458]); IF(AND([.F458]=&quot;Short&quot;; [.M458]=[.H458]); [.H458]*([.I458]-[.N458]); &quot;&quot;)); &quot;&quot;)">
            <text:p/>
          </table:table-cell>
          <table:table-cell table:formula="of:=IF(ISNUMBER([.Q458]); IF([.Q458]&gt;0; &quot;Win&quot;; &quot;Loss&quot;);&quot;&quot;)">
            <text:p/>
          </table:table-cell>
          <table:table-cell table:formula="of:=IF([.O458]=&quot;&quot;; &quot;&quot;; CONCATENATE(DATEDIF([.G458];[.O458];&quot;d&quot;); IF(DATEDIF([.G458];[.O45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58]); &quot;&quot;; IF([.$F458]=&quot;Long&quot;; ([.W458]-[.$I458])*[.$H458]/[.$K458]; ([.$I458]-[.W458])*[.$H458]/[.$K458])-[.$P458]); &quot;&quot;)">
            <text:p/>
          </table:table-cell>
          <table:table-cell table:style-name="Default"/>
          <table:table-cell table:style-name="ce205" table:formula="of:=IFERROR(IF(ISBLANK([.Y458]); &quot;&quot;; IF([.$F458]=&quot;Long&quot;; ([.Y458]-[.$I458])*[.$H458]/[.$K458]; ([.$I458]-[.Y458])*[.$H458]/[.$K458])-[.$P458]); &quot;&quot;)">
            <text:p/>
          </table:table-cell>
          <table:table-cell table:style-name="Default"/>
          <table:table-cell table:style-name="ce205" table:formula="of:=IFERROR(IF(ISBLANK([.AA458]); &quot;&quot;; IF([.$F458]=&quot;Long&quot;; ([.AA458]-[.$I458])*[.$H458]/[.$K458]; ([.$I458]-[.AA458])*[.$H458]/[.$K458])-[.$P458]); &quot;&quot;)">
            <text:p/>
          </table:table-cell>
          <table:table-cell/>
          <table:table-cell table:formula="of:=IF(ISBLANK([.O458]); &quot;&quot;; DAY([.O458]))">
            <text:p/>
          </table:table-cell>
          <table:table-cell table:formula="of:=IF(ISBLANK([.G458]); &quot;&quot;; WEEKDAY([.G458]; 2))">
            <text:p/>
          </table:table-cell>
          <table:table-cell table:formula="of:=IF(ISBLANK([.O458]); &quot;&quot;; WEEKDAY([.O458]; 2))">
            <text:p/>
          </table:table-cell>
          <table:table-cell table:formula="of:=IF(ISBLANK([.O458]); &quot;&quot;; WEEKNUM([.O458]))">
            <text:p/>
          </table:table-cell>
          <table:table-cell table:formula="of:=IF(ISBLANK([.O458]); &quot;&quot;; MONTH([.O458]))">
            <text:p/>
          </table:table-cell>
          <table:table-cell table:formula="of:=IF(OR(ISBLANK([.G458]); ISBLANK([.O458])); &quot;&quot;; IFERROR(DATEDIF([.G458];[.O458];&quot;d&quot;); &quot;&quot;))">
            <text:p/>
          </table:table-cell>
          <table:table-cell table:formula="of:=IFERROR([.AJ457]+[.P458]; &quot;&quot;)">
            <text:p/>
          </table:table-cell>
          <table:table-cell table:formula="of:=IFERROR([.AK457]+[.Q45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59]=&quot;Long&quot;; [.I459]-[Overview.$C$4]/[.H459]; IF([.F459]=&quot;Short&quot;; [.I459]+[Overview.$C$4]/[.H459]; &quot;&quot;)); &quot;&quot;)">
            <text:p/>
          </table:table-cell>
          <table:table-cell table:style-name="ce157" table:formula="of:=IFERROR(ABS([.J459]-[.I459])*[.H459]; &quot;&quot;)">
            <text:p/>
          </table:table-cell>
          <table:table-cell table:formula="of:=IFERROR(IF([.F459]=&quot;Long&quot;; [.I459]+[Overview.$C$4]/[.H459]*[Overview.$C$6]; IF([.F459]=&quot;Short&quot;; [.I459]-[Overview.$C$4]/[.H459]*[Overview.$C$6]; &quot;&quot;)); &quot;&quot;)">
            <text:p/>
          </table:table-cell>
          <table:table-cell table:number-columns-repeated="3"/>
          <table:table-cell table:formula="of:=IFERROR([.Q459]/[.K459]; &quot;&quot;)">
            <text:p/>
          </table:table-cell>
          <table:table-cell table:formula="of:=IFERROR(IF(AND([.F459]=&quot;Long&quot;; [.M459]=[.H459]); [.H459]*([.N459]-[.I459]); IF(AND([.F459]=&quot;Short&quot;; [.M459]=[.H459]); [.H459]*([.I459]-[.N459]); &quot;&quot;)); &quot;&quot;)">
            <text:p/>
          </table:table-cell>
          <table:table-cell table:formula="of:=IF(ISNUMBER([.Q459]); IF([.Q459]&gt;0; &quot;Win&quot;; &quot;Loss&quot;);&quot;&quot;)">
            <text:p/>
          </table:table-cell>
          <table:table-cell table:formula="of:=IF([.O459]=&quot;&quot;; &quot;&quot;; CONCATENATE(DATEDIF([.G459];[.O459];&quot;d&quot;); IF(DATEDIF([.G459];[.O45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59]); &quot;&quot;; IF([.$F459]=&quot;Long&quot;; ([.W459]-[.$I459])*[.$H459]/[.$K459]; ([.$I459]-[.W459])*[.$H459]/[.$K459])-[.$P459]); &quot;&quot;)">
            <text:p/>
          </table:table-cell>
          <table:table-cell table:style-name="Default"/>
          <table:table-cell table:style-name="ce205" table:formula="of:=IFERROR(IF(ISBLANK([.Y459]); &quot;&quot;; IF([.$F459]=&quot;Long&quot;; ([.Y459]-[.$I459])*[.$H459]/[.$K459]; ([.$I459]-[.Y459])*[.$H459]/[.$K459])-[.$P459]); &quot;&quot;)">
            <text:p/>
          </table:table-cell>
          <table:table-cell table:style-name="Default"/>
          <table:table-cell table:style-name="ce205" table:formula="of:=IFERROR(IF(ISBLANK([.AA459]); &quot;&quot;; IF([.$F459]=&quot;Long&quot;; ([.AA459]-[.$I459])*[.$H459]/[.$K459]; ([.$I459]-[.AA459])*[.$H459]/[.$K459])-[.$P459]); &quot;&quot;)">
            <text:p/>
          </table:table-cell>
          <table:table-cell/>
          <table:table-cell table:formula="of:=IF(ISBLANK([.O459]); &quot;&quot;; DAY([.O459]))">
            <text:p/>
          </table:table-cell>
          <table:table-cell table:formula="of:=IF(ISBLANK([.G459]); &quot;&quot;; WEEKDAY([.G459]; 2))">
            <text:p/>
          </table:table-cell>
          <table:table-cell table:formula="of:=IF(ISBLANK([.O459]); &quot;&quot;; WEEKDAY([.O459]; 2))">
            <text:p/>
          </table:table-cell>
          <table:table-cell table:formula="of:=IF(ISBLANK([.O459]); &quot;&quot;; WEEKNUM([.O459]))">
            <text:p/>
          </table:table-cell>
          <table:table-cell table:formula="of:=IF(ISBLANK([.O459]); &quot;&quot;; MONTH([.O459]))">
            <text:p/>
          </table:table-cell>
          <table:table-cell table:formula="of:=IF(OR(ISBLANK([.G459]); ISBLANK([.O459])); &quot;&quot;; IFERROR(DATEDIF([.G459];[.O459];&quot;d&quot;); &quot;&quot;))">
            <text:p/>
          </table:table-cell>
          <table:table-cell table:formula="of:=IFERROR([.AJ458]+[.P459]; &quot;&quot;)">
            <text:p/>
          </table:table-cell>
          <table:table-cell table:formula="of:=IFERROR([.AK458]+[.Q45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60]=&quot;Long&quot;; [.I460]-[Overview.$C$4]/[.H460]; IF([.F460]=&quot;Short&quot;; [.I460]+[Overview.$C$4]/[.H460]; &quot;&quot;)); &quot;&quot;)">
            <text:p/>
          </table:table-cell>
          <table:table-cell table:style-name="ce157" table:formula="of:=IFERROR(ABS([.J460]-[.I460])*[.H460]; &quot;&quot;)">
            <text:p/>
          </table:table-cell>
          <table:table-cell table:formula="of:=IFERROR(IF([.F460]=&quot;Long&quot;; [.I460]+[Overview.$C$4]/[.H460]*[Overview.$C$6]; IF([.F460]=&quot;Short&quot;; [.I460]-[Overview.$C$4]/[.H460]*[Overview.$C$6]; &quot;&quot;)); &quot;&quot;)">
            <text:p/>
          </table:table-cell>
          <table:table-cell table:number-columns-repeated="3"/>
          <table:table-cell table:formula="of:=IFERROR([.Q460]/[.K460]; &quot;&quot;)">
            <text:p/>
          </table:table-cell>
          <table:table-cell table:formula="of:=IFERROR(IF(AND([.F460]=&quot;Long&quot;; [.M460]=[.H460]); [.H460]*([.N460]-[.I460]); IF(AND([.F460]=&quot;Short&quot;; [.M460]=[.H460]); [.H460]*([.I460]-[.N460]); &quot;&quot;)); &quot;&quot;)">
            <text:p/>
          </table:table-cell>
          <table:table-cell table:formula="of:=IF(ISNUMBER([.Q460]); IF([.Q460]&gt;0; &quot;Win&quot;; &quot;Loss&quot;);&quot;&quot;)">
            <text:p/>
          </table:table-cell>
          <table:table-cell table:formula="of:=IF([.O460]=&quot;&quot;; &quot;&quot;; CONCATENATE(DATEDIF([.G460];[.O460];&quot;d&quot;); IF(DATEDIF([.G460];[.O46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60]); &quot;&quot;; IF([.$F460]=&quot;Long&quot;; ([.W460]-[.$I460])*[.$H460]/[.$K460]; ([.$I460]-[.W460])*[.$H460]/[.$K460])-[.$P460]); &quot;&quot;)">
            <text:p/>
          </table:table-cell>
          <table:table-cell table:style-name="Default"/>
          <table:table-cell table:style-name="ce205" table:formula="of:=IFERROR(IF(ISBLANK([.Y460]); &quot;&quot;; IF([.$F460]=&quot;Long&quot;; ([.Y460]-[.$I460])*[.$H460]/[.$K460]; ([.$I460]-[.Y460])*[.$H460]/[.$K460])-[.$P460]); &quot;&quot;)">
            <text:p/>
          </table:table-cell>
          <table:table-cell table:style-name="Default"/>
          <table:table-cell table:style-name="ce205" table:formula="of:=IFERROR(IF(ISBLANK([.AA460]); &quot;&quot;; IF([.$F460]=&quot;Long&quot;; ([.AA460]-[.$I460])*[.$H460]/[.$K460]; ([.$I460]-[.AA460])*[.$H460]/[.$K460])-[.$P460]); &quot;&quot;)">
            <text:p/>
          </table:table-cell>
          <table:table-cell/>
          <table:table-cell table:formula="of:=IF(ISBLANK([.O460]); &quot;&quot;; DAY([.O460]))">
            <text:p/>
          </table:table-cell>
          <table:table-cell table:formula="of:=IF(ISBLANK([.G460]); &quot;&quot;; WEEKDAY([.G460]; 2))">
            <text:p/>
          </table:table-cell>
          <table:table-cell table:formula="of:=IF(ISBLANK([.O460]); &quot;&quot;; WEEKDAY([.O460]; 2))">
            <text:p/>
          </table:table-cell>
          <table:table-cell table:formula="of:=IF(ISBLANK([.O460]); &quot;&quot;; WEEKNUM([.O460]))">
            <text:p/>
          </table:table-cell>
          <table:table-cell table:formula="of:=IF(ISBLANK([.O460]); &quot;&quot;; MONTH([.O460]))">
            <text:p/>
          </table:table-cell>
          <table:table-cell table:formula="of:=IF(OR(ISBLANK([.G460]); ISBLANK([.O460])); &quot;&quot;; IFERROR(DATEDIF([.G460];[.O460];&quot;d&quot;); &quot;&quot;))">
            <text:p/>
          </table:table-cell>
          <table:table-cell table:formula="of:=IFERROR([.AJ459]+[.P460]; &quot;&quot;)">
            <text:p/>
          </table:table-cell>
          <table:table-cell table:formula="of:=IFERROR([.AK459]+[.Q46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61]=&quot;Long&quot;; [.I461]-[Overview.$C$4]/[.H461]; IF([.F461]=&quot;Short&quot;; [.I461]+[Overview.$C$4]/[.H461]; &quot;&quot;)); &quot;&quot;)">
            <text:p/>
          </table:table-cell>
          <table:table-cell table:style-name="ce157" table:formula="of:=IFERROR(ABS([.J461]-[.I461])*[.H461]; &quot;&quot;)">
            <text:p/>
          </table:table-cell>
          <table:table-cell table:formula="of:=IFERROR(IF([.F461]=&quot;Long&quot;; [.I461]+[Overview.$C$4]/[.H461]*[Overview.$C$6]; IF([.F461]=&quot;Short&quot;; [.I461]-[Overview.$C$4]/[.H461]*[Overview.$C$6]; &quot;&quot;)); &quot;&quot;)">
            <text:p/>
          </table:table-cell>
          <table:table-cell table:number-columns-repeated="3"/>
          <table:table-cell table:formula="of:=IFERROR([.Q461]/[.K461]; &quot;&quot;)">
            <text:p/>
          </table:table-cell>
          <table:table-cell table:formula="of:=IFERROR(IF(AND([.F461]=&quot;Long&quot;; [.M461]=[.H461]); [.H461]*([.N461]-[.I461]); IF(AND([.F461]=&quot;Short&quot;; [.M461]=[.H461]); [.H461]*([.I461]-[.N461]); &quot;&quot;)); &quot;&quot;)">
            <text:p/>
          </table:table-cell>
          <table:table-cell table:formula="of:=IF(ISNUMBER([.Q461]); IF([.Q461]&gt;0; &quot;Win&quot;; &quot;Loss&quot;);&quot;&quot;)">
            <text:p/>
          </table:table-cell>
          <table:table-cell table:formula="of:=IF([.O461]=&quot;&quot;; &quot;&quot;; CONCATENATE(DATEDIF([.G461];[.O461];&quot;d&quot;); IF(DATEDIF([.G461];[.O46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61]); &quot;&quot;; IF([.$F461]=&quot;Long&quot;; ([.W461]-[.$I461])*[.$H461]/[.$K461]; ([.$I461]-[.W461])*[.$H461]/[.$K461])-[.$P461]); &quot;&quot;)">
            <text:p/>
          </table:table-cell>
          <table:table-cell table:style-name="Default"/>
          <table:table-cell table:style-name="ce205" table:formula="of:=IFERROR(IF(ISBLANK([.Y461]); &quot;&quot;; IF([.$F461]=&quot;Long&quot;; ([.Y461]-[.$I461])*[.$H461]/[.$K461]; ([.$I461]-[.Y461])*[.$H461]/[.$K461])-[.$P461]); &quot;&quot;)">
            <text:p/>
          </table:table-cell>
          <table:table-cell table:style-name="Default"/>
          <table:table-cell table:style-name="ce205" table:formula="of:=IFERROR(IF(ISBLANK([.AA461]); &quot;&quot;; IF([.$F461]=&quot;Long&quot;; ([.AA461]-[.$I461])*[.$H461]/[.$K461]; ([.$I461]-[.AA461])*[.$H461]/[.$K461])-[.$P461]); &quot;&quot;)">
            <text:p/>
          </table:table-cell>
          <table:table-cell/>
          <table:table-cell table:formula="of:=IF(ISBLANK([.O461]); &quot;&quot;; DAY([.O461]))">
            <text:p/>
          </table:table-cell>
          <table:table-cell table:formula="of:=IF(ISBLANK([.G461]); &quot;&quot;; WEEKDAY([.G461]; 2))">
            <text:p/>
          </table:table-cell>
          <table:table-cell table:formula="of:=IF(ISBLANK([.O461]); &quot;&quot;; WEEKDAY([.O461]; 2))">
            <text:p/>
          </table:table-cell>
          <table:table-cell table:formula="of:=IF(ISBLANK([.O461]); &quot;&quot;; WEEKNUM([.O461]))">
            <text:p/>
          </table:table-cell>
          <table:table-cell table:formula="of:=IF(ISBLANK([.O461]); &quot;&quot;; MONTH([.O461]))">
            <text:p/>
          </table:table-cell>
          <table:table-cell table:formula="of:=IF(OR(ISBLANK([.G461]); ISBLANK([.O461])); &quot;&quot;; IFERROR(DATEDIF([.G461];[.O461];&quot;d&quot;); &quot;&quot;))">
            <text:p/>
          </table:table-cell>
          <table:table-cell table:formula="of:=IFERROR([.AJ460]+[.P461]; &quot;&quot;)">
            <text:p/>
          </table:table-cell>
          <table:table-cell table:formula="of:=IFERROR([.AK460]+[.Q46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62]=&quot;Long&quot;; [.I462]-[Overview.$C$4]/[.H462]; IF([.F462]=&quot;Short&quot;; [.I462]+[Overview.$C$4]/[.H462]; &quot;&quot;)); &quot;&quot;)">
            <text:p/>
          </table:table-cell>
          <table:table-cell table:style-name="ce157" table:formula="of:=IFERROR(ABS([.J462]-[.I462])*[.H462]; &quot;&quot;)">
            <text:p/>
          </table:table-cell>
          <table:table-cell table:formula="of:=IFERROR(IF([.F462]=&quot;Long&quot;; [.I462]+[Overview.$C$4]/[.H462]*[Overview.$C$6]; IF([.F462]=&quot;Short&quot;; [.I462]-[Overview.$C$4]/[.H462]*[Overview.$C$6]; &quot;&quot;)); &quot;&quot;)">
            <text:p/>
          </table:table-cell>
          <table:table-cell table:number-columns-repeated="3"/>
          <table:table-cell table:formula="of:=IFERROR([.Q462]/[.K462]; &quot;&quot;)">
            <text:p/>
          </table:table-cell>
          <table:table-cell table:formula="of:=IFERROR(IF(AND([.F462]=&quot;Long&quot;; [.M462]=[.H462]); [.H462]*([.N462]-[.I462]); IF(AND([.F462]=&quot;Short&quot;; [.M462]=[.H462]); [.H462]*([.I462]-[.N462]); &quot;&quot;)); &quot;&quot;)">
            <text:p/>
          </table:table-cell>
          <table:table-cell table:formula="of:=IF(ISNUMBER([.Q462]); IF([.Q462]&gt;0; &quot;Win&quot;; &quot;Loss&quot;);&quot;&quot;)">
            <text:p/>
          </table:table-cell>
          <table:table-cell table:formula="of:=IF([.O462]=&quot;&quot;; &quot;&quot;; CONCATENATE(DATEDIF([.G462];[.O462];&quot;d&quot;); IF(DATEDIF([.G462];[.O46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62]); &quot;&quot;; IF([.$F462]=&quot;Long&quot;; ([.W462]-[.$I462])*[.$H462]/[.$K462]; ([.$I462]-[.W462])*[.$H462]/[.$K462])-[.$P462]); &quot;&quot;)">
            <text:p/>
          </table:table-cell>
          <table:table-cell table:style-name="Default"/>
          <table:table-cell table:style-name="ce205" table:formula="of:=IFERROR(IF(ISBLANK([.Y462]); &quot;&quot;; IF([.$F462]=&quot;Long&quot;; ([.Y462]-[.$I462])*[.$H462]/[.$K462]; ([.$I462]-[.Y462])*[.$H462]/[.$K462])-[.$P462]); &quot;&quot;)">
            <text:p/>
          </table:table-cell>
          <table:table-cell table:style-name="Default"/>
          <table:table-cell table:style-name="ce205" table:formula="of:=IFERROR(IF(ISBLANK([.AA462]); &quot;&quot;; IF([.$F462]=&quot;Long&quot;; ([.AA462]-[.$I462])*[.$H462]/[.$K462]; ([.$I462]-[.AA462])*[.$H462]/[.$K462])-[.$P462]); &quot;&quot;)">
            <text:p/>
          </table:table-cell>
          <table:table-cell/>
          <table:table-cell table:formula="of:=IF(ISBLANK([.O462]); &quot;&quot;; DAY([.O462]))">
            <text:p/>
          </table:table-cell>
          <table:table-cell table:formula="of:=IF(ISBLANK([.G462]); &quot;&quot;; WEEKDAY([.G462]; 2))">
            <text:p/>
          </table:table-cell>
          <table:table-cell table:formula="of:=IF(ISBLANK([.O462]); &quot;&quot;; WEEKDAY([.O462]; 2))">
            <text:p/>
          </table:table-cell>
          <table:table-cell table:formula="of:=IF(ISBLANK([.O462]); &quot;&quot;; WEEKNUM([.O462]))">
            <text:p/>
          </table:table-cell>
          <table:table-cell table:formula="of:=IF(ISBLANK([.O462]); &quot;&quot;; MONTH([.O462]))">
            <text:p/>
          </table:table-cell>
          <table:table-cell table:formula="of:=IF(OR(ISBLANK([.G462]); ISBLANK([.O462])); &quot;&quot;; IFERROR(DATEDIF([.G462];[.O462];&quot;d&quot;); &quot;&quot;))">
            <text:p/>
          </table:table-cell>
          <table:table-cell table:formula="of:=IFERROR([.AJ461]+[.P462]; &quot;&quot;)">
            <text:p/>
          </table:table-cell>
          <table:table-cell table:formula="of:=IFERROR([.AK461]+[.Q46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63]=&quot;Long&quot;; [.I463]-[Overview.$C$4]/[.H463]; IF([.F463]=&quot;Short&quot;; [.I463]+[Overview.$C$4]/[.H463]; &quot;&quot;)); &quot;&quot;)">
            <text:p/>
          </table:table-cell>
          <table:table-cell table:style-name="ce157" table:formula="of:=IFERROR(ABS([.J463]-[.I463])*[.H463]; &quot;&quot;)">
            <text:p/>
          </table:table-cell>
          <table:table-cell table:formula="of:=IFERROR(IF([.F463]=&quot;Long&quot;; [.I463]+[Overview.$C$4]/[.H463]*[Overview.$C$6]; IF([.F463]=&quot;Short&quot;; [.I463]-[Overview.$C$4]/[.H463]*[Overview.$C$6]; &quot;&quot;)); &quot;&quot;)">
            <text:p/>
          </table:table-cell>
          <table:table-cell table:number-columns-repeated="3"/>
          <table:table-cell table:formula="of:=IFERROR([.Q463]/[.K463]; &quot;&quot;)">
            <text:p/>
          </table:table-cell>
          <table:table-cell table:formula="of:=IFERROR(IF(AND([.F463]=&quot;Long&quot;; [.M463]=[.H463]); [.H463]*([.N463]-[.I463]); IF(AND([.F463]=&quot;Short&quot;; [.M463]=[.H463]); [.H463]*([.I463]-[.N463]); &quot;&quot;)); &quot;&quot;)">
            <text:p/>
          </table:table-cell>
          <table:table-cell table:formula="of:=IF(ISNUMBER([.Q463]); IF([.Q463]&gt;0; &quot;Win&quot;; &quot;Loss&quot;);&quot;&quot;)">
            <text:p/>
          </table:table-cell>
          <table:table-cell table:formula="of:=IF([.O463]=&quot;&quot;; &quot;&quot;; CONCATENATE(DATEDIF([.G463];[.O463];&quot;d&quot;); IF(DATEDIF([.G463];[.O46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63]); &quot;&quot;; IF([.$F463]=&quot;Long&quot;; ([.W463]-[.$I463])*[.$H463]/[.$K463]; ([.$I463]-[.W463])*[.$H463]/[.$K463])-[.$P463]); &quot;&quot;)">
            <text:p/>
          </table:table-cell>
          <table:table-cell table:style-name="Default"/>
          <table:table-cell table:style-name="ce205" table:formula="of:=IFERROR(IF(ISBLANK([.Y463]); &quot;&quot;; IF([.$F463]=&quot;Long&quot;; ([.Y463]-[.$I463])*[.$H463]/[.$K463]; ([.$I463]-[.Y463])*[.$H463]/[.$K463])-[.$P463]); &quot;&quot;)">
            <text:p/>
          </table:table-cell>
          <table:table-cell table:style-name="Default"/>
          <table:table-cell table:style-name="ce205" table:formula="of:=IFERROR(IF(ISBLANK([.AA463]); &quot;&quot;; IF([.$F463]=&quot;Long&quot;; ([.AA463]-[.$I463])*[.$H463]/[.$K463]; ([.$I463]-[.AA463])*[.$H463]/[.$K463])-[.$P463]); &quot;&quot;)">
            <text:p/>
          </table:table-cell>
          <table:table-cell/>
          <table:table-cell table:formula="of:=IF(ISBLANK([.O463]); &quot;&quot;; DAY([.O463]))">
            <text:p/>
          </table:table-cell>
          <table:table-cell table:formula="of:=IF(ISBLANK([.G463]); &quot;&quot;; WEEKDAY([.G463]; 2))">
            <text:p/>
          </table:table-cell>
          <table:table-cell table:formula="of:=IF(ISBLANK([.O463]); &quot;&quot;; WEEKDAY([.O463]; 2))">
            <text:p/>
          </table:table-cell>
          <table:table-cell table:formula="of:=IF(ISBLANK([.O463]); &quot;&quot;; WEEKNUM([.O463]))">
            <text:p/>
          </table:table-cell>
          <table:table-cell table:formula="of:=IF(ISBLANK([.O463]); &quot;&quot;; MONTH([.O463]))">
            <text:p/>
          </table:table-cell>
          <table:table-cell table:formula="of:=IF(OR(ISBLANK([.G463]); ISBLANK([.O463])); &quot;&quot;; IFERROR(DATEDIF([.G463];[.O463];&quot;d&quot;); &quot;&quot;))">
            <text:p/>
          </table:table-cell>
          <table:table-cell table:formula="of:=IFERROR([.AJ462]+[.P463]; &quot;&quot;)">
            <text:p/>
          </table:table-cell>
          <table:table-cell table:formula="of:=IFERROR([.AK462]+[.Q46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64]=&quot;Long&quot;; [.I464]-[Overview.$C$4]/[.H464]; IF([.F464]=&quot;Short&quot;; [.I464]+[Overview.$C$4]/[.H464]; &quot;&quot;)); &quot;&quot;)">
            <text:p/>
          </table:table-cell>
          <table:table-cell table:style-name="ce157" table:formula="of:=IFERROR(ABS([.J464]-[.I464])*[.H464]; &quot;&quot;)">
            <text:p/>
          </table:table-cell>
          <table:table-cell table:formula="of:=IFERROR(IF([.F464]=&quot;Long&quot;; [.I464]+[Overview.$C$4]/[.H464]*[Overview.$C$6]; IF([.F464]=&quot;Short&quot;; [.I464]-[Overview.$C$4]/[.H464]*[Overview.$C$6]; &quot;&quot;)); &quot;&quot;)">
            <text:p/>
          </table:table-cell>
          <table:table-cell table:number-columns-repeated="3"/>
          <table:table-cell table:formula="of:=IFERROR([.Q464]/[.K464]; &quot;&quot;)">
            <text:p/>
          </table:table-cell>
          <table:table-cell table:formula="of:=IFERROR(IF(AND([.F464]=&quot;Long&quot;; [.M464]=[.H464]); [.H464]*([.N464]-[.I464]); IF(AND([.F464]=&quot;Short&quot;; [.M464]=[.H464]); [.H464]*([.I464]-[.N464]); &quot;&quot;)); &quot;&quot;)">
            <text:p/>
          </table:table-cell>
          <table:table-cell table:formula="of:=IF(ISNUMBER([.Q464]); IF([.Q464]&gt;0; &quot;Win&quot;; &quot;Loss&quot;);&quot;&quot;)">
            <text:p/>
          </table:table-cell>
          <table:table-cell table:formula="of:=IF([.O464]=&quot;&quot;; &quot;&quot;; CONCATENATE(DATEDIF([.G464];[.O464];&quot;d&quot;); IF(DATEDIF([.G464];[.O46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64]); &quot;&quot;; IF([.$F464]=&quot;Long&quot;; ([.W464]-[.$I464])*[.$H464]/[.$K464]; ([.$I464]-[.W464])*[.$H464]/[.$K464])-[.$P464]); &quot;&quot;)">
            <text:p/>
          </table:table-cell>
          <table:table-cell table:style-name="Default"/>
          <table:table-cell table:style-name="ce205" table:formula="of:=IFERROR(IF(ISBLANK([.Y464]); &quot;&quot;; IF([.$F464]=&quot;Long&quot;; ([.Y464]-[.$I464])*[.$H464]/[.$K464]; ([.$I464]-[.Y464])*[.$H464]/[.$K464])-[.$P464]); &quot;&quot;)">
            <text:p/>
          </table:table-cell>
          <table:table-cell table:style-name="Default"/>
          <table:table-cell table:style-name="ce205" table:formula="of:=IFERROR(IF(ISBLANK([.AA464]); &quot;&quot;; IF([.$F464]=&quot;Long&quot;; ([.AA464]-[.$I464])*[.$H464]/[.$K464]; ([.$I464]-[.AA464])*[.$H464]/[.$K464])-[.$P464]); &quot;&quot;)">
            <text:p/>
          </table:table-cell>
          <table:table-cell/>
          <table:table-cell table:formula="of:=IF(ISBLANK([.O464]); &quot;&quot;; DAY([.O464]))">
            <text:p/>
          </table:table-cell>
          <table:table-cell table:formula="of:=IF(ISBLANK([.G464]); &quot;&quot;; WEEKDAY([.G464]; 2))">
            <text:p/>
          </table:table-cell>
          <table:table-cell table:formula="of:=IF(ISBLANK([.O464]); &quot;&quot;; WEEKDAY([.O464]; 2))">
            <text:p/>
          </table:table-cell>
          <table:table-cell table:formula="of:=IF(ISBLANK([.O464]); &quot;&quot;; WEEKNUM([.O464]))">
            <text:p/>
          </table:table-cell>
          <table:table-cell table:formula="of:=IF(ISBLANK([.O464]); &quot;&quot;; MONTH([.O464]))">
            <text:p/>
          </table:table-cell>
          <table:table-cell table:formula="of:=IF(OR(ISBLANK([.G464]); ISBLANK([.O464])); &quot;&quot;; IFERROR(DATEDIF([.G464];[.O464];&quot;d&quot;); &quot;&quot;))">
            <text:p/>
          </table:table-cell>
          <table:table-cell table:formula="of:=IFERROR([.AJ463]+[.P464]; &quot;&quot;)">
            <text:p/>
          </table:table-cell>
          <table:table-cell table:formula="of:=IFERROR([.AK463]+[.Q46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63" calcext:value-type="float">
            <text:p>46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65]=&quot;Long&quot;; [.I465]-[Overview.$C$4]/[.H465]; IF([.F465]=&quot;Short&quot;; [.I465]+[Overview.$C$4]/[.H465]; &quot;&quot;)); &quot;&quot;)">
            <text:p/>
          </table:table-cell>
          <table:table-cell table:style-name="ce157" table:formula="of:=IFERROR(ABS([.J465]-[.I465])*[.H465]; &quot;&quot;)">
            <text:p/>
          </table:table-cell>
          <table:table-cell table:formula="of:=IFERROR(IF([.F465]=&quot;Long&quot;; [.I465]+[Overview.$C$4]/[.H465]*[Overview.$C$6]; IF([.F465]=&quot;Short&quot;; [.I465]-[Overview.$C$4]/[.H465]*[Overview.$C$6]; &quot;&quot;)); &quot;&quot;)">
            <text:p/>
          </table:table-cell>
          <table:table-cell table:number-columns-repeated="3"/>
          <table:table-cell table:formula="of:=IFERROR([.Q465]/[.K465]; &quot;&quot;)">
            <text:p/>
          </table:table-cell>
          <table:table-cell table:formula="of:=IFERROR(IF(AND([.F465]=&quot;Long&quot;; [.M465]=[.H465]); [.H465]*([.N465]-[.I465]); IF(AND([.F465]=&quot;Short&quot;; [.M465]=[.H465]); [.H465]*([.I465]-[.N465]); &quot;&quot;)); &quot;&quot;)">
            <text:p/>
          </table:table-cell>
          <table:table-cell table:formula="of:=IF(ISNUMBER([.Q465]); IF([.Q465]&gt;0; &quot;Win&quot;; &quot;Loss&quot;);&quot;&quot;)">
            <text:p/>
          </table:table-cell>
          <table:table-cell table:formula="of:=IF([.O465]=&quot;&quot;; &quot;&quot;; CONCATENATE(DATEDIF([.G465];[.O465];&quot;d&quot;); IF(DATEDIF([.G465];[.O46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65]); &quot;&quot;; IF([.$F465]=&quot;Long&quot;; ([.W465]-[.$I465])*[.$H465]/[.$K465]; ([.$I465]-[.W465])*[.$H465]/[.$K465])-[.$P465]); &quot;&quot;)">
            <text:p/>
          </table:table-cell>
          <table:table-cell table:style-name="Default"/>
          <table:table-cell table:style-name="ce205" table:formula="of:=IFERROR(IF(ISBLANK([.Y465]); &quot;&quot;; IF([.$F465]=&quot;Long&quot;; ([.Y465]-[.$I465])*[.$H465]/[.$K465]; ([.$I465]-[.Y465])*[.$H465]/[.$K465])-[.$P465]); &quot;&quot;)">
            <text:p/>
          </table:table-cell>
          <table:table-cell table:style-name="Default"/>
          <table:table-cell table:style-name="ce205" table:formula="of:=IFERROR(IF(ISBLANK([.AA465]); &quot;&quot;; IF([.$F465]=&quot;Long&quot;; ([.AA465]-[.$I465])*[.$H465]/[.$K465]; ([.$I465]-[.AA465])*[.$H465]/[.$K465])-[.$P465]); &quot;&quot;)">
            <text:p/>
          </table:table-cell>
          <table:table-cell/>
          <table:table-cell table:formula="of:=IF(ISBLANK([.O465]); &quot;&quot;; DAY([.O465]))">
            <text:p/>
          </table:table-cell>
          <table:table-cell table:formula="of:=IF(ISBLANK([.G465]); &quot;&quot;; WEEKDAY([.G465]; 2))">
            <text:p/>
          </table:table-cell>
          <table:table-cell table:formula="of:=IF(ISBLANK([.O465]); &quot;&quot;; WEEKDAY([.O465]; 2))">
            <text:p/>
          </table:table-cell>
          <table:table-cell table:formula="of:=IF(ISBLANK([.O465]); &quot;&quot;; WEEKNUM([.O465]))">
            <text:p/>
          </table:table-cell>
          <table:table-cell table:formula="of:=IF(ISBLANK([.O465]); &quot;&quot;; MONTH([.O465]))">
            <text:p/>
          </table:table-cell>
          <table:table-cell table:formula="of:=IF(OR(ISBLANK([.G465]); ISBLANK([.O465])); &quot;&quot;; IFERROR(DATEDIF([.G465];[.O465];&quot;d&quot;); &quot;&quot;))">
            <text:p/>
          </table:table-cell>
          <table:table-cell table:formula="of:=IFERROR([.AJ464]+[.P465]; &quot;&quot;)">
            <text:p/>
          </table:table-cell>
          <table:table-cell table:formula="of:=IFERROR([.AK464]+[.Q46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66]=&quot;Long&quot;; [.I466]-[Overview.$C$4]/[.H466]; IF([.F466]=&quot;Short&quot;; [.I466]+[Overview.$C$4]/[.H466]; &quot;&quot;)); &quot;&quot;)">
            <text:p/>
          </table:table-cell>
          <table:table-cell table:style-name="ce157" table:formula="of:=IFERROR(ABS([.J466]-[.I466])*[.H466]; &quot;&quot;)">
            <text:p/>
          </table:table-cell>
          <table:table-cell table:formula="of:=IFERROR(IF([.F466]=&quot;Long&quot;; [.I466]+[Overview.$C$4]/[.H466]*[Overview.$C$6]; IF([.F466]=&quot;Short&quot;; [.I466]-[Overview.$C$4]/[.H466]*[Overview.$C$6]; &quot;&quot;)); &quot;&quot;)">
            <text:p/>
          </table:table-cell>
          <table:table-cell table:number-columns-repeated="3"/>
          <table:table-cell table:formula="of:=IFERROR([.Q466]/[.K466]; &quot;&quot;)">
            <text:p/>
          </table:table-cell>
          <table:table-cell table:formula="of:=IFERROR(IF(AND([.F466]=&quot;Long&quot;; [.M466]=[.H466]); [.H466]*([.N466]-[.I466]); IF(AND([.F466]=&quot;Short&quot;; [.M466]=[.H466]); [.H466]*([.I466]-[.N466]); &quot;&quot;)); &quot;&quot;)">
            <text:p/>
          </table:table-cell>
          <table:table-cell table:formula="of:=IF(ISNUMBER([.Q466]); IF([.Q466]&gt;0; &quot;Win&quot;; &quot;Loss&quot;);&quot;&quot;)">
            <text:p/>
          </table:table-cell>
          <table:table-cell table:formula="of:=IF([.O466]=&quot;&quot;; &quot;&quot;; CONCATENATE(DATEDIF([.G466];[.O466];&quot;d&quot;); IF(DATEDIF([.G466];[.O46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66]); &quot;&quot;; IF([.$F466]=&quot;Long&quot;; ([.W466]-[.$I466])*[.$H466]/[.$K466]; ([.$I466]-[.W466])*[.$H466]/[.$K466])-[.$P466]); &quot;&quot;)">
            <text:p/>
          </table:table-cell>
          <table:table-cell table:style-name="Default"/>
          <table:table-cell table:style-name="ce205" table:formula="of:=IFERROR(IF(ISBLANK([.Y466]); &quot;&quot;; IF([.$F466]=&quot;Long&quot;; ([.Y466]-[.$I466])*[.$H466]/[.$K466]; ([.$I466]-[.Y466])*[.$H466]/[.$K466])-[.$P466]); &quot;&quot;)">
            <text:p/>
          </table:table-cell>
          <table:table-cell table:style-name="Default"/>
          <table:table-cell table:style-name="ce205" table:formula="of:=IFERROR(IF(ISBLANK([.AA466]); &quot;&quot;; IF([.$F466]=&quot;Long&quot;; ([.AA466]-[.$I466])*[.$H466]/[.$K466]; ([.$I466]-[.AA466])*[.$H466]/[.$K466])-[.$P466]); &quot;&quot;)">
            <text:p/>
          </table:table-cell>
          <table:table-cell/>
          <table:table-cell table:formula="of:=IF(ISBLANK([.O466]); &quot;&quot;; DAY([.O466]))">
            <text:p/>
          </table:table-cell>
          <table:table-cell table:formula="of:=IF(ISBLANK([.G466]); &quot;&quot;; WEEKDAY([.G466]; 2))">
            <text:p/>
          </table:table-cell>
          <table:table-cell table:formula="of:=IF(ISBLANK([.O466]); &quot;&quot;; WEEKDAY([.O466]; 2))">
            <text:p/>
          </table:table-cell>
          <table:table-cell table:formula="of:=IF(ISBLANK([.O466]); &quot;&quot;; WEEKNUM([.O466]))">
            <text:p/>
          </table:table-cell>
          <table:table-cell table:formula="of:=IF(ISBLANK([.O466]); &quot;&quot;; MONTH([.O466]))">
            <text:p/>
          </table:table-cell>
          <table:table-cell table:formula="of:=IF(OR(ISBLANK([.G466]); ISBLANK([.O466])); &quot;&quot;; IFERROR(DATEDIF([.G466];[.O466];&quot;d&quot;); &quot;&quot;))">
            <text:p/>
          </table:table-cell>
          <table:table-cell table:formula="of:=IFERROR([.AJ465]+[.P466]; &quot;&quot;)">
            <text:p/>
          </table:table-cell>
          <table:table-cell table:formula="of:=IFERROR([.AK465]+[.Q46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67]=&quot;Long&quot;; [.I467]-[Overview.$C$4]/[.H467]; IF([.F467]=&quot;Short&quot;; [.I467]+[Overview.$C$4]/[.H467]; &quot;&quot;)); &quot;&quot;)">
            <text:p/>
          </table:table-cell>
          <table:table-cell table:style-name="ce157" table:formula="of:=IFERROR(ABS([.J467]-[.I467])*[.H467]; &quot;&quot;)">
            <text:p/>
          </table:table-cell>
          <table:table-cell table:formula="of:=IFERROR(IF([.F467]=&quot;Long&quot;; [.I467]+[Overview.$C$4]/[.H467]*[Overview.$C$6]; IF([.F467]=&quot;Short&quot;; [.I467]-[Overview.$C$4]/[.H467]*[Overview.$C$6]; &quot;&quot;)); &quot;&quot;)">
            <text:p/>
          </table:table-cell>
          <table:table-cell table:number-columns-repeated="3"/>
          <table:table-cell table:formula="of:=IFERROR([.Q467]/[.K467]; &quot;&quot;)">
            <text:p/>
          </table:table-cell>
          <table:table-cell table:formula="of:=IFERROR(IF(AND([.F467]=&quot;Long&quot;; [.M467]=[.H467]); [.H467]*([.N467]-[.I467]); IF(AND([.F467]=&quot;Short&quot;; [.M467]=[.H467]); [.H467]*([.I467]-[.N467]); &quot;&quot;)); &quot;&quot;)">
            <text:p/>
          </table:table-cell>
          <table:table-cell table:formula="of:=IF(ISNUMBER([.Q467]); IF([.Q467]&gt;0; &quot;Win&quot;; &quot;Loss&quot;);&quot;&quot;)">
            <text:p/>
          </table:table-cell>
          <table:table-cell table:formula="of:=IF([.O467]=&quot;&quot;; &quot;&quot;; CONCATENATE(DATEDIF([.G467];[.O467];&quot;d&quot;); IF(DATEDIF([.G467];[.O46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67]); &quot;&quot;; IF([.$F467]=&quot;Long&quot;; ([.W467]-[.$I467])*[.$H467]/[.$K467]; ([.$I467]-[.W467])*[.$H467]/[.$K467])-[.$P467]); &quot;&quot;)">
            <text:p/>
          </table:table-cell>
          <table:table-cell table:style-name="Default"/>
          <table:table-cell table:style-name="ce205" table:formula="of:=IFERROR(IF(ISBLANK([.Y467]); &quot;&quot;; IF([.$F467]=&quot;Long&quot;; ([.Y467]-[.$I467])*[.$H467]/[.$K467]; ([.$I467]-[.Y467])*[.$H467]/[.$K467])-[.$P467]); &quot;&quot;)">
            <text:p/>
          </table:table-cell>
          <table:table-cell table:style-name="Default"/>
          <table:table-cell table:style-name="ce205" table:formula="of:=IFERROR(IF(ISBLANK([.AA467]); &quot;&quot;; IF([.$F467]=&quot;Long&quot;; ([.AA467]-[.$I467])*[.$H467]/[.$K467]; ([.$I467]-[.AA467])*[.$H467]/[.$K467])-[.$P467]); &quot;&quot;)">
            <text:p/>
          </table:table-cell>
          <table:table-cell/>
          <table:table-cell table:formula="of:=IF(ISBLANK([.O467]); &quot;&quot;; DAY([.O467]))">
            <text:p/>
          </table:table-cell>
          <table:table-cell table:formula="of:=IF(ISBLANK([.G467]); &quot;&quot;; WEEKDAY([.G467]; 2))">
            <text:p/>
          </table:table-cell>
          <table:table-cell table:formula="of:=IF(ISBLANK([.O467]); &quot;&quot;; WEEKDAY([.O467]; 2))">
            <text:p/>
          </table:table-cell>
          <table:table-cell table:formula="of:=IF(ISBLANK([.O467]); &quot;&quot;; WEEKNUM([.O467]))">
            <text:p/>
          </table:table-cell>
          <table:table-cell table:formula="of:=IF(ISBLANK([.O467]); &quot;&quot;; MONTH([.O467]))">
            <text:p/>
          </table:table-cell>
          <table:table-cell table:formula="of:=IF(OR(ISBLANK([.G467]); ISBLANK([.O467])); &quot;&quot;; IFERROR(DATEDIF([.G467];[.O467];&quot;d&quot;); &quot;&quot;))">
            <text:p/>
          </table:table-cell>
          <table:table-cell table:formula="of:=IFERROR([.AJ466]+[.P467]; &quot;&quot;)">
            <text:p/>
          </table:table-cell>
          <table:table-cell table:formula="of:=IFERROR([.AK466]+[.Q46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68]=&quot;Long&quot;; [.I468]-[Overview.$C$4]/[.H468]; IF([.F468]=&quot;Short&quot;; [.I468]+[Overview.$C$4]/[.H468]; &quot;&quot;)); &quot;&quot;)">
            <text:p/>
          </table:table-cell>
          <table:table-cell table:style-name="ce157" table:formula="of:=IFERROR(ABS([.J468]-[.I468])*[.H468]; &quot;&quot;)">
            <text:p/>
          </table:table-cell>
          <table:table-cell table:formula="of:=IFERROR(IF([.F468]=&quot;Long&quot;; [.I468]+[Overview.$C$4]/[.H468]*[Overview.$C$6]; IF([.F468]=&quot;Short&quot;; [.I468]-[Overview.$C$4]/[.H468]*[Overview.$C$6]; &quot;&quot;)); &quot;&quot;)">
            <text:p/>
          </table:table-cell>
          <table:table-cell table:number-columns-repeated="3"/>
          <table:table-cell table:formula="of:=IFERROR([.Q468]/[.K468]; &quot;&quot;)">
            <text:p/>
          </table:table-cell>
          <table:table-cell table:formula="of:=IFERROR(IF(AND([.F468]=&quot;Long&quot;; [.M468]=[.H468]); [.H468]*([.N468]-[.I468]); IF(AND([.F468]=&quot;Short&quot;; [.M468]=[.H468]); [.H468]*([.I468]-[.N468]); &quot;&quot;)); &quot;&quot;)">
            <text:p/>
          </table:table-cell>
          <table:table-cell table:formula="of:=IF(ISNUMBER([.Q468]); IF([.Q468]&gt;0; &quot;Win&quot;; &quot;Loss&quot;);&quot;&quot;)">
            <text:p/>
          </table:table-cell>
          <table:table-cell table:formula="of:=IF([.O468]=&quot;&quot;; &quot;&quot;; CONCATENATE(DATEDIF([.G468];[.O468];&quot;d&quot;); IF(DATEDIF([.G468];[.O46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68]); &quot;&quot;; IF([.$F468]=&quot;Long&quot;; ([.W468]-[.$I468])*[.$H468]/[.$K468]; ([.$I468]-[.W468])*[.$H468]/[.$K468])-[.$P468]); &quot;&quot;)">
            <text:p/>
          </table:table-cell>
          <table:table-cell table:style-name="Default"/>
          <table:table-cell table:style-name="ce205" table:formula="of:=IFERROR(IF(ISBLANK([.Y468]); &quot;&quot;; IF([.$F468]=&quot;Long&quot;; ([.Y468]-[.$I468])*[.$H468]/[.$K468]; ([.$I468]-[.Y468])*[.$H468]/[.$K468])-[.$P468]); &quot;&quot;)">
            <text:p/>
          </table:table-cell>
          <table:table-cell table:style-name="Default"/>
          <table:table-cell table:style-name="ce205" table:formula="of:=IFERROR(IF(ISBLANK([.AA468]); &quot;&quot;; IF([.$F468]=&quot;Long&quot;; ([.AA468]-[.$I468])*[.$H468]/[.$K468]; ([.$I468]-[.AA468])*[.$H468]/[.$K468])-[.$P468]); &quot;&quot;)">
            <text:p/>
          </table:table-cell>
          <table:table-cell/>
          <table:table-cell table:formula="of:=IF(ISBLANK([.O468]); &quot;&quot;; DAY([.O468]))">
            <text:p/>
          </table:table-cell>
          <table:table-cell table:formula="of:=IF(ISBLANK([.G468]); &quot;&quot;; WEEKDAY([.G468]; 2))">
            <text:p/>
          </table:table-cell>
          <table:table-cell table:formula="of:=IF(ISBLANK([.O468]); &quot;&quot;; WEEKDAY([.O468]; 2))">
            <text:p/>
          </table:table-cell>
          <table:table-cell table:formula="of:=IF(ISBLANK([.O468]); &quot;&quot;; WEEKNUM([.O468]))">
            <text:p/>
          </table:table-cell>
          <table:table-cell table:formula="of:=IF(ISBLANK([.O468]); &quot;&quot;; MONTH([.O468]))">
            <text:p/>
          </table:table-cell>
          <table:table-cell table:formula="of:=IF(OR(ISBLANK([.G468]); ISBLANK([.O468])); &quot;&quot;; IFERROR(DATEDIF([.G468];[.O468];&quot;d&quot;); &quot;&quot;))">
            <text:p/>
          </table:table-cell>
          <table:table-cell table:formula="of:=IFERROR([.AJ467]+[.P468]; &quot;&quot;)">
            <text:p/>
          </table:table-cell>
          <table:table-cell table:formula="of:=IFERROR([.AK467]+[.Q46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69]=&quot;Long&quot;; [.I469]-[Overview.$C$4]/[.H469]; IF([.F469]=&quot;Short&quot;; [.I469]+[Overview.$C$4]/[.H469]; &quot;&quot;)); &quot;&quot;)">
            <text:p/>
          </table:table-cell>
          <table:table-cell table:style-name="ce157" table:formula="of:=IFERROR(ABS([.J469]-[.I469])*[.H469]; &quot;&quot;)">
            <text:p/>
          </table:table-cell>
          <table:table-cell table:formula="of:=IFERROR(IF([.F469]=&quot;Long&quot;; [.I469]+[Overview.$C$4]/[.H469]*[Overview.$C$6]; IF([.F469]=&quot;Short&quot;; [.I469]-[Overview.$C$4]/[.H469]*[Overview.$C$6]; &quot;&quot;)); &quot;&quot;)">
            <text:p/>
          </table:table-cell>
          <table:table-cell table:number-columns-repeated="3"/>
          <table:table-cell table:formula="of:=IFERROR([.Q469]/[.K469]; &quot;&quot;)">
            <text:p/>
          </table:table-cell>
          <table:table-cell table:formula="of:=IFERROR(IF(AND([.F469]=&quot;Long&quot;; [.M469]=[.H469]); [.H469]*([.N469]-[.I469]); IF(AND([.F469]=&quot;Short&quot;; [.M469]=[.H469]); [.H469]*([.I469]-[.N469]); &quot;&quot;)); &quot;&quot;)">
            <text:p/>
          </table:table-cell>
          <table:table-cell table:formula="of:=IF(ISNUMBER([.Q469]); IF([.Q469]&gt;0; &quot;Win&quot;; &quot;Loss&quot;);&quot;&quot;)">
            <text:p/>
          </table:table-cell>
          <table:table-cell table:formula="of:=IF([.O469]=&quot;&quot;; &quot;&quot;; CONCATENATE(DATEDIF([.G469];[.O469];&quot;d&quot;); IF(DATEDIF([.G469];[.O46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69]); &quot;&quot;; IF([.$F469]=&quot;Long&quot;; ([.W469]-[.$I469])*[.$H469]/[.$K469]; ([.$I469]-[.W469])*[.$H469]/[.$K469])-[.$P469]); &quot;&quot;)">
            <text:p/>
          </table:table-cell>
          <table:table-cell table:style-name="Default"/>
          <table:table-cell table:style-name="ce205" table:formula="of:=IFERROR(IF(ISBLANK([.Y469]); &quot;&quot;; IF([.$F469]=&quot;Long&quot;; ([.Y469]-[.$I469])*[.$H469]/[.$K469]; ([.$I469]-[.Y469])*[.$H469]/[.$K469])-[.$P469]); &quot;&quot;)">
            <text:p/>
          </table:table-cell>
          <table:table-cell table:style-name="Default"/>
          <table:table-cell table:style-name="ce205" table:formula="of:=IFERROR(IF(ISBLANK([.AA469]); &quot;&quot;; IF([.$F469]=&quot;Long&quot;; ([.AA469]-[.$I469])*[.$H469]/[.$K469]; ([.$I469]-[.AA469])*[.$H469]/[.$K469])-[.$P469]); &quot;&quot;)">
            <text:p/>
          </table:table-cell>
          <table:table-cell/>
          <table:table-cell table:formula="of:=IF(ISBLANK([.O469]); &quot;&quot;; DAY([.O469]))">
            <text:p/>
          </table:table-cell>
          <table:table-cell table:formula="of:=IF(ISBLANK([.G469]); &quot;&quot;; WEEKDAY([.G469]; 2))">
            <text:p/>
          </table:table-cell>
          <table:table-cell table:formula="of:=IF(ISBLANK([.O469]); &quot;&quot;; WEEKDAY([.O469]; 2))">
            <text:p/>
          </table:table-cell>
          <table:table-cell table:formula="of:=IF(ISBLANK([.O469]); &quot;&quot;; WEEKNUM([.O469]))">
            <text:p/>
          </table:table-cell>
          <table:table-cell table:formula="of:=IF(ISBLANK([.O469]); &quot;&quot;; MONTH([.O469]))">
            <text:p/>
          </table:table-cell>
          <table:table-cell table:formula="of:=IF(OR(ISBLANK([.G469]); ISBLANK([.O469])); &quot;&quot;; IFERROR(DATEDIF([.G469];[.O469];&quot;d&quot;); &quot;&quot;))">
            <text:p/>
          </table:table-cell>
          <table:table-cell table:formula="of:=IFERROR([.AJ468]+[.P469]; &quot;&quot;)">
            <text:p/>
          </table:table-cell>
          <table:table-cell table:formula="of:=IFERROR([.AK468]+[.Q46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70]=&quot;Long&quot;; [.I470]-[Overview.$C$4]/[.H470]; IF([.F470]=&quot;Short&quot;; [.I470]+[Overview.$C$4]/[.H470]; &quot;&quot;)); &quot;&quot;)">
            <text:p/>
          </table:table-cell>
          <table:table-cell table:style-name="ce157" table:formula="of:=IFERROR(ABS([.J470]-[.I470])*[.H470]; &quot;&quot;)">
            <text:p/>
          </table:table-cell>
          <table:table-cell table:formula="of:=IFERROR(IF([.F470]=&quot;Long&quot;; [.I470]+[Overview.$C$4]/[.H470]*[Overview.$C$6]; IF([.F470]=&quot;Short&quot;; [.I470]-[Overview.$C$4]/[.H470]*[Overview.$C$6]; &quot;&quot;)); &quot;&quot;)">
            <text:p/>
          </table:table-cell>
          <table:table-cell table:number-columns-repeated="3"/>
          <table:table-cell table:formula="of:=IFERROR([.Q470]/[.K470]; &quot;&quot;)">
            <text:p/>
          </table:table-cell>
          <table:table-cell table:formula="of:=IFERROR(IF(AND([.F470]=&quot;Long&quot;; [.M470]=[.H470]); [.H470]*([.N470]-[.I470]); IF(AND([.F470]=&quot;Short&quot;; [.M470]=[.H470]); [.H470]*([.I470]-[.N470]); &quot;&quot;)); &quot;&quot;)">
            <text:p/>
          </table:table-cell>
          <table:table-cell table:formula="of:=IF(ISNUMBER([.Q470]); IF([.Q470]&gt;0; &quot;Win&quot;; &quot;Loss&quot;);&quot;&quot;)">
            <text:p/>
          </table:table-cell>
          <table:table-cell table:formula="of:=IF([.O470]=&quot;&quot;; &quot;&quot;; CONCATENATE(DATEDIF([.G470];[.O470];&quot;d&quot;); IF(DATEDIF([.G470];[.O47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70]); &quot;&quot;; IF([.$F470]=&quot;Long&quot;; ([.W470]-[.$I470])*[.$H470]/[.$K470]; ([.$I470]-[.W470])*[.$H470]/[.$K470])-[.$P470]); &quot;&quot;)">
            <text:p/>
          </table:table-cell>
          <table:table-cell table:style-name="Default"/>
          <table:table-cell table:style-name="ce205" table:formula="of:=IFERROR(IF(ISBLANK([.Y470]); &quot;&quot;; IF([.$F470]=&quot;Long&quot;; ([.Y470]-[.$I470])*[.$H470]/[.$K470]; ([.$I470]-[.Y470])*[.$H470]/[.$K470])-[.$P470]); &quot;&quot;)">
            <text:p/>
          </table:table-cell>
          <table:table-cell table:style-name="Default"/>
          <table:table-cell table:style-name="ce205" table:formula="of:=IFERROR(IF(ISBLANK([.AA470]); &quot;&quot;; IF([.$F470]=&quot;Long&quot;; ([.AA470]-[.$I470])*[.$H470]/[.$K470]; ([.$I470]-[.AA470])*[.$H470]/[.$K470])-[.$P470]); &quot;&quot;)">
            <text:p/>
          </table:table-cell>
          <table:table-cell/>
          <table:table-cell table:formula="of:=IF(ISBLANK([.O470]); &quot;&quot;; DAY([.O470]))">
            <text:p/>
          </table:table-cell>
          <table:table-cell table:formula="of:=IF(ISBLANK([.G470]); &quot;&quot;; WEEKDAY([.G470]; 2))">
            <text:p/>
          </table:table-cell>
          <table:table-cell table:formula="of:=IF(ISBLANK([.O470]); &quot;&quot;; WEEKDAY([.O470]; 2))">
            <text:p/>
          </table:table-cell>
          <table:table-cell table:formula="of:=IF(ISBLANK([.O470]); &quot;&quot;; WEEKNUM([.O470]))">
            <text:p/>
          </table:table-cell>
          <table:table-cell table:formula="of:=IF(ISBLANK([.O470]); &quot;&quot;; MONTH([.O470]))">
            <text:p/>
          </table:table-cell>
          <table:table-cell table:formula="of:=IF(OR(ISBLANK([.G470]); ISBLANK([.O470])); &quot;&quot;; IFERROR(DATEDIF([.G470];[.O470];&quot;d&quot;); &quot;&quot;))">
            <text:p/>
          </table:table-cell>
          <table:table-cell table:formula="of:=IFERROR([.AJ469]+[.P470]; &quot;&quot;)">
            <text:p/>
          </table:table-cell>
          <table:table-cell table:formula="of:=IFERROR([.AK469]+[.Q47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71]=&quot;Long&quot;; [.I471]-[Overview.$C$4]/[.H471]; IF([.F471]=&quot;Short&quot;; [.I471]+[Overview.$C$4]/[.H471]; &quot;&quot;)); &quot;&quot;)">
            <text:p/>
          </table:table-cell>
          <table:table-cell table:style-name="ce157" table:formula="of:=IFERROR(ABS([.J471]-[.I471])*[.H471]; &quot;&quot;)">
            <text:p/>
          </table:table-cell>
          <table:table-cell table:formula="of:=IFERROR(IF([.F471]=&quot;Long&quot;; [.I471]+[Overview.$C$4]/[.H471]*[Overview.$C$6]; IF([.F471]=&quot;Short&quot;; [.I471]-[Overview.$C$4]/[.H471]*[Overview.$C$6]; &quot;&quot;)); &quot;&quot;)">
            <text:p/>
          </table:table-cell>
          <table:table-cell table:number-columns-repeated="3"/>
          <table:table-cell table:formula="of:=IFERROR([.Q471]/[.K471]; &quot;&quot;)">
            <text:p/>
          </table:table-cell>
          <table:table-cell table:formula="of:=IFERROR(IF(AND([.F471]=&quot;Long&quot;; [.M471]=[.H471]); [.H471]*([.N471]-[.I471]); IF(AND([.F471]=&quot;Short&quot;; [.M471]=[.H471]); [.H471]*([.I471]-[.N471]); &quot;&quot;)); &quot;&quot;)">
            <text:p/>
          </table:table-cell>
          <table:table-cell table:formula="of:=IF(ISNUMBER([.Q471]); IF([.Q471]&gt;0; &quot;Win&quot;; &quot;Loss&quot;);&quot;&quot;)">
            <text:p/>
          </table:table-cell>
          <table:table-cell table:formula="of:=IF([.O471]=&quot;&quot;; &quot;&quot;; CONCATENATE(DATEDIF([.G471];[.O471];&quot;d&quot;); IF(DATEDIF([.G471];[.O47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71]); &quot;&quot;; IF([.$F471]=&quot;Long&quot;; ([.W471]-[.$I471])*[.$H471]/[.$K471]; ([.$I471]-[.W471])*[.$H471]/[.$K471])-[.$P471]); &quot;&quot;)">
            <text:p/>
          </table:table-cell>
          <table:table-cell table:style-name="Default"/>
          <table:table-cell table:style-name="ce205" table:formula="of:=IFERROR(IF(ISBLANK([.Y471]); &quot;&quot;; IF([.$F471]=&quot;Long&quot;; ([.Y471]-[.$I471])*[.$H471]/[.$K471]; ([.$I471]-[.Y471])*[.$H471]/[.$K471])-[.$P471]); &quot;&quot;)">
            <text:p/>
          </table:table-cell>
          <table:table-cell table:style-name="Default"/>
          <table:table-cell table:style-name="ce205" table:formula="of:=IFERROR(IF(ISBLANK([.AA471]); &quot;&quot;; IF([.$F471]=&quot;Long&quot;; ([.AA471]-[.$I471])*[.$H471]/[.$K471]; ([.$I471]-[.AA471])*[.$H471]/[.$K471])-[.$P471]); &quot;&quot;)">
            <text:p/>
          </table:table-cell>
          <table:table-cell/>
          <table:table-cell table:formula="of:=IF(ISBLANK([.O471]); &quot;&quot;; DAY([.O471]))">
            <text:p/>
          </table:table-cell>
          <table:table-cell table:formula="of:=IF(ISBLANK([.G471]); &quot;&quot;; WEEKDAY([.G471]; 2))">
            <text:p/>
          </table:table-cell>
          <table:table-cell table:formula="of:=IF(ISBLANK([.O471]); &quot;&quot;; WEEKDAY([.O471]; 2))">
            <text:p/>
          </table:table-cell>
          <table:table-cell table:formula="of:=IF(ISBLANK([.O471]); &quot;&quot;; WEEKNUM([.O471]))">
            <text:p/>
          </table:table-cell>
          <table:table-cell table:formula="of:=IF(ISBLANK([.O471]); &quot;&quot;; MONTH([.O471]))">
            <text:p/>
          </table:table-cell>
          <table:table-cell table:formula="of:=IF(OR(ISBLANK([.G471]); ISBLANK([.O471])); &quot;&quot;; IFERROR(DATEDIF([.G471];[.O471];&quot;d&quot;); &quot;&quot;))">
            <text:p/>
          </table:table-cell>
          <table:table-cell table:formula="of:=IFERROR([.AJ470]+[.P471]; &quot;&quot;)">
            <text:p/>
          </table:table-cell>
          <table:table-cell table:formula="of:=IFERROR([.AK470]+[.Q47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70" calcext:value-type="float">
            <text:p>47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72]=&quot;Long&quot;; [.I472]-[Overview.$C$4]/[.H472]; IF([.F472]=&quot;Short&quot;; [.I472]+[Overview.$C$4]/[.H472]; &quot;&quot;)); &quot;&quot;)">
            <text:p/>
          </table:table-cell>
          <table:table-cell table:style-name="ce157" table:formula="of:=IFERROR(ABS([.J472]-[.I472])*[.H472]; &quot;&quot;)">
            <text:p/>
          </table:table-cell>
          <table:table-cell table:formula="of:=IFERROR(IF([.F472]=&quot;Long&quot;; [.I472]+[Overview.$C$4]/[.H472]*[Overview.$C$6]; IF([.F472]=&quot;Short&quot;; [.I472]-[Overview.$C$4]/[.H472]*[Overview.$C$6]; &quot;&quot;)); &quot;&quot;)">
            <text:p/>
          </table:table-cell>
          <table:table-cell table:number-columns-repeated="3"/>
          <table:table-cell table:formula="of:=IFERROR([.Q472]/[.K472]; &quot;&quot;)">
            <text:p/>
          </table:table-cell>
          <table:table-cell table:formula="of:=IFERROR(IF(AND([.F472]=&quot;Long&quot;; [.M472]=[.H472]); [.H472]*([.N472]-[.I472]); IF(AND([.F472]=&quot;Short&quot;; [.M472]=[.H472]); [.H472]*([.I472]-[.N472]); &quot;&quot;)); &quot;&quot;)">
            <text:p/>
          </table:table-cell>
          <table:table-cell table:formula="of:=IF(ISNUMBER([.Q472]); IF([.Q472]&gt;0; &quot;Win&quot;; &quot;Loss&quot;);&quot;&quot;)">
            <text:p/>
          </table:table-cell>
          <table:table-cell table:formula="of:=IF([.O472]=&quot;&quot;; &quot;&quot;; CONCATENATE(DATEDIF([.G472];[.O472];&quot;d&quot;); IF(DATEDIF([.G472];[.O47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72]); &quot;&quot;; IF([.$F472]=&quot;Long&quot;; ([.W472]-[.$I472])*[.$H472]/[.$K472]; ([.$I472]-[.W472])*[.$H472]/[.$K472])-[.$P472]); &quot;&quot;)">
            <text:p/>
          </table:table-cell>
          <table:table-cell table:style-name="Default"/>
          <table:table-cell table:style-name="ce205" table:formula="of:=IFERROR(IF(ISBLANK([.Y472]); &quot;&quot;; IF([.$F472]=&quot;Long&quot;; ([.Y472]-[.$I472])*[.$H472]/[.$K472]; ([.$I472]-[.Y472])*[.$H472]/[.$K472])-[.$P472]); &quot;&quot;)">
            <text:p/>
          </table:table-cell>
          <table:table-cell table:style-name="Default"/>
          <table:table-cell table:style-name="ce205" table:formula="of:=IFERROR(IF(ISBLANK([.AA472]); &quot;&quot;; IF([.$F472]=&quot;Long&quot;; ([.AA472]-[.$I472])*[.$H472]/[.$K472]; ([.$I472]-[.AA472])*[.$H472]/[.$K472])-[.$P472]); &quot;&quot;)">
            <text:p/>
          </table:table-cell>
          <table:table-cell/>
          <table:table-cell table:formula="of:=IF(ISBLANK([.O472]); &quot;&quot;; DAY([.O472]))">
            <text:p/>
          </table:table-cell>
          <table:table-cell table:formula="of:=IF(ISBLANK([.G472]); &quot;&quot;; WEEKDAY([.G472]; 2))">
            <text:p/>
          </table:table-cell>
          <table:table-cell table:formula="of:=IF(ISBLANK([.O472]); &quot;&quot;; WEEKDAY([.O472]; 2))">
            <text:p/>
          </table:table-cell>
          <table:table-cell table:formula="of:=IF(ISBLANK([.O472]); &quot;&quot;; WEEKNUM([.O472]))">
            <text:p/>
          </table:table-cell>
          <table:table-cell table:formula="of:=IF(ISBLANK([.O472]); &quot;&quot;; MONTH([.O472]))">
            <text:p/>
          </table:table-cell>
          <table:table-cell table:formula="of:=IF(OR(ISBLANK([.G472]); ISBLANK([.O472])); &quot;&quot;; IFERROR(DATEDIF([.G472];[.O472];&quot;d&quot;); &quot;&quot;))">
            <text:p/>
          </table:table-cell>
          <table:table-cell table:formula="of:=IFERROR([.AJ471]+[.P472]; &quot;&quot;)">
            <text:p/>
          </table:table-cell>
          <table:table-cell table:formula="of:=IFERROR([.AK471]+[.Q47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71" calcext:value-type="float">
            <text:p>47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73]=&quot;Long&quot;; [.I473]-[Overview.$C$4]/[.H473]; IF([.F473]=&quot;Short&quot;; [.I473]+[Overview.$C$4]/[.H473]; &quot;&quot;)); &quot;&quot;)">
            <text:p/>
          </table:table-cell>
          <table:table-cell table:style-name="ce157" table:formula="of:=IFERROR(ABS([.J473]-[.I473])*[.H473]; &quot;&quot;)">
            <text:p/>
          </table:table-cell>
          <table:table-cell table:formula="of:=IFERROR(IF([.F473]=&quot;Long&quot;; [.I473]+[Overview.$C$4]/[.H473]*[Overview.$C$6]; IF([.F473]=&quot;Short&quot;; [.I473]-[Overview.$C$4]/[.H473]*[Overview.$C$6]; &quot;&quot;)); &quot;&quot;)">
            <text:p/>
          </table:table-cell>
          <table:table-cell table:number-columns-repeated="3"/>
          <table:table-cell table:formula="of:=IFERROR([.Q473]/[.K473]; &quot;&quot;)">
            <text:p/>
          </table:table-cell>
          <table:table-cell table:formula="of:=IFERROR(IF(AND([.F473]=&quot;Long&quot;; [.M473]=[.H473]); [.H473]*([.N473]-[.I473]); IF(AND([.F473]=&quot;Short&quot;; [.M473]=[.H473]); [.H473]*([.I473]-[.N473]); &quot;&quot;)); &quot;&quot;)">
            <text:p/>
          </table:table-cell>
          <table:table-cell table:formula="of:=IF(ISNUMBER([.Q473]); IF([.Q473]&gt;0; &quot;Win&quot;; &quot;Loss&quot;);&quot;&quot;)">
            <text:p/>
          </table:table-cell>
          <table:table-cell table:formula="of:=IF([.O473]=&quot;&quot;; &quot;&quot;; CONCATENATE(DATEDIF([.G473];[.O473];&quot;d&quot;); IF(DATEDIF([.G473];[.O47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73]); &quot;&quot;; IF([.$F473]=&quot;Long&quot;; ([.W473]-[.$I473])*[.$H473]/[.$K473]; ([.$I473]-[.W473])*[.$H473]/[.$K473])-[.$P473]); &quot;&quot;)">
            <text:p/>
          </table:table-cell>
          <table:table-cell table:style-name="Default"/>
          <table:table-cell table:style-name="ce205" table:formula="of:=IFERROR(IF(ISBLANK([.Y473]); &quot;&quot;; IF([.$F473]=&quot;Long&quot;; ([.Y473]-[.$I473])*[.$H473]/[.$K473]; ([.$I473]-[.Y473])*[.$H473]/[.$K473])-[.$P473]); &quot;&quot;)">
            <text:p/>
          </table:table-cell>
          <table:table-cell table:style-name="Default"/>
          <table:table-cell table:style-name="ce205" table:formula="of:=IFERROR(IF(ISBLANK([.AA473]); &quot;&quot;; IF([.$F473]=&quot;Long&quot;; ([.AA473]-[.$I473])*[.$H473]/[.$K473]; ([.$I473]-[.AA473])*[.$H473]/[.$K473])-[.$P473]); &quot;&quot;)">
            <text:p/>
          </table:table-cell>
          <table:table-cell/>
          <table:table-cell table:formula="of:=IF(ISBLANK([.O473]); &quot;&quot;; DAY([.O473]))">
            <text:p/>
          </table:table-cell>
          <table:table-cell table:formula="of:=IF(ISBLANK([.G473]); &quot;&quot;; WEEKDAY([.G473]; 2))">
            <text:p/>
          </table:table-cell>
          <table:table-cell table:formula="of:=IF(ISBLANK([.O473]); &quot;&quot;; WEEKDAY([.O473]; 2))">
            <text:p/>
          </table:table-cell>
          <table:table-cell table:formula="of:=IF(ISBLANK([.O473]); &quot;&quot;; WEEKNUM([.O473]))">
            <text:p/>
          </table:table-cell>
          <table:table-cell table:formula="of:=IF(ISBLANK([.O473]); &quot;&quot;; MONTH([.O473]))">
            <text:p/>
          </table:table-cell>
          <table:table-cell table:formula="of:=IF(OR(ISBLANK([.G473]); ISBLANK([.O473])); &quot;&quot;; IFERROR(DATEDIF([.G473];[.O473];&quot;d&quot;); &quot;&quot;))">
            <text:p/>
          </table:table-cell>
          <table:table-cell table:formula="of:=IFERROR([.AJ472]+[.P473]; &quot;&quot;)">
            <text:p/>
          </table:table-cell>
          <table:table-cell table:formula="of:=IFERROR([.AK472]+[.Q47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74]=&quot;Long&quot;; [.I474]-[Overview.$C$4]/[.H474]; IF([.F474]=&quot;Short&quot;; [.I474]+[Overview.$C$4]/[.H474]; &quot;&quot;)); &quot;&quot;)">
            <text:p/>
          </table:table-cell>
          <table:table-cell table:style-name="ce157" table:formula="of:=IFERROR(ABS([.J474]-[.I474])*[.H474]; &quot;&quot;)">
            <text:p/>
          </table:table-cell>
          <table:table-cell table:formula="of:=IFERROR(IF([.F474]=&quot;Long&quot;; [.I474]+[Overview.$C$4]/[.H474]*[Overview.$C$6]; IF([.F474]=&quot;Short&quot;; [.I474]-[Overview.$C$4]/[.H474]*[Overview.$C$6]; &quot;&quot;)); &quot;&quot;)">
            <text:p/>
          </table:table-cell>
          <table:table-cell table:number-columns-repeated="3"/>
          <table:table-cell table:formula="of:=IFERROR([.Q474]/[.K474]; &quot;&quot;)">
            <text:p/>
          </table:table-cell>
          <table:table-cell table:formula="of:=IFERROR(IF(AND([.F474]=&quot;Long&quot;; [.M474]=[.H474]); [.H474]*([.N474]-[.I474]); IF(AND([.F474]=&quot;Short&quot;; [.M474]=[.H474]); [.H474]*([.I474]-[.N474]); &quot;&quot;)); &quot;&quot;)">
            <text:p/>
          </table:table-cell>
          <table:table-cell table:formula="of:=IF(ISNUMBER([.Q474]); IF([.Q474]&gt;0; &quot;Win&quot;; &quot;Loss&quot;);&quot;&quot;)">
            <text:p/>
          </table:table-cell>
          <table:table-cell table:formula="of:=IF([.O474]=&quot;&quot;; &quot;&quot;; CONCATENATE(DATEDIF([.G474];[.O474];&quot;d&quot;); IF(DATEDIF([.G474];[.O47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74]); &quot;&quot;; IF([.$F474]=&quot;Long&quot;; ([.W474]-[.$I474])*[.$H474]/[.$K474]; ([.$I474]-[.W474])*[.$H474]/[.$K474])-[.$P474]); &quot;&quot;)">
            <text:p/>
          </table:table-cell>
          <table:table-cell table:style-name="Default"/>
          <table:table-cell table:style-name="ce205" table:formula="of:=IFERROR(IF(ISBLANK([.Y474]); &quot;&quot;; IF([.$F474]=&quot;Long&quot;; ([.Y474]-[.$I474])*[.$H474]/[.$K474]; ([.$I474]-[.Y474])*[.$H474]/[.$K474])-[.$P474]); &quot;&quot;)">
            <text:p/>
          </table:table-cell>
          <table:table-cell table:style-name="Default"/>
          <table:table-cell table:style-name="ce205" table:formula="of:=IFERROR(IF(ISBLANK([.AA474]); &quot;&quot;; IF([.$F474]=&quot;Long&quot;; ([.AA474]-[.$I474])*[.$H474]/[.$K474]; ([.$I474]-[.AA474])*[.$H474]/[.$K474])-[.$P474]); &quot;&quot;)">
            <text:p/>
          </table:table-cell>
          <table:table-cell/>
          <table:table-cell table:formula="of:=IF(ISBLANK([.O474]); &quot;&quot;; DAY([.O474]))">
            <text:p/>
          </table:table-cell>
          <table:table-cell table:formula="of:=IF(ISBLANK([.G474]); &quot;&quot;; WEEKDAY([.G474]; 2))">
            <text:p/>
          </table:table-cell>
          <table:table-cell table:formula="of:=IF(ISBLANK([.O474]); &quot;&quot;; WEEKDAY([.O474]; 2))">
            <text:p/>
          </table:table-cell>
          <table:table-cell table:formula="of:=IF(ISBLANK([.O474]); &quot;&quot;; WEEKNUM([.O474]))">
            <text:p/>
          </table:table-cell>
          <table:table-cell table:formula="of:=IF(ISBLANK([.O474]); &quot;&quot;; MONTH([.O474]))">
            <text:p/>
          </table:table-cell>
          <table:table-cell table:formula="of:=IF(OR(ISBLANK([.G474]); ISBLANK([.O474])); &quot;&quot;; IFERROR(DATEDIF([.G474];[.O474];&quot;d&quot;); &quot;&quot;))">
            <text:p/>
          </table:table-cell>
          <table:table-cell table:formula="of:=IFERROR([.AJ473]+[.P474]; &quot;&quot;)">
            <text:p/>
          </table:table-cell>
          <table:table-cell table:formula="of:=IFERROR([.AK473]+[.Q47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73" calcext:value-type="float">
            <text:p>47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75]=&quot;Long&quot;; [.I475]-[Overview.$C$4]/[.H475]; IF([.F475]=&quot;Short&quot;; [.I475]+[Overview.$C$4]/[.H475]; &quot;&quot;)); &quot;&quot;)">
            <text:p/>
          </table:table-cell>
          <table:table-cell table:style-name="ce157" table:formula="of:=IFERROR(ABS([.J475]-[.I475])*[.H475]; &quot;&quot;)">
            <text:p/>
          </table:table-cell>
          <table:table-cell table:formula="of:=IFERROR(IF([.F475]=&quot;Long&quot;; [.I475]+[Overview.$C$4]/[.H475]*[Overview.$C$6]; IF([.F475]=&quot;Short&quot;; [.I475]-[Overview.$C$4]/[.H475]*[Overview.$C$6]; &quot;&quot;)); &quot;&quot;)">
            <text:p/>
          </table:table-cell>
          <table:table-cell table:number-columns-repeated="3"/>
          <table:table-cell table:formula="of:=IFERROR([.Q475]/[.K475]; &quot;&quot;)">
            <text:p/>
          </table:table-cell>
          <table:table-cell table:formula="of:=IFERROR(IF(AND([.F475]=&quot;Long&quot;; [.M475]=[.H475]); [.H475]*([.N475]-[.I475]); IF(AND([.F475]=&quot;Short&quot;; [.M475]=[.H475]); [.H475]*([.I475]-[.N475]); &quot;&quot;)); &quot;&quot;)">
            <text:p/>
          </table:table-cell>
          <table:table-cell table:formula="of:=IF(ISNUMBER([.Q475]); IF([.Q475]&gt;0; &quot;Win&quot;; &quot;Loss&quot;);&quot;&quot;)">
            <text:p/>
          </table:table-cell>
          <table:table-cell table:formula="of:=IF([.O475]=&quot;&quot;; &quot;&quot;; CONCATENATE(DATEDIF([.G475];[.O475];&quot;d&quot;); IF(DATEDIF([.G475];[.O47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75]); &quot;&quot;; IF([.$F475]=&quot;Long&quot;; ([.W475]-[.$I475])*[.$H475]/[.$K475]; ([.$I475]-[.W475])*[.$H475]/[.$K475])-[.$P475]); &quot;&quot;)">
            <text:p/>
          </table:table-cell>
          <table:table-cell table:style-name="Default"/>
          <table:table-cell table:style-name="ce205" table:formula="of:=IFERROR(IF(ISBLANK([.Y475]); &quot;&quot;; IF([.$F475]=&quot;Long&quot;; ([.Y475]-[.$I475])*[.$H475]/[.$K475]; ([.$I475]-[.Y475])*[.$H475]/[.$K475])-[.$P475]); &quot;&quot;)">
            <text:p/>
          </table:table-cell>
          <table:table-cell table:style-name="Default"/>
          <table:table-cell table:style-name="ce205" table:formula="of:=IFERROR(IF(ISBLANK([.AA475]); &quot;&quot;; IF([.$F475]=&quot;Long&quot;; ([.AA475]-[.$I475])*[.$H475]/[.$K475]; ([.$I475]-[.AA475])*[.$H475]/[.$K475])-[.$P475]); &quot;&quot;)">
            <text:p/>
          </table:table-cell>
          <table:table-cell/>
          <table:table-cell table:formula="of:=IF(ISBLANK([.O475]); &quot;&quot;; DAY([.O475]))">
            <text:p/>
          </table:table-cell>
          <table:table-cell table:formula="of:=IF(ISBLANK([.G475]); &quot;&quot;; WEEKDAY([.G475]; 2))">
            <text:p/>
          </table:table-cell>
          <table:table-cell table:formula="of:=IF(ISBLANK([.O475]); &quot;&quot;; WEEKDAY([.O475]; 2))">
            <text:p/>
          </table:table-cell>
          <table:table-cell table:formula="of:=IF(ISBLANK([.O475]); &quot;&quot;; WEEKNUM([.O475]))">
            <text:p/>
          </table:table-cell>
          <table:table-cell table:formula="of:=IF(ISBLANK([.O475]); &quot;&quot;; MONTH([.O475]))">
            <text:p/>
          </table:table-cell>
          <table:table-cell table:formula="of:=IF(OR(ISBLANK([.G475]); ISBLANK([.O475])); &quot;&quot;; IFERROR(DATEDIF([.G475];[.O475];&quot;d&quot;); &quot;&quot;))">
            <text:p/>
          </table:table-cell>
          <table:table-cell table:formula="of:=IFERROR([.AJ474]+[.P475]; &quot;&quot;)">
            <text:p/>
          </table:table-cell>
          <table:table-cell table:formula="of:=IFERROR([.AK474]+[.Q47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76]=&quot;Long&quot;; [.I476]-[Overview.$C$4]/[.H476]; IF([.F476]=&quot;Short&quot;; [.I476]+[Overview.$C$4]/[.H476]; &quot;&quot;)); &quot;&quot;)">
            <text:p/>
          </table:table-cell>
          <table:table-cell table:style-name="ce157" table:formula="of:=IFERROR(ABS([.J476]-[.I476])*[.H476]; &quot;&quot;)">
            <text:p/>
          </table:table-cell>
          <table:table-cell table:formula="of:=IFERROR(IF([.F476]=&quot;Long&quot;; [.I476]+[Overview.$C$4]/[.H476]*[Overview.$C$6]; IF([.F476]=&quot;Short&quot;; [.I476]-[Overview.$C$4]/[.H476]*[Overview.$C$6]; &quot;&quot;)); &quot;&quot;)">
            <text:p/>
          </table:table-cell>
          <table:table-cell table:number-columns-repeated="3"/>
          <table:table-cell table:formula="of:=IFERROR([.Q476]/[.K476]; &quot;&quot;)">
            <text:p/>
          </table:table-cell>
          <table:table-cell table:formula="of:=IFERROR(IF(AND([.F476]=&quot;Long&quot;; [.M476]=[.H476]); [.H476]*([.N476]-[.I476]); IF(AND([.F476]=&quot;Short&quot;; [.M476]=[.H476]); [.H476]*([.I476]-[.N476]); &quot;&quot;)); &quot;&quot;)">
            <text:p/>
          </table:table-cell>
          <table:table-cell table:formula="of:=IF(ISNUMBER([.Q476]); IF([.Q476]&gt;0; &quot;Win&quot;; &quot;Loss&quot;);&quot;&quot;)">
            <text:p/>
          </table:table-cell>
          <table:table-cell table:formula="of:=IF([.O476]=&quot;&quot;; &quot;&quot;; CONCATENATE(DATEDIF([.G476];[.O476];&quot;d&quot;); IF(DATEDIF([.G476];[.O47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76]); &quot;&quot;; IF([.$F476]=&quot;Long&quot;; ([.W476]-[.$I476])*[.$H476]/[.$K476]; ([.$I476]-[.W476])*[.$H476]/[.$K476])-[.$P476]); &quot;&quot;)">
            <text:p/>
          </table:table-cell>
          <table:table-cell table:style-name="Default"/>
          <table:table-cell table:style-name="ce205" table:formula="of:=IFERROR(IF(ISBLANK([.Y476]); &quot;&quot;; IF([.$F476]=&quot;Long&quot;; ([.Y476]-[.$I476])*[.$H476]/[.$K476]; ([.$I476]-[.Y476])*[.$H476]/[.$K476])-[.$P476]); &quot;&quot;)">
            <text:p/>
          </table:table-cell>
          <table:table-cell table:style-name="Default"/>
          <table:table-cell table:style-name="ce205" table:formula="of:=IFERROR(IF(ISBLANK([.AA476]); &quot;&quot;; IF([.$F476]=&quot;Long&quot;; ([.AA476]-[.$I476])*[.$H476]/[.$K476]; ([.$I476]-[.AA476])*[.$H476]/[.$K476])-[.$P476]); &quot;&quot;)">
            <text:p/>
          </table:table-cell>
          <table:table-cell/>
          <table:table-cell table:formula="of:=IF(ISBLANK([.O476]); &quot;&quot;; DAY([.O476]))">
            <text:p/>
          </table:table-cell>
          <table:table-cell table:formula="of:=IF(ISBLANK([.G476]); &quot;&quot;; WEEKDAY([.G476]; 2))">
            <text:p/>
          </table:table-cell>
          <table:table-cell table:formula="of:=IF(ISBLANK([.O476]); &quot;&quot;; WEEKDAY([.O476]; 2))">
            <text:p/>
          </table:table-cell>
          <table:table-cell table:formula="of:=IF(ISBLANK([.O476]); &quot;&quot;; WEEKNUM([.O476]))">
            <text:p/>
          </table:table-cell>
          <table:table-cell table:formula="of:=IF(ISBLANK([.O476]); &quot;&quot;; MONTH([.O476]))">
            <text:p/>
          </table:table-cell>
          <table:table-cell table:formula="of:=IF(OR(ISBLANK([.G476]); ISBLANK([.O476])); &quot;&quot;; IFERROR(DATEDIF([.G476];[.O476];&quot;d&quot;); &quot;&quot;))">
            <text:p/>
          </table:table-cell>
          <table:table-cell table:formula="of:=IFERROR([.AJ475]+[.P476]; &quot;&quot;)">
            <text:p/>
          </table:table-cell>
          <table:table-cell table:formula="of:=IFERROR([.AK475]+[.Q47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77]=&quot;Long&quot;; [.I477]-[Overview.$C$4]/[.H477]; IF([.F477]=&quot;Short&quot;; [.I477]+[Overview.$C$4]/[.H477]; &quot;&quot;)); &quot;&quot;)">
            <text:p/>
          </table:table-cell>
          <table:table-cell table:style-name="ce157" table:formula="of:=IFERROR(ABS([.J477]-[.I477])*[.H477]; &quot;&quot;)">
            <text:p/>
          </table:table-cell>
          <table:table-cell table:formula="of:=IFERROR(IF([.F477]=&quot;Long&quot;; [.I477]+[Overview.$C$4]/[.H477]*[Overview.$C$6]; IF([.F477]=&quot;Short&quot;; [.I477]-[Overview.$C$4]/[.H477]*[Overview.$C$6]; &quot;&quot;)); &quot;&quot;)">
            <text:p/>
          </table:table-cell>
          <table:table-cell table:number-columns-repeated="3"/>
          <table:table-cell table:formula="of:=IFERROR([.Q477]/[.K477]; &quot;&quot;)">
            <text:p/>
          </table:table-cell>
          <table:table-cell table:formula="of:=IFERROR(IF(AND([.F477]=&quot;Long&quot;; [.M477]=[.H477]); [.H477]*([.N477]-[.I477]); IF(AND([.F477]=&quot;Short&quot;; [.M477]=[.H477]); [.H477]*([.I477]-[.N477]); &quot;&quot;)); &quot;&quot;)">
            <text:p/>
          </table:table-cell>
          <table:table-cell table:formula="of:=IF(ISNUMBER([.Q477]); IF([.Q477]&gt;0; &quot;Win&quot;; &quot;Loss&quot;);&quot;&quot;)">
            <text:p/>
          </table:table-cell>
          <table:table-cell table:formula="of:=IF([.O477]=&quot;&quot;; &quot;&quot;; CONCATENATE(DATEDIF([.G477];[.O477];&quot;d&quot;); IF(DATEDIF([.G477];[.O47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77]); &quot;&quot;; IF([.$F477]=&quot;Long&quot;; ([.W477]-[.$I477])*[.$H477]/[.$K477]; ([.$I477]-[.W477])*[.$H477]/[.$K477])-[.$P477]); &quot;&quot;)">
            <text:p/>
          </table:table-cell>
          <table:table-cell table:style-name="Default"/>
          <table:table-cell table:style-name="ce205" table:formula="of:=IFERROR(IF(ISBLANK([.Y477]); &quot;&quot;; IF([.$F477]=&quot;Long&quot;; ([.Y477]-[.$I477])*[.$H477]/[.$K477]; ([.$I477]-[.Y477])*[.$H477]/[.$K477])-[.$P477]); &quot;&quot;)">
            <text:p/>
          </table:table-cell>
          <table:table-cell table:style-name="Default"/>
          <table:table-cell table:style-name="ce205" table:formula="of:=IFERROR(IF(ISBLANK([.AA477]); &quot;&quot;; IF([.$F477]=&quot;Long&quot;; ([.AA477]-[.$I477])*[.$H477]/[.$K477]; ([.$I477]-[.AA477])*[.$H477]/[.$K477])-[.$P477]); &quot;&quot;)">
            <text:p/>
          </table:table-cell>
          <table:table-cell/>
          <table:table-cell table:formula="of:=IF(ISBLANK([.O477]); &quot;&quot;; DAY([.O477]))">
            <text:p/>
          </table:table-cell>
          <table:table-cell table:formula="of:=IF(ISBLANK([.G477]); &quot;&quot;; WEEKDAY([.G477]; 2))">
            <text:p/>
          </table:table-cell>
          <table:table-cell table:formula="of:=IF(ISBLANK([.O477]); &quot;&quot;; WEEKDAY([.O477]; 2))">
            <text:p/>
          </table:table-cell>
          <table:table-cell table:formula="of:=IF(ISBLANK([.O477]); &quot;&quot;; WEEKNUM([.O477]))">
            <text:p/>
          </table:table-cell>
          <table:table-cell table:formula="of:=IF(ISBLANK([.O477]); &quot;&quot;; MONTH([.O477]))">
            <text:p/>
          </table:table-cell>
          <table:table-cell table:formula="of:=IF(OR(ISBLANK([.G477]); ISBLANK([.O477])); &quot;&quot;; IFERROR(DATEDIF([.G477];[.O477];&quot;d&quot;); &quot;&quot;))">
            <text:p/>
          </table:table-cell>
          <table:table-cell table:formula="of:=IFERROR([.AJ476]+[.P477]; &quot;&quot;)">
            <text:p/>
          </table:table-cell>
          <table:table-cell table:formula="of:=IFERROR([.AK476]+[.Q47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78]=&quot;Long&quot;; [.I478]-[Overview.$C$4]/[.H478]; IF([.F478]=&quot;Short&quot;; [.I478]+[Overview.$C$4]/[.H478]; &quot;&quot;)); &quot;&quot;)">
            <text:p/>
          </table:table-cell>
          <table:table-cell table:style-name="ce157" table:formula="of:=IFERROR(ABS([.J478]-[.I478])*[.H478]; &quot;&quot;)">
            <text:p/>
          </table:table-cell>
          <table:table-cell table:formula="of:=IFERROR(IF([.F478]=&quot;Long&quot;; [.I478]+[Overview.$C$4]/[.H478]*[Overview.$C$6]; IF([.F478]=&quot;Short&quot;; [.I478]-[Overview.$C$4]/[.H478]*[Overview.$C$6]; &quot;&quot;)); &quot;&quot;)">
            <text:p/>
          </table:table-cell>
          <table:table-cell table:number-columns-repeated="3"/>
          <table:table-cell table:formula="of:=IFERROR([.Q478]/[.K478]; &quot;&quot;)">
            <text:p/>
          </table:table-cell>
          <table:table-cell table:formula="of:=IFERROR(IF(AND([.F478]=&quot;Long&quot;; [.M478]=[.H478]); [.H478]*([.N478]-[.I478]); IF(AND([.F478]=&quot;Short&quot;; [.M478]=[.H478]); [.H478]*([.I478]-[.N478]); &quot;&quot;)); &quot;&quot;)">
            <text:p/>
          </table:table-cell>
          <table:table-cell table:formula="of:=IF(ISNUMBER([.Q478]); IF([.Q478]&gt;0; &quot;Win&quot;; &quot;Loss&quot;);&quot;&quot;)">
            <text:p/>
          </table:table-cell>
          <table:table-cell table:formula="of:=IF([.O478]=&quot;&quot;; &quot;&quot;; CONCATENATE(DATEDIF([.G478];[.O478];&quot;d&quot;); IF(DATEDIF([.G478];[.O47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78]); &quot;&quot;; IF([.$F478]=&quot;Long&quot;; ([.W478]-[.$I478])*[.$H478]/[.$K478]; ([.$I478]-[.W478])*[.$H478]/[.$K478])-[.$P478]); &quot;&quot;)">
            <text:p/>
          </table:table-cell>
          <table:table-cell table:style-name="Default"/>
          <table:table-cell table:style-name="ce205" table:formula="of:=IFERROR(IF(ISBLANK([.Y478]); &quot;&quot;; IF([.$F478]=&quot;Long&quot;; ([.Y478]-[.$I478])*[.$H478]/[.$K478]; ([.$I478]-[.Y478])*[.$H478]/[.$K478])-[.$P478]); &quot;&quot;)">
            <text:p/>
          </table:table-cell>
          <table:table-cell table:style-name="Default"/>
          <table:table-cell table:style-name="ce205" table:formula="of:=IFERROR(IF(ISBLANK([.AA478]); &quot;&quot;; IF([.$F478]=&quot;Long&quot;; ([.AA478]-[.$I478])*[.$H478]/[.$K478]; ([.$I478]-[.AA478])*[.$H478]/[.$K478])-[.$P478]); &quot;&quot;)">
            <text:p/>
          </table:table-cell>
          <table:table-cell/>
          <table:table-cell table:formula="of:=IF(ISBLANK([.O478]); &quot;&quot;; DAY([.O478]))">
            <text:p/>
          </table:table-cell>
          <table:table-cell table:formula="of:=IF(ISBLANK([.G478]); &quot;&quot;; WEEKDAY([.G478]; 2))">
            <text:p/>
          </table:table-cell>
          <table:table-cell table:formula="of:=IF(ISBLANK([.O478]); &quot;&quot;; WEEKDAY([.O478]; 2))">
            <text:p/>
          </table:table-cell>
          <table:table-cell table:formula="of:=IF(ISBLANK([.O478]); &quot;&quot;; WEEKNUM([.O478]))">
            <text:p/>
          </table:table-cell>
          <table:table-cell table:formula="of:=IF(ISBLANK([.O478]); &quot;&quot;; MONTH([.O478]))">
            <text:p/>
          </table:table-cell>
          <table:table-cell table:formula="of:=IF(OR(ISBLANK([.G478]); ISBLANK([.O478])); &quot;&quot;; IFERROR(DATEDIF([.G478];[.O478];&quot;d&quot;); &quot;&quot;))">
            <text:p/>
          </table:table-cell>
          <table:table-cell table:formula="of:=IFERROR([.AJ477]+[.P478]; &quot;&quot;)">
            <text:p/>
          </table:table-cell>
          <table:table-cell table:formula="of:=IFERROR([.AK477]+[.Q47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79]=&quot;Long&quot;; [.I479]-[Overview.$C$4]/[.H479]; IF([.F479]=&quot;Short&quot;; [.I479]+[Overview.$C$4]/[.H479]; &quot;&quot;)); &quot;&quot;)">
            <text:p/>
          </table:table-cell>
          <table:table-cell table:style-name="ce157" table:formula="of:=IFERROR(ABS([.J479]-[.I479])*[.H479]; &quot;&quot;)">
            <text:p/>
          </table:table-cell>
          <table:table-cell table:formula="of:=IFERROR(IF([.F479]=&quot;Long&quot;; [.I479]+[Overview.$C$4]/[.H479]*[Overview.$C$6]; IF([.F479]=&quot;Short&quot;; [.I479]-[Overview.$C$4]/[.H479]*[Overview.$C$6]; &quot;&quot;)); &quot;&quot;)">
            <text:p/>
          </table:table-cell>
          <table:table-cell table:number-columns-repeated="3"/>
          <table:table-cell table:formula="of:=IFERROR([.Q479]/[.K479]; &quot;&quot;)">
            <text:p/>
          </table:table-cell>
          <table:table-cell table:formula="of:=IFERROR(IF(AND([.F479]=&quot;Long&quot;; [.M479]=[.H479]); [.H479]*([.N479]-[.I479]); IF(AND([.F479]=&quot;Short&quot;; [.M479]=[.H479]); [.H479]*([.I479]-[.N479]); &quot;&quot;)); &quot;&quot;)">
            <text:p/>
          </table:table-cell>
          <table:table-cell table:formula="of:=IF(ISNUMBER([.Q479]); IF([.Q479]&gt;0; &quot;Win&quot;; &quot;Loss&quot;);&quot;&quot;)">
            <text:p/>
          </table:table-cell>
          <table:table-cell table:formula="of:=IF([.O479]=&quot;&quot;; &quot;&quot;; CONCATENATE(DATEDIF([.G479];[.O479];&quot;d&quot;); IF(DATEDIF([.G479];[.O47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79]); &quot;&quot;; IF([.$F479]=&quot;Long&quot;; ([.W479]-[.$I479])*[.$H479]/[.$K479]; ([.$I479]-[.W479])*[.$H479]/[.$K479])-[.$P479]); &quot;&quot;)">
            <text:p/>
          </table:table-cell>
          <table:table-cell table:style-name="Default"/>
          <table:table-cell table:style-name="ce205" table:formula="of:=IFERROR(IF(ISBLANK([.Y479]); &quot;&quot;; IF([.$F479]=&quot;Long&quot;; ([.Y479]-[.$I479])*[.$H479]/[.$K479]; ([.$I479]-[.Y479])*[.$H479]/[.$K479])-[.$P479]); &quot;&quot;)">
            <text:p/>
          </table:table-cell>
          <table:table-cell table:style-name="Default"/>
          <table:table-cell table:style-name="ce205" table:formula="of:=IFERROR(IF(ISBLANK([.AA479]); &quot;&quot;; IF([.$F479]=&quot;Long&quot;; ([.AA479]-[.$I479])*[.$H479]/[.$K479]; ([.$I479]-[.AA479])*[.$H479]/[.$K479])-[.$P479]); &quot;&quot;)">
            <text:p/>
          </table:table-cell>
          <table:table-cell/>
          <table:table-cell table:formula="of:=IF(ISBLANK([.O479]); &quot;&quot;; DAY([.O479]))">
            <text:p/>
          </table:table-cell>
          <table:table-cell table:formula="of:=IF(ISBLANK([.G479]); &quot;&quot;; WEEKDAY([.G479]; 2))">
            <text:p/>
          </table:table-cell>
          <table:table-cell table:formula="of:=IF(ISBLANK([.O479]); &quot;&quot;; WEEKDAY([.O479]; 2))">
            <text:p/>
          </table:table-cell>
          <table:table-cell table:formula="of:=IF(ISBLANK([.O479]); &quot;&quot;; WEEKNUM([.O479]))">
            <text:p/>
          </table:table-cell>
          <table:table-cell table:formula="of:=IF(ISBLANK([.O479]); &quot;&quot;; MONTH([.O479]))">
            <text:p/>
          </table:table-cell>
          <table:table-cell table:formula="of:=IF(OR(ISBLANK([.G479]); ISBLANK([.O479])); &quot;&quot;; IFERROR(DATEDIF([.G479];[.O479];&quot;d&quot;); &quot;&quot;))">
            <text:p/>
          </table:table-cell>
          <table:table-cell table:formula="of:=IFERROR([.AJ478]+[.P479]; &quot;&quot;)">
            <text:p/>
          </table:table-cell>
          <table:table-cell table:formula="of:=IFERROR([.AK478]+[.Q47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80]=&quot;Long&quot;; [.I480]-[Overview.$C$4]/[.H480]; IF([.F480]=&quot;Short&quot;; [.I480]+[Overview.$C$4]/[.H480]; &quot;&quot;)); &quot;&quot;)">
            <text:p/>
          </table:table-cell>
          <table:table-cell table:style-name="ce157" table:formula="of:=IFERROR(ABS([.J480]-[.I480])*[.H480]; &quot;&quot;)">
            <text:p/>
          </table:table-cell>
          <table:table-cell table:formula="of:=IFERROR(IF([.F480]=&quot;Long&quot;; [.I480]+[Overview.$C$4]/[.H480]*[Overview.$C$6]; IF([.F480]=&quot;Short&quot;; [.I480]-[Overview.$C$4]/[.H480]*[Overview.$C$6]; &quot;&quot;)); &quot;&quot;)">
            <text:p/>
          </table:table-cell>
          <table:table-cell table:number-columns-repeated="3"/>
          <table:table-cell table:formula="of:=IFERROR([.Q480]/[.K480]; &quot;&quot;)">
            <text:p/>
          </table:table-cell>
          <table:table-cell table:formula="of:=IFERROR(IF(AND([.F480]=&quot;Long&quot;; [.M480]=[.H480]); [.H480]*([.N480]-[.I480]); IF(AND([.F480]=&quot;Short&quot;; [.M480]=[.H480]); [.H480]*([.I480]-[.N480]); &quot;&quot;)); &quot;&quot;)">
            <text:p/>
          </table:table-cell>
          <table:table-cell table:formula="of:=IF(ISNUMBER([.Q480]); IF([.Q480]&gt;0; &quot;Win&quot;; &quot;Loss&quot;);&quot;&quot;)">
            <text:p/>
          </table:table-cell>
          <table:table-cell table:formula="of:=IF([.O480]=&quot;&quot;; &quot;&quot;; CONCATENATE(DATEDIF([.G480];[.O480];&quot;d&quot;); IF(DATEDIF([.G480];[.O48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80]); &quot;&quot;; IF([.$F480]=&quot;Long&quot;; ([.W480]-[.$I480])*[.$H480]/[.$K480]; ([.$I480]-[.W480])*[.$H480]/[.$K480])-[.$P480]); &quot;&quot;)">
            <text:p/>
          </table:table-cell>
          <table:table-cell table:style-name="Default"/>
          <table:table-cell table:style-name="ce205" table:formula="of:=IFERROR(IF(ISBLANK([.Y480]); &quot;&quot;; IF([.$F480]=&quot;Long&quot;; ([.Y480]-[.$I480])*[.$H480]/[.$K480]; ([.$I480]-[.Y480])*[.$H480]/[.$K480])-[.$P480]); &quot;&quot;)">
            <text:p/>
          </table:table-cell>
          <table:table-cell table:style-name="Default"/>
          <table:table-cell table:style-name="ce205" table:formula="of:=IFERROR(IF(ISBLANK([.AA480]); &quot;&quot;; IF([.$F480]=&quot;Long&quot;; ([.AA480]-[.$I480])*[.$H480]/[.$K480]; ([.$I480]-[.AA480])*[.$H480]/[.$K480])-[.$P480]); &quot;&quot;)">
            <text:p/>
          </table:table-cell>
          <table:table-cell/>
          <table:table-cell table:formula="of:=IF(ISBLANK([.O480]); &quot;&quot;; DAY([.O480]))">
            <text:p/>
          </table:table-cell>
          <table:table-cell table:formula="of:=IF(ISBLANK([.G480]); &quot;&quot;; WEEKDAY([.G480]; 2))">
            <text:p/>
          </table:table-cell>
          <table:table-cell table:formula="of:=IF(ISBLANK([.O480]); &quot;&quot;; WEEKDAY([.O480]; 2))">
            <text:p/>
          </table:table-cell>
          <table:table-cell table:formula="of:=IF(ISBLANK([.O480]); &quot;&quot;; WEEKNUM([.O480]))">
            <text:p/>
          </table:table-cell>
          <table:table-cell table:formula="of:=IF(ISBLANK([.O480]); &quot;&quot;; MONTH([.O480]))">
            <text:p/>
          </table:table-cell>
          <table:table-cell table:formula="of:=IF(OR(ISBLANK([.G480]); ISBLANK([.O480])); &quot;&quot;; IFERROR(DATEDIF([.G480];[.O480];&quot;d&quot;); &quot;&quot;))">
            <text:p/>
          </table:table-cell>
          <table:table-cell table:formula="of:=IFERROR([.AJ479]+[.P480]; &quot;&quot;)">
            <text:p/>
          </table:table-cell>
          <table:table-cell table:formula="of:=IFERROR([.AK479]+[.Q48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79" calcext:value-type="float">
            <text:p>47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81]=&quot;Long&quot;; [.I481]-[Overview.$C$4]/[.H481]; IF([.F481]=&quot;Short&quot;; [.I481]+[Overview.$C$4]/[.H481]; &quot;&quot;)); &quot;&quot;)">
            <text:p/>
          </table:table-cell>
          <table:table-cell table:style-name="ce157" table:formula="of:=IFERROR(ABS([.J481]-[.I481])*[.H481]; &quot;&quot;)">
            <text:p/>
          </table:table-cell>
          <table:table-cell table:formula="of:=IFERROR(IF([.F481]=&quot;Long&quot;; [.I481]+[Overview.$C$4]/[.H481]*[Overview.$C$6]; IF([.F481]=&quot;Short&quot;; [.I481]-[Overview.$C$4]/[.H481]*[Overview.$C$6]; &quot;&quot;)); &quot;&quot;)">
            <text:p/>
          </table:table-cell>
          <table:table-cell table:number-columns-repeated="3"/>
          <table:table-cell table:formula="of:=IFERROR([.Q481]/[.K481]; &quot;&quot;)">
            <text:p/>
          </table:table-cell>
          <table:table-cell table:formula="of:=IFERROR(IF(AND([.F481]=&quot;Long&quot;; [.M481]=[.H481]); [.H481]*([.N481]-[.I481]); IF(AND([.F481]=&quot;Short&quot;; [.M481]=[.H481]); [.H481]*([.I481]-[.N481]); &quot;&quot;)); &quot;&quot;)">
            <text:p/>
          </table:table-cell>
          <table:table-cell table:formula="of:=IF(ISNUMBER([.Q481]); IF([.Q481]&gt;0; &quot;Win&quot;; &quot;Loss&quot;);&quot;&quot;)">
            <text:p/>
          </table:table-cell>
          <table:table-cell table:formula="of:=IF([.O481]=&quot;&quot;; &quot;&quot;; CONCATENATE(DATEDIF([.G481];[.O481];&quot;d&quot;); IF(DATEDIF([.G481];[.O48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81]); &quot;&quot;; IF([.$F481]=&quot;Long&quot;; ([.W481]-[.$I481])*[.$H481]/[.$K481]; ([.$I481]-[.W481])*[.$H481]/[.$K481])-[.$P481]); &quot;&quot;)">
            <text:p/>
          </table:table-cell>
          <table:table-cell table:style-name="Default"/>
          <table:table-cell table:style-name="ce205" table:formula="of:=IFERROR(IF(ISBLANK([.Y481]); &quot;&quot;; IF([.$F481]=&quot;Long&quot;; ([.Y481]-[.$I481])*[.$H481]/[.$K481]; ([.$I481]-[.Y481])*[.$H481]/[.$K481])-[.$P481]); &quot;&quot;)">
            <text:p/>
          </table:table-cell>
          <table:table-cell table:style-name="Default"/>
          <table:table-cell table:style-name="ce205" table:formula="of:=IFERROR(IF(ISBLANK([.AA481]); &quot;&quot;; IF([.$F481]=&quot;Long&quot;; ([.AA481]-[.$I481])*[.$H481]/[.$K481]; ([.$I481]-[.AA481])*[.$H481]/[.$K481])-[.$P481]); &quot;&quot;)">
            <text:p/>
          </table:table-cell>
          <table:table-cell/>
          <table:table-cell table:formula="of:=IF(ISBLANK([.O481]); &quot;&quot;; DAY([.O481]))">
            <text:p/>
          </table:table-cell>
          <table:table-cell table:formula="of:=IF(ISBLANK([.G481]); &quot;&quot;; WEEKDAY([.G481]; 2))">
            <text:p/>
          </table:table-cell>
          <table:table-cell table:formula="of:=IF(ISBLANK([.O481]); &quot;&quot;; WEEKDAY([.O481]; 2))">
            <text:p/>
          </table:table-cell>
          <table:table-cell table:formula="of:=IF(ISBLANK([.O481]); &quot;&quot;; WEEKNUM([.O481]))">
            <text:p/>
          </table:table-cell>
          <table:table-cell table:formula="of:=IF(ISBLANK([.O481]); &quot;&quot;; MONTH([.O481]))">
            <text:p/>
          </table:table-cell>
          <table:table-cell table:formula="of:=IF(OR(ISBLANK([.G481]); ISBLANK([.O481])); &quot;&quot;; IFERROR(DATEDIF([.G481];[.O481];&quot;d&quot;); &quot;&quot;))">
            <text:p/>
          </table:table-cell>
          <table:table-cell table:formula="of:=IFERROR([.AJ480]+[.P481]; &quot;&quot;)">
            <text:p/>
          </table:table-cell>
          <table:table-cell table:formula="of:=IFERROR([.AK480]+[.Q48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82]=&quot;Long&quot;; [.I482]-[Overview.$C$4]/[.H482]; IF([.F482]=&quot;Short&quot;; [.I482]+[Overview.$C$4]/[.H482]; &quot;&quot;)); &quot;&quot;)">
            <text:p/>
          </table:table-cell>
          <table:table-cell table:style-name="ce157" table:formula="of:=IFERROR(ABS([.J482]-[.I482])*[.H482]; &quot;&quot;)">
            <text:p/>
          </table:table-cell>
          <table:table-cell table:formula="of:=IFERROR(IF([.F482]=&quot;Long&quot;; [.I482]+[Overview.$C$4]/[.H482]*[Overview.$C$6]; IF([.F482]=&quot;Short&quot;; [.I482]-[Overview.$C$4]/[.H482]*[Overview.$C$6]; &quot;&quot;)); &quot;&quot;)">
            <text:p/>
          </table:table-cell>
          <table:table-cell table:number-columns-repeated="3"/>
          <table:table-cell table:formula="of:=IFERROR([.Q482]/[.K482]; &quot;&quot;)">
            <text:p/>
          </table:table-cell>
          <table:table-cell table:formula="of:=IFERROR(IF(AND([.F482]=&quot;Long&quot;; [.M482]=[.H482]); [.H482]*([.N482]-[.I482]); IF(AND([.F482]=&quot;Short&quot;; [.M482]=[.H482]); [.H482]*([.I482]-[.N482]); &quot;&quot;)); &quot;&quot;)">
            <text:p/>
          </table:table-cell>
          <table:table-cell table:formula="of:=IF(ISNUMBER([.Q482]); IF([.Q482]&gt;0; &quot;Win&quot;; &quot;Loss&quot;);&quot;&quot;)">
            <text:p/>
          </table:table-cell>
          <table:table-cell table:formula="of:=IF([.O482]=&quot;&quot;; &quot;&quot;; CONCATENATE(DATEDIF([.G482];[.O482];&quot;d&quot;); IF(DATEDIF([.G482];[.O48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82]); &quot;&quot;; IF([.$F482]=&quot;Long&quot;; ([.W482]-[.$I482])*[.$H482]/[.$K482]; ([.$I482]-[.W482])*[.$H482]/[.$K482])-[.$P482]); &quot;&quot;)">
            <text:p/>
          </table:table-cell>
          <table:table-cell table:style-name="Default"/>
          <table:table-cell table:style-name="ce205" table:formula="of:=IFERROR(IF(ISBLANK([.Y482]); &quot;&quot;; IF([.$F482]=&quot;Long&quot;; ([.Y482]-[.$I482])*[.$H482]/[.$K482]; ([.$I482]-[.Y482])*[.$H482]/[.$K482])-[.$P482]); &quot;&quot;)">
            <text:p/>
          </table:table-cell>
          <table:table-cell table:style-name="Default"/>
          <table:table-cell table:style-name="ce205" table:formula="of:=IFERROR(IF(ISBLANK([.AA482]); &quot;&quot;; IF([.$F482]=&quot;Long&quot;; ([.AA482]-[.$I482])*[.$H482]/[.$K482]; ([.$I482]-[.AA482])*[.$H482]/[.$K482])-[.$P482]); &quot;&quot;)">
            <text:p/>
          </table:table-cell>
          <table:table-cell/>
          <table:table-cell table:formula="of:=IF(ISBLANK([.O482]); &quot;&quot;; DAY([.O482]))">
            <text:p/>
          </table:table-cell>
          <table:table-cell table:formula="of:=IF(ISBLANK([.G482]); &quot;&quot;; WEEKDAY([.G482]; 2))">
            <text:p/>
          </table:table-cell>
          <table:table-cell table:formula="of:=IF(ISBLANK([.O482]); &quot;&quot;; WEEKDAY([.O482]; 2))">
            <text:p/>
          </table:table-cell>
          <table:table-cell table:formula="of:=IF(ISBLANK([.O482]); &quot;&quot;; WEEKNUM([.O482]))">
            <text:p/>
          </table:table-cell>
          <table:table-cell table:formula="of:=IF(ISBLANK([.O482]); &quot;&quot;; MONTH([.O482]))">
            <text:p/>
          </table:table-cell>
          <table:table-cell table:formula="of:=IF(OR(ISBLANK([.G482]); ISBLANK([.O482])); &quot;&quot;; IFERROR(DATEDIF([.G482];[.O482];&quot;d&quot;); &quot;&quot;))">
            <text:p/>
          </table:table-cell>
          <table:table-cell table:formula="of:=IFERROR([.AJ481]+[.P482]; &quot;&quot;)">
            <text:p/>
          </table:table-cell>
          <table:table-cell table:formula="of:=IFERROR([.AK481]+[.Q48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83]=&quot;Long&quot;; [.I483]-[Overview.$C$4]/[.H483]; IF([.F483]=&quot;Short&quot;; [.I483]+[Overview.$C$4]/[.H483]; &quot;&quot;)); &quot;&quot;)">
            <text:p/>
          </table:table-cell>
          <table:table-cell table:style-name="ce157" table:formula="of:=IFERROR(ABS([.J483]-[.I483])*[.H483]; &quot;&quot;)">
            <text:p/>
          </table:table-cell>
          <table:table-cell table:formula="of:=IFERROR(IF([.F483]=&quot;Long&quot;; [.I483]+[Overview.$C$4]/[.H483]*[Overview.$C$6]; IF([.F483]=&quot;Short&quot;; [.I483]-[Overview.$C$4]/[.H483]*[Overview.$C$6]; &quot;&quot;)); &quot;&quot;)">
            <text:p/>
          </table:table-cell>
          <table:table-cell table:number-columns-repeated="3"/>
          <table:table-cell table:formula="of:=IFERROR([.Q483]/[.K483]; &quot;&quot;)">
            <text:p/>
          </table:table-cell>
          <table:table-cell table:formula="of:=IFERROR(IF(AND([.F483]=&quot;Long&quot;; [.M483]=[.H483]); [.H483]*([.N483]-[.I483]); IF(AND([.F483]=&quot;Short&quot;; [.M483]=[.H483]); [.H483]*([.I483]-[.N483]); &quot;&quot;)); &quot;&quot;)">
            <text:p/>
          </table:table-cell>
          <table:table-cell table:formula="of:=IF(ISNUMBER([.Q483]); IF([.Q483]&gt;0; &quot;Win&quot;; &quot;Loss&quot;);&quot;&quot;)">
            <text:p/>
          </table:table-cell>
          <table:table-cell table:formula="of:=IF([.O483]=&quot;&quot;; &quot;&quot;; CONCATENATE(DATEDIF([.G483];[.O483];&quot;d&quot;); IF(DATEDIF([.G483];[.O48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83]); &quot;&quot;; IF([.$F483]=&quot;Long&quot;; ([.W483]-[.$I483])*[.$H483]/[.$K483]; ([.$I483]-[.W483])*[.$H483]/[.$K483])-[.$P483]); &quot;&quot;)">
            <text:p/>
          </table:table-cell>
          <table:table-cell table:style-name="Default"/>
          <table:table-cell table:style-name="ce205" table:formula="of:=IFERROR(IF(ISBLANK([.Y483]); &quot;&quot;; IF([.$F483]=&quot;Long&quot;; ([.Y483]-[.$I483])*[.$H483]/[.$K483]; ([.$I483]-[.Y483])*[.$H483]/[.$K483])-[.$P483]); &quot;&quot;)">
            <text:p/>
          </table:table-cell>
          <table:table-cell table:style-name="Default"/>
          <table:table-cell table:style-name="ce205" table:formula="of:=IFERROR(IF(ISBLANK([.AA483]); &quot;&quot;; IF([.$F483]=&quot;Long&quot;; ([.AA483]-[.$I483])*[.$H483]/[.$K483]; ([.$I483]-[.AA483])*[.$H483]/[.$K483])-[.$P483]); &quot;&quot;)">
            <text:p/>
          </table:table-cell>
          <table:table-cell/>
          <table:table-cell table:formula="of:=IF(ISBLANK([.O483]); &quot;&quot;; DAY([.O483]))">
            <text:p/>
          </table:table-cell>
          <table:table-cell table:formula="of:=IF(ISBLANK([.G483]); &quot;&quot;; WEEKDAY([.G483]; 2))">
            <text:p/>
          </table:table-cell>
          <table:table-cell table:formula="of:=IF(ISBLANK([.O483]); &quot;&quot;; WEEKDAY([.O483]; 2))">
            <text:p/>
          </table:table-cell>
          <table:table-cell table:formula="of:=IF(ISBLANK([.O483]); &quot;&quot;; WEEKNUM([.O483]))">
            <text:p/>
          </table:table-cell>
          <table:table-cell table:formula="of:=IF(ISBLANK([.O483]); &quot;&quot;; MONTH([.O483]))">
            <text:p/>
          </table:table-cell>
          <table:table-cell table:formula="of:=IF(OR(ISBLANK([.G483]); ISBLANK([.O483])); &quot;&quot;; IFERROR(DATEDIF([.G483];[.O483];&quot;d&quot;); &quot;&quot;))">
            <text:p/>
          </table:table-cell>
          <table:table-cell table:formula="of:=IFERROR([.AJ482]+[.P483]; &quot;&quot;)">
            <text:p/>
          </table:table-cell>
          <table:table-cell table:formula="of:=IFERROR([.AK482]+[.Q48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84]=&quot;Long&quot;; [.I484]-[Overview.$C$4]/[.H484]; IF([.F484]=&quot;Short&quot;; [.I484]+[Overview.$C$4]/[.H484]; &quot;&quot;)); &quot;&quot;)">
            <text:p/>
          </table:table-cell>
          <table:table-cell table:style-name="ce157" table:formula="of:=IFERROR(ABS([.J484]-[.I484])*[.H484]; &quot;&quot;)">
            <text:p/>
          </table:table-cell>
          <table:table-cell table:formula="of:=IFERROR(IF([.F484]=&quot;Long&quot;; [.I484]+[Overview.$C$4]/[.H484]*[Overview.$C$6]; IF([.F484]=&quot;Short&quot;; [.I484]-[Overview.$C$4]/[.H484]*[Overview.$C$6]; &quot;&quot;)); &quot;&quot;)">
            <text:p/>
          </table:table-cell>
          <table:table-cell table:number-columns-repeated="3"/>
          <table:table-cell table:formula="of:=IFERROR([.Q484]/[.K484]; &quot;&quot;)">
            <text:p/>
          </table:table-cell>
          <table:table-cell table:formula="of:=IFERROR(IF(AND([.F484]=&quot;Long&quot;; [.M484]=[.H484]); [.H484]*([.N484]-[.I484]); IF(AND([.F484]=&quot;Short&quot;; [.M484]=[.H484]); [.H484]*([.I484]-[.N484]); &quot;&quot;)); &quot;&quot;)">
            <text:p/>
          </table:table-cell>
          <table:table-cell table:formula="of:=IF(ISNUMBER([.Q484]); IF([.Q484]&gt;0; &quot;Win&quot;; &quot;Loss&quot;);&quot;&quot;)">
            <text:p/>
          </table:table-cell>
          <table:table-cell table:formula="of:=IF([.O484]=&quot;&quot;; &quot;&quot;; CONCATENATE(DATEDIF([.G484];[.O484];&quot;d&quot;); IF(DATEDIF([.G484];[.O48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84]); &quot;&quot;; IF([.$F484]=&quot;Long&quot;; ([.W484]-[.$I484])*[.$H484]/[.$K484]; ([.$I484]-[.W484])*[.$H484]/[.$K484])-[.$P484]); &quot;&quot;)">
            <text:p/>
          </table:table-cell>
          <table:table-cell table:style-name="Default"/>
          <table:table-cell table:style-name="ce205" table:formula="of:=IFERROR(IF(ISBLANK([.Y484]); &quot;&quot;; IF([.$F484]=&quot;Long&quot;; ([.Y484]-[.$I484])*[.$H484]/[.$K484]; ([.$I484]-[.Y484])*[.$H484]/[.$K484])-[.$P484]); &quot;&quot;)">
            <text:p/>
          </table:table-cell>
          <table:table-cell table:style-name="Default"/>
          <table:table-cell table:style-name="ce205" table:formula="of:=IFERROR(IF(ISBLANK([.AA484]); &quot;&quot;; IF([.$F484]=&quot;Long&quot;; ([.AA484]-[.$I484])*[.$H484]/[.$K484]; ([.$I484]-[.AA484])*[.$H484]/[.$K484])-[.$P484]); &quot;&quot;)">
            <text:p/>
          </table:table-cell>
          <table:table-cell/>
          <table:table-cell table:formula="of:=IF(ISBLANK([.O484]); &quot;&quot;; DAY([.O484]))">
            <text:p/>
          </table:table-cell>
          <table:table-cell table:formula="of:=IF(ISBLANK([.G484]); &quot;&quot;; WEEKDAY([.G484]; 2))">
            <text:p/>
          </table:table-cell>
          <table:table-cell table:formula="of:=IF(ISBLANK([.O484]); &quot;&quot;; WEEKDAY([.O484]; 2))">
            <text:p/>
          </table:table-cell>
          <table:table-cell table:formula="of:=IF(ISBLANK([.O484]); &quot;&quot;; WEEKNUM([.O484]))">
            <text:p/>
          </table:table-cell>
          <table:table-cell table:formula="of:=IF(ISBLANK([.O484]); &quot;&quot;; MONTH([.O484]))">
            <text:p/>
          </table:table-cell>
          <table:table-cell table:formula="of:=IF(OR(ISBLANK([.G484]); ISBLANK([.O484])); &quot;&quot;; IFERROR(DATEDIF([.G484];[.O484];&quot;d&quot;); &quot;&quot;))">
            <text:p/>
          </table:table-cell>
          <table:table-cell table:formula="of:=IFERROR([.AJ483]+[.P484]; &quot;&quot;)">
            <text:p/>
          </table:table-cell>
          <table:table-cell table:formula="of:=IFERROR([.AK483]+[.Q48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85]=&quot;Long&quot;; [.I485]-[Overview.$C$4]/[.H485]; IF([.F485]=&quot;Short&quot;; [.I485]+[Overview.$C$4]/[.H485]; &quot;&quot;)); &quot;&quot;)">
            <text:p/>
          </table:table-cell>
          <table:table-cell table:style-name="ce157" table:formula="of:=IFERROR(ABS([.J485]-[.I485])*[.H485]; &quot;&quot;)">
            <text:p/>
          </table:table-cell>
          <table:table-cell table:formula="of:=IFERROR(IF([.F485]=&quot;Long&quot;; [.I485]+[Overview.$C$4]/[.H485]*[Overview.$C$6]; IF([.F485]=&quot;Short&quot;; [.I485]-[Overview.$C$4]/[.H485]*[Overview.$C$6]; &quot;&quot;)); &quot;&quot;)">
            <text:p/>
          </table:table-cell>
          <table:table-cell table:number-columns-repeated="3"/>
          <table:table-cell table:formula="of:=IFERROR([.Q485]/[.K485]; &quot;&quot;)">
            <text:p/>
          </table:table-cell>
          <table:table-cell table:formula="of:=IFERROR(IF(AND([.F485]=&quot;Long&quot;; [.M485]=[.H485]); [.H485]*([.N485]-[.I485]); IF(AND([.F485]=&quot;Short&quot;; [.M485]=[.H485]); [.H485]*([.I485]-[.N485]); &quot;&quot;)); &quot;&quot;)">
            <text:p/>
          </table:table-cell>
          <table:table-cell table:formula="of:=IF(ISNUMBER([.Q485]); IF([.Q485]&gt;0; &quot;Win&quot;; &quot;Loss&quot;);&quot;&quot;)">
            <text:p/>
          </table:table-cell>
          <table:table-cell table:formula="of:=IF([.O485]=&quot;&quot;; &quot;&quot;; CONCATENATE(DATEDIF([.G485];[.O485];&quot;d&quot;); IF(DATEDIF([.G485];[.O48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85]); &quot;&quot;; IF([.$F485]=&quot;Long&quot;; ([.W485]-[.$I485])*[.$H485]/[.$K485]; ([.$I485]-[.W485])*[.$H485]/[.$K485])-[.$P485]); &quot;&quot;)">
            <text:p/>
          </table:table-cell>
          <table:table-cell table:style-name="Default"/>
          <table:table-cell table:style-name="ce205" table:formula="of:=IFERROR(IF(ISBLANK([.Y485]); &quot;&quot;; IF([.$F485]=&quot;Long&quot;; ([.Y485]-[.$I485])*[.$H485]/[.$K485]; ([.$I485]-[.Y485])*[.$H485]/[.$K485])-[.$P485]); &quot;&quot;)">
            <text:p/>
          </table:table-cell>
          <table:table-cell table:style-name="Default"/>
          <table:table-cell table:style-name="ce205" table:formula="of:=IFERROR(IF(ISBLANK([.AA485]); &quot;&quot;; IF([.$F485]=&quot;Long&quot;; ([.AA485]-[.$I485])*[.$H485]/[.$K485]; ([.$I485]-[.AA485])*[.$H485]/[.$K485])-[.$P485]); &quot;&quot;)">
            <text:p/>
          </table:table-cell>
          <table:table-cell/>
          <table:table-cell table:formula="of:=IF(ISBLANK([.O485]); &quot;&quot;; DAY([.O485]))">
            <text:p/>
          </table:table-cell>
          <table:table-cell table:formula="of:=IF(ISBLANK([.G485]); &quot;&quot;; WEEKDAY([.G485]; 2))">
            <text:p/>
          </table:table-cell>
          <table:table-cell table:formula="of:=IF(ISBLANK([.O485]); &quot;&quot;; WEEKDAY([.O485]; 2))">
            <text:p/>
          </table:table-cell>
          <table:table-cell table:formula="of:=IF(ISBLANK([.O485]); &quot;&quot;; WEEKNUM([.O485]))">
            <text:p/>
          </table:table-cell>
          <table:table-cell table:formula="of:=IF(ISBLANK([.O485]); &quot;&quot;; MONTH([.O485]))">
            <text:p/>
          </table:table-cell>
          <table:table-cell table:formula="of:=IF(OR(ISBLANK([.G485]); ISBLANK([.O485])); &quot;&quot;; IFERROR(DATEDIF([.G485];[.O485];&quot;d&quot;); &quot;&quot;))">
            <text:p/>
          </table:table-cell>
          <table:table-cell table:formula="of:=IFERROR([.AJ484]+[.P485]; &quot;&quot;)">
            <text:p/>
          </table:table-cell>
          <table:table-cell table:formula="of:=IFERROR([.AK484]+[.Q48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86]=&quot;Long&quot;; [.I486]-[Overview.$C$4]/[.H486]; IF([.F486]=&quot;Short&quot;; [.I486]+[Overview.$C$4]/[.H486]; &quot;&quot;)); &quot;&quot;)">
            <text:p/>
          </table:table-cell>
          <table:table-cell table:style-name="ce157" table:formula="of:=IFERROR(ABS([.J486]-[.I486])*[.H486]; &quot;&quot;)">
            <text:p/>
          </table:table-cell>
          <table:table-cell table:formula="of:=IFERROR(IF([.F486]=&quot;Long&quot;; [.I486]+[Overview.$C$4]/[.H486]*[Overview.$C$6]; IF([.F486]=&quot;Short&quot;; [.I486]-[Overview.$C$4]/[.H486]*[Overview.$C$6]; &quot;&quot;)); &quot;&quot;)">
            <text:p/>
          </table:table-cell>
          <table:table-cell table:number-columns-repeated="3"/>
          <table:table-cell table:formula="of:=IFERROR([.Q486]/[.K486]; &quot;&quot;)">
            <text:p/>
          </table:table-cell>
          <table:table-cell table:formula="of:=IFERROR(IF(AND([.F486]=&quot;Long&quot;; [.M486]=[.H486]); [.H486]*([.N486]-[.I486]); IF(AND([.F486]=&quot;Short&quot;; [.M486]=[.H486]); [.H486]*([.I486]-[.N486]); &quot;&quot;)); &quot;&quot;)">
            <text:p/>
          </table:table-cell>
          <table:table-cell table:formula="of:=IF(ISNUMBER([.Q486]); IF([.Q486]&gt;0; &quot;Win&quot;; &quot;Loss&quot;);&quot;&quot;)">
            <text:p/>
          </table:table-cell>
          <table:table-cell table:formula="of:=IF([.O486]=&quot;&quot;; &quot;&quot;; CONCATENATE(DATEDIF([.G486];[.O486];&quot;d&quot;); IF(DATEDIF([.G486];[.O48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86]); &quot;&quot;; IF([.$F486]=&quot;Long&quot;; ([.W486]-[.$I486])*[.$H486]/[.$K486]; ([.$I486]-[.W486])*[.$H486]/[.$K486])-[.$P486]); &quot;&quot;)">
            <text:p/>
          </table:table-cell>
          <table:table-cell table:style-name="Default"/>
          <table:table-cell table:style-name="ce205" table:formula="of:=IFERROR(IF(ISBLANK([.Y486]); &quot;&quot;; IF([.$F486]=&quot;Long&quot;; ([.Y486]-[.$I486])*[.$H486]/[.$K486]; ([.$I486]-[.Y486])*[.$H486]/[.$K486])-[.$P486]); &quot;&quot;)">
            <text:p/>
          </table:table-cell>
          <table:table-cell table:style-name="Default"/>
          <table:table-cell table:style-name="ce205" table:formula="of:=IFERROR(IF(ISBLANK([.AA486]); &quot;&quot;; IF([.$F486]=&quot;Long&quot;; ([.AA486]-[.$I486])*[.$H486]/[.$K486]; ([.$I486]-[.AA486])*[.$H486]/[.$K486])-[.$P486]); &quot;&quot;)">
            <text:p/>
          </table:table-cell>
          <table:table-cell/>
          <table:table-cell table:formula="of:=IF(ISBLANK([.O486]); &quot;&quot;; DAY([.O486]))">
            <text:p/>
          </table:table-cell>
          <table:table-cell table:formula="of:=IF(ISBLANK([.G486]); &quot;&quot;; WEEKDAY([.G486]; 2))">
            <text:p/>
          </table:table-cell>
          <table:table-cell table:formula="of:=IF(ISBLANK([.O486]); &quot;&quot;; WEEKDAY([.O486]; 2))">
            <text:p/>
          </table:table-cell>
          <table:table-cell table:formula="of:=IF(ISBLANK([.O486]); &quot;&quot;; WEEKNUM([.O486]))">
            <text:p/>
          </table:table-cell>
          <table:table-cell table:formula="of:=IF(ISBLANK([.O486]); &quot;&quot;; MONTH([.O486]))">
            <text:p/>
          </table:table-cell>
          <table:table-cell table:formula="of:=IF(OR(ISBLANK([.G486]); ISBLANK([.O486])); &quot;&quot;; IFERROR(DATEDIF([.G486];[.O486];&quot;d&quot;); &quot;&quot;))">
            <text:p/>
          </table:table-cell>
          <table:table-cell table:formula="of:=IFERROR([.AJ485]+[.P486]; &quot;&quot;)">
            <text:p/>
          </table:table-cell>
          <table:table-cell table:formula="of:=IFERROR([.AK485]+[.Q48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87]=&quot;Long&quot;; [.I487]-[Overview.$C$4]/[.H487]; IF([.F487]=&quot;Short&quot;; [.I487]+[Overview.$C$4]/[.H487]; &quot;&quot;)); &quot;&quot;)">
            <text:p/>
          </table:table-cell>
          <table:table-cell table:style-name="ce157" table:formula="of:=IFERROR(ABS([.J487]-[.I487])*[.H487]; &quot;&quot;)">
            <text:p/>
          </table:table-cell>
          <table:table-cell table:formula="of:=IFERROR(IF([.F487]=&quot;Long&quot;; [.I487]+[Overview.$C$4]/[.H487]*[Overview.$C$6]; IF([.F487]=&quot;Short&quot;; [.I487]-[Overview.$C$4]/[.H487]*[Overview.$C$6]; &quot;&quot;)); &quot;&quot;)">
            <text:p/>
          </table:table-cell>
          <table:table-cell table:number-columns-repeated="3"/>
          <table:table-cell table:formula="of:=IFERROR([.Q487]/[.K487]; &quot;&quot;)">
            <text:p/>
          </table:table-cell>
          <table:table-cell table:formula="of:=IFERROR(IF(AND([.F487]=&quot;Long&quot;; [.M487]=[.H487]); [.H487]*([.N487]-[.I487]); IF(AND([.F487]=&quot;Short&quot;; [.M487]=[.H487]); [.H487]*([.I487]-[.N487]); &quot;&quot;)); &quot;&quot;)">
            <text:p/>
          </table:table-cell>
          <table:table-cell table:formula="of:=IF(ISNUMBER([.Q487]); IF([.Q487]&gt;0; &quot;Win&quot;; &quot;Loss&quot;);&quot;&quot;)">
            <text:p/>
          </table:table-cell>
          <table:table-cell table:formula="of:=IF([.O487]=&quot;&quot;; &quot;&quot;; CONCATENATE(DATEDIF([.G487];[.O487];&quot;d&quot;); IF(DATEDIF([.G487];[.O48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87]); &quot;&quot;; IF([.$F487]=&quot;Long&quot;; ([.W487]-[.$I487])*[.$H487]/[.$K487]; ([.$I487]-[.W487])*[.$H487]/[.$K487])-[.$P487]); &quot;&quot;)">
            <text:p/>
          </table:table-cell>
          <table:table-cell table:style-name="Default"/>
          <table:table-cell table:style-name="ce205" table:formula="of:=IFERROR(IF(ISBLANK([.Y487]); &quot;&quot;; IF([.$F487]=&quot;Long&quot;; ([.Y487]-[.$I487])*[.$H487]/[.$K487]; ([.$I487]-[.Y487])*[.$H487]/[.$K487])-[.$P487]); &quot;&quot;)">
            <text:p/>
          </table:table-cell>
          <table:table-cell table:style-name="Default"/>
          <table:table-cell table:style-name="ce205" table:formula="of:=IFERROR(IF(ISBLANK([.AA487]); &quot;&quot;; IF([.$F487]=&quot;Long&quot;; ([.AA487]-[.$I487])*[.$H487]/[.$K487]; ([.$I487]-[.AA487])*[.$H487]/[.$K487])-[.$P487]); &quot;&quot;)">
            <text:p/>
          </table:table-cell>
          <table:table-cell/>
          <table:table-cell table:formula="of:=IF(ISBLANK([.O487]); &quot;&quot;; DAY([.O487]))">
            <text:p/>
          </table:table-cell>
          <table:table-cell table:formula="of:=IF(ISBLANK([.G487]); &quot;&quot;; WEEKDAY([.G487]; 2))">
            <text:p/>
          </table:table-cell>
          <table:table-cell table:formula="of:=IF(ISBLANK([.O487]); &quot;&quot;; WEEKDAY([.O487]; 2))">
            <text:p/>
          </table:table-cell>
          <table:table-cell table:formula="of:=IF(ISBLANK([.O487]); &quot;&quot;; WEEKNUM([.O487]))">
            <text:p/>
          </table:table-cell>
          <table:table-cell table:formula="of:=IF(ISBLANK([.O487]); &quot;&quot;; MONTH([.O487]))">
            <text:p/>
          </table:table-cell>
          <table:table-cell table:formula="of:=IF(OR(ISBLANK([.G487]); ISBLANK([.O487])); &quot;&quot;; IFERROR(DATEDIF([.G487];[.O487];&quot;d&quot;); &quot;&quot;))">
            <text:p/>
          </table:table-cell>
          <table:table-cell table:formula="of:=IFERROR([.AJ486]+[.P487]; &quot;&quot;)">
            <text:p/>
          </table:table-cell>
          <table:table-cell table:formula="of:=IFERROR([.AK486]+[.Q48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88]=&quot;Long&quot;; [.I488]-[Overview.$C$4]/[.H488]; IF([.F488]=&quot;Short&quot;; [.I488]+[Overview.$C$4]/[.H488]; &quot;&quot;)); &quot;&quot;)">
            <text:p/>
          </table:table-cell>
          <table:table-cell table:style-name="ce157" table:formula="of:=IFERROR(ABS([.J488]-[.I488])*[.H488]; &quot;&quot;)">
            <text:p/>
          </table:table-cell>
          <table:table-cell table:formula="of:=IFERROR(IF([.F488]=&quot;Long&quot;; [.I488]+[Overview.$C$4]/[.H488]*[Overview.$C$6]; IF([.F488]=&quot;Short&quot;; [.I488]-[Overview.$C$4]/[.H488]*[Overview.$C$6]; &quot;&quot;)); &quot;&quot;)">
            <text:p/>
          </table:table-cell>
          <table:table-cell table:number-columns-repeated="3"/>
          <table:table-cell table:formula="of:=IFERROR([.Q488]/[.K488]; &quot;&quot;)">
            <text:p/>
          </table:table-cell>
          <table:table-cell table:formula="of:=IFERROR(IF(AND([.F488]=&quot;Long&quot;; [.M488]=[.H488]); [.H488]*([.N488]-[.I488]); IF(AND([.F488]=&quot;Short&quot;; [.M488]=[.H488]); [.H488]*([.I488]-[.N488]); &quot;&quot;)); &quot;&quot;)">
            <text:p/>
          </table:table-cell>
          <table:table-cell table:formula="of:=IF(ISNUMBER([.Q488]); IF([.Q488]&gt;0; &quot;Win&quot;; &quot;Loss&quot;);&quot;&quot;)">
            <text:p/>
          </table:table-cell>
          <table:table-cell table:formula="of:=IF([.O488]=&quot;&quot;; &quot;&quot;; CONCATENATE(DATEDIF([.G488];[.O488];&quot;d&quot;); IF(DATEDIF([.G488];[.O48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88]); &quot;&quot;; IF([.$F488]=&quot;Long&quot;; ([.W488]-[.$I488])*[.$H488]/[.$K488]; ([.$I488]-[.W488])*[.$H488]/[.$K488])-[.$P488]); &quot;&quot;)">
            <text:p/>
          </table:table-cell>
          <table:table-cell table:style-name="Default"/>
          <table:table-cell table:style-name="ce205" table:formula="of:=IFERROR(IF(ISBLANK([.Y488]); &quot;&quot;; IF([.$F488]=&quot;Long&quot;; ([.Y488]-[.$I488])*[.$H488]/[.$K488]; ([.$I488]-[.Y488])*[.$H488]/[.$K488])-[.$P488]); &quot;&quot;)">
            <text:p/>
          </table:table-cell>
          <table:table-cell table:style-name="Default"/>
          <table:table-cell table:style-name="ce205" table:formula="of:=IFERROR(IF(ISBLANK([.AA488]); &quot;&quot;; IF([.$F488]=&quot;Long&quot;; ([.AA488]-[.$I488])*[.$H488]/[.$K488]; ([.$I488]-[.AA488])*[.$H488]/[.$K488])-[.$P488]); &quot;&quot;)">
            <text:p/>
          </table:table-cell>
          <table:table-cell/>
          <table:table-cell table:formula="of:=IF(ISBLANK([.O488]); &quot;&quot;; DAY([.O488]))">
            <text:p/>
          </table:table-cell>
          <table:table-cell table:formula="of:=IF(ISBLANK([.G488]); &quot;&quot;; WEEKDAY([.G488]; 2))">
            <text:p/>
          </table:table-cell>
          <table:table-cell table:formula="of:=IF(ISBLANK([.O488]); &quot;&quot;; WEEKDAY([.O488]; 2))">
            <text:p/>
          </table:table-cell>
          <table:table-cell table:formula="of:=IF(ISBLANK([.O488]); &quot;&quot;; WEEKNUM([.O488]))">
            <text:p/>
          </table:table-cell>
          <table:table-cell table:formula="of:=IF(ISBLANK([.O488]); &quot;&quot;; MONTH([.O488]))">
            <text:p/>
          </table:table-cell>
          <table:table-cell table:formula="of:=IF(OR(ISBLANK([.G488]); ISBLANK([.O488])); &quot;&quot;; IFERROR(DATEDIF([.G488];[.O488];&quot;d&quot;); &quot;&quot;))">
            <text:p/>
          </table:table-cell>
          <table:table-cell table:formula="of:=IFERROR([.AJ487]+[.P488]; &quot;&quot;)">
            <text:p/>
          </table:table-cell>
          <table:table-cell table:formula="of:=IFERROR([.AK487]+[.Q48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89]=&quot;Long&quot;; [.I489]-[Overview.$C$4]/[.H489]; IF([.F489]=&quot;Short&quot;; [.I489]+[Overview.$C$4]/[.H489]; &quot;&quot;)); &quot;&quot;)">
            <text:p/>
          </table:table-cell>
          <table:table-cell table:style-name="ce157" table:formula="of:=IFERROR(ABS([.J489]-[.I489])*[.H489]; &quot;&quot;)">
            <text:p/>
          </table:table-cell>
          <table:table-cell table:formula="of:=IFERROR(IF([.F489]=&quot;Long&quot;; [.I489]+[Overview.$C$4]/[.H489]*[Overview.$C$6]; IF([.F489]=&quot;Short&quot;; [.I489]-[Overview.$C$4]/[.H489]*[Overview.$C$6]; &quot;&quot;)); &quot;&quot;)">
            <text:p/>
          </table:table-cell>
          <table:table-cell table:number-columns-repeated="3"/>
          <table:table-cell table:formula="of:=IFERROR([.Q489]/[.K489]; &quot;&quot;)">
            <text:p/>
          </table:table-cell>
          <table:table-cell table:formula="of:=IFERROR(IF(AND([.F489]=&quot;Long&quot;; [.M489]=[.H489]); [.H489]*([.N489]-[.I489]); IF(AND([.F489]=&quot;Short&quot;; [.M489]=[.H489]); [.H489]*([.I489]-[.N489]); &quot;&quot;)); &quot;&quot;)">
            <text:p/>
          </table:table-cell>
          <table:table-cell table:formula="of:=IF(ISNUMBER([.Q489]); IF([.Q489]&gt;0; &quot;Win&quot;; &quot;Loss&quot;);&quot;&quot;)">
            <text:p/>
          </table:table-cell>
          <table:table-cell table:formula="of:=IF([.O489]=&quot;&quot;; &quot;&quot;; CONCATENATE(DATEDIF([.G489];[.O489];&quot;d&quot;); IF(DATEDIF([.G489];[.O48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89]); &quot;&quot;; IF([.$F489]=&quot;Long&quot;; ([.W489]-[.$I489])*[.$H489]/[.$K489]; ([.$I489]-[.W489])*[.$H489]/[.$K489])-[.$P489]); &quot;&quot;)">
            <text:p/>
          </table:table-cell>
          <table:table-cell table:style-name="Default"/>
          <table:table-cell table:style-name="ce205" table:formula="of:=IFERROR(IF(ISBLANK([.Y489]); &quot;&quot;; IF([.$F489]=&quot;Long&quot;; ([.Y489]-[.$I489])*[.$H489]/[.$K489]; ([.$I489]-[.Y489])*[.$H489]/[.$K489])-[.$P489]); &quot;&quot;)">
            <text:p/>
          </table:table-cell>
          <table:table-cell table:style-name="Default"/>
          <table:table-cell table:style-name="ce205" table:formula="of:=IFERROR(IF(ISBLANK([.AA489]); &quot;&quot;; IF([.$F489]=&quot;Long&quot;; ([.AA489]-[.$I489])*[.$H489]/[.$K489]; ([.$I489]-[.AA489])*[.$H489]/[.$K489])-[.$P489]); &quot;&quot;)">
            <text:p/>
          </table:table-cell>
          <table:table-cell/>
          <table:table-cell table:formula="of:=IF(ISBLANK([.O489]); &quot;&quot;; DAY([.O489]))">
            <text:p/>
          </table:table-cell>
          <table:table-cell table:formula="of:=IF(ISBLANK([.G489]); &quot;&quot;; WEEKDAY([.G489]; 2))">
            <text:p/>
          </table:table-cell>
          <table:table-cell table:formula="of:=IF(ISBLANK([.O489]); &quot;&quot;; WEEKDAY([.O489]; 2))">
            <text:p/>
          </table:table-cell>
          <table:table-cell table:formula="of:=IF(ISBLANK([.O489]); &quot;&quot;; WEEKNUM([.O489]))">
            <text:p/>
          </table:table-cell>
          <table:table-cell table:formula="of:=IF(ISBLANK([.O489]); &quot;&quot;; MONTH([.O489]))">
            <text:p/>
          </table:table-cell>
          <table:table-cell table:formula="of:=IF(OR(ISBLANK([.G489]); ISBLANK([.O489])); &quot;&quot;; IFERROR(DATEDIF([.G489];[.O489];&quot;d&quot;); &quot;&quot;))">
            <text:p/>
          </table:table-cell>
          <table:table-cell table:formula="of:=IFERROR([.AJ488]+[.P489]; &quot;&quot;)">
            <text:p/>
          </table:table-cell>
          <table:table-cell table:formula="of:=IFERROR([.AK488]+[.Q48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90]=&quot;Long&quot;; [.I490]-[Overview.$C$4]/[.H490]; IF([.F490]=&quot;Short&quot;; [.I490]+[Overview.$C$4]/[.H490]; &quot;&quot;)); &quot;&quot;)">
            <text:p/>
          </table:table-cell>
          <table:table-cell table:style-name="ce157" table:formula="of:=IFERROR(ABS([.J490]-[.I490])*[.H490]; &quot;&quot;)">
            <text:p/>
          </table:table-cell>
          <table:table-cell table:formula="of:=IFERROR(IF([.F490]=&quot;Long&quot;; [.I490]+[Overview.$C$4]/[.H490]*[Overview.$C$6]; IF([.F490]=&quot;Short&quot;; [.I490]-[Overview.$C$4]/[.H490]*[Overview.$C$6]; &quot;&quot;)); &quot;&quot;)">
            <text:p/>
          </table:table-cell>
          <table:table-cell table:number-columns-repeated="3"/>
          <table:table-cell table:formula="of:=IFERROR([.Q490]/[.K490]; &quot;&quot;)">
            <text:p/>
          </table:table-cell>
          <table:table-cell table:formula="of:=IFERROR(IF(AND([.F490]=&quot;Long&quot;; [.M490]=[.H490]); [.H490]*([.N490]-[.I490]); IF(AND([.F490]=&quot;Short&quot;; [.M490]=[.H490]); [.H490]*([.I490]-[.N490]); &quot;&quot;)); &quot;&quot;)">
            <text:p/>
          </table:table-cell>
          <table:table-cell table:formula="of:=IF(ISNUMBER([.Q490]); IF([.Q490]&gt;0; &quot;Win&quot;; &quot;Loss&quot;);&quot;&quot;)">
            <text:p/>
          </table:table-cell>
          <table:table-cell table:formula="of:=IF([.O490]=&quot;&quot;; &quot;&quot;; CONCATENATE(DATEDIF([.G490];[.O490];&quot;d&quot;); IF(DATEDIF([.G490];[.O49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90]); &quot;&quot;; IF([.$F490]=&quot;Long&quot;; ([.W490]-[.$I490])*[.$H490]/[.$K490]; ([.$I490]-[.W490])*[.$H490]/[.$K490])-[.$P490]); &quot;&quot;)">
            <text:p/>
          </table:table-cell>
          <table:table-cell table:style-name="Default"/>
          <table:table-cell table:style-name="ce205" table:formula="of:=IFERROR(IF(ISBLANK([.Y490]); &quot;&quot;; IF([.$F490]=&quot;Long&quot;; ([.Y490]-[.$I490])*[.$H490]/[.$K490]; ([.$I490]-[.Y490])*[.$H490]/[.$K490])-[.$P490]); &quot;&quot;)">
            <text:p/>
          </table:table-cell>
          <table:table-cell table:style-name="Default"/>
          <table:table-cell table:style-name="ce205" table:formula="of:=IFERROR(IF(ISBLANK([.AA490]); &quot;&quot;; IF([.$F490]=&quot;Long&quot;; ([.AA490]-[.$I490])*[.$H490]/[.$K490]; ([.$I490]-[.AA490])*[.$H490]/[.$K490])-[.$P490]); &quot;&quot;)">
            <text:p/>
          </table:table-cell>
          <table:table-cell/>
          <table:table-cell table:formula="of:=IF(ISBLANK([.O490]); &quot;&quot;; DAY([.O490]))">
            <text:p/>
          </table:table-cell>
          <table:table-cell table:formula="of:=IF(ISBLANK([.G490]); &quot;&quot;; WEEKDAY([.G490]; 2))">
            <text:p/>
          </table:table-cell>
          <table:table-cell table:formula="of:=IF(ISBLANK([.O490]); &quot;&quot;; WEEKDAY([.O490]; 2))">
            <text:p/>
          </table:table-cell>
          <table:table-cell table:formula="of:=IF(ISBLANK([.O490]); &quot;&quot;; WEEKNUM([.O490]))">
            <text:p/>
          </table:table-cell>
          <table:table-cell table:formula="of:=IF(ISBLANK([.O490]); &quot;&quot;; MONTH([.O490]))">
            <text:p/>
          </table:table-cell>
          <table:table-cell table:formula="of:=IF(OR(ISBLANK([.G490]); ISBLANK([.O490])); &quot;&quot;; IFERROR(DATEDIF([.G490];[.O490];&quot;d&quot;); &quot;&quot;))">
            <text:p/>
          </table:table-cell>
          <table:table-cell table:formula="of:=IFERROR([.AJ489]+[.P490]; &quot;&quot;)">
            <text:p/>
          </table:table-cell>
          <table:table-cell table:formula="of:=IFERROR([.AK489]+[.Q49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91]=&quot;Long&quot;; [.I491]-[Overview.$C$4]/[.H491]; IF([.F491]=&quot;Short&quot;; [.I491]+[Overview.$C$4]/[.H491]; &quot;&quot;)); &quot;&quot;)">
            <text:p/>
          </table:table-cell>
          <table:table-cell table:style-name="ce157" table:formula="of:=IFERROR(ABS([.J491]-[.I491])*[.H491]; &quot;&quot;)">
            <text:p/>
          </table:table-cell>
          <table:table-cell table:formula="of:=IFERROR(IF([.F491]=&quot;Long&quot;; [.I491]+[Overview.$C$4]/[.H491]*[Overview.$C$6]; IF([.F491]=&quot;Short&quot;; [.I491]-[Overview.$C$4]/[.H491]*[Overview.$C$6]; &quot;&quot;)); &quot;&quot;)">
            <text:p/>
          </table:table-cell>
          <table:table-cell table:number-columns-repeated="3"/>
          <table:table-cell table:formula="of:=IFERROR([.Q491]/[.K491]; &quot;&quot;)">
            <text:p/>
          </table:table-cell>
          <table:table-cell table:formula="of:=IFERROR(IF(AND([.F491]=&quot;Long&quot;; [.M491]=[.H491]); [.H491]*([.N491]-[.I491]); IF(AND([.F491]=&quot;Short&quot;; [.M491]=[.H491]); [.H491]*([.I491]-[.N491]); &quot;&quot;)); &quot;&quot;)">
            <text:p/>
          </table:table-cell>
          <table:table-cell table:formula="of:=IF(ISNUMBER([.Q491]); IF([.Q491]&gt;0; &quot;Win&quot;; &quot;Loss&quot;);&quot;&quot;)">
            <text:p/>
          </table:table-cell>
          <table:table-cell table:formula="of:=IF([.O491]=&quot;&quot;; &quot;&quot;; CONCATENATE(DATEDIF([.G491];[.O491];&quot;d&quot;); IF(DATEDIF([.G491];[.O49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91]); &quot;&quot;; IF([.$F491]=&quot;Long&quot;; ([.W491]-[.$I491])*[.$H491]/[.$K491]; ([.$I491]-[.W491])*[.$H491]/[.$K491])-[.$P491]); &quot;&quot;)">
            <text:p/>
          </table:table-cell>
          <table:table-cell table:style-name="Default"/>
          <table:table-cell table:style-name="ce205" table:formula="of:=IFERROR(IF(ISBLANK([.Y491]); &quot;&quot;; IF([.$F491]=&quot;Long&quot;; ([.Y491]-[.$I491])*[.$H491]/[.$K491]; ([.$I491]-[.Y491])*[.$H491]/[.$K491])-[.$P491]); &quot;&quot;)">
            <text:p/>
          </table:table-cell>
          <table:table-cell table:style-name="Default"/>
          <table:table-cell table:style-name="ce205" table:formula="of:=IFERROR(IF(ISBLANK([.AA491]); &quot;&quot;; IF([.$F491]=&quot;Long&quot;; ([.AA491]-[.$I491])*[.$H491]/[.$K491]; ([.$I491]-[.AA491])*[.$H491]/[.$K491])-[.$P491]); &quot;&quot;)">
            <text:p/>
          </table:table-cell>
          <table:table-cell/>
          <table:table-cell table:formula="of:=IF(ISBLANK([.O491]); &quot;&quot;; DAY([.O491]))">
            <text:p/>
          </table:table-cell>
          <table:table-cell table:formula="of:=IF(ISBLANK([.G491]); &quot;&quot;; WEEKDAY([.G491]; 2))">
            <text:p/>
          </table:table-cell>
          <table:table-cell table:formula="of:=IF(ISBLANK([.O491]); &quot;&quot;; WEEKDAY([.O491]; 2))">
            <text:p/>
          </table:table-cell>
          <table:table-cell table:formula="of:=IF(ISBLANK([.O491]); &quot;&quot;; WEEKNUM([.O491]))">
            <text:p/>
          </table:table-cell>
          <table:table-cell table:formula="of:=IF(ISBLANK([.O491]); &quot;&quot;; MONTH([.O491]))">
            <text:p/>
          </table:table-cell>
          <table:table-cell table:formula="of:=IF(OR(ISBLANK([.G491]); ISBLANK([.O491])); &quot;&quot;; IFERROR(DATEDIF([.G491];[.O491];&quot;d&quot;); &quot;&quot;))">
            <text:p/>
          </table:table-cell>
          <table:table-cell table:formula="of:=IFERROR([.AJ490]+[.P491]; &quot;&quot;)">
            <text:p/>
          </table:table-cell>
          <table:table-cell table:formula="of:=IFERROR([.AK490]+[.Q49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90" calcext:value-type="float">
            <text:p>49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92]=&quot;Long&quot;; [.I492]-[Overview.$C$4]/[.H492]; IF([.F492]=&quot;Short&quot;; [.I492]+[Overview.$C$4]/[.H492]; &quot;&quot;)); &quot;&quot;)">
            <text:p/>
          </table:table-cell>
          <table:table-cell table:style-name="ce157" table:formula="of:=IFERROR(ABS([.J492]-[.I492])*[.H492]; &quot;&quot;)">
            <text:p/>
          </table:table-cell>
          <table:table-cell table:formula="of:=IFERROR(IF([.F492]=&quot;Long&quot;; [.I492]+[Overview.$C$4]/[.H492]*[Overview.$C$6]; IF([.F492]=&quot;Short&quot;; [.I492]-[Overview.$C$4]/[.H492]*[Overview.$C$6]; &quot;&quot;)); &quot;&quot;)">
            <text:p/>
          </table:table-cell>
          <table:table-cell table:number-columns-repeated="3"/>
          <table:table-cell table:formula="of:=IFERROR([.Q492]/[.K492]; &quot;&quot;)">
            <text:p/>
          </table:table-cell>
          <table:table-cell table:formula="of:=IFERROR(IF(AND([.F492]=&quot;Long&quot;; [.M492]=[.H492]); [.H492]*([.N492]-[.I492]); IF(AND([.F492]=&quot;Short&quot;; [.M492]=[.H492]); [.H492]*([.I492]-[.N492]); &quot;&quot;)); &quot;&quot;)">
            <text:p/>
          </table:table-cell>
          <table:table-cell table:formula="of:=IF(ISNUMBER([.Q492]); IF([.Q492]&gt;0; &quot;Win&quot;; &quot;Loss&quot;);&quot;&quot;)">
            <text:p/>
          </table:table-cell>
          <table:table-cell table:formula="of:=IF([.O492]=&quot;&quot;; &quot;&quot;; CONCATENATE(DATEDIF([.G492];[.O492];&quot;d&quot;); IF(DATEDIF([.G492];[.O49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92]); &quot;&quot;; IF([.$F492]=&quot;Long&quot;; ([.W492]-[.$I492])*[.$H492]/[.$K492]; ([.$I492]-[.W492])*[.$H492]/[.$K492])-[.$P492]); &quot;&quot;)">
            <text:p/>
          </table:table-cell>
          <table:table-cell table:style-name="Default"/>
          <table:table-cell table:style-name="ce205" table:formula="of:=IFERROR(IF(ISBLANK([.Y492]); &quot;&quot;; IF([.$F492]=&quot;Long&quot;; ([.Y492]-[.$I492])*[.$H492]/[.$K492]; ([.$I492]-[.Y492])*[.$H492]/[.$K492])-[.$P492]); &quot;&quot;)">
            <text:p/>
          </table:table-cell>
          <table:table-cell table:style-name="Default"/>
          <table:table-cell table:style-name="ce205" table:formula="of:=IFERROR(IF(ISBLANK([.AA492]); &quot;&quot;; IF([.$F492]=&quot;Long&quot;; ([.AA492]-[.$I492])*[.$H492]/[.$K492]; ([.$I492]-[.AA492])*[.$H492]/[.$K492])-[.$P492]); &quot;&quot;)">
            <text:p/>
          </table:table-cell>
          <table:table-cell/>
          <table:table-cell table:formula="of:=IF(ISBLANK([.O492]); &quot;&quot;; DAY([.O492]))">
            <text:p/>
          </table:table-cell>
          <table:table-cell table:formula="of:=IF(ISBLANK([.G492]); &quot;&quot;; WEEKDAY([.G492]; 2))">
            <text:p/>
          </table:table-cell>
          <table:table-cell table:formula="of:=IF(ISBLANK([.O492]); &quot;&quot;; WEEKDAY([.O492]; 2))">
            <text:p/>
          </table:table-cell>
          <table:table-cell table:formula="of:=IF(ISBLANK([.O492]); &quot;&quot;; WEEKNUM([.O492]))">
            <text:p/>
          </table:table-cell>
          <table:table-cell table:formula="of:=IF(ISBLANK([.O492]); &quot;&quot;; MONTH([.O492]))">
            <text:p/>
          </table:table-cell>
          <table:table-cell table:formula="of:=IF(OR(ISBLANK([.G492]); ISBLANK([.O492])); &quot;&quot;; IFERROR(DATEDIF([.G492];[.O492];&quot;d&quot;); &quot;&quot;))">
            <text:p/>
          </table:table-cell>
          <table:table-cell table:formula="of:=IFERROR([.AJ491]+[.P492]; &quot;&quot;)">
            <text:p/>
          </table:table-cell>
          <table:table-cell table:formula="of:=IFERROR([.AK491]+[.Q492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93]=&quot;Long&quot;; [.I493]-[Overview.$C$4]/[.H493]; IF([.F493]=&quot;Short&quot;; [.I493]+[Overview.$C$4]/[.H493]; &quot;&quot;)); &quot;&quot;)">
            <text:p/>
          </table:table-cell>
          <table:table-cell table:style-name="ce157" table:formula="of:=IFERROR(ABS([.J493]-[.I493])*[.H493]; &quot;&quot;)">
            <text:p/>
          </table:table-cell>
          <table:table-cell table:formula="of:=IFERROR(IF([.F493]=&quot;Long&quot;; [.I493]+[Overview.$C$4]/[.H493]*[Overview.$C$6]; IF([.F493]=&quot;Short&quot;; [.I493]-[Overview.$C$4]/[.H493]*[Overview.$C$6]; &quot;&quot;)); &quot;&quot;)">
            <text:p/>
          </table:table-cell>
          <table:table-cell table:number-columns-repeated="3"/>
          <table:table-cell table:formula="of:=IFERROR([.Q493]/[.K493]; &quot;&quot;)">
            <text:p/>
          </table:table-cell>
          <table:table-cell table:formula="of:=IFERROR(IF(AND([.F493]=&quot;Long&quot;; [.M493]=[.H493]); [.H493]*([.N493]-[.I493]); IF(AND([.F493]=&quot;Short&quot;; [.M493]=[.H493]); [.H493]*([.I493]-[.N493]); &quot;&quot;)); &quot;&quot;)">
            <text:p/>
          </table:table-cell>
          <table:table-cell table:formula="of:=IF(ISNUMBER([.Q493]); IF([.Q493]&gt;0; &quot;Win&quot;; &quot;Loss&quot;);&quot;&quot;)">
            <text:p/>
          </table:table-cell>
          <table:table-cell table:formula="of:=IF([.O493]=&quot;&quot;; &quot;&quot;; CONCATENATE(DATEDIF([.G493];[.O493];&quot;d&quot;); IF(DATEDIF([.G493];[.O493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93]); &quot;&quot;; IF([.$F493]=&quot;Long&quot;; ([.W493]-[.$I493])*[.$H493]/[.$K493]; ([.$I493]-[.W493])*[.$H493]/[.$K493])-[.$P493]); &quot;&quot;)">
            <text:p/>
          </table:table-cell>
          <table:table-cell table:style-name="Default"/>
          <table:table-cell table:style-name="ce205" table:formula="of:=IFERROR(IF(ISBLANK([.Y493]); &quot;&quot;; IF([.$F493]=&quot;Long&quot;; ([.Y493]-[.$I493])*[.$H493]/[.$K493]; ([.$I493]-[.Y493])*[.$H493]/[.$K493])-[.$P493]); &quot;&quot;)">
            <text:p/>
          </table:table-cell>
          <table:table-cell table:style-name="Default"/>
          <table:table-cell table:style-name="ce205" table:formula="of:=IFERROR(IF(ISBLANK([.AA493]); &quot;&quot;; IF([.$F493]=&quot;Long&quot;; ([.AA493]-[.$I493])*[.$H493]/[.$K493]; ([.$I493]-[.AA493])*[.$H493]/[.$K493])-[.$P493]); &quot;&quot;)">
            <text:p/>
          </table:table-cell>
          <table:table-cell/>
          <table:table-cell table:formula="of:=IF(ISBLANK([.O493]); &quot;&quot;; DAY([.O493]))">
            <text:p/>
          </table:table-cell>
          <table:table-cell table:formula="of:=IF(ISBLANK([.G493]); &quot;&quot;; WEEKDAY([.G493]; 2))">
            <text:p/>
          </table:table-cell>
          <table:table-cell table:formula="of:=IF(ISBLANK([.O493]); &quot;&quot;; WEEKDAY([.O493]; 2))">
            <text:p/>
          </table:table-cell>
          <table:table-cell table:formula="of:=IF(ISBLANK([.O493]); &quot;&quot;; WEEKNUM([.O493]))">
            <text:p/>
          </table:table-cell>
          <table:table-cell table:formula="of:=IF(ISBLANK([.O493]); &quot;&quot;; MONTH([.O493]))">
            <text:p/>
          </table:table-cell>
          <table:table-cell table:formula="of:=IF(OR(ISBLANK([.G493]); ISBLANK([.O493])); &quot;&quot;; IFERROR(DATEDIF([.G493];[.O493];&quot;d&quot;); &quot;&quot;))">
            <text:p/>
          </table:table-cell>
          <table:table-cell table:formula="of:=IFERROR([.AJ492]+[.P493]; &quot;&quot;)">
            <text:p/>
          </table:table-cell>
          <table:table-cell table:formula="of:=IFERROR([.AK492]+[.Q493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94]=&quot;Long&quot;; [.I494]-[Overview.$C$4]/[.H494]; IF([.F494]=&quot;Short&quot;; [.I494]+[Overview.$C$4]/[.H494]; &quot;&quot;)); &quot;&quot;)">
            <text:p/>
          </table:table-cell>
          <table:table-cell table:style-name="ce157" table:formula="of:=IFERROR(ABS([.J494]-[.I494])*[.H494]; &quot;&quot;)">
            <text:p/>
          </table:table-cell>
          <table:table-cell table:formula="of:=IFERROR(IF([.F494]=&quot;Long&quot;; [.I494]+[Overview.$C$4]/[.H494]*[Overview.$C$6]; IF([.F494]=&quot;Short&quot;; [.I494]-[Overview.$C$4]/[.H494]*[Overview.$C$6]; &quot;&quot;)); &quot;&quot;)">
            <text:p/>
          </table:table-cell>
          <table:table-cell table:number-columns-repeated="3"/>
          <table:table-cell table:formula="of:=IFERROR([.Q494]/[.K494]; &quot;&quot;)">
            <text:p/>
          </table:table-cell>
          <table:table-cell table:formula="of:=IFERROR(IF(AND([.F494]=&quot;Long&quot;; [.M494]=[.H494]); [.H494]*([.N494]-[.I494]); IF(AND([.F494]=&quot;Short&quot;; [.M494]=[.H494]); [.H494]*([.I494]-[.N494]); &quot;&quot;)); &quot;&quot;)">
            <text:p/>
          </table:table-cell>
          <table:table-cell table:formula="of:=IF(ISNUMBER([.Q494]); IF([.Q494]&gt;0; &quot;Win&quot;; &quot;Loss&quot;);&quot;&quot;)">
            <text:p/>
          </table:table-cell>
          <table:table-cell table:formula="of:=IF([.O494]=&quot;&quot;; &quot;&quot;; CONCATENATE(DATEDIF([.G494];[.O494];&quot;d&quot;); IF(DATEDIF([.G494];[.O494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94]); &quot;&quot;; IF([.$F494]=&quot;Long&quot;; ([.W494]-[.$I494])*[.$H494]/[.$K494]; ([.$I494]-[.W494])*[.$H494]/[.$K494])-[.$P494]); &quot;&quot;)">
            <text:p/>
          </table:table-cell>
          <table:table-cell table:style-name="Default"/>
          <table:table-cell table:style-name="ce205" table:formula="of:=IFERROR(IF(ISBLANK([.Y494]); &quot;&quot;; IF([.$F494]=&quot;Long&quot;; ([.Y494]-[.$I494])*[.$H494]/[.$K494]; ([.$I494]-[.Y494])*[.$H494]/[.$K494])-[.$P494]); &quot;&quot;)">
            <text:p/>
          </table:table-cell>
          <table:table-cell table:style-name="Default"/>
          <table:table-cell table:style-name="ce205" table:formula="of:=IFERROR(IF(ISBLANK([.AA494]); &quot;&quot;; IF([.$F494]=&quot;Long&quot;; ([.AA494]-[.$I494])*[.$H494]/[.$K494]; ([.$I494]-[.AA494])*[.$H494]/[.$K494])-[.$P494]); &quot;&quot;)">
            <text:p/>
          </table:table-cell>
          <table:table-cell/>
          <table:table-cell table:formula="of:=IF(ISBLANK([.O494]); &quot;&quot;; DAY([.O494]))">
            <text:p/>
          </table:table-cell>
          <table:table-cell table:formula="of:=IF(ISBLANK([.G494]); &quot;&quot;; WEEKDAY([.G494]; 2))">
            <text:p/>
          </table:table-cell>
          <table:table-cell table:formula="of:=IF(ISBLANK([.O494]); &quot;&quot;; WEEKDAY([.O494]; 2))">
            <text:p/>
          </table:table-cell>
          <table:table-cell table:formula="of:=IF(ISBLANK([.O494]); &quot;&quot;; WEEKNUM([.O494]))">
            <text:p/>
          </table:table-cell>
          <table:table-cell table:formula="of:=IF(ISBLANK([.O494]); &quot;&quot;; MONTH([.O494]))">
            <text:p/>
          </table:table-cell>
          <table:table-cell table:formula="of:=IF(OR(ISBLANK([.G494]); ISBLANK([.O494])); &quot;&quot;; IFERROR(DATEDIF([.G494];[.O494];&quot;d&quot;); &quot;&quot;))">
            <text:p/>
          </table:table-cell>
          <table:table-cell table:formula="of:=IFERROR([.AJ493]+[.P494]; &quot;&quot;)">
            <text:p/>
          </table:table-cell>
          <table:table-cell table:formula="of:=IFERROR([.AK493]+[.Q494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95]=&quot;Long&quot;; [.I495]-[Overview.$C$4]/[.H495]; IF([.F495]=&quot;Short&quot;; [.I495]+[Overview.$C$4]/[.H495]; &quot;&quot;)); &quot;&quot;)">
            <text:p/>
          </table:table-cell>
          <table:table-cell table:style-name="ce157" table:formula="of:=IFERROR(ABS([.J495]-[.I495])*[.H495]; &quot;&quot;)">
            <text:p/>
          </table:table-cell>
          <table:table-cell table:formula="of:=IFERROR(IF([.F495]=&quot;Long&quot;; [.I495]+[Overview.$C$4]/[.H495]*[Overview.$C$6]; IF([.F495]=&quot;Short&quot;; [.I495]-[Overview.$C$4]/[.H495]*[Overview.$C$6]; &quot;&quot;)); &quot;&quot;)">
            <text:p/>
          </table:table-cell>
          <table:table-cell table:number-columns-repeated="3"/>
          <table:table-cell table:formula="of:=IFERROR([.Q495]/[.K495]; &quot;&quot;)">
            <text:p/>
          </table:table-cell>
          <table:table-cell table:formula="of:=IFERROR(IF(AND([.F495]=&quot;Long&quot;; [.M495]=[.H495]); [.H495]*([.N495]-[.I495]); IF(AND([.F495]=&quot;Short&quot;; [.M495]=[.H495]); [.H495]*([.I495]-[.N495]); &quot;&quot;)); &quot;&quot;)">
            <text:p/>
          </table:table-cell>
          <table:table-cell table:formula="of:=IF(ISNUMBER([.Q495]); IF([.Q495]&gt;0; &quot;Win&quot;; &quot;Loss&quot;);&quot;&quot;)">
            <text:p/>
          </table:table-cell>
          <table:table-cell table:formula="of:=IF([.O495]=&quot;&quot;; &quot;&quot;; CONCATENATE(DATEDIF([.G495];[.O495];&quot;d&quot;); IF(DATEDIF([.G495];[.O495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95]); &quot;&quot;; IF([.$F495]=&quot;Long&quot;; ([.W495]-[.$I495])*[.$H495]/[.$K495]; ([.$I495]-[.W495])*[.$H495]/[.$K495])-[.$P495]); &quot;&quot;)">
            <text:p/>
          </table:table-cell>
          <table:table-cell table:style-name="Default"/>
          <table:table-cell table:style-name="ce205" table:formula="of:=IFERROR(IF(ISBLANK([.Y495]); &quot;&quot;; IF([.$F495]=&quot;Long&quot;; ([.Y495]-[.$I495])*[.$H495]/[.$K495]; ([.$I495]-[.Y495])*[.$H495]/[.$K495])-[.$P495]); &quot;&quot;)">
            <text:p/>
          </table:table-cell>
          <table:table-cell table:style-name="Default"/>
          <table:table-cell table:style-name="ce205" table:formula="of:=IFERROR(IF(ISBLANK([.AA495]); &quot;&quot;; IF([.$F495]=&quot;Long&quot;; ([.AA495]-[.$I495])*[.$H495]/[.$K495]; ([.$I495]-[.AA495])*[.$H495]/[.$K495])-[.$P495]); &quot;&quot;)">
            <text:p/>
          </table:table-cell>
          <table:table-cell/>
          <table:table-cell table:formula="of:=IF(ISBLANK([.O495]); &quot;&quot;; DAY([.O495]))">
            <text:p/>
          </table:table-cell>
          <table:table-cell table:formula="of:=IF(ISBLANK([.G495]); &quot;&quot;; WEEKDAY([.G495]; 2))">
            <text:p/>
          </table:table-cell>
          <table:table-cell table:formula="of:=IF(ISBLANK([.O495]); &quot;&quot;; WEEKDAY([.O495]; 2))">
            <text:p/>
          </table:table-cell>
          <table:table-cell table:formula="of:=IF(ISBLANK([.O495]); &quot;&quot;; WEEKNUM([.O495]))">
            <text:p/>
          </table:table-cell>
          <table:table-cell table:formula="of:=IF(ISBLANK([.O495]); &quot;&quot;; MONTH([.O495]))">
            <text:p/>
          </table:table-cell>
          <table:table-cell table:formula="of:=IF(OR(ISBLANK([.G495]); ISBLANK([.O495])); &quot;&quot;; IFERROR(DATEDIF([.G495];[.O495];&quot;d&quot;); &quot;&quot;))">
            <text:p/>
          </table:table-cell>
          <table:table-cell table:formula="of:=IFERROR([.AJ494]+[.P495]; &quot;&quot;)">
            <text:p/>
          </table:table-cell>
          <table:table-cell table:formula="of:=IFERROR([.AK494]+[.Q495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96]=&quot;Long&quot;; [.I496]-[Overview.$C$4]/[.H496]; IF([.F496]=&quot;Short&quot;; [.I496]+[Overview.$C$4]/[.H496]; &quot;&quot;)); &quot;&quot;)">
            <text:p/>
          </table:table-cell>
          <table:table-cell table:style-name="ce157" table:formula="of:=IFERROR(ABS([.J496]-[.I496])*[.H496]; &quot;&quot;)">
            <text:p/>
          </table:table-cell>
          <table:table-cell table:formula="of:=IFERROR(IF([.F496]=&quot;Long&quot;; [.I496]+[Overview.$C$4]/[.H496]*[Overview.$C$6]; IF([.F496]=&quot;Short&quot;; [.I496]-[Overview.$C$4]/[.H496]*[Overview.$C$6]; &quot;&quot;)); &quot;&quot;)">
            <text:p/>
          </table:table-cell>
          <table:table-cell table:number-columns-repeated="3"/>
          <table:table-cell table:formula="of:=IFERROR([.Q496]/[.K496]; &quot;&quot;)">
            <text:p/>
          </table:table-cell>
          <table:table-cell table:formula="of:=IFERROR(IF(AND([.F496]=&quot;Long&quot;; [.M496]=[.H496]); [.H496]*([.N496]-[.I496]); IF(AND([.F496]=&quot;Short&quot;; [.M496]=[.H496]); [.H496]*([.I496]-[.N496]); &quot;&quot;)); &quot;&quot;)">
            <text:p/>
          </table:table-cell>
          <table:table-cell table:formula="of:=IF(ISNUMBER([.Q496]); IF([.Q496]&gt;0; &quot;Win&quot;; &quot;Loss&quot;);&quot;&quot;)">
            <text:p/>
          </table:table-cell>
          <table:table-cell table:formula="of:=IF([.O496]=&quot;&quot;; &quot;&quot;; CONCATENATE(DATEDIF([.G496];[.O496];&quot;d&quot;); IF(DATEDIF([.G496];[.O496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96]); &quot;&quot;; IF([.$F496]=&quot;Long&quot;; ([.W496]-[.$I496])*[.$H496]/[.$K496]; ([.$I496]-[.W496])*[.$H496]/[.$K496])-[.$P496]); &quot;&quot;)">
            <text:p/>
          </table:table-cell>
          <table:table-cell table:style-name="Default"/>
          <table:table-cell table:style-name="ce205" table:formula="of:=IFERROR(IF(ISBLANK([.Y496]); &quot;&quot;; IF([.$F496]=&quot;Long&quot;; ([.Y496]-[.$I496])*[.$H496]/[.$K496]; ([.$I496]-[.Y496])*[.$H496]/[.$K496])-[.$P496]); &quot;&quot;)">
            <text:p/>
          </table:table-cell>
          <table:table-cell table:style-name="Default"/>
          <table:table-cell table:style-name="ce205" table:formula="of:=IFERROR(IF(ISBLANK([.AA496]); &quot;&quot;; IF([.$F496]=&quot;Long&quot;; ([.AA496]-[.$I496])*[.$H496]/[.$K496]; ([.$I496]-[.AA496])*[.$H496]/[.$K496])-[.$P496]); &quot;&quot;)">
            <text:p/>
          </table:table-cell>
          <table:table-cell/>
          <table:table-cell table:formula="of:=IF(ISBLANK([.O496]); &quot;&quot;; DAY([.O496]))">
            <text:p/>
          </table:table-cell>
          <table:table-cell table:formula="of:=IF(ISBLANK([.G496]); &quot;&quot;; WEEKDAY([.G496]; 2))">
            <text:p/>
          </table:table-cell>
          <table:table-cell table:formula="of:=IF(ISBLANK([.O496]); &quot;&quot;; WEEKDAY([.O496]; 2))">
            <text:p/>
          </table:table-cell>
          <table:table-cell table:formula="of:=IF(ISBLANK([.O496]); &quot;&quot;; WEEKNUM([.O496]))">
            <text:p/>
          </table:table-cell>
          <table:table-cell table:formula="of:=IF(ISBLANK([.O496]); &quot;&quot;; MONTH([.O496]))">
            <text:p/>
          </table:table-cell>
          <table:table-cell table:formula="of:=IF(OR(ISBLANK([.G496]); ISBLANK([.O496])); &quot;&quot;; IFERROR(DATEDIF([.G496];[.O496];&quot;d&quot;); &quot;&quot;))">
            <text:p/>
          </table:table-cell>
          <table:table-cell table:formula="of:=IFERROR([.AJ495]+[.P496]; &quot;&quot;)">
            <text:p/>
          </table:table-cell>
          <table:table-cell table:formula="of:=IFERROR([.AK495]+[.Q496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97]=&quot;Long&quot;; [.I497]-[Overview.$C$4]/[.H497]; IF([.F497]=&quot;Short&quot;; [.I497]+[Overview.$C$4]/[.H497]; &quot;&quot;)); &quot;&quot;)">
            <text:p/>
          </table:table-cell>
          <table:table-cell table:style-name="ce157" table:formula="of:=IFERROR(ABS([.J497]-[.I497])*[.H497]; &quot;&quot;)">
            <text:p/>
          </table:table-cell>
          <table:table-cell table:formula="of:=IFERROR(IF([.F497]=&quot;Long&quot;; [.I497]+[Overview.$C$4]/[.H497]*[Overview.$C$6]; IF([.F497]=&quot;Short&quot;; [.I497]-[Overview.$C$4]/[.H497]*[Overview.$C$6]; &quot;&quot;)); &quot;&quot;)">
            <text:p/>
          </table:table-cell>
          <table:table-cell table:number-columns-repeated="3"/>
          <table:table-cell table:formula="of:=IFERROR([.Q497]/[.K497]; &quot;&quot;)">
            <text:p/>
          </table:table-cell>
          <table:table-cell table:formula="of:=IFERROR(IF(AND([.F497]=&quot;Long&quot;; [.M497]=[.H497]); [.H497]*([.N497]-[.I497]); IF(AND([.F497]=&quot;Short&quot;; [.M497]=[.H497]); [.H497]*([.I497]-[.N497]); &quot;&quot;)); &quot;&quot;)">
            <text:p/>
          </table:table-cell>
          <table:table-cell table:formula="of:=IF(ISNUMBER([.Q497]); IF([.Q497]&gt;0; &quot;Win&quot;; &quot;Loss&quot;);&quot;&quot;)">
            <text:p/>
          </table:table-cell>
          <table:table-cell table:formula="of:=IF([.O497]=&quot;&quot;; &quot;&quot;; CONCATENATE(DATEDIF([.G497];[.O497];&quot;d&quot;); IF(DATEDIF([.G497];[.O497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97]); &quot;&quot;; IF([.$F497]=&quot;Long&quot;; ([.W497]-[.$I497])*[.$H497]/[.$K497]; ([.$I497]-[.W497])*[.$H497]/[.$K497])-[.$P497]); &quot;&quot;)">
            <text:p/>
          </table:table-cell>
          <table:table-cell table:style-name="Default"/>
          <table:table-cell table:style-name="ce205" table:formula="of:=IFERROR(IF(ISBLANK([.Y497]); &quot;&quot;; IF([.$F497]=&quot;Long&quot;; ([.Y497]-[.$I497])*[.$H497]/[.$K497]; ([.$I497]-[.Y497])*[.$H497]/[.$K497])-[.$P497]); &quot;&quot;)">
            <text:p/>
          </table:table-cell>
          <table:table-cell table:style-name="Default"/>
          <table:table-cell table:style-name="ce205" table:formula="of:=IFERROR(IF(ISBLANK([.AA497]); &quot;&quot;; IF([.$F497]=&quot;Long&quot;; ([.AA497]-[.$I497])*[.$H497]/[.$K497]; ([.$I497]-[.AA497])*[.$H497]/[.$K497])-[.$P497]); &quot;&quot;)">
            <text:p/>
          </table:table-cell>
          <table:table-cell/>
          <table:table-cell table:formula="of:=IF(ISBLANK([.O497]); &quot;&quot;; DAY([.O497]))">
            <text:p/>
          </table:table-cell>
          <table:table-cell table:formula="of:=IF(ISBLANK([.G497]); &quot;&quot;; WEEKDAY([.G497]; 2))">
            <text:p/>
          </table:table-cell>
          <table:table-cell table:formula="of:=IF(ISBLANK([.O497]); &quot;&quot;; WEEKDAY([.O497]; 2))">
            <text:p/>
          </table:table-cell>
          <table:table-cell table:formula="of:=IF(ISBLANK([.O497]); &quot;&quot;; WEEKNUM([.O497]))">
            <text:p/>
          </table:table-cell>
          <table:table-cell table:formula="of:=IF(ISBLANK([.O497]); &quot;&quot;; MONTH([.O497]))">
            <text:p/>
          </table:table-cell>
          <table:table-cell table:formula="of:=IF(OR(ISBLANK([.G497]); ISBLANK([.O497])); &quot;&quot;; IFERROR(DATEDIF([.G497];[.O497];&quot;d&quot;); &quot;&quot;))">
            <text:p/>
          </table:table-cell>
          <table:table-cell table:formula="of:=IFERROR([.AJ496]+[.P497]; &quot;&quot;)">
            <text:p/>
          </table:table-cell>
          <table:table-cell table:formula="of:=IFERROR([.AK496]+[.Q497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98]=&quot;Long&quot;; [.I498]-[Overview.$C$4]/[.H498]; IF([.F498]=&quot;Short&quot;; [.I498]+[Overview.$C$4]/[.H498]; &quot;&quot;)); &quot;&quot;)">
            <text:p/>
          </table:table-cell>
          <table:table-cell table:style-name="ce157" table:formula="of:=IFERROR(ABS([.J498]-[.I498])*[.H498]; &quot;&quot;)">
            <text:p/>
          </table:table-cell>
          <table:table-cell table:formula="of:=IFERROR(IF([.F498]=&quot;Long&quot;; [.I498]+[Overview.$C$4]/[.H498]*[Overview.$C$6]; IF([.F498]=&quot;Short&quot;; [.I498]-[Overview.$C$4]/[.H498]*[Overview.$C$6]; &quot;&quot;)); &quot;&quot;)">
            <text:p/>
          </table:table-cell>
          <table:table-cell table:number-columns-repeated="3"/>
          <table:table-cell table:formula="of:=IFERROR([.Q498]/[.K498]; &quot;&quot;)">
            <text:p/>
          </table:table-cell>
          <table:table-cell table:formula="of:=IFERROR(IF(AND([.F498]=&quot;Long&quot;; [.M498]=[.H498]); [.H498]*([.N498]-[.I498]); IF(AND([.F498]=&quot;Short&quot;; [.M498]=[.H498]); [.H498]*([.I498]-[.N498]); &quot;&quot;)); &quot;&quot;)">
            <text:p/>
          </table:table-cell>
          <table:table-cell table:formula="of:=IF(ISNUMBER([.Q498]); IF([.Q498]&gt;0; &quot;Win&quot;; &quot;Loss&quot;);&quot;&quot;)">
            <text:p/>
          </table:table-cell>
          <table:table-cell table:formula="of:=IF([.O498]=&quot;&quot;; &quot;&quot;; CONCATENATE(DATEDIF([.G498];[.O498];&quot;d&quot;); IF(DATEDIF([.G498];[.O498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98]); &quot;&quot;; IF([.$F498]=&quot;Long&quot;; ([.W498]-[.$I498])*[.$H498]/[.$K498]; ([.$I498]-[.W498])*[.$H498]/[.$K498])-[.$P498]); &quot;&quot;)">
            <text:p/>
          </table:table-cell>
          <table:table-cell table:style-name="Default"/>
          <table:table-cell table:style-name="ce205" table:formula="of:=IFERROR(IF(ISBLANK([.Y498]); &quot;&quot;; IF([.$F498]=&quot;Long&quot;; ([.Y498]-[.$I498])*[.$H498]/[.$K498]; ([.$I498]-[.Y498])*[.$H498]/[.$K498])-[.$P498]); &quot;&quot;)">
            <text:p/>
          </table:table-cell>
          <table:table-cell table:style-name="Default"/>
          <table:table-cell table:style-name="ce205" table:formula="of:=IFERROR(IF(ISBLANK([.AA498]); &quot;&quot;; IF([.$F498]=&quot;Long&quot;; ([.AA498]-[.$I498])*[.$H498]/[.$K498]; ([.$I498]-[.AA498])*[.$H498]/[.$K498])-[.$P498]); &quot;&quot;)">
            <text:p/>
          </table:table-cell>
          <table:table-cell/>
          <table:table-cell table:formula="of:=IF(ISBLANK([.O498]); &quot;&quot;; DAY([.O498]))">
            <text:p/>
          </table:table-cell>
          <table:table-cell table:formula="of:=IF(ISBLANK([.G498]); &quot;&quot;; WEEKDAY([.G498]; 2))">
            <text:p/>
          </table:table-cell>
          <table:table-cell table:formula="of:=IF(ISBLANK([.O498]); &quot;&quot;; WEEKDAY([.O498]; 2))">
            <text:p/>
          </table:table-cell>
          <table:table-cell table:formula="of:=IF(ISBLANK([.O498]); &quot;&quot;; WEEKNUM([.O498]))">
            <text:p/>
          </table:table-cell>
          <table:table-cell table:formula="of:=IF(ISBLANK([.O498]); &quot;&quot;; MONTH([.O498]))">
            <text:p/>
          </table:table-cell>
          <table:table-cell table:formula="of:=IF(OR(ISBLANK([.G498]); ISBLANK([.O498])); &quot;&quot;; IFERROR(DATEDIF([.G498];[.O498];&quot;d&quot;); &quot;&quot;))">
            <text:p/>
          </table:table-cell>
          <table:table-cell table:formula="of:=IFERROR([.AJ497]+[.P498]; &quot;&quot;)">
            <text:p/>
          </table:table-cell>
          <table:table-cell table:formula="of:=IFERROR([.AK497]+[.Q498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499]=&quot;Long&quot;; [.I499]-[Overview.$C$4]/[.H499]; IF([.F499]=&quot;Short&quot;; [.I499]+[Overview.$C$4]/[.H499]; &quot;&quot;)); &quot;&quot;)">
            <text:p/>
          </table:table-cell>
          <table:table-cell table:style-name="ce157" table:formula="of:=IFERROR(ABS([.J499]-[.I499])*[.H499]; &quot;&quot;)">
            <text:p/>
          </table:table-cell>
          <table:table-cell table:formula="of:=IFERROR(IF([.F499]=&quot;Long&quot;; [.I499]+[Overview.$C$4]/[.H499]*[Overview.$C$6]; IF([.F499]=&quot;Short&quot;; [.I499]-[Overview.$C$4]/[.H499]*[Overview.$C$6]; &quot;&quot;)); &quot;&quot;)">
            <text:p/>
          </table:table-cell>
          <table:table-cell table:number-columns-repeated="3"/>
          <table:table-cell table:formula="of:=IFERROR([.Q499]/[.K499]; &quot;&quot;)">
            <text:p/>
          </table:table-cell>
          <table:table-cell table:formula="of:=IFERROR(IF(AND([.F499]=&quot;Long&quot;; [.M499]=[.H499]); [.H499]*([.N499]-[.I499]); IF(AND([.F499]=&quot;Short&quot;; [.M499]=[.H499]); [.H499]*([.I499]-[.N499]); &quot;&quot;)); &quot;&quot;)">
            <text:p/>
          </table:table-cell>
          <table:table-cell table:formula="of:=IF(ISNUMBER([.Q499]); IF([.Q499]&gt;0; &quot;Win&quot;; &quot;Loss&quot;);&quot;&quot;)">
            <text:p/>
          </table:table-cell>
          <table:table-cell table:formula="of:=IF([.O499]=&quot;&quot;; &quot;&quot;; CONCATENATE(DATEDIF([.G499];[.O499];&quot;d&quot;); IF(DATEDIF([.G499];[.O499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499]); &quot;&quot;; IF([.$F499]=&quot;Long&quot;; ([.W499]-[.$I499])*[.$H499]/[.$K499]; ([.$I499]-[.W499])*[.$H499]/[.$K499])-[.$P499]); &quot;&quot;)">
            <text:p/>
          </table:table-cell>
          <table:table-cell table:style-name="Default"/>
          <table:table-cell table:style-name="ce205" table:formula="of:=IFERROR(IF(ISBLANK([.Y499]); &quot;&quot;; IF([.$F499]=&quot;Long&quot;; ([.Y499]-[.$I499])*[.$H499]/[.$K499]; ([.$I499]-[.Y499])*[.$H499]/[.$K499])-[.$P499]); &quot;&quot;)">
            <text:p/>
          </table:table-cell>
          <table:table-cell table:style-name="Default"/>
          <table:table-cell table:style-name="ce205" table:formula="of:=IFERROR(IF(ISBLANK([.AA499]); &quot;&quot;; IF([.$F499]=&quot;Long&quot;; ([.AA499]-[.$I499])*[.$H499]/[.$K499]; ([.$I499]-[.AA499])*[.$H499]/[.$K499])-[.$P499]); &quot;&quot;)">
            <text:p/>
          </table:table-cell>
          <table:table-cell/>
          <table:table-cell table:formula="of:=IF(ISBLANK([.O499]); &quot;&quot;; DAY([.O499]))">
            <text:p/>
          </table:table-cell>
          <table:table-cell table:formula="of:=IF(ISBLANK([.G499]); &quot;&quot;; WEEKDAY([.G499]; 2))">
            <text:p/>
          </table:table-cell>
          <table:table-cell table:formula="of:=IF(ISBLANK([.O499]); &quot;&quot;; WEEKDAY([.O499]; 2))">
            <text:p/>
          </table:table-cell>
          <table:table-cell table:formula="of:=IF(ISBLANK([.O499]); &quot;&quot;; WEEKNUM([.O499]))">
            <text:p/>
          </table:table-cell>
          <table:table-cell table:formula="of:=IF(ISBLANK([.O499]); &quot;&quot;; MONTH([.O499]))">
            <text:p/>
          </table:table-cell>
          <table:table-cell table:formula="of:=IF(OR(ISBLANK([.G499]); ISBLANK([.O499])); &quot;&quot;; IFERROR(DATEDIF([.G499];[.O499];&quot;d&quot;); &quot;&quot;))">
            <text:p/>
          </table:table-cell>
          <table:table-cell table:formula="of:=IFERROR([.AJ498]+[.P499]; &quot;&quot;)">
            <text:p/>
          </table:table-cell>
          <table:table-cell table:formula="of:=IFERROR([.AK498]+[.Q499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500]=&quot;Long&quot;; [.I500]-[Overview.$C$4]/[.H500]; IF([.F500]=&quot;Short&quot;; [.I500]+[Overview.$C$4]/[.H500]; &quot;&quot;)); &quot;&quot;)">
            <text:p/>
          </table:table-cell>
          <table:table-cell table:style-name="ce157" table:formula="of:=IFERROR(ABS([.J500]-[.I500])*[.H500]; &quot;&quot;)">
            <text:p/>
          </table:table-cell>
          <table:table-cell table:formula="of:=IFERROR(IF([.F500]=&quot;Long&quot;; [.I500]+[Overview.$C$4]/[.H500]*[Overview.$C$6]; IF([.F500]=&quot;Short&quot;; [.I500]-[Overview.$C$4]/[.H500]*[Overview.$C$6]; &quot;&quot;)); &quot;&quot;)">
            <text:p/>
          </table:table-cell>
          <table:table-cell table:number-columns-repeated="3"/>
          <table:table-cell table:formula="of:=IFERROR([.Q500]/[.K500]; &quot;&quot;)">
            <text:p/>
          </table:table-cell>
          <table:table-cell table:formula="of:=IFERROR(IF(AND([.F500]=&quot;Long&quot;; [.M500]=[.H500]); [.H500]*([.N500]-[.I500]); IF(AND([.F500]=&quot;Short&quot;; [.M500]=[.H500]); [.H500]*([.I500]-[.N500]); &quot;&quot;)); &quot;&quot;)">
            <text:p/>
          </table:table-cell>
          <table:table-cell table:formula="of:=IF(ISNUMBER([.Q500]); IF([.Q500]&gt;0; &quot;Win&quot;; &quot;Loss&quot;);&quot;&quot;)">
            <text:p/>
          </table:table-cell>
          <table:table-cell table:formula="of:=IF([.O500]=&quot;&quot;; &quot;&quot;; CONCATENATE(DATEDIF([.G500];[.O500];&quot;d&quot;); IF(DATEDIF([.G500];[.O500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500]); &quot;&quot;; IF([.$F500]=&quot;Long&quot;; ([.W500]-[.$I500])*[.$H500]/[.$K500]; ([.$I500]-[.W500])*[.$H500]/[.$K500])-[.$P500]); &quot;&quot;)">
            <text:p/>
          </table:table-cell>
          <table:table-cell table:style-name="Default"/>
          <table:table-cell table:style-name="ce205" table:formula="of:=IFERROR(IF(ISBLANK([.Y500]); &quot;&quot;; IF([.$F500]=&quot;Long&quot;; ([.Y500]-[.$I500])*[.$H500]/[.$K500]; ([.$I500]-[.Y500])*[.$H500]/[.$K500])-[.$P500]); &quot;&quot;)">
            <text:p/>
          </table:table-cell>
          <table:table-cell table:style-name="Default"/>
          <table:table-cell table:style-name="ce205" table:formula="of:=IFERROR(IF(ISBLANK([.AA500]); &quot;&quot;; IF([.$F500]=&quot;Long&quot;; ([.AA500]-[.$I500])*[.$H500]/[.$K500]; ([.$I500]-[.AA500])*[.$H500]/[.$K500])-[.$P500]); &quot;&quot;)">
            <text:p/>
          </table:table-cell>
          <table:table-cell/>
          <table:table-cell table:formula="of:=IF(ISBLANK([.O500]); &quot;&quot;; DAY([.O500]))">
            <text:p/>
          </table:table-cell>
          <table:table-cell table:formula="of:=IF(ISBLANK([.G500]); &quot;&quot;; WEEKDAY([.G500]; 2))">
            <text:p/>
          </table:table-cell>
          <table:table-cell table:formula="of:=IF(ISBLANK([.O500]); &quot;&quot;; WEEKDAY([.O500]; 2))">
            <text:p/>
          </table:table-cell>
          <table:table-cell table:formula="of:=IF(ISBLANK([.O500]); &quot;&quot;; WEEKNUM([.O500]))">
            <text:p/>
          </table:table-cell>
          <table:table-cell table:formula="of:=IF(ISBLANK([.O500]); &quot;&quot;; MONTH([.O500]))">
            <text:p/>
          </table:table-cell>
          <table:table-cell table:formula="of:=IF(OR(ISBLANK([.G500]); ISBLANK([.O500])); &quot;&quot;; IFERROR(DATEDIF([.G500];[.O500];&quot;d&quot;); &quot;&quot;))">
            <text:p/>
          </table:table-cell>
          <table:table-cell table:formula="of:=IFERROR([.AJ499]+[.P500]; &quot;&quot;)">
            <text:p/>
          </table:table-cell>
          <table:table-cell table:formula="of:=IFERROR([.AK499]+[.Q500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501]=&quot;Long&quot;; [.I501]-[Overview.$C$4]/[.H501]; IF([.F501]=&quot;Short&quot;; [.I501]+[Overview.$C$4]/[.H501]; &quot;&quot;)); &quot;&quot;)">
            <text:p/>
          </table:table-cell>
          <table:table-cell table:style-name="ce157" table:formula="of:=IFERROR(ABS([.J501]-[.I501])*[.H501]; &quot;&quot;)">
            <text:p/>
          </table:table-cell>
          <table:table-cell table:formula="of:=IFERROR(IF([.F501]=&quot;Long&quot;; [.I501]+[Overview.$C$4]/[.H501]*[Overview.$C$6]; IF([.F501]=&quot;Short&quot;; [.I501]-[Overview.$C$4]/[.H501]*[Overview.$C$6]; &quot;&quot;)); &quot;&quot;)">
            <text:p/>
          </table:table-cell>
          <table:table-cell table:number-columns-repeated="3"/>
          <table:table-cell table:formula="of:=IFERROR([.Q501]/[.K501]; &quot;&quot;)">
            <text:p/>
          </table:table-cell>
          <table:table-cell table:formula="of:=IFERROR(IF(AND([.F501]=&quot;Long&quot;; [.M501]=[.H501]); [.H501]*([.N501]-[.I501]); IF(AND([.F501]=&quot;Short&quot;; [.M501]=[.H501]); [.H501]*([.I501]-[.N501]); &quot;&quot;)); &quot;&quot;)">
            <text:p/>
          </table:table-cell>
          <table:table-cell table:formula="of:=IF(ISNUMBER([.Q501]); IF([.Q501]&gt;0; &quot;Win&quot;; &quot;Loss&quot;);&quot;&quot;)">
            <text:p/>
          </table:table-cell>
          <table:table-cell table:formula="of:=IF([.O501]=&quot;&quot;; &quot;&quot;; CONCATENATE(DATEDIF([.G501];[.O501];&quot;d&quot;); IF(DATEDIF([.G501];[.O501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501]); &quot;&quot;; IF([.$F501]=&quot;Long&quot;; ([.W501]-[.$I501])*[.$H501]/[.$K501]; ([.$I501]-[.W501])*[.$H501]/[.$K501])-[.$P501]); &quot;&quot;)">
            <text:p/>
          </table:table-cell>
          <table:table-cell table:style-name="Default"/>
          <table:table-cell table:style-name="ce205" table:formula="of:=IFERROR(IF(ISBLANK([.Y501]); &quot;&quot;; IF([.$F501]=&quot;Long&quot;; ([.Y501]-[.$I501])*[.$H501]/[.$K501]; ([.$I501]-[.Y501])*[.$H501]/[.$K501])-[.$P501]); &quot;&quot;)">
            <text:p/>
          </table:table-cell>
          <table:table-cell table:style-name="Default"/>
          <table:table-cell table:style-name="ce205" table:formula="of:=IFERROR(IF(ISBLANK([.AA501]); &quot;&quot;; IF([.$F501]=&quot;Long&quot;; ([.AA501]-[.$I501])*[.$H501]/[.$K501]; ([.$I501]-[.AA501])*[.$H501]/[.$K501])-[.$P501]); &quot;&quot;)">
            <text:p/>
          </table:table-cell>
          <table:table-cell/>
          <table:table-cell table:formula="of:=IF(ISBLANK([.O501]); &quot;&quot;; DAY([.O501]))">
            <text:p/>
          </table:table-cell>
          <table:table-cell table:formula="of:=IF(ISBLANK([.G501]); &quot;&quot;; WEEKDAY([.G501]; 2))">
            <text:p/>
          </table:table-cell>
          <table:table-cell table:formula="of:=IF(ISBLANK([.O501]); &quot;&quot;; WEEKDAY([.O501]; 2))">
            <text:p/>
          </table:table-cell>
          <table:table-cell table:formula="of:=IF(ISBLANK([.O501]); &quot;&quot;; WEEKNUM([.O501]))">
            <text:p/>
          </table:table-cell>
          <table:table-cell table:formula="of:=IF(ISBLANK([.O501]); &quot;&quot;; MONTH([.O501]))">
            <text:p/>
          </table:table-cell>
          <table:table-cell table:formula="of:=IF(OR(ISBLANK([.G501]); ISBLANK([.O501])); &quot;&quot;; IFERROR(DATEDIF([.G501];[.O501];&quot;d&quot;); &quot;&quot;))">
            <text:p/>
          </table:table-cell>
          <table:table-cell table:formula="of:=IFERROR([.AJ500]+[.P501]; &quot;&quot;)">
            <text:p/>
          </table:table-cell>
          <table:table-cell table:formula="of:=IFERROR([.AK500]+[.Q501]; &quot;&quot;)">
            <text:p/>
          </table:table-cell>
          <table:table-cell table:number-columns-repeated="27"/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[.F502]=&quot;Long&quot;; [.I502]-[Overview.$C$4]/[.H502]; IF([.F502]=&quot;Short&quot;; [.I502]+[Overview.$C$4]/[.H502]; &quot;&quot;)); &quot;&quot;)">
            <text:p/>
          </table:table-cell>
          <table:table-cell table:style-name="ce157" table:formula="of:=IFERROR(ABS([.J502]-[.I502])*[.H502]; &quot;&quot;)">
            <text:p/>
          </table:table-cell>
          <table:table-cell table:formula="of:=IFERROR(IF([.F502]=&quot;Long&quot;; [.I502]+[Overview.$C$4]/[.H502]*[Overview.$C$6]; IF([.F502]=&quot;Short&quot;; [.I502]-[Overview.$C$4]/[.H502]*[Overview.$C$6]; &quot;&quot;)); &quot;&quot;)">
            <text:p/>
          </table:table-cell>
          <table:table-cell table:number-columns-repeated="3"/>
          <table:table-cell table:formula="of:=IFERROR([.Q502]/[.K502]; &quot;&quot;)">
            <text:p/>
          </table:table-cell>
          <table:table-cell table:formula="of:=IFERROR(IF(AND([.F502]=&quot;Long&quot;; [.M502]=[.H502]); [.H502]*([.N502]-[.I502]); IF(AND([.F502]=&quot;Short&quot;; [.M502]=[.H502]); [.H502]*([.I502]-[.N502]); &quot;&quot;)); &quot;&quot;)">
            <text:p/>
          </table:table-cell>
          <table:table-cell table:formula="of:=IF(ISNUMBER([.Q502]); IF([.Q502]&gt;0; &quot;Win&quot;; &quot;Loss&quot;);&quot;&quot;)">
            <text:p/>
          </table:table-cell>
          <table:table-cell table:formula="of:=IF([.O502]=&quot;&quot;; &quot;&quot;; CONCATENATE(DATEDIF([.G502];[.O502];&quot;d&quot;); IF(DATEDIF([.G502];[.O502];&quot;d&quot;)&gt;1; &quot; Days&quot;; &quot; Day&quot;)))">
            <text:p/>
          </table:table-cell>
          <table:table-cell table:content-validation-name="val5"/>
          <table:table-cell table:number-columns-repeated="2"/>
          <table:table-cell table:style-name="ce196"/>
          <table:table-cell table:style-name="ce205" table:formula="of:=IFERROR(IF(ISBLANK([.W502]); &quot;&quot;; IF([.$F502]=&quot;Long&quot;; ([.W502]-[.$I502])*[.$H502]/[.$K502]; ([.$I502]-[.W502])*[.$H502]/[.$K502])-[.$P502]); &quot;&quot;)">
            <text:p/>
          </table:table-cell>
          <table:table-cell table:style-name="Default"/>
          <table:table-cell table:style-name="ce205" table:formula="of:=IFERROR(IF(ISBLANK([.Y502]); &quot;&quot;; IF([.$F502]=&quot;Long&quot;; ([.Y502]-[.$I502])*[.$H502]/[.$K502]; ([.$I502]-[.Y502])*[.$H502]/[.$K502])-[.$P502]); &quot;&quot;)">
            <text:p/>
          </table:table-cell>
          <table:table-cell table:style-name="Default"/>
          <table:table-cell table:style-name="ce205" table:formula="of:=IFERROR(IF(ISBLANK([.AA502]); &quot;&quot;; IF([.$F502]=&quot;Long&quot;; ([.AA502]-[.$I502])*[.$H502]/[.$K502]; ([.$I502]-[.AA502])*[.$H502]/[.$K502])-[.$P502]); &quot;&quot;)">
            <text:p/>
          </table:table-cell>
          <table:table-cell/>
          <table:table-cell table:formula="of:=IF(ISBLANK([.O502]); &quot;&quot;; DAY([.O502]))">
            <text:p/>
          </table:table-cell>
          <table:table-cell table:formula="of:=IF(ISBLANK([.G502]); &quot;&quot;; WEEKDAY([.G502]; 2))">
            <text:p/>
          </table:table-cell>
          <table:table-cell table:formula="of:=IF(ISBLANK([.O502]); &quot;&quot;; WEEKDAY([.O502]; 2))">
            <text:p/>
          </table:table-cell>
          <table:table-cell table:formula="of:=IF(ISBLANK([.O502]); &quot;&quot;; WEEKNUM([.O502]))">
            <text:p/>
          </table:table-cell>
          <table:table-cell table:formula="of:=IF(ISBLANK([.O502]); &quot;&quot;; MONTH([.O502]))">
            <text:p/>
          </table:table-cell>
          <table:table-cell table:formula="of:=IF(OR(ISBLANK([.G502]); ISBLANK([.O502])); &quot;&quot;; IFERROR(DATEDIF([.G502];[.O502];&quot;d&quot;); &quot;&quot;))">
            <text:p/>
          </table:table-cell>
          <table:table-cell table:formula="of:=IFERROR([.AJ501]+[.P502]; &quot;&quot;)">
            <text:p/>
          </table:table-cell>
          <table:table-cell table:formula="of:=IFERROR([.AK501]+[.Q502]; &quot;&quot;)">
            <text:p/>
          </table:table-cell>
          <table:table-cell table:number-columns-repeated="27"/>
        </table:table-row>
        <table:table-row table:style-name="ro1">
          <table:table-cell table:style-name="ce83"/>
          <table:table-cell table:style-name="ce91"/>
          <table:table-cell table:style-name="ce91" table:content-validation-name="val1"/>
          <table:table-cell table:style-name="ce91" table:content-validation-name="val2"/>
          <table:table-cell table:style-name="ce91" table:content-validation-name="val3"/>
          <table:table-cell table:style-name="ce98" table:content-validation-name="val4"/>
          <table:table-cell table:style-name="ce104"/>
          <table:table-cell table:style-name="ce125"/>
          <table:table-cell table:style-name="ce121"/>
          <table:table-cell/>
          <table:table-cell table:style-name="ce158"/>
          <table:table-cell/>
          <table:table-cell table:style-name="ce125"/>
          <table:table-cell table:style-name="ce121"/>
          <table:table-cell table:style-name="ce194" table:number-columns-repeated="5"/>
          <table:table-cell table:style-name="ce191" table:content-validation-name="val5"/>
          <table:table-cell table:style-name="ce91"/>
          <table:table-cell table:style-name="ce128"/>
          <table:table-cell table:style-name="ce198"/>
          <table:table-cell table:style-name="ce128"/>
          <table:table-cell table:style-name="ce210" table:number-columns-repeated="4"/>
          <table:table-cell table:style-name="ce164" table:number-columns-repeated="36"/>
        </table:table-row>
        <table:table-row table:style-name="ro1" table:number-rows-repeated="1048072"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3"/>
          <table:table-cell table:content-validation-name="val5"/>
          <table:table-cell table:number-columns-repeated="44"/>
        </table:table-row>
        <table:table-row table:style-name="ro1"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3"/>
          <table:table-cell table:content-validation-name="val5"/>
          <table:table-cell table:number-columns-repeated="44"/>
        </table:table-row>
        <calcext:conditional-formats>
          <calcext:conditional-format calcext:target-range-address="Log.K2:Log.K503">
            <calcext:condition calcext:apply-style-name="Warning" calcext:value="not-between([$Misc.$K$3],[$Misc.$K$4])" calcext:base-cell-address="Log.K2"/>
          </calcext:conditional-format>
        </calcext:conditional-formats>
      </table:table>
      <table:named-expressions>
        <table:named-range table:name="FRIDAY" table:base-cell-address="$Misc.$H$6" table:cell-range-address="$Misc.$H$6"/>
        <table:named-range table:name="MONDAY" table:base-cell-address="$Misc.$H$2" table:cell-range-address="$Misc.$H$2"/>
        <table:named-range table:name="SATURDAY" table:base-cell-address="$Misc.$H$7" table:cell-range-address="$Misc.$H$7"/>
        <table:named-range table:name="SUNDAY" table:base-cell-address="$Misc.$H$8" table:cell-range-address="$Misc.$H$8"/>
        <table:named-range table:name="THURSDAY" table:base-cell-address="$Misc.$H$5" table:cell-range-address="$Misc.$H$5"/>
        <table:named-range table:name="TUESDAY" table:base-cell-address="$Misc.$H$3" table:cell-range-address="$Misc.$H$3"/>
        <table:named-range table:name="WEDNESDAY" table:base-cell-address="$Misc.$H$4" table:cell-range-address="$Misc.$H$4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loext:min-decimal-places="0" number:min-integer-digits="1" number:grouping="true"/>
      <number:text> </number:text>
    </number:number-style>
    <number:number-style style:name="N12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number:number-style style:name="N137">
      <number:number number:decimal-places="0" loext:min-decimal-places="0" number:min-integer-digits="1" number:grouping="true"/>
      <number:text>:1</number:text>
    </number:number-style>
    <number:date-style style:name="N138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40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40P0"/>
    </number:currency-style>
    <number:currency-style style:name="N14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42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42P0"/>
    </number:currency-style>
    <number:currency-style style:name="N14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4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43P0"/>
    </number:currency-style>
    <number:currency-style style:name="N14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4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44P0"/>
    </number:currency-style>
    <number:currency-style style:name="N146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46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46P0"/>
    </number:currency-style>
    <number:currency-style style:name="N14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8P0"/>
    </number:currency-style>
    <number:currency-style style:name="N150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5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50P0"/>
    </number:currency-style>
    <number:percentage-style style:name="N151">
      <number:number number:decimal-places="1" loext:min-decimal-places="1" number:min-integer-digits="1"/>
      <number:text>%</number:text>
    </number:percentage-style>
    <number:number-style style:name="N152">
      <number:number number:decimal-places="1" loext:min-decimal-places="1" number:min-integer-digits="1"/>
    </number:number-style>
    <number:number-style style:name="N153">
      <number:number number:decimal-places="3" loext:min-decimal-places="3" number:min-integer-digits="1"/>
    </number:number-style>
    <number:number-style style:name="N154">
      <number:number number:decimal-places="3" loext:min-decimal-places="3" number:min-integer-digits="1" number:grouping="true"/>
    </number:number-style>
    <number:number-style style:name="N155">
      <number:number number:decimal-places="5" loext:min-decimal-places="5" number:min-integer-digits="1"/>
    </number:number-style>
    <number:number-style style:name="N156">
      <number:number number:decimal-places="4" loext:min-decimal-places="4" number:min-integer-digits="1"/>
    </number:number-style>
    <number:number-style style:name="N157">
      <number:number number:decimal-places="1" loext:min-decimal-places="1" number:min-integer-digits="1" number:grouping="true"/>
    </number:number-style>
    <number:number-style style:name="N160P0" style:volatile="true">
      <number:text>+</number:text>
      <number:number number:decimal-places="2" loext:min-decimal-places="2" number:min-integer-digits="1"/>
    </number:number-style>
    <number:number-style style:name="N160P1" style:volatile="true">
      <number:text>-</number:text>
      <number:number number:decimal-places="2" loext:min-decimal-places="2" number:min-integer-digits="1"/>
    </number:number-style>
    <number:number-style style:name="N160" number:title="User-defined">
      <number:number number:decimal-places="0" loext:min-decimal-places="0" number:min-integer-digits="1"/>
      <style:map style:condition="value()&gt;0" style:apply-style-name="N160P0"/>
      <style:map style:condition="value()&lt;0" style:apply-style-name="N160P1"/>
    </number:number-style>
    <number:number-style style:name="N163P0" style:volatile="true">
      <number:text>+</number:text>
      <number:number number:decimal-places="2" loext:min-decimal-places="2" number:min-integer-digits="1"/>
      <number:text> R</number:text>
    </number:number-style>
    <number:number-style style:name="N163P1" style:volatile="true">
      <number:text>-</number:text>
      <number:number number:decimal-places="2" loext:min-decimal-places="2" number:min-integer-digits="1"/>
      <number:text> R</number:text>
    </number:number-style>
    <number:number-style style:name="N163">
      <number:number number:decimal-places="0" loext:min-decimal-places="0" number:min-integer-digits="1"/>
      <style:map style:condition="value()&gt;0" style:apply-style-name="N163P0"/>
      <style:map style:condition="value()&lt;0" style:apply-style-name="N163P1"/>
    </number:number-style>
    <number:number-style style:name="N164">
      <number:number number:decimal-places="2" loext:min-decimal-places="2" number:min-integer-digits="1" number:grouping="true"/>
      <number:text> Days</number:text>
    </number:number-style>
    <number:number-style style:name="N165">
      <number:number number:decimal-places="2" loext:min-decimal-places="2" number:min-integer-digits="1" number:grouping="true"/>
      <number:text> $/d</number:text>
    </number:number-style>
    <number:date-style style:name="N1010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0109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109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109P0"/>
    </number:currency-style>
    <number:currency-style style:name="N10111P0" style:volatile="true" number:language="fr" number:country="FR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11" number:language="fr" number:country="FR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20112P0" style:volatile="true" number:language="en" number:country="GB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20112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20112P0"/>
    </number:currency-style>
    <number:currency-style style:name="N20114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20114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20114P0"/>
    </number:currency-style>
    <number:currency-style style:name="N20116P0" style:volatile="true" number:language="en" number:country="GB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20116" number:language="en" number:country="GB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20116P0"/>
    </number:currency-style>
    <number:date-style style:name="N30107" number:language="fr" number:country="B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30108" number:language="fr" number:country="BE" number:title="User-defined">
      <number:day/>
      <number:text>/</number:text>
      <number:month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/00/0000</text:date>, <text:time style:data-style-name="N2" text:time-value="17:10:45.9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codeartha </meta:initial-creator>
    <meta:creation-date>2019-06-12T16:30:35.024638310</meta:creation-date>
    <dc:date>2022-01-26T17:14:01.376000000</dc:date>
    <meta:editing-duration>PT15H31M11S</meta:editing-duration>
    <meta:editing-cycles>97</meta:editing-cycles>
    <meta:generator>LibreOffice/6.3.3.2$Windows_x86 LibreOffice_project/a64200df03143b798afd1ec74a12ab50359878ed</meta:generator>
    <meta:document-statistic meta:table-count="3" meta:cell-count="9758" meta:object-count="2"/>
  </office:meta>
</office:document-meta>
</file>